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85000001A5C85ECDF65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008in solid #000000" fo:border-left="none" fo:border-right="none" fo:border-top="none" style:vertical-align="to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top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7"/>
    <style:style style:name="ce10" style:family="table-cell" style:parent-style-name="Default">
      <style:table-cell-properties style:vertical-align="top"/>
    </style:style>
    <style:style style:name="ce11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alExampleSeconds" table:style-name="ta1" table:print="false">
        <table:table-column table:style-name="co1" table:default-cell-style-name="Default"/>
        <table:table-column table:style-name="co1" table:number-columns-repeated="4" table:default-cell-style-name="ce4"/>
        <table:table-column table:style-name="co1" table:number-columns-repeated="1019" table:default-cell-style-name="Default"/>
        <table:table-row table:style-name="ro1">
          <table:table-cell table:number-columns-repeated="5"/>
          <table:table-cell>
            <draw:frame table:end-cell-address="RealExampleSeconds.J16" table:end-x="0.6709in" table:end-y="0.0626in" draw:z-index="0" draw:name="Graphics 1" draw:style-name="gr1" draw:text-style-name="P1" svg:width="4.0626in" svg:height="2.6563in" svg:x="0.1646in" svg:y="0.0732in">
              <draw:image xlink:href="Pictures/200000070000285000001A5C85ECDF65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Fixed Params: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5" office:value-type="string">
            <text:p>Gravity:</text:p>
          </table:table-cell>
          <table:table-cell table:style-name="ce2" office:value-type="float" office:value="9.8">
            <text:p>9.8</text:p>
          </table:table-cell>
          <table:table-cell table:style-name="ce2" table:number-columns-repeated="9"/>
          <table:table-cell table:style-name="ce2">
            <draw:frame table:end-cell-address="RealExampleSeconds.T42" table:end-x="0.1315in" table:end-y="0.1709in" draw:z-index="1" draw:style-name="gr2" svg:width="6.2996in" svg:height="7.1016in" svg:x="0.0551in" svg:y="0.0839in">
              <draw:object draw:notify-on-update-of-ranges="RealExampleSeconds.B19:RealExampleSeconds.B23 RealExampleSeconds.C19:RealExampleSeconds.C23 RealExampleSeconds.B19:RealExampleSeconds.B23 RealExampleSeconds.D19:RealExampleSeconds.D23 RealExampleSeconds.B19:RealExampleSeconds.B23 RealExampleSeconds.E19:RealExampleSeconds.E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>
            <text:p>X0: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5" office:value-type="string">
            <text:p>V0: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5"/>
          <table:table-cell table:style-name="ce2" table:number-columns-repeated="1022"/>
        </table:table-row>
        <table:table-row table:style-name="ro1" table:number-rows-repeated="10">
          <table:table-cell table:style-name="ce2" table:number-columns-repeated="1024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6" office:value-type="string">
            <text:p>(s)</text:p>
          </table:table-cell>
          <table:table-cell table:style-name="ce6" office:value-type="string">
            <text:p>(m)</text:p>
          </table:table-cell>
          <table:table-cell table:style-name="ce6" office:value-type="string">
            <text:p>(m/s)</text:p>
          </table:table-cell>
          <table:table-cell table:style-name="ce6" office:value-type="string">
            <text:p>(m/s^2)</text:p>
          </table:table-cell>
          <table:table-cell table:style-name="ce3" table:number-columns-repeated="5"/>
          <table:table-cell table:style-name="ce10"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$C$4]" office:value-type="float" office:value="0">
            <text:p>0</text:p>
          </table:table-cell>
          <table:table-cell table:formula="of:=[.$C$5]" office:value-type="float" office:value="0">
            <text:p>0</text:p>
          </table:table-cell>
          <table:table-cell table:style-name="ce8"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9]+[.D20]*([.B20]-[.B19])+0.5*[.E20]*([.B20]-[.B19])^2" office:value-type="float" office:value="14.7">
            <text:p>14.7</text:p>
          </table:table-cell>
          <table:table-cell table:formula="of:=[.D19]+[.E19]*([.B20]-[.B19])" office:value-type="float" office:value="9.8">
            <text:p>9.8</text:p>
          </table:table-cell>
          <table:table-cell table:style-name="ce8"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20]+[.D21]*([.B21]-[.B20])+0.5*[.E21]*([.B21]-[.B20])^2" office:value-type="float" office:value="39.2">
            <text:p>39.2</text:p>
          </table:table-cell>
          <table:table-cell table:formula="of:=[.D20]+[.E20]*([.B21]-[.B20])" office:value-type="float" office:value="19.6">
            <text:p>19.6</text:p>
          </table:table-cell>
          <table:table-cell table:style-name="ce8"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21]+[.D22]*([.B22]-[.B21])+0.5*[.E22]*([.B22]-[.B21])^2" office:value-type="float" office:value="73.5">
            <text:p>73.5</text:p>
          </table:table-cell>
          <table:table-cell table:formula="of:=[.D21]+[.E21]*([.B22]-[.B21])" office:value-type="float" office:value="29.4">
            <text:p>29.4</text:p>
          </table:table-cell>
          <table:table-cell table:style-name="ce8"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22]+[.D23]*([.B23]-[.B22])+0.5*[.E23]*([.B23]-[.B22])^2" office:value-type="float" office:value="117.6">
            <text:p>117.6</text:p>
          </table:table-cell>
          <table:table-cell table:formula="of:=[.D22]+[.E22]*([.B23]-[.B22])" office:value-type="float" office:value="39.2">
            <text:p>39.2</text:p>
          </table:table-cell>
          <table:table-cell table:style-name="ce8" office:value-type="float" office:value="9.8">
            <text:p>9.8</text:p>
          </table:table-cell>
          <table:table-cell table:number-columns-repeated="2"/>
          <table:table-cell table:style-name="ce9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lExampleMilliseconds" table:style-name="ta1" table:print="false">
        <table:table-column table:style-name="co1" table:default-cell-style-name="Default"/>
        <table:table-column table:style-name="co1" table:number-columns-repeated="4" table:default-cell-style-name="ce4"/>
        <table:table-column table:style-name="co1" table:number-columns-repeated="1019" table:default-cell-style-name="Default"/>
        <table:table-row table:style-name="ro1">
          <table:table-cell table:number-columns-repeated="5"/>
          <table:table-cell>
            <draw:frame table:end-cell-address="RealExampleMilliseconds.J16" table:end-x="0.6709in" table:end-y="0.0626in" draw:z-index="0" draw:name="Graphics 1" draw:style-name="gr1" draw:text-style-name="P1" svg:width="4.0626in" svg:height="2.6563in" svg:x="0.1646in" svg:y="0.0732in">
              <draw:image xlink:href="Pictures/200000070000285000001A5C85ECDF65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Fixed Params: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5" office:value-type="string">
            <text:p>Gravity:</text:p>
          </table:table-cell>
          <table:table-cell table:style-name="ce2" office:value-type="float" office:value="9.8">
            <text:p>9.8</text:p>
          </table:table-cell>
          <table:table-cell table:style-name="ce2" table:number-columns-repeated="9"/>
          <table:table-cell table:style-name="ce2">
            <draw:frame table:end-cell-address="RealExampleMilliseconds.T42" table:end-x="0.1315in" table:end-y="0.1709in" draw:z-index="1" draw:style-name="gr2" svg:width="6.2996in" svg:height="7.1016in" svg:x="0.0551in" svg:y="0.0839in">
              <draw:object draw:notify-on-update-of-ranges="RealExampleMilliseconds.B19:RealExampleMilliseconds.B1047 RealExampleMilliseconds.C19:RealExampleMilliseconds.C1047 RealExampleMilliseconds.B19:RealExampleMilliseconds.B1047 RealExampleMilliseconds.D19:RealExampleMilliseconds.D1047 RealExampleMilliseconds.B19:RealExampleMilliseconds.B1047 RealExampleMilliseconds.E19:RealExampleMilliseconds.E10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>
            <text:p>X0: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5" office:value-type="string">
            <text:p>V0: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5"/>
          <table:table-cell table:style-name="ce2" table:number-columns-repeated="1022"/>
        </table:table-row>
        <table:table-row table:style-name="ro1" table:number-rows-repeated="7">
          <table:table-cell table:style-name="ce2" table:number-columns-repeated="1024"/>
        </table:table-row>
        <table:table-row table:style-name="ro1">
          <table:table-cell table:style-name="ce2"/>
          <table:table-cell table:style-name="ce5" office:value-type="string">
            <text:p>d\:</text:p>
          </table:table-cell>
          <table:table-cell table:style-name="ce12" office:value-type="float" office:value="0.004">
            <text:p>4.00E-003</text:p>
          </table:table-cell>
          <table:table-cell table:style-name="ce2" table:number-columns-repeated="1021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6" office:value-type="string">
            <text:p>(s)</text:p>
          </table:table-cell>
          <table:table-cell table:style-name="ce6" office:value-type="string">
            <text:p>(m)</text:p>
          </table:table-cell>
          <table:table-cell table:style-name="ce6" office:value-type="string">
            <text:p>(m/s)</text:p>
          </table:table-cell>
          <table:table-cell table:style-name="ce6" office:value-type="string">
            <text:p>(m/s^2)</text:p>
          </table:table-cell>
          <table:table-cell table:style-name="ce3" table:number-columns-repeated="5"/>
          <table:table-cell table:style-name="ce10" table:number-columns-repeated="1014"/>
        </table:table-row>
        <table:table-row table:style-name="ro1">
          <table:table-cell/>
          <table:table-cell table:style-name="ce11" office:value-type="float" office:value="0">
            <text:p>0.00E+000</text:p>
          </table:table-cell>
          <table:table-cell table:formula="of:=[.$C$4]" office:value-type="float" office:value="0">
            <text:p>0</text:p>
          </table:table-cell>
          <table:table-cell table:formula="of:=[.$C$5]" office:value-type="float" office:value="0">
            <text:p>0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]+[.$C$14]" office:value-type="float" office:value="0.004">
            <text:p>4.00E-003</text:p>
          </table:table-cell>
          <table:table-cell table:formula="of:=[.C19]+[.D20]*([.B20]-[.B19])+0.5*[.E20]*([.B20]-[.B19])^2" office:value-type="float" office:value="0.0002352">
            <text:p>0</text:p>
          </table:table-cell>
          <table:table-cell table:formula="of:=[.D19]+[.E19]*([.B20]-[.B19])" office:value-type="float" office:value="0.0392">
            <text:p>0.0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]+[.$C$14]" office:value-type="float" office:value="0.008">
            <text:p>8.00E-003</text:p>
          </table:table-cell>
          <table:table-cell table:formula="of:=[.C20]+[.D21]*([.B21]-[.B20])+0.5*[.E21]*([.B21]-[.B20])^2" office:value-type="float" office:value="0.0006272">
            <text:p>0</text:p>
          </table:table-cell>
          <table:table-cell table:formula="of:=[.D20]+[.E20]*([.B21]-[.B20])" office:value-type="float" office:value="0.0784">
            <text:p>0.0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]+[.$C$14]" office:value-type="float" office:value="0.012">
            <text:p>1.20E-002</text:p>
          </table:table-cell>
          <table:table-cell table:formula="of:=[.C21]+[.D22]*([.B22]-[.B21])+0.5*[.E22]*([.B22]-[.B21])^2" office:value-type="float" office:value="0.001176">
            <text:p>0</text:p>
          </table:table-cell>
          <table:table-cell table:formula="of:=[.D21]+[.E21]*([.B22]-[.B21])" office:value-type="float" office:value="0.1176">
            <text:p>0.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]+[.$C$14]" office:value-type="float" office:value="0.016">
            <text:p>1.60E-002</text:p>
          </table:table-cell>
          <table:table-cell table:formula="of:=[.C22]+[.D23]*([.B23]-[.B22])+0.5*[.E23]*([.B23]-[.B22])^2" office:value-type="float" office:value="0.0018816">
            <text:p>0</text:p>
          </table:table-cell>
          <table:table-cell table:formula="of:=[.D22]+[.E22]*([.B23]-[.B22])" office:value-type="float" office:value="0.1568">
            <text:p>0.1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]+[.$C$14]" office:value-type="float" office:value="0.02">
            <text:p>2.00E-002</text:p>
          </table:table-cell>
          <table:table-cell table:formula="of:=[.C23]+[.D24]*([.B24]-[.B23])+0.5*[.E24]*([.B24]-[.B23])^2" office:value-type="float" office:value="0.002744">
            <text:p>0</text:p>
          </table:table-cell>
          <table:table-cell table:formula="of:=[.D23]+[.E23]*([.B24]-[.B23])" office:value-type="float" office:value="0.196">
            <text:p>0.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]+[.$C$14]" office:value-type="float" office:value="0.024">
            <text:p>2.40E-002</text:p>
          </table:table-cell>
          <table:table-cell table:formula="of:=[.C24]+[.D25]*([.B25]-[.B24])+0.5*[.E25]*([.B25]-[.B24])^2" office:value-type="float" office:value="0.0037632">
            <text:p>0</text:p>
          </table:table-cell>
          <table:table-cell table:formula="of:=[.D24]+[.E24]*([.B25]-[.B24])" office:value-type="float" office:value="0.2352">
            <text:p>0.2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]+[.$C$14]" office:value-type="float" office:value="0.028">
            <text:p>2.80E-002</text:p>
          </table:table-cell>
          <table:table-cell table:formula="of:=[.C25]+[.D26]*([.B26]-[.B25])+0.5*[.E26]*([.B26]-[.B25])^2" office:value-type="float" office:value="0.0049392">
            <text:p>0</text:p>
          </table:table-cell>
          <table:table-cell table:formula="of:=[.D25]+[.E25]*([.B26]-[.B25])" office:value-type="float" office:value="0.2744">
            <text:p>0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]+[.$C$14]" office:value-type="float" office:value="0.032">
            <text:p>3.20E-002</text:p>
          </table:table-cell>
          <table:table-cell table:formula="of:=[.C26]+[.D27]*([.B27]-[.B26])+0.5*[.E27]*([.B27]-[.B26])^2" office:value-type="float" office:value="0.006272">
            <text:p>0.01</text:p>
          </table:table-cell>
          <table:table-cell table:formula="of:=[.D26]+[.E26]*([.B27]-[.B26])" office:value-type="float" office:value="0.3136">
            <text:p>0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]+[.$C$14]" office:value-type="float" office:value="0.036">
            <text:p>3.60E-002</text:p>
          </table:table-cell>
          <table:table-cell table:formula="of:=[.C27]+[.D28]*([.B28]-[.B27])+0.5*[.E28]*([.B28]-[.B27])^2" office:value-type="float" office:value="0.00776160000000001">
            <text:p>0.01</text:p>
          </table:table-cell>
          <table:table-cell table:formula="of:=[.D27]+[.E27]*([.B28]-[.B27])" office:value-type="float" office:value="0.3528">
            <text:p>0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]+[.$C$14]" office:value-type="float" office:value="0.04">
            <text:p>4.00E-002</text:p>
          </table:table-cell>
          <table:table-cell table:formula="of:=[.C28]+[.D29]*([.B29]-[.B28])+0.5*[.E29]*([.B29]-[.B28])^2" office:value-type="float" office:value="0.00940800000000001">
            <text:p>0.01</text:p>
          </table:table-cell>
          <table:table-cell table:formula="of:=[.D28]+[.E28]*([.B29]-[.B28])" office:value-type="float" office:value="0.392">
            <text:p>0.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]+[.$C$14]" office:value-type="float" office:value="0.044">
            <text:p>4.40E-002</text:p>
          </table:table-cell>
          <table:table-cell table:formula="of:=[.C29]+[.D30]*([.B30]-[.B29])+0.5*[.E30]*([.B30]-[.B29])^2" office:value-type="float" office:value="0.0112112">
            <text:p>0.01</text:p>
          </table:table-cell>
          <table:table-cell table:formula="of:=[.D29]+[.E29]*([.B30]-[.B29])" office:value-type="float" office:value="0.4312">
            <text:p>0.4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]+[.$C$14]" office:value-type="float" office:value="0.048">
            <text:p>4.80E-002</text:p>
          </table:table-cell>
          <table:table-cell table:formula="of:=[.C30]+[.D31]*([.B31]-[.B30])+0.5*[.E31]*([.B31]-[.B30])^2" office:value-type="float" office:value="0.0131712">
            <text:p>0.01</text:p>
          </table:table-cell>
          <table:table-cell table:formula="of:=[.D30]+[.E30]*([.B31]-[.B30])" office:value-type="float" office:value="0.4704">
            <text:p>0.4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]+[.$C$14]" office:value-type="float" office:value="0.052">
            <text:p>5.20E-002</text:p>
          </table:table-cell>
          <table:table-cell table:formula="of:=[.C31]+[.D32]*([.B32]-[.B31])+0.5*[.E32]*([.B32]-[.B31])^2" office:value-type="float" office:value="0.015288">
            <text:p>0.02</text:p>
          </table:table-cell>
          <table:table-cell table:formula="of:=[.D31]+[.E31]*([.B32]-[.B31])" office:value-type="float" office:value="0.5096">
            <text:p>0.5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]+[.$C$14]" office:value-type="float" office:value="0.056">
            <text:p>5.60E-002</text:p>
          </table:table-cell>
          <table:table-cell table:formula="of:=[.C32]+[.D33]*([.B33]-[.B32])+0.5*[.E33]*([.B33]-[.B32])^2" office:value-type="float" office:value="0.0175616">
            <text:p>0.02</text:p>
          </table:table-cell>
          <table:table-cell table:formula="of:=[.D32]+[.E32]*([.B33]-[.B32])" office:value-type="float" office:value="0.5488">
            <text:p>0.5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]+[.$C$14]" office:value-type="float" office:value="0.06">
            <text:p>6.00E-002</text:p>
          </table:table-cell>
          <table:table-cell table:formula="of:=[.C33]+[.D34]*([.B34]-[.B33])+0.5*[.E34]*([.B34]-[.B33])^2" office:value-type="float" office:value="0.019992">
            <text:p>0.02</text:p>
          </table:table-cell>
          <table:table-cell table:formula="of:=[.D33]+[.E33]*([.B34]-[.B33])" office:value-type="float" office:value="0.588">
            <text:p>0.5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]+[.$C$14]" office:value-type="float" office:value="0.064">
            <text:p>6.40E-002</text:p>
          </table:table-cell>
          <table:table-cell table:formula="of:=[.C34]+[.D35]*([.B35]-[.B34])+0.5*[.E35]*([.B35]-[.B34])^2" office:value-type="float" office:value="0.0225792">
            <text:p>0.02</text:p>
          </table:table-cell>
          <table:table-cell table:formula="of:=[.D34]+[.E34]*([.B35]-[.B34])" office:value-type="float" office:value="0.6272">
            <text:p>0.6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]+[.$C$14]" office:value-type="float" office:value="0.068">
            <text:p>6.80E-002</text:p>
          </table:table-cell>
          <table:table-cell table:formula="of:=[.C35]+[.D36]*([.B36]-[.B35])+0.5*[.E36]*([.B36]-[.B35])^2" office:value-type="float" office:value="0.0253232">
            <text:p>0.03</text:p>
          </table:table-cell>
          <table:table-cell table:formula="of:=[.D35]+[.E35]*([.B36]-[.B35])" office:value-type="float" office:value="0.6664">
            <text:p>0.6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]+[.$C$14]" office:value-type="float" office:value="0.072">
            <text:p>7.20E-002</text:p>
          </table:table-cell>
          <table:table-cell table:formula="of:=[.C36]+[.D37]*([.B37]-[.B36])+0.5*[.E37]*([.B37]-[.B36])^2" office:value-type="float" office:value="0.028224">
            <text:p>0.03</text:p>
          </table:table-cell>
          <table:table-cell table:formula="of:=[.D36]+[.E36]*([.B37]-[.B36])" office:value-type="float" office:value="0.7056">
            <text:p>0.7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]+[.$C$14]" office:value-type="float" office:value="0.076">
            <text:p>7.60E-002</text:p>
          </table:table-cell>
          <table:table-cell table:formula="of:=[.C37]+[.D38]*([.B38]-[.B37])+0.5*[.E38]*([.B38]-[.B37])^2" office:value-type="float" office:value="0.0312816">
            <text:p>0.03</text:p>
          </table:table-cell>
          <table:table-cell table:formula="of:=[.D37]+[.E37]*([.B38]-[.B37])" office:value-type="float" office:value="0.7448">
            <text:p>0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]+[.$C$14]" office:value-type="float" office:value="0.08">
            <text:p>8.00E-002</text:p>
          </table:table-cell>
          <table:table-cell table:formula="of:=[.C38]+[.D39]*([.B39]-[.B38])+0.5*[.E39]*([.B39]-[.B38])^2" office:value-type="float" office:value="0.034496">
            <text:p>0.03</text:p>
          </table:table-cell>
          <table:table-cell table:formula="of:=[.D38]+[.E38]*([.B39]-[.B38])" office:value-type="float" office:value="0.784">
            <text:p>0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]+[.$C$14]" office:value-type="float" office:value="0.084">
            <text:p>8.40E-002</text:p>
          </table:table-cell>
          <table:table-cell table:formula="of:=[.C39]+[.D40]*([.B40]-[.B39])+0.5*[.E40]*([.B40]-[.B39])^2" office:value-type="float" office:value="0.0378672">
            <text:p>0.04</text:p>
          </table:table-cell>
          <table:table-cell table:formula="of:=[.D39]+[.E39]*([.B40]-[.B39])" office:value-type="float" office:value="0.8232">
            <text:p>0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]+[.$C$14]" office:value-type="float" office:value="0.088">
            <text:p>8.80E-002</text:p>
          </table:table-cell>
          <table:table-cell table:formula="of:=[.C40]+[.D41]*([.B41]-[.B40])+0.5*[.E41]*([.B41]-[.B40])^2" office:value-type="float" office:value="0.0413952">
            <text:p>0.04</text:p>
          </table:table-cell>
          <table:table-cell table:formula="of:=[.D40]+[.E40]*([.B41]-[.B40])" office:value-type="float" office:value="0.8624">
            <text:p>0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]+[.$C$14]" office:value-type="float" office:value="0.092">
            <text:p>9.20E-002</text:p>
          </table:table-cell>
          <table:table-cell table:formula="of:=[.C41]+[.D42]*([.B42]-[.B41])+0.5*[.E42]*([.B42]-[.B41])^2" office:value-type="float" office:value="0.04508">
            <text:p>0.05</text:p>
          </table:table-cell>
          <table:table-cell table:formula="of:=[.D41]+[.E41]*([.B42]-[.B41])" office:value-type="float" office:value="0.9016">
            <text:p>0.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]+[.$C$14]" office:value-type="float" office:value="0.0960000000000001">
            <text:p>9.60E-002</text:p>
          </table:table-cell>
          <table:table-cell table:formula="of:=[.C42]+[.D43]*([.B43]-[.B42])+0.5*[.E43]*([.B43]-[.B42])^2" office:value-type="float" office:value="0.0489216">
            <text:p>0.05</text:p>
          </table:table-cell>
          <table:table-cell table:formula="of:=[.D42]+[.E42]*([.B43]-[.B42])" office:value-type="float" office:value="0.9408">
            <text:p>0.9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]+[.$C$14]" office:value-type="float" office:value="0.1">
            <text:p>1.00E-001</text:p>
          </table:table-cell>
          <table:table-cell table:formula="of:=[.C43]+[.D44]*([.B44]-[.B43])+0.5*[.E44]*([.B44]-[.B43])^2" office:value-type="float" office:value="0.0529200000000001">
            <text:p>0.05</text:p>
          </table:table-cell>
          <table:table-cell table:formula="of:=[.D43]+[.E43]*([.B44]-[.B43])" office:value-type="float" office:value="0.98">
            <text:p>0.9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]+[.$C$14]" office:value-type="float" office:value="0.104">
            <text:p>1.04E-001</text:p>
          </table:table-cell>
          <table:table-cell table:formula="of:=[.C44]+[.D45]*([.B45]-[.B44])+0.5*[.E45]*([.B45]-[.B44])^2" office:value-type="float" office:value="0.0570752000000001">
            <text:p>0.06</text:p>
          </table:table-cell>
          <table:table-cell table:formula="of:=[.D44]+[.E44]*([.B45]-[.B44])" office:value-type="float" office:value="1.0192">
            <text:p>1.0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]+[.$C$14]" office:value-type="float" office:value="0.108">
            <text:p>1.08E-001</text:p>
          </table:table-cell>
          <table:table-cell table:formula="of:=[.C45]+[.D46]*([.B46]-[.B45])+0.5*[.E46]*([.B46]-[.B45])^2" office:value-type="float" office:value="0.0613872000000001">
            <text:p>0.06</text:p>
          </table:table-cell>
          <table:table-cell table:formula="of:=[.D45]+[.E45]*([.B46]-[.B45])" office:value-type="float" office:value="1.0584">
            <text:p>1.0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]+[.$C$14]" office:value-type="float" office:value="0.112">
            <text:p>1.12E-001</text:p>
          </table:table-cell>
          <table:table-cell table:formula="of:=[.C46]+[.D47]*([.B47]-[.B46])+0.5*[.E47]*([.B47]-[.B46])^2" office:value-type="float" office:value="0.0658560000000001">
            <text:p>0.07</text:p>
          </table:table-cell>
          <table:table-cell table:formula="of:=[.D46]+[.E46]*([.B47]-[.B46])" office:value-type="float" office:value="1.0976">
            <text:p>1.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]+[.$C$14]" office:value-type="float" office:value="0.116">
            <text:p>1.16E-001</text:p>
          </table:table-cell>
          <table:table-cell table:formula="of:=[.C47]+[.D48]*([.B48]-[.B47])+0.5*[.E48]*([.B48]-[.B47])^2" office:value-type="float" office:value="0.0704816000000001">
            <text:p>0.07</text:p>
          </table:table-cell>
          <table:table-cell table:formula="of:=[.D47]+[.E47]*([.B48]-[.B47])" office:value-type="float" office:value="1.1368">
            <text:p>1.1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]+[.$C$14]" office:value-type="float" office:value="0.12">
            <text:p>1.20E-001</text:p>
          </table:table-cell>
          <table:table-cell table:formula="of:=[.C48]+[.D49]*([.B49]-[.B48])+0.5*[.E49]*([.B49]-[.B48])^2" office:value-type="float" office:value="0.0752640000000001">
            <text:p>0.08</text:p>
          </table:table-cell>
          <table:table-cell table:formula="of:=[.D48]+[.E48]*([.B49]-[.B48])" office:value-type="float" office:value="1.176">
            <text:p>1.1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]+[.$C$14]" office:value-type="float" office:value="0.124">
            <text:p>1.24E-001</text:p>
          </table:table-cell>
          <table:table-cell table:formula="of:=[.C49]+[.D50]*([.B50]-[.B49])+0.5*[.E50]*([.B50]-[.B49])^2" office:value-type="float" office:value="0.0802032000000001">
            <text:p>0.08</text:p>
          </table:table-cell>
          <table:table-cell table:formula="of:=[.D49]+[.E49]*([.B50]-[.B49])" office:value-type="float" office:value="1.2152">
            <text:p>1.2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]+[.$C$14]" office:value-type="float" office:value="0.128">
            <text:p>1.28E-001</text:p>
          </table:table-cell>
          <table:table-cell table:formula="of:=[.C50]+[.D51]*([.B51]-[.B50])+0.5*[.E51]*([.B51]-[.B50])^2" office:value-type="float" office:value="0.0852992000000001">
            <text:p>0.09</text:p>
          </table:table-cell>
          <table:table-cell table:formula="of:=[.D50]+[.E50]*([.B51]-[.B50])" office:value-type="float" office:value="1.2544">
            <text:p>1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]+[.$C$14]" office:value-type="float" office:value="0.132">
            <text:p>1.32E-001</text:p>
          </table:table-cell>
          <table:table-cell table:formula="of:=[.C51]+[.D52]*([.B52]-[.B51])+0.5*[.E52]*([.B52]-[.B51])^2" office:value-type="float" office:value="0.0905520000000002">
            <text:p>0.09</text:p>
          </table:table-cell>
          <table:table-cell table:formula="of:=[.D51]+[.E51]*([.B52]-[.B51])" office:value-type="float" office:value="1.2936">
            <text:p>1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]+[.$C$14]" office:value-type="float" office:value="0.136">
            <text:p>1.36E-001</text:p>
          </table:table-cell>
          <table:table-cell table:formula="of:=[.C52]+[.D53]*([.B53]-[.B52])+0.5*[.E53]*([.B53]-[.B52])^2" office:value-type="float" office:value="0.0959616000000002">
            <text:p>0.1</text:p>
          </table:table-cell>
          <table:table-cell table:formula="of:=[.D52]+[.E52]*([.B53]-[.B52])" office:value-type="float" office:value="1.3328">
            <text:p>1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]+[.$C$14]" office:value-type="float" office:value="0.14">
            <text:p>1.40E-001</text:p>
          </table:table-cell>
          <table:table-cell table:formula="of:=[.C53]+[.D54]*([.B54]-[.B53])+0.5*[.E54]*([.B54]-[.B53])^2" office:value-type="float" office:value="0.101528">
            <text:p>0.1</text:p>
          </table:table-cell>
          <table:table-cell table:formula="of:=[.D53]+[.E53]*([.B54]-[.B53])" office:value-type="float" office:value="1.372">
            <text:p>1.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]+[.$C$14]" office:value-type="float" office:value="0.144">
            <text:p>1.44E-001</text:p>
          </table:table-cell>
          <table:table-cell table:formula="of:=[.C54]+[.D55]*([.B55]-[.B54])+0.5*[.E55]*([.B55]-[.B54])^2" office:value-type="float" office:value="0.1072512">
            <text:p>0.11</text:p>
          </table:table-cell>
          <table:table-cell table:formula="of:=[.D54]+[.E54]*([.B55]-[.B54])" office:value-type="float" office:value="1.4112">
            <text:p>1.4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]+[.$C$14]" office:value-type="float" office:value="0.148">
            <text:p>1.48E-001</text:p>
          </table:table-cell>
          <table:table-cell table:formula="of:=[.C55]+[.D56]*([.B56]-[.B55])+0.5*[.E56]*([.B56]-[.B55])^2" office:value-type="float" office:value="0.1131312">
            <text:p>0.11</text:p>
          </table:table-cell>
          <table:table-cell table:formula="of:=[.D55]+[.E55]*([.B56]-[.B55])" office:value-type="float" office:value="1.4504">
            <text:p>1.4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]+[.$C$14]" office:value-type="float" office:value="0.152">
            <text:p>1.52E-001</text:p>
          </table:table-cell>
          <table:table-cell table:formula="of:=[.C56]+[.D57]*([.B57]-[.B56])+0.5*[.E57]*([.B57]-[.B56])^2" office:value-type="float" office:value="0.119168">
            <text:p>0.12</text:p>
          </table:table-cell>
          <table:table-cell table:formula="of:=[.D56]+[.E56]*([.B57]-[.B56])" office:value-type="float" office:value="1.4896">
            <text:p>1.4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]+[.$C$14]" office:value-type="float" office:value="0.156">
            <text:p>1.56E-001</text:p>
          </table:table-cell>
          <table:table-cell table:formula="of:=[.C57]+[.D58]*([.B58]-[.B57])+0.5*[.E58]*([.B58]-[.B57])^2" office:value-type="float" office:value="0.1253616">
            <text:p>0.13</text:p>
          </table:table-cell>
          <table:table-cell table:formula="of:=[.D57]+[.E57]*([.B58]-[.B57])" office:value-type="float" office:value="1.5288">
            <text:p>1.5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]+[.$C$14]" office:value-type="float" office:value="0.16">
            <text:p>1.60E-001</text:p>
          </table:table-cell>
          <table:table-cell table:formula="of:=[.C58]+[.D59]*([.B59]-[.B58])+0.5*[.E59]*([.B59]-[.B58])^2" office:value-type="float" office:value="0.131712">
            <text:p>0.13</text:p>
          </table:table-cell>
          <table:table-cell table:formula="of:=[.D58]+[.E58]*([.B59]-[.B58])" office:value-type="float" office:value="1.568">
            <text:p>1.5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]+[.$C$14]" office:value-type="float" office:value="0.164">
            <text:p>1.64E-001</text:p>
          </table:table-cell>
          <table:table-cell table:formula="of:=[.C59]+[.D60]*([.B60]-[.B59])+0.5*[.E60]*([.B60]-[.B59])^2" office:value-type="float" office:value="0.1382192">
            <text:p>0.14</text:p>
          </table:table-cell>
          <table:table-cell table:formula="of:=[.D59]+[.E59]*([.B60]-[.B59])" office:value-type="float" office:value="1.6072">
            <text:p>1.6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]+[.$C$14]" office:value-type="float" office:value="0.168">
            <text:p>1.68E-001</text:p>
          </table:table-cell>
          <table:table-cell table:formula="of:=[.C60]+[.D61]*([.B61]-[.B60])+0.5*[.E61]*([.B61]-[.B60])^2" office:value-type="float" office:value="0.1448832">
            <text:p>0.14</text:p>
          </table:table-cell>
          <table:table-cell table:formula="of:=[.D60]+[.E60]*([.B61]-[.B60])" office:value-type="float" office:value="1.6464">
            <text:p>1.6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]+[.$C$14]" office:value-type="float" office:value="0.172">
            <text:p>1.72E-001</text:p>
          </table:table-cell>
          <table:table-cell table:formula="of:=[.C61]+[.D62]*([.B62]-[.B61])+0.5*[.E62]*([.B62]-[.B61])^2" office:value-type="float" office:value="0.151704">
            <text:p>0.15</text:p>
          </table:table-cell>
          <table:table-cell table:formula="of:=[.D61]+[.E61]*([.B62]-[.B61])" office:value-type="float" office:value="1.6856">
            <text:p>1.6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]+[.$C$14]" office:value-type="float" office:value="0.176">
            <text:p>1.76E-001</text:p>
          </table:table-cell>
          <table:table-cell table:formula="of:=[.C62]+[.D63]*([.B63]-[.B62])+0.5*[.E63]*([.B63]-[.B62])^2" office:value-type="float" office:value="0.1586816">
            <text:p>0.16</text:p>
          </table:table-cell>
          <table:table-cell table:formula="of:=[.D62]+[.E62]*([.B63]-[.B62])" office:value-type="float" office:value="1.7248">
            <text:p>1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]+[.$C$14]" office:value-type="float" office:value="0.18">
            <text:p>1.80E-001</text:p>
          </table:table-cell>
          <table:table-cell table:formula="of:=[.C63]+[.D64]*([.B64]-[.B63])+0.5*[.E64]*([.B64]-[.B63])^2" office:value-type="float" office:value="0.165816">
            <text:p>0.17</text:p>
          </table:table-cell>
          <table:table-cell table:formula="of:=[.D63]+[.E63]*([.B64]-[.B63])" office:value-type="float" office:value="1.764">
            <text:p>1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]+[.$C$14]" office:value-type="float" office:value="0.184">
            <text:p>1.84E-001</text:p>
          </table:table-cell>
          <table:table-cell table:formula="of:=[.C64]+[.D65]*([.B65]-[.B64])+0.5*[.E65]*([.B65]-[.B64])^2" office:value-type="float" office:value="0.1731072">
            <text:p>0.17</text:p>
          </table:table-cell>
          <table:table-cell table:formula="of:=[.D64]+[.E64]*([.B65]-[.B64])" office:value-type="float" office:value="1.8032">
            <text:p>1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]+[.$C$14]" office:value-type="float" office:value="0.188">
            <text:p>1.88E-001</text:p>
          </table:table-cell>
          <table:table-cell table:formula="of:=[.C65]+[.D66]*([.B66]-[.B65])+0.5*[.E66]*([.B66]-[.B65])^2" office:value-type="float" office:value="0.1805552">
            <text:p>0.18</text:p>
          </table:table-cell>
          <table:table-cell table:formula="of:=[.D65]+[.E65]*([.B66]-[.B65])" office:value-type="float" office:value="1.8424">
            <text:p>1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]+[.$C$14]" office:value-type="float" office:value="0.192">
            <text:p>1.92E-001</text:p>
          </table:table-cell>
          <table:table-cell table:formula="of:=[.C66]+[.D67]*([.B67]-[.B66])+0.5*[.E67]*([.B67]-[.B66])^2" office:value-type="float" office:value="0.18816">
            <text:p>0.19</text:p>
          </table:table-cell>
          <table:table-cell table:formula="of:=[.D66]+[.E66]*([.B67]-[.B66])" office:value-type="float" office:value="1.8816">
            <text:p>1.8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]+[.$C$14]" office:value-type="float" office:value="0.196">
            <text:p>1.96E-001</text:p>
          </table:table-cell>
          <table:table-cell table:formula="of:=[.C67]+[.D68]*([.B68]-[.B67])+0.5*[.E68]*([.B68]-[.B67])^2" office:value-type="float" office:value="0.1959216">
            <text:p>0.2</text:p>
          </table:table-cell>
          <table:table-cell table:formula="of:=[.D67]+[.E67]*([.B68]-[.B67])" office:value-type="float" office:value="1.9208">
            <text:p>1.9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]+[.$C$14]" office:value-type="float" office:value="0.2">
            <text:p>2.00E-001</text:p>
          </table:table-cell>
          <table:table-cell table:formula="of:=[.C68]+[.D69]*([.B69]-[.B68])+0.5*[.E69]*([.B69]-[.B68])^2" office:value-type="float" office:value="0.20384">
            <text:p>0.2</text:p>
          </table:table-cell>
          <table:table-cell table:formula="of:=[.D68]+[.E68]*([.B69]-[.B68])" office:value-type="float" office:value="1.96">
            <text:p>1.9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]+[.$C$14]" office:value-type="float" office:value="0.204">
            <text:p>2.04E-001</text:p>
          </table:table-cell>
          <table:table-cell table:formula="of:=[.C69]+[.D70]*([.B70]-[.B69])+0.5*[.E70]*([.B70]-[.B69])^2" office:value-type="float" office:value="0.2119152">
            <text:p>0.21</text:p>
          </table:table-cell>
          <table:table-cell table:formula="of:=[.D69]+[.E69]*([.B70]-[.B69])" office:value-type="float" office:value="1.9992">
            <text:p>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]+[.$C$14]" office:value-type="float" office:value="0.208">
            <text:p>2.08E-001</text:p>
          </table:table-cell>
          <table:table-cell table:formula="of:=[.C70]+[.D71]*([.B71]-[.B70])+0.5*[.E71]*([.B71]-[.B70])^2" office:value-type="float" office:value="0.220147200000001">
            <text:p>0.22</text:p>
          </table:table-cell>
          <table:table-cell table:formula="of:=[.D70]+[.E70]*([.B71]-[.B70])" office:value-type="float" office:value="2.0384">
            <text:p>2.0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]+[.$C$14]" office:value-type="float" office:value="0.212">
            <text:p>2.12E-001</text:p>
          </table:table-cell>
          <table:table-cell table:formula="of:=[.C71]+[.D72]*([.B72]-[.B71])+0.5*[.E72]*([.B72]-[.B71])^2" office:value-type="float" office:value="0.228536000000001">
            <text:p>0.23</text:p>
          </table:table-cell>
          <table:table-cell table:formula="of:=[.D71]+[.E71]*([.B72]-[.B71])" office:value-type="float" office:value="2.0776">
            <text:p>2.0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]+[.$C$14]" office:value-type="float" office:value="0.216">
            <text:p>2.16E-001</text:p>
          </table:table-cell>
          <table:table-cell table:formula="of:=[.C72]+[.D73]*([.B73]-[.B72])+0.5*[.E73]*([.B73]-[.B72])^2" office:value-type="float" office:value="0.237081600000001">
            <text:p>0.24</text:p>
          </table:table-cell>
          <table:table-cell table:formula="of:=[.D72]+[.E72]*([.B73]-[.B72])" office:value-type="float" office:value="2.1168">
            <text:p>2.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]+[.$C$14]" office:value-type="float" office:value="0.22">
            <text:p>2.20E-001</text:p>
          </table:table-cell>
          <table:table-cell table:formula="of:=[.C73]+[.D74]*([.B74]-[.B73])+0.5*[.E74]*([.B74]-[.B73])^2" office:value-type="float" office:value="0.245784000000001">
            <text:p>0.25</text:p>
          </table:table-cell>
          <table:table-cell table:formula="of:=[.D73]+[.E73]*([.B74]-[.B73])" office:value-type="float" office:value="2.156">
            <text:p>2.1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]+[.$C$14]" office:value-type="float" office:value="0.224">
            <text:p>2.24E-001</text:p>
          </table:table-cell>
          <table:table-cell table:formula="of:=[.C74]+[.D75]*([.B75]-[.B74])+0.5*[.E75]*([.B75]-[.B74])^2" office:value-type="float" office:value="0.254643200000001">
            <text:p>0.25</text:p>
          </table:table-cell>
          <table:table-cell table:formula="of:=[.D74]+[.E74]*([.B75]-[.B74])" office:value-type="float" office:value="2.1952">
            <text:p>2.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]+[.$C$14]" office:value-type="float" office:value="0.228">
            <text:p>2.28E-001</text:p>
          </table:table-cell>
          <table:table-cell table:formula="of:=[.C75]+[.D76]*([.B76]-[.B75])+0.5*[.E76]*([.B76]-[.B75])^2" office:value-type="float" office:value="0.263659200000001">
            <text:p>0.26</text:p>
          </table:table-cell>
          <table:table-cell table:formula="of:=[.D75]+[.E75]*([.B76]-[.B75])" office:value-type="float" office:value="2.2344">
            <text:p>2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]+[.$C$14]" office:value-type="float" office:value="0.232">
            <text:p>2.32E-001</text:p>
          </table:table-cell>
          <table:table-cell table:formula="of:=[.C76]+[.D77]*([.B77]-[.B76])+0.5*[.E77]*([.B77]-[.B76])^2" office:value-type="float" office:value="0.272832000000001">
            <text:p>0.27</text:p>
          </table:table-cell>
          <table:table-cell table:formula="of:=[.D76]+[.E76]*([.B77]-[.B76])" office:value-type="float" office:value="2.2736">
            <text:p>2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]+[.$C$14]" office:value-type="float" office:value="0.236">
            <text:p>2.36E-001</text:p>
          </table:table-cell>
          <table:table-cell table:formula="of:=[.C77]+[.D78]*([.B78]-[.B77])+0.5*[.E78]*([.B78]-[.B77])^2" office:value-type="float" office:value="0.282161600000001">
            <text:p>0.28</text:p>
          </table:table-cell>
          <table:table-cell table:formula="of:=[.D77]+[.E77]*([.B78]-[.B77])" office:value-type="float" office:value="2.3128">
            <text:p>2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]+[.$C$14]" office:value-type="float" office:value="0.24">
            <text:p>2.40E-001</text:p>
          </table:table-cell>
          <table:table-cell table:formula="of:=[.C78]+[.D79]*([.B79]-[.B78])+0.5*[.E79]*([.B79]-[.B78])^2" office:value-type="float" office:value="0.291648000000001">
            <text:p>0.29</text:p>
          </table:table-cell>
          <table:table-cell table:formula="of:=[.D78]+[.E78]*([.B79]-[.B78])" office:value-type="float" office:value="2.352">
            <text:p>2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]+[.$C$14]" office:value-type="float" office:value="0.244">
            <text:p>2.44E-001</text:p>
          </table:table-cell>
          <table:table-cell table:formula="of:=[.C79]+[.D80]*([.B80]-[.B79])+0.5*[.E80]*([.B80]-[.B79])^2" office:value-type="float" office:value="0.301291200000001">
            <text:p>0.3</text:p>
          </table:table-cell>
          <table:table-cell table:formula="of:=[.D79]+[.E79]*([.B80]-[.B79])" office:value-type="float" office:value="2.3912">
            <text:p>2.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]+[.$C$14]" office:value-type="float" office:value="0.248">
            <text:p>2.48E-001</text:p>
          </table:table-cell>
          <table:table-cell table:formula="of:=[.C80]+[.D81]*([.B81]-[.B80])+0.5*[.E81]*([.B81]-[.B80])^2" office:value-type="float" office:value="0.311091200000001">
            <text:p>0.31</text:p>
          </table:table-cell>
          <table:table-cell table:formula="of:=[.D80]+[.E80]*([.B81]-[.B80])" office:value-type="float" office:value="2.4304">
            <text:p>2.4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]+[.$C$14]" office:value-type="float" office:value="0.252">
            <text:p>2.52E-001</text:p>
          </table:table-cell>
          <table:table-cell table:formula="of:=[.C81]+[.D82]*([.B82]-[.B81])+0.5*[.E82]*([.B82]-[.B81])^2" office:value-type="float" office:value="0.321048000000001">
            <text:p>0.32</text:p>
          </table:table-cell>
          <table:table-cell table:formula="of:=[.D81]+[.E81]*([.B82]-[.B81])" office:value-type="float" office:value="2.4696">
            <text:p>2.4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]+[.$C$14]" office:value-type="float" office:value="0.256">
            <text:p>2.56E-001</text:p>
          </table:table-cell>
          <table:table-cell table:formula="of:=[.C82]+[.D83]*([.B83]-[.B82])+0.5*[.E83]*([.B83]-[.B82])^2" office:value-type="float" office:value="0.331161600000001">
            <text:p>0.33</text:p>
          </table:table-cell>
          <table:table-cell table:formula="of:=[.D82]+[.E82]*([.B83]-[.B82])" office:value-type="float" office:value="2.5088">
            <text:p>2.5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]+[.$C$14]" office:value-type="float" office:value="0.26">
            <text:p>2.60E-001</text:p>
          </table:table-cell>
          <table:table-cell table:formula="of:=[.C83]+[.D84]*([.B84]-[.B83])+0.5*[.E84]*([.B84]-[.B83])^2" office:value-type="float" office:value="0.341432000000001">
            <text:p>0.34</text:p>
          </table:table-cell>
          <table:table-cell table:formula="of:=[.D83]+[.E83]*([.B84]-[.B83])" office:value-type="float" office:value="2.548">
            <text:p>2.5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]+[.$C$14]" office:value-type="float" office:value="0.264">
            <text:p>2.64E-001</text:p>
          </table:table-cell>
          <table:table-cell table:formula="of:=[.C84]+[.D85]*([.B85]-[.B84])+0.5*[.E85]*([.B85]-[.B84])^2" office:value-type="float" office:value="0.351859200000001">
            <text:p>0.35</text:p>
          </table:table-cell>
          <table:table-cell table:formula="of:=[.D84]+[.E84]*([.B85]-[.B84])" office:value-type="float" office:value="2.5872">
            <text:p>2.5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]+[.$C$14]" office:value-type="float" office:value="0.268">
            <text:p>2.68E-001</text:p>
          </table:table-cell>
          <table:table-cell table:formula="of:=[.C85]+[.D86]*([.B86]-[.B85])+0.5*[.E86]*([.B86]-[.B85])^2" office:value-type="float" office:value="0.362443200000001">
            <text:p>0.36</text:p>
          </table:table-cell>
          <table:table-cell table:formula="of:=[.D85]+[.E85]*([.B86]-[.B85])" office:value-type="float" office:value="2.6264">
            <text:p>2.6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]+[.$C$14]" office:value-type="float" office:value="0.272">
            <text:p>2.72E-001</text:p>
          </table:table-cell>
          <table:table-cell table:formula="of:=[.C86]+[.D87]*([.B87]-[.B86])+0.5*[.E87]*([.B87]-[.B86])^2" office:value-type="float" office:value="0.373184000000001">
            <text:p>0.37</text:p>
          </table:table-cell>
          <table:table-cell table:formula="of:=[.D86]+[.E86]*([.B87]-[.B86])" office:value-type="float" office:value="2.6656">
            <text:p>2.6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]+[.$C$14]" office:value-type="float" office:value="0.276">
            <text:p>2.76E-001</text:p>
          </table:table-cell>
          <table:table-cell table:formula="of:=[.C87]+[.D88]*([.B88]-[.B87])+0.5*[.E88]*([.B88]-[.B87])^2" office:value-type="float" office:value="0.384081600000001">
            <text:p>0.38</text:p>
          </table:table-cell>
          <table:table-cell table:formula="of:=[.D87]+[.E87]*([.B88]-[.B87])" office:value-type="float" office:value="2.7048">
            <text:p>2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]+[.$C$14]" office:value-type="float" office:value="0.28">
            <text:p>2.80E-001</text:p>
          </table:table-cell>
          <table:table-cell table:formula="of:=[.C88]+[.D89]*([.B89]-[.B88])+0.5*[.E89]*([.B89]-[.B88])^2" office:value-type="float" office:value="0.395136000000001">
            <text:p>0.4</text:p>
          </table:table-cell>
          <table:table-cell table:formula="of:=[.D88]+[.E88]*([.B89]-[.B88])" office:value-type="float" office:value="2.744">
            <text:p>2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]+[.$C$14]" office:value-type="float" office:value="0.284">
            <text:p>2.84E-001</text:p>
          </table:table-cell>
          <table:table-cell table:formula="of:=[.C89]+[.D90]*([.B90]-[.B89])+0.5*[.E90]*([.B90]-[.B89])^2" office:value-type="float" office:value="0.406347200000001">
            <text:p>0.41</text:p>
          </table:table-cell>
          <table:table-cell table:formula="of:=[.D89]+[.E89]*([.B90]-[.B89])" office:value-type="float" office:value="2.78320000000001">
            <text:p>2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]+[.$C$14]" office:value-type="float" office:value="0.288">
            <text:p>2.88E-001</text:p>
          </table:table-cell>
          <table:table-cell table:formula="of:=[.C90]+[.D91]*([.B91]-[.B90])+0.5*[.E91]*([.B91]-[.B90])^2" office:value-type="float" office:value="0.417715200000001">
            <text:p>0.42</text:p>
          </table:table-cell>
          <table:table-cell table:formula="of:=[.D90]+[.E90]*([.B91]-[.B90])" office:value-type="float" office:value="2.82240000000001">
            <text:p>2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]+[.$C$14]" office:value-type="float" office:value="0.292">
            <text:p>2.92E-001</text:p>
          </table:table-cell>
          <table:table-cell table:formula="of:=[.C91]+[.D92]*([.B92]-[.B91])+0.5*[.E92]*([.B92]-[.B91])^2" office:value-type="float" office:value="0.429240000000001">
            <text:p>0.43</text:p>
          </table:table-cell>
          <table:table-cell table:formula="of:=[.D91]+[.E91]*([.B92]-[.B91])" office:value-type="float" office:value="2.86160000000001">
            <text:p>2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]+[.$C$14]" office:value-type="float" office:value="0.296">
            <text:p>2.96E-001</text:p>
          </table:table-cell>
          <table:table-cell table:formula="of:=[.C92]+[.D93]*([.B93]-[.B92])+0.5*[.E93]*([.B93]-[.B92])^2" office:value-type="float" office:value="0.440921600000001">
            <text:p>0.44</text:p>
          </table:table-cell>
          <table:table-cell table:formula="of:=[.D92]+[.E92]*([.B93]-[.B92])" office:value-type="float" office:value="2.90080000000001">
            <text:p>2.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]+[.$C$14]" office:value-type="float" office:value="0.3">
            <text:p>3.00E-001</text:p>
          </table:table-cell>
          <table:table-cell table:formula="of:=[.C93]+[.D94]*([.B94]-[.B93])+0.5*[.E94]*([.B94]-[.B93])^2" office:value-type="float" office:value="0.452760000000001">
            <text:p>0.45</text:p>
          </table:table-cell>
          <table:table-cell table:formula="of:=[.D93]+[.E93]*([.B94]-[.B93])" office:value-type="float" office:value="2.94000000000001">
            <text:p>2.9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]+[.$C$14]" office:value-type="float" office:value="0.304">
            <text:p>3.04E-001</text:p>
          </table:table-cell>
          <table:table-cell table:formula="of:=[.C94]+[.D95]*([.B95]-[.B94])+0.5*[.E95]*([.B95]-[.B94])^2" office:value-type="float" office:value="0.464755200000001">
            <text:p>0.46</text:p>
          </table:table-cell>
          <table:table-cell table:formula="of:=[.D94]+[.E94]*([.B95]-[.B94])" office:value-type="float" office:value="2.97920000000001">
            <text:p>2.9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]+[.$C$14]" office:value-type="float" office:value="0.308">
            <text:p>3.08E-001</text:p>
          </table:table-cell>
          <table:table-cell table:formula="of:=[.C95]+[.D96]*([.B96]-[.B95])+0.5*[.E96]*([.B96]-[.B95])^2" office:value-type="float" office:value="0.476907200000001">
            <text:p>0.48</text:p>
          </table:table-cell>
          <table:table-cell table:formula="of:=[.D95]+[.E95]*([.B96]-[.B95])" office:value-type="float" office:value="3.01840000000001">
            <text:p>3.0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]+[.$C$14]" office:value-type="float" office:value="0.312">
            <text:p>3.12E-001</text:p>
          </table:table-cell>
          <table:table-cell table:formula="of:=[.C96]+[.D97]*([.B97]-[.B96])+0.5*[.E97]*([.B97]-[.B96])^2" office:value-type="float" office:value="0.489216000000001">
            <text:p>0.49</text:p>
          </table:table-cell>
          <table:table-cell table:formula="of:=[.D96]+[.E96]*([.B97]-[.B96])" office:value-type="float" office:value="3.05760000000001">
            <text:p>3.0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]+[.$C$14]" office:value-type="float" office:value="0.316">
            <text:p>3.16E-001</text:p>
          </table:table-cell>
          <table:table-cell table:formula="of:=[.C97]+[.D98]*([.B98]-[.B97])+0.5*[.E98]*([.B98]-[.B97])^2" office:value-type="float" office:value="0.501681600000001">
            <text:p>0.5</text:p>
          </table:table-cell>
          <table:table-cell table:formula="of:=[.D97]+[.E97]*([.B98]-[.B97])" office:value-type="float" office:value="3.09680000000001">
            <text:p>3.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]+[.$C$14]" office:value-type="float" office:value="0.32">
            <text:p>3.20E-001</text:p>
          </table:table-cell>
          <table:table-cell table:formula="of:=[.C98]+[.D99]*([.B99]-[.B98])+0.5*[.E99]*([.B99]-[.B98])^2" office:value-type="float" office:value="0.514304000000001">
            <text:p>0.51</text:p>
          </table:table-cell>
          <table:table-cell table:formula="of:=[.D98]+[.E98]*([.B99]-[.B98])" office:value-type="float" office:value="3.13600000000001">
            <text:p>3.1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]+[.$C$14]" office:value-type="float" office:value="0.324">
            <text:p>3.24E-001</text:p>
          </table:table-cell>
          <table:table-cell table:formula="of:=[.C99]+[.D100]*([.B100]-[.B99])+0.5*[.E100]*([.B100]-[.B99])^2" office:value-type="float" office:value="0.527083200000001">
            <text:p>0.53</text:p>
          </table:table-cell>
          <table:table-cell table:formula="of:=[.D99]+[.E99]*([.B100]-[.B99])" office:value-type="float" office:value="3.17520000000001">
            <text:p>3.1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]+[.$C$14]" office:value-type="float" office:value="0.328">
            <text:p>3.28E-001</text:p>
          </table:table-cell>
          <table:table-cell table:formula="of:=[.C100]+[.D101]*([.B101]-[.B100])+0.5*[.E101]*([.B101]-[.B100])^2" office:value-type="float" office:value="0.540019200000001">
            <text:p>0.54</text:p>
          </table:table-cell>
          <table:table-cell table:formula="of:=[.D100]+[.E100]*([.B101]-[.B100])" office:value-type="float" office:value="3.21440000000001">
            <text:p>3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]+[.$C$14]" office:value-type="float" office:value="0.332">
            <text:p>3.32E-001</text:p>
          </table:table-cell>
          <table:table-cell table:formula="of:=[.C101]+[.D102]*([.B102]-[.B101])+0.5*[.E102]*([.B102]-[.B101])^2" office:value-type="float" office:value="0.553112000000001">
            <text:p>0.55</text:p>
          </table:table-cell>
          <table:table-cell table:formula="of:=[.D101]+[.E101]*([.B102]-[.B101])" office:value-type="float" office:value="3.25360000000001">
            <text:p>3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]+[.$C$14]" office:value-type="float" office:value="0.336">
            <text:p>3.36E-001</text:p>
          </table:table-cell>
          <table:table-cell table:formula="of:=[.C102]+[.D103]*([.B103]-[.B102])+0.5*[.E103]*([.B103]-[.B102])^2" office:value-type="float" office:value="0.566361600000001">
            <text:p>0.57</text:p>
          </table:table-cell>
          <table:table-cell table:formula="of:=[.D102]+[.E102]*([.B103]-[.B102])" office:value-type="float" office:value="3.29280000000001">
            <text:p>3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]+[.$C$14]" office:value-type="float" office:value="0.34">
            <text:p>3.40E-001</text:p>
          </table:table-cell>
          <table:table-cell table:formula="of:=[.C103]+[.D104]*([.B104]-[.B103])+0.5*[.E104]*([.B104]-[.B103])^2" office:value-type="float" office:value="0.579768000000001">
            <text:p>0.58</text:p>
          </table:table-cell>
          <table:table-cell table:formula="of:=[.D103]+[.E103]*([.B104]-[.B103])" office:value-type="float" office:value="3.33200000000001">
            <text:p>3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]+[.$C$14]" office:value-type="float" office:value="0.344">
            <text:p>3.44E-001</text:p>
          </table:table-cell>
          <table:table-cell table:formula="of:=[.C104]+[.D105]*([.B105]-[.B104])+0.5*[.E105]*([.B105]-[.B104])^2" office:value-type="float" office:value="0.593331200000001">
            <text:p>0.59</text:p>
          </table:table-cell>
          <table:table-cell table:formula="of:=[.D104]+[.E104]*([.B105]-[.B104])" office:value-type="float" office:value="3.37120000000001">
            <text:p>3.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5]+[.$C$14]" office:value-type="float" office:value="0.348">
            <text:p>3.48E-001</text:p>
          </table:table-cell>
          <table:table-cell table:formula="of:=[.C105]+[.D106]*([.B106]-[.B105])+0.5*[.E106]*([.B106]-[.B105])^2" office:value-type="float" office:value="0.607051200000001">
            <text:p>0.61</text:p>
          </table:table-cell>
          <table:table-cell table:formula="of:=[.D105]+[.E105]*([.B106]-[.B105])" office:value-type="float" office:value="3.41040000000001">
            <text:p>3.4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6]+[.$C$14]" office:value-type="float" office:value="0.352">
            <text:p>3.52E-001</text:p>
          </table:table-cell>
          <table:table-cell table:formula="of:=[.C106]+[.D107]*([.B107]-[.B106])+0.5*[.E107]*([.B107]-[.B106])^2" office:value-type="float" office:value="0.620928000000002">
            <text:p>0.62</text:p>
          </table:table-cell>
          <table:table-cell table:formula="of:=[.D106]+[.E106]*([.B107]-[.B106])" office:value-type="float" office:value="3.44960000000001">
            <text:p>3.4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7]+[.$C$14]" office:value-type="float" office:value="0.356">
            <text:p>3.56E-001</text:p>
          </table:table-cell>
          <table:table-cell table:formula="of:=[.C107]+[.D108]*([.B108]-[.B107])+0.5*[.E108]*([.B108]-[.B107])^2" office:value-type="float" office:value="0.634961600000002">
            <text:p>0.63</text:p>
          </table:table-cell>
          <table:table-cell table:formula="of:=[.D107]+[.E107]*([.B108]-[.B107])" office:value-type="float" office:value="3.48880000000001">
            <text:p>3.4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8]+[.$C$14]" office:value-type="float" office:value="0.36">
            <text:p>3.60E-001</text:p>
          </table:table-cell>
          <table:table-cell table:formula="of:=[.C108]+[.D109]*([.B109]-[.B108])+0.5*[.E109]*([.B109]-[.B108])^2" office:value-type="float" office:value="0.649152000000002">
            <text:p>0.65</text:p>
          </table:table-cell>
          <table:table-cell table:formula="of:=[.D108]+[.E108]*([.B109]-[.B108])" office:value-type="float" office:value="3.52800000000001">
            <text:p>3.5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9]+[.$C$14]" office:value-type="float" office:value="0.364">
            <text:p>3.64E-001</text:p>
          </table:table-cell>
          <table:table-cell table:formula="of:=[.C109]+[.D110]*([.B110]-[.B109])+0.5*[.E110]*([.B110]-[.B109])^2" office:value-type="float" office:value="0.663499200000002">
            <text:p>0.66</text:p>
          </table:table-cell>
          <table:table-cell table:formula="of:=[.D109]+[.E109]*([.B110]-[.B109])" office:value-type="float" office:value="3.56720000000001">
            <text:p>3.5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0]+[.$C$14]" office:value-type="float" office:value="0.368">
            <text:p>3.68E-001</text:p>
          </table:table-cell>
          <table:table-cell table:formula="of:=[.C110]+[.D111]*([.B111]-[.B110])+0.5*[.E111]*([.B111]-[.B110])^2" office:value-type="float" office:value="0.678003200000002">
            <text:p>0.68</text:p>
          </table:table-cell>
          <table:table-cell table:formula="of:=[.D110]+[.E110]*([.B111]-[.B110])" office:value-type="float" office:value="3.60640000000001">
            <text:p>3.6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1]+[.$C$14]" office:value-type="float" office:value="0.372">
            <text:p>3.72E-001</text:p>
          </table:table-cell>
          <table:table-cell table:formula="of:=[.C111]+[.D112]*([.B112]-[.B111])+0.5*[.E112]*([.B112]-[.B111])^2" office:value-type="float" office:value="0.692664000000002">
            <text:p>0.69</text:p>
          </table:table-cell>
          <table:table-cell table:formula="of:=[.D111]+[.E111]*([.B112]-[.B111])" office:value-type="float" office:value="3.64560000000001">
            <text:p>3.6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2]+[.$C$14]" office:value-type="float" office:value="0.376">
            <text:p>3.76E-001</text:p>
          </table:table-cell>
          <table:table-cell table:formula="of:=[.C112]+[.D113]*([.B113]-[.B112])+0.5*[.E113]*([.B113]-[.B112])^2" office:value-type="float" office:value="0.707481600000002">
            <text:p>0.71</text:p>
          </table:table-cell>
          <table:table-cell table:formula="of:=[.D112]+[.E112]*([.B113]-[.B112])" office:value-type="float" office:value="3.68480000000001">
            <text:p>3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3]+[.$C$14]" office:value-type="float" office:value="0.38">
            <text:p>3.80E-001</text:p>
          </table:table-cell>
          <table:table-cell table:formula="of:=[.C113]+[.D114]*([.B114]-[.B113])+0.5*[.E114]*([.B114]-[.B113])^2" office:value-type="float" office:value="0.722456000000002">
            <text:p>0.72</text:p>
          </table:table-cell>
          <table:table-cell table:formula="of:=[.D113]+[.E113]*([.B114]-[.B113])" office:value-type="float" office:value="3.72400000000001">
            <text:p>3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4]+[.$C$14]" office:value-type="float" office:value="0.384">
            <text:p>3.84E-001</text:p>
          </table:table-cell>
          <table:table-cell table:formula="of:=[.C114]+[.D115]*([.B115]-[.B114])+0.5*[.E115]*([.B115]-[.B114])^2" office:value-type="float" office:value="0.737587200000002">
            <text:p>0.74</text:p>
          </table:table-cell>
          <table:table-cell table:formula="of:=[.D114]+[.E114]*([.B115]-[.B114])" office:value-type="float" office:value="3.76320000000001">
            <text:p>3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5]+[.$C$14]" office:value-type="float" office:value="0.388">
            <text:p>3.88E-001</text:p>
          </table:table-cell>
          <table:table-cell table:formula="of:=[.C115]+[.D116]*([.B116]-[.B115])+0.5*[.E116]*([.B116]-[.B115])^2" office:value-type="float" office:value="0.752875200000002">
            <text:p>0.75</text:p>
          </table:table-cell>
          <table:table-cell table:formula="of:=[.D115]+[.E115]*([.B116]-[.B115])" office:value-type="float" office:value="3.80240000000001">
            <text:p>3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6]+[.$C$14]" office:value-type="float" office:value="0.392">
            <text:p>3.92E-001</text:p>
          </table:table-cell>
          <table:table-cell table:formula="of:=[.C116]+[.D117]*([.B117]-[.B116])+0.5*[.E117]*([.B117]-[.B116])^2" office:value-type="float" office:value="0.768320000000002">
            <text:p>0.77</text:p>
          </table:table-cell>
          <table:table-cell table:formula="of:=[.D116]+[.E116]*([.B117]-[.B116])" office:value-type="float" office:value="3.84160000000001">
            <text:p>3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7]+[.$C$14]" office:value-type="float" office:value="0.396">
            <text:p>3.96E-001</text:p>
          </table:table-cell>
          <table:table-cell table:formula="of:=[.C117]+[.D118]*([.B118]-[.B117])+0.5*[.E118]*([.B118]-[.B117])^2" office:value-type="float" office:value="0.783921600000002">
            <text:p>0.78</text:p>
          </table:table-cell>
          <table:table-cell table:formula="of:=[.D117]+[.E117]*([.B118]-[.B117])" office:value-type="float" office:value="3.88080000000001">
            <text:p>3.8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8]+[.$C$14]" office:value-type="float" office:value="0.4">
            <text:p>4.00E-001</text:p>
          </table:table-cell>
          <table:table-cell table:formula="of:=[.C118]+[.D119]*([.B119]-[.B118])+0.5*[.E119]*([.B119]-[.B118])^2" office:value-type="float" office:value="0.799680000000002">
            <text:p>0.8</text:p>
          </table:table-cell>
          <table:table-cell table:formula="of:=[.D118]+[.E118]*([.B119]-[.B118])" office:value-type="float" office:value="3.92000000000001">
            <text:p>3.9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9]+[.$C$14]" office:value-type="float" office:value="0.404">
            <text:p>4.04E-001</text:p>
          </table:table-cell>
          <table:table-cell table:formula="of:=[.C119]+[.D120]*([.B120]-[.B119])+0.5*[.E120]*([.B120]-[.B119])^2" office:value-type="float" office:value="0.815595200000002">
            <text:p>0.82</text:p>
          </table:table-cell>
          <table:table-cell table:formula="of:=[.D119]+[.E119]*([.B120]-[.B119])" office:value-type="float" office:value="3.95920000000001">
            <text:p>3.9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0]+[.$C$14]" office:value-type="float" office:value="0.408">
            <text:p>4.08E-001</text:p>
          </table:table-cell>
          <table:table-cell table:formula="of:=[.C120]+[.D121]*([.B121]-[.B120])+0.5*[.E121]*([.B121]-[.B120])^2" office:value-type="float" office:value="0.831667200000003">
            <text:p>0.83</text:p>
          </table:table-cell>
          <table:table-cell table:formula="of:=[.D120]+[.E120]*([.B121]-[.B120])" office:value-type="float" office:value="3.99840000000001">
            <text:p>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1]+[.$C$14]" office:value-type="float" office:value="0.412">
            <text:p>4.12E-001</text:p>
          </table:table-cell>
          <table:table-cell table:formula="of:=[.C121]+[.D122]*([.B122]-[.B121])+0.5*[.E122]*([.B122]-[.B121])^2" office:value-type="float" office:value="0.847896000000003">
            <text:p>0.85</text:p>
          </table:table-cell>
          <table:table-cell table:formula="of:=[.D121]+[.E121]*([.B122]-[.B121])" office:value-type="float" office:value="4.03760000000001">
            <text:p>4.0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2]+[.$C$14]" office:value-type="float" office:value="0.416">
            <text:p>4.16E-001</text:p>
          </table:table-cell>
          <table:table-cell table:formula="of:=[.C122]+[.D123]*([.B123]-[.B122])+0.5*[.E123]*([.B123]-[.B122])^2" office:value-type="float" office:value="0.864281600000003">
            <text:p>0.86</text:p>
          </table:table-cell>
          <table:table-cell table:formula="of:=[.D122]+[.E122]*([.B123]-[.B122])" office:value-type="float" office:value="4.07680000000001">
            <text:p>4.0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3]+[.$C$14]" office:value-type="float" office:value="0.42">
            <text:p>4.20E-001</text:p>
          </table:table-cell>
          <table:table-cell table:formula="of:=[.C123]+[.D124]*([.B124]-[.B123])+0.5*[.E124]*([.B124]-[.B123])^2" office:value-type="float" office:value="0.880824000000003">
            <text:p>0.88</text:p>
          </table:table-cell>
          <table:table-cell table:formula="of:=[.D123]+[.E123]*([.B124]-[.B123])" office:value-type="float" office:value="4.11600000000001">
            <text:p>4.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4]+[.$C$14]" office:value-type="float" office:value="0.424">
            <text:p>4.24E-001</text:p>
          </table:table-cell>
          <table:table-cell table:formula="of:=[.C124]+[.D125]*([.B125]-[.B124])+0.5*[.E125]*([.B125]-[.B124])^2" office:value-type="float" office:value="0.897523200000003">
            <text:p>0.9</text:p>
          </table:table-cell>
          <table:table-cell table:formula="of:=[.D124]+[.E124]*([.B125]-[.B124])" office:value-type="float" office:value="4.15520000000001">
            <text:p>4.1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5]+[.$C$14]" office:value-type="float" office:value="0.428">
            <text:p>4.28E-001</text:p>
          </table:table-cell>
          <table:table-cell table:formula="of:=[.C125]+[.D126]*([.B126]-[.B125])+0.5*[.E126]*([.B126]-[.B125])^2" office:value-type="float" office:value="0.914379200000003">
            <text:p>0.91</text:p>
          </table:table-cell>
          <table:table-cell table:formula="of:=[.D125]+[.E125]*([.B126]-[.B125])" office:value-type="float" office:value="4.19440000000001">
            <text:p>4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6]+[.$C$14]" office:value-type="float" office:value="0.432">
            <text:p>4.32E-001</text:p>
          </table:table-cell>
          <table:table-cell table:formula="of:=[.C126]+[.D127]*([.B127]-[.B126])+0.5*[.E127]*([.B127]-[.B126])^2" office:value-type="float" office:value="0.931392000000003">
            <text:p>0.93</text:p>
          </table:table-cell>
          <table:table-cell table:formula="of:=[.D126]+[.E126]*([.B127]-[.B126])" office:value-type="float" office:value="4.23360000000001">
            <text:p>4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7]+[.$C$14]" office:value-type="float" office:value="0.436">
            <text:p>4.36E-001</text:p>
          </table:table-cell>
          <table:table-cell table:formula="of:=[.C127]+[.D128]*([.B128]-[.B127])+0.5*[.E128]*([.B128]-[.B127])^2" office:value-type="float" office:value="0.948561600000003">
            <text:p>0.95</text:p>
          </table:table-cell>
          <table:table-cell table:formula="of:=[.D127]+[.E127]*([.B128]-[.B127])" office:value-type="float" office:value="4.27280000000001">
            <text:p>4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8]+[.$C$14]" office:value-type="float" office:value="0.44">
            <text:p>4.40E-001</text:p>
          </table:table-cell>
          <table:table-cell table:formula="of:=[.C128]+[.D129]*([.B129]-[.B128])+0.5*[.E129]*([.B129]-[.B128])^2" office:value-type="float" office:value="0.965888000000003">
            <text:p>0.97</text:p>
          </table:table-cell>
          <table:table-cell table:formula="of:=[.D128]+[.E128]*([.B129]-[.B128])" office:value-type="float" office:value="4.31200000000001">
            <text:p>4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9]+[.$C$14]" office:value-type="float" office:value="0.444">
            <text:p>4.44E-001</text:p>
          </table:table-cell>
          <table:table-cell table:formula="of:=[.C129]+[.D130]*([.B130]-[.B129])+0.5*[.E130]*([.B130]-[.B129])^2" office:value-type="float" office:value="0.983371200000003">
            <text:p>0.98</text:p>
          </table:table-cell>
          <table:table-cell table:formula="of:=[.D129]+[.E129]*([.B130]-[.B129])" office:value-type="float" office:value="4.35120000000001">
            <text:p>4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0]+[.$C$14]" office:value-type="float" office:value="0.448">
            <text:p>4.48E-001</text:p>
          </table:table-cell>
          <table:table-cell table:formula="of:=[.C130]+[.D131]*([.B131]-[.B130])+0.5*[.E131]*([.B131]-[.B130])^2" office:value-type="float" office:value="1.0010112">
            <text:p>1</text:p>
          </table:table-cell>
          <table:table-cell table:formula="of:=[.D130]+[.E130]*([.B131]-[.B130])" office:value-type="float" office:value="4.39040000000001">
            <text:p>4.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1]+[.$C$14]" office:value-type="float" office:value="0.452">
            <text:p>4.52E-001</text:p>
          </table:table-cell>
          <table:table-cell table:formula="of:=[.C131]+[.D132]*([.B132]-[.B131])+0.5*[.E132]*([.B132]-[.B131])^2" office:value-type="float" office:value="1.018808">
            <text:p>1.02</text:p>
          </table:table-cell>
          <table:table-cell table:formula="of:=[.D131]+[.E131]*([.B132]-[.B131])" office:value-type="float" office:value="4.42960000000001">
            <text:p>4.4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2]+[.$C$14]" office:value-type="float" office:value="0.456">
            <text:p>4.56E-001</text:p>
          </table:table-cell>
          <table:table-cell table:formula="of:=[.C132]+[.D133]*([.B133]-[.B132])+0.5*[.E133]*([.B133]-[.B132])^2" office:value-type="float" office:value="1.0367616">
            <text:p>1.04</text:p>
          </table:table-cell>
          <table:table-cell table:formula="of:=[.D132]+[.E132]*([.B133]-[.B132])" office:value-type="float" office:value="4.46880000000001">
            <text:p>4.4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3]+[.$C$14]" office:value-type="float" office:value="0.46">
            <text:p>4.60E-001</text:p>
          </table:table-cell>
          <table:table-cell table:formula="of:=[.C133]+[.D134]*([.B134]-[.B133])+0.5*[.E134]*([.B134]-[.B133])^2" office:value-type="float" office:value="1.054872">
            <text:p>1.05</text:p>
          </table:table-cell>
          <table:table-cell table:formula="of:=[.D133]+[.E133]*([.B134]-[.B133])" office:value-type="float" office:value="4.50800000000001">
            <text:p>4.5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4]+[.$C$14]" office:value-type="float" office:value="0.464">
            <text:p>4.64E-001</text:p>
          </table:table-cell>
          <table:table-cell table:formula="of:=[.C134]+[.D135]*([.B135]-[.B134])+0.5*[.E135]*([.B135]-[.B134])^2" office:value-type="float" office:value="1.0731392">
            <text:p>1.07</text:p>
          </table:table-cell>
          <table:table-cell table:formula="of:=[.D134]+[.E134]*([.B135]-[.B134])" office:value-type="float" office:value="4.54720000000001">
            <text:p>4.5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5]+[.$C$14]" office:value-type="float" office:value="0.468">
            <text:p>4.68E-001</text:p>
          </table:table-cell>
          <table:table-cell table:formula="of:=[.C135]+[.D136]*([.B136]-[.B135])+0.5*[.E136]*([.B136]-[.B135])^2" office:value-type="float" office:value="1.0915632">
            <text:p>1.09</text:p>
          </table:table-cell>
          <table:table-cell table:formula="of:=[.D135]+[.E135]*([.B136]-[.B135])" office:value-type="float" office:value="4.58640000000001">
            <text:p>4.5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6]+[.$C$14]" office:value-type="float" office:value="0.472">
            <text:p>4.72E-001</text:p>
          </table:table-cell>
          <table:table-cell table:formula="of:=[.C136]+[.D137]*([.B137]-[.B136])+0.5*[.E137]*([.B137]-[.B136])^2" office:value-type="float" office:value="1.110144">
            <text:p>1.11</text:p>
          </table:table-cell>
          <table:table-cell table:formula="of:=[.D136]+[.E136]*([.B137]-[.B136])" office:value-type="float" office:value="4.62560000000001">
            <text:p>4.6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7]+[.$C$14]" office:value-type="float" office:value="0.476">
            <text:p>4.76E-001</text:p>
          </table:table-cell>
          <table:table-cell table:formula="of:=[.C137]+[.D138]*([.B138]-[.B137])+0.5*[.E138]*([.B138]-[.B137])^2" office:value-type="float" office:value="1.1288816">
            <text:p>1.13</text:p>
          </table:table-cell>
          <table:table-cell table:formula="of:=[.D137]+[.E137]*([.B138]-[.B137])" office:value-type="float" office:value="4.66480000000001">
            <text:p>4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8]+[.$C$14]" office:value-type="float" office:value="0.48">
            <text:p>4.80E-001</text:p>
          </table:table-cell>
          <table:table-cell table:formula="of:=[.C138]+[.D139]*([.B139]-[.B138])+0.5*[.E139]*([.B139]-[.B138])^2" office:value-type="float" office:value="1.147776">
            <text:p>1.15</text:p>
          </table:table-cell>
          <table:table-cell table:formula="of:=[.D138]+[.E138]*([.B139]-[.B138])" office:value-type="float" office:value="4.70400000000001">
            <text:p>4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9]+[.$C$14]" office:value-type="float" office:value="0.484">
            <text:p>4.84E-001</text:p>
          </table:table-cell>
          <table:table-cell table:formula="of:=[.C139]+[.D140]*([.B140]-[.B139])+0.5*[.E140]*([.B140]-[.B139])^2" office:value-type="float" office:value="1.1668272">
            <text:p>1.17</text:p>
          </table:table-cell>
          <table:table-cell table:formula="of:=[.D139]+[.E139]*([.B140]-[.B139])" office:value-type="float" office:value="4.74320000000001">
            <text:p>4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0]+[.$C$14]" office:value-type="float" office:value="0.488">
            <text:p>4.88E-001</text:p>
          </table:table-cell>
          <table:table-cell table:formula="of:=[.C140]+[.D141]*([.B141]-[.B140])+0.5*[.E141]*([.B141]-[.B140])^2" office:value-type="float" office:value="1.1860352">
            <text:p>1.19</text:p>
          </table:table-cell>
          <table:table-cell table:formula="of:=[.D140]+[.E140]*([.B141]-[.B140])" office:value-type="float" office:value="4.78240000000001">
            <text:p>4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1]+[.$C$14]" office:value-type="float" office:value="0.492">
            <text:p>4.92E-001</text:p>
          </table:table-cell>
          <table:table-cell table:formula="of:=[.C141]+[.D142]*([.B142]-[.B141])+0.5*[.E142]*([.B142]-[.B141])^2" office:value-type="float" office:value="1.2054">
            <text:p>1.21</text:p>
          </table:table-cell>
          <table:table-cell table:formula="of:=[.D141]+[.E141]*([.B142]-[.B141])" office:value-type="float" office:value="4.82160000000001">
            <text:p>4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2]+[.$C$14]" office:value-type="float" office:value="0.496">
            <text:p>4.96E-001</text:p>
          </table:table-cell>
          <table:table-cell table:formula="of:=[.C142]+[.D143]*([.B143]-[.B142])+0.5*[.E143]*([.B143]-[.B142])^2" office:value-type="float" office:value="1.2249216">
            <text:p>1.22</text:p>
          </table:table-cell>
          <table:table-cell table:formula="of:=[.D142]+[.E142]*([.B143]-[.B142])" office:value-type="float" office:value="4.86080000000001">
            <text:p>4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3]+[.$C$14]" office:value-type="float" office:value="0.5">
            <text:p>5.00E-001</text:p>
          </table:table-cell>
          <table:table-cell table:formula="of:=[.C143]+[.D144]*([.B144]-[.B143])+0.5*[.E144]*([.B144]-[.B143])^2" office:value-type="float" office:value="1.2446">
            <text:p>1.24</text:p>
          </table:table-cell>
          <table:table-cell table:formula="of:=[.D143]+[.E143]*([.B144]-[.B143])" office:value-type="float" office:value="4.90000000000001">
            <text:p>4.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4]+[.$C$14]" office:value-type="float" office:value="0.504">
            <text:p>5.04E-001</text:p>
          </table:table-cell>
          <table:table-cell table:formula="of:=[.C144]+[.D145]*([.B145]-[.B144])+0.5*[.E145]*([.B145]-[.B144])^2" office:value-type="float" office:value="1.2644352">
            <text:p>1.26</text:p>
          </table:table-cell>
          <table:table-cell table:formula="of:=[.D144]+[.E144]*([.B145]-[.B144])" office:value-type="float" office:value="4.93920000000001">
            <text:p>4.9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5]+[.$C$14]" office:value-type="float" office:value="0.508">
            <text:p>5.08E-001</text:p>
          </table:table-cell>
          <table:table-cell table:formula="of:=[.C145]+[.D146]*([.B146]-[.B145])+0.5*[.E146]*([.B146]-[.B145])^2" office:value-type="float" office:value="1.2844272">
            <text:p>1.28</text:p>
          </table:table-cell>
          <table:table-cell table:formula="of:=[.D145]+[.E145]*([.B146]-[.B145])" office:value-type="float" office:value="4.97840000000001">
            <text:p>4.9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6]+[.$C$14]" office:value-type="float" office:value="0.512">
            <text:p>5.12E-001</text:p>
          </table:table-cell>
          <table:table-cell table:formula="of:=[.C146]+[.D147]*([.B147]-[.B146])+0.5*[.E147]*([.B147]-[.B146])^2" office:value-type="float" office:value="1.304576">
            <text:p>1.3</text:p>
          </table:table-cell>
          <table:table-cell table:formula="of:=[.D146]+[.E146]*([.B147]-[.B146])" office:value-type="float" office:value="5.01760000000001">
            <text:p>5.0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7]+[.$C$14]" office:value-type="float" office:value="0.516">
            <text:p>5.16E-001</text:p>
          </table:table-cell>
          <table:table-cell table:formula="of:=[.C147]+[.D148]*([.B148]-[.B147])+0.5*[.E148]*([.B148]-[.B147])^2" office:value-type="float" office:value="1.32488160000001">
            <text:p>1.32</text:p>
          </table:table-cell>
          <table:table-cell table:formula="of:=[.D147]+[.E147]*([.B148]-[.B147])" office:value-type="float" office:value="5.05680000000001">
            <text:p>5.0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8]+[.$C$14]" office:value-type="float" office:value="0.52">
            <text:p>5.20E-001</text:p>
          </table:table-cell>
          <table:table-cell table:formula="of:=[.C148]+[.D149]*([.B149]-[.B148])+0.5*[.E149]*([.B149]-[.B148])^2" office:value-type="float" office:value="1.34534400000001">
            <text:p>1.35</text:p>
          </table:table-cell>
          <table:table-cell table:formula="of:=[.D148]+[.E148]*([.B149]-[.B148])" office:value-type="float" office:value="5.09600000000001">
            <text:p>5.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9]+[.$C$14]" office:value-type="float" office:value="0.524">
            <text:p>5.24E-001</text:p>
          </table:table-cell>
          <table:table-cell table:formula="of:=[.C149]+[.D150]*([.B150]-[.B149])+0.5*[.E150]*([.B150]-[.B149])^2" office:value-type="float" office:value="1.36596320000001">
            <text:p>1.37</text:p>
          </table:table-cell>
          <table:table-cell table:formula="of:=[.D149]+[.E149]*([.B150]-[.B149])" office:value-type="float" office:value="5.13520000000001">
            <text:p>5.1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0]+[.$C$14]" office:value-type="float" office:value="0.528">
            <text:p>5.28E-001</text:p>
          </table:table-cell>
          <table:table-cell table:formula="of:=[.C150]+[.D151]*([.B151]-[.B150])+0.5*[.E151]*([.B151]-[.B150])^2" office:value-type="float" office:value="1.38673920000001">
            <text:p>1.39</text:p>
          </table:table-cell>
          <table:table-cell table:formula="of:=[.D150]+[.E150]*([.B151]-[.B150])" office:value-type="float" office:value="5.17440000000001">
            <text:p>5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1]+[.$C$14]" office:value-type="float" office:value="0.532">
            <text:p>5.32E-001</text:p>
          </table:table-cell>
          <table:table-cell table:formula="of:=[.C151]+[.D152]*([.B152]-[.B151])+0.5*[.E152]*([.B152]-[.B151])^2" office:value-type="float" office:value="1.40767200000001">
            <text:p>1.41</text:p>
          </table:table-cell>
          <table:table-cell table:formula="of:=[.D151]+[.E151]*([.B152]-[.B151])" office:value-type="float" office:value="5.21360000000001">
            <text:p>5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2]+[.$C$14]" office:value-type="float" office:value="0.536">
            <text:p>5.36E-001</text:p>
          </table:table-cell>
          <table:table-cell table:formula="of:=[.C152]+[.D153]*([.B153]-[.B152])+0.5*[.E153]*([.B153]-[.B152])^2" office:value-type="float" office:value="1.42876160000001">
            <text:p>1.43</text:p>
          </table:table-cell>
          <table:table-cell table:formula="of:=[.D152]+[.E152]*([.B153]-[.B152])" office:value-type="float" office:value="5.25280000000001">
            <text:p>5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3]+[.$C$14]" office:value-type="float" office:value="0.54">
            <text:p>5.40E-001</text:p>
          </table:table-cell>
          <table:table-cell table:formula="of:=[.C153]+[.D154]*([.B154]-[.B153])+0.5*[.E154]*([.B154]-[.B153])^2" office:value-type="float" office:value="1.45000800000001">
            <text:p>1.45</text:p>
          </table:table-cell>
          <table:table-cell table:formula="of:=[.D153]+[.E153]*([.B154]-[.B153])" office:value-type="float" office:value="5.29200000000001">
            <text:p>5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4]+[.$C$14]" office:value-type="float" office:value="0.544">
            <text:p>5.44E-001</text:p>
          </table:table-cell>
          <table:table-cell table:formula="of:=[.C154]+[.D155]*([.B155]-[.B154])+0.5*[.E155]*([.B155]-[.B154])^2" office:value-type="float" office:value="1.47141120000001">
            <text:p>1.47</text:p>
          </table:table-cell>
          <table:table-cell table:formula="of:=[.D154]+[.E154]*([.B155]-[.B154])" office:value-type="float" office:value="5.33120000000001">
            <text:p>5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5]+[.$C$14]" office:value-type="float" office:value="0.548">
            <text:p>5.48E-001</text:p>
          </table:table-cell>
          <table:table-cell table:formula="of:=[.C155]+[.D156]*([.B156]-[.B155])+0.5*[.E156]*([.B156]-[.B155])^2" office:value-type="float" office:value="1.49297120000001">
            <text:p>1.49</text:p>
          </table:table-cell>
          <table:table-cell table:formula="of:=[.D155]+[.E155]*([.B156]-[.B155])" office:value-type="float" office:value="5.37040000000001">
            <text:p>5.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6]+[.$C$14]" office:value-type="float" office:value="0.552">
            <text:p>5.52E-001</text:p>
          </table:table-cell>
          <table:table-cell table:formula="of:=[.C156]+[.D157]*([.B157]-[.B156])+0.5*[.E157]*([.B157]-[.B156])^2" office:value-type="float" office:value="1.51468800000001">
            <text:p>1.51</text:p>
          </table:table-cell>
          <table:table-cell table:formula="of:=[.D156]+[.E156]*([.B157]-[.B156])" office:value-type="float" office:value="5.40960000000001">
            <text:p>5.4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7]+[.$C$14]" office:value-type="float" office:value="0.556">
            <text:p>5.56E-001</text:p>
          </table:table-cell>
          <table:table-cell table:formula="of:=[.C157]+[.D158]*([.B158]-[.B157])+0.5*[.E158]*([.B158]-[.B157])^2" office:value-type="float" office:value="1.53656160000001">
            <text:p>1.54</text:p>
          </table:table-cell>
          <table:table-cell table:formula="of:=[.D157]+[.E157]*([.B158]-[.B157])" office:value-type="float" office:value="5.44880000000001">
            <text:p>5.4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8]+[.$C$14]" office:value-type="float" office:value="0.56">
            <text:p>5.60E-001</text:p>
          </table:table-cell>
          <table:table-cell table:formula="of:=[.C158]+[.D159]*([.B159]-[.B158])+0.5*[.E159]*([.B159]-[.B158])^2" office:value-type="float" office:value="1.55859200000001">
            <text:p>1.56</text:p>
          </table:table-cell>
          <table:table-cell table:formula="of:=[.D158]+[.E158]*([.B159]-[.B158])" office:value-type="float" office:value="5.48800000000001">
            <text:p>5.4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9]+[.$C$14]" office:value-type="float" office:value="0.564">
            <text:p>5.64E-001</text:p>
          </table:table-cell>
          <table:table-cell table:formula="of:=[.C159]+[.D160]*([.B160]-[.B159])+0.5*[.E160]*([.B160]-[.B159])^2" office:value-type="float" office:value="1.58077920000001">
            <text:p>1.58</text:p>
          </table:table-cell>
          <table:table-cell table:formula="of:=[.D159]+[.E159]*([.B160]-[.B159])" office:value-type="float" office:value="5.52720000000001">
            <text:p>5.5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0]+[.$C$14]" office:value-type="float" office:value="0.568">
            <text:p>5.68E-001</text:p>
          </table:table-cell>
          <table:table-cell table:formula="of:=[.C160]+[.D161]*([.B161]-[.B160])+0.5*[.E161]*([.B161]-[.B160])^2" office:value-type="float" office:value="1.60312320000001">
            <text:p>1.6</text:p>
          </table:table-cell>
          <table:table-cell table:formula="of:=[.D160]+[.E160]*([.B161]-[.B160])" office:value-type="float" office:value="5.56640000000001">
            <text:p>5.5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1]+[.$C$14]" office:value-type="float" office:value="0.572">
            <text:p>5.72E-001</text:p>
          </table:table-cell>
          <table:table-cell table:formula="of:=[.C161]+[.D162]*([.B162]-[.B161])+0.5*[.E162]*([.B162]-[.B161])^2" office:value-type="float" office:value="1.62562400000001">
            <text:p>1.63</text:p>
          </table:table-cell>
          <table:table-cell table:formula="of:=[.D161]+[.E161]*([.B162]-[.B161])" office:value-type="float" office:value="5.60560000000001">
            <text:p>5.6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2]+[.$C$14]" office:value-type="float" office:value="0.576">
            <text:p>5.76E-001</text:p>
          </table:table-cell>
          <table:table-cell table:formula="of:=[.C162]+[.D163]*([.B163]-[.B162])+0.5*[.E163]*([.B163]-[.B162])^2" office:value-type="float" office:value="1.64828160000001">
            <text:p>1.65</text:p>
          </table:table-cell>
          <table:table-cell table:formula="of:=[.D162]+[.E162]*([.B163]-[.B162])" office:value-type="float" office:value="5.64480000000001">
            <text:p>5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3]+[.$C$14]" office:value-type="float" office:value="0.58">
            <text:p>5.80E-001</text:p>
          </table:table-cell>
          <table:table-cell table:formula="of:=[.C163]+[.D164]*([.B164]-[.B163])+0.5*[.E164]*([.B164]-[.B163])^2" office:value-type="float" office:value="1.67109600000001">
            <text:p>1.67</text:p>
          </table:table-cell>
          <table:table-cell table:formula="of:=[.D163]+[.E163]*([.B164]-[.B163])" office:value-type="float" office:value="5.68400000000001">
            <text:p>5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4]+[.$C$14]" office:value-type="float" office:value="0.584">
            <text:p>5.84E-001</text:p>
          </table:table-cell>
          <table:table-cell table:formula="of:=[.C164]+[.D165]*([.B165]-[.B164])+0.5*[.E165]*([.B165]-[.B164])^2" office:value-type="float" office:value="1.69406720000001">
            <text:p>1.69</text:p>
          </table:table-cell>
          <table:table-cell table:formula="of:=[.D164]+[.E164]*([.B165]-[.B164])" office:value-type="float" office:value="5.72320000000001">
            <text:p>5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5]+[.$C$14]" office:value-type="float" office:value="0.588">
            <text:p>5.88E-001</text:p>
          </table:table-cell>
          <table:table-cell table:formula="of:=[.C165]+[.D166]*([.B166]-[.B165])+0.5*[.E166]*([.B166]-[.B165])^2" office:value-type="float" office:value="1.71719520000001">
            <text:p>1.72</text:p>
          </table:table-cell>
          <table:table-cell table:formula="of:=[.D165]+[.E165]*([.B166]-[.B165])" office:value-type="float" office:value="5.76240000000001">
            <text:p>5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6]+[.$C$14]" office:value-type="float" office:value="0.592">
            <text:p>5.92E-001</text:p>
          </table:table-cell>
          <table:table-cell table:formula="of:=[.C166]+[.D167]*([.B167]-[.B166])+0.5*[.E167]*([.B167]-[.B166])^2" office:value-type="float" office:value="1.74048000000001">
            <text:p>1.74</text:p>
          </table:table-cell>
          <table:table-cell table:formula="of:=[.D166]+[.E166]*([.B167]-[.B166])" office:value-type="float" office:value="5.80160000000001">
            <text:p>5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7]+[.$C$14]" office:value-type="float" office:value="0.596">
            <text:p>5.96E-001</text:p>
          </table:table-cell>
          <table:table-cell table:formula="of:=[.C167]+[.D168]*([.B168]-[.B167])+0.5*[.E168]*([.B168]-[.B167])^2" office:value-type="float" office:value="1.76392160000001">
            <text:p>1.76</text:p>
          </table:table-cell>
          <table:table-cell table:formula="of:=[.D167]+[.E167]*([.B168]-[.B167])" office:value-type="float" office:value="5.84080000000001">
            <text:p>5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8]+[.$C$14]" office:value-type="float" office:value="0.6">
            <text:p>6.00E-001</text:p>
          </table:table-cell>
          <table:table-cell table:formula="of:=[.C168]+[.D169]*([.B169]-[.B168])+0.5*[.E169]*([.B169]-[.B168])^2" office:value-type="float" office:value="1.78752000000001">
            <text:p>1.79</text:p>
          </table:table-cell>
          <table:table-cell table:formula="of:=[.D168]+[.E168]*([.B169]-[.B168])" office:value-type="float" office:value="5.88000000000001">
            <text:p>5.8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9]+[.$C$14]" office:value-type="float" office:value="0.604">
            <text:p>6.04E-001</text:p>
          </table:table-cell>
          <table:table-cell table:formula="of:=[.C169]+[.D170]*([.B170]-[.B169])+0.5*[.E170]*([.B170]-[.B169])^2" office:value-type="float" office:value="1.81127520000001">
            <text:p>1.81</text:p>
          </table:table-cell>
          <table:table-cell table:formula="of:=[.D169]+[.E169]*([.B170]-[.B169])" office:value-type="float" office:value="5.91920000000001">
            <text:p>5.9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0]+[.$C$14]" office:value-type="float" office:value="0.608">
            <text:p>6.08E-001</text:p>
          </table:table-cell>
          <table:table-cell table:formula="of:=[.C170]+[.D171]*([.B171]-[.B170])+0.5*[.E171]*([.B171]-[.B170])^2" office:value-type="float" office:value="1.83518720000001">
            <text:p>1.84</text:p>
          </table:table-cell>
          <table:table-cell table:formula="of:=[.D170]+[.E170]*([.B171]-[.B170])" office:value-type="float" office:value="5.95840000000001">
            <text:p>5.9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1]+[.$C$14]" office:value-type="float" office:value="0.612">
            <text:p>6.12E-001</text:p>
          </table:table-cell>
          <table:table-cell table:formula="of:=[.C171]+[.D172]*([.B172]-[.B171])+0.5*[.E172]*([.B172]-[.B171])^2" office:value-type="float" office:value="1.85925600000001">
            <text:p>1.86</text:p>
          </table:table-cell>
          <table:table-cell table:formula="of:=[.D171]+[.E171]*([.B172]-[.B171])" office:value-type="float" office:value="5.99760000000001">
            <text:p>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2]+[.$C$14]" office:value-type="float" office:value="0.616">
            <text:p>6.16E-001</text:p>
          </table:table-cell>
          <table:table-cell table:formula="of:=[.C172]+[.D173]*([.B173]-[.B172])+0.5*[.E173]*([.B173]-[.B172])^2" office:value-type="float" office:value="1.88348160000001">
            <text:p>1.88</text:p>
          </table:table-cell>
          <table:table-cell table:formula="of:=[.D172]+[.E172]*([.B173]-[.B172])" office:value-type="float" office:value="6.03680000000001">
            <text:p>6.0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3]+[.$C$14]" office:value-type="float" office:value="0.62">
            <text:p>6.20E-001</text:p>
          </table:table-cell>
          <table:table-cell table:formula="of:=[.C173]+[.D174]*([.B174]-[.B173])+0.5*[.E174]*([.B174]-[.B173])^2" office:value-type="float" office:value="1.90786400000001">
            <text:p>1.91</text:p>
          </table:table-cell>
          <table:table-cell table:formula="of:=[.D173]+[.E173]*([.B174]-[.B173])" office:value-type="float" office:value="6.07600000000002">
            <text:p>6.0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4]+[.$C$14]" office:value-type="float" office:value="0.624">
            <text:p>6.24E-001</text:p>
          </table:table-cell>
          <table:table-cell table:formula="of:=[.C174]+[.D175]*([.B175]-[.B174])+0.5*[.E175]*([.B175]-[.B174])^2" office:value-type="float" office:value="1.93240320000001">
            <text:p>1.93</text:p>
          </table:table-cell>
          <table:table-cell table:formula="of:=[.D174]+[.E174]*([.B175]-[.B174])" office:value-type="float" office:value="6.11520000000002">
            <text:p>6.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5]+[.$C$14]" office:value-type="float" office:value="0.628">
            <text:p>6.28E-001</text:p>
          </table:table-cell>
          <table:table-cell table:formula="of:=[.C175]+[.D176]*([.B176]-[.B175])+0.5*[.E176]*([.B176]-[.B175])^2" office:value-type="float" office:value="1.95709920000001">
            <text:p>1.96</text:p>
          </table:table-cell>
          <table:table-cell table:formula="of:=[.D175]+[.E175]*([.B176]-[.B175])" office:value-type="float" office:value="6.15440000000002">
            <text:p>6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6]+[.$C$14]" office:value-type="float" office:value="0.632">
            <text:p>6.32E-001</text:p>
          </table:table-cell>
          <table:table-cell table:formula="of:=[.C176]+[.D177]*([.B177]-[.B176])+0.5*[.E177]*([.B177]-[.B176])^2" office:value-type="float" office:value="1.98195200000001">
            <text:p>1.98</text:p>
          </table:table-cell>
          <table:table-cell table:formula="of:=[.D176]+[.E176]*([.B177]-[.B176])" office:value-type="float" office:value="6.19360000000002">
            <text:p>6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7]+[.$C$14]" office:value-type="float" office:value="0.636">
            <text:p>6.36E-001</text:p>
          </table:table-cell>
          <table:table-cell table:formula="of:=[.C177]+[.D178]*([.B178]-[.B177])+0.5*[.E178]*([.B178]-[.B177])^2" office:value-type="float" office:value="2.00696160000001">
            <text:p>2.01</text:p>
          </table:table-cell>
          <table:table-cell table:formula="of:=[.D177]+[.E177]*([.B178]-[.B177])" office:value-type="float" office:value="6.23280000000002">
            <text:p>6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8]+[.$C$14]" office:value-type="float" office:value="0.64">
            <text:p>6.40E-001</text:p>
          </table:table-cell>
          <table:table-cell table:formula="of:=[.C178]+[.D179]*([.B179]-[.B178])+0.5*[.E179]*([.B179]-[.B178])^2" office:value-type="float" office:value="2.03212800000001">
            <text:p>2.03</text:p>
          </table:table-cell>
          <table:table-cell table:formula="of:=[.D178]+[.E178]*([.B179]-[.B178])" office:value-type="float" office:value="6.27200000000002">
            <text:p>6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9]+[.$C$14]" office:value-type="float" office:value="0.644">
            <text:p>6.44E-001</text:p>
          </table:table-cell>
          <table:table-cell table:formula="of:=[.C179]+[.D180]*([.B180]-[.B179])+0.5*[.E180]*([.B180]-[.B179])^2" office:value-type="float" office:value="2.05745120000001">
            <text:p>2.06</text:p>
          </table:table-cell>
          <table:table-cell table:formula="of:=[.D179]+[.E179]*([.B180]-[.B179])" office:value-type="float" office:value="6.31120000000002">
            <text:p>6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0]+[.$C$14]" office:value-type="float" office:value="0.648">
            <text:p>6.48E-001</text:p>
          </table:table-cell>
          <table:table-cell table:formula="of:=[.C180]+[.D181]*([.B181]-[.B180])+0.5*[.E181]*([.B181]-[.B180])^2" office:value-type="float" office:value="2.08293120000001">
            <text:p>2.08</text:p>
          </table:table-cell>
          <table:table-cell table:formula="of:=[.D180]+[.E180]*([.B181]-[.B180])" office:value-type="float" office:value="6.35040000000002">
            <text:p>6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1]+[.$C$14]" office:value-type="float" office:value="0.652">
            <text:p>6.52E-001</text:p>
          </table:table-cell>
          <table:table-cell table:formula="of:=[.C181]+[.D182]*([.B182]-[.B181])+0.5*[.E182]*([.B182]-[.B181])^2" office:value-type="float" office:value="2.10856800000001">
            <text:p>2.11</text:p>
          </table:table-cell>
          <table:table-cell table:formula="of:=[.D181]+[.E181]*([.B182]-[.B181])" office:value-type="float" office:value="6.38960000000002">
            <text:p>6.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2]+[.$C$14]" office:value-type="float" office:value="0.656">
            <text:p>6.56E-001</text:p>
          </table:table-cell>
          <table:table-cell table:formula="of:=[.C182]+[.D183]*([.B183]-[.B182])+0.5*[.E183]*([.B183]-[.B182])^2" office:value-type="float" office:value="2.13436160000001">
            <text:p>2.13</text:p>
          </table:table-cell>
          <table:table-cell table:formula="of:=[.D182]+[.E182]*([.B183]-[.B182])" office:value-type="float" office:value="6.42880000000002">
            <text:p>6.4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3]+[.$C$14]" office:value-type="float" office:value="0.66">
            <text:p>6.60E-001</text:p>
          </table:table-cell>
          <table:table-cell table:formula="of:=[.C183]+[.D184]*([.B184]-[.B183])+0.5*[.E184]*([.B184]-[.B183])^2" office:value-type="float" office:value="2.16031200000001">
            <text:p>2.16</text:p>
          </table:table-cell>
          <table:table-cell table:formula="of:=[.D183]+[.E183]*([.B184]-[.B183])" office:value-type="float" office:value="6.46800000000002">
            <text:p>6.4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4]+[.$C$14]" office:value-type="float" office:value="0.664">
            <text:p>6.64E-001</text:p>
          </table:table-cell>
          <table:table-cell table:formula="of:=[.C184]+[.D185]*([.B185]-[.B184])+0.5*[.E185]*([.B185]-[.B184])^2" office:value-type="float" office:value="2.18641920000001">
            <text:p>2.19</text:p>
          </table:table-cell>
          <table:table-cell table:formula="of:=[.D184]+[.E184]*([.B185]-[.B184])" office:value-type="float" office:value="6.50720000000002">
            <text:p>6.5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5]+[.$C$14]" office:value-type="float" office:value="0.668">
            <text:p>6.68E-001</text:p>
          </table:table-cell>
          <table:table-cell table:formula="of:=[.C185]+[.D186]*([.B186]-[.B185])+0.5*[.E186]*([.B186]-[.B185])^2" office:value-type="float" office:value="2.21268320000001">
            <text:p>2.21</text:p>
          </table:table-cell>
          <table:table-cell table:formula="of:=[.D185]+[.E185]*([.B186]-[.B185])" office:value-type="float" office:value="6.54640000000002">
            <text:p>6.5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6]+[.$C$14]" office:value-type="float" office:value="0.672">
            <text:p>6.72E-001</text:p>
          </table:table-cell>
          <table:table-cell table:formula="of:=[.C186]+[.D187]*([.B187]-[.B186])+0.5*[.E187]*([.B187]-[.B186])^2" office:value-type="float" office:value="2.23910400000001">
            <text:p>2.24</text:p>
          </table:table-cell>
          <table:table-cell table:formula="of:=[.D186]+[.E186]*([.B187]-[.B186])" office:value-type="float" office:value="6.58560000000002">
            <text:p>6.5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7]+[.$C$14]" office:value-type="float" office:value="0.676">
            <text:p>6.76E-001</text:p>
          </table:table-cell>
          <table:table-cell table:formula="of:=[.C187]+[.D188]*([.B188]-[.B187])+0.5*[.E188]*([.B188]-[.B187])^2" office:value-type="float" office:value="2.26568160000001">
            <text:p>2.27</text:p>
          </table:table-cell>
          <table:table-cell table:formula="of:=[.D187]+[.E187]*([.B188]-[.B187])" office:value-type="float" office:value="6.62480000000002">
            <text:p>6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8]+[.$C$14]" office:value-type="float" office:value="0.68">
            <text:p>6.80E-001</text:p>
          </table:table-cell>
          <table:table-cell table:formula="of:=[.C188]+[.D189]*([.B189]-[.B188])+0.5*[.E189]*([.B189]-[.B188])^2" office:value-type="float" office:value="2.29241600000001">
            <text:p>2.29</text:p>
          </table:table-cell>
          <table:table-cell table:formula="of:=[.D188]+[.E188]*([.B189]-[.B188])" office:value-type="float" office:value="6.66400000000002">
            <text:p>6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9]+[.$C$14]" office:value-type="float" office:value="0.684">
            <text:p>6.84E-001</text:p>
          </table:table-cell>
          <table:table-cell table:formula="of:=[.C189]+[.D190]*([.B190]-[.B189])+0.5*[.E190]*([.B190]-[.B189])^2" office:value-type="float" office:value="2.31930720000001">
            <text:p>2.32</text:p>
          </table:table-cell>
          <table:table-cell table:formula="of:=[.D189]+[.E189]*([.B190]-[.B189])" office:value-type="float" office:value="6.70320000000002">
            <text:p>6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0]+[.$C$14]" office:value-type="float" office:value="0.688">
            <text:p>6.88E-001</text:p>
          </table:table-cell>
          <table:table-cell table:formula="of:=[.C190]+[.D191]*([.B191]-[.B190])+0.5*[.E191]*([.B191]-[.B190])^2" office:value-type="float" office:value="2.34635520000001">
            <text:p>2.35</text:p>
          </table:table-cell>
          <table:table-cell table:formula="of:=[.D190]+[.E190]*([.B191]-[.B190])" office:value-type="float" office:value="6.74240000000002">
            <text:p>6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1]+[.$C$14]" office:value-type="float" office:value="0.692">
            <text:p>6.92E-001</text:p>
          </table:table-cell>
          <table:table-cell table:formula="of:=[.C191]+[.D192]*([.B192]-[.B191])+0.5*[.E192]*([.B192]-[.B191])^2" office:value-type="float" office:value="2.37356000000001">
            <text:p>2.37</text:p>
          </table:table-cell>
          <table:table-cell table:formula="of:=[.D191]+[.E191]*([.B192]-[.B191])" office:value-type="float" office:value="6.78160000000002">
            <text:p>6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2]+[.$C$14]" office:value-type="float" office:value="0.696">
            <text:p>6.96E-001</text:p>
          </table:table-cell>
          <table:table-cell table:formula="of:=[.C192]+[.D193]*([.B193]-[.B192])+0.5*[.E193]*([.B193]-[.B192])^2" office:value-type="float" office:value="2.40092160000001">
            <text:p>2.4</text:p>
          </table:table-cell>
          <table:table-cell table:formula="of:=[.D192]+[.E192]*([.B193]-[.B192])" office:value-type="float" office:value="6.82080000000002">
            <text:p>6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3]+[.$C$14]" office:value-type="float" office:value="0.7">
            <text:p>7.00E-001</text:p>
          </table:table-cell>
          <table:table-cell table:formula="of:=[.C193]+[.D194]*([.B194]-[.B193])+0.5*[.E194]*([.B194]-[.B193])^2" office:value-type="float" office:value="2.42844000000001">
            <text:p>2.43</text:p>
          </table:table-cell>
          <table:table-cell table:formula="of:=[.D193]+[.E193]*([.B194]-[.B193])" office:value-type="float" office:value="6.86000000000002">
            <text:p>6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4]+[.$C$14]" office:value-type="float" office:value="0.704">
            <text:p>7.04E-001</text:p>
          </table:table-cell>
          <table:table-cell table:formula="of:=[.C194]+[.D195]*([.B195]-[.B194])+0.5*[.E195]*([.B195]-[.B194])^2" office:value-type="float" office:value="2.45611520000001">
            <text:p>2.46</text:p>
          </table:table-cell>
          <table:table-cell table:formula="of:=[.D194]+[.E194]*([.B195]-[.B194])" office:value-type="float" office:value="6.89920000000002">
            <text:p>6.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5]+[.$C$14]" office:value-type="float" office:value="0.708">
            <text:p>7.08E-001</text:p>
          </table:table-cell>
          <table:table-cell table:formula="of:=[.C195]+[.D196]*([.B196]-[.B195])+0.5*[.E196]*([.B196]-[.B195])^2" office:value-type="float" office:value="2.48394720000001">
            <text:p>2.48</text:p>
          </table:table-cell>
          <table:table-cell table:formula="of:=[.D195]+[.E195]*([.B196]-[.B195])" office:value-type="float" office:value="6.93840000000002">
            <text:p>6.9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6]+[.$C$14]" office:value-type="float" office:value="0.712">
            <text:p>7.12E-001</text:p>
          </table:table-cell>
          <table:table-cell table:formula="of:=[.C196]+[.D197]*([.B197]-[.B196])+0.5*[.E197]*([.B197]-[.B196])^2" office:value-type="float" office:value="2.51193600000001">
            <text:p>2.51</text:p>
          </table:table-cell>
          <table:table-cell table:formula="of:=[.D196]+[.E196]*([.B197]-[.B196])" office:value-type="float" office:value="6.97760000000002">
            <text:p>6.9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7]+[.$C$14]" office:value-type="float" office:value="0.716">
            <text:p>7.16E-001</text:p>
          </table:table-cell>
          <table:table-cell table:formula="of:=[.C197]+[.D198]*([.B198]-[.B197])+0.5*[.E198]*([.B198]-[.B197])^2" office:value-type="float" office:value="2.54008160000001">
            <text:p>2.54</text:p>
          </table:table-cell>
          <table:table-cell table:formula="of:=[.D197]+[.E197]*([.B198]-[.B197])" office:value-type="float" office:value="7.01680000000002">
            <text:p>7.0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8]+[.$C$14]" office:value-type="float" office:value="0.72">
            <text:p>7.20E-001</text:p>
          </table:table-cell>
          <table:table-cell table:formula="of:=[.C198]+[.D199]*([.B199]-[.B198])+0.5*[.E199]*([.B199]-[.B198])^2" office:value-type="float" office:value="2.56838400000001">
            <text:p>2.57</text:p>
          </table:table-cell>
          <table:table-cell table:formula="of:=[.D198]+[.E198]*([.B199]-[.B198])" office:value-type="float" office:value="7.05600000000002">
            <text:p>7.0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9]+[.$C$14]" office:value-type="float" office:value="0.724">
            <text:p>7.24E-001</text:p>
          </table:table-cell>
          <table:table-cell table:formula="of:=[.C199]+[.D200]*([.B200]-[.B199])+0.5*[.E200]*([.B200]-[.B199])^2" office:value-type="float" office:value="2.59684320000001">
            <text:p>2.6</text:p>
          </table:table-cell>
          <table:table-cell table:formula="of:=[.D199]+[.E199]*([.B200]-[.B199])" office:value-type="float" office:value="7.09520000000002">
            <text:p>7.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0]+[.$C$14]" office:value-type="float" office:value="0.728000000000001">
            <text:p>7.28E-001</text:p>
          </table:table-cell>
          <table:table-cell table:formula="of:=[.C200]+[.D201]*([.B201]-[.B200])+0.5*[.E201]*([.B201]-[.B200])^2" office:value-type="float" office:value="2.62545920000001">
            <text:p>2.63</text:p>
          </table:table-cell>
          <table:table-cell table:formula="of:=[.D200]+[.E200]*([.B201]-[.B200])" office:value-type="float" office:value="7.13440000000002">
            <text:p>7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1]+[.$C$14]" office:value-type="float" office:value="0.732000000000001">
            <text:p>7.32E-001</text:p>
          </table:table-cell>
          <table:table-cell table:formula="of:=[.C201]+[.D202]*([.B202]-[.B201])+0.5*[.E202]*([.B202]-[.B201])^2" office:value-type="float" office:value="2.65423200000001">
            <text:p>2.65</text:p>
          </table:table-cell>
          <table:table-cell table:formula="of:=[.D201]+[.E201]*([.B202]-[.B201])" office:value-type="float" office:value="7.17360000000002">
            <text:p>7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2]+[.$C$14]" office:value-type="float" office:value="0.736000000000001">
            <text:p>7.36E-001</text:p>
          </table:table-cell>
          <table:table-cell table:formula="of:=[.C202]+[.D203]*([.B203]-[.B202])+0.5*[.E203]*([.B203]-[.B202])^2" office:value-type="float" office:value="2.68316160000001">
            <text:p>2.68</text:p>
          </table:table-cell>
          <table:table-cell table:formula="of:=[.D202]+[.E202]*([.B203]-[.B202])" office:value-type="float" office:value="7.21280000000002">
            <text:p>7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3]+[.$C$14]" office:value-type="float" office:value="0.740000000000001">
            <text:p>7.40E-001</text:p>
          </table:table-cell>
          <table:table-cell table:formula="of:=[.C203]+[.D204]*([.B204]-[.B203])+0.5*[.E204]*([.B204]-[.B203])^2" office:value-type="float" office:value="2.71224800000001">
            <text:p>2.71</text:p>
          </table:table-cell>
          <table:table-cell table:formula="of:=[.D203]+[.E203]*([.B204]-[.B203])" office:value-type="float" office:value="7.25200000000002">
            <text:p>7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4]+[.$C$14]" office:value-type="float" office:value="0.744000000000001">
            <text:p>7.44E-001</text:p>
          </table:table-cell>
          <table:table-cell table:formula="of:=[.C204]+[.D205]*([.B205]-[.B204])+0.5*[.E205]*([.B205]-[.B204])^2" office:value-type="float" office:value="2.74149120000001">
            <text:p>2.74</text:p>
          </table:table-cell>
          <table:table-cell table:formula="of:=[.D204]+[.E204]*([.B205]-[.B204])" office:value-type="float" office:value="7.29120000000002">
            <text:p>7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5]+[.$C$14]" office:value-type="float" office:value="0.748000000000001">
            <text:p>7.48E-001</text:p>
          </table:table-cell>
          <table:table-cell table:formula="of:=[.C205]+[.D206]*([.B206]-[.B205])+0.5*[.E206]*([.B206]-[.B205])^2" office:value-type="float" office:value="2.77089120000001">
            <text:p>2.77</text:p>
          </table:table-cell>
          <table:table-cell table:formula="of:=[.D205]+[.E205]*([.B206]-[.B205])" office:value-type="float" office:value="7.33040000000002">
            <text:p>7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6]+[.$C$14]" office:value-type="float" office:value="0.752000000000001">
            <text:p>7.52E-001</text:p>
          </table:table-cell>
          <table:table-cell table:formula="of:=[.C206]+[.D207]*([.B207]-[.B206])+0.5*[.E207]*([.B207]-[.B206])^2" office:value-type="float" office:value="2.80044800000001">
            <text:p>2.8</text:p>
          </table:table-cell>
          <table:table-cell table:formula="of:=[.D206]+[.E206]*([.B207]-[.B206])" office:value-type="float" office:value="7.36960000000002">
            <text:p>7.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7]+[.$C$14]" office:value-type="float" office:value="0.756000000000001">
            <text:p>7.56E-001</text:p>
          </table:table-cell>
          <table:table-cell table:formula="of:=[.C207]+[.D208]*([.B208]-[.B207])+0.5*[.E208]*([.B208]-[.B207])^2" office:value-type="float" office:value="2.83016160000001">
            <text:p>2.83</text:p>
          </table:table-cell>
          <table:table-cell table:formula="of:=[.D207]+[.E207]*([.B208]-[.B207])" office:value-type="float" office:value="7.40880000000002">
            <text:p>7.4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8]+[.$C$14]" office:value-type="float" office:value="0.760000000000001">
            <text:p>7.60E-001</text:p>
          </table:table-cell>
          <table:table-cell table:formula="of:=[.C208]+[.D209]*([.B209]-[.B208])+0.5*[.E209]*([.B209]-[.B208])^2" office:value-type="float" office:value="2.86003200000001">
            <text:p>2.86</text:p>
          </table:table-cell>
          <table:table-cell table:formula="of:=[.D208]+[.E208]*([.B209]-[.B208])" office:value-type="float" office:value="7.44800000000002">
            <text:p>7.4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9]+[.$C$14]" office:value-type="float" office:value="0.764000000000001">
            <text:p>7.64E-001</text:p>
          </table:table-cell>
          <table:table-cell table:formula="of:=[.C209]+[.D210]*([.B210]-[.B209])+0.5*[.E210]*([.B210]-[.B209])^2" office:value-type="float" office:value="2.89005920000001">
            <text:p>2.89</text:p>
          </table:table-cell>
          <table:table-cell table:formula="of:=[.D209]+[.E209]*([.B210]-[.B209])" office:value-type="float" office:value="7.48720000000002">
            <text:p>7.4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0]+[.$C$14]" office:value-type="float" office:value="0.768000000000001">
            <text:p>7.68E-001</text:p>
          </table:table-cell>
          <table:table-cell table:formula="of:=[.C210]+[.D211]*([.B211]-[.B210])+0.5*[.E211]*([.B211]-[.B210])^2" office:value-type="float" office:value="2.92024320000001">
            <text:p>2.92</text:p>
          </table:table-cell>
          <table:table-cell table:formula="of:=[.D210]+[.E210]*([.B211]-[.B210])" office:value-type="float" office:value="7.52640000000002">
            <text:p>7.5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1]+[.$C$14]" office:value-type="float" office:value="0.772000000000001">
            <text:p>7.72E-001</text:p>
          </table:table-cell>
          <table:table-cell table:formula="of:=[.C211]+[.D212]*([.B212]-[.B211])+0.5*[.E212]*([.B212]-[.B211])^2" office:value-type="float" office:value="2.95058400000001">
            <text:p>2.95</text:p>
          </table:table-cell>
          <table:table-cell table:formula="of:=[.D211]+[.E211]*([.B212]-[.B211])" office:value-type="float" office:value="7.56560000000002">
            <text:p>7.5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2]+[.$C$14]" office:value-type="float" office:value="0.776000000000001">
            <text:p>7.76E-001</text:p>
          </table:table-cell>
          <table:table-cell table:formula="of:=[.C212]+[.D213]*([.B213]-[.B212])+0.5*[.E213]*([.B213]-[.B212])^2" office:value-type="float" office:value="2.98108160000001">
            <text:p>2.98</text:p>
          </table:table-cell>
          <table:table-cell table:formula="of:=[.D212]+[.E212]*([.B213]-[.B212])" office:value-type="float" office:value="7.60480000000002">
            <text:p>7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3]+[.$C$14]" office:value-type="float" office:value="0.780000000000001">
            <text:p>7.80E-001</text:p>
          </table:table-cell>
          <table:table-cell table:formula="of:=[.C213]+[.D214]*([.B214]-[.B213])+0.5*[.E214]*([.B214]-[.B213])^2" office:value-type="float" office:value="3.01173600000001">
            <text:p>3.01</text:p>
          </table:table-cell>
          <table:table-cell table:formula="of:=[.D213]+[.E213]*([.B214]-[.B213])" office:value-type="float" office:value="7.64400000000002">
            <text:p>7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4]+[.$C$14]" office:value-type="float" office:value="0.784000000000001">
            <text:p>7.84E-001</text:p>
          </table:table-cell>
          <table:table-cell table:formula="of:=[.C214]+[.D215]*([.B215]-[.B214])+0.5*[.E215]*([.B215]-[.B214])^2" office:value-type="float" office:value="3.04254720000001">
            <text:p>3.04</text:p>
          </table:table-cell>
          <table:table-cell table:formula="of:=[.D214]+[.E214]*([.B215]-[.B214])" office:value-type="float" office:value="7.68320000000002">
            <text:p>7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5]+[.$C$14]" office:value-type="float" office:value="0.788000000000001">
            <text:p>7.88E-001</text:p>
          </table:table-cell>
          <table:table-cell table:formula="of:=[.C215]+[.D216]*([.B216]-[.B215])+0.5*[.E216]*([.B216]-[.B215])^2" office:value-type="float" office:value="3.07351520000001">
            <text:p>3.07</text:p>
          </table:table-cell>
          <table:table-cell table:formula="of:=[.D215]+[.E215]*([.B216]-[.B215])" office:value-type="float" office:value="7.72240000000002">
            <text:p>7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6]+[.$C$14]" office:value-type="float" office:value="0.792000000000001">
            <text:p>7.92E-001</text:p>
          </table:table-cell>
          <table:table-cell table:formula="of:=[.C216]+[.D217]*([.B217]-[.B216])+0.5*[.E217]*([.B217]-[.B216])^2" office:value-type="float" office:value="3.10464000000001">
            <text:p>3.1</text:p>
          </table:table-cell>
          <table:table-cell table:formula="of:=[.D216]+[.E216]*([.B217]-[.B216])" office:value-type="float" office:value="7.76160000000002">
            <text:p>7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7]+[.$C$14]" office:value-type="float" office:value="0.796000000000001">
            <text:p>7.96E-001</text:p>
          </table:table-cell>
          <table:table-cell table:formula="of:=[.C217]+[.D218]*([.B218]-[.B217])+0.5*[.E218]*([.B218]-[.B217])^2" office:value-type="float" office:value="3.13592160000001">
            <text:p>3.14</text:p>
          </table:table-cell>
          <table:table-cell table:formula="of:=[.D217]+[.E217]*([.B218]-[.B217])" office:value-type="float" office:value="7.80080000000002">
            <text:p>7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8]+[.$C$14]" office:value-type="float" office:value="0.800000000000001">
            <text:p>8.00E-001</text:p>
          </table:table-cell>
          <table:table-cell table:formula="of:=[.C218]+[.D219]*([.B219]-[.B218])+0.5*[.E219]*([.B219]-[.B218])^2" office:value-type="float" office:value="3.16736000000001">
            <text:p>3.17</text:p>
          </table:table-cell>
          <table:table-cell table:formula="of:=[.D218]+[.E218]*([.B219]-[.B218])" office:value-type="float" office:value="7.84000000000002">
            <text:p>7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9]+[.$C$14]" office:value-type="float" office:value="0.804000000000001">
            <text:p>8.04E-001</text:p>
          </table:table-cell>
          <table:table-cell table:formula="of:=[.C219]+[.D220]*([.B220]-[.B219])+0.5*[.E220]*([.B220]-[.B219])^2" office:value-type="float" office:value="3.19895520000001">
            <text:p>3.2</text:p>
          </table:table-cell>
          <table:table-cell table:formula="of:=[.D219]+[.E219]*([.B220]-[.B219])" office:value-type="float" office:value="7.87920000000002">
            <text:p>7.8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0]+[.$C$14]" office:value-type="float" office:value="0.808000000000001">
            <text:p>8.08E-001</text:p>
          </table:table-cell>
          <table:table-cell table:formula="of:=[.C220]+[.D221]*([.B221]-[.B220])+0.5*[.E221]*([.B221]-[.B220])^2" office:value-type="float" office:value="3.23070720000001">
            <text:p>3.23</text:p>
          </table:table-cell>
          <table:table-cell table:formula="of:=[.D220]+[.E220]*([.B221]-[.B220])" office:value-type="float" office:value="7.91840000000002">
            <text:p>7.9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1]+[.$C$14]" office:value-type="float" office:value="0.812000000000001">
            <text:p>8.12E-001</text:p>
          </table:table-cell>
          <table:table-cell table:formula="of:=[.C221]+[.D222]*([.B222]-[.B221])+0.5*[.E222]*([.B222]-[.B221])^2" office:value-type="float" office:value="3.26261600000001">
            <text:p>3.26</text:p>
          </table:table-cell>
          <table:table-cell table:formula="of:=[.D221]+[.E221]*([.B222]-[.B221])" office:value-type="float" office:value="7.95760000000002">
            <text:p>7.9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2]+[.$C$14]" office:value-type="float" office:value="0.816000000000001">
            <text:p>8.16E-001</text:p>
          </table:table-cell>
          <table:table-cell table:formula="of:=[.C222]+[.D223]*([.B223]-[.B222])+0.5*[.E223]*([.B223]-[.B222])^2" office:value-type="float" office:value="3.29468160000001">
            <text:p>3.29</text:p>
          </table:table-cell>
          <table:table-cell table:formula="of:=[.D222]+[.E222]*([.B223]-[.B222])" office:value-type="float" office:value="7.99680000000002">
            <text:p>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3]+[.$C$14]" office:value-type="float" office:value="0.820000000000001">
            <text:p>8.20E-001</text:p>
          </table:table-cell>
          <table:table-cell table:formula="of:=[.C223]+[.D224]*([.B224]-[.B223])+0.5*[.E224]*([.B224]-[.B223])^2" office:value-type="float" office:value="3.32690400000001">
            <text:p>3.33</text:p>
          </table:table-cell>
          <table:table-cell table:formula="of:=[.D223]+[.E223]*([.B224]-[.B223])" office:value-type="float" office:value="8.03600000000002">
            <text:p>8.0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4]+[.$C$14]" office:value-type="float" office:value="0.824000000000001">
            <text:p>8.24E-001</text:p>
          </table:table-cell>
          <table:table-cell table:formula="of:=[.C224]+[.D225]*([.B225]-[.B224])+0.5*[.E225]*([.B225]-[.B224])^2" office:value-type="float" office:value="3.35928320000001">
            <text:p>3.36</text:p>
          </table:table-cell>
          <table:table-cell table:formula="of:=[.D224]+[.E224]*([.B225]-[.B224])" office:value-type="float" office:value="8.07520000000002">
            <text:p>8.0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5]+[.$C$14]" office:value-type="float" office:value="0.828000000000001">
            <text:p>8.28E-001</text:p>
          </table:table-cell>
          <table:table-cell table:formula="of:=[.C225]+[.D226]*([.B226]-[.B225])+0.5*[.E226]*([.B226]-[.B225])^2" office:value-type="float" office:value="3.39181920000001">
            <text:p>3.39</text:p>
          </table:table-cell>
          <table:table-cell table:formula="of:=[.D225]+[.E225]*([.B226]-[.B225])" office:value-type="float" office:value="8.11440000000002">
            <text:p>8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6]+[.$C$14]" office:value-type="float" office:value="0.832000000000001">
            <text:p>8.32E-001</text:p>
          </table:table-cell>
          <table:table-cell table:formula="of:=[.C226]+[.D227]*([.B227]-[.B226])+0.5*[.E227]*([.B227]-[.B226])^2" office:value-type="float" office:value="3.42451200000001">
            <text:p>3.42</text:p>
          </table:table-cell>
          <table:table-cell table:formula="of:=[.D226]+[.E226]*([.B227]-[.B226])" office:value-type="float" office:value="8.15360000000002">
            <text:p>8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7]+[.$C$14]" office:value-type="float" office:value="0.836000000000001">
            <text:p>8.36E-001</text:p>
          </table:table-cell>
          <table:table-cell table:formula="of:=[.C227]+[.D228]*([.B228]-[.B227])+0.5*[.E228]*([.B228]-[.B227])^2" office:value-type="float" office:value="3.45736160000001">
            <text:p>3.46</text:p>
          </table:table-cell>
          <table:table-cell table:formula="of:=[.D227]+[.E227]*([.B228]-[.B227])" office:value-type="float" office:value="8.19280000000002">
            <text:p>8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8]+[.$C$14]" office:value-type="float" office:value="0.840000000000001">
            <text:p>8.40E-001</text:p>
          </table:table-cell>
          <table:table-cell table:formula="of:=[.C228]+[.D229]*([.B229]-[.B228])+0.5*[.E229]*([.B229]-[.B228])^2" office:value-type="float" office:value="3.49036800000001">
            <text:p>3.49</text:p>
          </table:table-cell>
          <table:table-cell table:formula="of:=[.D228]+[.E228]*([.B229]-[.B228])" office:value-type="float" office:value="8.23200000000002">
            <text:p>8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9]+[.$C$14]" office:value-type="float" office:value="0.844000000000001">
            <text:p>8.44E-001</text:p>
          </table:table-cell>
          <table:table-cell table:formula="of:=[.C229]+[.D230]*([.B230]-[.B229])+0.5*[.E230]*([.B230]-[.B229])^2" office:value-type="float" office:value="3.52353120000001">
            <text:p>3.52</text:p>
          </table:table-cell>
          <table:table-cell table:formula="of:=[.D229]+[.E229]*([.B230]-[.B229])" office:value-type="float" office:value="8.27120000000002">
            <text:p>8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0]+[.$C$14]" office:value-type="float" office:value="0.848000000000001">
            <text:p>8.48E-001</text:p>
          </table:table-cell>
          <table:table-cell table:formula="of:=[.C230]+[.D231]*([.B231]-[.B230])+0.5*[.E231]*([.B231]-[.B230])^2" office:value-type="float" office:value="3.55685120000002">
            <text:p>3.56</text:p>
          </table:table-cell>
          <table:table-cell table:formula="of:=[.D230]+[.E230]*([.B231]-[.B230])" office:value-type="float" office:value="8.31040000000002">
            <text:p>8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1]+[.$C$14]" office:value-type="float" office:value="0.852000000000001">
            <text:p>8.52E-001</text:p>
          </table:table-cell>
          <table:table-cell table:formula="of:=[.C231]+[.D232]*([.B232]-[.B231])+0.5*[.E232]*([.B232]-[.B231])^2" office:value-type="float" office:value="3.59032800000002">
            <text:p>3.59</text:p>
          </table:table-cell>
          <table:table-cell table:formula="of:=[.D231]+[.E231]*([.B232]-[.B231])" office:value-type="float" office:value="8.34960000000002">
            <text:p>8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2]+[.$C$14]" office:value-type="float" office:value="0.856000000000001">
            <text:p>8.56E-001</text:p>
          </table:table-cell>
          <table:table-cell table:formula="of:=[.C232]+[.D233]*([.B233]-[.B232])+0.5*[.E233]*([.B233]-[.B232])^2" office:value-type="float" office:value="3.62396160000002">
            <text:p>3.62</text:p>
          </table:table-cell>
          <table:table-cell table:formula="of:=[.D232]+[.E232]*([.B233]-[.B232])" office:value-type="float" office:value="8.38880000000001">
            <text:p>8.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3]+[.$C$14]" office:value-type="float" office:value="0.860000000000001">
            <text:p>8.60E-001</text:p>
          </table:table-cell>
          <table:table-cell table:formula="of:=[.C233]+[.D234]*([.B234]-[.B233])+0.5*[.E234]*([.B234]-[.B233])^2" office:value-type="float" office:value="3.65775200000002">
            <text:p>3.66</text:p>
          </table:table-cell>
          <table:table-cell table:formula="of:=[.D233]+[.E233]*([.B234]-[.B233])" office:value-type="float" office:value="8.42800000000001">
            <text:p>8.4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4]+[.$C$14]" office:value-type="float" office:value="0.864000000000001">
            <text:p>8.64E-001</text:p>
          </table:table-cell>
          <table:table-cell table:formula="of:=[.C234]+[.D235]*([.B235]-[.B234])+0.5*[.E235]*([.B235]-[.B234])^2" office:value-type="float" office:value="3.69169920000002">
            <text:p>3.69</text:p>
          </table:table-cell>
          <table:table-cell table:formula="of:=[.D234]+[.E234]*([.B235]-[.B234])" office:value-type="float" office:value="8.46720000000001">
            <text:p>8.4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5]+[.$C$14]" office:value-type="float" office:value="0.868000000000001">
            <text:p>8.68E-001</text:p>
          </table:table-cell>
          <table:table-cell table:formula="of:=[.C235]+[.D236]*([.B236]-[.B235])+0.5*[.E236]*([.B236]-[.B235])^2" office:value-type="float" office:value="3.72580320000002">
            <text:p>3.73</text:p>
          </table:table-cell>
          <table:table-cell table:formula="of:=[.D235]+[.E235]*([.B236]-[.B235])" office:value-type="float" office:value="8.50640000000001">
            <text:p>8.5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6]+[.$C$14]" office:value-type="float" office:value="0.872000000000001">
            <text:p>8.72E-001</text:p>
          </table:table-cell>
          <table:table-cell table:formula="of:=[.C236]+[.D237]*([.B237]-[.B236])+0.5*[.E237]*([.B237]-[.B236])^2" office:value-type="float" office:value="3.76006400000002">
            <text:p>3.76</text:p>
          </table:table-cell>
          <table:table-cell table:formula="of:=[.D236]+[.E236]*([.B237]-[.B236])" office:value-type="float" office:value="8.54560000000001">
            <text:p>8.5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7]+[.$C$14]" office:value-type="float" office:value="0.876000000000001">
            <text:p>8.76E-001</text:p>
          </table:table-cell>
          <table:table-cell table:formula="of:=[.C237]+[.D238]*([.B238]-[.B237])+0.5*[.E238]*([.B238]-[.B237])^2" office:value-type="float" office:value="3.79448160000002">
            <text:p>3.79</text:p>
          </table:table-cell>
          <table:table-cell table:formula="of:=[.D237]+[.E237]*([.B238]-[.B237])" office:value-type="float" office:value="8.58480000000001">
            <text:p>8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8]+[.$C$14]" office:value-type="float" office:value="0.880000000000001">
            <text:p>8.80E-001</text:p>
          </table:table-cell>
          <table:table-cell table:formula="of:=[.C238]+[.D239]*([.B239]-[.B238])+0.5*[.E239]*([.B239]-[.B238])^2" office:value-type="float" office:value="3.82905600000002">
            <text:p>3.83</text:p>
          </table:table-cell>
          <table:table-cell table:formula="of:=[.D238]+[.E238]*([.B239]-[.B238])" office:value-type="float" office:value="8.62400000000001">
            <text:p>8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9]+[.$C$14]" office:value-type="float" office:value="0.884000000000001">
            <text:p>8.84E-001</text:p>
          </table:table-cell>
          <table:table-cell table:formula="of:=[.C239]+[.D240]*([.B240]-[.B239])+0.5*[.E240]*([.B240]-[.B239])^2" office:value-type="float" office:value="3.86378720000002">
            <text:p>3.86</text:p>
          </table:table-cell>
          <table:table-cell table:formula="of:=[.D239]+[.E239]*([.B240]-[.B239])" office:value-type="float" office:value="8.66320000000001">
            <text:p>8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0]+[.$C$14]" office:value-type="float" office:value="0.888000000000001">
            <text:p>8.88E-001</text:p>
          </table:table-cell>
          <table:table-cell table:formula="of:=[.C240]+[.D241]*([.B241]-[.B240])+0.5*[.E241]*([.B241]-[.B240])^2" office:value-type="float" office:value="3.89867520000002">
            <text:p>3.9</text:p>
          </table:table-cell>
          <table:table-cell table:formula="of:=[.D240]+[.E240]*([.B241]-[.B240])" office:value-type="float" office:value="8.70240000000001">
            <text:p>8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1]+[.$C$14]" office:value-type="float" office:value="0.892000000000001">
            <text:p>8.92E-001</text:p>
          </table:table-cell>
          <table:table-cell table:formula="of:=[.C241]+[.D242]*([.B242]-[.B241])+0.5*[.E242]*([.B242]-[.B241])^2" office:value-type="float" office:value="3.93372000000002">
            <text:p>3.93</text:p>
          </table:table-cell>
          <table:table-cell table:formula="of:=[.D241]+[.E241]*([.B242]-[.B241])" office:value-type="float" office:value="8.74160000000001">
            <text:p>8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2]+[.$C$14]" office:value-type="float" office:value="0.896000000000001">
            <text:p>8.96E-001</text:p>
          </table:table-cell>
          <table:table-cell table:formula="of:=[.C242]+[.D243]*([.B243]-[.B242])+0.5*[.E243]*([.B243]-[.B242])^2" office:value-type="float" office:value="3.96892160000002">
            <text:p>3.97</text:p>
          </table:table-cell>
          <table:table-cell table:formula="of:=[.D242]+[.E242]*([.B243]-[.B242])" office:value-type="float" office:value="8.78080000000001">
            <text:p>8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3]+[.$C$14]" office:value-type="float" office:value="0.900000000000001">
            <text:p>9.00E-001</text:p>
          </table:table-cell>
          <table:table-cell table:formula="of:=[.C243]+[.D244]*([.B244]-[.B243])+0.5*[.E244]*([.B244]-[.B243])^2" office:value-type="float" office:value="4.00428000000002">
            <text:p>4</text:p>
          </table:table-cell>
          <table:table-cell table:formula="of:=[.D243]+[.E243]*([.B244]-[.B243])" office:value-type="float" office:value="8.82000000000001">
            <text:p>8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4]+[.$C$14]" office:value-type="float" office:value="0.904000000000001">
            <text:p>9.04E-001</text:p>
          </table:table-cell>
          <table:table-cell table:formula="of:=[.C244]+[.D245]*([.B245]-[.B244])+0.5*[.E245]*([.B245]-[.B244])^2" office:value-type="float" office:value="4.03979520000002">
            <text:p>4.04</text:p>
          </table:table-cell>
          <table:table-cell table:formula="of:=[.D244]+[.E244]*([.B245]-[.B244])" office:value-type="float" office:value="8.85920000000001">
            <text:p>8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5]+[.$C$14]" office:value-type="float" office:value="0.908000000000001">
            <text:p>9.08E-001</text:p>
          </table:table-cell>
          <table:table-cell table:formula="of:=[.C245]+[.D246]*([.B246]-[.B245])+0.5*[.E246]*([.B246]-[.B245])^2" office:value-type="float" office:value="4.07546720000002">
            <text:p>4.08</text:p>
          </table:table-cell>
          <table:table-cell table:formula="of:=[.D245]+[.E245]*([.B246]-[.B245])" office:value-type="float" office:value="8.8984">
            <text:p>8.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6]+[.$C$14]" office:value-type="float" office:value="0.912000000000001">
            <text:p>9.12E-001</text:p>
          </table:table-cell>
          <table:table-cell table:formula="of:=[.C246]+[.D247]*([.B247]-[.B246])+0.5*[.E247]*([.B247]-[.B246])^2" office:value-type="float" office:value="4.11129600000002">
            <text:p>4.11</text:p>
          </table:table-cell>
          <table:table-cell table:formula="of:=[.D246]+[.E246]*([.B247]-[.B246])" office:value-type="float" office:value="8.9376">
            <text:p>8.9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7]+[.$C$14]" office:value-type="float" office:value="0.916000000000001">
            <text:p>9.16E-001</text:p>
          </table:table-cell>
          <table:table-cell table:formula="of:=[.C247]+[.D248]*([.B248]-[.B247])+0.5*[.E248]*([.B248]-[.B247])^2" office:value-type="float" office:value="4.14728160000002">
            <text:p>4.15</text:p>
          </table:table-cell>
          <table:table-cell table:formula="of:=[.D247]+[.E247]*([.B248]-[.B247])" office:value-type="float" office:value="8.9768">
            <text:p>8.9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8]+[.$C$14]" office:value-type="float" office:value="0.920000000000001">
            <text:p>9.20E-001</text:p>
          </table:table-cell>
          <table:table-cell table:formula="of:=[.C248]+[.D249]*([.B249]-[.B248])+0.5*[.E249]*([.B249]-[.B248])^2" office:value-type="float" office:value="4.18342400000002">
            <text:p>4.18</text:p>
          </table:table-cell>
          <table:table-cell table:formula="of:=[.D248]+[.E248]*([.B249]-[.B248])" office:value-type="float" office:value="9.016">
            <text:p>9.0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9]+[.$C$14]" office:value-type="float" office:value="0.924000000000001">
            <text:p>9.24E-001</text:p>
          </table:table-cell>
          <table:table-cell table:formula="of:=[.C249]+[.D250]*([.B250]-[.B249])+0.5*[.E250]*([.B250]-[.B249])^2" office:value-type="float" office:value="4.21972320000001">
            <text:p>4.22</text:p>
          </table:table-cell>
          <table:table-cell table:formula="of:=[.D249]+[.E249]*([.B250]-[.B249])" office:value-type="float" office:value="9.0552">
            <text:p>9.0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0]+[.$C$14]" office:value-type="float" office:value="0.928000000000001">
            <text:p>9.28E-001</text:p>
          </table:table-cell>
          <table:table-cell table:formula="of:=[.C250]+[.D251]*([.B251]-[.B250])+0.5*[.E251]*([.B251]-[.B250])^2" office:value-type="float" office:value="4.25617920000001">
            <text:p>4.26</text:p>
          </table:table-cell>
          <table:table-cell table:formula="of:=[.D250]+[.E250]*([.B251]-[.B250])" office:value-type="float" office:value="9.0944">
            <text:p>9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1]+[.$C$14]" office:value-type="float" office:value="0.932000000000001">
            <text:p>9.32E-001</text:p>
          </table:table-cell>
          <table:table-cell table:formula="of:=[.C251]+[.D252]*([.B252]-[.B251])+0.5*[.E252]*([.B252]-[.B251])^2" office:value-type="float" office:value="4.29279200000001">
            <text:p>4.29</text:p>
          </table:table-cell>
          <table:table-cell table:formula="of:=[.D251]+[.E251]*([.B252]-[.B251])" office:value-type="float" office:value="9.1336">
            <text:p>9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2]+[.$C$14]" office:value-type="float" office:value="0.936000000000001">
            <text:p>9.36E-001</text:p>
          </table:table-cell>
          <table:table-cell table:formula="of:=[.C252]+[.D253]*([.B253]-[.B252])+0.5*[.E253]*([.B253]-[.B252])^2" office:value-type="float" office:value="4.32956160000001">
            <text:p>4.33</text:p>
          </table:table-cell>
          <table:table-cell table:formula="of:=[.D252]+[.E252]*([.B253]-[.B252])" office:value-type="float" office:value="9.1728">
            <text:p>9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3]+[.$C$14]" office:value-type="float" office:value="0.940000000000001">
            <text:p>9.40E-001</text:p>
          </table:table-cell>
          <table:table-cell table:formula="of:=[.C253]+[.D254]*([.B254]-[.B253])+0.5*[.E254]*([.B254]-[.B253])^2" office:value-type="float" office:value="4.36648800000001">
            <text:p>4.37</text:p>
          </table:table-cell>
          <table:table-cell table:formula="of:=[.D253]+[.E253]*([.B254]-[.B253])" office:value-type="float" office:value="9.212">
            <text:p>9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4]+[.$C$14]" office:value-type="float" office:value="0.944000000000001">
            <text:p>9.44E-001</text:p>
          </table:table-cell>
          <table:table-cell table:formula="of:=[.C254]+[.D255]*([.B255]-[.B254])+0.5*[.E255]*([.B255]-[.B254])^2" office:value-type="float" office:value="4.40357120000001">
            <text:p>4.4</text:p>
          </table:table-cell>
          <table:table-cell table:formula="of:=[.D254]+[.E254]*([.B255]-[.B254])" office:value-type="float" office:value="9.2512">
            <text:p>9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5]+[.$C$14]" office:value-type="float" office:value="0.948000000000001">
            <text:p>9.48E-001</text:p>
          </table:table-cell>
          <table:table-cell table:formula="of:=[.C255]+[.D256]*([.B256]-[.B255])+0.5*[.E256]*([.B256]-[.B255])^2" office:value-type="float" office:value="4.44081120000001">
            <text:p>4.44</text:p>
          </table:table-cell>
          <table:table-cell table:formula="of:=[.D255]+[.E255]*([.B256]-[.B255])" office:value-type="float" office:value="9.2904">
            <text:p>9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6]+[.$C$14]" office:value-type="float" office:value="0.952000000000001">
            <text:p>9.52E-001</text:p>
          </table:table-cell>
          <table:table-cell table:formula="of:=[.C256]+[.D257]*([.B257]-[.B256])+0.5*[.E257]*([.B257]-[.B256])^2" office:value-type="float" office:value="4.47820800000001">
            <text:p>4.48</text:p>
          </table:table-cell>
          <table:table-cell table:formula="of:=[.D256]+[.E256]*([.B257]-[.B256])" office:value-type="float" office:value="9.3296">
            <text:p>9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7]+[.$C$14]" office:value-type="float" office:value="0.956000000000001">
            <text:p>9.56E-001</text:p>
          </table:table-cell>
          <table:table-cell table:formula="of:=[.C257]+[.D258]*([.B258]-[.B257])+0.5*[.E258]*([.B258]-[.B257])^2" office:value-type="float" office:value="4.51576160000001">
            <text:p>4.52</text:p>
          </table:table-cell>
          <table:table-cell table:formula="of:=[.D257]+[.E257]*([.B258]-[.B257])" office:value-type="float" office:value="9.3688">
            <text:p>9.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8]+[.$C$14]" office:value-type="float" office:value="0.960000000000001">
            <text:p>9.60E-001</text:p>
          </table:table-cell>
          <table:table-cell table:formula="of:=[.C258]+[.D259]*([.B259]-[.B258])+0.5*[.E259]*([.B259]-[.B258])^2" office:value-type="float" office:value="4.55347200000001">
            <text:p>4.55</text:p>
          </table:table-cell>
          <table:table-cell table:formula="of:=[.D258]+[.E258]*([.B259]-[.B258])" office:value-type="float" office:value="9.40799999999999">
            <text:p>9.4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9]+[.$C$14]" office:value-type="float" office:value="0.964000000000001">
            <text:p>9.64E-001</text:p>
          </table:table-cell>
          <table:table-cell table:formula="of:=[.C259]+[.D260]*([.B260]-[.B259])+0.5*[.E260]*([.B260]-[.B259])^2" office:value-type="float" office:value="4.59133920000001">
            <text:p>4.59</text:p>
          </table:table-cell>
          <table:table-cell table:formula="of:=[.D259]+[.E259]*([.B260]-[.B259])" office:value-type="float" office:value="9.44719999999999">
            <text:p>9.4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0]+[.$C$14]" office:value-type="float" office:value="0.968000000000001">
            <text:p>9.68E-001</text:p>
          </table:table-cell>
          <table:table-cell table:formula="of:=[.C260]+[.D261]*([.B261]-[.B260])+0.5*[.E261]*([.B261]-[.B260])^2" office:value-type="float" office:value="4.62936320000001">
            <text:p>4.63</text:p>
          </table:table-cell>
          <table:table-cell table:formula="of:=[.D260]+[.E260]*([.B261]-[.B260])" office:value-type="float" office:value="9.48639999999999">
            <text:p>9.4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1]+[.$C$14]" office:value-type="float" office:value="0.972000000000001">
            <text:p>9.72E-001</text:p>
          </table:table-cell>
          <table:table-cell table:formula="of:=[.C261]+[.D262]*([.B262]-[.B261])+0.5*[.E262]*([.B262]-[.B261])^2" office:value-type="float" office:value="4.66754400000001">
            <text:p>4.67</text:p>
          </table:table-cell>
          <table:table-cell table:formula="of:=[.D261]+[.E261]*([.B262]-[.B261])" office:value-type="float" office:value="9.52559999999999">
            <text:p>9.5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2]+[.$C$14]" office:value-type="float" office:value="0.976000000000001">
            <text:p>9.76E-001</text:p>
          </table:table-cell>
          <table:table-cell table:formula="of:=[.C262]+[.D263]*([.B263]-[.B262])+0.5*[.E263]*([.B263]-[.B262])^2" office:value-type="float" office:value="4.70588160000001">
            <text:p>4.71</text:p>
          </table:table-cell>
          <table:table-cell table:formula="of:=[.D262]+[.E262]*([.B263]-[.B262])" office:value-type="float" office:value="9.56479999999999">
            <text:p>9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3]+[.$C$14]" office:value-type="float" office:value="0.980000000000001">
            <text:p>9.80E-001</text:p>
          </table:table-cell>
          <table:table-cell table:formula="of:=[.C263]+[.D264]*([.B264]-[.B263])+0.5*[.E264]*([.B264]-[.B263])^2" office:value-type="float" office:value="4.74437600000001">
            <text:p>4.74</text:p>
          </table:table-cell>
          <table:table-cell table:formula="of:=[.D263]+[.E263]*([.B264]-[.B263])" office:value-type="float" office:value="9.60399999999999">
            <text:p>9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4]+[.$C$14]" office:value-type="float" office:value="0.984000000000001">
            <text:p>9.84E-001</text:p>
          </table:table-cell>
          <table:table-cell table:formula="of:=[.C264]+[.D265]*([.B265]-[.B264])+0.5*[.E265]*([.B265]-[.B264])^2" office:value-type="float" office:value="4.78302720000001">
            <text:p>4.78</text:p>
          </table:table-cell>
          <table:table-cell table:formula="of:=[.D264]+[.E264]*([.B265]-[.B264])" office:value-type="float" office:value="9.64319999999999">
            <text:p>9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5]+[.$C$14]" office:value-type="float" office:value="0.988000000000001">
            <text:p>9.88E-001</text:p>
          </table:table-cell>
          <table:table-cell table:formula="of:=[.C265]+[.D266]*([.B266]-[.B265])+0.5*[.E266]*([.B266]-[.B265])^2" office:value-type="float" office:value="4.82183520000001">
            <text:p>4.82</text:p>
          </table:table-cell>
          <table:table-cell table:formula="of:=[.D265]+[.E265]*([.B266]-[.B265])" office:value-type="float" office:value="9.68239999999999">
            <text:p>9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6]+[.$C$14]" office:value-type="float" office:value="0.992000000000001">
            <text:p>9.92E-001</text:p>
          </table:table-cell>
          <table:table-cell table:formula="of:=[.C266]+[.D267]*([.B267]-[.B266])+0.5*[.E267]*([.B267]-[.B266])^2" office:value-type="float" office:value="4.86080000000001">
            <text:p>4.86</text:p>
          </table:table-cell>
          <table:table-cell table:formula="of:=[.D266]+[.E266]*([.B267]-[.B266])" office:value-type="float" office:value="9.72159999999999">
            <text:p>9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7]+[.$C$14]" office:value-type="float" office:value="0.996000000000001">
            <text:p>9.96E-001</text:p>
          </table:table-cell>
          <table:table-cell table:formula="of:=[.C267]+[.D268]*([.B268]-[.B267])+0.5*[.E268]*([.B268]-[.B267])^2" office:value-type="float" office:value="4.89992160000001">
            <text:p>4.9</text:p>
          </table:table-cell>
          <table:table-cell table:formula="of:=[.D267]+[.E267]*([.B268]-[.B267])" office:value-type="float" office:value="9.76079999999999">
            <text:p>9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8]+[.$C$14]" office:value-type="float" office:value="1">
            <text:p>1.00E+000</text:p>
          </table:table-cell>
          <table:table-cell table:formula="of:=[.C268]+[.D269]*([.B269]-[.B268])+0.5*[.E269]*([.B269]-[.B268])^2" office:value-type="float" office:value="4.93920000000001">
            <text:p>4.94</text:p>
          </table:table-cell>
          <table:table-cell table:formula="of:=[.D268]+[.E268]*([.B269]-[.B268])" office:value-type="float" office:value="9.79999999999999">
            <text:p>9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9]+[.$C$14]" office:value-type="float" office:value="1.004">
            <text:p>1.00E+000</text:p>
          </table:table-cell>
          <table:table-cell table:formula="of:=[.C269]+[.D270]*([.B270]-[.B269])+0.5*[.E270]*([.B270]-[.B269])^2" office:value-type="float" office:value="4.97863520000001">
            <text:p>4.98</text:p>
          </table:table-cell>
          <table:table-cell table:formula="of:=[.D269]+[.E269]*([.B270]-[.B269])" office:value-type="float" office:value="9.83919999999999">
            <text:p>9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0]+[.$C$14]" office:value-type="float" office:value="1.008">
            <text:p>1.01E+000</text:p>
          </table:table-cell>
          <table:table-cell table:formula="of:=[.C270]+[.D271]*([.B271]-[.B270])+0.5*[.E271]*([.B271]-[.B270])^2" office:value-type="float" office:value="5.0182272">
            <text:p>5.02</text:p>
          </table:table-cell>
          <table:table-cell table:formula="of:=[.D270]+[.E270]*([.B271]-[.B270])" office:value-type="float" office:value="9.87839999999999">
            <text:p>9.8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1]+[.$C$14]" office:value-type="float" office:value="1.012">
            <text:p>1.01E+000</text:p>
          </table:table-cell>
          <table:table-cell table:formula="of:=[.C271]+[.D272]*([.B272]-[.B271])+0.5*[.E272]*([.B272]-[.B271])^2" office:value-type="float" office:value="5.057976">
            <text:p>5.06</text:p>
          </table:table-cell>
          <table:table-cell table:formula="of:=[.D271]+[.E271]*([.B272]-[.B271])" office:value-type="float" office:value="9.91759999999998">
            <text:p>9.9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2]+[.$C$14]" office:value-type="float" office:value="1.016">
            <text:p>1.02E+000</text:p>
          </table:table-cell>
          <table:table-cell table:formula="of:=[.C272]+[.D273]*([.B273]-[.B272])+0.5*[.E273]*([.B273]-[.B272])^2" office:value-type="float" office:value="5.0978816">
            <text:p>5.1</text:p>
          </table:table-cell>
          <table:table-cell table:formula="of:=[.D272]+[.E272]*([.B273]-[.B272])" office:value-type="float" office:value="9.95679999999998">
            <text:p>9.9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3]+[.$C$14]" office:value-type="float" office:value="1.02">
            <text:p>1.02E+000</text:p>
          </table:table-cell>
          <table:table-cell table:formula="of:=[.C273]+[.D274]*([.B274]-[.B273])+0.5*[.E274]*([.B274]-[.B273])^2" office:value-type="float" office:value="5.137944">
            <text:p>5.14</text:p>
          </table:table-cell>
          <table:table-cell table:formula="of:=[.D273]+[.E273]*([.B274]-[.B273])" office:value-type="float" office:value="9.99599999999998">
            <text:p>10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4]+[.$C$14]" office:value-type="float" office:value="1.024">
            <text:p>1.02E+000</text:p>
          </table:table-cell>
          <table:table-cell table:formula="of:=[.C274]+[.D275]*([.B275]-[.B274])+0.5*[.E275]*([.B275]-[.B274])^2" office:value-type="float" office:value="5.1781632">
            <text:p>5.18</text:p>
          </table:table-cell>
          <table:table-cell table:formula="of:=[.D274]+[.E274]*([.B275]-[.B274])" office:value-type="float" office:value="10.0352">
            <text:p>10.0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5]+[.$C$14]" office:value-type="float" office:value="1.028">
            <text:p>1.03E+000</text:p>
          </table:table-cell>
          <table:table-cell table:formula="of:=[.C275]+[.D276]*([.B276]-[.B275])+0.5*[.E276]*([.B276]-[.B275])^2" office:value-type="float" office:value="5.2185392">
            <text:p>5.22</text:p>
          </table:table-cell>
          <table:table-cell table:formula="of:=[.D275]+[.E275]*([.B276]-[.B275])" office:value-type="float" office:value="10.0744">
            <text:p>10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6]+[.$C$14]" office:value-type="float" office:value="1.032">
            <text:p>1.03E+000</text:p>
          </table:table-cell>
          <table:table-cell table:formula="of:=[.C276]+[.D277]*([.B277]-[.B276])+0.5*[.E277]*([.B277]-[.B276])^2" office:value-type="float" office:value="5.259072">
            <text:p>5.26</text:p>
          </table:table-cell>
          <table:table-cell table:formula="of:=[.D276]+[.E276]*([.B277]-[.B276])" office:value-type="float" office:value="10.1136">
            <text:p>10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7]+[.$C$14]" office:value-type="float" office:value="1.036">
            <text:p>1.04E+000</text:p>
          </table:table-cell>
          <table:table-cell table:formula="of:=[.C277]+[.D278]*([.B278]-[.B277])+0.5*[.E278]*([.B278]-[.B277])^2" office:value-type="float" office:value="5.2997616">
            <text:p>5.3</text:p>
          </table:table-cell>
          <table:table-cell table:formula="of:=[.D277]+[.E277]*([.B278]-[.B277])" office:value-type="float" office:value="10.1528">
            <text:p>10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8]+[.$C$14]" office:value-type="float" office:value="1.04">
            <text:p>1.04E+000</text:p>
          </table:table-cell>
          <table:table-cell table:formula="of:=[.C278]+[.D279]*([.B279]-[.B278])+0.5*[.E279]*([.B279]-[.B278])^2" office:value-type="float" office:value="5.340608">
            <text:p>5.34</text:p>
          </table:table-cell>
          <table:table-cell table:formula="of:=[.D278]+[.E278]*([.B279]-[.B278])" office:value-type="float" office:value="10.192">
            <text:p>10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9]+[.$C$14]" office:value-type="float" office:value="1.044">
            <text:p>1.04E+000</text:p>
          </table:table-cell>
          <table:table-cell table:formula="of:=[.C279]+[.D280]*([.B280]-[.B279])+0.5*[.E280]*([.B280]-[.B279])^2" office:value-type="float" office:value="5.3816112">
            <text:p>5.38</text:p>
          </table:table-cell>
          <table:table-cell table:formula="of:=[.D279]+[.E279]*([.B280]-[.B279])" office:value-type="float" office:value="10.2312">
            <text:p>10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0]+[.$C$14]" office:value-type="float" office:value="1.048">
            <text:p>1.05E+000</text:p>
          </table:table-cell>
          <table:table-cell table:formula="of:=[.C280]+[.D281]*([.B281]-[.B280])+0.5*[.E281]*([.B281]-[.B280])^2" office:value-type="float" office:value="5.4227712">
            <text:p>5.42</text:p>
          </table:table-cell>
          <table:table-cell table:formula="of:=[.D280]+[.E280]*([.B281]-[.B280])" office:value-type="float" office:value="10.2704">
            <text:p>10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1]+[.$C$14]" office:value-type="float" office:value="1.052">
            <text:p>1.05E+000</text:p>
          </table:table-cell>
          <table:table-cell table:formula="of:=[.C281]+[.D282]*([.B282]-[.B281])+0.5*[.E282]*([.B282]-[.B281])^2" office:value-type="float" office:value="5.464088">
            <text:p>5.46</text:p>
          </table:table-cell>
          <table:table-cell table:formula="of:=[.D281]+[.E281]*([.B282]-[.B281])" office:value-type="float" office:value="10.3096">
            <text:p>10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2]+[.$C$14]" office:value-type="float" office:value="1.056">
            <text:p>1.06E+000</text:p>
          </table:table-cell>
          <table:table-cell table:formula="of:=[.C282]+[.D283]*([.B283]-[.B282])+0.5*[.E283]*([.B283]-[.B282])^2" office:value-type="float" office:value="5.5055616">
            <text:p>5.51</text:p>
          </table:table-cell>
          <table:table-cell table:formula="of:=[.D282]+[.E282]*([.B283]-[.B282])" office:value-type="float" office:value="10.3488">
            <text:p>10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3]+[.$C$14]" office:value-type="float" office:value="1.06">
            <text:p>1.06E+000</text:p>
          </table:table-cell>
          <table:table-cell table:formula="of:=[.C283]+[.D284]*([.B284]-[.B283])+0.5*[.E284]*([.B284]-[.B283])^2" office:value-type="float" office:value="5.547192">
            <text:p>5.55</text:p>
          </table:table-cell>
          <table:table-cell table:formula="of:=[.D283]+[.E283]*([.B284]-[.B283])" office:value-type="float" office:value="10.388">
            <text:p>10.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4]+[.$C$14]" office:value-type="float" office:value="1.064">
            <text:p>1.06E+000</text:p>
          </table:table-cell>
          <table:table-cell table:formula="of:=[.C284]+[.D285]*([.B285]-[.B284])+0.5*[.E285]*([.B285]-[.B284])^2" office:value-type="float" office:value="5.5889792">
            <text:p>5.59</text:p>
          </table:table-cell>
          <table:table-cell table:formula="of:=[.D284]+[.E284]*([.B285]-[.B284])" office:value-type="float" office:value="10.4272">
            <text:p>10.4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5]+[.$C$14]" office:value-type="float" office:value="1.068">
            <text:p>1.07E+000</text:p>
          </table:table-cell>
          <table:table-cell table:formula="of:=[.C285]+[.D286]*([.B286]-[.B285])+0.5*[.E286]*([.B286]-[.B285])^2" office:value-type="float" office:value="5.6309232">
            <text:p>5.63</text:p>
          </table:table-cell>
          <table:table-cell table:formula="of:=[.D285]+[.E285]*([.B286]-[.B285])" office:value-type="float" office:value="10.4664">
            <text:p>10.4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6]+[.$C$14]" office:value-type="float" office:value="1.072">
            <text:p>1.07E+000</text:p>
          </table:table-cell>
          <table:table-cell table:formula="of:=[.C286]+[.D287]*([.B287]-[.B286])+0.5*[.E287]*([.B287]-[.B286])^2" office:value-type="float" office:value="5.673024">
            <text:p>5.67</text:p>
          </table:table-cell>
          <table:table-cell table:formula="of:=[.D286]+[.E286]*([.B287]-[.B286])" office:value-type="float" office:value="10.5056">
            <text:p>10.5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7]+[.$C$14]" office:value-type="float" office:value="1.076">
            <text:p>1.08E+000</text:p>
          </table:table-cell>
          <table:table-cell table:formula="of:=[.C287]+[.D288]*([.B288]-[.B287])+0.5*[.E288]*([.B288]-[.B287])^2" office:value-type="float" office:value="5.7152816">
            <text:p>5.72</text:p>
          </table:table-cell>
          <table:table-cell table:formula="of:=[.D287]+[.E287]*([.B288]-[.B287])" office:value-type="float" office:value="10.5448">
            <text:p>10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8]+[.$C$14]" office:value-type="float" office:value="1.08">
            <text:p>1.08E+000</text:p>
          </table:table-cell>
          <table:table-cell table:formula="of:=[.C288]+[.D289]*([.B289]-[.B288])+0.5*[.E289]*([.B289]-[.B288])^2" office:value-type="float" office:value="5.757696">
            <text:p>5.76</text:p>
          </table:table-cell>
          <table:table-cell table:formula="of:=[.D288]+[.E288]*([.B289]-[.B288])" office:value-type="float" office:value="10.584">
            <text:p>10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9]+[.$C$14]" office:value-type="float" office:value="1.084">
            <text:p>1.08E+000</text:p>
          </table:table-cell>
          <table:table-cell table:formula="of:=[.C289]+[.D290]*([.B290]-[.B289])+0.5*[.E290]*([.B290]-[.B289])^2" office:value-type="float" office:value="5.8002672">
            <text:p>5.8</text:p>
          </table:table-cell>
          <table:table-cell table:formula="of:=[.D289]+[.E289]*([.B290]-[.B289])" office:value-type="float" office:value="10.6232">
            <text:p>10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0]+[.$C$14]" office:value-type="float" office:value="1.088">
            <text:p>1.09E+000</text:p>
          </table:table-cell>
          <table:table-cell table:formula="of:=[.C290]+[.D291]*([.B291]-[.B290])+0.5*[.E291]*([.B291]-[.B290])^2" office:value-type="float" office:value="5.84299519999999">
            <text:p>5.84</text:p>
          </table:table-cell>
          <table:table-cell table:formula="of:=[.D290]+[.E290]*([.B291]-[.B290])" office:value-type="float" office:value="10.6624">
            <text:p>10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1]+[.$C$14]" office:value-type="float" office:value="1.092">
            <text:p>1.09E+000</text:p>
          </table:table-cell>
          <table:table-cell table:formula="of:=[.C291]+[.D292]*([.B292]-[.B291])+0.5*[.E292]*([.B292]-[.B291])^2" office:value-type="float" office:value="5.88587999999999">
            <text:p>5.89</text:p>
          </table:table-cell>
          <table:table-cell table:formula="of:=[.D291]+[.E291]*([.B292]-[.B291])" office:value-type="float" office:value="10.7016">
            <text:p>10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2]+[.$C$14]" office:value-type="float" office:value="1.096">
            <text:p>1.10E+000</text:p>
          </table:table-cell>
          <table:table-cell table:formula="of:=[.C292]+[.D293]*([.B293]-[.B292])+0.5*[.E293]*([.B293]-[.B292])^2" office:value-type="float" office:value="5.92892159999999">
            <text:p>5.93</text:p>
          </table:table-cell>
          <table:table-cell table:formula="of:=[.D292]+[.E292]*([.B293]-[.B292])" office:value-type="float" office:value="10.7408">
            <text:p>10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3]+[.$C$14]" office:value-type="float" office:value="1.1">
            <text:p>1.10E+000</text:p>
          </table:table-cell>
          <table:table-cell table:formula="of:=[.C293]+[.D294]*([.B294]-[.B293])+0.5*[.E294]*([.B294]-[.B293])^2" office:value-type="float" office:value="5.97211999999999">
            <text:p>5.97</text:p>
          </table:table-cell>
          <table:table-cell table:formula="of:=[.D293]+[.E293]*([.B294]-[.B293])" office:value-type="float" office:value="10.78">
            <text:p>10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4]+[.$C$14]" office:value-type="float" office:value="1.104">
            <text:p>1.10E+000</text:p>
          </table:table-cell>
          <table:table-cell table:formula="of:=[.C294]+[.D295]*([.B295]-[.B294])+0.5*[.E295]*([.B295]-[.B294])^2" office:value-type="float" office:value="6.01547519999999">
            <text:p>6.02</text:p>
          </table:table-cell>
          <table:table-cell table:formula="of:=[.D294]+[.E294]*([.B295]-[.B294])" office:value-type="float" office:value="10.8192">
            <text:p>10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5]+[.$C$14]" office:value-type="float" office:value="1.108">
            <text:p>1.11E+000</text:p>
          </table:table-cell>
          <table:table-cell table:formula="of:=[.C295]+[.D296]*([.B296]-[.B295])+0.5*[.E296]*([.B296]-[.B295])^2" office:value-type="float" office:value="6.05898719999999">
            <text:p>6.06</text:p>
          </table:table-cell>
          <table:table-cell table:formula="of:=[.D295]+[.E295]*([.B296]-[.B295])" office:value-type="float" office:value="10.8584">
            <text:p>10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6]+[.$C$14]" office:value-type="float" office:value="1.112">
            <text:p>1.11E+000</text:p>
          </table:table-cell>
          <table:table-cell table:formula="of:=[.C296]+[.D297]*([.B297]-[.B296])+0.5*[.E297]*([.B297]-[.B296])^2" office:value-type="float" office:value="6.10265599999999">
            <text:p>6.1</text:p>
          </table:table-cell>
          <table:table-cell table:formula="of:=[.D296]+[.E296]*([.B297]-[.B296])" office:value-type="float" office:value="10.8976">
            <text:p>10.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7]+[.$C$14]" office:value-type="float" office:value="1.116">
            <text:p>1.12E+000</text:p>
          </table:table-cell>
          <table:table-cell table:formula="of:=[.C297]+[.D298]*([.B298]-[.B297])+0.5*[.E298]*([.B298]-[.B297])^2" office:value-type="float" office:value="6.14648159999999">
            <text:p>6.15</text:p>
          </table:table-cell>
          <table:table-cell table:formula="of:=[.D297]+[.E297]*([.B298]-[.B297])" office:value-type="float" office:value="10.9368">
            <text:p>10.9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8]+[.$C$14]" office:value-type="float" office:value="1.12">
            <text:p>1.12E+000</text:p>
          </table:table-cell>
          <table:table-cell table:formula="of:=[.C298]+[.D299]*([.B299]-[.B298])+0.5*[.E299]*([.B299]-[.B298])^2" office:value-type="float" office:value="6.19046399999999">
            <text:p>6.19</text:p>
          </table:table-cell>
          <table:table-cell table:formula="of:=[.D298]+[.E298]*([.B299]-[.B298])" office:value-type="float" office:value="10.976">
            <text:p>10.9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9]+[.$C$14]" office:value-type="float" office:value="1.124">
            <text:p>1.12E+000</text:p>
          </table:table-cell>
          <table:table-cell table:formula="of:=[.C299]+[.D300]*([.B300]-[.B299])+0.5*[.E300]*([.B300]-[.B299])^2" office:value-type="float" office:value="6.23460319999999">
            <text:p>6.23</text:p>
          </table:table-cell>
          <table:table-cell table:formula="of:=[.D299]+[.E299]*([.B300]-[.B299])" office:value-type="float" office:value="11.0152">
            <text:p>11.0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0]+[.$C$14]" office:value-type="float" office:value="1.128">
            <text:p>1.13E+000</text:p>
          </table:table-cell>
          <table:table-cell table:formula="of:=[.C300]+[.D301]*([.B301]-[.B300])+0.5*[.E301]*([.B301]-[.B300])^2" office:value-type="float" office:value="6.27889919999999">
            <text:p>6.28</text:p>
          </table:table-cell>
          <table:table-cell table:formula="of:=[.D300]+[.E300]*([.B301]-[.B300])" office:value-type="float" office:value="11.0544">
            <text:p>11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1]+[.$C$14]" office:value-type="float" office:value="1.132">
            <text:p>1.13E+000</text:p>
          </table:table-cell>
          <table:table-cell table:formula="of:=[.C301]+[.D302]*([.B302]-[.B301])+0.5*[.E302]*([.B302]-[.B301])^2" office:value-type="float" office:value="6.32335199999999">
            <text:p>6.32</text:p>
          </table:table-cell>
          <table:table-cell table:formula="of:=[.D301]+[.E301]*([.B302]-[.B301])" office:value-type="float" office:value="11.0936">
            <text:p>11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2]+[.$C$14]" office:value-type="float" office:value="1.136">
            <text:p>1.14E+000</text:p>
          </table:table-cell>
          <table:table-cell table:formula="of:=[.C302]+[.D303]*([.B303]-[.B302])+0.5*[.E303]*([.B303]-[.B302])^2" office:value-type="float" office:value="6.36796159999999">
            <text:p>6.37</text:p>
          </table:table-cell>
          <table:table-cell table:formula="of:=[.D302]+[.E302]*([.B303]-[.B302])" office:value-type="float" office:value="11.1328">
            <text:p>11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3]+[.$C$14]" office:value-type="float" office:value="1.14">
            <text:p>1.14E+000</text:p>
          </table:table-cell>
          <table:table-cell table:formula="of:=[.C303]+[.D304]*([.B304]-[.B303])+0.5*[.E304]*([.B304]-[.B303])^2" office:value-type="float" office:value="6.41272799999999">
            <text:p>6.41</text:p>
          </table:table-cell>
          <table:table-cell table:formula="of:=[.D303]+[.E303]*([.B304]-[.B303])" office:value-type="float" office:value="11.172">
            <text:p>11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4]+[.$C$14]" office:value-type="float" office:value="1.144">
            <text:p>1.14E+000</text:p>
          </table:table-cell>
          <table:table-cell table:formula="of:=[.C304]+[.D305]*([.B305]-[.B304])+0.5*[.E305]*([.B305]-[.B304])^2" office:value-type="float" office:value="6.45765119999999">
            <text:p>6.46</text:p>
          </table:table-cell>
          <table:table-cell table:formula="of:=[.D304]+[.E304]*([.B305]-[.B304])" office:value-type="float" office:value="11.2112">
            <text:p>11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5]+[.$C$14]" office:value-type="float" office:value="1.148">
            <text:p>1.15E+000</text:p>
          </table:table-cell>
          <table:table-cell table:formula="of:=[.C305]+[.D306]*([.B306]-[.B305])+0.5*[.E306]*([.B306]-[.B305])^2" office:value-type="float" office:value="6.50273119999999">
            <text:p>6.5</text:p>
          </table:table-cell>
          <table:table-cell table:formula="of:=[.D305]+[.E305]*([.B306]-[.B305])" office:value-type="float" office:value="11.2504">
            <text:p>11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6]+[.$C$14]" office:value-type="float" office:value="1.152">
            <text:p>1.15E+000</text:p>
          </table:table-cell>
          <table:table-cell table:formula="of:=[.C306]+[.D307]*([.B307]-[.B306])+0.5*[.E307]*([.B307]-[.B306])^2" office:value-type="float" office:value="6.54796799999999">
            <text:p>6.55</text:p>
          </table:table-cell>
          <table:table-cell table:formula="of:=[.D306]+[.E306]*([.B307]-[.B306])" office:value-type="float" office:value="11.2896">
            <text:p>11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7]+[.$C$14]" office:value-type="float" office:value="1.156">
            <text:p>1.16E+000</text:p>
          </table:table-cell>
          <table:table-cell table:formula="of:=[.C307]+[.D308]*([.B308]-[.B307])+0.5*[.E308]*([.B308]-[.B307])^2" office:value-type="float" office:value="6.59336159999999">
            <text:p>6.59</text:p>
          </table:table-cell>
          <table:table-cell table:formula="of:=[.D307]+[.E307]*([.B308]-[.B307])" office:value-type="float" office:value="11.3288">
            <text:p>11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8]+[.$C$14]" office:value-type="float" office:value="1.16">
            <text:p>1.16E+000</text:p>
          </table:table-cell>
          <table:table-cell table:formula="of:=[.C308]+[.D309]*([.B309]-[.B308])+0.5*[.E309]*([.B309]-[.B308])^2" office:value-type="float" office:value="6.63891199999999">
            <text:p>6.64</text:p>
          </table:table-cell>
          <table:table-cell table:formula="of:=[.D308]+[.E308]*([.B309]-[.B308])" office:value-type="float" office:value="11.368">
            <text:p>11.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9]+[.$C$14]" office:value-type="float" office:value="1.164">
            <text:p>1.16E+000</text:p>
          </table:table-cell>
          <table:table-cell table:formula="of:=[.C309]+[.D310]*([.B310]-[.B309])+0.5*[.E310]*([.B310]-[.B309])^2" office:value-type="float" office:value="6.68461919999999">
            <text:p>6.68</text:p>
          </table:table-cell>
          <table:table-cell table:formula="of:=[.D309]+[.E309]*([.B310]-[.B309])" office:value-type="float" office:value="11.4072">
            <text:p>11.4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0]+[.$C$14]" office:value-type="float" office:value="1.168">
            <text:p>1.17E+000</text:p>
          </table:table-cell>
          <table:table-cell table:formula="of:=[.C310]+[.D311]*([.B311]-[.B310])+0.5*[.E311]*([.B311]-[.B310])^2" office:value-type="float" office:value="6.73048319999999">
            <text:p>6.73</text:p>
          </table:table-cell>
          <table:table-cell table:formula="of:=[.D310]+[.E310]*([.B311]-[.B310])" office:value-type="float" office:value="11.4464">
            <text:p>11.4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1]+[.$C$14]" office:value-type="float" office:value="1.172">
            <text:p>1.17E+000</text:p>
          </table:table-cell>
          <table:table-cell table:formula="of:=[.C311]+[.D312]*([.B312]-[.B311])+0.5*[.E312]*([.B312]-[.B311])^2" office:value-type="float" office:value="6.77650399999998">
            <text:p>6.78</text:p>
          </table:table-cell>
          <table:table-cell table:formula="of:=[.D311]+[.E311]*([.B312]-[.B311])" office:value-type="float" office:value="11.4856">
            <text:p>11.4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2]+[.$C$14]" office:value-type="float" office:value="1.176">
            <text:p>1.18E+000</text:p>
          </table:table-cell>
          <table:table-cell table:formula="of:=[.C312]+[.D313]*([.B313]-[.B312])+0.5*[.E313]*([.B313]-[.B312])^2" office:value-type="float" office:value="6.82268159999998">
            <text:p>6.82</text:p>
          </table:table-cell>
          <table:table-cell table:formula="of:=[.D312]+[.E312]*([.B313]-[.B312])" office:value-type="float" office:value="11.5248">
            <text:p>11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3]+[.$C$14]" office:value-type="float" office:value="1.18">
            <text:p>1.18E+000</text:p>
          </table:table-cell>
          <table:table-cell table:formula="of:=[.C313]+[.D314]*([.B314]-[.B313])+0.5*[.E314]*([.B314]-[.B313])^2" office:value-type="float" office:value="6.86901599999998">
            <text:p>6.87</text:p>
          </table:table-cell>
          <table:table-cell table:formula="of:=[.D313]+[.E313]*([.B314]-[.B313])" office:value-type="float" office:value="11.564">
            <text:p>11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4]+[.$C$14]" office:value-type="float" office:value="1.184">
            <text:p>1.18E+000</text:p>
          </table:table-cell>
          <table:table-cell table:formula="of:=[.C314]+[.D315]*([.B315]-[.B314])+0.5*[.E315]*([.B315]-[.B314])^2" office:value-type="float" office:value="6.91550719999998">
            <text:p>6.92</text:p>
          </table:table-cell>
          <table:table-cell table:formula="of:=[.D314]+[.E314]*([.B315]-[.B314])" office:value-type="float" office:value="11.6032">
            <text:p>11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5]+[.$C$14]" office:value-type="float" office:value="1.188">
            <text:p>1.19E+000</text:p>
          </table:table-cell>
          <table:table-cell table:formula="of:=[.C315]+[.D316]*([.B316]-[.B315])+0.5*[.E316]*([.B316]-[.B315])^2" office:value-type="float" office:value="6.96215519999998">
            <text:p>6.96</text:p>
          </table:table-cell>
          <table:table-cell table:formula="of:=[.D315]+[.E315]*([.B316]-[.B315])" office:value-type="float" office:value="11.6424">
            <text:p>11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6]+[.$C$14]" office:value-type="float" office:value="1.192">
            <text:p>1.19E+000</text:p>
          </table:table-cell>
          <table:table-cell table:formula="of:=[.C316]+[.D317]*([.B317]-[.B316])+0.5*[.E317]*([.B317]-[.B316])^2" office:value-type="float" office:value="7.00895999999998">
            <text:p>7.01</text:p>
          </table:table-cell>
          <table:table-cell table:formula="of:=[.D316]+[.E316]*([.B317]-[.B316])" office:value-type="float" office:value="11.6816">
            <text:p>11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7]+[.$C$14]" office:value-type="float" office:value="1.196">
            <text:p>1.20E+000</text:p>
          </table:table-cell>
          <table:table-cell table:formula="of:=[.C317]+[.D318]*([.B318]-[.B317])+0.5*[.E318]*([.B318]-[.B317])^2" office:value-type="float" office:value="7.05592159999998">
            <text:p>7.06</text:p>
          </table:table-cell>
          <table:table-cell table:formula="of:=[.D317]+[.E317]*([.B318]-[.B317])" office:value-type="float" office:value="11.7208">
            <text:p>11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8]+[.$C$14]" office:value-type="float" office:value="1.2">
            <text:p>1.20E+000</text:p>
          </table:table-cell>
          <table:table-cell table:formula="of:=[.C318]+[.D319]*([.B319]-[.B318])+0.5*[.E319]*([.B319]-[.B318])^2" office:value-type="float" office:value="7.10303999999998">
            <text:p>7.1</text:p>
          </table:table-cell>
          <table:table-cell table:formula="of:=[.D318]+[.E318]*([.B319]-[.B318])" office:value-type="float" office:value="11.7599999999999">
            <text:p>11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9]+[.$C$14]" office:value-type="float" office:value="1.204">
            <text:p>1.20E+000</text:p>
          </table:table-cell>
          <table:table-cell table:formula="of:=[.C319]+[.D320]*([.B320]-[.B319])+0.5*[.E320]*([.B320]-[.B319])^2" office:value-type="float" office:value="7.15031519999998">
            <text:p>7.15</text:p>
          </table:table-cell>
          <table:table-cell table:formula="of:=[.D319]+[.E319]*([.B320]-[.B319])" office:value-type="float" office:value="11.7991999999999">
            <text:p>11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0]+[.$C$14]" office:value-type="float" office:value="1.208">
            <text:p>1.21E+000</text:p>
          </table:table-cell>
          <table:table-cell table:formula="of:=[.C320]+[.D321]*([.B321]-[.B320])+0.5*[.E321]*([.B321]-[.B320])^2" office:value-type="float" office:value="7.19774719999998">
            <text:p>7.2</text:p>
          </table:table-cell>
          <table:table-cell table:formula="of:=[.D320]+[.E320]*([.B321]-[.B320])" office:value-type="float" office:value="11.8383999999999">
            <text:p>11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1]+[.$C$14]" office:value-type="float" office:value="1.212">
            <text:p>1.21E+000</text:p>
          </table:table-cell>
          <table:table-cell table:formula="of:=[.C321]+[.D322]*([.B322]-[.B321])+0.5*[.E322]*([.B322]-[.B321])^2" office:value-type="float" office:value="7.24533599999998">
            <text:p>7.25</text:p>
          </table:table-cell>
          <table:table-cell table:formula="of:=[.D321]+[.E321]*([.B322]-[.B321])" office:value-type="float" office:value="11.8775999999999">
            <text:p>11.8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2]+[.$C$14]" office:value-type="float" office:value="1.216">
            <text:p>1.22E+000</text:p>
          </table:table-cell>
          <table:table-cell table:formula="of:=[.C322]+[.D323]*([.B323]-[.B322])+0.5*[.E323]*([.B323]-[.B322])^2" office:value-type="float" office:value="7.29308159999998">
            <text:p>7.29</text:p>
          </table:table-cell>
          <table:table-cell table:formula="of:=[.D322]+[.E322]*([.B323]-[.B322])" office:value-type="float" office:value="11.9167999999999">
            <text:p>11.9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3]+[.$C$14]" office:value-type="float" office:value="1.22">
            <text:p>1.22E+000</text:p>
          </table:table-cell>
          <table:table-cell table:formula="of:=[.C323]+[.D324]*([.B324]-[.B323])+0.5*[.E324]*([.B324]-[.B323])^2" office:value-type="float" office:value="7.34098399999998">
            <text:p>7.34</text:p>
          </table:table-cell>
          <table:table-cell table:formula="of:=[.D323]+[.E323]*([.B324]-[.B323])" office:value-type="float" office:value="11.9559999999999">
            <text:p>11.9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4]+[.$C$14]" office:value-type="float" office:value="1.224">
            <text:p>1.22E+000</text:p>
          </table:table-cell>
          <table:table-cell table:formula="of:=[.C324]+[.D325]*([.B325]-[.B324])+0.5*[.E325]*([.B325]-[.B324])^2" office:value-type="float" office:value="7.38904319999998">
            <text:p>7.39</text:p>
          </table:table-cell>
          <table:table-cell table:formula="of:=[.D324]+[.E324]*([.B325]-[.B324])" office:value-type="float" office:value="11.9951999999999">
            <text:p>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5]+[.$C$14]" office:value-type="float" office:value="1.228">
            <text:p>1.23E+000</text:p>
          </table:table-cell>
          <table:table-cell table:formula="of:=[.C325]+[.D326]*([.B326]-[.B325])+0.5*[.E326]*([.B326]-[.B325])^2" office:value-type="float" office:value="7.43725919999998">
            <text:p>7.44</text:p>
          </table:table-cell>
          <table:table-cell table:formula="of:=[.D325]+[.E325]*([.B326]-[.B325])" office:value-type="float" office:value="12.0343999999999">
            <text:p>12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6]+[.$C$14]" office:value-type="float" office:value="1.232">
            <text:p>1.23E+000</text:p>
          </table:table-cell>
          <table:table-cell table:formula="of:=[.C326]+[.D327]*([.B327]-[.B326])+0.5*[.E327]*([.B327]-[.B326])^2" office:value-type="float" office:value="7.48563199999998">
            <text:p>7.49</text:p>
          </table:table-cell>
          <table:table-cell table:formula="of:=[.D326]+[.E326]*([.B327]-[.B326])" office:value-type="float" office:value="12.0735999999999">
            <text:p>12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7]+[.$C$14]" office:value-type="float" office:value="1.236">
            <text:p>1.24E+000</text:p>
          </table:table-cell>
          <table:table-cell table:formula="of:=[.C327]+[.D328]*([.B328]-[.B327])+0.5*[.E328]*([.B328]-[.B327])^2" office:value-type="float" office:value="7.53416159999997">
            <text:p>7.53</text:p>
          </table:table-cell>
          <table:table-cell table:formula="of:=[.D327]+[.E327]*([.B328]-[.B327])" office:value-type="float" office:value="12.1127999999999">
            <text:p>12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8]+[.$C$14]" office:value-type="float" office:value="1.24">
            <text:p>1.24E+000</text:p>
          </table:table-cell>
          <table:table-cell table:formula="of:=[.C328]+[.D329]*([.B329]-[.B328])+0.5*[.E329]*([.B329]-[.B328])^2" office:value-type="float" office:value="7.58284799999997">
            <text:p>7.58</text:p>
          </table:table-cell>
          <table:table-cell table:formula="of:=[.D328]+[.E328]*([.B329]-[.B328])" office:value-type="float" office:value="12.1519999999999">
            <text:p>12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9]+[.$C$14]" office:value-type="float" office:value="1.244">
            <text:p>1.24E+000</text:p>
          </table:table-cell>
          <table:table-cell table:formula="of:=[.C329]+[.D330]*([.B330]-[.B329])+0.5*[.E330]*([.B330]-[.B329])^2" office:value-type="float" office:value="7.63169119999997">
            <text:p>7.63</text:p>
          </table:table-cell>
          <table:table-cell table:formula="of:=[.D329]+[.E329]*([.B330]-[.B329])" office:value-type="float" office:value="12.1911999999999">
            <text:p>12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0]+[.$C$14]" office:value-type="float" office:value="1.248">
            <text:p>1.25E+000</text:p>
          </table:table-cell>
          <table:table-cell table:formula="of:=[.C330]+[.D331]*([.B331]-[.B330])+0.5*[.E331]*([.B331]-[.B330])^2" office:value-type="float" office:value="7.68069119999997">
            <text:p>7.68</text:p>
          </table:table-cell>
          <table:table-cell table:formula="of:=[.D330]+[.E330]*([.B331]-[.B330])" office:value-type="float" office:value="12.2303999999999">
            <text:p>12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1]+[.$C$14]" office:value-type="float" office:value="1.252">
            <text:p>1.25E+000</text:p>
          </table:table-cell>
          <table:table-cell table:formula="of:=[.C331]+[.D332]*([.B332]-[.B331])+0.5*[.E332]*([.B332]-[.B331])^2" office:value-type="float" office:value="7.72984799999997">
            <text:p>7.73</text:p>
          </table:table-cell>
          <table:table-cell table:formula="of:=[.D331]+[.E331]*([.B332]-[.B331])" office:value-type="float" office:value="12.2695999999999">
            <text:p>12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2]+[.$C$14]" office:value-type="float" office:value="1.256">
            <text:p>1.26E+000</text:p>
          </table:table-cell>
          <table:table-cell table:formula="of:=[.C332]+[.D333]*([.B333]-[.B332])+0.5*[.E333]*([.B333]-[.B332])^2" office:value-type="float" office:value="7.77916159999997">
            <text:p>7.78</text:p>
          </table:table-cell>
          <table:table-cell table:formula="of:=[.D332]+[.E332]*([.B333]-[.B332])" office:value-type="float" office:value="12.3087999999999">
            <text:p>12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3]+[.$C$14]" office:value-type="float" office:value="1.26">
            <text:p>1.26E+000</text:p>
          </table:table-cell>
          <table:table-cell table:formula="of:=[.C333]+[.D334]*([.B334]-[.B333])+0.5*[.E334]*([.B334]-[.B333])^2" office:value-type="float" office:value="7.82863199999997">
            <text:p>7.83</text:p>
          </table:table-cell>
          <table:table-cell table:formula="of:=[.D333]+[.E333]*([.B334]-[.B333])" office:value-type="float" office:value="12.3479999999999">
            <text:p>12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4]+[.$C$14]" office:value-type="float" office:value="1.264">
            <text:p>1.26E+000</text:p>
          </table:table-cell>
          <table:table-cell table:formula="of:=[.C334]+[.D335]*([.B335]-[.B334])+0.5*[.E335]*([.B335]-[.B334])^2" office:value-type="float" office:value="7.87825919999997">
            <text:p>7.88</text:p>
          </table:table-cell>
          <table:table-cell table:formula="of:=[.D334]+[.E334]*([.B335]-[.B334])" office:value-type="float" office:value="12.3871999999999">
            <text:p>12.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5]+[.$C$14]" office:value-type="float" office:value="1.268">
            <text:p>1.27E+000</text:p>
          </table:table-cell>
          <table:table-cell table:formula="of:=[.C335]+[.D336]*([.B336]-[.B335])+0.5*[.E336]*([.B336]-[.B335])^2" office:value-type="float" office:value="7.92804319999997">
            <text:p>7.93</text:p>
          </table:table-cell>
          <table:table-cell table:formula="of:=[.D335]+[.E335]*([.B336]-[.B335])" office:value-type="float" office:value="12.4263999999999">
            <text:p>12.4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6]+[.$C$14]" office:value-type="float" office:value="1.272">
            <text:p>1.27E+000</text:p>
          </table:table-cell>
          <table:table-cell table:formula="of:=[.C336]+[.D337]*([.B337]-[.B336])+0.5*[.E337]*([.B337]-[.B336])^2" office:value-type="float" office:value="7.97798399999997">
            <text:p>7.98</text:p>
          </table:table-cell>
          <table:table-cell table:formula="of:=[.D336]+[.E336]*([.B337]-[.B336])" office:value-type="float" office:value="12.4655999999999">
            <text:p>12.4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7]+[.$C$14]" office:value-type="float" office:value="1.276">
            <text:p>1.28E+000</text:p>
          </table:table-cell>
          <table:table-cell table:formula="of:=[.C337]+[.D338]*([.B338]-[.B337])+0.5*[.E338]*([.B338]-[.B337])^2" office:value-type="float" office:value="8.02808159999997">
            <text:p>8.03</text:p>
          </table:table-cell>
          <table:table-cell table:formula="of:=[.D337]+[.E337]*([.B338]-[.B337])" office:value-type="float" office:value="12.5047999999999">
            <text:p>12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8]+[.$C$14]" office:value-type="float" office:value="1.28">
            <text:p>1.28E+000</text:p>
          </table:table-cell>
          <table:table-cell table:formula="of:=[.C338]+[.D339]*([.B339]-[.B338])+0.5*[.E339]*([.B339]-[.B338])^2" office:value-type="float" office:value="8.07833599999997">
            <text:p>8.08</text:p>
          </table:table-cell>
          <table:table-cell table:formula="of:=[.D338]+[.E338]*([.B339]-[.B338])" office:value-type="float" office:value="12.5439999999999">
            <text:p>12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9]+[.$C$14]" office:value-type="float" office:value="1.284">
            <text:p>1.28E+000</text:p>
          </table:table-cell>
          <table:table-cell table:formula="of:=[.C339]+[.D340]*([.B340]-[.B339])+0.5*[.E340]*([.B340]-[.B339])^2" office:value-type="float" office:value="8.12874719999997">
            <text:p>8.13</text:p>
          </table:table-cell>
          <table:table-cell table:formula="of:=[.D339]+[.E339]*([.B340]-[.B339])" office:value-type="float" office:value="12.5831999999999">
            <text:p>12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0]+[.$C$14]" office:value-type="float" office:value="1.288">
            <text:p>1.29E+000</text:p>
          </table:table-cell>
          <table:table-cell table:formula="of:=[.C340]+[.D341]*([.B341]-[.B340])+0.5*[.E341]*([.B341]-[.B340])^2" office:value-type="float" office:value="8.17931519999997">
            <text:p>8.18</text:p>
          </table:table-cell>
          <table:table-cell table:formula="of:=[.D340]+[.E340]*([.B341]-[.B340])" office:value-type="float" office:value="12.6223999999999">
            <text:p>12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1]+[.$C$14]" office:value-type="float" office:value="1.292">
            <text:p>1.29E+000</text:p>
          </table:table-cell>
          <table:table-cell table:formula="of:=[.C341]+[.D342]*([.B342]-[.B341])+0.5*[.E342]*([.B342]-[.B341])^2" office:value-type="float" office:value="8.23003999999997">
            <text:p>8.23</text:p>
          </table:table-cell>
          <table:table-cell table:formula="of:=[.D341]+[.E341]*([.B342]-[.B341])" office:value-type="float" office:value="12.6615999999999">
            <text:p>12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2]+[.$C$14]" office:value-type="float" office:value="1.296">
            <text:p>1.30E+000</text:p>
          </table:table-cell>
          <table:table-cell table:formula="of:=[.C342]+[.D343]*([.B343]-[.B342])+0.5*[.E343]*([.B343]-[.B342])^2" office:value-type="float" office:value="8.28092159999997">
            <text:p>8.28</text:p>
          </table:table-cell>
          <table:table-cell table:formula="of:=[.D342]+[.E342]*([.B343]-[.B342])" office:value-type="float" office:value="12.7007999999999">
            <text:p>12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3]+[.$C$14]" office:value-type="float" office:value="1.3">
            <text:p>1.30E+000</text:p>
          </table:table-cell>
          <table:table-cell table:formula="of:=[.C343]+[.D344]*([.B344]-[.B343])+0.5*[.E344]*([.B344]-[.B343])^2" office:value-type="float" office:value="8.33195999999997">
            <text:p>8.33</text:p>
          </table:table-cell>
          <table:table-cell table:formula="of:=[.D343]+[.E343]*([.B344]-[.B343])" office:value-type="float" office:value="12.7399999999999">
            <text:p>12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4]+[.$C$14]" office:value-type="float" office:value="1.304">
            <text:p>1.30E+000</text:p>
          </table:table-cell>
          <table:table-cell table:formula="of:=[.C344]+[.D345]*([.B345]-[.B344])+0.5*[.E345]*([.B345]-[.B344])^2" office:value-type="float" office:value="8.38315519999996">
            <text:p>8.38</text:p>
          </table:table-cell>
          <table:table-cell table:formula="of:=[.D344]+[.E344]*([.B345]-[.B344])" office:value-type="float" office:value="12.7791999999999">
            <text:p>12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5]+[.$C$14]" office:value-type="float" office:value="1.308">
            <text:p>1.31E+000</text:p>
          </table:table-cell>
          <table:table-cell table:formula="of:=[.C345]+[.D346]*([.B346]-[.B345])+0.5*[.E346]*([.B346]-[.B345])^2" office:value-type="float" office:value="8.43450719999996">
            <text:p>8.43</text:p>
          </table:table-cell>
          <table:table-cell table:formula="of:=[.D345]+[.E345]*([.B346]-[.B345])" office:value-type="float" office:value="12.8183999999999">
            <text:p>12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6]+[.$C$14]" office:value-type="float" office:value="1.312">
            <text:p>1.31E+000</text:p>
          </table:table-cell>
          <table:table-cell table:formula="of:=[.C346]+[.D347]*([.B347]-[.B346])+0.5*[.E347]*([.B347]-[.B346])^2" office:value-type="float" office:value="8.48601599999996">
            <text:p>8.49</text:p>
          </table:table-cell>
          <table:table-cell table:formula="of:=[.D346]+[.E346]*([.B347]-[.B346])" office:value-type="float" office:value="12.8575999999999">
            <text:p>12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7]+[.$C$14]" office:value-type="float" office:value="1.316">
            <text:p>1.32E+000</text:p>
          </table:table-cell>
          <table:table-cell table:formula="of:=[.C347]+[.D348]*([.B348]-[.B347])+0.5*[.E348]*([.B348]-[.B347])^2" office:value-type="float" office:value="8.53768159999996">
            <text:p>8.54</text:p>
          </table:table-cell>
          <table:table-cell table:formula="of:=[.D347]+[.E347]*([.B348]-[.B347])" office:value-type="float" office:value="12.8967999999999">
            <text:p>12.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8]+[.$C$14]" office:value-type="float" office:value="1.32">
            <text:p>1.32E+000</text:p>
          </table:table-cell>
          <table:table-cell table:formula="of:=[.C348]+[.D349]*([.B349]-[.B348])+0.5*[.E349]*([.B349]-[.B348])^2" office:value-type="float" office:value="8.58950399999996">
            <text:p>8.59</text:p>
          </table:table-cell>
          <table:table-cell table:formula="of:=[.D348]+[.E348]*([.B349]-[.B348])" office:value-type="float" office:value="12.9359999999999">
            <text:p>12.9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9]+[.$C$14]" office:value-type="float" office:value="1.324">
            <text:p>1.32E+000</text:p>
          </table:table-cell>
          <table:table-cell table:formula="of:=[.C349]+[.D350]*([.B350]-[.B349])+0.5*[.E350]*([.B350]-[.B349])^2" office:value-type="float" office:value="8.64148319999996">
            <text:p>8.64</text:p>
          </table:table-cell>
          <table:table-cell table:formula="of:=[.D349]+[.E349]*([.B350]-[.B349])" office:value-type="float" office:value="12.9751999999999">
            <text:p>12.9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0]+[.$C$14]" office:value-type="float" office:value="1.328">
            <text:p>1.33E+000</text:p>
          </table:table-cell>
          <table:table-cell table:formula="of:=[.C350]+[.D351]*([.B351]-[.B350])+0.5*[.E351]*([.B351]-[.B350])^2" office:value-type="float" office:value="8.69361919999996">
            <text:p>8.69</text:p>
          </table:table-cell>
          <table:table-cell table:formula="of:=[.D350]+[.E350]*([.B351]-[.B350])" office:value-type="float" office:value="13.0143999999999">
            <text:p>13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1]+[.$C$14]" office:value-type="float" office:value="1.332">
            <text:p>1.33E+000</text:p>
          </table:table-cell>
          <table:table-cell table:formula="of:=[.C351]+[.D352]*([.B352]-[.B351])+0.5*[.E352]*([.B352]-[.B351])^2" office:value-type="float" office:value="8.74591199999996">
            <text:p>8.75</text:p>
          </table:table-cell>
          <table:table-cell table:formula="of:=[.D351]+[.E351]*([.B352]-[.B351])" office:value-type="float" office:value="13.0535999999999">
            <text:p>13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2]+[.$C$14]" office:value-type="float" office:value="1.336">
            <text:p>1.34E+000</text:p>
          </table:table-cell>
          <table:table-cell table:formula="of:=[.C352]+[.D353]*([.B353]-[.B352])+0.5*[.E353]*([.B353]-[.B352])^2" office:value-type="float" office:value="8.79836159999996">
            <text:p>8.8</text:p>
          </table:table-cell>
          <table:table-cell table:formula="of:=[.D352]+[.E352]*([.B353]-[.B352])" office:value-type="float" office:value="13.0927999999999">
            <text:p>13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3]+[.$C$14]" office:value-type="float" office:value="1.34">
            <text:p>1.34E+000</text:p>
          </table:table-cell>
          <table:table-cell table:formula="of:=[.C353]+[.D354]*([.B354]-[.B353])+0.5*[.E354]*([.B354]-[.B353])^2" office:value-type="float" office:value="8.85096799999996">
            <text:p>8.85</text:p>
          </table:table-cell>
          <table:table-cell table:formula="of:=[.D353]+[.E353]*([.B354]-[.B353])" office:value-type="float" office:value="13.1319999999999">
            <text:p>13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4]+[.$C$14]" office:value-type="float" office:value="1.344">
            <text:p>1.34E+000</text:p>
          </table:table-cell>
          <table:table-cell table:formula="of:=[.C354]+[.D355]*([.B355]-[.B354])+0.5*[.E355]*([.B355]-[.B354])^2" office:value-type="float" office:value="8.90373119999996">
            <text:p>8.9</text:p>
          </table:table-cell>
          <table:table-cell table:formula="of:=[.D354]+[.E354]*([.B355]-[.B354])" office:value-type="float" office:value="13.1711999999999">
            <text:p>13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5]+[.$C$14]" office:value-type="float" office:value="1.348">
            <text:p>1.35E+000</text:p>
          </table:table-cell>
          <table:table-cell table:formula="of:=[.C355]+[.D356]*([.B356]-[.B355])+0.5*[.E356]*([.B356]-[.B355])^2" office:value-type="float" office:value="8.95665119999996">
            <text:p>8.96</text:p>
          </table:table-cell>
          <table:table-cell table:formula="of:=[.D355]+[.E355]*([.B356]-[.B355])" office:value-type="float" office:value="13.2103999999999">
            <text:p>13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6]+[.$C$14]" office:value-type="float" office:value="1.352">
            <text:p>1.35E+000</text:p>
          </table:table-cell>
          <table:table-cell table:formula="of:=[.C356]+[.D357]*([.B357]-[.B356])+0.5*[.E357]*([.B357]-[.B356])^2" office:value-type="float" office:value="9.00972799999996">
            <text:p>9.01</text:p>
          </table:table-cell>
          <table:table-cell table:formula="of:=[.D356]+[.E356]*([.B357]-[.B356])" office:value-type="float" office:value="13.2495999999999">
            <text:p>13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7]+[.$C$14]" office:value-type="float" office:value="1.356">
            <text:p>1.36E+000</text:p>
          </table:table-cell>
          <table:table-cell table:formula="of:=[.C357]+[.D358]*([.B358]-[.B357])+0.5*[.E358]*([.B358]-[.B357])^2" office:value-type="float" office:value="9.06296159999996">
            <text:p>9.06</text:p>
          </table:table-cell>
          <table:table-cell table:formula="of:=[.D357]+[.E357]*([.B358]-[.B357])" office:value-type="float" office:value="13.2887999999999">
            <text:p>13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8]+[.$C$14]" office:value-type="float" office:value="1.36">
            <text:p>1.36E+000</text:p>
          </table:table-cell>
          <table:table-cell table:formula="of:=[.C358]+[.D359]*([.B359]-[.B358])+0.5*[.E359]*([.B359]-[.B358])^2" office:value-type="float" office:value="9.11635199999996">
            <text:p>9.12</text:p>
          </table:table-cell>
          <table:table-cell table:formula="of:=[.D358]+[.E358]*([.B359]-[.B358])" office:value-type="float" office:value="13.3279999999999">
            <text:p>13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9]+[.$C$14]" office:value-type="float" office:value="1.364">
            <text:p>1.36E+000</text:p>
          </table:table-cell>
          <table:table-cell table:formula="of:=[.C359]+[.D360]*([.B360]-[.B359])+0.5*[.E360]*([.B360]-[.B359])^2" office:value-type="float" office:value="9.16989919999995">
            <text:p>9.17</text:p>
          </table:table-cell>
          <table:table-cell table:formula="of:=[.D359]+[.E359]*([.B360]-[.B359])" office:value-type="float" office:value="13.3671999999999">
            <text:p>13.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0]+[.$C$14]" office:value-type="float" office:value="1.368">
            <text:p>1.37E+000</text:p>
          </table:table-cell>
          <table:table-cell table:formula="of:=[.C360]+[.D361]*([.B361]-[.B360])+0.5*[.E361]*([.B361]-[.B360])^2" office:value-type="float" office:value="9.22360319999995">
            <text:p>9.22</text:p>
          </table:table-cell>
          <table:table-cell table:formula="of:=[.D360]+[.E360]*([.B361]-[.B360])" office:value-type="float" office:value="13.4063999999999">
            <text:p>13.4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1]+[.$C$14]" office:value-type="float" office:value="1.372">
            <text:p>1.37E+000</text:p>
          </table:table-cell>
          <table:table-cell table:formula="of:=[.C361]+[.D362]*([.B362]-[.B361])+0.5*[.E362]*([.B362]-[.B361])^2" office:value-type="float" office:value="9.27746399999995">
            <text:p>9.28</text:p>
          </table:table-cell>
          <table:table-cell table:formula="of:=[.D361]+[.E361]*([.B362]-[.B361])" office:value-type="float" office:value="13.4455999999999">
            <text:p>13.4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2]+[.$C$14]" office:value-type="float" office:value="1.376">
            <text:p>1.38E+000</text:p>
          </table:table-cell>
          <table:table-cell table:formula="of:=[.C362]+[.D363]*([.B363]-[.B362])+0.5*[.E363]*([.B363]-[.B362])^2" office:value-type="float" office:value="9.33148159999995">
            <text:p>9.33</text:p>
          </table:table-cell>
          <table:table-cell table:formula="of:=[.D362]+[.E362]*([.B363]-[.B362])" office:value-type="float" office:value="13.4847999999999">
            <text:p>13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3]+[.$C$14]" office:value-type="float" office:value="1.38">
            <text:p>1.38E+000</text:p>
          </table:table-cell>
          <table:table-cell table:formula="of:=[.C363]+[.D364]*([.B364]-[.B363])+0.5*[.E364]*([.B364]-[.B363])^2" office:value-type="float" office:value="9.38565599999995">
            <text:p>9.39</text:p>
          </table:table-cell>
          <table:table-cell table:formula="of:=[.D363]+[.E363]*([.B364]-[.B363])" office:value-type="float" office:value="13.5239999999999">
            <text:p>13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4]+[.$C$14]" office:value-type="float" office:value="1.384">
            <text:p>1.38E+000</text:p>
          </table:table-cell>
          <table:table-cell table:formula="of:=[.C364]+[.D365]*([.B365]-[.B364])+0.5*[.E365]*([.B365]-[.B364])^2" office:value-type="float" office:value="9.43998719999995">
            <text:p>9.44</text:p>
          </table:table-cell>
          <table:table-cell table:formula="of:=[.D364]+[.E364]*([.B365]-[.B364])" office:value-type="float" office:value="13.5631999999999">
            <text:p>13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5]+[.$C$14]" office:value-type="float" office:value="1.388">
            <text:p>1.39E+000</text:p>
          </table:table-cell>
          <table:table-cell table:formula="of:=[.C365]+[.D366]*([.B366]-[.B365])+0.5*[.E366]*([.B366]-[.B365])^2" office:value-type="float" office:value="9.49447519999995">
            <text:p>9.49</text:p>
          </table:table-cell>
          <table:table-cell table:formula="of:=[.D365]+[.E365]*([.B366]-[.B365])" office:value-type="float" office:value="13.6023999999999">
            <text:p>13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6]+[.$C$14]" office:value-type="float" office:value="1.392">
            <text:p>1.39E+000</text:p>
          </table:table-cell>
          <table:table-cell table:formula="of:=[.C366]+[.D367]*([.B367]-[.B366])+0.5*[.E367]*([.B367]-[.B366])^2" office:value-type="float" office:value="9.54911999999995">
            <text:p>9.55</text:p>
          </table:table-cell>
          <table:table-cell table:formula="of:=[.D366]+[.E366]*([.B367]-[.B366])" office:value-type="float" office:value="13.6415999999999">
            <text:p>13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7]+[.$C$14]" office:value-type="float" office:value="1.396">
            <text:p>1.40E+000</text:p>
          </table:table-cell>
          <table:table-cell table:formula="of:=[.C367]+[.D368]*([.B368]-[.B367])+0.5*[.E368]*([.B368]-[.B367])^2" office:value-type="float" office:value="9.60392159999995">
            <text:p>9.6</text:p>
          </table:table-cell>
          <table:table-cell table:formula="of:=[.D367]+[.E367]*([.B368]-[.B367])" office:value-type="float" office:value="13.6807999999999">
            <text:p>13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8]+[.$C$14]" office:value-type="float" office:value="1.4">
            <text:p>1.40E+000</text:p>
          </table:table-cell>
          <table:table-cell table:formula="of:=[.C368]+[.D369]*([.B369]-[.B368])+0.5*[.E369]*([.B369]-[.B368])^2" office:value-type="float" office:value="9.65887999999995">
            <text:p>9.66</text:p>
          </table:table-cell>
          <table:table-cell table:formula="of:=[.D368]+[.E368]*([.B369]-[.B368])" office:value-type="float" office:value="13.7199999999999">
            <text:p>13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9]+[.$C$14]" office:value-type="float" office:value="1.404">
            <text:p>1.40E+000</text:p>
          </table:table-cell>
          <table:table-cell table:formula="of:=[.C369]+[.D370]*([.B370]-[.B369])+0.5*[.E370]*([.B370]-[.B369])^2" office:value-type="float" office:value="9.71399519999995">
            <text:p>9.71</text:p>
          </table:table-cell>
          <table:table-cell table:formula="of:=[.D369]+[.E369]*([.B370]-[.B369])" office:value-type="float" office:value="13.7591999999999">
            <text:p>13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0]+[.$C$14]" office:value-type="float" office:value="1.408">
            <text:p>1.41E+000</text:p>
          </table:table-cell>
          <table:table-cell table:formula="of:=[.C370]+[.D371]*([.B371]-[.B370])+0.5*[.E371]*([.B371]-[.B370])^2" office:value-type="float" office:value="9.76926719999995">
            <text:p>9.77</text:p>
          </table:table-cell>
          <table:table-cell table:formula="of:=[.D370]+[.E370]*([.B371]-[.B370])" office:value-type="float" office:value="13.7983999999999">
            <text:p>13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1]+[.$C$14]" office:value-type="float" office:value="1.412">
            <text:p>1.41E+000</text:p>
          </table:table-cell>
          <table:table-cell table:formula="of:=[.C371]+[.D372]*([.B372]-[.B371])+0.5*[.E372]*([.B372]-[.B371])^2" office:value-type="float" office:value="9.82469599999995">
            <text:p>9.82</text:p>
          </table:table-cell>
          <table:table-cell table:formula="of:=[.D371]+[.E371]*([.B372]-[.B371])" office:value-type="float" office:value="13.8375999999999">
            <text:p>13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2]+[.$C$14]" office:value-type="float" office:value="1.416">
            <text:p>1.42E+000</text:p>
          </table:table-cell>
          <table:table-cell table:formula="of:=[.C372]+[.D373]*([.B373]-[.B372])+0.5*[.E373]*([.B373]-[.B372])^2" office:value-type="float" office:value="9.88028159999995">
            <text:p>9.88</text:p>
          </table:table-cell>
          <table:table-cell table:formula="of:=[.D372]+[.E372]*([.B373]-[.B372])" office:value-type="float" office:value="13.8767999999999">
            <text:p>13.8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3]+[.$C$14]" office:value-type="float" office:value="1.42">
            <text:p>1.42E+000</text:p>
          </table:table-cell>
          <table:table-cell table:formula="of:=[.C373]+[.D374]*([.B374]-[.B373])+0.5*[.E374]*([.B374]-[.B373])^2" office:value-type="float" office:value="9.93602399999995">
            <text:p>9.94</text:p>
          </table:table-cell>
          <table:table-cell table:formula="of:=[.D373]+[.E373]*([.B374]-[.B373])" office:value-type="float" office:value="13.9159999999999">
            <text:p>13.9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4]+[.$C$14]" office:value-type="float" office:value="1.424">
            <text:p>1.42E+000</text:p>
          </table:table-cell>
          <table:table-cell table:formula="of:=[.C374]+[.D375]*([.B375]-[.B374])+0.5*[.E375]*([.B375]-[.B374])^2" office:value-type="float" office:value="9.99192319999994">
            <text:p>9.99</text:p>
          </table:table-cell>
          <table:table-cell table:formula="of:=[.D374]+[.E374]*([.B375]-[.B374])" office:value-type="float" office:value="13.9551999999999">
            <text:p>13.9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5]+[.$C$14]" office:value-type="float" office:value="1.428">
            <text:p>1.43E+000</text:p>
          </table:table-cell>
          <table:table-cell table:formula="of:=[.C375]+[.D376]*([.B376]-[.B375])+0.5*[.E376]*([.B376]-[.B375])^2" office:value-type="float" office:value="10.0479791999999">
            <text:p>10.05</text:p>
          </table:table-cell>
          <table:table-cell table:formula="of:=[.D375]+[.E375]*([.B376]-[.B375])" office:value-type="float" office:value="13.9943999999999">
            <text:p>13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6]+[.$C$14]" office:value-type="float" office:value="1.432">
            <text:p>1.43E+000</text:p>
          </table:table-cell>
          <table:table-cell table:formula="of:=[.C376]+[.D377]*([.B377]-[.B376])+0.5*[.E377]*([.B377]-[.B376])^2" office:value-type="float" office:value="10.1041919999999">
            <text:p>10.1</text:p>
          </table:table-cell>
          <table:table-cell table:formula="of:=[.D376]+[.E376]*([.B377]-[.B376])" office:value-type="float" office:value="14.0335999999999">
            <text:p>14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7]+[.$C$14]" office:value-type="float" office:value="1.436">
            <text:p>1.44E+000</text:p>
          </table:table-cell>
          <table:table-cell table:formula="of:=[.C377]+[.D378]*([.B378]-[.B377])+0.5*[.E378]*([.B378]-[.B377])^2" office:value-type="float" office:value="10.1605615999999">
            <text:p>10.16</text:p>
          </table:table-cell>
          <table:table-cell table:formula="of:=[.D377]+[.E377]*([.B378]-[.B377])" office:value-type="float" office:value="14.0727999999999">
            <text:p>14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8]+[.$C$14]" office:value-type="float" office:value="1.44">
            <text:p>1.44E+000</text:p>
          </table:table-cell>
          <table:table-cell table:formula="of:=[.C378]+[.D379]*([.B379]-[.B378])+0.5*[.E379]*([.B379]-[.B378])^2" office:value-type="float" office:value="10.2170879999999">
            <text:p>10.22</text:p>
          </table:table-cell>
          <table:table-cell table:formula="of:=[.D378]+[.E378]*([.B379]-[.B378])" office:value-type="float" office:value="14.1119999999999">
            <text:p>14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9]+[.$C$14]" office:value-type="float" office:value="1.444">
            <text:p>1.44E+000</text:p>
          </table:table-cell>
          <table:table-cell table:formula="of:=[.C379]+[.D380]*([.B380]-[.B379])+0.5*[.E380]*([.B380]-[.B379])^2" office:value-type="float" office:value="10.2737711999999">
            <text:p>10.27</text:p>
          </table:table-cell>
          <table:table-cell table:formula="of:=[.D379]+[.E379]*([.B380]-[.B379])" office:value-type="float" office:value="14.1511999999999">
            <text:p>14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0]+[.$C$14]" office:value-type="float" office:value="1.448">
            <text:p>1.45E+000</text:p>
          </table:table-cell>
          <table:table-cell table:formula="of:=[.C380]+[.D381]*([.B381]-[.B380])+0.5*[.E381]*([.B381]-[.B380])^2" office:value-type="float" office:value="10.3306111999999">
            <text:p>10.33</text:p>
          </table:table-cell>
          <table:table-cell table:formula="of:=[.D380]+[.E380]*([.B381]-[.B380])" office:value-type="float" office:value="14.1903999999999">
            <text:p>14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1]+[.$C$14]" office:value-type="float" office:value="1.452">
            <text:p>1.45E+000</text:p>
          </table:table-cell>
          <table:table-cell table:formula="of:=[.C381]+[.D382]*([.B382]-[.B381])+0.5*[.E382]*([.B382]-[.B381])^2" office:value-type="float" office:value="10.3876079999999">
            <text:p>10.39</text:p>
          </table:table-cell>
          <table:table-cell table:formula="of:=[.D381]+[.E381]*([.B382]-[.B381])" office:value-type="float" office:value="14.2295999999999">
            <text:p>14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2]+[.$C$14]" office:value-type="float" office:value="1.456">
            <text:p>1.46E+000</text:p>
          </table:table-cell>
          <table:table-cell table:formula="of:=[.C382]+[.D383]*([.B383]-[.B382])+0.5*[.E383]*([.B383]-[.B382])^2" office:value-type="float" office:value="10.4447615999999">
            <text:p>10.44</text:p>
          </table:table-cell>
          <table:table-cell table:formula="of:=[.D382]+[.E382]*([.B383]-[.B382])" office:value-type="float" office:value="14.2687999999999">
            <text:p>14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3]+[.$C$14]" office:value-type="float" office:value="1.46">
            <text:p>1.46E+000</text:p>
          </table:table-cell>
          <table:table-cell table:formula="of:=[.C383]+[.D384]*([.B384]-[.B383])+0.5*[.E384]*([.B384]-[.B383])^2" office:value-type="float" office:value="10.5020719999999">
            <text:p>10.5</text:p>
          </table:table-cell>
          <table:table-cell table:formula="of:=[.D383]+[.E383]*([.B384]-[.B383])" office:value-type="float" office:value="14.3079999999999">
            <text:p>14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4]+[.$C$14]" office:value-type="float" office:value="1.464">
            <text:p>1.46E+000</text:p>
          </table:table-cell>
          <table:table-cell table:formula="of:=[.C384]+[.D385]*([.B385]-[.B384])+0.5*[.E385]*([.B385]-[.B384])^2" office:value-type="float" office:value="10.5595391999999">
            <text:p>10.56</text:p>
          </table:table-cell>
          <table:table-cell table:formula="of:=[.D384]+[.E384]*([.B385]-[.B384])" office:value-type="float" office:value="14.3471999999999">
            <text:p>14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5]+[.$C$14]" office:value-type="float" office:value="1.468">
            <text:p>1.47E+000</text:p>
          </table:table-cell>
          <table:table-cell table:formula="of:=[.C385]+[.D386]*([.B386]-[.B385])+0.5*[.E386]*([.B386]-[.B385])^2" office:value-type="float" office:value="10.6171631999999">
            <text:p>10.62</text:p>
          </table:table-cell>
          <table:table-cell table:formula="of:=[.D385]+[.E385]*([.B386]-[.B385])" office:value-type="float" office:value="14.3863999999999">
            <text:p>14.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6]+[.$C$14]" office:value-type="float" office:value="1.472">
            <text:p>1.47E+000</text:p>
          </table:table-cell>
          <table:table-cell table:formula="of:=[.C386]+[.D387]*([.B387]-[.B386])+0.5*[.E387]*([.B387]-[.B386])^2" office:value-type="float" office:value="10.6749439999999">
            <text:p>10.67</text:p>
          </table:table-cell>
          <table:table-cell table:formula="of:=[.D386]+[.E386]*([.B387]-[.B386])" office:value-type="float" office:value="14.4255999999999">
            <text:p>14.4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7]+[.$C$14]" office:value-type="float" office:value="1.476">
            <text:p>1.48E+000</text:p>
          </table:table-cell>
          <table:table-cell table:formula="of:=[.C387]+[.D388]*([.B388]-[.B387])+0.5*[.E388]*([.B388]-[.B387])^2" office:value-type="float" office:value="10.7328815999999">
            <text:p>10.73</text:p>
          </table:table-cell>
          <table:table-cell table:formula="of:=[.D387]+[.E387]*([.B388]-[.B387])" office:value-type="float" office:value="14.4647999999999">
            <text:p>14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8]+[.$C$14]" office:value-type="float" office:value="1.48">
            <text:p>1.48E+000</text:p>
          </table:table-cell>
          <table:table-cell table:formula="of:=[.C388]+[.D389]*([.B389]-[.B388])+0.5*[.E389]*([.B389]-[.B388])^2" office:value-type="float" office:value="10.7909759999999">
            <text:p>10.79</text:p>
          </table:table-cell>
          <table:table-cell table:formula="of:=[.D388]+[.E388]*([.B389]-[.B388])" office:value-type="float" office:value="14.5039999999999">
            <text:p>14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9]+[.$C$14]" office:value-type="float" office:value="1.484">
            <text:p>1.48E+000</text:p>
          </table:table-cell>
          <table:table-cell table:formula="of:=[.C389]+[.D390]*([.B390]-[.B389])+0.5*[.E390]*([.B390]-[.B389])^2" office:value-type="float" office:value="10.8492271999999">
            <text:p>10.85</text:p>
          </table:table-cell>
          <table:table-cell table:formula="of:=[.D389]+[.E389]*([.B390]-[.B389])" office:value-type="float" office:value="14.5431999999999">
            <text:p>14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0]+[.$C$14]" office:value-type="float" office:value="1.488">
            <text:p>1.49E+000</text:p>
          </table:table-cell>
          <table:table-cell table:formula="of:=[.C390]+[.D391]*([.B391]-[.B390])+0.5*[.E391]*([.B391]-[.B390])^2" office:value-type="float" office:value="10.9076351999999">
            <text:p>10.91</text:p>
          </table:table-cell>
          <table:table-cell table:formula="of:=[.D390]+[.E390]*([.B391]-[.B390])" office:value-type="float" office:value="14.5823999999999">
            <text:p>14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1]+[.$C$14]" office:value-type="float" office:value="1.492">
            <text:p>1.49E+000</text:p>
          </table:table-cell>
          <table:table-cell table:formula="of:=[.C391]+[.D392]*([.B392]-[.B391])+0.5*[.E392]*([.B392]-[.B391])^2" office:value-type="float" office:value="10.9661999999999">
            <text:p>10.97</text:p>
          </table:table-cell>
          <table:table-cell table:formula="of:=[.D391]+[.E391]*([.B392]-[.B391])" office:value-type="float" office:value="14.6215999999999">
            <text:p>14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2]+[.$C$14]" office:value-type="float" office:value="1.496">
            <text:p>1.50E+000</text:p>
          </table:table-cell>
          <table:table-cell table:formula="of:=[.C392]+[.D393]*([.B393]-[.B392])+0.5*[.E393]*([.B393]-[.B392])^2" office:value-type="float" office:value="11.0249215999999">
            <text:p>11.02</text:p>
          </table:table-cell>
          <table:table-cell table:formula="of:=[.D392]+[.E392]*([.B393]-[.B392])" office:value-type="float" office:value="14.6607999999999">
            <text:p>14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3]+[.$C$14]" office:value-type="float" office:value="1.5">
            <text:p>1.50E+000</text:p>
          </table:table-cell>
          <table:table-cell table:formula="of:=[.C393]+[.D394]*([.B394]-[.B393])+0.5*[.E394]*([.B394]-[.B393])^2" office:value-type="float" office:value="11.0837999999999">
            <text:p>11.08</text:p>
          </table:table-cell>
          <table:table-cell table:formula="of:=[.D393]+[.E393]*([.B394]-[.B393])" office:value-type="float" office:value="14.6999999999999">
            <text:p>14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4]+[.$C$14]" office:value-type="float" office:value="1.504">
            <text:p>1.50E+000</text:p>
          </table:table-cell>
          <table:table-cell table:formula="of:=[.C394]+[.D395]*([.B395]-[.B394])+0.5*[.E395]*([.B395]-[.B394])^2" office:value-type="float" office:value="11.1428351999999">
            <text:p>11.14</text:p>
          </table:table-cell>
          <table:table-cell table:formula="of:=[.D394]+[.E394]*([.B395]-[.B394])" office:value-type="float" office:value="14.7391999999999">
            <text:p>14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5]+[.$C$14]" office:value-type="float" office:value="1.508">
            <text:p>1.51E+000</text:p>
          </table:table-cell>
          <table:table-cell table:formula="of:=[.C395]+[.D396]*([.B396]-[.B395])+0.5*[.E396]*([.B396]-[.B395])^2" office:value-type="float" office:value="11.2020271999999">
            <text:p>11.2</text:p>
          </table:table-cell>
          <table:table-cell table:formula="of:=[.D395]+[.E395]*([.B396]-[.B395])" office:value-type="float" office:value="14.7783999999999">
            <text:p>14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6]+[.$C$14]" office:value-type="float" office:value="1.512">
            <text:p>1.51E+000</text:p>
          </table:table-cell>
          <table:table-cell table:formula="of:=[.C396]+[.D397]*([.B397]-[.B396])+0.5*[.E397]*([.B397]-[.B396])^2" office:value-type="float" office:value="11.2613759999999">
            <text:p>11.26</text:p>
          </table:table-cell>
          <table:table-cell table:formula="of:=[.D396]+[.E396]*([.B397]-[.B396])" office:value-type="float" office:value="14.8175999999999">
            <text:p>14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7]+[.$C$14]" office:value-type="float" office:value="1.516">
            <text:p>1.52E+000</text:p>
          </table:table-cell>
          <table:table-cell table:formula="of:=[.C397]+[.D398]*([.B398]-[.B397])+0.5*[.E398]*([.B398]-[.B397])^2" office:value-type="float" office:value="11.3208815999999">
            <text:p>11.32</text:p>
          </table:table-cell>
          <table:table-cell table:formula="of:=[.D397]+[.E397]*([.B398]-[.B397])" office:value-type="float" office:value="14.8567999999999">
            <text:p>14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8]+[.$C$14]" office:value-type="float" office:value="1.52">
            <text:p>1.52E+000</text:p>
          </table:table-cell>
          <table:table-cell table:formula="of:=[.C398]+[.D399]*([.B399]-[.B398])+0.5*[.E399]*([.B399]-[.B398])^2" office:value-type="float" office:value="11.3805439999999">
            <text:p>11.38</text:p>
          </table:table-cell>
          <table:table-cell table:formula="of:=[.D398]+[.E398]*([.B399]-[.B398])" office:value-type="float" office:value="14.8959999999999">
            <text:p>14.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9]+[.$C$14]" office:value-type="float" office:value="1.524">
            <text:p>1.52E+000</text:p>
          </table:table-cell>
          <table:table-cell table:formula="of:=[.C399]+[.D400]*([.B400]-[.B399])+0.5*[.E400]*([.B400]-[.B399])^2" office:value-type="float" office:value="11.4403631999999">
            <text:p>11.44</text:p>
          </table:table-cell>
          <table:table-cell table:formula="of:=[.D399]+[.E399]*([.B400]-[.B399])" office:value-type="float" office:value="14.9351999999999">
            <text:p>14.9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0]+[.$C$14]" office:value-type="float" office:value="1.528">
            <text:p>1.53E+000</text:p>
          </table:table-cell>
          <table:table-cell table:formula="of:=[.C400]+[.D401]*([.B401]-[.B400])+0.5*[.E401]*([.B401]-[.B400])^2" office:value-type="float" office:value="11.5003391999999">
            <text:p>11.5</text:p>
          </table:table-cell>
          <table:table-cell table:formula="of:=[.D400]+[.E400]*([.B401]-[.B400])" office:value-type="float" office:value="14.9743999999999">
            <text:p>14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1]+[.$C$14]" office:value-type="float" office:value="1.532">
            <text:p>1.53E+000</text:p>
          </table:table-cell>
          <table:table-cell table:formula="of:=[.C401]+[.D402]*([.B402]-[.B401])+0.5*[.E402]*([.B402]-[.B401])^2" office:value-type="float" office:value="11.5604719999999">
            <text:p>11.56</text:p>
          </table:table-cell>
          <table:table-cell table:formula="of:=[.D401]+[.E401]*([.B402]-[.B401])" office:value-type="float" office:value="15.0135999999999">
            <text:p>15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2]+[.$C$14]" office:value-type="float" office:value="1.536">
            <text:p>1.54E+000</text:p>
          </table:table-cell>
          <table:table-cell table:formula="of:=[.C402]+[.D403]*([.B403]-[.B402])+0.5*[.E403]*([.B403]-[.B402])^2" office:value-type="float" office:value="11.6207615999999">
            <text:p>11.62</text:p>
          </table:table-cell>
          <table:table-cell table:formula="of:=[.D402]+[.E402]*([.B403]-[.B402])" office:value-type="float" office:value="15.0527999999999">
            <text:p>15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3]+[.$C$14]" office:value-type="float" office:value="1.54">
            <text:p>1.54E+000</text:p>
          </table:table-cell>
          <table:table-cell table:formula="of:=[.C403]+[.D404]*([.B404]-[.B403])+0.5*[.E404]*([.B404]-[.B403])^2" office:value-type="float" office:value="11.6812079999999">
            <text:p>11.68</text:p>
          </table:table-cell>
          <table:table-cell table:formula="of:=[.D403]+[.E403]*([.B404]-[.B403])" office:value-type="float" office:value="15.0919999999999">
            <text:p>15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4]+[.$C$14]" office:value-type="float" office:value="1.544">
            <text:p>1.54E+000</text:p>
          </table:table-cell>
          <table:table-cell table:formula="of:=[.C404]+[.D405]*([.B405]-[.B404])+0.5*[.E405]*([.B405]-[.B404])^2" office:value-type="float" office:value="11.7418111999999">
            <text:p>11.74</text:p>
          </table:table-cell>
          <table:table-cell table:formula="of:=[.D404]+[.E404]*([.B405]-[.B404])" office:value-type="float" office:value="15.1311999999999">
            <text:p>15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5]+[.$C$14]" office:value-type="float" office:value="1.548">
            <text:p>1.55E+000</text:p>
          </table:table-cell>
          <table:table-cell table:formula="of:=[.C405]+[.D406]*([.B406]-[.B405])+0.5*[.E406]*([.B406]-[.B405])^2" office:value-type="float" office:value="11.8025711999999">
            <text:p>11.8</text:p>
          </table:table-cell>
          <table:table-cell table:formula="of:=[.D405]+[.E405]*([.B406]-[.B405])" office:value-type="float" office:value="15.1703999999999">
            <text:p>15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6]+[.$C$14]" office:value-type="float" office:value="1.552">
            <text:p>1.55E+000</text:p>
          </table:table-cell>
          <table:table-cell table:formula="of:=[.C406]+[.D407]*([.B407]-[.B406])+0.5*[.E407]*([.B407]-[.B406])^2" office:value-type="float" office:value="11.8634879999999">
            <text:p>11.86</text:p>
          </table:table-cell>
          <table:table-cell table:formula="of:=[.D406]+[.E406]*([.B407]-[.B406])" office:value-type="float" office:value="15.2095999999999">
            <text:p>15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7]+[.$C$14]" office:value-type="float" office:value="1.556">
            <text:p>1.56E+000</text:p>
          </table:table-cell>
          <table:table-cell table:formula="of:=[.C407]+[.D408]*([.B408]-[.B407])+0.5*[.E408]*([.B408]-[.B407])^2" office:value-type="float" office:value="11.9245615999999">
            <text:p>11.92</text:p>
          </table:table-cell>
          <table:table-cell table:formula="of:=[.D407]+[.E407]*([.B408]-[.B407])" office:value-type="float" office:value="15.2487999999999">
            <text:p>15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8]+[.$C$14]" office:value-type="float" office:value="1.56">
            <text:p>1.56E+000</text:p>
          </table:table-cell>
          <table:table-cell table:formula="of:=[.C408]+[.D409]*([.B409]-[.B408])+0.5*[.E409]*([.B409]-[.B408])^2" office:value-type="float" office:value="11.9857919999999">
            <text:p>11.99</text:p>
          </table:table-cell>
          <table:table-cell table:formula="of:=[.D408]+[.E408]*([.B409]-[.B408])" office:value-type="float" office:value="15.2879999999999">
            <text:p>15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9]+[.$C$14]" office:value-type="float" office:value="1.564">
            <text:p>1.56E+000</text:p>
          </table:table-cell>
          <table:table-cell table:formula="of:=[.C409]+[.D410]*([.B410]-[.B409])+0.5*[.E410]*([.B410]-[.B409])^2" office:value-type="float" office:value="12.0471791999999">
            <text:p>12.05</text:p>
          </table:table-cell>
          <table:table-cell table:formula="of:=[.D409]+[.E409]*([.B410]-[.B409])" office:value-type="float" office:value="15.3271999999999">
            <text:p>15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0]+[.$C$14]" office:value-type="float" office:value="1.568">
            <text:p>1.57E+000</text:p>
          </table:table-cell>
          <table:table-cell table:formula="of:=[.C410]+[.D411]*([.B411]-[.B410])+0.5*[.E411]*([.B411]-[.B410])^2" office:value-type="float" office:value="12.1087231999999">
            <text:p>12.11</text:p>
          </table:table-cell>
          <table:table-cell table:formula="of:=[.D410]+[.E410]*([.B411]-[.B410])" office:value-type="float" office:value="15.3663999999999">
            <text:p>15.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1]+[.$C$14]" office:value-type="float" office:value="1.572">
            <text:p>1.57E+000</text:p>
          </table:table-cell>
          <table:table-cell table:formula="of:=[.C411]+[.D412]*([.B412]-[.B411])+0.5*[.E412]*([.B412]-[.B411])^2" office:value-type="float" office:value="12.1704239999999">
            <text:p>12.17</text:p>
          </table:table-cell>
          <table:table-cell table:formula="of:=[.D411]+[.E411]*([.B412]-[.B411])" office:value-type="float" office:value="15.4055999999999">
            <text:p>15.4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2]+[.$C$14]" office:value-type="float" office:value="1.576">
            <text:p>1.58E+000</text:p>
          </table:table-cell>
          <table:table-cell table:formula="of:=[.C412]+[.D413]*([.B413]-[.B412])+0.5*[.E413]*([.B413]-[.B412])^2" office:value-type="float" office:value="12.2322815999999">
            <text:p>12.23</text:p>
          </table:table-cell>
          <table:table-cell table:formula="of:=[.D412]+[.E412]*([.B413]-[.B412])" office:value-type="float" office:value="15.4447999999999">
            <text:p>15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3]+[.$C$14]" office:value-type="float" office:value="1.58">
            <text:p>1.58E+000</text:p>
          </table:table-cell>
          <table:table-cell table:formula="of:=[.C413]+[.D414]*([.B414]-[.B413])+0.5*[.E414]*([.B414]-[.B413])^2" office:value-type="float" office:value="12.2942959999999">
            <text:p>12.29</text:p>
          </table:table-cell>
          <table:table-cell table:formula="of:=[.D413]+[.E413]*([.B414]-[.B413])" office:value-type="float" office:value="15.4839999999999">
            <text:p>15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4]+[.$C$14]" office:value-type="float" office:value="1.584">
            <text:p>1.58E+000</text:p>
          </table:table-cell>
          <table:table-cell table:formula="of:=[.C414]+[.D415]*([.B415]-[.B414])+0.5*[.E415]*([.B415]-[.B414])^2" office:value-type="float" office:value="12.3564671999999">
            <text:p>12.36</text:p>
          </table:table-cell>
          <table:table-cell table:formula="of:=[.D414]+[.E414]*([.B415]-[.B414])" office:value-type="float" office:value="15.5231999999999">
            <text:p>15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5]+[.$C$14]" office:value-type="float" office:value="1.588">
            <text:p>1.59E+000</text:p>
          </table:table-cell>
          <table:table-cell table:formula="of:=[.C415]+[.D416]*([.B416]-[.B415])+0.5*[.E416]*([.B416]-[.B415])^2" office:value-type="float" office:value="12.4187951999999">
            <text:p>12.42</text:p>
          </table:table-cell>
          <table:table-cell table:formula="of:=[.D415]+[.E415]*([.B416]-[.B415])" office:value-type="float" office:value="15.5623999999999">
            <text:p>15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6]+[.$C$14]" office:value-type="float" office:value="1.592">
            <text:p>1.59E+000</text:p>
          </table:table-cell>
          <table:table-cell table:formula="of:=[.C416]+[.D417]*([.B417]-[.B416])+0.5*[.E417]*([.B417]-[.B416])^2" office:value-type="float" office:value="12.4812799999999">
            <text:p>12.48</text:p>
          </table:table-cell>
          <table:table-cell table:formula="of:=[.D416]+[.E416]*([.B417]-[.B416])" office:value-type="float" office:value="15.6015999999999">
            <text:p>15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7]+[.$C$14]" office:value-type="float" office:value="1.596">
            <text:p>1.60E+000</text:p>
          </table:table-cell>
          <table:table-cell table:formula="of:=[.C417]+[.D418]*([.B418]-[.B417])+0.5*[.E418]*([.B418]-[.B417])^2" office:value-type="float" office:value="12.5439215999999">
            <text:p>12.54</text:p>
          </table:table-cell>
          <table:table-cell table:formula="of:=[.D417]+[.E417]*([.B418]-[.B417])" office:value-type="float" office:value="15.6407999999999">
            <text:p>15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8]+[.$C$14]" office:value-type="float" office:value="1.6">
            <text:p>1.60E+000</text:p>
          </table:table-cell>
          <table:table-cell table:formula="of:=[.C418]+[.D419]*([.B419]-[.B418])+0.5*[.E419]*([.B419]-[.B418])^2" office:value-type="float" office:value="12.6067199999999">
            <text:p>12.61</text:p>
          </table:table-cell>
          <table:table-cell table:formula="of:=[.D418]+[.E418]*([.B419]-[.B418])" office:value-type="float" office:value="15.6799999999999">
            <text:p>15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9]+[.$C$14]" office:value-type="float" office:value="1.604">
            <text:p>1.60E+000</text:p>
          </table:table-cell>
          <table:table-cell table:formula="of:=[.C419]+[.D420]*([.B420]-[.B419])+0.5*[.E420]*([.B420]-[.B419])^2" office:value-type="float" office:value="12.6696751999999">
            <text:p>12.67</text:p>
          </table:table-cell>
          <table:table-cell table:formula="of:=[.D419]+[.E419]*([.B420]-[.B419])" office:value-type="float" office:value="15.7191999999999">
            <text:p>15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0]+[.$C$14]" office:value-type="float" office:value="1.608">
            <text:p>1.61E+000</text:p>
          </table:table-cell>
          <table:table-cell table:formula="of:=[.C420]+[.D421]*([.B421]-[.B420])+0.5*[.E421]*([.B421]-[.B420])^2" office:value-type="float" office:value="12.7327871999999">
            <text:p>12.73</text:p>
          </table:table-cell>
          <table:table-cell table:formula="of:=[.D420]+[.E420]*([.B421]-[.B420])" office:value-type="float" office:value="15.7583999999999">
            <text:p>15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1]+[.$C$14]" office:value-type="float" office:value="1.612">
            <text:p>1.61E+000</text:p>
          </table:table-cell>
          <table:table-cell table:formula="of:=[.C421]+[.D422]*([.B422]-[.B421])+0.5*[.E422]*([.B422]-[.B421])^2" office:value-type="float" office:value="12.7960559999999">
            <text:p>12.8</text:p>
          </table:table-cell>
          <table:table-cell table:formula="of:=[.D421]+[.E421]*([.B422]-[.B421])" office:value-type="float" office:value="15.7975999999999">
            <text:p>15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2]+[.$C$14]" office:value-type="float" office:value="1.616">
            <text:p>1.62E+000</text:p>
          </table:table-cell>
          <table:table-cell table:formula="of:=[.C422]+[.D423]*([.B423]-[.B422])+0.5*[.E423]*([.B423]-[.B422])^2" office:value-type="float" office:value="12.8594815999999">
            <text:p>12.86</text:p>
          </table:table-cell>
          <table:table-cell table:formula="of:=[.D422]+[.E422]*([.B423]-[.B422])" office:value-type="float" office:value="15.8367999999999">
            <text:p>15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3]+[.$C$14]" office:value-type="float" office:value="1.62">
            <text:p>1.62E+000</text:p>
          </table:table-cell>
          <table:table-cell table:formula="of:=[.C423]+[.D424]*([.B424]-[.B423])+0.5*[.E424]*([.B424]-[.B423])^2" office:value-type="float" office:value="12.9230639999999">
            <text:p>12.92</text:p>
          </table:table-cell>
          <table:table-cell table:formula="of:=[.D423]+[.E423]*([.B424]-[.B423])" office:value-type="float" office:value="15.8759999999999">
            <text:p>15.8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4]+[.$C$14]" office:value-type="float" office:value="1.624">
            <text:p>1.62E+000</text:p>
          </table:table-cell>
          <table:table-cell table:formula="of:=[.C424]+[.D425]*([.B425]-[.B424])+0.5*[.E425]*([.B425]-[.B424])^2" office:value-type="float" office:value="12.9868031999999">
            <text:p>12.99</text:p>
          </table:table-cell>
          <table:table-cell table:formula="of:=[.D424]+[.E424]*([.B425]-[.B424])" office:value-type="float" office:value="15.9151999999999">
            <text:p>15.9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5]+[.$C$14]" office:value-type="float" office:value="1.628">
            <text:p>1.63E+000</text:p>
          </table:table-cell>
          <table:table-cell table:formula="of:=[.C425]+[.D426]*([.B426]-[.B425])+0.5*[.E426]*([.B426]-[.B425])^2" office:value-type="float" office:value="13.0506991999999">
            <text:p>13.05</text:p>
          </table:table-cell>
          <table:table-cell table:formula="of:=[.D425]+[.E425]*([.B426]-[.B425])" office:value-type="float" office:value="15.9543999999999">
            <text:p>15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6]+[.$C$14]" office:value-type="float" office:value="1.632">
            <text:p>1.63E+000</text:p>
          </table:table-cell>
          <table:table-cell table:formula="of:=[.C426]+[.D427]*([.B427]-[.B426])+0.5*[.E427]*([.B427]-[.B426])^2" office:value-type="float" office:value="13.1147519999999">
            <text:p>13.11</text:p>
          </table:table-cell>
          <table:table-cell table:formula="of:=[.D426]+[.E426]*([.B427]-[.B426])" office:value-type="float" office:value="15.9935999999999">
            <text:p>15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7]+[.$C$14]" office:value-type="float" office:value="1.636">
            <text:p>1.64E+000</text:p>
          </table:table-cell>
          <table:table-cell table:formula="of:=[.C427]+[.D428]*([.B428]-[.B427])+0.5*[.E428]*([.B428]-[.B427])^2" office:value-type="float" office:value="13.1789615999999">
            <text:p>13.18</text:p>
          </table:table-cell>
          <table:table-cell table:formula="of:=[.D427]+[.E427]*([.B428]-[.B427])" office:value-type="float" office:value="16.0327999999999">
            <text:p>16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8]+[.$C$14]" office:value-type="float" office:value="1.64">
            <text:p>1.64E+000</text:p>
          </table:table-cell>
          <table:table-cell table:formula="of:=[.C428]+[.D429]*([.B429]-[.B428])+0.5*[.E429]*([.B429]-[.B428])^2" office:value-type="float" office:value="13.2433279999999">
            <text:p>13.24</text:p>
          </table:table-cell>
          <table:table-cell table:formula="of:=[.D428]+[.E428]*([.B429]-[.B428])" office:value-type="float" office:value="16.0719999999999">
            <text:p>16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9]+[.$C$14]" office:value-type="float" office:value="1.644">
            <text:p>1.64E+000</text:p>
          </table:table-cell>
          <table:table-cell table:formula="of:=[.C429]+[.D430]*([.B430]-[.B429])+0.5*[.E430]*([.B430]-[.B429])^2" office:value-type="float" office:value="13.3078511999999">
            <text:p>13.31</text:p>
          </table:table-cell>
          <table:table-cell table:formula="of:=[.D429]+[.E429]*([.B430]-[.B429])" office:value-type="float" office:value="16.1111999999999">
            <text:p>16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0]+[.$C$14]" office:value-type="float" office:value="1.648">
            <text:p>1.65E+000</text:p>
          </table:table-cell>
          <table:table-cell table:formula="of:=[.C430]+[.D431]*([.B431]-[.B430])+0.5*[.E431]*([.B431]-[.B430])^2" office:value-type="float" office:value="13.3725311999999">
            <text:p>13.37</text:p>
          </table:table-cell>
          <table:table-cell table:formula="of:=[.D430]+[.E430]*([.B431]-[.B430])" office:value-type="float" office:value="16.1503999999999">
            <text:p>16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1]+[.$C$14]" office:value-type="float" office:value="1.652">
            <text:p>1.65E+000</text:p>
          </table:table-cell>
          <table:table-cell table:formula="of:=[.C431]+[.D432]*([.B432]-[.B431])+0.5*[.E432]*([.B432]-[.B431])^2" office:value-type="float" office:value="13.4373679999999">
            <text:p>13.44</text:p>
          </table:table-cell>
          <table:table-cell table:formula="of:=[.D431]+[.E431]*([.B432]-[.B431])" office:value-type="float" office:value="16.1895999999999">
            <text:p>16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2]+[.$C$14]" office:value-type="float" office:value="1.656">
            <text:p>1.66E+000</text:p>
          </table:table-cell>
          <table:table-cell table:formula="of:=[.C432]+[.D433]*([.B433]-[.B432])+0.5*[.E433]*([.B433]-[.B432])^2" office:value-type="float" office:value="13.5023615999999">
            <text:p>13.5</text:p>
          </table:table-cell>
          <table:table-cell table:formula="of:=[.D432]+[.E432]*([.B433]-[.B432])" office:value-type="float" office:value="16.2287999999999">
            <text:p>16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3]+[.$C$14]" office:value-type="float" office:value="1.66">
            <text:p>1.66E+000</text:p>
          </table:table-cell>
          <table:table-cell table:formula="of:=[.C433]+[.D434]*([.B434]-[.B433])+0.5*[.E434]*([.B434]-[.B433])^2" office:value-type="float" office:value="13.5675119999999">
            <text:p>13.57</text:p>
          </table:table-cell>
          <table:table-cell table:formula="of:=[.D433]+[.E433]*([.B434]-[.B433])" office:value-type="float" office:value="16.2679999999999">
            <text:p>16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4]+[.$C$14]" office:value-type="float" office:value="1.664">
            <text:p>1.66E+000</text:p>
          </table:table-cell>
          <table:table-cell table:formula="of:=[.C434]+[.D435]*([.B435]-[.B434])+0.5*[.E435]*([.B435]-[.B434])^2" office:value-type="float" office:value="13.6328191999999">
            <text:p>13.63</text:p>
          </table:table-cell>
          <table:table-cell table:formula="of:=[.D434]+[.E434]*([.B435]-[.B434])" office:value-type="float" office:value="16.3071999999999">
            <text:p>16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5]+[.$C$14]" office:value-type="float" office:value="1.668">
            <text:p>1.67E+000</text:p>
          </table:table-cell>
          <table:table-cell table:formula="of:=[.C435]+[.D436]*([.B436]-[.B435])+0.5*[.E436]*([.B436]-[.B435])^2" office:value-type="float" office:value="13.6982831999999">
            <text:p>13.7</text:p>
          </table:table-cell>
          <table:table-cell table:formula="of:=[.D435]+[.E435]*([.B436]-[.B435])" office:value-type="float" office:value="16.3463999999999">
            <text:p>16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6]+[.$C$14]" office:value-type="float" office:value="1.672">
            <text:p>1.67E+000</text:p>
          </table:table-cell>
          <table:table-cell table:formula="of:=[.C436]+[.D437]*([.B437]-[.B436])+0.5*[.E437]*([.B437]-[.B436])^2" office:value-type="float" office:value="13.7639039999999">
            <text:p>13.76</text:p>
          </table:table-cell>
          <table:table-cell table:formula="of:=[.D436]+[.E436]*([.B437]-[.B436])" office:value-type="float" office:value="16.3855999999999">
            <text:p>16.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7]+[.$C$14]" office:value-type="float" office:value="1.676">
            <text:p>1.68E+000</text:p>
          </table:table-cell>
          <table:table-cell table:formula="of:=[.C437]+[.D438]*([.B438]-[.B437])+0.5*[.E438]*([.B438]-[.B437])^2" office:value-type="float" office:value="13.8296815999999">
            <text:p>13.83</text:p>
          </table:table-cell>
          <table:table-cell table:formula="of:=[.D437]+[.E437]*([.B438]-[.B437])" office:value-type="float" office:value="16.4247999999999">
            <text:p>16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8]+[.$C$14]" office:value-type="float" office:value="1.68">
            <text:p>1.68E+000</text:p>
          </table:table-cell>
          <table:table-cell table:formula="of:=[.C438]+[.D439]*([.B439]-[.B438])+0.5*[.E439]*([.B439]-[.B438])^2" office:value-type="float" office:value="13.8956159999999">
            <text:p>13.9</text:p>
          </table:table-cell>
          <table:table-cell table:formula="of:=[.D438]+[.E438]*([.B439]-[.B438])" office:value-type="float" office:value="16.4639999999999">
            <text:p>16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9]+[.$C$14]" office:value-type="float" office:value="1.684">
            <text:p>1.68E+000</text:p>
          </table:table-cell>
          <table:table-cell table:formula="of:=[.C439]+[.D440]*([.B440]-[.B439])+0.5*[.E440]*([.B440]-[.B439])^2" office:value-type="float" office:value="13.9617071999999">
            <text:p>13.96</text:p>
          </table:table-cell>
          <table:table-cell table:formula="of:=[.D439]+[.E439]*([.B440]-[.B439])" office:value-type="float" office:value="16.5031999999999">
            <text:p>16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0]+[.$C$14]" office:value-type="float" office:value="1.688">
            <text:p>1.69E+000</text:p>
          </table:table-cell>
          <table:table-cell table:formula="of:=[.C440]+[.D441]*([.B441]-[.B440])+0.5*[.E441]*([.B441]-[.B440])^2" office:value-type="float" office:value="14.0279551999999">
            <text:p>14.03</text:p>
          </table:table-cell>
          <table:table-cell table:formula="of:=[.D440]+[.E440]*([.B441]-[.B440])" office:value-type="float" office:value="16.5423999999999">
            <text:p>16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1]+[.$C$14]" office:value-type="float" office:value="1.692">
            <text:p>1.69E+000</text:p>
          </table:table-cell>
          <table:table-cell table:formula="of:=[.C441]+[.D442]*([.B442]-[.B441])+0.5*[.E442]*([.B442]-[.B441])^2" office:value-type="float" office:value="14.0943599999999">
            <text:p>14.09</text:p>
          </table:table-cell>
          <table:table-cell table:formula="of:=[.D441]+[.E441]*([.B442]-[.B441])" office:value-type="float" office:value="16.5815999999999">
            <text:p>16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2]+[.$C$14]" office:value-type="float" office:value="1.696">
            <text:p>1.70E+000</text:p>
          </table:table-cell>
          <table:table-cell table:formula="of:=[.C442]+[.D443]*([.B443]-[.B442])+0.5*[.E443]*([.B443]-[.B442])^2" office:value-type="float" office:value="14.1609215999999">
            <text:p>14.16</text:p>
          </table:table-cell>
          <table:table-cell table:formula="of:=[.D442]+[.E442]*([.B443]-[.B442])" office:value-type="float" office:value="16.6207999999999">
            <text:p>16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3]+[.$C$14]" office:value-type="float" office:value="1.7">
            <text:p>1.70E+000</text:p>
          </table:table-cell>
          <table:table-cell table:formula="of:=[.C443]+[.D444]*([.B444]-[.B443])+0.5*[.E444]*([.B444]-[.B443])^2" office:value-type="float" office:value="14.2276399999999">
            <text:p>14.23</text:p>
          </table:table-cell>
          <table:table-cell table:formula="of:=[.D443]+[.E443]*([.B444]-[.B443])" office:value-type="float" office:value="16.6599999999999">
            <text:p>16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4]+[.$C$14]" office:value-type="float" office:value="1.704">
            <text:p>1.70E+000</text:p>
          </table:table-cell>
          <table:table-cell table:formula="of:=[.C444]+[.D445]*([.B445]-[.B444])+0.5*[.E445]*([.B445]-[.B444])^2" office:value-type="float" office:value="14.2945151999999">
            <text:p>14.29</text:p>
          </table:table-cell>
          <table:table-cell table:formula="of:=[.D444]+[.E444]*([.B445]-[.B444])" office:value-type="float" office:value="16.6991999999999">
            <text:p>16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5]+[.$C$14]" office:value-type="float" office:value="1.708">
            <text:p>1.71E+000</text:p>
          </table:table-cell>
          <table:table-cell table:formula="of:=[.C445]+[.D446]*([.B446]-[.B445])+0.5*[.E446]*([.B446]-[.B445])^2" office:value-type="float" office:value="14.3615471999999">
            <text:p>14.36</text:p>
          </table:table-cell>
          <table:table-cell table:formula="of:=[.D445]+[.E445]*([.B446]-[.B445])" office:value-type="float" office:value="16.7383999999999">
            <text:p>16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6]+[.$C$14]" office:value-type="float" office:value="1.712">
            <text:p>1.71E+000</text:p>
          </table:table-cell>
          <table:table-cell table:formula="of:=[.C446]+[.D447]*([.B447]-[.B446])+0.5*[.E447]*([.B447]-[.B446])^2" office:value-type="float" office:value="14.4287359999999">
            <text:p>14.43</text:p>
          </table:table-cell>
          <table:table-cell table:formula="of:=[.D446]+[.E446]*([.B447]-[.B446])" office:value-type="float" office:value="16.7775999999999">
            <text:p>16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7]+[.$C$14]" office:value-type="float" office:value="1.716">
            <text:p>1.72E+000</text:p>
          </table:table-cell>
          <table:table-cell table:formula="of:=[.C447]+[.D448]*([.B448]-[.B447])+0.5*[.E448]*([.B448]-[.B447])^2" office:value-type="float" office:value="14.4960815999999">
            <text:p>14.5</text:p>
          </table:table-cell>
          <table:table-cell table:formula="of:=[.D447]+[.E447]*([.B448]-[.B447])" office:value-type="float" office:value="16.8167999999999">
            <text:p>16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8]+[.$C$14]" office:value-type="float" office:value="1.72">
            <text:p>1.72E+000</text:p>
          </table:table-cell>
          <table:table-cell table:formula="of:=[.C448]+[.D449]*([.B449]-[.B448])+0.5*[.E449]*([.B449]-[.B448])^2" office:value-type="float" office:value="14.5635839999999">
            <text:p>14.56</text:p>
          </table:table-cell>
          <table:table-cell table:formula="of:=[.D448]+[.E448]*([.B449]-[.B448])" office:value-type="float" office:value="16.8559999999999">
            <text:p>16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9]+[.$C$14]" office:value-type="float" office:value="1.724">
            <text:p>1.72E+000</text:p>
          </table:table-cell>
          <table:table-cell table:formula="of:=[.C449]+[.D450]*([.B450]-[.B449])+0.5*[.E450]*([.B450]-[.B449])^2" office:value-type="float" office:value="14.6312431999999">
            <text:p>14.63</text:p>
          </table:table-cell>
          <table:table-cell table:formula="of:=[.D449]+[.E449]*([.B450]-[.B449])" office:value-type="float" office:value="16.8951999999999">
            <text:p>16.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0]+[.$C$14]" office:value-type="float" office:value="1.728">
            <text:p>1.73E+000</text:p>
          </table:table-cell>
          <table:table-cell table:formula="of:=[.C450]+[.D451]*([.B451]-[.B450])+0.5*[.E451]*([.B451]-[.B450])^2" office:value-type="float" office:value="14.6990591999999">
            <text:p>14.7</text:p>
          </table:table-cell>
          <table:table-cell table:formula="of:=[.D450]+[.E450]*([.B451]-[.B450])" office:value-type="float" office:value="16.9343999999999">
            <text:p>16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1]+[.$C$14]" office:value-type="float" office:value="1.732">
            <text:p>1.73E+000</text:p>
          </table:table-cell>
          <table:table-cell table:formula="of:=[.C451]+[.D452]*([.B452]-[.B451])+0.5*[.E452]*([.B452]-[.B451])^2" office:value-type="float" office:value="14.7670319999999">
            <text:p>14.77</text:p>
          </table:table-cell>
          <table:table-cell table:formula="of:=[.D451]+[.E451]*([.B452]-[.B451])" office:value-type="float" office:value="16.9735999999999">
            <text:p>16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2]+[.$C$14]" office:value-type="float" office:value="1.736">
            <text:p>1.74E+000</text:p>
          </table:table-cell>
          <table:table-cell table:formula="of:=[.C452]+[.D453]*([.B453]-[.B452])+0.5*[.E453]*([.B453]-[.B452])^2" office:value-type="float" office:value="14.8351615999999">
            <text:p>14.84</text:p>
          </table:table-cell>
          <table:table-cell table:formula="of:=[.D452]+[.E452]*([.B453]-[.B452])" office:value-type="float" office:value="17.0127999999999">
            <text:p>17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3]+[.$C$14]" office:value-type="float" office:value="1.74">
            <text:p>1.74E+000</text:p>
          </table:table-cell>
          <table:table-cell table:formula="of:=[.C453]+[.D454]*([.B454]-[.B453])+0.5*[.E454]*([.B454]-[.B453])^2" office:value-type="float" office:value="14.9034479999999">
            <text:p>14.9</text:p>
          </table:table-cell>
          <table:table-cell table:formula="of:=[.D453]+[.E453]*([.B454]-[.B453])" office:value-type="float" office:value="17.0519999999999">
            <text:p>17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4]+[.$C$14]" office:value-type="float" office:value="1.744">
            <text:p>1.74E+000</text:p>
          </table:table-cell>
          <table:table-cell table:formula="of:=[.C454]+[.D455]*([.B455]-[.B454])+0.5*[.E455]*([.B455]-[.B454])^2" office:value-type="float" office:value="14.9718911999999">
            <text:p>14.97</text:p>
          </table:table-cell>
          <table:table-cell table:formula="of:=[.D454]+[.E454]*([.B455]-[.B454])" office:value-type="float" office:value="17.0911999999999">
            <text:p>17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5]+[.$C$14]" office:value-type="float" office:value="1.748">
            <text:p>1.75E+000</text:p>
          </table:table-cell>
          <table:table-cell table:formula="of:=[.C455]+[.D456]*([.B456]-[.B455])+0.5*[.E456]*([.B456]-[.B455])^2" office:value-type="float" office:value="15.0404911999999">
            <text:p>15.04</text:p>
          </table:table-cell>
          <table:table-cell table:formula="of:=[.D455]+[.E455]*([.B456]-[.B455])" office:value-type="float" office:value="17.1303999999999">
            <text:p>17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6]+[.$C$14]" office:value-type="float" office:value="1.752">
            <text:p>1.75E+000</text:p>
          </table:table-cell>
          <table:table-cell table:formula="of:=[.C456]+[.D457]*([.B457]-[.B456])+0.5*[.E457]*([.B457]-[.B456])^2" office:value-type="float" office:value="15.1092479999999">
            <text:p>15.11</text:p>
          </table:table-cell>
          <table:table-cell table:formula="of:=[.D456]+[.E456]*([.B457]-[.B456])" office:value-type="float" office:value="17.1695999999999">
            <text:p>17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7]+[.$C$14]" office:value-type="float" office:value="1.756">
            <text:p>1.76E+000</text:p>
          </table:table-cell>
          <table:table-cell table:formula="of:=[.C457]+[.D458]*([.B458]-[.B457])+0.5*[.E458]*([.B458]-[.B457])^2" office:value-type="float" office:value="15.1781615999999">
            <text:p>15.18</text:p>
          </table:table-cell>
          <table:table-cell table:formula="of:=[.D457]+[.E457]*([.B458]-[.B457])" office:value-type="float" office:value="17.2087999999999">
            <text:p>17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8]+[.$C$14]" office:value-type="float" office:value="1.76">
            <text:p>1.76E+000</text:p>
          </table:table-cell>
          <table:table-cell table:formula="of:=[.C458]+[.D459]*([.B459]-[.B458])+0.5*[.E459]*([.B459]-[.B458])^2" office:value-type="float" office:value="15.2472319999999">
            <text:p>15.25</text:p>
          </table:table-cell>
          <table:table-cell table:formula="of:=[.D458]+[.E458]*([.B459]-[.B458])" office:value-type="float" office:value="17.2479999999999">
            <text:p>17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9]+[.$C$14]" office:value-type="float" office:value="1.764">
            <text:p>1.76E+000</text:p>
          </table:table-cell>
          <table:table-cell table:formula="of:=[.C459]+[.D460]*([.B460]-[.B459])+0.5*[.E460]*([.B460]-[.B459])^2" office:value-type="float" office:value="15.3164591999999">
            <text:p>15.32</text:p>
          </table:table-cell>
          <table:table-cell table:formula="of:=[.D459]+[.E459]*([.B460]-[.B459])" office:value-type="float" office:value="17.2871999999999">
            <text:p>17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0]+[.$C$14]" office:value-type="float" office:value="1.768">
            <text:p>1.77E+000</text:p>
          </table:table-cell>
          <table:table-cell table:formula="of:=[.C460]+[.D461]*([.B461]-[.B460])+0.5*[.E461]*([.B461]-[.B460])^2" office:value-type="float" office:value="15.3858431999999">
            <text:p>15.39</text:p>
          </table:table-cell>
          <table:table-cell table:formula="of:=[.D460]+[.E460]*([.B461]-[.B460])" office:value-type="float" office:value="17.3263999999999">
            <text:p>17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1]+[.$C$14]" office:value-type="float" office:value="1.772">
            <text:p>1.77E+000</text:p>
          </table:table-cell>
          <table:table-cell table:formula="of:=[.C461]+[.D462]*([.B462]-[.B461])+0.5*[.E462]*([.B462]-[.B461])^2" office:value-type="float" office:value="15.4553839999999">
            <text:p>15.46</text:p>
          </table:table-cell>
          <table:table-cell table:formula="of:=[.D461]+[.E461]*([.B462]-[.B461])" office:value-type="float" office:value="17.3655999999999">
            <text:p>17.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2]+[.$C$14]" office:value-type="float" office:value="1.776">
            <text:p>1.78E+000</text:p>
          </table:table-cell>
          <table:table-cell table:formula="of:=[.C462]+[.D463]*([.B463]-[.B462])+0.5*[.E463]*([.B463]-[.B462])^2" office:value-type="float" office:value="15.5250815999999">
            <text:p>15.53</text:p>
          </table:table-cell>
          <table:table-cell table:formula="of:=[.D462]+[.E462]*([.B463]-[.B462])" office:value-type="float" office:value="17.4047999999999">
            <text:p>17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3]+[.$C$14]" office:value-type="float" office:value="1.78">
            <text:p>1.78E+000</text:p>
          </table:table-cell>
          <table:table-cell table:formula="of:=[.C463]+[.D464]*([.B464]-[.B463])+0.5*[.E464]*([.B464]-[.B463])^2" office:value-type="float" office:value="15.5949359999999">
            <text:p>15.59</text:p>
          </table:table-cell>
          <table:table-cell table:formula="of:=[.D463]+[.E463]*([.B464]-[.B463])" office:value-type="float" office:value="17.4439999999999">
            <text:p>17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4]+[.$C$14]" office:value-type="float" office:value="1.784">
            <text:p>1.78E+000</text:p>
          </table:table-cell>
          <table:table-cell table:formula="of:=[.C464]+[.D465]*([.B465]-[.B464])+0.5*[.E465]*([.B465]-[.B464])^2" office:value-type="float" office:value="15.6649471999999">
            <text:p>15.66</text:p>
          </table:table-cell>
          <table:table-cell table:formula="of:=[.D464]+[.E464]*([.B465]-[.B464])" office:value-type="float" office:value="17.4831999999999">
            <text:p>17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5]+[.$C$14]" office:value-type="float" office:value="1.788">
            <text:p>1.79E+000</text:p>
          </table:table-cell>
          <table:table-cell table:formula="of:=[.C465]+[.D466]*([.B466]-[.B465])+0.5*[.E466]*([.B466]-[.B465])^2" office:value-type="float" office:value="15.7351151999999">
            <text:p>15.74</text:p>
          </table:table-cell>
          <table:table-cell table:formula="of:=[.D465]+[.E465]*([.B466]-[.B465])" office:value-type="float" office:value="17.5223999999999">
            <text:p>17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6]+[.$C$14]" office:value-type="float" office:value="1.792">
            <text:p>1.79E+000</text:p>
          </table:table-cell>
          <table:table-cell table:formula="of:=[.C466]+[.D467]*([.B467]-[.B466])+0.5*[.E467]*([.B467]-[.B466])^2" office:value-type="float" office:value="15.8054399999999">
            <text:p>15.81</text:p>
          </table:table-cell>
          <table:table-cell table:formula="of:=[.D466]+[.E466]*([.B467]-[.B466])" office:value-type="float" office:value="17.5615999999999">
            <text:p>17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7]+[.$C$14]" office:value-type="float" office:value="1.796">
            <text:p>1.80E+000</text:p>
          </table:table-cell>
          <table:table-cell table:formula="of:=[.C467]+[.D468]*([.B468]-[.B467])+0.5*[.E468]*([.B468]-[.B467])^2" office:value-type="float" office:value="15.8759215999999">
            <text:p>15.88</text:p>
          </table:table-cell>
          <table:table-cell table:formula="of:=[.D467]+[.E467]*([.B468]-[.B467])" office:value-type="float" office:value="17.6007999999999">
            <text:p>17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8]+[.$C$14]" office:value-type="float" office:value="1.8">
            <text:p>1.80E+000</text:p>
          </table:table-cell>
          <table:table-cell table:formula="of:=[.C468]+[.D469]*([.B469]-[.B468])+0.5*[.E469]*([.B469]-[.B468])^2" office:value-type="float" office:value="15.9465599999999">
            <text:p>15.95</text:p>
          </table:table-cell>
          <table:table-cell table:formula="of:=[.D468]+[.E468]*([.B469]-[.B468])" office:value-type="float" office:value="17.6399999999999">
            <text:p>17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9]+[.$C$14]" office:value-type="float" office:value="1.804">
            <text:p>1.80E+000</text:p>
          </table:table-cell>
          <table:table-cell table:formula="of:=[.C469]+[.D470]*([.B470]-[.B469])+0.5*[.E470]*([.B470]-[.B469])^2" office:value-type="float" office:value="16.0173551999999">
            <text:p>16.02</text:p>
          </table:table-cell>
          <table:table-cell table:formula="of:=[.D469]+[.E469]*([.B470]-[.B469])" office:value-type="float" office:value="17.6791999999999">
            <text:p>17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0]+[.$C$14]" office:value-type="float" office:value="1.808">
            <text:p>1.81E+000</text:p>
          </table:table-cell>
          <table:table-cell table:formula="of:=[.C470]+[.D471]*([.B471]-[.B470])+0.5*[.E471]*([.B471]-[.B470])^2" office:value-type="float" office:value="16.0883071999999">
            <text:p>16.09</text:p>
          </table:table-cell>
          <table:table-cell table:formula="of:=[.D470]+[.E470]*([.B471]-[.B470])" office:value-type="float" office:value="17.7183999999999">
            <text:p>17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1]+[.$C$14]" office:value-type="float" office:value="1.812">
            <text:p>1.81E+000</text:p>
          </table:table-cell>
          <table:table-cell table:formula="of:=[.C471]+[.D472]*([.B472]-[.B471])+0.5*[.E472]*([.B472]-[.B471])^2" office:value-type="float" office:value="16.1594159999999">
            <text:p>16.16</text:p>
          </table:table-cell>
          <table:table-cell table:formula="of:=[.D471]+[.E471]*([.B472]-[.B471])" office:value-type="float" office:value="17.7575999999999">
            <text:p>17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2]+[.$C$14]" office:value-type="float" office:value="1.816">
            <text:p>1.82E+000</text:p>
          </table:table-cell>
          <table:table-cell table:formula="of:=[.C472]+[.D473]*([.B473]-[.B472])+0.5*[.E473]*([.B473]-[.B472])^2" office:value-type="float" office:value="16.2306815999999">
            <text:p>16.23</text:p>
          </table:table-cell>
          <table:table-cell table:formula="of:=[.D472]+[.E472]*([.B473]-[.B472])" office:value-type="float" office:value="17.7967999999999">
            <text:p>17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3]+[.$C$14]" office:value-type="float" office:value="1.82">
            <text:p>1.82E+000</text:p>
          </table:table-cell>
          <table:table-cell table:formula="of:=[.C473]+[.D474]*([.B474]-[.B473])+0.5*[.E474]*([.B474]-[.B473])^2" office:value-type="float" office:value="16.3021039999999">
            <text:p>16.3</text:p>
          </table:table-cell>
          <table:table-cell table:formula="of:=[.D473]+[.E473]*([.B474]-[.B473])" office:value-type="float" office:value="17.8359999999999">
            <text:p>17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4]+[.$C$14]" office:value-type="float" office:value="1.824">
            <text:p>1.82E+000</text:p>
          </table:table-cell>
          <table:table-cell table:formula="of:=[.C474]+[.D475]*([.B475]-[.B474])+0.5*[.E475]*([.B475]-[.B474])^2" office:value-type="float" office:value="16.3736831999999">
            <text:p>16.37</text:p>
          </table:table-cell>
          <table:table-cell table:formula="of:=[.D474]+[.E474]*([.B475]-[.B474])" office:value-type="float" office:value="17.8751999999999">
            <text:p>17.8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5]+[.$C$14]" office:value-type="float" office:value="1.828">
            <text:p>1.83E+000</text:p>
          </table:table-cell>
          <table:table-cell table:formula="of:=[.C475]+[.D476]*([.B476]-[.B475])+0.5*[.E476]*([.B476]-[.B475])^2" office:value-type="float" office:value="16.4454191999999">
            <text:p>16.45</text:p>
          </table:table-cell>
          <table:table-cell table:formula="of:=[.D475]+[.E475]*([.B476]-[.B475])" office:value-type="float" office:value="17.9143999999999">
            <text:p>17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6]+[.$C$14]" office:value-type="float" office:value="1.832">
            <text:p>1.83E+000</text:p>
          </table:table-cell>
          <table:table-cell table:formula="of:=[.C476]+[.D477]*([.B477]-[.B476])+0.5*[.E477]*([.B477]-[.B476])^2" office:value-type="float" office:value="16.5173119999999">
            <text:p>16.52</text:p>
          </table:table-cell>
          <table:table-cell table:formula="of:=[.D476]+[.E476]*([.B477]-[.B476])" office:value-type="float" office:value="17.9535999999999">
            <text:p>17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7]+[.$C$14]" office:value-type="float" office:value="1.836">
            <text:p>1.84E+000</text:p>
          </table:table-cell>
          <table:table-cell table:formula="of:=[.C477]+[.D478]*([.B478]-[.B477])+0.5*[.E478]*([.B478]-[.B477])^2" office:value-type="float" office:value="16.5893615999999">
            <text:p>16.59</text:p>
          </table:table-cell>
          <table:table-cell table:formula="of:=[.D477]+[.E477]*([.B478]-[.B477])" office:value-type="float" office:value="17.9927999999999">
            <text:p>17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8]+[.$C$14]" office:value-type="float" office:value="1.84">
            <text:p>1.84E+000</text:p>
          </table:table-cell>
          <table:table-cell table:formula="of:=[.C478]+[.D479]*([.B479]-[.B478])+0.5*[.E479]*([.B479]-[.B478])^2" office:value-type="float" office:value="16.6615679999999">
            <text:p>16.66</text:p>
          </table:table-cell>
          <table:table-cell table:formula="of:=[.D478]+[.E478]*([.B479]-[.B478])" office:value-type="float" office:value="18.0319999999999">
            <text:p>18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9]+[.$C$14]" office:value-type="float" office:value="1.844">
            <text:p>1.84E+000</text:p>
          </table:table-cell>
          <table:table-cell table:formula="of:=[.C479]+[.D480]*([.B480]-[.B479])+0.5*[.E480]*([.B480]-[.B479])^2" office:value-type="float" office:value="16.7339311999999">
            <text:p>16.73</text:p>
          </table:table-cell>
          <table:table-cell table:formula="of:=[.D479]+[.E479]*([.B480]-[.B479])" office:value-type="float" office:value="18.0711999999999">
            <text:p>18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0]+[.$C$14]" office:value-type="float" office:value="1.848">
            <text:p>1.85E+000</text:p>
          </table:table-cell>
          <table:table-cell table:formula="of:=[.C480]+[.D481]*([.B481]-[.B480])+0.5*[.E481]*([.B481]-[.B480])^2" office:value-type="float" office:value="16.8064511999999">
            <text:p>16.81</text:p>
          </table:table-cell>
          <table:table-cell table:formula="of:=[.D480]+[.E480]*([.B481]-[.B480])" office:value-type="float" office:value="18.1103999999999">
            <text:p>18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1]+[.$C$14]" office:value-type="float" office:value="1.852">
            <text:p>1.85E+000</text:p>
          </table:table-cell>
          <table:table-cell table:formula="of:=[.C481]+[.D482]*([.B482]-[.B481])+0.5*[.E482]*([.B482]-[.B481])^2" office:value-type="float" office:value="16.8791279999999">
            <text:p>16.88</text:p>
          </table:table-cell>
          <table:table-cell table:formula="of:=[.D481]+[.E481]*([.B482]-[.B481])" office:value-type="float" office:value="18.1495999999999">
            <text:p>18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2]+[.$C$14]" office:value-type="float" office:value="1.856">
            <text:p>1.86E+000</text:p>
          </table:table-cell>
          <table:table-cell table:formula="of:=[.C482]+[.D483]*([.B483]-[.B482])+0.5*[.E483]*([.B483]-[.B482])^2" office:value-type="float" office:value="16.9519615999999">
            <text:p>16.95</text:p>
          </table:table-cell>
          <table:table-cell table:formula="of:=[.D482]+[.E482]*([.B483]-[.B482])" office:value-type="float" office:value="18.1887999999999">
            <text:p>18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3]+[.$C$14]" office:value-type="float" office:value="1.86">
            <text:p>1.86E+000</text:p>
          </table:table-cell>
          <table:table-cell table:formula="of:=[.C483]+[.D484]*([.B484]-[.B483])+0.5*[.E484]*([.B484]-[.B483])^2" office:value-type="float" office:value="17.0249519999999">
            <text:p>17.02</text:p>
          </table:table-cell>
          <table:table-cell table:formula="of:=[.D483]+[.E483]*([.B484]-[.B483])" office:value-type="float" office:value="18.2279999999999">
            <text:p>18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4]+[.$C$14]" office:value-type="float" office:value="1.864">
            <text:p>1.86E+000</text:p>
          </table:table-cell>
          <table:table-cell table:formula="of:=[.C484]+[.D485]*([.B485]-[.B484])+0.5*[.E485]*([.B485]-[.B484])^2" office:value-type="float" office:value="17.0980991999999">
            <text:p>17.1</text:p>
          </table:table-cell>
          <table:table-cell table:formula="of:=[.D484]+[.E484]*([.B485]-[.B484])" office:value-type="float" office:value="18.2671999999999">
            <text:p>18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5]+[.$C$14]" office:value-type="float" office:value="1.868">
            <text:p>1.87E+000</text:p>
          </table:table-cell>
          <table:table-cell table:formula="of:=[.C485]+[.D486]*([.B486]-[.B485])+0.5*[.E486]*([.B486]-[.B485])^2" office:value-type="float" office:value="17.1714031999999">
            <text:p>17.17</text:p>
          </table:table-cell>
          <table:table-cell table:formula="of:=[.D485]+[.E485]*([.B486]-[.B485])" office:value-type="float" office:value="18.3063999999999">
            <text:p>18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6]+[.$C$14]" office:value-type="float" office:value="1.872">
            <text:p>1.87E+000</text:p>
          </table:table-cell>
          <table:table-cell table:formula="of:=[.C486]+[.D487]*([.B487]-[.B486])+0.5*[.E487]*([.B487]-[.B486])^2" office:value-type="float" office:value="17.2448639999999">
            <text:p>17.24</text:p>
          </table:table-cell>
          <table:table-cell table:formula="of:=[.D486]+[.E486]*([.B487]-[.B486])" office:value-type="float" office:value="18.3455999999999">
            <text:p>18.3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7]+[.$C$14]" office:value-type="float" office:value="1.876">
            <text:p>1.88E+000</text:p>
          </table:table-cell>
          <table:table-cell table:formula="of:=[.C487]+[.D488]*([.B488]-[.B487])+0.5*[.E488]*([.B488]-[.B487])^2" office:value-type="float" office:value="17.3184815999999">
            <text:p>17.32</text:p>
          </table:table-cell>
          <table:table-cell table:formula="of:=[.D487]+[.E487]*([.B488]-[.B487])" office:value-type="float" office:value="18.3847999999999">
            <text:p>18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8]+[.$C$14]" office:value-type="float" office:value="1.88">
            <text:p>1.88E+000</text:p>
          </table:table-cell>
          <table:table-cell table:formula="of:=[.C488]+[.D489]*([.B489]-[.B488])+0.5*[.E489]*([.B489]-[.B488])^2" office:value-type="float" office:value="17.3922559999999">
            <text:p>17.39</text:p>
          </table:table-cell>
          <table:table-cell table:formula="of:=[.D488]+[.E488]*([.B489]-[.B488])" office:value-type="float" office:value="18.4239999999999">
            <text:p>18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9]+[.$C$14]" office:value-type="float" office:value="1.884">
            <text:p>1.88E+000</text:p>
          </table:table-cell>
          <table:table-cell table:formula="of:=[.C489]+[.D490]*([.B490]-[.B489])+0.5*[.E490]*([.B490]-[.B489])^2" office:value-type="float" office:value="17.4661871999999">
            <text:p>17.47</text:p>
          </table:table-cell>
          <table:table-cell table:formula="of:=[.D489]+[.E489]*([.B490]-[.B489])" office:value-type="float" office:value="18.4631999999999">
            <text:p>18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0]+[.$C$14]" office:value-type="float" office:value="1.888">
            <text:p>1.89E+000</text:p>
          </table:table-cell>
          <table:table-cell table:formula="of:=[.C490]+[.D491]*([.B491]-[.B490])+0.5*[.E491]*([.B491]-[.B490])^2" office:value-type="float" office:value="17.5402751999999">
            <text:p>17.54</text:p>
          </table:table-cell>
          <table:table-cell table:formula="of:=[.D490]+[.E490]*([.B491]-[.B490])" office:value-type="float" office:value="18.5023999999999">
            <text:p>18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1]+[.$C$14]" office:value-type="float" office:value="1.892">
            <text:p>1.89E+000</text:p>
          </table:table-cell>
          <table:table-cell table:formula="of:=[.C491]+[.D492]*([.B492]-[.B491])+0.5*[.E492]*([.B492]-[.B491])^2" office:value-type="float" office:value="17.6145199999999">
            <text:p>17.61</text:p>
          </table:table-cell>
          <table:table-cell table:formula="of:=[.D491]+[.E491]*([.B492]-[.B491])" office:value-type="float" office:value="18.5415999999999">
            <text:p>18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2]+[.$C$14]" office:value-type="float" office:value="1.896">
            <text:p>1.90E+000</text:p>
          </table:table-cell>
          <table:table-cell table:formula="of:=[.C492]+[.D493]*([.B493]-[.B492])+0.5*[.E493]*([.B493]-[.B492])^2" office:value-type="float" office:value="17.6889215999999">
            <text:p>17.69</text:p>
          </table:table-cell>
          <table:table-cell table:formula="of:=[.D492]+[.E492]*([.B493]-[.B492])" office:value-type="float" office:value="18.5807999999999">
            <text:p>18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3]+[.$C$14]" office:value-type="float" office:value="1.9">
            <text:p>1.90E+000</text:p>
          </table:table-cell>
          <table:table-cell table:formula="of:=[.C493]+[.D494]*([.B494]-[.B493])+0.5*[.E494]*([.B494]-[.B493])^2" office:value-type="float" office:value="17.7634799999999">
            <text:p>17.76</text:p>
          </table:table-cell>
          <table:table-cell table:formula="of:=[.D493]+[.E493]*([.B494]-[.B493])" office:value-type="float" office:value="18.6199999999999">
            <text:p>18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4]+[.$C$14]" office:value-type="float" office:value="1.904">
            <text:p>1.90E+000</text:p>
          </table:table-cell>
          <table:table-cell table:formula="of:=[.C494]+[.D495]*([.B495]-[.B494])+0.5*[.E495]*([.B495]-[.B494])^2" office:value-type="float" office:value="17.8381951999999">
            <text:p>17.84</text:p>
          </table:table-cell>
          <table:table-cell table:formula="of:=[.D494]+[.E494]*([.B495]-[.B494])" office:value-type="float" office:value="18.6591999999999">
            <text:p>18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5]+[.$C$14]" office:value-type="float" office:value="1.908">
            <text:p>1.91E+000</text:p>
          </table:table-cell>
          <table:table-cell table:formula="of:=[.C495]+[.D496]*([.B496]-[.B495])+0.5*[.E496]*([.B496]-[.B495])^2" office:value-type="float" office:value="17.9130671999999">
            <text:p>17.91</text:p>
          </table:table-cell>
          <table:table-cell table:formula="of:=[.D495]+[.E495]*([.B496]-[.B495])" office:value-type="float" office:value="18.6983999999999">
            <text:p>18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6]+[.$C$14]" office:value-type="float" office:value="1.912">
            <text:p>1.91E+000</text:p>
          </table:table-cell>
          <table:table-cell table:formula="of:=[.C496]+[.D497]*([.B497]-[.B496])+0.5*[.E497]*([.B497]-[.B496])^2" office:value-type="float" office:value="17.9880959999999">
            <text:p>17.99</text:p>
          </table:table-cell>
          <table:table-cell table:formula="of:=[.D496]+[.E496]*([.B497]-[.B496])" office:value-type="float" office:value="18.7375999999999">
            <text:p>18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7]+[.$C$14]" office:value-type="float" office:value="1.916">
            <text:p>1.92E+000</text:p>
          </table:table-cell>
          <table:table-cell table:formula="of:=[.C497]+[.D498]*([.B498]-[.B497])+0.5*[.E498]*([.B498]-[.B497])^2" office:value-type="float" office:value="18.0632815999999">
            <text:p>18.06</text:p>
          </table:table-cell>
          <table:table-cell table:formula="of:=[.D497]+[.E497]*([.B498]-[.B497])" office:value-type="float" office:value="18.7767999999999">
            <text:p>18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8]+[.$C$14]" office:value-type="float" office:value="1.92">
            <text:p>1.92E+000</text:p>
          </table:table-cell>
          <table:table-cell table:formula="of:=[.C498]+[.D499]*([.B499]-[.B498])+0.5*[.E499]*([.B499]-[.B498])^2" office:value-type="float" office:value="18.1386239999999">
            <text:p>18.14</text:p>
          </table:table-cell>
          <table:table-cell table:formula="of:=[.D498]+[.E498]*([.B499]-[.B498])" office:value-type="float" office:value="18.8159999999999">
            <text:p>18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9]+[.$C$14]" office:value-type="float" office:value="1.924">
            <text:p>1.92E+000</text:p>
          </table:table-cell>
          <table:table-cell table:formula="of:=[.C499]+[.D500]*([.B500]-[.B499])+0.5*[.E500]*([.B500]-[.B499])^2" office:value-type="float" office:value="18.2141231999999">
            <text:p>18.21</text:p>
          </table:table-cell>
          <table:table-cell table:formula="of:=[.D499]+[.E499]*([.B500]-[.B499])" office:value-type="float" office:value="18.8551999999999">
            <text:p>18.8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0]+[.$C$14]" office:value-type="float" office:value="1.928">
            <text:p>1.93E+000</text:p>
          </table:table-cell>
          <table:table-cell table:formula="of:=[.C500]+[.D501]*([.B501]-[.B500])+0.5*[.E501]*([.B501]-[.B500])^2" office:value-type="float" office:value="18.2897791999999">
            <text:p>18.29</text:p>
          </table:table-cell>
          <table:table-cell table:formula="of:=[.D500]+[.E500]*([.B501]-[.B500])" office:value-type="float" office:value="18.8943999999999">
            <text:p>18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1]+[.$C$14]" office:value-type="float" office:value="1.932">
            <text:p>1.93E+000</text:p>
          </table:table-cell>
          <table:table-cell table:formula="of:=[.C501]+[.D502]*([.B502]-[.B501])+0.5*[.E502]*([.B502]-[.B501])^2" office:value-type="float" office:value="18.3655919999998">
            <text:p>18.37</text:p>
          </table:table-cell>
          <table:table-cell table:formula="of:=[.D501]+[.E501]*([.B502]-[.B501])" office:value-type="float" office:value="18.9335999999999">
            <text:p>18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2]+[.$C$14]" office:value-type="float" office:value="1.936">
            <text:p>1.94E+000</text:p>
          </table:table-cell>
          <table:table-cell table:formula="of:=[.C502]+[.D503]*([.B503]-[.B502])+0.5*[.E503]*([.B503]-[.B502])^2" office:value-type="float" office:value="18.4415615999998">
            <text:p>18.44</text:p>
          </table:table-cell>
          <table:table-cell table:formula="of:=[.D502]+[.E502]*([.B503]-[.B502])" office:value-type="float" office:value="18.9727999999999">
            <text:p>18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3]+[.$C$14]" office:value-type="float" office:value="1.94">
            <text:p>1.94E+000</text:p>
          </table:table-cell>
          <table:table-cell table:formula="of:=[.C503]+[.D504]*([.B504]-[.B503])+0.5*[.E504]*([.B504]-[.B503])^2" office:value-type="float" office:value="18.5176879999998">
            <text:p>18.52</text:p>
          </table:table-cell>
          <table:table-cell table:formula="of:=[.D503]+[.E503]*([.B504]-[.B503])" office:value-type="float" office:value="19.0119999999999">
            <text:p>19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4]+[.$C$14]" office:value-type="float" office:value="1.944">
            <text:p>1.94E+000</text:p>
          </table:table-cell>
          <table:table-cell table:formula="of:=[.C504]+[.D505]*([.B505]-[.B504])+0.5*[.E505]*([.B505]-[.B504])^2" office:value-type="float" office:value="18.5939711999998">
            <text:p>18.59</text:p>
          </table:table-cell>
          <table:table-cell table:formula="of:=[.D504]+[.E504]*([.B505]-[.B504])" office:value-type="float" office:value="19.0511999999999">
            <text:p>19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5]+[.$C$14]" office:value-type="float" office:value="1.948">
            <text:p>1.95E+000</text:p>
          </table:table-cell>
          <table:table-cell table:formula="of:=[.C505]+[.D506]*([.B506]-[.B505])+0.5*[.E506]*([.B506]-[.B505])^2" office:value-type="float" office:value="18.6704111999998">
            <text:p>18.67</text:p>
          </table:table-cell>
          <table:table-cell table:formula="of:=[.D505]+[.E505]*([.B506]-[.B505])" office:value-type="float" office:value="19.0903999999999">
            <text:p>19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6]+[.$C$14]" office:value-type="float" office:value="1.952">
            <text:p>1.95E+000</text:p>
          </table:table-cell>
          <table:table-cell table:formula="of:=[.C506]+[.D507]*([.B507]-[.B506])+0.5*[.E507]*([.B507]-[.B506])^2" office:value-type="float" office:value="18.7470079999998">
            <text:p>18.75</text:p>
          </table:table-cell>
          <table:table-cell table:formula="of:=[.D506]+[.E506]*([.B507]-[.B506])" office:value-type="float" office:value="19.1295999999999">
            <text:p>19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7]+[.$C$14]" office:value-type="float" office:value="1.956">
            <text:p>1.96E+000</text:p>
          </table:table-cell>
          <table:table-cell table:formula="of:=[.C507]+[.D508]*([.B508]-[.B507])+0.5*[.E508]*([.B508]-[.B507])^2" office:value-type="float" office:value="18.8237615999998">
            <text:p>18.82</text:p>
          </table:table-cell>
          <table:table-cell table:formula="of:=[.D507]+[.E507]*([.B508]-[.B507])" office:value-type="float" office:value="19.1687999999999">
            <text:p>19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8]+[.$C$14]" office:value-type="float" office:value="1.96">
            <text:p>1.96E+000</text:p>
          </table:table-cell>
          <table:table-cell table:formula="of:=[.C508]+[.D509]*([.B509]-[.B508])+0.5*[.E509]*([.B509]-[.B508])^2" office:value-type="float" office:value="18.9006719999998">
            <text:p>18.9</text:p>
          </table:table-cell>
          <table:table-cell table:formula="of:=[.D508]+[.E508]*([.B509]-[.B508])" office:value-type="float" office:value="19.208">
            <text:p>19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9]+[.$C$14]" office:value-type="float" office:value="1.964">
            <text:p>1.96E+000</text:p>
          </table:table-cell>
          <table:table-cell table:formula="of:=[.C509]+[.D510]*([.B510]-[.B509])+0.5*[.E510]*([.B510]-[.B509])^2" office:value-type="float" office:value="18.9777391999998">
            <text:p>18.98</text:p>
          </table:table-cell>
          <table:table-cell table:formula="of:=[.D509]+[.E509]*([.B510]-[.B509])" office:value-type="float" office:value="19.2471999999999">
            <text:p>19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0]+[.$C$14]" office:value-type="float" office:value="1.968">
            <text:p>1.97E+000</text:p>
          </table:table-cell>
          <table:table-cell table:formula="of:=[.C510]+[.D511]*([.B511]-[.B510])+0.5*[.E511]*([.B511]-[.B510])^2" office:value-type="float" office:value="19.0549631999998">
            <text:p>19.05</text:p>
          </table:table-cell>
          <table:table-cell table:formula="of:=[.D510]+[.E510]*([.B511]-[.B510])" office:value-type="float" office:value="19.2864">
            <text:p>19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1]+[.$C$14]" office:value-type="float" office:value="1.972">
            <text:p>1.97E+000</text:p>
          </table:table-cell>
          <table:table-cell table:formula="of:=[.C511]+[.D512]*([.B512]-[.B511])+0.5*[.E512]*([.B512]-[.B511])^2" office:value-type="float" office:value="19.1323439999998">
            <text:p>19.13</text:p>
          </table:table-cell>
          <table:table-cell table:formula="of:=[.D511]+[.E511]*([.B512]-[.B511])" office:value-type="float" office:value="19.3256">
            <text:p>19.3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2]+[.$C$14]" office:value-type="float" office:value="1.976">
            <text:p>1.98E+000</text:p>
          </table:table-cell>
          <table:table-cell table:formula="of:=[.C512]+[.D513]*([.B513]-[.B512])+0.5*[.E513]*([.B513]-[.B512])^2" office:value-type="float" office:value="19.2098815999998">
            <text:p>19.21</text:p>
          </table:table-cell>
          <table:table-cell table:formula="of:=[.D512]+[.E512]*([.B513]-[.B512])" office:value-type="float" office:value="19.3648">
            <text:p>19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3]+[.$C$14]" office:value-type="float" office:value="1.98">
            <text:p>1.98E+000</text:p>
          </table:table-cell>
          <table:table-cell table:formula="of:=[.C513]+[.D514]*([.B514]-[.B513])+0.5*[.E514]*([.B514]-[.B513])^2" office:value-type="float" office:value="19.2875759999998">
            <text:p>19.29</text:p>
          </table:table-cell>
          <table:table-cell table:formula="of:=[.D513]+[.E513]*([.B514]-[.B513])" office:value-type="float" office:value="19.404">
            <text:p>19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4]+[.$C$14]" office:value-type="float" office:value="1.984">
            <text:p>1.98E+000</text:p>
          </table:table-cell>
          <table:table-cell table:formula="of:=[.C514]+[.D515]*([.B515]-[.B514])+0.5*[.E515]*([.B515]-[.B514])^2" office:value-type="float" office:value="19.3654271999998">
            <text:p>19.37</text:p>
          </table:table-cell>
          <table:table-cell table:formula="of:=[.D514]+[.E514]*([.B515]-[.B514])" office:value-type="float" office:value="19.4432">
            <text:p>19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5]+[.$C$14]" office:value-type="float" office:value="1.988">
            <text:p>1.99E+000</text:p>
          </table:table-cell>
          <table:table-cell table:formula="of:=[.C515]+[.D516]*([.B516]-[.B515])+0.5*[.E516]*([.B516]-[.B515])^2" office:value-type="float" office:value="19.4434351999998">
            <text:p>19.44</text:p>
          </table:table-cell>
          <table:table-cell table:formula="of:=[.D515]+[.E515]*([.B516]-[.B515])" office:value-type="float" office:value="19.4824">
            <text:p>19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6]+[.$C$14]" office:value-type="float" office:value="1.992">
            <text:p>1.99E+000</text:p>
          </table:table-cell>
          <table:table-cell table:formula="of:=[.C516]+[.D517]*([.B517]-[.B516])+0.5*[.E517]*([.B517]-[.B516])^2" office:value-type="float" office:value="19.5215999999998">
            <text:p>19.52</text:p>
          </table:table-cell>
          <table:table-cell table:formula="of:=[.D516]+[.E516]*([.B517]-[.B516])" office:value-type="float" office:value="19.5216">
            <text:p>19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7]+[.$C$14]" office:value-type="float" office:value="1.996">
            <text:p>2.00E+000</text:p>
          </table:table-cell>
          <table:table-cell table:formula="of:=[.C517]+[.D518]*([.B518]-[.B517])+0.5*[.E518]*([.B518]-[.B517])^2" office:value-type="float" office:value="19.5999215999998">
            <text:p>19.6</text:p>
          </table:table-cell>
          <table:table-cell table:formula="of:=[.D517]+[.E517]*([.B518]-[.B517])" office:value-type="float" office:value="19.5608">
            <text:p>19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8]+[.$C$14]" office:value-type="float" office:value="2">
            <text:p>2.00E+000</text:p>
          </table:table-cell>
          <table:table-cell table:formula="of:=[.C518]+[.D519]*([.B519]-[.B518])+0.5*[.E519]*([.B519]-[.B518])^2" office:value-type="float" office:value="19.6783999999998">
            <text:p>19.68</text:p>
          </table:table-cell>
          <table:table-cell table:formula="of:=[.D518]+[.E518]*([.B519]-[.B518])" office:value-type="float" office:value="19.6">
            <text:p>19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9]+[.$C$14]" office:value-type="float" office:value="2.004">
            <text:p>2.00E+000</text:p>
          </table:table-cell>
          <table:table-cell table:formula="of:=[.C519]+[.D520]*([.B520]-[.B519])+0.5*[.E520]*([.B520]-[.B519])^2" office:value-type="float" office:value="19.7570351999998">
            <text:p>19.76</text:p>
          </table:table-cell>
          <table:table-cell table:formula="of:=[.D519]+[.E519]*([.B520]-[.B519])" office:value-type="float" office:value="19.6392">
            <text:p>19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0]+[.$C$14]" office:value-type="float" office:value="2.008">
            <text:p>2.01E+000</text:p>
          </table:table-cell>
          <table:table-cell table:formula="of:=[.C520]+[.D521]*([.B521]-[.B520])+0.5*[.E521]*([.B521]-[.B520])^2" office:value-type="float" office:value="19.8358271999998">
            <text:p>19.84</text:p>
          </table:table-cell>
          <table:table-cell table:formula="of:=[.D520]+[.E520]*([.B521]-[.B520])" office:value-type="float" office:value="19.6784">
            <text:p>19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1]+[.$C$14]" office:value-type="float" office:value="2.012">
            <text:p>2.01E+000</text:p>
          </table:table-cell>
          <table:table-cell table:formula="of:=[.C521]+[.D522]*([.B522]-[.B521])+0.5*[.E522]*([.B522]-[.B521])^2" office:value-type="float" office:value="19.9147759999998">
            <text:p>19.91</text:p>
          </table:table-cell>
          <table:table-cell table:formula="of:=[.D521]+[.E521]*([.B522]-[.B521])" office:value-type="float" office:value="19.7176">
            <text:p>19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2]+[.$C$14]" office:value-type="float" office:value="2.016">
            <text:p>2.02E+000</text:p>
          </table:table-cell>
          <table:table-cell table:formula="of:=[.C522]+[.D523]*([.B523]-[.B522])+0.5*[.E523]*([.B523]-[.B522])^2" office:value-type="float" office:value="19.9938815999998">
            <text:p>19.99</text:p>
          </table:table-cell>
          <table:table-cell table:formula="of:=[.D522]+[.E522]*([.B523]-[.B522])" office:value-type="float" office:value="19.7568">
            <text:p>19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3]+[.$C$14]" office:value-type="float" office:value="2.02">
            <text:p>2.02E+000</text:p>
          </table:table-cell>
          <table:table-cell table:formula="of:=[.C523]+[.D524]*([.B524]-[.B523])+0.5*[.E524]*([.B524]-[.B523])^2" office:value-type="float" office:value="20.0731439999998">
            <text:p>20.07</text:p>
          </table:table-cell>
          <table:table-cell table:formula="of:=[.D523]+[.E523]*([.B524]-[.B523])" office:value-type="float" office:value="19.796">
            <text:p>19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4]+[.$C$14]" office:value-type="float" office:value="2.024">
            <text:p>2.02E+000</text:p>
          </table:table-cell>
          <table:table-cell table:formula="of:=[.C524]+[.D525]*([.B525]-[.B524])+0.5*[.E525]*([.B525]-[.B524])^2" office:value-type="float" office:value="20.1525631999998">
            <text:p>20.15</text:p>
          </table:table-cell>
          <table:table-cell table:formula="of:=[.D524]+[.E524]*([.B525]-[.B524])" office:value-type="float" office:value="19.8352">
            <text:p>19.8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5]+[.$C$14]" office:value-type="float" office:value="2.028">
            <text:p>2.03E+000</text:p>
          </table:table-cell>
          <table:table-cell table:formula="of:=[.C525]+[.D526]*([.B526]-[.B525])+0.5*[.E526]*([.B526]-[.B525])^2" office:value-type="float" office:value="20.2321391999998">
            <text:p>20.23</text:p>
          </table:table-cell>
          <table:table-cell table:formula="of:=[.D525]+[.E525]*([.B526]-[.B525])" office:value-type="float" office:value="19.8744">
            <text:p>19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6]+[.$C$14]" office:value-type="float" office:value="2.032">
            <text:p>2.03E+000</text:p>
          </table:table-cell>
          <table:table-cell table:formula="of:=[.C526]+[.D527]*([.B527]-[.B526])+0.5*[.E527]*([.B527]-[.B526])^2" office:value-type="float" office:value="20.3118719999998">
            <text:p>20.31</text:p>
          </table:table-cell>
          <table:table-cell table:formula="of:=[.D526]+[.E526]*([.B527]-[.B526])" office:value-type="float" office:value="19.9136">
            <text:p>19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7]+[.$C$14]" office:value-type="float" office:value="2.036">
            <text:p>2.04E+000</text:p>
          </table:table-cell>
          <table:table-cell table:formula="of:=[.C527]+[.D528]*([.B528]-[.B527])+0.5*[.E528]*([.B528]-[.B527])^2" office:value-type="float" office:value="20.3917615999998">
            <text:p>20.39</text:p>
          </table:table-cell>
          <table:table-cell table:formula="of:=[.D527]+[.E527]*([.B528]-[.B527])" office:value-type="float" office:value="19.9528">
            <text:p>19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8]+[.$C$14]" office:value-type="float" office:value="2.04">
            <text:p>2.04E+000</text:p>
          </table:table-cell>
          <table:table-cell table:formula="of:=[.C528]+[.D529]*([.B529]-[.B528])+0.5*[.E529]*([.B529]-[.B528])^2" office:value-type="float" office:value="20.4718079999998">
            <text:p>20.47</text:p>
          </table:table-cell>
          <table:table-cell table:formula="of:=[.D528]+[.E528]*([.B529]-[.B528])" office:value-type="float" office:value="19.992">
            <text:p>19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9]+[.$C$14]" office:value-type="float" office:value="2.044">
            <text:p>2.04E+000</text:p>
          </table:table-cell>
          <table:table-cell table:formula="of:=[.C529]+[.D530]*([.B530]-[.B529])+0.5*[.E530]*([.B530]-[.B529])^2" office:value-type="float" office:value="20.5520111999998">
            <text:p>20.55</text:p>
          </table:table-cell>
          <table:table-cell table:formula="of:=[.D529]+[.E529]*([.B530]-[.B529])" office:value-type="float" office:value="20.0312">
            <text:p>20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0]+[.$C$14]" office:value-type="float" office:value="2.048">
            <text:p>2.05E+000</text:p>
          </table:table-cell>
          <table:table-cell table:formula="of:=[.C530]+[.D531]*([.B531]-[.B530])+0.5*[.E531]*([.B531]-[.B530])^2" office:value-type="float" office:value="20.6323711999998">
            <text:p>20.63</text:p>
          </table:table-cell>
          <table:table-cell table:formula="of:=[.D530]+[.E530]*([.B531]-[.B530])" office:value-type="float" office:value="20.0704">
            <text:p>20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1]+[.$C$14]" office:value-type="float" office:value="2.052">
            <text:p>2.05E+000</text:p>
          </table:table-cell>
          <table:table-cell table:formula="of:=[.C531]+[.D532]*([.B532]-[.B531])+0.5*[.E532]*([.B532]-[.B531])^2" office:value-type="float" office:value="20.7128879999998">
            <text:p>20.71</text:p>
          </table:table-cell>
          <table:table-cell table:formula="of:=[.D531]+[.E531]*([.B532]-[.B531])" office:value-type="float" office:value="20.1096">
            <text:p>20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2]+[.$C$14]" office:value-type="float" office:value="2.056">
            <text:p>2.06E+000</text:p>
          </table:table-cell>
          <table:table-cell table:formula="of:=[.C532]+[.D533]*([.B533]-[.B532])+0.5*[.E533]*([.B533]-[.B532])^2" office:value-type="float" office:value="20.7935615999998">
            <text:p>20.79</text:p>
          </table:table-cell>
          <table:table-cell table:formula="of:=[.D532]+[.E532]*([.B533]-[.B532])" office:value-type="float" office:value="20.1488">
            <text:p>20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3]+[.$C$14]" office:value-type="float" office:value="2.06">
            <text:p>2.06E+000</text:p>
          </table:table-cell>
          <table:table-cell table:formula="of:=[.C533]+[.D534]*([.B534]-[.B533])+0.5*[.E534]*([.B534]-[.B533])^2" office:value-type="float" office:value="20.8743919999998">
            <text:p>20.87</text:p>
          </table:table-cell>
          <table:table-cell table:formula="of:=[.D533]+[.E533]*([.B534]-[.B533])" office:value-type="float" office:value="20.188">
            <text:p>20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4]+[.$C$14]" office:value-type="float" office:value="2.064">
            <text:p>2.06E+000</text:p>
          </table:table-cell>
          <table:table-cell table:formula="of:=[.C534]+[.D535]*([.B535]-[.B534])+0.5*[.E535]*([.B535]-[.B534])^2" office:value-type="float" office:value="20.9553791999998">
            <text:p>20.96</text:p>
          </table:table-cell>
          <table:table-cell table:formula="of:=[.D534]+[.E534]*([.B535]-[.B534])" office:value-type="float" office:value="20.2272">
            <text:p>20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5]+[.$C$14]" office:value-type="float" office:value="2.068">
            <text:p>2.07E+000</text:p>
          </table:table-cell>
          <table:table-cell table:formula="of:=[.C535]+[.D536]*([.B536]-[.B535])+0.5*[.E536]*([.B536]-[.B535])^2" office:value-type="float" office:value="21.0365231999998">
            <text:p>21.04</text:p>
          </table:table-cell>
          <table:table-cell table:formula="of:=[.D535]+[.E535]*([.B536]-[.B535])" office:value-type="float" office:value="20.2664">
            <text:p>20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6]+[.$C$14]" office:value-type="float" office:value="2.072">
            <text:p>2.07E+000</text:p>
          </table:table-cell>
          <table:table-cell table:formula="of:=[.C536]+[.D537]*([.B537]-[.B536])+0.5*[.E537]*([.B537]-[.B536])^2" office:value-type="float" office:value="21.1178239999998">
            <text:p>21.12</text:p>
          </table:table-cell>
          <table:table-cell table:formula="of:=[.D536]+[.E536]*([.B537]-[.B536])" office:value-type="float" office:value="20.3056">
            <text:p>20.3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7]+[.$C$14]" office:value-type="float" office:value="2.076">
            <text:p>2.08E+000</text:p>
          </table:table-cell>
          <table:table-cell table:formula="of:=[.C537]+[.D538]*([.B538]-[.B537])+0.5*[.E538]*([.B538]-[.B537])^2" office:value-type="float" office:value="21.1992815999998">
            <text:p>21.2</text:p>
          </table:table-cell>
          <table:table-cell table:formula="of:=[.D537]+[.E537]*([.B538]-[.B537])" office:value-type="float" office:value="20.3448">
            <text:p>20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8]+[.$C$14]" office:value-type="float" office:value="2.08">
            <text:p>2.08E+000</text:p>
          </table:table-cell>
          <table:table-cell table:formula="of:=[.C538]+[.D539]*([.B539]-[.B538])+0.5*[.E539]*([.B539]-[.B538])^2" office:value-type="float" office:value="21.2808959999998">
            <text:p>21.28</text:p>
          </table:table-cell>
          <table:table-cell table:formula="of:=[.D538]+[.E538]*([.B539]-[.B538])" office:value-type="float" office:value="20.384">
            <text:p>20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9]+[.$C$14]" office:value-type="float" office:value="2.084">
            <text:p>2.08E+000</text:p>
          </table:table-cell>
          <table:table-cell table:formula="of:=[.C539]+[.D540]*([.B540]-[.B539])+0.5*[.E540]*([.B540]-[.B539])^2" office:value-type="float" office:value="21.3626671999998">
            <text:p>21.36</text:p>
          </table:table-cell>
          <table:table-cell table:formula="of:=[.D539]+[.E539]*([.B540]-[.B539])" office:value-type="float" office:value="20.4232">
            <text:p>20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0]+[.$C$14]" office:value-type="float" office:value="2.088">
            <text:p>2.09E+000</text:p>
          </table:table-cell>
          <table:table-cell table:formula="of:=[.C540]+[.D541]*([.B541]-[.B540])+0.5*[.E541]*([.B541]-[.B540])^2" office:value-type="float" office:value="21.4445951999998">
            <text:p>21.44</text:p>
          </table:table-cell>
          <table:table-cell table:formula="of:=[.D540]+[.E540]*([.B541]-[.B540])" office:value-type="float" office:value="20.4624">
            <text:p>20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1]+[.$C$14]" office:value-type="float" office:value="2.092">
            <text:p>2.09E+000</text:p>
          </table:table-cell>
          <table:table-cell table:formula="of:=[.C541]+[.D542]*([.B542]-[.B541])+0.5*[.E542]*([.B542]-[.B541])^2" office:value-type="float" office:value="21.5266799999998">
            <text:p>21.53</text:p>
          </table:table-cell>
          <table:table-cell table:formula="of:=[.D541]+[.E541]*([.B542]-[.B541])" office:value-type="float" office:value="20.5016">
            <text:p>20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2]+[.$C$14]" office:value-type="float" office:value="2.096">
            <text:p>2.10E+000</text:p>
          </table:table-cell>
          <table:table-cell table:formula="of:=[.C542]+[.D543]*([.B543]-[.B542])+0.5*[.E543]*([.B543]-[.B542])^2" office:value-type="float" office:value="21.6089215999998">
            <text:p>21.61</text:p>
          </table:table-cell>
          <table:table-cell table:formula="of:=[.D542]+[.E542]*([.B543]-[.B542])" office:value-type="float" office:value="20.5408">
            <text:p>20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3]+[.$C$14]" office:value-type="float" office:value="2.1">
            <text:p>2.10E+000</text:p>
          </table:table-cell>
          <table:table-cell table:formula="of:=[.C543]+[.D544]*([.B544]-[.B543])+0.5*[.E544]*([.B544]-[.B543])^2" office:value-type="float" office:value="21.6913199999998">
            <text:p>21.69</text:p>
          </table:table-cell>
          <table:table-cell table:formula="of:=[.D543]+[.E543]*([.B544]-[.B543])" office:value-type="float" office:value="20.58">
            <text:p>20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4]+[.$C$14]" office:value-type="float" office:value="2.104">
            <text:p>2.10E+000</text:p>
          </table:table-cell>
          <table:table-cell table:formula="of:=[.C544]+[.D545]*([.B545]-[.B544])+0.5*[.E545]*([.B545]-[.B544])^2" office:value-type="float" office:value="21.7738751999998">
            <text:p>21.77</text:p>
          </table:table-cell>
          <table:table-cell table:formula="of:=[.D544]+[.E544]*([.B545]-[.B544])" office:value-type="float" office:value="20.6192">
            <text:p>20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5]+[.$C$14]" office:value-type="float" office:value="2.108">
            <text:p>2.11E+000</text:p>
          </table:table-cell>
          <table:table-cell table:formula="of:=[.C545]+[.D546]*([.B546]-[.B545])+0.5*[.E546]*([.B546]-[.B545])^2" office:value-type="float" office:value="21.8565871999998">
            <text:p>21.86</text:p>
          </table:table-cell>
          <table:table-cell table:formula="of:=[.D545]+[.E545]*([.B546]-[.B545])" office:value-type="float" office:value="20.6584">
            <text:p>20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6]+[.$C$14]" office:value-type="float" office:value="2.112">
            <text:p>2.11E+000</text:p>
          </table:table-cell>
          <table:table-cell table:formula="of:=[.C546]+[.D547]*([.B547]-[.B546])+0.5*[.E547]*([.B547]-[.B546])^2" office:value-type="float" office:value="21.9394559999998">
            <text:p>21.94</text:p>
          </table:table-cell>
          <table:table-cell table:formula="of:=[.D546]+[.E546]*([.B547]-[.B546])" office:value-type="float" office:value="20.6976">
            <text:p>20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7]+[.$C$14]" office:value-type="float" office:value="2.116">
            <text:p>2.12E+000</text:p>
          </table:table-cell>
          <table:table-cell table:formula="of:=[.C547]+[.D548]*([.B548]-[.B547])+0.5*[.E548]*([.B548]-[.B547])^2" office:value-type="float" office:value="22.0224815999998">
            <text:p>22.02</text:p>
          </table:table-cell>
          <table:table-cell table:formula="of:=[.D547]+[.E547]*([.B548]-[.B547])" office:value-type="float" office:value="20.7368">
            <text:p>20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8]+[.$C$14]" office:value-type="float" office:value="2.12">
            <text:p>2.12E+000</text:p>
          </table:table-cell>
          <table:table-cell table:formula="of:=[.C548]+[.D549]*([.B549]-[.B548])+0.5*[.E549]*([.B549]-[.B548])^2" office:value-type="float" office:value="22.1056639999998">
            <text:p>22.11</text:p>
          </table:table-cell>
          <table:table-cell table:formula="of:=[.D548]+[.E548]*([.B549]-[.B548])" office:value-type="float" office:value="20.776">
            <text:p>20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9]+[.$C$14]" office:value-type="float" office:value="2.124">
            <text:p>2.12E+000</text:p>
          </table:table-cell>
          <table:table-cell table:formula="of:=[.C549]+[.D550]*([.B550]-[.B549])+0.5*[.E550]*([.B550]-[.B549])^2" office:value-type="float" office:value="22.1890031999998">
            <text:p>22.19</text:p>
          </table:table-cell>
          <table:table-cell table:formula="of:=[.D549]+[.E549]*([.B550]-[.B549])" office:value-type="float" office:value="20.8152">
            <text:p>20.8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0]+[.$C$14]" office:value-type="float" office:value="2.128">
            <text:p>2.13E+000</text:p>
          </table:table-cell>
          <table:table-cell table:formula="of:=[.C550]+[.D551]*([.B551]-[.B550])+0.5*[.E551]*([.B551]-[.B550])^2" office:value-type="float" office:value="22.2724991999998">
            <text:p>22.27</text:p>
          </table:table-cell>
          <table:table-cell table:formula="of:=[.D550]+[.E550]*([.B551]-[.B550])" office:value-type="float" office:value="20.8544">
            <text:p>20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1]+[.$C$14]" office:value-type="float" office:value="2.132">
            <text:p>2.13E+000</text:p>
          </table:table-cell>
          <table:table-cell table:formula="of:=[.C551]+[.D552]*([.B552]-[.B551])+0.5*[.E552]*([.B552]-[.B551])^2" office:value-type="float" office:value="22.3561519999998">
            <text:p>22.36</text:p>
          </table:table-cell>
          <table:table-cell table:formula="of:=[.D551]+[.E551]*([.B552]-[.B551])" office:value-type="float" office:value="20.8936">
            <text:p>20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2]+[.$C$14]" office:value-type="float" office:value="2.136">
            <text:p>2.14E+000</text:p>
          </table:table-cell>
          <table:table-cell table:formula="of:=[.C552]+[.D553]*([.B553]-[.B552])+0.5*[.E553]*([.B553]-[.B552])^2" office:value-type="float" office:value="22.4399615999998">
            <text:p>22.44</text:p>
          </table:table-cell>
          <table:table-cell table:formula="of:=[.D552]+[.E552]*([.B553]-[.B552])" office:value-type="float" office:value="20.9328">
            <text:p>20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3]+[.$C$14]" office:value-type="float" office:value="2.14">
            <text:p>2.14E+000</text:p>
          </table:table-cell>
          <table:table-cell table:formula="of:=[.C553]+[.D554]*([.B554]-[.B553])+0.5*[.E554]*([.B554]-[.B553])^2" office:value-type="float" office:value="22.5239279999998">
            <text:p>22.52</text:p>
          </table:table-cell>
          <table:table-cell table:formula="of:=[.D553]+[.E553]*([.B554]-[.B553])" office:value-type="float" office:value="20.972">
            <text:p>20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4]+[.$C$14]" office:value-type="float" office:value="2.144">
            <text:p>2.14E+000</text:p>
          </table:table-cell>
          <table:table-cell table:formula="of:=[.C554]+[.D555]*([.B555]-[.B554])+0.5*[.E555]*([.B555]-[.B554])^2" office:value-type="float" office:value="22.6080511999998">
            <text:p>22.61</text:p>
          </table:table-cell>
          <table:table-cell table:formula="of:=[.D554]+[.E554]*([.B555]-[.B554])" office:value-type="float" office:value="21.0112">
            <text:p>21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5]+[.$C$14]" office:value-type="float" office:value="2.148">
            <text:p>2.15E+000</text:p>
          </table:table-cell>
          <table:table-cell table:formula="of:=[.C555]+[.D556]*([.B556]-[.B555])+0.5*[.E556]*([.B556]-[.B555])^2" office:value-type="float" office:value="22.6923311999998">
            <text:p>22.69</text:p>
          </table:table-cell>
          <table:table-cell table:formula="of:=[.D555]+[.E555]*([.B556]-[.B555])" office:value-type="float" office:value="21.0504">
            <text:p>21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6]+[.$C$14]" office:value-type="float" office:value="2.152">
            <text:p>2.15E+000</text:p>
          </table:table-cell>
          <table:table-cell table:formula="of:=[.C556]+[.D557]*([.B557]-[.B556])+0.5*[.E557]*([.B557]-[.B556])^2" office:value-type="float" office:value="22.7767679999998">
            <text:p>22.78</text:p>
          </table:table-cell>
          <table:table-cell table:formula="of:=[.D556]+[.E556]*([.B557]-[.B556])" office:value-type="float" office:value="21.0896">
            <text:p>21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7]+[.$C$14]" office:value-type="float" office:value="2.156">
            <text:p>2.16E+000</text:p>
          </table:table-cell>
          <table:table-cell table:formula="of:=[.C557]+[.D558]*([.B558]-[.B557])+0.5*[.E558]*([.B558]-[.B557])^2" office:value-type="float" office:value="22.8613615999998">
            <text:p>22.86</text:p>
          </table:table-cell>
          <table:table-cell table:formula="of:=[.D557]+[.E557]*([.B558]-[.B557])" office:value-type="float" office:value="21.1288">
            <text:p>21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8]+[.$C$14]" office:value-type="float" office:value="2.16">
            <text:p>2.16E+000</text:p>
          </table:table-cell>
          <table:table-cell table:formula="of:=[.C558]+[.D559]*([.B559]-[.B558])+0.5*[.E559]*([.B559]-[.B558])^2" office:value-type="float" office:value="22.9461119999998">
            <text:p>22.95</text:p>
          </table:table-cell>
          <table:table-cell table:formula="of:=[.D558]+[.E558]*([.B559]-[.B558])" office:value-type="float" office:value="21.168">
            <text:p>21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9]+[.$C$14]" office:value-type="float" office:value="2.164">
            <text:p>2.16E+000</text:p>
          </table:table-cell>
          <table:table-cell table:formula="of:=[.C559]+[.D560]*([.B560]-[.B559])+0.5*[.E560]*([.B560]-[.B559])^2" office:value-type="float" office:value="23.0310191999998">
            <text:p>23.03</text:p>
          </table:table-cell>
          <table:table-cell table:formula="of:=[.D559]+[.E559]*([.B560]-[.B559])" office:value-type="float" office:value="21.2072">
            <text:p>21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0]+[.$C$14]" office:value-type="float" office:value="2.168">
            <text:p>2.17E+000</text:p>
          </table:table-cell>
          <table:table-cell table:formula="of:=[.C560]+[.D561]*([.B561]-[.B560])+0.5*[.E561]*([.B561]-[.B560])^2" office:value-type="float" office:value="23.1160831999998">
            <text:p>23.12</text:p>
          </table:table-cell>
          <table:table-cell table:formula="of:=[.D560]+[.E560]*([.B561]-[.B560])" office:value-type="float" office:value="21.2464">
            <text:p>21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1]+[.$C$14]" office:value-type="float" office:value="2.172">
            <text:p>2.17E+000</text:p>
          </table:table-cell>
          <table:table-cell table:formula="of:=[.C561]+[.D562]*([.B562]-[.B561])+0.5*[.E562]*([.B562]-[.B561])^2" office:value-type="float" office:value="23.2013039999998">
            <text:p>23.2</text:p>
          </table:table-cell>
          <table:table-cell table:formula="of:=[.D561]+[.E561]*([.B562]-[.B561])" office:value-type="float" office:value="21.2856">
            <text:p>21.2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2]+[.$C$14]" office:value-type="float" office:value="2.176">
            <text:p>2.18E+000</text:p>
          </table:table-cell>
          <table:table-cell table:formula="of:=[.C562]+[.D563]*([.B563]-[.B562])+0.5*[.E563]*([.B563]-[.B562])^2" office:value-type="float" office:value="23.2866815999998">
            <text:p>23.29</text:p>
          </table:table-cell>
          <table:table-cell table:formula="of:=[.D562]+[.E562]*([.B563]-[.B562])" office:value-type="float" office:value="21.3248">
            <text:p>21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3]+[.$C$14]" office:value-type="float" office:value="2.18">
            <text:p>2.18E+000</text:p>
          </table:table-cell>
          <table:table-cell table:formula="of:=[.C563]+[.D564]*([.B564]-[.B563])+0.5*[.E564]*([.B564]-[.B563])^2" office:value-type="float" office:value="23.3722159999998">
            <text:p>23.37</text:p>
          </table:table-cell>
          <table:table-cell table:formula="of:=[.D563]+[.E563]*([.B564]-[.B563])" office:value-type="float" office:value="21.364">
            <text:p>21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4]+[.$C$14]" office:value-type="float" office:value="2.184">
            <text:p>2.18E+000</text:p>
          </table:table-cell>
          <table:table-cell table:formula="of:=[.C564]+[.D565]*([.B565]-[.B564])+0.5*[.E565]*([.B565]-[.B564])^2" office:value-type="float" office:value="23.4579071999998">
            <text:p>23.46</text:p>
          </table:table-cell>
          <table:table-cell table:formula="of:=[.D564]+[.E564]*([.B565]-[.B564])" office:value-type="float" office:value="21.4032">
            <text:p>21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5]+[.$C$14]" office:value-type="float" office:value="2.188">
            <text:p>2.19E+000</text:p>
          </table:table-cell>
          <table:table-cell table:formula="of:=[.C565]+[.D566]*([.B566]-[.B565])+0.5*[.E566]*([.B566]-[.B565])^2" office:value-type="float" office:value="23.5437551999998">
            <text:p>23.54</text:p>
          </table:table-cell>
          <table:table-cell table:formula="of:=[.D565]+[.E565]*([.B566]-[.B565])" office:value-type="float" office:value="21.4424">
            <text:p>21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6]+[.$C$14]" office:value-type="float" office:value="2.192">
            <text:p>2.19E+000</text:p>
          </table:table-cell>
          <table:table-cell table:formula="of:=[.C566]+[.D567]*([.B567]-[.B566])+0.5*[.E567]*([.B567]-[.B566])^2" office:value-type="float" office:value="23.6297599999998">
            <text:p>23.63</text:p>
          </table:table-cell>
          <table:table-cell table:formula="of:=[.D566]+[.E566]*([.B567]-[.B566])" office:value-type="float" office:value="21.4816">
            <text:p>21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7]+[.$C$14]" office:value-type="float" office:value="2.196">
            <text:p>2.20E+000</text:p>
          </table:table-cell>
          <table:table-cell table:formula="of:=[.C567]+[.D568]*([.B568]-[.B567])+0.5*[.E568]*([.B568]-[.B567])^2" office:value-type="float" office:value="23.7159215999998">
            <text:p>23.72</text:p>
          </table:table-cell>
          <table:table-cell table:formula="of:=[.D567]+[.E567]*([.B568]-[.B567])" office:value-type="float" office:value="21.5208">
            <text:p>21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8]+[.$C$14]" office:value-type="float" office:value="2.2">
            <text:p>2.20E+000</text:p>
          </table:table-cell>
          <table:table-cell table:formula="of:=[.C568]+[.D569]*([.B569]-[.B568])+0.5*[.E569]*([.B569]-[.B568])^2" office:value-type="float" office:value="23.8022399999998">
            <text:p>23.8</text:p>
          </table:table-cell>
          <table:table-cell table:formula="of:=[.D568]+[.E568]*([.B569]-[.B568])" office:value-type="float" office:value="21.56">
            <text:p>21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9]+[.$C$14]" office:value-type="float" office:value="2.204">
            <text:p>2.20E+000</text:p>
          </table:table-cell>
          <table:table-cell table:formula="of:=[.C569]+[.D570]*([.B570]-[.B569])+0.5*[.E570]*([.B570]-[.B569])^2" office:value-type="float" office:value="23.8887151999998">
            <text:p>23.89</text:p>
          </table:table-cell>
          <table:table-cell table:formula="of:=[.D569]+[.E569]*([.B570]-[.B569])" office:value-type="float" office:value="21.5992">
            <text:p>21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0]+[.$C$14]" office:value-type="float" office:value="2.208">
            <text:p>2.21E+000</text:p>
          </table:table-cell>
          <table:table-cell table:formula="of:=[.C570]+[.D571]*([.B571]-[.B570])+0.5*[.E571]*([.B571]-[.B570])^2" office:value-type="float" office:value="23.9753471999998">
            <text:p>23.98</text:p>
          </table:table-cell>
          <table:table-cell table:formula="of:=[.D570]+[.E570]*([.B571]-[.B570])" office:value-type="float" office:value="21.6384">
            <text:p>21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1]+[.$C$14]" office:value-type="float" office:value="2.212">
            <text:p>2.21E+000</text:p>
          </table:table-cell>
          <table:table-cell table:formula="of:=[.C571]+[.D572]*([.B572]-[.B571])+0.5*[.E572]*([.B572]-[.B571])^2" office:value-type="float" office:value="24.0621359999998">
            <text:p>24.06</text:p>
          </table:table-cell>
          <table:table-cell table:formula="of:=[.D571]+[.E571]*([.B572]-[.B571])" office:value-type="float" office:value="21.6776">
            <text:p>21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2]+[.$C$14]" office:value-type="float" office:value="2.216">
            <text:p>2.22E+000</text:p>
          </table:table-cell>
          <table:table-cell table:formula="of:=[.C572]+[.D573]*([.B573]-[.B572])+0.5*[.E573]*([.B573]-[.B572])^2" office:value-type="float" office:value="24.1490815999998">
            <text:p>24.15</text:p>
          </table:table-cell>
          <table:table-cell table:formula="of:=[.D572]+[.E572]*([.B573]-[.B572])" office:value-type="float" office:value="21.7168">
            <text:p>21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3]+[.$C$14]" office:value-type="float" office:value="2.22">
            <text:p>2.22E+000</text:p>
          </table:table-cell>
          <table:table-cell table:formula="of:=[.C573]+[.D574]*([.B574]-[.B573])+0.5*[.E574]*([.B574]-[.B573])^2" office:value-type="float" office:value="24.2361839999998">
            <text:p>24.24</text:p>
          </table:table-cell>
          <table:table-cell table:formula="of:=[.D573]+[.E573]*([.B574]-[.B573])" office:value-type="float" office:value="21.756">
            <text:p>21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4]+[.$C$14]" office:value-type="float" office:value="2.224">
            <text:p>2.22E+000</text:p>
          </table:table-cell>
          <table:table-cell table:formula="of:=[.C574]+[.D575]*([.B575]-[.B574])+0.5*[.E575]*([.B575]-[.B574])^2" office:value-type="float" office:value="24.3234431999998">
            <text:p>24.32</text:p>
          </table:table-cell>
          <table:table-cell table:formula="of:=[.D574]+[.E574]*([.B575]-[.B574])" office:value-type="float" office:value="21.7952">
            <text:p>21.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5]+[.$C$14]" office:value-type="float" office:value="2.228">
            <text:p>2.23E+000</text:p>
          </table:table-cell>
          <table:table-cell table:formula="of:=[.C575]+[.D576]*([.B576]-[.B575])+0.5*[.E576]*([.B576]-[.B575])^2" office:value-type="float" office:value="24.4108591999998">
            <text:p>24.41</text:p>
          </table:table-cell>
          <table:table-cell table:formula="of:=[.D575]+[.E575]*([.B576]-[.B575])" office:value-type="float" office:value="21.8344">
            <text:p>21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6]+[.$C$14]" office:value-type="float" office:value="2.232">
            <text:p>2.23E+000</text:p>
          </table:table-cell>
          <table:table-cell table:formula="of:=[.C576]+[.D577]*([.B577]-[.B576])+0.5*[.E577]*([.B577]-[.B576])^2" office:value-type="float" office:value="24.4984319999998">
            <text:p>24.5</text:p>
          </table:table-cell>
          <table:table-cell table:formula="of:=[.D576]+[.E576]*([.B577]-[.B576])" office:value-type="float" office:value="21.8736">
            <text:p>21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7]+[.$C$14]" office:value-type="float" office:value="2.236">
            <text:p>2.24E+000</text:p>
          </table:table-cell>
          <table:table-cell table:formula="of:=[.C577]+[.D578]*([.B578]-[.B577])+0.5*[.E578]*([.B578]-[.B577])^2" office:value-type="float" office:value="24.5861615999998">
            <text:p>24.59</text:p>
          </table:table-cell>
          <table:table-cell table:formula="of:=[.D577]+[.E577]*([.B578]-[.B577])" office:value-type="float" office:value="21.9128">
            <text:p>21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8]+[.$C$14]" office:value-type="float" office:value="2.24">
            <text:p>2.24E+000</text:p>
          </table:table-cell>
          <table:table-cell table:formula="of:=[.C578]+[.D579]*([.B579]-[.B578])+0.5*[.E579]*([.B579]-[.B578])^2" office:value-type="float" office:value="24.6740479999998">
            <text:p>24.67</text:p>
          </table:table-cell>
          <table:table-cell table:formula="of:=[.D578]+[.E578]*([.B579]-[.B578])" office:value-type="float" office:value="21.952">
            <text:p>21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9]+[.$C$14]" office:value-type="float" office:value="2.244">
            <text:p>2.24E+000</text:p>
          </table:table-cell>
          <table:table-cell table:formula="of:=[.C579]+[.D580]*([.B580]-[.B579])+0.5*[.E580]*([.B580]-[.B579])^2" office:value-type="float" office:value="24.7620911999998">
            <text:p>24.76</text:p>
          </table:table-cell>
          <table:table-cell table:formula="of:=[.D579]+[.E579]*([.B580]-[.B579])" office:value-type="float" office:value="21.9912">
            <text:p>21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0]+[.$C$14]" office:value-type="float" office:value="2.248">
            <text:p>2.25E+000</text:p>
          </table:table-cell>
          <table:table-cell table:formula="of:=[.C580]+[.D581]*([.B581]-[.B580])+0.5*[.E581]*([.B581]-[.B580])^2" office:value-type="float" office:value="24.8502911999998">
            <text:p>24.85</text:p>
          </table:table-cell>
          <table:table-cell table:formula="of:=[.D580]+[.E580]*([.B581]-[.B580])" office:value-type="float" office:value="22.0304">
            <text:p>22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1]+[.$C$14]" office:value-type="float" office:value="2.252">
            <text:p>2.25E+000</text:p>
          </table:table-cell>
          <table:table-cell table:formula="of:=[.C581]+[.D582]*([.B582]-[.B581])+0.5*[.E582]*([.B582]-[.B581])^2" office:value-type="float" office:value="24.9386479999998">
            <text:p>24.94</text:p>
          </table:table-cell>
          <table:table-cell table:formula="of:=[.D581]+[.E581]*([.B582]-[.B581])" office:value-type="float" office:value="22.0696">
            <text:p>22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2]+[.$C$14]" office:value-type="float" office:value="2.256">
            <text:p>2.26E+000</text:p>
          </table:table-cell>
          <table:table-cell table:formula="of:=[.C582]+[.D583]*([.B583]-[.B582])+0.5*[.E583]*([.B583]-[.B582])^2" office:value-type="float" office:value="25.0271615999998">
            <text:p>25.03</text:p>
          </table:table-cell>
          <table:table-cell table:formula="of:=[.D582]+[.E582]*([.B583]-[.B582])" office:value-type="float" office:value="22.1088">
            <text:p>22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3]+[.$C$14]" office:value-type="float" office:value="2.26">
            <text:p>2.26E+000</text:p>
          </table:table-cell>
          <table:table-cell table:formula="of:=[.C583]+[.D584]*([.B584]-[.B583])+0.5*[.E584]*([.B584]-[.B583])^2" office:value-type="float" office:value="25.1158319999998">
            <text:p>25.12</text:p>
          </table:table-cell>
          <table:table-cell table:formula="of:=[.D583]+[.E583]*([.B584]-[.B583])" office:value-type="float" office:value="22.148">
            <text:p>22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4]+[.$C$14]" office:value-type="float" office:value="2.264">
            <text:p>2.26E+000</text:p>
          </table:table-cell>
          <table:table-cell table:formula="of:=[.C584]+[.D585]*([.B585]-[.B584])+0.5*[.E585]*([.B585]-[.B584])^2" office:value-type="float" office:value="25.2046591999998">
            <text:p>25.2</text:p>
          </table:table-cell>
          <table:table-cell table:formula="of:=[.D584]+[.E584]*([.B585]-[.B584])" office:value-type="float" office:value="22.1872">
            <text:p>22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5]+[.$C$14]" office:value-type="float" office:value="2.268">
            <text:p>2.27E+000</text:p>
          </table:table-cell>
          <table:table-cell table:formula="of:=[.C585]+[.D586]*([.B586]-[.B585])+0.5*[.E586]*([.B586]-[.B585])^2" office:value-type="float" office:value="25.2936431999998">
            <text:p>25.29</text:p>
          </table:table-cell>
          <table:table-cell table:formula="of:=[.D585]+[.E585]*([.B586]-[.B585])" office:value-type="float" office:value="22.2264">
            <text:p>22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6]+[.$C$14]" office:value-type="float" office:value="2.272">
            <text:p>2.27E+000</text:p>
          </table:table-cell>
          <table:table-cell table:formula="of:=[.C586]+[.D587]*([.B587]-[.B586])+0.5*[.E587]*([.B587]-[.B586])^2" office:value-type="float" office:value="25.3827839999998">
            <text:p>25.38</text:p>
          </table:table-cell>
          <table:table-cell table:formula="of:=[.D586]+[.E586]*([.B587]-[.B586])" office:value-type="float" office:value="22.2656">
            <text:p>22.2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7]+[.$C$14]" office:value-type="float" office:value="2.276">
            <text:p>2.28E+000</text:p>
          </table:table-cell>
          <table:table-cell table:formula="of:=[.C587]+[.D588]*([.B588]-[.B587])+0.5*[.E588]*([.B588]-[.B587])^2" office:value-type="float" office:value="25.4720815999998">
            <text:p>25.47</text:p>
          </table:table-cell>
          <table:table-cell table:formula="of:=[.D587]+[.E587]*([.B588]-[.B587])" office:value-type="float" office:value="22.3048">
            <text:p>22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8]+[.$C$14]" office:value-type="float" office:value="2.28">
            <text:p>2.28E+000</text:p>
          </table:table-cell>
          <table:table-cell table:formula="of:=[.C588]+[.D589]*([.B589]-[.B588])+0.5*[.E589]*([.B589]-[.B588])^2" office:value-type="float" office:value="25.5615359999998">
            <text:p>25.56</text:p>
          </table:table-cell>
          <table:table-cell table:formula="of:=[.D588]+[.E588]*([.B589]-[.B588])" office:value-type="float" office:value="22.344">
            <text:p>22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9]+[.$C$14]" office:value-type="float" office:value="2.284">
            <text:p>2.28E+000</text:p>
          </table:table-cell>
          <table:table-cell table:formula="of:=[.C589]+[.D590]*([.B590]-[.B589])+0.5*[.E590]*([.B590]-[.B589])^2" office:value-type="float" office:value="25.6511471999998">
            <text:p>25.65</text:p>
          </table:table-cell>
          <table:table-cell table:formula="of:=[.D589]+[.E589]*([.B590]-[.B589])" office:value-type="float" office:value="22.3832">
            <text:p>22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0]+[.$C$14]" office:value-type="float" office:value="2.288">
            <text:p>2.29E+000</text:p>
          </table:table-cell>
          <table:table-cell table:formula="of:=[.C590]+[.D591]*([.B591]-[.B590])+0.5*[.E591]*([.B591]-[.B590])^2" office:value-type="float" office:value="25.7409151999998">
            <text:p>25.74</text:p>
          </table:table-cell>
          <table:table-cell table:formula="of:=[.D590]+[.E590]*([.B591]-[.B590])" office:value-type="float" office:value="22.4224">
            <text:p>22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1]+[.$C$14]" office:value-type="float" office:value="2.292">
            <text:p>2.29E+000</text:p>
          </table:table-cell>
          <table:table-cell table:formula="of:=[.C591]+[.D592]*([.B592]-[.B591])+0.5*[.E592]*([.B592]-[.B591])^2" office:value-type="float" office:value="25.8308399999998">
            <text:p>25.83</text:p>
          </table:table-cell>
          <table:table-cell table:formula="of:=[.D591]+[.E591]*([.B592]-[.B591])" office:value-type="float" office:value="22.4616">
            <text:p>22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2]+[.$C$14]" office:value-type="float" office:value="2.296">
            <text:p>2.30E+000</text:p>
          </table:table-cell>
          <table:table-cell table:formula="of:=[.C592]+[.D593]*([.B593]-[.B592])+0.5*[.E593]*([.B593]-[.B592])^2" office:value-type="float" office:value="25.9209215999998">
            <text:p>25.92</text:p>
          </table:table-cell>
          <table:table-cell table:formula="of:=[.D592]+[.E592]*([.B593]-[.B592])" office:value-type="float" office:value="22.5008">
            <text:p>22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3]+[.$C$14]" office:value-type="float" office:value="2.3">
            <text:p>2.30E+000</text:p>
          </table:table-cell>
          <table:table-cell table:formula="of:=[.C593]+[.D594]*([.B594]-[.B593])+0.5*[.E594]*([.B594]-[.B593])^2" office:value-type="float" office:value="26.0111599999998">
            <text:p>26.01</text:p>
          </table:table-cell>
          <table:table-cell table:formula="of:=[.D593]+[.E593]*([.B594]-[.B593])" office:value-type="float" office:value="22.54">
            <text:p>22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4]+[.$C$14]" office:value-type="float" office:value="2.304">
            <text:p>2.30E+000</text:p>
          </table:table-cell>
          <table:table-cell table:formula="of:=[.C594]+[.D595]*([.B595]-[.B594])+0.5*[.E595]*([.B595]-[.B594])^2" office:value-type="float" office:value="26.1015551999998">
            <text:p>26.1</text:p>
          </table:table-cell>
          <table:table-cell table:formula="of:=[.D594]+[.E594]*([.B595]-[.B594])" office:value-type="float" office:value="22.5792">
            <text:p>22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5]+[.$C$14]" office:value-type="float" office:value="2.308">
            <text:p>2.31E+000</text:p>
          </table:table-cell>
          <table:table-cell table:formula="of:=[.C595]+[.D596]*([.B596]-[.B595])+0.5*[.E596]*([.B596]-[.B595])^2" office:value-type="float" office:value="26.1921071999998">
            <text:p>26.19</text:p>
          </table:table-cell>
          <table:table-cell table:formula="of:=[.D595]+[.E595]*([.B596]-[.B595])" office:value-type="float" office:value="22.6184">
            <text:p>22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6]+[.$C$14]" office:value-type="float" office:value="2.312">
            <text:p>2.31E+000</text:p>
          </table:table-cell>
          <table:table-cell table:formula="of:=[.C596]+[.D597]*([.B597]-[.B596])+0.5*[.E597]*([.B597]-[.B596])^2" office:value-type="float" office:value="26.2828159999998">
            <text:p>26.28</text:p>
          </table:table-cell>
          <table:table-cell table:formula="of:=[.D596]+[.E596]*([.B597]-[.B596])" office:value-type="float" office:value="22.6576">
            <text:p>22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7]+[.$C$14]" office:value-type="float" office:value="2.316">
            <text:p>2.32E+000</text:p>
          </table:table-cell>
          <table:table-cell table:formula="of:=[.C597]+[.D598]*([.B598]-[.B597])+0.5*[.E598]*([.B598]-[.B597])^2" office:value-type="float" office:value="26.3736815999998">
            <text:p>26.37</text:p>
          </table:table-cell>
          <table:table-cell table:formula="of:=[.D597]+[.E597]*([.B598]-[.B597])" office:value-type="float" office:value="22.6968">
            <text:p>22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8]+[.$C$14]" office:value-type="float" office:value="2.32">
            <text:p>2.32E+000</text:p>
          </table:table-cell>
          <table:table-cell table:formula="of:=[.C598]+[.D599]*([.B599]-[.B598])+0.5*[.E599]*([.B599]-[.B598])^2" office:value-type="float" office:value="26.4647039999998">
            <text:p>26.46</text:p>
          </table:table-cell>
          <table:table-cell table:formula="of:=[.D598]+[.E598]*([.B599]-[.B598])" office:value-type="float" office:value="22.736">
            <text:p>22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9]+[.$C$14]" office:value-type="float" office:value="2.324">
            <text:p>2.32E+000</text:p>
          </table:table-cell>
          <table:table-cell table:formula="of:=[.C599]+[.D600]*([.B600]-[.B599])+0.5*[.E600]*([.B600]-[.B599])^2" office:value-type="float" office:value="26.5558831999998">
            <text:p>26.56</text:p>
          </table:table-cell>
          <table:table-cell table:formula="of:=[.D599]+[.E599]*([.B600]-[.B599])" office:value-type="float" office:value="22.7752">
            <text:p>22.7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0]+[.$C$14]" office:value-type="float" office:value="2.328">
            <text:p>2.33E+000</text:p>
          </table:table-cell>
          <table:table-cell table:formula="of:=[.C600]+[.D601]*([.B601]-[.B600])+0.5*[.E601]*([.B601]-[.B600])^2" office:value-type="float" office:value="26.6472191999998">
            <text:p>26.65</text:p>
          </table:table-cell>
          <table:table-cell table:formula="of:=[.D600]+[.E600]*([.B601]-[.B600])" office:value-type="float" office:value="22.8144">
            <text:p>22.8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1]+[.$C$14]" office:value-type="float" office:value="2.332">
            <text:p>2.33E+000</text:p>
          </table:table-cell>
          <table:table-cell table:formula="of:=[.C601]+[.D602]*([.B602]-[.B601])+0.5*[.E602]*([.B602]-[.B601])^2" office:value-type="float" office:value="26.7387119999998">
            <text:p>26.74</text:p>
          </table:table-cell>
          <table:table-cell table:formula="of:=[.D601]+[.E601]*([.B602]-[.B601])" office:value-type="float" office:value="22.8536">
            <text:p>22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2]+[.$C$14]" office:value-type="float" office:value="2.336">
            <text:p>2.34E+000</text:p>
          </table:table-cell>
          <table:table-cell table:formula="of:=[.C602]+[.D603]*([.B603]-[.B602])+0.5*[.E603]*([.B603]-[.B602])^2" office:value-type="float" office:value="26.8303615999998">
            <text:p>26.83</text:p>
          </table:table-cell>
          <table:table-cell table:formula="of:=[.D602]+[.E602]*([.B603]-[.B602])" office:value-type="float" office:value="22.8928">
            <text:p>22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3]+[.$C$14]" office:value-type="float" office:value="2.34">
            <text:p>2.34E+000</text:p>
          </table:table-cell>
          <table:table-cell table:formula="of:=[.C603]+[.D604]*([.B604]-[.B603])+0.5*[.E604]*([.B604]-[.B603])^2" office:value-type="float" office:value="26.9221679999998">
            <text:p>26.92</text:p>
          </table:table-cell>
          <table:table-cell table:formula="of:=[.D603]+[.E603]*([.B604]-[.B603])" office:value-type="float" office:value="22.932">
            <text:p>22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4]+[.$C$14]" office:value-type="float" office:value="2.344">
            <text:p>2.34E+000</text:p>
          </table:table-cell>
          <table:table-cell table:formula="of:=[.C604]+[.D605]*([.B605]-[.B604])+0.5*[.E605]*([.B605]-[.B604])^2" office:value-type="float" office:value="27.0141311999998">
            <text:p>27.01</text:p>
          </table:table-cell>
          <table:table-cell table:formula="of:=[.D604]+[.E604]*([.B605]-[.B604])" office:value-type="float" office:value="22.9712">
            <text:p>22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5]+[.$C$14]" office:value-type="float" office:value="2.348">
            <text:p>2.35E+000</text:p>
          </table:table-cell>
          <table:table-cell table:formula="of:=[.C605]+[.D606]*([.B606]-[.B605])+0.5*[.E606]*([.B606]-[.B605])^2" office:value-type="float" office:value="27.1062511999998">
            <text:p>27.11</text:p>
          </table:table-cell>
          <table:table-cell table:formula="of:=[.D605]+[.E605]*([.B606]-[.B605])" office:value-type="float" office:value="23.0104">
            <text:p>23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6]+[.$C$14]" office:value-type="float" office:value="2.352">
            <text:p>2.35E+000</text:p>
          </table:table-cell>
          <table:table-cell table:formula="of:=[.C606]+[.D607]*([.B607]-[.B606])+0.5*[.E607]*([.B607]-[.B606])^2" office:value-type="float" office:value="27.1985279999998">
            <text:p>27.2</text:p>
          </table:table-cell>
          <table:table-cell table:formula="of:=[.D606]+[.E606]*([.B607]-[.B606])" office:value-type="float" office:value="23.0496">
            <text:p>23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7]+[.$C$14]" office:value-type="float" office:value="2.356">
            <text:p>2.36E+000</text:p>
          </table:table-cell>
          <table:table-cell table:formula="of:=[.C607]+[.D608]*([.B608]-[.B607])+0.5*[.E608]*([.B608]-[.B607])^2" office:value-type="float" office:value="27.2909615999998">
            <text:p>27.29</text:p>
          </table:table-cell>
          <table:table-cell table:formula="of:=[.D607]+[.E607]*([.B608]-[.B607])" office:value-type="float" office:value="23.0888">
            <text:p>23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8]+[.$C$14]" office:value-type="float" office:value="2.36">
            <text:p>2.36E+000</text:p>
          </table:table-cell>
          <table:table-cell table:formula="of:=[.C608]+[.D609]*([.B609]-[.B608])+0.5*[.E609]*([.B609]-[.B608])^2" office:value-type="float" office:value="27.3835519999998">
            <text:p>27.38</text:p>
          </table:table-cell>
          <table:table-cell table:formula="of:=[.D608]+[.E608]*([.B609]-[.B608])" office:value-type="float" office:value="23.128">
            <text:p>23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9]+[.$C$14]" office:value-type="float" office:value="2.364">
            <text:p>2.36E+000</text:p>
          </table:table-cell>
          <table:table-cell table:formula="of:=[.C609]+[.D610]*([.B610]-[.B609])+0.5*[.E610]*([.B610]-[.B609])^2" office:value-type="float" office:value="27.4762991999998">
            <text:p>27.48</text:p>
          </table:table-cell>
          <table:table-cell table:formula="of:=[.D609]+[.E609]*([.B610]-[.B609])" office:value-type="float" office:value="23.1672">
            <text:p>23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0]+[.$C$14]" office:value-type="float" office:value="2.368">
            <text:p>2.37E+000</text:p>
          </table:table-cell>
          <table:table-cell table:formula="of:=[.C610]+[.D611]*([.B611]-[.B610])+0.5*[.E611]*([.B611]-[.B610])^2" office:value-type="float" office:value="27.5692031999998">
            <text:p>27.57</text:p>
          </table:table-cell>
          <table:table-cell table:formula="of:=[.D610]+[.E610]*([.B611]-[.B610])" office:value-type="float" office:value="23.2064">
            <text:p>23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1]+[.$C$14]" office:value-type="float" office:value="2.372">
            <text:p>2.37E+000</text:p>
          </table:table-cell>
          <table:table-cell table:formula="of:=[.C611]+[.D612]*([.B612]-[.B611])+0.5*[.E612]*([.B612]-[.B611])^2" office:value-type="float" office:value="27.6622639999998">
            <text:p>27.66</text:p>
          </table:table-cell>
          <table:table-cell table:formula="of:=[.D611]+[.E611]*([.B612]-[.B611])" office:value-type="float" office:value="23.2456">
            <text:p>23.2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2]+[.$C$14]" office:value-type="float" office:value="2.376">
            <text:p>2.38E+000</text:p>
          </table:table-cell>
          <table:table-cell table:formula="of:=[.C612]+[.D613]*([.B613]-[.B612])+0.5*[.E613]*([.B613]-[.B612])^2" office:value-type="float" office:value="27.7554815999998">
            <text:p>27.76</text:p>
          </table:table-cell>
          <table:table-cell table:formula="of:=[.D612]+[.E612]*([.B613]-[.B612])" office:value-type="float" office:value="23.2848000000001">
            <text:p>23.2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3]+[.$C$14]" office:value-type="float" office:value="2.38">
            <text:p>2.38E+000</text:p>
          </table:table-cell>
          <table:table-cell table:formula="of:=[.C613]+[.D614]*([.B614]-[.B613])+0.5*[.E614]*([.B614]-[.B613])^2" office:value-type="float" office:value="27.8488559999998">
            <text:p>27.85</text:p>
          </table:table-cell>
          <table:table-cell table:formula="of:=[.D613]+[.E613]*([.B614]-[.B613])" office:value-type="float" office:value="23.3240000000001">
            <text:p>23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4]+[.$C$14]" office:value-type="float" office:value="2.384">
            <text:p>2.38E+000</text:p>
          </table:table-cell>
          <table:table-cell table:formula="of:=[.C614]+[.D615]*([.B615]-[.B614])+0.5*[.E615]*([.B615]-[.B614])^2" office:value-type="float" office:value="27.9423871999998">
            <text:p>27.94</text:p>
          </table:table-cell>
          <table:table-cell table:formula="of:=[.D614]+[.E614]*([.B615]-[.B614])" office:value-type="float" office:value="23.3632">
            <text:p>23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5]+[.$C$14]" office:value-type="float" office:value="2.388">
            <text:p>2.39E+000</text:p>
          </table:table-cell>
          <table:table-cell table:formula="of:=[.C615]+[.D616]*([.B616]-[.B615])+0.5*[.E616]*([.B616]-[.B615])^2" office:value-type="float" office:value="28.0360751999998">
            <text:p>28.04</text:p>
          </table:table-cell>
          <table:table-cell table:formula="of:=[.D615]+[.E615]*([.B616]-[.B615])" office:value-type="float" office:value="23.4024000000001">
            <text:p>23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6]+[.$C$14]" office:value-type="float" office:value="2.392">
            <text:p>2.39E+000</text:p>
          </table:table-cell>
          <table:table-cell table:formula="of:=[.C616]+[.D617]*([.B617]-[.B616])+0.5*[.E617]*([.B617]-[.B616])^2" office:value-type="float" office:value="28.1299199999998">
            <text:p>28.13</text:p>
          </table:table-cell>
          <table:table-cell table:formula="of:=[.D616]+[.E616]*([.B617]-[.B616])" office:value-type="float" office:value="23.4416000000001">
            <text:p>23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7]+[.$C$14]" office:value-type="float" office:value="2.396">
            <text:p>2.40E+000</text:p>
          </table:table-cell>
          <table:table-cell table:formula="of:=[.C617]+[.D618]*([.B618]-[.B617])+0.5*[.E618]*([.B618]-[.B617])^2" office:value-type="float" office:value="28.2239215999998">
            <text:p>28.22</text:p>
          </table:table-cell>
          <table:table-cell table:formula="of:=[.D617]+[.E617]*([.B618]-[.B617])" office:value-type="float" office:value="23.4808000000001">
            <text:p>23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8]+[.$C$14]" office:value-type="float" office:value="2.4">
            <text:p>2.40E+000</text:p>
          </table:table-cell>
          <table:table-cell table:formula="of:=[.C618]+[.D619]*([.B619]-[.B618])+0.5*[.E619]*([.B619]-[.B618])^2" office:value-type="float" office:value="28.3180799999998">
            <text:p>28.32</text:p>
          </table:table-cell>
          <table:table-cell table:formula="of:=[.D618]+[.E618]*([.B619]-[.B618])" office:value-type="float" office:value="23.5200000000001">
            <text:p>23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9]+[.$C$14]" office:value-type="float" office:value="2.404">
            <text:p>2.40E+000</text:p>
          </table:table-cell>
          <table:table-cell table:formula="of:=[.C619]+[.D620]*([.B620]-[.B619])+0.5*[.E620]*([.B620]-[.B619])^2" office:value-type="float" office:value="28.4123951999998">
            <text:p>28.41</text:p>
          </table:table-cell>
          <table:table-cell table:formula="of:=[.D619]+[.E619]*([.B620]-[.B619])" office:value-type="float" office:value="23.5592000000001">
            <text:p>23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0]+[.$C$14]" office:value-type="float" office:value="2.408">
            <text:p>2.41E+000</text:p>
          </table:table-cell>
          <table:table-cell table:formula="of:=[.C620]+[.D621]*([.B621]-[.B620])+0.5*[.E621]*([.B621]-[.B620])^2" office:value-type="float" office:value="28.5068671999998">
            <text:p>28.51</text:p>
          </table:table-cell>
          <table:table-cell table:formula="of:=[.D620]+[.E620]*([.B621]-[.B620])" office:value-type="float" office:value="23.5984000000001">
            <text:p>23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1]+[.$C$14]" office:value-type="float" office:value="2.412">
            <text:p>2.41E+000</text:p>
          </table:table-cell>
          <table:table-cell table:formula="of:=[.C621]+[.D622]*([.B622]-[.B621])+0.5*[.E622]*([.B622]-[.B621])^2" office:value-type="float" office:value="28.6014959999998">
            <text:p>28.6</text:p>
          </table:table-cell>
          <table:table-cell table:formula="of:=[.D621]+[.E621]*([.B622]-[.B621])" office:value-type="float" office:value="23.6376000000001">
            <text:p>23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2]+[.$C$14]" office:value-type="float" office:value="2.416">
            <text:p>2.42E+000</text:p>
          </table:table-cell>
          <table:table-cell table:formula="of:=[.C622]+[.D623]*([.B623]-[.B622])+0.5*[.E623]*([.B623]-[.B622])^2" office:value-type="float" office:value="28.6962815999998">
            <text:p>28.7</text:p>
          </table:table-cell>
          <table:table-cell table:formula="of:=[.D622]+[.E622]*([.B623]-[.B622])" office:value-type="float" office:value="23.6768000000001">
            <text:p>23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3]+[.$C$14]" office:value-type="float" office:value="2.42">
            <text:p>2.42E+000</text:p>
          </table:table-cell>
          <table:table-cell table:formula="of:=[.C623]+[.D624]*([.B624]-[.B623])+0.5*[.E624]*([.B624]-[.B623])^2" office:value-type="float" office:value="28.7912239999998">
            <text:p>28.79</text:p>
          </table:table-cell>
          <table:table-cell table:formula="of:=[.D623]+[.E623]*([.B624]-[.B623])" office:value-type="float" office:value="23.7160000000001">
            <text:p>23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4]+[.$C$14]" office:value-type="float" office:value="2.424">
            <text:p>2.42E+000</text:p>
          </table:table-cell>
          <table:table-cell table:formula="of:=[.C624]+[.D625]*([.B625]-[.B624])+0.5*[.E625]*([.B625]-[.B624])^2" office:value-type="float" office:value="28.8863231999998">
            <text:p>28.89</text:p>
          </table:table-cell>
          <table:table-cell table:formula="of:=[.D624]+[.E624]*([.B625]-[.B624])" office:value-type="float" office:value="23.7552000000001">
            <text:p>23.7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5]+[.$C$14]" office:value-type="float" office:value="2.428">
            <text:p>2.43E+000</text:p>
          </table:table-cell>
          <table:table-cell table:formula="of:=[.C625]+[.D626]*([.B626]-[.B625])+0.5*[.E626]*([.B626]-[.B625])^2" office:value-type="float" office:value="28.9815791999998">
            <text:p>28.98</text:p>
          </table:table-cell>
          <table:table-cell table:formula="of:=[.D625]+[.E625]*([.B626]-[.B625])" office:value-type="float" office:value="23.7944000000001">
            <text:p>23.7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6]+[.$C$14]" office:value-type="float" office:value="2.432">
            <text:p>2.43E+000</text:p>
          </table:table-cell>
          <table:table-cell table:formula="of:=[.C626]+[.D627]*([.B627]-[.B626])+0.5*[.E627]*([.B627]-[.B626])^2" office:value-type="float" office:value="29.0769919999998">
            <text:p>29.08</text:p>
          </table:table-cell>
          <table:table-cell table:formula="of:=[.D626]+[.E626]*([.B627]-[.B626])" office:value-type="float" office:value="23.8336000000001">
            <text:p>23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7]+[.$C$14]" office:value-type="float" office:value="2.436">
            <text:p>2.44E+000</text:p>
          </table:table-cell>
          <table:table-cell table:formula="of:=[.C627]+[.D628]*([.B628]-[.B627])+0.5*[.E628]*([.B628]-[.B627])^2" office:value-type="float" office:value="29.1725615999998">
            <text:p>29.17</text:p>
          </table:table-cell>
          <table:table-cell table:formula="of:=[.D627]+[.E627]*([.B628]-[.B627])" office:value-type="float" office:value="23.8728000000001">
            <text:p>23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8]+[.$C$14]" office:value-type="float" office:value="2.44">
            <text:p>2.44E+000</text:p>
          </table:table-cell>
          <table:table-cell table:formula="of:=[.C628]+[.D629]*([.B629]-[.B628])+0.5*[.E629]*([.B629]-[.B628])^2" office:value-type="float" office:value="29.2682879999998">
            <text:p>29.27</text:p>
          </table:table-cell>
          <table:table-cell table:formula="of:=[.D628]+[.E628]*([.B629]-[.B628])" office:value-type="float" office:value="23.9120000000001">
            <text:p>23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9]+[.$C$14]" office:value-type="float" office:value="2.444">
            <text:p>2.44E+000</text:p>
          </table:table-cell>
          <table:table-cell table:formula="of:=[.C629]+[.D630]*([.B630]-[.B629])+0.5*[.E630]*([.B630]-[.B629])^2" office:value-type="float" office:value="29.3641711999998">
            <text:p>29.36</text:p>
          </table:table-cell>
          <table:table-cell table:formula="of:=[.D629]+[.E629]*([.B630]-[.B629])" office:value-type="float" office:value="23.9512000000001">
            <text:p>23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0]+[.$C$14]" office:value-type="float" office:value="2.448">
            <text:p>2.45E+000</text:p>
          </table:table-cell>
          <table:table-cell table:formula="of:=[.C630]+[.D631]*([.B631]-[.B630])+0.5*[.E631]*([.B631]-[.B630])^2" office:value-type="float" office:value="29.4602111999998">
            <text:p>29.46</text:p>
          </table:table-cell>
          <table:table-cell table:formula="of:=[.D630]+[.E630]*([.B631]-[.B630])" office:value-type="float" office:value="23.9904000000001">
            <text:p>23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1]+[.$C$14]" office:value-type="float" office:value="2.452">
            <text:p>2.45E+000</text:p>
          </table:table-cell>
          <table:table-cell table:formula="of:=[.C631]+[.D632]*([.B632]-[.B631])+0.5*[.E632]*([.B632]-[.B631])^2" office:value-type="float" office:value="29.5564079999998">
            <text:p>29.56</text:p>
          </table:table-cell>
          <table:table-cell table:formula="of:=[.D631]+[.E631]*([.B632]-[.B631])" office:value-type="float" office:value="24.0296000000001">
            <text:p>24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2]+[.$C$14]" office:value-type="float" office:value="2.456">
            <text:p>2.46E+000</text:p>
          </table:table-cell>
          <table:table-cell table:formula="of:=[.C632]+[.D633]*([.B633]-[.B632])+0.5*[.E633]*([.B633]-[.B632])^2" office:value-type="float" office:value="29.6527615999998">
            <text:p>29.65</text:p>
          </table:table-cell>
          <table:table-cell table:formula="of:=[.D632]+[.E632]*([.B633]-[.B632])" office:value-type="float" office:value="24.0688000000001">
            <text:p>24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3]+[.$C$14]" office:value-type="float" office:value="2.46">
            <text:p>2.46E+000</text:p>
          </table:table-cell>
          <table:table-cell table:formula="of:=[.C633]+[.D634]*([.B634]-[.B633])+0.5*[.E634]*([.B634]-[.B633])^2" office:value-type="float" office:value="29.7492719999998">
            <text:p>29.75</text:p>
          </table:table-cell>
          <table:table-cell table:formula="of:=[.D633]+[.E633]*([.B634]-[.B633])" office:value-type="float" office:value="24.1080000000001">
            <text:p>24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4]+[.$C$14]" office:value-type="float" office:value="2.464">
            <text:p>2.46E+000</text:p>
          </table:table-cell>
          <table:table-cell table:formula="of:=[.C634]+[.D635]*([.B635]-[.B634])+0.5*[.E635]*([.B635]-[.B634])^2" office:value-type="float" office:value="29.8459391999998">
            <text:p>29.85</text:p>
          </table:table-cell>
          <table:table-cell table:formula="of:=[.D634]+[.E634]*([.B635]-[.B634])" office:value-type="float" office:value="24.1472000000001">
            <text:p>24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5]+[.$C$14]" office:value-type="float" office:value="2.468">
            <text:p>2.47E+000</text:p>
          </table:table-cell>
          <table:table-cell table:formula="of:=[.C635]+[.D636]*([.B636]-[.B635])+0.5*[.E636]*([.B636]-[.B635])^2" office:value-type="float" office:value="29.9427631999998">
            <text:p>29.94</text:p>
          </table:table-cell>
          <table:table-cell table:formula="of:=[.D635]+[.E635]*([.B636]-[.B635])" office:value-type="float" office:value="24.1864000000001">
            <text:p>24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6]+[.$C$14]" office:value-type="float" office:value="2.472">
            <text:p>2.47E+000</text:p>
          </table:table-cell>
          <table:table-cell table:formula="of:=[.C636]+[.D637]*([.B637]-[.B636])+0.5*[.E637]*([.B637]-[.B636])^2" office:value-type="float" office:value="30.0397439999998">
            <text:p>30.04</text:p>
          </table:table-cell>
          <table:table-cell table:formula="of:=[.D636]+[.E636]*([.B637]-[.B636])" office:value-type="float" office:value="24.2256000000001">
            <text:p>24.2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7]+[.$C$14]" office:value-type="float" office:value="2.476">
            <text:p>2.48E+000</text:p>
          </table:table-cell>
          <table:table-cell table:formula="of:=[.C637]+[.D638]*([.B638]-[.B637])+0.5*[.E638]*([.B638]-[.B637])^2" office:value-type="float" office:value="30.1368815999998">
            <text:p>30.14</text:p>
          </table:table-cell>
          <table:table-cell table:formula="of:=[.D637]+[.E637]*([.B638]-[.B637])" office:value-type="float" office:value="24.2648000000001">
            <text:p>24.2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8]+[.$C$14]" office:value-type="float" office:value="2.48">
            <text:p>2.48E+000</text:p>
          </table:table-cell>
          <table:table-cell table:formula="of:=[.C638]+[.D639]*([.B639]-[.B638])+0.5*[.E639]*([.B639]-[.B638])^2" office:value-type="float" office:value="30.2341759999998">
            <text:p>30.23</text:p>
          </table:table-cell>
          <table:table-cell table:formula="of:=[.D638]+[.E638]*([.B639]-[.B638])" office:value-type="float" office:value="24.3040000000001">
            <text:p>24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9]+[.$C$14]" office:value-type="float" office:value="2.484">
            <text:p>2.48E+000</text:p>
          </table:table-cell>
          <table:table-cell table:formula="of:=[.C639]+[.D640]*([.B640]-[.B639])+0.5*[.E640]*([.B640]-[.B639])^2" office:value-type="float" office:value="30.3316271999998">
            <text:p>30.33</text:p>
          </table:table-cell>
          <table:table-cell table:formula="of:=[.D639]+[.E639]*([.B640]-[.B639])" office:value-type="float" office:value="24.3432000000001">
            <text:p>24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0]+[.$C$14]" office:value-type="float" office:value="2.488">
            <text:p>2.49E+000</text:p>
          </table:table-cell>
          <table:table-cell table:formula="of:=[.C640]+[.D641]*([.B641]-[.B640])+0.5*[.E641]*([.B641]-[.B640])^2" office:value-type="float" office:value="30.4292351999998">
            <text:p>30.43</text:p>
          </table:table-cell>
          <table:table-cell table:formula="of:=[.D640]+[.E640]*([.B641]-[.B640])" office:value-type="float" office:value="24.3824000000001">
            <text:p>24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1]+[.$C$14]" office:value-type="float" office:value="2.492">
            <text:p>2.49E+000</text:p>
          </table:table-cell>
          <table:table-cell table:formula="of:=[.C641]+[.D642]*([.B642]-[.B641])+0.5*[.E642]*([.B642]-[.B641])^2" office:value-type="float" office:value="30.5269999999998">
            <text:p>30.53</text:p>
          </table:table-cell>
          <table:table-cell table:formula="of:=[.D641]+[.E641]*([.B642]-[.B641])" office:value-type="float" office:value="24.4216000000001">
            <text:p>24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2]+[.$C$14]" office:value-type="float" office:value="2.496">
            <text:p>2.50E+000</text:p>
          </table:table-cell>
          <table:table-cell table:formula="of:=[.C642]+[.D643]*([.B643]-[.B642])+0.5*[.E643]*([.B643]-[.B642])^2" office:value-type="float" office:value="30.6249215999998">
            <text:p>30.62</text:p>
          </table:table-cell>
          <table:table-cell table:formula="of:=[.D642]+[.E642]*([.B643]-[.B642])" office:value-type="float" office:value="24.4608000000001">
            <text:p>24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3]+[.$C$14]" office:value-type="float" office:value="2.5">
            <text:p>2.50E+000</text:p>
          </table:table-cell>
          <table:table-cell table:formula="of:=[.C643]+[.D644]*([.B644]-[.B643])+0.5*[.E644]*([.B644]-[.B643])^2" office:value-type="float" office:value="30.7229999999998">
            <text:p>30.72</text:p>
          </table:table-cell>
          <table:table-cell table:formula="of:=[.D643]+[.E643]*([.B644]-[.B643])" office:value-type="float" office:value="24.5000000000001">
            <text:p>24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4]+[.$C$14]" office:value-type="float" office:value="2.504">
            <text:p>2.50E+000</text:p>
          </table:table-cell>
          <table:table-cell table:formula="of:=[.C644]+[.D645]*([.B645]-[.B644])+0.5*[.E645]*([.B645]-[.B644])^2" office:value-type="float" office:value="30.8212351999998">
            <text:p>30.82</text:p>
          </table:table-cell>
          <table:table-cell table:formula="of:=[.D644]+[.E644]*([.B645]-[.B644])" office:value-type="float" office:value="24.5392000000001">
            <text:p>24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5]+[.$C$14]" office:value-type="float" office:value="2.508">
            <text:p>2.51E+000</text:p>
          </table:table-cell>
          <table:table-cell table:formula="of:=[.C645]+[.D646]*([.B646]-[.B645])+0.5*[.E646]*([.B646]-[.B645])^2" office:value-type="float" office:value="30.9196271999998">
            <text:p>30.92</text:p>
          </table:table-cell>
          <table:table-cell table:formula="of:=[.D645]+[.E645]*([.B646]-[.B645])" office:value-type="float" office:value="24.5784000000001">
            <text:p>24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6]+[.$C$14]" office:value-type="float" office:value="2.512">
            <text:p>2.51E+000</text:p>
          </table:table-cell>
          <table:table-cell table:formula="of:=[.C646]+[.D647]*([.B647]-[.B646])+0.5*[.E647]*([.B647]-[.B646])^2" office:value-type="float" office:value="31.0181759999998">
            <text:p>31.02</text:p>
          </table:table-cell>
          <table:table-cell table:formula="of:=[.D646]+[.E646]*([.B647]-[.B646])" office:value-type="float" office:value="24.6176000000001">
            <text:p>24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7]+[.$C$14]" office:value-type="float" office:value="2.516">
            <text:p>2.52E+000</text:p>
          </table:table-cell>
          <table:table-cell table:formula="of:=[.C647]+[.D648]*([.B648]-[.B647])+0.5*[.E648]*([.B648]-[.B647])^2" office:value-type="float" office:value="31.1168815999998">
            <text:p>31.12</text:p>
          </table:table-cell>
          <table:table-cell table:formula="of:=[.D647]+[.E647]*([.B648]-[.B647])" office:value-type="float" office:value="24.6568000000001">
            <text:p>24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8]+[.$C$14]" office:value-type="float" office:value="2.52">
            <text:p>2.52E+000</text:p>
          </table:table-cell>
          <table:table-cell table:formula="of:=[.C648]+[.D649]*([.B649]-[.B648])+0.5*[.E649]*([.B649]-[.B648])^2" office:value-type="float" office:value="31.2157439999998">
            <text:p>31.22</text:p>
          </table:table-cell>
          <table:table-cell table:formula="of:=[.D648]+[.E648]*([.B649]-[.B648])" office:value-type="float" office:value="24.6960000000001">
            <text:p>24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9]+[.$C$14]" office:value-type="float" office:value="2.524">
            <text:p>2.52E+000</text:p>
          </table:table-cell>
          <table:table-cell table:formula="of:=[.C649]+[.D650]*([.B650]-[.B649])+0.5*[.E650]*([.B650]-[.B649])^2" office:value-type="float" office:value="31.3147631999998">
            <text:p>31.31</text:p>
          </table:table-cell>
          <table:table-cell table:formula="of:=[.D649]+[.E649]*([.B650]-[.B649])" office:value-type="float" office:value="24.7352000000001">
            <text:p>24.7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0]+[.$C$14]" office:value-type="float" office:value="2.528">
            <text:p>2.53E+000</text:p>
          </table:table-cell>
          <table:table-cell table:formula="of:=[.C650]+[.D651]*([.B651]-[.B650])+0.5*[.E651]*([.B651]-[.B650])^2" office:value-type="float" office:value="31.4139391999998">
            <text:p>31.41</text:p>
          </table:table-cell>
          <table:table-cell table:formula="of:=[.D650]+[.E650]*([.B651]-[.B650])" office:value-type="float" office:value="24.7744000000001">
            <text:p>24.7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1]+[.$C$14]" office:value-type="float" office:value="2.532">
            <text:p>2.53E+000</text:p>
          </table:table-cell>
          <table:table-cell table:formula="of:=[.C651]+[.D652]*([.B652]-[.B651])+0.5*[.E652]*([.B652]-[.B651])^2" office:value-type="float" office:value="31.5132719999998">
            <text:p>31.51</text:p>
          </table:table-cell>
          <table:table-cell table:formula="of:=[.D651]+[.E651]*([.B652]-[.B651])" office:value-type="float" office:value="24.8136000000001">
            <text:p>24.8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2]+[.$C$14]" office:value-type="float" office:value="2.536">
            <text:p>2.54E+000</text:p>
          </table:table-cell>
          <table:table-cell table:formula="of:=[.C652]+[.D653]*([.B653]-[.B652])+0.5*[.E653]*([.B653]-[.B652])^2" office:value-type="float" office:value="31.6127615999998">
            <text:p>31.61</text:p>
          </table:table-cell>
          <table:table-cell table:formula="of:=[.D652]+[.E652]*([.B653]-[.B652])" office:value-type="float" office:value="24.8528000000001">
            <text:p>24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3]+[.$C$14]" office:value-type="float" office:value="2.54">
            <text:p>2.54E+000</text:p>
          </table:table-cell>
          <table:table-cell table:formula="of:=[.C653]+[.D654]*([.B654]-[.B653])+0.5*[.E654]*([.B654]-[.B653])^2" office:value-type="float" office:value="31.7124079999998">
            <text:p>31.71</text:p>
          </table:table-cell>
          <table:table-cell table:formula="of:=[.D653]+[.E653]*([.B654]-[.B653])" office:value-type="float" office:value="24.8920000000001">
            <text:p>24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4]+[.$C$14]" office:value-type="float" office:value="2.544">
            <text:p>2.54E+000</text:p>
          </table:table-cell>
          <table:table-cell table:formula="of:=[.C654]+[.D655]*([.B655]-[.B654])+0.5*[.E655]*([.B655]-[.B654])^2" office:value-type="float" office:value="31.8122111999998">
            <text:p>31.81</text:p>
          </table:table-cell>
          <table:table-cell table:formula="of:=[.D654]+[.E654]*([.B655]-[.B654])" office:value-type="float" office:value="24.9312000000001">
            <text:p>24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5]+[.$C$14]" office:value-type="float" office:value="2.548">
            <text:p>2.55E+000</text:p>
          </table:table-cell>
          <table:table-cell table:formula="of:=[.C655]+[.D656]*([.B656]-[.B655])+0.5*[.E656]*([.B656]-[.B655])^2" office:value-type="float" office:value="31.9121711999998">
            <text:p>31.91</text:p>
          </table:table-cell>
          <table:table-cell table:formula="of:=[.D655]+[.E655]*([.B656]-[.B655])" office:value-type="float" office:value="24.9704000000001">
            <text:p>24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6]+[.$C$14]" office:value-type="float" office:value="2.552">
            <text:p>2.55E+000</text:p>
          </table:table-cell>
          <table:table-cell table:formula="of:=[.C656]+[.D657]*([.B657]-[.B656])+0.5*[.E657]*([.B657]-[.B656])^2" office:value-type="float" office:value="32.0122879999998">
            <text:p>32.01</text:p>
          </table:table-cell>
          <table:table-cell table:formula="of:=[.D656]+[.E656]*([.B657]-[.B656])" office:value-type="float" office:value="25.0096000000001">
            <text:p>25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7]+[.$C$14]" office:value-type="float" office:value="2.556">
            <text:p>2.56E+000</text:p>
          </table:table-cell>
          <table:table-cell table:formula="of:=[.C657]+[.D658]*([.B658]-[.B657])+0.5*[.E658]*([.B658]-[.B657])^2" office:value-type="float" office:value="32.1125615999998">
            <text:p>32.11</text:p>
          </table:table-cell>
          <table:table-cell table:formula="of:=[.D657]+[.E657]*([.B658]-[.B657])" office:value-type="float" office:value="25.0488000000001">
            <text:p>25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8]+[.$C$14]" office:value-type="float" office:value="2.56">
            <text:p>2.56E+000</text:p>
          </table:table-cell>
          <table:table-cell table:formula="of:=[.C658]+[.D659]*([.B659]-[.B658])+0.5*[.E659]*([.B659]-[.B658])^2" office:value-type="float" office:value="32.2129919999998">
            <text:p>32.21</text:p>
          </table:table-cell>
          <table:table-cell table:formula="of:=[.D658]+[.E658]*([.B659]-[.B658])" office:value-type="float" office:value="25.0880000000001">
            <text:p>25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9]+[.$C$14]" office:value-type="float" office:value="2.564">
            <text:p>2.56E+000</text:p>
          </table:table-cell>
          <table:table-cell table:formula="of:=[.C659]+[.D660]*([.B660]-[.B659])+0.5*[.E660]*([.B660]-[.B659])^2" office:value-type="float" office:value="32.3135791999998">
            <text:p>32.31</text:p>
          </table:table-cell>
          <table:table-cell table:formula="of:=[.D659]+[.E659]*([.B660]-[.B659])" office:value-type="float" office:value="25.1272000000001">
            <text:p>25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0]+[.$C$14]" office:value-type="float" office:value="2.568">
            <text:p>2.57E+000</text:p>
          </table:table-cell>
          <table:table-cell table:formula="of:=[.C660]+[.D661]*([.B661]-[.B660])+0.5*[.E661]*([.B661]-[.B660])^2" office:value-type="float" office:value="32.4143231999998">
            <text:p>32.41</text:p>
          </table:table-cell>
          <table:table-cell table:formula="of:=[.D660]+[.E660]*([.B661]-[.B660])" office:value-type="float" office:value="25.1664000000001">
            <text:p>25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1]+[.$C$14]" office:value-type="float" office:value="2.572">
            <text:p>2.57E+000</text:p>
          </table:table-cell>
          <table:table-cell table:formula="of:=[.C661]+[.D662]*([.B662]-[.B661])+0.5*[.E662]*([.B662]-[.B661])^2" office:value-type="float" office:value="32.5152239999998">
            <text:p>32.52</text:p>
          </table:table-cell>
          <table:table-cell table:formula="of:=[.D661]+[.E661]*([.B662]-[.B661])" office:value-type="float" office:value="25.2056000000001">
            <text:p>25.2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2]+[.$C$14]" office:value-type="float" office:value="2.576">
            <text:p>2.58E+000</text:p>
          </table:table-cell>
          <table:table-cell table:formula="of:=[.C662]+[.D663]*([.B663]-[.B662])+0.5*[.E663]*([.B663]-[.B662])^2" office:value-type="float" office:value="32.6162815999998">
            <text:p>32.62</text:p>
          </table:table-cell>
          <table:table-cell table:formula="of:=[.D662]+[.E662]*([.B663]-[.B662])" office:value-type="float" office:value="25.2448000000001">
            <text:p>25.2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3]+[.$C$14]" office:value-type="float" office:value="2.58">
            <text:p>2.58E+000</text:p>
          </table:table-cell>
          <table:table-cell table:formula="of:=[.C663]+[.D664]*([.B664]-[.B663])+0.5*[.E664]*([.B664]-[.B663])^2" office:value-type="float" office:value="32.7174959999998">
            <text:p>32.72</text:p>
          </table:table-cell>
          <table:table-cell table:formula="of:=[.D663]+[.E663]*([.B664]-[.B663])" office:value-type="float" office:value="25.2840000000001">
            <text:p>25.2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4]+[.$C$14]" office:value-type="float" office:value="2.584">
            <text:p>2.58E+000</text:p>
          </table:table-cell>
          <table:table-cell table:formula="of:=[.C664]+[.D665]*([.B665]-[.B664])+0.5*[.E665]*([.B665]-[.B664])^2" office:value-type="float" office:value="32.8188671999998">
            <text:p>32.82</text:p>
          </table:table-cell>
          <table:table-cell table:formula="of:=[.D664]+[.E664]*([.B665]-[.B664])" office:value-type="float" office:value="25.3232000000001">
            <text:p>25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5]+[.$C$14]" office:value-type="float" office:value="2.588">
            <text:p>2.59E+000</text:p>
          </table:table-cell>
          <table:table-cell table:formula="of:=[.C665]+[.D666]*([.B666]-[.B665])+0.5*[.E666]*([.B666]-[.B665])^2" office:value-type="float" office:value="32.9203951999998">
            <text:p>32.92</text:p>
          </table:table-cell>
          <table:table-cell table:formula="of:=[.D665]+[.E665]*([.B666]-[.B665])" office:value-type="float" office:value="25.3624000000001">
            <text:p>25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6]+[.$C$14]" office:value-type="float" office:value="2.592">
            <text:p>2.59E+000</text:p>
          </table:table-cell>
          <table:table-cell table:formula="of:=[.C666]+[.D667]*([.B667]-[.B666])+0.5*[.E667]*([.B667]-[.B666])^2" office:value-type="float" office:value="33.0220799999998">
            <text:p>33.02</text:p>
          </table:table-cell>
          <table:table-cell table:formula="of:=[.D666]+[.E666]*([.B667]-[.B666])" office:value-type="float" office:value="25.4016000000001">
            <text:p>25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7]+[.$C$14]" office:value-type="float" office:value="2.596">
            <text:p>2.60E+000</text:p>
          </table:table-cell>
          <table:table-cell table:formula="of:=[.C667]+[.D668]*([.B668]-[.B667])+0.5*[.E668]*([.B668]-[.B667])^2" office:value-type="float" office:value="33.1239215999998">
            <text:p>33.12</text:p>
          </table:table-cell>
          <table:table-cell table:formula="of:=[.D667]+[.E667]*([.B668]-[.B667])" office:value-type="float" office:value="25.4408000000001">
            <text:p>25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8]+[.$C$14]" office:value-type="float" office:value="2.6">
            <text:p>2.60E+000</text:p>
          </table:table-cell>
          <table:table-cell table:formula="of:=[.C668]+[.D669]*([.B669]-[.B668])+0.5*[.E669]*([.B669]-[.B668])^2" office:value-type="float" office:value="33.2259199999998">
            <text:p>33.23</text:p>
          </table:table-cell>
          <table:table-cell table:formula="of:=[.D668]+[.E668]*([.B669]-[.B668])" office:value-type="float" office:value="25.4800000000001">
            <text:p>25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9]+[.$C$14]" office:value-type="float" office:value="2.604">
            <text:p>2.60E+000</text:p>
          </table:table-cell>
          <table:table-cell table:formula="of:=[.C669]+[.D670]*([.B670]-[.B669])+0.5*[.E670]*([.B670]-[.B669])^2" office:value-type="float" office:value="33.3280751999998">
            <text:p>33.33</text:p>
          </table:table-cell>
          <table:table-cell table:formula="of:=[.D669]+[.E669]*([.B670]-[.B669])" office:value-type="float" office:value="25.5192000000001">
            <text:p>25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0]+[.$C$14]" office:value-type="float" office:value="2.608">
            <text:p>2.61E+000</text:p>
          </table:table-cell>
          <table:table-cell table:formula="of:=[.C670]+[.D671]*([.B671]-[.B670])+0.5*[.E671]*([.B671]-[.B670])^2" office:value-type="float" office:value="33.4303871999998">
            <text:p>33.43</text:p>
          </table:table-cell>
          <table:table-cell table:formula="of:=[.D670]+[.E670]*([.B671]-[.B670])" office:value-type="float" office:value="25.5584000000001">
            <text:p>25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1]+[.$C$14]" office:value-type="float" office:value="2.612">
            <text:p>2.61E+000</text:p>
          </table:table-cell>
          <table:table-cell table:formula="of:=[.C671]+[.D672]*([.B672]-[.B671])+0.5*[.E672]*([.B672]-[.B671])^2" office:value-type="float" office:value="33.5328559999998">
            <text:p>33.53</text:p>
          </table:table-cell>
          <table:table-cell table:formula="of:=[.D671]+[.E671]*([.B672]-[.B671])" office:value-type="float" office:value="25.5976000000001">
            <text:p>25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2]+[.$C$14]" office:value-type="float" office:value="2.616">
            <text:p>2.62E+000</text:p>
          </table:table-cell>
          <table:table-cell table:formula="of:=[.C672]+[.D673]*([.B673]-[.B672])+0.5*[.E673]*([.B673]-[.B672])^2" office:value-type="float" office:value="33.6354815999998">
            <text:p>33.64</text:p>
          </table:table-cell>
          <table:table-cell table:formula="of:=[.D672]+[.E672]*([.B673]-[.B672])" office:value-type="float" office:value="25.6368000000001">
            <text:p>25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3]+[.$C$14]" office:value-type="float" office:value="2.62">
            <text:p>2.62E+000</text:p>
          </table:table-cell>
          <table:table-cell table:formula="of:=[.C673]+[.D674]*([.B674]-[.B673])+0.5*[.E674]*([.B674]-[.B673])^2" office:value-type="float" office:value="33.7382639999998">
            <text:p>33.74</text:p>
          </table:table-cell>
          <table:table-cell table:formula="of:=[.D673]+[.E673]*([.B674]-[.B673])" office:value-type="float" office:value="25.6760000000001">
            <text:p>25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4]+[.$C$14]" office:value-type="float" office:value="2.624">
            <text:p>2.62E+000</text:p>
          </table:table-cell>
          <table:table-cell table:formula="of:=[.C674]+[.D675]*([.B675]-[.B674])+0.5*[.E675]*([.B675]-[.B674])^2" office:value-type="float" office:value="33.8412031999998">
            <text:p>33.84</text:p>
          </table:table-cell>
          <table:table-cell table:formula="of:=[.D674]+[.E674]*([.B675]-[.B674])" office:value-type="float" office:value="25.7152000000001">
            <text:p>25.7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5]+[.$C$14]" office:value-type="float" office:value="2.628">
            <text:p>2.63E+000</text:p>
          </table:table-cell>
          <table:table-cell table:formula="of:=[.C675]+[.D676]*([.B676]-[.B675])+0.5*[.E676]*([.B676]-[.B675])^2" office:value-type="float" office:value="33.9442991999998">
            <text:p>33.94</text:p>
          </table:table-cell>
          <table:table-cell table:formula="of:=[.D675]+[.E675]*([.B676]-[.B675])" office:value-type="float" office:value="25.7544000000001">
            <text:p>25.7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6]+[.$C$14]" office:value-type="float" office:value="2.632">
            <text:p>2.63E+000</text:p>
          </table:table-cell>
          <table:table-cell table:formula="of:=[.C676]+[.D677]*([.B677]-[.B676])+0.5*[.E677]*([.B677]-[.B676])^2" office:value-type="float" office:value="34.0475519999998">
            <text:p>34.05</text:p>
          </table:table-cell>
          <table:table-cell table:formula="of:=[.D676]+[.E676]*([.B677]-[.B676])" office:value-type="float" office:value="25.7936000000001">
            <text:p>25.7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7]+[.$C$14]" office:value-type="float" office:value="2.636">
            <text:p>2.64E+000</text:p>
          </table:table-cell>
          <table:table-cell table:formula="of:=[.C677]+[.D678]*([.B678]-[.B677])+0.5*[.E678]*([.B678]-[.B677])^2" office:value-type="float" office:value="34.1509615999998">
            <text:p>34.15</text:p>
          </table:table-cell>
          <table:table-cell table:formula="of:=[.D677]+[.E677]*([.B678]-[.B677])" office:value-type="float" office:value="25.8328000000001">
            <text:p>25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8]+[.$C$14]" office:value-type="float" office:value="2.64">
            <text:p>2.64E+000</text:p>
          </table:table-cell>
          <table:table-cell table:formula="of:=[.C678]+[.D679]*([.B679]-[.B678])+0.5*[.E679]*([.B679]-[.B678])^2" office:value-type="float" office:value="34.2545279999998">
            <text:p>34.25</text:p>
          </table:table-cell>
          <table:table-cell table:formula="of:=[.D678]+[.E678]*([.B679]-[.B678])" office:value-type="float" office:value="25.8720000000001">
            <text:p>25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9]+[.$C$14]" office:value-type="float" office:value="2.644">
            <text:p>2.64E+000</text:p>
          </table:table-cell>
          <table:table-cell table:formula="of:=[.C679]+[.D680]*([.B680]-[.B679])+0.5*[.E680]*([.B680]-[.B679])^2" office:value-type="float" office:value="34.3582511999998">
            <text:p>34.36</text:p>
          </table:table-cell>
          <table:table-cell table:formula="of:=[.D679]+[.E679]*([.B680]-[.B679])" office:value-type="float" office:value="25.9112000000001">
            <text:p>25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0]+[.$C$14]" office:value-type="float" office:value="2.648">
            <text:p>2.65E+000</text:p>
          </table:table-cell>
          <table:table-cell table:formula="of:=[.C680]+[.D681]*([.B681]-[.B680])+0.5*[.E681]*([.B681]-[.B680])^2" office:value-type="float" office:value="34.4621311999998">
            <text:p>34.46</text:p>
          </table:table-cell>
          <table:table-cell table:formula="of:=[.D680]+[.E680]*([.B681]-[.B680])" office:value-type="float" office:value="25.9504000000001">
            <text:p>25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1]+[.$C$14]" office:value-type="float" office:value="2.652">
            <text:p>2.65E+000</text:p>
          </table:table-cell>
          <table:table-cell table:formula="of:=[.C681]+[.D682]*([.B682]-[.B681])+0.5*[.E682]*([.B682]-[.B681])^2" office:value-type="float" office:value="34.5661679999998">
            <text:p>34.57</text:p>
          </table:table-cell>
          <table:table-cell table:formula="of:=[.D681]+[.E681]*([.B682]-[.B681])" office:value-type="float" office:value="25.9896000000001">
            <text:p>25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2]+[.$C$14]" office:value-type="float" office:value="2.656">
            <text:p>2.66E+000</text:p>
          </table:table-cell>
          <table:table-cell table:formula="of:=[.C682]+[.D683]*([.B683]-[.B682])+0.5*[.E683]*([.B683]-[.B682])^2" office:value-type="float" office:value="34.6703615999998">
            <text:p>34.67</text:p>
          </table:table-cell>
          <table:table-cell table:formula="of:=[.D682]+[.E682]*([.B683]-[.B682])" office:value-type="float" office:value="26.0288000000001">
            <text:p>26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3]+[.$C$14]" office:value-type="float" office:value="2.66">
            <text:p>2.66E+000</text:p>
          </table:table-cell>
          <table:table-cell table:formula="of:=[.C683]+[.D684]*([.B684]-[.B683])+0.5*[.E684]*([.B684]-[.B683])^2" office:value-type="float" office:value="34.7747119999998">
            <text:p>34.77</text:p>
          </table:table-cell>
          <table:table-cell table:formula="of:=[.D683]+[.E683]*([.B684]-[.B683])" office:value-type="float" office:value="26.0680000000001">
            <text:p>26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4]+[.$C$14]" office:value-type="float" office:value="2.664">
            <text:p>2.66E+000</text:p>
          </table:table-cell>
          <table:table-cell table:formula="of:=[.C684]+[.D685]*([.B685]-[.B684])+0.5*[.E685]*([.B685]-[.B684])^2" office:value-type="float" office:value="34.8792191999998">
            <text:p>34.88</text:p>
          </table:table-cell>
          <table:table-cell table:formula="of:=[.D684]+[.E684]*([.B685]-[.B684])" office:value-type="float" office:value="26.1072000000001">
            <text:p>26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5]+[.$C$14]" office:value-type="float" office:value="2.668">
            <text:p>2.67E+000</text:p>
          </table:table-cell>
          <table:table-cell table:formula="of:=[.C685]+[.D686]*([.B686]-[.B685])+0.5*[.E686]*([.B686]-[.B685])^2" office:value-type="float" office:value="34.9838831999998">
            <text:p>34.98</text:p>
          </table:table-cell>
          <table:table-cell table:formula="of:=[.D685]+[.E685]*([.B686]-[.B685])" office:value-type="float" office:value="26.1464000000001">
            <text:p>26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6]+[.$C$14]" office:value-type="float" office:value="2.672">
            <text:p>2.67E+000</text:p>
          </table:table-cell>
          <table:table-cell table:formula="of:=[.C686]+[.D687]*([.B687]-[.B686])+0.5*[.E687]*([.B687]-[.B686])^2" office:value-type="float" office:value="35.0887039999998">
            <text:p>35.09</text:p>
          </table:table-cell>
          <table:table-cell table:formula="of:=[.D686]+[.E686]*([.B687]-[.B686])" office:value-type="float" office:value="26.1856000000001">
            <text:p>26.1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7]+[.$C$14]" office:value-type="float" office:value="2.676">
            <text:p>2.68E+000</text:p>
          </table:table-cell>
          <table:table-cell table:formula="of:=[.C687]+[.D688]*([.B688]-[.B687])+0.5*[.E688]*([.B688]-[.B687])^2" office:value-type="float" office:value="35.1936815999998">
            <text:p>35.19</text:p>
          </table:table-cell>
          <table:table-cell table:formula="of:=[.D687]+[.E687]*([.B688]-[.B687])" office:value-type="float" office:value="26.2248000000001">
            <text:p>26.2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8]+[.$C$14]" office:value-type="float" office:value="2.68">
            <text:p>2.68E+000</text:p>
          </table:table-cell>
          <table:table-cell table:formula="of:=[.C688]+[.D689]*([.B689]-[.B688])+0.5*[.E689]*([.B689]-[.B688])^2" office:value-type="float" office:value="35.2988159999998">
            <text:p>35.3</text:p>
          </table:table-cell>
          <table:table-cell table:formula="of:=[.D688]+[.E688]*([.B689]-[.B688])" office:value-type="float" office:value="26.2640000000001">
            <text:p>26.2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9]+[.$C$14]" office:value-type="float" office:value="2.684">
            <text:p>2.68E+000</text:p>
          </table:table-cell>
          <table:table-cell table:formula="of:=[.C689]+[.D690]*([.B690]-[.B689])+0.5*[.E690]*([.B690]-[.B689])^2" office:value-type="float" office:value="35.4041071999998">
            <text:p>35.4</text:p>
          </table:table-cell>
          <table:table-cell table:formula="of:=[.D689]+[.E689]*([.B690]-[.B689])" office:value-type="float" office:value="26.3032000000001">
            <text:p>26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0]+[.$C$14]" office:value-type="float" office:value="2.688">
            <text:p>2.69E+000</text:p>
          </table:table-cell>
          <table:table-cell table:formula="of:=[.C690]+[.D691]*([.B691]-[.B690])+0.5*[.E691]*([.B691]-[.B690])^2" office:value-type="float" office:value="35.5095551999998">
            <text:p>35.51</text:p>
          </table:table-cell>
          <table:table-cell table:formula="of:=[.D690]+[.E690]*([.B691]-[.B690])" office:value-type="float" office:value="26.3424000000001">
            <text:p>26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1]+[.$C$14]" office:value-type="float" office:value="2.692">
            <text:p>2.69E+000</text:p>
          </table:table-cell>
          <table:table-cell table:formula="of:=[.C691]+[.D692]*([.B692]-[.B691])+0.5*[.E692]*([.B692]-[.B691])^2" office:value-type="float" office:value="35.6151599999998">
            <text:p>35.62</text:p>
          </table:table-cell>
          <table:table-cell table:formula="of:=[.D691]+[.E691]*([.B692]-[.B691])" office:value-type="float" office:value="26.3816000000001">
            <text:p>26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2]+[.$C$14]" office:value-type="float" office:value="2.696">
            <text:p>2.70E+000</text:p>
          </table:table-cell>
          <table:table-cell table:formula="of:=[.C692]+[.D693]*([.B693]-[.B692])+0.5*[.E693]*([.B693]-[.B692])^2" office:value-type="float" office:value="35.7209215999998">
            <text:p>35.72</text:p>
          </table:table-cell>
          <table:table-cell table:formula="of:=[.D692]+[.E692]*([.B693]-[.B692])" office:value-type="float" office:value="26.4208000000001">
            <text:p>26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3]+[.$C$14]" office:value-type="float" office:value="2.7">
            <text:p>2.70E+000</text:p>
          </table:table-cell>
          <table:table-cell table:formula="of:=[.C693]+[.D694]*([.B694]-[.B693])+0.5*[.E694]*([.B694]-[.B693])^2" office:value-type="float" office:value="35.8268399999998">
            <text:p>35.83</text:p>
          </table:table-cell>
          <table:table-cell table:formula="of:=[.D693]+[.E693]*([.B694]-[.B693])" office:value-type="float" office:value="26.4600000000001">
            <text:p>26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4]+[.$C$14]" office:value-type="float" office:value="2.704">
            <text:p>2.70E+000</text:p>
          </table:table-cell>
          <table:table-cell table:formula="of:=[.C694]+[.D695]*([.B695]-[.B694])+0.5*[.E695]*([.B695]-[.B694])^2" office:value-type="float" office:value="35.9329151999998">
            <text:p>35.93</text:p>
          </table:table-cell>
          <table:table-cell table:formula="of:=[.D694]+[.E694]*([.B695]-[.B694])" office:value-type="float" office:value="26.4992000000001">
            <text:p>26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5]+[.$C$14]" office:value-type="float" office:value="2.708">
            <text:p>2.71E+000</text:p>
          </table:table-cell>
          <table:table-cell table:formula="of:=[.C695]+[.D696]*([.B696]-[.B695])+0.5*[.E696]*([.B696]-[.B695])^2" office:value-type="float" office:value="36.0391471999998">
            <text:p>36.04</text:p>
          </table:table-cell>
          <table:table-cell table:formula="of:=[.D695]+[.E695]*([.B696]-[.B695])" office:value-type="float" office:value="26.5384000000001">
            <text:p>26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6]+[.$C$14]" office:value-type="float" office:value="2.712">
            <text:p>2.71E+000</text:p>
          </table:table-cell>
          <table:table-cell table:formula="of:=[.C696]+[.D697]*([.B697]-[.B696])+0.5*[.E697]*([.B697]-[.B696])^2" office:value-type="float" office:value="36.1455359999998">
            <text:p>36.15</text:p>
          </table:table-cell>
          <table:table-cell table:formula="of:=[.D696]+[.E696]*([.B697]-[.B696])" office:value-type="float" office:value="26.5776000000001">
            <text:p>26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7]+[.$C$14]" office:value-type="float" office:value="2.716">
            <text:p>2.72E+000</text:p>
          </table:table-cell>
          <table:table-cell table:formula="of:=[.C697]+[.D698]*([.B698]-[.B697])+0.5*[.E698]*([.B698]-[.B697])^2" office:value-type="float" office:value="36.2520815999998">
            <text:p>36.25</text:p>
          </table:table-cell>
          <table:table-cell table:formula="of:=[.D697]+[.E697]*([.B698]-[.B697])" office:value-type="float" office:value="26.6168000000001">
            <text:p>26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8]+[.$C$14]" office:value-type="float" office:value="2.72">
            <text:p>2.72E+000</text:p>
          </table:table-cell>
          <table:table-cell table:formula="of:=[.C698]+[.D699]*([.B699]-[.B698])+0.5*[.E699]*([.B699]-[.B698])^2" office:value-type="float" office:value="36.3587839999998">
            <text:p>36.36</text:p>
          </table:table-cell>
          <table:table-cell table:formula="of:=[.D698]+[.E698]*([.B699]-[.B698])" office:value-type="float" office:value="26.6560000000001">
            <text:p>26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9]+[.$C$14]" office:value-type="float" office:value="2.724">
            <text:p>2.72E+000</text:p>
          </table:table-cell>
          <table:table-cell table:formula="of:=[.C699]+[.D700]*([.B700]-[.B699])+0.5*[.E700]*([.B700]-[.B699])^2" office:value-type="float" office:value="36.4656431999998">
            <text:p>36.47</text:p>
          </table:table-cell>
          <table:table-cell table:formula="of:=[.D699]+[.E699]*([.B700]-[.B699])" office:value-type="float" office:value="26.6952000000001">
            <text:p>26.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0]+[.$C$14]" office:value-type="float" office:value="2.728">
            <text:p>2.73E+000</text:p>
          </table:table-cell>
          <table:table-cell table:formula="of:=[.C700]+[.D701]*([.B701]-[.B700])+0.5*[.E701]*([.B701]-[.B700])^2" office:value-type="float" office:value="36.5726591999998">
            <text:p>36.57</text:p>
          </table:table-cell>
          <table:table-cell table:formula="of:=[.D700]+[.E700]*([.B701]-[.B700])" office:value-type="float" office:value="26.7344000000001">
            <text:p>26.7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1]+[.$C$14]" office:value-type="float" office:value="2.732">
            <text:p>2.73E+000</text:p>
          </table:table-cell>
          <table:table-cell table:formula="of:=[.C701]+[.D702]*([.B702]-[.B701])+0.5*[.E702]*([.B702]-[.B701])^2" office:value-type="float" office:value="36.6798319999998">
            <text:p>36.68</text:p>
          </table:table-cell>
          <table:table-cell table:formula="of:=[.D701]+[.E701]*([.B702]-[.B701])" office:value-type="float" office:value="26.7736000000001">
            <text:p>26.7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2]+[.$C$14]" office:value-type="float" office:value="2.736">
            <text:p>2.74E+000</text:p>
          </table:table-cell>
          <table:table-cell table:formula="of:=[.C702]+[.D703]*([.B703]-[.B702])+0.5*[.E703]*([.B703]-[.B702])^2" office:value-type="float" office:value="36.7871615999998">
            <text:p>36.79</text:p>
          </table:table-cell>
          <table:table-cell table:formula="of:=[.D702]+[.E702]*([.B703]-[.B702])" office:value-type="float" office:value="26.8128000000001">
            <text:p>26.8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3]+[.$C$14]" office:value-type="float" office:value="2.74">
            <text:p>2.74E+000</text:p>
          </table:table-cell>
          <table:table-cell table:formula="of:=[.C703]+[.D704]*([.B704]-[.B703])+0.5*[.E704]*([.B704]-[.B703])^2" office:value-type="float" office:value="36.8946479999998">
            <text:p>36.89</text:p>
          </table:table-cell>
          <table:table-cell table:formula="of:=[.D703]+[.E703]*([.B704]-[.B703])" office:value-type="float" office:value="26.8520000000001">
            <text:p>26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4]+[.$C$14]" office:value-type="float" office:value="2.744">
            <text:p>2.74E+000</text:p>
          </table:table-cell>
          <table:table-cell table:formula="of:=[.C704]+[.D705]*([.B705]-[.B704])+0.5*[.E705]*([.B705]-[.B704])^2" office:value-type="float" office:value="37.0022911999998">
            <text:p>37</text:p>
          </table:table-cell>
          <table:table-cell table:formula="of:=[.D704]+[.E704]*([.B705]-[.B704])" office:value-type="float" office:value="26.8912000000001">
            <text:p>26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5]+[.$C$14]" office:value-type="float" office:value="2.748">
            <text:p>2.75E+000</text:p>
          </table:table-cell>
          <table:table-cell table:formula="of:=[.C705]+[.D706]*([.B706]-[.B705])+0.5*[.E706]*([.B706]-[.B705])^2" office:value-type="float" office:value="37.1100911999998">
            <text:p>37.11</text:p>
          </table:table-cell>
          <table:table-cell table:formula="of:=[.D705]+[.E705]*([.B706]-[.B705])" office:value-type="float" office:value="26.9304000000001">
            <text:p>26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6]+[.$C$14]" office:value-type="float" office:value="2.752">
            <text:p>2.75E+000</text:p>
          </table:table-cell>
          <table:table-cell table:formula="of:=[.C706]+[.D707]*([.B707]-[.B706])+0.5*[.E707]*([.B707]-[.B706])^2" office:value-type="float" office:value="37.2180479999998">
            <text:p>37.22</text:p>
          </table:table-cell>
          <table:table-cell table:formula="of:=[.D706]+[.E706]*([.B707]-[.B706])" office:value-type="float" office:value="26.9696000000001">
            <text:p>26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7]+[.$C$14]" office:value-type="float" office:value="2.756">
            <text:p>2.76E+000</text:p>
          </table:table-cell>
          <table:table-cell table:formula="of:=[.C707]+[.D708]*([.B708]-[.B707])+0.5*[.E708]*([.B708]-[.B707])^2" office:value-type="float" office:value="37.3261615999998">
            <text:p>37.33</text:p>
          </table:table-cell>
          <table:table-cell table:formula="of:=[.D707]+[.E707]*([.B708]-[.B707])" office:value-type="float" office:value="27.0088000000001">
            <text:p>27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8]+[.$C$14]" office:value-type="float" office:value="2.76">
            <text:p>2.76E+000</text:p>
          </table:table-cell>
          <table:table-cell table:formula="of:=[.C708]+[.D709]*([.B709]-[.B708])+0.5*[.E709]*([.B709]-[.B708])^2" office:value-type="float" office:value="37.4344319999998">
            <text:p>37.43</text:p>
          </table:table-cell>
          <table:table-cell table:formula="of:=[.D708]+[.E708]*([.B709]-[.B708])" office:value-type="float" office:value="27.0480000000001">
            <text:p>27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9]+[.$C$14]" office:value-type="float" office:value="2.764">
            <text:p>2.76E+000</text:p>
          </table:table-cell>
          <table:table-cell table:formula="of:=[.C709]+[.D710]*([.B710]-[.B709])+0.5*[.E710]*([.B710]-[.B709])^2" office:value-type="float" office:value="37.5428591999998">
            <text:p>37.54</text:p>
          </table:table-cell>
          <table:table-cell table:formula="of:=[.D709]+[.E709]*([.B710]-[.B709])" office:value-type="float" office:value="27.0872000000001">
            <text:p>27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0]+[.$C$14]" office:value-type="float" office:value="2.768">
            <text:p>2.77E+000</text:p>
          </table:table-cell>
          <table:table-cell table:formula="of:=[.C710]+[.D711]*([.B711]-[.B710])+0.5*[.E711]*([.B711]-[.B710])^2" office:value-type="float" office:value="37.6514431999998">
            <text:p>37.65</text:p>
          </table:table-cell>
          <table:table-cell table:formula="of:=[.D710]+[.E710]*([.B711]-[.B710])" office:value-type="float" office:value="27.1264000000001">
            <text:p>27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1]+[.$C$14]" office:value-type="float" office:value="2.772">
            <text:p>2.77E+000</text:p>
          </table:table-cell>
          <table:table-cell table:formula="of:=[.C711]+[.D712]*([.B712]-[.B711])+0.5*[.E712]*([.B712]-[.B711])^2" office:value-type="float" office:value="37.7601839999998">
            <text:p>37.76</text:p>
          </table:table-cell>
          <table:table-cell table:formula="of:=[.D711]+[.E711]*([.B712]-[.B711])" office:value-type="float" office:value="27.1656000000001">
            <text:p>27.1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2]+[.$C$14]" office:value-type="float" office:value="2.776">
            <text:p>2.78E+000</text:p>
          </table:table-cell>
          <table:table-cell table:formula="of:=[.C712]+[.D713]*([.B713]-[.B712])+0.5*[.E713]*([.B713]-[.B712])^2" office:value-type="float" office:value="37.8690815999998">
            <text:p>37.87</text:p>
          </table:table-cell>
          <table:table-cell table:formula="of:=[.D712]+[.E712]*([.B713]-[.B712])" office:value-type="float" office:value="27.2048000000002">
            <text:p>27.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3]+[.$C$14]" office:value-type="float" office:value="2.78">
            <text:p>2.78E+000</text:p>
          </table:table-cell>
          <table:table-cell table:formula="of:=[.C713]+[.D714]*([.B714]-[.B713])+0.5*[.E714]*([.B714]-[.B713])^2" office:value-type="float" office:value="37.9781359999998">
            <text:p>37.98</text:p>
          </table:table-cell>
          <table:table-cell table:formula="of:=[.D713]+[.E713]*([.B714]-[.B713])" office:value-type="float" office:value="27.2440000000002">
            <text:p>27.2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4]+[.$C$14]" office:value-type="float" office:value="2.784">
            <text:p>2.78E+000</text:p>
          </table:table-cell>
          <table:table-cell table:formula="of:=[.C714]+[.D715]*([.B715]-[.B714])+0.5*[.E715]*([.B715]-[.B714])^2" office:value-type="float" office:value="38.0873471999998">
            <text:p>38.09</text:p>
          </table:table-cell>
          <table:table-cell table:formula="of:=[.D714]+[.E714]*([.B715]-[.B714])" office:value-type="float" office:value="27.2832000000002">
            <text:p>27.2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5]+[.$C$14]" office:value-type="float" office:value="2.788">
            <text:p>2.79E+000</text:p>
          </table:table-cell>
          <table:table-cell table:formula="of:=[.C715]+[.D716]*([.B716]-[.B715])+0.5*[.E716]*([.B716]-[.B715])^2" office:value-type="float" office:value="38.1967151999998">
            <text:p>38.2</text:p>
          </table:table-cell>
          <table:table-cell table:formula="of:=[.D715]+[.E715]*([.B716]-[.B715])" office:value-type="float" office:value="27.3224000000002">
            <text:p>27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6]+[.$C$14]" office:value-type="float" office:value="2.792">
            <text:p>2.79E+000</text:p>
          </table:table-cell>
          <table:table-cell table:formula="of:=[.C716]+[.D717]*([.B717]-[.B716])+0.5*[.E717]*([.B717]-[.B716])^2" office:value-type="float" office:value="38.3062399999998">
            <text:p>38.31</text:p>
          </table:table-cell>
          <table:table-cell table:formula="of:=[.D716]+[.E716]*([.B717]-[.B716])" office:value-type="float" office:value="27.3616000000002">
            <text:p>27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7]+[.$C$14]" office:value-type="float" office:value="2.796">
            <text:p>2.80E+000</text:p>
          </table:table-cell>
          <table:table-cell table:formula="of:=[.C717]+[.D718]*([.B718]-[.B717])+0.5*[.E718]*([.B718]-[.B717])^2" office:value-type="float" office:value="38.4159215999998">
            <text:p>38.42</text:p>
          </table:table-cell>
          <table:table-cell table:formula="of:=[.D717]+[.E717]*([.B718]-[.B717])" office:value-type="float" office:value="27.4008000000002">
            <text:p>27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8]+[.$C$14]" office:value-type="float" office:value="2.8">
            <text:p>2.80E+000</text:p>
          </table:table-cell>
          <table:table-cell table:formula="of:=[.C718]+[.D719]*([.B719]-[.B718])+0.5*[.E719]*([.B719]-[.B718])^2" office:value-type="float" office:value="38.5257599999998">
            <text:p>38.53</text:p>
          </table:table-cell>
          <table:table-cell table:formula="of:=[.D718]+[.E718]*([.B719]-[.B718])" office:value-type="float" office:value="27.4400000000002">
            <text:p>27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9]+[.$C$14]" office:value-type="float" office:value="2.804">
            <text:p>2.80E+000</text:p>
          </table:table-cell>
          <table:table-cell table:formula="of:=[.C719]+[.D720]*([.B720]-[.B719])+0.5*[.E720]*([.B720]-[.B719])^2" office:value-type="float" office:value="38.6357551999998">
            <text:p>38.64</text:p>
          </table:table-cell>
          <table:table-cell table:formula="of:=[.D719]+[.E719]*([.B720]-[.B719])" office:value-type="float" office:value="27.4792000000002">
            <text:p>27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0]+[.$C$14]" office:value-type="float" office:value="2.808">
            <text:p>2.81E+000</text:p>
          </table:table-cell>
          <table:table-cell table:formula="of:=[.C720]+[.D721]*([.B721]-[.B720])+0.5*[.E721]*([.B721]-[.B720])^2" office:value-type="float" office:value="38.7459071999998">
            <text:p>38.75</text:p>
          </table:table-cell>
          <table:table-cell table:formula="of:=[.D720]+[.E720]*([.B721]-[.B720])" office:value-type="float" office:value="27.5184000000002">
            <text:p>27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1]+[.$C$14]" office:value-type="float" office:value="2.812">
            <text:p>2.81E+000</text:p>
          </table:table-cell>
          <table:table-cell table:formula="of:=[.C721]+[.D722]*([.B722]-[.B721])+0.5*[.E722]*([.B722]-[.B721])^2" office:value-type="float" office:value="38.8562159999998">
            <text:p>38.86</text:p>
          </table:table-cell>
          <table:table-cell table:formula="of:=[.D721]+[.E721]*([.B722]-[.B721])" office:value-type="float" office:value="27.5576000000002">
            <text:p>27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2]+[.$C$14]" office:value-type="float" office:value="2.816">
            <text:p>2.82E+000</text:p>
          </table:table-cell>
          <table:table-cell table:formula="of:=[.C722]+[.D723]*([.B723]-[.B722])+0.5*[.E723]*([.B723]-[.B722])^2" office:value-type="float" office:value="38.9666815999998">
            <text:p>38.97</text:p>
          </table:table-cell>
          <table:table-cell table:formula="of:=[.D722]+[.E722]*([.B723]-[.B722])" office:value-type="float" office:value="27.5968000000002">
            <text:p>27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3]+[.$C$14]" office:value-type="float" office:value="2.82">
            <text:p>2.82E+000</text:p>
          </table:table-cell>
          <table:table-cell table:formula="of:=[.C723]+[.D724]*([.B724]-[.B723])+0.5*[.E724]*([.B724]-[.B723])^2" office:value-type="float" office:value="39.0773039999998">
            <text:p>39.08</text:p>
          </table:table-cell>
          <table:table-cell table:formula="of:=[.D723]+[.E723]*([.B724]-[.B723])" office:value-type="float" office:value="27.6360000000002">
            <text:p>27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4]+[.$C$14]" office:value-type="float" office:value="2.824">
            <text:p>2.82E+000</text:p>
          </table:table-cell>
          <table:table-cell table:formula="of:=[.C724]+[.D725]*([.B725]-[.B724])+0.5*[.E725]*([.B725]-[.B724])^2" office:value-type="float" office:value="39.1880831999998">
            <text:p>39.19</text:p>
          </table:table-cell>
          <table:table-cell table:formula="of:=[.D724]+[.E724]*([.B725]-[.B724])" office:value-type="float" office:value="27.6752000000002">
            <text:p>27.6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5]+[.$C$14]" office:value-type="float" office:value="2.828">
            <text:p>2.83E+000</text:p>
          </table:table-cell>
          <table:table-cell table:formula="of:=[.C725]+[.D726]*([.B726]-[.B725])+0.5*[.E726]*([.B726]-[.B725])^2" office:value-type="float" office:value="39.2990191999998">
            <text:p>39.3</text:p>
          </table:table-cell>
          <table:table-cell table:formula="of:=[.D725]+[.E725]*([.B726]-[.B725])" office:value-type="float" office:value="27.7144000000002">
            <text:p>27.7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6]+[.$C$14]" office:value-type="float" office:value="2.832">
            <text:p>2.83E+000</text:p>
          </table:table-cell>
          <table:table-cell table:formula="of:=[.C726]+[.D727]*([.B727]-[.B726])+0.5*[.E727]*([.B727]-[.B726])^2" office:value-type="float" office:value="39.4101119999998">
            <text:p>39.41</text:p>
          </table:table-cell>
          <table:table-cell table:formula="of:=[.D726]+[.E726]*([.B727]-[.B726])" office:value-type="float" office:value="27.7536000000002">
            <text:p>27.7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7]+[.$C$14]" office:value-type="float" office:value="2.836">
            <text:p>2.84E+000</text:p>
          </table:table-cell>
          <table:table-cell table:formula="of:=[.C727]+[.D728]*([.B728]-[.B727])+0.5*[.E728]*([.B728]-[.B727])^2" office:value-type="float" office:value="39.5213615999998">
            <text:p>39.52</text:p>
          </table:table-cell>
          <table:table-cell table:formula="of:=[.D727]+[.E727]*([.B728]-[.B727])" office:value-type="float" office:value="27.7928000000002">
            <text:p>27.7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8]+[.$C$14]" office:value-type="float" office:value="2.84">
            <text:p>2.84E+000</text:p>
          </table:table-cell>
          <table:table-cell table:formula="of:=[.C728]+[.D729]*([.B729]-[.B728])+0.5*[.E729]*([.B729]-[.B728])^2" office:value-type="float" office:value="39.6327679999998">
            <text:p>39.63</text:p>
          </table:table-cell>
          <table:table-cell table:formula="of:=[.D728]+[.E728]*([.B729]-[.B728])" office:value-type="float" office:value="27.8320000000002">
            <text:p>27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9]+[.$C$14]" office:value-type="float" office:value="2.844">
            <text:p>2.84E+000</text:p>
          </table:table-cell>
          <table:table-cell table:formula="of:=[.C729]+[.D730]*([.B730]-[.B729])+0.5*[.E730]*([.B730]-[.B729])^2" office:value-type="float" office:value="39.7443311999998">
            <text:p>39.74</text:p>
          </table:table-cell>
          <table:table-cell table:formula="of:=[.D729]+[.E729]*([.B730]-[.B729])" office:value-type="float" office:value="27.8712000000002">
            <text:p>27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0]+[.$C$14]" office:value-type="float" office:value="2.848">
            <text:p>2.85E+000</text:p>
          </table:table-cell>
          <table:table-cell table:formula="of:=[.C730]+[.D731]*([.B731]-[.B730])+0.5*[.E731]*([.B731]-[.B730])^2" office:value-type="float" office:value="39.8560511999998">
            <text:p>39.86</text:p>
          </table:table-cell>
          <table:table-cell table:formula="of:=[.D730]+[.E730]*([.B731]-[.B730])" office:value-type="float" office:value="27.9104000000002">
            <text:p>27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1]+[.$C$14]" office:value-type="float" office:value="2.852">
            <text:p>2.85E+000</text:p>
          </table:table-cell>
          <table:table-cell table:formula="of:=[.C731]+[.D732]*([.B732]-[.B731])+0.5*[.E732]*([.B732]-[.B731])^2" office:value-type="float" office:value="39.9679279999998">
            <text:p>39.97</text:p>
          </table:table-cell>
          <table:table-cell table:formula="of:=[.D731]+[.E731]*([.B732]-[.B731])" office:value-type="float" office:value="27.9496000000002">
            <text:p>27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2]+[.$C$14]" office:value-type="float" office:value="2.856">
            <text:p>2.86E+000</text:p>
          </table:table-cell>
          <table:table-cell table:formula="of:=[.C732]+[.D733]*([.B733]-[.B732])+0.5*[.E733]*([.B733]-[.B732])^2" office:value-type="float" office:value="40.0799615999998">
            <text:p>40.08</text:p>
          </table:table-cell>
          <table:table-cell table:formula="of:=[.D732]+[.E732]*([.B733]-[.B732])" office:value-type="float" office:value="27.9888000000002">
            <text:p>27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3]+[.$C$14]" office:value-type="float" office:value="2.86">
            <text:p>2.86E+000</text:p>
          </table:table-cell>
          <table:table-cell table:formula="of:=[.C733]+[.D734]*([.B734]-[.B733])+0.5*[.E734]*([.B734]-[.B733])^2" office:value-type="float" office:value="40.1921519999998">
            <text:p>40.19</text:p>
          </table:table-cell>
          <table:table-cell table:formula="of:=[.D733]+[.E733]*([.B734]-[.B733])" office:value-type="float" office:value="28.0280000000002">
            <text:p>28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4]+[.$C$14]" office:value-type="float" office:value="2.864">
            <text:p>2.86E+000</text:p>
          </table:table-cell>
          <table:table-cell table:formula="of:=[.C734]+[.D735]*([.B735]-[.B734])+0.5*[.E735]*([.B735]-[.B734])^2" office:value-type="float" office:value="40.3044991999998">
            <text:p>40.3</text:p>
          </table:table-cell>
          <table:table-cell table:formula="of:=[.D734]+[.E734]*([.B735]-[.B734])" office:value-type="float" office:value="28.0672000000002">
            <text:p>28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5]+[.$C$14]" office:value-type="float" office:value="2.868">
            <text:p>2.87E+000</text:p>
          </table:table-cell>
          <table:table-cell table:formula="of:=[.C735]+[.D736]*([.B736]-[.B735])+0.5*[.E736]*([.B736]-[.B735])^2" office:value-type="float" office:value="40.4170031999998">
            <text:p>40.42</text:p>
          </table:table-cell>
          <table:table-cell table:formula="of:=[.D735]+[.E735]*([.B736]-[.B735])" office:value-type="float" office:value="28.1064000000002">
            <text:p>28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6]+[.$C$14]" office:value-type="float" office:value="2.872">
            <text:p>2.87E+000</text:p>
          </table:table-cell>
          <table:table-cell table:formula="of:=[.C736]+[.D737]*([.B737]-[.B736])+0.5*[.E737]*([.B737]-[.B736])^2" office:value-type="float" office:value="40.5296639999998">
            <text:p>40.53</text:p>
          </table:table-cell>
          <table:table-cell table:formula="of:=[.D736]+[.E736]*([.B737]-[.B736])" office:value-type="float" office:value="28.1456000000002">
            <text:p>28.1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7]+[.$C$14]" office:value-type="float" office:value="2.876">
            <text:p>2.88E+000</text:p>
          </table:table-cell>
          <table:table-cell table:formula="of:=[.C737]+[.D738]*([.B738]-[.B737])+0.5*[.E738]*([.B738]-[.B737])^2" office:value-type="float" office:value="40.6424815999998">
            <text:p>40.64</text:p>
          </table:table-cell>
          <table:table-cell table:formula="of:=[.D737]+[.E737]*([.B738]-[.B737])" office:value-type="float" office:value="28.1848000000002">
            <text:p>28.1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8]+[.$C$14]" office:value-type="float" office:value="2.88">
            <text:p>2.88E+000</text:p>
          </table:table-cell>
          <table:table-cell table:formula="of:=[.C738]+[.D739]*([.B739]-[.B738])+0.5*[.E739]*([.B739]-[.B738])^2" office:value-type="float" office:value="40.7554559999998">
            <text:p>40.76</text:p>
          </table:table-cell>
          <table:table-cell table:formula="of:=[.D738]+[.E738]*([.B739]-[.B738])" office:value-type="float" office:value="28.2240000000002">
            <text:p>28.2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9]+[.$C$14]" office:value-type="float" office:value="2.884">
            <text:p>2.88E+000</text:p>
          </table:table-cell>
          <table:table-cell table:formula="of:=[.C739]+[.D740]*([.B740]-[.B739])+0.5*[.E740]*([.B740]-[.B739])^2" office:value-type="float" office:value="40.8685871999998">
            <text:p>40.87</text:p>
          </table:table-cell>
          <table:table-cell table:formula="of:=[.D739]+[.E739]*([.B740]-[.B739])" office:value-type="float" office:value="28.2632000000002">
            <text:p>28.2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0]+[.$C$14]" office:value-type="float" office:value="2.888">
            <text:p>2.89E+000</text:p>
          </table:table-cell>
          <table:table-cell table:formula="of:=[.C740]+[.D741]*([.B741]-[.B740])+0.5*[.E741]*([.B741]-[.B740])^2" office:value-type="float" office:value="40.9818751999998">
            <text:p>40.98</text:p>
          </table:table-cell>
          <table:table-cell table:formula="of:=[.D740]+[.E740]*([.B741]-[.B740])" office:value-type="float" office:value="28.3024000000002">
            <text:p>28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1]+[.$C$14]" office:value-type="float" office:value="2.892">
            <text:p>2.89E+000</text:p>
          </table:table-cell>
          <table:table-cell table:formula="of:=[.C741]+[.D742]*([.B742]-[.B741])+0.5*[.E742]*([.B742]-[.B741])^2" office:value-type="float" office:value="41.0953199999998">
            <text:p>41.1</text:p>
          </table:table-cell>
          <table:table-cell table:formula="of:=[.D741]+[.E741]*([.B742]-[.B741])" office:value-type="float" office:value="28.3416000000002">
            <text:p>28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2]+[.$C$14]" office:value-type="float" office:value="2.896">
            <text:p>2.90E+000</text:p>
          </table:table-cell>
          <table:table-cell table:formula="of:=[.C742]+[.D743]*([.B743]-[.B742])+0.5*[.E743]*([.B743]-[.B742])^2" office:value-type="float" office:value="41.2089215999998">
            <text:p>41.21</text:p>
          </table:table-cell>
          <table:table-cell table:formula="of:=[.D742]+[.E742]*([.B743]-[.B742])" office:value-type="float" office:value="28.3808000000002">
            <text:p>28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3]+[.$C$14]" office:value-type="float" office:value="2.9">
            <text:p>2.90E+000</text:p>
          </table:table-cell>
          <table:table-cell table:formula="of:=[.C743]+[.D744]*([.B744]-[.B743])+0.5*[.E744]*([.B744]-[.B743])^2" office:value-type="float" office:value="41.3226799999998">
            <text:p>41.32</text:p>
          </table:table-cell>
          <table:table-cell table:formula="of:=[.D743]+[.E743]*([.B744]-[.B743])" office:value-type="float" office:value="28.4200000000002">
            <text:p>28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4]+[.$C$14]" office:value-type="float" office:value="2.904">
            <text:p>2.90E+000</text:p>
          </table:table-cell>
          <table:table-cell table:formula="of:=[.C744]+[.D745]*([.B745]-[.B744])+0.5*[.E745]*([.B745]-[.B744])^2" office:value-type="float" office:value="41.4365951999998">
            <text:p>41.44</text:p>
          </table:table-cell>
          <table:table-cell table:formula="of:=[.D744]+[.E744]*([.B745]-[.B744])" office:value-type="float" office:value="28.4592000000002">
            <text:p>28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5]+[.$C$14]" office:value-type="float" office:value="2.908">
            <text:p>2.91E+000</text:p>
          </table:table-cell>
          <table:table-cell table:formula="of:=[.C745]+[.D746]*([.B746]-[.B745])+0.5*[.E746]*([.B746]-[.B745])^2" office:value-type="float" office:value="41.5506671999998">
            <text:p>41.55</text:p>
          </table:table-cell>
          <table:table-cell table:formula="of:=[.D745]+[.E745]*([.B746]-[.B745])" office:value-type="float" office:value="28.4984000000002">
            <text:p>28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6]+[.$C$14]" office:value-type="float" office:value="2.912">
            <text:p>2.91E+000</text:p>
          </table:table-cell>
          <table:table-cell table:formula="of:=[.C746]+[.D747]*([.B747]-[.B746])+0.5*[.E747]*([.B747]-[.B746])^2" office:value-type="float" office:value="41.6648959999998">
            <text:p>41.66</text:p>
          </table:table-cell>
          <table:table-cell table:formula="of:=[.D746]+[.E746]*([.B747]-[.B746])" office:value-type="float" office:value="28.5376000000002">
            <text:p>28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7]+[.$C$14]" office:value-type="float" office:value="2.916">
            <text:p>2.92E+000</text:p>
          </table:table-cell>
          <table:table-cell table:formula="of:=[.C747]+[.D748]*([.B748]-[.B747])+0.5*[.E748]*([.B748]-[.B747])^2" office:value-type="float" office:value="41.7792815999998">
            <text:p>41.78</text:p>
          </table:table-cell>
          <table:table-cell table:formula="of:=[.D747]+[.E747]*([.B748]-[.B747])" office:value-type="float" office:value="28.5768000000002">
            <text:p>28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8]+[.$C$14]" office:value-type="float" office:value="2.92">
            <text:p>2.92E+000</text:p>
          </table:table-cell>
          <table:table-cell table:formula="of:=[.C748]+[.D749]*([.B749]-[.B748])+0.5*[.E749]*([.B749]-[.B748])^2" office:value-type="float" office:value="41.8938239999998">
            <text:p>41.89</text:p>
          </table:table-cell>
          <table:table-cell table:formula="of:=[.D748]+[.E748]*([.B749]-[.B748])" office:value-type="float" office:value="28.6160000000002">
            <text:p>28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9]+[.$C$14]" office:value-type="float" office:value="2.924">
            <text:p>2.92E+000</text:p>
          </table:table-cell>
          <table:table-cell table:formula="of:=[.C749]+[.D750]*([.B750]-[.B749])+0.5*[.E750]*([.B750]-[.B749])^2" office:value-type="float" office:value="42.0085231999998">
            <text:p>42.01</text:p>
          </table:table-cell>
          <table:table-cell table:formula="of:=[.D749]+[.E749]*([.B750]-[.B749])" office:value-type="float" office:value="28.6552000000002">
            <text:p>28.6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0]+[.$C$14]" office:value-type="float" office:value="2.928">
            <text:p>2.93E+000</text:p>
          </table:table-cell>
          <table:table-cell table:formula="of:=[.C750]+[.D751]*([.B751]-[.B750])+0.5*[.E751]*([.B751]-[.B750])^2" office:value-type="float" office:value="42.1233791999998">
            <text:p>42.12</text:p>
          </table:table-cell>
          <table:table-cell table:formula="of:=[.D750]+[.E750]*([.B751]-[.B750])" office:value-type="float" office:value="28.6944000000002">
            <text:p>28.6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1]+[.$C$14]" office:value-type="float" office:value="2.932">
            <text:p>2.93E+000</text:p>
          </table:table-cell>
          <table:table-cell table:formula="of:=[.C751]+[.D752]*([.B752]-[.B751])+0.5*[.E752]*([.B752]-[.B751])^2" office:value-type="float" office:value="42.2383919999998">
            <text:p>42.24</text:p>
          </table:table-cell>
          <table:table-cell table:formula="of:=[.D751]+[.E751]*([.B752]-[.B751])" office:value-type="float" office:value="28.7336000000002">
            <text:p>28.7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2]+[.$C$14]" office:value-type="float" office:value="2.936">
            <text:p>2.94E+000</text:p>
          </table:table-cell>
          <table:table-cell table:formula="of:=[.C752]+[.D753]*([.B753]-[.B752])+0.5*[.E753]*([.B753]-[.B752])^2" office:value-type="float" office:value="42.3535615999998">
            <text:p>42.35</text:p>
          </table:table-cell>
          <table:table-cell table:formula="of:=[.D752]+[.E752]*([.B753]-[.B752])" office:value-type="float" office:value="28.7728000000002">
            <text:p>28.7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3]+[.$C$14]" office:value-type="float" office:value="2.94">
            <text:p>2.94E+000</text:p>
          </table:table-cell>
          <table:table-cell table:formula="of:=[.C753]+[.D754]*([.B754]-[.B753])+0.5*[.E754]*([.B754]-[.B753])^2" office:value-type="float" office:value="42.4688879999998">
            <text:p>42.47</text:p>
          </table:table-cell>
          <table:table-cell table:formula="of:=[.D753]+[.E753]*([.B754]-[.B753])" office:value-type="float" office:value="28.8120000000002">
            <text:p>28.8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4]+[.$C$14]" office:value-type="float" office:value="2.944">
            <text:p>2.94E+000</text:p>
          </table:table-cell>
          <table:table-cell table:formula="of:=[.C754]+[.D755]*([.B755]-[.B754])+0.5*[.E755]*([.B755]-[.B754])^2" office:value-type="float" office:value="42.5843711999998">
            <text:p>42.58</text:p>
          </table:table-cell>
          <table:table-cell table:formula="of:=[.D754]+[.E754]*([.B755]-[.B754])" office:value-type="float" office:value="28.8512000000002">
            <text:p>28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5]+[.$C$14]" office:value-type="float" office:value="2.948">
            <text:p>2.95E+000</text:p>
          </table:table-cell>
          <table:table-cell table:formula="of:=[.C755]+[.D756]*([.B756]-[.B755])+0.5*[.E756]*([.B756]-[.B755])^2" office:value-type="float" office:value="42.7000111999998">
            <text:p>42.7</text:p>
          </table:table-cell>
          <table:table-cell table:formula="of:=[.D755]+[.E755]*([.B756]-[.B755])" office:value-type="float" office:value="28.8904000000002">
            <text:p>28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6]+[.$C$14]" office:value-type="float" office:value="2.952">
            <text:p>2.95E+000</text:p>
          </table:table-cell>
          <table:table-cell table:formula="of:=[.C756]+[.D757]*([.B757]-[.B756])+0.5*[.E757]*([.B757]-[.B756])^2" office:value-type="float" office:value="42.8158079999998">
            <text:p>42.82</text:p>
          </table:table-cell>
          <table:table-cell table:formula="of:=[.D756]+[.E756]*([.B757]-[.B756])" office:value-type="float" office:value="28.9296000000002">
            <text:p>28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7]+[.$C$14]" office:value-type="float" office:value="2.956">
            <text:p>2.96E+000</text:p>
          </table:table-cell>
          <table:table-cell table:formula="of:=[.C757]+[.D758]*([.B758]-[.B757])+0.5*[.E758]*([.B758]-[.B757])^2" office:value-type="float" office:value="42.9317615999998">
            <text:p>42.93</text:p>
          </table:table-cell>
          <table:table-cell table:formula="of:=[.D757]+[.E757]*([.B758]-[.B757])" office:value-type="float" office:value="28.9688000000002">
            <text:p>28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8]+[.$C$14]" office:value-type="float" office:value="2.96">
            <text:p>2.96E+000</text:p>
          </table:table-cell>
          <table:table-cell table:formula="of:=[.C758]+[.D759]*([.B759]-[.B758])+0.5*[.E759]*([.B759]-[.B758])^2" office:value-type="float" office:value="43.0478719999998">
            <text:p>43.05</text:p>
          </table:table-cell>
          <table:table-cell table:formula="of:=[.D758]+[.E758]*([.B759]-[.B758])" office:value-type="float" office:value="29.0080000000002">
            <text:p>29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9]+[.$C$14]" office:value-type="float" office:value="2.964">
            <text:p>2.96E+000</text:p>
          </table:table-cell>
          <table:table-cell table:formula="of:=[.C759]+[.D760]*([.B760]-[.B759])+0.5*[.E760]*([.B760]-[.B759])^2" office:value-type="float" office:value="43.1641391999998">
            <text:p>43.16</text:p>
          </table:table-cell>
          <table:table-cell table:formula="of:=[.D759]+[.E759]*([.B760]-[.B759])" office:value-type="float" office:value="29.0472000000002">
            <text:p>29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0]+[.$C$14]" office:value-type="float" office:value="2.968">
            <text:p>2.97E+000</text:p>
          </table:table-cell>
          <table:table-cell table:formula="of:=[.C760]+[.D761]*([.B761]-[.B760])+0.5*[.E761]*([.B761]-[.B760])^2" office:value-type="float" office:value="43.2805631999998">
            <text:p>43.28</text:p>
          </table:table-cell>
          <table:table-cell table:formula="of:=[.D760]+[.E760]*([.B761]-[.B760])" office:value-type="float" office:value="29.0864000000002">
            <text:p>29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1]+[.$C$14]" office:value-type="float" office:value="2.972">
            <text:p>2.97E+000</text:p>
          </table:table-cell>
          <table:table-cell table:formula="of:=[.C761]+[.D762]*([.B762]-[.B761])+0.5*[.E762]*([.B762]-[.B761])^2" office:value-type="float" office:value="43.3971439999998">
            <text:p>43.4</text:p>
          </table:table-cell>
          <table:table-cell table:formula="of:=[.D761]+[.E761]*([.B762]-[.B761])" office:value-type="float" office:value="29.1256000000002">
            <text:p>29.1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2]+[.$C$14]" office:value-type="float" office:value="2.976">
            <text:p>2.98E+000</text:p>
          </table:table-cell>
          <table:table-cell table:formula="of:=[.C762]+[.D763]*([.B763]-[.B762])+0.5*[.E763]*([.B763]-[.B762])^2" office:value-type="float" office:value="43.5138815999998">
            <text:p>43.51</text:p>
          </table:table-cell>
          <table:table-cell table:formula="of:=[.D762]+[.E762]*([.B763]-[.B762])" office:value-type="float" office:value="29.1648000000002">
            <text:p>29.1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3]+[.$C$14]" office:value-type="float" office:value="2.98">
            <text:p>2.98E+000</text:p>
          </table:table-cell>
          <table:table-cell table:formula="of:=[.C763]+[.D764]*([.B764]-[.B763])+0.5*[.E764]*([.B764]-[.B763])^2" office:value-type="float" office:value="43.6307759999998">
            <text:p>43.63</text:p>
          </table:table-cell>
          <table:table-cell table:formula="of:=[.D763]+[.E763]*([.B764]-[.B763])" office:value-type="float" office:value="29.2040000000002">
            <text:p>29.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4]+[.$C$14]" office:value-type="float" office:value="2.984">
            <text:p>2.98E+000</text:p>
          </table:table-cell>
          <table:table-cell table:formula="of:=[.C764]+[.D765]*([.B765]-[.B764])+0.5*[.E765]*([.B765]-[.B764])^2" office:value-type="float" office:value="43.7478271999998">
            <text:p>43.75</text:p>
          </table:table-cell>
          <table:table-cell table:formula="of:=[.D764]+[.E764]*([.B765]-[.B764])" office:value-type="float" office:value="29.2432000000002">
            <text:p>29.2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5]+[.$C$14]" office:value-type="float" office:value="2.988">
            <text:p>2.99E+000</text:p>
          </table:table-cell>
          <table:table-cell table:formula="of:=[.C765]+[.D766]*([.B766]-[.B765])+0.5*[.E766]*([.B766]-[.B765])^2" office:value-type="float" office:value="43.8650351999998">
            <text:p>43.87</text:p>
          </table:table-cell>
          <table:table-cell table:formula="of:=[.D765]+[.E765]*([.B766]-[.B765])" office:value-type="float" office:value="29.2824000000002">
            <text:p>29.2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6]+[.$C$14]" office:value-type="float" office:value="2.992">
            <text:p>2.99E+000</text:p>
          </table:table-cell>
          <table:table-cell table:formula="of:=[.C766]+[.D767]*([.B767]-[.B766])+0.5*[.E767]*([.B767]-[.B766])^2" office:value-type="float" office:value="43.9823999999998">
            <text:p>43.98</text:p>
          </table:table-cell>
          <table:table-cell table:formula="of:=[.D766]+[.E766]*([.B767]-[.B766])" office:value-type="float" office:value="29.3216000000002">
            <text:p>29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7]+[.$C$14]" office:value-type="float" office:value="2.996">
            <text:p>3.00E+000</text:p>
          </table:table-cell>
          <table:table-cell table:formula="of:=[.C767]+[.D768]*([.B768]-[.B767])+0.5*[.E768]*([.B768]-[.B767])^2" office:value-type="float" office:value="44.0999215999998">
            <text:p>44.1</text:p>
          </table:table-cell>
          <table:table-cell table:formula="of:=[.D767]+[.E767]*([.B768]-[.B767])" office:value-type="float" office:value="29.3608000000002">
            <text:p>29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8]+[.$C$14]" office:value-type="float" office:value="3">
            <text:p>3.00E+000</text:p>
          </table:table-cell>
          <table:table-cell table:formula="of:=[.C768]+[.D769]*([.B769]-[.B768])+0.5*[.E769]*([.B769]-[.B768])^2" office:value-type="float" office:value="44.2175999999998">
            <text:p>44.22</text:p>
          </table:table-cell>
          <table:table-cell table:formula="of:=[.D768]+[.E768]*([.B769]-[.B768])" office:value-type="float" office:value="29.4000000000002">
            <text:p>29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9]+[.$C$14]" office:value-type="float" office:value="3.004">
            <text:p>3.00E+000</text:p>
          </table:table-cell>
          <table:table-cell table:formula="of:=[.C769]+[.D770]*([.B770]-[.B769])+0.5*[.E770]*([.B770]-[.B769])^2" office:value-type="float" office:value="44.3354351999998">
            <text:p>44.34</text:p>
          </table:table-cell>
          <table:table-cell table:formula="of:=[.D769]+[.E769]*([.B770]-[.B769])" office:value-type="float" office:value="29.4392000000002">
            <text:p>29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0]+[.$C$14]" office:value-type="float" office:value="3.008">
            <text:p>3.01E+000</text:p>
          </table:table-cell>
          <table:table-cell table:formula="of:=[.C770]+[.D771]*([.B771]-[.B770])+0.5*[.E771]*([.B771]-[.B770])^2" office:value-type="float" office:value="44.4534271999998">
            <text:p>44.45</text:p>
          </table:table-cell>
          <table:table-cell table:formula="of:=[.D770]+[.E770]*([.B771]-[.B770])" office:value-type="float" office:value="29.4784000000002">
            <text:p>29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1]+[.$C$14]" office:value-type="float" office:value="3.012">
            <text:p>3.01E+000</text:p>
          </table:table-cell>
          <table:table-cell table:formula="of:=[.C771]+[.D772]*([.B772]-[.B771])+0.5*[.E772]*([.B772]-[.B771])^2" office:value-type="float" office:value="44.5715759999998">
            <text:p>44.57</text:p>
          </table:table-cell>
          <table:table-cell table:formula="of:=[.D771]+[.E771]*([.B772]-[.B771])" office:value-type="float" office:value="29.5176000000002">
            <text:p>29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2]+[.$C$14]" office:value-type="float" office:value="3.016">
            <text:p>3.02E+000</text:p>
          </table:table-cell>
          <table:table-cell table:formula="of:=[.C772]+[.D773]*([.B773]-[.B772])+0.5*[.E773]*([.B773]-[.B772])^2" office:value-type="float" office:value="44.6898815999998">
            <text:p>44.69</text:p>
          </table:table-cell>
          <table:table-cell table:formula="of:=[.D772]+[.E772]*([.B773]-[.B772])" office:value-type="float" office:value="29.5568000000002">
            <text:p>29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3]+[.$C$14]" office:value-type="float" office:value="3.02">
            <text:p>3.02E+000</text:p>
          </table:table-cell>
          <table:table-cell table:formula="of:=[.C773]+[.D774]*([.B774]-[.B773])+0.5*[.E774]*([.B774]-[.B773])^2" office:value-type="float" office:value="44.8083439999998">
            <text:p>44.81</text:p>
          </table:table-cell>
          <table:table-cell table:formula="of:=[.D773]+[.E773]*([.B774]-[.B773])" office:value-type="float" office:value="29.5960000000002">
            <text:p>29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4]+[.$C$14]" office:value-type="float" office:value="3.024">
            <text:p>3.02E+000</text:p>
          </table:table-cell>
          <table:table-cell table:formula="of:=[.C774]+[.D775]*([.B775]-[.B774])+0.5*[.E775]*([.B775]-[.B774])^2" office:value-type="float" office:value="44.9269631999998">
            <text:p>44.93</text:p>
          </table:table-cell>
          <table:table-cell table:formula="of:=[.D774]+[.E774]*([.B775]-[.B774])" office:value-type="float" office:value="29.6352000000002">
            <text:p>29.6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5]+[.$C$14]" office:value-type="float" office:value="3.028">
            <text:p>3.03E+000</text:p>
          </table:table-cell>
          <table:table-cell table:formula="of:=[.C775]+[.D776]*([.B776]-[.B775])+0.5*[.E776]*([.B776]-[.B775])^2" office:value-type="float" office:value="45.0457391999998">
            <text:p>45.05</text:p>
          </table:table-cell>
          <table:table-cell table:formula="of:=[.D775]+[.E775]*([.B776]-[.B775])" office:value-type="float" office:value="29.6744000000002">
            <text:p>29.6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6]+[.$C$14]" office:value-type="float" office:value="3.032">
            <text:p>3.03E+000</text:p>
          </table:table-cell>
          <table:table-cell table:formula="of:=[.C776]+[.D777]*([.B777]-[.B776])+0.5*[.E777]*([.B777]-[.B776])^2" office:value-type="float" office:value="45.1646719999998">
            <text:p>45.16</text:p>
          </table:table-cell>
          <table:table-cell table:formula="of:=[.D776]+[.E776]*([.B777]-[.B776])" office:value-type="float" office:value="29.7136000000002">
            <text:p>29.7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7]+[.$C$14]" office:value-type="float" office:value="3.036">
            <text:p>3.04E+000</text:p>
          </table:table-cell>
          <table:table-cell table:formula="of:=[.C777]+[.D778]*([.B778]-[.B777])+0.5*[.E778]*([.B778]-[.B777])^2" office:value-type="float" office:value="45.2837615999998">
            <text:p>45.28</text:p>
          </table:table-cell>
          <table:table-cell table:formula="of:=[.D777]+[.E777]*([.B778]-[.B777])" office:value-type="float" office:value="29.7528000000002">
            <text:p>29.7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8]+[.$C$14]" office:value-type="float" office:value="3.04">
            <text:p>3.04E+000</text:p>
          </table:table-cell>
          <table:table-cell table:formula="of:=[.C778]+[.D779]*([.B779]-[.B778])+0.5*[.E779]*([.B779]-[.B778])^2" office:value-type="float" office:value="45.4030079999999">
            <text:p>45.4</text:p>
          </table:table-cell>
          <table:table-cell table:formula="of:=[.D778]+[.E778]*([.B779]-[.B778])" office:value-type="float" office:value="29.7920000000002">
            <text:p>29.7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9]+[.$C$14]" office:value-type="float" office:value="3.044">
            <text:p>3.04E+000</text:p>
          </table:table-cell>
          <table:table-cell table:formula="of:=[.C779]+[.D780]*([.B780]-[.B779])+0.5*[.E780]*([.B780]-[.B779])^2" office:value-type="float" office:value="45.5224111999998">
            <text:p>45.52</text:p>
          </table:table-cell>
          <table:table-cell table:formula="of:=[.D779]+[.E779]*([.B780]-[.B779])" office:value-type="float" office:value="29.8312000000002">
            <text:p>29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0]+[.$C$14]" office:value-type="float" office:value="3.048">
            <text:p>3.05E+000</text:p>
          </table:table-cell>
          <table:table-cell table:formula="of:=[.C780]+[.D781]*([.B781]-[.B780])+0.5*[.E781]*([.B781]-[.B780])^2" office:value-type="float" office:value="45.6419711999998">
            <text:p>45.64</text:p>
          </table:table-cell>
          <table:table-cell table:formula="of:=[.D780]+[.E780]*([.B781]-[.B780])" office:value-type="float" office:value="29.8704000000002">
            <text:p>29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1]+[.$C$14]" office:value-type="float" office:value="3.052">
            <text:p>3.05E+000</text:p>
          </table:table-cell>
          <table:table-cell table:formula="of:=[.C781]+[.D782]*([.B782]-[.B781])+0.5*[.E782]*([.B782]-[.B781])^2" office:value-type="float" office:value="45.7616879999998">
            <text:p>45.76</text:p>
          </table:table-cell>
          <table:table-cell table:formula="of:=[.D781]+[.E781]*([.B782]-[.B781])" office:value-type="float" office:value="29.9096000000002">
            <text:p>29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2]+[.$C$14]" office:value-type="float" office:value="3.056">
            <text:p>3.06E+000</text:p>
          </table:table-cell>
          <table:table-cell table:formula="of:=[.C782]+[.D783]*([.B783]-[.B782])+0.5*[.E783]*([.B783]-[.B782])^2" office:value-type="float" office:value="45.8815615999998">
            <text:p>45.88</text:p>
          </table:table-cell>
          <table:table-cell table:formula="of:=[.D782]+[.E782]*([.B783]-[.B782])" office:value-type="float" office:value="29.9488000000002">
            <text:p>29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3]+[.$C$14]" office:value-type="float" office:value="3.06">
            <text:p>3.06E+000</text:p>
          </table:table-cell>
          <table:table-cell table:formula="of:=[.C783]+[.D784]*([.B784]-[.B783])+0.5*[.E784]*([.B784]-[.B783])^2" office:value-type="float" office:value="46.0015919999998">
            <text:p>46</text:p>
          </table:table-cell>
          <table:table-cell table:formula="of:=[.D783]+[.E783]*([.B784]-[.B783])" office:value-type="float" office:value="29.9880000000002">
            <text:p>29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4]+[.$C$14]" office:value-type="float" office:value="3.064">
            <text:p>3.06E+000</text:p>
          </table:table-cell>
          <table:table-cell table:formula="of:=[.C784]+[.D785]*([.B785]-[.B784])+0.5*[.E785]*([.B785]-[.B784])^2" office:value-type="float" office:value="46.1217791999998">
            <text:p>46.12</text:p>
          </table:table-cell>
          <table:table-cell table:formula="of:=[.D784]+[.E784]*([.B785]-[.B784])" office:value-type="float" office:value="30.0272000000002">
            <text:p>30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5]+[.$C$14]" office:value-type="float" office:value="3.068">
            <text:p>3.07E+000</text:p>
          </table:table-cell>
          <table:table-cell table:formula="of:=[.C785]+[.D786]*([.B786]-[.B785])+0.5*[.E786]*([.B786]-[.B785])^2" office:value-type="float" office:value="46.2421231999999">
            <text:p>46.24</text:p>
          </table:table-cell>
          <table:table-cell table:formula="of:=[.D785]+[.E785]*([.B786]-[.B785])" office:value-type="float" office:value="30.0664000000002">
            <text:p>30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6]+[.$C$14]" office:value-type="float" office:value="3.072">
            <text:p>3.07E+000</text:p>
          </table:table-cell>
          <table:table-cell table:formula="of:=[.C786]+[.D787]*([.B787]-[.B786])+0.5*[.E787]*([.B787]-[.B786])^2" office:value-type="float" office:value="46.3626239999998">
            <text:p>46.36</text:p>
          </table:table-cell>
          <table:table-cell table:formula="of:=[.D786]+[.E786]*([.B787]-[.B786])" office:value-type="float" office:value="30.1056000000002">
            <text:p>30.1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7]+[.$C$14]" office:value-type="float" office:value="3.076">
            <text:p>3.08E+000</text:p>
          </table:table-cell>
          <table:table-cell table:formula="of:=[.C787]+[.D788]*([.B788]-[.B787])+0.5*[.E788]*([.B788]-[.B787])^2" office:value-type="float" office:value="46.4832815999999">
            <text:p>46.48</text:p>
          </table:table-cell>
          <table:table-cell table:formula="of:=[.D787]+[.E787]*([.B788]-[.B787])" office:value-type="float" office:value="30.1448000000002">
            <text:p>30.1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8]+[.$C$14]" office:value-type="float" office:value="3.08">
            <text:p>3.08E+000</text:p>
          </table:table-cell>
          <table:table-cell table:formula="of:=[.C788]+[.D789]*([.B789]-[.B788])+0.5*[.E789]*([.B789]-[.B788])^2" office:value-type="float" office:value="46.6040959999999">
            <text:p>46.6</text:p>
          </table:table-cell>
          <table:table-cell table:formula="of:=[.D788]+[.E788]*([.B789]-[.B788])" office:value-type="float" office:value="30.1840000000002">
            <text:p>30.1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9]+[.$C$14]" office:value-type="float" office:value="3.084">
            <text:p>3.08E+000</text:p>
          </table:table-cell>
          <table:table-cell table:formula="of:=[.C789]+[.D790]*([.B790]-[.B789])+0.5*[.E790]*([.B790]-[.B789])^2" office:value-type="float" office:value="46.7250671999999">
            <text:p>46.73</text:p>
          </table:table-cell>
          <table:table-cell table:formula="of:=[.D789]+[.E789]*([.B790]-[.B789])" office:value-type="float" office:value="30.2232000000002">
            <text:p>30.2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0]+[.$C$14]" office:value-type="float" office:value="3.088">
            <text:p>3.09E+000</text:p>
          </table:table-cell>
          <table:table-cell table:formula="of:=[.C790]+[.D791]*([.B791]-[.B790])+0.5*[.E791]*([.B791]-[.B790])^2" office:value-type="float" office:value="46.8461951999999">
            <text:p>46.85</text:p>
          </table:table-cell>
          <table:table-cell table:formula="of:=[.D790]+[.E790]*([.B791]-[.B790])" office:value-type="float" office:value="30.2624000000002">
            <text:p>30.2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1]+[.$C$14]" office:value-type="float" office:value="3.092">
            <text:p>3.09E+000</text:p>
          </table:table-cell>
          <table:table-cell table:formula="of:=[.C791]+[.D792]*([.B792]-[.B791])+0.5*[.E792]*([.B792]-[.B791])^2" office:value-type="float" office:value="46.9674799999998">
            <text:p>46.97</text:p>
          </table:table-cell>
          <table:table-cell table:formula="of:=[.D791]+[.E791]*([.B792]-[.B791])" office:value-type="float" office:value="30.3016000000002">
            <text:p>30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2]+[.$C$14]" office:value-type="float" office:value="3.096">
            <text:p>3.10E+000</text:p>
          </table:table-cell>
          <table:table-cell table:formula="of:=[.C792]+[.D793]*([.B793]-[.B792])+0.5*[.E793]*([.B793]-[.B792])^2" office:value-type="float" office:value="47.0889215999998">
            <text:p>47.09</text:p>
          </table:table-cell>
          <table:table-cell table:formula="of:=[.D792]+[.E792]*([.B793]-[.B792])" office:value-type="float" office:value="30.3408000000002">
            <text:p>30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3]+[.$C$14]" office:value-type="float" office:value="3.1">
            <text:p>3.10E+000</text:p>
          </table:table-cell>
          <table:table-cell table:formula="of:=[.C793]+[.D794]*([.B794]-[.B793])+0.5*[.E794]*([.B794]-[.B793])^2" office:value-type="float" office:value="47.2105199999998">
            <text:p>47.21</text:p>
          </table:table-cell>
          <table:table-cell table:formula="of:=[.D793]+[.E793]*([.B794]-[.B793])" office:value-type="float" office:value="30.3800000000002">
            <text:p>30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4]+[.$C$14]" office:value-type="float" office:value="3.104">
            <text:p>3.10E+000</text:p>
          </table:table-cell>
          <table:table-cell table:formula="of:=[.C794]+[.D795]*([.B795]-[.B794])+0.5*[.E795]*([.B795]-[.B794])^2" office:value-type="float" office:value="47.3322751999999">
            <text:p>47.33</text:p>
          </table:table-cell>
          <table:table-cell table:formula="of:=[.D794]+[.E794]*([.B795]-[.B794])" office:value-type="float" office:value="30.4192000000002">
            <text:p>30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5]+[.$C$14]" office:value-type="float" office:value="3.108">
            <text:p>3.11E+000</text:p>
          </table:table-cell>
          <table:table-cell table:formula="of:=[.C795]+[.D796]*([.B796]-[.B795])+0.5*[.E796]*([.B796]-[.B795])^2" office:value-type="float" office:value="47.4541871999999">
            <text:p>47.45</text:p>
          </table:table-cell>
          <table:table-cell table:formula="of:=[.D795]+[.E795]*([.B796]-[.B795])" office:value-type="float" office:value="30.4584000000002">
            <text:p>30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6]+[.$C$14]" office:value-type="float" office:value="3.112">
            <text:p>3.11E+000</text:p>
          </table:table-cell>
          <table:table-cell table:formula="of:=[.C796]+[.D797]*([.B797]-[.B796])+0.5*[.E797]*([.B797]-[.B796])^2" office:value-type="float" office:value="47.5762559999999">
            <text:p>47.58</text:p>
          </table:table-cell>
          <table:table-cell table:formula="of:=[.D796]+[.E796]*([.B797]-[.B796])" office:value-type="float" office:value="30.4976000000002">
            <text:p>30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7]+[.$C$14]" office:value-type="float" office:value="3.116">
            <text:p>3.12E+000</text:p>
          </table:table-cell>
          <table:table-cell table:formula="of:=[.C797]+[.D798]*([.B798]-[.B797])+0.5*[.E798]*([.B798]-[.B797])^2" office:value-type="float" office:value="47.6984815999999">
            <text:p>47.7</text:p>
          </table:table-cell>
          <table:table-cell table:formula="of:=[.D797]+[.E797]*([.B798]-[.B797])" office:value-type="float" office:value="30.5368000000002">
            <text:p>30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8]+[.$C$14]" office:value-type="float" office:value="3.12">
            <text:p>3.12E+000</text:p>
          </table:table-cell>
          <table:table-cell table:formula="of:=[.C798]+[.D799]*([.B799]-[.B798])+0.5*[.E799]*([.B799]-[.B798])^2" office:value-type="float" office:value="47.8208639999999">
            <text:p>47.82</text:p>
          </table:table-cell>
          <table:table-cell table:formula="of:=[.D798]+[.E798]*([.B799]-[.B798])" office:value-type="float" office:value="30.5760000000002">
            <text:p>30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9]+[.$C$14]" office:value-type="float" office:value="3.124">
            <text:p>3.12E+000</text:p>
          </table:table-cell>
          <table:table-cell table:formula="of:=[.C799]+[.D800]*([.B800]-[.B799])+0.5*[.E800]*([.B800]-[.B799])^2" office:value-type="float" office:value="47.9434031999999">
            <text:p>47.94</text:p>
          </table:table-cell>
          <table:table-cell table:formula="of:=[.D799]+[.E799]*([.B800]-[.B799])" office:value-type="float" office:value="30.6152000000002">
            <text:p>30.6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0]+[.$C$14]" office:value-type="float" office:value="3.128">
            <text:p>3.13E+000</text:p>
          </table:table-cell>
          <table:table-cell table:formula="of:=[.C800]+[.D801]*([.B801]-[.B800])+0.5*[.E801]*([.B801]-[.B800])^2" office:value-type="float" office:value="48.0660991999998">
            <text:p>48.07</text:p>
          </table:table-cell>
          <table:table-cell table:formula="of:=[.D800]+[.E800]*([.B801]-[.B800])" office:value-type="float" office:value="30.6544000000002">
            <text:p>30.6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1]+[.$C$14]" office:value-type="float" office:value="3.132">
            <text:p>3.13E+000</text:p>
          </table:table-cell>
          <table:table-cell table:formula="of:=[.C801]+[.D802]*([.B802]-[.B801])+0.5*[.E802]*([.B802]-[.B801])^2" office:value-type="float" office:value="48.1889519999999">
            <text:p>48.19</text:p>
          </table:table-cell>
          <table:table-cell table:formula="of:=[.D801]+[.E801]*([.B802]-[.B801])" office:value-type="float" office:value="30.6936000000002">
            <text:p>30.6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2]+[.$C$14]" office:value-type="float" office:value="3.136">
            <text:p>3.14E+000</text:p>
          </table:table-cell>
          <table:table-cell table:formula="of:=[.C802]+[.D803]*([.B803]-[.B802])+0.5*[.E803]*([.B803]-[.B802])^2" office:value-type="float" office:value="48.3119615999999">
            <text:p>48.31</text:p>
          </table:table-cell>
          <table:table-cell table:formula="of:=[.D802]+[.E802]*([.B803]-[.B802])" office:value-type="float" office:value="30.7328000000002">
            <text:p>30.7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3]+[.$C$14]" office:value-type="float" office:value="3.14">
            <text:p>3.14E+000</text:p>
          </table:table-cell>
          <table:table-cell table:formula="of:=[.C803]+[.D804]*([.B804]-[.B803])+0.5*[.E804]*([.B804]-[.B803])^2" office:value-type="float" office:value="48.4351279999999">
            <text:p>48.44</text:p>
          </table:table-cell>
          <table:table-cell table:formula="of:=[.D803]+[.E803]*([.B804]-[.B803])" office:value-type="float" office:value="30.7720000000002">
            <text:p>30.7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4]+[.$C$14]" office:value-type="float" office:value="3.144">
            <text:p>3.14E+000</text:p>
          </table:table-cell>
          <table:table-cell table:formula="of:=[.C804]+[.D805]*([.B805]-[.B804])+0.5*[.E805]*([.B805]-[.B804])^2" office:value-type="float" office:value="48.5584511999999">
            <text:p>48.56</text:p>
          </table:table-cell>
          <table:table-cell table:formula="of:=[.D804]+[.E804]*([.B805]-[.B804])" office:value-type="float" office:value="30.8112000000002">
            <text:p>30.8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5]+[.$C$14]" office:value-type="float" office:value="3.148">
            <text:p>3.15E+000</text:p>
          </table:table-cell>
          <table:table-cell table:formula="of:=[.C805]+[.D806]*([.B806]-[.B805])+0.5*[.E806]*([.B806]-[.B805])^2" office:value-type="float" office:value="48.6819311999999">
            <text:p>48.68</text:p>
          </table:table-cell>
          <table:table-cell table:formula="of:=[.D805]+[.E805]*([.B806]-[.B805])" office:value-type="float" office:value="30.8504000000002">
            <text:p>30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6]+[.$C$14]" office:value-type="float" office:value="3.152">
            <text:p>3.15E+000</text:p>
          </table:table-cell>
          <table:table-cell table:formula="of:=[.C806]+[.D807]*([.B807]-[.B806])+0.5*[.E807]*([.B807]-[.B806])^2" office:value-type="float" office:value="48.8055679999999">
            <text:p>48.81</text:p>
          </table:table-cell>
          <table:table-cell table:formula="of:=[.D806]+[.E806]*([.B807]-[.B806])" office:value-type="float" office:value="30.8896000000002">
            <text:p>30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7]+[.$C$14]" office:value-type="float" office:value="3.156">
            <text:p>3.16E+000</text:p>
          </table:table-cell>
          <table:table-cell table:formula="of:=[.C807]+[.D808]*([.B808]-[.B807])+0.5*[.E808]*([.B808]-[.B807])^2" office:value-type="float" office:value="48.9293615999999">
            <text:p>48.93</text:p>
          </table:table-cell>
          <table:table-cell table:formula="of:=[.D807]+[.E807]*([.B808]-[.B807])" office:value-type="float" office:value="30.9288000000002">
            <text:p>30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8]+[.$C$14]" office:value-type="float" office:value="3.16">
            <text:p>3.16E+000</text:p>
          </table:table-cell>
          <table:table-cell table:formula="of:=[.C808]+[.D809]*([.B809]-[.B808])+0.5*[.E809]*([.B809]-[.B808])^2" office:value-type="float" office:value="49.0533119999999">
            <text:p>49.05</text:p>
          </table:table-cell>
          <table:table-cell table:formula="of:=[.D808]+[.E808]*([.B809]-[.B808])" office:value-type="float" office:value="30.9680000000002">
            <text:p>30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9]+[.$C$14]" office:value-type="float" office:value="3.164">
            <text:p>3.16E+000</text:p>
          </table:table-cell>
          <table:table-cell table:formula="of:=[.C809]+[.D810]*([.B810]-[.B809])+0.5*[.E810]*([.B810]-[.B809])^2" office:value-type="float" office:value="49.1774191999999">
            <text:p>49.18</text:p>
          </table:table-cell>
          <table:table-cell table:formula="of:=[.D809]+[.E809]*([.B810]-[.B809])" office:value-type="float" office:value="31.0072000000002">
            <text:p>31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0]+[.$C$14]" office:value-type="float" office:value="3.168">
            <text:p>3.17E+000</text:p>
          </table:table-cell>
          <table:table-cell table:formula="of:=[.C810]+[.D811]*([.B811]-[.B810])+0.5*[.E811]*([.B811]-[.B810])^2" office:value-type="float" office:value="49.3016831999999">
            <text:p>49.3</text:p>
          </table:table-cell>
          <table:table-cell table:formula="of:=[.D810]+[.E810]*([.B811]-[.B810])" office:value-type="float" office:value="31.0464000000003">
            <text:p>31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1]+[.$C$14]" office:value-type="float" office:value="3.172">
            <text:p>3.17E+000</text:p>
          </table:table-cell>
          <table:table-cell table:formula="of:=[.C811]+[.D812]*([.B812]-[.B811])+0.5*[.E812]*([.B812]-[.B811])^2" office:value-type="float" office:value="49.4261039999999">
            <text:p>49.43</text:p>
          </table:table-cell>
          <table:table-cell table:formula="of:=[.D811]+[.E811]*([.B812]-[.B811])" office:value-type="float" office:value="31.0856000000002">
            <text:p>31.0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2]+[.$C$14]" office:value-type="float" office:value="3.176">
            <text:p>3.18E+000</text:p>
          </table:table-cell>
          <table:table-cell table:formula="of:=[.C812]+[.D813]*([.B813]-[.B812])+0.5*[.E813]*([.B813]-[.B812])^2" office:value-type="float" office:value="49.5506815999999">
            <text:p>49.55</text:p>
          </table:table-cell>
          <table:table-cell table:formula="of:=[.D812]+[.E812]*([.B813]-[.B812])" office:value-type="float" office:value="31.1248000000003">
            <text:p>31.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3]+[.$C$14]" office:value-type="float" office:value="3.18">
            <text:p>3.18E+000</text:p>
          </table:table-cell>
          <table:table-cell table:formula="of:=[.C813]+[.D814]*([.B814]-[.B813])+0.5*[.E814]*([.B814]-[.B813])^2" office:value-type="float" office:value="49.6754159999999">
            <text:p>49.68</text:p>
          </table:table-cell>
          <table:table-cell table:formula="of:=[.D813]+[.E813]*([.B814]-[.B813])" office:value-type="float" office:value="31.1640000000003">
            <text:p>31.1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4]+[.$C$14]" office:value-type="float" office:value="3.184">
            <text:p>3.18E+000</text:p>
          </table:table-cell>
          <table:table-cell table:formula="of:=[.C814]+[.D815]*([.B815]-[.B814])+0.5*[.E815]*([.B815]-[.B814])^2" office:value-type="float" office:value="49.8003071999999">
            <text:p>49.8</text:p>
          </table:table-cell>
          <table:table-cell table:formula="of:=[.D814]+[.E814]*([.B815]-[.B814])" office:value-type="float" office:value="31.2032000000003">
            <text:p>31.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5]+[.$C$14]" office:value-type="float" office:value="3.188">
            <text:p>3.19E+000</text:p>
          </table:table-cell>
          <table:table-cell table:formula="of:=[.C815]+[.D816]*([.B816]-[.B815])+0.5*[.E816]*([.B816]-[.B815])^2" office:value-type="float" office:value="49.9253551999999">
            <text:p>49.93</text:p>
          </table:table-cell>
          <table:table-cell table:formula="of:=[.D815]+[.E815]*([.B816]-[.B815])" office:value-type="float" office:value="31.2424000000003">
            <text:p>31.2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6]+[.$C$14]" office:value-type="float" office:value="3.192">
            <text:p>3.19E+000</text:p>
          </table:table-cell>
          <table:table-cell table:formula="of:=[.C816]+[.D817]*([.B817]-[.B816])+0.5*[.E817]*([.B817]-[.B816])^2" office:value-type="float" office:value="50.0505599999999">
            <text:p>50.05</text:p>
          </table:table-cell>
          <table:table-cell table:formula="of:=[.D816]+[.E816]*([.B817]-[.B816])" office:value-type="float" office:value="31.2816000000003">
            <text:p>31.2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7]+[.$C$14]" office:value-type="float" office:value="3.196">
            <text:p>3.20E+000</text:p>
          </table:table-cell>
          <table:table-cell table:formula="of:=[.C817]+[.D818]*([.B818]-[.B817])+0.5*[.E818]*([.B818]-[.B817])^2" office:value-type="float" office:value="50.1759215999999">
            <text:p>50.18</text:p>
          </table:table-cell>
          <table:table-cell table:formula="of:=[.D817]+[.E817]*([.B818]-[.B817])" office:value-type="float" office:value="31.3208000000003">
            <text:p>31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8]+[.$C$14]" office:value-type="float" office:value="3.2">
            <text:p>3.20E+000</text:p>
          </table:table-cell>
          <table:table-cell table:formula="of:=[.C818]+[.D819]*([.B819]-[.B818])+0.5*[.E819]*([.B819]-[.B818])^2" office:value-type="float" office:value="50.3014399999999">
            <text:p>50.3</text:p>
          </table:table-cell>
          <table:table-cell table:formula="of:=[.D818]+[.E818]*([.B819]-[.B818])" office:value-type="float" office:value="31.3600000000003">
            <text:p>31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9]+[.$C$14]" office:value-type="float" office:value="3.204">
            <text:p>3.20E+000</text:p>
          </table:table-cell>
          <table:table-cell table:formula="of:=[.C819]+[.D820]*([.B820]-[.B819])+0.5*[.E820]*([.B820]-[.B819])^2" office:value-type="float" office:value="50.4271151999999">
            <text:p>50.43</text:p>
          </table:table-cell>
          <table:table-cell table:formula="of:=[.D819]+[.E819]*([.B820]-[.B819])" office:value-type="float" office:value="31.3992000000003">
            <text:p>31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0]+[.$C$14]" office:value-type="float" office:value="3.208">
            <text:p>3.21E+000</text:p>
          </table:table-cell>
          <table:table-cell table:formula="of:=[.C820]+[.D821]*([.B821]-[.B820])+0.5*[.E821]*([.B821]-[.B820])^2" office:value-type="float" office:value="50.5529471999999">
            <text:p>50.55</text:p>
          </table:table-cell>
          <table:table-cell table:formula="of:=[.D820]+[.E820]*([.B821]-[.B820])" office:value-type="float" office:value="31.4384000000003">
            <text:p>31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1]+[.$C$14]" office:value-type="float" office:value="3.212">
            <text:p>3.21E+000</text:p>
          </table:table-cell>
          <table:table-cell table:formula="of:=[.C821]+[.D822]*([.B822]-[.B821])+0.5*[.E822]*([.B822]-[.B821])^2" office:value-type="float" office:value="50.6789359999999">
            <text:p>50.68</text:p>
          </table:table-cell>
          <table:table-cell table:formula="of:=[.D821]+[.E821]*([.B822]-[.B821])" office:value-type="float" office:value="31.4776000000003">
            <text:p>31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2]+[.$C$14]" office:value-type="float" office:value="3.216">
            <text:p>3.22E+000</text:p>
          </table:table-cell>
          <table:table-cell table:formula="of:=[.C822]+[.D823]*([.B823]-[.B822])+0.5*[.E823]*([.B823]-[.B822])^2" office:value-type="float" office:value="50.8050815999999">
            <text:p>50.81</text:p>
          </table:table-cell>
          <table:table-cell table:formula="of:=[.D822]+[.E822]*([.B823]-[.B822])" office:value-type="float" office:value="31.5168000000003">
            <text:p>31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3]+[.$C$14]" office:value-type="float" office:value="3.22">
            <text:p>3.22E+000</text:p>
          </table:table-cell>
          <table:table-cell table:formula="of:=[.C823]+[.D824]*([.B824]-[.B823])+0.5*[.E824]*([.B824]-[.B823])^2" office:value-type="float" office:value="50.9313839999999">
            <text:p>50.93</text:p>
          </table:table-cell>
          <table:table-cell table:formula="of:=[.D823]+[.E823]*([.B824]-[.B823])" office:value-type="float" office:value="31.5560000000003">
            <text:p>31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4]+[.$C$14]" office:value-type="float" office:value="3.224">
            <text:p>3.22E+000</text:p>
          </table:table-cell>
          <table:table-cell table:formula="of:=[.C824]+[.D825]*([.B825]-[.B824])+0.5*[.E825]*([.B825]-[.B824])^2" office:value-type="float" office:value="51.0578431999999">
            <text:p>51.06</text:p>
          </table:table-cell>
          <table:table-cell table:formula="of:=[.D824]+[.E824]*([.B825]-[.B824])" office:value-type="float" office:value="31.5952000000003">
            <text:p>31.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5]+[.$C$14]" office:value-type="float" office:value="3.228">
            <text:p>3.23E+000</text:p>
          </table:table-cell>
          <table:table-cell table:formula="of:=[.C825]+[.D826]*([.B826]-[.B825])+0.5*[.E826]*([.B826]-[.B825])^2" office:value-type="float" office:value="51.1844591999999">
            <text:p>51.18</text:p>
          </table:table-cell>
          <table:table-cell table:formula="of:=[.D825]+[.E825]*([.B826]-[.B825])" office:value-type="float" office:value="31.6344000000003">
            <text:p>31.6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6]+[.$C$14]" office:value-type="float" office:value="3.232">
            <text:p>3.23E+000</text:p>
          </table:table-cell>
          <table:table-cell table:formula="of:=[.C826]+[.D827]*([.B827]-[.B826])+0.5*[.E827]*([.B827]-[.B826])^2" office:value-type="float" office:value="51.3112319999999">
            <text:p>51.31</text:p>
          </table:table-cell>
          <table:table-cell table:formula="of:=[.D826]+[.E826]*([.B827]-[.B826])" office:value-type="float" office:value="31.6736000000003">
            <text:p>31.6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7]+[.$C$14]" office:value-type="float" office:value="3.236">
            <text:p>3.24E+000</text:p>
          </table:table-cell>
          <table:table-cell table:formula="of:=[.C827]+[.D828]*([.B828]-[.B827])+0.5*[.E828]*([.B828]-[.B827])^2" office:value-type="float" office:value="51.4381615999999">
            <text:p>51.44</text:p>
          </table:table-cell>
          <table:table-cell table:formula="of:=[.D827]+[.E827]*([.B828]-[.B827])" office:value-type="float" office:value="31.7128000000003">
            <text:p>31.7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8]+[.$C$14]" office:value-type="float" office:value="3.24">
            <text:p>3.24E+000</text:p>
          </table:table-cell>
          <table:table-cell table:formula="of:=[.C828]+[.D829]*([.B829]-[.B828])+0.5*[.E829]*([.B829]-[.B828])^2" office:value-type="float" office:value="51.5652479999999">
            <text:p>51.57</text:p>
          </table:table-cell>
          <table:table-cell table:formula="of:=[.D828]+[.E828]*([.B829]-[.B828])" office:value-type="float" office:value="31.7520000000003">
            <text:p>31.7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9]+[.$C$14]" office:value-type="float" office:value="3.244">
            <text:p>3.24E+000</text:p>
          </table:table-cell>
          <table:table-cell table:formula="of:=[.C829]+[.D830]*([.B830]-[.B829])+0.5*[.E830]*([.B830]-[.B829])^2" office:value-type="float" office:value="51.6924911999999">
            <text:p>51.69</text:p>
          </table:table-cell>
          <table:table-cell table:formula="of:=[.D829]+[.E829]*([.B830]-[.B829])" office:value-type="float" office:value="31.7912000000003">
            <text:p>31.7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0]+[.$C$14]" office:value-type="float" office:value="3.248">
            <text:p>3.25E+000</text:p>
          </table:table-cell>
          <table:table-cell table:formula="of:=[.C830]+[.D831]*([.B831]-[.B830])+0.5*[.E831]*([.B831]-[.B830])^2" office:value-type="float" office:value="51.8198911999999">
            <text:p>51.82</text:p>
          </table:table-cell>
          <table:table-cell table:formula="of:=[.D830]+[.E830]*([.B831]-[.B830])" office:value-type="float" office:value="31.8304000000003">
            <text:p>31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1]+[.$C$14]" office:value-type="float" office:value="3.252">
            <text:p>3.25E+000</text:p>
          </table:table-cell>
          <table:table-cell table:formula="of:=[.C831]+[.D832]*([.B832]-[.B831])+0.5*[.E832]*([.B832]-[.B831])^2" office:value-type="float" office:value="51.9474479999999">
            <text:p>51.95</text:p>
          </table:table-cell>
          <table:table-cell table:formula="of:=[.D831]+[.E831]*([.B832]-[.B831])" office:value-type="float" office:value="31.8696000000003">
            <text:p>31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2]+[.$C$14]" office:value-type="float" office:value="3.256">
            <text:p>3.26E+000</text:p>
          </table:table-cell>
          <table:table-cell table:formula="of:=[.C832]+[.D833]*([.B833]-[.B832])+0.5*[.E833]*([.B833]-[.B832])^2" office:value-type="float" office:value="52.0751615999999">
            <text:p>52.08</text:p>
          </table:table-cell>
          <table:table-cell table:formula="of:=[.D832]+[.E832]*([.B833]-[.B832])" office:value-type="float" office:value="31.9088000000003">
            <text:p>31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3]+[.$C$14]" office:value-type="float" office:value="3.26">
            <text:p>3.26E+000</text:p>
          </table:table-cell>
          <table:table-cell table:formula="of:=[.C833]+[.D834]*([.B834]-[.B833])+0.5*[.E834]*([.B834]-[.B833])^2" office:value-type="float" office:value="52.2030319999999">
            <text:p>52.2</text:p>
          </table:table-cell>
          <table:table-cell table:formula="of:=[.D833]+[.E833]*([.B834]-[.B833])" office:value-type="float" office:value="31.9480000000003">
            <text:p>31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4]+[.$C$14]" office:value-type="float" office:value="3.264">
            <text:p>3.26E+000</text:p>
          </table:table-cell>
          <table:table-cell table:formula="of:=[.C834]+[.D835]*([.B835]-[.B834])+0.5*[.E835]*([.B835]-[.B834])^2" office:value-type="float" office:value="52.3310591999999">
            <text:p>52.33</text:p>
          </table:table-cell>
          <table:table-cell table:formula="of:=[.D834]+[.E834]*([.B835]-[.B834])" office:value-type="float" office:value="31.9872000000003">
            <text:p>31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5]+[.$C$14]" office:value-type="float" office:value="3.268">
            <text:p>3.27E+000</text:p>
          </table:table-cell>
          <table:table-cell table:formula="of:=[.C835]+[.D836]*([.B836]-[.B835])+0.5*[.E836]*([.B836]-[.B835])^2" office:value-type="float" office:value="52.4592431999999">
            <text:p>52.46</text:p>
          </table:table-cell>
          <table:table-cell table:formula="of:=[.D835]+[.E835]*([.B836]-[.B835])" office:value-type="float" office:value="32.0264000000003">
            <text:p>32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6]+[.$C$14]" office:value-type="float" office:value="3.272">
            <text:p>3.27E+000</text:p>
          </table:table-cell>
          <table:table-cell table:formula="of:=[.C836]+[.D837]*([.B837]-[.B836])+0.5*[.E837]*([.B837]-[.B836])^2" office:value-type="float" office:value="52.5875839999999">
            <text:p>52.59</text:p>
          </table:table-cell>
          <table:table-cell table:formula="of:=[.D836]+[.E836]*([.B837]-[.B836])" office:value-type="float" office:value="32.0656000000003">
            <text:p>32.0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7]+[.$C$14]" office:value-type="float" office:value="3.276">
            <text:p>3.28E+000</text:p>
          </table:table-cell>
          <table:table-cell table:formula="of:=[.C837]+[.D838]*([.B838]-[.B837])+0.5*[.E838]*([.B838]-[.B837])^2" office:value-type="float" office:value="52.7160815999999">
            <text:p>52.72</text:p>
          </table:table-cell>
          <table:table-cell table:formula="of:=[.D837]+[.E837]*([.B838]-[.B837])" office:value-type="float" office:value="32.1048000000003">
            <text:p>32.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8]+[.$C$14]" office:value-type="float" office:value="3.28">
            <text:p>3.28E+000</text:p>
          </table:table-cell>
          <table:table-cell table:formula="of:=[.C838]+[.D839]*([.B839]-[.B838])+0.5*[.E839]*([.B839]-[.B838])^2" office:value-type="float" office:value="52.8447359999999">
            <text:p>52.84</text:p>
          </table:table-cell>
          <table:table-cell table:formula="of:=[.D838]+[.E838]*([.B839]-[.B838])" office:value-type="float" office:value="32.1440000000003">
            <text:p>32.1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9]+[.$C$14]" office:value-type="float" office:value="3.284">
            <text:p>3.28E+000</text:p>
          </table:table-cell>
          <table:table-cell table:formula="of:=[.C839]+[.D840]*([.B840]-[.B839])+0.5*[.E840]*([.B840]-[.B839])^2" office:value-type="float" office:value="52.9735471999999">
            <text:p>52.97</text:p>
          </table:table-cell>
          <table:table-cell table:formula="of:=[.D839]+[.E839]*([.B840]-[.B839])" office:value-type="float" office:value="32.1832000000003">
            <text:p>32.1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0]+[.$C$14]" office:value-type="float" office:value="3.288">
            <text:p>3.29E+000</text:p>
          </table:table-cell>
          <table:table-cell table:formula="of:=[.C840]+[.D841]*([.B841]-[.B840])+0.5*[.E841]*([.B841]-[.B840])^2" office:value-type="float" office:value="53.1025151999999">
            <text:p>53.1</text:p>
          </table:table-cell>
          <table:table-cell table:formula="of:=[.D840]+[.E840]*([.B841]-[.B840])" office:value-type="float" office:value="32.2224000000003">
            <text:p>32.2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1]+[.$C$14]" office:value-type="float" office:value="3.292">
            <text:p>3.29E+000</text:p>
          </table:table-cell>
          <table:table-cell table:formula="of:=[.C841]+[.D842]*([.B842]-[.B841])+0.5*[.E842]*([.B842]-[.B841])^2" office:value-type="float" office:value="53.2316399999999">
            <text:p>53.23</text:p>
          </table:table-cell>
          <table:table-cell table:formula="of:=[.D841]+[.E841]*([.B842]-[.B841])" office:value-type="float" office:value="32.2616000000003">
            <text:p>32.2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2]+[.$C$14]" office:value-type="float" office:value="3.296">
            <text:p>3.30E+000</text:p>
          </table:table-cell>
          <table:table-cell table:formula="of:=[.C842]+[.D843]*([.B843]-[.B842])+0.5*[.E843]*([.B843]-[.B842])^2" office:value-type="float" office:value="53.3609215999999">
            <text:p>53.36</text:p>
          </table:table-cell>
          <table:table-cell table:formula="of:=[.D842]+[.E842]*([.B843]-[.B842])" office:value-type="float" office:value="32.3008000000003">
            <text:p>32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3]+[.$C$14]" office:value-type="float" office:value="3.3">
            <text:p>3.30E+000</text:p>
          </table:table-cell>
          <table:table-cell table:formula="of:=[.C843]+[.D844]*([.B844]-[.B843])+0.5*[.E844]*([.B844]-[.B843])^2" office:value-type="float" office:value="53.4903599999999">
            <text:p>53.49</text:p>
          </table:table-cell>
          <table:table-cell table:formula="of:=[.D843]+[.E843]*([.B844]-[.B843])" office:value-type="float" office:value="32.3400000000003">
            <text:p>32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4]+[.$C$14]" office:value-type="float" office:value="3.304">
            <text:p>3.30E+000</text:p>
          </table:table-cell>
          <table:table-cell table:formula="of:=[.C844]+[.D845]*([.B845]-[.B844])+0.5*[.E845]*([.B845]-[.B844])^2" office:value-type="float" office:value="53.6199551999999">
            <text:p>53.62</text:p>
          </table:table-cell>
          <table:table-cell table:formula="of:=[.D844]+[.E844]*([.B845]-[.B844])" office:value-type="float" office:value="32.3792000000003">
            <text:p>32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5]+[.$C$14]" office:value-type="float" office:value="3.308">
            <text:p>3.31E+000</text:p>
          </table:table-cell>
          <table:table-cell table:formula="of:=[.C845]+[.D846]*([.B846]-[.B845])+0.5*[.E846]*([.B846]-[.B845])^2" office:value-type="float" office:value="53.7497071999999">
            <text:p>53.75</text:p>
          </table:table-cell>
          <table:table-cell table:formula="of:=[.D845]+[.E845]*([.B846]-[.B845])" office:value-type="float" office:value="32.4184000000003">
            <text:p>32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6]+[.$C$14]" office:value-type="float" office:value="3.312">
            <text:p>3.31E+000</text:p>
          </table:table-cell>
          <table:table-cell table:formula="of:=[.C846]+[.D847]*([.B847]-[.B846])+0.5*[.E847]*([.B847]-[.B846])^2" office:value-type="float" office:value="53.8796159999999">
            <text:p>53.88</text:p>
          </table:table-cell>
          <table:table-cell table:formula="of:=[.D846]+[.E846]*([.B847]-[.B846])" office:value-type="float" office:value="32.4576000000003">
            <text:p>32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7]+[.$C$14]" office:value-type="float" office:value="3.316">
            <text:p>3.32E+000</text:p>
          </table:table-cell>
          <table:table-cell table:formula="of:=[.C847]+[.D848]*([.B848]-[.B847])+0.5*[.E848]*([.B848]-[.B847])^2" office:value-type="float" office:value="54.0096815999999">
            <text:p>54.01</text:p>
          </table:table-cell>
          <table:table-cell table:formula="of:=[.D847]+[.E847]*([.B848]-[.B847])" office:value-type="float" office:value="32.4968000000003">
            <text:p>32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8]+[.$C$14]" office:value-type="float" office:value="3.32">
            <text:p>3.32E+000</text:p>
          </table:table-cell>
          <table:table-cell table:formula="of:=[.C848]+[.D849]*([.B849]-[.B848])+0.5*[.E849]*([.B849]-[.B848])^2" office:value-type="float" office:value="54.1399039999999">
            <text:p>54.14</text:p>
          </table:table-cell>
          <table:table-cell table:formula="of:=[.D848]+[.E848]*([.B849]-[.B848])" office:value-type="float" office:value="32.5360000000003">
            <text:p>32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9]+[.$C$14]" office:value-type="float" office:value="3.324">
            <text:p>3.32E+000</text:p>
          </table:table-cell>
          <table:table-cell table:formula="of:=[.C849]+[.D850]*([.B850]-[.B849])+0.5*[.E850]*([.B850]-[.B849])^2" office:value-type="float" office:value="54.2702831999999">
            <text:p>54.27</text:p>
          </table:table-cell>
          <table:table-cell table:formula="of:=[.D849]+[.E849]*([.B850]-[.B849])" office:value-type="float" office:value="32.5752000000003">
            <text:p>32.5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0]+[.$C$14]" office:value-type="float" office:value="3.328">
            <text:p>3.33E+000</text:p>
          </table:table-cell>
          <table:table-cell table:formula="of:=[.C850]+[.D851]*([.B851]-[.B850])+0.5*[.E851]*([.B851]-[.B850])^2" office:value-type="float" office:value="54.4008191999999">
            <text:p>54.4</text:p>
          </table:table-cell>
          <table:table-cell table:formula="of:=[.D850]+[.E850]*([.B851]-[.B850])" office:value-type="float" office:value="32.6144000000003">
            <text:p>32.6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1]+[.$C$14]" office:value-type="float" office:value="3.332">
            <text:p>3.33E+000</text:p>
          </table:table-cell>
          <table:table-cell table:formula="of:=[.C851]+[.D852]*([.B852]-[.B851])+0.5*[.E852]*([.B852]-[.B851])^2" office:value-type="float" office:value="54.5315119999999">
            <text:p>54.53</text:p>
          </table:table-cell>
          <table:table-cell table:formula="of:=[.D851]+[.E851]*([.B852]-[.B851])" office:value-type="float" office:value="32.6536000000003">
            <text:p>32.6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2]+[.$C$14]" office:value-type="float" office:value="3.336">
            <text:p>3.34E+000</text:p>
          </table:table-cell>
          <table:table-cell table:formula="of:=[.C852]+[.D853]*([.B853]-[.B852])+0.5*[.E853]*([.B853]-[.B852])^2" office:value-type="float" office:value="54.6623615999999">
            <text:p>54.66</text:p>
          </table:table-cell>
          <table:table-cell table:formula="of:=[.D852]+[.E852]*([.B853]-[.B852])" office:value-type="float" office:value="32.6928000000003">
            <text:p>32.6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3]+[.$C$14]" office:value-type="float" office:value="3.34">
            <text:p>3.34E+000</text:p>
          </table:table-cell>
          <table:table-cell table:formula="of:=[.C853]+[.D854]*([.B854]-[.B853])+0.5*[.E854]*([.B854]-[.B853])^2" office:value-type="float" office:value="54.7933679999999">
            <text:p>54.79</text:p>
          </table:table-cell>
          <table:table-cell table:formula="of:=[.D853]+[.E853]*([.B854]-[.B853])" office:value-type="float" office:value="32.7320000000003">
            <text:p>32.7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4]+[.$C$14]" office:value-type="float" office:value="3.344">
            <text:p>3.34E+000</text:p>
          </table:table-cell>
          <table:table-cell table:formula="of:=[.C854]+[.D855]*([.B855]-[.B854])+0.5*[.E855]*([.B855]-[.B854])^2" office:value-type="float" office:value="54.9245311999999">
            <text:p>54.92</text:p>
          </table:table-cell>
          <table:table-cell table:formula="of:=[.D854]+[.E854]*([.B855]-[.B854])" office:value-type="float" office:value="32.7712000000003">
            <text:p>32.7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5]+[.$C$14]" office:value-type="float" office:value="3.348">
            <text:p>3.35E+000</text:p>
          </table:table-cell>
          <table:table-cell table:formula="of:=[.C855]+[.D856]*([.B856]-[.B855])+0.5*[.E856]*([.B856]-[.B855])^2" office:value-type="float" office:value="55.0558511999999">
            <text:p>55.06</text:p>
          </table:table-cell>
          <table:table-cell table:formula="of:=[.D855]+[.E855]*([.B856]-[.B855])" office:value-type="float" office:value="32.8104000000003">
            <text:p>32.8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6]+[.$C$14]" office:value-type="float" office:value="3.352">
            <text:p>3.35E+000</text:p>
          </table:table-cell>
          <table:table-cell table:formula="of:=[.C856]+[.D857]*([.B857]-[.B856])+0.5*[.E857]*([.B857]-[.B856])^2" office:value-type="float" office:value="55.1873279999999">
            <text:p>55.19</text:p>
          </table:table-cell>
          <table:table-cell table:formula="of:=[.D856]+[.E856]*([.B857]-[.B856])" office:value-type="float" office:value="32.8496000000003">
            <text:p>32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7]+[.$C$14]" office:value-type="float" office:value="3.356">
            <text:p>3.36E+000</text:p>
          </table:table-cell>
          <table:table-cell table:formula="of:=[.C857]+[.D858]*([.B858]-[.B857])+0.5*[.E858]*([.B858]-[.B857])^2" office:value-type="float" office:value="55.3189615999999">
            <text:p>55.32</text:p>
          </table:table-cell>
          <table:table-cell table:formula="of:=[.D857]+[.E857]*([.B858]-[.B857])" office:value-type="float" office:value="32.8888000000003">
            <text:p>32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8]+[.$C$14]" office:value-type="float" office:value="3.36">
            <text:p>3.36E+000</text:p>
          </table:table-cell>
          <table:table-cell table:formula="of:=[.C858]+[.D859]*([.B859]-[.B858])+0.5*[.E859]*([.B859]-[.B858])^2" office:value-type="float" office:value="55.4507519999999">
            <text:p>55.45</text:p>
          </table:table-cell>
          <table:table-cell table:formula="of:=[.D858]+[.E858]*([.B859]-[.B858])" office:value-type="float" office:value="32.9280000000003">
            <text:p>32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9]+[.$C$14]" office:value-type="float" office:value="3.364">
            <text:p>3.36E+000</text:p>
          </table:table-cell>
          <table:table-cell table:formula="of:=[.C859]+[.D860]*([.B860]-[.B859])+0.5*[.E860]*([.B860]-[.B859])^2" office:value-type="float" office:value="55.5826991999999">
            <text:p>55.58</text:p>
          </table:table-cell>
          <table:table-cell table:formula="of:=[.D859]+[.E859]*([.B860]-[.B859])" office:value-type="float" office:value="32.9672000000003">
            <text:p>32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0]+[.$C$14]" office:value-type="float" office:value="3.368">
            <text:p>3.37E+000</text:p>
          </table:table-cell>
          <table:table-cell table:formula="of:=[.C860]+[.D861]*([.B861]-[.B860])+0.5*[.E861]*([.B861]-[.B860])^2" office:value-type="float" office:value="55.7148031999999">
            <text:p>55.71</text:p>
          </table:table-cell>
          <table:table-cell table:formula="of:=[.D860]+[.E860]*([.B861]-[.B860])" office:value-type="float" office:value="33.0064000000003">
            <text:p>33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1]+[.$C$14]" office:value-type="float" office:value="3.372">
            <text:p>3.37E+000</text:p>
          </table:table-cell>
          <table:table-cell table:formula="of:=[.C861]+[.D862]*([.B862]-[.B861])+0.5*[.E862]*([.B862]-[.B861])^2" office:value-type="float" office:value="55.8470639999999">
            <text:p>55.85</text:p>
          </table:table-cell>
          <table:table-cell table:formula="of:=[.D861]+[.E861]*([.B862]-[.B861])" office:value-type="float" office:value="33.0456000000003">
            <text:p>33.0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2]+[.$C$14]" office:value-type="float" office:value="3.376">
            <text:p>3.38E+000</text:p>
          </table:table-cell>
          <table:table-cell table:formula="of:=[.C862]+[.D863]*([.B863]-[.B862])+0.5*[.E863]*([.B863]-[.B862])^2" office:value-type="float" office:value="55.9794815999999">
            <text:p>55.98</text:p>
          </table:table-cell>
          <table:table-cell table:formula="of:=[.D862]+[.E862]*([.B863]-[.B862])" office:value-type="float" office:value="33.0848000000003">
            <text:p>33.0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3]+[.$C$14]" office:value-type="float" office:value="3.38">
            <text:p>3.38E+000</text:p>
          </table:table-cell>
          <table:table-cell table:formula="of:=[.C863]+[.D864]*([.B864]-[.B863])+0.5*[.E864]*([.B864]-[.B863])^2" office:value-type="float" office:value="56.1120559999999">
            <text:p>56.11</text:p>
          </table:table-cell>
          <table:table-cell table:formula="of:=[.D863]+[.E863]*([.B864]-[.B863])" office:value-type="float" office:value="33.1240000000003">
            <text:p>33.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4]+[.$C$14]" office:value-type="float" office:value="3.384">
            <text:p>3.38E+000</text:p>
          </table:table-cell>
          <table:table-cell table:formula="of:=[.C864]+[.D865]*([.B865]-[.B864])+0.5*[.E865]*([.B865]-[.B864])^2" office:value-type="float" office:value="56.2447871999999">
            <text:p>56.24</text:p>
          </table:table-cell>
          <table:table-cell table:formula="of:=[.D864]+[.E864]*([.B865]-[.B864])" office:value-type="float" office:value="33.1632000000003">
            <text:p>33.1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5]+[.$C$14]" office:value-type="float" office:value="3.388">
            <text:p>3.39E+000</text:p>
          </table:table-cell>
          <table:table-cell table:formula="of:=[.C865]+[.D866]*([.B866]-[.B865])+0.5*[.E866]*([.B866]-[.B865])^2" office:value-type="float" office:value="56.3776751999999">
            <text:p>56.38</text:p>
          </table:table-cell>
          <table:table-cell table:formula="of:=[.D865]+[.E865]*([.B866]-[.B865])" office:value-type="float" office:value="33.2024000000003">
            <text:p>33.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6]+[.$C$14]" office:value-type="float" office:value="3.392">
            <text:p>3.39E+000</text:p>
          </table:table-cell>
          <table:table-cell table:formula="of:=[.C866]+[.D867]*([.B867]-[.B866])+0.5*[.E867]*([.B867]-[.B866])^2" office:value-type="float" office:value="56.5107199999999">
            <text:p>56.51</text:p>
          </table:table-cell>
          <table:table-cell table:formula="of:=[.D866]+[.E866]*([.B867]-[.B866])" office:value-type="float" office:value="33.2416000000003">
            <text:p>33.2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7]+[.$C$14]" office:value-type="float" office:value="3.396">
            <text:p>3.40E+000</text:p>
          </table:table-cell>
          <table:table-cell table:formula="of:=[.C867]+[.D868]*([.B868]-[.B867])+0.5*[.E868]*([.B868]-[.B867])^2" office:value-type="float" office:value="56.6439215999999">
            <text:p>56.64</text:p>
          </table:table-cell>
          <table:table-cell table:formula="of:=[.D867]+[.E867]*([.B868]-[.B867])" office:value-type="float" office:value="33.2808000000003">
            <text:p>33.2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8]+[.$C$14]" office:value-type="float" office:value="3.4">
            <text:p>3.40E+000</text:p>
          </table:table-cell>
          <table:table-cell table:formula="of:=[.C868]+[.D869]*([.B869]-[.B868])+0.5*[.E869]*([.B869]-[.B868])^2" office:value-type="float" office:value="56.7772799999999">
            <text:p>56.78</text:p>
          </table:table-cell>
          <table:table-cell table:formula="of:=[.D868]+[.E868]*([.B869]-[.B868])" office:value-type="float" office:value="33.3200000000003">
            <text:p>33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9]+[.$C$14]" office:value-type="float" office:value="3.404">
            <text:p>3.40E+000</text:p>
          </table:table-cell>
          <table:table-cell table:formula="of:=[.C869]+[.D870]*([.B870]-[.B869])+0.5*[.E870]*([.B870]-[.B869])^2" office:value-type="float" office:value="56.9107951999999">
            <text:p>56.91</text:p>
          </table:table-cell>
          <table:table-cell table:formula="of:=[.D869]+[.E869]*([.B870]-[.B869])" office:value-type="float" office:value="33.3592000000003">
            <text:p>33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0]+[.$C$14]" office:value-type="float" office:value="3.408">
            <text:p>3.41E+000</text:p>
          </table:table-cell>
          <table:table-cell table:formula="of:=[.C870]+[.D871]*([.B871]-[.B870])+0.5*[.E871]*([.B871]-[.B870])^2" office:value-type="float" office:value="57.0444671999999">
            <text:p>57.04</text:p>
          </table:table-cell>
          <table:table-cell table:formula="of:=[.D870]+[.E870]*([.B871]-[.B870])" office:value-type="float" office:value="33.3984000000003">
            <text:p>33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1]+[.$C$14]" office:value-type="float" office:value="3.412">
            <text:p>3.41E+000</text:p>
          </table:table-cell>
          <table:table-cell table:formula="of:=[.C871]+[.D872]*([.B872]-[.B871])+0.5*[.E872]*([.B872]-[.B871])^2" office:value-type="float" office:value="57.1782959999999">
            <text:p>57.18</text:p>
          </table:table-cell>
          <table:table-cell table:formula="of:=[.D871]+[.E871]*([.B872]-[.B871])" office:value-type="float" office:value="33.4376000000003">
            <text:p>33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2]+[.$C$14]" office:value-type="float" office:value="3.416">
            <text:p>3.42E+000</text:p>
          </table:table-cell>
          <table:table-cell table:formula="of:=[.C872]+[.D873]*([.B873]-[.B872])+0.5*[.E873]*([.B873]-[.B872])^2" office:value-type="float" office:value="57.3122815999999">
            <text:p>57.31</text:p>
          </table:table-cell>
          <table:table-cell table:formula="of:=[.D872]+[.E872]*([.B873]-[.B872])" office:value-type="float" office:value="33.4768000000003">
            <text:p>33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3]+[.$C$14]" office:value-type="float" office:value="3.42">
            <text:p>3.42E+000</text:p>
          </table:table-cell>
          <table:table-cell table:formula="of:=[.C873]+[.D874]*([.B874]-[.B873])+0.5*[.E874]*([.B874]-[.B873])^2" office:value-type="float" office:value="57.4464239999999">
            <text:p>57.45</text:p>
          </table:table-cell>
          <table:table-cell table:formula="of:=[.D873]+[.E873]*([.B874]-[.B873])" office:value-type="float" office:value="33.5160000000003">
            <text:p>33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4]+[.$C$14]" office:value-type="float" office:value="3.424">
            <text:p>3.42E+000</text:p>
          </table:table-cell>
          <table:table-cell table:formula="of:=[.C874]+[.D875]*([.B875]-[.B874])+0.5*[.E875]*([.B875]-[.B874])^2" office:value-type="float" office:value="57.5807231999999">
            <text:p>57.58</text:p>
          </table:table-cell>
          <table:table-cell table:formula="of:=[.D874]+[.E874]*([.B875]-[.B874])" office:value-type="float" office:value="33.5552000000003">
            <text:p>33.5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5]+[.$C$14]" office:value-type="float" office:value="3.428">
            <text:p>3.43E+000</text:p>
          </table:table-cell>
          <table:table-cell table:formula="of:=[.C875]+[.D876]*([.B876]-[.B875])+0.5*[.E876]*([.B876]-[.B875])^2" office:value-type="float" office:value="57.7151791999999">
            <text:p>57.72</text:p>
          </table:table-cell>
          <table:table-cell table:formula="of:=[.D875]+[.E875]*([.B876]-[.B875])" office:value-type="float" office:value="33.5944000000003">
            <text:p>33.5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6]+[.$C$14]" office:value-type="float" office:value="3.432">
            <text:p>3.43E+000</text:p>
          </table:table-cell>
          <table:table-cell table:formula="of:=[.C876]+[.D877]*([.B877]-[.B876])+0.5*[.E877]*([.B877]-[.B876])^2" office:value-type="float" office:value="57.8497919999999">
            <text:p>57.85</text:p>
          </table:table-cell>
          <table:table-cell table:formula="of:=[.D876]+[.E876]*([.B877]-[.B876])" office:value-type="float" office:value="33.6336000000003">
            <text:p>33.6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7]+[.$C$14]" office:value-type="float" office:value="3.436">
            <text:p>3.44E+000</text:p>
          </table:table-cell>
          <table:table-cell table:formula="of:=[.C877]+[.D878]*([.B878]-[.B877])+0.5*[.E878]*([.B878]-[.B877])^2" office:value-type="float" office:value="57.9845615999999">
            <text:p>57.98</text:p>
          </table:table-cell>
          <table:table-cell table:formula="of:=[.D877]+[.E877]*([.B878]-[.B877])" office:value-type="float" office:value="33.6728000000003">
            <text:p>33.6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8]+[.$C$14]" office:value-type="float" office:value="3.44">
            <text:p>3.44E+000</text:p>
          </table:table-cell>
          <table:table-cell table:formula="of:=[.C878]+[.D879]*([.B879]-[.B878])+0.5*[.E879]*([.B879]-[.B878])^2" office:value-type="float" office:value="58.1194879999999">
            <text:p>58.12</text:p>
          </table:table-cell>
          <table:table-cell table:formula="of:=[.D878]+[.E878]*([.B879]-[.B878])" office:value-type="float" office:value="33.7120000000003">
            <text:p>33.7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9]+[.$C$14]" office:value-type="float" office:value="3.444">
            <text:p>3.44E+000</text:p>
          </table:table-cell>
          <table:table-cell table:formula="of:=[.C879]+[.D880]*([.B880]-[.B879])+0.5*[.E880]*([.B880]-[.B879])^2" office:value-type="float" office:value="58.2545711999999">
            <text:p>58.25</text:p>
          </table:table-cell>
          <table:table-cell table:formula="of:=[.D879]+[.E879]*([.B880]-[.B879])" office:value-type="float" office:value="33.7512000000003">
            <text:p>33.7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0]+[.$C$14]" office:value-type="float" office:value="3.448">
            <text:p>3.45E+000</text:p>
          </table:table-cell>
          <table:table-cell table:formula="of:=[.C880]+[.D881]*([.B881]-[.B880])+0.5*[.E881]*([.B881]-[.B880])^2" office:value-type="float" office:value="58.3898111999999">
            <text:p>58.39</text:p>
          </table:table-cell>
          <table:table-cell table:formula="of:=[.D880]+[.E880]*([.B881]-[.B880])" office:value-type="float" office:value="33.7904000000003">
            <text:p>33.7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1]+[.$C$14]" office:value-type="float" office:value="3.452">
            <text:p>3.45E+000</text:p>
          </table:table-cell>
          <table:table-cell table:formula="of:=[.C881]+[.D882]*([.B882]-[.B881])+0.5*[.E882]*([.B882]-[.B881])^2" office:value-type="float" office:value="58.5252079999999">
            <text:p>58.53</text:p>
          </table:table-cell>
          <table:table-cell table:formula="of:=[.D881]+[.E881]*([.B882]-[.B881])" office:value-type="float" office:value="33.8296000000003">
            <text:p>33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2]+[.$C$14]" office:value-type="float" office:value="3.456">
            <text:p>3.46E+000</text:p>
          </table:table-cell>
          <table:table-cell table:formula="of:=[.C882]+[.D883]*([.B883]-[.B882])+0.5*[.E883]*([.B883]-[.B882])^2" office:value-type="float" office:value="58.6607615999999">
            <text:p>58.66</text:p>
          </table:table-cell>
          <table:table-cell table:formula="of:=[.D882]+[.E882]*([.B883]-[.B882])" office:value-type="float" office:value="33.8688000000003">
            <text:p>33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3]+[.$C$14]" office:value-type="float" office:value="3.46">
            <text:p>3.46E+000</text:p>
          </table:table-cell>
          <table:table-cell table:formula="of:=[.C883]+[.D884]*([.B884]-[.B883])+0.5*[.E884]*([.B884]-[.B883])^2" office:value-type="float" office:value="58.7964719999999">
            <text:p>58.8</text:p>
          </table:table-cell>
          <table:table-cell table:formula="of:=[.D883]+[.E883]*([.B884]-[.B883])" office:value-type="float" office:value="33.9080000000003">
            <text:p>33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4]+[.$C$14]" office:value-type="float" office:value="3.464">
            <text:p>3.46E+000</text:p>
          </table:table-cell>
          <table:table-cell table:formula="of:=[.C884]+[.D885]*([.B885]-[.B884])+0.5*[.E885]*([.B885]-[.B884])^2" office:value-type="float" office:value="58.9323391999999">
            <text:p>58.93</text:p>
          </table:table-cell>
          <table:table-cell table:formula="of:=[.D884]+[.E884]*([.B885]-[.B884])" office:value-type="float" office:value="33.9472000000003">
            <text:p>33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5]+[.$C$14]" office:value-type="float" office:value="3.468">
            <text:p>3.47E+000</text:p>
          </table:table-cell>
          <table:table-cell table:formula="of:=[.C885]+[.D886]*([.B886]-[.B885])+0.5*[.E886]*([.B886]-[.B885])^2" office:value-type="float" office:value="59.0683631999999">
            <text:p>59.07</text:p>
          </table:table-cell>
          <table:table-cell table:formula="of:=[.D885]+[.E885]*([.B886]-[.B885])" office:value-type="float" office:value="33.9864000000003">
            <text:p>33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6]+[.$C$14]" office:value-type="float" office:value="3.472">
            <text:p>3.47E+000</text:p>
          </table:table-cell>
          <table:table-cell table:formula="of:=[.C886]+[.D887]*([.B887]-[.B886])+0.5*[.E887]*([.B887]-[.B886])^2" office:value-type="float" office:value="59.2045439999999">
            <text:p>59.2</text:p>
          </table:table-cell>
          <table:table-cell table:formula="of:=[.D886]+[.E886]*([.B887]-[.B886])" office:value-type="float" office:value="34.0256000000003">
            <text:p>34.0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7]+[.$C$14]" office:value-type="float" office:value="3.476">
            <text:p>3.48E+000</text:p>
          </table:table-cell>
          <table:table-cell table:formula="of:=[.C887]+[.D888]*([.B888]-[.B887])+0.5*[.E888]*([.B888]-[.B887])^2" office:value-type="float" office:value="59.3408815999999">
            <text:p>59.34</text:p>
          </table:table-cell>
          <table:table-cell table:formula="of:=[.D887]+[.E887]*([.B888]-[.B887])" office:value-type="float" office:value="34.0648000000003">
            <text:p>34.0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8]+[.$C$14]" office:value-type="float" office:value="3.48">
            <text:p>3.48E+000</text:p>
          </table:table-cell>
          <table:table-cell table:formula="of:=[.C888]+[.D889]*([.B889]-[.B888])+0.5*[.E889]*([.B889]-[.B888])^2" office:value-type="float" office:value="59.4773759999999">
            <text:p>59.48</text:p>
          </table:table-cell>
          <table:table-cell table:formula="of:=[.D888]+[.E888]*([.B889]-[.B888])" office:value-type="float" office:value="34.1040000000003">
            <text:p>34.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9]+[.$C$14]" office:value-type="float" office:value="3.484">
            <text:p>3.48E+000</text:p>
          </table:table-cell>
          <table:table-cell table:formula="of:=[.C889]+[.D890]*([.B890]-[.B889])+0.5*[.E890]*([.B890]-[.B889])^2" office:value-type="float" office:value="59.6140271999999">
            <text:p>59.61</text:p>
          </table:table-cell>
          <table:table-cell table:formula="of:=[.D889]+[.E889]*([.B890]-[.B889])" office:value-type="float" office:value="34.1432000000003">
            <text:p>34.1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0]+[.$C$14]" office:value-type="float" office:value="3.488">
            <text:p>3.49E+000</text:p>
          </table:table-cell>
          <table:table-cell table:formula="of:=[.C890]+[.D891]*([.B891]-[.B890])+0.5*[.E891]*([.B891]-[.B890])^2" office:value-type="float" office:value="59.7508351999999">
            <text:p>59.75</text:p>
          </table:table-cell>
          <table:table-cell table:formula="of:=[.D890]+[.E890]*([.B891]-[.B890])" office:value-type="float" office:value="34.1824000000003">
            <text:p>34.1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1]+[.$C$14]" office:value-type="float" office:value="3.492">
            <text:p>3.49E+000</text:p>
          </table:table-cell>
          <table:table-cell table:formula="of:=[.C891]+[.D892]*([.B892]-[.B891])+0.5*[.E892]*([.B892]-[.B891])^2" office:value-type="float" office:value="59.8877999999999">
            <text:p>59.89</text:p>
          </table:table-cell>
          <table:table-cell table:formula="of:=[.D891]+[.E891]*([.B892]-[.B891])" office:value-type="float" office:value="34.2216000000003">
            <text:p>34.2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2]+[.$C$14]" office:value-type="float" office:value="3.496">
            <text:p>3.50E+000</text:p>
          </table:table-cell>
          <table:table-cell table:formula="of:=[.C892]+[.D893]*([.B893]-[.B892])+0.5*[.E893]*([.B893]-[.B892])^2" office:value-type="float" office:value="60.0249215999999">
            <text:p>60.02</text:p>
          </table:table-cell>
          <table:table-cell table:formula="of:=[.D892]+[.E892]*([.B893]-[.B892])" office:value-type="float" office:value="34.2608000000003">
            <text:p>34.2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3]+[.$C$14]" office:value-type="float" office:value="3.5">
            <text:p>3.50E+000</text:p>
          </table:table-cell>
          <table:table-cell table:formula="of:=[.C893]+[.D894]*([.B894]-[.B893])+0.5*[.E894]*([.B894]-[.B893])^2" office:value-type="float" office:value="60.1621999999999">
            <text:p>60.16</text:p>
          </table:table-cell>
          <table:table-cell table:formula="of:=[.D893]+[.E893]*([.B894]-[.B893])" office:value-type="float" office:value="34.3000000000003">
            <text:p>34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4]+[.$C$14]" office:value-type="float" office:value="3.504">
            <text:p>3.50E+000</text:p>
          </table:table-cell>
          <table:table-cell table:formula="of:=[.C894]+[.D895]*([.B895]-[.B894])+0.5*[.E895]*([.B895]-[.B894])^2" office:value-type="float" office:value="60.2996351999999">
            <text:p>60.3</text:p>
          </table:table-cell>
          <table:table-cell table:formula="of:=[.D894]+[.E894]*([.B895]-[.B894])" office:value-type="float" office:value="34.3392000000003">
            <text:p>34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5]+[.$C$14]" office:value-type="float" office:value="3.508">
            <text:p>3.51E+000</text:p>
          </table:table-cell>
          <table:table-cell table:formula="of:=[.C895]+[.D896]*([.B896]-[.B895])+0.5*[.E896]*([.B896]-[.B895])^2" office:value-type="float" office:value="60.4372271999999">
            <text:p>60.44</text:p>
          </table:table-cell>
          <table:table-cell table:formula="of:=[.D895]+[.E895]*([.B896]-[.B895])" office:value-type="float" office:value="34.3784000000003">
            <text:p>34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6]+[.$C$14]" office:value-type="float" office:value="3.512">
            <text:p>3.51E+000</text:p>
          </table:table-cell>
          <table:table-cell table:formula="of:=[.C896]+[.D897]*([.B897]-[.B896])+0.5*[.E897]*([.B897]-[.B896])^2" office:value-type="float" office:value="60.5749759999999">
            <text:p>60.57</text:p>
          </table:table-cell>
          <table:table-cell table:formula="of:=[.D896]+[.E896]*([.B897]-[.B896])" office:value-type="float" office:value="34.4176000000003">
            <text:p>34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7]+[.$C$14]" office:value-type="float" office:value="3.516">
            <text:p>3.52E+000</text:p>
          </table:table-cell>
          <table:table-cell table:formula="of:=[.C897]+[.D898]*([.B898]-[.B897])+0.5*[.E898]*([.B898]-[.B897])^2" office:value-type="float" office:value="60.7128815999999">
            <text:p>60.71</text:p>
          </table:table-cell>
          <table:table-cell table:formula="of:=[.D897]+[.E897]*([.B898]-[.B897])" office:value-type="float" office:value="34.4568000000003">
            <text:p>34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8]+[.$C$14]" office:value-type="float" office:value="3.52">
            <text:p>3.52E+000</text:p>
          </table:table-cell>
          <table:table-cell table:formula="of:=[.C898]+[.D899]*([.B899]-[.B898])+0.5*[.E899]*([.B899]-[.B898])^2" office:value-type="float" office:value="60.8509439999999">
            <text:p>60.85</text:p>
          </table:table-cell>
          <table:table-cell table:formula="of:=[.D898]+[.E898]*([.B899]-[.B898])" office:value-type="float" office:value="34.4960000000003">
            <text:p>34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9]+[.$C$14]" office:value-type="float" office:value="3.524">
            <text:p>3.52E+000</text:p>
          </table:table-cell>
          <table:table-cell table:formula="of:=[.C899]+[.D900]*([.B900]-[.B899])+0.5*[.E900]*([.B900]-[.B899])^2" office:value-type="float" office:value="60.9891631999999">
            <text:p>60.99</text:p>
          </table:table-cell>
          <table:table-cell table:formula="of:=[.D899]+[.E899]*([.B900]-[.B899])" office:value-type="float" office:value="34.5352000000003">
            <text:p>34.5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0]+[.$C$14]" office:value-type="float" office:value="3.528">
            <text:p>3.53E+000</text:p>
          </table:table-cell>
          <table:table-cell table:formula="of:=[.C900]+[.D901]*([.B901]-[.B900])+0.5*[.E901]*([.B901]-[.B900])^2" office:value-type="float" office:value="61.1275391999999">
            <text:p>61.13</text:p>
          </table:table-cell>
          <table:table-cell table:formula="of:=[.D900]+[.E900]*([.B901]-[.B900])" office:value-type="float" office:value="34.5744000000003">
            <text:p>34.5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1]+[.$C$14]" office:value-type="float" office:value="3.532">
            <text:p>3.53E+000</text:p>
          </table:table-cell>
          <table:table-cell table:formula="of:=[.C901]+[.D902]*([.B902]-[.B901])+0.5*[.E902]*([.B902]-[.B901])^2" office:value-type="float" office:value="61.2660719999999">
            <text:p>61.27</text:p>
          </table:table-cell>
          <table:table-cell table:formula="of:=[.D901]+[.E901]*([.B902]-[.B901])" office:value-type="float" office:value="34.6136000000003">
            <text:p>34.6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2]+[.$C$14]" office:value-type="float" office:value="3.536">
            <text:p>3.54E+000</text:p>
          </table:table-cell>
          <table:table-cell table:formula="of:=[.C902]+[.D903]*([.B903]-[.B902])+0.5*[.E903]*([.B903]-[.B902])^2" office:value-type="float" office:value="61.4047615999999">
            <text:p>61.4</text:p>
          </table:table-cell>
          <table:table-cell table:formula="of:=[.D902]+[.E902]*([.B903]-[.B902])" office:value-type="float" office:value="34.6528000000003">
            <text:p>34.6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3]+[.$C$14]" office:value-type="float" office:value="3.54">
            <text:p>3.54E+000</text:p>
          </table:table-cell>
          <table:table-cell table:formula="of:=[.C903]+[.D904]*([.B904]-[.B903])+0.5*[.E904]*([.B904]-[.B903])^2" office:value-type="float" office:value="61.5436079999999">
            <text:p>61.54</text:p>
          </table:table-cell>
          <table:table-cell table:formula="of:=[.D903]+[.E903]*([.B904]-[.B903])" office:value-type="float" office:value="34.6920000000003">
            <text:p>34.6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4]+[.$C$14]" office:value-type="float" office:value="3.544">
            <text:p>3.54E+000</text:p>
          </table:table-cell>
          <table:table-cell table:formula="of:=[.C904]+[.D905]*([.B905]-[.B904])+0.5*[.E905]*([.B905]-[.B904])^2" office:value-type="float" office:value="61.6826111999999">
            <text:p>61.68</text:p>
          </table:table-cell>
          <table:table-cell table:formula="of:=[.D904]+[.E904]*([.B905]-[.B904])" office:value-type="float" office:value="34.7312000000003">
            <text:p>34.7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5]+[.$C$14]" office:value-type="float" office:value="3.548">
            <text:p>3.55E+000</text:p>
          </table:table-cell>
          <table:table-cell table:formula="of:=[.C905]+[.D906]*([.B906]-[.B905])+0.5*[.E906]*([.B906]-[.B905])^2" office:value-type="float" office:value="61.8217711999999">
            <text:p>61.82</text:p>
          </table:table-cell>
          <table:table-cell table:formula="of:=[.D905]+[.E905]*([.B906]-[.B905])" office:value-type="float" office:value="34.7704000000003">
            <text:p>34.7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6]+[.$C$14]" office:value-type="float" office:value="3.552">
            <text:p>3.55E+000</text:p>
          </table:table-cell>
          <table:table-cell table:formula="of:=[.C906]+[.D907]*([.B907]-[.B906])+0.5*[.E907]*([.B907]-[.B906])^2" office:value-type="float" office:value="61.961088">
            <text:p>61.96</text:p>
          </table:table-cell>
          <table:table-cell table:formula="of:=[.D906]+[.E906]*([.B907]-[.B906])" office:value-type="float" office:value="34.8096000000003">
            <text:p>34.8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7]+[.$C$14]" office:value-type="float" office:value="3.556">
            <text:p>3.56E+000</text:p>
          </table:table-cell>
          <table:table-cell table:formula="of:=[.C907]+[.D908]*([.B908]-[.B907])+0.5*[.E908]*([.B908]-[.B907])^2" office:value-type="float" office:value="62.1005616">
            <text:p>62.1</text:p>
          </table:table-cell>
          <table:table-cell table:formula="of:=[.D907]+[.E907]*([.B908]-[.B907])" office:value-type="float" office:value="34.8488000000003">
            <text:p>34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8]+[.$C$14]" office:value-type="float" office:value="3.56">
            <text:p>3.56E+000</text:p>
          </table:table-cell>
          <table:table-cell table:formula="of:=[.C908]+[.D909]*([.B909]-[.B908])+0.5*[.E909]*([.B909]-[.B908])^2" office:value-type="float" office:value="62.240192">
            <text:p>62.24</text:p>
          </table:table-cell>
          <table:table-cell table:formula="of:=[.D908]+[.E908]*([.B909]-[.B908])" office:value-type="float" office:value="34.8880000000003">
            <text:p>34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9]+[.$C$14]" office:value-type="float" office:value="3.564">
            <text:p>3.56E+000</text:p>
          </table:table-cell>
          <table:table-cell table:formula="of:=[.C909]+[.D910]*([.B910]-[.B909])+0.5*[.E910]*([.B910]-[.B909])^2" office:value-type="float" office:value="62.3799792">
            <text:p>62.38</text:p>
          </table:table-cell>
          <table:table-cell table:formula="of:=[.D909]+[.E909]*([.B910]-[.B909])" office:value-type="float" office:value="34.9272000000003">
            <text:p>34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0]+[.$C$14]" office:value-type="float" office:value="3.568">
            <text:p>3.57E+000</text:p>
          </table:table-cell>
          <table:table-cell table:formula="of:=[.C910]+[.D911]*([.B911]-[.B910])+0.5*[.E911]*([.B911]-[.B910])^2" office:value-type="float" office:value="62.5199232">
            <text:p>62.52</text:p>
          </table:table-cell>
          <table:table-cell table:formula="of:=[.D910]+[.E910]*([.B911]-[.B910])" office:value-type="float" office:value="34.9664000000003">
            <text:p>34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1]+[.$C$14]" office:value-type="float" office:value="3.572">
            <text:p>3.57E+000</text:p>
          </table:table-cell>
          <table:table-cell table:formula="of:=[.C911]+[.D912]*([.B912]-[.B911])+0.5*[.E912]*([.B912]-[.B911])^2" office:value-type="float" office:value="62.660024">
            <text:p>62.66</text:p>
          </table:table-cell>
          <table:table-cell table:formula="of:=[.D911]+[.E911]*([.B912]-[.B911])" office:value-type="float" office:value="35.0056000000003">
            <text:p>35.0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2]+[.$C$14]" office:value-type="float" office:value="3.576">
            <text:p>3.58E+000</text:p>
          </table:table-cell>
          <table:table-cell table:formula="of:=[.C912]+[.D913]*([.B913]-[.B912])+0.5*[.E913]*([.B913]-[.B912])^2" office:value-type="float" office:value="62.8002816">
            <text:p>62.8</text:p>
          </table:table-cell>
          <table:table-cell table:formula="of:=[.D912]+[.E912]*([.B913]-[.B912])" office:value-type="float" office:value="35.0448000000004">
            <text:p>35.0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3]+[.$C$14]" office:value-type="float" office:value="3.58">
            <text:p>3.58E+000</text:p>
          </table:table-cell>
          <table:table-cell table:formula="of:=[.C913]+[.D914]*([.B914]-[.B913])+0.5*[.E914]*([.B914]-[.B913])^2" office:value-type="float" office:value="62.940696">
            <text:p>62.94</text:p>
          </table:table-cell>
          <table:table-cell table:formula="of:=[.D913]+[.E913]*([.B914]-[.B913])" office:value-type="float" office:value="35.0840000000003">
            <text:p>35.0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4]+[.$C$14]" office:value-type="float" office:value="3.584">
            <text:p>3.58E+000</text:p>
          </table:table-cell>
          <table:table-cell table:formula="of:=[.C914]+[.D915]*([.B915]-[.B914])+0.5*[.E915]*([.B915]-[.B914])^2" office:value-type="float" office:value="63.0812672">
            <text:p>63.08</text:p>
          </table:table-cell>
          <table:table-cell table:formula="of:=[.D914]+[.E914]*([.B915]-[.B914])" office:value-type="float" office:value="35.1232000000004">
            <text:p>35.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5]+[.$C$14]" office:value-type="float" office:value="3.588">
            <text:p>3.59E+000</text:p>
          </table:table-cell>
          <table:table-cell table:formula="of:=[.C915]+[.D916]*([.B916]-[.B915])+0.5*[.E916]*([.B916]-[.B915])^2" office:value-type="float" office:value="63.2219952">
            <text:p>63.22</text:p>
          </table:table-cell>
          <table:table-cell table:formula="of:=[.D915]+[.E915]*([.B916]-[.B915])" office:value-type="float" office:value="35.1624000000004">
            <text:p>35.1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6]+[.$C$14]" office:value-type="float" office:value="3.592">
            <text:p>3.59E+000</text:p>
          </table:table-cell>
          <table:table-cell table:formula="of:=[.C916]+[.D917]*([.B917]-[.B916])+0.5*[.E917]*([.B917]-[.B916])^2" office:value-type="float" office:value="63.36288">
            <text:p>63.36</text:p>
          </table:table-cell>
          <table:table-cell table:formula="of:=[.D916]+[.E916]*([.B917]-[.B916])" office:value-type="float" office:value="35.2016000000004">
            <text:p>35.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7]+[.$C$14]" office:value-type="float" office:value="3.596">
            <text:p>3.60E+000</text:p>
          </table:table-cell>
          <table:table-cell table:formula="of:=[.C917]+[.D918]*([.B918]-[.B917])+0.5*[.E918]*([.B918]-[.B917])^2" office:value-type="float" office:value="63.5039216">
            <text:p>63.5</text:p>
          </table:table-cell>
          <table:table-cell table:formula="of:=[.D917]+[.E917]*([.B918]-[.B917])" office:value-type="float" office:value="35.2408000000004">
            <text:p>35.2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8]+[.$C$14]" office:value-type="float" office:value="3.6">
            <text:p>3.60E+000</text:p>
          </table:table-cell>
          <table:table-cell table:formula="of:=[.C918]+[.D919]*([.B919]-[.B918])+0.5*[.E919]*([.B919]-[.B918])^2" office:value-type="float" office:value="63.64512">
            <text:p>63.65</text:p>
          </table:table-cell>
          <table:table-cell table:formula="of:=[.D918]+[.E918]*([.B919]-[.B918])" office:value-type="float" office:value="35.2800000000004">
            <text:p>35.2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9]+[.$C$14]" office:value-type="float" office:value="3.604">
            <text:p>3.60E+000</text:p>
          </table:table-cell>
          <table:table-cell table:formula="of:=[.C919]+[.D920]*([.B920]-[.B919])+0.5*[.E920]*([.B920]-[.B919])^2" office:value-type="float" office:value="63.7864752">
            <text:p>63.79</text:p>
          </table:table-cell>
          <table:table-cell table:formula="of:=[.D919]+[.E919]*([.B920]-[.B919])" office:value-type="float" office:value="35.3192000000004">
            <text:p>35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0]+[.$C$14]" office:value-type="float" office:value="3.608">
            <text:p>3.61E+000</text:p>
          </table:table-cell>
          <table:table-cell table:formula="of:=[.C920]+[.D921]*([.B921]-[.B920])+0.5*[.E921]*([.B921]-[.B920])^2" office:value-type="float" office:value="63.9279872">
            <text:p>63.93</text:p>
          </table:table-cell>
          <table:table-cell table:formula="of:=[.D920]+[.E920]*([.B921]-[.B920])" office:value-type="float" office:value="35.3584000000004">
            <text:p>35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1]+[.$C$14]" office:value-type="float" office:value="3.612">
            <text:p>3.61E+000</text:p>
          </table:table-cell>
          <table:table-cell table:formula="of:=[.C921]+[.D922]*([.B922]-[.B921])+0.5*[.E922]*([.B922]-[.B921])^2" office:value-type="float" office:value="64.069656">
            <text:p>64.07</text:p>
          </table:table-cell>
          <table:table-cell table:formula="of:=[.D921]+[.E921]*([.B922]-[.B921])" office:value-type="float" office:value="35.3976000000004">
            <text:p>35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2]+[.$C$14]" office:value-type="float" office:value="3.616">
            <text:p>3.62E+000</text:p>
          </table:table-cell>
          <table:table-cell table:formula="of:=[.C922]+[.D923]*([.B923]-[.B922])+0.5*[.E923]*([.B923]-[.B922])^2" office:value-type="float" office:value="64.2114816">
            <text:p>64.21</text:p>
          </table:table-cell>
          <table:table-cell table:formula="of:=[.D922]+[.E922]*([.B923]-[.B922])" office:value-type="float" office:value="35.4368000000004">
            <text:p>35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3]+[.$C$14]" office:value-type="float" office:value="3.62">
            <text:p>3.62E+000</text:p>
          </table:table-cell>
          <table:table-cell table:formula="of:=[.C923]+[.D924]*([.B924]-[.B923])+0.5*[.E924]*([.B924]-[.B923])^2" office:value-type="float" office:value="64.353464">
            <text:p>64.35</text:p>
          </table:table-cell>
          <table:table-cell table:formula="of:=[.D923]+[.E923]*([.B924]-[.B923])" office:value-type="float" office:value="35.4760000000004">
            <text:p>35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4]+[.$C$14]" office:value-type="float" office:value="3.624">
            <text:p>3.62E+000</text:p>
          </table:table-cell>
          <table:table-cell table:formula="of:=[.C924]+[.D925]*([.B925]-[.B924])+0.5*[.E925]*([.B925]-[.B924])^2" office:value-type="float" office:value="64.4956032">
            <text:p>64.5</text:p>
          </table:table-cell>
          <table:table-cell table:formula="of:=[.D924]+[.E924]*([.B925]-[.B924])" office:value-type="float" office:value="35.5152000000004">
            <text:p>35.5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5]+[.$C$14]" office:value-type="float" office:value="3.628">
            <text:p>3.63E+000</text:p>
          </table:table-cell>
          <table:table-cell table:formula="of:=[.C925]+[.D926]*([.B926]-[.B925])+0.5*[.E926]*([.B926]-[.B925])^2" office:value-type="float" office:value="64.6378992">
            <text:p>64.64</text:p>
          </table:table-cell>
          <table:table-cell table:formula="of:=[.D925]+[.E925]*([.B926]-[.B925])" office:value-type="float" office:value="35.5544000000004">
            <text:p>35.5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6]+[.$C$14]" office:value-type="float" office:value="3.632">
            <text:p>3.63E+000</text:p>
          </table:table-cell>
          <table:table-cell table:formula="of:=[.C926]+[.D927]*([.B927]-[.B926])+0.5*[.E927]*([.B927]-[.B926])^2" office:value-type="float" office:value="64.780352">
            <text:p>64.78</text:p>
          </table:table-cell>
          <table:table-cell table:formula="of:=[.D926]+[.E926]*([.B927]-[.B926])" office:value-type="float" office:value="35.5936000000004">
            <text:p>35.5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7]+[.$C$14]" office:value-type="float" office:value="3.636">
            <text:p>3.64E+000</text:p>
          </table:table-cell>
          <table:table-cell table:formula="of:=[.C927]+[.D928]*([.B928]-[.B927])+0.5*[.E928]*([.B928]-[.B927])^2" office:value-type="float" office:value="64.9229616">
            <text:p>64.92</text:p>
          </table:table-cell>
          <table:table-cell table:formula="of:=[.D927]+[.E927]*([.B928]-[.B927])" office:value-type="float" office:value="35.6328000000004">
            <text:p>35.6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8]+[.$C$14]" office:value-type="float" office:value="3.64">
            <text:p>3.64E+000</text:p>
          </table:table-cell>
          <table:table-cell table:formula="of:=[.C928]+[.D929]*([.B929]-[.B928])+0.5*[.E929]*([.B929]-[.B928])^2" office:value-type="float" office:value="65.065728">
            <text:p>65.07</text:p>
          </table:table-cell>
          <table:table-cell table:formula="of:=[.D928]+[.E928]*([.B929]-[.B928])" office:value-type="float" office:value="35.6720000000004">
            <text:p>35.6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9]+[.$C$14]" office:value-type="float" office:value="3.644">
            <text:p>3.64E+000</text:p>
          </table:table-cell>
          <table:table-cell table:formula="of:=[.C929]+[.D930]*([.B930]-[.B929])+0.5*[.E930]*([.B930]-[.B929])^2" office:value-type="float" office:value="65.2086512">
            <text:p>65.21</text:p>
          </table:table-cell>
          <table:table-cell table:formula="of:=[.D929]+[.E929]*([.B930]-[.B929])" office:value-type="float" office:value="35.7112000000004">
            <text:p>35.7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0]+[.$C$14]" office:value-type="float" office:value="3.648">
            <text:p>3.65E+000</text:p>
          </table:table-cell>
          <table:table-cell table:formula="of:=[.C930]+[.D931]*([.B931]-[.B930])+0.5*[.E931]*([.B931]-[.B930])^2" office:value-type="float" office:value="65.3517312000001">
            <text:p>65.35</text:p>
          </table:table-cell>
          <table:table-cell table:formula="of:=[.D930]+[.E930]*([.B931]-[.B930])" office:value-type="float" office:value="35.7504000000004">
            <text:p>35.7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1]+[.$C$14]" office:value-type="float" office:value="3.652">
            <text:p>3.65E+000</text:p>
          </table:table-cell>
          <table:table-cell table:formula="of:=[.C931]+[.D932]*([.B932]-[.B931])+0.5*[.E932]*([.B932]-[.B931])^2" office:value-type="float" office:value="65.4949680000001">
            <text:p>65.49</text:p>
          </table:table-cell>
          <table:table-cell table:formula="of:=[.D931]+[.E931]*([.B932]-[.B931])" office:value-type="float" office:value="35.7896000000004">
            <text:p>35.7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2]+[.$C$14]" office:value-type="float" office:value="3.656">
            <text:p>3.66E+000</text:p>
          </table:table-cell>
          <table:table-cell table:formula="of:=[.C932]+[.D933]*([.B933]-[.B932])+0.5*[.E933]*([.B933]-[.B932])^2" office:value-type="float" office:value="65.6383616000001">
            <text:p>65.64</text:p>
          </table:table-cell>
          <table:table-cell table:formula="of:=[.D932]+[.E932]*([.B933]-[.B932])" office:value-type="float" office:value="35.8288000000004">
            <text:p>35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3]+[.$C$14]" office:value-type="float" office:value="3.66">
            <text:p>3.66E+000</text:p>
          </table:table-cell>
          <table:table-cell table:formula="of:=[.C933]+[.D934]*([.B934]-[.B933])+0.5*[.E934]*([.B934]-[.B933])^2" office:value-type="float" office:value="65.7819120000001">
            <text:p>65.78</text:p>
          </table:table-cell>
          <table:table-cell table:formula="of:=[.D933]+[.E933]*([.B934]-[.B933])" office:value-type="float" office:value="35.8680000000004">
            <text:p>35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4]+[.$C$14]" office:value-type="float" office:value="3.664">
            <text:p>3.66E+000</text:p>
          </table:table-cell>
          <table:table-cell table:formula="of:=[.C934]+[.D935]*([.B935]-[.B934])+0.5*[.E935]*([.B935]-[.B934])^2" office:value-type="float" office:value="65.9256192000001">
            <text:p>65.93</text:p>
          </table:table-cell>
          <table:table-cell table:formula="of:=[.D934]+[.E934]*([.B935]-[.B934])" office:value-type="float" office:value="35.9072000000004">
            <text:p>35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5]+[.$C$14]" office:value-type="float" office:value="3.668">
            <text:p>3.67E+000</text:p>
          </table:table-cell>
          <table:table-cell table:formula="of:=[.C935]+[.D936]*([.B936]-[.B935])+0.5*[.E936]*([.B936]-[.B935])^2" office:value-type="float" office:value="66.0694832000001">
            <text:p>66.07</text:p>
          </table:table-cell>
          <table:table-cell table:formula="of:=[.D935]+[.E935]*([.B936]-[.B935])" office:value-type="float" office:value="35.9464000000004">
            <text:p>35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6]+[.$C$14]" office:value-type="float" office:value="3.672">
            <text:p>3.67E+000</text:p>
          </table:table-cell>
          <table:table-cell table:formula="of:=[.C936]+[.D937]*([.B937]-[.B936])+0.5*[.E937]*([.B937]-[.B936])^2" office:value-type="float" office:value="66.2135040000001">
            <text:p>66.21</text:p>
          </table:table-cell>
          <table:table-cell table:formula="of:=[.D936]+[.E936]*([.B937]-[.B936])" office:value-type="float" office:value="35.9856000000004">
            <text:p>35.9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7]+[.$C$14]" office:value-type="float" office:value="3.676">
            <text:p>3.68E+000</text:p>
          </table:table-cell>
          <table:table-cell table:formula="of:=[.C937]+[.D938]*([.B938]-[.B937])+0.5*[.E938]*([.B938]-[.B937])^2" office:value-type="float" office:value="66.3576816000001">
            <text:p>66.36</text:p>
          </table:table-cell>
          <table:table-cell table:formula="of:=[.D937]+[.E937]*([.B938]-[.B937])" office:value-type="float" office:value="36.0248000000004">
            <text:p>36.0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8]+[.$C$14]" office:value-type="float" office:value="3.68">
            <text:p>3.68E+000</text:p>
          </table:table-cell>
          <table:table-cell table:formula="of:=[.C938]+[.D939]*([.B939]-[.B938])+0.5*[.E939]*([.B939]-[.B938])^2" office:value-type="float" office:value="66.5020160000001">
            <text:p>66.5</text:p>
          </table:table-cell>
          <table:table-cell table:formula="of:=[.D938]+[.E938]*([.B939]-[.B938])" office:value-type="float" office:value="36.0640000000004">
            <text:p>36.0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9]+[.$C$14]" office:value-type="float" office:value="3.684">
            <text:p>3.68E+000</text:p>
          </table:table-cell>
          <table:table-cell table:formula="of:=[.C939]+[.D940]*([.B940]-[.B939])+0.5*[.E940]*([.B940]-[.B939])^2" office:value-type="float" office:value="66.6465072000001">
            <text:p>66.65</text:p>
          </table:table-cell>
          <table:table-cell table:formula="of:=[.D939]+[.E939]*([.B940]-[.B939])" office:value-type="float" office:value="36.1032000000004">
            <text:p>36.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0]+[.$C$14]" office:value-type="float" office:value="3.688">
            <text:p>3.69E+000</text:p>
          </table:table-cell>
          <table:table-cell table:formula="of:=[.C940]+[.D941]*([.B941]-[.B940])+0.5*[.E941]*([.B941]-[.B940])^2" office:value-type="float" office:value="66.7911552000001">
            <text:p>66.79</text:p>
          </table:table-cell>
          <table:table-cell table:formula="of:=[.D940]+[.E940]*([.B941]-[.B940])" office:value-type="float" office:value="36.1424000000004">
            <text:p>36.1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1]+[.$C$14]" office:value-type="float" office:value="3.692">
            <text:p>3.69E+000</text:p>
          </table:table-cell>
          <table:table-cell table:formula="of:=[.C941]+[.D942]*([.B942]-[.B941])+0.5*[.E942]*([.B942]-[.B941])^2" office:value-type="float" office:value="66.9359600000001">
            <text:p>66.94</text:p>
          </table:table-cell>
          <table:table-cell table:formula="of:=[.D941]+[.E941]*([.B942]-[.B941])" office:value-type="float" office:value="36.1816000000004">
            <text:p>36.1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2]+[.$C$14]" office:value-type="float" office:value="3.696">
            <text:p>3.70E+000</text:p>
          </table:table-cell>
          <table:table-cell table:formula="of:=[.C942]+[.D943]*([.B943]-[.B942])+0.5*[.E943]*([.B943]-[.B942])^2" office:value-type="float" office:value="67.0809216000001">
            <text:p>67.08</text:p>
          </table:table-cell>
          <table:table-cell table:formula="of:=[.D942]+[.E942]*([.B943]-[.B942])" office:value-type="float" office:value="36.2208000000004">
            <text:p>36.2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3]+[.$C$14]" office:value-type="float" office:value="3.7">
            <text:p>3.70E+000</text:p>
          </table:table-cell>
          <table:table-cell table:formula="of:=[.C943]+[.D944]*([.B944]-[.B943])+0.5*[.E944]*([.B944]-[.B943])^2" office:value-type="float" office:value="67.2260400000001">
            <text:p>67.23</text:p>
          </table:table-cell>
          <table:table-cell table:formula="of:=[.D943]+[.E943]*([.B944]-[.B943])" office:value-type="float" office:value="36.2600000000004">
            <text:p>36.2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4]+[.$C$14]" office:value-type="float" office:value="3.704">
            <text:p>3.70E+000</text:p>
          </table:table-cell>
          <table:table-cell table:formula="of:=[.C944]+[.D945]*([.B945]-[.B944])+0.5*[.E945]*([.B945]-[.B944])^2" office:value-type="float" office:value="67.3713152000002">
            <text:p>67.37</text:p>
          </table:table-cell>
          <table:table-cell table:formula="of:=[.D944]+[.E944]*([.B945]-[.B944])" office:value-type="float" office:value="36.2992000000004">
            <text:p>36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5]+[.$C$14]" office:value-type="float" office:value="3.708">
            <text:p>3.71E+000</text:p>
          </table:table-cell>
          <table:table-cell table:formula="of:=[.C945]+[.D946]*([.B946]-[.B945])+0.5*[.E946]*([.B946]-[.B945])^2" office:value-type="float" office:value="67.5167472000002">
            <text:p>67.52</text:p>
          </table:table-cell>
          <table:table-cell table:formula="of:=[.D945]+[.E945]*([.B946]-[.B945])" office:value-type="float" office:value="36.3384000000004">
            <text:p>36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6]+[.$C$14]" office:value-type="float" office:value="3.712">
            <text:p>3.71E+000</text:p>
          </table:table-cell>
          <table:table-cell table:formula="of:=[.C946]+[.D947]*([.B947]-[.B946])+0.5*[.E947]*([.B947]-[.B946])^2" office:value-type="float" office:value="67.6623360000002">
            <text:p>67.66</text:p>
          </table:table-cell>
          <table:table-cell table:formula="of:=[.D946]+[.E946]*([.B947]-[.B946])" office:value-type="float" office:value="36.3776000000004">
            <text:p>36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7]+[.$C$14]" office:value-type="float" office:value="3.716">
            <text:p>3.72E+000</text:p>
          </table:table-cell>
          <table:table-cell table:formula="of:=[.C947]+[.D948]*([.B948]-[.B947])+0.5*[.E948]*([.B948]-[.B947])^2" office:value-type="float" office:value="67.8080816000002">
            <text:p>67.81</text:p>
          </table:table-cell>
          <table:table-cell table:formula="of:=[.D947]+[.E947]*([.B948]-[.B947])" office:value-type="float" office:value="36.4168000000004">
            <text:p>36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8]+[.$C$14]" office:value-type="float" office:value="3.72">
            <text:p>3.72E+000</text:p>
          </table:table-cell>
          <table:table-cell table:formula="of:=[.C948]+[.D949]*([.B949]-[.B948])+0.5*[.E949]*([.B949]-[.B948])^2" office:value-type="float" office:value="67.9539840000002">
            <text:p>67.95</text:p>
          </table:table-cell>
          <table:table-cell table:formula="of:=[.D948]+[.E948]*([.B949]-[.B948])" office:value-type="float" office:value="36.4560000000004">
            <text:p>36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9]+[.$C$14]" office:value-type="float" office:value="3.724">
            <text:p>3.72E+000</text:p>
          </table:table-cell>
          <table:table-cell table:formula="of:=[.C949]+[.D950]*([.B950]-[.B949])+0.5*[.E950]*([.B950]-[.B949])^2" office:value-type="float" office:value="68.1000432000002">
            <text:p>68.1</text:p>
          </table:table-cell>
          <table:table-cell table:formula="of:=[.D949]+[.E949]*([.B950]-[.B949])" office:value-type="float" office:value="36.4952000000004">
            <text:p>36.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0]+[.$C$14]" office:value-type="float" office:value="3.728">
            <text:p>3.73E+000</text:p>
          </table:table-cell>
          <table:table-cell table:formula="of:=[.C950]+[.D951]*([.B951]-[.B950])+0.5*[.E951]*([.B951]-[.B950])^2" office:value-type="float" office:value="68.2462592000002">
            <text:p>68.25</text:p>
          </table:table-cell>
          <table:table-cell table:formula="of:=[.D950]+[.E950]*([.B951]-[.B950])" office:value-type="float" office:value="36.5344000000004">
            <text:p>36.5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1]+[.$C$14]" office:value-type="float" office:value="3.732">
            <text:p>3.73E+000</text:p>
          </table:table-cell>
          <table:table-cell table:formula="of:=[.C951]+[.D952]*([.B952]-[.B951])+0.5*[.E952]*([.B952]-[.B951])^2" office:value-type="float" office:value="68.3926320000002">
            <text:p>68.39</text:p>
          </table:table-cell>
          <table:table-cell table:formula="of:=[.D951]+[.E951]*([.B952]-[.B951])" office:value-type="float" office:value="36.5736000000004">
            <text:p>36.5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2]+[.$C$14]" office:value-type="float" office:value="3.736">
            <text:p>3.74E+000</text:p>
          </table:table-cell>
          <table:table-cell table:formula="of:=[.C952]+[.D953]*([.B953]-[.B952])+0.5*[.E953]*([.B953]-[.B952])^2" office:value-type="float" office:value="68.5391616000002">
            <text:p>68.54</text:p>
          </table:table-cell>
          <table:table-cell table:formula="of:=[.D952]+[.E952]*([.B953]-[.B952])" office:value-type="float" office:value="36.6128000000004">
            <text:p>36.6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3]+[.$C$14]" office:value-type="float" office:value="3.74">
            <text:p>3.74E+000</text:p>
          </table:table-cell>
          <table:table-cell table:formula="of:=[.C953]+[.D954]*([.B954]-[.B953])+0.5*[.E954]*([.B954]-[.B953])^2" office:value-type="float" office:value="68.6858480000003">
            <text:p>68.69</text:p>
          </table:table-cell>
          <table:table-cell table:formula="of:=[.D953]+[.E953]*([.B954]-[.B953])" office:value-type="float" office:value="36.6520000000004">
            <text:p>36.6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4]+[.$C$14]" office:value-type="float" office:value="3.744">
            <text:p>3.74E+000</text:p>
          </table:table-cell>
          <table:table-cell table:formula="of:=[.C954]+[.D955]*([.B955]-[.B954])+0.5*[.E955]*([.B955]-[.B954])^2" office:value-type="float" office:value="68.8326912000003">
            <text:p>68.83</text:p>
          </table:table-cell>
          <table:table-cell table:formula="of:=[.D954]+[.E954]*([.B955]-[.B954])" office:value-type="float" office:value="36.6912000000004">
            <text:p>36.6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5]+[.$C$14]" office:value-type="float" office:value="3.748">
            <text:p>3.75E+000</text:p>
          </table:table-cell>
          <table:table-cell table:formula="of:=[.C955]+[.D956]*([.B956]-[.B955])+0.5*[.E956]*([.B956]-[.B955])^2" office:value-type="float" office:value="68.9796912000003">
            <text:p>68.98</text:p>
          </table:table-cell>
          <table:table-cell table:formula="of:=[.D955]+[.E955]*([.B956]-[.B955])" office:value-type="float" office:value="36.7304000000004">
            <text:p>36.7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6]+[.$C$14]" office:value-type="float" office:value="3.752">
            <text:p>3.75E+000</text:p>
          </table:table-cell>
          <table:table-cell table:formula="of:=[.C956]+[.D957]*([.B957]-[.B956])+0.5*[.E957]*([.B957]-[.B956])^2" office:value-type="float" office:value="69.1268480000003">
            <text:p>69.13</text:p>
          </table:table-cell>
          <table:table-cell table:formula="of:=[.D956]+[.E956]*([.B957]-[.B956])" office:value-type="float" office:value="36.7696000000004">
            <text:p>36.7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7]+[.$C$14]" office:value-type="float" office:value="3.756">
            <text:p>3.76E+000</text:p>
          </table:table-cell>
          <table:table-cell table:formula="of:=[.C957]+[.D958]*([.B958]-[.B957])+0.5*[.E958]*([.B958]-[.B957])^2" office:value-type="float" office:value="69.2741616000003">
            <text:p>69.27</text:p>
          </table:table-cell>
          <table:table-cell table:formula="of:=[.D957]+[.E957]*([.B958]-[.B957])" office:value-type="float" office:value="36.8088000000004">
            <text:p>36.8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8]+[.$C$14]" office:value-type="float" office:value="3.76">
            <text:p>3.76E+000</text:p>
          </table:table-cell>
          <table:table-cell table:formula="of:=[.C958]+[.D959]*([.B959]-[.B958])+0.5*[.E959]*([.B959]-[.B958])^2" office:value-type="float" office:value="69.4216320000003">
            <text:p>69.42</text:p>
          </table:table-cell>
          <table:table-cell table:formula="of:=[.D958]+[.E958]*([.B959]-[.B958])" office:value-type="float" office:value="36.8480000000004">
            <text:p>36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9]+[.$C$14]" office:value-type="float" office:value="3.764">
            <text:p>3.76E+000</text:p>
          </table:table-cell>
          <table:table-cell table:formula="of:=[.C959]+[.D960]*([.B960]-[.B959])+0.5*[.E960]*([.B960]-[.B959])^2" office:value-type="float" office:value="69.5692592000003">
            <text:p>69.57</text:p>
          </table:table-cell>
          <table:table-cell table:formula="of:=[.D959]+[.E959]*([.B960]-[.B959])" office:value-type="float" office:value="36.8872000000004">
            <text:p>36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0]+[.$C$14]" office:value-type="float" office:value="3.768">
            <text:p>3.77E+000</text:p>
          </table:table-cell>
          <table:table-cell table:formula="of:=[.C960]+[.D961]*([.B961]-[.B960])+0.5*[.E961]*([.B961]-[.B960])^2" office:value-type="float" office:value="69.7170432000003">
            <text:p>69.72</text:p>
          </table:table-cell>
          <table:table-cell table:formula="of:=[.D960]+[.E960]*([.B961]-[.B960])" office:value-type="float" office:value="36.9264000000004">
            <text:p>36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1]+[.$C$14]" office:value-type="float" office:value="3.772">
            <text:p>3.77E+000</text:p>
          </table:table-cell>
          <table:table-cell table:formula="of:=[.C961]+[.D962]*([.B962]-[.B961])+0.5*[.E962]*([.B962]-[.B961])^2" office:value-type="float" office:value="69.8649840000003">
            <text:p>69.86</text:p>
          </table:table-cell>
          <table:table-cell table:formula="of:=[.D961]+[.E961]*([.B962]-[.B961])" office:value-type="float" office:value="36.9656000000004">
            <text:p>36.9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2]+[.$C$14]" office:value-type="float" office:value="3.776">
            <text:p>3.78E+000</text:p>
          </table:table-cell>
          <table:table-cell table:formula="of:=[.C962]+[.D963]*([.B963]-[.B962])+0.5*[.E963]*([.B963]-[.B962])^2" office:value-type="float" office:value="70.0130816000003">
            <text:p>70.01</text:p>
          </table:table-cell>
          <table:table-cell table:formula="of:=[.D962]+[.E962]*([.B963]-[.B962])" office:value-type="float" office:value="37.0048000000004">
            <text:p>3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3]+[.$C$14]" office:value-type="float" office:value="3.78">
            <text:p>3.78E+000</text:p>
          </table:table-cell>
          <table:table-cell table:formula="of:=[.C963]+[.D964]*([.B964]-[.B963])+0.5*[.E964]*([.B964]-[.B963])^2" office:value-type="float" office:value="70.1613360000003">
            <text:p>70.16</text:p>
          </table:table-cell>
          <table:table-cell table:formula="of:=[.D963]+[.E963]*([.B964]-[.B963])" office:value-type="float" office:value="37.0440000000004">
            <text:p>37.0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4]+[.$C$14]" office:value-type="float" office:value="3.784">
            <text:p>3.78E+000</text:p>
          </table:table-cell>
          <table:table-cell table:formula="of:=[.C964]+[.D965]*([.B965]-[.B964])+0.5*[.E965]*([.B965]-[.B964])^2" office:value-type="float" office:value="70.3097472000003">
            <text:p>70.31</text:p>
          </table:table-cell>
          <table:table-cell table:formula="of:=[.D964]+[.E964]*([.B965]-[.B964])" office:value-type="float" office:value="37.0832000000004">
            <text:p>37.0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5]+[.$C$14]" office:value-type="float" office:value="3.788">
            <text:p>3.79E+000</text:p>
          </table:table-cell>
          <table:table-cell table:formula="of:=[.C965]+[.D966]*([.B966]-[.B965])+0.5*[.E966]*([.B966]-[.B965])^2" office:value-type="float" office:value="70.4583152000003">
            <text:p>70.46</text:p>
          </table:table-cell>
          <table:table-cell table:formula="of:=[.D965]+[.E965]*([.B966]-[.B965])" office:value-type="float" office:value="37.1224000000004">
            <text:p>37.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6]+[.$C$14]" office:value-type="float" office:value="3.792">
            <text:p>3.79E+000</text:p>
          </table:table-cell>
          <table:table-cell table:formula="of:=[.C966]+[.D967]*([.B967]-[.B966])+0.5*[.E967]*([.B967]-[.B966])^2" office:value-type="float" office:value="70.6070400000004">
            <text:p>70.61</text:p>
          </table:table-cell>
          <table:table-cell table:formula="of:=[.D966]+[.E966]*([.B967]-[.B966])" office:value-type="float" office:value="37.1616000000004">
            <text:p>37.1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7]+[.$C$14]" office:value-type="float" office:value="3.796">
            <text:p>3.80E+000</text:p>
          </table:table-cell>
          <table:table-cell table:formula="of:=[.C967]+[.D968]*([.B968]-[.B967])+0.5*[.E968]*([.B968]-[.B967])^2" office:value-type="float" office:value="70.7559216000004">
            <text:p>70.76</text:p>
          </table:table-cell>
          <table:table-cell table:formula="of:=[.D967]+[.E967]*([.B968]-[.B967])" office:value-type="float" office:value="37.2008000000004">
            <text:p>37.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8]+[.$C$14]" office:value-type="float" office:value="3.8">
            <text:p>3.80E+000</text:p>
          </table:table-cell>
          <table:table-cell table:formula="of:=[.C968]+[.D969]*([.B969]-[.B968])+0.5*[.E969]*([.B969]-[.B968])^2" office:value-type="float" office:value="70.9049600000004">
            <text:p>70.9</text:p>
          </table:table-cell>
          <table:table-cell table:formula="of:=[.D968]+[.E968]*([.B969]-[.B968])" office:value-type="float" office:value="37.2400000000004">
            <text:p>37.2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9]+[.$C$14]" office:value-type="float" office:value="3.804">
            <text:p>3.80E+000</text:p>
          </table:table-cell>
          <table:table-cell table:formula="of:=[.C969]+[.D970]*([.B970]-[.B969])+0.5*[.E970]*([.B970]-[.B969])^2" office:value-type="float" office:value="71.0541552000004">
            <text:p>71.05</text:p>
          </table:table-cell>
          <table:table-cell table:formula="of:=[.D969]+[.E969]*([.B970]-[.B969])" office:value-type="float" office:value="37.2792000000004">
            <text:p>37.2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0]+[.$C$14]" office:value-type="float" office:value="3.808">
            <text:p>3.81E+000</text:p>
          </table:table-cell>
          <table:table-cell table:formula="of:=[.C970]+[.D971]*([.B971]-[.B970])+0.5*[.E971]*([.B971]-[.B970])^2" office:value-type="float" office:value="71.2035072000004">
            <text:p>71.2</text:p>
          </table:table-cell>
          <table:table-cell table:formula="of:=[.D970]+[.E970]*([.B971]-[.B970])" office:value-type="float" office:value="37.3184000000004">
            <text:p>37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1]+[.$C$14]" office:value-type="float" office:value="3.812">
            <text:p>3.81E+000</text:p>
          </table:table-cell>
          <table:table-cell table:formula="of:=[.C971]+[.D972]*([.B972]-[.B971])+0.5*[.E972]*([.B972]-[.B971])^2" office:value-type="float" office:value="71.3530160000004">
            <text:p>71.35</text:p>
          </table:table-cell>
          <table:table-cell table:formula="of:=[.D971]+[.E971]*([.B972]-[.B971])" office:value-type="float" office:value="37.3576000000004">
            <text:p>37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2]+[.$C$14]" office:value-type="float" office:value="3.816">
            <text:p>3.82E+000</text:p>
          </table:table-cell>
          <table:table-cell table:formula="of:=[.C972]+[.D973]*([.B973]-[.B972])+0.5*[.E973]*([.B973]-[.B972])^2" office:value-type="float" office:value="71.5026816000004">
            <text:p>71.5</text:p>
          </table:table-cell>
          <table:table-cell table:formula="of:=[.D972]+[.E972]*([.B973]-[.B972])" office:value-type="float" office:value="37.3968000000004">
            <text:p>37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3]+[.$C$14]" office:value-type="float" office:value="3.82">
            <text:p>3.82E+000</text:p>
          </table:table-cell>
          <table:table-cell table:formula="of:=[.C973]+[.D974]*([.B974]-[.B973])+0.5*[.E974]*([.B974]-[.B973])^2" office:value-type="float" office:value="71.6525040000004">
            <text:p>71.65</text:p>
          </table:table-cell>
          <table:table-cell table:formula="of:=[.D973]+[.E973]*([.B974]-[.B973])" office:value-type="float" office:value="37.4360000000004">
            <text:p>37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4]+[.$C$14]" office:value-type="float" office:value="3.824">
            <text:p>3.82E+000</text:p>
          </table:table-cell>
          <table:table-cell table:formula="of:=[.C974]+[.D975]*([.B975]-[.B974])+0.5*[.E975]*([.B975]-[.B974])^2" office:value-type="float" office:value="71.8024832000004">
            <text:p>71.8</text:p>
          </table:table-cell>
          <table:table-cell table:formula="of:=[.D974]+[.E974]*([.B975]-[.B974])" office:value-type="float" office:value="37.4752000000004">
            <text:p>37.4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5]+[.$C$14]" office:value-type="float" office:value="3.828">
            <text:p>3.83E+000</text:p>
          </table:table-cell>
          <table:table-cell table:formula="of:=[.C975]+[.D976]*([.B976]-[.B975])+0.5*[.E976]*([.B976]-[.B975])^2" office:value-type="float" office:value="71.9526192000004">
            <text:p>71.95</text:p>
          </table:table-cell>
          <table:table-cell table:formula="of:=[.D975]+[.E975]*([.B976]-[.B975])" office:value-type="float" office:value="37.5144000000004">
            <text:p>37.5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6]+[.$C$14]" office:value-type="float" office:value="3.832">
            <text:p>3.83E+000</text:p>
          </table:table-cell>
          <table:table-cell table:formula="of:=[.C976]+[.D977]*([.B977]-[.B976])+0.5*[.E977]*([.B977]-[.B976])^2" office:value-type="float" office:value="72.1029120000004">
            <text:p>72.1</text:p>
          </table:table-cell>
          <table:table-cell table:formula="of:=[.D976]+[.E976]*([.B977]-[.B976])" office:value-type="float" office:value="37.5536000000004">
            <text:p>37.5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7]+[.$C$14]" office:value-type="float" office:value="3.836">
            <text:p>3.84E+000</text:p>
          </table:table-cell>
          <table:table-cell table:formula="of:=[.C977]+[.D978]*([.B978]-[.B977])+0.5*[.E978]*([.B978]-[.B977])^2" office:value-type="float" office:value="72.2533616000004">
            <text:p>72.25</text:p>
          </table:table-cell>
          <table:table-cell table:formula="of:=[.D977]+[.E977]*([.B978]-[.B977])" office:value-type="float" office:value="37.5928000000004">
            <text:p>37.5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8]+[.$C$14]" office:value-type="float" office:value="3.84">
            <text:p>3.84E+000</text:p>
          </table:table-cell>
          <table:table-cell table:formula="of:=[.C978]+[.D979]*([.B979]-[.B978])+0.5*[.E979]*([.B979]-[.B978])^2" office:value-type="float" office:value="72.4039680000004">
            <text:p>72.4</text:p>
          </table:table-cell>
          <table:table-cell table:formula="of:=[.D978]+[.E978]*([.B979]-[.B978])" office:value-type="float" office:value="37.6320000000004">
            <text:p>37.6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9]+[.$C$14]" office:value-type="float" office:value="3.844">
            <text:p>3.84E+000</text:p>
          </table:table-cell>
          <table:table-cell table:formula="of:=[.C979]+[.D980]*([.B980]-[.B979])+0.5*[.E980]*([.B980]-[.B979])^2" office:value-type="float" office:value="72.5547312000005">
            <text:p>72.55</text:p>
          </table:table-cell>
          <table:table-cell table:formula="of:=[.D979]+[.E979]*([.B980]-[.B979])" office:value-type="float" office:value="37.6712000000004">
            <text:p>37.6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0]+[.$C$14]" office:value-type="float" office:value="3.848">
            <text:p>3.85E+000</text:p>
          </table:table-cell>
          <table:table-cell table:formula="of:=[.C980]+[.D981]*([.B981]-[.B980])+0.5*[.E981]*([.B981]-[.B980])^2" office:value-type="float" office:value="72.7056512000005">
            <text:p>72.71</text:p>
          </table:table-cell>
          <table:table-cell table:formula="of:=[.D980]+[.E980]*([.B981]-[.B980])" office:value-type="float" office:value="37.7104000000004">
            <text:p>37.7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1]+[.$C$14]" office:value-type="float" office:value="3.852">
            <text:p>3.85E+000</text:p>
          </table:table-cell>
          <table:table-cell table:formula="of:=[.C981]+[.D982]*([.B982]-[.B981])+0.5*[.E982]*([.B982]-[.B981])^2" office:value-type="float" office:value="72.8567280000005">
            <text:p>72.86</text:p>
          </table:table-cell>
          <table:table-cell table:formula="of:=[.D981]+[.E981]*([.B982]-[.B981])" office:value-type="float" office:value="37.7496000000004">
            <text:p>37.7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2]+[.$C$14]" office:value-type="float" office:value="3.856">
            <text:p>3.86E+000</text:p>
          </table:table-cell>
          <table:table-cell table:formula="of:=[.C982]+[.D983]*([.B983]-[.B982])+0.5*[.E983]*([.B983]-[.B982])^2" office:value-type="float" office:value="73.0079616000005">
            <text:p>73.01</text:p>
          </table:table-cell>
          <table:table-cell table:formula="of:=[.D982]+[.E982]*([.B983]-[.B982])" office:value-type="float" office:value="37.7888000000004">
            <text:p>37.7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3]+[.$C$14]" office:value-type="float" office:value="3.86">
            <text:p>3.86E+000</text:p>
          </table:table-cell>
          <table:table-cell table:formula="of:=[.C983]+[.D984]*([.B984]-[.B983])+0.5*[.E984]*([.B984]-[.B983])^2" office:value-type="float" office:value="73.1593520000005">
            <text:p>73.16</text:p>
          </table:table-cell>
          <table:table-cell table:formula="of:=[.D983]+[.E983]*([.B984]-[.B983])" office:value-type="float" office:value="37.8280000000004">
            <text:p>37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4]+[.$C$14]" office:value-type="float" office:value="3.864">
            <text:p>3.86E+000</text:p>
          </table:table-cell>
          <table:table-cell table:formula="of:=[.C984]+[.D985]*([.B985]-[.B984])+0.5*[.E985]*([.B985]-[.B984])^2" office:value-type="float" office:value="73.3108992000005">
            <text:p>73.31</text:p>
          </table:table-cell>
          <table:table-cell table:formula="of:=[.D984]+[.E984]*([.B985]-[.B984])" office:value-type="float" office:value="37.8672000000004">
            <text:p>37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5]+[.$C$14]" office:value-type="float" office:value="3.868">
            <text:p>3.87E+000</text:p>
          </table:table-cell>
          <table:table-cell table:formula="of:=[.C985]+[.D986]*([.B986]-[.B985])+0.5*[.E986]*([.B986]-[.B985])^2" office:value-type="float" office:value="73.4626032000005">
            <text:p>73.46</text:p>
          </table:table-cell>
          <table:table-cell table:formula="of:=[.D985]+[.E985]*([.B986]-[.B985])" office:value-type="float" office:value="37.9064000000004">
            <text:p>37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6]+[.$C$14]" office:value-type="float" office:value="3.872">
            <text:p>3.87E+000</text:p>
          </table:table-cell>
          <table:table-cell table:formula="of:=[.C986]+[.D987]*([.B987]-[.B986])+0.5*[.E987]*([.B987]-[.B986])^2" office:value-type="float" office:value="73.6144640000005">
            <text:p>73.61</text:p>
          </table:table-cell>
          <table:table-cell table:formula="of:=[.D986]+[.E986]*([.B987]-[.B986])" office:value-type="float" office:value="37.9456000000004">
            <text:p>37.9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7]+[.$C$14]" office:value-type="float" office:value="3.876">
            <text:p>3.88E+000</text:p>
          </table:table-cell>
          <table:table-cell table:formula="of:=[.C987]+[.D988]*([.B988]-[.B987])+0.5*[.E988]*([.B988]-[.B987])^2" office:value-type="float" office:value="73.7664816000005">
            <text:p>73.77</text:p>
          </table:table-cell>
          <table:table-cell table:formula="of:=[.D987]+[.E987]*([.B988]-[.B987])" office:value-type="float" office:value="37.9848000000004">
            <text:p>37.9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8]+[.$C$14]" office:value-type="float" office:value="3.88">
            <text:p>3.88E+000</text:p>
          </table:table-cell>
          <table:table-cell table:formula="of:=[.C988]+[.D989]*([.B989]-[.B988])+0.5*[.E989]*([.B989]-[.B988])^2" office:value-type="float" office:value="73.9186560000005">
            <text:p>73.92</text:p>
          </table:table-cell>
          <table:table-cell table:formula="of:=[.D988]+[.E988]*([.B989]-[.B988])" office:value-type="float" office:value="38.0240000000004">
            <text:p>38.0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9]+[.$C$14]" office:value-type="float" office:value="3.884">
            <text:p>3.88E+000</text:p>
          </table:table-cell>
          <table:table-cell table:formula="of:=[.C989]+[.D990]*([.B990]-[.B989])+0.5*[.E990]*([.B990]-[.B989])^2" office:value-type="float" office:value="74.0709872000005">
            <text:p>74.07</text:p>
          </table:table-cell>
          <table:table-cell table:formula="of:=[.D989]+[.E989]*([.B990]-[.B989])" office:value-type="float" office:value="38.0632000000004">
            <text:p>38.0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0]+[.$C$14]" office:value-type="float" office:value="3.888">
            <text:p>3.89E+000</text:p>
          </table:table-cell>
          <table:table-cell table:formula="of:=[.C990]+[.D991]*([.B991]-[.B990])+0.5*[.E991]*([.B991]-[.B990])^2" office:value-type="float" office:value="74.2234752000006">
            <text:p>74.22</text:p>
          </table:table-cell>
          <table:table-cell table:formula="of:=[.D990]+[.E990]*([.B991]-[.B990])" office:value-type="float" office:value="38.1024000000004">
            <text:p>38.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1]+[.$C$14]" office:value-type="float" office:value="3.892">
            <text:p>3.89E+000</text:p>
          </table:table-cell>
          <table:table-cell table:formula="of:=[.C991]+[.D992]*([.B992]-[.B991])+0.5*[.E992]*([.B992]-[.B991])^2" office:value-type="float" office:value="74.3761200000006">
            <text:p>74.38</text:p>
          </table:table-cell>
          <table:table-cell table:formula="of:=[.D991]+[.E991]*([.B992]-[.B991])" office:value-type="float" office:value="38.1416000000004">
            <text:p>38.1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2]+[.$C$14]" office:value-type="float" office:value="3.896">
            <text:p>3.90E+000</text:p>
          </table:table-cell>
          <table:table-cell table:formula="of:=[.C992]+[.D993]*([.B993]-[.B992])+0.5*[.E993]*([.B993]-[.B992])^2" office:value-type="float" office:value="74.5289216000006">
            <text:p>74.53</text:p>
          </table:table-cell>
          <table:table-cell table:formula="of:=[.D992]+[.E992]*([.B993]-[.B992])" office:value-type="float" office:value="38.1808000000004">
            <text:p>38.1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3]+[.$C$14]" office:value-type="float" office:value="3.9">
            <text:p>3.90E+000</text:p>
          </table:table-cell>
          <table:table-cell table:formula="of:=[.C993]+[.D994]*([.B994]-[.B993])+0.5*[.E994]*([.B994]-[.B993])^2" office:value-type="float" office:value="74.6818800000006">
            <text:p>74.68</text:p>
          </table:table-cell>
          <table:table-cell table:formula="of:=[.D993]+[.E993]*([.B994]-[.B993])" office:value-type="float" office:value="38.2200000000004">
            <text:p>38.2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4]+[.$C$14]" office:value-type="float" office:value="3.904">
            <text:p>3.90E+000</text:p>
          </table:table-cell>
          <table:table-cell table:formula="of:=[.C994]+[.D995]*([.B995]-[.B994])+0.5*[.E995]*([.B995]-[.B994])^2" office:value-type="float" office:value="74.8349952000006">
            <text:p>74.83</text:p>
          </table:table-cell>
          <table:table-cell table:formula="of:=[.D994]+[.E994]*([.B995]-[.B994])" office:value-type="float" office:value="38.2592000000004">
            <text:p>38.2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5]+[.$C$14]" office:value-type="float" office:value="3.908">
            <text:p>3.91E+000</text:p>
          </table:table-cell>
          <table:table-cell table:formula="of:=[.C995]+[.D996]*([.B996]-[.B995])+0.5*[.E996]*([.B996]-[.B995])^2" office:value-type="float" office:value="74.9882672000006">
            <text:p>74.99</text:p>
          </table:table-cell>
          <table:table-cell table:formula="of:=[.D995]+[.E995]*([.B996]-[.B995])" office:value-type="float" office:value="38.2984000000004">
            <text:p>38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6]+[.$C$14]" office:value-type="float" office:value="3.912">
            <text:p>3.91E+000</text:p>
          </table:table-cell>
          <table:table-cell table:formula="of:=[.C996]+[.D997]*([.B997]-[.B996])+0.5*[.E997]*([.B997]-[.B996])^2" office:value-type="float" office:value="75.1416960000006">
            <text:p>75.14</text:p>
          </table:table-cell>
          <table:table-cell table:formula="of:=[.D996]+[.E996]*([.B997]-[.B996])" office:value-type="float" office:value="38.3376000000004">
            <text:p>38.3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7]+[.$C$14]" office:value-type="float" office:value="3.916">
            <text:p>3.92E+000</text:p>
          </table:table-cell>
          <table:table-cell table:formula="of:=[.C997]+[.D998]*([.B998]-[.B997])+0.5*[.E998]*([.B998]-[.B997])^2" office:value-type="float" office:value="75.2952816000006">
            <text:p>75.3</text:p>
          </table:table-cell>
          <table:table-cell table:formula="of:=[.D997]+[.E997]*([.B998]-[.B997])" office:value-type="float" office:value="38.3768000000004">
            <text:p>38.3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8]+[.$C$14]" office:value-type="float" office:value="3.92">
            <text:p>3.92E+000</text:p>
          </table:table-cell>
          <table:table-cell table:formula="of:=[.C998]+[.D999]*([.B999]-[.B998])+0.5*[.E999]*([.B999]-[.B998])^2" office:value-type="float" office:value="75.4490240000006">
            <text:p>75.45</text:p>
          </table:table-cell>
          <table:table-cell table:formula="of:=[.D998]+[.E998]*([.B999]-[.B998])" office:value-type="float" office:value="38.4160000000004">
            <text:p>38.4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9]+[.$C$14]" office:value-type="float" office:value="3.924">
            <text:p>3.92E+000</text:p>
          </table:table-cell>
          <table:table-cell table:formula="of:=[.C999]+[.D1000]*([.B1000]-[.B999])+0.5*[.E1000]*([.B1000]-[.B999])^2" office:value-type="float" office:value="75.6029232000006">
            <text:p>75.6</text:p>
          </table:table-cell>
          <table:table-cell table:formula="of:=[.D999]+[.E999]*([.B1000]-[.B999])" office:value-type="float" office:value="38.4552000000004">
            <text:p>38.4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0]+[.$C$14]" office:value-type="float" office:value="3.928">
            <text:p>3.93E+000</text:p>
          </table:table-cell>
          <table:table-cell table:formula="of:=[.C1000]+[.D1001]*([.B1001]-[.B1000])+0.5*[.E1001]*([.B1001]-[.B1000])^2" office:value-type="float" office:value="75.7569792000006">
            <text:p>75.76</text:p>
          </table:table-cell>
          <table:table-cell table:formula="of:=[.D1000]+[.E1000]*([.B1001]-[.B1000])" office:value-type="float" office:value="38.4944000000004">
            <text:p>38.4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1]+[.$C$14]" office:value-type="float" office:value="3.932">
            <text:p>3.93E+000</text:p>
          </table:table-cell>
          <table:table-cell table:formula="of:=[.C1001]+[.D1002]*([.B1002]-[.B1001])+0.5*[.E1002]*([.B1002]-[.B1001])^2" office:value-type="float" office:value="75.9111920000007">
            <text:p>75.91</text:p>
          </table:table-cell>
          <table:table-cell table:formula="of:=[.D1001]+[.E1001]*([.B1002]-[.B1001])" office:value-type="float" office:value="38.5336000000004">
            <text:p>38.5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2]+[.$C$14]" office:value-type="float" office:value="3.936">
            <text:p>3.94E+000</text:p>
          </table:table-cell>
          <table:table-cell table:formula="of:=[.C1002]+[.D1003]*([.B1003]-[.B1002])+0.5*[.E1003]*([.B1003]-[.B1002])^2" office:value-type="float" office:value="76.0655616000007">
            <text:p>76.07</text:p>
          </table:table-cell>
          <table:table-cell table:formula="of:=[.D1002]+[.E1002]*([.B1003]-[.B1002])" office:value-type="float" office:value="38.5728000000004">
            <text:p>38.5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3]+[.$C$14]" office:value-type="float" office:value="3.94">
            <text:p>3.94E+000</text:p>
          </table:table-cell>
          <table:table-cell table:formula="of:=[.C1003]+[.D1004]*([.B1004]-[.B1003])+0.5*[.E1004]*([.B1004]-[.B1003])^2" office:value-type="float" office:value="76.2200880000007">
            <text:p>76.22</text:p>
          </table:table-cell>
          <table:table-cell table:formula="of:=[.D1003]+[.E1003]*([.B1004]-[.B1003])" office:value-type="float" office:value="38.6120000000004">
            <text:p>38.6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4]+[.$C$14]" office:value-type="float" office:value="3.944">
            <text:p>3.94E+000</text:p>
          </table:table-cell>
          <table:table-cell table:formula="of:=[.C1004]+[.D1005]*([.B1005]-[.B1004])+0.5*[.E1005]*([.B1005]-[.B1004])^2" office:value-type="float" office:value="76.3747712000007">
            <text:p>76.37</text:p>
          </table:table-cell>
          <table:table-cell table:formula="of:=[.D1004]+[.E1004]*([.B1005]-[.B1004])" office:value-type="float" office:value="38.6512000000004">
            <text:p>38.6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5]+[.$C$14]" office:value-type="float" office:value="3.948">
            <text:p>3.95E+000</text:p>
          </table:table-cell>
          <table:table-cell table:formula="of:=[.C1005]+[.D1006]*([.B1006]-[.B1005])+0.5*[.E1006]*([.B1006]-[.B1005])^2" office:value-type="float" office:value="76.5296112000007">
            <text:p>76.53</text:p>
          </table:table-cell>
          <table:table-cell table:formula="of:=[.D1005]+[.E1005]*([.B1006]-[.B1005])" office:value-type="float" office:value="38.6904000000004">
            <text:p>38.6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6]+[.$C$14]" office:value-type="float" office:value="3.952">
            <text:p>3.95E+000</text:p>
          </table:table-cell>
          <table:table-cell table:formula="of:=[.C1006]+[.D1007]*([.B1007]-[.B1006])+0.5*[.E1007]*([.B1007]-[.B1006])^2" office:value-type="float" office:value="76.6846080000007">
            <text:p>76.68</text:p>
          </table:table-cell>
          <table:table-cell table:formula="of:=[.D1006]+[.E1006]*([.B1007]-[.B1006])" office:value-type="float" office:value="38.7296000000004">
            <text:p>38.7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7]+[.$C$14]" office:value-type="float" office:value="3.956">
            <text:p>3.96E+000</text:p>
          </table:table-cell>
          <table:table-cell table:formula="of:=[.C1007]+[.D1008]*([.B1008]-[.B1007])+0.5*[.E1008]*([.B1008]-[.B1007])^2" office:value-type="float" office:value="76.8397616000007">
            <text:p>76.84</text:p>
          </table:table-cell>
          <table:table-cell table:formula="of:=[.D1007]+[.E1007]*([.B1008]-[.B1007])" office:value-type="float" office:value="38.7688000000004">
            <text:p>38.7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8]+[.$C$14]" office:value-type="float" office:value="3.96">
            <text:p>3.96E+000</text:p>
          </table:table-cell>
          <table:table-cell table:formula="of:=[.C1008]+[.D1009]*([.B1009]-[.B1008])+0.5*[.E1009]*([.B1009]-[.B1008])^2" office:value-type="float" office:value="76.9950720000007">
            <text:p>77</text:p>
          </table:table-cell>
          <table:table-cell table:formula="of:=[.D1008]+[.E1008]*([.B1009]-[.B1008])" office:value-type="float" office:value="38.8080000000004">
            <text:p>38.8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9]+[.$C$14]" office:value-type="float" office:value="3.964">
            <text:p>3.96E+000</text:p>
          </table:table-cell>
          <table:table-cell table:formula="of:=[.C1009]+[.D1010]*([.B1010]-[.B1009])+0.5*[.E1010]*([.B1010]-[.B1009])^2" office:value-type="float" office:value="77.1505392000007">
            <text:p>77.15</text:p>
          </table:table-cell>
          <table:table-cell table:formula="of:=[.D1009]+[.E1009]*([.B1010]-[.B1009])" office:value-type="float" office:value="38.8472000000004">
            <text:p>38.8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0]+[.$C$14]" office:value-type="float" office:value="3.968">
            <text:p>3.97E+000</text:p>
          </table:table-cell>
          <table:table-cell table:formula="of:=[.C1010]+[.D1011]*([.B1011]-[.B1010])+0.5*[.E1011]*([.B1011]-[.B1010])^2" office:value-type="float" office:value="77.3061632000007">
            <text:p>77.31</text:p>
          </table:table-cell>
          <table:table-cell table:formula="of:=[.D1010]+[.E1010]*([.B1011]-[.B1010])" office:value-type="float" office:value="38.8864000000004">
            <text:p>38.8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1]+[.$C$14]" office:value-type="float" office:value="3.972">
            <text:p>3.97E+000</text:p>
          </table:table-cell>
          <table:table-cell table:formula="of:=[.C1011]+[.D1012]*([.B1012]-[.B1011])+0.5*[.E1012]*([.B1012]-[.B1011])^2" office:value-type="float" office:value="77.4619440000007">
            <text:p>77.46</text:p>
          </table:table-cell>
          <table:table-cell table:formula="of:=[.D1011]+[.E1011]*([.B1012]-[.B1011])" office:value-type="float" office:value="38.9256000000004">
            <text:p>38.9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2]+[.$C$14]" office:value-type="float" office:value="3.976">
            <text:p>3.98E+000</text:p>
          </table:table-cell>
          <table:table-cell table:formula="of:=[.C1012]+[.D1013]*([.B1013]-[.B1012])+0.5*[.E1013]*([.B1013]-[.B1012])^2" office:value-type="float" office:value="77.6178816000007">
            <text:p>77.62</text:p>
          </table:table-cell>
          <table:table-cell table:formula="of:=[.D1012]+[.E1012]*([.B1013]-[.B1012])" office:value-type="float" office:value="38.9648000000005">
            <text:p>38.9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3]+[.$C$14]" office:value-type="float" office:value="3.98">
            <text:p>3.98E+000</text:p>
          </table:table-cell>
          <table:table-cell table:formula="of:=[.C1013]+[.D1014]*([.B1014]-[.B1013])+0.5*[.E1014]*([.B1014]-[.B1013])^2" office:value-type="float" office:value="77.7739760000007">
            <text:p>77.77</text:p>
          </table:table-cell>
          <table:table-cell table:formula="of:=[.D1013]+[.E1013]*([.B1014]-[.B1013])" office:value-type="float" office:value="39.0040000000005">
            <text:p>3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4]+[.$C$14]" office:value-type="float" office:value="3.984">
            <text:p>3.98E+000</text:p>
          </table:table-cell>
          <table:table-cell table:formula="of:=[.C1014]+[.D1015]*([.B1015]-[.B1014])+0.5*[.E1015]*([.B1015]-[.B1014])^2" office:value-type="float" office:value="77.9302272000008">
            <text:p>77.93</text:p>
          </table:table-cell>
          <table:table-cell table:formula="of:=[.D1014]+[.E1014]*([.B1015]-[.B1014])" office:value-type="float" office:value="39.0432000000005">
            <text:p>39.0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5]+[.$C$14]" office:value-type="float" office:value="3.988">
            <text:p>3.99E+000</text:p>
          </table:table-cell>
          <table:table-cell table:formula="of:=[.C1015]+[.D1016]*([.B1016]-[.B1015])+0.5*[.E1016]*([.B1016]-[.B1015])^2" office:value-type="float" office:value="78.0866352000008">
            <text:p>78.09</text:p>
          </table:table-cell>
          <table:table-cell table:formula="of:=[.D1015]+[.E1015]*([.B1016]-[.B1015])" office:value-type="float" office:value="39.0824000000005">
            <text:p>39.0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6]+[.$C$14]" office:value-type="float" office:value="3.992">
            <text:p>3.99E+000</text:p>
          </table:table-cell>
          <table:table-cell table:formula="of:=[.C1016]+[.D1017]*([.B1017]-[.B1016])+0.5*[.E1017]*([.B1017]-[.B1016])^2" office:value-type="float" office:value="78.2432000000008">
            <text:p>78.24</text:p>
          </table:table-cell>
          <table:table-cell table:formula="of:=[.D1016]+[.E1016]*([.B1017]-[.B1016])" office:value-type="float" office:value="39.1216000000005">
            <text:p>39.1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7]+[.$C$14]" office:value-type="float" office:value="3.996">
            <text:p>4.00E+000</text:p>
          </table:table-cell>
          <table:table-cell table:formula="of:=[.C1017]+[.D1018]*([.B1018]-[.B1017])+0.5*[.E1018]*([.B1018]-[.B1017])^2" office:value-type="float" office:value="78.3999216000008">
            <text:p>78.4</text:p>
          </table:table-cell>
          <table:table-cell table:formula="of:=[.D1017]+[.E1017]*([.B1018]-[.B1017])" office:value-type="float" office:value="39.1608000000005">
            <text:p>39.1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8]+[.$C$14]" office:value-type="float" office:value="4">
            <text:p>4.00E+000</text:p>
          </table:table-cell>
          <table:table-cell table:formula="of:=[.C1018]+[.D1019]*([.B1019]-[.B1018])+0.5*[.E1019]*([.B1019]-[.B1018])^2" office:value-type="float" office:value="78.5568000000008">
            <text:p>78.56</text:p>
          </table:table-cell>
          <table:table-cell table:formula="of:=[.D1018]+[.E1018]*([.B1019]-[.B1018])" office:value-type="float" office:value="39.2000000000005">
            <text:p>39.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9]+[.$C$14]" office:value-type="float" office:value="4.004">
            <text:p>4.00E+000</text:p>
          </table:table-cell>
          <table:table-cell table:formula="of:=[.C1019]+[.D1020]*([.B1020]-[.B1019])+0.5*[.E1020]*([.B1020]-[.B1019])^2" office:value-type="float" office:value="78.7138352000008">
            <text:p>78.71</text:p>
          </table:table-cell>
          <table:table-cell table:formula="of:=[.D1019]+[.E1019]*([.B1020]-[.B1019])" office:value-type="float" office:value="39.2392000000004">
            <text:p>39.2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0]+[.$C$14]" office:value-type="float" office:value="4.008">
            <text:p>4.01E+000</text:p>
          </table:table-cell>
          <table:table-cell table:formula="of:=[.C1020]+[.D1021]*([.B1021]-[.B1020])+0.5*[.E1021]*([.B1021]-[.B1020])^2" office:value-type="float" office:value="78.8710272000008">
            <text:p>78.87</text:p>
          </table:table-cell>
          <table:table-cell table:formula="of:=[.D1020]+[.E1020]*([.B1021]-[.B1020])" office:value-type="float" office:value="39.2784000000004">
            <text:p>39.2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1]+[.$C$14]" office:value-type="float" office:value="4.012">
            <text:p>4.01E+000</text:p>
          </table:table-cell>
          <table:table-cell table:formula="of:=[.C1021]+[.D1022]*([.B1022]-[.B1021])+0.5*[.E1022]*([.B1022]-[.B1021])^2" office:value-type="float" office:value="79.0283760000008">
            <text:p>79.03</text:p>
          </table:table-cell>
          <table:table-cell table:formula="of:=[.D1021]+[.E1021]*([.B1022]-[.B1021])" office:value-type="float" office:value="39.3176000000004">
            <text:p>39.3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2]+[.$C$14]" office:value-type="float" office:value="4.016">
            <text:p>4.02E+000</text:p>
          </table:table-cell>
          <table:table-cell table:formula="of:=[.C1022]+[.D1023]*([.B1023]-[.B1022])+0.5*[.E1023]*([.B1023]-[.B1022])^2" office:value-type="float" office:value="79.1858816000008">
            <text:p>79.19</text:p>
          </table:table-cell>
          <table:table-cell table:formula="of:=[.D1022]+[.E1022]*([.B1023]-[.B1022])" office:value-type="float" office:value="39.3568000000004">
            <text:p>39.3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3]+[.$C$14]" office:value-type="float" office:value="4.02">
            <text:p>4.02E+000</text:p>
          </table:table-cell>
          <table:table-cell table:formula="of:=[.C1023]+[.D1024]*([.B1024]-[.B1023])+0.5*[.E1024]*([.B1024]-[.B1023])^2" office:value-type="float" office:value="79.3435440000008">
            <text:p>79.34</text:p>
          </table:table-cell>
          <table:table-cell table:formula="of:=[.D1023]+[.E1023]*([.B1024]-[.B1023])" office:value-type="float" office:value="39.3960000000004">
            <text:p>39.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4]+[.$C$14]" office:value-type="float" office:value="4.024">
            <text:p>4.02E+000</text:p>
          </table:table-cell>
          <table:table-cell table:formula="of:=[.C1024]+[.D1025]*([.B1025]-[.B1024])+0.5*[.E1025]*([.B1025]-[.B1024])^2" office:value-type="float" office:value="79.5013632000008">
            <text:p>79.5</text:p>
          </table:table-cell>
          <table:table-cell table:formula="of:=[.D1024]+[.E1024]*([.B1025]-[.B1024])" office:value-type="float" office:value="39.4352000000004">
            <text:p>39.4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5]+[.$C$14]" office:value-type="float" office:value="4.028">
            <text:p>4.03E+000</text:p>
          </table:table-cell>
          <table:table-cell table:formula="of:=[.C1025]+[.D1026]*([.B1026]-[.B1025])+0.5*[.E1026]*([.B1026]-[.B1025])^2" office:value-type="float" office:value="79.6593392000007">
            <text:p>79.66</text:p>
          </table:table-cell>
          <table:table-cell table:formula="of:=[.D1025]+[.E1025]*([.B1026]-[.B1025])" office:value-type="float" office:value="39.4744000000004">
            <text:p>39.4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6]+[.$C$14]" office:value-type="float" office:value="4.032">
            <text:p>4.03E+000</text:p>
          </table:table-cell>
          <table:table-cell table:formula="of:=[.C1026]+[.D1027]*([.B1027]-[.B1026])+0.5*[.E1027]*([.B1027]-[.B1026])^2" office:value-type="float" office:value="79.8174720000007">
            <text:p>79.82</text:p>
          </table:table-cell>
          <table:table-cell table:formula="of:=[.D1026]+[.E1026]*([.B1027]-[.B1026])" office:value-type="float" office:value="39.5136000000004">
            <text:p>39.5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7]+[.$C$14]" office:value-type="float" office:value="4.036">
            <text:p>4.04E+000</text:p>
          </table:table-cell>
          <table:table-cell table:formula="of:=[.C1027]+[.D1028]*([.B1028]-[.B1027])+0.5*[.E1028]*([.B1028]-[.B1027])^2" office:value-type="float" office:value="79.9757616000007">
            <text:p>79.98</text:p>
          </table:table-cell>
          <table:table-cell table:formula="of:=[.D1027]+[.E1027]*([.B1028]-[.B1027])" office:value-type="float" office:value="39.5528000000004">
            <text:p>39.5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8]+[.$C$14]" office:value-type="float" office:value="4.04">
            <text:p>4.04E+000</text:p>
          </table:table-cell>
          <table:table-cell table:formula="of:=[.C1028]+[.D1029]*([.B1029]-[.B1028])+0.5*[.E1029]*([.B1029]-[.B1028])^2" office:value-type="float" office:value="80.1342080000007">
            <text:p>80.13</text:p>
          </table:table-cell>
          <table:table-cell table:formula="of:=[.D1028]+[.E1028]*([.B1029]-[.B1028])" office:value-type="float" office:value="39.5920000000004">
            <text:p>39.5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9]+[.$C$14]" office:value-type="float" office:value="4.044">
            <text:p>4.04E+000</text:p>
          </table:table-cell>
          <table:table-cell table:formula="of:=[.C1029]+[.D1030]*([.B1030]-[.B1029])+0.5*[.E1030]*([.B1030]-[.B1029])^2" office:value-type="float" office:value="80.2928112000007">
            <text:p>80.29</text:p>
          </table:table-cell>
          <table:table-cell table:formula="of:=[.D1029]+[.E1029]*([.B1030]-[.B1029])" office:value-type="float" office:value="39.6312000000004">
            <text:p>39.6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0]+[.$C$14]" office:value-type="float" office:value="4.048">
            <text:p>4.05E+000</text:p>
          </table:table-cell>
          <table:table-cell table:formula="of:=[.C1030]+[.D1031]*([.B1031]-[.B1030])+0.5*[.E1031]*([.B1031]-[.B1030])^2" office:value-type="float" office:value="80.4515712000007">
            <text:p>80.45</text:p>
          </table:table-cell>
          <table:table-cell table:formula="of:=[.D1030]+[.E1030]*([.B1031]-[.B1030])" office:value-type="float" office:value="39.6704000000004">
            <text:p>39.6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1]+[.$C$14]" office:value-type="float" office:value="4.052">
            <text:p>4.05E+000</text:p>
          </table:table-cell>
          <table:table-cell table:formula="of:=[.C1031]+[.D1032]*([.B1032]-[.B1031])+0.5*[.E1032]*([.B1032]-[.B1031])^2" office:value-type="float" office:value="80.6104880000007">
            <text:p>80.61</text:p>
          </table:table-cell>
          <table:table-cell table:formula="of:=[.D1031]+[.E1031]*([.B1032]-[.B1031])" office:value-type="float" office:value="39.7096000000004">
            <text:p>39.7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2]+[.$C$14]" office:value-type="float" office:value="4.056">
            <text:p>4.06E+000</text:p>
          </table:table-cell>
          <table:table-cell table:formula="of:=[.C1032]+[.D1033]*([.B1033]-[.B1032])+0.5*[.E1033]*([.B1033]-[.B1032])^2" office:value-type="float" office:value="80.7695616000007">
            <text:p>80.77</text:p>
          </table:table-cell>
          <table:table-cell table:formula="of:=[.D1032]+[.E1032]*([.B1033]-[.B1032])" office:value-type="float" office:value="39.7488000000004">
            <text:p>39.75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3]+[.$C$14]" office:value-type="float" office:value="4.06">
            <text:p>4.06E+000</text:p>
          </table:table-cell>
          <table:table-cell table:formula="of:=[.C1033]+[.D1034]*([.B1034]-[.B1033])+0.5*[.E1034]*([.B1034]-[.B1033])^2" office:value-type="float" office:value="80.9287920000006">
            <text:p>80.93</text:p>
          </table:table-cell>
          <table:table-cell table:formula="of:=[.D1033]+[.E1033]*([.B1034]-[.B1033])" office:value-type="float" office:value="39.7880000000004">
            <text:p>39.79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4]+[.$C$14]" office:value-type="float" office:value="4.064">
            <text:p>4.06E+000</text:p>
          </table:table-cell>
          <table:table-cell table:formula="of:=[.C1034]+[.D1035]*([.B1035]-[.B1034])+0.5*[.E1035]*([.B1035]-[.B1034])^2" office:value-type="float" office:value="81.0881792000006">
            <text:p>81.09</text:p>
          </table:table-cell>
          <table:table-cell table:formula="of:=[.D1034]+[.E1034]*([.B1035]-[.B1034])" office:value-type="float" office:value="39.8272000000003">
            <text:p>39.8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5]+[.$C$14]" office:value-type="float" office:value="4.068">
            <text:p>4.07E+000</text:p>
          </table:table-cell>
          <table:table-cell table:formula="of:=[.C1035]+[.D1036]*([.B1036]-[.B1035])+0.5*[.E1036]*([.B1036]-[.B1035])^2" office:value-type="float" office:value="81.2477232000006">
            <text:p>81.25</text:p>
          </table:table-cell>
          <table:table-cell table:formula="of:=[.D1035]+[.E1035]*([.B1036]-[.B1035])" office:value-type="float" office:value="39.8664000000003">
            <text:p>39.87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6]+[.$C$14]" office:value-type="float" office:value="4.072">
            <text:p>4.07E+000</text:p>
          </table:table-cell>
          <table:table-cell table:formula="of:=[.C1036]+[.D1037]*([.B1037]-[.B1036])+0.5*[.E1037]*([.B1037]-[.B1036])^2" office:value-type="float" office:value="81.4074240000006">
            <text:p>81.41</text:p>
          </table:table-cell>
          <table:table-cell table:formula="of:=[.D1036]+[.E1036]*([.B1037]-[.B1036])" office:value-type="float" office:value="39.9056000000003">
            <text:p>39.9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7]+[.$C$14]" office:value-type="float" office:value="4.07599999999999">
            <text:p>4.08E+000</text:p>
          </table:table-cell>
          <table:table-cell table:formula="of:=[.C1037]+[.D1038]*([.B1038]-[.B1037])+0.5*[.E1038]*([.B1038]-[.B1037])^2" office:value-type="float" office:value="81.5672816000006">
            <text:p>81.57</text:p>
          </table:table-cell>
          <table:table-cell table:formula="of:=[.D1037]+[.E1037]*([.B1038]-[.B1037])" office:value-type="float" office:value="39.9448000000003">
            <text:p>39.9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8]+[.$C$14]" office:value-type="float" office:value="4.07999999999999">
            <text:p>4.08E+000</text:p>
          </table:table-cell>
          <table:table-cell table:formula="of:=[.C1038]+[.D1039]*([.B1039]-[.B1038])+0.5*[.E1039]*([.B1039]-[.B1038])^2" office:value-type="float" office:value="81.7272960000006">
            <text:p>81.73</text:p>
          </table:table-cell>
          <table:table-cell table:formula="of:=[.D1038]+[.E1038]*([.B1039]-[.B1038])" office:value-type="float" office:value="39.9840000000003">
            <text:p>39.9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9]+[.$C$14]" office:value-type="float" office:value="4.08399999999999">
            <text:p>4.08E+000</text:p>
          </table:table-cell>
          <table:table-cell table:formula="of:=[.C1039]+[.D1040]*([.B1040]-[.B1039])+0.5*[.E1040]*([.B1040]-[.B1039])^2" office:value-type="float" office:value="81.8874672000006">
            <text:p>81.89</text:p>
          </table:table-cell>
          <table:table-cell table:formula="of:=[.D1039]+[.E1039]*([.B1040]-[.B1039])" office:value-type="float" office:value="40.0232000000003">
            <text:p>40.0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0]+[.$C$14]" office:value-type="float" office:value="4.08799999999999">
            <text:p>4.09E+000</text:p>
          </table:table-cell>
          <table:table-cell table:formula="of:=[.C1040]+[.D1041]*([.B1041]-[.B1040])+0.5*[.E1041]*([.B1041]-[.B1040])^2" office:value-type="float" office:value="82.0477952000006">
            <text:p>82.05</text:p>
          </table:table-cell>
          <table:table-cell table:formula="of:=[.D1040]+[.E1040]*([.B1041]-[.B1040])" office:value-type="float" office:value="40.0624000000003">
            <text:p>40.0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1]+[.$C$14]" office:value-type="float" office:value="4.09199999999999">
            <text:p>4.09E+000</text:p>
          </table:table-cell>
          <table:table-cell table:formula="of:=[.C1041]+[.D1042]*([.B1042]-[.B1041])+0.5*[.E1042]*([.B1042]-[.B1041])^2" office:value-type="float" office:value="82.2082800000006">
            <text:p>82.21</text:p>
          </table:table-cell>
          <table:table-cell table:formula="of:=[.D1041]+[.E1041]*([.B1042]-[.B1041])" office:value-type="float" office:value="40.1016000000003">
            <text:p>40.1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2]+[.$C$14]" office:value-type="float" office:value="4.09599999999999">
            <text:p>4.10E+000</text:p>
          </table:table-cell>
          <table:table-cell table:formula="of:=[.C1042]+[.D1043]*([.B1043]-[.B1042])+0.5*[.E1043]*([.B1043]-[.B1042])^2" office:value-type="float" office:value="82.3689216000006">
            <text:p>82.37</text:p>
          </table:table-cell>
          <table:table-cell table:formula="of:=[.D1042]+[.E1042]*([.B1043]-[.B1042])" office:value-type="float" office:value="40.1408000000003">
            <text:p>40.14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3]+[.$C$14]" office:value-type="float" office:value="4.09999999999999">
            <text:p>4.10E+000</text:p>
          </table:table-cell>
          <table:table-cell table:formula="of:=[.C1043]+[.D1044]*([.B1044]-[.B1043])+0.5*[.E1044]*([.B1044]-[.B1043])^2" office:value-type="float" office:value="82.5297200000006">
            <text:p>82.53</text:p>
          </table:table-cell>
          <table:table-cell table:formula="of:=[.D1043]+[.E1043]*([.B1044]-[.B1043])" office:value-type="float" office:value="40.1800000000003">
            <text:p>40.18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4]+[.$C$14]" office:value-type="float" office:value="4.10399999999999">
            <text:p>4.10E+000</text:p>
          </table:table-cell>
          <table:table-cell table:formula="of:=[.C1044]+[.D1045]*([.B1045]-[.B1044])+0.5*[.E1045]*([.B1045]-[.B1044])^2" office:value-type="float" office:value="82.6906752000006">
            <text:p>82.69</text:p>
          </table:table-cell>
          <table:table-cell table:formula="of:=[.D1044]+[.E1044]*([.B1045]-[.B1044])" office:value-type="float" office:value="40.2192000000003">
            <text:p>40.22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5]+[.$C$14]" office:value-type="float" office:value="4.10799999999999">
            <text:p>4.11E+000</text:p>
          </table:table-cell>
          <table:table-cell table:formula="of:=[.C1045]+[.D1046]*([.B1046]-[.B1045])+0.5*[.E1046]*([.B1046]-[.B1045])^2" office:value-type="float" office:value="82.8517872000006">
            <text:p>82.85</text:p>
          </table:table-cell>
          <table:table-cell table:formula="of:=[.D1045]+[.E1045]*([.B1046]-[.B1045])" office:value-type="float" office:value="40.2584000000003">
            <text:p>40.26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6]+[.$C$14]" office:value-type="float" office:value="4.11199999999999">
            <text:p>4.11E+000</text:p>
          </table:table-cell>
          <table:table-cell table:formula="of:=[.C1046]+[.D1047]*([.B1047]-[.B1046])+0.5*[.E1047]*([.B1047]-[.B1046])^2" office:value-type="float" office:value="83.0130560000005">
            <text:p>83.01</text:p>
          </table:table-cell>
          <table:table-cell table:formula="of:=[.D1046]+[.E1046]*([.B1047]-[.B1046])" office:value-type="float" office:value="40.2976000000003">
            <text:p>40.3</text:p>
          </table:table-cell>
          <table:table-cell office:value-type="float" office:value="9.8">
            <text:p>9.8</text:p>
          </table:table-cell>
          <table:table-cell table:number-columns-repeated="1019"/>
        </table:table-row>
        <table:table-row table:style-name="ro1" table:number-rows-repeated="1047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tExample" table:style-name="ta1" table:print="false">
        <table:table-column table:style-name="co1" table:default-cell-style-name="Default"/>
        <table:table-column table:style-name="co1" table:number-columns-repeated="4" table:default-cell-style-name="ce4"/>
        <table:table-column table:style-name="co1" table:number-columns-repeated="1019" table:default-cell-style-name="Default"/>
        <table:table-row table:style-name="ro1">
          <table:table-cell table:number-columns-repeated="5"/>
          <table:table-cell>
            <draw:frame table:end-cell-address="BitExample.J16" table:end-x="0.6709in" table:end-y="0.0626in" draw:z-index="0" draw:name="Graphics 1" draw:style-name="gr1" draw:text-style-name="P1" svg:width="4.0626in" svg:height="2.6563in" svg:x="0.1646in" svg:y="0.0732in">
              <draw:image xlink:href="Pictures/200000070000285000001A5C85ECDF65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Fixed Params: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5" office:value-type="string">
            <text:p>Accel:</text:p>
          </table:table-cell>
          <table:table-cell table:style-name="ce2" table:formula="of:=[.C7]/[.C8]" office:value-type="float" office:value="3200">
            <text:p>3200</text:p>
          </table:table-cell>
          <table:table-cell table:style-name="ce2" table:number-columns-repeated="9"/>
          <table:table-cell table:style-name="ce2">
            <draw:frame table:end-cell-address="BitExample.T42" table:end-x="0.1315in" table:end-y="0.1709in" draw:z-index="1" draw:style-name="gr2" svg:width="6.2996in" svg:height="7.1016in" svg:x="0.0551in" svg:y="0.0839in">
              <draw:object draw:notify-on-update-of-ranges="BitExample.B19:BitExample.B1047 BitExample.C19:BitExample.C1047 BitExample.B19:BitExample.B1047 BitExample.D19:BitExample.D1047 BitExample.B19:BitExample.B1047 BitExample.E19:BitExample.E104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string">
            <text:p>X0: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5" office:value-type="string">
            <text:p>V0: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5"/>
          <table:table-cell table:style-name="ce2" table:number-columns-repeated="1022"/>
        </table:table-row>
        <table:table-row table:style-name="ro1">
          <table:table-cell table:style-name="ce2"/>
          <table:table-cell table:style-name="ce5" office:value-type="string">
            <text:p>force:</text:p>
          </table:table-cell>
          <table:table-cell table:style-name="ce2" office:value-type="float" office:value="3200">
            <text:p>320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5" office:value-type="string">
            <text:p>mass: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21"/>
        </table:table-row>
        <table:table-row table:style-name="ro1" table:number-rows-repeated="5">
          <table:table-cell table:style-name="ce2" table:number-columns-repeated="1024"/>
        </table:table-row>
        <table:table-row table:style-name="ro1">
          <table:table-cell table:style-name="ce2"/>
          <table:table-cell table:style-name="ce5" office:value-type="string">
            <text:p>d\:</text:p>
          </table:table-cell>
          <table:table-cell table:style-name="ce12" office:value-type="float" office:value="0.004">
            <text:p>4.00E-003</text:p>
          </table:table-cell>
          <table:table-cell table:style-name="ce2" table:number-columns-repeated="1021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6" office:value-type="string">
            <text:p>(s)</text:p>
          </table:table-cell>
          <table:table-cell table:style-name="ce6" office:value-type="string">
            <text:p>(m)</text:p>
          </table:table-cell>
          <table:table-cell table:style-name="ce6" office:value-type="string">
            <text:p>(m/s)</text:p>
          </table:table-cell>
          <table:table-cell table:style-name="ce6" office:value-type="string">
            <text:p>(m/s^2)</text:p>
          </table:table-cell>
          <table:table-cell table:style-name="ce3" table:number-columns-repeated="5"/>
          <table:table-cell table:style-name="ce10" table:number-columns-repeated="1014"/>
        </table:table-row>
        <table:table-row table:style-name="ro1">
          <table:table-cell/>
          <table:table-cell table:style-name="ce11" office:value-type="float" office:value="0">
            <text:p>0.00E+000</text:p>
          </table:table-cell>
          <table:table-cell table:formula="of:=[.$C$4]" office:value-type="float" office:value="0">
            <text:p>0</text:p>
          </table:table-cell>
          <table:table-cell table:formula="of:=[.$C$5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]+[.$C$14]" office:value-type="float" office:value="0.004">
            <text:p>4.00E-003</text:p>
          </table:table-cell>
          <table:table-cell table:formula="of:=[.C19]+[.D20]*([.B20]-[.B19])+0.5*[.E20]*([.B20]-[.B19])^2" office:value-type="float" office:value="0">
            <text:p>0</text:p>
          </table:table-cell>
          <table:table-cell table:formula="of:=[.D19]+[.E19]*([.B20]-[.B1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]+[.$C$14]" office:value-type="float" office:value="0.008">
            <text:p>8.00E-003</text:p>
          </table:table-cell>
          <table:table-cell table:formula="of:=[.C20]+[.D21]*([.B21]-[.B20])+0.5*[.E21]*([.B21]-[.B20])^2" office:value-type="float" office:value="0">
            <text:p>0</text:p>
          </table:table-cell>
          <table:table-cell table:formula="of:=[.D20]+[.E20]*([.B21]-[.B2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]+[.$C$14]" office:value-type="float" office:value="0.012">
            <text:p>1.20E-002</text:p>
          </table:table-cell>
          <table:table-cell table:formula="of:=[.C21]+[.D22]*([.B22]-[.B21])+0.5*[.E22]*([.B22]-[.B21])^2" office:value-type="float" office:value="0">
            <text:p>0</text:p>
          </table:table-cell>
          <table:table-cell table:formula="of:=[.D21]+[.E21]*([.B22]-[.B2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]+[.$C$14]" office:value-type="float" office:value="0.016">
            <text:p>1.60E-002</text:p>
          </table:table-cell>
          <table:table-cell table:formula="of:=[.C22]+[.D23]*([.B23]-[.B22])+0.5*[.E23]*([.B23]-[.B22])^2" office:value-type="float" office:value="0">
            <text:p>0</text:p>
          </table:table-cell>
          <table:table-cell table:formula="of:=[.D22]+[.E22]*([.B23]-[.B2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]+[.$C$14]" office:value-type="float" office:value="0.02">
            <text:p>2.00E-002</text:p>
          </table:table-cell>
          <table:table-cell table:formula="of:=[.C23]+[.D24]*([.B24]-[.B23])+0.5*[.E24]*([.B24]-[.B23])^2" office:value-type="float" office:value="0">
            <text:p>0</text:p>
          </table:table-cell>
          <table:table-cell table:formula="of:=[.D23]+[.E23]*([.B24]-[.B2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]+[.$C$14]" office:value-type="float" office:value="0.024">
            <text:p>2.40E-002</text:p>
          </table:table-cell>
          <table:table-cell table:formula="of:=[.C24]+[.D25]*([.B25]-[.B24])+0.5*[.E25]*([.B25]-[.B24])^2" office:value-type="float" office:value="0">
            <text:p>0</text:p>
          </table:table-cell>
          <table:table-cell table:formula="of:=[.D24]+[.E24]*([.B25]-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]+[.$C$14]" office:value-type="float" office:value="0.028">
            <text:p>2.80E-002</text:p>
          </table:table-cell>
          <table:table-cell table:formula="of:=[.C25]+[.D26]*([.B26]-[.B25])+0.5*[.E26]*([.B26]-[.B25])^2" office:value-type="float" office:value="0">
            <text:p>0</text:p>
          </table:table-cell>
          <table:table-cell table:formula="of:=[.D25]+[.E25]*([.B26]-[.B2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]+[.$C$14]" office:value-type="float" office:value="0.032">
            <text:p>3.20E-002</text:p>
          </table:table-cell>
          <table:table-cell table:formula="of:=[.C26]+[.D27]*([.B27]-[.B26])+0.5*[.E27]*([.B27]-[.B26])^2" office:value-type="float" office:value="0">
            <text:p>0</text:p>
          </table:table-cell>
          <table:table-cell table:formula="of:=[.D26]+[.E26]*([.B27]-[.B2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]+[.$C$14]" office:value-type="float" office:value="0.036">
            <text:p>3.60E-002</text:p>
          </table:table-cell>
          <table:table-cell table:formula="of:=[.C27]+[.D28]*([.B28]-[.B27])+0.5*[.E28]*([.B28]-[.B27])^2" office:value-type="float" office:value="0">
            <text:p>0</text:p>
          </table:table-cell>
          <table:table-cell table:formula="of:=[.D27]+[.E27]*([.B28]-[.B2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]+[.$C$14]" office:value-type="float" office:value="0.04">
            <text:p>4.00E-002</text:p>
          </table:table-cell>
          <table:table-cell table:formula="of:=[.C28]+[.D29]*([.B29]-[.B28])+0.5*[.E29]*([.B29]-[.B28])^2" office:value-type="float" office:value="0">
            <text:p>0</text:p>
          </table:table-cell>
          <table:table-cell table:formula="of:=[.D28]+[.E28]*([.B29]-[.B2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]+[.$C$14]" office:value-type="float" office:value="0.044">
            <text:p>4.40E-002</text:p>
          </table:table-cell>
          <table:table-cell table:formula="of:=[.C29]+[.D30]*([.B30]-[.B29])+0.5*[.E30]*([.B30]-[.B29])^2" office:value-type="float" office:value="0">
            <text:p>0</text:p>
          </table:table-cell>
          <table:table-cell table:formula="of:=[.D29]+[.E29]*([.B30]-[.B2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]+[.$C$14]" office:value-type="float" office:value="0.048">
            <text:p>4.80E-002</text:p>
          </table:table-cell>
          <table:table-cell table:formula="of:=[.C30]+[.D31]*([.B31]-[.B30])+0.5*[.E31]*([.B31]-[.B30])^2" office:value-type="float" office:value="0">
            <text:p>0</text:p>
          </table:table-cell>
          <table:table-cell table:formula="of:=[.D30]+[.E30]*([.B31]-[.B3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]+[.$C$14]" office:value-type="float" office:value="0.052">
            <text:p>5.20E-002</text:p>
          </table:table-cell>
          <table:table-cell table:formula="of:=[.C31]+[.D32]*([.B32]-[.B31])+0.5*[.E32]*([.B32]-[.B31])^2" office:value-type="float" office:value="0">
            <text:p>0</text:p>
          </table:table-cell>
          <table:table-cell table:formula="of:=[.D31]+[.E31]*([.B32]-[.B3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]+[.$C$14]" office:value-type="float" office:value="0.056">
            <text:p>5.60E-002</text:p>
          </table:table-cell>
          <table:table-cell table:formula="of:=[.C32]+[.D33]*([.B33]-[.B32])+0.5*[.E33]*([.B33]-[.B32])^2" office:value-type="float" office:value="0">
            <text:p>0</text:p>
          </table:table-cell>
          <table:table-cell table:formula="of:=[.D32]+[.E32]*([.B33]-[.B3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]+[.$C$14]" office:value-type="float" office:value="0.06">
            <text:p>6.00E-002</text:p>
          </table:table-cell>
          <table:table-cell table:formula="of:=[.C33]+[.D34]*([.B34]-[.B33])+0.5*[.E34]*([.B34]-[.B33])^2" office:value-type="float" office:value="0">
            <text:p>0</text:p>
          </table:table-cell>
          <table:table-cell table:formula="of:=[.D33]+[.E33]*([.B34]-[.B3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]+[.$C$14]" office:value-type="float" office:value="0.064">
            <text:p>6.40E-002</text:p>
          </table:table-cell>
          <table:table-cell table:formula="of:=[.C34]+[.D35]*([.B35]-[.B34])+0.5*[.E35]*([.B35]-[.B34])^2" office:value-type="float" office:value="0">
            <text:p>0</text:p>
          </table:table-cell>
          <table:table-cell table:formula="of:=[.D34]+[.E34]*([.B35]-[.B3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]+[.$C$14]" office:value-type="float" office:value="0.068">
            <text:p>6.80E-002</text:p>
          </table:table-cell>
          <table:table-cell table:formula="of:=[.C35]+[.D36]*([.B36]-[.B35])+0.5*[.E36]*([.B36]-[.B35])^2" office:value-type="float" office:value="0">
            <text:p>0</text:p>
          </table:table-cell>
          <table:table-cell table:formula="of:=[.D35]+[.E35]*([.B36]-[.B3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]+[.$C$14]" office:value-type="float" office:value="0.072">
            <text:p>7.20E-002</text:p>
          </table:table-cell>
          <table:table-cell table:formula="of:=[.C36]+[.D37]*([.B37]-[.B36])+0.5*[.E37]*([.B37]-[.B36])^2" office:value-type="float" office:value="0">
            <text:p>0</text:p>
          </table:table-cell>
          <table:table-cell table:formula="of:=[.D36]+[.E36]*([.B37]-[.B3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]+[.$C$14]" office:value-type="float" office:value="0.076">
            <text:p>7.60E-002</text:p>
          </table:table-cell>
          <table:table-cell table:formula="of:=[.C37]+[.D38]*([.B38]-[.B37])+0.5*[.E38]*([.B38]-[.B37])^2" office:value-type="float" office:value="0">
            <text:p>0</text:p>
          </table:table-cell>
          <table:table-cell table:formula="of:=[.D37]+[.E37]*([.B38]-[.B3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]+[.$C$14]" office:value-type="float" office:value="0.08">
            <text:p>8.00E-002</text:p>
          </table:table-cell>
          <table:table-cell table:formula="of:=[.C38]+[.D39]*([.B39]-[.B38])+0.5*[.E39]*([.B39]-[.B38])^2" office:value-type="float" office:value="0">
            <text:p>0</text:p>
          </table:table-cell>
          <table:table-cell table:formula="of:=[.D38]+[.E38]*([.B39]-[.B3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]+[.$C$14]" office:value-type="float" office:value="0.084">
            <text:p>8.40E-002</text:p>
          </table:table-cell>
          <table:table-cell table:formula="of:=[.C39]+[.D40]*([.B40]-[.B39])+0.5*[.E40]*([.B40]-[.B39])^2" office:value-type="float" office:value="0">
            <text:p>0</text:p>
          </table:table-cell>
          <table:table-cell table:formula="of:=[.D39]+[.E39]*([.B40]-[.B3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]+[.$C$14]" office:value-type="float" office:value="0.088">
            <text:p>8.80E-002</text:p>
          </table:table-cell>
          <table:table-cell table:formula="of:=[.C40]+[.D41]*([.B41]-[.B40])+0.5*[.E41]*([.B41]-[.B40])^2" office:value-type="float" office:value="0">
            <text:p>0</text:p>
          </table:table-cell>
          <table:table-cell table:formula="of:=[.D40]+[.E40]*([.B41]-[.B4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]+[.$C$14]" office:value-type="float" office:value="0.092">
            <text:p>9.20E-002</text:p>
          </table:table-cell>
          <table:table-cell table:formula="of:=[.C41]+[.D42]*([.B42]-[.B41])+0.5*[.E42]*([.B42]-[.B41])^2" office:value-type="float" office:value="0">
            <text:p>0</text:p>
          </table:table-cell>
          <table:table-cell table:formula="of:=[.D41]+[.E41]*([.B42]-[.B4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]+[.$C$14]" office:value-type="float" office:value="0.0960000000000001">
            <text:p>9.60E-002</text:p>
          </table:table-cell>
          <table:table-cell table:formula="of:=[.C42]+[.D43]*([.B43]-[.B42])+0.5*[.E43]*([.B43]-[.B42])^2" office:value-type="float" office:value="0">
            <text:p>0</text:p>
          </table:table-cell>
          <table:table-cell table:formula="of:=[.D42]+[.E42]*([.B43]-[.B4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]+[.$C$14]" office:value-type="float" office:value="0.1">
            <text:p>1.00E-001</text:p>
          </table:table-cell>
          <table:table-cell table:formula="of:=[.C43]+[.D44]*([.B44]-[.B43])+0.5*[.E44]*([.B44]-[.B43])^2" office:value-type="float" office:value="0">
            <text:p>0</text:p>
          </table:table-cell>
          <table:table-cell table:formula="of:=[.D43]+[.E43]*([.B44]-[.B4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]+[.$C$14]" office:value-type="float" office:value="0.104">
            <text:p>1.04E-001</text:p>
          </table:table-cell>
          <table:table-cell table:formula="of:=[.C44]+[.D45]*([.B45]-[.B44])+0.5*[.E45]*([.B45]-[.B44])^2" office:value-type="float" office:value="0">
            <text:p>0</text:p>
          </table:table-cell>
          <table:table-cell table:formula="of:=[.D44]+[.E44]*([.B45]-[.B4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]+[.$C$14]" office:value-type="float" office:value="0.108">
            <text:p>1.08E-001</text:p>
          </table:table-cell>
          <table:table-cell table:formula="of:=[.C45]+[.D46]*([.B46]-[.B45])+0.5*[.E46]*([.B46]-[.B45])^2" office:value-type="float" office:value="0">
            <text:p>0</text:p>
          </table:table-cell>
          <table:table-cell table:formula="of:=[.D45]+[.E45]*([.B46]-[.B4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]+[.$C$14]" office:value-type="float" office:value="0.112">
            <text:p>1.12E-001</text:p>
          </table:table-cell>
          <table:table-cell table:formula="of:=[.C46]+[.D47]*([.B47]-[.B46])+0.5*[.E47]*([.B47]-[.B46])^2" office:value-type="float" office:value="0">
            <text:p>0</text:p>
          </table:table-cell>
          <table:table-cell table:formula="of:=[.D46]+[.E46]*([.B47]-[.B4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]+[.$C$14]" office:value-type="float" office:value="0.116">
            <text:p>1.16E-001</text:p>
          </table:table-cell>
          <table:table-cell table:formula="of:=[.C47]+[.D48]*([.B48]-[.B47])+0.5*[.E48]*([.B48]-[.B47])^2" office:value-type="float" office:value="0">
            <text:p>0</text:p>
          </table:table-cell>
          <table:table-cell table:formula="of:=[.D47]+[.E47]*([.B48]-[.B4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]+[.$C$14]" office:value-type="float" office:value="0.12">
            <text:p>1.20E-001</text:p>
          </table:table-cell>
          <table:table-cell table:formula="of:=[.C48]+[.D49]*([.B49]-[.B48])+0.5*[.E49]*([.B49]-[.B48])^2" office:value-type="float" office:value="0">
            <text:p>0</text:p>
          </table:table-cell>
          <table:table-cell table:formula="of:=[.D48]+[.E48]*([.B49]-[.B4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]+[.$C$14]" office:value-type="float" office:value="0.124">
            <text:p>1.24E-001</text:p>
          </table:table-cell>
          <table:table-cell table:formula="of:=[.C49]+[.D50]*([.B50]-[.B49])+0.5*[.E50]*([.B50]-[.B49])^2" office:value-type="float" office:value="0">
            <text:p>0</text:p>
          </table:table-cell>
          <table:table-cell table:formula="of:=[.D49]+[.E49]*([.B50]-[.B4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]+[.$C$14]" office:value-type="float" office:value="0.128">
            <text:p>1.28E-001</text:p>
          </table:table-cell>
          <table:table-cell table:formula="of:=[.C50]+[.D51]*([.B51]-[.B50])+0.5*[.E51]*([.B51]-[.B50])^2" office:value-type="float" office:value="0">
            <text:p>0</text:p>
          </table:table-cell>
          <table:table-cell table:formula="of:=[.D50]+[.E50]*([.B51]-[.B5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]+[.$C$14]" office:value-type="float" office:value="0.132">
            <text:p>1.32E-001</text:p>
          </table:table-cell>
          <table:table-cell table:formula="of:=[.C51]+[.D52]*([.B52]-[.B51])+0.5*[.E52]*([.B52]-[.B51])^2" office:value-type="float" office:value="0">
            <text:p>0</text:p>
          </table:table-cell>
          <table:table-cell table:formula="of:=[.D51]+[.E51]*([.B52]-[.B5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]+[.$C$14]" office:value-type="float" office:value="0.136">
            <text:p>1.36E-001</text:p>
          </table:table-cell>
          <table:table-cell table:formula="of:=[.C52]+[.D53]*([.B53]-[.B52])+0.5*[.E53]*([.B53]-[.B52])^2" office:value-type="float" office:value="0">
            <text:p>0</text:p>
          </table:table-cell>
          <table:table-cell table:formula="of:=[.D52]+[.E52]*([.B53]-[.B5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]+[.$C$14]" office:value-type="float" office:value="0.14">
            <text:p>1.40E-001</text:p>
          </table:table-cell>
          <table:table-cell table:formula="of:=[.C53]+[.D54]*([.B54]-[.B53])+0.5*[.E54]*([.B54]-[.B53])^2" office:value-type="float" office:value="0">
            <text:p>0</text:p>
          </table:table-cell>
          <table:table-cell table:formula="of:=[.D53]+[.E53]*([.B54]-[.B5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]+[.$C$14]" office:value-type="float" office:value="0.144">
            <text:p>1.44E-001</text:p>
          </table:table-cell>
          <table:table-cell table:formula="of:=[.C54]+[.D55]*([.B55]-[.B54])+0.5*[.E55]*([.B55]-[.B54])^2" office:value-type="float" office:value="0">
            <text:p>0</text:p>
          </table:table-cell>
          <table:table-cell table:formula="of:=[.D54]+[.E54]*([.B55]-[.B5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]+[.$C$14]" office:value-type="float" office:value="0.148">
            <text:p>1.48E-001</text:p>
          </table:table-cell>
          <table:table-cell table:formula="of:=[.C55]+[.D56]*([.B56]-[.B55])+0.5*[.E56]*([.B56]-[.B55])^2" office:value-type="float" office:value="0">
            <text:p>0</text:p>
          </table:table-cell>
          <table:table-cell table:formula="of:=[.D55]+[.E55]*([.B56]-[.B5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]+[.$C$14]" office:value-type="float" office:value="0.152">
            <text:p>1.52E-001</text:p>
          </table:table-cell>
          <table:table-cell table:formula="of:=[.C56]+[.D57]*([.B57]-[.B56])+0.5*[.E57]*([.B57]-[.B56])^2" office:value-type="float" office:value="0">
            <text:p>0</text:p>
          </table:table-cell>
          <table:table-cell table:formula="of:=[.D56]+[.E56]*([.B57]-[.B5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]+[.$C$14]" office:value-type="float" office:value="0.156">
            <text:p>1.56E-001</text:p>
          </table:table-cell>
          <table:table-cell table:formula="of:=[.C57]+[.D58]*([.B58]-[.B57])+0.5*[.E58]*([.B58]-[.B57])^2" office:value-type="float" office:value="0">
            <text:p>0</text:p>
          </table:table-cell>
          <table:table-cell table:formula="of:=[.D57]+[.E57]*([.B58]-[.B5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]+[.$C$14]" office:value-type="float" office:value="0.16">
            <text:p>1.60E-001</text:p>
          </table:table-cell>
          <table:table-cell table:formula="of:=[.C58]+[.D59]*([.B59]-[.B58])+0.5*[.E59]*([.B59]-[.B58])^2" office:value-type="float" office:value="0">
            <text:p>0</text:p>
          </table:table-cell>
          <table:table-cell table:formula="of:=[.D58]+[.E58]*([.B59]-[.B5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]+[.$C$14]" office:value-type="float" office:value="0.164">
            <text:p>1.64E-001</text:p>
          </table:table-cell>
          <table:table-cell table:formula="of:=[.C59]+[.D60]*([.B60]-[.B59])+0.5*[.E60]*([.B60]-[.B59])^2" office:value-type="float" office:value="0">
            <text:p>0</text:p>
          </table:table-cell>
          <table:table-cell table:formula="of:=[.D59]+[.E59]*([.B60]-[.B5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]+[.$C$14]" office:value-type="float" office:value="0.168">
            <text:p>1.68E-001</text:p>
          </table:table-cell>
          <table:table-cell table:formula="of:=[.C60]+[.D61]*([.B61]-[.B60])+0.5*[.E61]*([.B61]-[.B60])^2" office:value-type="float" office:value="0">
            <text:p>0</text:p>
          </table:table-cell>
          <table:table-cell table:formula="of:=[.D60]+[.E60]*([.B61]-[.B6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]+[.$C$14]" office:value-type="float" office:value="0.172">
            <text:p>1.72E-001</text:p>
          </table:table-cell>
          <table:table-cell table:formula="of:=[.C61]+[.D62]*([.B62]-[.B61])+0.5*[.E62]*([.B62]-[.B61])^2" office:value-type="float" office:value="0">
            <text:p>0</text:p>
          </table:table-cell>
          <table:table-cell table:formula="of:=[.D61]+[.E61]*([.B62]-[.B6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]+[.$C$14]" office:value-type="float" office:value="0.176">
            <text:p>1.76E-001</text:p>
          </table:table-cell>
          <table:table-cell table:formula="of:=[.C62]+[.D63]*([.B63]-[.B62])+0.5*[.E63]*([.B63]-[.B62])^2" office:value-type="float" office:value="0">
            <text:p>0</text:p>
          </table:table-cell>
          <table:table-cell table:formula="of:=[.D62]+[.E62]*([.B63]-[.B6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]+[.$C$14]" office:value-type="float" office:value="0.18">
            <text:p>1.80E-001</text:p>
          </table:table-cell>
          <table:table-cell table:formula="of:=[.C63]+[.D64]*([.B64]-[.B63])+0.5*[.E64]*([.B64]-[.B63])^2" office:value-type="float" office:value="0">
            <text:p>0</text:p>
          </table:table-cell>
          <table:table-cell table:formula="of:=[.D63]+[.E63]*([.B64]-[.B6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]+[.$C$14]" office:value-type="float" office:value="0.184">
            <text:p>1.84E-001</text:p>
          </table:table-cell>
          <table:table-cell table:formula="of:=[.C64]+[.D65]*([.B65]-[.B64])+0.5*[.E65]*([.B65]-[.B64])^2" office:value-type="float" office:value="0">
            <text:p>0</text:p>
          </table:table-cell>
          <table:table-cell table:formula="of:=[.D64]+[.E64]*([.B65]-[.B6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]+[.$C$14]" office:value-type="float" office:value="0.188">
            <text:p>1.88E-001</text:p>
          </table:table-cell>
          <table:table-cell table:formula="of:=[.C65]+[.D66]*([.B66]-[.B65])+0.5*[.E66]*([.B66]-[.B65])^2" office:value-type="float" office:value="0">
            <text:p>0</text:p>
          </table:table-cell>
          <table:table-cell table:formula="of:=[.D65]+[.E65]*([.B66]-[.B6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]+[.$C$14]" office:value-type="float" office:value="0.192">
            <text:p>1.92E-001</text:p>
          </table:table-cell>
          <table:table-cell table:formula="of:=[.C66]+[.D67]*([.B67]-[.B66])+0.5*[.E67]*([.B67]-[.B66])^2" office:value-type="float" office:value="0">
            <text:p>0</text:p>
          </table:table-cell>
          <table:table-cell table:formula="of:=[.D66]+[.E66]*([.B67]-[.B6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]+[.$C$14]" office:value-type="float" office:value="0.196">
            <text:p>1.96E-001</text:p>
          </table:table-cell>
          <table:table-cell table:formula="of:=[.C67]+[.D68]*([.B68]-[.B67])+0.5*[.E68]*([.B68]-[.B67])^2" office:value-type="float" office:value="0">
            <text:p>0</text:p>
          </table:table-cell>
          <table:table-cell table:formula="of:=[.D67]+[.E67]*([.B68]-[.B6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]+[.$C$14]" office:value-type="float" office:value="0.2">
            <text:p>2.00E-001</text:p>
          </table:table-cell>
          <table:table-cell table:formula="of:=[.C68]+[.D69]*([.B69]-[.B68])+0.5*[.E69]*([.B69]-[.B68])^2" office:value-type="float" office:value="0">
            <text:p>0</text:p>
          </table:table-cell>
          <table:table-cell table:formula="of:=[.D68]+[.E68]*([.B69]-[.B6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]+[.$C$14]" office:value-type="float" office:value="0.204">
            <text:p>2.04E-001</text:p>
          </table:table-cell>
          <table:table-cell table:formula="of:=[.C69]+[.D70]*([.B70]-[.B69])+0.5*[.E70]*([.B70]-[.B69])^2" office:value-type="float" office:value="0">
            <text:p>0</text:p>
          </table:table-cell>
          <table:table-cell table:formula="of:=[.D69]+[.E69]*([.B70]-[.B6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]+[.$C$14]" office:value-type="float" office:value="0.208">
            <text:p>2.08E-001</text:p>
          </table:table-cell>
          <table:table-cell table:formula="of:=[.C70]+[.D71]*([.B71]-[.B70])+0.5*[.E71]*([.B71]-[.B70])^2" office:value-type="float" office:value="0">
            <text:p>0</text:p>
          </table:table-cell>
          <table:table-cell table:formula="of:=[.D70]+[.E70]*([.B71]-[.B7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]+[.$C$14]" office:value-type="float" office:value="0.212">
            <text:p>2.12E-001</text:p>
          </table:table-cell>
          <table:table-cell table:formula="of:=[.C71]+[.D72]*([.B72]-[.B71])+0.5*[.E72]*([.B72]-[.B71])^2" office:value-type="float" office:value="0">
            <text:p>0</text:p>
          </table:table-cell>
          <table:table-cell table:formula="of:=[.D71]+[.E71]*([.B72]-[.B7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]+[.$C$14]" office:value-type="float" office:value="0.216">
            <text:p>2.16E-001</text:p>
          </table:table-cell>
          <table:table-cell table:formula="of:=[.C72]+[.D73]*([.B73]-[.B72])+0.5*[.E73]*([.B73]-[.B72])^2" office:value-type="float" office:value="0">
            <text:p>0</text:p>
          </table:table-cell>
          <table:table-cell table:formula="of:=[.D72]+[.E72]*([.B73]-[.B7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]+[.$C$14]" office:value-type="float" office:value="0.22">
            <text:p>2.20E-001</text:p>
          </table:table-cell>
          <table:table-cell table:formula="of:=[.C73]+[.D74]*([.B74]-[.B73])+0.5*[.E74]*([.B74]-[.B73])^2" office:value-type="float" office:value="0">
            <text:p>0</text:p>
          </table:table-cell>
          <table:table-cell table:formula="of:=[.D73]+[.E73]*([.B74]-[.B7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]+[.$C$14]" office:value-type="float" office:value="0.224">
            <text:p>2.24E-001</text:p>
          </table:table-cell>
          <table:table-cell table:formula="of:=[.C74]+[.D75]*([.B75]-[.B74])+0.5*[.E75]*([.B75]-[.B74])^2" office:value-type="float" office:value="0">
            <text:p>0</text:p>
          </table:table-cell>
          <table:table-cell table:formula="of:=[.D74]+[.E74]*([.B75]-[.B7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]+[.$C$14]" office:value-type="float" office:value="0.228">
            <text:p>2.28E-001</text:p>
          </table:table-cell>
          <table:table-cell table:formula="of:=[.C75]+[.D76]*([.B76]-[.B75])+0.5*[.E76]*([.B76]-[.B75])^2" office:value-type="float" office:value="0">
            <text:p>0</text:p>
          </table:table-cell>
          <table:table-cell table:formula="of:=[.D75]+[.E75]*([.B76]-[.B7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]+[.$C$14]" office:value-type="float" office:value="0.232">
            <text:p>2.32E-001</text:p>
          </table:table-cell>
          <table:table-cell table:formula="of:=[.C76]+[.D77]*([.B77]-[.B76])+0.5*[.E77]*([.B77]-[.B76])^2" office:value-type="float" office:value="0">
            <text:p>0</text:p>
          </table:table-cell>
          <table:table-cell table:formula="of:=[.D76]+[.E76]*([.B77]-[.B7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]+[.$C$14]" office:value-type="float" office:value="0.236">
            <text:p>2.36E-001</text:p>
          </table:table-cell>
          <table:table-cell table:formula="of:=[.C77]+[.D78]*([.B78]-[.B77])+0.5*[.E78]*([.B78]-[.B77])^2" office:value-type="float" office:value="0">
            <text:p>0</text:p>
          </table:table-cell>
          <table:table-cell table:formula="of:=[.D77]+[.E77]*([.B78]-[.B7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]+[.$C$14]" office:value-type="float" office:value="0.24">
            <text:p>2.40E-001</text:p>
          </table:table-cell>
          <table:table-cell table:formula="of:=[.C78]+[.D79]*([.B79]-[.B78])+0.5*[.E79]*([.B79]-[.B78])^2" office:value-type="float" office:value="0">
            <text:p>0</text:p>
          </table:table-cell>
          <table:table-cell table:formula="of:=[.D78]+[.E78]*([.B79]-[.B7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]+[.$C$14]" office:value-type="float" office:value="0.244">
            <text:p>2.44E-001</text:p>
          </table:table-cell>
          <table:table-cell table:formula="of:=[.C79]+[.D80]*([.B80]-[.B79])+0.5*[.E80]*([.B80]-[.B79])^2" office:value-type="float" office:value="0">
            <text:p>0</text:p>
          </table:table-cell>
          <table:table-cell table:formula="of:=[.D79]+[.E79]*([.B80]-[.B7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]+[.$C$14]" office:value-type="float" office:value="0.248">
            <text:p>2.48E-001</text:p>
          </table:table-cell>
          <table:table-cell table:formula="of:=[.C80]+[.D81]*([.B81]-[.B80])+0.5*[.E81]*([.B81]-[.B80])^2" office:value-type="float" office:value="0">
            <text:p>0</text:p>
          </table:table-cell>
          <table:table-cell table:formula="of:=[.D80]+[.E80]*([.B81]-[.B8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]+[.$C$14]" office:value-type="float" office:value="0.252">
            <text:p>2.52E-001</text:p>
          </table:table-cell>
          <table:table-cell table:formula="of:=[.C81]+[.D82]*([.B82]-[.B81])+0.5*[.E82]*([.B82]-[.B81])^2" office:value-type="float" office:value="0">
            <text:p>0</text:p>
          </table:table-cell>
          <table:table-cell table:formula="of:=[.D81]+[.E81]*([.B82]-[.B8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]+[.$C$14]" office:value-type="float" office:value="0.256">
            <text:p>2.56E-001</text:p>
          </table:table-cell>
          <table:table-cell table:formula="of:=[.C82]+[.D83]*([.B83]-[.B82])+0.5*[.E83]*([.B83]-[.B82])^2" office:value-type="float" office:value="0">
            <text:p>0</text:p>
          </table:table-cell>
          <table:table-cell table:formula="of:=[.D82]+[.E82]*([.B83]-[.B8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]+[.$C$14]" office:value-type="float" office:value="0.26">
            <text:p>2.60E-001</text:p>
          </table:table-cell>
          <table:table-cell table:formula="of:=[.C83]+[.D84]*([.B84]-[.B83])+0.5*[.E84]*([.B84]-[.B83])^2" office:value-type="float" office:value="0">
            <text:p>0</text:p>
          </table:table-cell>
          <table:table-cell table:formula="of:=[.D83]+[.E83]*([.B84]-[.B8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]+[.$C$14]" office:value-type="float" office:value="0.264">
            <text:p>2.64E-001</text:p>
          </table:table-cell>
          <table:table-cell table:formula="of:=[.C84]+[.D85]*([.B85]-[.B84])+0.5*[.E85]*([.B85]-[.B84])^2" office:value-type="float" office:value="0">
            <text:p>0</text:p>
          </table:table-cell>
          <table:table-cell table:formula="of:=[.D84]+[.E84]*([.B85]-[.B8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]+[.$C$14]" office:value-type="float" office:value="0.268">
            <text:p>2.68E-001</text:p>
          </table:table-cell>
          <table:table-cell table:formula="of:=[.C85]+[.D86]*([.B86]-[.B85])+0.5*[.E86]*([.B86]-[.B85])^2" office:value-type="float" office:value="0">
            <text:p>0</text:p>
          </table:table-cell>
          <table:table-cell table:formula="of:=[.D85]+[.E85]*([.B86]-[.B8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]+[.$C$14]" office:value-type="float" office:value="0.272">
            <text:p>2.72E-001</text:p>
          </table:table-cell>
          <table:table-cell table:formula="of:=[.C86]+[.D87]*([.B87]-[.B86])+0.5*[.E87]*([.B87]-[.B86])^2" office:value-type="float" office:value="0">
            <text:p>0</text:p>
          </table:table-cell>
          <table:table-cell table:formula="of:=[.D86]+[.E86]*([.B87]-[.B8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]+[.$C$14]" office:value-type="float" office:value="0.276">
            <text:p>2.76E-001</text:p>
          </table:table-cell>
          <table:table-cell table:formula="of:=[.C87]+[.D88]*([.B88]-[.B87])+0.5*[.E88]*([.B88]-[.B87])^2" office:value-type="float" office:value="0">
            <text:p>0</text:p>
          </table:table-cell>
          <table:table-cell table:formula="of:=[.D87]+[.E87]*([.B88]-[.B8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]+[.$C$14]" office:value-type="float" office:value="0.28">
            <text:p>2.80E-001</text:p>
          </table:table-cell>
          <table:table-cell table:formula="of:=[.C88]+[.D89]*([.B89]-[.B88])+0.5*[.E89]*([.B89]-[.B88])^2" office:value-type="float" office:value="0">
            <text:p>0</text:p>
          </table:table-cell>
          <table:table-cell table:formula="of:=[.D88]+[.E88]*([.B89]-[.B8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]+[.$C$14]" office:value-type="float" office:value="0.284">
            <text:p>2.84E-001</text:p>
          </table:table-cell>
          <table:table-cell table:formula="of:=[.C89]+[.D90]*([.B90]-[.B89])+0.5*[.E90]*([.B90]-[.B89])^2" office:value-type="float" office:value="0">
            <text:p>0</text:p>
          </table:table-cell>
          <table:table-cell table:formula="of:=[.D89]+[.E89]*([.B90]-[.B8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]+[.$C$14]" office:value-type="float" office:value="0.288">
            <text:p>2.88E-001</text:p>
          </table:table-cell>
          <table:table-cell table:formula="of:=[.C90]+[.D91]*([.B91]-[.B90])+0.5*[.E91]*([.B91]-[.B90])^2" office:value-type="float" office:value="0">
            <text:p>0</text:p>
          </table:table-cell>
          <table:table-cell table:formula="of:=[.D90]+[.E90]*([.B91]-[.B9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]+[.$C$14]" office:value-type="float" office:value="0.292">
            <text:p>2.92E-001</text:p>
          </table:table-cell>
          <table:table-cell table:formula="of:=[.C91]+[.D92]*([.B92]-[.B91])+0.5*[.E92]*([.B92]-[.B91])^2" office:value-type="float" office:value="0">
            <text:p>0</text:p>
          </table:table-cell>
          <table:table-cell table:formula="of:=[.D91]+[.E91]*([.B92]-[.B9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]+[.$C$14]" office:value-type="float" office:value="0.296">
            <text:p>2.96E-001</text:p>
          </table:table-cell>
          <table:table-cell table:formula="of:=[.C92]+[.D93]*([.B93]-[.B92])+0.5*[.E93]*([.B93]-[.B92])^2" office:value-type="float" office:value="0">
            <text:p>0</text:p>
          </table:table-cell>
          <table:table-cell table:formula="of:=[.D92]+[.E92]*([.B93]-[.B9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]+[.$C$14]" office:value-type="float" office:value="0.3">
            <text:p>3.00E-001</text:p>
          </table:table-cell>
          <table:table-cell table:formula="of:=[.C93]+[.D94]*([.B94]-[.B93])+0.5*[.E94]*([.B94]-[.B93])^2" office:value-type="float" office:value="0">
            <text:p>0</text:p>
          </table:table-cell>
          <table:table-cell table:formula="of:=[.D93]+[.E93]*([.B94]-[.B9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]+[.$C$14]" office:value-type="float" office:value="0.304">
            <text:p>3.04E-001</text:p>
          </table:table-cell>
          <table:table-cell table:formula="of:=[.C94]+[.D95]*([.B95]-[.B94])+0.5*[.E95]*([.B95]-[.B94])^2" office:value-type="float" office:value="0">
            <text:p>0</text:p>
          </table:table-cell>
          <table:table-cell table:formula="of:=[.D94]+[.E94]*([.B95]-[.B9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]+[.$C$14]" office:value-type="float" office:value="0.308">
            <text:p>3.08E-001</text:p>
          </table:table-cell>
          <table:table-cell table:formula="of:=[.C95]+[.D96]*([.B96]-[.B95])+0.5*[.E96]*([.B96]-[.B95])^2" office:value-type="float" office:value="0">
            <text:p>0</text:p>
          </table:table-cell>
          <table:table-cell table:formula="of:=[.D95]+[.E95]*([.B96]-[.B9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]+[.$C$14]" office:value-type="float" office:value="0.312">
            <text:p>3.12E-001</text:p>
          </table:table-cell>
          <table:table-cell table:formula="of:=[.C96]+[.D97]*([.B97]-[.B96])+0.5*[.E97]*([.B97]-[.B96])^2" office:value-type="float" office:value="0">
            <text:p>0</text:p>
          </table:table-cell>
          <table:table-cell table:formula="of:=[.D96]+[.E96]*([.B97]-[.B9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]+[.$C$14]" office:value-type="float" office:value="0.316">
            <text:p>3.16E-001</text:p>
          </table:table-cell>
          <table:table-cell table:formula="of:=[.C97]+[.D98]*([.B98]-[.B97])+0.5*[.E98]*([.B98]-[.B97])^2" office:value-type="float" office:value="0">
            <text:p>0</text:p>
          </table:table-cell>
          <table:table-cell table:formula="of:=[.D97]+[.E97]*([.B98]-[.B9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]+[.$C$14]" office:value-type="float" office:value="0.32">
            <text:p>3.20E-001</text:p>
          </table:table-cell>
          <table:table-cell table:formula="of:=[.C98]+[.D99]*([.B99]-[.B98])+0.5*[.E99]*([.B99]-[.B98])^2" office:value-type="float" office:value="0">
            <text:p>0</text:p>
          </table:table-cell>
          <table:table-cell table:formula="of:=[.D98]+[.E98]*([.B99]-[.B9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]+[.$C$14]" office:value-type="float" office:value="0.324">
            <text:p>3.24E-001</text:p>
          </table:table-cell>
          <table:table-cell table:formula="of:=[.C99]+[.D100]*([.B100]-[.B99])+0.5*[.E100]*([.B100]-[.B99])^2" office:value-type="float" office:value="0">
            <text:p>0</text:p>
          </table:table-cell>
          <table:table-cell table:formula="of:=[.D99]+[.E99]*([.B100]-[.B9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]+[.$C$14]" office:value-type="float" office:value="0.328">
            <text:p>3.28E-001</text:p>
          </table:table-cell>
          <table:table-cell table:formula="of:=[.C100]+[.D101]*([.B101]-[.B100])+0.5*[.E101]*([.B101]-[.B100])^2" office:value-type="float" office:value="0">
            <text:p>0</text:p>
          </table:table-cell>
          <table:table-cell table:formula="of:=[.D100]+[.E100]*([.B101]-[.B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]+[.$C$14]" office:value-type="float" office:value="0.332">
            <text:p>3.32E-001</text:p>
          </table:table-cell>
          <table:table-cell table:formula="of:=[.C101]+[.D102]*([.B102]-[.B101])+0.5*[.E102]*([.B102]-[.B101])^2" office:value-type="float" office:value="0">
            <text:p>0</text:p>
          </table:table-cell>
          <table:table-cell table:formula="of:=[.D101]+[.E101]*([.B102]-[.B10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]+[.$C$14]" office:value-type="float" office:value="0.336">
            <text:p>3.36E-001</text:p>
          </table:table-cell>
          <table:table-cell table:formula="of:=[.C102]+[.D103]*([.B103]-[.B102])+0.5*[.E103]*([.B103]-[.B102])^2" office:value-type="float" office:value="0">
            <text:p>0</text:p>
          </table:table-cell>
          <table:table-cell table:formula="of:=[.D102]+[.E102]*([.B103]-[.B10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]+[.$C$14]" office:value-type="float" office:value="0.34">
            <text:p>3.40E-001</text:p>
          </table:table-cell>
          <table:table-cell table:formula="of:=[.C103]+[.D104]*([.B104]-[.B103])+0.5*[.E104]*([.B104]-[.B103])^2" office:value-type="float" office:value="0">
            <text:p>0</text:p>
          </table:table-cell>
          <table:table-cell table:formula="of:=[.D103]+[.E103]*([.B104]-[.B10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]+[.$C$14]" office:value-type="float" office:value="0.344">
            <text:p>3.44E-001</text:p>
          </table:table-cell>
          <table:table-cell table:formula="of:=[.C104]+[.D105]*([.B105]-[.B104])+0.5*[.E105]*([.B105]-[.B104])^2" office:value-type="float" office:value="0">
            <text:p>0</text:p>
          </table:table-cell>
          <table:table-cell table:formula="of:=[.D104]+[.E104]*([.B105]-[.B10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5]+[.$C$14]" office:value-type="float" office:value="0.348">
            <text:p>3.48E-001</text:p>
          </table:table-cell>
          <table:table-cell table:formula="of:=[.C105]+[.D106]*([.B106]-[.B105])+0.5*[.E106]*([.B106]-[.B105])^2" office:value-type="float" office:value="0">
            <text:p>0</text:p>
          </table:table-cell>
          <table:table-cell table:formula="of:=[.D105]+[.E105]*([.B106]-[.B10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6]+[.$C$14]" office:value-type="float" office:value="0.352">
            <text:p>3.52E-001</text:p>
          </table:table-cell>
          <table:table-cell table:formula="of:=[.C106]+[.D107]*([.B107]-[.B106])+0.5*[.E107]*([.B107]-[.B106])^2" office:value-type="float" office:value="0">
            <text:p>0</text:p>
          </table:table-cell>
          <table:table-cell table:formula="of:=[.D106]+[.E106]*([.B107]-[.B10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7]+[.$C$14]" office:value-type="float" office:value="0.356">
            <text:p>3.56E-001</text:p>
          </table:table-cell>
          <table:table-cell table:formula="of:=[.C107]+[.D108]*([.B108]-[.B107])+0.5*[.E108]*([.B108]-[.B107])^2" office:value-type="float" office:value="0">
            <text:p>0</text:p>
          </table:table-cell>
          <table:table-cell table:formula="of:=[.D107]+[.E107]*([.B108]-[.B10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8]+[.$C$14]" office:value-type="float" office:value="0.36">
            <text:p>3.60E-001</text:p>
          </table:table-cell>
          <table:table-cell table:formula="of:=[.C108]+[.D109]*([.B109]-[.B108])+0.5*[.E109]*([.B109]-[.B108])^2" office:value-type="float" office:value="0">
            <text:p>0</text:p>
          </table:table-cell>
          <table:table-cell table:formula="of:=[.D108]+[.E108]*([.B109]-[.B10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9]+[.$C$14]" office:value-type="float" office:value="0.364">
            <text:p>3.64E-001</text:p>
          </table:table-cell>
          <table:table-cell table:formula="of:=[.C109]+[.D110]*([.B110]-[.B109])+0.5*[.E110]*([.B110]-[.B109])^2" office:value-type="float" office:value="0">
            <text:p>0</text:p>
          </table:table-cell>
          <table:table-cell table:formula="of:=[.D109]+[.E109]*([.B110]-[.B10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0]+[.$C$14]" office:value-type="float" office:value="0.368">
            <text:p>3.68E-001</text:p>
          </table:table-cell>
          <table:table-cell table:formula="of:=[.C110]+[.D111]*([.B111]-[.B110])+0.5*[.E111]*([.B111]-[.B110])^2" office:value-type="float" office:value="0">
            <text:p>0</text:p>
          </table:table-cell>
          <table:table-cell table:formula="of:=[.D110]+[.E110]*([.B111]-[.B11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1]+[.$C$14]" office:value-type="float" office:value="0.372">
            <text:p>3.72E-001</text:p>
          </table:table-cell>
          <table:table-cell table:formula="of:=[.C111]+[.D112]*([.B112]-[.B111])+0.5*[.E112]*([.B112]-[.B111])^2" office:value-type="float" office:value="0">
            <text:p>0</text:p>
          </table:table-cell>
          <table:table-cell table:formula="of:=[.D111]+[.E111]*([.B112]-[.B11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2]+[.$C$14]" office:value-type="float" office:value="0.376">
            <text:p>3.76E-001</text:p>
          </table:table-cell>
          <table:table-cell table:formula="of:=[.C112]+[.D113]*([.B113]-[.B112])+0.5*[.E113]*([.B113]-[.B112])^2" office:value-type="float" office:value="0">
            <text:p>0</text:p>
          </table:table-cell>
          <table:table-cell table:formula="of:=[.D112]+[.E112]*([.B113]-[.B11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3]+[.$C$14]" office:value-type="float" office:value="0.38">
            <text:p>3.80E-001</text:p>
          </table:table-cell>
          <table:table-cell table:formula="of:=[.C113]+[.D114]*([.B114]-[.B113])+0.5*[.E114]*([.B114]-[.B113])^2" office:value-type="float" office:value="0">
            <text:p>0</text:p>
          </table:table-cell>
          <table:table-cell table:formula="of:=[.D113]+[.E113]*([.B114]-[.B11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4]+[.$C$14]" office:value-type="float" office:value="0.384">
            <text:p>3.84E-001</text:p>
          </table:table-cell>
          <table:table-cell table:formula="of:=[.C114]+[.D115]*([.B115]-[.B114])+0.5*[.E115]*([.B115]-[.B114])^2" office:value-type="float" office:value="0">
            <text:p>0</text:p>
          </table:table-cell>
          <table:table-cell table:formula="of:=[.D114]+[.E114]*([.B115]-[.B11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5]+[.$C$14]" office:value-type="float" office:value="0.388">
            <text:p>3.88E-001</text:p>
          </table:table-cell>
          <table:table-cell table:formula="of:=[.C115]+[.D116]*([.B116]-[.B115])+0.5*[.E116]*([.B116]-[.B115])^2" office:value-type="float" office:value="0">
            <text:p>0</text:p>
          </table:table-cell>
          <table:table-cell table:formula="of:=[.D115]+[.E115]*([.B116]-[.B11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6]+[.$C$14]" office:value-type="float" office:value="0.392">
            <text:p>3.92E-001</text:p>
          </table:table-cell>
          <table:table-cell table:formula="of:=[.C116]+[.D117]*([.B117]-[.B116])+0.5*[.E117]*([.B117]-[.B116])^2" office:value-type="float" office:value="0">
            <text:p>0</text:p>
          </table:table-cell>
          <table:table-cell table:formula="of:=[.D116]+[.E116]*([.B117]-[.B11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7]+[.$C$14]" office:value-type="float" office:value="0.396">
            <text:p>3.96E-001</text:p>
          </table:table-cell>
          <table:table-cell table:formula="of:=[.C117]+[.D118]*([.B118]-[.B117])+0.5*[.E118]*([.B118]-[.B117])^2" office:value-type="float" office:value="0">
            <text:p>0</text:p>
          </table:table-cell>
          <table:table-cell table:formula="of:=[.D117]+[.E117]*([.B118]-[.B11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8]+[.$C$14]" office:value-type="float" office:value="0.4">
            <text:p>4.00E-001</text:p>
          </table:table-cell>
          <table:table-cell table:formula="of:=[.C118]+[.D119]*([.B119]-[.B118])+0.5*[.E119]*([.B119]-[.B118])^2" office:value-type="float" office:value="0">
            <text:p>0</text:p>
          </table:table-cell>
          <table:table-cell table:formula="of:=[.D118]+[.E118]*([.B119]-[.B11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19]+[.$C$14]" office:value-type="float" office:value="0.404">
            <text:p>4.04E-001</text:p>
          </table:table-cell>
          <table:table-cell table:formula="of:=[.C119]+[.D120]*([.B120]-[.B119])+0.5*[.E120]*([.B120]-[.B119])^2" office:value-type="float" office:value="0">
            <text:p>0</text:p>
          </table:table-cell>
          <table:table-cell table:formula="of:=[.D119]+[.E119]*([.B120]-[.B11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0]+[.$C$14]" office:value-type="float" office:value="0.408">
            <text:p>4.08E-001</text:p>
          </table:table-cell>
          <table:table-cell table:formula="of:=[.C120]+[.D121]*([.B121]-[.B120])+0.5*[.E121]*([.B121]-[.B120])^2" office:value-type="float" office:value="0">
            <text:p>0</text:p>
          </table:table-cell>
          <table:table-cell table:formula="of:=[.D120]+[.E120]*([.B121]-[.B12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1]+[.$C$14]" office:value-type="float" office:value="0.412">
            <text:p>4.12E-001</text:p>
          </table:table-cell>
          <table:table-cell table:formula="of:=[.C121]+[.D122]*([.B122]-[.B121])+0.5*[.E122]*([.B122]-[.B121])^2" office:value-type="float" office:value="0">
            <text:p>0</text:p>
          </table:table-cell>
          <table:table-cell table:formula="of:=[.D121]+[.E121]*([.B122]-[.B12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2]+[.$C$14]" office:value-type="float" office:value="0.416">
            <text:p>4.16E-001</text:p>
          </table:table-cell>
          <table:table-cell table:formula="of:=[.C122]+[.D123]*([.B123]-[.B122])+0.5*[.E123]*([.B123]-[.B122])^2" office:value-type="float" office:value="0">
            <text:p>0</text:p>
          </table:table-cell>
          <table:table-cell table:formula="of:=[.D122]+[.E122]*([.B123]-[.B12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3]+[.$C$14]" office:value-type="float" office:value="0.42">
            <text:p>4.20E-001</text:p>
          </table:table-cell>
          <table:table-cell table:formula="of:=[.C123]+[.D124]*([.B124]-[.B123])+0.5*[.E124]*([.B124]-[.B123])^2" office:value-type="float" office:value="0">
            <text:p>0</text:p>
          </table:table-cell>
          <table:table-cell table:formula="of:=[.D123]+[.E123]*([.B124]-[.B12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4]+[.$C$14]" office:value-type="float" office:value="0.424">
            <text:p>4.24E-001</text:p>
          </table:table-cell>
          <table:table-cell table:formula="of:=[.C124]+[.D125]*([.B125]-[.B124])+0.5*[.E125]*([.B125]-[.B124])^2" office:value-type="float" office:value="0">
            <text:p>0</text:p>
          </table:table-cell>
          <table:table-cell table:formula="of:=[.D124]+[.E124]*([.B125]-[.B12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5]+[.$C$14]" office:value-type="float" office:value="0.428">
            <text:p>4.28E-001</text:p>
          </table:table-cell>
          <table:table-cell table:formula="of:=[.C125]+[.D126]*([.B126]-[.B125])+0.5*[.E126]*([.B126]-[.B125])^2" office:value-type="float" office:value="0">
            <text:p>0</text:p>
          </table:table-cell>
          <table:table-cell table:formula="of:=[.D125]+[.E125]*([.B126]-[.B12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6]+[.$C$14]" office:value-type="float" office:value="0.432">
            <text:p>4.32E-001</text:p>
          </table:table-cell>
          <table:table-cell table:formula="of:=[.C126]+[.D127]*([.B127]-[.B126])+0.5*[.E127]*([.B127]-[.B126])^2" office:value-type="float" office:value="0">
            <text:p>0</text:p>
          </table:table-cell>
          <table:table-cell table:formula="of:=[.D126]+[.E126]*([.B127]-[.B12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7]+[.$C$14]" office:value-type="float" office:value="0.436">
            <text:p>4.36E-001</text:p>
          </table:table-cell>
          <table:table-cell table:formula="of:=[.C127]+[.D128]*([.B128]-[.B127])+0.5*[.E128]*([.B128]-[.B127])^2" office:value-type="float" office:value="0">
            <text:p>0</text:p>
          </table:table-cell>
          <table:table-cell table:formula="of:=[.D127]+[.E127]*([.B128]-[.B12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8]+[.$C$14]" office:value-type="float" office:value="0.44">
            <text:p>4.40E-001</text:p>
          </table:table-cell>
          <table:table-cell table:formula="of:=[.C128]+[.D129]*([.B129]-[.B128])+0.5*[.E129]*([.B129]-[.B128])^2" office:value-type="float" office:value="0">
            <text:p>0</text:p>
          </table:table-cell>
          <table:table-cell table:formula="of:=[.D128]+[.E128]*([.B129]-[.B12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29]+[.$C$14]" office:value-type="float" office:value="0.444">
            <text:p>4.44E-001</text:p>
          </table:table-cell>
          <table:table-cell table:formula="of:=[.C129]+[.D130]*([.B130]-[.B129])+0.5*[.E130]*([.B130]-[.B129])^2" office:value-type="float" office:value="0">
            <text:p>0</text:p>
          </table:table-cell>
          <table:table-cell table:formula="of:=[.D129]+[.E129]*([.B130]-[.B12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0]+[.$C$14]" office:value-type="float" office:value="0.448">
            <text:p>4.48E-001</text:p>
          </table:table-cell>
          <table:table-cell table:formula="of:=[.C130]+[.D131]*([.B131]-[.B130])+0.5*[.E131]*([.B131]-[.B130])^2" office:value-type="float" office:value="0">
            <text:p>0</text:p>
          </table:table-cell>
          <table:table-cell table:formula="of:=[.D130]+[.E130]*([.B131]-[.B13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1]+[.$C$14]" office:value-type="float" office:value="0.452">
            <text:p>4.52E-001</text:p>
          </table:table-cell>
          <table:table-cell table:formula="of:=[.C131]+[.D132]*([.B132]-[.B131])+0.5*[.E132]*([.B132]-[.B131])^2" office:value-type="float" office:value="0">
            <text:p>0</text:p>
          </table:table-cell>
          <table:table-cell table:formula="of:=[.D131]+[.E131]*([.B132]-[.B13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2]+[.$C$14]" office:value-type="float" office:value="0.456">
            <text:p>4.56E-001</text:p>
          </table:table-cell>
          <table:table-cell table:formula="of:=[.C132]+[.D133]*([.B133]-[.B132])+0.5*[.E133]*([.B133]-[.B132])^2" office:value-type="float" office:value="0">
            <text:p>0</text:p>
          </table:table-cell>
          <table:table-cell table:formula="of:=[.D132]+[.E132]*([.B133]-[.B13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3]+[.$C$14]" office:value-type="float" office:value="0.46">
            <text:p>4.60E-001</text:p>
          </table:table-cell>
          <table:table-cell table:formula="of:=[.C133]+[.D134]*([.B134]-[.B133])+0.5*[.E134]*([.B134]-[.B133])^2" office:value-type="float" office:value="0">
            <text:p>0</text:p>
          </table:table-cell>
          <table:table-cell table:formula="of:=[.D133]+[.E133]*([.B134]-[.B13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4]+[.$C$14]" office:value-type="float" office:value="0.464">
            <text:p>4.64E-001</text:p>
          </table:table-cell>
          <table:table-cell table:formula="of:=[.C134]+[.D135]*([.B135]-[.B134])+0.5*[.E135]*([.B135]-[.B134])^2" office:value-type="float" office:value="0">
            <text:p>0</text:p>
          </table:table-cell>
          <table:table-cell table:formula="of:=[.D134]+[.E134]*([.B135]-[.B13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5]+[.$C$14]" office:value-type="float" office:value="0.468">
            <text:p>4.68E-001</text:p>
          </table:table-cell>
          <table:table-cell table:formula="of:=[.C135]+[.D136]*([.B136]-[.B135])+0.5*[.E136]*([.B136]-[.B135])^2" office:value-type="float" office:value="0">
            <text:p>0</text:p>
          </table:table-cell>
          <table:table-cell table:formula="of:=[.D135]+[.E135]*([.B136]-[.B13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6]+[.$C$14]" office:value-type="float" office:value="0.472">
            <text:p>4.72E-001</text:p>
          </table:table-cell>
          <table:table-cell table:formula="of:=[.C136]+[.D137]*([.B137]-[.B136])+0.5*[.E137]*([.B137]-[.B136])^2" office:value-type="float" office:value="0">
            <text:p>0</text:p>
          </table:table-cell>
          <table:table-cell table:formula="of:=[.D136]+[.E136]*([.B137]-[.B13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7]+[.$C$14]" office:value-type="float" office:value="0.476">
            <text:p>4.76E-001</text:p>
          </table:table-cell>
          <table:table-cell table:formula="of:=[.C137]+[.D138]*([.B138]-[.B137])+0.5*[.E138]*([.B138]-[.B137])^2" office:value-type="float" office:value="0">
            <text:p>0</text:p>
          </table:table-cell>
          <table:table-cell table:formula="of:=[.D137]+[.E137]*([.B138]-[.B13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8]+[.$C$14]" office:value-type="float" office:value="0.48">
            <text:p>4.80E-001</text:p>
          </table:table-cell>
          <table:table-cell table:formula="of:=[.C138]+[.D139]*([.B139]-[.B138])+0.5*[.E139]*([.B139]-[.B138])^2" office:value-type="float" office:value="0">
            <text:p>0</text:p>
          </table:table-cell>
          <table:table-cell table:formula="of:=[.D138]+[.E138]*([.B139]-[.B13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39]+[.$C$14]" office:value-type="float" office:value="0.484">
            <text:p>4.84E-001</text:p>
          </table:table-cell>
          <table:table-cell table:formula="of:=[.C139]+[.D140]*([.B140]-[.B139])+0.5*[.E140]*([.B140]-[.B139])^2" office:value-type="float" office:value="0">
            <text:p>0</text:p>
          </table:table-cell>
          <table:table-cell table:formula="of:=[.D139]+[.E139]*([.B140]-[.B13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0]+[.$C$14]" office:value-type="float" office:value="0.488">
            <text:p>4.88E-001</text:p>
          </table:table-cell>
          <table:table-cell table:formula="of:=[.C140]+[.D141]*([.B141]-[.B140])+0.5*[.E141]*([.B141]-[.B140])^2" office:value-type="float" office:value="0">
            <text:p>0</text:p>
          </table:table-cell>
          <table:table-cell table:formula="of:=[.D140]+[.E140]*([.B141]-[.B14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1]+[.$C$14]" office:value-type="float" office:value="0.492">
            <text:p>4.92E-001</text:p>
          </table:table-cell>
          <table:table-cell table:formula="of:=[.C141]+[.D142]*([.B142]-[.B141])+0.5*[.E142]*([.B142]-[.B141])^2" office:value-type="float" office:value="0">
            <text:p>0</text:p>
          </table:table-cell>
          <table:table-cell table:formula="of:=[.D141]+[.E141]*([.B142]-[.B14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2]+[.$C$14]" office:value-type="float" office:value="0.496">
            <text:p>4.96E-001</text:p>
          </table:table-cell>
          <table:table-cell table:formula="of:=[.C142]+[.D143]*([.B143]-[.B142])+0.5*[.E143]*([.B143]-[.B142])^2" office:value-type="float" office:value="0">
            <text:p>0</text:p>
          </table:table-cell>
          <table:table-cell table:formula="of:=[.D142]+[.E142]*([.B143]-[.B14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3]+[.$C$14]" office:value-type="float" office:value="0.5">
            <text:p>5.00E-001</text:p>
          </table:table-cell>
          <table:table-cell table:formula="of:=[.C143]+[.D144]*([.B144]-[.B143])+0.5*[.E144]*([.B144]-[.B143])^2" office:value-type="float" office:value="0">
            <text:p>0</text:p>
          </table:table-cell>
          <table:table-cell table:formula="of:=[.D143]+[.E143]*([.B144]-[.B14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4]+[.$C$14]" office:value-type="float" office:value="0.504">
            <text:p>5.04E-001</text:p>
          </table:table-cell>
          <table:table-cell table:formula="of:=[.C144]+[.D145]*([.B145]-[.B144])+0.5*[.E145]*([.B145]-[.B144])^2" office:value-type="float" office:value="0">
            <text:p>0</text:p>
          </table:table-cell>
          <table:table-cell table:formula="of:=[.D144]+[.E144]*([.B145]-[.B14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5]+[.$C$14]" office:value-type="float" office:value="0.508">
            <text:p>5.08E-001</text:p>
          </table:table-cell>
          <table:table-cell table:formula="of:=[.C145]+[.D146]*([.B146]-[.B145])+0.5*[.E146]*([.B146]-[.B145])^2" office:value-type="float" office:value="0">
            <text:p>0</text:p>
          </table:table-cell>
          <table:table-cell table:formula="of:=[.D145]+[.E145]*([.B146]-[.B14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6]+[.$C$14]" office:value-type="float" office:value="0.512">
            <text:p>5.12E-001</text:p>
          </table:table-cell>
          <table:table-cell table:formula="of:=[.C146]+[.D147]*([.B147]-[.B146])+0.5*[.E147]*([.B147]-[.B146])^2" office:value-type="float" office:value="0">
            <text:p>0</text:p>
          </table:table-cell>
          <table:table-cell table:formula="of:=[.D146]+[.E146]*([.B147]-[.B14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7]+[.$C$14]" office:value-type="float" office:value="0.516">
            <text:p>5.16E-001</text:p>
          </table:table-cell>
          <table:table-cell table:formula="of:=[.C147]+[.D148]*([.B148]-[.B147])+0.5*[.E148]*([.B148]-[.B147])^2" office:value-type="float" office:value="0">
            <text:p>0</text:p>
          </table:table-cell>
          <table:table-cell table:formula="of:=[.D147]+[.E147]*([.B148]-[.B14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8]+[.$C$14]" office:value-type="float" office:value="0.52">
            <text:p>5.20E-001</text:p>
          </table:table-cell>
          <table:table-cell table:formula="of:=[.C148]+[.D149]*([.B149]-[.B148])+0.5*[.E149]*([.B149]-[.B148])^2" office:value-type="float" office:value="0">
            <text:p>0</text:p>
          </table:table-cell>
          <table:table-cell table:formula="of:=[.D148]+[.E148]*([.B149]-[.B14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49]+[.$C$14]" office:value-type="float" office:value="0.524">
            <text:p>5.24E-001</text:p>
          </table:table-cell>
          <table:table-cell table:formula="of:=[.C149]+[.D150]*([.B150]-[.B149])+0.5*[.E150]*([.B150]-[.B149])^2" office:value-type="float" office:value="0">
            <text:p>0</text:p>
          </table:table-cell>
          <table:table-cell table:formula="of:=[.D149]+[.E149]*([.B150]-[.B14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0]+[.$C$14]" office:value-type="float" office:value="0.528">
            <text:p>5.28E-001</text:p>
          </table:table-cell>
          <table:table-cell table:formula="of:=[.C150]+[.D151]*([.B151]-[.B150])+0.5*[.E151]*([.B151]-[.B150])^2" office:value-type="float" office:value="0">
            <text:p>0</text:p>
          </table:table-cell>
          <table:table-cell table:formula="of:=[.D150]+[.E150]*([.B151]-[.B15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1]+[.$C$14]" office:value-type="float" office:value="0.532">
            <text:p>5.32E-001</text:p>
          </table:table-cell>
          <table:table-cell table:formula="of:=[.C151]+[.D152]*([.B152]-[.B151])+0.5*[.E152]*([.B152]-[.B151])^2" office:value-type="float" office:value="0">
            <text:p>0</text:p>
          </table:table-cell>
          <table:table-cell table:formula="of:=[.D151]+[.E151]*([.B152]-[.B15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2]+[.$C$14]" office:value-type="float" office:value="0.536">
            <text:p>5.36E-001</text:p>
          </table:table-cell>
          <table:table-cell table:formula="of:=[.C152]+[.D153]*([.B153]-[.B152])+0.5*[.E153]*([.B153]-[.B152])^2" office:value-type="float" office:value="0">
            <text:p>0</text:p>
          </table:table-cell>
          <table:table-cell table:formula="of:=[.D152]+[.E152]*([.B153]-[.B15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3]+[.$C$14]" office:value-type="float" office:value="0.54">
            <text:p>5.40E-001</text:p>
          </table:table-cell>
          <table:table-cell table:formula="of:=[.C153]+[.D154]*([.B154]-[.B153])+0.5*[.E154]*([.B154]-[.B153])^2" office:value-type="float" office:value="0">
            <text:p>0</text:p>
          </table:table-cell>
          <table:table-cell table:formula="of:=[.D153]+[.E153]*([.B154]-[.B15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4]+[.$C$14]" office:value-type="float" office:value="0.544">
            <text:p>5.44E-001</text:p>
          </table:table-cell>
          <table:table-cell table:formula="of:=[.C154]+[.D155]*([.B155]-[.B154])+0.5*[.E155]*([.B155]-[.B154])^2" office:value-type="float" office:value="0">
            <text:p>0</text:p>
          </table:table-cell>
          <table:table-cell table:formula="of:=[.D154]+[.E154]*([.B155]-[.B15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5]+[.$C$14]" office:value-type="float" office:value="0.548">
            <text:p>5.48E-001</text:p>
          </table:table-cell>
          <table:table-cell table:formula="of:=[.C155]+[.D156]*([.B156]-[.B155])+0.5*[.E156]*([.B156]-[.B155])^2" office:value-type="float" office:value="0">
            <text:p>0</text:p>
          </table:table-cell>
          <table:table-cell table:formula="of:=[.D155]+[.E155]*([.B156]-[.B15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6]+[.$C$14]" office:value-type="float" office:value="0.552">
            <text:p>5.52E-001</text:p>
          </table:table-cell>
          <table:table-cell table:formula="of:=[.C156]+[.D157]*([.B157]-[.B156])+0.5*[.E157]*([.B157]-[.B156])^2" office:value-type="float" office:value="0">
            <text:p>0</text:p>
          </table:table-cell>
          <table:table-cell table:formula="of:=[.D156]+[.E156]*([.B157]-[.B15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7]+[.$C$14]" office:value-type="float" office:value="0.556">
            <text:p>5.56E-001</text:p>
          </table:table-cell>
          <table:table-cell table:formula="of:=[.C157]+[.D158]*([.B158]-[.B157])+0.5*[.E158]*([.B158]-[.B157])^2" office:value-type="float" office:value="0">
            <text:p>0</text:p>
          </table:table-cell>
          <table:table-cell table:formula="of:=[.D157]+[.E157]*([.B158]-[.B15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8]+[.$C$14]" office:value-type="float" office:value="0.56">
            <text:p>5.60E-001</text:p>
          </table:table-cell>
          <table:table-cell table:formula="of:=[.C158]+[.D159]*([.B159]-[.B158])+0.5*[.E159]*([.B159]-[.B158])^2" office:value-type="float" office:value="0">
            <text:p>0</text:p>
          </table:table-cell>
          <table:table-cell table:formula="of:=[.D158]+[.E158]*([.B159]-[.B15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59]+[.$C$14]" office:value-type="float" office:value="0.564">
            <text:p>5.64E-001</text:p>
          </table:table-cell>
          <table:table-cell table:formula="of:=[.C159]+[.D160]*([.B160]-[.B159])+0.5*[.E160]*([.B160]-[.B159])^2" office:value-type="float" office:value="0">
            <text:p>0</text:p>
          </table:table-cell>
          <table:table-cell table:formula="of:=[.D159]+[.E159]*([.B160]-[.B15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0]+[.$C$14]" office:value-type="float" office:value="0.568">
            <text:p>5.68E-001</text:p>
          </table:table-cell>
          <table:table-cell table:formula="of:=[.C160]+[.D161]*([.B161]-[.B160])+0.5*[.E161]*([.B161]-[.B160])^2" office:value-type="float" office:value="0">
            <text:p>0</text:p>
          </table:table-cell>
          <table:table-cell table:formula="of:=[.D160]+[.E160]*([.B161]-[.B16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1]+[.$C$14]" office:value-type="float" office:value="0.572">
            <text:p>5.72E-001</text:p>
          </table:table-cell>
          <table:table-cell table:formula="of:=[.C161]+[.D162]*([.B162]-[.B161])+0.5*[.E162]*([.B162]-[.B161])^2" office:value-type="float" office:value="0">
            <text:p>0</text:p>
          </table:table-cell>
          <table:table-cell table:formula="of:=[.D161]+[.E161]*([.B162]-[.B16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2]+[.$C$14]" office:value-type="float" office:value="0.576">
            <text:p>5.76E-001</text:p>
          </table:table-cell>
          <table:table-cell table:formula="of:=[.C162]+[.D163]*([.B163]-[.B162])+0.5*[.E163]*([.B163]-[.B162])^2" office:value-type="float" office:value="0">
            <text:p>0</text:p>
          </table:table-cell>
          <table:table-cell table:formula="of:=[.D162]+[.E162]*([.B163]-[.B16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3]+[.$C$14]" office:value-type="float" office:value="0.58">
            <text:p>5.80E-001</text:p>
          </table:table-cell>
          <table:table-cell table:formula="of:=[.C163]+[.D164]*([.B164]-[.B163])+0.5*[.E164]*([.B164]-[.B163])^2" office:value-type="float" office:value="0">
            <text:p>0</text:p>
          </table:table-cell>
          <table:table-cell table:formula="of:=[.D163]+[.E163]*([.B164]-[.B16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4]+[.$C$14]" office:value-type="float" office:value="0.584">
            <text:p>5.84E-001</text:p>
          </table:table-cell>
          <table:table-cell table:formula="of:=[.C164]+[.D165]*([.B165]-[.B164])+0.5*[.E165]*([.B165]-[.B164])^2" office:value-type="float" office:value="0">
            <text:p>0</text:p>
          </table:table-cell>
          <table:table-cell table:formula="of:=[.D164]+[.E164]*([.B165]-[.B16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5]+[.$C$14]" office:value-type="float" office:value="0.588">
            <text:p>5.88E-001</text:p>
          </table:table-cell>
          <table:table-cell table:formula="of:=[.C165]+[.D166]*([.B166]-[.B165])+0.5*[.E166]*([.B166]-[.B165])^2" office:value-type="float" office:value="0">
            <text:p>0</text:p>
          </table:table-cell>
          <table:table-cell table:formula="of:=[.D165]+[.E165]*([.B166]-[.B16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6]+[.$C$14]" office:value-type="float" office:value="0.592">
            <text:p>5.92E-001</text:p>
          </table:table-cell>
          <table:table-cell table:formula="of:=[.C166]+[.D167]*([.B167]-[.B166])+0.5*[.E167]*([.B167]-[.B166])^2" office:value-type="float" office:value="0">
            <text:p>0</text:p>
          </table:table-cell>
          <table:table-cell table:formula="of:=[.D166]+[.E166]*([.B167]-[.B16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7]+[.$C$14]" office:value-type="float" office:value="0.596">
            <text:p>5.96E-001</text:p>
          </table:table-cell>
          <table:table-cell table:formula="of:=[.C167]+[.D168]*([.B168]-[.B167])+0.5*[.E168]*([.B168]-[.B167])^2" office:value-type="float" office:value="0">
            <text:p>0</text:p>
          </table:table-cell>
          <table:table-cell table:formula="of:=[.D167]+[.E167]*([.B168]-[.B16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8]+[.$C$14]" office:value-type="float" office:value="0.6">
            <text:p>6.00E-001</text:p>
          </table:table-cell>
          <table:table-cell table:formula="of:=[.C168]+[.D169]*([.B169]-[.B168])+0.5*[.E169]*([.B169]-[.B168])^2" office:value-type="float" office:value="0">
            <text:p>0</text:p>
          </table:table-cell>
          <table:table-cell table:formula="of:=[.D168]+[.E168]*([.B169]-[.B16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69]+[.$C$14]" office:value-type="float" office:value="0.604">
            <text:p>6.04E-001</text:p>
          </table:table-cell>
          <table:table-cell table:formula="of:=[.C169]+[.D170]*([.B170]-[.B169])+0.5*[.E170]*([.B170]-[.B169])^2" office:value-type="float" office:value="0">
            <text:p>0</text:p>
          </table:table-cell>
          <table:table-cell table:formula="of:=[.D169]+[.E169]*([.B170]-[.B16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0]+[.$C$14]" office:value-type="float" office:value="0.608">
            <text:p>6.08E-001</text:p>
          </table:table-cell>
          <table:table-cell table:formula="of:=[.C170]+[.D171]*([.B171]-[.B170])+0.5*[.E171]*([.B171]-[.B170])^2" office:value-type="float" office:value="0">
            <text:p>0</text:p>
          </table:table-cell>
          <table:table-cell table:formula="of:=[.D170]+[.E170]*([.B171]-[.B17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1]+[.$C$14]" office:value-type="float" office:value="0.612">
            <text:p>6.12E-001</text:p>
          </table:table-cell>
          <table:table-cell table:formula="of:=[.C171]+[.D172]*([.B172]-[.B171])+0.5*[.E172]*([.B172]-[.B171])^2" office:value-type="float" office:value="0">
            <text:p>0</text:p>
          </table:table-cell>
          <table:table-cell table:formula="of:=[.D171]+[.E171]*([.B172]-[.B17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2]+[.$C$14]" office:value-type="float" office:value="0.616">
            <text:p>6.16E-001</text:p>
          </table:table-cell>
          <table:table-cell table:formula="of:=[.C172]+[.D173]*([.B173]-[.B172])+0.5*[.E173]*([.B173]-[.B172])^2" office:value-type="float" office:value="0">
            <text:p>0</text:p>
          </table:table-cell>
          <table:table-cell table:formula="of:=[.D172]+[.E172]*([.B173]-[.B17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3]+[.$C$14]" office:value-type="float" office:value="0.62">
            <text:p>6.20E-001</text:p>
          </table:table-cell>
          <table:table-cell table:formula="of:=[.C173]+[.D174]*([.B174]-[.B173])+0.5*[.E174]*([.B174]-[.B173])^2" office:value-type="float" office:value="0">
            <text:p>0</text:p>
          </table:table-cell>
          <table:table-cell table:formula="of:=[.D173]+[.E173]*([.B174]-[.B17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4]+[.$C$14]" office:value-type="float" office:value="0.624">
            <text:p>6.24E-001</text:p>
          </table:table-cell>
          <table:table-cell table:formula="of:=[.C174]+[.D175]*([.B175]-[.B174])+0.5*[.E175]*([.B175]-[.B174])^2" office:value-type="float" office:value="0">
            <text:p>0</text:p>
          </table:table-cell>
          <table:table-cell table:formula="of:=[.D174]+[.E174]*([.B175]-[.B17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5]+[.$C$14]" office:value-type="float" office:value="0.628">
            <text:p>6.28E-001</text:p>
          </table:table-cell>
          <table:table-cell table:formula="of:=[.C175]+[.D176]*([.B176]-[.B175])+0.5*[.E176]*([.B176]-[.B175])^2" office:value-type="float" office:value="0">
            <text:p>0</text:p>
          </table:table-cell>
          <table:table-cell table:formula="of:=[.D175]+[.E175]*([.B176]-[.B17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6]+[.$C$14]" office:value-type="float" office:value="0.632">
            <text:p>6.32E-001</text:p>
          </table:table-cell>
          <table:table-cell table:formula="of:=[.C176]+[.D177]*([.B177]-[.B176])+0.5*[.E177]*([.B177]-[.B176])^2" office:value-type="float" office:value="0">
            <text:p>0</text:p>
          </table:table-cell>
          <table:table-cell table:formula="of:=[.D176]+[.E176]*([.B177]-[.B17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7]+[.$C$14]" office:value-type="float" office:value="0.636">
            <text:p>6.36E-001</text:p>
          </table:table-cell>
          <table:table-cell table:formula="of:=[.C177]+[.D178]*([.B178]-[.B177])+0.5*[.E178]*([.B178]-[.B177])^2" office:value-type="float" office:value="0">
            <text:p>0</text:p>
          </table:table-cell>
          <table:table-cell table:formula="of:=[.D177]+[.E177]*([.B178]-[.B17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8]+[.$C$14]" office:value-type="float" office:value="0.64">
            <text:p>6.40E-001</text:p>
          </table:table-cell>
          <table:table-cell table:formula="of:=[.C178]+[.D179]*([.B179]-[.B178])+0.5*[.E179]*([.B179]-[.B178])^2" office:value-type="float" office:value="0">
            <text:p>0</text:p>
          </table:table-cell>
          <table:table-cell table:formula="of:=[.D178]+[.E178]*([.B179]-[.B17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79]+[.$C$14]" office:value-type="float" office:value="0.644">
            <text:p>6.44E-001</text:p>
          </table:table-cell>
          <table:table-cell table:formula="of:=[.C179]+[.D180]*([.B180]-[.B179])+0.5*[.E180]*([.B180]-[.B179])^2" office:value-type="float" office:value="0">
            <text:p>0</text:p>
          </table:table-cell>
          <table:table-cell table:formula="of:=[.D179]+[.E179]*([.B180]-[.B17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0]+[.$C$14]" office:value-type="float" office:value="0.648">
            <text:p>6.48E-001</text:p>
          </table:table-cell>
          <table:table-cell table:formula="of:=[.C180]+[.D181]*([.B181]-[.B180])+0.5*[.E181]*([.B181]-[.B180])^2" office:value-type="float" office:value="0">
            <text:p>0</text:p>
          </table:table-cell>
          <table:table-cell table:formula="of:=[.D180]+[.E180]*([.B181]-[.B18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1]+[.$C$14]" office:value-type="float" office:value="0.652">
            <text:p>6.52E-001</text:p>
          </table:table-cell>
          <table:table-cell table:formula="of:=[.C181]+[.D182]*([.B182]-[.B181])+0.5*[.E182]*([.B182]-[.B181])^2" office:value-type="float" office:value="0">
            <text:p>0</text:p>
          </table:table-cell>
          <table:table-cell table:formula="of:=[.D181]+[.E181]*([.B182]-[.B18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2]+[.$C$14]" office:value-type="float" office:value="0.656">
            <text:p>6.56E-001</text:p>
          </table:table-cell>
          <table:table-cell table:formula="of:=[.C182]+[.D183]*([.B183]-[.B182])+0.5*[.E183]*([.B183]-[.B182])^2" office:value-type="float" office:value="0">
            <text:p>0</text:p>
          </table:table-cell>
          <table:table-cell table:formula="of:=[.D182]+[.E182]*([.B183]-[.B18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3]+[.$C$14]" office:value-type="float" office:value="0.66">
            <text:p>6.60E-001</text:p>
          </table:table-cell>
          <table:table-cell table:formula="of:=[.C183]+[.D184]*([.B184]-[.B183])+0.5*[.E184]*([.B184]-[.B183])^2" office:value-type="float" office:value="0">
            <text:p>0</text:p>
          </table:table-cell>
          <table:table-cell table:formula="of:=[.D183]+[.E183]*([.B184]-[.B18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4]+[.$C$14]" office:value-type="float" office:value="0.664">
            <text:p>6.64E-001</text:p>
          </table:table-cell>
          <table:table-cell table:formula="of:=[.C184]+[.D185]*([.B185]-[.B184])+0.5*[.E185]*([.B185]-[.B184])^2" office:value-type="float" office:value="0">
            <text:p>0</text:p>
          </table:table-cell>
          <table:table-cell table:formula="of:=[.D184]+[.E184]*([.B185]-[.B18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5]+[.$C$14]" office:value-type="float" office:value="0.668">
            <text:p>6.68E-001</text:p>
          </table:table-cell>
          <table:table-cell table:formula="of:=[.C185]+[.D186]*([.B186]-[.B185])+0.5*[.E186]*([.B186]-[.B185])^2" office:value-type="float" office:value="0">
            <text:p>0</text:p>
          </table:table-cell>
          <table:table-cell table:formula="of:=[.D185]+[.E185]*([.B186]-[.B18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6]+[.$C$14]" office:value-type="float" office:value="0.672">
            <text:p>6.72E-001</text:p>
          </table:table-cell>
          <table:table-cell table:formula="of:=[.C186]+[.D187]*([.B187]-[.B186])+0.5*[.E187]*([.B187]-[.B186])^2" office:value-type="float" office:value="0">
            <text:p>0</text:p>
          </table:table-cell>
          <table:table-cell table:formula="of:=[.D186]+[.E186]*([.B187]-[.B18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7]+[.$C$14]" office:value-type="float" office:value="0.676">
            <text:p>6.76E-001</text:p>
          </table:table-cell>
          <table:table-cell table:formula="of:=[.C187]+[.D188]*([.B188]-[.B187])+0.5*[.E188]*([.B188]-[.B187])^2" office:value-type="float" office:value="0">
            <text:p>0</text:p>
          </table:table-cell>
          <table:table-cell table:formula="of:=[.D187]+[.E187]*([.B188]-[.B18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8]+[.$C$14]" office:value-type="float" office:value="0.68">
            <text:p>6.80E-001</text:p>
          </table:table-cell>
          <table:table-cell table:formula="of:=[.C188]+[.D189]*([.B189]-[.B188])+0.5*[.E189]*([.B189]-[.B188])^2" office:value-type="float" office:value="0">
            <text:p>0</text:p>
          </table:table-cell>
          <table:table-cell table:formula="of:=[.D188]+[.E188]*([.B189]-[.B18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9]+[.$C$14]" office:value-type="float" office:value="0.684">
            <text:p>6.84E-001</text:p>
          </table:table-cell>
          <table:table-cell table:formula="of:=[.C189]+[.D190]*([.B190]-[.B189])+0.5*[.E190]*([.B190]-[.B189])^2" office:value-type="float" office:value="0">
            <text:p>0</text:p>
          </table:table-cell>
          <table:table-cell table:formula="of:=[.D189]+[.E189]*([.B190]-[.B18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0]+[.$C$14]" office:value-type="float" office:value="0.688">
            <text:p>6.88E-001</text:p>
          </table:table-cell>
          <table:table-cell table:formula="of:=[.C190]+[.D191]*([.B191]-[.B190])+0.5*[.E191]*([.B191]-[.B190])^2" office:value-type="float" office:value="0">
            <text:p>0</text:p>
          </table:table-cell>
          <table:table-cell table:formula="of:=[.D190]+[.E190]*([.B191]-[.B19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1]+[.$C$14]" office:value-type="float" office:value="0.692">
            <text:p>6.92E-001</text:p>
          </table:table-cell>
          <table:table-cell table:formula="of:=[.C191]+[.D192]*([.B192]-[.B191])+0.5*[.E192]*([.B192]-[.B191])^2" office:value-type="float" office:value="0">
            <text:p>0</text:p>
          </table:table-cell>
          <table:table-cell table:formula="of:=[.D191]+[.E191]*([.B192]-[.B19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2]+[.$C$14]" office:value-type="float" office:value="0.696">
            <text:p>6.96E-001</text:p>
          </table:table-cell>
          <table:table-cell table:formula="of:=[.C192]+[.D193]*([.B193]-[.B192])+0.5*[.E193]*([.B193]-[.B192])^2" office:value-type="float" office:value="0">
            <text:p>0</text:p>
          </table:table-cell>
          <table:table-cell table:formula="of:=[.D192]+[.E192]*([.B193]-[.B19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3]+[.$C$14]" office:value-type="float" office:value="0.7">
            <text:p>7.00E-001</text:p>
          </table:table-cell>
          <table:table-cell table:formula="of:=[.C193]+[.D194]*([.B194]-[.B193])+0.5*[.E194]*([.B194]-[.B193])^2" office:value-type="float" office:value="0">
            <text:p>0</text:p>
          </table:table-cell>
          <table:table-cell table:formula="of:=[.D193]+[.E193]*([.B194]-[.B19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4]+[.$C$14]" office:value-type="float" office:value="0.704">
            <text:p>7.04E-001</text:p>
          </table:table-cell>
          <table:table-cell table:formula="of:=[.C194]+[.D195]*([.B195]-[.B194])+0.5*[.E195]*([.B195]-[.B194])^2" office:value-type="float" office:value="0">
            <text:p>0</text:p>
          </table:table-cell>
          <table:table-cell table:formula="of:=[.D194]+[.E194]*([.B195]-[.B19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5]+[.$C$14]" office:value-type="float" office:value="0.708">
            <text:p>7.08E-001</text:p>
          </table:table-cell>
          <table:table-cell table:formula="of:=[.C195]+[.D196]*([.B196]-[.B195])+0.5*[.E196]*([.B196]-[.B195])^2" office:value-type="float" office:value="0">
            <text:p>0</text:p>
          </table:table-cell>
          <table:table-cell table:formula="of:=[.D195]+[.E195]*([.B196]-[.B19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6]+[.$C$14]" office:value-type="float" office:value="0.712">
            <text:p>7.12E-001</text:p>
          </table:table-cell>
          <table:table-cell table:formula="of:=[.C196]+[.D197]*([.B197]-[.B196])+0.5*[.E197]*([.B197]-[.B196])^2" office:value-type="float" office:value="0">
            <text:p>0</text:p>
          </table:table-cell>
          <table:table-cell table:formula="of:=[.D196]+[.E196]*([.B197]-[.B19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7]+[.$C$14]" office:value-type="float" office:value="0.716">
            <text:p>7.16E-001</text:p>
          </table:table-cell>
          <table:table-cell table:formula="of:=[.C197]+[.D198]*([.B198]-[.B197])+0.5*[.E198]*([.B198]-[.B197])^2" office:value-type="float" office:value="0">
            <text:p>0</text:p>
          </table:table-cell>
          <table:table-cell table:formula="of:=[.D197]+[.E197]*([.B198]-[.B19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8]+[.$C$14]" office:value-type="float" office:value="0.72">
            <text:p>7.20E-001</text:p>
          </table:table-cell>
          <table:table-cell table:formula="of:=[.C198]+[.D199]*([.B199]-[.B198])+0.5*[.E199]*([.B199]-[.B198])^2" office:value-type="float" office:value="0">
            <text:p>0</text:p>
          </table:table-cell>
          <table:table-cell table:formula="of:=[.D198]+[.E198]*([.B199]-[.B19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99]+[.$C$14]" office:value-type="float" office:value="0.724">
            <text:p>7.24E-001</text:p>
          </table:table-cell>
          <table:table-cell table:formula="of:=[.C199]+[.D200]*([.B200]-[.B199])+0.5*[.E200]*([.B200]-[.B199])^2" office:value-type="float" office:value="0">
            <text:p>0</text:p>
          </table:table-cell>
          <table:table-cell table:formula="of:=[.D199]+[.E199]*([.B200]-[.B19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0]+[.$C$14]" office:value-type="float" office:value="0.728000000000001">
            <text:p>7.28E-001</text:p>
          </table:table-cell>
          <table:table-cell table:formula="of:=[.C200]+[.D201]*([.B201]-[.B200])+0.5*[.E201]*([.B201]-[.B200])^2" office:value-type="float" office:value="0">
            <text:p>0</text:p>
          </table:table-cell>
          <table:table-cell table:formula="of:=[.D200]+[.E200]*([.B201]-[.B2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1]+[.$C$14]" office:value-type="float" office:value="0.732000000000001">
            <text:p>7.32E-001</text:p>
          </table:table-cell>
          <table:table-cell table:formula="of:=[.C201]+[.D202]*([.B202]-[.B201])+0.5*[.E202]*([.B202]-[.B201])^2" office:value-type="float" office:value="0">
            <text:p>0</text:p>
          </table:table-cell>
          <table:table-cell table:formula="of:=[.D201]+[.E201]*([.B202]-[.B20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2]+[.$C$14]" office:value-type="float" office:value="0.736000000000001">
            <text:p>7.36E-001</text:p>
          </table:table-cell>
          <table:table-cell table:formula="of:=[.C202]+[.D203]*([.B203]-[.B202])+0.5*[.E203]*([.B203]-[.B202])^2" office:value-type="float" office:value="0">
            <text:p>0</text:p>
          </table:table-cell>
          <table:table-cell table:formula="of:=[.D202]+[.E202]*([.B203]-[.B20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3]+[.$C$14]" office:value-type="float" office:value="0.740000000000001">
            <text:p>7.40E-001</text:p>
          </table:table-cell>
          <table:table-cell table:formula="of:=[.C203]+[.D204]*([.B204]-[.B203])+0.5*[.E204]*([.B204]-[.B203])^2" office:value-type="float" office:value="0">
            <text:p>0</text:p>
          </table:table-cell>
          <table:table-cell table:formula="of:=[.D203]+[.E203]*([.B204]-[.B20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4]+[.$C$14]" office:value-type="float" office:value="0.744000000000001">
            <text:p>7.44E-001</text:p>
          </table:table-cell>
          <table:table-cell table:formula="of:=[.C204]+[.D205]*([.B205]-[.B204])+0.5*[.E205]*([.B205]-[.B204])^2" office:value-type="float" office:value="0">
            <text:p>0</text:p>
          </table:table-cell>
          <table:table-cell table:formula="of:=[.D204]+[.E204]*([.B205]-[.B20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5]+[.$C$14]" office:value-type="float" office:value="0.748000000000001">
            <text:p>7.48E-001</text:p>
          </table:table-cell>
          <table:table-cell table:formula="of:=[.C205]+[.D206]*([.B206]-[.B205])+0.5*[.E206]*([.B206]-[.B205])^2" office:value-type="float" office:value="0">
            <text:p>0</text:p>
          </table:table-cell>
          <table:table-cell table:formula="of:=[.D205]+[.E205]*([.B206]-[.B20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6]+[.$C$14]" office:value-type="float" office:value="0.752000000000001">
            <text:p>7.52E-001</text:p>
          </table:table-cell>
          <table:table-cell table:formula="of:=[.C206]+[.D207]*([.B207]-[.B206])+0.5*[.E207]*([.B207]-[.B206])^2" office:value-type="float" office:value="0">
            <text:p>0</text:p>
          </table:table-cell>
          <table:table-cell table:formula="of:=[.D206]+[.E206]*([.B207]-[.B20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7]+[.$C$14]" office:value-type="float" office:value="0.756000000000001">
            <text:p>7.56E-001</text:p>
          </table:table-cell>
          <table:table-cell table:formula="of:=[.C207]+[.D208]*([.B208]-[.B207])+0.5*[.E208]*([.B208]-[.B207])^2" office:value-type="float" office:value="0">
            <text:p>0</text:p>
          </table:table-cell>
          <table:table-cell table:formula="of:=[.D207]+[.E207]*([.B208]-[.B20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8]+[.$C$14]" office:value-type="float" office:value="0.760000000000001">
            <text:p>7.60E-001</text:p>
          </table:table-cell>
          <table:table-cell table:formula="of:=[.C208]+[.D209]*([.B209]-[.B208])+0.5*[.E209]*([.B209]-[.B208])^2" office:value-type="float" office:value="0">
            <text:p>0</text:p>
          </table:table-cell>
          <table:table-cell table:formula="of:=[.D208]+[.E208]*([.B209]-[.B20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09]+[.$C$14]" office:value-type="float" office:value="0.764000000000001">
            <text:p>7.64E-001</text:p>
          </table:table-cell>
          <table:table-cell table:formula="of:=[.C209]+[.D210]*([.B210]-[.B209])+0.5*[.E210]*([.B210]-[.B209])^2" office:value-type="float" office:value="0">
            <text:p>0</text:p>
          </table:table-cell>
          <table:table-cell table:formula="of:=[.D209]+[.E209]*([.B210]-[.B20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0]+[.$C$14]" office:value-type="float" office:value="0.768000000000001">
            <text:p>7.68E-001</text:p>
          </table:table-cell>
          <table:table-cell table:formula="of:=[.C210]+[.D211]*([.B211]-[.B210])+0.5*[.E211]*([.B211]-[.B210])^2" office:value-type="float" office:value="0">
            <text:p>0</text:p>
          </table:table-cell>
          <table:table-cell table:formula="of:=[.D210]+[.E210]*([.B211]-[.B21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1]+[.$C$14]" office:value-type="float" office:value="0.772000000000001">
            <text:p>7.72E-001</text:p>
          </table:table-cell>
          <table:table-cell table:formula="of:=[.C211]+[.D212]*([.B212]-[.B211])+0.5*[.E212]*([.B212]-[.B211])^2" office:value-type="float" office:value="0">
            <text:p>0</text:p>
          </table:table-cell>
          <table:table-cell table:formula="of:=[.D211]+[.E211]*([.B212]-[.B21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2]+[.$C$14]" office:value-type="float" office:value="0.776000000000001">
            <text:p>7.76E-001</text:p>
          </table:table-cell>
          <table:table-cell table:formula="of:=[.C212]+[.D213]*([.B213]-[.B212])+0.5*[.E213]*([.B213]-[.B212])^2" office:value-type="float" office:value="0">
            <text:p>0</text:p>
          </table:table-cell>
          <table:table-cell table:formula="of:=[.D212]+[.E212]*([.B213]-[.B21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3]+[.$C$14]" office:value-type="float" office:value="0.780000000000001">
            <text:p>7.80E-001</text:p>
          </table:table-cell>
          <table:table-cell table:formula="of:=[.C213]+[.D214]*([.B214]-[.B213])+0.5*[.E214]*([.B214]-[.B213])^2" office:value-type="float" office:value="0">
            <text:p>0</text:p>
          </table:table-cell>
          <table:table-cell table:formula="of:=[.D213]+[.E213]*([.B214]-[.B21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4]+[.$C$14]" office:value-type="float" office:value="0.784000000000001">
            <text:p>7.84E-001</text:p>
          </table:table-cell>
          <table:table-cell table:formula="of:=[.C214]+[.D215]*([.B215]-[.B214])+0.5*[.E215]*([.B215]-[.B214])^2" office:value-type="float" office:value="0">
            <text:p>0</text:p>
          </table:table-cell>
          <table:table-cell table:formula="of:=[.D214]+[.E214]*([.B215]-[.B21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5]+[.$C$14]" office:value-type="float" office:value="0.788000000000001">
            <text:p>7.88E-001</text:p>
          </table:table-cell>
          <table:table-cell table:formula="of:=[.C215]+[.D216]*([.B216]-[.B215])+0.5*[.E216]*([.B216]-[.B215])^2" office:value-type="float" office:value="0">
            <text:p>0</text:p>
          </table:table-cell>
          <table:table-cell table:formula="of:=[.D215]+[.E215]*([.B216]-[.B21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6]+[.$C$14]" office:value-type="float" office:value="0.792000000000001">
            <text:p>7.92E-001</text:p>
          </table:table-cell>
          <table:table-cell table:formula="of:=[.C216]+[.D217]*([.B217]-[.B216])+0.5*[.E217]*([.B217]-[.B216])^2" office:value-type="float" office:value="0">
            <text:p>0</text:p>
          </table:table-cell>
          <table:table-cell table:formula="of:=[.D216]+[.E216]*([.B217]-[.B21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7]+[.$C$14]" office:value-type="float" office:value="0.796000000000001">
            <text:p>7.96E-001</text:p>
          </table:table-cell>
          <table:table-cell table:formula="of:=[.C217]+[.D218]*([.B218]-[.B217])+0.5*[.E218]*([.B218]-[.B217])^2" office:value-type="float" office:value="0">
            <text:p>0</text:p>
          </table:table-cell>
          <table:table-cell table:formula="of:=[.D217]+[.E217]*([.B218]-[.B21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8]+[.$C$14]" office:value-type="float" office:value="0.800000000000001">
            <text:p>8.00E-001</text:p>
          </table:table-cell>
          <table:table-cell table:formula="of:=[.C218]+[.D219]*([.B219]-[.B218])+0.5*[.E219]*([.B219]-[.B218])^2" office:value-type="float" office:value="0">
            <text:p>0</text:p>
          </table:table-cell>
          <table:table-cell table:formula="of:=[.D218]+[.E218]*([.B219]-[.B21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19]+[.$C$14]" office:value-type="float" office:value="0.804000000000001">
            <text:p>8.04E-001</text:p>
          </table:table-cell>
          <table:table-cell table:formula="of:=[.C219]+[.D220]*([.B220]-[.B219])+0.5*[.E220]*([.B220]-[.B219])^2" office:value-type="float" office:value="0">
            <text:p>0</text:p>
          </table:table-cell>
          <table:table-cell table:formula="of:=[.D219]+[.E219]*([.B220]-[.B21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0]+[.$C$14]" office:value-type="float" office:value="0.808000000000001">
            <text:p>8.08E-001</text:p>
          </table:table-cell>
          <table:table-cell table:formula="of:=[.C220]+[.D221]*([.B221]-[.B220])+0.5*[.E221]*([.B221]-[.B220])^2" office:value-type="float" office:value="0">
            <text:p>0</text:p>
          </table:table-cell>
          <table:table-cell table:formula="of:=[.D220]+[.E220]*([.B221]-[.B22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1]+[.$C$14]" office:value-type="float" office:value="0.812000000000001">
            <text:p>8.12E-001</text:p>
          </table:table-cell>
          <table:table-cell table:formula="of:=[.C221]+[.D222]*([.B222]-[.B221])+0.5*[.E222]*([.B222]-[.B221])^2" office:value-type="float" office:value="0">
            <text:p>0</text:p>
          </table:table-cell>
          <table:table-cell table:formula="of:=[.D221]+[.E221]*([.B222]-[.B22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2]+[.$C$14]" office:value-type="float" office:value="0.816000000000001">
            <text:p>8.16E-001</text:p>
          </table:table-cell>
          <table:table-cell table:formula="of:=[.C222]+[.D223]*([.B223]-[.B222])+0.5*[.E223]*([.B223]-[.B222])^2" office:value-type="float" office:value="0">
            <text:p>0</text:p>
          </table:table-cell>
          <table:table-cell table:formula="of:=[.D222]+[.E222]*([.B223]-[.B22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3]+[.$C$14]" office:value-type="float" office:value="0.820000000000001">
            <text:p>8.20E-001</text:p>
          </table:table-cell>
          <table:table-cell table:formula="of:=[.C223]+[.D224]*([.B224]-[.B223])+0.5*[.E224]*([.B224]-[.B223])^2" office:value-type="float" office:value="0">
            <text:p>0</text:p>
          </table:table-cell>
          <table:table-cell table:formula="of:=[.D223]+[.E223]*([.B224]-[.B22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4]+[.$C$14]" office:value-type="float" office:value="0.824000000000001">
            <text:p>8.24E-001</text:p>
          </table:table-cell>
          <table:table-cell table:formula="of:=[.C224]+[.D225]*([.B225]-[.B224])+0.5*[.E225]*([.B225]-[.B224])^2" office:value-type="float" office:value="0">
            <text:p>0</text:p>
          </table:table-cell>
          <table:table-cell table:formula="of:=[.D224]+[.E224]*([.B225]-[.B22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5]+[.$C$14]" office:value-type="float" office:value="0.828000000000001">
            <text:p>8.28E-001</text:p>
          </table:table-cell>
          <table:table-cell table:formula="of:=[.C225]+[.D226]*([.B226]-[.B225])+0.5*[.E226]*([.B226]-[.B225])^2" office:value-type="float" office:value="0">
            <text:p>0</text:p>
          </table:table-cell>
          <table:table-cell table:formula="of:=[.D225]+[.E225]*([.B226]-[.B22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6]+[.$C$14]" office:value-type="float" office:value="0.832000000000001">
            <text:p>8.32E-001</text:p>
          </table:table-cell>
          <table:table-cell table:formula="of:=[.C226]+[.D227]*([.B227]-[.B226])+0.5*[.E227]*([.B227]-[.B226])^2" office:value-type="float" office:value="0">
            <text:p>0</text:p>
          </table:table-cell>
          <table:table-cell table:formula="of:=[.D226]+[.E226]*([.B227]-[.B226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7]+[.$C$14]" office:value-type="float" office:value="0.836000000000001">
            <text:p>8.36E-001</text:p>
          </table:table-cell>
          <table:table-cell table:formula="of:=[.C227]+[.D228]*([.B228]-[.B227])+0.5*[.E228]*([.B228]-[.B227])^2" office:value-type="float" office:value="0">
            <text:p>0</text:p>
          </table:table-cell>
          <table:table-cell table:formula="of:=[.D227]+[.E227]*([.B228]-[.B22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8]+[.$C$14]" office:value-type="float" office:value="0.840000000000001">
            <text:p>8.40E-001</text:p>
          </table:table-cell>
          <table:table-cell table:formula="of:=[.C228]+[.D229]*([.B229]-[.B228])+0.5*[.E229]*([.B229]-[.B228])^2" office:value-type="float" office:value="0">
            <text:p>0</text:p>
          </table:table-cell>
          <table:table-cell table:formula="of:=[.D228]+[.E228]*([.B229]-[.B22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29]+[.$C$14]" office:value-type="float" office:value="0.844000000000001">
            <text:p>8.44E-001</text:p>
          </table:table-cell>
          <table:table-cell table:formula="of:=[.C229]+[.D230]*([.B230]-[.B229])+0.5*[.E230]*([.B230]-[.B229])^2" office:value-type="float" office:value="0.0256">
            <text:p>0.03</text:p>
          </table:table-cell>
          <table:table-cell table:formula="of:=[.D229]+[.E229]*([.B230]-[.B229])" office:value-type="float" office:value="0">
            <text:p>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0]+[.$C$14]" office:value-type="float" office:value="0.848000000000001">
            <text:p>8.48E-001</text:p>
          </table:table-cell>
          <table:table-cell table:formula="of:=[.C230]+[.D231]*([.B231]-[.B230])+0.5*[.E231]*([.B231]-[.B230])^2" office:value-type="float" office:value="0.1024">
            <text:p>0.1</text:p>
          </table:table-cell>
          <table:table-cell table:formula="of:=[.D230]+[.E230]*([.B231]-[.B230])" office:value-type="float" office:value="12.8">
            <text:p>1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1]+[.$C$14]" office:value-type="float" office:value="0.852000000000001">
            <text:p>8.52E-001</text:p>
          </table:table-cell>
          <table:table-cell table:formula="of:=[.C231]+[.D232]*([.B232]-[.B231])+0.5*[.E232]*([.B232]-[.B231])^2" office:value-type="float" office:value="0.2304">
            <text:p>0.23</text:p>
          </table:table-cell>
          <table:table-cell table:formula="of:=[.D231]+[.E231]*([.B232]-[.B231])" office:value-type="float" office:value="25.6">
            <text:p>2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2]+[.$C$14]" office:value-type="float" office:value="0.856000000000001">
            <text:p>8.56E-001</text:p>
          </table:table-cell>
          <table:table-cell table:formula="of:=[.C232]+[.D233]*([.B233]-[.B232])+0.5*[.E233]*([.B233]-[.B232])^2" office:value-type="float" office:value="0.409600000000001">
            <text:p>0.41</text:p>
          </table:table-cell>
          <table:table-cell table:formula="of:=[.D232]+[.E232]*([.B233]-[.B232])" office:value-type="float" office:value="38.4">
            <text:p>3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3]+[.$C$14]" office:value-type="float" office:value="0.860000000000001">
            <text:p>8.60E-001</text:p>
          </table:table-cell>
          <table:table-cell table:formula="of:=[.C233]+[.D234]*([.B234]-[.B233])+0.5*[.E234]*([.B234]-[.B233])^2" office:value-type="float" office:value="0.640000000000001">
            <text:p>0.64</text:p>
          </table:table-cell>
          <table:table-cell table:formula="of:=[.D233]+[.E233]*([.B234]-[.B233])" office:value-type="float" office:value="51.2">
            <text:p>5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4]+[.$C$14]" office:value-type="float" office:value="0.864000000000001">
            <text:p>8.64E-001</text:p>
          </table:table-cell>
          <table:table-cell table:formula="of:=[.C234]+[.D235]*([.B235]-[.B234])+0.5*[.E235]*([.B235]-[.B234])^2" office:value-type="float" office:value="0.921600000000002">
            <text:p>0.92</text:p>
          </table:table-cell>
          <table:table-cell table:formula="of:=[.D234]+[.E234]*([.B235]-[.B234])" office:value-type="float" office:value="64.0000000000001">
            <text:p>6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5]+[.$C$14]" office:value-type="float" office:value="0.868000000000001">
            <text:p>8.68E-001</text:p>
          </table:table-cell>
          <table:table-cell table:formula="of:=[.C235]+[.D236]*([.B236]-[.B235])+0.5*[.E236]*([.B236]-[.B235])^2" office:value-type="float" office:value="1.2544">
            <text:p>1.25</text:p>
          </table:table-cell>
          <table:table-cell table:formula="of:=[.D235]+[.E235]*([.B236]-[.B235])" office:value-type="float" office:value="76.8000000000001">
            <text:p>7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6]+[.$C$14]" office:value-type="float" office:value="0.872000000000001">
            <text:p>8.72E-001</text:p>
          </table:table-cell>
          <table:table-cell table:formula="of:=[.C236]+[.D237]*([.B237]-[.B236])+0.5*[.E237]*([.B237]-[.B236])^2" office:value-type="float" office:value="1.6384">
            <text:p>1.64</text:p>
          </table:table-cell>
          <table:table-cell table:formula="of:=[.D236]+[.E236]*([.B237]-[.B236])" office:value-type="float" office:value="89.6000000000001">
            <text:p>8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7]+[.$C$14]" office:value-type="float" office:value="0.876000000000001">
            <text:p>8.76E-001</text:p>
          </table:table-cell>
          <table:table-cell table:formula="of:=[.C237]+[.D238]*([.B238]-[.B237])+0.5*[.E238]*([.B238]-[.B237])^2" office:value-type="float" office:value="2.0736">
            <text:p>2.07</text:p>
          </table:table-cell>
          <table:table-cell table:formula="of:=[.D237]+[.E237]*([.B238]-[.B237])" office:value-type="float" office:value="102.4">
            <text:p>10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8]+[.$C$14]" office:value-type="float" office:value="0.880000000000001">
            <text:p>8.80E-001</text:p>
          </table:table-cell>
          <table:table-cell table:formula="of:=[.C238]+[.D239]*([.B239]-[.B238])+0.5*[.E239]*([.B239]-[.B238])^2" office:value-type="float" office:value="2.56">
            <text:p>2.56</text:p>
          </table:table-cell>
          <table:table-cell table:formula="of:=[.D238]+[.E238]*([.B239]-[.B238])" office:value-type="float" office:value="115.2">
            <text:p>11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39]+[.$C$14]" office:value-type="float" office:value="0.884000000000001">
            <text:p>8.84E-001</text:p>
          </table:table-cell>
          <table:table-cell table:formula="of:=[.C239]+[.D240]*([.B240]-[.B239])+0.5*[.E240]*([.B240]-[.B239])^2" office:value-type="float" office:value="3.09760000000001">
            <text:p>3.1</text:p>
          </table:table-cell>
          <table:table-cell table:formula="of:=[.D239]+[.E239]*([.B240]-[.B239])" office:value-type="float" office:value="128">
            <text:p>12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0]+[.$C$14]" office:value-type="float" office:value="0.888000000000001">
            <text:p>8.88E-001</text:p>
          </table:table-cell>
          <table:table-cell table:formula="of:=[.C240]+[.D241]*([.B241]-[.B240])+0.5*[.E241]*([.B241]-[.B240])^2" office:value-type="float" office:value="3.68640000000001">
            <text:p>3.69</text:p>
          </table:table-cell>
          <table:table-cell table:formula="of:=[.D240]+[.E240]*([.B241]-[.B240])" office:value-type="float" office:value="140.8">
            <text:p>14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1]+[.$C$14]" office:value-type="float" office:value="0.892000000000001">
            <text:p>8.92E-001</text:p>
          </table:table-cell>
          <table:table-cell table:formula="of:=[.C241]+[.D242]*([.B242]-[.B241])+0.5*[.E242]*([.B242]-[.B241])^2" office:value-type="float" office:value="4.32640000000001">
            <text:p>4.33</text:p>
          </table:table-cell>
          <table:table-cell table:formula="of:=[.D241]+[.E241]*([.B242]-[.B241])" office:value-type="float" office:value="153.6">
            <text:p>15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2]+[.$C$14]" office:value-type="float" office:value="0.896000000000001">
            <text:p>8.96E-001</text:p>
          </table:table-cell>
          <table:table-cell table:formula="of:=[.C242]+[.D243]*([.B243]-[.B242])+0.5*[.E243]*([.B243]-[.B242])^2" office:value-type="float" office:value="5.01760000000001">
            <text:p>5.02</text:p>
          </table:table-cell>
          <table:table-cell table:formula="of:=[.D242]+[.E242]*([.B243]-[.B242])" office:value-type="float" office:value="166.4">
            <text:p>16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3]+[.$C$14]" office:value-type="float" office:value="0.900000000000001">
            <text:p>9.00E-001</text:p>
          </table:table-cell>
          <table:table-cell table:formula="of:=[.C243]+[.D244]*([.B244]-[.B243])+0.5*[.E244]*([.B244]-[.B243])^2" office:value-type="float" office:value="5.76000000000001">
            <text:p>5.76</text:p>
          </table:table-cell>
          <table:table-cell table:formula="of:=[.D243]+[.E243]*([.B244]-[.B243])" office:value-type="float" office:value="179.2">
            <text:p>17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4]+[.$C$14]" office:value-type="float" office:value="0.904000000000001">
            <text:p>9.04E-001</text:p>
          </table:table-cell>
          <table:table-cell table:formula="of:=[.C244]+[.D245]*([.B245]-[.B244])+0.5*[.E245]*([.B245]-[.B244])^2" office:value-type="float" office:value="6.55360000000001">
            <text:p>6.55</text:p>
          </table:table-cell>
          <table:table-cell table:formula="of:=[.D244]+[.E244]*([.B245]-[.B244])" office:value-type="float" office:value="192">
            <text:p>19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5]+[.$C$14]" office:value-type="float" office:value="0.908000000000001">
            <text:p>9.08E-001</text:p>
          </table:table-cell>
          <table:table-cell table:formula="of:=[.C245]+[.D246]*([.B246]-[.B245])+0.5*[.E246]*([.B246]-[.B245])^2" office:value-type="float" office:value="7.39840000000001">
            <text:p>7.4</text:p>
          </table:table-cell>
          <table:table-cell table:formula="of:=[.D245]+[.E245]*([.B246]-[.B245])" office:value-type="float" office:value="204.8">
            <text:p>20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6]+[.$C$14]" office:value-type="float" office:value="0.912000000000001">
            <text:p>9.12E-001</text:p>
          </table:table-cell>
          <table:table-cell table:formula="of:=[.C246]+[.D247]*([.B247]-[.B246])+0.5*[.E247]*([.B247]-[.B246])^2" office:value-type="float" office:value="8.29440000000001">
            <text:p>8.29</text:p>
          </table:table-cell>
          <table:table-cell table:formula="of:=[.D246]+[.E246]*([.B247]-[.B246])" office:value-type="float" office:value="217.6">
            <text:p>21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7]+[.$C$14]" office:value-type="float" office:value="0.916000000000001">
            <text:p>9.16E-001</text:p>
          </table:table-cell>
          <table:table-cell table:formula="of:=[.C247]+[.D248]*([.B248]-[.B247])+0.5*[.E248]*([.B248]-[.B247])^2" office:value-type="float" office:value="9.24160000000002">
            <text:p>9.24</text:p>
          </table:table-cell>
          <table:table-cell table:formula="of:=[.D247]+[.E247]*([.B248]-[.B247])" office:value-type="float" office:value="230.4">
            <text:p>23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8]+[.$C$14]" office:value-type="float" office:value="0.920000000000001">
            <text:p>9.20E-001</text:p>
          </table:table-cell>
          <table:table-cell table:formula="of:=[.C248]+[.D249]*([.B249]-[.B248])+0.5*[.E249]*([.B249]-[.B248])^2" office:value-type="float" office:value="10.24">
            <text:p>10.24</text:p>
          </table:table-cell>
          <table:table-cell table:formula="of:=[.D248]+[.E248]*([.B249]-[.B248])" office:value-type="float" office:value="243.2">
            <text:p>24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49]+[.$C$14]" office:value-type="float" office:value="0.924000000000001">
            <text:p>9.24E-001</text:p>
          </table:table-cell>
          <table:table-cell table:formula="of:=[.C249]+[.D250]*([.B250]-[.B249])+0.5*[.E250]*([.B250]-[.B249])^2" office:value-type="float" office:value="11.2896">
            <text:p>11.29</text:p>
          </table:table-cell>
          <table:table-cell table:formula="of:=[.D249]+[.E249]*([.B250]-[.B249])" office:value-type="float" office:value="256">
            <text:p>25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0]+[.$C$14]" office:value-type="float" office:value="0.928000000000001">
            <text:p>9.28E-001</text:p>
          </table:table-cell>
          <table:table-cell table:formula="of:=[.C250]+[.D251]*([.B251]-[.B250])+0.5*[.E251]*([.B251]-[.B250])^2" office:value-type="float" office:value="12.3904">
            <text:p>12.39</text:p>
          </table:table-cell>
          <table:table-cell table:formula="of:=[.D250]+[.E250]*([.B251]-[.B250])" office:value-type="float" office:value="268.8">
            <text:p>26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1]+[.$C$14]" office:value-type="float" office:value="0.932000000000001">
            <text:p>9.32E-001</text:p>
          </table:table-cell>
          <table:table-cell table:formula="of:=[.C251]+[.D252]*([.B252]-[.B251])+0.5*[.E252]*([.B252]-[.B251])^2" office:value-type="float" office:value="13.5424">
            <text:p>13.54</text:p>
          </table:table-cell>
          <table:table-cell table:formula="of:=[.D251]+[.E251]*([.B252]-[.B251])" office:value-type="float" office:value="281.6">
            <text:p>28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2]+[.$C$14]" office:value-type="float" office:value="0.936000000000001">
            <text:p>9.36E-001</text:p>
          </table:table-cell>
          <table:table-cell table:formula="of:=[.C252]+[.D253]*([.B253]-[.B252])+0.5*[.E253]*([.B253]-[.B252])^2" office:value-type="float" office:value="14.7456">
            <text:p>14.75</text:p>
          </table:table-cell>
          <table:table-cell table:formula="of:=[.D252]+[.E252]*([.B253]-[.B252])" office:value-type="float" office:value="294.4">
            <text:p>29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3]+[.$C$14]" office:value-type="float" office:value="0.940000000000001">
            <text:p>9.40E-001</text:p>
          </table:table-cell>
          <table:table-cell table:formula="of:=[.C253]+[.D254]*([.B254]-[.B253])+0.5*[.E254]*([.B254]-[.B253])^2" office:value-type="float" office:value="16">
            <text:p>16</text:p>
          </table:table-cell>
          <table:table-cell table:formula="of:=[.D253]+[.E253]*([.B254]-[.B253])" office:value-type="float" office:value="307.2">
            <text:p>30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4]+[.$C$14]" office:value-type="float" office:value="0.944000000000001">
            <text:p>9.44E-001</text:p>
          </table:table-cell>
          <table:table-cell table:formula="of:=[.C254]+[.D255]*([.B255]-[.B254])+0.5*[.E255]*([.B255]-[.B254])^2" office:value-type="float" office:value="17.3056">
            <text:p>17.31</text:p>
          </table:table-cell>
          <table:table-cell table:formula="of:=[.D254]+[.E254]*([.B255]-[.B254])" office:value-type="float" office:value="320">
            <text:p>32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5]+[.$C$14]" office:value-type="float" office:value="0.948000000000001">
            <text:p>9.48E-001</text:p>
          </table:table-cell>
          <table:table-cell table:formula="of:=[.C255]+[.D256]*([.B256]-[.B255])+0.5*[.E256]*([.B256]-[.B255])^2" office:value-type="float" office:value="18.6624">
            <text:p>18.66</text:p>
          </table:table-cell>
          <table:table-cell table:formula="of:=[.D255]+[.E255]*([.B256]-[.B255])" office:value-type="float" office:value="332.8">
            <text:p>33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6]+[.$C$14]" office:value-type="float" office:value="0.952000000000001">
            <text:p>9.52E-001</text:p>
          </table:table-cell>
          <table:table-cell table:formula="of:=[.C256]+[.D257]*([.B257]-[.B256])+0.5*[.E257]*([.B257]-[.B256])^2" office:value-type="float" office:value="20.0704">
            <text:p>20.07</text:p>
          </table:table-cell>
          <table:table-cell table:formula="of:=[.D256]+[.E256]*([.B257]-[.B256])" office:value-type="float" office:value="345.6">
            <text:p>34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7]+[.$C$14]" office:value-type="float" office:value="0.956000000000001">
            <text:p>9.56E-001</text:p>
          </table:table-cell>
          <table:table-cell table:formula="of:=[.C257]+[.D258]*([.B258]-[.B257])+0.5*[.E258]*([.B258]-[.B257])^2" office:value-type="float" office:value="21.5296">
            <text:p>21.53</text:p>
          </table:table-cell>
          <table:table-cell table:formula="of:=[.D257]+[.E257]*([.B258]-[.B257])" office:value-type="float" office:value="358.4">
            <text:p>35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8]+[.$C$14]" office:value-type="float" office:value="0.960000000000001">
            <text:p>9.60E-001</text:p>
          </table:table-cell>
          <table:table-cell table:formula="of:=[.C258]+[.D259]*([.B259]-[.B258])+0.5*[.E259]*([.B259]-[.B258])^2" office:value-type="float" office:value="23.04">
            <text:p>23.04</text:p>
          </table:table-cell>
          <table:table-cell table:formula="of:=[.D258]+[.E258]*([.B259]-[.B258])" office:value-type="float" office:value="371.2">
            <text:p>37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59]+[.$C$14]" office:value-type="float" office:value="0.964000000000001">
            <text:p>9.64E-001</text:p>
          </table:table-cell>
          <table:table-cell table:formula="of:=[.C259]+[.D260]*([.B260]-[.B259])+0.5*[.E260]*([.B260]-[.B259])^2" office:value-type="float" office:value="24.6016">
            <text:p>24.6</text:p>
          </table:table-cell>
          <table:table-cell table:formula="of:=[.D259]+[.E259]*([.B260]-[.B259])" office:value-type="float" office:value="384">
            <text:p>38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0]+[.$C$14]" office:value-type="float" office:value="0.968000000000001">
            <text:p>9.68E-001</text:p>
          </table:table-cell>
          <table:table-cell table:formula="of:=[.C260]+[.D261]*([.B261]-[.B260])+0.5*[.E261]*([.B261]-[.B260])^2" office:value-type="float" office:value="26.2144000000001">
            <text:p>26.21</text:p>
          </table:table-cell>
          <table:table-cell table:formula="of:=[.D260]+[.E260]*([.B261]-[.B260])" office:value-type="float" office:value="396.8">
            <text:p>39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1]+[.$C$14]" office:value-type="float" office:value="0.972000000000001">
            <text:p>9.72E-001</text:p>
          </table:table-cell>
          <table:table-cell table:formula="of:=[.C261]+[.D262]*([.B262]-[.B261])+0.5*[.E262]*([.B262]-[.B261])^2" office:value-type="float" office:value="27.8784000000001">
            <text:p>27.88</text:p>
          </table:table-cell>
          <table:table-cell table:formula="of:=[.D261]+[.E261]*([.B262]-[.B261])" office:value-type="float" office:value="409.6">
            <text:p>40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2]+[.$C$14]" office:value-type="float" office:value="0.976000000000001">
            <text:p>9.76E-001</text:p>
          </table:table-cell>
          <table:table-cell table:formula="of:=[.C262]+[.D263]*([.B263]-[.B262])+0.5*[.E263]*([.B263]-[.B262])^2" office:value-type="float" office:value="29.5936000000001">
            <text:p>29.59</text:p>
          </table:table-cell>
          <table:table-cell table:formula="of:=[.D262]+[.E262]*([.B263]-[.B262])" office:value-type="float" office:value="422.4">
            <text:p>42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3]+[.$C$14]" office:value-type="float" office:value="0.980000000000001">
            <text:p>9.80E-001</text:p>
          </table:table-cell>
          <table:table-cell table:formula="of:=[.C263]+[.D264]*([.B264]-[.B263])+0.5*[.E264]*([.B264]-[.B263])^2" office:value-type="float" office:value="31.3600000000001">
            <text:p>31.36</text:p>
          </table:table-cell>
          <table:table-cell table:formula="of:=[.D263]+[.E263]*([.B264]-[.B263])" office:value-type="float" office:value="435.2">
            <text:p>43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4]+[.$C$14]" office:value-type="float" office:value="0.984000000000001">
            <text:p>9.84E-001</text:p>
          </table:table-cell>
          <table:table-cell table:formula="of:=[.C264]+[.D265]*([.B265]-[.B264])+0.5*[.E265]*([.B265]-[.B264])^2" office:value-type="float" office:value="33.1776000000001">
            <text:p>33.18</text:p>
          </table:table-cell>
          <table:table-cell table:formula="of:=[.D264]+[.E264]*([.B265]-[.B264])" office:value-type="float" office:value="448">
            <text:p>44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5]+[.$C$14]" office:value-type="float" office:value="0.988000000000001">
            <text:p>9.88E-001</text:p>
          </table:table-cell>
          <table:table-cell table:formula="of:=[.C265]+[.D266]*([.B266]-[.B265])+0.5*[.E266]*([.B266]-[.B265])^2" office:value-type="float" office:value="35.0464000000001">
            <text:p>35.05</text:p>
          </table:table-cell>
          <table:table-cell table:formula="of:=[.D265]+[.E265]*([.B266]-[.B265])" office:value-type="float" office:value="460.8">
            <text:p>46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6]+[.$C$14]" office:value-type="float" office:value="0.992000000000001">
            <text:p>9.92E-001</text:p>
          </table:table-cell>
          <table:table-cell table:formula="of:=[.C266]+[.D267]*([.B267]-[.B266])+0.5*[.E267]*([.B267]-[.B266])^2" office:value-type="float" office:value="36.9664000000001">
            <text:p>36.97</text:p>
          </table:table-cell>
          <table:table-cell table:formula="of:=[.D266]+[.E266]*([.B267]-[.B266])" office:value-type="float" office:value="473.6">
            <text:p>47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7]+[.$C$14]" office:value-type="float" office:value="0.996000000000001">
            <text:p>9.96E-001</text:p>
          </table:table-cell>
          <table:table-cell table:formula="of:=[.C267]+[.D268]*([.B268]-[.B267])+0.5*[.E268]*([.B268]-[.B267])^2" office:value-type="float" office:value="38.9376000000001">
            <text:p>38.94</text:p>
          </table:table-cell>
          <table:table-cell table:formula="of:=[.D267]+[.E267]*([.B268]-[.B267])" office:value-type="float" office:value="486.4">
            <text:p>48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8]+[.$C$14]" office:value-type="float" office:value="1">
            <text:p>1.00E+000</text:p>
          </table:table-cell>
          <table:table-cell table:formula="of:=[.C268]+[.D269]*([.B269]-[.B268])+0.5*[.E269]*([.B269]-[.B268])^2" office:value-type="float" office:value="40.96">
            <text:p>40.96</text:p>
          </table:table-cell>
          <table:table-cell table:formula="of:=[.D268]+[.E268]*([.B269]-[.B268])" office:value-type="float" office:value="499.2">
            <text:p>49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69]+[.$C$14]" office:value-type="float" office:value="1.004">
            <text:p>1.00E+000</text:p>
          </table:table-cell>
          <table:table-cell table:formula="of:=[.C269]+[.D270]*([.B270]-[.B269])+0.5*[.E270]*([.B270]-[.B269])^2" office:value-type="float" office:value="43.0336">
            <text:p>43.03</text:p>
          </table:table-cell>
          <table:table-cell table:formula="of:=[.D269]+[.E269]*([.B270]-[.B269])" office:value-type="float" office:value="512">
            <text:p>51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0]+[.$C$14]" office:value-type="float" office:value="1.008">
            <text:p>1.01E+000</text:p>
          </table:table-cell>
          <table:table-cell table:formula="of:=[.C270]+[.D271]*([.B271]-[.B270])+0.5*[.E271]*([.B271]-[.B270])^2" office:value-type="float" office:value="45.1584">
            <text:p>45.16</text:p>
          </table:table-cell>
          <table:table-cell table:formula="of:=[.D270]+[.E270]*([.B271]-[.B270])" office:value-type="float" office:value="524.8">
            <text:p>52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1]+[.$C$14]" office:value-type="float" office:value="1.012">
            <text:p>1.01E+000</text:p>
          </table:table-cell>
          <table:table-cell table:formula="of:=[.C271]+[.D272]*([.B272]-[.B271])+0.5*[.E272]*([.B272]-[.B271])^2" office:value-type="float" office:value="47.3344">
            <text:p>47.33</text:p>
          </table:table-cell>
          <table:table-cell table:formula="of:=[.D271]+[.E271]*([.B272]-[.B271])" office:value-type="float" office:value="537.6">
            <text:p>53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2]+[.$C$14]" office:value-type="float" office:value="1.016">
            <text:p>1.02E+000</text:p>
          </table:table-cell>
          <table:table-cell table:formula="of:=[.C272]+[.D273]*([.B273]-[.B272])+0.5*[.E273]*([.B273]-[.B272])^2" office:value-type="float" office:value="49.5616">
            <text:p>49.56</text:p>
          </table:table-cell>
          <table:table-cell table:formula="of:=[.D272]+[.E272]*([.B273]-[.B272])" office:value-type="float" office:value="550.4">
            <text:p>55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3]+[.$C$14]" office:value-type="float" office:value="1.02">
            <text:p>1.02E+000</text:p>
          </table:table-cell>
          <table:table-cell table:formula="of:=[.C273]+[.D274]*([.B274]-[.B273])+0.5*[.E274]*([.B274]-[.B273])^2" office:value-type="float" office:value="51.84">
            <text:p>51.84</text:p>
          </table:table-cell>
          <table:table-cell table:formula="of:=[.D273]+[.E273]*([.B274]-[.B273])" office:value-type="float" office:value="563.2">
            <text:p>56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4]+[.$C$14]" office:value-type="float" office:value="1.024">
            <text:p>1.02E+000</text:p>
          </table:table-cell>
          <table:table-cell table:formula="of:=[.C274]+[.D275]*([.B275]-[.B274])+0.5*[.E275]*([.B275]-[.B274])^2" office:value-type="float" office:value="54.1696">
            <text:p>54.17</text:p>
          </table:table-cell>
          <table:table-cell table:formula="of:=[.D274]+[.E274]*([.B275]-[.B274])" office:value-type="float" office:value="576">
            <text:p>57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5]+[.$C$14]" office:value-type="float" office:value="1.028">
            <text:p>1.03E+000</text:p>
          </table:table-cell>
          <table:table-cell table:formula="of:=[.C275]+[.D276]*([.B276]-[.B275])+0.5*[.E276]*([.B276]-[.B275])^2" office:value-type="float" office:value="56.5504">
            <text:p>56.55</text:p>
          </table:table-cell>
          <table:table-cell table:formula="of:=[.D275]+[.E275]*([.B276]-[.B275])" office:value-type="float" office:value="588.8">
            <text:p>58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6]+[.$C$14]" office:value-type="float" office:value="1.032">
            <text:p>1.03E+000</text:p>
          </table:table-cell>
          <table:table-cell table:formula="of:=[.C276]+[.D277]*([.B277]-[.B276])+0.5*[.E277]*([.B277]-[.B276])^2" office:value-type="float" office:value="58.9824">
            <text:p>58.98</text:p>
          </table:table-cell>
          <table:table-cell table:formula="of:=[.D276]+[.E276]*([.B277]-[.B276])" office:value-type="float" office:value="601.6">
            <text:p>60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7]+[.$C$14]" office:value-type="float" office:value="1.036">
            <text:p>1.04E+000</text:p>
          </table:table-cell>
          <table:table-cell table:formula="of:=[.C277]+[.D278]*([.B278]-[.B277])+0.5*[.E278]*([.B278]-[.B277])^2" office:value-type="float" office:value="61.4656">
            <text:p>61.47</text:p>
          </table:table-cell>
          <table:table-cell table:formula="of:=[.D277]+[.E277]*([.B278]-[.B277])" office:value-type="float" office:value="614.4">
            <text:p>61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8]+[.$C$14]" office:value-type="float" office:value="1.04">
            <text:p>1.04E+000</text:p>
          </table:table-cell>
          <table:table-cell table:formula="of:=[.C278]+[.D279]*([.B279]-[.B278])+0.5*[.E279]*([.B279]-[.B278])^2" office:value-type="float" office:value="64">
            <text:p>64</text:p>
          </table:table-cell>
          <table:table-cell table:formula="of:=[.D278]+[.E278]*([.B279]-[.B278])" office:value-type="float" office:value="627.2">
            <text:p>62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79]+[.$C$14]" office:value-type="float" office:value="1.044">
            <text:p>1.04E+000</text:p>
          </table:table-cell>
          <table:table-cell table:formula="of:=[.C279]+[.D280]*([.B280]-[.B279])+0.5*[.E280]*([.B280]-[.B279])^2" office:value-type="float" office:value="66.5856">
            <text:p>66.59</text:p>
          </table:table-cell>
          <table:table-cell table:formula="of:=[.D279]+[.E279]*([.B280]-[.B279])" office:value-type="float" office:value="640">
            <text:p>64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0]+[.$C$14]" office:value-type="float" office:value="1.048">
            <text:p>1.05E+000</text:p>
          </table:table-cell>
          <table:table-cell table:formula="of:=[.C280]+[.D281]*([.B281]-[.B280])+0.5*[.E281]*([.B281]-[.B280])^2" office:value-type="float" office:value="69.2224">
            <text:p>69.22</text:p>
          </table:table-cell>
          <table:table-cell table:formula="of:=[.D280]+[.E280]*([.B281]-[.B280])" office:value-type="float" office:value="652.8">
            <text:p>65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1]+[.$C$14]" office:value-type="float" office:value="1.052">
            <text:p>1.05E+000</text:p>
          </table:table-cell>
          <table:table-cell table:formula="of:=[.C281]+[.D282]*([.B282]-[.B281])+0.5*[.E282]*([.B282]-[.B281])^2" office:value-type="float" office:value="71.9104">
            <text:p>71.91</text:p>
          </table:table-cell>
          <table:table-cell table:formula="of:=[.D281]+[.E281]*([.B282]-[.B281])" office:value-type="float" office:value="665.6">
            <text:p>66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2]+[.$C$14]" office:value-type="float" office:value="1.056">
            <text:p>1.06E+000</text:p>
          </table:table-cell>
          <table:table-cell table:formula="of:=[.C282]+[.D283]*([.B283]-[.B282])+0.5*[.E283]*([.B283]-[.B282])^2" office:value-type="float" office:value="74.6496">
            <text:p>74.65</text:p>
          </table:table-cell>
          <table:table-cell table:formula="of:=[.D282]+[.E282]*([.B283]-[.B282])" office:value-type="float" office:value="678.4">
            <text:p>67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3]+[.$C$14]" office:value-type="float" office:value="1.06">
            <text:p>1.06E+000</text:p>
          </table:table-cell>
          <table:table-cell table:formula="of:=[.C283]+[.D284]*([.B284]-[.B283])+0.5*[.E284]*([.B284]-[.B283])^2" office:value-type="float" office:value="77.44">
            <text:p>77.44</text:p>
          </table:table-cell>
          <table:table-cell table:formula="of:=[.D283]+[.E283]*([.B284]-[.B283])" office:value-type="float" office:value="691.2">
            <text:p>69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4]+[.$C$14]" office:value-type="float" office:value="1.064">
            <text:p>1.06E+000</text:p>
          </table:table-cell>
          <table:table-cell table:formula="of:=[.C284]+[.D285]*([.B285]-[.B284])+0.5*[.E285]*([.B285]-[.B284])^2" office:value-type="float" office:value="80.2816">
            <text:p>80.28</text:p>
          </table:table-cell>
          <table:table-cell table:formula="of:=[.D284]+[.E284]*([.B285]-[.B284])" office:value-type="float" office:value="704">
            <text:p>70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5]+[.$C$14]" office:value-type="float" office:value="1.068">
            <text:p>1.07E+000</text:p>
          </table:table-cell>
          <table:table-cell table:formula="of:=[.C285]+[.D286]*([.B286]-[.B285])+0.5*[.E286]*([.B286]-[.B285])^2" office:value-type="float" office:value="83.1744">
            <text:p>83.17</text:p>
          </table:table-cell>
          <table:table-cell table:formula="of:=[.D285]+[.E285]*([.B286]-[.B285])" office:value-type="float" office:value="716.8">
            <text:p>71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6]+[.$C$14]" office:value-type="float" office:value="1.072">
            <text:p>1.07E+000</text:p>
          </table:table-cell>
          <table:table-cell table:formula="of:=[.C286]+[.D287]*([.B287]-[.B286])+0.5*[.E287]*([.B287]-[.B286])^2" office:value-type="float" office:value="86.1184">
            <text:p>86.12</text:p>
          </table:table-cell>
          <table:table-cell table:formula="of:=[.D286]+[.E286]*([.B287]-[.B286])" office:value-type="float" office:value="729.6">
            <text:p>72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7]+[.$C$14]" office:value-type="float" office:value="1.076">
            <text:p>1.08E+000</text:p>
          </table:table-cell>
          <table:table-cell table:formula="of:=[.C287]+[.D288]*([.B288]-[.B287])+0.5*[.E288]*([.B288]-[.B287])^2" office:value-type="float" office:value="89.1136">
            <text:p>89.11</text:p>
          </table:table-cell>
          <table:table-cell table:formula="of:=[.D287]+[.E287]*([.B288]-[.B287])" office:value-type="float" office:value="742.399999999999">
            <text:p>74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8]+[.$C$14]" office:value-type="float" office:value="1.08">
            <text:p>1.08E+000</text:p>
          </table:table-cell>
          <table:table-cell table:formula="of:=[.C288]+[.D289]*([.B289]-[.B288])+0.5*[.E289]*([.B289]-[.B288])^2" office:value-type="float" office:value="92.16">
            <text:p>92.16</text:p>
          </table:table-cell>
          <table:table-cell table:formula="of:=[.D288]+[.E288]*([.B289]-[.B288])" office:value-type="float" office:value="755.199999999999">
            <text:p>75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89]+[.$C$14]" office:value-type="float" office:value="1.084">
            <text:p>1.08E+000</text:p>
          </table:table-cell>
          <table:table-cell table:formula="of:=[.C289]+[.D290]*([.B290]-[.B289])+0.5*[.E290]*([.B290]-[.B289])^2" office:value-type="float" office:value="95.2576">
            <text:p>95.26</text:p>
          </table:table-cell>
          <table:table-cell table:formula="of:=[.D289]+[.E289]*([.B290]-[.B289])" office:value-type="float" office:value="767.999999999999">
            <text:p>76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0]+[.$C$14]" office:value-type="float" office:value="1.088">
            <text:p>1.09E+000</text:p>
          </table:table-cell>
          <table:table-cell table:formula="of:=[.C290]+[.D291]*([.B291]-[.B290])+0.5*[.E291]*([.B291]-[.B290])^2" office:value-type="float" office:value="98.4064">
            <text:p>98.41</text:p>
          </table:table-cell>
          <table:table-cell table:formula="of:=[.D290]+[.E290]*([.B291]-[.B290])" office:value-type="float" office:value="780.799999999999">
            <text:p>78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1]+[.$C$14]" office:value-type="float" office:value="1.092">
            <text:p>1.09E+000</text:p>
          </table:table-cell>
          <table:table-cell table:formula="of:=[.C291]+[.D292]*([.B292]-[.B291])+0.5*[.E292]*([.B292]-[.B291])^2" office:value-type="float" office:value="101.6064">
            <text:p>101.61</text:p>
          </table:table-cell>
          <table:table-cell table:formula="of:=[.D291]+[.E291]*([.B292]-[.B291])" office:value-type="float" office:value="793.599999999999">
            <text:p>79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2]+[.$C$14]" office:value-type="float" office:value="1.096">
            <text:p>1.10E+000</text:p>
          </table:table-cell>
          <table:table-cell table:formula="of:=[.C292]+[.D293]*([.B293]-[.B292])+0.5*[.E293]*([.B293]-[.B292])^2" office:value-type="float" office:value="104.8576">
            <text:p>104.86</text:p>
          </table:table-cell>
          <table:table-cell table:formula="of:=[.D292]+[.E292]*([.B293]-[.B292])" office:value-type="float" office:value="806.399999999999">
            <text:p>80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3]+[.$C$14]" office:value-type="float" office:value="1.1">
            <text:p>1.10E+000</text:p>
          </table:table-cell>
          <table:table-cell table:formula="of:=[.C293]+[.D294]*([.B294]-[.B293])+0.5*[.E294]*([.B294]-[.B293])^2" office:value-type="float" office:value="108.16">
            <text:p>108.16</text:p>
          </table:table-cell>
          <table:table-cell table:formula="of:=[.D293]+[.E293]*([.B294]-[.B293])" office:value-type="float" office:value="819.199999999999">
            <text:p>81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4]+[.$C$14]" office:value-type="float" office:value="1.104">
            <text:p>1.10E+000</text:p>
          </table:table-cell>
          <table:table-cell table:formula="of:=[.C294]+[.D295]*([.B295]-[.B294])+0.5*[.E295]*([.B295]-[.B294])^2" office:value-type="float" office:value="111.5136">
            <text:p>111.51</text:p>
          </table:table-cell>
          <table:table-cell table:formula="of:=[.D294]+[.E294]*([.B295]-[.B294])" office:value-type="float" office:value="831.999999999999">
            <text:p>83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5]+[.$C$14]" office:value-type="float" office:value="1.108">
            <text:p>1.11E+000</text:p>
          </table:table-cell>
          <table:table-cell table:formula="of:=[.C295]+[.D296]*([.B296]-[.B295])+0.5*[.E296]*([.B296]-[.B295])^2" office:value-type="float" office:value="114.9184">
            <text:p>114.92</text:p>
          </table:table-cell>
          <table:table-cell table:formula="of:=[.D295]+[.E295]*([.B296]-[.B295])" office:value-type="float" office:value="844.799999999999">
            <text:p>84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6]+[.$C$14]" office:value-type="float" office:value="1.112">
            <text:p>1.11E+000</text:p>
          </table:table-cell>
          <table:table-cell table:formula="of:=[.C296]+[.D297]*([.B297]-[.B296])+0.5*[.E297]*([.B297]-[.B296])^2" office:value-type="float" office:value="118.3744">
            <text:p>118.37</text:p>
          </table:table-cell>
          <table:table-cell table:formula="of:=[.D296]+[.E296]*([.B297]-[.B296])" office:value-type="float" office:value="857.599999999999">
            <text:p>85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7]+[.$C$14]" office:value-type="float" office:value="1.116">
            <text:p>1.12E+000</text:p>
          </table:table-cell>
          <table:table-cell table:formula="of:=[.C297]+[.D298]*([.B298]-[.B297])+0.5*[.E298]*([.B298]-[.B297])^2" office:value-type="float" office:value="121.8816">
            <text:p>121.88</text:p>
          </table:table-cell>
          <table:table-cell table:formula="of:=[.D297]+[.E297]*([.B298]-[.B297])" office:value-type="float" office:value="870.399999999999">
            <text:p>87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8]+[.$C$14]" office:value-type="float" office:value="1.12">
            <text:p>1.12E+000</text:p>
          </table:table-cell>
          <table:table-cell table:formula="of:=[.C298]+[.D299]*([.B299]-[.B298])+0.5*[.E299]*([.B299]-[.B298])^2" office:value-type="float" office:value="125.44">
            <text:p>125.44</text:p>
          </table:table-cell>
          <table:table-cell table:formula="of:=[.D298]+[.E298]*([.B299]-[.B298])" office:value-type="float" office:value="883.199999999999">
            <text:p>88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299]+[.$C$14]" office:value-type="float" office:value="1.124">
            <text:p>1.12E+000</text:p>
          </table:table-cell>
          <table:table-cell table:formula="of:=[.C299]+[.D300]*([.B300]-[.B299])+0.5*[.E300]*([.B300]-[.B299])^2" office:value-type="float" office:value="129.0496">
            <text:p>129.05</text:p>
          </table:table-cell>
          <table:table-cell table:formula="of:=[.D299]+[.E299]*([.B300]-[.B299])" office:value-type="float" office:value="895.999999999999">
            <text:p>89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0]+[.$C$14]" office:value-type="float" office:value="1.128">
            <text:p>1.13E+000</text:p>
          </table:table-cell>
          <table:table-cell table:formula="of:=[.C300]+[.D301]*([.B301]-[.B300])+0.5*[.E301]*([.B301]-[.B300])^2" office:value-type="float" office:value="132.7104">
            <text:p>132.71</text:p>
          </table:table-cell>
          <table:table-cell table:formula="of:=[.D300]+[.E300]*([.B301]-[.B300])" office:value-type="float" office:value="908.799999999999">
            <text:p>90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1]+[.$C$14]" office:value-type="float" office:value="1.132">
            <text:p>1.13E+000</text:p>
          </table:table-cell>
          <table:table-cell table:formula="of:=[.C301]+[.D302]*([.B302]-[.B301])+0.5*[.E302]*([.B302]-[.B301])^2" office:value-type="float" office:value="136.4224">
            <text:p>136.42</text:p>
          </table:table-cell>
          <table:table-cell table:formula="of:=[.D301]+[.E301]*([.B302]-[.B301])" office:value-type="float" office:value="921.599999999999">
            <text:p>92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2]+[.$C$14]" office:value-type="float" office:value="1.136">
            <text:p>1.14E+000</text:p>
          </table:table-cell>
          <table:table-cell table:formula="of:=[.C302]+[.D303]*([.B303]-[.B302])+0.5*[.E303]*([.B303]-[.B302])^2" office:value-type="float" office:value="140.1856">
            <text:p>140.19</text:p>
          </table:table-cell>
          <table:table-cell table:formula="of:=[.D302]+[.E302]*([.B303]-[.B302])" office:value-type="float" office:value="934.399999999999">
            <text:p>93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3]+[.$C$14]" office:value-type="float" office:value="1.14">
            <text:p>1.14E+000</text:p>
          </table:table-cell>
          <table:table-cell table:formula="of:=[.C303]+[.D304]*([.B304]-[.B303])+0.5*[.E304]*([.B304]-[.B303])^2" office:value-type="float" office:value="144">
            <text:p>144</text:p>
          </table:table-cell>
          <table:table-cell table:formula="of:=[.D303]+[.E303]*([.B304]-[.B303])" office:value-type="float" office:value="947.199999999999">
            <text:p>94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4]+[.$C$14]" office:value-type="float" office:value="1.144">
            <text:p>1.14E+000</text:p>
          </table:table-cell>
          <table:table-cell table:formula="of:=[.C304]+[.D305]*([.B305]-[.B304])+0.5*[.E305]*([.B305]-[.B304])^2" office:value-type="float" office:value="147.8656">
            <text:p>147.87</text:p>
          </table:table-cell>
          <table:table-cell table:formula="of:=[.D304]+[.E304]*([.B305]-[.B304])" office:value-type="float" office:value="959.999999999999">
            <text:p>96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5]+[.$C$14]" office:value-type="float" office:value="1.148">
            <text:p>1.15E+000</text:p>
          </table:table-cell>
          <table:table-cell table:formula="of:=[.C305]+[.D306]*([.B306]-[.B305])+0.5*[.E306]*([.B306]-[.B305])^2" office:value-type="float" office:value="151.7824">
            <text:p>151.78</text:p>
          </table:table-cell>
          <table:table-cell table:formula="of:=[.D305]+[.E305]*([.B306]-[.B305])" office:value-type="float" office:value="972.799999999999">
            <text:p>97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6]+[.$C$14]" office:value-type="float" office:value="1.152">
            <text:p>1.15E+000</text:p>
          </table:table-cell>
          <table:table-cell table:formula="of:=[.C306]+[.D307]*([.B307]-[.B306])+0.5*[.E307]*([.B307]-[.B306])^2" office:value-type="float" office:value="155.7504">
            <text:p>155.75</text:p>
          </table:table-cell>
          <table:table-cell table:formula="of:=[.D306]+[.E306]*([.B307]-[.B306])" office:value-type="float" office:value="985.599999999999">
            <text:p>98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7]+[.$C$14]" office:value-type="float" office:value="1.156">
            <text:p>1.16E+000</text:p>
          </table:table-cell>
          <table:table-cell table:formula="of:=[.C307]+[.D308]*([.B308]-[.B307])+0.5*[.E308]*([.B308]-[.B307])^2" office:value-type="float" office:value="159.7696">
            <text:p>159.77</text:p>
          </table:table-cell>
          <table:table-cell table:formula="of:=[.D307]+[.E307]*([.B308]-[.B307])" office:value-type="float" office:value="998.399999999999">
            <text:p>99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8]+[.$C$14]" office:value-type="float" office:value="1.16">
            <text:p>1.16E+000</text:p>
          </table:table-cell>
          <table:table-cell table:formula="of:=[.C308]+[.D309]*([.B309]-[.B308])+0.5*[.E309]*([.B309]-[.B308])^2" office:value-type="float" office:value="163.84">
            <text:p>163.84</text:p>
          </table:table-cell>
          <table:table-cell table:formula="of:=[.D308]+[.E308]*([.B309]-[.B308])" office:value-type="float" office:value="1011.2">
            <text:p>101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09]+[.$C$14]" office:value-type="float" office:value="1.164">
            <text:p>1.16E+000</text:p>
          </table:table-cell>
          <table:table-cell table:formula="of:=[.C309]+[.D310]*([.B310]-[.B309])+0.5*[.E310]*([.B310]-[.B309])^2" office:value-type="float" office:value="167.9616">
            <text:p>167.96</text:p>
          </table:table-cell>
          <table:table-cell table:formula="of:=[.D309]+[.E309]*([.B310]-[.B309])" office:value-type="float" office:value="1024">
            <text:p>102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0]+[.$C$14]" office:value-type="float" office:value="1.168">
            <text:p>1.17E+000</text:p>
          </table:table-cell>
          <table:table-cell table:formula="of:=[.C310]+[.D311]*([.B311]-[.B310])+0.5*[.E311]*([.B311]-[.B310])^2" office:value-type="float" office:value="172.1344">
            <text:p>172.13</text:p>
          </table:table-cell>
          <table:table-cell table:formula="of:=[.D310]+[.E310]*([.B311]-[.B310])" office:value-type="float" office:value="1036.8">
            <text:p>103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1]+[.$C$14]" office:value-type="float" office:value="1.172">
            <text:p>1.17E+000</text:p>
          </table:table-cell>
          <table:table-cell table:formula="of:=[.C311]+[.D312]*([.B312]-[.B311])+0.5*[.E312]*([.B312]-[.B311])^2" office:value-type="float" office:value="176.3584">
            <text:p>176.36</text:p>
          </table:table-cell>
          <table:table-cell table:formula="of:=[.D311]+[.E311]*([.B312]-[.B311])" office:value-type="float" office:value="1049.6">
            <text:p>104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2]+[.$C$14]" office:value-type="float" office:value="1.176">
            <text:p>1.18E+000</text:p>
          </table:table-cell>
          <table:table-cell table:formula="of:=[.C312]+[.D313]*([.B313]-[.B312])+0.5*[.E313]*([.B313]-[.B312])^2" office:value-type="float" office:value="180.6336">
            <text:p>180.63</text:p>
          </table:table-cell>
          <table:table-cell table:formula="of:=[.D312]+[.E312]*([.B313]-[.B312])" office:value-type="float" office:value="1062.4">
            <text:p>106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3]+[.$C$14]" office:value-type="float" office:value="1.18">
            <text:p>1.18E+000</text:p>
          </table:table-cell>
          <table:table-cell table:formula="of:=[.C313]+[.D314]*([.B314]-[.B313])+0.5*[.E314]*([.B314]-[.B313])^2" office:value-type="float" office:value="184.96">
            <text:p>184.96</text:p>
          </table:table-cell>
          <table:table-cell table:formula="of:=[.D313]+[.E313]*([.B314]-[.B313])" office:value-type="float" office:value="1075.2">
            <text:p>107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4]+[.$C$14]" office:value-type="float" office:value="1.184">
            <text:p>1.18E+000</text:p>
          </table:table-cell>
          <table:table-cell table:formula="of:=[.C314]+[.D315]*([.B315]-[.B314])+0.5*[.E315]*([.B315]-[.B314])^2" office:value-type="float" office:value="189.3376">
            <text:p>189.34</text:p>
          </table:table-cell>
          <table:table-cell table:formula="of:=[.D314]+[.E314]*([.B315]-[.B314])" office:value-type="float" office:value="1088">
            <text:p>108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5]+[.$C$14]" office:value-type="float" office:value="1.188">
            <text:p>1.19E+000</text:p>
          </table:table-cell>
          <table:table-cell table:formula="of:=[.C315]+[.D316]*([.B316]-[.B315])+0.5*[.E316]*([.B316]-[.B315])^2" office:value-type="float" office:value="193.7664">
            <text:p>193.77</text:p>
          </table:table-cell>
          <table:table-cell table:formula="of:=[.D315]+[.E315]*([.B316]-[.B315])" office:value-type="float" office:value="1100.8">
            <text:p>110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6]+[.$C$14]" office:value-type="float" office:value="1.192">
            <text:p>1.19E+000</text:p>
          </table:table-cell>
          <table:table-cell table:formula="of:=[.C316]+[.D317]*([.B317]-[.B316])+0.5*[.E317]*([.B317]-[.B316])^2" office:value-type="float" office:value="198.2464">
            <text:p>198.25</text:p>
          </table:table-cell>
          <table:table-cell table:formula="of:=[.D316]+[.E316]*([.B317]-[.B316])" office:value-type="float" office:value="1113.6">
            <text:p>111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7]+[.$C$14]" office:value-type="float" office:value="1.196">
            <text:p>1.20E+000</text:p>
          </table:table-cell>
          <table:table-cell table:formula="of:=[.C317]+[.D318]*([.B318]-[.B317])+0.5*[.E318]*([.B318]-[.B317])^2" office:value-type="float" office:value="202.7776">
            <text:p>202.78</text:p>
          </table:table-cell>
          <table:table-cell table:formula="of:=[.D317]+[.E317]*([.B318]-[.B317])" office:value-type="float" office:value="1126.4">
            <text:p>112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8]+[.$C$14]" office:value-type="float" office:value="1.2">
            <text:p>1.20E+000</text:p>
          </table:table-cell>
          <table:table-cell table:formula="of:=[.C318]+[.D319]*([.B319]-[.B318])+0.5*[.E319]*([.B319]-[.B318])^2" office:value-type="float" office:value="207.36">
            <text:p>207.36</text:p>
          </table:table-cell>
          <table:table-cell table:formula="of:=[.D318]+[.E318]*([.B319]-[.B318])" office:value-type="float" office:value="1139.2">
            <text:p>113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19]+[.$C$14]" office:value-type="float" office:value="1.204">
            <text:p>1.20E+000</text:p>
          </table:table-cell>
          <table:table-cell table:formula="of:=[.C319]+[.D320]*([.B320]-[.B319])+0.5*[.E320]*([.B320]-[.B319])^2" office:value-type="float" office:value="211.9936">
            <text:p>211.99</text:p>
          </table:table-cell>
          <table:table-cell table:formula="of:=[.D319]+[.E319]*([.B320]-[.B319])" office:value-type="float" office:value="1152">
            <text:p>115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0]+[.$C$14]" office:value-type="float" office:value="1.208">
            <text:p>1.21E+000</text:p>
          </table:table-cell>
          <table:table-cell table:formula="of:=[.C320]+[.D321]*([.B321]-[.B320])+0.5*[.E321]*([.B321]-[.B320])^2" office:value-type="float" office:value="216.6784">
            <text:p>216.68</text:p>
          </table:table-cell>
          <table:table-cell table:formula="of:=[.D320]+[.E320]*([.B321]-[.B320])" office:value-type="float" office:value="1164.8">
            <text:p>116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1]+[.$C$14]" office:value-type="float" office:value="1.212">
            <text:p>1.21E+000</text:p>
          </table:table-cell>
          <table:table-cell table:formula="of:=[.C321]+[.D322]*([.B322]-[.B321])+0.5*[.E322]*([.B322]-[.B321])^2" office:value-type="float" office:value="221.4144">
            <text:p>221.41</text:p>
          </table:table-cell>
          <table:table-cell table:formula="of:=[.D321]+[.E321]*([.B322]-[.B321])" office:value-type="float" office:value="1177.6">
            <text:p>117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2]+[.$C$14]" office:value-type="float" office:value="1.216">
            <text:p>1.22E+000</text:p>
          </table:table-cell>
          <table:table-cell table:formula="of:=[.C322]+[.D323]*([.B323]-[.B322])+0.5*[.E323]*([.B323]-[.B322])^2" office:value-type="float" office:value="226.2016">
            <text:p>226.2</text:p>
          </table:table-cell>
          <table:table-cell table:formula="of:=[.D322]+[.E322]*([.B323]-[.B322])" office:value-type="float" office:value="1190.4">
            <text:p>119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3]+[.$C$14]" office:value-type="float" office:value="1.22">
            <text:p>1.22E+000</text:p>
          </table:table-cell>
          <table:table-cell table:formula="of:=[.C323]+[.D324]*([.B324]-[.B323])+0.5*[.E324]*([.B324]-[.B323])^2" office:value-type="float" office:value="231.04">
            <text:p>231.04</text:p>
          </table:table-cell>
          <table:table-cell table:formula="of:=[.D323]+[.E323]*([.B324]-[.B323])" office:value-type="float" office:value="1203.2">
            <text:p>120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4]+[.$C$14]" office:value-type="float" office:value="1.224">
            <text:p>1.22E+000</text:p>
          </table:table-cell>
          <table:table-cell table:formula="of:=[.C324]+[.D325]*([.B325]-[.B324])+0.5*[.E325]*([.B325]-[.B324])^2" office:value-type="float" office:value="235.9296">
            <text:p>235.93</text:p>
          </table:table-cell>
          <table:table-cell table:formula="of:=[.D324]+[.E324]*([.B325]-[.B324])" office:value-type="float" office:value="1216">
            <text:p>121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5]+[.$C$14]" office:value-type="float" office:value="1.228">
            <text:p>1.23E+000</text:p>
          </table:table-cell>
          <table:table-cell table:formula="of:=[.C325]+[.D326]*([.B326]-[.B325])+0.5*[.E326]*([.B326]-[.B325])^2" office:value-type="float" office:value="240.8704">
            <text:p>240.87</text:p>
          </table:table-cell>
          <table:table-cell table:formula="of:=[.D325]+[.E325]*([.B326]-[.B325])" office:value-type="float" office:value="1228.8">
            <text:p>122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6]+[.$C$14]" office:value-type="float" office:value="1.232">
            <text:p>1.23E+000</text:p>
          </table:table-cell>
          <table:table-cell table:formula="of:=[.C326]+[.D327]*([.B327]-[.B326])+0.5*[.E327]*([.B327]-[.B326])^2" office:value-type="float" office:value="245.8624">
            <text:p>245.86</text:p>
          </table:table-cell>
          <table:table-cell table:formula="of:=[.D326]+[.E326]*([.B327]-[.B326])" office:value-type="float" office:value="1241.6">
            <text:p>124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7]+[.$C$14]" office:value-type="float" office:value="1.236">
            <text:p>1.24E+000</text:p>
          </table:table-cell>
          <table:table-cell table:formula="of:=[.C327]+[.D328]*([.B328]-[.B327])+0.5*[.E328]*([.B328]-[.B327])^2" office:value-type="float" office:value="250.9056">
            <text:p>250.91</text:p>
          </table:table-cell>
          <table:table-cell table:formula="of:=[.D327]+[.E327]*([.B328]-[.B327])" office:value-type="float" office:value="1254.4">
            <text:p>125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8]+[.$C$14]" office:value-type="float" office:value="1.24">
            <text:p>1.24E+000</text:p>
          </table:table-cell>
          <table:table-cell table:formula="of:=[.C328]+[.D329]*([.B329]-[.B328])+0.5*[.E329]*([.B329]-[.B328])^2" office:value-type="float" office:value="256">
            <text:p>256</text:p>
          </table:table-cell>
          <table:table-cell table:formula="of:=[.D328]+[.E328]*([.B329]-[.B328])" office:value-type="float" office:value="1267.2">
            <text:p>126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29]+[.$C$14]" office:value-type="float" office:value="1.244">
            <text:p>1.24E+000</text:p>
          </table:table-cell>
          <table:table-cell table:formula="of:=[.C329]+[.D330]*([.B330]-[.B329])+0.5*[.E330]*([.B330]-[.B329])^2" office:value-type="float" office:value="261.1456">
            <text:p>261.15</text:p>
          </table:table-cell>
          <table:table-cell table:formula="of:=[.D329]+[.E329]*([.B330]-[.B329])" office:value-type="float" office:value="1280">
            <text:p>128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0]+[.$C$14]" office:value-type="float" office:value="1.248">
            <text:p>1.25E+000</text:p>
          </table:table-cell>
          <table:table-cell table:formula="of:=[.C330]+[.D331]*([.B331]-[.B330])+0.5*[.E331]*([.B331]-[.B330])^2" office:value-type="float" office:value="266.3424">
            <text:p>266.34</text:p>
          </table:table-cell>
          <table:table-cell table:formula="of:=[.D330]+[.E330]*([.B331]-[.B330])" office:value-type="float" office:value="1292.8">
            <text:p>129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1]+[.$C$14]" office:value-type="float" office:value="1.252">
            <text:p>1.25E+000</text:p>
          </table:table-cell>
          <table:table-cell table:formula="of:=[.C331]+[.D332]*([.B332]-[.B331])+0.5*[.E332]*([.B332]-[.B331])^2" office:value-type="float" office:value="271.5904">
            <text:p>271.59</text:p>
          </table:table-cell>
          <table:table-cell table:formula="of:=[.D331]+[.E331]*([.B332]-[.B331])" office:value-type="float" office:value="1305.6">
            <text:p>130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2]+[.$C$14]" office:value-type="float" office:value="1.256">
            <text:p>1.26E+000</text:p>
          </table:table-cell>
          <table:table-cell table:formula="of:=[.C332]+[.D333]*([.B333]-[.B332])+0.5*[.E333]*([.B333]-[.B332])^2" office:value-type="float" office:value="276.8896">
            <text:p>276.89</text:p>
          </table:table-cell>
          <table:table-cell table:formula="of:=[.D332]+[.E332]*([.B333]-[.B332])" office:value-type="float" office:value="1318.4">
            <text:p>131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3]+[.$C$14]" office:value-type="float" office:value="1.26">
            <text:p>1.26E+000</text:p>
          </table:table-cell>
          <table:table-cell table:formula="of:=[.C333]+[.D334]*([.B334]-[.B333])+0.5*[.E334]*([.B334]-[.B333])^2" office:value-type="float" office:value="282.24">
            <text:p>282.24</text:p>
          </table:table-cell>
          <table:table-cell table:formula="of:=[.D333]+[.E333]*([.B334]-[.B333])" office:value-type="float" office:value="1331.2">
            <text:p>133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4]+[.$C$14]" office:value-type="float" office:value="1.264">
            <text:p>1.26E+000</text:p>
          </table:table-cell>
          <table:table-cell table:formula="of:=[.C334]+[.D335]*([.B335]-[.B334])+0.5*[.E335]*([.B335]-[.B334])^2" office:value-type="float" office:value="287.6416">
            <text:p>287.64</text:p>
          </table:table-cell>
          <table:table-cell table:formula="of:=[.D334]+[.E334]*([.B335]-[.B334])" office:value-type="float" office:value="1344">
            <text:p>134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5]+[.$C$14]" office:value-type="float" office:value="1.268">
            <text:p>1.27E+000</text:p>
          </table:table-cell>
          <table:table-cell table:formula="of:=[.C335]+[.D336]*([.B336]-[.B335])+0.5*[.E336]*([.B336]-[.B335])^2" office:value-type="float" office:value="293.0944">
            <text:p>293.09</text:p>
          </table:table-cell>
          <table:table-cell table:formula="of:=[.D335]+[.E335]*([.B336]-[.B335])" office:value-type="float" office:value="1356.8">
            <text:p>135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6]+[.$C$14]" office:value-type="float" office:value="1.272">
            <text:p>1.27E+000</text:p>
          </table:table-cell>
          <table:table-cell table:formula="of:=[.C336]+[.D337]*([.B337]-[.B336])+0.5*[.E337]*([.B337]-[.B336])^2" office:value-type="float" office:value="298.5984">
            <text:p>298.6</text:p>
          </table:table-cell>
          <table:table-cell table:formula="of:=[.D336]+[.E336]*([.B337]-[.B336])" office:value-type="float" office:value="1369.6">
            <text:p>136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7]+[.$C$14]" office:value-type="float" office:value="1.276">
            <text:p>1.28E+000</text:p>
          </table:table-cell>
          <table:table-cell table:formula="of:=[.C337]+[.D338]*([.B338]-[.B337])+0.5*[.E338]*([.B338]-[.B337])^2" office:value-type="float" office:value="304.1536">
            <text:p>304.15</text:p>
          </table:table-cell>
          <table:table-cell table:formula="of:=[.D337]+[.E337]*([.B338]-[.B337])" office:value-type="float" office:value="1382.4">
            <text:p>138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8]+[.$C$14]" office:value-type="float" office:value="1.28">
            <text:p>1.28E+000</text:p>
          </table:table-cell>
          <table:table-cell table:formula="of:=[.C338]+[.D339]*([.B339]-[.B338])+0.5*[.E339]*([.B339]-[.B338])^2" office:value-type="float" office:value="309.76">
            <text:p>309.76</text:p>
          </table:table-cell>
          <table:table-cell table:formula="of:=[.D338]+[.E338]*([.B339]-[.B338])" office:value-type="float" office:value="1395.2">
            <text:p>139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39]+[.$C$14]" office:value-type="float" office:value="1.284">
            <text:p>1.28E+000</text:p>
          </table:table-cell>
          <table:table-cell table:formula="of:=[.C339]+[.D340]*([.B340]-[.B339])+0.5*[.E340]*([.B340]-[.B339])^2" office:value-type="float" office:value="315.4176">
            <text:p>315.42</text:p>
          </table:table-cell>
          <table:table-cell table:formula="of:=[.D339]+[.E339]*([.B340]-[.B339])" office:value-type="float" office:value="1408">
            <text:p>140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0]+[.$C$14]" office:value-type="float" office:value="1.288">
            <text:p>1.29E+000</text:p>
          </table:table-cell>
          <table:table-cell table:formula="of:=[.C340]+[.D341]*([.B341]-[.B340])+0.5*[.E341]*([.B341]-[.B340])^2" office:value-type="float" office:value="321.1264">
            <text:p>321.13</text:p>
          </table:table-cell>
          <table:table-cell table:formula="of:=[.D340]+[.E340]*([.B341]-[.B340])" office:value-type="float" office:value="1420.8">
            <text:p>142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1]+[.$C$14]" office:value-type="float" office:value="1.292">
            <text:p>1.29E+000</text:p>
          </table:table-cell>
          <table:table-cell table:formula="of:=[.C341]+[.D342]*([.B342]-[.B341])+0.5*[.E342]*([.B342]-[.B341])^2" office:value-type="float" office:value="326.8864">
            <text:p>326.89</text:p>
          </table:table-cell>
          <table:table-cell table:formula="of:=[.D341]+[.E341]*([.B342]-[.B341])" office:value-type="float" office:value="1433.6">
            <text:p>143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2]+[.$C$14]" office:value-type="float" office:value="1.296">
            <text:p>1.30E+000</text:p>
          </table:table-cell>
          <table:table-cell table:formula="of:=[.C342]+[.D343]*([.B343]-[.B342])+0.5*[.E343]*([.B343]-[.B342])^2" office:value-type="float" office:value="332.6976">
            <text:p>332.7</text:p>
          </table:table-cell>
          <table:table-cell table:formula="of:=[.D342]+[.E342]*([.B343]-[.B342])" office:value-type="float" office:value="1446.4">
            <text:p>144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3]+[.$C$14]" office:value-type="float" office:value="1.3">
            <text:p>1.30E+000</text:p>
          </table:table-cell>
          <table:table-cell table:formula="of:=[.C343]+[.D344]*([.B344]-[.B343])+0.5*[.E344]*([.B344]-[.B343])^2" office:value-type="float" office:value="338.56">
            <text:p>338.56</text:p>
          </table:table-cell>
          <table:table-cell table:formula="of:=[.D343]+[.E343]*([.B344]-[.B343])" office:value-type="float" office:value="1459.2">
            <text:p>145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4]+[.$C$14]" office:value-type="float" office:value="1.304">
            <text:p>1.30E+000</text:p>
          </table:table-cell>
          <table:table-cell table:formula="of:=[.C344]+[.D345]*([.B345]-[.B344])+0.5*[.E345]*([.B345]-[.B344])^2" office:value-type="float" office:value="344.4736">
            <text:p>344.47</text:p>
          </table:table-cell>
          <table:table-cell table:formula="of:=[.D344]+[.E344]*([.B345]-[.B344])" office:value-type="float" office:value="1472">
            <text:p>147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5]+[.$C$14]" office:value-type="float" office:value="1.308">
            <text:p>1.31E+000</text:p>
          </table:table-cell>
          <table:table-cell table:formula="of:=[.C345]+[.D346]*([.B346]-[.B345])+0.5*[.E346]*([.B346]-[.B345])^2" office:value-type="float" office:value="350.438399999999">
            <text:p>350.44</text:p>
          </table:table-cell>
          <table:table-cell table:formula="of:=[.D345]+[.E345]*([.B346]-[.B345])" office:value-type="float" office:value="1484.8">
            <text:p>148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6]+[.$C$14]" office:value-type="float" office:value="1.312">
            <text:p>1.31E+000</text:p>
          </table:table-cell>
          <table:table-cell table:formula="of:=[.C346]+[.D347]*([.B347]-[.B346])+0.5*[.E347]*([.B347]-[.B346])^2" office:value-type="float" office:value="356.454399999999">
            <text:p>356.45</text:p>
          </table:table-cell>
          <table:table-cell table:formula="of:=[.D346]+[.E346]*([.B347]-[.B346])" office:value-type="float" office:value="1497.6">
            <text:p>149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7]+[.$C$14]" office:value-type="float" office:value="1.316">
            <text:p>1.32E+000</text:p>
          </table:table-cell>
          <table:table-cell table:formula="of:=[.C347]+[.D348]*([.B348]-[.B347])+0.5*[.E348]*([.B348]-[.B347])^2" office:value-type="float" office:value="362.521599999999">
            <text:p>362.52</text:p>
          </table:table-cell>
          <table:table-cell table:formula="of:=[.D347]+[.E347]*([.B348]-[.B347])" office:value-type="float" office:value="1510.4">
            <text:p>151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8]+[.$C$14]" office:value-type="float" office:value="1.32">
            <text:p>1.32E+000</text:p>
          </table:table-cell>
          <table:table-cell table:formula="of:=[.C348]+[.D349]*([.B349]-[.B348])+0.5*[.E349]*([.B349]-[.B348])^2" office:value-type="float" office:value="368.639999999999">
            <text:p>368.64</text:p>
          </table:table-cell>
          <table:table-cell table:formula="of:=[.D348]+[.E348]*([.B349]-[.B348])" office:value-type="float" office:value="1523.2">
            <text:p>152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49]+[.$C$14]" office:value-type="float" office:value="1.324">
            <text:p>1.32E+000</text:p>
          </table:table-cell>
          <table:table-cell table:formula="of:=[.C349]+[.D350]*([.B350]-[.B349])+0.5*[.E350]*([.B350]-[.B349])^2" office:value-type="float" office:value="374.809599999999">
            <text:p>374.81</text:p>
          </table:table-cell>
          <table:table-cell table:formula="of:=[.D349]+[.E349]*([.B350]-[.B349])" office:value-type="float" office:value="1536">
            <text:p>153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0]+[.$C$14]" office:value-type="float" office:value="1.328">
            <text:p>1.33E+000</text:p>
          </table:table-cell>
          <table:table-cell table:formula="of:=[.C350]+[.D351]*([.B351]-[.B350])+0.5*[.E351]*([.B351]-[.B350])^2" office:value-type="float" office:value="381.030399999999">
            <text:p>381.03</text:p>
          </table:table-cell>
          <table:table-cell table:formula="of:=[.D350]+[.E350]*([.B351]-[.B350])" office:value-type="float" office:value="1548.8">
            <text:p>154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1]+[.$C$14]" office:value-type="float" office:value="1.332">
            <text:p>1.33E+000</text:p>
          </table:table-cell>
          <table:table-cell table:formula="of:=[.C351]+[.D352]*([.B352]-[.B351])+0.5*[.E352]*([.B352]-[.B351])^2" office:value-type="float" office:value="387.302399999999">
            <text:p>387.3</text:p>
          </table:table-cell>
          <table:table-cell table:formula="of:=[.D351]+[.E351]*([.B352]-[.B351])" office:value-type="float" office:value="1561.6">
            <text:p>156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2]+[.$C$14]" office:value-type="float" office:value="1.336">
            <text:p>1.34E+000</text:p>
          </table:table-cell>
          <table:table-cell table:formula="of:=[.C352]+[.D353]*([.B353]-[.B352])+0.5*[.E353]*([.B353]-[.B352])^2" office:value-type="float" office:value="393.625599999999">
            <text:p>393.63</text:p>
          </table:table-cell>
          <table:table-cell table:formula="of:=[.D352]+[.E352]*([.B353]-[.B352])" office:value-type="float" office:value="1574.4">
            <text:p>157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3]+[.$C$14]" office:value-type="float" office:value="1.34">
            <text:p>1.34E+000</text:p>
          </table:table-cell>
          <table:table-cell table:formula="of:=[.C353]+[.D354]*([.B354]-[.B353])+0.5*[.E354]*([.B354]-[.B353])^2" office:value-type="float" office:value="400">
            <text:p>400</text:p>
          </table:table-cell>
          <table:table-cell table:formula="of:=[.D353]+[.E353]*([.B354]-[.B353])" office:value-type="float" office:value="1587.2">
            <text:p>158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4]+[.$C$14]" office:value-type="float" office:value="1.344">
            <text:p>1.34E+000</text:p>
          </table:table-cell>
          <table:table-cell table:formula="of:=[.C354]+[.D355]*([.B355]-[.B354])+0.5*[.E355]*([.B355]-[.B354])^2" office:value-type="float" office:value="406.425599999999">
            <text:p>406.43</text:p>
          </table:table-cell>
          <table:table-cell table:formula="of:=[.D354]+[.E354]*([.B355]-[.B354])" office:value-type="float" office:value="1600">
            <text:p>160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5]+[.$C$14]" office:value-type="float" office:value="1.348">
            <text:p>1.35E+000</text:p>
          </table:table-cell>
          <table:table-cell table:formula="of:=[.C355]+[.D356]*([.B356]-[.B355])+0.5*[.E356]*([.B356]-[.B355])^2" office:value-type="float" office:value="412.902399999999">
            <text:p>412.9</text:p>
          </table:table-cell>
          <table:table-cell table:formula="of:=[.D355]+[.E355]*([.B356]-[.B355])" office:value-type="float" office:value="1612.8">
            <text:p>161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6]+[.$C$14]" office:value-type="float" office:value="1.352">
            <text:p>1.35E+000</text:p>
          </table:table-cell>
          <table:table-cell table:formula="of:=[.C356]+[.D357]*([.B357]-[.B356])+0.5*[.E357]*([.B357]-[.B356])^2" office:value-type="float" office:value="419.430399999999">
            <text:p>419.43</text:p>
          </table:table-cell>
          <table:table-cell table:formula="of:=[.D356]+[.E356]*([.B357]-[.B356])" office:value-type="float" office:value="1625.6">
            <text:p>162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7]+[.$C$14]" office:value-type="float" office:value="1.356">
            <text:p>1.36E+000</text:p>
          </table:table-cell>
          <table:table-cell table:formula="of:=[.C357]+[.D358]*([.B358]-[.B357])+0.5*[.E358]*([.B358]-[.B357])^2" office:value-type="float" office:value="426.009599999999">
            <text:p>426.01</text:p>
          </table:table-cell>
          <table:table-cell table:formula="of:=[.D357]+[.E357]*([.B358]-[.B357])" office:value-type="float" office:value="1638.4">
            <text:p>163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8]+[.$C$14]" office:value-type="float" office:value="1.36">
            <text:p>1.36E+000</text:p>
          </table:table-cell>
          <table:table-cell table:formula="of:=[.C358]+[.D359]*([.B359]-[.B358])+0.5*[.E359]*([.B359]-[.B358])^2" office:value-type="float" office:value="432.639999999999">
            <text:p>432.64</text:p>
          </table:table-cell>
          <table:table-cell table:formula="of:=[.D358]+[.E358]*([.B359]-[.B358])" office:value-type="float" office:value="1651.2">
            <text:p>165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59]+[.$C$14]" office:value-type="float" office:value="1.364">
            <text:p>1.36E+000</text:p>
          </table:table-cell>
          <table:table-cell table:formula="of:=[.C359]+[.D360]*([.B360]-[.B359])+0.5*[.E360]*([.B360]-[.B359])^2" office:value-type="float" office:value="439.321599999999">
            <text:p>439.32</text:p>
          </table:table-cell>
          <table:table-cell table:formula="of:=[.D359]+[.E359]*([.B360]-[.B359])" office:value-type="float" office:value="1664">
            <text:p>166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0]+[.$C$14]" office:value-type="float" office:value="1.368">
            <text:p>1.37E+000</text:p>
          </table:table-cell>
          <table:table-cell table:formula="of:=[.C360]+[.D361]*([.B361]-[.B360])+0.5*[.E361]*([.B361]-[.B360])^2" office:value-type="float" office:value="446.054399999999">
            <text:p>446.05</text:p>
          </table:table-cell>
          <table:table-cell table:formula="of:=[.D360]+[.E360]*([.B361]-[.B360])" office:value-type="float" office:value="1676.8">
            <text:p>167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1]+[.$C$14]" office:value-type="float" office:value="1.372">
            <text:p>1.37E+000</text:p>
          </table:table-cell>
          <table:table-cell table:formula="of:=[.C361]+[.D362]*([.B362]-[.B361])+0.5*[.E362]*([.B362]-[.B361])^2" office:value-type="float" office:value="452.838399999999">
            <text:p>452.84</text:p>
          </table:table-cell>
          <table:table-cell table:formula="of:=[.D361]+[.E361]*([.B362]-[.B361])" office:value-type="float" office:value="1689.6">
            <text:p>168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2]+[.$C$14]" office:value-type="float" office:value="1.376">
            <text:p>1.38E+000</text:p>
          </table:table-cell>
          <table:table-cell table:formula="of:=[.C362]+[.D363]*([.B363]-[.B362])+0.5*[.E363]*([.B363]-[.B362])^2" office:value-type="float" office:value="459.673599999999">
            <text:p>459.67</text:p>
          </table:table-cell>
          <table:table-cell table:formula="of:=[.D362]+[.E362]*([.B363]-[.B362])" office:value-type="float" office:value="1702.4">
            <text:p>170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3]+[.$C$14]" office:value-type="float" office:value="1.38">
            <text:p>1.38E+000</text:p>
          </table:table-cell>
          <table:table-cell table:formula="of:=[.C363]+[.D364]*([.B364]-[.B363])+0.5*[.E364]*([.B364]-[.B363])^2" office:value-type="float" office:value="466.559999999999">
            <text:p>466.56</text:p>
          </table:table-cell>
          <table:table-cell table:formula="of:=[.D363]+[.E363]*([.B364]-[.B363])" office:value-type="float" office:value="1715.2">
            <text:p>171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4]+[.$C$14]" office:value-type="float" office:value="1.384">
            <text:p>1.38E+000</text:p>
          </table:table-cell>
          <table:table-cell table:formula="of:=[.C364]+[.D365]*([.B365]-[.B364])+0.5*[.E365]*([.B365]-[.B364])^2" office:value-type="float" office:value="473.497599999999">
            <text:p>473.5</text:p>
          </table:table-cell>
          <table:table-cell table:formula="of:=[.D364]+[.E364]*([.B365]-[.B364])" office:value-type="float" office:value="1728">
            <text:p>172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5]+[.$C$14]" office:value-type="float" office:value="1.388">
            <text:p>1.39E+000</text:p>
          </table:table-cell>
          <table:table-cell table:formula="of:=[.C365]+[.D366]*([.B366]-[.B365])+0.5*[.E366]*([.B366]-[.B365])^2" office:value-type="float" office:value="480.486399999999">
            <text:p>480.49</text:p>
          </table:table-cell>
          <table:table-cell table:formula="of:=[.D365]+[.E365]*([.B366]-[.B365])" office:value-type="float" office:value="1740.8">
            <text:p>174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6]+[.$C$14]" office:value-type="float" office:value="1.392">
            <text:p>1.39E+000</text:p>
          </table:table-cell>
          <table:table-cell table:formula="of:=[.C366]+[.D367]*([.B367]-[.B366])+0.5*[.E367]*([.B367]-[.B366])^2" office:value-type="float" office:value="487.526399999999">
            <text:p>487.53</text:p>
          </table:table-cell>
          <table:table-cell table:formula="of:=[.D366]+[.E366]*([.B367]-[.B366])" office:value-type="float" office:value="1753.6">
            <text:p>175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7]+[.$C$14]" office:value-type="float" office:value="1.396">
            <text:p>1.40E+000</text:p>
          </table:table-cell>
          <table:table-cell table:formula="of:=[.C367]+[.D368]*([.B368]-[.B367])+0.5*[.E368]*([.B368]-[.B367])^2" office:value-type="float" office:value="494.617599999999">
            <text:p>494.62</text:p>
          </table:table-cell>
          <table:table-cell table:formula="of:=[.D367]+[.E367]*([.B368]-[.B367])" office:value-type="float" office:value="1766.4">
            <text:p>176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8]+[.$C$14]" office:value-type="float" office:value="1.4">
            <text:p>1.40E+000</text:p>
          </table:table-cell>
          <table:table-cell table:formula="of:=[.C368]+[.D369]*([.B369]-[.B368])+0.5*[.E369]*([.B369]-[.B368])^2" office:value-type="float" office:value="501.759999999999">
            <text:p>501.76</text:p>
          </table:table-cell>
          <table:table-cell table:formula="of:=[.D368]+[.E368]*([.B369]-[.B368])" office:value-type="float" office:value="1779.2">
            <text:p>177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69]+[.$C$14]" office:value-type="float" office:value="1.404">
            <text:p>1.40E+000</text:p>
          </table:table-cell>
          <table:table-cell table:formula="of:=[.C369]+[.D370]*([.B370]-[.B369])+0.5*[.E370]*([.B370]-[.B369])^2" office:value-type="float" office:value="508.953599999999">
            <text:p>508.95</text:p>
          </table:table-cell>
          <table:table-cell table:formula="of:=[.D369]+[.E369]*([.B370]-[.B369])" office:value-type="float" office:value="1792">
            <text:p>179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0]+[.$C$14]" office:value-type="float" office:value="1.408">
            <text:p>1.41E+000</text:p>
          </table:table-cell>
          <table:table-cell table:formula="of:=[.C370]+[.D371]*([.B371]-[.B370])+0.5*[.E371]*([.B371]-[.B370])^2" office:value-type="float" office:value="516.198399999999">
            <text:p>516.2</text:p>
          </table:table-cell>
          <table:table-cell table:formula="of:=[.D370]+[.E370]*([.B371]-[.B370])" office:value-type="float" office:value="1804.8">
            <text:p>180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1]+[.$C$14]" office:value-type="float" office:value="1.412">
            <text:p>1.41E+000</text:p>
          </table:table-cell>
          <table:table-cell table:formula="of:=[.C371]+[.D372]*([.B372]-[.B371])+0.5*[.E372]*([.B372]-[.B371])^2" office:value-type="float" office:value="523.494399999999">
            <text:p>523.49</text:p>
          </table:table-cell>
          <table:table-cell table:formula="of:=[.D371]+[.E371]*([.B372]-[.B371])" office:value-type="float" office:value="1817.6">
            <text:p>181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2]+[.$C$14]" office:value-type="float" office:value="1.416">
            <text:p>1.42E+000</text:p>
          </table:table-cell>
          <table:table-cell table:formula="of:=[.C372]+[.D373]*([.B373]-[.B372])+0.5*[.E373]*([.B373]-[.B372])^2" office:value-type="float" office:value="530.841599999999">
            <text:p>530.84</text:p>
          </table:table-cell>
          <table:table-cell table:formula="of:=[.D372]+[.E372]*([.B373]-[.B372])" office:value-type="float" office:value="1830.4">
            <text:p>183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3]+[.$C$14]" office:value-type="float" office:value="1.42">
            <text:p>1.42E+000</text:p>
          </table:table-cell>
          <table:table-cell table:formula="of:=[.C373]+[.D374]*([.B374]-[.B373])+0.5*[.E374]*([.B374]-[.B373])^2" office:value-type="float" office:value="538.239999999999">
            <text:p>538.24</text:p>
          </table:table-cell>
          <table:table-cell table:formula="of:=[.D373]+[.E373]*([.B374]-[.B373])" office:value-type="float" office:value="1843.2">
            <text:p>184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4]+[.$C$14]" office:value-type="float" office:value="1.424">
            <text:p>1.42E+000</text:p>
          </table:table-cell>
          <table:table-cell table:formula="of:=[.C374]+[.D375]*([.B375]-[.B374])+0.5*[.E375]*([.B375]-[.B374])^2" office:value-type="float" office:value="545.689599999999">
            <text:p>545.69</text:p>
          </table:table-cell>
          <table:table-cell table:formula="of:=[.D374]+[.E374]*([.B375]-[.B374])" office:value-type="float" office:value="1856">
            <text:p>185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5]+[.$C$14]" office:value-type="float" office:value="1.428">
            <text:p>1.43E+000</text:p>
          </table:table-cell>
          <table:table-cell table:formula="of:=[.C375]+[.D376]*([.B376]-[.B375])+0.5*[.E376]*([.B376]-[.B375])^2" office:value-type="float" office:value="553.190399999999">
            <text:p>553.19</text:p>
          </table:table-cell>
          <table:table-cell table:formula="of:=[.D375]+[.E375]*([.B376]-[.B375])" office:value-type="float" office:value="1868.8">
            <text:p>186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6]+[.$C$14]" office:value-type="float" office:value="1.432">
            <text:p>1.43E+000</text:p>
          </table:table-cell>
          <table:table-cell table:formula="of:=[.C376]+[.D377]*([.B377]-[.B376])+0.5*[.E377]*([.B377]-[.B376])^2" office:value-type="float" office:value="560.742399999999">
            <text:p>560.74</text:p>
          </table:table-cell>
          <table:table-cell table:formula="of:=[.D376]+[.E376]*([.B377]-[.B376])" office:value-type="float" office:value="1881.6">
            <text:p>188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7]+[.$C$14]" office:value-type="float" office:value="1.436">
            <text:p>1.44E+000</text:p>
          </table:table-cell>
          <table:table-cell table:formula="of:=[.C377]+[.D378]*([.B378]-[.B377])+0.5*[.E378]*([.B378]-[.B377])^2" office:value-type="float" office:value="568.345599999999">
            <text:p>568.35</text:p>
          </table:table-cell>
          <table:table-cell table:formula="of:=[.D377]+[.E377]*([.B378]-[.B377])" office:value-type="float" office:value="1894.4">
            <text:p>189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8]+[.$C$14]" office:value-type="float" office:value="1.44">
            <text:p>1.44E+000</text:p>
          </table:table-cell>
          <table:table-cell table:formula="of:=[.C378]+[.D379]*([.B379]-[.B378])+0.5*[.E379]*([.B379]-[.B378])^2" office:value-type="float" office:value="575.999999999999">
            <text:p>576</text:p>
          </table:table-cell>
          <table:table-cell table:formula="of:=[.D378]+[.E378]*([.B379]-[.B378])" office:value-type="float" office:value="1907.2">
            <text:p>190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79]+[.$C$14]" office:value-type="float" office:value="1.444">
            <text:p>1.44E+000</text:p>
          </table:table-cell>
          <table:table-cell table:formula="of:=[.C379]+[.D380]*([.B380]-[.B379])+0.5*[.E380]*([.B380]-[.B379])^2" office:value-type="float" office:value="583.705599999999">
            <text:p>583.71</text:p>
          </table:table-cell>
          <table:table-cell table:formula="of:=[.D379]+[.E379]*([.B380]-[.B379])" office:value-type="float" office:value="1920">
            <text:p>192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0]+[.$C$14]" office:value-type="float" office:value="1.448">
            <text:p>1.45E+000</text:p>
          </table:table-cell>
          <table:table-cell table:formula="of:=[.C380]+[.D381]*([.B381]-[.B380])+0.5*[.E381]*([.B381]-[.B380])^2" office:value-type="float" office:value="591.462399999999">
            <text:p>591.46</text:p>
          </table:table-cell>
          <table:table-cell table:formula="of:=[.D380]+[.E380]*([.B381]-[.B380])" office:value-type="float" office:value="1932.8">
            <text:p>193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1]+[.$C$14]" office:value-type="float" office:value="1.452">
            <text:p>1.45E+000</text:p>
          </table:table-cell>
          <table:table-cell table:formula="of:=[.C381]+[.D382]*([.B382]-[.B381])+0.5*[.E382]*([.B382]-[.B381])^2" office:value-type="float" office:value="599.270399999999">
            <text:p>599.27</text:p>
          </table:table-cell>
          <table:table-cell table:formula="of:=[.D381]+[.E381]*([.B382]-[.B381])" office:value-type="float" office:value="1945.6">
            <text:p>194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2]+[.$C$14]" office:value-type="float" office:value="1.456">
            <text:p>1.46E+000</text:p>
          </table:table-cell>
          <table:table-cell table:formula="of:=[.C382]+[.D383]*([.B383]-[.B382])+0.5*[.E383]*([.B383]-[.B382])^2" office:value-type="float" office:value="607.129599999999">
            <text:p>607.13</text:p>
          </table:table-cell>
          <table:table-cell table:formula="of:=[.D382]+[.E382]*([.B383]-[.B382])" office:value-type="float" office:value="1958.4">
            <text:p>195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3]+[.$C$14]" office:value-type="float" office:value="1.46">
            <text:p>1.46E+000</text:p>
          </table:table-cell>
          <table:table-cell table:formula="of:=[.C383]+[.D384]*([.B384]-[.B383])+0.5*[.E384]*([.B384]-[.B383])^2" office:value-type="float" office:value="615.04">
            <text:p>615.04</text:p>
          </table:table-cell>
          <table:table-cell table:formula="of:=[.D383]+[.E383]*([.B384]-[.B383])" office:value-type="float" office:value="1971.19999999999">
            <text:p>197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4]+[.$C$14]" office:value-type="float" office:value="1.464">
            <text:p>1.46E+000</text:p>
          </table:table-cell>
          <table:table-cell table:formula="of:=[.C384]+[.D385]*([.B385]-[.B384])+0.5*[.E385]*([.B385]-[.B384])^2" office:value-type="float" office:value="623.0016">
            <text:p>623</text:p>
          </table:table-cell>
          <table:table-cell table:formula="of:=[.D384]+[.E384]*([.B385]-[.B384])" office:value-type="float" office:value="1984">
            <text:p>198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5]+[.$C$14]" office:value-type="float" office:value="1.468">
            <text:p>1.47E+000</text:p>
          </table:table-cell>
          <table:table-cell table:formula="of:=[.C385]+[.D386]*([.B386]-[.B385])+0.5*[.E386]*([.B386]-[.B385])^2" office:value-type="float" office:value="631.0144">
            <text:p>631.01</text:p>
          </table:table-cell>
          <table:table-cell table:formula="of:=[.D385]+[.E385]*([.B386]-[.B385])" office:value-type="float" office:value="1996.8">
            <text:p>199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6]+[.$C$14]" office:value-type="float" office:value="1.472">
            <text:p>1.47E+000</text:p>
          </table:table-cell>
          <table:table-cell table:formula="of:=[.C386]+[.D387]*([.B387]-[.B386])+0.5*[.E387]*([.B387]-[.B386])^2" office:value-type="float" office:value="639.0784">
            <text:p>639.08</text:p>
          </table:table-cell>
          <table:table-cell table:formula="of:=[.D386]+[.E386]*([.B387]-[.B386])" office:value-type="float" office:value="2009.59999999999">
            <text:p>200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7]+[.$C$14]" office:value-type="float" office:value="1.476">
            <text:p>1.48E+000</text:p>
          </table:table-cell>
          <table:table-cell table:formula="of:=[.C387]+[.D388]*([.B388]-[.B387])+0.5*[.E388]*([.B388]-[.B387])^2" office:value-type="float" office:value="647.1936">
            <text:p>647.19</text:p>
          </table:table-cell>
          <table:table-cell table:formula="of:=[.D387]+[.E387]*([.B388]-[.B387])" office:value-type="float" office:value="2022.39999999999">
            <text:p>202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8]+[.$C$14]" office:value-type="float" office:value="1.48">
            <text:p>1.48E+000</text:p>
          </table:table-cell>
          <table:table-cell table:formula="of:=[.C388]+[.D389]*([.B389]-[.B388])+0.5*[.E389]*([.B389]-[.B388])^2" office:value-type="float" office:value="655.36">
            <text:p>655.36</text:p>
          </table:table-cell>
          <table:table-cell table:formula="of:=[.D388]+[.E388]*([.B389]-[.B388])" office:value-type="float" office:value="2035.19999999999">
            <text:p>203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89]+[.$C$14]" office:value-type="float" office:value="1.484">
            <text:p>1.48E+000</text:p>
          </table:table-cell>
          <table:table-cell table:formula="of:=[.C389]+[.D390]*([.B390]-[.B389])+0.5*[.E390]*([.B390]-[.B389])^2" office:value-type="float" office:value="663.5776">
            <text:p>663.58</text:p>
          </table:table-cell>
          <table:table-cell table:formula="of:=[.D389]+[.E389]*([.B390]-[.B389])" office:value-type="float" office:value="2047.99999999999">
            <text:p>204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0]+[.$C$14]" office:value-type="float" office:value="1.488">
            <text:p>1.49E+000</text:p>
          </table:table-cell>
          <table:table-cell table:formula="of:=[.C390]+[.D391]*([.B391]-[.B390])+0.5*[.E391]*([.B391]-[.B390])^2" office:value-type="float" office:value="671.8464">
            <text:p>671.85</text:p>
          </table:table-cell>
          <table:table-cell table:formula="of:=[.D390]+[.E390]*([.B391]-[.B390])" office:value-type="float" office:value="2060.79999999999">
            <text:p>206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1]+[.$C$14]" office:value-type="float" office:value="1.492">
            <text:p>1.49E+000</text:p>
          </table:table-cell>
          <table:table-cell table:formula="of:=[.C391]+[.D392]*([.B392]-[.B391])+0.5*[.E392]*([.B392]-[.B391])^2" office:value-type="float" office:value="680.1664">
            <text:p>680.17</text:p>
          </table:table-cell>
          <table:table-cell table:formula="of:=[.D391]+[.E391]*([.B392]-[.B391])" office:value-type="float" office:value="2073.59999999999">
            <text:p>207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2]+[.$C$14]" office:value-type="float" office:value="1.496">
            <text:p>1.50E+000</text:p>
          </table:table-cell>
          <table:table-cell table:formula="of:=[.C392]+[.D393]*([.B393]-[.B392])+0.5*[.E393]*([.B393]-[.B392])^2" office:value-type="float" office:value="688.5376">
            <text:p>688.54</text:p>
          </table:table-cell>
          <table:table-cell table:formula="of:=[.D392]+[.E392]*([.B393]-[.B392])" office:value-type="float" office:value="2086.39999999999">
            <text:p>208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3]+[.$C$14]" office:value-type="float" office:value="1.5">
            <text:p>1.50E+000</text:p>
          </table:table-cell>
          <table:table-cell table:formula="of:=[.C393]+[.D394]*([.B394]-[.B393])+0.5*[.E394]*([.B394]-[.B393])^2" office:value-type="float" office:value="696.96">
            <text:p>696.96</text:p>
          </table:table-cell>
          <table:table-cell table:formula="of:=[.D393]+[.E393]*([.B394]-[.B393])" office:value-type="float" office:value="2099.2">
            <text:p>209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4]+[.$C$14]" office:value-type="float" office:value="1.504">
            <text:p>1.50E+000</text:p>
          </table:table-cell>
          <table:table-cell table:formula="of:=[.C394]+[.D395]*([.B395]-[.B394])+0.5*[.E395]*([.B395]-[.B394])^2" office:value-type="float" office:value="705.4336">
            <text:p>705.43</text:p>
          </table:table-cell>
          <table:table-cell table:formula="of:=[.D394]+[.E394]*([.B395]-[.B394])" office:value-type="float" office:value="2112">
            <text:p>211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5]+[.$C$14]" office:value-type="float" office:value="1.508">
            <text:p>1.51E+000</text:p>
          </table:table-cell>
          <table:table-cell table:formula="of:=[.C395]+[.D396]*([.B396]-[.B395])+0.5*[.E396]*([.B396]-[.B395])^2" office:value-type="float" office:value="713.9584">
            <text:p>713.96</text:p>
          </table:table-cell>
          <table:table-cell table:formula="of:=[.D395]+[.E395]*([.B396]-[.B395])" office:value-type="float" office:value="2124.8">
            <text:p>212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6]+[.$C$14]" office:value-type="float" office:value="1.512">
            <text:p>1.51E+000</text:p>
          </table:table-cell>
          <table:table-cell table:formula="of:=[.C396]+[.D397]*([.B397]-[.B396])+0.5*[.E397]*([.B397]-[.B396])^2" office:value-type="float" office:value="722.5344">
            <text:p>722.53</text:p>
          </table:table-cell>
          <table:table-cell table:formula="of:=[.D396]+[.E396]*([.B397]-[.B396])" office:value-type="float" office:value="2137.6">
            <text:p>213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7]+[.$C$14]" office:value-type="float" office:value="1.516">
            <text:p>1.52E+000</text:p>
          </table:table-cell>
          <table:table-cell table:formula="of:=[.C397]+[.D398]*([.B398]-[.B397])+0.5*[.E398]*([.B398]-[.B397])^2" office:value-type="float" office:value="731.1616">
            <text:p>731.16</text:p>
          </table:table-cell>
          <table:table-cell table:formula="of:=[.D397]+[.E397]*([.B398]-[.B397])" office:value-type="float" office:value="2150.4">
            <text:p>215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8]+[.$C$14]" office:value-type="float" office:value="1.52">
            <text:p>1.52E+000</text:p>
          </table:table-cell>
          <table:table-cell table:formula="of:=[.C398]+[.D399]*([.B399]-[.B398])+0.5*[.E399]*([.B399]-[.B398])^2" office:value-type="float" office:value="739.84">
            <text:p>739.84</text:p>
          </table:table-cell>
          <table:table-cell table:formula="of:=[.D398]+[.E398]*([.B399]-[.B398])" office:value-type="float" office:value="2163.2">
            <text:p>216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399]+[.$C$14]" office:value-type="float" office:value="1.524">
            <text:p>1.52E+000</text:p>
          </table:table-cell>
          <table:table-cell table:formula="of:=[.C399]+[.D400]*([.B400]-[.B399])+0.5*[.E400]*([.B400]-[.B399])^2" office:value-type="float" office:value="748.5696">
            <text:p>748.57</text:p>
          </table:table-cell>
          <table:table-cell table:formula="of:=[.D399]+[.E399]*([.B400]-[.B399])" office:value-type="float" office:value="2176">
            <text:p>217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0]+[.$C$14]" office:value-type="float" office:value="1.528">
            <text:p>1.53E+000</text:p>
          </table:table-cell>
          <table:table-cell table:formula="of:=[.C400]+[.D401]*([.B401]-[.B400])+0.5*[.E401]*([.B401]-[.B400])^2" office:value-type="float" office:value="757.3504">
            <text:p>757.35</text:p>
          </table:table-cell>
          <table:table-cell table:formula="of:=[.D400]+[.E400]*([.B401]-[.B400])" office:value-type="float" office:value="2188.8">
            <text:p>218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1]+[.$C$14]" office:value-type="float" office:value="1.532">
            <text:p>1.53E+000</text:p>
          </table:table-cell>
          <table:table-cell table:formula="of:=[.C401]+[.D402]*([.B402]-[.B401])+0.5*[.E402]*([.B402]-[.B401])^2" office:value-type="float" office:value="766.1824">
            <text:p>766.18</text:p>
          </table:table-cell>
          <table:table-cell table:formula="of:=[.D401]+[.E401]*([.B402]-[.B401])" office:value-type="float" office:value="2201.6">
            <text:p>220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2]+[.$C$14]" office:value-type="float" office:value="1.536">
            <text:p>1.54E+000</text:p>
          </table:table-cell>
          <table:table-cell table:formula="of:=[.C402]+[.D403]*([.B403]-[.B402])+0.5*[.E403]*([.B403]-[.B402])^2" office:value-type="float" office:value="775.0656">
            <text:p>775.07</text:p>
          </table:table-cell>
          <table:table-cell table:formula="of:=[.D402]+[.E402]*([.B403]-[.B402])" office:value-type="float" office:value="2214.4">
            <text:p>221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3]+[.$C$14]" office:value-type="float" office:value="1.54">
            <text:p>1.54E+000</text:p>
          </table:table-cell>
          <table:table-cell table:formula="of:=[.C403]+[.D404]*([.B404]-[.B403])+0.5*[.E404]*([.B404]-[.B403])^2" office:value-type="float" office:value="784">
            <text:p>784</text:p>
          </table:table-cell>
          <table:table-cell table:formula="of:=[.D403]+[.E403]*([.B404]-[.B403])" office:value-type="float" office:value="2227.2">
            <text:p>222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4]+[.$C$14]" office:value-type="float" office:value="1.544">
            <text:p>1.54E+000</text:p>
          </table:table-cell>
          <table:table-cell table:formula="of:=[.C404]+[.D405]*([.B405]-[.B404])+0.5*[.E405]*([.B405]-[.B404])^2" office:value-type="float" office:value="792.985600000001">
            <text:p>792.99</text:p>
          </table:table-cell>
          <table:table-cell table:formula="of:=[.D404]+[.E404]*([.B405]-[.B404])" office:value-type="float" office:value="2240">
            <text:p>224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5]+[.$C$14]" office:value-type="float" office:value="1.548">
            <text:p>1.55E+000</text:p>
          </table:table-cell>
          <table:table-cell table:formula="of:=[.C405]+[.D406]*([.B406]-[.B405])+0.5*[.E406]*([.B406]-[.B405])^2" office:value-type="float" office:value="802.022400000001">
            <text:p>802.02</text:p>
          </table:table-cell>
          <table:table-cell table:formula="of:=[.D405]+[.E405]*([.B406]-[.B405])" office:value-type="float" office:value="2252.8">
            <text:p>225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6]+[.$C$14]" office:value-type="float" office:value="1.552">
            <text:p>1.55E+000</text:p>
          </table:table-cell>
          <table:table-cell table:formula="of:=[.C406]+[.D407]*([.B407]-[.B406])+0.5*[.E407]*([.B407]-[.B406])^2" office:value-type="float" office:value="811.110400000001">
            <text:p>811.11</text:p>
          </table:table-cell>
          <table:table-cell table:formula="of:=[.D406]+[.E406]*([.B407]-[.B406])" office:value-type="float" office:value="2265.6">
            <text:p>226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7]+[.$C$14]" office:value-type="float" office:value="1.556">
            <text:p>1.56E+000</text:p>
          </table:table-cell>
          <table:table-cell table:formula="of:=[.C407]+[.D408]*([.B408]-[.B407])+0.5*[.E408]*([.B408]-[.B407])^2" office:value-type="float" office:value="820.249600000001">
            <text:p>820.25</text:p>
          </table:table-cell>
          <table:table-cell table:formula="of:=[.D407]+[.E407]*([.B408]-[.B407])" office:value-type="float" office:value="2278.4">
            <text:p>227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8]+[.$C$14]" office:value-type="float" office:value="1.56">
            <text:p>1.56E+000</text:p>
          </table:table-cell>
          <table:table-cell table:formula="of:=[.C408]+[.D409]*([.B409]-[.B408])+0.5*[.E409]*([.B409]-[.B408])^2" office:value-type="float" office:value="829.440000000001">
            <text:p>829.44</text:p>
          </table:table-cell>
          <table:table-cell table:formula="of:=[.D408]+[.E408]*([.B409]-[.B408])" office:value-type="float" office:value="2291.2">
            <text:p>229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09]+[.$C$14]" office:value-type="float" office:value="1.564">
            <text:p>1.56E+000</text:p>
          </table:table-cell>
          <table:table-cell table:formula="of:=[.C409]+[.D410]*([.B410]-[.B409])+0.5*[.E410]*([.B410]-[.B409])^2" office:value-type="float" office:value="838.681600000001">
            <text:p>838.68</text:p>
          </table:table-cell>
          <table:table-cell table:formula="of:=[.D409]+[.E409]*([.B410]-[.B409])" office:value-type="float" office:value="2304">
            <text:p>230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0]+[.$C$14]" office:value-type="float" office:value="1.568">
            <text:p>1.57E+000</text:p>
          </table:table-cell>
          <table:table-cell table:formula="of:=[.C410]+[.D411]*([.B411]-[.B410])+0.5*[.E411]*([.B411]-[.B410])^2" office:value-type="float" office:value="847.974400000001">
            <text:p>847.97</text:p>
          </table:table-cell>
          <table:table-cell table:formula="of:=[.D410]+[.E410]*([.B411]-[.B410])" office:value-type="float" office:value="2316.8">
            <text:p>231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1]+[.$C$14]" office:value-type="float" office:value="1.572">
            <text:p>1.57E+000</text:p>
          </table:table-cell>
          <table:table-cell table:formula="of:=[.C411]+[.D412]*([.B412]-[.B411])+0.5*[.E412]*([.B412]-[.B411])^2" office:value-type="float" office:value="857.318400000001">
            <text:p>857.32</text:p>
          </table:table-cell>
          <table:table-cell table:formula="of:=[.D411]+[.E411]*([.B412]-[.B411])" office:value-type="float" office:value="2329.6">
            <text:p>232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2]+[.$C$14]" office:value-type="float" office:value="1.576">
            <text:p>1.58E+000</text:p>
          </table:table-cell>
          <table:table-cell table:formula="of:=[.C412]+[.D413]*([.B413]-[.B412])+0.5*[.E413]*([.B413]-[.B412])^2" office:value-type="float" office:value="866.713600000001">
            <text:p>866.71</text:p>
          </table:table-cell>
          <table:table-cell table:formula="of:=[.D412]+[.E412]*([.B413]-[.B412])" office:value-type="float" office:value="2342.4">
            <text:p>234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3]+[.$C$14]" office:value-type="float" office:value="1.58">
            <text:p>1.58E+000</text:p>
          </table:table-cell>
          <table:table-cell table:formula="of:=[.C413]+[.D414]*([.B414]-[.B413])+0.5*[.E414]*([.B414]-[.B413])^2" office:value-type="float" office:value="876.160000000001">
            <text:p>876.16</text:p>
          </table:table-cell>
          <table:table-cell table:formula="of:=[.D413]+[.E413]*([.B414]-[.B413])" office:value-type="float" office:value="2355.2">
            <text:p>235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4]+[.$C$14]" office:value-type="float" office:value="1.584">
            <text:p>1.58E+000</text:p>
          </table:table-cell>
          <table:table-cell table:formula="of:=[.C414]+[.D415]*([.B415]-[.B414])+0.5*[.E415]*([.B415]-[.B414])^2" office:value-type="float" office:value="885.657600000001">
            <text:p>885.66</text:p>
          </table:table-cell>
          <table:table-cell table:formula="of:=[.D414]+[.E414]*([.B415]-[.B414])" office:value-type="float" office:value="2368">
            <text:p>236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5]+[.$C$14]" office:value-type="float" office:value="1.588">
            <text:p>1.59E+000</text:p>
          </table:table-cell>
          <table:table-cell table:formula="of:=[.C415]+[.D416]*([.B416]-[.B415])+0.5*[.E416]*([.B416]-[.B415])^2" office:value-type="float" office:value="895.206400000001">
            <text:p>895.21</text:p>
          </table:table-cell>
          <table:table-cell table:formula="of:=[.D415]+[.E415]*([.B416]-[.B415])" office:value-type="float" office:value="2380.8">
            <text:p>238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6]+[.$C$14]" office:value-type="float" office:value="1.592">
            <text:p>1.59E+000</text:p>
          </table:table-cell>
          <table:table-cell table:formula="of:=[.C416]+[.D417]*([.B417]-[.B416])+0.5*[.E417]*([.B417]-[.B416])^2" office:value-type="float" office:value="904.806400000001">
            <text:p>904.81</text:p>
          </table:table-cell>
          <table:table-cell table:formula="of:=[.D416]+[.E416]*([.B417]-[.B416])" office:value-type="float" office:value="2393.6">
            <text:p>239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7]+[.$C$14]" office:value-type="float" office:value="1.596">
            <text:p>1.60E+000</text:p>
          </table:table-cell>
          <table:table-cell table:formula="of:=[.C417]+[.D418]*([.B418]-[.B417])+0.5*[.E418]*([.B418]-[.B417])^2" office:value-type="float" office:value="914.457600000001">
            <text:p>914.46</text:p>
          </table:table-cell>
          <table:table-cell table:formula="of:=[.D417]+[.E417]*([.B418]-[.B417])" office:value-type="float" office:value="2406.4">
            <text:p>240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8]+[.$C$14]" office:value-type="float" office:value="1.6">
            <text:p>1.60E+000</text:p>
          </table:table-cell>
          <table:table-cell table:formula="of:=[.C418]+[.D419]*([.B419]-[.B418])+0.5*[.E419]*([.B419]-[.B418])^2" office:value-type="float" office:value="924.160000000001">
            <text:p>924.16</text:p>
          </table:table-cell>
          <table:table-cell table:formula="of:=[.D418]+[.E418]*([.B419]-[.B418])" office:value-type="float" office:value="2419.2">
            <text:p>241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19]+[.$C$14]" office:value-type="float" office:value="1.604">
            <text:p>1.60E+000</text:p>
          </table:table-cell>
          <table:table-cell table:formula="of:=[.C419]+[.D420]*([.B420]-[.B419])+0.5*[.E420]*([.B420]-[.B419])^2" office:value-type="float" office:value="933.913600000001">
            <text:p>933.91</text:p>
          </table:table-cell>
          <table:table-cell table:formula="of:=[.D419]+[.E419]*([.B420]-[.B419])" office:value-type="float" office:value="2432">
            <text:p>243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0]+[.$C$14]" office:value-type="float" office:value="1.608">
            <text:p>1.61E+000</text:p>
          </table:table-cell>
          <table:table-cell table:formula="of:=[.C420]+[.D421]*([.B421]-[.B420])+0.5*[.E421]*([.B421]-[.B420])^2" office:value-type="float" office:value="943.718400000001">
            <text:p>943.72</text:p>
          </table:table-cell>
          <table:table-cell table:formula="of:=[.D420]+[.E420]*([.B421]-[.B420])" office:value-type="float" office:value="2444.8">
            <text:p>244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1]+[.$C$14]" office:value-type="float" office:value="1.612">
            <text:p>1.61E+000</text:p>
          </table:table-cell>
          <table:table-cell table:formula="of:=[.C421]+[.D422]*([.B422]-[.B421])+0.5*[.E422]*([.B422]-[.B421])^2" office:value-type="float" office:value="953.574400000002">
            <text:p>953.57</text:p>
          </table:table-cell>
          <table:table-cell table:formula="of:=[.D421]+[.E421]*([.B422]-[.B421])" office:value-type="float" office:value="2457.6">
            <text:p>245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2]+[.$C$14]" office:value-type="float" office:value="1.616">
            <text:p>1.62E+000</text:p>
          </table:table-cell>
          <table:table-cell table:formula="of:=[.C422]+[.D423]*([.B423]-[.B422])+0.5*[.E423]*([.B423]-[.B422])^2" office:value-type="float" office:value="963.481600000002">
            <text:p>963.48</text:p>
          </table:table-cell>
          <table:table-cell table:formula="of:=[.D422]+[.E422]*([.B423]-[.B422])" office:value-type="float" office:value="2470.4">
            <text:p>247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3]+[.$C$14]" office:value-type="float" office:value="1.62">
            <text:p>1.62E+000</text:p>
          </table:table-cell>
          <table:table-cell table:formula="of:=[.C423]+[.D424]*([.B424]-[.B423])+0.5*[.E424]*([.B424]-[.B423])^2" office:value-type="float" office:value="973.440000000002">
            <text:p>973.44</text:p>
          </table:table-cell>
          <table:table-cell table:formula="of:=[.D423]+[.E423]*([.B424]-[.B423])" office:value-type="float" office:value="2483.2">
            <text:p>248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4]+[.$C$14]" office:value-type="float" office:value="1.624">
            <text:p>1.62E+000</text:p>
          </table:table-cell>
          <table:table-cell table:formula="of:=[.C424]+[.D425]*([.B425]-[.B424])+0.5*[.E425]*([.B425]-[.B424])^2" office:value-type="float" office:value="983.449600000002">
            <text:p>983.45</text:p>
          </table:table-cell>
          <table:table-cell table:formula="of:=[.D424]+[.E424]*([.B425]-[.B424])" office:value-type="float" office:value="2496">
            <text:p>249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5]+[.$C$14]" office:value-type="float" office:value="1.628">
            <text:p>1.63E+000</text:p>
          </table:table-cell>
          <table:table-cell table:formula="of:=[.C425]+[.D426]*([.B426]-[.B425])+0.5*[.E426]*([.B426]-[.B425])^2" office:value-type="float" office:value="993.510400000002">
            <text:p>993.51</text:p>
          </table:table-cell>
          <table:table-cell table:formula="of:=[.D425]+[.E425]*([.B426]-[.B425])" office:value-type="float" office:value="2508.8">
            <text:p>250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6]+[.$C$14]" office:value-type="float" office:value="1.632">
            <text:p>1.63E+000</text:p>
          </table:table-cell>
          <table:table-cell table:formula="of:=[.C426]+[.D427]*([.B427]-[.B426])+0.5*[.E427]*([.B427]-[.B426])^2" office:value-type="float" office:value="1003.6224">
            <text:p>1003.62</text:p>
          </table:table-cell>
          <table:table-cell table:formula="of:=[.D426]+[.E426]*([.B427]-[.B426])" office:value-type="float" office:value="2521.6">
            <text:p>252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7]+[.$C$14]" office:value-type="float" office:value="1.636">
            <text:p>1.64E+000</text:p>
          </table:table-cell>
          <table:table-cell table:formula="of:=[.C427]+[.D428]*([.B428]-[.B427])+0.5*[.E428]*([.B428]-[.B427])^2" office:value-type="float" office:value="1013.7856">
            <text:p>1013.79</text:p>
          </table:table-cell>
          <table:table-cell table:formula="of:=[.D427]+[.E427]*([.B428]-[.B427])" office:value-type="float" office:value="2534.4">
            <text:p>253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8]+[.$C$14]" office:value-type="float" office:value="1.64">
            <text:p>1.64E+000</text:p>
          </table:table-cell>
          <table:table-cell table:formula="of:=[.C428]+[.D429]*([.B429]-[.B428])+0.5*[.E429]*([.B429]-[.B428])^2" office:value-type="float" office:value="1024">
            <text:p>1024</text:p>
          </table:table-cell>
          <table:table-cell table:formula="of:=[.D428]+[.E428]*([.B429]-[.B428])" office:value-type="float" office:value="2547.2">
            <text:p>254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29]+[.$C$14]" office:value-type="float" office:value="1.644">
            <text:p>1.64E+000</text:p>
          </table:table-cell>
          <table:table-cell table:formula="of:=[.C429]+[.D430]*([.B430]-[.B429])+0.5*[.E430]*([.B430]-[.B429])^2" office:value-type="float" office:value="1034.2656">
            <text:p>1034.27</text:p>
          </table:table-cell>
          <table:table-cell table:formula="of:=[.D429]+[.E429]*([.B430]-[.B429])" office:value-type="float" office:value="2560">
            <text:p>256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0]+[.$C$14]" office:value-type="float" office:value="1.648">
            <text:p>1.65E+000</text:p>
          </table:table-cell>
          <table:table-cell table:formula="of:=[.C430]+[.D431]*([.B431]-[.B430])+0.5*[.E431]*([.B431]-[.B430])^2" office:value-type="float" office:value="1044.5824">
            <text:p>1044.58</text:p>
          </table:table-cell>
          <table:table-cell table:formula="of:=[.D430]+[.E430]*([.B431]-[.B430])" office:value-type="float" office:value="2572.8">
            <text:p>257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1]+[.$C$14]" office:value-type="float" office:value="1.652">
            <text:p>1.65E+000</text:p>
          </table:table-cell>
          <table:table-cell table:formula="of:=[.C431]+[.D432]*([.B432]-[.B431])+0.5*[.E432]*([.B432]-[.B431])^2" office:value-type="float" office:value="1054.9504">
            <text:p>1054.95</text:p>
          </table:table-cell>
          <table:table-cell table:formula="of:=[.D431]+[.E431]*([.B432]-[.B431])" office:value-type="float" office:value="2585.6">
            <text:p>258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2]+[.$C$14]" office:value-type="float" office:value="1.656">
            <text:p>1.66E+000</text:p>
          </table:table-cell>
          <table:table-cell table:formula="of:=[.C432]+[.D433]*([.B433]-[.B432])+0.5*[.E433]*([.B433]-[.B432])^2" office:value-type="float" office:value="1065.3696">
            <text:p>1065.37</text:p>
          </table:table-cell>
          <table:table-cell table:formula="of:=[.D432]+[.E432]*([.B433]-[.B432])" office:value-type="float" office:value="2598.4">
            <text:p>259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3]+[.$C$14]" office:value-type="float" office:value="1.66">
            <text:p>1.66E+000</text:p>
          </table:table-cell>
          <table:table-cell table:formula="of:=[.C433]+[.D434]*([.B434]-[.B433])+0.5*[.E434]*([.B434]-[.B433])^2" office:value-type="float" office:value="1075.84">
            <text:p>1075.84</text:p>
          </table:table-cell>
          <table:table-cell table:formula="of:=[.D433]+[.E433]*([.B434]-[.B433])" office:value-type="float" office:value="2611.2">
            <text:p>261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4]+[.$C$14]" office:value-type="float" office:value="1.664">
            <text:p>1.66E+000</text:p>
          </table:table-cell>
          <table:table-cell table:formula="of:=[.C434]+[.D435]*([.B435]-[.B434])+0.5*[.E435]*([.B435]-[.B434])^2" office:value-type="float" office:value="1086.3616">
            <text:p>1086.36</text:p>
          </table:table-cell>
          <table:table-cell table:formula="of:=[.D434]+[.E434]*([.B435]-[.B434])" office:value-type="float" office:value="2624">
            <text:p>262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5]+[.$C$14]" office:value-type="float" office:value="1.668">
            <text:p>1.67E+000</text:p>
          </table:table-cell>
          <table:table-cell table:formula="of:=[.C435]+[.D436]*([.B436]-[.B435])+0.5*[.E436]*([.B436]-[.B435])^2" office:value-type="float" office:value="1096.9344">
            <text:p>1096.93</text:p>
          </table:table-cell>
          <table:table-cell table:formula="of:=[.D435]+[.E435]*([.B436]-[.B435])" office:value-type="float" office:value="2636.8">
            <text:p>263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6]+[.$C$14]" office:value-type="float" office:value="1.672">
            <text:p>1.67E+000</text:p>
          </table:table-cell>
          <table:table-cell table:formula="of:=[.C436]+[.D437]*([.B437]-[.B436])+0.5*[.E437]*([.B437]-[.B436])^2" office:value-type="float" office:value="1107.5584">
            <text:p>1107.56</text:p>
          </table:table-cell>
          <table:table-cell table:formula="of:=[.D436]+[.E436]*([.B437]-[.B436])" office:value-type="float" office:value="2649.6">
            <text:p>264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7]+[.$C$14]" office:value-type="float" office:value="1.676">
            <text:p>1.68E+000</text:p>
          </table:table-cell>
          <table:table-cell table:formula="of:=[.C437]+[.D438]*([.B438]-[.B437])+0.5*[.E438]*([.B438]-[.B437])^2" office:value-type="float" office:value="1118.2336">
            <text:p>1118.23</text:p>
          </table:table-cell>
          <table:table-cell table:formula="of:=[.D437]+[.E437]*([.B438]-[.B437])" office:value-type="float" office:value="2662.4">
            <text:p>266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8]+[.$C$14]" office:value-type="float" office:value="1.68">
            <text:p>1.68E+000</text:p>
          </table:table-cell>
          <table:table-cell table:formula="of:=[.C438]+[.D439]*([.B439]-[.B438])+0.5*[.E439]*([.B439]-[.B438])^2" office:value-type="float" office:value="1128.96">
            <text:p>1128.96</text:p>
          </table:table-cell>
          <table:table-cell table:formula="of:=[.D438]+[.E438]*([.B439]-[.B438])" office:value-type="float" office:value="2675.2">
            <text:p>267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39]+[.$C$14]" office:value-type="float" office:value="1.684">
            <text:p>1.68E+000</text:p>
          </table:table-cell>
          <table:table-cell table:formula="of:=[.C439]+[.D440]*([.B440]-[.B439])+0.5*[.E440]*([.B440]-[.B439])^2" office:value-type="float" office:value="1139.7376">
            <text:p>1139.74</text:p>
          </table:table-cell>
          <table:table-cell table:formula="of:=[.D439]+[.E439]*([.B440]-[.B439])" office:value-type="float" office:value="2688">
            <text:p>268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0]+[.$C$14]" office:value-type="float" office:value="1.688">
            <text:p>1.69E+000</text:p>
          </table:table-cell>
          <table:table-cell table:formula="of:=[.C440]+[.D441]*([.B441]-[.B440])+0.5*[.E441]*([.B441]-[.B440])^2" office:value-type="float" office:value="1150.5664">
            <text:p>1150.57</text:p>
          </table:table-cell>
          <table:table-cell table:formula="of:=[.D440]+[.E440]*([.B441]-[.B440])" office:value-type="float" office:value="2700.8">
            <text:p>270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1]+[.$C$14]" office:value-type="float" office:value="1.692">
            <text:p>1.69E+000</text:p>
          </table:table-cell>
          <table:table-cell table:formula="of:=[.C441]+[.D442]*([.B442]-[.B441])+0.5*[.E442]*([.B442]-[.B441])^2" office:value-type="float" office:value="1161.4464">
            <text:p>1161.45</text:p>
          </table:table-cell>
          <table:table-cell table:formula="of:=[.D441]+[.E441]*([.B442]-[.B441])" office:value-type="float" office:value="2713.6">
            <text:p>271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2]+[.$C$14]" office:value-type="float" office:value="1.696">
            <text:p>1.70E+000</text:p>
          </table:table-cell>
          <table:table-cell table:formula="of:=[.C442]+[.D443]*([.B443]-[.B442])+0.5*[.E443]*([.B443]-[.B442])^2" office:value-type="float" office:value="1172.3776">
            <text:p>1172.38</text:p>
          </table:table-cell>
          <table:table-cell table:formula="of:=[.D442]+[.E442]*([.B443]-[.B442])" office:value-type="float" office:value="2726.4">
            <text:p>272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3]+[.$C$14]" office:value-type="float" office:value="1.7">
            <text:p>1.70E+000</text:p>
          </table:table-cell>
          <table:table-cell table:formula="of:=[.C443]+[.D444]*([.B444]-[.B443])+0.5*[.E444]*([.B444]-[.B443])^2" office:value-type="float" office:value="1183.36">
            <text:p>1183.36</text:p>
          </table:table-cell>
          <table:table-cell table:formula="of:=[.D443]+[.E443]*([.B444]-[.B443])" office:value-type="float" office:value="2739.2">
            <text:p>273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4]+[.$C$14]" office:value-type="float" office:value="1.704">
            <text:p>1.70E+000</text:p>
          </table:table-cell>
          <table:table-cell table:formula="of:=[.C444]+[.D445]*([.B445]-[.B444])+0.5*[.E445]*([.B445]-[.B444])^2" office:value-type="float" office:value="1194.3936">
            <text:p>1194.39</text:p>
          </table:table-cell>
          <table:table-cell table:formula="of:=[.D444]+[.E444]*([.B445]-[.B444])" office:value-type="float" office:value="2752">
            <text:p>275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5]+[.$C$14]" office:value-type="float" office:value="1.708">
            <text:p>1.71E+000</text:p>
          </table:table-cell>
          <table:table-cell table:formula="of:=[.C445]+[.D446]*([.B446]-[.B445])+0.5*[.E446]*([.B446]-[.B445])^2" office:value-type="float" office:value="1205.4784">
            <text:p>1205.48</text:p>
          </table:table-cell>
          <table:table-cell table:formula="of:=[.D445]+[.E445]*([.B446]-[.B445])" office:value-type="float" office:value="2764.8">
            <text:p>276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6]+[.$C$14]" office:value-type="float" office:value="1.712">
            <text:p>1.71E+000</text:p>
          </table:table-cell>
          <table:table-cell table:formula="of:=[.C446]+[.D447]*([.B447]-[.B446])+0.5*[.E447]*([.B447]-[.B446])^2" office:value-type="float" office:value="1216.6144">
            <text:p>1216.61</text:p>
          </table:table-cell>
          <table:table-cell table:formula="of:=[.D446]+[.E446]*([.B447]-[.B446])" office:value-type="float" office:value="2777.6">
            <text:p>277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7]+[.$C$14]" office:value-type="float" office:value="1.716">
            <text:p>1.72E+000</text:p>
          </table:table-cell>
          <table:table-cell table:formula="of:=[.C447]+[.D448]*([.B448]-[.B447])+0.5*[.E448]*([.B448]-[.B447])^2" office:value-type="float" office:value="1227.8016">
            <text:p>1227.8</text:p>
          </table:table-cell>
          <table:table-cell table:formula="of:=[.D447]+[.E447]*([.B448]-[.B447])" office:value-type="float" office:value="2790.4">
            <text:p>279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8]+[.$C$14]" office:value-type="float" office:value="1.72">
            <text:p>1.72E+000</text:p>
          </table:table-cell>
          <table:table-cell table:formula="of:=[.C448]+[.D449]*([.B449]-[.B448])+0.5*[.E449]*([.B449]-[.B448])^2" office:value-type="float" office:value="1239.04">
            <text:p>1239.04</text:p>
          </table:table-cell>
          <table:table-cell table:formula="of:=[.D448]+[.E448]*([.B449]-[.B448])" office:value-type="float" office:value="2803.20000000001">
            <text:p>280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49]+[.$C$14]" office:value-type="float" office:value="1.724">
            <text:p>1.72E+000</text:p>
          </table:table-cell>
          <table:table-cell table:formula="of:=[.C449]+[.D450]*([.B450]-[.B449])+0.5*[.E450]*([.B450]-[.B449])^2" office:value-type="float" office:value="1250.3296">
            <text:p>1250.33</text:p>
          </table:table-cell>
          <table:table-cell table:formula="of:=[.D449]+[.E449]*([.B450]-[.B449])" office:value-type="float" office:value="2816.00000000001">
            <text:p>281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0]+[.$C$14]" office:value-type="float" office:value="1.728">
            <text:p>1.73E+000</text:p>
          </table:table-cell>
          <table:table-cell table:formula="of:=[.C450]+[.D451]*([.B451]-[.B450])+0.5*[.E451]*([.B451]-[.B450])^2" office:value-type="float" office:value="1261.6704">
            <text:p>1261.67</text:p>
          </table:table-cell>
          <table:table-cell table:formula="of:=[.D450]+[.E450]*([.B451]-[.B450])" office:value-type="float" office:value="2828.80000000001">
            <text:p>282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1]+[.$C$14]" office:value-type="float" office:value="1.732">
            <text:p>1.73E+000</text:p>
          </table:table-cell>
          <table:table-cell table:formula="of:=[.C451]+[.D452]*([.B452]-[.B451])+0.5*[.E452]*([.B452]-[.B451])^2" office:value-type="float" office:value="1273.0624">
            <text:p>1273.06</text:p>
          </table:table-cell>
          <table:table-cell table:formula="of:=[.D451]+[.E451]*([.B452]-[.B451])" office:value-type="float" office:value="2841.60000000001">
            <text:p>284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2]+[.$C$14]" office:value-type="float" office:value="1.736">
            <text:p>1.74E+000</text:p>
          </table:table-cell>
          <table:table-cell table:formula="of:=[.C452]+[.D453]*([.B453]-[.B452])+0.5*[.E453]*([.B453]-[.B452])^2" office:value-type="float" office:value="1284.5056">
            <text:p>1284.51</text:p>
          </table:table-cell>
          <table:table-cell table:formula="of:=[.D452]+[.E452]*([.B453]-[.B452])" office:value-type="float" office:value="2854.40000000001">
            <text:p>285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3]+[.$C$14]" office:value-type="float" office:value="1.74">
            <text:p>1.74E+000</text:p>
          </table:table-cell>
          <table:table-cell table:formula="of:=[.C453]+[.D454]*([.B454]-[.B453])+0.5*[.E454]*([.B454]-[.B453])^2" office:value-type="float" office:value="1296">
            <text:p>1296</text:p>
          </table:table-cell>
          <table:table-cell table:formula="of:=[.D453]+[.E453]*([.B454]-[.B453])" office:value-type="float" office:value="2867.20000000001">
            <text:p>286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4]+[.$C$14]" office:value-type="float" office:value="1.744">
            <text:p>1.74E+000</text:p>
          </table:table-cell>
          <table:table-cell table:formula="of:=[.C454]+[.D455]*([.B455]-[.B454])+0.5*[.E455]*([.B455]-[.B454])^2" office:value-type="float" office:value="1307.5456">
            <text:p>1307.55</text:p>
          </table:table-cell>
          <table:table-cell table:formula="of:=[.D454]+[.E454]*([.B455]-[.B454])" office:value-type="float" office:value="2880.00000000001">
            <text:p>288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5]+[.$C$14]" office:value-type="float" office:value="1.748">
            <text:p>1.75E+000</text:p>
          </table:table-cell>
          <table:table-cell table:formula="of:=[.C455]+[.D456]*([.B456]-[.B455])+0.5*[.E456]*([.B456]-[.B455])^2" office:value-type="float" office:value="1319.1424">
            <text:p>1319.14</text:p>
          </table:table-cell>
          <table:table-cell table:formula="of:=[.D455]+[.E455]*([.B456]-[.B455])" office:value-type="float" office:value="2892.80000000001">
            <text:p>289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6]+[.$C$14]" office:value-type="float" office:value="1.752">
            <text:p>1.75E+000</text:p>
          </table:table-cell>
          <table:table-cell table:formula="of:=[.C456]+[.D457]*([.B457]-[.B456])+0.5*[.E457]*([.B457]-[.B456])^2" office:value-type="float" office:value="1330.7904">
            <text:p>1330.79</text:p>
          </table:table-cell>
          <table:table-cell table:formula="of:=[.D456]+[.E456]*([.B457]-[.B456])" office:value-type="float" office:value="2905.60000000001">
            <text:p>290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7]+[.$C$14]" office:value-type="float" office:value="1.756">
            <text:p>1.76E+000</text:p>
          </table:table-cell>
          <table:table-cell table:formula="of:=[.C457]+[.D458]*([.B458]-[.B457])+0.5*[.E458]*([.B458]-[.B457])^2" office:value-type="float" office:value="1342.4896">
            <text:p>1342.49</text:p>
          </table:table-cell>
          <table:table-cell table:formula="of:=[.D457]+[.E457]*([.B458]-[.B457])" office:value-type="float" office:value="2918.40000000001">
            <text:p>291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8]+[.$C$14]" office:value-type="float" office:value="1.76">
            <text:p>1.76E+000</text:p>
          </table:table-cell>
          <table:table-cell table:formula="of:=[.C458]+[.D459]*([.B459]-[.B458])+0.5*[.E459]*([.B459]-[.B458])^2" office:value-type="float" office:value="1354.24">
            <text:p>1354.24</text:p>
          </table:table-cell>
          <table:table-cell table:formula="of:=[.D458]+[.E458]*([.B459]-[.B458])" office:value-type="float" office:value="2931.20000000001">
            <text:p>293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59]+[.$C$14]" office:value-type="float" office:value="1.764">
            <text:p>1.76E+000</text:p>
          </table:table-cell>
          <table:table-cell table:formula="of:=[.C459]+[.D460]*([.B460]-[.B459])+0.5*[.E460]*([.B460]-[.B459])^2" office:value-type="float" office:value="1366.0416">
            <text:p>1366.04</text:p>
          </table:table-cell>
          <table:table-cell table:formula="of:=[.D459]+[.E459]*([.B460]-[.B459])" office:value-type="float" office:value="2944.00000000001">
            <text:p>294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0]+[.$C$14]" office:value-type="float" office:value="1.768">
            <text:p>1.77E+000</text:p>
          </table:table-cell>
          <table:table-cell table:formula="of:=[.C460]+[.D461]*([.B461]-[.B460])+0.5*[.E461]*([.B461]-[.B460])^2" office:value-type="float" office:value="1377.8944">
            <text:p>1377.89</text:p>
          </table:table-cell>
          <table:table-cell table:formula="of:=[.D460]+[.E460]*([.B461]-[.B460])" office:value-type="float" office:value="2956.80000000001">
            <text:p>295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1]+[.$C$14]" office:value-type="float" office:value="1.772">
            <text:p>1.77E+000</text:p>
          </table:table-cell>
          <table:table-cell table:formula="of:=[.C461]+[.D462]*([.B462]-[.B461])+0.5*[.E462]*([.B462]-[.B461])^2" office:value-type="float" office:value="1389.7984">
            <text:p>1389.8</text:p>
          </table:table-cell>
          <table:table-cell table:formula="of:=[.D461]+[.E461]*([.B462]-[.B461])" office:value-type="float" office:value="2969.60000000001">
            <text:p>296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2]+[.$C$14]" office:value-type="float" office:value="1.776">
            <text:p>1.78E+000</text:p>
          </table:table-cell>
          <table:table-cell table:formula="of:=[.C462]+[.D463]*([.B463]-[.B462])+0.5*[.E463]*([.B463]-[.B462])^2" office:value-type="float" office:value="1401.7536">
            <text:p>1401.75</text:p>
          </table:table-cell>
          <table:table-cell table:formula="of:=[.D462]+[.E462]*([.B463]-[.B462])" office:value-type="float" office:value="2982.40000000001">
            <text:p>298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3]+[.$C$14]" office:value-type="float" office:value="1.78">
            <text:p>1.78E+000</text:p>
          </table:table-cell>
          <table:table-cell table:formula="of:=[.C463]+[.D464]*([.B464]-[.B463])+0.5*[.E464]*([.B464]-[.B463])^2" office:value-type="float" office:value="1413.76">
            <text:p>1413.76</text:p>
          </table:table-cell>
          <table:table-cell table:formula="of:=[.D463]+[.E463]*([.B464]-[.B463])" office:value-type="float" office:value="2995.20000000001">
            <text:p>299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4]+[.$C$14]" office:value-type="float" office:value="1.784">
            <text:p>1.78E+000</text:p>
          </table:table-cell>
          <table:table-cell table:formula="of:=[.C464]+[.D465]*([.B465]-[.B464])+0.5*[.E465]*([.B465]-[.B464])^2" office:value-type="float" office:value="1425.8176">
            <text:p>1425.82</text:p>
          </table:table-cell>
          <table:table-cell table:formula="of:=[.D464]+[.E464]*([.B465]-[.B464])" office:value-type="float" office:value="3008.00000000001">
            <text:p>300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5]+[.$C$14]" office:value-type="float" office:value="1.788">
            <text:p>1.79E+000</text:p>
          </table:table-cell>
          <table:table-cell table:formula="of:=[.C465]+[.D466]*([.B466]-[.B465])+0.5*[.E466]*([.B466]-[.B465])^2" office:value-type="float" office:value="1437.9264">
            <text:p>1437.93</text:p>
          </table:table-cell>
          <table:table-cell table:formula="of:=[.D465]+[.E465]*([.B466]-[.B465])" office:value-type="float" office:value="3020.80000000001">
            <text:p>302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6]+[.$C$14]" office:value-type="float" office:value="1.792">
            <text:p>1.79E+000</text:p>
          </table:table-cell>
          <table:table-cell table:formula="of:=[.C466]+[.D467]*([.B467]-[.B466])+0.5*[.E467]*([.B467]-[.B466])^2" office:value-type="float" office:value="1450.0864">
            <text:p>1450.09</text:p>
          </table:table-cell>
          <table:table-cell table:formula="of:=[.D466]+[.E466]*([.B467]-[.B466])" office:value-type="float" office:value="3033.60000000001">
            <text:p>303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7]+[.$C$14]" office:value-type="float" office:value="1.796">
            <text:p>1.80E+000</text:p>
          </table:table-cell>
          <table:table-cell table:formula="of:=[.C467]+[.D468]*([.B468]-[.B467])+0.5*[.E468]*([.B468]-[.B467])^2" office:value-type="float" office:value="1462.2976">
            <text:p>1462.3</text:p>
          </table:table-cell>
          <table:table-cell table:formula="of:=[.D467]+[.E467]*([.B468]-[.B467])" office:value-type="float" office:value="3046.40000000001">
            <text:p>304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8]+[.$C$14]" office:value-type="float" office:value="1.8">
            <text:p>1.80E+000</text:p>
          </table:table-cell>
          <table:table-cell table:formula="of:=[.C468]+[.D469]*([.B469]-[.B468])+0.5*[.E469]*([.B469]-[.B468])^2" office:value-type="float" office:value="1474.56">
            <text:p>1474.56</text:p>
          </table:table-cell>
          <table:table-cell table:formula="of:=[.D468]+[.E468]*([.B469]-[.B468])" office:value-type="float" office:value="3059.20000000001">
            <text:p>305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69]+[.$C$14]" office:value-type="float" office:value="1.804">
            <text:p>1.80E+000</text:p>
          </table:table-cell>
          <table:table-cell table:formula="of:=[.C469]+[.D470]*([.B470]-[.B469])+0.5*[.E470]*([.B470]-[.B469])^2" office:value-type="float" office:value="1486.8736">
            <text:p>1486.87</text:p>
          </table:table-cell>
          <table:table-cell table:formula="of:=[.D469]+[.E469]*([.B470]-[.B469])" office:value-type="float" office:value="3072.00000000001">
            <text:p>307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0]+[.$C$14]" office:value-type="float" office:value="1.808">
            <text:p>1.81E+000</text:p>
          </table:table-cell>
          <table:table-cell table:formula="of:=[.C470]+[.D471]*([.B471]-[.B470])+0.5*[.E471]*([.B471]-[.B470])^2" office:value-type="float" office:value="1499.2384">
            <text:p>1499.24</text:p>
          </table:table-cell>
          <table:table-cell table:formula="of:=[.D470]+[.E470]*([.B471]-[.B470])" office:value-type="float" office:value="3084.80000000001">
            <text:p>308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1]+[.$C$14]" office:value-type="float" office:value="1.812">
            <text:p>1.81E+000</text:p>
          </table:table-cell>
          <table:table-cell table:formula="of:=[.C471]+[.D472]*([.B472]-[.B471])+0.5*[.E472]*([.B472]-[.B471])^2" office:value-type="float" office:value="1511.6544">
            <text:p>1511.65</text:p>
          </table:table-cell>
          <table:table-cell table:formula="of:=[.D471]+[.E471]*([.B472]-[.B471])" office:value-type="float" office:value="3097.60000000001">
            <text:p>309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2]+[.$C$14]" office:value-type="float" office:value="1.816">
            <text:p>1.82E+000</text:p>
          </table:table-cell>
          <table:table-cell table:formula="of:=[.C472]+[.D473]*([.B473]-[.B472])+0.5*[.E473]*([.B473]-[.B472])^2" office:value-type="float" office:value="1524.1216">
            <text:p>1524.12</text:p>
          </table:table-cell>
          <table:table-cell table:formula="of:=[.D472]+[.E472]*([.B473]-[.B472])" office:value-type="float" office:value="3110.40000000001">
            <text:p>311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3]+[.$C$14]" office:value-type="float" office:value="1.82">
            <text:p>1.82E+000</text:p>
          </table:table-cell>
          <table:table-cell table:formula="of:=[.C473]+[.D474]*([.B474]-[.B473])+0.5*[.E474]*([.B474]-[.B473])^2" office:value-type="float" office:value="1536.64">
            <text:p>1536.64</text:p>
          </table:table-cell>
          <table:table-cell table:formula="of:=[.D473]+[.E473]*([.B474]-[.B473])" office:value-type="float" office:value="3123.20000000001">
            <text:p>312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4]+[.$C$14]" office:value-type="float" office:value="1.824">
            <text:p>1.82E+000</text:p>
          </table:table-cell>
          <table:table-cell table:formula="of:=[.C474]+[.D475]*([.B475]-[.B474])+0.5*[.E475]*([.B475]-[.B474])^2" office:value-type="float" office:value="1549.2096">
            <text:p>1549.21</text:p>
          </table:table-cell>
          <table:table-cell table:formula="of:=[.D474]+[.E474]*([.B475]-[.B474])" office:value-type="float" office:value="3136.00000000001">
            <text:p>313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5]+[.$C$14]" office:value-type="float" office:value="1.828">
            <text:p>1.83E+000</text:p>
          </table:table-cell>
          <table:table-cell table:formula="of:=[.C475]+[.D476]*([.B476]-[.B475])+0.5*[.E476]*([.B476]-[.B475])^2" office:value-type="float" office:value="1561.8304">
            <text:p>1561.83</text:p>
          </table:table-cell>
          <table:table-cell table:formula="of:=[.D475]+[.E475]*([.B476]-[.B475])" office:value-type="float" office:value="3148.80000000001">
            <text:p>314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6]+[.$C$14]" office:value-type="float" office:value="1.832">
            <text:p>1.83E+000</text:p>
          </table:table-cell>
          <table:table-cell table:formula="of:=[.C476]+[.D477]*([.B477]-[.B476])+0.5*[.E477]*([.B477]-[.B476])^2" office:value-type="float" office:value="1574.5024">
            <text:p>1574.5</text:p>
          </table:table-cell>
          <table:table-cell table:formula="of:=[.D476]+[.E476]*([.B477]-[.B476])" office:value-type="float" office:value="3161.60000000001">
            <text:p>316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7]+[.$C$14]" office:value-type="float" office:value="1.836">
            <text:p>1.84E+000</text:p>
          </table:table-cell>
          <table:table-cell table:formula="of:=[.C477]+[.D478]*([.B478]-[.B477])+0.5*[.E478]*([.B478]-[.B477])^2" office:value-type="float" office:value="1587.2256">
            <text:p>1587.23</text:p>
          </table:table-cell>
          <table:table-cell table:formula="of:=[.D477]+[.E477]*([.B478]-[.B477])" office:value-type="float" office:value="3174.40000000001">
            <text:p>317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8]+[.$C$14]" office:value-type="float" office:value="1.84">
            <text:p>1.84E+000</text:p>
          </table:table-cell>
          <table:table-cell table:formula="of:=[.C478]+[.D479]*([.B479]-[.B478])+0.5*[.E479]*([.B479]-[.B478])^2" office:value-type="float" office:value="1600">
            <text:p>1600</text:p>
          </table:table-cell>
          <table:table-cell table:formula="of:=[.D478]+[.E478]*([.B479]-[.B478])" office:value-type="float" office:value="3187.20000000001">
            <text:p>318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79]+[.$C$14]" office:value-type="float" office:value="1.844">
            <text:p>1.84E+000</text:p>
          </table:table-cell>
          <table:table-cell table:formula="of:=[.C479]+[.D480]*([.B480]-[.B479])+0.5*[.E480]*([.B480]-[.B479])^2" office:value-type="float" office:value="1612.8256">
            <text:p>1612.83</text:p>
          </table:table-cell>
          <table:table-cell table:formula="of:=[.D479]+[.E479]*([.B480]-[.B479])" office:value-type="float" office:value="3200.00000000001">
            <text:p>320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0]+[.$C$14]" office:value-type="float" office:value="1.848">
            <text:p>1.85E+000</text:p>
          </table:table-cell>
          <table:table-cell table:formula="of:=[.C480]+[.D481]*([.B481]-[.B480])+0.5*[.E481]*([.B481]-[.B480])^2" office:value-type="float" office:value="1625.7024">
            <text:p>1625.7</text:p>
          </table:table-cell>
          <table:table-cell table:formula="of:=[.D480]+[.E480]*([.B481]-[.B480])" office:value-type="float" office:value="3212.80000000001">
            <text:p>321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1]+[.$C$14]" office:value-type="float" office:value="1.852">
            <text:p>1.85E+000</text:p>
          </table:table-cell>
          <table:table-cell table:formula="of:=[.C481]+[.D482]*([.B482]-[.B481])+0.5*[.E482]*([.B482]-[.B481])^2" office:value-type="float" office:value="1638.6304">
            <text:p>1638.63</text:p>
          </table:table-cell>
          <table:table-cell table:formula="of:=[.D481]+[.E481]*([.B482]-[.B481])" office:value-type="float" office:value="3225.60000000001">
            <text:p>322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2]+[.$C$14]" office:value-type="float" office:value="1.856">
            <text:p>1.86E+000</text:p>
          </table:table-cell>
          <table:table-cell table:formula="of:=[.C482]+[.D483]*([.B483]-[.B482])+0.5*[.E483]*([.B483]-[.B482])^2" office:value-type="float" office:value="1651.6096">
            <text:p>1651.61</text:p>
          </table:table-cell>
          <table:table-cell table:formula="of:=[.D482]+[.E482]*([.B483]-[.B482])" office:value-type="float" office:value="3238.40000000001">
            <text:p>323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3]+[.$C$14]" office:value-type="float" office:value="1.86">
            <text:p>1.86E+000</text:p>
          </table:table-cell>
          <table:table-cell table:formula="of:=[.C483]+[.D484]*([.B484]-[.B483])+0.5*[.E484]*([.B484]-[.B483])^2" office:value-type="float" office:value="1664.64">
            <text:p>1664.64</text:p>
          </table:table-cell>
          <table:table-cell table:formula="of:=[.D483]+[.E483]*([.B484]-[.B483])" office:value-type="float" office:value="3251.20000000001">
            <text:p>325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4]+[.$C$14]" office:value-type="float" office:value="1.864">
            <text:p>1.86E+000</text:p>
          </table:table-cell>
          <table:table-cell table:formula="of:=[.C484]+[.D485]*([.B485]-[.B484])+0.5*[.E485]*([.B485]-[.B484])^2" office:value-type="float" office:value="1677.7216">
            <text:p>1677.72</text:p>
          </table:table-cell>
          <table:table-cell table:formula="of:=[.D484]+[.E484]*([.B485]-[.B484])" office:value-type="float" office:value="3264.00000000001">
            <text:p>326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5]+[.$C$14]" office:value-type="float" office:value="1.868">
            <text:p>1.87E+000</text:p>
          </table:table-cell>
          <table:table-cell table:formula="of:=[.C485]+[.D486]*([.B486]-[.B485])+0.5*[.E486]*([.B486]-[.B485])^2" office:value-type="float" office:value="1690.8544">
            <text:p>1690.85</text:p>
          </table:table-cell>
          <table:table-cell table:formula="of:=[.D485]+[.E485]*([.B486]-[.B485])" office:value-type="float" office:value="3276.80000000001">
            <text:p>327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6]+[.$C$14]" office:value-type="float" office:value="1.872">
            <text:p>1.87E+000</text:p>
          </table:table-cell>
          <table:table-cell table:formula="of:=[.C486]+[.D487]*([.B487]-[.B486])+0.5*[.E487]*([.B487]-[.B486])^2" office:value-type="float" office:value="1704.0384">
            <text:p>1704.04</text:p>
          </table:table-cell>
          <table:table-cell table:formula="of:=[.D486]+[.E486]*([.B487]-[.B486])" office:value-type="float" office:value="3289.60000000001">
            <text:p>328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7]+[.$C$14]" office:value-type="float" office:value="1.876">
            <text:p>1.88E+000</text:p>
          </table:table-cell>
          <table:table-cell table:formula="of:=[.C487]+[.D488]*([.B488]-[.B487])+0.5*[.E488]*([.B488]-[.B487])^2" office:value-type="float" office:value="1717.2736">
            <text:p>1717.27</text:p>
          </table:table-cell>
          <table:table-cell table:formula="of:=[.D487]+[.E487]*([.B488]-[.B487])" office:value-type="float" office:value="3302.40000000001">
            <text:p>330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8]+[.$C$14]" office:value-type="float" office:value="1.88">
            <text:p>1.88E+000</text:p>
          </table:table-cell>
          <table:table-cell table:formula="of:=[.C488]+[.D489]*([.B489]-[.B488])+0.5*[.E489]*([.B489]-[.B488])^2" office:value-type="float" office:value="1730.56">
            <text:p>1730.56</text:p>
          </table:table-cell>
          <table:table-cell table:formula="of:=[.D488]+[.E488]*([.B489]-[.B488])" office:value-type="float" office:value="3315.20000000001">
            <text:p>331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89]+[.$C$14]" office:value-type="float" office:value="1.884">
            <text:p>1.88E+000</text:p>
          </table:table-cell>
          <table:table-cell table:formula="of:=[.C489]+[.D490]*([.B490]-[.B489])+0.5*[.E490]*([.B490]-[.B489])^2" office:value-type="float" office:value="1743.8976">
            <text:p>1743.9</text:p>
          </table:table-cell>
          <table:table-cell table:formula="of:=[.D489]+[.E489]*([.B490]-[.B489])" office:value-type="float" office:value="3328.00000000001">
            <text:p>332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0]+[.$C$14]" office:value-type="float" office:value="1.888">
            <text:p>1.89E+000</text:p>
          </table:table-cell>
          <table:table-cell table:formula="of:=[.C490]+[.D491]*([.B491]-[.B490])+0.5*[.E491]*([.B491]-[.B490])^2" office:value-type="float" office:value="1757.2864">
            <text:p>1757.29</text:p>
          </table:table-cell>
          <table:table-cell table:formula="of:=[.D490]+[.E490]*([.B491]-[.B490])" office:value-type="float" office:value="3340.80000000001">
            <text:p>334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1]+[.$C$14]" office:value-type="float" office:value="1.892">
            <text:p>1.89E+000</text:p>
          </table:table-cell>
          <table:table-cell table:formula="of:=[.C491]+[.D492]*([.B492]-[.B491])+0.5*[.E492]*([.B492]-[.B491])^2" office:value-type="float" office:value="1770.7264">
            <text:p>1770.73</text:p>
          </table:table-cell>
          <table:table-cell table:formula="of:=[.D491]+[.E491]*([.B492]-[.B491])" office:value-type="float" office:value="3353.60000000001">
            <text:p>335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2]+[.$C$14]" office:value-type="float" office:value="1.896">
            <text:p>1.90E+000</text:p>
          </table:table-cell>
          <table:table-cell table:formula="of:=[.C492]+[.D493]*([.B493]-[.B492])+0.5*[.E493]*([.B493]-[.B492])^2" office:value-type="float" office:value="1784.2176">
            <text:p>1784.22</text:p>
          </table:table-cell>
          <table:table-cell table:formula="of:=[.D492]+[.E492]*([.B493]-[.B492])" office:value-type="float" office:value="3366.40000000001">
            <text:p>336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3]+[.$C$14]" office:value-type="float" office:value="1.9">
            <text:p>1.90E+000</text:p>
          </table:table-cell>
          <table:table-cell table:formula="of:=[.C493]+[.D494]*([.B494]-[.B493])+0.5*[.E494]*([.B494]-[.B493])^2" office:value-type="float" office:value="1797.76">
            <text:p>1797.76</text:p>
          </table:table-cell>
          <table:table-cell table:formula="of:=[.D493]+[.E493]*([.B494]-[.B493])" office:value-type="float" office:value="3379.20000000001">
            <text:p>337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4]+[.$C$14]" office:value-type="float" office:value="1.904">
            <text:p>1.90E+000</text:p>
          </table:table-cell>
          <table:table-cell table:formula="of:=[.C494]+[.D495]*([.B495]-[.B494])+0.5*[.E495]*([.B495]-[.B494])^2" office:value-type="float" office:value="1811.3536">
            <text:p>1811.35</text:p>
          </table:table-cell>
          <table:table-cell table:formula="of:=[.D494]+[.E494]*([.B495]-[.B494])" office:value-type="float" office:value="3392.00000000001">
            <text:p>339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5]+[.$C$14]" office:value-type="float" office:value="1.908">
            <text:p>1.91E+000</text:p>
          </table:table-cell>
          <table:table-cell table:formula="of:=[.C495]+[.D496]*([.B496]-[.B495])+0.5*[.E496]*([.B496]-[.B495])^2" office:value-type="float" office:value="1824.9984">
            <text:p>1825</text:p>
          </table:table-cell>
          <table:table-cell table:formula="of:=[.D495]+[.E495]*([.B496]-[.B495])" office:value-type="float" office:value="3404.80000000001">
            <text:p>340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6]+[.$C$14]" office:value-type="float" office:value="1.912">
            <text:p>1.91E+000</text:p>
          </table:table-cell>
          <table:table-cell table:formula="of:=[.C496]+[.D497]*([.B497]-[.B496])+0.5*[.E497]*([.B497]-[.B496])^2" office:value-type="float" office:value="1838.6944">
            <text:p>1838.69</text:p>
          </table:table-cell>
          <table:table-cell table:formula="of:=[.D496]+[.E496]*([.B497]-[.B496])" office:value-type="float" office:value="3417.60000000001">
            <text:p>341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7]+[.$C$14]" office:value-type="float" office:value="1.916">
            <text:p>1.92E+000</text:p>
          </table:table-cell>
          <table:table-cell table:formula="of:=[.C497]+[.D498]*([.B498]-[.B497])+0.5*[.E498]*([.B498]-[.B497])^2" office:value-type="float" office:value="1852.4416">
            <text:p>1852.44</text:p>
          </table:table-cell>
          <table:table-cell table:formula="of:=[.D497]+[.E497]*([.B498]-[.B497])" office:value-type="float" office:value="3430.40000000001">
            <text:p>343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8]+[.$C$14]" office:value-type="float" office:value="1.92">
            <text:p>1.92E+000</text:p>
          </table:table-cell>
          <table:table-cell table:formula="of:=[.C498]+[.D499]*([.B499]-[.B498])+0.5*[.E499]*([.B499]-[.B498])^2" office:value-type="float" office:value="1866.24">
            <text:p>1866.24</text:p>
          </table:table-cell>
          <table:table-cell table:formula="of:=[.D498]+[.E498]*([.B499]-[.B498])" office:value-type="float" office:value="3443.20000000001">
            <text:p>344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499]+[.$C$14]" office:value-type="float" office:value="1.924">
            <text:p>1.92E+000</text:p>
          </table:table-cell>
          <table:table-cell table:formula="of:=[.C499]+[.D500]*([.B500]-[.B499])+0.5*[.E500]*([.B500]-[.B499])^2" office:value-type="float" office:value="1880.0896">
            <text:p>1880.09</text:p>
          </table:table-cell>
          <table:table-cell table:formula="of:=[.D499]+[.E499]*([.B500]-[.B499])" office:value-type="float" office:value="3456.00000000001">
            <text:p>345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0]+[.$C$14]" office:value-type="float" office:value="1.928">
            <text:p>1.93E+000</text:p>
          </table:table-cell>
          <table:table-cell table:formula="of:=[.C500]+[.D501]*([.B501]-[.B500])+0.5*[.E501]*([.B501]-[.B500])^2" office:value-type="float" office:value="1893.9904">
            <text:p>1893.99</text:p>
          </table:table-cell>
          <table:table-cell table:formula="of:=[.D500]+[.E500]*([.B501]-[.B500])" office:value-type="float" office:value="3468.80000000001">
            <text:p>346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1]+[.$C$14]" office:value-type="float" office:value="1.932">
            <text:p>1.93E+000</text:p>
          </table:table-cell>
          <table:table-cell table:formula="of:=[.C501]+[.D502]*([.B502]-[.B501])+0.5*[.E502]*([.B502]-[.B501])^2" office:value-type="float" office:value="1907.9424">
            <text:p>1907.94</text:p>
          </table:table-cell>
          <table:table-cell table:formula="of:=[.D501]+[.E501]*([.B502]-[.B501])" office:value-type="float" office:value="3481.60000000001">
            <text:p>348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2]+[.$C$14]" office:value-type="float" office:value="1.936">
            <text:p>1.94E+000</text:p>
          </table:table-cell>
          <table:table-cell table:formula="of:=[.C502]+[.D503]*([.B503]-[.B502])+0.5*[.E503]*([.B503]-[.B502])^2" office:value-type="float" office:value="1921.9456">
            <text:p>1921.95</text:p>
          </table:table-cell>
          <table:table-cell table:formula="of:=[.D502]+[.E502]*([.B503]-[.B502])" office:value-type="float" office:value="3494.40000000002">
            <text:p>349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3]+[.$C$14]" office:value-type="float" office:value="1.94">
            <text:p>1.94E+000</text:p>
          </table:table-cell>
          <table:table-cell table:formula="of:=[.C503]+[.D504]*([.B504]-[.B503])+0.5*[.E504]*([.B504]-[.B503])^2" office:value-type="float" office:value="1936">
            <text:p>1936</text:p>
          </table:table-cell>
          <table:table-cell table:formula="of:=[.D503]+[.E503]*([.B504]-[.B503])" office:value-type="float" office:value="3507.20000000002">
            <text:p>350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4]+[.$C$14]" office:value-type="float" office:value="1.944">
            <text:p>1.94E+000</text:p>
          </table:table-cell>
          <table:table-cell table:formula="of:=[.C504]+[.D505]*([.B505]-[.B504])+0.5*[.E505]*([.B505]-[.B504])^2" office:value-type="float" office:value="1950.1056">
            <text:p>1950.11</text:p>
          </table:table-cell>
          <table:table-cell table:formula="of:=[.D504]+[.E504]*([.B505]-[.B504])" office:value-type="float" office:value="3520.00000000002">
            <text:p>352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5]+[.$C$14]" office:value-type="float" office:value="1.948">
            <text:p>1.95E+000</text:p>
          </table:table-cell>
          <table:table-cell table:formula="of:=[.C505]+[.D506]*([.B506]-[.B505])+0.5*[.E506]*([.B506]-[.B505])^2" office:value-type="float" office:value="1964.2624">
            <text:p>1964.26</text:p>
          </table:table-cell>
          <table:table-cell table:formula="of:=[.D505]+[.E505]*([.B506]-[.B505])" office:value-type="float" office:value="3532.80000000002">
            <text:p>353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6]+[.$C$14]" office:value-type="float" office:value="1.952">
            <text:p>1.95E+000</text:p>
          </table:table-cell>
          <table:table-cell table:formula="of:=[.C506]+[.D507]*([.B507]-[.B506])+0.5*[.E507]*([.B507]-[.B506])^2" office:value-type="float" office:value="1978.4704">
            <text:p>1978.47</text:p>
          </table:table-cell>
          <table:table-cell table:formula="of:=[.D506]+[.E506]*([.B507]-[.B506])" office:value-type="float" office:value="3545.60000000002">
            <text:p>354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7]+[.$C$14]" office:value-type="float" office:value="1.956">
            <text:p>1.96E+000</text:p>
          </table:table-cell>
          <table:table-cell table:formula="of:=[.C507]+[.D508]*([.B508]-[.B507])+0.5*[.E508]*([.B508]-[.B507])^2" office:value-type="float" office:value="1992.7296">
            <text:p>1992.73</text:p>
          </table:table-cell>
          <table:table-cell table:formula="of:=[.D507]+[.E507]*([.B508]-[.B507])" office:value-type="float" office:value="3558.40000000002">
            <text:p>355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8]+[.$C$14]" office:value-type="float" office:value="1.96">
            <text:p>1.96E+000</text:p>
          </table:table-cell>
          <table:table-cell table:formula="of:=[.C508]+[.D509]*([.B509]-[.B508])+0.5*[.E509]*([.B509]-[.B508])^2" office:value-type="float" office:value="2007.04">
            <text:p>2007.04</text:p>
          </table:table-cell>
          <table:table-cell table:formula="of:=[.D508]+[.E508]*([.B509]-[.B508])" office:value-type="float" office:value="3571.20000000002">
            <text:p>357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09]+[.$C$14]" office:value-type="float" office:value="1.964">
            <text:p>1.96E+000</text:p>
          </table:table-cell>
          <table:table-cell table:formula="of:=[.C509]+[.D510]*([.B510]-[.B509])+0.5*[.E510]*([.B510]-[.B509])^2" office:value-type="float" office:value="2021.4016">
            <text:p>2021.4</text:p>
          </table:table-cell>
          <table:table-cell table:formula="of:=[.D509]+[.E509]*([.B510]-[.B509])" office:value-type="float" office:value="3584.00000000002">
            <text:p>358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0]+[.$C$14]" office:value-type="float" office:value="1.968">
            <text:p>1.97E+000</text:p>
          </table:table-cell>
          <table:table-cell table:formula="of:=[.C510]+[.D511]*([.B511]-[.B510])+0.5*[.E511]*([.B511]-[.B510])^2" office:value-type="float" office:value="2035.8144">
            <text:p>2035.81</text:p>
          </table:table-cell>
          <table:table-cell table:formula="of:=[.D510]+[.E510]*([.B511]-[.B510])" office:value-type="float" office:value="3596.80000000002">
            <text:p>359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1]+[.$C$14]" office:value-type="float" office:value="1.972">
            <text:p>1.97E+000</text:p>
          </table:table-cell>
          <table:table-cell table:formula="of:=[.C511]+[.D512]*([.B512]-[.B511])+0.5*[.E512]*([.B512]-[.B511])^2" office:value-type="float" office:value="2050.2784">
            <text:p>2050.28</text:p>
          </table:table-cell>
          <table:table-cell table:formula="of:=[.D511]+[.E511]*([.B512]-[.B511])" office:value-type="float" office:value="3609.60000000002">
            <text:p>360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2]+[.$C$14]" office:value-type="float" office:value="1.976">
            <text:p>1.98E+000</text:p>
          </table:table-cell>
          <table:table-cell table:formula="of:=[.C512]+[.D513]*([.B513]-[.B512])+0.5*[.E513]*([.B513]-[.B512])^2" office:value-type="float" office:value="2064.7936">
            <text:p>2064.79</text:p>
          </table:table-cell>
          <table:table-cell table:formula="of:=[.D512]+[.E512]*([.B513]-[.B512])" office:value-type="float" office:value="3622.40000000002">
            <text:p>362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3]+[.$C$14]" office:value-type="float" office:value="1.98">
            <text:p>1.98E+000</text:p>
          </table:table-cell>
          <table:table-cell table:formula="of:=[.C513]+[.D514]*([.B514]-[.B513])+0.5*[.E514]*([.B514]-[.B513])^2" office:value-type="float" office:value="2079.36">
            <text:p>2079.36</text:p>
          </table:table-cell>
          <table:table-cell table:formula="of:=[.D513]+[.E513]*([.B514]-[.B513])" office:value-type="float" office:value="3635.20000000002">
            <text:p>363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4]+[.$C$14]" office:value-type="float" office:value="1.984">
            <text:p>1.98E+000</text:p>
          </table:table-cell>
          <table:table-cell table:formula="of:=[.C514]+[.D515]*([.B515]-[.B514])+0.5*[.E515]*([.B515]-[.B514])^2" office:value-type="float" office:value="2093.9776">
            <text:p>2093.98</text:p>
          </table:table-cell>
          <table:table-cell table:formula="of:=[.D514]+[.E514]*([.B515]-[.B514])" office:value-type="float" office:value="3648.00000000002">
            <text:p>364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5]+[.$C$14]" office:value-type="float" office:value="1.988">
            <text:p>1.99E+000</text:p>
          </table:table-cell>
          <table:table-cell table:formula="of:=[.C515]+[.D516]*([.B516]-[.B515])+0.5*[.E516]*([.B516]-[.B515])^2" office:value-type="float" office:value="2108.6464">
            <text:p>2108.65</text:p>
          </table:table-cell>
          <table:table-cell table:formula="of:=[.D515]+[.E515]*([.B516]-[.B515])" office:value-type="float" office:value="3660.80000000002">
            <text:p>366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6]+[.$C$14]" office:value-type="float" office:value="1.992">
            <text:p>1.99E+000</text:p>
          </table:table-cell>
          <table:table-cell table:formula="of:=[.C516]+[.D517]*([.B517]-[.B516])+0.5*[.E517]*([.B517]-[.B516])^2" office:value-type="float" office:value="2123.3664">
            <text:p>2123.37</text:p>
          </table:table-cell>
          <table:table-cell table:formula="of:=[.D516]+[.E516]*([.B517]-[.B516])" office:value-type="float" office:value="3673.60000000002">
            <text:p>367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7]+[.$C$14]" office:value-type="float" office:value="1.996">
            <text:p>2.00E+000</text:p>
          </table:table-cell>
          <table:table-cell table:formula="of:=[.C517]+[.D518]*([.B518]-[.B517])+0.5*[.E518]*([.B518]-[.B517])^2" office:value-type="float" office:value="2138.1376">
            <text:p>2138.14</text:p>
          </table:table-cell>
          <table:table-cell table:formula="of:=[.D517]+[.E517]*([.B518]-[.B517])" office:value-type="float" office:value="3686.40000000002">
            <text:p>368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8]+[.$C$14]" office:value-type="float" office:value="2">
            <text:p>2.00E+000</text:p>
          </table:table-cell>
          <table:table-cell table:formula="of:=[.C518]+[.D519]*([.B519]-[.B518])+0.5*[.E519]*([.B519]-[.B518])^2" office:value-type="float" office:value="2152.96">
            <text:p>2152.96</text:p>
          </table:table-cell>
          <table:table-cell table:formula="of:=[.D518]+[.E518]*([.B519]-[.B518])" office:value-type="float" office:value="3699.20000000002">
            <text:p>369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19]+[.$C$14]" office:value-type="float" office:value="2.004">
            <text:p>2.00E+000</text:p>
          </table:table-cell>
          <table:table-cell table:formula="of:=[.C519]+[.D520]*([.B520]-[.B519])+0.5*[.E520]*([.B520]-[.B519])^2" office:value-type="float" office:value="2167.8336">
            <text:p>2167.83</text:p>
          </table:table-cell>
          <table:table-cell table:formula="of:=[.D519]+[.E519]*([.B520]-[.B519])" office:value-type="float" office:value="3712.00000000002">
            <text:p>371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0]+[.$C$14]" office:value-type="float" office:value="2.008">
            <text:p>2.01E+000</text:p>
          </table:table-cell>
          <table:table-cell table:formula="of:=[.C520]+[.D521]*([.B521]-[.B520])+0.5*[.E521]*([.B521]-[.B520])^2" office:value-type="float" office:value="2182.7584">
            <text:p>2182.76</text:p>
          </table:table-cell>
          <table:table-cell table:formula="of:=[.D520]+[.E520]*([.B521]-[.B520])" office:value-type="float" office:value="3724.80000000002">
            <text:p>372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1]+[.$C$14]" office:value-type="float" office:value="2.012">
            <text:p>2.01E+000</text:p>
          </table:table-cell>
          <table:table-cell table:formula="of:=[.C521]+[.D522]*([.B522]-[.B521])+0.5*[.E522]*([.B522]-[.B521])^2" office:value-type="float" office:value="2197.7344">
            <text:p>2197.73</text:p>
          </table:table-cell>
          <table:table-cell table:formula="of:=[.D521]+[.E521]*([.B522]-[.B521])" office:value-type="float" office:value="3737.60000000002">
            <text:p>373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2]+[.$C$14]" office:value-type="float" office:value="2.016">
            <text:p>2.02E+000</text:p>
          </table:table-cell>
          <table:table-cell table:formula="of:=[.C522]+[.D523]*([.B523]-[.B522])+0.5*[.E523]*([.B523]-[.B522])^2" office:value-type="float" office:value="2212.7616">
            <text:p>2212.76</text:p>
          </table:table-cell>
          <table:table-cell table:formula="of:=[.D522]+[.E522]*([.B523]-[.B522])" office:value-type="float" office:value="3750.40000000002">
            <text:p>375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3]+[.$C$14]" office:value-type="float" office:value="2.02">
            <text:p>2.02E+000</text:p>
          </table:table-cell>
          <table:table-cell table:formula="of:=[.C523]+[.D524]*([.B524]-[.B523])+0.5*[.E524]*([.B524]-[.B523])^2" office:value-type="float" office:value="2227.84">
            <text:p>2227.84</text:p>
          </table:table-cell>
          <table:table-cell table:formula="of:=[.D523]+[.E523]*([.B524]-[.B523])" office:value-type="float" office:value="3763.20000000002">
            <text:p>376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4]+[.$C$14]" office:value-type="float" office:value="2.024">
            <text:p>2.02E+000</text:p>
          </table:table-cell>
          <table:table-cell table:formula="of:=[.C524]+[.D525]*([.B525]-[.B524])+0.5*[.E525]*([.B525]-[.B524])^2" office:value-type="float" office:value="2242.9696">
            <text:p>2242.97</text:p>
          </table:table-cell>
          <table:table-cell table:formula="of:=[.D524]+[.E524]*([.B525]-[.B524])" office:value-type="float" office:value="3776.00000000002">
            <text:p>377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5]+[.$C$14]" office:value-type="float" office:value="2.028">
            <text:p>2.03E+000</text:p>
          </table:table-cell>
          <table:table-cell table:formula="of:=[.C525]+[.D526]*([.B526]-[.B525])+0.5*[.E526]*([.B526]-[.B525])^2" office:value-type="float" office:value="2258.1504">
            <text:p>2258.15</text:p>
          </table:table-cell>
          <table:table-cell table:formula="of:=[.D525]+[.E525]*([.B526]-[.B525])" office:value-type="float" office:value="3788.80000000002">
            <text:p>378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6]+[.$C$14]" office:value-type="float" office:value="2.032">
            <text:p>2.03E+000</text:p>
          </table:table-cell>
          <table:table-cell table:formula="of:=[.C526]+[.D527]*([.B527]-[.B526])+0.5*[.E527]*([.B527]-[.B526])^2" office:value-type="float" office:value="2273.3824">
            <text:p>2273.38</text:p>
          </table:table-cell>
          <table:table-cell table:formula="of:=[.D526]+[.E526]*([.B527]-[.B526])" office:value-type="float" office:value="3801.60000000002">
            <text:p>380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7]+[.$C$14]" office:value-type="float" office:value="2.036">
            <text:p>2.04E+000</text:p>
          </table:table-cell>
          <table:table-cell table:formula="of:=[.C527]+[.D528]*([.B528]-[.B527])+0.5*[.E528]*([.B528]-[.B527])^2" office:value-type="float" office:value="2288.6656">
            <text:p>2288.67</text:p>
          </table:table-cell>
          <table:table-cell table:formula="of:=[.D527]+[.E527]*([.B528]-[.B527])" office:value-type="float" office:value="3814.40000000002">
            <text:p>381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8]+[.$C$14]" office:value-type="float" office:value="2.04">
            <text:p>2.04E+000</text:p>
          </table:table-cell>
          <table:table-cell table:formula="of:=[.C528]+[.D529]*([.B529]-[.B528])+0.5*[.E529]*([.B529]-[.B528])^2" office:value-type="float" office:value="2304">
            <text:p>2304</text:p>
          </table:table-cell>
          <table:table-cell table:formula="of:=[.D528]+[.E528]*([.B529]-[.B528])" office:value-type="float" office:value="3827.20000000002">
            <text:p>382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29]+[.$C$14]" office:value-type="float" office:value="2.044">
            <text:p>2.04E+000</text:p>
          </table:table-cell>
          <table:table-cell table:formula="of:=[.C529]+[.D530]*([.B530]-[.B529])+0.5*[.E530]*([.B530]-[.B529])^2" office:value-type="float" office:value="2319.3856">
            <text:p>2319.39</text:p>
          </table:table-cell>
          <table:table-cell table:formula="of:=[.D529]+[.E529]*([.B530]-[.B529])" office:value-type="float" office:value="3840.00000000002">
            <text:p>384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0]+[.$C$14]" office:value-type="float" office:value="2.048">
            <text:p>2.05E+000</text:p>
          </table:table-cell>
          <table:table-cell table:formula="of:=[.C530]+[.D531]*([.B531]-[.B530])+0.5*[.E531]*([.B531]-[.B530])^2" office:value-type="float" office:value="2334.8224">
            <text:p>2334.82</text:p>
          </table:table-cell>
          <table:table-cell table:formula="of:=[.D530]+[.E530]*([.B531]-[.B530])" office:value-type="float" office:value="3852.80000000002">
            <text:p>385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1]+[.$C$14]" office:value-type="float" office:value="2.052">
            <text:p>2.05E+000</text:p>
          </table:table-cell>
          <table:table-cell table:formula="of:=[.C531]+[.D532]*([.B532]-[.B531])+0.5*[.E532]*([.B532]-[.B531])^2" office:value-type="float" office:value="2350.3104">
            <text:p>2350.31</text:p>
          </table:table-cell>
          <table:table-cell table:formula="of:=[.D531]+[.E531]*([.B532]-[.B531])" office:value-type="float" office:value="3865.60000000002">
            <text:p>386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2]+[.$C$14]" office:value-type="float" office:value="2.056">
            <text:p>2.06E+000</text:p>
          </table:table-cell>
          <table:table-cell table:formula="of:=[.C532]+[.D533]*([.B533]-[.B532])+0.5*[.E533]*([.B533]-[.B532])^2" office:value-type="float" office:value="2365.8496">
            <text:p>2365.85</text:p>
          </table:table-cell>
          <table:table-cell table:formula="of:=[.D532]+[.E532]*([.B533]-[.B532])" office:value-type="float" office:value="3878.40000000002">
            <text:p>387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3]+[.$C$14]" office:value-type="float" office:value="2.06">
            <text:p>2.06E+000</text:p>
          </table:table-cell>
          <table:table-cell table:formula="of:=[.C533]+[.D534]*([.B534]-[.B533])+0.5*[.E534]*([.B534]-[.B533])^2" office:value-type="float" office:value="2381.44">
            <text:p>2381.44</text:p>
          </table:table-cell>
          <table:table-cell table:formula="of:=[.D533]+[.E533]*([.B534]-[.B533])" office:value-type="float" office:value="3891.20000000002">
            <text:p>389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4]+[.$C$14]" office:value-type="float" office:value="2.064">
            <text:p>2.06E+000</text:p>
          </table:table-cell>
          <table:table-cell table:formula="of:=[.C534]+[.D535]*([.B535]-[.B534])+0.5*[.E535]*([.B535]-[.B534])^2" office:value-type="float" office:value="2397.0816">
            <text:p>2397.08</text:p>
          </table:table-cell>
          <table:table-cell table:formula="of:=[.D534]+[.E534]*([.B535]-[.B534])" office:value-type="float" office:value="3904.00000000002">
            <text:p>390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5]+[.$C$14]" office:value-type="float" office:value="2.068">
            <text:p>2.07E+000</text:p>
          </table:table-cell>
          <table:table-cell table:formula="of:=[.C535]+[.D536]*([.B536]-[.B535])+0.5*[.E536]*([.B536]-[.B535])^2" office:value-type="float" office:value="2412.7744">
            <text:p>2412.77</text:p>
          </table:table-cell>
          <table:table-cell table:formula="of:=[.D535]+[.E535]*([.B536]-[.B535])" office:value-type="float" office:value="3916.80000000002">
            <text:p>391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6]+[.$C$14]" office:value-type="float" office:value="2.072">
            <text:p>2.07E+000</text:p>
          </table:table-cell>
          <table:table-cell table:formula="of:=[.C536]+[.D537]*([.B537]-[.B536])+0.5*[.E537]*([.B537]-[.B536])^2" office:value-type="float" office:value="2428.5184">
            <text:p>2428.52</text:p>
          </table:table-cell>
          <table:table-cell table:formula="of:=[.D536]+[.E536]*([.B537]-[.B536])" office:value-type="float" office:value="3929.60000000002">
            <text:p>392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7]+[.$C$14]" office:value-type="float" office:value="2.076">
            <text:p>2.08E+000</text:p>
          </table:table-cell>
          <table:table-cell table:formula="of:=[.C537]+[.D538]*([.B538]-[.B537])+0.5*[.E538]*([.B538]-[.B537])^2" office:value-type="float" office:value="2444.3136">
            <text:p>2444.31</text:p>
          </table:table-cell>
          <table:table-cell table:formula="of:=[.D537]+[.E537]*([.B538]-[.B537])" office:value-type="float" office:value="3942.40000000002">
            <text:p>394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8]+[.$C$14]" office:value-type="float" office:value="2.08">
            <text:p>2.08E+000</text:p>
          </table:table-cell>
          <table:table-cell table:formula="of:=[.C538]+[.D539]*([.B539]-[.B538])+0.5*[.E539]*([.B539]-[.B538])^2" office:value-type="float" office:value="2460.16">
            <text:p>2460.16</text:p>
          </table:table-cell>
          <table:table-cell table:formula="of:=[.D538]+[.E538]*([.B539]-[.B538])" office:value-type="float" office:value="3955.20000000002">
            <text:p>395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39]+[.$C$14]" office:value-type="float" office:value="2.084">
            <text:p>2.08E+000</text:p>
          </table:table-cell>
          <table:table-cell table:formula="of:=[.C539]+[.D540]*([.B540]-[.B539])+0.5*[.E540]*([.B540]-[.B539])^2" office:value-type="float" office:value="2476.0576">
            <text:p>2476.06</text:p>
          </table:table-cell>
          <table:table-cell table:formula="of:=[.D539]+[.E539]*([.B540]-[.B539])" office:value-type="float" office:value="3968.00000000002">
            <text:p>396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0]+[.$C$14]" office:value-type="float" office:value="2.088">
            <text:p>2.09E+000</text:p>
          </table:table-cell>
          <table:table-cell table:formula="of:=[.C540]+[.D541]*([.B541]-[.B540])+0.5*[.E541]*([.B541]-[.B540])^2" office:value-type="float" office:value="2492.0064">
            <text:p>2492.01</text:p>
          </table:table-cell>
          <table:table-cell table:formula="of:=[.D540]+[.E540]*([.B541]-[.B540])" office:value-type="float" office:value="3980.80000000002">
            <text:p>398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1]+[.$C$14]" office:value-type="float" office:value="2.092">
            <text:p>2.09E+000</text:p>
          </table:table-cell>
          <table:table-cell table:formula="of:=[.C541]+[.D542]*([.B542]-[.B541])+0.5*[.E542]*([.B542]-[.B541])^2" office:value-type="float" office:value="2508.0064">
            <text:p>2508.01</text:p>
          </table:table-cell>
          <table:table-cell table:formula="of:=[.D541]+[.E541]*([.B542]-[.B541])" office:value-type="float" office:value="3993.60000000002">
            <text:p>399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2]+[.$C$14]" office:value-type="float" office:value="2.096">
            <text:p>2.10E+000</text:p>
          </table:table-cell>
          <table:table-cell table:formula="of:=[.C542]+[.D543]*([.B543]-[.B542])+0.5*[.E543]*([.B543]-[.B542])^2" office:value-type="float" office:value="2524.0576">
            <text:p>2524.06</text:p>
          </table:table-cell>
          <table:table-cell table:formula="of:=[.D542]+[.E542]*([.B543]-[.B542])" office:value-type="float" office:value="4006.40000000002">
            <text:p>400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3]+[.$C$14]" office:value-type="float" office:value="2.1">
            <text:p>2.10E+000</text:p>
          </table:table-cell>
          <table:table-cell table:formula="of:=[.C543]+[.D544]*([.B544]-[.B543])+0.5*[.E544]*([.B544]-[.B543])^2" office:value-type="float" office:value="2540.16">
            <text:p>2540.16</text:p>
          </table:table-cell>
          <table:table-cell table:formula="of:=[.D543]+[.E543]*([.B544]-[.B543])" office:value-type="float" office:value="4019.20000000002">
            <text:p>401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4]+[.$C$14]" office:value-type="float" office:value="2.104">
            <text:p>2.10E+000</text:p>
          </table:table-cell>
          <table:table-cell table:formula="of:=[.C544]+[.D545]*([.B545]-[.B544])+0.5*[.E545]*([.B545]-[.B544])^2" office:value-type="float" office:value="2556.3136">
            <text:p>2556.31</text:p>
          </table:table-cell>
          <table:table-cell table:formula="of:=[.D544]+[.E544]*([.B545]-[.B544])" office:value-type="float" office:value="4032.00000000002">
            <text:p>403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5]+[.$C$14]" office:value-type="float" office:value="2.108">
            <text:p>2.11E+000</text:p>
          </table:table-cell>
          <table:table-cell table:formula="of:=[.C545]+[.D546]*([.B546]-[.B545])+0.5*[.E546]*([.B546]-[.B545])^2" office:value-type="float" office:value="2572.5184">
            <text:p>2572.52</text:p>
          </table:table-cell>
          <table:table-cell table:formula="of:=[.D545]+[.E545]*([.B546]-[.B545])" office:value-type="float" office:value="4044.80000000002">
            <text:p>404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6]+[.$C$14]" office:value-type="float" office:value="2.112">
            <text:p>2.11E+000</text:p>
          </table:table-cell>
          <table:table-cell table:formula="of:=[.C546]+[.D547]*([.B547]-[.B546])+0.5*[.E547]*([.B547]-[.B546])^2" office:value-type="float" office:value="2588.7744">
            <text:p>2588.77</text:p>
          </table:table-cell>
          <table:table-cell table:formula="of:=[.D546]+[.E546]*([.B547]-[.B546])" office:value-type="float" office:value="4057.60000000002">
            <text:p>405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7]+[.$C$14]" office:value-type="float" office:value="2.116">
            <text:p>2.12E+000</text:p>
          </table:table-cell>
          <table:table-cell table:formula="of:=[.C547]+[.D548]*([.B548]-[.B547])+0.5*[.E548]*([.B548]-[.B547])^2" office:value-type="float" office:value="2605.0816">
            <text:p>2605.08</text:p>
          </table:table-cell>
          <table:table-cell table:formula="of:=[.D547]+[.E547]*([.B548]-[.B547])" office:value-type="float" office:value="4070.40000000002">
            <text:p>407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8]+[.$C$14]" office:value-type="float" office:value="2.12">
            <text:p>2.12E+000</text:p>
          </table:table-cell>
          <table:table-cell table:formula="of:=[.C548]+[.D549]*([.B549]-[.B548])+0.5*[.E549]*([.B549]-[.B548])^2" office:value-type="float" office:value="2621.44">
            <text:p>2621.44</text:p>
          </table:table-cell>
          <table:table-cell table:formula="of:=[.D548]+[.E548]*([.B549]-[.B548])" office:value-type="float" office:value="4083.20000000002">
            <text:p>408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49]+[.$C$14]" office:value-type="float" office:value="2.124">
            <text:p>2.12E+000</text:p>
          </table:table-cell>
          <table:table-cell table:formula="of:=[.C549]+[.D550]*([.B550]-[.B549])+0.5*[.E550]*([.B550]-[.B549])^2" office:value-type="float" office:value="2637.8496">
            <text:p>2637.85</text:p>
          </table:table-cell>
          <table:table-cell table:formula="of:=[.D549]+[.E549]*([.B550]-[.B549])" office:value-type="float" office:value="4096.00000000002">
            <text:p>409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0]+[.$C$14]" office:value-type="float" office:value="2.128">
            <text:p>2.13E+000</text:p>
          </table:table-cell>
          <table:table-cell table:formula="of:=[.C550]+[.D551]*([.B551]-[.B550])+0.5*[.E551]*([.B551]-[.B550])^2" office:value-type="float" office:value="2654.3104">
            <text:p>2654.31</text:p>
          </table:table-cell>
          <table:table-cell table:formula="of:=[.D550]+[.E550]*([.B551]-[.B550])" office:value-type="float" office:value="4108.80000000002">
            <text:p>410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1]+[.$C$14]" office:value-type="float" office:value="2.132">
            <text:p>2.13E+000</text:p>
          </table:table-cell>
          <table:table-cell table:formula="of:=[.C551]+[.D552]*([.B552]-[.B551])+0.5*[.E552]*([.B552]-[.B551])^2" office:value-type="float" office:value="2670.8224">
            <text:p>2670.82</text:p>
          </table:table-cell>
          <table:table-cell table:formula="of:=[.D551]+[.E551]*([.B552]-[.B551])" office:value-type="float" office:value="4121.60000000002">
            <text:p>412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2]+[.$C$14]" office:value-type="float" office:value="2.136">
            <text:p>2.14E+000</text:p>
          </table:table-cell>
          <table:table-cell table:formula="of:=[.C552]+[.D553]*([.B553]-[.B552])+0.5*[.E553]*([.B553]-[.B552])^2" office:value-type="float" office:value="2687.3856">
            <text:p>2687.39</text:p>
          </table:table-cell>
          <table:table-cell table:formula="of:=[.D552]+[.E552]*([.B553]-[.B552])" office:value-type="float" office:value="4134.40000000002">
            <text:p>413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3]+[.$C$14]" office:value-type="float" office:value="2.14">
            <text:p>2.14E+000</text:p>
          </table:table-cell>
          <table:table-cell table:formula="of:=[.C553]+[.D554]*([.B554]-[.B553])+0.5*[.E554]*([.B554]-[.B553])^2" office:value-type="float" office:value="2704">
            <text:p>2704</text:p>
          </table:table-cell>
          <table:table-cell table:formula="of:=[.D553]+[.E553]*([.B554]-[.B553])" office:value-type="float" office:value="4147.20000000002">
            <text:p>414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4]+[.$C$14]" office:value-type="float" office:value="2.144">
            <text:p>2.14E+000</text:p>
          </table:table-cell>
          <table:table-cell table:formula="of:=[.C554]+[.D555]*([.B555]-[.B554])+0.5*[.E555]*([.B555]-[.B554])^2" office:value-type="float" office:value="2720.6656">
            <text:p>2720.67</text:p>
          </table:table-cell>
          <table:table-cell table:formula="of:=[.D554]+[.E554]*([.B555]-[.B554])" office:value-type="float" office:value="4160.00000000002">
            <text:p>416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5]+[.$C$14]" office:value-type="float" office:value="2.148">
            <text:p>2.15E+000</text:p>
          </table:table-cell>
          <table:table-cell table:formula="of:=[.C555]+[.D556]*([.B556]-[.B555])+0.5*[.E556]*([.B556]-[.B555])^2" office:value-type="float" office:value="2737.3824">
            <text:p>2737.38</text:p>
          </table:table-cell>
          <table:table-cell table:formula="of:=[.D555]+[.E555]*([.B556]-[.B555])" office:value-type="float" office:value="4172.80000000002">
            <text:p>417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6]+[.$C$14]" office:value-type="float" office:value="2.152">
            <text:p>2.15E+000</text:p>
          </table:table-cell>
          <table:table-cell table:formula="of:=[.C556]+[.D557]*([.B557]-[.B556])+0.5*[.E557]*([.B557]-[.B556])^2" office:value-type="float" office:value="2754.1504">
            <text:p>2754.15</text:p>
          </table:table-cell>
          <table:table-cell table:formula="of:=[.D556]+[.E556]*([.B557]-[.B556])" office:value-type="float" office:value="4185.60000000002">
            <text:p>418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7]+[.$C$14]" office:value-type="float" office:value="2.156">
            <text:p>2.16E+000</text:p>
          </table:table-cell>
          <table:table-cell table:formula="of:=[.C557]+[.D558]*([.B558]-[.B557])+0.5*[.E558]*([.B558]-[.B557])^2" office:value-type="float" office:value="2770.9696">
            <text:p>2770.97</text:p>
          </table:table-cell>
          <table:table-cell table:formula="of:=[.D557]+[.E557]*([.B558]-[.B557])" office:value-type="float" office:value="4198.40000000002">
            <text:p>419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8]+[.$C$14]" office:value-type="float" office:value="2.16">
            <text:p>2.16E+000</text:p>
          </table:table-cell>
          <table:table-cell table:formula="of:=[.C558]+[.D559]*([.B559]-[.B558])+0.5*[.E559]*([.B559]-[.B558])^2" office:value-type="float" office:value="2787.84">
            <text:p>2787.84</text:p>
          </table:table-cell>
          <table:table-cell table:formula="of:=[.D558]+[.E558]*([.B559]-[.B558])" office:value-type="float" office:value="4211.20000000003">
            <text:p>421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59]+[.$C$14]" office:value-type="float" office:value="2.164">
            <text:p>2.16E+000</text:p>
          </table:table-cell>
          <table:table-cell table:formula="of:=[.C559]+[.D560]*([.B560]-[.B559])+0.5*[.E560]*([.B560]-[.B559])^2" office:value-type="float" office:value="2804.7616">
            <text:p>2804.76</text:p>
          </table:table-cell>
          <table:table-cell table:formula="of:=[.D559]+[.E559]*([.B560]-[.B559])" office:value-type="float" office:value="4224.00000000002">
            <text:p>422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0]+[.$C$14]" office:value-type="float" office:value="2.168">
            <text:p>2.17E+000</text:p>
          </table:table-cell>
          <table:table-cell table:formula="of:=[.C560]+[.D561]*([.B561]-[.B560])+0.5*[.E561]*([.B561]-[.B560])^2" office:value-type="float" office:value="2821.7344">
            <text:p>2821.73</text:p>
          </table:table-cell>
          <table:table-cell table:formula="of:=[.D560]+[.E560]*([.B561]-[.B560])" office:value-type="float" office:value="4236.80000000002">
            <text:p>423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1]+[.$C$14]" office:value-type="float" office:value="2.172">
            <text:p>2.17E+000</text:p>
          </table:table-cell>
          <table:table-cell table:formula="of:=[.C561]+[.D562]*([.B562]-[.B561])+0.5*[.E562]*([.B562]-[.B561])^2" office:value-type="float" office:value="2838.7584">
            <text:p>2838.76</text:p>
          </table:table-cell>
          <table:table-cell table:formula="of:=[.D561]+[.E561]*([.B562]-[.B561])" office:value-type="float" office:value="4249.60000000003">
            <text:p>424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2]+[.$C$14]" office:value-type="float" office:value="2.176">
            <text:p>2.18E+000</text:p>
          </table:table-cell>
          <table:table-cell table:formula="of:=[.C562]+[.D563]*([.B563]-[.B562])+0.5*[.E563]*([.B563]-[.B562])^2" office:value-type="float" office:value="2855.8336">
            <text:p>2855.83</text:p>
          </table:table-cell>
          <table:table-cell table:formula="of:=[.D562]+[.E562]*([.B563]-[.B562])" office:value-type="float" office:value="4262.40000000003">
            <text:p>426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3]+[.$C$14]" office:value-type="float" office:value="2.18">
            <text:p>2.18E+000</text:p>
          </table:table-cell>
          <table:table-cell table:formula="of:=[.C563]+[.D564]*([.B564]-[.B563])+0.5*[.E564]*([.B564]-[.B563])^2" office:value-type="float" office:value="2872.96">
            <text:p>2872.96</text:p>
          </table:table-cell>
          <table:table-cell table:formula="of:=[.D563]+[.E563]*([.B564]-[.B563])" office:value-type="float" office:value="4275.20000000003">
            <text:p>427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4]+[.$C$14]" office:value-type="float" office:value="2.184">
            <text:p>2.18E+000</text:p>
          </table:table-cell>
          <table:table-cell table:formula="of:=[.C564]+[.D565]*([.B565]-[.B564])+0.5*[.E565]*([.B565]-[.B564])^2" office:value-type="float" office:value="2890.1376">
            <text:p>2890.14</text:p>
          </table:table-cell>
          <table:table-cell table:formula="of:=[.D564]+[.E564]*([.B565]-[.B564])" office:value-type="float" office:value="4288.00000000003">
            <text:p>428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5]+[.$C$14]" office:value-type="float" office:value="2.188">
            <text:p>2.19E+000</text:p>
          </table:table-cell>
          <table:table-cell table:formula="of:=[.C565]+[.D566]*([.B566]-[.B565])+0.5*[.E566]*([.B566]-[.B565])^2" office:value-type="float" office:value="2907.3664">
            <text:p>2907.37</text:p>
          </table:table-cell>
          <table:table-cell table:formula="of:=[.D565]+[.E565]*([.B566]-[.B565])" office:value-type="float" office:value="4300.80000000003">
            <text:p>430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6]+[.$C$14]" office:value-type="float" office:value="2.192">
            <text:p>2.19E+000</text:p>
          </table:table-cell>
          <table:table-cell table:formula="of:=[.C566]+[.D567]*([.B567]-[.B566])+0.5*[.E567]*([.B567]-[.B566])^2" office:value-type="float" office:value="2924.6464">
            <text:p>2924.65</text:p>
          </table:table-cell>
          <table:table-cell table:formula="of:=[.D566]+[.E566]*([.B567]-[.B566])" office:value-type="float" office:value="4313.60000000003">
            <text:p>431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7]+[.$C$14]" office:value-type="float" office:value="2.196">
            <text:p>2.20E+000</text:p>
          </table:table-cell>
          <table:table-cell table:formula="of:=[.C567]+[.D568]*([.B568]-[.B567])+0.5*[.E568]*([.B568]-[.B567])^2" office:value-type="float" office:value="2941.9776">
            <text:p>2941.98</text:p>
          </table:table-cell>
          <table:table-cell table:formula="of:=[.D567]+[.E567]*([.B568]-[.B567])" office:value-type="float" office:value="4326.40000000003">
            <text:p>432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8]+[.$C$14]" office:value-type="float" office:value="2.2">
            <text:p>2.20E+000</text:p>
          </table:table-cell>
          <table:table-cell table:formula="of:=[.C568]+[.D569]*([.B569]-[.B568])+0.5*[.E569]*([.B569]-[.B568])^2" office:value-type="float" office:value="2959.36">
            <text:p>2959.36</text:p>
          </table:table-cell>
          <table:table-cell table:formula="of:=[.D568]+[.E568]*([.B569]-[.B568])" office:value-type="float" office:value="4339.20000000003">
            <text:p>433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69]+[.$C$14]" office:value-type="float" office:value="2.204">
            <text:p>2.20E+000</text:p>
          </table:table-cell>
          <table:table-cell table:formula="of:=[.C569]+[.D570]*([.B570]-[.B569])+0.5*[.E570]*([.B570]-[.B569])^2" office:value-type="float" office:value="2976.7936">
            <text:p>2976.79</text:p>
          </table:table-cell>
          <table:table-cell table:formula="of:=[.D569]+[.E569]*([.B570]-[.B569])" office:value-type="float" office:value="4352.00000000003">
            <text:p>435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0]+[.$C$14]" office:value-type="float" office:value="2.208">
            <text:p>2.21E+000</text:p>
          </table:table-cell>
          <table:table-cell table:formula="of:=[.C570]+[.D571]*([.B571]-[.B570])+0.5*[.E571]*([.B571]-[.B570])^2" office:value-type="float" office:value="2994.2784">
            <text:p>2994.28</text:p>
          </table:table-cell>
          <table:table-cell table:formula="of:=[.D570]+[.E570]*([.B571]-[.B570])" office:value-type="float" office:value="4364.80000000003">
            <text:p>436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1]+[.$C$14]" office:value-type="float" office:value="2.212">
            <text:p>2.21E+000</text:p>
          </table:table-cell>
          <table:table-cell table:formula="of:=[.C571]+[.D572]*([.B572]-[.B571])+0.5*[.E572]*([.B572]-[.B571])^2" office:value-type="float" office:value="3011.8144">
            <text:p>3011.81</text:p>
          </table:table-cell>
          <table:table-cell table:formula="of:=[.D571]+[.E571]*([.B572]-[.B571])" office:value-type="float" office:value="4377.60000000003">
            <text:p>437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2]+[.$C$14]" office:value-type="float" office:value="2.216">
            <text:p>2.22E+000</text:p>
          </table:table-cell>
          <table:table-cell table:formula="of:=[.C572]+[.D573]*([.B573]-[.B572])+0.5*[.E573]*([.B573]-[.B572])^2" office:value-type="float" office:value="3029.4016">
            <text:p>3029.4</text:p>
          </table:table-cell>
          <table:table-cell table:formula="of:=[.D572]+[.E572]*([.B573]-[.B572])" office:value-type="float" office:value="4390.40000000003">
            <text:p>439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3]+[.$C$14]" office:value-type="float" office:value="2.22">
            <text:p>2.22E+000</text:p>
          </table:table-cell>
          <table:table-cell table:formula="of:=[.C573]+[.D574]*([.B574]-[.B573])+0.5*[.E574]*([.B574]-[.B573])^2" office:value-type="float" office:value="3047.04">
            <text:p>3047.04</text:p>
          </table:table-cell>
          <table:table-cell table:formula="of:=[.D573]+[.E573]*([.B574]-[.B573])" office:value-type="float" office:value="4403.20000000003">
            <text:p>440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4]+[.$C$14]" office:value-type="float" office:value="2.224">
            <text:p>2.22E+000</text:p>
          </table:table-cell>
          <table:table-cell table:formula="of:=[.C574]+[.D575]*([.B575]-[.B574])+0.5*[.E575]*([.B575]-[.B574])^2" office:value-type="float" office:value="3064.7296">
            <text:p>3064.73</text:p>
          </table:table-cell>
          <table:table-cell table:formula="of:=[.D574]+[.E574]*([.B575]-[.B574])" office:value-type="float" office:value="4416.00000000003">
            <text:p>441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5]+[.$C$14]" office:value-type="float" office:value="2.228">
            <text:p>2.23E+000</text:p>
          </table:table-cell>
          <table:table-cell table:formula="of:=[.C575]+[.D576]*([.B576]-[.B575])+0.5*[.E576]*([.B576]-[.B575])^2" office:value-type="float" office:value="3082.4704">
            <text:p>3082.47</text:p>
          </table:table-cell>
          <table:table-cell table:formula="of:=[.D575]+[.E575]*([.B576]-[.B575])" office:value-type="float" office:value="4428.80000000003">
            <text:p>442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6]+[.$C$14]" office:value-type="float" office:value="2.232">
            <text:p>2.23E+000</text:p>
          </table:table-cell>
          <table:table-cell table:formula="of:=[.C576]+[.D577]*([.B577]-[.B576])+0.5*[.E577]*([.B577]-[.B576])^2" office:value-type="float" office:value="3100.2624">
            <text:p>3100.26</text:p>
          </table:table-cell>
          <table:table-cell table:formula="of:=[.D576]+[.E576]*([.B577]-[.B576])" office:value-type="float" office:value="4441.60000000003">
            <text:p>444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7]+[.$C$14]" office:value-type="float" office:value="2.236">
            <text:p>2.24E+000</text:p>
          </table:table-cell>
          <table:table-cell table:formula="of:=[.C577]+[.D578]*([.B578]-[.B577])+0.5*[.E578]*([.B578]-[.B577])^2" office:value-type="float" office:value="3118.1056">
            <text:p>3118.11</text:p>
          </table:table-cell>
          <table:table-cell table:formula="of:=[.D577]+[.E577]*([.B578]-[.B577])" office:value-type="float" office:value="4454.40000000003">
            <text:p>445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8]+[.$C$14]" office:value-type="float" office:value="2.24">
            <text:p>2.24E+000</text:p>
          </table:table-cell>
          <table:table-cell table:formula="of:=[.C578]+[.D579]*([.B579]-[.B578])+0.5*[.E579]*([.B579]-[.B578])^2" office:value-type="float" office:value="3136">
            <text:p>3136</text:p>
          </table:table-cell>
          <table:table-cell table:formula="of:=[.D578]+[.E578]*([.B579]-[.B578])" office:value-type="float" office:value="4467.20000000003">
            <text:p>446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79]+[.$C$14]" office:value-type="float" office:value="2.244">
            <text:p>2.24E+000</text:p>
          </table:table-cell>
          <table:table-cell table:formula="of:=[.C579]+[.D580]*([.B580]-[.B579])+0.5*[.E580]*([.B580]-[.B579])^2" office:value-type="float" office:value="3153.9456">
            <text:p>3153.95</text:p>
          </table:table-cell>
          <table:table-cell table:formula="of:=[.D579]+[.E579]*([.B580]-[.B579])" office:value-type="float" office:value="4480.00000000003">
            <text:p>448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0]+[.$C$14]" office:value-type="float" office:value="2.248">
            <text:p>2.25E+000</text:p>
          </table:table-cell>
          <table:table-cell table:formula="of:=[.C580]+[.D581]*([.B581]-[.B580])+0.5*[.E581]*([.B581]-[.B580])^2" office:value-type="float" office:value="3171.9424">
            <text:p>3171.94</text:p>
          </table:table-cell>
          <table:table-cell table:formula="of:=[.D580]+[.E580]*([.B581]-[.B580])" office:value-type="float" office:value="4492.80000000003">
            <text:p>449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1]+[.$C$14]" office:value-type="float" office:value="2.252">
            <text:p>2.25E+000</text:p>
          </table:table-cell>
          <table:table-cell table:formula="of:=[.C581]+[.D582]*([.B582]-[.B581])+0.5*[.E582]*([.B582]-[.B581])^2" office:value-type="float" office:value="3189.9904">
            <text:p>3189.99</text:p>
          </table:table-cell>
          <table:table-cell table:formula="of:=[.D581]+[.E581]*([.B582]-[.B581])" office:value-type="float" office:value="4505.60000000003">
            <text:p>450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2]+[.$C$14]" office:value-type="float" office:value="2.256">
            <text:p>2.26E+000</text:p>
          </table:table-cell>
          <table:table-cell table:formula="of:=[.C582]+[.D583]*([.B583]-[.B582])+0.5*[.E583]*([.B583]-[.B582])^2" office:value-type="float" office:value="3208.0896">
            <text:p>3208.09</text:p>
          </table:table-cell>
          <table:table-cell table:formula="of:=[.D582]+[.E582]*([.B583]-[.B582])" office:value-type="float" office:value="4518.40000000003">
            <text:p>451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3]+[.$C$14]" office:value-type="float" office:value="2.26">
            <text:p>2.26E+000</text:p>
          </table:table-cell>
          <table:table-cell table:formula="of:=[.C583]+[.D584]*([.B584]-[.B583])+0.5*[.E584]*([.B584]-[.B583])^2" office:value-type="float" office:value="3226.24">
            <text:p>3226.24</text:p>
          </table:table-cell>
          <table:table-cell table:formula="of:=[.D583]+[.E583]*([.B584]-[.B583])" office:value-type="float" office:value="4531.20000000003">
            <text:p>453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4]+[.$C$14]" office:value-type="float" office:value="2.264">
            <text:p>2.26E+000</text:p>
          </table:table-cell>
          <table:table-cell table:formula="of:=[.C584]+[.D585]*([.B585]-[.B584])+0.5*[.E585]*([.B585]-[.B584])^2" office:value-type="float" office:value="3244.4416">
            <text:p>3244.44</text:p>
          </table:table-cell>
          <table:table-cell table:formula="of:=[.D584]+[.E584]*([.B585]-[.B584])" office:value-type="float" office:value="4544.00000000003">
            <text:p>454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5]+[.$C$14]" office:value-type="float" office:value="2.268">
            <text:p>2.27E+000</text:p>
          </table:table-cell>
          <table:table-cell table:formula="of:=[.C585]+[.D586]*([.B586]-[.B585])+0.5*[.E586]*([.B586]-[.B585])^2" office:value-type="float" office:value="3262.6944">
            <text:p>3262.69</text:p>
          </table:table-cell>
          <table:table-cell table:formula="of:=[.D585]+[.E585]*([.B586]-[.B585])" office:value-type="float" office:value="4556.80000000003">
            <text:p>455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6]+[.$C$14]" office:value-type="float" office:value="2.272">
            <text:p>2.27E+000</text:p>
          </table:table-cell>
          <table:table-cell table:formula="of:=[.C586]+[.D587]*([.B587]-[.B586])+0.5*[.E587]*([.B587]-[.B586])^2" office:value-type="float" office:value="3280.9984">
            <text:p>3281</text:p>
          </table:table-cell>
          <table:table-cell table:formula="of:=[.D586]+[.E586]*([.B587]-[.B586])" office:value-type="float" office:value="4569.60000000003">
            <text:p>456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7]+[.$C$14]" office:value-type="float" office:value="2.276">
            <text:p>2.28E+000</text:p>
          </table:table-cell>
          <table:table-cell table:formula="of:=[.C587]+[.D588]*([.B588]-[.B587])+0.5*[.E588]*([.B588]-[.B587])^2" office:value-type="float" office:value="3299.3536">
            <text:p>3299.35</text:p>
          </table:table-cell>
          <table:table-cell table:formula="of:=[.D587]+[.E587]*([.B588]-[.B587])" office:value-type="float" office:value="4582.40000000003">
            <text:p>458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8]+[.$C$14]" office:value-type="float" office:value="2.28">
            <text:p>2.28E+000</text:p>
          </table:table-cell>
          <table:table-cell table:formula="of:=[.C588]+[.D589]*([.B589]-[.B588])+0.5*[.E589]*([.B589]-[.B588])^2" office:value-type="float" office:value="3317.76">
            <text:p>3317.76</text:p>
          </table:table-cell>
          <table:table-cell table:formula="of:=[.D588]+[.E588]*([.B589]-[.B588])" office:value-type="float" office:value="4595.20000000003">
            <text:p>459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89]+[.$C$14]" office:value-type="float" office:value="2.284">
            <text:p>2.28E+000</text:p>
          </table:table-cell>
          <table:table-cell table:formula="of:=[.C589]+[.D590]*([.B590]-[.B589])+0.5*[.E590]*([.B590]-[.B589])^2" office:value-type="float" office:value="3336.2176">
            <text:p>3336.22</text:p>
          </table:table-cell>
          <table:table-cell table:formula="of:=[.D589]+[.E589]*([.B590]-[.B589])" office:value-type="float" office:value="4608.00000000003">
            <text:p>460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0]+[.$C$14]" office:value-type="float" office:value="2.288">
            <text:p>2.29E+000</text:p>
          </table:table-cell>
          <table:table-cell table:formula="of:=[.C590]+[.D591]*([.B591]-[.B590])+0.5*[.E591]*([.B591]-[.B590])^2" office:value-type="float" office:value="3354.7264">
            <text:p>3354.73</text:p>
          </table:table-cell>
          <table:table-cell table:formula="of:=[.D590]+[.E590]*([.B591]-[.B590])" office:value-type="float" office:value="4620.80000000003">
            <text:p>462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1]+[.$C$14]" office:value-type="float" office:value="2.292">
            <text:p>2.29E+000</text:p>
          </table:table-cell>
          <table:table-cell table:formula="of:=[.C591]+[.D592]*([.B592]-[.B591])+0.5*[.E592]*([.B592]-[.B591])^2" office:value-type="float" office:value="3373.2864">
            <text:p>3373.29</text:p>
          </table:table-cell>
          <table:table-cell table:formula="of:=[.D591]+[.E591]*([.B592]-[.B591])" office:value-type="float" office:value="4633.60000000003">
            <text:p>463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2]+[.$C$14]" office:value-type="float" office:value="2.296">
            <text:p>2.30E+000</text:p>
          </table:table-cell>
          <table:table-cell table:formula="of:=[.C592]+[.D593]*([.B593]-[.B592])+0.5*[.E593]*([.B593]-[.B592])^2" office:value-type="float" office:value="3391.8976">
            <text:p>3391.9</text:p>
          </table:table-cell>
          <table:table-cell table:formula="of:=[.D592]+[.E592]*([.B593]-[.B592])" office:value-type="float" office:value="4646.40000000003">
            <text:p>464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3]+[.$C$14]" office:value-type="float" office:value="2.3">
            <text:p>2.30E+000</text:p>
          </table:table-cell>
          <table:table-cell table:formula="of:=[.C593]+[.D594]*([.B594]-[.B593])+0.5*[.E594]*([.B594]-[.B593])^2" office:value-type="float" office:value="3410.56">
            <text:p>3410.56</text:p>
          </table:table-cell>
          <table:table-cell table:formula="of:=[.D593]+[.E593]*([.B594]-[.B593])" office:value-type="float" office:value="4659.20000000003">
            <text:p>465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4]+[.$C$14]" office:value-type="float" office:value="2.304">
            <text:p>2.30E+000</text:p>
          </table:table-cell>
          <table:table-cell table:formula="of:=[.C594]+[.D595]*([.B595]-[.B594])+0.5*[.E595]*([.B595]-[.B594])^2" office:value-type="float" office:value="3429.2736">
            <text:p>3429.27</text:p>
          </table:table-cell>
          <table:table-cell table:formula="of:=[.D594]+[.E594]*([.B595]-[.B594])" office:value-type="float" office:value="4672.00000000003">
            <text:p>467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5]+[.$C$14]" office:value-type="float" office:value="2.308">
            <text:p>2.31E+000</text:p>
          </table:table-cell>
          <table:table-cell table:formula="of:=[.C595]+[.D596]*([.B596]-[.B595])+0.5*[.E596]*([.B596]-[.B595])^2" office:value-type="float" office:value="3448.0384">
            <text:p>3448.04</text:p>
          </table:table-cell>
          <table:table-cell table:formula="of:=[.D595]+[.E595]*([.B596]-[.B595])" office:value-type="float" office:value="4684.80000000003">
            <text:p>468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6]+[.$C$14]" office:value-type="float" office:value="2.312">
            <text:p>2.31E+000</text:p>
          </table:table-cell>
          <table:table-cell table:formula="of:=[.C596]+[.D597]*([.B597]-[.B596])+0.5*[.E597]*([.B597]-[.B596])^2" office:value-type="float" office:value="3466.8544">
            <text:p>3466.85</text:p>
          </table:table-cell>
          <table:table-cell table:formula="of:=[.D596]+[.E596]*([.B597]-[.B596])" office:value-type="float" office:value="4697.60000000003">
            <text:p>469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7]+[.$C$14]" office:value-type="float" office:value="2.316">
            <text:p>2.32E+000</text:p>
          </table:table-cell>
          <table:table-cell table:formula="of:=[.C597]+[.D598]*([.B598]-[.B597])+0.5*[.E598]*([.B598]-[.B597])^2" office:value-type="float" office:value="3485.7216">
            <text:p>3485.72</text:p>
          </table:table-cell>
          <table:table-cell table:formula="of:=[.D597]+[.E597]*([.B598]-[.B597])" office:value-type="float" office:value="4710.40000000003">
            <text:p>471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8]+[.$C$14]" office:value-type="float" office:value="2.32">
            <text:p>2.32E+000</text:p>
          </table:table-cell>
          <table:table-cell table:formula="of:=[.C598]+[.D599]*([.B599]-[.B598])+0.5*[.E599]*([.B599]-[.B598])^2" office:value-type="float" office:value="3504.64">
            <text:p>3504.64</text:p>
          </table:table-cell>
          <table:table-cell table:formula="of:=[.D598]+[.E598]*([.B599]-[.B598])" office:value-type="float" office:value="4723.20000000003">
            <text:p>472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599]+[.$C$14]" office:value-type="float" office:value="2.324">
            <text:p>2.32E+000</text:p>
          </table:table-cell>
          <table:table-cell table:formula="of:=[.C599]+[.D600]*([.B600]-[.B599])+0.5*[.E600]*([.B600]-[.B599])^2" office:value-type="float" office:value="3523.6096">
            <text:p>3523.61</text:p>
          </table:table-cell>
          <table:table-cell table:formula="of:=[.D599]+[.E599]*([.B600]-[.B599])" office:value-type="float" office:value="4736.00000000003">
            <text:p>473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0]+[.$C$14]" office:value-type="float" office:value="2.328">
            <text:p>2.33E+000</text:p>
          </table:table-cell>
          <table:table-cell table:formula="of:=[.C600]+[.D601]*([.B601]-[.B600])+0.5*[.E601]*([.B601]-[.B600])^2" office:value-type="float" office:value="3542.6304">
            <text:p>3542.63</text:p>
          </table:table-cell>
          <table:table-cell table:formula="of:=[.D600]+[.E600]*([.B601]-[.B600])" office:value-type="float" office:value="4748.80000000003">
            <text:p>474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1]+[.$C$14]" office:value-type="float" office:value="2.332">
            <text:p>2.33E+000</text:p>
          </table:table-cell>
          <table:table-cell table:formula="of:=[.C601]+[.D602]*([.B602]-[.B601])+0.5*[.E602]*([.B602]-[.B601])^2" office:value-type="float" office:value="3561.7024">
            <text:p>3561.7</text:p>
          </table:table-cell>
          <table:table-cell table:formula="of:=[.D601]+[.E601]*([.B602]-[.B601])" office:value-type="float" office:value="4761.60000000003">
            <text:p>476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2]+[.$C$14]" office:value-type="float" office:value="2.336">
            <text:p>2.34E+000</text:p>
          </table:table-cell>
          <table:table-cell table:formula="of:=[.C602]+[.D603]*([.B603]-[.B602])+0.5*[.E603]*([.B603]-[.B602])^2" office:value-type="float" office:value="3580.82560000001">
            <text:p>3580.83</text:p>
          </table:table-cell>
          <table:table-cell table:formula="of:=[.D602]+[.E602]*([.B603]-[.B602])" office:value-type="float" office:value="4774.40000000003">
            <text:p>477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3]+[.$C$14]" office:value-type="float" office:value="2.34">
            <text:p>2.34E+000</text:p>
          </table:table-cell>
          <table:table-cell table:formula="of:=[.C603]+[.D604]*([.B604]-[.B603])+0.5*[.E604]*([.B604]-[.B603])^2" office:value-type="float" office:value="3600">
            <text:p>3600</text:p>
          </table:table-cell>
          <table:table-cell table:formula="of:=[.D603]+[.E603]*([.B604]-[.B603])" office:value-type="float" office:value="4787.20000000003">
            <text:p>478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4]+[.$C$14]" office:value-type="float" office:value="2.344">
            <text:p>2.34E+000</text:p>
          </table:table-cell>
          <table:table-cell table:formula="of:=[.C604]+[.D605]*([.B605]-[.B604])+0.5*[.E605]*([.B605]-[.B604])^2" office:value-type="float" office:value="3619.22560000001">
            <text:p>3619.23</text:p>
          </table:table-cell>
          <table:table-cell table:formula="of:=[.D604]+[.E604]*([.B605]-[.B604])" office:value-type="float" office:value="4800.00000000003">
            <text:p>480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5]+[.$C$14]" office:value-type="float" office:value="2.348">
            <text:p>2.35E+000</text:p>
          </table:table-cell>
          <table:table-cell table:formula="of:=[.C605]+[.D606]*([.B606]-[.B605])+0.5*[.E606]*([.B606]-[.B605])^2" office:value-type="float" office:value="3638.50240000001">
            <text:p>3638.5</text:p>
          </table:table-cell>
          <table:table-cell table:formula="of:=[.D605]+[.E605]*([.B606]-[.B605])" office:value-type="float" office:value="4812.80000000003">
            <text:p>481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6]+[.$C$14]" office:value-type="float" office:value="2.352">
            <text:p>2.35E+000</text:p>
          </table:table-cell>
          <table:table-cell table:formula="of:=[.C606]+[.D607]*([.B607]-[.B606])+0.5*[.E607]*([.B607]-[.B606])^2" office:value-type="float" office:value="3657.83040000001">
            <text:p>3657.83</text:p>
          </table:table-cell>
          <table:table-cell table:formula="of:=[.D606]+[.E606]*([.B607]-[.B606])" office:value-type="float" office:value="4825.60000000003">
            <text:p>482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7]+[.$C$14]" office:value-type="float" office:value="2.356">
            <text:p>2.36E+000</text:p>
          </table:table-cell>
          <table:table-cell table:formula="of:=[.C607]+[.D608]*([.B608]-[.B607])+0.5*[.E608]*([.B608]-[.B607])^2" office:value-type="float" office:value="3677.20960000001">
            <text:p>3677.21</text:p>
          </table:table-cell>
          <table:table-cell table:formula="of:=[.D607]+[.E607]*([.B608]-[.B607])" office:value-type="float" office:value="4838.40000000003">
            <text:p>483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8]+[.$C$14]" office:value-type="float" office:value="2.36">
            <text:p>2.36E+000</text:p>
          </table:table-cell>
          <table:table-cell table:formula="of:=[.C608]+[.D609]*([.B609]-[.B608])+0.5*[.E609]*([.B609]-[.B608])^2" office:value-type="float" office:value="3696.64000000001">
            <text:p>3696.64</text:p>
          </table:table-cell>
          <table:table-cell table:formula="of:=[.D608]+[.E608]*([.B609]-[.B608])" office:value-type="float" office:value="4851.20000000003">
            <text:p>485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09]+[.$C$14]" office:value-type="float" office:value="2.364">
            <text:p>2.36E+000</text:p>
          </table:table-cell>
          <table:table-cell table:formula="of:=[.C609]+[.D610]*([.B610]-[.B609])+0.5*[.E610]*([.B610]-[.B609])^2" office:value-type="float" office:value="3716.12160000001">
            <text:p>3716.12</text:p>
          </table:table-cell>
          <table:table-cell table:formula="of:=[.D609]+[.E609]*([.B610]-[.B609])" office:value-type="float" office:value="4864.00000000003">
            <text:p>486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0]+[.$C$14]" office:value-type="float" office:value="2.368">
            <text:p>2.37E+000</text:p>
          </table:table-cell>
          <table:table-cell table:formula="of:=[.C610]+[.D611]*([.B611]-[.B610])+0.5*[.E611]*([.B611]-[.B610])^2" office:value-type="float" office:value="3735.65440000001">
            <text:p>3735.65</text:p>
          </table:table-cell>
          <table:table-cell table:formula="of:=[.D610]+[.E610]*([.B611]-[.B610])" office:value-type="float" office:value="4876.80000000003">
            <text:p>487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1]+[.$C$14]" office:value-type="float" office:value="2.372">
            <text:p>2.37E+000</text:p>
          </table:table-cell>
          <table:table-cell table:formula="of:=[.C611]+[.D612]*([.B612]-[.B611])+0.5*[.E612]*([.B612]-[.B611])^2" office:value-type="float" office:value="3755.23840000001">
            <text:p>3755.24</text:p>
          </table:table-cell>
          <table:table-cell table:formula="of:=[.D611]+[.E611]*([.B612]-[.B611])" office:value-type="float" office:value="4889.60000000003">
            <text:p>488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2]+[.$C$14]" office:value-type="float" office:value="2.376">
            <text:p>2.38E+000</text:p>
          </table:table-cell>
          <table:table-cell table:formula="of:=[.C612]+[.D613]*([.B613]-[.B612])+0.5*[.E613]*([.B613]-[.B612])^2" office:value-type="float" office:value="3774.87360000001">
            <text:p>3774.87</text:p>
          </table:table-cell>
          <table:table-cell table:formula="of:=[.D612]+[.E612]*([.B613]-[.B612])" office:value-type="float" office:value="4902.40000000003">
            <text:p>490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3]+[.$C$14]" office:value-type="float" office:value="2.38">
            <text:p>2.38E+000</text:p>
          </table:table-cell>
          <table:table-cell table:formula="of:=[.C613]+[.D614]*([.B614]-[.B613])+0.5*[.E614]*([.B614]-[.B613])^2" office:value-type="float" office:value="3794.56000000001">
            <text:p>3794.56</text:p>
          </table:table-cell>
          <table:table-cell table:formula="of:=[.D613]+[.E613]*([.B614]-[.B613])" office:value-type="float" office:value="4915.20000000003">
            <text:p>491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4]+[.$C$14]" office:value-type="float" office:value="2.384">
            <text:p>2.38E+000</text:p>
          </table:table-cell>
          <table:table-cell table:formula="of:=[.C614]+[.D615]*([.B615]-[.B614])+0.5*[.E615]*([.B615]-[.B614])^2" office:value-type="float" office:value="3814.29760000001">
            <text:p>3814.3</text:p>
          </table:table-cell>
          <table:table-cell table:formula="of:=[.D614]+[.E614]*([.B615]-[.B614])" office:value-type="float" office:value="4928.00000000003">
            <text:p>492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5]+[.$C$14]" office:value-type="float" office:value="2.388">
            <text:p>2.39E+000</text:p>
          </table:table-cell>
          <table:table-cell table:formula="of:=[.C615]+[.D616]*([.B616]-[.B615])+0.5*[.E616]*([.B616]-[.B615])^2" office:value-type="float" office:value="3834.08640000001">
            <text:p>3834.09</text:p>
          </table:table-cell>
          <table:table-cell table:formula="of:=[.D615]+[.E615]*([.B616]-[.B615])" office:value-type="float" office:value="4940.80000000004">
            <text:p>494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6]+[.$C$14]" office:value-type="float" office:value="2.392">
            <text:p>2.39E+000</text:p>
          </table:table-cell>
          <table:table-cell table:formula="of:=[.C616]+[.D617]*([.B617]-[.B616])+0.5*[.E617]*([.B617]-[.B616])^2" office:value-type="float" office:value="3853.92640000001">
            <text:p>3853.93</text:p>
          </table:table-cell>
          <table:table-cell table:formula="of:=[.D616]+[.E616]*([.B617]-[.B616])" office:value-type="float" office:value="4953.60000000004">
            <text:p>495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7]+[.$C$14]" office:value-type="float" office:value="2.396">
            <text:p>2.40E+000</text:p>
          </table:table-cell>
          <table:table-cell table:formula="of:=[.C617]+[.D618]*([.B618]-[.B617])+0.5*[.E618]*([.B618]-[.B617])^2" office:value-type="float" office:value="3873.81760000001">
            <text:p>3873.82</text:p>
          </table:table-cell>
          <table:table-cell table:formula="of:=[.D617]+[.E617]*([.B618]-[.B617])" office:value-type="float" office:value="4966.40000000004">
            <text:p>496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8]+[.$C$14]" office:value-type="float" office:value="2.4">
            <text:p>2.40E+000</text:p>
          </table:table-cell>
          <table:table-cell table:formula="of:=[.C618]+[.D619]*([.B619]-[.B618])+0.5*[.E619]*([.B619]-[.B618])^2" office:value-type="float" office:value="3893.76000000001">
            <text:p>3893.76</text:p>
          </table:table-cell>
          <table:table-cell table:formula="of:=[.D618]+[.E618]*([.B619]-[.B618])" office:value-type="float" office:value="4979.20000000004">
            <text:p>497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19]+[.$C$14]" office:value-type="float" office:value="2.404">
            <text:p>2.40E+000</text:p>
          </table:table-cell>
          <table:table-cell table:formula="of:=[.C619]+[.D620]*([.B620]-[.B619])+0.5*[.E620]*([.B620]-[.B619])^2" office:value-type="float" office:value="3913.75360000001">
            <text:p>3913.75</text:p>
          </table:table-cell>
          <table:table-cell table:formula="of:=[.D619]+[.E619]*([.B620]-[.B619])" office:value-type="float" office:value="4992.00000000004">
            <text:p>499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0]+[.$C$14]" office:value-type="float" office:value="2.408">
            <text:p>2.41E+000</text:p>
          </table:table-cell>
          <table:table-cell table:formula="of:=[.C620]+[.D621]*([.B621]-[.B620])+0.5*[.E621]*([.B621]-[.B620])^2" office:value-type="float" office:value="3933.79840000001">
            <text:p>3933.8</text:p>
          </table:table-cell>
          <table:table-cell table:formula="of:=[.D620]+[.E620]*([.B621]-[.B620])" office:value-type="float" office:value="5004.80000000004">
            <text:p>500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1]+[.$C$14]" office:value-type="float" office:value="2.412">
            <text:p>2.41E+000</text:p>
          </table:table-cell>
          <table:table-cell table:formula="of:=[.C621]+[.D622]*([.B622]-[.B621])+0.5*[.E622]*([.B622]-[.B621])^2" office:value-type="float" office:value="3953.89440000001">
            <text:p>3953.89</text:p>
          </table:table-cell>
          <table:table-cell table:formula="of:=[.D621]+[.E621]*([.B622]-[.B621])" office:value-type="float" office:value="5017.60000000004">
            <text:p>501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2]+[.$C$14]" office:value-type="float" office:value="2.416">
            <text:p>2.42E+000</text:p>
          </table:table-cell>
          <table:table-cell table:formula="of:=[.C622]+[.D623]*([.B623]-[.B622])+0.5*[.E623]*([.B623]-[.B622])^2" office:value-type="float" office:value="3974.04160000001">
            <text:p>3974.04</text:p>
          </table:table-cell>
          <table:table-cell table:formula="of:=[.D622]+[.E622]*([.B623]-[.B622])" office:value-type="float" office:value="5030.40000000004">
            <text:p>503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3]+[.$C$14]" office:value-type="float" office:value="2.42">
            <text:p>2.42E+000</text:p>
          </table:table-cell>
          <table:table-cell table:formula="of:=[.C623]+[.D624]*([.B624]-[.B623])+0.5*[.E624]*([.B624]-[.B623])^2" office:value-type="float" office:value="3994.24000000001">
            <text:p>3994.24</text:p>
          </table:table-cell>
          <table:table-cell table:formula="of:=[.D623]+[.E623]*([.B624]-[.B623])" office:value-type="float" office:value="5043.20000000004">
            <text:p>504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4]+[.$C$14]" office:value-type="float" office:value="2.424">
            <text:p>2.42E+000</text:p>
          </table:table-cell>
          <table:table-cell table:formula="of:=[.C624]+[.D625]*([.B625]-[.B624])+0.5*[.E625]*([.B625]-[.B624])^2" office:value-type="float" office:value="4014.48960000001">
            <text:p>4014.49</text:p>
          </table:table-cell>
          <table:table-cell table:formula="of:=[.D624]+[.E624]*([.B625]-[.B624])" office:value-type="float" office:value="5056.00000000004">
            <text:p>505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5]+[.$C$14]" office:value-type="float" office:value="2.428">
            <text:p>2.43E+000</text:p>
          </table:table-cell>
          <table:table-cell table:formula="of:=[.C625]+[.D626]*([.B626]-[.B625])+0.5*[.E626]*([.B626]-[.B625])^2" office:value-type="float" office:value="4034.79040000001">
            <text:p>4034.79</text:p>
          </table:table-cell>
          <table:table-cell table:formula="of:=[.D625]+[.E625]*([.B626]-[.B625])" office:value-type="float" office:value="5068.80000000004">
            <text:p>506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6]+[.$C$14]" office:value-type="float" office:value="2.432">
            <text:p>2.43E+000</text:p>
          </table:table-cell>
          <table:table-cell table:formula="of:=[.C626]+[.D627]*([.B627]-[.B626])+0.5*[.E627]*([.B627]-[.B626])^2" office:value-type="float" office:value="4055.14240000001">
            <text:p>4055.14</text:p>
          </table:table-cell>
          <table:table-cell table:formula="of:=[.D626]+[.E626]*([.B627]-[.B626])" office:value-type="float" office:value="5081.60000000004">
            <text:p>508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7]+[.$C$14]" office:value-type="float" office:value="2.436">
            <text:p>2.44E+000</text:p>
          </table:table-cell>
          <table:table-cell table:formula="of:=[.C627]+[.D628]*([.B628]-[.B627])+0.5*[.E628]*([.B628]-[.B627])^2" office:value-type="float" office:value="4075.54560000001">
            <text:p>4075.55</text:p>
          </table:table-cell>
          <table:table-cell table:formula="of:=[.D627]+[.E627]*([.B628]-[.B627])" office:value-type="float" office:value="5094.40000000004">
            <text:p>509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8]+[.$C$14]" office:value-type="float" office:value="2.44">
            <text:p>2.44E+000</text:p>
          </table:table-cell>
          <table:table-cell table:formula="of:=[.C628]+[.D629]*([.B629]-[.B628])+0.5*[.E629]*([.B629]-[.B628])^2" office:value-type="float" office:value="4096.00000000001">
            <text:p>4096</text:p>
          </table:table-cell>
          <table:table-cell table:formula="of:=[.D628]+[.E628]*([.B629]-[.B628])" office:value-type="float" office:value="5107.20000000004">
            <text:p>510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29]+[.$C$14]" office:value-type="float" office:value="2.444">
            <text:p>2.44E+000</text:p>
          </table:table-cell>
          <table:table-cell table:formula="of:=[.C629]+[.D630]*([.B630]-[.B629])+0.5*[.E630]*([.B630]-[.B629])^2" office:value-type="float" office:value="4116.50560000001">
            <text:p>4116.51</text:p>
          </table:table-cell>
          <table:table-cell table:formula="of:=[.D629]+[.E629]*([.B630]-[.B629])" office:value-type="float" office:value="5120.00000000004">
            <text:p>512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0]+[.$C$14]" office:value-type="float" office:value="2.448">
            <text:p>2.45E+000</text:p>
          </table:table-cell>
          <table:table-cell table:formula="of:=[.C630]+[.D631]*([.B631]-[.B630])+0.5*[.E631]*([.B631]-[.B630])^2" office:value-type="float" office:value="4137.06240000001">
            <text:p>4137.06</text:p>
          </table:table-cell>
          <table:table-cell table:formula="of:=[.D630]+[.E630]*([.B631]-[.B630])" office:value-type="float" office:value="5132.80000000004">
            <text:p>513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1]+[.$C$14]" office:value-type="float" office:value="2.452">
            <text:p>2.45E+000</text:p>
          </table:table-cell>
          <table:table-cell table:formula="of:=[.C631]+[.D632]*([.B632]-[.B631])+0.5*[.E632]*([.B632]-[.B631])^2" office:value-type="float" office:value="4157.67040000001">
            <text:p>4157.67</text:p>
          </table:table-cell>
          <table:table-cell table:formula="of:=[.D631]+[.E631]*([.B632]-[.B631])" office:value-type="float" office:value="5145.60000000004">
            <text:p>514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2]+[.$C$14]" office:value-type="float" office:value="2.456">
            <text:p>2.46E+000</text:p>
          </table:table-cell>
          <table:table-cell table:formula="of:=[.C632]+[.D633]*([.B633]-[.B632])+0.5*[.E633]*([.B633]-[.B632])^2" office:value-type="float" office:value="4178.32960000001">
            <text:p>4178.33</text:p>
          </table:table-cell>
          <table:table-cell table:formula="of:=[.D632]+[.E632]*([.B633]-[.B632])" office:value-type="float" office:value="5158.40000000004">
            <text:p>515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3]+[.$C$14]" office:value-type="float" office:value="2.46">
            <text:p>2.46E+000</text:p>
          </table:table-cell>
          <table:table-cell table:formula="of:=[.C633]+[.D634]*([.B634]-[.B633])+0.5*[.E634]*([.B634]-[.B633])^2" office:value-type="float" office:value="4199.04000000001">
            <text:p>4199.04</text:p>
          </table:table-cell>
          <table:table-cell table:formula="of:=[.D633]+[.E633]*([.B634]-[.B633])" office:value-type="float" office:value="5171.20000000004">
            <text:p>517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4]+[.$C$14]" office:value-type="float" office:value="2.464">
            <text:p>2.46E+000</text:p>
          </table:table-cell>
          <table:table-cell table:formula="of:=[.C634]+[.D635]*([.B635]-[.B634])+0.5*[.E635]*([.B635]-[.B634])^2" office:value-type="float" office:value="4219.80160000001">
            <text:p>4219.8</text:p>
          </table:table-cell>
          <table:table-cell table:formula="of:=[.D634]+[.E634]*([.B635]-[.B634])" office:value-type="float" office:value="5184.00000000004">
            <text:p>518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5]+[.$C$14]" office:value-type="float" office:value="2.468">
            <text:p>2.47E+000</text:p>
          </table:table-cell>
          <table:table-cell table:formula="of:=[.C635]+[.D636]*([.B636]-[.B635])+0.5*[.E636]*([.B636]-[.B635])^2" office:value-type="float" office:value="4240.61440000001">
            <text:p>4240.61</text:p>
          </table:table-cell>
          <table:table-cell table:formula="of:=[.D635]+[.E635]*([.B636]-[.B635])" office:value-type="float" office:value="5196.80000000004">
            <text:p>519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6]+[.$C$14]" office:value-type="float" office:value="2.472">
            <text:p>2.47E+000</text:p>
          </table:table-cell>
          <table:table-cell table:formula="of:=[.C636]+[.D637]*([.B637]-[.B636])+0.5*[.E637]*([.B637]-[.B636])^2" office:value-type="float" office:value="4261.47840000001">
            <text:p>4261.48</text:p>
          </table:table-cell>
          <table:table-cell table:formula="of:=[.D636]+[.E636]*([.B637]-[.B636])" office:value-type="float" office:value="5209.60000000004">
            <text:p>520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7]+[.$C$14]" office:value-type="float" office:value="2.476">
            <text:p>2.48E+000</text:p>
          </table:table-cell>
          <table:table-cell table:formula="of:=[.C637]+[.D638]*([.B638]-[.B637])+0.5*[.E638]*([.B638]-[.B637])^2" office:value-type="float" office:value="4282.39360000001">
            <text:p>4282.39</text:p>
          </table:table-cell>
          <table:table-cell table:formula="of:=[.D637]+[.E637]*([.B638]-[.B637])" office:value-type="float" office:value="5222.40000000004">
            <text:p>522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8]+[.$C$14]" office:value-type="float" office:value="2.48">
            <text:p>2.48E+000</text:p>
          </table:table-cell>
          <table:table-cell table:formula="of:=[.C638]+[.D639]*([.B639]-[.B638])+0.5*[.E639]*([.B639]-[.B638])^2" office:value-type="float" office:value="4303.36000000001">
            <text:p>4303.36</text:p>
          </table:table-cell>
          <table:table-cell table:formula="of:=[.D638]+[.E638]*([.B639]-[.B638])" office:value-type="float" office:value="5235.20000000004">
            <text:p>523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39]+[.$C$14]" office:value-type="float" office:value="2.484">
            <text:p>2.48E+000</text:p>
          </table:table-cell>
          <table:table-cell table:formula="of:=[.C639]+[.D640]*([.B640]-[.B639])+0.5*[.E640]*([.B640]-[.B639])^2" office:value-type="float" office:value="4324.37760000001">
            <text:p>4324.38</text:p>
          </table:table-cell>
          <table:table-cell table:formula="of:=[.D639]+[.E639]*([.B640]-[.B639])" office:value-type="float" office:value="5248.00000000004">
            <text:p>524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0]+[.$C$14]" office:value-type="float" office:value="2.488">
            <text:p>2.49E+000</text:p>
          </table:table-cell>
          <table:table-cell table:formula="of:=[.C640]+[.D641]*([.B641]-[.B640])+0.5*[.E641]*([.B641]-[.B640])^2" office:value-type="float" office:value="4345.44640000001">
            <text:p>4345.45</text:p>
          </table:table-cell>
          <table:table-cell table:formula="of:=[.D640]+[.E640]*([.B641]-[.B640])" office:value-type="float" office:value="5260.80000000004">
            <text:p>526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1]+[.$C$14]" office:value-type="float" office:value="2.492">
            <text:p>2.49E+000</text:p>
          </table:table-cell>
          <table:table-cell table:formula="of:=[.C641]+[.D642]*([.B642]-[.B641])+0.5*[.E642]*([.B642]-[.B641])^2" office:value-type="float" office:value="4366.56640000001">
            <text:p>4366.57</text:p>
          </table:table-cell>
          <table:table-cell table:formula="of:=[.D641]+[.E641]*([.B642]-[.B641])" office:value-type="float" office:value="5273.60000000004">
            <text:p>527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2]+[.$C$14]" office:value-type="float" office:value="2.496">
            <text:p>2.50E+000</text:p>
          </table:table-cell>
          <table:table-cell table:formula="of:=[.C642]+[.D643]*([.B643]-[.B642])+0.5*[.E643]*([.B643]-[.B642])^2" office:value-type="float" office:value="4387.73760000001">
            <text:p>4387.74</text:p>
          </table:table-cell>
          <table:table-cell table:formula="of:=[.D642]+[.E642]*([.B643]-[.B642])" office:value-type="float" office:value="5286.40000000004">
            <text:p>528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3]+[.$C$14]" office:value-type="float" office:value="2.5">
            <text:p>2.50E+000</text:p>
          </table:table-cell>
          <table:table-cell table:formula="of:=[.C643]+[.D644]*([.B644]-[.B643])+0.5*[.E644]*([.B644]-[.B643])^2" office:value-type="float" office:value="4408.96000000001">
            <text:p>4408.96</text:p>
          </table:table-cell>
          <table:table-cell table:formula="of:=[.D643]+[.E643]*([.B644]-[.B643])" office:value-type="float" office:value="5299.20000000004">
            <text:p>529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4]+[.$C$14]" office:value-type="float" office:value="2.504">
            <text:p>2.50E+000</text:p>
          </table:table-cell>
          <table:table-cell table:formula="of:=[.C644]+[.D645]*([.B645]-[.B644])+0.5*[.E645]*([.B645]-[.B644])^2" office:value-type="float" office:value="4430.23360000001">
            <text:p>4430.23</text:p>
          </table:table-cell>
          <table:table-cell table:formula="of:=[.D644]+[.E644]*([.B645]-[.B644])" office:value-type="float" office:value="5312.00000000004">
            <text:p>531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5]+[.$C$14]" office:value-type="float" office:value="2.508">
            <text:p>2.51E+000</text:p>
          </table:table-cell>
          <table:table-cell table:formula="of:=[.C645]+[.D646]*([.B646]-[.B645])+0.5*[.E646]*([.B646]-[.B645])^2" office:value-type="float" office:value="4451.55840000001">
            <text:p>4451.56</text:p>
          </table:table-cell>
          <table:table-cell table:formula="of:=[.D645]+[.E645]*([.B646]-[.B645])" office:value-type="float" office:value="5324.80000000004">
            <text:p>532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6]+[.$C$14]" office:value-type="float" office:value="2.512">
            <text:p>2.51E+000</text:p>
          </table:table-cell>
          <table:table-cell table:formula="of:=[.C646]+[.D647]*([.B647]-[.B646])+0.5*[.E647]*([.B647]-[.B646])^2" office:value-type="float" office:value="4472.93440000001">
            <text:p>4472.93</text:p>
          </table:table-cell>
          <table:table-cell table:formula="of:=[.D646]+[.E646]*([.B647]-[.B646])" office:value-type="float" office:value="5337.60000000004">
            <text:p>533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7]+[.$C$14]" office:value-type="float" office:value="2.516">
            <text:p>2.52E+000</text:p>
          </table:table-cell>
          <table:table-cell table:formula="of:=[.C647]+[.D648]*([.B648]-[.B647])+0.5*[.E648]*([.B648]-[.B647])^2" office:value-type="float" office:value="4494.36160000001">
            <text:p>4494.36</text:p>
          </table:table-cell>
          <table:table-cell table:formula="of:=[.D647]+[.E647]*([.B648]-[.B647])" office:value-type="float" office:value="5350.40000000004">
            <text:p>535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8]+[.$C$14]" office:value-type="float" office:value="2.52">
            <text:p>2.52E+000</text:p>
          </table:table-cell>
          <table:table-cell table:formula="of:=[.C648]+[.D649]*([.B649]-[.B648])+0.5*[.E649]*([.B649]-[.B648])^2" office:value-type="float" office:value="4515.84000000001">
            <text:p>4515.84</text:p>
          </table:table-cell>
          <table:table-cell table:formula="of:=[.D648]+[.E648]*([.B649]-[.B648])" office:value-type="float" office:value="5363.20000000004">
            <text:p>536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49]+[.$C$14]" office:value-type="float" office:value="2.524">
            <text:p>2.52E+000</text:p>
          </table:table-cell>
          <table:table-cell table:formula="of:=[.C649]+[.D650]*([.B650]-[.B649])+0.5*[.E650]*([.B650]-[.B649])^2" office:value-type="float" office:value="4537.36960000001">
            <text:p>4537.37</text:p>
          </table:table-cell>
          <table:table-cell table:formula="of:=[.D649]+[.E649]*([.B650]-[.B649])" office:value-type="float" office:value="5376.00000000004">
            <text:p>537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0]+[.$C$14]" office:value-type="float" office:value="2.528">
            <text:p>2.53E+000</text:p>
          </table:table-cell>
          <table:table-cell table:formula="of:=[.C650]+[.D651]*([.B651]-[.B650])+0.5*[.E651]*([.B651]-[.B650])^2" office:value-type="float" office:value="4558.95040000001">
            <text:p>4558.95</text:p>
          </table:table-cell>
          <table:table-cell table:formula="of:=[.D650]+[.E650]*([.B651]-[.B650])" office:value-type="float" office:value="5388.80000000004">
            <text:p>538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1]+[.$C$14]" office:value-type="float" office:value="2.532">
            <text:p>2.53E+000</text:p>
          </table:table-cell>
          <table:table-cell table:formula="of:=[.C651]+[.D652]*([.B652]-[.B651])+0.5*[.E652]*([.B652]-[.B651])^2" office:value-type="float" office:value="4580.58240000001">
            <text:p>4580.58</text:p>
          </table:table-cell>
          <table:table-cell table:formula="of:=[.D651]+[.E651]*([.B652]-[.B651])" office:value-type="float" office:value="5401.60000000004">
            <text:p>540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2]+[.$C$14]" office:value-type="float" office:value="2.536">
            <text:p>2.54E+000</text:p>
          </table:table-cell>
          <table:table-cell table:formula="of:=[.C652]+[.D653]*([.B653]-[.B652])+0.5*[.E653]*([.B653]-[.B652])^2" office:value-type="float" office:value="4602.26560000001">
            <text:p>4602.27</text:p>
          </table:table-cell>
          <table:table-cell table:formula="of:=[.D652]+[.E652]*([.B653]-[.B652])" office:value-type="float" office:value="5414.40000000004">
            <text:p>541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3]+[.$C$14]" office:value-type="float" office:value="2.54">
            <text:p>2.54E+000</text:p>
          </table:table-cell>
          <table:table-cell table:formula="of:=[.C653]+[.D654]*([.B654]-[.B653])+0.5*[.E654]*([.B654]-[.B653])^2" office:value-type="float" office:value="4624.00000000001">
            <text:p>4624</text:p>
          </table:table-cell>
          <table:table-cell table:formula="of:=[.D653]+[.E653]*([.B654]-[.B653])" office:value-type="float" office:value="5427.20000000004">
            <text:p>542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4]+[.$C$14]" office:value-type="float" office:value="2.544">
            <text:p>2.54E+000</text:p>
          </table:table-cell>
          <table:table-cell table:formula="of:=[.C654]+[.D655]*([.B655]-[.B654])+0.5*[.E655]*([.B655]-[.B654])^2" office:value-type="float" office:value="4645.78560000001">
            <text:p>4645.79</text:p>
          </table:table-cell>
          <table:table-cell table:formula="of:=[.D654]+[.E654]*([.B655]-[.B654])" office:value-type="float" office:value="5440.00000000004">
            <text:p>544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5]+[.$C$14]" office:value-type="float" office:value="2.548">
            <text:p>2.55E+000</text:p>
          </table:table-cell>
          <table:table-cell table:formula="of:=[.C655]+[.D656]*([.B656]-[.B655])+0.5*[.E656]*([.B656]-[.B655])^2" office:value-type="float" office:value="4667.62240000001">
            <text:p>4667.62</text:p>
          </table:table-cell>
          <table:table-cell table:formula="of:=[.D655]+[.E655]*([.B656]-[.B655])" office:value-type="float" office:value="5452.80000000004">
            <text:p>545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6]+[.$C$14]" office:value-type="float" office:value="2.552">
            <text:p>2.55E+000</text:p>
          </table:table-cell>
          <table:table-cell table:formula="of:=[.C656]+[.D657]*([.B657]-[.B656])+0.5*[.E657]*([.B657]-[.B656])^2" office:value-type="float" office:value="4689.51040000001">
            <text:p>4689.51</text:p>
          </table:table-cell>
          <table:table-cell table:formula="of:=[.D656]+[.E656]*([.B657]-[.B656])" office:value-type="float" office:value="5465.60000000004">
            <text:p>546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7]+[.$C$14]" office:value-type="float" office:value="2.556">
            <text:p>2.56E+000</text:p>
          </table:table-cell>
          <table:table-cell table:formula="of:=[.C657]+[.D658]*([.B658]-[.B657])+0.5*[.E658]*([.B658]-[.B657])^2" office:value-type="float" office:value="4711.44960000001">
            <text:p>4711.45</text:p>
          </table:table-cell>
          <table:table-cell table:formula="of:=[.D657]+[.E657]*([.B658]-[.B657])" office:value-type="float" office:value="5478.40000000004">
            <text:p>547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8]+[.$C$14]" office:value-type="float" office:value="2.56">
            <text:p>2.56E+000</text:p>
          </table:table-cell>
          <table:table-cell table:formula="of:=[.C658]+[.D659]*([.B659]-[.B658])+0.5*[.E659]*([.B659]-[.B658])^2" office:value-type="float" office:value="4733.44000000001">
            <text:p>4733.44</text:p>
          </table:table-cell>
          <table:table-cell table:formula="of:=[.D658]+[.E658]*([.B659]-[.B658])" office:value-type="float" office:value="5491.20000000004">
            <text:p>549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59]+[.$C$14]" office:value-type="float" office:value="2.564">
            <text:p>2.56E+000</text:p>
          </table:table-cell>
          <table:table-cell table:formula="of:=[.C659]+[.D660]*([.B660]-[.B659])+0.5*[.E660]*([.B660]-[.B659])^2" office:value-type="float" office:value="4755.48160000001">
            <text:p>4755.48</text:p>
          </table:table-cell>
          <table:table-cell table:formula="of:=[.D659]+[.E659]*([.B660]-[.B659])" office:value-type="float" office:value="5504.00000000004">
            <text:p>550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0]+[.$C$14]" office:value-type="float" office:value="2.568">
            <text:p>2.57E+000</text:p>
          </table:table-cell>
          <table:table-cell table:formula="of:=[.C660]+[.D661]*([.B661]-[.B660])+0.5*[.E661]*([.B661]-[.B660])^2" office:value-type="float" office:value="4777.57440000001">
            <text:p>4777.57</text:p>
          </table:table-cell>
          <table:table-cell table:formula="of:=[.D660]+[.E660]*([.B661]-[.B660])" office:value-type="float" office:value="5516.80000000004">
            <text:p>551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1]+[.$C$14]" office:value-type="float" office:value="2.572">
            <text:p>2.57E+000</text:p>
          </table:table-cell>
          <table:table-cell table:formula="of:=[.C661]+[.D662]*([.B662]-[.B661])+0.5*[.E662]*([.B662]-[.B661])^2" office:value-type="float" office:value="4799.71840000001">
            <text:p>4799.72</text:p>
          </table:table-cell>
          <table:table-cell table:formula="of:=[.D661]+[.E661]*([.B662]-[.B661])" office:value-type="float" office:value="5529.60000000004">
            <text:p>552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2]+[.$C$14]" office:value-type="float" office:value="2.576">
            <text:p>2.58E+000</text:p>
          </table:table-cell>
          <table:table-cell table:formula="of:=[.C662]+[.D663]*([.B663]-[.B662])+0.5*[.E663]*([.B663]-[.B662])^2" office:value-type="float" office:value="4821.91360000001">
            <text:p>4821.91</text:p>
          </table:table-cell>
          <table:table-cell table:formula="of:=[.D662]+[.E662]*([.B663]-[.B662])" office:value-type="float" office:value="5542.40000000004">
            <text:p>554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3]+[.$C$14]" office:value-type="float" office:value="2.58">
            <text:p>2.58E+000</text:p>
          </table:table-cell>
          <table:table-cell table:formula="of:=[.C663]+[.D664]*([.B664]-[.B663])+0.5*[.E664]*([.B664]-[.B663])^2" office:value-type="float" office:value="4844.16000000001">
            <text:p>4844.16</text:p>
          </table:table-cell>
          <table:table-cell table:formula="of:=[.D663]+[.E663]*([.B664]-[.B663])" office:value-type="float" office:value="5555.20000000004">
            <text:p>555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4]+[.$C$14]" office:value-type="float" office:value="2.584">
            <text:p>2.58E+000</text:p>
          </table:table-cell>
          <table:table-cell table:formula="of:=[.C664]+[.D665]*([.B665]-[.B664])+0.5*[.E665]*([.B665]-[.B664])^2" office:value-type="float" office:value="4866.45760000001">
            <text:p>4866.46</text:p>
          </table:table-cell>
          <table:table-cell table:formula="of:=[.D664]+[.E664]*([.B665]-[.B664])" office:value-type="float" office:value="5568.00000000004">
            <text:p>556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5]+[.$C$14]" office:value-type="float" office:value="2.588">
            <text:p>2.59E+000</text:p>
          </table:table-cell>
          <table:table-cell table:formula="of:=[.C665]+[.D666]*([.B666]-[.B665])+0.5*[.E666]*([.B666]-[.B665])^2" office:value-type="float" office:value="4888.80640000001">
            <text:p>4888.81</text:p>
          </table:table-cell>
          <table:table-cell table:formula="of:=[.D665]+[.E665]*([.B666]-[.B665])" office:value-type="float" office:value="5580.80000000004">
            <text:p>558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6]+[.$C$14]" office:value-type="float" office:value="2.592">
            <text:p>2.59E+000</text:p>
          </table:table-cell>
          <table:table-cell table:formula="of:=[.C666]+[.D667]*([.B667]-[.B666])+0.5*[.E667]*([.B667]-[.B666])^2" office:value-type="float" office:value="4911.20640000001">
            <text:p>4911.21</text:p>
          </table:table-cell>
          <table:table-cell table:formula="of:=[.D666]+[.E666]*([.B667]-[.B666])" office:value-type="float" office:value="5593.60000000004">
            <text:p>559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7]+[.$C$14]" office:value-type="float" office:value="2.596">
            <text:p>2.60E+000</text:p>
          </table:table-cell>
          <table:table-cell table:formula="of:=[.C667]+[.D668]*([.B668]-[.B667])+0.5*[.E668]*([.B668]-[.B667])^2" office:value-type="float" office:value="4933.65760000001">
            <text:p>4933.66</text:p>
          </table:table-cell>
          <table:table-cell table:formula="of:=[.D667]+[.E667]*([.B668]-[.B667])" office:value-type="float" office:value="5606.40000000004">
            <text:p>560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8]+[.$C$14]" office:value-type="float" office:value="2.6">
            <text:p>2.60E+000</text:p>
          </table:table-cell>
          <table:table-cell table:formula="of:=[.C668]+[.D669]*([.B669]-[.B668])+0.5*[.E669]*([.B669]-[.B668])^2" office:value-type="float" office:value="4956.16000000001">
            <text:p>4956.16</text:p>
          </table:table-cell>
          <table:table-cell table:formula="of:=[.D668]+[.E668]*([.B669]-[.B668])" office:value-type="float" office:value="5619.20000000004">
            <text:p>561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69]+[.$C$14]" office:value-type="float" office:value="2.604">
            <text:p>2.60E+000</text:p>
          </table:table-cell>
          <table:table-cell table:formula="of:=[.C669]+[.D670]*([.B670]-[.B669])+0.5*[.E670]*([.B670]-[.B669])^2" office:value-type="float" office:value="4978.71360000001">
            <text:p>4978.71</text:p>
          </table:table-cell>
          <table:table-cell table:formula="of:=[.D669]+[.E669]*([.B670]-[.B669])" office:value-type="float" office:value="5632.00000000005">
            <text:p>563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0]+[.$C$14]" office:value-type="float" office:value="2.608">
            <text:p>2.61E+000</text:p>
          </table:table-cell>
          <table:table-cell table:formula="of:=[.C670]+[.D671]*([.B671]-[.B670])+0.5*[.E671]*([.B671]-[.B670])^2" office:value-type="float" office:value="5001.31840000001">
            <text:p>5001.32</text:p>
          </table:table-cell>
          <table:table-cell table:formula="of:=[.D670]+[.E670]*([.B671]-[.B670])" office:value-type="float" office:value="5644.80000000004">
            <text:p>564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1]+[.$C$14]" office:value-type="float" office:value="2.612">
            <text:p>2.61E+000</text:p>
          </table:table-cell>
          <table:table-cell table:formula="of:=[.C671]+[.D672]*([.B672]-[.B671])+0.5*[.E672]*([.B672]-[.B671])^2" office:value-type="float" office:value="5023.97440000001">
            <text:p>5023.97</text:p>
          </table:table-cell>
          <table:table-cell table:formula="of:=[.D671]+[.E671]*([.B672]-[.B671])" office:value-type="float" office:value="5657.60000000005">
            <text:p>565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2]+[.$C$14]" office:value-type="float" office:value="2.616">
            <text:p>2.62E+000</text:p>
          </table:table-cell>
          <table:table-cell table:formula="of:=[.C672]+[.D673]*([.B673]-[.B672])+0.5*[.E673]*([.B673]-[.B672])^2" office:value-type="float" office:value="5046.68160000001">
            <text:p>5046.68</text:p>
          </table:table-cell>
          <table:table-cell table:formula="of:=[.D672]+[.E672]*([.B673]-[.B672])" office:value-type="float" office:value="5670.40000000005">
            <text:p>567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3]+[.$C$14]" office:value-type="float" office:value="2.62">
            <text:p>2.62E+000</text:p>
          </table:table-cell>
          <table:table-cell table:formula="of:=[.C673]+[.D674]*([.B674]-[.B673])+0.5*[.E674]*([.B674]-[.B673])^2" office:value-type="float" office:value="5069.44000000001">
            <text:p>5069.44</text:p>
          </table:table-cell>
          <table:table-cell table:formula="of:=[.D673]+[.E673]*([.B674]-[.B673])" office:value-type="float" office:value="5683.20000000005">
            <text:p>568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4]+[.$C$14]" office:value-type="float" office:value="2.624">
            <text:p>2.62E+000</text:p>
          </table:table-cell>
          <table:table-cell table:formula="of:=[.C674]+[.D675]*([.B675]-[.B674])+0.5*[.E675]*([.B675]-[.B674])^2" office:value-type="float" office:value="5092.24960000001">
            <text:p>5092.25</text:p>
          </table:table-cell>
          <table:table-cell table:formula="of:=[.D674]+[.E674]*([.B675]-[.B674])" office:value-type="float" office:value="5696.00000000005">
            <text:p>569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5]+[.$C$14]" office:value-type="float" office:value="2.628">
            <text:p>2.63E+000</text:p>
          </table:table-cell>
          <table:table-cell table:formula="of:=[.C675]+[.D676]*([.B676]-[.B675])+0.5*[.E676]*([.B676]-[.B675])^2" office:value-type="float" office:value="5115.11040000001">
            <text:p>5115.11</text:p>
          </table:table-cell>
          <table:table-cell table:formula="of:=[.D675]+[.E675]*([.B676]-[.B675])" office:value-type="float" office:value="5708.80000000005">
            <text:p>570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6]+[.$C$14]" office:value-type="float" office:value="2.632">
            <text:p>2.63E+000</text:p>
          </table:table-cell>
          <table:table-cell table:formula="of:=[.C676]+[.D677]*([.B677]-[.B676])+0.5*[.E677]*([.B677]-[.B676])^2" office:value-type="float" office:value="5138.02240000002">
            <text:p>5138.02</text:p>
          </table:table-cell>
          <table:table-cell table:formula="of:=[.D676]+[.E676]*([.B677]-[.B676])" office:value-type="float" office:value="5721.60000000005">
            <text:p>572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7]+[.$C$14]" office:value-type="float" office:value="2.636">
            <text:p>2.64E+000</text:p>
          </table:table-cell>
          <table:table-cell table:formula="of:=[.C677]+[.D678]*([.B678]-[.B677])+0.5*[.E678]*([.B678]-[.B677])^2" office:value-type="float" office:value="5160.98560000001">
            <text:p>5160.99</text:p>
          </table:table-cell>
          <table:table-cell table:formula="of:=[.D677]+[.E677]*([.B678]-[.B677])" office:value-type="float" office:value="5734.40000000005">
            <text:p>573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8]+[.$C$14]" office:value-type="float" office:value="2.64">
            <text:p>2.64E+000</text:p>
          </table:table-cell>
          <table:table-cell table:formula="of:=[.C678]+[.D679]*([.B679]-[.B678])+0.5*[.E679]*([.B679]-[.B678])^2" office:value-type="float" office:value="5184.00000000001">
            <text:p>5184</text:p>
          </table:table-cell>
          <table:table-cell table:formula="of:=[.D678]+[.E678]*([.B679]-[.B678])" office:value-type="float" office:value="5747.20000000005">
            <text:p>574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79]+[.$C$14]" office:value-type="float" office:value="2.644">
            <text:p>2.64E+000</text:p>
          </table:table-cell>
          <table:table-cell table:formula="of:=[.C679]+[.D680]*([.B680]-[.B679])+0.5*[.E680]*([.B680]-[.B679])^2" office:value-type="float" office:value="5207.06560000001">
            <text:p>5207.07</text:p>
          </table:table-cell>
          <table:table-cell table:formula="of:=[.D679]+[.E679]*([.B680]-[.B679])" office:value-type="float" office:value="5760.00000000005">
            <text:p>576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0]+[.$C$14]" office:value-type="float" office:value="2.648">
            <text:p>2.65E+000</text:p>
          </table:table-cell>
          <table:table-cell table:formula="of:=[.C680]+[.D681]*([.B681]-[.B680])+0.5*[.E681]*([.B681]-[.B680])^2" office:value-type="float" office:value="5230.18240000001">
            <text:p>5230.18</text:p>
          </table:table-cell>
          <table:table-cell table:formula="of:=[.D680]+[.E680]*([.B681]-[.B680])" office:value-type="float" office:value="5772.80000000005">
            <text:p>577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1]+[.$C$14]" office:value-type="float" office:value="2.652">
            <text:p>2.65E+000</text:p>
          </table:table-cell>
          <table:table-cell table:formula="of:=[.C681]+[.D682]*([.B682]-[.B681])+0.5*[.E682]*([.B682]-[.B681])^2" office:value-type="float" office:value="5253.35040000001">
            <text:p>5253.35</text:p>
          </table:table-cell>
          <table:table-cell table:formula="of:=[.D681]+[.E681]*([.B682]-[.B681])" office:value-type="float" office:value="5785.60000000005">
            <text:p>578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2]+[.$C$14]" office:value-type="float" office:value="2.656">
            <text:p>2.66E+000</text:p>
          </table:table-cell>
          <table:table-cell table:formula="of:=[.C682]+[.D683]*([.B683]-[.B682])+0.5*[.E683]*([.B683]-[.B682])^2" office:value-type="float" office:value="5276.56960000002">
            <text:p>5276.57</text:p>
          </table:table-cell>
          <table:table-cell table:formula="of:=[.D682]+[.E682]*([.B683]-[.B682])" office:value-type="float" office:value="5798.40000000005">
            <text:p>579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3]+[.$C$14]" office:value-type="float" office:value="2.66">
            <text:p>2.66E+000</text:p>
          </table:table-cell>
          <table:table-cell table:formula="of:=[.C683]+[.D684]*([.B684]-[.B683])+0.5*[.E684]*([.B684]-[.B683])^2" office:value-type="float" office:value="5299.84000000002">
            <text:p>5299.84</text:p>
          </table:table-cell>
          <table:table-cell table:formula="of:=[.D683]+[.E683]*([.B684]-[.B683])" office:value-type="float" office:value="5811.20000000005">
            <text:p>581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4]+[.$C$14]" office:value-type="float" office:value="2.664">
            <text:p>2.66E+000</text:p>
          </table:table-cell>
          <table:table-cell table:formula="of:=[.C684]+[.D685]*([.B685]-[.B684])+0.5*[.E685]*([.B685]-[.B684])^2" office:value-type="float" office:value="5323.16160000002">
            <text:p>5323.16</text:p>
          </table:table-cell>
          <table:table-cell table:formula="of:=[.D684]+[.E684]*([.B685]-[.B684])" office:value-type="float" office:value="5824.00000000005">
            <text:p>582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5]+[.$C$14]" office:value-type="float" office:value="2.668">
            <text:p>2.67E+000</text:p>
          </table:table-cell>
          <table:table-cell table:formula="of:=[.C685]+[.D686]*([.B686]-[.B685])+0.5*[.E686]*([.B686]-[.B685])^2" office:value-type="float" office:value="5346.53440000002">
            <text:p>5346.53</text:p>
          </table:table-cell>
          <table:table-cell table:formula="of:=[.D685]+[.E685]*([.B686]-[.B685])" office:value-type="float" office:value="5836.80000000005">
            <text:p>583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6]+[.$C$14]" office:value-type="float" office:value="2.672">
            <text:p>2.67E+000</text:p>
          </table:table-cell>
          <table:table-cell table:formula="of:=[.C686]+[.D687]*([.B687]-[.B686])+0.5*[.E687]*([.B687]-[.B686])^2" office:value-type="float" office:value="5369.95840000002">
            <text:p>5369.96</text:p>
          </table:table-cell>
          <table:table-cell table:formula="of:=[.D686]+[.E686]*([.B687]-[.B686])" office:value-type="float" office:value="5849.60000000005">
            <text:p>584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7]+[.$C$14]" office:value-type="float" office:value="2.676">
            <text:p>2.68E+000</text:p>
          </table:table-cell>
          <table:table-cell table:formula="of:=[.C687]+[.D688]*([.B688]-[.B687])+0.5*[.E688]*([.B688]-[.B687])^2" office:value-type="float" office:value="5393.43360000002">
            <text:p>5393.43</text:p>
          </table:table-cell>
          <table:table-cell table:formula="of:=[.D687]+[.E687]*([.B688]-[.B687])" office:value-type="float" office:value="5862.40000000005">
            <text:p>586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8]+[.$C$14]" office:value-type="float" office:value="2.68">
            <text:p>2.68E+000</text:p>
          </table:table-cell>
          <table:table-cell table:formula="of:=[.C688]+[.D689]*([.B689]-[.B688])+0.5*[.E689]*([.B689]-[.B688])^2" office:value-type="float" office:value="5416.96000000002">
            <text:p>5416.96</text:p>
          </table:table-cell>
          <table:table-cell table:formula="of:=[.D688]+[.E688]*([.B689]-[.B688])" office:value-type="float" office:value="5875.20000000005">
            <text:p>587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89]+[.$C$14]" office:value-type="float" office:value="2.684">
            <text:p>2.68E+000</text:p>
          </table:table-cell>
          <table:table-cell table:formula="of:=[.C689]+[.D690]*([.B690]-[.B689])+0.5*[.E690]*([.B690]-[.B689])^2" office:value-type="float" office:value="5440.53760000002">
            <text:p>5440.54</text:p>
          </table:table-cell>
          <table:table-cell table:formula="of:=[.D689]+[.E689]*([.B690]-[.B689])" office:value-type="float" office:value="5888.00000000005">
            <text:p>588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0]+[.$C$14]" office:value-type="float" office:value="2.688">
            <text:p>2.69E+000</text:p>
          </table:table-cell>
          <table:table-cell table:formula="of:=[.C690]+[.D691]*([.B691]-[.B690])+0.5*[.E691]*([.B691]-[.B690])^2" office:value-type="float" office:value="5464.16640000002">
            <text:p>5464.17</text:p>
          </table:table-cell>
          <table:table-cell table:formula="of:=[.D690]+[.E690]*([.B691]-[.B690])" office:value-type="float" office:value="5900.80000000005">
            <text:p>590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1]+[.$C$14]" office:value-type="float" office:value="2.692">
            <text:p>2.69E+000</text:p>
          </table:table-cell>
          <table:table-cell table:formula="of:=[.C691]+[.D692]*([.B692]-[.B691])+0.5*[.E692]*([.B692]-[.B691])^2" office:value-type="float" office:value="5487.84640000002">
            <text:p>5487.85</text:p>
          </table:table-cell>
          <table:table-cell table:formula="of:=[.D691]+[.E691]*([.B692]-[.B691])" office:value-type="float" office:value="5913.60000000005">
            <text:p>591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2]+[.$C$14]" office:value-type="float" office:value="2.696">
            <text:p>2.70E+000</text:p>
          </table:table-cell>
          <table:table-cell table:formula="of:=[.C692]+[.D693]*([.B693]-[.B692])+0.5*[.E693]*([.B693]-[.B692])^2" office:value-type="float" office:value="5511.57760000002">
            <text:p>5511.58</text:p>
          </table:table-cell>
          <table:table-cell table:formula="of:=[.D692]+[.E692]*([.B693]-[.B692])" office:value-type="float" office:value="5926.40000000005">
            <text:p>592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3]+[.$C$14]" office:value-type="float" office:value="2.7">
            <text:p>2.70E+000</text:p>
          </table:table-cell>
          <table:table-cell table:formula="of:=[.C693]+[.D694]*([.B694]-[.B693])+0.5*[.E694]*([.B694]-[.B693])^2" office:value-type="float" office:value="5535.36000000002">
            <text:p>5535.36</text:p>
          </table:table-cell>
          <table:table-cell table:formula="of:=[.D693]+[.E693]*([.B694]-[.B693])" office:value-type="float" office:value="5939.20000000005">
            <text:p>593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4]+[.$C$14]" office:value-type="float" office:value="2.704">
            <text:p>2.70E+000</text:p>
          </table:table-cell>
          <table:table-cell table:formula="of:=[.C694]+[.D695]*([.B695]-[.B694])+0.5*[.E695]*([.B695]-[.B694])^2" office:value-type="float" office:value="5559.19360000002">
            <text:p>5559.19</text:p>
          </table:table-cell>
          <table:table-cell table:formula="of:=[.D694]+[.E694]*([.B695]-[.B694])" office:value-type="float" office:value="5952.00000000005">
            <text:p>595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5]+[.$C$14]" office:value-type="float" office:value="2.708">
            <text:p>2.71E+000</text:p>
          </table:table-cell>
          <table:table-cell table:formula="of:=[.C695]+[.D696]*([.B696]-[.B695])+0.5*[.E696]*([.B696]-[.B695])^2" office:value-type="float" office:value="5583.07840000002">
            <text:p>5583.08</text:p>
          </table:table-cell>
          <table:table-cell table:formula="of:=[.D695]+[.E695]*([.B696]-[.B695])" office:value-type="float" office:value="5964.80000000005">
            <text:p>596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6]+[.$C$14]" office:value-type="float" office:value="2.712">
            <text:p>2.71E+000</text:p>
          </table:table-cell>
          <table:table-cell table:formula="of:=[.C696]+[.D697]*([.B697]-[.B696])+0.5*[.E697]*([.B697]-[.B696])^2" office:value-type="float" office:value="5607.01440000002">
            <text:p>5607.01</text:p>
          </table:table-cell>
          <table:table-cell table:formula="of:=[.D696]+[.E696]*([.B697]-[.B696])" office:value-type="float" office:value="5977.60000000005">
            <text:p>597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7]+[.$C$14]" office:value-type="float" office:value="2.716">
            <text:p>2.72E+000</text:p>
          </table:table-cell>
          <table:table-cell table:formula="of:=[.C697]+[.D698]*([.B698]-[.B697])+0.5*[.E698]*([.B698]-[.B697])^2" office:value-type="float" office:value="5631.00160000002">
            <text:p>5631</text:p>
          </table:table-cell>
          <table:table-cell table:formula="of:=[.D697]+[.E697]*([.B698]-[.B697])" office:value-type="float" office:value="5990.40000000005">
            <text:p>599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8]+[.$C$14]" office:value-type="float" office:value="2.72">
            <text:p>2.72E+000</text:p>
          </table:table-cell>
          <table:table-cell table:formula="of:=[.C698]+[.D699]*([.B699]-[.B698])+0.5*[.E699]*([.B699]-[.B698])^2" office:value-type="float" office:value="5655.04000000002">
            <text:p>5655.04</text:p>
          </table:table-cell>
          <table:table-cell table:formula="of:=[.D698]+[.E698]*([.B699]-[.B698])" office:value-type="float" office:value="6003.20000000005">
            <text:p>600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699]+[.$C$14]" office:value-type="float" office:value="2.724">
            <text:p>2.72E+000</text:p>
          </table:table-cell>
          <table:table-cell table:formula="of:=[.C699]+[.D700]*([.B700]-[.B699])+0.5*[.E700]*([.B700]-[.B699])^2" office:value-type="float" office:value="5679.12960000002">
            <text:p>5679.13</text:p>
          </table:table-cell>
          <table:table-cell table:formula="of:=[.D699]+[.E699]*([.B700]-[.B699])" office:value-type="float" office:value="6016.00000000005">
            <text:p>601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0]+[.$C$14]" office:value-type="float" office:value="2.728">
            <text:p>2.73E+000</text:p>
          </table:table-cell>
          <table:table-cell table:formula="of:=[.C700]+[.D701]*([.B701]-[.B700])+0.5*[.E701]*([.B701]-[.B700])^2" office:value-type="float" office:value="5703.27040000002">
            <text:p>5703.27</text:p>
          </table:table-cell>
          <table:table-cell table:formula="of:=[.D700]+[.E700]*([.B701]-[.B700])" office:value-type="float" office:value="6028.80000000005">
            <text:p>602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1]+[.$C$14]" office:value-type="float" office:value="2.732">
            <text:p>2.73E+000</text:p>
          </table:table-cell>
          <table:table-cell table:formula="of:=[.C701]+[.D702]*([.B702]-[.B701])+0.5*[.E702]*([.B702]-[.B701])^2" office:value-type="float" office:value="5727.46240000002">
            <text:p>5727.46</text:p>
          </table:table-cell>
          <table:table-cell table:formula="of:=[.D701]+[.E701]*([.B702]-[.B701])" office:value-type="float" office:value="6041.60000000005">
            <text:p>604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2]+[.$C$14]" office:value-type="float" office:value="2.736">
            <text:p>2.74E+000</text:p>
          </table:table-cell>
          <table:table-cell table:formula="of:=[.C702]+[.D703]*([.B703]-[.B702])+0.5*[.E703]*([.B703]-[.B702])^2" office:value-type="float" office:value="5751.70560000002">
            <text:p>5751.71</text:p>
          </table:table-cell>
          <table:table-cell table:formula="of:=[.D702]+[.E702]*([.B703]-[.B702])" office:value-type="float" office:value="6054.40000000005">
            <text:p>605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3]+[.$C$14]" office:value-type="float" office:value="2.74">
            <text:p>2.74E+000</text:p>
          </table:table-cell>
          <table:table-cell table:formula="of:=[.C703]+[.D704]*([.B704]-[.B703])+0.5*[.E704]*([.B704]-[.B703])^2" office:value-type="float" office:value="5776.00000000002">
            <text:p>5776</text:p>
          </table:table-cell>
          <table:table-cell table:formula="of:=[.D703]+[.E703]*([.B704]-[.B703])" office:value-type="float" office:value="6067.20000000005">
            <text:p>606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4]+[.$C$14]" office:value-type="float" office:value="2.744">
            <text:p>2.74E+000</text:p>
          </table:table-cell>
          <table:table-cell table:formula="of:=[.C704]+[.D705]*([.B705]-[.B704])+0.5*[.E705]*([.B705]-[.B704])^2" office:value-type="float" office:value="5800.34560000002">
            <text:p>5800.35</text:p>
          </table:table-cell>
          <table:table-cell table:formula="of:=[.D704]+[.E704]*([.B705]-[.B704])" office:value-type="float" office:value="6080.00000000005">
            <text:p>608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5]+[.$C$14]" office:value-type="float" office:value="2.748">
            <text:p>2.75E+000</text:p>
          </table:table-cell>
          <table:table-cell table:formula="of:=[.C705]+[.D706]*([.B706]-[.B705])+0.5*[.E706]*([.B706]-[.B705])^2" office:value-type="float" office:value="5824.74240000002">
            <text:p>5824.74</text:p>
          </table:table-cell>
          <table:table-cell table:formula="of:=[.D705]+[.E705]*([.B706]-[.B705])" office:value-type="float" office:value="6092.80000000005">
            <text:p>609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6]+[.$C$14]" office:value-type="float" office:value="2.752">
            <text:p>2.75E+000</text:p>
          </table:table-cell>
          <table:table-cell table:formula="of:=[.C706]+[.D707]*([.B707]-[.B706])+0.5*[.E707]*([.B707]-[.B706])^2" office:value-type="float" office:value="5849.19040000002">
            <text:p>5849.19</text:p>
          </table:table-cell>
          <table:table-cell table:formula="of:=[.D706]+[.E706]*([.B707]-[.B706])" office:value-type="float" office:value="6105.60000000005">
            <text:p>610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7]+[.$C$14]" office:value-type="float" office:value="2.756">
            <text:p>2.76E+000</text:p>
          </table:table-cell>
          <table:table-cell table:formula="of:=[.C707]+[.D708]*([.B708]-[.B707])+0.5*[.E708]*([.B708]-[.B707])^2" office:value-type="float" office:value="5873.68960000002">
            <text:p>5873.69</text:p>
          </table:table-cell>
          <table:table-cell table:formula="of:=[.D707]+[.E707]*([.B708]-[.B707])" office:value-type="float" office:value="6118.40000000005">
            <text:p>611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8]+[.$C$14]" office:value-type="float" office:value="2.76">
            <text:p>2.76E+000</text:p>
          </table:table-cell>
          <table:table-cell table:formula="of:=[.C708]+[.D709]*([.B709]-[.B708])+0.5*[.E709]*([.B709]-[.B708])^2" office:value-type="float" office:value="5898.24000000002">
            <text:p>5898.24</text:p>
          </table:table-cell>
          <table:table-cell table:formula="of:=[.D708]+[.E708]*([.B709]-[.B708])" office:value-type="float" office:value="6131.20000000005">
            <text:p>613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09]+[.$C$14]" office:value-type="float" office:value="2.764">
            <text:p>2.76E+000</text:p>
          </table:table-cell>
          <table:table-cell table:formula="of:=[.C709]+[.D710]*([.B710]-[.B709])+0.5*[.E710]*([.B710]-[.B709])^2" office:value-type="float" office:value="5922.84160000002">
            <text:p>5922.84</text:p>
          </table:table-cell>
          <table:table-cell table:formula="of:=[.D709]+[.E709]*([.B710]-[.B709])" office:value-type="float" office:value="6144.00000000005">
            <text:p>614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0]+[.$C$14]" office:value-type="float" office:value="2.768">
            <text:p>2.77E+000</text:p>
          </table:table-cell>
          <table:table-cell table:formula="of:=[.C710]+[.D711]*([.B711]-[.B710])+0.5*[.E711]*([.B711]-[.B710])^2" office:value-type="float" office:value="5947.49440000002">
            <text:p>5947.49</text:p>
          </table:table-cell>
          <table:table-cell table:formula="of:=[.D710]+[.E710]*([.B711]-[.B710])" office:value-type="float" office:value="6156.80000000005">
            <text:p>615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1]+[.$C$14]" office:value-type="float" office:value="2.772">
            <text:p>2.77E+000</text:p>
          </table:table-cell>
          <table:table-cell table:formula="of:=[.C711]+[.D712]*([.B712]-[.B711])+0.5*[.E712]*([.B712]-[.B711])^2" office:value-type="float" office:value="5972.19840000002">
            <text:p>5972.2</text:p>
          </table:table-cell>
          <table:table-cell table:formula="of:=[.D711]+[.E711]*([.B712]-[.B711])" office:value-type="float" office:value="6169.60000000005">
            <text:p>616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2]+[.$C$14]" office:value-type="float" office:value="2.776">
            <text:p>2.78E+000</text:p>
          </table:table-cell>
          <table:table-cell table:formula="of:=[.C712]+[.D713]*([.B713]-[.B712])+0.5*[.E713]*([.B713]-[.B712])^2" office:value-type="float" office:value="5996.95360000002">
            <text:p>5996.95</text:p>
          </table:table-cell>
          <table:table-cell table:formula="of:=[.D712]+[.E712]*([.B713]-[.B712])" office:value-type="float" office:value="6182.40000000005">
            <text:p>618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3]+[.$C$14]" office:value-type="float" office:value="2.78">
            <text:p>2.78E+000</text:p>
          </table:table-cell>
          <table:table-cell table:formula="of:=[.C713]+[.D714]*([.B714]-[.B713])+0.5*[.E714]*([.B714]-[.B713])^2" office:value-type="float" office:value="6021.76000000002">
            <text:p>6021.76</text:p>
          </table:table-cell>
          <table:table-cell table:formula="of:=[.D713]+[.E713]*([.B714]-[.B713])" office:value-type="float" office:value="6195.20000000005">
            <text:p>619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4]+[.$C$14]" office:value-type="float" office:value="2.784">
            <text:p>2.78E+000</text:p>
          </table:table-cell>
          <table:table-cell table:formula="of:=[.C714]+[.D715]*([.B715]-[.B714])+0.5*[.E715]*([.B715]-[.B714])^2" office:value-type="float" office:value="6046.61760000002">
            <text:p>6046.62</text:p>
          </table:table-cell>
          <table:table-cell table:formula="of:=[.D714]+[.E714]*([.B715]-[.B714])" office:value-type="float" office:value="6208.00000000005">
            <text:p>620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5]+[.$C$14]" office:value-type="float" office:value="2.788">
            <text:p>2.79E+000</text:p>
          </table:table-cell>
          <table:table-cell table:formula="of:=[.C715]+[.D716]*([.B716]-[.B715])+0.5*[.E716]*([.B716]-[.B715])^2" office:value-type="float" office:value="6071.52640000002">
            <text:p>6071.53</text:p>
          </table:table-cell>
          <table:table-cell table:formula="of:=[.D715]+[.E715]*([.B716]-[.B715])" office:value-type="float" office:value="6220.80000000005">
            <text:p>622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6]+[.$C$14]" office:value-type="float" office:value="2.792">
            <text:p>2.79E+000</text:p>
          </table:table-cell>
          <table:table-cell table:formula="of:=[.C716]+[.D717]*([.B717]-[.B716])+0.5*[.E717]*([.B717]-[.B716])^2" office:value-type="float" office:value="6096.48640000002">
            <text:p>6096.49</text:p>
          </table:table-cell>
          <table:table-cell table:formula="of:=[.D716]+[.E716]*([.B717]-[.B716])" office:value-type="float" office:value="6233.60000000005">
            <text:p>623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7]+[.$C$14]" office:value-type="float" office:value="2.796">
            <text:p>2.80E+000</text:p>
          </table:table-cell>
          <table:table-cell table:formula="of:=[.C717]+[.D718]*([.B718]-[.B717])+0.5*[.E718]*([.B718]-[.B717])^2" office:value-type="float" office:value="6121.49760000002">
            <text:p>6121.5</text:p>
          </table:table-cell>
          <table:table-cell table:formula="of:=[.D717]+[.E717]*([.B718]-[.B717])" office:value-type="float" office:value="6246.40000000005">
            <text:p>624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8]+[.$C$14]" office:value-type="float" office:value="2.8">
            <text:p>2.80E+000</text:p>
          </table:table-cell>
          <table:table-cell table:formula="of:=[.C718]+[.D719]*([.B719]-[.B718])+0.5*[.E719]*([.B719]-[.B718])^2" office:value-type="float" office:value="6146.56000000002">
            <text:p>6146.56</text:p>
          </table:table-cell>
          <table:table-cell table:formula="of:=[.D718]+[.E718]*([.B719]-[.B718])" office:value-type="float" office:value="6259.20000000005">
            <text:p>625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19]+[.$C$14]" office:value-type="float" office:value="2.804">
            <text:p>2.80E+000</text:p>
          </table:table-cell>
          <table:table-cell table:formula="of:=[.C719]+[.D720]*([.B720]-[.B719])+0.5*[.E720]*([.B720]-[.B719])^2" office:value-type="float" office:value="6171.67360000002">
            <text:p>6171.67</text:p>
          </table:table-cell>
          <table:table-cell table:formula="of:=[.D719]+[.E719]*([.B720]-[.B719])" office:value-type="float" office:value="6272.00000000005">
            <text:p>627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0]+[.$C$14]" office:value-type="float" office:value="2.808">
            <text:p>2.81E+000</text:p>
          </table:table-cell>
          <table:table-cell table:formula="of:=[.C720]+[.D721]*([.B721]-[.B720])+0.5*[.E721]*([.B721]-[.B720])^2" office:value-type="float" office:value="6196.83840000002">
            <text:p>6196.84</text:p>
          </table:table-cell>
          <table:table-cell table:formula="of:=[.D720]+[.E720]*([.B721]-[.B720])" office:value-type="float" office:value="6284.80000000005">
            <text:p>628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1]+[.$C$14]" office:value-type="float" office:value="2.812">
            <text:p>2.81E+000</text:p>
          </table:table-cell>
          <table:table-cell table:formula="of:=[.C721]+[.D722]*([.B722]-[.B721])+0.5*[.E722]*([.B722]-[.B721])^2" office:value-type="float" office:value="6222.05440000002">
            <text:p>6222.05</text:p>
          </table:table-cell>
          <table:table-cell table:formula="of:=[.D721]+[.E721]*([.B722]-[.B721])" office:value-type="float" office:value="6297.60000000005">
            <text:p>629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2]+[.$C$14]" office:value-type="float" office:value="2.816">
            <text:p>2.82E+000</text:p>
          </table:table-cell>
          <table:table-cell table:formula="of:=[.C722]+[.D723]*([.B723]-[.B722])+0.5*[.E723]*([.B723]-[.B722])^2" office:value-type="float" office:value="6247.32160000002">
            <text:p>6247.32</text:p>
          </table:table-cell>
          <table:table-cell table:formula="of:=[.D722]+[.E722]*([.B723]-[.B722])" office:value-type="float" office:value="6310.40000000005">
            <text:p>631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3]+[.$C$14]" office:value-type="float" office:value="2.82">
            <text:p>2.82E+000</text:p>
          </table:table-cell>
          <table:table-cell table:formula="of:=[.C723]+[.D724]*([.B724]-[.B723])+0.5*[.E724]*([.B724]-[.B723])^2" office:value-type="float" office:value="6272.64000000002">
            <text:p>6272.64</text:p>
          </table:table-cell>
          <table:table-cell table:formula="of:=[.D723]+[.E723]*([.B724]-[.B723])" office:value-type="float" office:value="6323.20000000005">
            <text:p>632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4]+[.$C$14]" office:value-type="float" office:value="2.824">
            <text:p>2.82E+000</text:p>
          </table:table-cell>
          <table:table-cell table:formula="of:=[.C724]+[.D725]*([.B725]-[.B724])+0.5*[.E725]*([.B725]-[.B724])^2" office:value-type="float" office:value="6298.00960000002">
            <text:p>6298.01</text:p>
          </table:table-cell>
          <table:table-cell table:formula="of:=[.D724]+[.E724]*([.B725]-[.B724])" office:value-type="float" office:value="6336.00000000005">
            <text:p>633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5]+[.$C$14]" office:value-type="float" office:value="2.828">
            <text:p>2.83E+000</text:p>
          </table:table-cell>
          <table:table-cell table:formula="of:=[.C725]+[.D726]*([.B726]-[.B725])+0.5*[.E726]*([.B726]-[.B725])^2" office:value-type="float" office:value="6323.43040000002">
            <text:p>6323.43</text:p>
          </table:table-cell>
          <table:table-cell table:formula="of:=[.D725]+[.E725]*([.B726]-[.B725])" office:value-type="float" office:value="6348.80000000006">
            <text:p>634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6]+[.$C$14]" office:value-type="float" office:value="2.832">
            <text:p>2.83E+000</text:p>
          </table:table-cell>
          <table:table-cell table:formula="of:=[.C726]+[.D727]*([.B727]-[.B726])+0.5*[.E727]*([.B727]-[.B726])^2" office:value-type="float" office:value="6348.90240000002">
            <text:p>6348.9</text:p>
          </table:table-cell>
          <table:table-cell table:formula="of:=[.D726]+[.E726]*([.B727]-[.B726])" office:value-type="float" office:value="6361.60000000006">
            <text:p>636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7]+[.$C$14]" office:value-type="float" office:value="2.836">
            <text:p>2.84E+000</text:p>
          </table:table-cell>
          <table:table-cell table:formula="of:=[.C727]+[.D728]*([.B728]-[.B727])+0.5*[.E728]*([.B728]-[.B727])^2" office:value-type="float" office:value="6374.42560000002">
            <text:p>6374.43</text:p>
          </table:table-cell>
          <table:table-cell table:formula="of:=[.D727]+[.E727]*([.B728]-[.B727])" office:value-type="float" office:value="6374.40000000006">
            <text:p>637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8]+[.$C$14]" office:value-type="float" office:value="2.84">
            <text:p>2.84E+000</text:p>
          </table:table-cell>
          <table:table-cell table:formula="of:=[.C728]+[.D729]*([.B729]-[.B728])+0.5*[.E729]*([.B729]-[.B728])^2" office:value-type="float" office:value="6400.00000000002">
            <text:p>6400</text:p>
          </table:table-cell>
          <table:table-cell table:formula="of:=[.D728]+[.E728]*([.B729]-[.B728])" office:value-type="float" office:value="6387.20000000006">
            <text:p>638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29]+[.$C$14]" office:value-type="float" office:value="2.844">
            <text:p>2.84E+000</text:p>
          </table:table-cell>
          <table:table-cell table:formula="of:=[.C729]+[.D730]*([.B730]-[.B729])+0.5*[.E730]*([.B730]-[.B729])^2" office:value-type="float" office:value="6425.62560000002">
            <text:p>6425.63</text:p>
          </table:table-cell>
          <table:table-cell table:formula="of:=[.D729]+[.E729]*([.B730]-[.B729])" office:value-type="float" office:value="6400.00000000006">
            <text:p>640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0]+[.$C$14]" office:value-type="float" office:value="2.848">
            <text:p>2.85E+000</text:p>
          </table:table-cell>
          <table:table-cell table:formula="of:=[.C730]+[.D731]*([.B731]-[.B730])+0.5*[.E731]*([.B731]-[.B730])^2" office:value-type="float" office:value="6451.30240000002">
            <text:p>6451.3</text:p>
          </table:table-cell>
          <table:table-cell table:formula="of:=[.D730]+[.E730]*([.B731]-[.B730])" office:value-type="float" office:value="6412.80000000006">
            <text:p>641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1]+[.$C$14]" office:value-type="float" office:value="2.852">
            <text:p>2.85E+000</text:p>
          </table:table-cell>
          <table:table-cell table:formula="of:=[.C731]+[.D732]*([.B732]-[.B731])+0.5*[.E732]*([.B732]-[.B731])^2" office:value-type="float" office:value="6477.03040000002">
            <text:p>6477.03</text:p>
          </table:table-cell>
          <table:table-cell table:formula="of:=[.D731]+[.E731]*([.B732]-[.B731])" office:value-type="float" office:value="6425.60000000006">
            <text:p>642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2]+[.$C$14]" office:value-type="float" office:value="2.856">
            <text:p>2.86E+000</text:p>
          </table:table-cell>
          <table:table-cell table:formula="of:=[.C732]+[.D733]*([.B733]-[.B732])+0.5*[.E733]*([.B733]-[.B732])^2" office:value-type="float" office:value="6502.80960000002">
            <text:p>6502.81</text:p>
          </table:table-cell>
          <table:table-cell table:formula="of:=[.D732]+[.E732]*([.B733]-[.B732])" office:value-type="float" office:value="6438.40000000006">
            <text:p>643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3]+[.$C$14]" office:value-type="float" office:value="2.86">
            <text:p>2.86E+000</text:p>
          </table:table-cell>
          <table:table-cell table:formula="of:=[.C733]+[.D734]*([.B734]-[.B733])+0.5*[.E734]*([.B734]-[.B733])^2" office:value-type="float" office:value="6528.64000000002">
            <text:p>6528.64</text:p>
          </table:table-cell>
          <table:table-cell table:formula="of:=[.D733]+[.E733]*([.B734]-[.B733])" office:value-type="float" office:value="6451.20000000006">
            <text:p>645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4]+[.$C$14]" office:value-type="float" office:value="2.864">
            <text:p>2.86E+000</text:p>
          </table:table-cell>
          <table:table-cell table:formula="of:=[.C734]+[.D735]*([.B735]-[.B734])+0.5*[.E735]*([.B735]-[.B734])^2" office:value-type="float" office:value="6554.52160000002">
            <text:p>6554.52</text:p>
          </table:table-cell>
          <table:table-cell table:formula="of:=[.D734]+[.E734]*([.B735]-[.B734])" office:value-type="float" office:value="6464.00000000006">
            <text:p>646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5]+[.$C$14]" office:value-type="float" office:value="2.868">
            <text:p>2.87E+000</text:p>
          </table:table-cell>
          <table:table-cell table:formula="of:=[.C735]+[.D736]*([.B736]-[.B735])+0.5*[.E736]*([.B736]-[.B735])^2" office:value-type="float" office:value="6580.45440000002">
            <text:p>6580.45</text:p>
          </table:table-cell>
          <table:table-cell table:formula="of:=[.D735]+[.E735]*([.B736]-[.B735])" office:value-type="float" office:value="6476.80000000006">
            <text:p>647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6]+[.$C$14]" office:value-type="float" office:value="2.872">
            <text:p>2.87E+000</text:p>
          </table:table-cell>
          <table:table-cell table:formula="of:=[.C736]+[.D737]*([.B737]-[.B736])+0.5*[.E737]*([.B737]-[.B736])^2" office:value-type="float" office:value="6606.43840000003">
            <text:p>6606.44</text:p>
          </table:table-cell>
          <table:table-cell table:formula="of:=[.D736]+[.E736]*([.B737]-[.B736])" office:value-type="float" office:value="6489.60000000006">
            <text:p>648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7]+[.$C$14]" office:value-type="float" office:value="2.876">
            <text:p>2.88E+000</text:p>
          </table:table-cell>
          <table:table-cell table:formula="of:=[.C737]+[.D738]*([.B738]-[.B737])+0.5*[.E738]*([.B738]-[.B737])^2" office:value-type="float" office:value="6632.47360000003">
            <text:p>6632.47</text:p>
          </table:table-cell>
          <table:table-cell table:formula="of:=[.D737]+[.E737]*([.B738]-[.B737])" office:value-type="float" office:value="6502.40000000006">
            <text:p>650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8]+[.$C$14]" office:value-type="float" office:value="2.88">
            <text:p>2.88E+000</text:p>
          </table:table-cell>
          <table:table-cell table:formula="of:=[.C738]+[.D739]*([.B739]-[.B738])+0.5*[.E739]*([.B739]-[.B738])^2" office:value-type="float" office:value="6658.56000000003">
            <text:p>6658.56</text:p>
          </table:table-cell>
          <table:table-cell table:formula="of:=[.D738]+[.E738]*([.B739]-[.B738])" office:value-type="float" office:value="6515.20000000006">
            <text:p>651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39]+[.$C$14]" office:value-type="float" office:value="2.884">
            <text:p>2.88E+000</text:p>
          </table:table-cell>
          <table:table-cell table:formula="of:=[.C739]+[.D740]*([.B740]-[.B739])+0.5*[.E740]*([.B740]-[.B739])^2" office:value-type="float" office:value="6684.69760000002">
            <text:p>6684.7</text:p>
          </table:table-cell>
          <table:table-cell table:formula="of:=[.D739]+[.E739]*([.B740]-[.B739])" office:value-type="float" office:value="6528.00000000006">
            <text:p>652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0]+[.$C$14]" office:value-type="float" office:value="2.888">
            <text:p>2.89E+000</text:p>
          </table:table-cell>
          <table:table-cell table:formula="of:=[.C740]+[.D741]*([.B741]-[.B740])+0.5*[.E741]*([.B741]-[.B740])^2" office:value-type="float" office:value="6710.88640000002">
            <text:p>6710.89</text:p>
          </table:table-cell>
          <table:table-cell table:formula="of:=[.D740]+[.E740]*([.B741]-[.B740])" office:value-type="float" office:value="6540.80000000006">
            <text:p>654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1]+[.$C$14]" office:value-type="float" office:value="2.892">
            <text:p>2.89E+000</text:p>
          </table:table-cell>
          <table:table-cell table:formula="of:=[.C741]+[.D742]*([.B742]-[.B741])+0.5*[.E742]*([.B742]-[.B741])^2" office:value-type="float" office:value="6737.12640000003">
            <text:p>6737.13</text:p>
          </table:table-cell>
          <table:table-cell table:formula="of:=[.D741]+[.E741]*([.B742]-[.B741])" office:value-type="float" office:value="6553.60000000006">
            <text:p>655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2]+[.$C$14]" office:value-type="float" office:value="2.896">
            <text:p>2.90E+000</text:p>
          </table:table-cell>
          <table:table-cell table:formula="of:=[.C742]+[.D743]*([.B743]-[.B742])+0.5*[.E743]*([.B743]-[.B742])^2" office:value-type="float" office:value="6763.41760000003">
            <text:p>6763.42</text:p>
          </table:table-cell>
          <table:table-cell table:formula="of:=[.D742]+[.E742]*([.B743]-[.B742])" office:value-type="float" office:value="6566.40000000006">
            <text:p>656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3]+[.$C$14]" office:value-type="float" office:value="2.9">
            <text:p>2.90E+000</text:p>
          </table:table-cell>
          <table:table-cell table:formula="of:=[.C743]+[.D744]*([.B744]-[.B743])+0.5*[.E744]*([.B744]-[.B743])^2" office:value-type="float" office:value="6789.76000000003">
            <text:p>6789.76</text:p>
          </table:table-cell>
          <table:table-cell table:formula="of:=[.D743]+[.E743]*([.B744]-[.B743])" office:value-type="float" office:value="6579.20000000006">
            <text:p>657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4]+[.$C$14]" office:value-type="float" office:value="2.904">
            <text:p>2.90E+000</text:p>
          </table:table-cell>
          <table:table-cell table:formula="of:=[.C744]+[.D745]*([.B745]-[.B744])+0.5*[.E745]*([.B745]-[.B744])^2" office:value-type="float" office:value="6816.15360000003">
            <text:p>6816.15</text:p>
          </table:table-cell>
          <table:table-cell table:formula="of:=[.D744]+[.E744]*([.B745]-[.B744])" office:value-type="float" office:value="6592.00000000006">
            <text:p>659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5]+[.$C$14]" office:value-type="float" office:value="2.908">
            <text:p>2.91E+000</text:p>
          </table:table-cell>
          <table:table-cell table:formula="of:=[.C745]+[.D746]*([.B746]-[.B745])+0.5*[.E746]*([.B746]-[.B745])^2" office:value-type="float" office:value="6842.59840000003">
            <text:p>6842.6</text:p>
          </table:table-cell>
          <table:table-cell table:formula="of:=[.D745]+[.E745]*([.B746]-[.B745])" office:value-type="float" office:value="6604.80000000006">
            <text:p>660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6]+[.$C$14]" office:value-type="float" office:value="2.912">
            <text:p>2.91E+000</text:p>
          </table:table-cell>
          <table:table-cell table:formula="of:=[.C746]+[.D747]*([.B747]-[.B746])+0.5*[.E747]*([.B747]-[.B746])^2" office:value-type="float" office:value="6869.09440000003">
            <text:p>6869.09</text:p>
          </table:table-cell>
          <table:table-cell table:formula="of:=[.D746]+[.E746]*([.B747]-[.B746])" office:value-type="float" office:value="6617.60000000006">
            <text:p>661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7]+[.$C$14]" office:value-type="float" office:value="2.916">
            <text:p>2.92E+000</text:p>
          </table:table-cell>
          <table:table-cell table:formula="of:=[.C747]+[.D748]*([.B748]-[.B747])+0.5*[.E748]*([.B748]-[.B747])^2" office:value-type="float" office:value="6895.64160000003">
            <text:p>6895.64</text:p>
          </table:table-cell>
          <table:table-cell table:formula="of:=[.D747]+[.E747]*([.B748]-[.B747])" office:value-type="float" office:value="6630.40000000006">
            <text:p>663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8]+[.$C$14]" office:value-type="float" office:value="2.92">
            <text:p>2.92E+000</text:p>
          </table:table-cell>
          <table:table-cell table:formula="of:=[.C748]+[.D749]*([.B749]-[.B748])+0.5*[.E749]*([.B749]-[.B748])^2" office:value-type="float" office:value="6922.24000000003">
            <text:p>6922.24</text:p>
          </table:table-cell>
          <table:table-cell table:formula="of:=[.D748]+[.E748]*([.B749]-[.B748])" office:value-type="float" office:value="6643.20000000006">
            <text:p>664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49]+[.$C$14]" office:value-type="float" office:value="2.924">
            <text:p>2.92E+000</text:p>
          </table:table-cell>
          <table:table-cell table:formula="of:=[.C749]+[.D750]*([.B750]-[.B749])+0.5*[.E750]*([.B750]-[.B749])^2" office:value-type="float" office:value="6948.88960000003">
            <text:p>6948.89</text:p>
          </table:table-cell>
          <table:table-cell table:formula="of:=[.D749]+[.E749]*([.B750]-[.B749])" office:value-type="float" office:value="6656.00000000006">
            <text:p>665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0]+[.$C$14]" office:value-type="float" office:value="2.928">
            <text:p>2.93E+000</text:p>
          </table:table-cell>
          <table:table-cell table:formula="of:=[.C750]+[.D751]*([.B751]-[.B750])+0.5*[.E751]*([.B751]-[.B750])^2" office:value-type="float" office:value="6975.59040000003">
            <text:p>6975.59</text:p>
          </table:table-cell>
          <table:table-cell table:formula="of:=[.D750]+[.E750]*([.B751]-[.B750])" office:value-type="float" office:value="6668.80000000006">
            <text:p>666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1]+[.$C$14]" office:value-type="float" office:value="2.932">
            <text:p>2.93E+000</text:p>
          </table:table-cell>
          <table:table-cell table:formula="of:=[.C751]+[.D752]*([.B752]-[.B751])+0.5*[.E752]*([.B752]-[.B751])^2" office:value-type="float" office:value="7002.34240000003">
            <text:p>7002.34</text:p>
          </table:table-cell>
          <table:table-cell table:formula="of:=[.D751]+[.E751]*([.B752]-[.B751])" office:value-type="float" office:value="6681.60000000006">
            <text:p>668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2]+[.$C$14]" office:value-type="float" office:value="2.936">
            <text:p>2.94E+000</text:p>
          </table:table-cell>
          <table:table-cell table:formula="of:=[.C752]+[.D753]*([.B753]-[.B752])+0.5*[.E753]*([.B753]-[.B752])^2" office:value-type="float" office:value="7029.14560000003">
            <text:p>7029.15</text:p>
          </table:table-cell>
          <table:table-cell table:formula="of:=[.D752]+[.E752]*([.B753]-[.B752])" office:value-type="float" office:value="6694.40000000006">
            <text:p>669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3]+[.$C$14]" office:value-type="float" office:value="2.94">
            <text:p>2.94E+000</text:p>
          </table:table-cell>
          <table:table-cell table:formula="of:=[.C753]+[.D754]*([.B754]-[.B753])+0.5*[.E754]*([.B754]-[.B753])^2" office:value-type="float" office:value="7056.00000000003">
            <text:p>7056</text:p>
          </table:table-cell>
          <table:table-cell table:formula="of:=[.D753]+[.E753]*([.B754]-[.B753])" office:value-type="float" office:value="6707.20000000006">
            <text:p>670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4]+[.$C$14]" office:value-type="float" office:value="2.944">
            <text:p>2.94E+000</text:p>
          </table:table-cell>
          <table:table-cell table:formula="of:=[.C754]+[.D755]*([.B755]-[.B754])+0.5*[.E755]*([.B755]-[.B754])^2" office:value-type="float" office:value="7082.90560000003">
            <text:p>7082.91</text:p>
          </table:table-cell>
          <table:table-cell table:formula="of:=[.D754]+[.E754]*([.B755]-[.B754])" office:value-type="float" office:value="6720.00000000006">
            <text:p>672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5]+[.$C$14]" office:value-type="float" office:value="2.948">
            <text:p>2.95E+000</text:p>
          </table:table-cell>
          <table:table-cell table:formula="of:=[.C755]+[.D756]*([.B756]-[.B755])+0.5*[.E756]*([.B756]-[.B755])^2" office:value-type="float" office:value="7109.86240000003">
            <text:p>7109.86</text:p>
          </table:table-cell>
          <table:table-cell table:formula="of:=[.D755]+[.E755]*([.B756]-[.B755])" office:value-type="float" office:value="6732.80000000006">
            <text:p>673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6]+[.$C$14]" office:value-type="float" office:value="2.952">
            <text:p>2.95E+000</text:p>
          </table:table-cell>
          <table:table-cell table:formula="of:=[.C756]+[.D757]*([.B757]-[.B756])+0.5*[.E757]*([.B757]-[.B756])^2" office:value-type="float" office:value="7136.87040000003">
            <text:p>7136.87</text:p>
          </table:table-cell>
          <table:table-cell table:formula="of:=[.D756]+[.E756]*([.B757]-[.B756])" office:value-type="float" office:value="6745.60000000006">
            <text:p>674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7]+[.$C$14]" office:value-type="float" office:value="2.956">
            <text:p>2.96E+000</text:p>
          </table:table-cell>
          <table:table-cell table:formula="of:=[.C757]+[.D758]*([.B758]-[.B757])+0.5*[.E758]*([.B758]-[.B757])^2" office:value-type="float" office:value="7163.92960000003">
            <text:p>7163.93</text:p>
          </table:table-cell>
          <table:table-cell table:formula="of:=[.D757]+[.E757]*([.B758]-[.B757])" office:value-type="float" office:value="6758.40000000006">
            <text:p>675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8]+[.$C$14]" office:value-type="float" office:value="2.96">
            <text:p>2.96E+000</text:p>
          </table:table-cell>
          <table:table-cell table:formula="of:=[.C758]+[.D759]*([.B759]-[.B758])+0.5*[.E759]*([.B759]-[.B758])^2" office:value-type="float" office:value="7191.04000000003">
            <text:p>7191.04</text:p>
          </table:table-cell>
          <table:table-cell table:formula="of:=[.D758]+[.E758]*([.B759]-[.B758])" office:value-type="float" office:value="6771.20000000006">
            <text:p>677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59]+[.$C$14]" office:value-type="float" office:value="2.964">
            <text:p>2.96E+000</text:p>
          </table:table-cell>
          <table:table-cell table:formula="of:=[.C759]+[.D760]*([.B760]-[.B759])+0.5*[.E760]*([.B760]-[.B759])^2" office:value-type="float" office:value="7218.20160000003">
            <text:p>7218.2</text:p>
          </table:table-cell>
          <table:table-cell table:formula="of:=[.D759]+[.E759]*([.B760]-[.B759])" office:value-type="float" office:value="6784.00000000006">
            <text:p>678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0]+[.$C$14]" office:value-type="float" office:value="2.968">
            <text:p>2.97E+000</text:p>
          </table:table-cell>
          <table:table-cell table:formula="of:=[.C760]+[.D761]*([.B761]-[.B760])+0.5*[.E761]*([.B761]-[.B760])^2" office:value-type="float" office:value="7245.41440000003">
            <text:p>7245.41</text:p>
          </table:table-cell>
          <table:table-cell table:formula="of:=[.D760]+[.E760]*([.B761]-[.B760])" office:value-type="float" office:value="6796.80000000006">
            <text:p>679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1]+[.$C$14]" office:value-type="float" office:value="2.972">
            <text:p>2.97E+000</text:p>
          </table:table-cell>
          <table:table-cell table:formula="of:=[.C761]+[.D762]*([.B762]-[.B761])+0.5*[.E762]*([.B762]-[.B761])^2" office:value-type="float" office:value="7272.67840000003">
            <text:p>7272.68</text:p>
          </table:table-cell>
          <table:table-cell table:formula="of:=[.D761]+[.E761]*([.B762]-[.B761])" office:value-type="float" office:value="6809.60000000006">
            <text:p>680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2]+[.$C$14]" office:value-type="float" office:value="2.976">
            <text:p>2.98E+000</text:p>
          </table:table-cell>
          <table:table-cell table:formula="of:=[.C762]+[.D763]*([.B763]-[.B762])+0.5*[.E763]*([.B763]-[.B762])^2" office:value-type="float" office:value="7299.99360000003">
            <text:p>7299.99</text:p>
          </table:table-cell>
          <table:table-cell table:formula="of:=[.D762]+[.E762]*([.B763]-[.B762])" office:value-type="float" office:value="6822.40000000006">
            <text:p>682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3]+[.$C$14]" office:value-type="float" office:value="2.98">
            <text:p>2.98E+000</text:p>
          </table:table-cell>
          <table:table-cell table:formula="of:=[.C763]+[.D764]*([.B764]-[.B763])+0.5*[.E764]*([.B764]-[.B763])^2" office:value-type="float" office:value="7327.36000000003">
            <text:p>7327.36</text:p>
          </table:table-cell>
          <table:table-cell table:formula="of:=[.D763]+[.E763]*([.B764]-[.B763])" office:value-type="float" office:value="6835.20000000006">
            <text:p>683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4]+[.$C$14]" office:value-type="float" office:value="2.984">
            <text:p>2.98E+000</text:p>
          </table:table-cell>
          <table:table-cell table:formula="of:=[.C764]+[.D765]*([.B765]-[.B764])+0.5*[.E765]*([.B765]-[.B764])^2" office:value-type="float" office:value="7354.77760000003">
            <text:p>7354.78</text:p>
          </table:table-cell>
          <table:table-cell table:formula="of:=[.D764]+[.E764]*([.B765]-[.B764])" office:value-type="float" office:value="6848.00000000006">
            <text:p>684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5]+[.$C$14]" office:value-type="float" office:value="2.988">
            <text:p>2.99E+000</text:p>
          </table:table-cell>
          <table:table-cell table:formula="of:=[.C765]+[.D766]*([.B766]-[.B765])+0.5*[.E766]*([.B766]-[.B765])^2" office:value-type="float" office:value="7382.24640000003">
            <text:p>7382.25</text:p>
          </table:table-cell>
          <table:table-cell table:formula="of:=[.D765]+[.E765]*([.B766]-[.B765])" office:value-type="float" office:value="6860.80000000006">
            <text:p>686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6]+[.$C$14]" office:value-type="float" office:value="2.992">
            <text:p>2.99E+000</text:p>
          </table:table-cell>
          <table:table-cell table:formula="of:=[.C766]+[.D767]*([.B767]-[.B766])+0.5*[.E767]*([.B767]-[.B766])^2" office:value-type="float" office:value="7409.76640000003">
            <text:p>7409.77</text:p>
          </table:table-cell>
          <table:table-cell table:formula="of:=[.D766]+[.E766]*([.B767]-[.B766])" office:value-type="float" office:value="6873.60000000006">
            <text:p>687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7]+[.$C$14]" office:value-type="float" office:value="2.996">
            <text:p>3.00E+000</text:p>
          </table:table-cell>
          <table:table-cell table:formula="of:=[.C767]+[.D768]*([.B768]-[.B767])+0.5*[.E768]*([.B768]-[.B767])^2" office:value-type="float" office:value="7437.33760000003">
            <text:p>7437.34</text:p>
          </table:table-cell>
          <table:table-cell table:formula="of:=[.D767]+[.E767]*([.B768]-[.B767])" office:value-type="float" office:value="6886.40000000006">
            <text:p>688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8]+[.$C$14]" office:value-type="float" office:value="3">
            <text:p>3.00E+000</text:p>
          </table:table-cell>
          <table:table-cell table:formula="of:=[.C768]+[.D769]*([.B769]-[.B768])+0.5*[.E769]*([.B769]-[.B768])^2" office:value-type="float" office:value="7464.96000000003">
            <text:p>7464.96</text:p>
          </table:table-cell>
          <table:table-cell table:formula="of:=[.D768]+[.E768]*([.B769]-[.B768])" office:value-type="float" office:value="6899.20000000006">
            <text:p>689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69]+[.$C$14]" office:value-type="float" office:value="3.004">
            <text:p>3.00E+000</text:p>
          </table:table-cell>
          <table:table-cell table:formula="of:=[.C769]+[.D770]*([.B770]-[.B769])+0.5*[.E770]*([.B770]-[.B769])^2" office:value-type="float" office:value="7492.63360000003">
            <text:p>7492.63</text:p>
          </table:table-cell>
          <table:table-cell table:formula="of:=[.D769]+[.E769]*([.B770]-[.B769])" office:value-type="float" office:value="6912.00000000006">
            <text:p>691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0]+[.$C$14]" office:value-type="float" office:value="3.008">
            <text:p>3.01E+000</text:p>
          </table:table-cell>
          <table:table-cell table:formula="of:=[.C770]+[.D771]*([.B771]-[.B770])+0.5*[.E771]*([.B771]-[.B770])^2" office:value-type="float" office:value="7520.35840000003">
            <text:p>7520.36</text:p>
          </table:table-cell>
          <table:table-cell table:formula="of:=[.D770]+[.E770]*([.B771]-[.B770])" office:value-type="float" office:value="6924.80000000006">
            <text:p>692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1]+[.$C$14]" office:value-type="float" office:value="3.012">
            <text:p>3.01E+000</text:p>
          </table:table-cell>
          <table:table-cell table:formula="of:=[.C771]+[.D772]*([.B772]-[.B771])+0.5*[.E772]*([.B772]-[.B771])^2" office:value-type="float" office:value="7548.13440000003">
            <text:p>7548.13</text:p>
          </table:table-cell>
          <table:table-cell table:formula="of:=[.D771]+[.E771]*([.B772]-[.B771])" office:value-type="float" office:value="6937.60000000006">
            <text:p>693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2]+[.$C$14]" office:value-type="float" office:value="3.016">
            <text:p>3.02E+000</text:p>
          </table:table-cell>
          <table:table-cell table:formula="of:=[.C772]+[.D773]*([.B773]-[.B772])+0.5*[.E773]*([.B773]-[.B772])^2" office:value-type="float" office:value="7575.96160000003">
            <text:p>7575.96</text:p>
          </table:table-cell>
          <table:table-cell table:formula="of:=[.D772]+[.E772]*([.B773]-[.B772])" office:value-type="float" office:value="6950.40000000006">
            <text:p>695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3]+[.$C$14]" office:value-type="float" office:value="3.02">
            <text:p>3.02E+000</text:p>
          </table:table-cell>
          <table:table-cell table:formula="of:=[.C773]+[.D774]*([.B774]-[.B773])+0.5*[.E774]*([.B774]-[.B773])^2" office:value-type="float" office:value="7603.84000000003">
            <text:p>7603.84</text:p>
          </table:table-cell>
          <table:table-cell table:formula="of:=[.D773]+[.E773]*([.B774]-[.B773])" office:value-type="float" office:value="6963.20000000006">
            <text:p>696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4]+[.$C$14]" office:value-type="float" office:value="3.024">
            <text:p>3.02E+000</text:p>
          </table:table-cell>
          <table:table-cell table:formula="of:=[.C774]+[.D775]*([.B775]-[.B774])+0.5*[.E775]*([.B775]-[.B774])^2" office:value-type="float" office:value="7631.76960000003">
            <text:p>7631.77</text:p>
          </table:table-cell>
          <table:table-cell table:formula="of:=[.D774]+[.E774]*([.B775]-[.B774])" office:value-type="float" office:value="6976.00000000006">
            <text:p>697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5]+[.$C$14]" office:value-type="float" office:value="3.028">
            <text:p>3.03E+000</text:p>
          </table:table-cell>
          <table:table-cell table:formula="of:=[.C775]+[.D776]*([.B776]-[.B775])+0.5*[.E776]*([.B776]-[.B775])^2" office:value-type="float" office:value="7659.75040000003">
            <text:p>7659.75</text:p>
          </table:table-cell>
          <table:table-cell table:formula="of:=[.D775]+[.E775]*([.B776]-[.B775])" office:value-type="float" office:value="6988.80000000006">
            <text:p>698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6]+[.$C$14]" office:value-type="float" office:value="3.032">
            <text:p>3.03E+000</text:p>
          </table:table-cell>
          <table:table-cell table:formula="of:=[.C776]+[.D777]*([.B777]-[.B776])+0.5*[.E777]*([.B777]-[.B776])^2" office:value-type="float" office:value="7687.78240000003">
            <text:p>7687.78</text:p>
          </table:table-cell>
          <table:table-cell table:formula="of:=[.D776]+[.E776]*([.B777]-[.B776])" office:value-type="float" office:value="7001.60000000006">
            <text:p>700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7]+[.$C$14]" office:value-type="float" office:value="3.036">
            <text:p>3.04E+000</text:p>
          </table:table-cell>
          <table:table-cell table:formula="of:=[.C777]+[.D778]*([.B778]-[.B777])+0.5*[.E778]*([.B778]-[.B777])^2" office:value-type="float" office:value="7715.86560000003">
            <text:p>7715.87</text:p>
          </table:table-cell>
          <table:table-cell table:formula="of:=[.D777]+[.E777]*([.B778]-[.B777])" office:value-type="float" office:value="7014.40000000006">
            <text:p>701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8]+[.$C$14]" office:value-type="float" office:value="3.04">
            <text:p>3.04E+000</text:p>
          </table:table-cell>
          <table:table-cell table:formula="of:=[.C778]+[.D779]*([.B779]-[.B778])+0.5*[.E779]*([.B779]-[.B778])^2" office:value-type="float" office:value="7744.00000000003">
            <text:p>7744</text:p>
          </table:table-cell>
          <table:table-cell table:formula="of:=[.D778]+[.E778]*([.B779]-[.B778])" office:value-type="float" office:value="7027.20000000006">
            <text:p>702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79]+[.$C$14]" office:value-type="float" office:value="3.044">
            <text:p>3.04E+000</text:p>
          </table:table-cell>
          <table:table-cell table:formula="of:=[.C779]+[.D780]*([.B780]-[.B779])+0.5*[.E780]*([.B780]-[.B779])^2" office:value-type="float" office:value="7772.18560000003">
            <text:p>7772.19</text:p>
          </table:table-cell>
          <table:table-cell table:formula="of:=[.D779]+[.E779]*([.B780]-[.B779])" office:value-type="float" office:value="7040.00000000007">
            <text:p>704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0]+[.$C$14]" office:value-type="float" office:value="3.048">
            <text:p>3.05E+000</text:p>
          </table:table-cell>
          <table:table-cell table:formula="of:=[.C780]+[.D781]*([.B781]-[.B780])+0.5*[.E781]*([.B781]-[.B780])^2" office:value-type="float" office:value="7800.42240000003">
            <text:p>7800.42</text:p>
          </table:table-cell>
          <table:table-cell table:formula="of:=[.D780]+[.E780]*([.B781]-[.B780])" office:value-type="float" office:value="7052.80000000006">
            <text:p>705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1]+[.$C$14]" office:value-type="float" office:value="3.052">
            <text:p>3.05E+000</text:p>
          </table:table-cell>
          <table:table-cell table:formula="of:=[.C781]+[.D782]*([.B782]-[.B781])+0.5*[.E782]*([.B782]-[.B781])^2" office:value-type="float" office:value="7828.71040000003">
            <text:p>7828.71</text:p>
          </table:table-cell>
          <table:table-cell table:formula="of:=[.D781]+[.E781]*([.B782]-[.B781])" office:value-type="float" office:value="7065.60000000007">
            <text:p>706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2]+[.$C$14]" office:value-type="float" office:value="3.056">
            <text:p>3.06E+000</text:p>
          </table:table-cell>
          <table:table-cell table:formula="of:=[.C782]+[.D783]*([.B783]-[.B782])+0.5*[.E783]*([.B783]-[.B782])^2" office:value-type="float" office:value="7857.04960000003">
            <text:p>7857.05</text:p>
          </table:table-cell>
          <table:table-cell table:formula="of:=[.D782]+[.E782]*([.B783]-[.B782])" office:value-type="float" office:value="7078.40000000007">
            <text:p>707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3]+[.$C$14]" office:value-type="float" office:value="3.06">
            <text:p>3.06E+000</text:p>
          </table:table-cell>
          <table:table-cell table:formula="of:=[.C783]+[.D784]*([.B784]-[.B783])+0.5*[.E784]*([.B784]-[.B783])^2" office:value-type="float" office:value="7885.44000000003">
            <text:p>7885.44</text:p>
          </table:table-cell>
          <table:table-cell table:formula="of:=[.D783]+[.E783]*([.B784]-[.B783])" office:value-type="float" office:value="7091.20000000007">
            <text:p>709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4]+[.$C$14]" office:value-type="float" office:value="3.064">
            <text:p>3.06E+000</text:p>
          </table:table-cell>
          <table:table-cell table:formula="of:=[.C784]+[.D785]*([.B785]-[.B784])+0.5*[.E785]*([.B785]-[.B784])^2" office:value-type="float" office:value="7913.88160000003">
            <text:p>7913.88</text:p>
          </table:table-cell>
          <table:table-cell table:formula="of:=[.D784]+[.E784]*([.B785]-[.B784])" office:value-type="float" office:value="7104.00000000007">
            <text:p>710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5]+[.$C$14]" office:value-type="float" office:value="3.068">
            <text:p>3.07E+000</text:p>
          </table:table-cell>
          <table:table-cell table:formula="of:=[.C785]+[.D786]*([.B786]-[.B785])+0.5*[.E786]*([.B786]-[.B785])^2" office:value-type="float" office:value="7942.37440000003">
            <text:p>7942.37</text:p>
          </table:table-cell>
          <table:table-cell table:formula="of:=[.D785]+[.E785]*([.B786]-[.B785])" office:value-type="float" office:value="7116.80000000007">
            <text:p>711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6]+[.$C$14]" office:value-type="float" office:value="3.072">
            <text:p>3.07E+000</text:p>
          </table:table-cell>
          <table:table-cell table:formula="of:=[.C786]+[.D787]*([.B787]-[.B786])+0.5*[.E787]*([.B787]-[.B786])^2" office:value-type="float" office:value="7970.91840000003">
            <text:p>7970.92</text:p>
          </table:table-cell>
          <table:table-cell table:formula="of:=[.D786]+[.E786]*([.B787]-[.B786])" office:value-type="float" office:value="7129.60000000007">
            <text:p>712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7]+[.$C$14]" office:value-type="float" office:value="3.076">
            <text:p>3.08E+000</text:p>
          </table:table-cell>
          <table:table-cell table:formula="of:=[.C787]+[.D788]*([.B788]-[.B787])+0.5*[.E788]*([.B788]-[.B787])^2" office:value-type="float" office:value="7999.51360000004">
            <text:p>7999.51</text:p>
          </table:table-cell>
          <table:table-cell table:formula="of:=[.D787]+[.E787]*([.B788]-[.B787])" office:value-type="float" office:value="7142.40000000007">
            <text:p>714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8]+[.$C$14]" office:value-type="float" office:value="3.08">
            <text:p>3.08E+000</text:p>
          </table:table-cell>
          <table:table-cell table:formula="of:=[.C788]+[.D789]*([.B789]-[.B788])+0.5*[.E789]*([.B789]-[.B788])^2" office:value-type="float" office:value="8028.16000000004">
            <text:p>8028.16</text:p>
          </table:table-cell>
          <table:table-cell table:formula="of:=[.D788]+[.E788]*([.B789]-[.B788])" office:value-type="float" office:value="7155.20000000007">
            <text:p>715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89]+[.$C$14]" office:value-type="float" office:value="3.084">
            <text:p>3.08E+000</text:p>
          </table:table-cell>
          <table:table-cell table:formula="of:=[.C789]+[.D790]*([.B790]-[.B789])+0.5*[.E790]*([.B790]-[.B789])^2" office:value-type="float" office:value="8056.85760000004">
            <text:p>8056.86</text:p>
          </table:table-cell>
          <table:table-cell table:formula="of:=[.D789]+[.E789]*([.B790]-[.B789])" office:value-type="float" office:value="7168.00000000007">
            <text:p>716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0]+[.$C$14]" office:value-type="float" office:value="3.088">
            <text:p>3.09E+000</text:p>
          </table:table-cell>
          <table:table-cell table:formula="of:=[.C790]+[.D791]*([.B791]-[.B790])+0.5*[.E791]*([.B791]-[.B790])^2" office:value-type="float" office:value="8085.60640000004">
            <text:p>8085.61</text:p>
          </table:table-cell>
          <table:table-cell table:formula="of:=[.D790]+[.E790]*([.B791]-[.B790])" office:value-type="float" office:value="7180.80000000007">
            <text:p>718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1]+[.$C$14]" office:value-type="float" office:value="3.092">
            <text:p>3.09E+000</text:p>
          </table:table-cell>
          <table:table-cell table:formula="of:=[.C791]+[.D792]*([.B792]-[.B791])+0.5*[.E792]*([.B792]-[.B791])^2" office:value-type="float" office:value="8114.40640000004">
            <text:p>8114.41</text:p>
          </table:table-cell>
          <table:table-cell table:formula="of:=[.D791]+[.E791]*([.B792]-[.B791])" office:value-type="float" office:value="7193.60000000007">
            <text:p>719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2]+[.$C$14]" office:value-type="float" office:value="3.096">
            <text:p>3.10E+000</text:p>
          </table:table-cell>
          <table:table-cell table:formula="of:=[.C792]+[.D793]*([.B793]-[.B792])+0.5*[.E793]*([.B793]-[.B792])^2" office:value-type="float" office:value="8143.25760000004">
            <text:p>8143.26</text:p>
          </table:table-cell>
          <table:table-cell table:formula="of:=[.D792]+[.E792]*([.B793]-[.B792])" office:value-type="float" office:value="7206.40000000007">
            <text:p>720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3]+[.$C$14]" office:value-type="float" office:value="3.1">
            <text:p>3.10E+000</text:p>
          </table:table-cell>
          <table:table-cell table:formula="of:=[.C793]+[.D794]*([.B794]-[.B793])+0.5*[.E794]*([.B794]-[.B793])^2" office:value-type="float" office:value="8172.16000000004">
            <text:p>8172.16</text:p>
          </table:table-cell>
          <table:table-cell table:formula="of:=[.D793]+[.E793]*([.B794]-[.B793])" office:value-type="float" office:value="7219.20000000007">
            <text:p>721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4]+[.$C$14]" office:value-type="float" office:value="3.104">
            <text:p>3.10E+000</text:p>
          </table:table-cell>
          <table:table-cell table:formula="of:=[.C794]+[.D795]*([.B795]-[.B794])+0.5*[.E795]*([.B795]-[.B794])^2" office:value-type="float" office:value="8201.11360000004">
            <text:p>8201.11</text:p>
          </table:table-cell>
          <table:table-cell table:formula="of:=[.D794]+[.E794]*([.B795]-[.B794])" office:value-type="float" office:value="7232.00000000007">
            <text:p>723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5]+[.$C$14]" office:value-type="float" office:value="3.108">
            <text:p>3.11E+000</text:p>
          </table:table-cell>
          <table:table-cell table:formula="of:=[.C795]+[.D796]*([.B796]-[.B795])+0.5*[.E796]*([.B796]-[.B795])^2" office:value-type="float" office:value="8230.11840000004">
            <text:p>8230.12</text:p>
          </table:table-cell>
          <table:table-cell table:formula="of:=[.D795]+[.E795]*([.B796]-[.B795])" office:value-type="float" office:value="7244.80000000007">
            <text:p>724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6]+[.$C$14]" office:value-type="float" office:value="3.112">
            <text:p>3.11E+000</text:p>
          </table:table-cell>
          <table:table-cell table:formula="of:=[.C796]+[.D797]*([.B797]-[.B796])+0.5*[.E797]*([.B797]-[.B796])^2" office:value-type="float" office:value="8259.17440000004">
            <text:p>8259.17</text:p>
          </table:table-cell>
          <table:table-cell table:formula="of:=[.D796]+[.E796]*([.B797]-[.B796])" office:value-type="float" office:value="7257.60000000007">
            <text:p>725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7]+[.$C$14]" office:value-type="float" office:value="3.116">
            <text:p>3.12E+000</text:p>
          </table:table-cell>
          <table:table-cell table:formula="of:=[.C797]+[.D798]*([.B798]-[.B797])+0.5*[.E798]*([.B798]-[.B797])^2" office:value-type="float" office:value="8288.28160000004">
            <text:p>8288.28</text:p>
          </table:table-cell>
          <table:table-cell table:formula="of:=[.D797]+[.E797]*([.B798]-[.B797])" office:value-type="float" office:value="7270.40000000007">
            <text:p>727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8]+[.$C$14]" office:value-type="float" office:value="3.12">
            <text:p>3.12E+000</text:p>
          </table:table-cell>
          <table:table-cell table:formula="of:=[.C798]+[.D799]*([.B799]-[.B798])+0.5*[.E799]*([.B799]-[.B798])^2" office:value-type="float" office:value="8317.44000000004">
            <text:p>8317.44</text:p>
          </table:table-cell>
          <table:table-cell table:formula="of:=[.D798]+[.E798]*([.B799]-[.B798])" office:value-type="float" office:value="7283.20000000007">
            <text:p>728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799]+[.$C$14]" office:value-type="float" office:value="3.124">
            <text:p>3.12E+000</text:p>
          </table:table-cell>
          <table:table-cell table:formula="of:=[.C799]+[.D800]*([.B800]-[.B799])+0.5*[.E800]*([.B800]-[.B799])^2" office:value-type="float" office:value="8346.64960000004">
            <text:p>8346.65</text:p>
          </table:table-cell>
          <table:table-cell table:formula="of:=[.D799]+[.E799]*([.B800]-[.B799])" office:value-type="float" office:value="7296.00000000007">
            <text:p>729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0]+[.$C$14]" office:value-type="float" office:value="3.128">
            <text:p>3.13E+000</text:p>
          </table:table-cell>
          <table:table-cell table:formula="of:=[.C800]+[.D801]*([.B801]-[.B800])+0.5*[.E801]*([.B801]-[.B800])^2" office:value-type="float" office:value="8375.91040000004">
            <text:p>8375.91</text:p>
          </table:table-cell>
          <table:table-cell table:formula="of:=[.D800]+[.E800]*([.B801]-[.B800])" office:value-type="float" office:value="7308.80000000007">
            <text:p>730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1]+[.$C$14]" office:value-type="float" office:value="3.132">
            <text:p>3.13E+000</text:p>
          </table:table-cell>
          <table:table-cell table:formula="of:=[.C801]+[.D802]*([.B802]-[.B801])+0.5*[.E802]*([.B802]-[.B801])^2" office:value-type="float" office:value="8405.22240000004">
            <text:p>8405.22</text:p>
          </table:table-cell>
          <table:table-cell table:formula="of:=[.D801]+[.E801]*([.B802]-[.B801])" office:value-type="float" office:value="7321.60000000007">
            <text:p>732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2]+[.$C$14]" office:value-type="float" office:value="3.136">
            <text:p>3.14E+000</text:p>
          </table:table-cell>
          <table:table-cell table:formula="of:=[.C802]+[.D803]*([.B803]-[.B802])+0.5*[.E803]*([.B803]-[.B802])^2" office:value-type="float" office:value="8434.58560000005">
            <text:p>8434.59</text:p>
          </table:table-cell>
          <table:table-cell table:formula="of:=[.D802]+[.E802]*([.B803]-[.B802])" office:value-type="float" office:value="7334.40000000007">
            <text:p>733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3]+[.$C$14]" office:value-type="float" office:value="3.14">
            <text:p>3.14E+000</text:p>
          </table:table-cell>
          <table:table-cell table:formula="of:=[.C803]+[.D804]*([.B804]-[.B803])+0.5*[.E804]*([.B804]-[.B803])^2" office:value-type="float" office:value="8464.00000000005">
            <text:p>8464</text:p>
          </table:table-cell>
          <table:table-cell table:formula="of:=[.D803]+[.E803]*([.B804]-[.B803])" office:value-type="float" office:value="7347.20000000007">
            <text:p>734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4]+[.$C$14]" office:value-type="float" office:value="3.144">
            <text:p>3.14E+000</text:p>
          </table:table-cell>
          <table:table-cell table:formula="of:=[.C804]+[.D805]*([.B805]-[.B804])+0.5*[.E805]*([.B805]-[.B804])^2" office:value-type="float" office:value="8493.46560000005">
            <text:p>8493.47</text:p>
          </table:table-cell>
          <table:table-cell table:formula="of:=[.D804]+[.E804]*([.B805]-[.B804])" office:value-type="float" office:value="7360.00000000007">
            <text:p>736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5]+[.$C$14]" office:value-type="float" office:value="3.148">
            <text:p>3.15E+000</text:p>
          </table:table-cell>
          <table:table-cell table:formula="of:=[.C805]+[.D806]*([.B806]-[.B805])+0.5*[.E806]*([.B806]-[.B805])^2" office:value-type="float" office:value="8522.98240000005">
            <text:p>8522.98</text:p>
          </table:table-cell>
          <table:table-cell table:formula="of:=[.D805]+[.E805]*([.B806]-[.B805])" office:value-type="float" office:value="7372.80000000007">
            <text:p>737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6]+[.$C$14]" office:value-type="float" office:value="3.152">
            <text:p>3.15E+000</text:p>
          </table:table-cell>
          <table:table-cell table:formula="of:=[.C806]+[.D807]*([.B807]-[.B806])+0.5*[.E807]*([.B807]-[.B806])^2" office:value-type="float" office:value="8552.55040000005">
            <text:p>8552.55</text:p>
          </table:table-cell>
          <table:table-cell table:formula="of:=[.D806]+[.E806]*([.B807]-[.B806])" office:value-type="float" office:value="7385.60000000007">
            <text:p>738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7]+[.$C$14]" office:value-type="float" office:value="3.156">
            <text:p>3.16E+000</text:p>
          </table:table-cell>
          <table:table-cell table:formula="of:=[.C807]+[.D808]*([.B808]-[.B807])+0.5*[.E808]*([.B808]-[.B807])^2" office:value-type="float" office:value="8582.16960000005">
            <text:p>8582.17</text:p>
          </table:table-cell>
          <table:table-cell table:formula="of:=[.D807]+[.E807]*([.B808]-[.B807])" office:value-type="float" office:value="7398.40000000007">
            <text:p>739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8]+[.$C$14]" office:value-type="float" office:value="3.16">
            <text:p>3.16E+000</text:p>
          </table:table-cell>
          <table:table-cell table:formula="of:=[.C808]+[.D809]*([.B809]-[.B808])+0.5*[.E809]*([.B809]-[.B808])^2" office:value-type="float" office:value="8611.84000000005">
            <text:p>8611.84</text:p>
          </table:table-cell>
          <table:table-cell table:formula="of:=[.D808]+[.E808]*([.B809]-[.B808])" office:value-type="float" office:value="7411.20000000007">
            <text:p>741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09]+[.$C$14]" office:value-type="float" office:value="3.164">
            <text:p>3.16E+000</text:p>
          </table:table-cell>
          <table:table-cell table:formula="of:=[.C809]+[.D810]*([.B810]-[.B809])+0.5*[.E810]*([.B810]-[.B809])^2" office:value-type="float" office:value="8641.56160000005">
            <text:p>8641.56</text:p>
          </table:table-cell>
          <table:table-cell table:formula="of:=[.D809]+[.E809]*([.B810]-[.B809])" office:value-type="float" office:value="7424.00000000007">
            <text:p>742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0]+[.$C$14]" office:value-type="float" office:value="3.168">
            <text:p>3.17E+000</text:p>
          </table:table-cell>
          <table:table-cell table:formula="of:=[.C810]+[.D811]*([.B811]-[.B810])+0.5*[.E811]*([.B811]-[.B810])^2" office:value-type="float" office:value="8671.33440000005">
            <text:p>8671.33</text:p>
          </table:table-cell>
          <table:table-cell table:formula="of:=[.D810]+[.E810]*([.B811]-[.B810])" office:value-type="float" office:value="7436.80000000007">
            <text:p>743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1]+[.$C$14]" office:value-type="float" office:value="3.172">
            <text:p>3.17E+000</text:p>
          </table:table-cell>
          <table:table-cell table:formula="of:=[.C811]+[.D812]*([.B812]-[.B811])+0.5*[.E812]*([.B812]-[.B811])^2" office:value-type="float" office:value="8701.15840000006">
            <text:p>8701.16</text:p>
          </table:table-cell>
          <table:table-cell table:formula="of:=[.D811]+[.E811]*([.B812]-[.B811])" office:value-type="float" office:value="7449.60000000007">
            <text:p>744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2]+[.$C$14]" office:value-type="float" office:value="3.176">
            <text:p>3.18E+000</text:p>
          </table:table-cell>
          <table:table-cell table:formula="of:=[.C812]+[.D813]*([.B813]-[.B812])+0.5*[.E813]*([.B813]-[.B812])^2" office:value-type="float" office:value="8731.03360000006">
            <text:p>8731.03</text:p>
          </table:table-cell>
          <table:table-cell table:formula="of:=[.D812]+[.E812]*([.B813]-[.B812])" office:value-type="float" office:value="7462.40000000007">
            <text:p>746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3]+[.$C$14]" office:value-type="float" office:value="3.18">
            <text:p>3.18E+000</text:p>
          </table:table-cell>
          <table:table-cell table:formula="of:=[.C813]+[.D814]*([.B814]-[.B813])+0.5*[.E814]*([.B814]-[.B813])^2" office:value-type="float" office:value="8760.96000000006">
            <text:p>8760.96</text:p>
          </table:table-cell>
          <table:table-cell table:formula="of:=[.D813]+[.E813]*([.B814]-[.B813])" office:value-type="float" office:value="7475.20000000007">
            <text:p>747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4]+[.$C$14]" office:value-type="float" office:value="3.184">
            <text:p>3.18E+000</text:p>
          </table:table-cell>
          <table:table-cell table:formula="of:=[.C814]+[.D815]*([.B815]-[.B814])+0.5*[.E815]*([.B815]-[.B814])^2" office:value-type="float" office:value="8790.93760000006">
            <text:p>8790.94</text:p>
          </table:table-cell>
          <table:table-cell table:formula="of:=[.D814]+[.E814]*([.B815]-[.B814])" office:value-type="float" office:value="7488.00000000007">
            <text:p>748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5]+[.$C$14]" office:value-type="float" office:value="3.188">
            <text:p>3.19E+000</text:p>
          </table:table-cell>
          <table:table-cell table:formula="of:=[.C815]+[.D816]*([.B816]-[.B815])+0.5*[.E816]*([.B816]-[.B815])^2" office:value-type="float" office:value="8820.96640000006">
            <text:p>8820.97</text:p>
          </table:table-cell>
          <table:table-cell table:formula="of:=[.D815]+[.E815]*([.B816]-[.B815])" office:value-type="float" office:value="7500.80000000007">
            <text:p>750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6]+[.$C$14]" office:value-type="float" office:value="3.192">
            <text:p>3.19E+000</text:p>
          </table:table-cell>
          <table:table-cell table:formula="of:=[.C816]+[.D817]*([.B817]-[.B816])+0.5*[.E817]*([.B817]-[.B816])^2" office:value-type="float" office:value="8851.04640000006">
            <text:p>8851.05</text:p>
          </table:table-cell>
          <table:table-cell table:formula="of:=[.D816]+[.E816]*([.B817]-[.B816])" office:value-type="float" office:value="7513.60000000007">
            <text:p>751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7]+[.$C$14]" office:value-type="float" office:value="3.196">
            <text:p>3.20E+000</text:p>
          </table:table-cell>
          <table:table-cell table:formula="of:=[.C817]+[.D818]*([.B818]-[.B817])+0.5*[.E818]*([.B818]-[.B817])^2" office:value-type="float" office:value="8881.17760000006">
            <text:p>8881.18</text:p>
          </table:table-cell>
          <table:table-cell table:formula="of:=[.D817]+[.E817]*([.B818]-[.B817])" office:value-type="float" office:value="7526.40000000007">
            <text:p>752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8]+[.$C$14]" office:value-type="float" office:value="3.2">
            <text:p>3.20E+000</text:p>
          </table:table-cell>
          <table:table-cell table:formula="of:=[.C818]+[.D819]*([.B819]-[.B818])+0.5*[.E819]*([.B819]-[.B818])^2" office:value-type="float" office:value="8911.36000000006">
            <text:p>8911.36</text:p>
          </table:table-cell>
          <table:table-cell table:formula="of:=[.D818]+[.E818]*([.B819]-[.B818])" office:value-type="float" office:value="7539.20000000007">
            <text:p>753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19]+[.$C$14]" office:value-type="float" office:value="3.204">
            <text:p>3.20E+000</text:p>
          </table:table-cell>
          <table:table-cell table:formula="of:=[.C819]+[.D820]*([.B820]-[.B819])+0.5*[.E820]*([.B820]-[.B819])^2" office:value-type="float" office:value="8941.59360000007">
            <text:p>8941.59</text:p>
          </table:table-cell>
          <table:table-cell table:formula="of:=[.D819]+[.E819]*([.B820]-[.B819])" office:value-type="float" office:value="7552.00000000007">
            <text:p>755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0]+[.$C$14]" office:value-type="float" office:value="3.208">
            <text:p>3.21E+000</text:p>
          </table:table-cell>
          <table:table-cell table:formula="of:=[.C820]+[.D821]*([.B821]-[.B820])+0.5*[.E821]*([.B821]-[.B820])^2" office:value-type="float" office:value="8971.87840000007">
            <text:p>8971.88</text:p>
          </table:table-cell>
          <table:table-cell table:formula="of:=[.D820]+[.E820]*([.B821]-[.B820])" office:value-type="float" office:value="7564.80000000007">
            <text:p>756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1]+[.$C$14]" office:value-type="float" office:value="3.212">
            <text:p>3.21E+000</text:p>
          </table:table-cell>
          <table:table-cell table:formula="of:=[.C821]+[.D822]*([.B822]-[.B821])+0.5*[.E822]*([.B822]-[.B821])^2" office:value-type="float" office:value="9002.21440000007">
            <text:p>9002.21</text:p>
          </table:table-cell>
          <table:table-cell table:formula="of:=[.D821]+[.E821]*([.B822]-[.B821])" office:value-type="float" office:value="7577.60000000007">
            <text:p>757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2]+[.$C$14]" office:value-type="float" office:value="3.216">
            <text:p>3.22E+000</text:p>
          </table:table-cell>
          <table:table-cell table:formula="of:=[.C822]+[.D823]*([.B823]-[.B822])+0.5*[.E823]*([.B823]-[.B822])^2" office:value-type="float" office:value="9032.60160000007">
            <text:p>9032.6</text:p>
          </table:table-cell>
          <table:table-cell table:formula="of:=[.D822]+[.E822]*([.B823]-[.B822])" office:value-type="float" office:value="7590.40000000007">
            <text:p>759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3]+[.$C$14]" office:value-type="float" office:value="3.22">
            <text:p>3.22E+000</text:p>
          </table:table-cell>
          <table:table-cell table:formula="of:=[.C823]+[.D824]*([.B824]-[.B823])+0.5*[.E824]*([.B824]-[.B823])^2" office:value-type="float" office:value="9063.04000000007">
            <text:p>9063.04</text:p>
          </table:table-cell>
          <table:table-cell table:formula="of:=[.D823]+[.E823]*([.B824]-[.B823])" office:value-type="float" office:value="7603.20000000007">
            <text:p>760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4]+[.$C$14]" office:value-type="float" office:value="3.224">
            <text:p>3.22E+000</text:p>
          </table:table-cell>
          <table:table-cell table:formula="of:=[.C824]+[.D825]*([.B825]-[.B824])+0.5*[.E825]*([.B825]-[.B824])^2" office:value-type="float" office:value="9093.52960000007">
            <text:p>9093.53</text:p>
          </table:table-cell>
          <table:table-cell table:formula="of:=[.D824]+[.E824]*([.B825]-[.B824])" office:value-type="float" office:value="7616.00000000007">
            <text:p>761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5]+[.$C$14]" office:value-type="float" office:value="3.228">
            <text:p>3.23E+000</text:p>
          </table:table-cell>
          <table:table-cell table:formula="of:=[.C825]+[.D826]*([.B826]-[.B825])+0.5*[.E826]*([.B826]-[.B825])^2" office:value-type="float" office:value="9124.07040000007">
            <text:p>9124.07</text:p>
          </table:table-cell>
          <table:table-cell table:formula="of:=[.D825]+[.E825]*([.B826]-[.B825])" office:value-type="float" office:value="7628.80000000007">
            <text:p>762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6]+[.$C$14]" office:value-type="float" office:value="3.232">
            <text:p>3.23E+000</text:p>
          </table:table-cell>
          <table:table-cell table:formula="of:=[.C826]+[.D827]*([.B827]-[.B826])+0.5*[.E827]*([.B827]-[.B826])^2" office:value-type="float" office:value="9154.66240000007">
            <text:p>9154.66</text:p>
          </table:table-cell>
          <table:table-cell table:formula="of:=[.D826]+[.E826]*([.B827]-[.B826])" office:value-type="float" office:value="7641.60000000007">
            <text:p>764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7]+[.$C$14]" office:value-type="float" office:value="3.236">
            <text:p>3.24E+000</text:p>
          </table:table-cell>
          <table:table-cell table:formula="of:=[.C827]+[.D828]*([.B828]-[.B827])+0.5*[.E828]*([.B828]-[.B827])^2" office:value-type="float" office:value="9185.30560000007">
            <text:p>9185.31</text:p>
          </table:table-cell>
          <table:table-cell table:formula="of:=[.D827]+[.E827]*([.B828]-[.B827])" office:value-type="float" office:value="7654.40000000007">
            <text:p>765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8]+[.$C$14]" office:value-type="float" office:value="3.24">
            <text:p>3.24E+000</text:p>
          </table:table-cell>
          <table:table-cell table:formula="of:=[.C828]+[.D829]*([.B829]-[.B828])+0.5*[.E829]*([.B829]-[.B828])^2" office:value-type="float" office:value="9216.00000000007">
            <text:p>9216</text:p>
          </table:table-cell>
          <table:table-cell table:formula="of:=[.D828]+[.E828]*([.B829]-[.B828])" office:value-type="float" office:value="7667.20000000007">
            <text:p>766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29]+[.$C$14]" office:value-type="float" office:value="3.244">
            <text:p>3.24E+000</text:p>
          </table:table-cell>
          <table:table-cell table:formula="of:=[.C829]+[.D830]*([.B830]-[.B829])+0.5*[.E830]*([.B830]-[.B829])^2" office:value-type="float" office:value="9246.74560000008">
            <text:p>9246.75</text:p>
          </table:table-cell>
          <table:table-cell table:formula="of:=[.D829]+[.E829]*([.B830]-[.B829])" office:value-type="float" office:value="7680.00000000007">
            <text:p>768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0]+[.$C$14]" office:value-type="float" office:value="3.248">
            <text:p>3.25E+000</text:p>
          </table:table-cell>
          <table:table-cell table:formula="of:=[.C830]+[.D831]*([.B831]-[.B830])+0.5*[.E831]*([.B831]-[.B830])^2" office:value-type="float" office:value="9277.54240000008">
            <text:p>9277.54</text:p>
          </table:table-cell>
          <table:table-cell table:formula="of:=[.D830]+[.E830]*([.B831]-[.B830])" office:value-type="float" office:value="7692.80000000007">
            <text:p>769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1]+[.$C$14]" office:value-type="float" office:value="3.252">
            <text:p>3.25E+000</text:p>
          </table:table-cell>
          <table:table-cell table:formula="of:=[.C831]+[.D832]*([.B832]-[.B831])+0.5*[.E832]*([.B832]-[.B831])^2" office:value-type="float" office:value="9308.39040000008">
            <text:p>9308.39</text:p>
          </table:table-cell>
          <table:table-cell table:formula="of:=[.D831]+[.E831]*([.B832]-[.B831])" office:value-type="float" office:value="7705.60000000007">
            <text:p>770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2]+[.$C$14]" office:value-type="float" office:value="3.256">
            <text:p>3.26E+000</text:p>
          </table:table-cell>
          <table:table-cell table:formula="of:=[.C832]+[.D833]*([.B833]-[.B832])+0.5*[.E833]*([.B833]-[.B832])^2" office:value-type="float" office:value="9339.28960000008">
            <text:p>9339.29</text:p>
          </table:table-cell>
          <table:table-cell table:formula="of:=[.D832]+[.E832]*([.B833]-[.B832])" office:value-type="float" office:value="7718.40000000007">
            <text:p>771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3]+[.$C$14]" office:value-type="float" office:value="3.26">
            <text:p>3.26E+000</text:p>
          </table:table-cell>
          <table:table-cell table:formula="of:=[.C833]+[.D834]*([.B834]-[.B833])+0.5*[.E834]*([.B834]-[.B833])^2" office:value-type="float" office:value="9370.24000000008">
            <text:p>9370.24</text:p>
          </table:table-cell>
          <table:table-cell table:formula="of:=[.D833]+[.E833]*([.B834]-[.B833])" office:value-type="float" office:value="7731.20000000007">
            <text:p>773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4]+[.$C$14]" office:value-type="float" office:value="3.264">
            <text:p>3.26E+000</text:p>
          </table:table-cell>
          <table:table-cell table:formula="of:=[.C834]+[.D835]*([.B835]-[.B834])+0.5*[.E835]*([.B835]-[.B834])^2" office:value-type="float" office:value="9401.24160000008">
            <text:p>9401.24</text:p>
          </table:table-cell>
          <table:table-cell table:formula="of:=[.D834]+[.E834]*([.B835]-[.B834])" office:value-type="float" office:value="7744.00000000007">
            <text:p>774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5]+[.$C$14]" office:value-type="float" office:value="3.268">
            <text:p>3.27E+000</text:p>
          </table:table-cell>
          <table:table-cell table:formula="of:=[.C835]+[.D836]*([.B836]-[.B835])+0.5*[.E836]*([.B836]-[.B835])^2" office:value-type="float" office:value="9432.29440000009">
            <text:p>9432.29</text:p>
          </table:table-cell>
          <table:table-cell table:formula="of:=[.D835]+[.E835]*([.B836]-[.B835])" office:value-type="float" office:value="7756.80000000008">
            <text:p>775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6]+[.$C$14]" office:value-type="float" office:value="3.272">
            <text:p>3.27E+000</text:p>
          </table:table-cell>
          <table:table-cell table:formula="of:=[.C836]+[.D837]*([.B837]-[.B836])+0.5*[.E837]*([.B837]-[.B836])^2" office:value-type="float" office:value="9463.39840000009">
            <text:p>9463.4</text:p>
          </table:table-cell>
          <table:table-cell table:formula="of:=[.D836]+[.E836]*([.B837]-[.B836])" office:value-type="float" office:value="7769.60000000008">
            <text:p>776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7]+[.$C$14]" office:value-type="float" office:value="3.276">
            <text:p>3.28E+000</text:p>
          </table:table-cell>
          <table:table-cell table:formula="of:=[.C837]+[.D838]*([.B838]-[.B837])+0.5*[.E838]*([.B838]-[.B837])^2" office:value-type="float" office:value="9494.55360000009">
            <text:p>9494.55</text:p>
          </table:table-cell>
          <table:table-cell table:formula="of:=[.D837]+[.E837]*([.B838]-[.B837])" office:value-type="float" office:value="7782.40000000008">
            <text:p>778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8]+[.$C$14]" office:value-type="float" office:value="3.28">
            <text:p>3.28E+000</text:p>
          </table:table-cell>
          <table:table-cell table:formula="of:=[.C838]+[.D839]*([.B839]-[.B838])+0.5*[.E839]*([.B839]-[.B838])^2" office:value-type="float" office:value="9525.76000000009">
            <text:p>9525.76</text:p>
          </table:table-cell>
          <table:table-cell table:formula="of:=[.D838]+[.E838]*([.B839]-[.B838])" office:value-type="float" office:value="7795.20000000008">
            <text:p>779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39]+[.$C$14]" office:value-type="float" office:value="3.284">
            <text:p>3.28E+000</text:p>
          </table:table-cell>
          <table:table-cell table:formula="of:=[.C839]+[.D840]*([.B840]-[.B839])+0.5*[.E840]*([.B840]-[.B839])^2" office:value-type="float" office:value="9557.01760000009">
            <text:p>9557.02</text:p>
          </table:table-cell>
          <table:table-cell table:formula="of:=[.D839]+[.E839]*([.B840]-[.B839])" office:value-type="float" office:value="7808.00000000008">
            <text:p>780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0]+[.$C$14]" office:value-type="float" office:value="3.288">
            <text:p>3.29E+000</text:p>
          </table:table-cell>
          <table:table-cell table:formula="of:=[.C840]+[.D841]*([.B841]-[.B840])+0.5*[.E841]*([.B841]-[.B840])^2" office:value-type="float" office:value="9588.32640000009">
            <text:p>9588.33</text:p>
          </table:table-cell>
          <table:table-cell table:formula="of:=[.D840]+[.E840]*([.B841]-[.B840])" office:value-type="float" office:value="7820.80000000008">
            <text:p>782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1]+[.$C$14]" office:value-type="float" office:value="3.292">
            <text:p>3.29E+000</text:p>
          </table:table-cell>
          <table:table-cell table:formula="of:=[.C841]+[.D842]*([.B842]-[.B841])+0.5*[.E842]*([.B842]-[.B841])^2" office:value-type="float" office:value="9619.68640000009">
            <text:p>9619.69</text:p>
          </table:table-cell>
          <table:table-cell table:formula="of:=[.D841]+[.E841]*([.B842]-[.B841])" office:value-type="float" office:value="7833.60000000008">
            <text:p>783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2]+[.$C$14]" office:value-type="float" office:value="3.296">
            <text:p>3.30E+000</text:p>
          </table:table-cell>
          <table:table-cell table:formula="of:=[.C842]+[.D843]*([.B843]-[.B842])+0.5*[.E843]*([.B843]-[.B842])^2" office:value-type="float" office:value="9651.09760000009">
            <text:p>9651.1</text:p>
          </table:table-cell>
          <table:table-cell table:formula="of:=[.D842]+[.E842]*([.B843]-[.B842])" office:value-type="float" office:value="7846.40000000008">
            <text:p>784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3]+[.$C$14]" office:value-type="float" office:value="3.3">
            <text:p>3.30E+000</text:p>
          </table:table-cell>
          <table:table-cell table:formula="of:=[.C843]+[.D844]*([.B844]-[.B843])+0.5*[.E844]*([.B844]-[.B843])^2" office:value-type="float" office:value="9682.56000000009">
            <text:p>9682.56</text:p>
          </table:table-cell>
          <table:table-cell table:formula="of:=[.D843]+[.E843]*([.B844]-[.B843])" office:value-type="float" office:value="7859.20000000008">
            <text:p>785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4]+[.$C$14]" office:value-type="float" office:value="3.304">
            <text:p>3.30E+000</text:p>
          </table:table-cell>
          <table:table-cell table:formula="of:=[.C844]+[.D845]*([.B845]-[.B844])+0.5*[.E845]*([.B845]-[.B844])^2" office:value-type="float" office:value="9714.07360000009">
            <text:p>9714.07</text:p>
          </table:table-cell>
          <table:table-cell table:formula="of:=[.D844]+[.E844]*([.B845]-[.B844])" office:value-type="float" office:value="7872.00000000008">
            <text:p>787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5]+[.$C$14]" office:value-type="float" office:value="3.308">
            <text:p>3.31E+000</text:p>
          </table:table-cell>
          <table:table-cell table:formula="of:=[.C845]+[.D846]*([.B846]-[.B845])+0.5*[.E846]*([.B846]-[.B845])^2" office:value-type="float" office:value="9745.6384000001">
            <text:p>9745.64</text:p>
          </table:table-cell>
          <table:table-cell table:formula="of:=[.D845]+[.E845]*([.B846]-[.B845])" office:value-type="float" office:value="7884.80000000008">
            <text:p>788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6]+[.$C$14]" office:value-type="float" office:value="3.312">
            <text:p>3.31E+000</text:p>
          </table:table-cell>
          <table:table-cell table:formula="of:=[.C846]+[.D847]*([.B847]-[.B846])+0.5*[.E847]*([.B847]-[.B846])^2" office:value-type="float" office:value="9777.2544000001">
            <text:p>9777.25</text:p>
          </table:table-cell>
          <table:table-cell table:formula="of:=[.D846]+[.E846]*([.B847]-[.B846])" office:value-type="float" office:value="7897.60000000008">
            <text:p>789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7]+[.$C$14]" office:value-type="float" office:value="3.316">
            <text:p>3.32E+000</text:p>
          </table:table-cell>
          <table:table-cell table:formula="of:=[.C847]+[.D848]*([.B848]-[.B847])+0.5*[.E848]*([.B848]-[.B847])^2" office:value-type="float" office:value="9808.9216000001">
            <text:p>9808.92</text:p>
          </table:table-cell>
          <table:table-cell table:formula="of:=[.D847]+[.E847]*([.B848]-[.B847])" office:value-type="float" office:value="7910.40000000008">
            <text:p>791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8]+[.$C$14]" office:value-type="float" office:value="3.32">
            <text:p>3.32E+000</text:p>
          </table:table-cell>
          <table:table-cell table:formula="of:=[.C848]+[.D849]*([.B849]-[.B848])+0.5*[.E849]*([.B849]-[.B848])^2" office:value-type="float" office:value="9840.6400000001">
            <text:p>9840.64</text:p>
          </table:table-cell>
          <table:table-cell table:formula="of:=[.D848]+[.E848]*([.B849]-[.B848])" office:value-type="float" office:value="7923.20000000008">
            <text:p>792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49]+[.$C$14]" office:value-type="float" office:value="3.324">
            <text:p>3.32E+000</text:p>
          </table:table-cell>
          <table:table-cell table:formula="of:=[.C849]+[.D850]*([.B850]-[.B849])+0.5*[.E850]*([.B850]-[.B849])^2" office:value-type="float" office:value="9872.4096000001">
            <text:p>9872.41</text:p>
          </table:table-cell>
          <table:table-cell table:formula="of:=[.D849]+[.E849]*([.B850]-[.B849])" office:value-type="float" office:value="7936.00000000008">
            <text:p>793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0]+[.$C$14]" office:value-type="float" office:value="3.328">
            <text:p>3.33E+000</text:p>
          </table:table-cell>
          <table:table-cell table:formula="of:=[.C850]+[.D851]*([.B851]-[.B850])+0.5*[.E851]*([.B851]-[.B850])^2" office:value-type="float" office:value="9904.2304000001">
            <text:p>9904.23</text:p>
          </table:table-cell>
          <table:table-cell table:formula="of:=[.D850]+[.E850]*([.B851]-[.B850])" office:value-type="float" office:value="7948.80000000008">
            <text:p>794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1]+[.$C$14]" office:value-type="float" office:value="3.332">
            <text:p>3.33E+000</text:p>
          </table:table-cell>
          <table:table-cell table:formula="of:=[.C851]+[.D852]*([.B852]-[.B851])+0.5*[.E852]*([.B852]-[.B851])^2" office:value-type="float" office:value="9936.1024000001">
            <text:p>9936.1</text:p>
          </table:table-cell>
          <table:table-cell table:formula="of:=[.D851]+[.E851]*([.B852]-[.B851])" office:value-type="float" office:value="7961.60000000008">
            <text:p>796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2]+[.$C$14]" office:value-type="float" office:value="3.336">
            <text:p>3.34E+000</text:p>
          </table:table-cell>
          <table:table-cell table:formula="of:=[.C852]+[.D853]*([.B853]-[.B852])+0.5*[.E853]*([.B853]-[.B852])^2" office:value-type="float" office:value="9968.0256000001">
            <text:p>9968.03</text:p>
          </table:table-cell>
          <table:table-cell table:formula="of:=[.D852]+[.E852]*([.B853]-[.B852])" office:value-type="float" office:value="7974.40000000008">
            <text:p>797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3]+[.$C$14]" office:value-type="float" office:value="3.34">
            <text:p>3.34E+000</text:p>
          </table:table-cell>
          <table:table-cell table:formula="of:=[.C853]+[.D854]*([.B854]-[.B853])+0.5*[.E854]*([.B854]-[.B853])^2" office:value-type="float" office:value="10000.0000000001">
            <text:p>10000</text:p>
          </table:table-cell>
          <table:table-cell table:formula="of:=[.D853]+[.E853]*([.B854]-[.B853])" office:value-type="float" office:value="7987.20000000008">
            <text:p>798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4]+[.$C$14]" office:value-type="float" office:value="3.344">
            <text:p>3.34E+000</text:p>
          </table:table-cell>
          <table:table-cell table:formula="of:=[.C854]+[.D855]*([.B855]-[.B854])+0.5*[.E855]*([.B855]-[.B854])^2" office:value-type="float" office:value="10032.0256000001">
            <text:p>10032.03</text:p>
          </table:table-cell>
          <table:table-cell table:formula="of:=[.D854]+[.E854]*([.B855]-[.B854])" office:value-type="float" office:value="8000.00000000008">
            <text:p>800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5]+[.$C$14]" office:value-type="float" office:value="3.348">
            <text:p>3.35E+000</text:p>
          </table:table-cell>
          <table:table-cell table:formula="of:=[.C855]+[.D856]*([.B856]-[.B855])+0.5*[.E856]*([.B856]-[.B855])^2" office:value-type="float" office:value="10064.1024000001">
            <text:p>10064.1</text:p>
          </table:table-cell>
          <table:table-cell table:formula="of:=[.D855]+[.E855]*([.B856]-[.B855])" office:value-type="float" office:value="8012.80000000008">
            <text:p>801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6]+[.$C$14]" office:value-type="float" office:value="3.352">
            <text:p>3.35E+000</text:p>
          </table:table-cell>
          <table:table-cell table:formula="of:=[.C856]+[.D857]*([.B857]-[.B856])+0.5*[.E857]*([.B857]-[.B856])^2" office:value-type="float" office:value="10096.2304000001">
            <text:p>10096.23</text:p>
          </table:table-cell>
          <table:table-cell table:formula="of:=[.D856]+[.E856]*([.B857]-[.B856])" office:value-type="float" office:value="8025.60000000008">
            <text:p>802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7]+[.$C$14]" office:value-type="float" office:value="3.356">
            <text:p>3.36E+000</text:p>
          </table:table-cell>
          <table:table-cell table:formula="of:=[.C857]+[.D858]*([.B858]-[.B857])+0.5*[.E858]*([.B858]-[.B857])^2" office:value-type="float" office:value="10128.4096000001">
            <text:p>10128.41</text:p>
          </table:table-cell>
          <table:table-cell table:formula="of:=[.D857]+[.E857]*([.B858]-[.B857])" office:value-type="float" office:value="8038.40000000008">
            <text:p>803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8]+[.$C$14]" office:value-type="float" office:value="3.36">
            <text:p>3.36E+000</text:p>
          </table:table-cell>
          <table:table-cell table:formula="of:=[.C858]+[.D859]*([.B859]-[.B858])+0.5*[.E859]*([.B859]-[.B858])^2" office:value-type="float" office:value="10160.6400000001">
            <text:p>10160.64</text:p>
          </table:table-cell>
          <table:table-cell table:formula="of:=[.D858]+[.E858]*([.B859]-[.B858])" office:value-type="float" office:value="8051.20000000008">
            <text:p>805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59]+[.$C$14]" office:value-type="float" office:value="3.364">
            <text:p>3.36E+000</text:p>
          </table:table-cell>
          <table:table-cell table:formula="of:=[.C859]+[.D860]*([.B860]-[.B859])+0.5*[.E860]*([.B860]-[.B859])^2" office:value-type="float" office:value="10192.9216000001">
            <text:p>10192.92</text:p>
          </table:table-cell>
          <table:table-cell table:formula="of:=[.D859]+[.E859]*([.B860]-[.B859])" office:value-type="float" office:value="8064.00000000008">
            <text:p>806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0]+[.$C$14]" office:value-type="float" office:value="3.368">
            <text:p>3.37E+000</text:p>
          </table:table-cell>
          <table:table-cell table:formula="of:=[.C860]+[.D861]*([.B861]-[.B860])+0.5*[.E861]*([.B861]-[.B860])^2" office:value-type="float" office:value="10225.2544000001">
            <text:p>10225.25</text:p>
          </table:table-cell>
          <table:table-cell table:formula="of:=[.D860]+[.E860]*([.B861]-[.B860])" office:value-type="float" office:value="8076.80000000008">
            <text:p>807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1]+[.$C$14]" office:value-type="float" office:value="3.372">
            <text:p>3.37E+000</text:p>
          </table:table-cell>
          <table:table-cell table:formula="of:=[.C861]+[.D862]*([.B862]-[.B861])+0.5*[.E862]*([.B862]-[.B861])^2" office:value-type="float" office:value="10257.6384000001">
            <text:p>10257.64</text:p>
          </table:table-cell>
          <table:table-cell table:formula="of:=[.D861]+[.E861]*([.B862]-[.B861])" office:value-type="float" office:value="8089.60000000008">
            <text:p>808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2]+[.$C$14]" office:value-type="float" office:value="3.376">
            <text:p>3.38E+000</text:p>
          </table:table-cell>
          <table:table-cell table:formula="of:=[.C862]+[.D863]*([.B863]-[.B862])+0.5*[.E863]*([.B863]-[.B862])^2" office:value-type="float" office:value="10290.0736000001">
            <text:p>10290.07</text:p>
          </table:table-cell>
          <table:table-cell table:formula="of:=[.D862]+[.E862]*([.B863]-[.B862])" office:value-type="float" office:value="8102.40000000008">
            <text:p>810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3]+[.$C$14]" office:value-type="float" office:value="3.38">
            <text:p>3.38E+000</text:p>
          </table:table-cell>
          <table:table-cell table:formula="of:=[.C863]+[.D864]*([.B864]-[.B863])+0.5*[.E864]*([.B864]-[.B863])^2" office:value-type="float" office:value="10322.5600000001">
            <text:p>10322.56</text:p>
          </table:table-cell>
          <table:table-cell table:formula="of:=[.D863]+[.E863]*([.B864]-[.B863])" office:value-type="float" office:value="8115.20000000008">
            <text:p>811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4]+[.$C$14]" office:value-type="float" office:value="3.384">
            <text:p>3.38E+000</text:p>
          </table:table-cell>
          <table:table-cell table:formula="of:=[.C864]+[.D865]*([.B865]-[.B864])+0.5*[.E865]*([.B865]-[.B864])^2" office:value-type="float" office:value="10355.0976000001">
            <text:p>10355.1</text:p>
          </table:table-cell>
          <table:table-cell table:formula="of:=[.D864]+[.E864]*([.B865]-[.B864])" office:value-type="float" office:value="8128.00000000008">
            <text:p>812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5]+[.$C$14]" office:value-type="float" office:value="3.388">
            <text:p>3.39E+000</text:p>
          </table:table-cell>
          <table:table-cell table:formula="of:=[.C865]+[.D866]*([.B866]-[.B865])+0.5*[.E866]*([.B866]-[.B865])^2" office:value-type="float" office:value="10387.6864000001">
            <text:p>10387.69</text:p>
          </table:table-cell>
          <table:table-cell table:formula="of:=[.D865]+[.E865]*([.B866]-[.B865])" office:value-type="float" office:value="8140.80000000008">
            <text:p>814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6]+[.$C$14]" office:value-type="float" office:value="3.392">
            <text:p>3.39E+000</text:p>
          </table:table-cell>
          <table:table-cell table:formula="of:=[.C866]+[.D867]*([.B867]-[.B866])+0.5*[.E867]*([.B867]-[.B866])^2" office:value-type="float" office:value="10420.3264000001">
            <text:p>10420.33</text:p>
          </table:table-cell>
          <table:table-cell table:formula="of:=[.D866]+[.E866]*([.B867]-[.B866])" office:value-type="float" office:value="8153.60000000008">
            <text:p>815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7]+[.$C$14]" office:value-type="float" office:value="3.396">
            <text:p>3.40E+000</text:p>
          </table:table-cell>
          <table:table-cell table:formula="of:=[.C867]+[.D868]*([.B868]-[.B867])+0.5*[.E868]*([.B868]-[.B867])^2" office:value-type="float" office:value="10453.0176000001">
            <text:p>10453.02</text:p>
          </table:table-cell>
          <table:table-cell table:formula="of:=[.D867]+[.E867]*([.B868]-[.B867])" office:value-type="float" office:value="8166.40000000008">
            <text:p>816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8]+[.$C$14]" office:value-type="float" office:value="3.4">
            <text:p>3.40E+000</text:p>
          </table:table-cell>
          <table:table-cell table:formula="of:=[.C868]+[.D869]*([.B869]-[.B868])+0.5*[.E869]*([.B869]-[.B868])^2" office:value-type="float" office:value="10485.7600000001">
            <text:p>10485.76</text:p>
          </table:table-cell>
          <table:table-cell table:formula="of:=[.D868]+[.E868]*([.B869]-[.B868])" office:value-type="float" office:value="8179.20000000008">
            <text:p>817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69]+[.$C$14]" office:value-type="float" office:value="3.404">
            <text:p>3.40E+000</text:p>
          </table:table-cell>
          <table:table-cell table:formula="of:=[.C869]+[.D870]*([.B870]-[.B869])+0.5*[.E870]*([.B870]-[.B869])^2" office:value-type="float" office:value="10518.5536000001">
            <text:p>10518.55</text:p>
          </table:table-cell>
          <table:table-cell table:formula="of:=[.D869]+[.E869]*([.B870]-[.B869])" office:value-type="float" office:value="8192.00000000008">
            <text:p>819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0]+[.$C$14]" office:value-type="float" office:value="3.408">
            <text:p>3.41E+000</text:p>
          </table:table-cell>
          <table:table-cell table:formula="of:=[.C870]+[.D871]*([.B871]-[.B870])+0.5*[.E871]*([.B871]-[.B870])^2" office:value-type="float" office:value="10551.3984000001">
            <text:p>10551.4</text:p>
          </table:table-cell>
          <table:table-cell table:formula="of:=[.D870]+[.E870]*([.B871]-[.B870])" office:value-type="float" office:value="8204.80000000008">
            <text:p>820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1]+[.$C$14]" office:value-type="float" office:value="3.412">
            <text:p>3.41E+000</text:p>
          </table:table-cell>
          <table:table-cell table:formula="of:=[.C871]+[.D872]*([.B872]-[.B871])+0.5*[.E872]*([.B872]-[.B871])^2" office:value-type="float" office:value="10584.2944000001">
            <text:p>10584.29</text:p>
          </table:table-cell>
          <table:table-cell table:formula="of:=[.D871]+[.E871]*([.B872]-[.B871])" office:value-type="float" office:value="8217.60000000008">
            <text:p>821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2]+[.$C$14]" office:value-type="float" office:value="3.416">
            <text:p>3.42E+000</text:p>
          </table:table-cell>
          <table:table-cell table:formula="of:=[.C872]+[.D873]*([.B873]-[.B872])+0.5*[.E873]*([.B873]-[.B872])^2" office:value-type="float" office:value="10617.2416000001">
            <text:p>10617.24</text:p>
          </table:table-cell>
          <table:table-cell table:formula="of:=[.D872]+[.E872]*([.B873]-[.B872])" office:value-type="float" office:value="8230.40000000008">
            <text:p>823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3]+[.$C$14]" office:value-type="float" office:value="3.42">
            <text:p>3.42E+000</text:p>
          </table:table-cell>
          <table:table-cell table:formula="of:=[.C873]+[.D874]*([.B874]-[.B873])+0.5*[.E874]*([.B874]-[.B873])^2" office:value-type="float" office:value="10650.2400000001">
            <text:p>10650.24</text:p>
          </table:table-cell>
          <table:table-cell table:formula="of:=[.D873]+[.E873]*([.B874]-[.B873])" office:value-type="float" office:value="8243.20000000008">
            <text:p>824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4]+[.$C$14]" office:value-type="float" office:value="3.424">
            <text:p>3.42E+000</text:p>
          </table:table-cell>
          <table:table-cell table:formula="of:=[.C874]+[.D875]*([.B875]-[.B874])+0.5*[.E875]*([.B875]-[.B874])^2" office:value-type="float" office:value="10683.2896000001">
            <text:p>10683.29</text:p>
          </table:table-cell>
          <table:table-cell table:formula="of:=[.D874]+[.E874]*([.B875]-[.B874])" office:value-type="float" office:value="8256.00000000008">
            <text:p>825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5]+[.$C$14]" office:value-type="float" office:value="3.428">
            <text:p>3.43E+000</text:p>
          </table:table-cell>
          <table:table-cell table:formula="of:=[.C875]+[.D876]*([.B876]-[.B875])+0.5*[.E876]*([.B876]-[.B875])^2" office:value-type="float" office:value="10716.3904000001">
            <text:p>10716.39</text:p>
          </table:table-cell>
          <table:table-cell table:formula="of:=[.D875]+[.E875]*([.B876]-[.B875])" office:value-type="float" office:value="8268.80000000008">
            <text:p>826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6]+[.$C$14]" office:value-type="float" office:value="3.432">
            <text:p>3.43E+000</text:p>
          </table:table-cell>
          <table:table-cell table:formula="of:=[.C876]+[.D877]*([.B877]-[.B876])+0.5*[.E877]*([.B877]-[.B876])^2" office:value-type="float" office:value="10749.5424000001">
            <text:p>10749.54</text:p>
          </table:table-cell>
          <table:table-cell table:formula="of:=[.D876]+[.E876]*([.B877]-[.B876])" office:value-type="float" office:value="8281.60000000008">
            <text:p>828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7]+[.$C$14]" office:value-type="float" office:value="3.436">
            <text:p>3.44E+000</text:p>
          </table:table-cell>
          <table:table-cell table:formula="of:=[.C877]+[.D878]*([.B878]-[.B877])+0.5*[.E878]*([.B878]-[.B877])^2" office:value-type="float" office:value="10782.7456000001">
            <text:p>10782.75</text:p>
          </table:table-cell>
          <table:table-cell table:formula="of:=[.D877]+[.E877]*([.B878]-[.B877])" office:value-type="float" office:value="8294.40000000007">
            <text:p>829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8]+[.$C$14]" office:value-type="float" office:value="3.44">
            <text:p>3.44E+000</text:p>
          </table:table-cell>
          <table:table-cell table:formula="of:=[.C878]+[.D879]*([.B879]-[.B878])+0.5*[.E879]*([.B879]-[.B878])^2" office:value-type="float" office:value="10816.0000000001">
            <text:p>10816</text:p>
          </table:table-cell>
          <table:table-cell table:formula="of:=[.D878]+[.E878]*([.B879]-[.B878])" office:value-type="float" office:value="8307.20000000007">
            <text:p>830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79]+[.$C$14]" office:value-type="float" office:value="3.444">
            <text:p>3.44E+000</text:p>
          </table:table-cell>
          <table:table-cell table:formula="of:=[.C879]+[.D880]*([.B880]-[.B879])+0.5*[.E880]*([.B880]-[.B879])^2" office:value-type="float" office:value="10849.3056000001">
            <text:p>10849.31</text:p>
          </table:table-cell>
          <table:table-cell table:formula="of:=[.D879]+[.E879]*([.B880]-[.B879])" office:value-type="float" office:value="8320.00000000007">
            <text:p>832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0]+[.$C$14]" office:value-type="float" office:value="3.448">
            <text:p>3.45E+000</text:p>
          </table:table-cell>
          <table:table-cell table:formula="of:=[.C880]+[.D881]*([.B881]-[.B880])+0.5*[.E881]*([.B881]-[.B880])^2" office:value-type="float" office:value="10882.6624000001">
            <text:p>10882.66</text:p>
          </table:table-cell>
          <table:table-cell table:formula="of:=[.D880]+[.E880]*([.B881]-[.B880])" office:value-type="float" office:value="8332.80000000007">
            <text:p>833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1]+[.$C$14]" office:value-type="float" office:value="3.452">
            <text:p>3.45E+000</text:p>
          </table:table-cell>
          <table:table-cell table:formula="of:=[.C881]+[.D882]*([.B882]-[.B881])+0.5*[.E882]*([.B882]-[.B881])^2" office:value-type="float" office:value="10916.0704000001">
            <text:p>10916.07</text:p>
          </table:table-cell>
          <table:table-cell table:formula="of:=[.D881]+[.E881]*([.B882]-[.B881])" office:value-type="float" office:value="8345.60000000007">
            <text:p>834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2]+[.$C$14]" office:value-type="float" office:value="3.456">
            <text:p>3.46E+000</text:p>
          </table:table-cell>
          <table:table-cell table:formula="of:=[.C882]+[.D883]*([.B883]-[.B882])+0.5*[.E883]*([.B883]-[.B882])^2" office:value-type="float" office:value="10949.5296000001">
            <text:p>10949.53</text:p>
          </table:table-cell>
          <table:table-cell table:formula="of:=[.D882]+[.E882]*([.B883]-[.B882])" office:value-type="float" office:value="8358.40000000007">
            <text:p>835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3]+[.$C$14]" office:value-type="float" office:value="3.46">
            <text:p>3.46E+000</text:p>
          </table:table-cell>
          <table:table-cell table:formula="of:=[.C883]+[.D884]*([.B884]-[.B883])+0.5*[.E884]*([.B884]-[.B883])^2" office:value-type="float" office:value="10983.0400000001">
            <text:p>10983.04</text:p>
          </table:table-cell>
          <table:table-cell table:formula="of:=[.D883]+[.E883]*([.B884]-[.B883])" office:value-type="float" office:value="8371.20000000007">
            <text:p>837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4]+[.$C$14]" office:value-type="float" office:value="3.464">
            <text:p>3.46E+000</text:p>
          </table:table-cell>
          <table:table-cell table:formula="of:=[.C884]+[.D885]*([.B885]-[.B884])+0.5*[.E885]*([.B885]-[.B884])^2" office:value-type="float" office:value="11016.6016000001">
            <text:p>11016.6</text:p>
          </table:table-cell>
          <table:table-cell table:formula="of:=[.D884]+[.E884]*([.B885]-[.B884])" office:value-type="float" office:value="8384.00000000007">
            <text:p>838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5]+[.$C$14]" office:value-type="float" office:value="3.468">
            <text:p>3.47E+000</text:p>
          </table:table-cell>
          <table:table-cell table:formula="of:=[.C885]+[.D886]*([.B886]-[.B885])+0.5*[.E886]*([.B886]-[.B885])^2" office:value-type="float" office:value="11050.2144000001">
            <text:p>11050.21</text:p>
          </table:table-cell>
          <table:table-cell table:formula="of:=[.D885]+[.E885]*([.B886]-[.B885])" office:value-type="float" office:value="8396.80000000007">
            <text:p>839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6]+[.$C$14]" office:value-type="float" office:value="3.472">
            <text:p>3.47E+000</text:p>
          </table:table-cell>
          <table:table-cell table:formula="of:=[.C886]+[.D887]*([.B887]-[.B886])+0.5*[.E887]*([.B887]-[.B886])^2" office:value-type="float" office:value="11083.8784000001">
            <text:p>11083.88</text:p>
          </table:table-cell>
          <table:table-cell table:formula="of:=[.D886]+[.E886]*([.B887]-[.B886])" office:value-type="float" office:value="8409.60000000007">
            <text:p>840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7]+[.$C$14]" office:value-type="float" office:value="3.476">
            <text:p>3.48E+000</text:p>
          </table:table-cell>
          <table:table-cell table:formula="of:=[.C887]+[.D888]*([.B888]-[.B887])+0.5*[.E888]*([.B888]-[.B887])^2" office:value-type="float" office:value="11117.5936000001">
            <text:p>11117.59</text:p>
          </table:table-cell>
          <table:table-cell table:formula="of:=[.D887]+[.E887]*([.B888]-[.B887])" office:value-type="float" office:value="8422.40000000007">
            <text:p>842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8]+[.$C$14]" office:value-type="float" office:value="3.48">
            <text:p>3.48E+000</text:p>
          </table:table-cell>
          <table:table-cell table:formula="of:=[.C888]+[.D889]*([.B889]-[.B888])+0.5*[.E889]*([.B889]-[.B888])^2" office:value-type="float" office:value="11151.3600000001">
            <text:p>11151.36</text:p>
          </table:table-cell>
          <table:table-cell table:formula="of:=[.D888]+[.E888]*([.B889]-[.B888])" office:value-type="float" office:value="8435.20000000007">
            <text:p>843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89]+[.$C$14]" office:value-type="float" office:value="3.484">
            <text:p>3.48E+000</text:p>
          </table:table-cell>
          <table:table-cell table:formula="of:=[.C889]+[.D890]*([.B890]-[.B889])+0.5*[.E890]*([.B890]-[.B889])^2" office:value-type="float" office:value="11185.1776000001">
            <text:p>11185.18</text:p>
          </table:table-cell>
          <table:table-cell table:formula="of:=[.D889]+[.E889]*([.B890]-[.B889])" office:value-type="float" office:value="8448.00000000007">
            <text:p>844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0]+[.$C$14]" office:value-type="float" office:value="3.488">
            <text:p>3.49E+000</text:p>
          </table:table-cell>
          <table:table-cell table:formula="of:=[.C890]+[.D891]*([.B891]-[.B890])+0.5*[.E891]*([.B891]-[.B890])^2" office:value-type="float" office:value="11219.0464000001">
            <text:p>11219.05</text:p>
          </table:table-cell>
          <table:table-cell table:formula="of:=[.D890]+[.E890]*([.B891]-[.B890])" office:value-type="float" office:value="8460.80000000007">
            <text:p>846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1]+[.$C$14]" office:value-type="float" office:value="3.492">
            <text:p>3.49E+000</text:p>
          </table:table-cell>
          <table:table-cell table:formula="of:=[.C891]+[.D892]*([.B892]-[.B891])+0.5*[.E892]*([.B892]-[.B891])^2" office:value-type="float" office:value="11252.9664000001">
            <text:p>11252.97</text:p>
          </table:table-cell>
          <table:table-cell table:formula="of:=[.D891]+[.E891]*([.B892]-[.B891])" office:value-type="float" office:value="8473.60000000006">
            <text:p>847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2]+[.$C$14]" office:value-type="float" office:value="3.496">
            <text:p>3.50E+000</text:p>
          </table:table-cell>
          <table:table-cell table:formula="of:=[.C892]+[.D893]*([.B893]-[.B892])+0.5*[.E893]*([.B893]-[.B892])^2" office:value-type="float" office:value="11286.9376000002">
            <text:p>11286.94</text:p>
          </table:table-cell>
          <table:table-cell table:formula="of:=[.D892]+[.E892]*([.B893]-[.B892])" office:value-type="float" office:value="8486.40000000006">
            <text:p>848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3]+[.$C$14]" office:value-type="float" office:value="3.5">
            <text:p>3.50E+000</text:p>
          </table:table-cell>
          <table:table-cell table:formula="of:=[.C893]+[.D894]*([.B894]-[.B893])+0.5*[.E894]*([.B894]-[.B893])^2" office:value-type="float" office:value="11320.9600000002">
            <text:p>11320.96</text:p>
          </table:table-cell>
          <table:table-cell table:formula="of:=[.D893]+[.E893]*([.B894]-[.B893])" office:value-type="float" office:value="8499.20000000006">
            <text:p>849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4]+[.$C$14]" office:value-type="float" office:value="3.504">
            <text:p>3.50E+000</text:p>
          </table:table-cell>
          <table:table-cell table:formula="of:=[.C894]+[.D895]*([.B895]-[.B894])+0.5*[.E895]*([.B895]-[.B894])^2" office:value-type="float" office:value="11355.0336000002">
            <text:p>11355.03</text:p>
          </table:table-cell>
          <table:table-cell table:formula="of:=[.D894]+[.E894]*([.B895]-[.B894])" office:value-type="float" office:value="8512.00000000006">
            <text:p>851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5]+[.$C$14]" office:value-type="float" office:value="3.508">
            <text:p>3.51E+000</text:p>
          </table:table-cell>
          <table:table-cell table:formula="of:=[.C895]+[.D896]*([.B896]-[.B895])+0.5*[.E896]*([.B896]-[.B895])^2" office:value-type="float" office:value="11389.1584000002">
            <text:p>11389.16</text:p>
          </table:table-cell>
          <table:table-cell table:formula="of:=[.D895]+[.E895]*([.B896]-[.B895])" office:value-type="float" office:value="8524.80000000006">
            <text:p>852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6]+[.$C$14]" office:value-type="float" office:value="3.512">
            <text:p>3.51E+000</text:p>
          </table:table-cell>
          <table:table-cell table:formula="of:=[.C896]+[.D897]*([.B897]-[.B896])+0.5*[.E897]*([.B897]-[.B896])^2" office:value-type="float" office:value="11423.3344000002">
            <text:p>11423.33</text:p>
          </table:table-cell>
          <table:table-cell table:formula="of:=[.D896]+[.E896]*([.B897]-[.B896])" office:value-type="float" office:value="8537.60000000006">
            <text:p>853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7]+[.$C$14]" office:value-type="float" office:value="3.516">
            <text:p>3.52E+000</text:p>
          </table:table-cell>
          <table:table-cell table:formula="of:=[.C897]+[.D898]*([.B898]-[.B897])+0.5*[.E898]*([.B898]-[.B897])^2" office:value-type="float" office:value="11457.5616000002">
            <text:p>11457.56</text:p>
          </table:table-cell>
          <table:table-cell table:formula="of:=[.D897]+[.E897]*([.B898]-[.B897])" office:value-type="float" office:value="8550.40000000006">
            <text:p>855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8]+[.$C$14]" office:value-type="float" office:value="3.52">
            <text:p>3.52E+000</text:p>
          </table:table-cell>
          <table:table-cell table:formula="of:=[.C898]+[.D899]*([.B899]-[.B898])+0.5*[.E899]*([.B899]-[.B898])^2" office:value-type="float" office:value="11491.8400000002">
            <text:p>11491.84</text:p>
          </table:table-cell>
          <table:table-cell table:formula="of:=[.D898]+[.E898]*([.B899]-[.B898])" office:value-type="float" office:value="8563.20000000006">
            <text:p>856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899]+[.$C$14]" office:value-type="float" office:value="3.524">
            <text:p>3.52E+000</text:p>
          </table:table-cell>
          <table:table-cell table:formula="of:=[.C899]+[.D900]*([.B900]-[.B899])+0.5*[.E900]*([.B900]-[.B899])^2" office:value-type="float" office:value="11526.1696000002">
            <text:p>11526.17</text:p>
          </table:table-cell>
          <table:table-cell table:formula="of:=[.D899]+[.E899]*([.B900]-[.B899])" office:value-type="float" office:value="8576.00000000006">
            <text:p>857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0]+[.$C$14]" office:value-type="float" office:value="3.528">
            <text:p>3.53E+000</text:p>
          </table:table-cell>
          <table:table-cell table:formula="of:=[.C900]+[.D901]*([.B901]-[.B900])+0.5*[.E901]*([.B901]-[.B900])^2" office:value-type="float" office:value="11560.5504000002">
            <text:p>11560.55</text:p>
          </table:table-cell>
          <table:table-cell table:formula="of:=[.D900]+[.E900]*([.B901]-[.B900])" office:value-type="float" office:value="8588.80000000006">
            <text:p>858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1]+[.$C$14]" office:value-type="float" office:value="3.532">
            <text:p>3.53E+000</text:p>
          </table:table-cell>
          <table:table-cell table:formula="of:=[.C901]+[.D902]*([.B902]-[.B901])+0.5*[.E902]*([.B902]-[.B901])^2" office:value-type="float" office:value="11594.9824000002">
            <text:p>11594.98</text:p>
          </table:table-cell>
          <table:table-cell table:formula="of:=[.D901]+[.E901]*([.B902]-[.B901])" office:value-type="float" office:value="8601.60000000006">
            <text:p>860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2]+[.$C$14]" office:value-type="float" office:value="3.536">
            <text:p>3.54E+000</text:p>
          </table:table-cell>
          <table:table-cell table:formula="of:=[.C902]+[.D903]*([.B903]-[.B902])+0.5*[.E903]*([.B903]-[.B902])^2" office:value-type="float" office:value="11629.4656000002">
            <text:p>11629.47</text:p>
          </table:table-cell>
          <table:table-cell table:formula="of:=[.D902]+[.E902]*([.B903]-[.B902])" office:value-type="float" office:value="8614.40000000006">
            <text:p>861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3]+[.$C$14]" office:value-type="float" office:value="3.54">
            <text:p>3.54E+000</text:p>
          </table:table-cell>
          <table:table-cell table:formula="of:=[.C903]+[.D904]*([.B904]-[.B903])+0.5*[.E904]*([.B904]-[.B903])^2" office:value-type="float" office:value="11664.0000000002">
            <text:p>11664</text:p>
          </table:table-cell>
          <table:table-cell table:formula="of:=[.D903]+[.E903]*([.B904]-[.B903])" office:value-type="float" office:value="8627.20000000006">
            <text:p>862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4]+[.$C$14]" office:value-type="float" office:value="3.544">
            <text:p>3.54E+000</text:p>
          </table:table-cell>
          <table:table-cell table:formula="of:=[.C904]+[.D905]*([.B905]-[.B904])+0.5*[.E905]*([.B905]-[.B904])^2" office:value-type="float" office:value="11698.5856000002">
            <text:p>11698.59</text:p>
          </table:table-cell>
          <table:table-cell table:formula="of:=[.D904]+[.E904]*([.B905]-[.B904])" office:value-type="float" office:value="8640.00000000005">
            <text:p>864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5]+[.$C$14]" office:value-type="float" office:value="3.548">
            <text:p>3.55E+000</text:p>
          </table:table-cell>
          <table:table-cell table:formula="of:=[.C905]+[.D906]*([.B906]-[.B905])+0.5*[.E906]*([.B906]-[.B905])^2" office:value-type="float" office:value="11733.2224000002">
            <text:p>11733.22</text:p>
          </table:table-cell>
          <table:table-cell table:formula="of:=[.D905]+[.E905]*([.B906]-[.B905])" office:value-type="float" office:value="8652.80000000005">
            <text:p>865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6]+[.$C$14]" office:value-type="float" office:value="3.552">
            <text:p>3.55E+000</text:p>
          </table:table-cell>
          <table:table-cell table:formula="of:=[.C906]+[.D907]*([.B907]-[.B906])+0.5*[.E907]*([.B907]-[.B906])^2" office:value-type="float" office:value="11767.9104000002">
            <text:p>11767.91</text:p>
          </table:table-cell>
          <table:table-cell table:formula="of:=[.D906]+[.E906]*([.B907]-[.B906])" office:value-type="float" office:value="8665.60000000005">
            <text:p>866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7]+[.$C$14]" office:value-type="float" office:value="3.556">
            <text:p>3.56E+000</text:p>
          </table:table-cell>
          <table:table-cell table:formula="of:=[.C907]+[.D908]*([.B908]-[.B907])+0.5*[.E908]*([.B908]-[.B907])^2" office:value-type="float" office:value="11802.6496000002">
            <text:p>11802.65</text:p>
          </table:table-cell>
          <table:table-cell table:formula="of:=[.D907]+[.E907]*([.B908]-[.B907])" office:value-type="float" office:value="8678.40000000005">
            <text:p>867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8]+[.$C$14]" office:value-type="float" office:value="3.56">
            <text:p>3.56E+000</text:p>
          </table:table-cell>
          <table:table-cell table:formula="of:=[.C908]+[.D909]*([.B909]-[.B908])+0.5*[.E909]*([.B909]-[.B908])^2" office:value-type="float" office:value="11837.4400000002">
            <text:p>11837.44</text:p>
          </table:table-cell>
          <table:table-cell table:formula="of:=[.D908]+[.E908]*([.B909]-[.B908])" office:value-type="float" office:value="8691.20000000005">
            <text:p>869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09]+[.$C$14]" office:value-type="float" office:value="3.564">
            <text:p>3.56E+000</text:p>
          </table:table-cell>
          <table:table-cell table:formula="of:=[.C909]+[.D910]*([.B910]-[.B909])+0.5*[.E910]*([.B910]-[.B909])^2" office:value-type="float" office:value="11872.2816000002">
            <text:p>11872.28</text:p>
          </table:table-cell>
          <table:table-cell table:formula="of:=[.D909]+[.E909]*([.B910]-[.B909])" office:value-type="float" office:value="8704.00000000005">
            <text:p>870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0]+[.$C$14]" office:value-type="float" office:value="3.568">
            <text:p>3.57E+000</text:p>
          </table:table-cell>
          <table:table-cell table:formula="of:=[.C910]+[.D911]*([.B911]-[.B910])+0.5*[.E911]*([.B911]-[.B910])^2" office:value-type="float" office:value="11907.1744000002">
            <text:p>11907.17</text:p>
          </table:table-cell>
          <table:table-cell table:formula="of:=[.D910]+[.E910]*([.B911]-[.B910])" office:value-type="float" office:value="8716.80000000005">
            <text:p>871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1]+[.$C$14]" office:value-type="float" office:value="3.572">
            <text:p>3.57E+000</text:p>
          </table:table-cell>
          <table:table-cell table:formula="of:=[.C911]+[.D912]*([.B912]-[.B911])+0.5*[.E912]*([.B912]-[.B911])^2" office:value-type="float" office:value="11942.1184000002">
            <text:p>11942.12</text:p>
          </table:table-cell>
          <table:table-cell table:formula="of:=[.D911]+[.E911]*([.B912]-[.B911])" office:value-type="float" office:value="8729.60000000005">
            <text:p>872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2]+[.$C$14]" office:value-type="float" office:value="3.576">
            <text:p>3.58E+000</text:p>
          </table:table-cell>
          <table:table-cell table:formula="of:=[.C912]+[.D913]*([.B913]-[.B912])+0.5*[.E913]*([.B913]-[.B912])^2" office:value-type="float" office:value="11977.1136000002">
            <text:p>11977.11</text:p>
          </table:table-cell>
          <table:table-cell table:formula="of:=[.D912]+[.E912]*([.B913]-[.B912])" office:value-type="float" office:value="8742.40000000005">
            <text:p>874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3]+[.$C$14]" office:value-type="float" office:value="3.58">
            <text:p>3.58E+000</text:p>
          </table:table-cell>
          <table:table-cell table:formula="of:=[.C913]+[.D914]*([.B914]-[.B913])+0.5*[.E914]*([.B914]-[.B913])^2" office:value-type="float" office:value="12012.1600000002">
            <text:p>12012.16</text:p>
          </table:table-cell>
          <table:table-cell table:formula="of:=[.D913]+[.E913]*([.B914]-[.B913])" office:value-type="float" office:value="8755.20000000005">
            <text:p>875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4]+[.$C$14]" office:value-type="float" office:value="3.584">
            <text:p>3.58E+000</text:p>
          </table:table-cell>
          <table:table-cell table:formula="of:=[.C914]+[.D915]*([.B915]-[.B914])+0.5*[.E915]*([.B915]-[.B914])^2" office:value-type="float" office:value="12047.2576000002">
            <text:p>12047.26</text:p>
          </table:table-cell>
          <table:table-cell table:formula="of:=[.D914]+[.E914]*([.B915]-[.B914])" office:value-type="float" office:value="8768.00000000005">
            <text:p>876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5]+[.$C$14]" office:value-type="float" office:value="3.588">
            <text:p>3.59E+000</text:p>
          </table:table-cell>
          <table:table-cell table:formula="of:=[.C915]+[.D916]*([.B916]-[.B915])+0.5*[.E916]*([.B916]-[.B915])^2" office:value-type="float" office:value="12082.4064000002">
            <text:p>12082.41</text:p>
          </table:table-cell>
          <table:table-cell table:formula="of:=[.D915]+[.E915]*([.B916]-[.B915])" office:value-type="float" office:value="8780.80000000005">
            <text:p>878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6]+[.$C$14]" office:value-type="float" office:value="3.592">
            <text:p>3.59E+000</text:p>
          </table:table-cell>
          <table:table-cell table:formula="of:=[.C916]+[.D917]*([.B917]-[.B916])+0.5*[.E917]*([.B917]-[.B916])^2" office:value-type="float" office:value="12117.6064000002">
            <text:p>12117.61</text:p>
          </table:table-cell>
          <table:table-cell table:formula="of:=[.D916]+[.E916]*([.B917]-[.B916])" office:value-type="float" office:value="8793.60000000005">
            <text:p>879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7]+[.$C$14]" office:value-type="float" office:value="3.596">
            <text:p>3.60E+000</text:p>
          </table:table-cell>
          <table:table-cell table:formula="of:=[.C917]+[.D918]*([.B918]-[.B917])+0.5*[.E918]*([.B918]-[.B917])^2" office:value-type="float" office:value="12152.8576000002">
            <text:p>12152.86</text:p>
          </table:table-cell>
          <table:table-cell table:formula="of:=[.D917]+[.E917]*([.B918]-[.B917])" office:value-type="float" office:value="8806.40000000004">
            <text:p>880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8]+[.$C$14]" office:value-type="float" office:value="3.6">
            <text:p>3.60E+000</text:p>
          </table:table-cell>
          <table:table-cell table:formula="of:=[.C918]+[.D919]*([.B919]-[.B918])+0.5*[.E919]*([.B919]-[.B918])^2" office:value-type="float" office:value="12188.1600000002">
            <text:p>12188.16</text:p>
          </table:table-cell>
          <table:table-cell table:formula="of:=[.D918]+[.E918]*([.B919]-[.B918])" office:value-type="float" office:value="8819.20000000005">
            <text:p>881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19]+[.$C$14]" office:value-type="float" office:value="3.604">
            <text:p>3.60E+000</text:p>
          </table:table-cell>
          <table:table-cell table:formula="of:=[.C919]+[.D920]*([.B920]-[.B919])+0.5*[.E920]*([.B920]-[.B919])^2" office:value-type="float" office:value="12223.5136000002">
            <text:p>12223.51</text:p>
          </table:table-cell>
          <table:table-cell table:formula="of:=[.D919]+[.E919]*([.B920]-[.B919])" office:value-type="float" office:value="8832.00000000004">
            <text:p>883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0]+[.$C$14]" office:value-type="float" office:value="3.608">
            <text:p>3.61E+000</text:p>
          </table:table-cell>
          <table:table-cell table:formula="of:=[.C920]+[.D921]*([.B921]-[.B920])+0.5*[.E921]*([.B921]-[.B920])^2" office:value-type="float" office:value="12258.9184000002">
            <text:p>12258.92</text:p>
          </table:table-cell>
          <table:table-cell table:formula="of:=[.D920]+[.E920]*([.B921]-[.B920])" office:value-type="float" office:value="8844.80000000004">
            <text:p>884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1]+[.$C$14]" office:value-type="float" office:value="3.612">
            <text:p>3.61E+000</text:p>
          </table:table-cell>
          <table:table-cell table:formula="of:=[.C921]+[.D922]*([.B922]-[.B921])+0.5*[.E922]*([.B922]-[.B921])^2" office:value-type="float" office:value="12294.3744000002">
            <text:p>12294.37</text:p>
          </table:table-cell>
          <table:table-cell table:formula="of:=[.D921]+[.E921]*([.B922]-[.B921])" office:value-type="float" office:value="8857.60000000004">
            <text:p>885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2]+[.$C$14]" office:value-type="float" office:value="3.616">
            <text:p>3.62E+000</text:p>
          </table:table-cell>
          <table:table-cell table:formula="of:=[.C922]+[.D923]*([.B923]-[.B922])+0.5*[.E923]*([.B923]-[.B922])^2" office:value-type="float" office:value="12329.8816000002">
            <text:p>12329.88</text:p>
          </table:table-cell>
          <table:table-cell table:formula="of:=[.D922]+[.E922]*([.B923]-[.B922])" office:value-type="float" office:value="8870.40000000004">
            <text:p>887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3]+[.$C$14]" office:value-type="float" office:value="3.62">
            <text:p>3.62E+000</text:p>
          </table:table-cell>
          <table:table-cell table:formula="of:=[.C923]+[.D924]*([.B924]-[.B923])+0.5*[.E924]*([.B924]-[.B923])^2" office:value-type="float" office:value="12365.4400000002">
            <text:p>12365.44</text:p>
          </table:table-cell>
          <table:table-cell table:formula="of:=[.D923]+[.E923]*([.B924]-[.B923])" office:value-type="float" office:value="8883.20000000004">
            <text:p>888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4]+[.$C$14]" office:value-type="float" office:value="3.624">
            <text:p>3.62E+000</text:p>
          </table:table-cell>
          <table:table-cell table:formula="of:=[.C924]+[.D925]*([.B925]-[.B924])+0.5*[.E925]*([.B925]-[.B924])^2" office:value-type="float" office:value="12401.0496000002">
            <text:p>12401.05</text:p>
          </table:table-cell>
          <table:table-cell table:formula="of:=[.D924]+[.E924]*([.B925]-[.B924])" office:value-type="float" office:value="8896.00000000004">
            <text:p>889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5]+[.$C$14]" office:value-type="float" office:value="3.628">
            <text:p>3.63E+000</text:p>
          </table:table-cell>
          <table:table-cell table:formula="of:=[.C925]+[.D926]*([.B926]-[.B925])+0.5*[.E926]*([.B926]-[.B925])^2" office:value-type="float" office:value="12436.7104000002">
            <text:p>12436.71</text:p>
          </table:table-cell>
          <table:table-cell table:formula="of:=[.D925]+[.E925]*([.B926]-[.B925])" office:value-type="float" office:value="8908.80000000004">
            <text:p>890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6]+[.$C$14]" office:value-type="float" office:value="3.632">
            <text:p>3.63E+000</text:p>
          </table:table-cell>
          <table:table-cell table:formula="of:=[.C926]+[.D927]*([.B927]-[.B926])+0.5*[.E927]*([.B927]-[.B926])^2" office:value-type="float" office:value="12472.4224000002">
            <text:p>12472.42</text:p>
          </table:table-cell>
          <table:table-cell table:formula="of:=[.D926]+[.E926]*([.B927]-[.B926])" office:value-type="float" office:value="8921.60000000004">
            <text:p>892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7]+[.$C$14]" office:value-type="float" office:value="3.636">
            <text:p>3.64E+000</text:p>
          </table:table-cell>
          <table:table-cell table:formula="of:=[.C927]+[.D928]*([.B928]-[.B927])+0.5*[.E928]*([.B928]-[.B927])^2" office:value-type="float" office:value="12508.1856000002">
            <text:p>12508.19</text:p>
          </table:table-cell>
          <table:table-cell table:formula="of:=[.D927]+[.E927]*([.B928]-[.B927])" office:value-type="float" office:value="8934.40000000004">
            <text:p>893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8]+[.$C$14]" office:value-type="float" office:value="3.64">
            <text:p>3.64E+000</text:p>
          </table:table-cell>
          <table:table-cell table:formula="of:=[.C928]+[.D929]*([.B929]-[.B928])+0.5*[.E929]*([.B929]-[.B928])^2" office:value-type="float" office:value="12544.0000000002">
            <text:p>12544</text:p>
          </table:table-cell>
          <table:table-cell table:formula="of:=[.D928]+[.E928]*([.B929]-[.B928])" office:value-type="float" office:value="8947.20000000004">
            <text:p>894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29]+[.$C$14]" office:value-type="float" office:value="3.644">
            <text:p>3.64E+000</text:p>
          </table:table-cell>
          <table:table-cell table:formula="of:=[.C929]+[.D930]*([.B930]-[.B929])+0.5*[.E930]*([.B930]-[.B929])^2" office:value-type="float" office:value="12579.8656000002">
            <text:p>12579.87</text:p>
          </table:table-cell>
          <table:table-cell table:formula="of:=[.D929]+[.E929]*([.B930]-[.B929])" office:value-type="float" office:value="8960.00000000004">
            <text:p>896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0]+[.$C$14]" office:value-type="float" office:value="3.648">
            <text:p>3.65E+000</text:p>
          </table:table-cell>
          <table:table-cell table:formula="of:=[.C930]+[.D931]*([.B931]-[.B930])+0.5*[.E931]*([.B931]-[.B930])^2" office:value-type="float" office:value="12615.7824000002">
            <text:p>12615.78</text:p>
          </table:table-cell>
          <table:table-cell table:formula="of:=[.D930]+[.E930]*([.B931]-[.B930])" office:value-type="float" office:value="8972.80000000004">
            <text:p>897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1]+[.$C$14]" office:value-type="float" office:value="3.652">
            <text:p>3.65E+000</text:p>
          </table:table-cell>
          <table:table-cell table:formula="of:=[.C931]+[.D932]*([.B932]-[.B931])+0.5*[.E932]*([.B932]-[.B931])^2" office:value-type="float" office:value="12651.7504000002">
            <text:p>12651.75</text:p>
          </table:table-cell>
          <table:table-cell table:formula="of:=[.D931]+[.E931]*([.B932]-[.B931])" office:value-type="float" office:value="8985.60000000004">
            <text:p>898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2]+[.$C$14]" office:value-type="float" office:value="3.656">
            <text:p>3.66E+000</text:p>
          </table:table-cell>
          <table:table-cell table:formula="of:=[.C932]+[.D933]*([.B933]-[.B932])+0.5*[.E933]*([.B933]-[.B932])^2" office:value-type="float" office:value="12687.7696000002">
            <text:p>12687.77</text:p>
          </table:table-cell>
          <table:table-cell table:formula="of:=[.D932]+[.E932]*([.B933]-[.B932])" office:value-type="float" office:value="8998.40000000003">
            <text:p>899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3]+[.$C$14]" office:value-type="float" office:value="3.66">
            <text:p>3.66E+000</text:p>
          </table:table-cell>
          <table:table-cell table:formula="of:=[.C933]+[.D934]*([.B934]-[.B933])+0.5*[.E934]*([.B934]-[.B933])^2" office:value-type="float" office:value="12723.8400000002">
            <text:p>12723.84</text:p>
          </table:table-cell>
          <table:table-cell table:formula="of:=[.D933]+[.E933]*([.B934]-[.B933])" office:value-type="float" office:value="9011.20000000003">
            <text:p>901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4]+[.$C$14]" office:value-type="float" office:value="3.664">
            <text:p>3.66E+000</text:p>
          </table:table-cell>
          <table:table-cell table:formula="of:=[.C934]+[.D935]*([.B935]-[.B934])+0.5*[.E935]*([.B935]-[.B934])^2" office:value-type="float" office:value="12759.9616000002">
            <text:p>12759.96</text:p>
          </table:table-cell>
          <table:table-cell table:formula="of:=[.D934]+[.E934]*([.B935]-[.B934])" office:value-type="float" office:value="9024.00000000003">
            <text:p>902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5]+[.$C$14]" office:value-type="float" office:value="3.668">
            <text:p>3.67E+000</text:p>
          </table:table-cell>
          <table:table-cell table:formula="of:=[.C935]+[.D936]*([.B936]-[.B935])+0.5*[.E936]*([.B936]-[.B935])^2" office:value-type="float" office:value="12796.1344000002">
            <text:p>12796.13</text:p>
          </table:table-cell>
          <table:table-cell table:formula="of:=[.D935]+[.E935]*([.B936]-[.B935])" office:value-type="float" office:value="9036.80000000003">
            <text:p>903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6]+[.$C$14]" office:value-type="float" office:value="3.672">
            <text:p>3.67E+000</text:p>
          </table:table-cell>
          <table:table-cell table:formula="of:=[.C936]+[.D937]*([.B937]-[.B936])+0.5*[.E937]*([.B937]-[.B936])^2" office:value-type="float" office:value="12832.3584000002">
            <text:p>12832.36</text:p>
          </table:table-cell>
          <table:table-cell table:formula="of:=[.D936]+[.E936]*([.B937]-[.B936])" office:value-type="float" office:value="9049.60000000003">
            <text:p>904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7]+[.$C$14]" office:value-type="float" office:value="3.676">
            <text:p>3.68E+000</text:p>
          </table:table-cell>
          <table:table-cell table:formula="of:=[.C937]+[.D938]*([.B938]-[.B937])+0.5*[.E938]*([.B938]-[.B937])^2" office:value-type="float" office:value="12868.6336000002">
            <text:p>12868.63</text:p>
          </table:table-cell>
          <table:table-cell table:formula="of:=[.D937]+[.E937]*([.B938]-[.B937])" office:value-type="float" office:value="9062.40000000003">
            <text:p>906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8]+[.$C$14]" office:value-type="float" office:value="3.68">
            <text:p>3.68E+000</text:p>
          </table:table-cell>
          <table:table-cell table:formula="of:=[.C938]+[.D939]*([.B939]-[.B938])+0.5*[.E939]*([.B939]-[.B938])^2" office:value-type="float" office:value="12904.9600000002">
            <text:p>12904.96</text:p>
          </table:table-cell>
          <table:table-cell table:formula="of:=[.D938]+[.E938]*([.B939]-[.B938])" office:value-type="float" office:value="9075.20000000003">
            <text:p>907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39]+[.$C$14]" office:value-type="float" office:value="3.684">
            <text:p>3.68E+000</text:p>
          </table:table-cell>
          <table:table-cell table:formula="of:=[.C939]+[.D940]*([.B940]-[.B939])+0.5*[.E940]*([.B940]-[.B939])^2" office:value-type="float" office:value="12941.3376000002">
            <text:p>12941.34</text:p>
          </table:table-cell>
          <table:table-cell table:formula="of:=[.D939]+[.E939]*([.B940]-[.B939])" office:value-type="float" office:value="9088.00000000003">
            <text:p>908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0]+[.$C$14]" office:value-type="float" office:value="3.688">
            <text:p>3.69E+000</text:p>
          </table:table-cell>
          <table:table-cell table:formula="of:=[.C940]+[.D941]*([.B941]-[.B940])+0.5*[.E941]*([.B941]-[.B940])^2" office:value-type="float" office:value="12977.7664000002">
            <text:p>12977.77</text:p>
          </table:table-cell>
          <table:table-cell table:formula="of:=[.D940]+[.E940]*([.B941]-[.B940])" office:value-type="float" office:value="9100.80000000003">
            <text:p>910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1]+[.$C$14]" office:value-type="float" office:value="3.692">
            <text:p>3.69E+000</text:p>
          </table:table-cell>
          <table:table-cell table:formula="of:=[.C941]+[.D942]*([.B942]-[.B941])+0.5*[.E942]*([.B942]-[.B941])^2" office:value-type="float" office:value="13014.2464000002">
            <text:p>13014.25</text:p>
          </table:table-cell>
          <table:table-cell table:formula="of:=[.D941]+[.E941]*([.B942]-[.B941])" office:value-type="float" office:value="9113.60000000003">
            <text:p>911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2]+[.$C$14]" office:value-type="float" office:value="3.696">
            <text:p>3.70E+000</text:p>
          </table:table-cell>
          <table:table-cell table:formula="of:=[.C942]+[.D943]*([.B943]-[.B942])+0.5*[.E943]*([.B943]-[.B942])^2" office:value-type="float" office:value="13050.7776000002">
            <text:p>13050.78</text:p>
          </table:table-cell>
          <table:table-cell table:formula="of:=[.D942]+[.E942]*([.B943]-[.B942])" office:value-type="float" office:value="9126.40000000003">
            <text:p>912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3]+[.$C$14]" office:value-type="float" office:value="3.7">
            <text:p>3.70E+000</text:p>
          </table:table-cell>
          <table:table-cell table:formula="of:=[.C943]+[.D944]*([.B944]-[.B943])+0.5*[.E944]*([.B944]-[.B943])^2" office:value-type="float" office:value="13087.3600000002">
            <text:p>13087.36</text:p>
          </table:table-cell>
          <table:table-cell table:formula="of:=[.D943]+[.E943]*([.B944]-[.B943])" office:value-type="float" office:value="9139.20000000003">
            <text:p>913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4]+[.$C$14]" office:value-type="float" office:value="3.704">
            <text:p>3.70E+000</text:p>
          </table:table-cell>
          <table:table-cell table:formula="of:=[.C944]+[.D945]*([.B945]-[.B944])+0.5*[.E945]*([.B945]-[.B944])^2" office:value-type="float" office:value="13123.9936000002">
            <text:p>13123.99</text:p>
          </table:table-cell>
          <table:table-cell table:formula="of:=[.D944]+[.E944]*([.B945]-[.B944])" office:value-type="float" office:value="9152.00000000003">
            <text:p>915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5]+[.$C$14]" office:value-type="float" office:value="3.708">
            <text:p>3.71E+000</text:p>
          </table:table-cell>
          <table:table-cell table:formula="of:=[.C945]+[.D946]*([.B946]-[.B945])+0.5*[.E946]*([.B946]-[.B945])^2" office:value-type="float" office:value="13160.6784000002">
            <text:p>13160.68</text:p>
          </table:table-cell>
          <table:table-cell table:formula="of:=[.D945]+[.E945]*([.B946]-[.B945])" office:value-type="float" office:value="9164.80000000002">
            <text:p>916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6]+[.$C$14]" office:value-type="float" office:value="3.712">
            <text:p>3.71E+000</text:p>
          </table:table-cell>
          <table:table-cell table:formula="of:=[.C946]+[.D947]*([.B947]-[.B946])+0.5*[.E947]*([.B947]-[.B946])^2" office:value-type="float" office:value="13197.4144000002">
            <text:p>13197.41</text:p>
          </table:table-cell>
          <table:table-cell table:formula="of:=[.D946]+[.E946]*([.B947]-[.B946])" office:value-type="float" office:value="9177.60000000003">
            <text:p>917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7]+[.$C$14]" office:value-type="float" office:value="3.716">
            <text:p>3.72E+000</text:p>
          </table:table-cell>
          <table:table-cell table:formula="of:=[.C947]+[.D948]*([.B948]-[.B947])+0.5*[.E948]*([.B948]-[.B947])^2" office:value-type="float" office:value="13234.2016000002">
            <text:p>13234.2</text:p>
          </table:table-cell>
          <table:table-cell table:formula="of:=[.D947]+[.E947]*([.B948]-[.B947])" office:value-type="float" office:value="9190.40000000002">
            <text:p>919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8]+[.$C$14]" office:value-type="float" office:value="3.72">
            <text:p>3.72E+000</text:p>
          </table:table-cell>
          <table:table-cell table:formula="of:=[.C948]+[.D949]*([.B949]-[.B948])+0.5*[.E949]*([.B949]-[.B948])^2" office:value-type="float" office:value="13271.0400000002">
            <text:p>13271.04</text:p>
          </table:table-cell>
          <table:table-cell table:formula="of:=[.D948]+[.E948]*([.B949]-[.B948])" office:value-type="float" office:value="9203.20000000002">
            <text:p>920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49]+[.$C$14]" office:value-type="float" office:value="3.724">
            <text:p>3.72E+000</text:p>
          </table:table-cell>
          <table:table-cell table:formula="of:=[.C949]+[.D950]*([.B950]-[.B949])+0.5*[.E950]*([.B950]-[.B949])^2" office:value-type="float" office:value="13307.9296000002">
            <text:p>13307.93</text:p>
          </table:table-cell>
          <table:table-cell table:formula="of:=[.D949]+[.E949]*([.B950]-[.B949])" office:value-type="float" office:value="9216.00000000002">
            <text:p>921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0]+[.$C$14]" office:value-type="float" office:value="3.728">
            <text:p>3.73E+000</text:p>
          </table:table-cell>
          <table:table-cell table:formula="of:=[.C950]+[.D951]*([.B951]-[.B950])+0.5*[.E951]*([.B951]-[.B950])^2" office:value-type="float" office:value="13344.8704000002">
            <text:p>13344.87</text:p>
          </table:table-cell>
          <table:table-cell table:formula="of:=[.D950]+[.E950]*([.B951]-[.B950])" office:value-type="float" office:value="9228.80000000002">
            <text:p>922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1]+[.$C$14]" office:value-type="float" office:value="3.732">
            <text:p>3.73E+000</text:p>
          </table:table-cell>
          <table:table-cell table:formula="of:=[.C951]+[.D952]*([.B952]-[.B951])+0.5*[.E952]*([.B952]-[.B951])^2" office:value-type="float" office:value="13381.8624000002">
            <text:p>13381.86</text:p>
          </table:table-cell>
          <table:table-cell table:formula="of:=[.D951]+[.E951]*([.B952]-[.B951])" office:value-type="float" office:value="9241.60000000002">
            <text:p>924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2]+[.$C$14]" office:value-type="float" office:value="3.736">
            <text:p>3.74E+000</text:p>
          </table:table-cell>
          <table:table-cell table:formula="of:=[.C952]+[.D953]*([.B953]-[.B952])+0.5*[.E953]*([.B953]-[.B952])^2" office:value-type="float" office:value="13418.9056000002">
            <text:p>13418.91</text:p>
          </table:table-cell>
          <table:table-cell table:formula="of:=[.D952]+[.E952]*([.B953]-[.B952])" office:value-type="float" office:value="9254.40000000002">
            <text:p>925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3]+[.$C$14]" office:value-type="float" office:value="3.74">
            <text:p>3.74E+000</text:p>
          </table:table-cell>
          <table:table-cell table:formula="of:=[.C953]+[.D954]*([.B954]-[.B953])+0.5*[.E954]*([.B954]-[.B953])^2" office:value-type="float" office:value="13456.0000000002">
            <text:p>13456</text:p>
          </table:table-cell>
          <table:table-cell table:formula="of:=[.D953]+[.E953]*([.B954]-[.B953])" office:value-type="float" office:value="9267.20000000002">
            <text:p>926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4]+[.$C$14]" office:value-type="float" office:value="3.744">
            <text:p>3.74E+000</text:p>
          </table:table-cell>
          <table:table-cell table:formula="of:=[.C954]+[.D955]*([.B955]-[.B954])+0.5*[.E955]*([.B955]-[.B954])^2" office:value-type="float" office:value="13493.1456000002">
            <text:p>13493.15</text:p>
          </table:table-cell>
          <table:table-cell table:formula="of:=[.D954]+[.E954]*([.B955]-[.B954])" office:value-type="float" office:value="9280.00000000002">
            <text:p>928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5]+[.$C$14]" office:value-type="float" office:value="3.748">
            <text:p>3.75E+000</text:p>
          </table:table-cell>
          <table:table-cell table:formula="of:=[.C955]+[.D956]*([.B956]-[.B955])+0.5*[.E956]*([.B956]-[.B955])^2" office:value-type="float" office:value="13530.3424000002">
            <text:p>13530.34</text:p>
          </table:table-cell>
          <table:table-cell table:formula="of:=[.D955]+[.E955]*([.B956]-[.B955])" office:value-type="float" office:value="9292.80000000002">
            <text:p>929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6]+[.$C$14]" office:value-type="float" office:value="3.752">
            <text:p>3.75E+000</text:p>
          </table:table-cell>
          <table:table-cell table:formula="of:=[.C956]+[.D957]*([.B957]-[.B956])+0.5*[.E957]*([.B957]-[.B956])^2" office:value-type="float" office:value="13567.5904000002">
            <text:p>13567.59</text:p>
          </table:table-cell>
          <table:table-cell table:formula="of:=[.D956]+[.E956]*([.B957]-[.B956])" office:value-type="float" office:value="9305.60000000002">
            <text:p>930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7]+[.$C$14]" office:value-type="float" office:value="3.756">
            <text:p>3.76E+000</text:p>
          </table:table-cell>
          <table:table-cell table:formula="of:=[.C957]+[.D958]*([.B958]-[.B957])+0.5*[.E958]*([.B958]-[.B957])^2" office:value-type="float" office:value="13604.8896000002">
            <text:p>13604.89</text:p>
          </table:table-cell>
          <table:table-cell table:formula="of:=[.D957]+[.E957]*([.B958]-[.B957])" office:value-type="float" office:value="9318.40000000002">
            <text:p>931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8]+[.$C$14]" office:value-type="float" office:value="3.76">
            <text:p>3.76E+000</text:p>
          </table:table-cell>
          <table:table-cell table:formula="of:=[.C958]+[.D959]*([.B959]-[.B958])+0.5*[.E959]*([.B959]-[.B958])^2" office:value-type="float" office:value="13642.2400000002">
            <text:p>13642.24</text:p>
          </table:table-cell>
          <table:table-cell table:formula="of:=[.D958]+[.E958]*([.B959]-[.B958])" office:value-type="float" office:value="9331.20000000002">
            <text:p>933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59]+[.$C$14]" office:value-type="float" office:value="3.764">
            <text:p>3.76E+000</text:p>
          </table:table-cell>
          <table:table-cell table:formula="of:=[.C959]+[.D960]*([.B960]-[.B959])+0.5*[.E960]*([.B960]-[.B959])^2" office:value-type="float" office:value="13679.6416000002">
            <text:p>13679.64</text:p>
          </table:table-cell>
          <table:table-cell table:formula="of:=[.D959]+[.E959]*([.B960]-[.B959])" office:value-type="float" office:value="9344.00000000002">
            <text:p>934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0]+[.$C$14]" office:value-type="float" office:value="3.768">
            <text:p>3.77E+000</text:p>
          </table:table-cell>
          <table:table-cell table:formula="of:=[.C960]+[.D961]*([.B961]-[.B960])+0.5*[.E961]*([.B961]-[.B960])^2" office:value-type="float" office:value="13717.0944000002">
            <text:p>13717.09</text:p>
          </table:table-cell>
          <table:table-cell table:formula="of:=[.D960]+[.E960]*([.B961]-[.B960])" office:value-type="float" office:value="9356.80000000001">
            <text:p>935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1]+[.$C$14]" office:value-type="float" office:value="3.772">
            <text:p>3.77E+000</text:p>
          </table:table-cell>
          <table:table-cell table:formula="of:=[.C961]+[.D962]*([.B962]-[.B961])+0.5*[.E962]*([.B962]-[.B961])^2" office:value-type="float" office:value="13754.5984000002">
            <text:p>13754.6</text:p>
          </table:table-cell>
          <table:table-cell table:formula="of:=[.D961]+[.E961]*([.B962]-[.B961])" office:value-type="float" office:value="9369.60000000001">
            <text:p>936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2]+[.$C$14]" office:value-type="float" office:value="3.776">
            <text:p>3.78E+000</text:p>
          </table:table-cell>
          <table:table-cell table:formula="of:=[.C962]+[.D963]*([.B963]-[.B962])+0.5*[.E963]*([.B963]-[.B962])^2" office:value-type="float" office:value="13792.1536000002">
            <text:p>13792.15</text:p>
          </table:table-cell>
          <table:table-cell table:formula="of:=[.D962]+[.E962]*([.B963]-[.B962])" office:value-type="float" office:value="9382.40000000001">
            <text:p>938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3]+[.$C$14]" office:value-type="float" office:value="3.78">
            <text:p>3.78E+000</text:p>
          </table:table-cell>
          <table:table-cell table:formula="of:=[.C963]+[.D964]*([.B964]-[.B963])+0.5*[.E964]*([.B964]-[.B963])^2" office:value-type="float" office:value="13829.7600000002">
            <text:p>13829.76</text:p>
          </table:table-cell>
          <table:table-cell table:formula="of:=[.D963]+[.E963]*([.B964]-[.B963])" office:value-type="float" office:value="9395.20000000001">
            <text:p>939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4]+[.$C$14]" office:value-type="float" office:value="3.784">
            <text:p>3.78E+000</text:p>
          </table:table-cell>
          <table:table-cell table:formula="of:=[.C964]+[.D965]*([.B965]-[.B964])+0.5*[.E965]*([.B965]-[.B964])^2" office:value-type="float" office:value="13867.4176000002">
            <text:p>13867.42</text:p>
          </table:table-cell>
          <table:table-cell table:formula="of:=[.D964]+[.E964]*([.B965]-[.B964])" office:value-type="float" office:value="9408.00000000001">
            <text:p>940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5]+[.$C$14]" office:value-type="float" office:value="3.788">
            <text:p>3.79E+000</text:p>
          </table:table-cell>
          <table:table-cell table:formula="of:=[.C965]+[.D966]*([.B966]-[.B965])+0.5*[.E966]*([.B966]-[.B965])^2" office:value-type="float" office:value="13905.1264000002">
            <text:p>13905.13</text:p>
          </table:table-cell>
          <table:table-cell table:formula="of:=[.D965]+[.E965]*([.B966]-[.B965])" office:value-type="float" office:value="9420.80000000001">
            <text:p>942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6]+[.$C$14]" office:value-type="float" office:value="3.792">
            <text:p>3.79E+000</text:p>
          </table:table-cell>
          <table:table-cell table:formula="of:=[.C966]+[.D967]*([.B967]-[.B966])+0.5*[.E967]*([.B967]-[.B966])^2" office:value-type="float" office:value="13942.8864000002">
            <text:p>13942.89</text:p>
          </table:table-cell>
          <table:table-cell table:formula="of:=[.D966]+[.E966]*([.B967]-[.B966])" office:value-type="float" office:value="9433.60000000001">
            <text:p>943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7]+[.$C$14]" office:value-type="float" office:value="3.796">
            <text:p>3.80E+000</text:p>
          </table:table-cell>
          <table:table-cell table:formula="of:=[.C967]+[.D968]*([.B968]-[.B967])+0.5*[.E968]*([.B968]-[.B967])^2" office:value-type="float" office:value="13980.6976000002">
            <text:p>13980.7</text:p>
          </table:table-cell>
          <table:table-cell table:formula="of:=[.D967]+[.E967]*([.B968]-[.B967])" office:value-type="float" office:value="9446.40000000001">
            <text:p>944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8]+[.$C$14]" office:value-type="float" office:value="3.8">
            <text:p>3.80E+000</text:p>
          </table:table-cell>
          <table:table-cell table:formula="of:=[.C968]+[.D969]*([.B969]-[.B968])+0.5*[.E969]*([.B969]-[.B968])^2" office:value-type="float" office:value="14018.5600000002">
            <text:p>14018.56</text:p>
          </table:table-cell>
          <table:table-cell table:formula="of:=[.D968]+[.E968]*([.B969]-[.B968])" office:value-type="float" office:value="9459.20000000001">
            <text:p>945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69]+[.$C$14]" office:value-type="float" office:value="3.804">
            <text:p>3.80E+000</text:p>
          </table:table-cell>
          <table:table-cell table:formula="of:=[.C969]+[.D970]*([.B970]-[.B969])+0.5*[.E970]*([.B970]-[.B969])^2" office:value-type="float" office:value="14056.4736000002">
            <text:p>14056.47</text:p>
          </table:table-cell>
          <table:table-cell table:formula="of:=[.D969]+[.E969]*([.B970]-[.B969])" office:value-type="float" office:value="9472.00000000001">
            <text:p>947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0]+[.$C$14]" office:value-type="float" office:value="3.808">
            <text:p>3.81E+000</text:p>
          </table:table-cell>
          <table:table-cell table:formula="of:=[.C970]+[.D971]*([.B971]-[.B970])+0.5*[.E971]*([.B971]-[.B970])^2" office:value-type="float" office:value="14094.4384000002">
            <text:p>14094.44</text:p>
          </table:table-cell>
          <table:table-cell table:formula="of:=[.D970]+[.E970]*([.B971]-[.B970])" office:value-type="float" office:value="9484.80000000001">
            <text:p>948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1]+[.$C$14]" office:value-type="float" office:value="3.812">
            <text:p>3.81E+000</text:p>
          </table:table-cell>
          <table:table-cell table:formula="of:=[.C971]+[.D972]*([.B972]-[.B971])+0.5*[.E972]*([.B972]-[.B971])^2" office:value-type="float" office:value="14132.4544000002">
            <text:p>14132.45</text:p>
          </table:table-cell>
          <table:table-cell table:formula="of:=[.D971]+[.E971]*([.B972]-[.B971])" office:value-type="float" office:value="9497.60000000001">
            <text:p>949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2]+[.$C$14]" office:value-type="float" office:value="3.816">
            <text:p>3.82E+000</text:p>
          </table:table-cell>
          <table:table-cell table:formula="of:=[.C972]+[.D973]*([.B973]-[.B972])+0.5*[.E973]*([.B973]-[.B972])^2" office:value-type="float" office:value="14170.5216000002">
            <text:p>14170.52</text:p>
          </table:table-cell>
          <table:table-cell table:formula="of:=[.D972]+[.E972]*([.B973]-[.B972])" office:value-type="float" office:value="9510.40000000001">
            <text:p>951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3]+[.$C$14]" office:value-type="float" office:value="3.82">
            <text:p>3.82E+000</text:p>
          </table:table-cell>
          <table:table-cell table:formula="of:=[.C973]+[.D974]*([.B974]-[.B973])+0.5*[.E974]*([.B974]-[.B973])^2" office:value-type="float" office:value="14208.6400000002">
            <text:p>14208.64</text:p>
          </table:table-cell>
          <table:table-cell table:formula="of:=[.D973]+[.E973]*([.B974]-[.B973])" office:value-type="float" office:value="9523.2">
            <text:p>952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4]+[.$C$14]" office:value-type="float" office:value="3.824">
            <text:p>3.82E+000</text:p>
          </table:table-cell>
          <table:table-cell table:formula="of:=[.C974]+[.D975]*([.B975]-[.B974])+0.5*[.E975]*([.B975]-[.B974])^2" office:value-type="float" office:value="14246.8096000002">
            <text:p>14246.81</text:p>
          </table:table-cell>
          <table:table-cell table:formula="of:=[.D974]+[.E974]*([.B975]-[.B974])" office:value-type="float" office:value="9536">
            <text:p>953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5]+[.$C$14]" office:value-type="float" office:value="3.828">
            <text:p>3.83E+000</text:p>
          </table:table-cell>
          <table:table-cell table:formula="of:=[.C975]+[.D976]*([.B976]-[.B975])+0.5*[.E976]*([.B976]-[.B975])^2" office:value-type="float" office:value="14285.0304000002">
            <text:p>14285.03</text:p>
          </table:table-cell>
          <table:table-cell table:formula="of:=[.D975]+[.E975]*([.B976]-[.B975])" office:value-type="float" office:value="9548.8">
            <text:p>954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6]+[.$C$14]" office:value-type="float" office:value="3.832">
            <text:p>3.83E+000</text:p>
          </table:table-cell>
          <table:table-cell table:formula="of:=[.C976]+[.D977]*([.B977]-[.B976])+0.5*[.E977]*([.B977]-[.B976])^2" office:value-type="float" office:value="14323.3024000002">
            <text:p>14323.3</text:p>
          </table:table-cell>
          <table:table-cell table:formula="of:=[.D976]+[.E976]*([.B977]-[.B976])" office:value-type="float" office:value="9561.6">
            <text:p>956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7]+[.$C$14]" office:value-type="float" office:value="3.836">
            <text:p>3.84E+000</text:p>
          </table:table-cell>
          <table:table-cell table:formula="of:=[.C977]+[.D978]*([.B978]-[.B977])+0.5*[.E978]*([.B978]-[.B977])^2" office:value-type="float" office:value="14361.6256000002">
            <text:p>14361.63</text:p>
          </table:table-cell>
          <table:table-cell table:formula="of:=[.D977]+[.E977]*([.B978]-[.B977])" office:value-type="float" office:value="9574.4">
            <text:p>957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8]+[.$C$14]" office:value-type="float" office:value="3.84">
            <text:p>3.84E+000</text:p>
          </table:table-cell>
          <table:table-cell table:formula="of:=[.C978]+[.D979]*([.B979]-[.B978])+0.5*[.E979]*([.B979]-[.B978])^2" office:value-type="float" office:value="14400.0000000002">
            <text:p>14400</text:p>
          </table:table-cell>
          <table:table-cell table:formula="of:=[.D978]+[.E978]*([.B979]-[.B978])" office:value-type="float" office:value="9587.2">
            <text:p>958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79]+[.$C$14]" office:value-type="float" office:value="3.844">
            <text:p>3.84E+000</text:p>
          </table:table-cell>
          <table:table-cell table:formula="of:=[.C979]+[.D980]*([.B980]-[.B979])+0.5*[.E980]*([.B980]-[.B979])^2" office:value-type="float" office:value="14438.4256000002">
            <text:p>14438.43</text:p>
          </table:table-cell>
          <table:table-cell table:formula="of:=[.D979]+[.E979]*([.B980]-[.B979])" office:value-type="float" office:value="9600">
            <text:p>960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0]+[.$C$14]" office:value-type="float" office:value="3.848">
            <text:p>3.85E+000</text:p>
          </table:table-cell>
          <table:table-cell table:formula="of:=[.C980]+[.D981]*([.B981]-[.B980])+0.5*[.E981]*([.B981]-[.B980])^2" office:value-type="float" office:value="14476.9024000002">
            <text:p>14476.9</text:p>
          </table:table-cell>
          <table:table-cell table:formula="of:=[.D980]+[.E980]*([.B981]-[.B980])" office:value-type="float" office:value="9612.8">
            <text:p>961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1]+[.$C$14]" office:value-type="float" office:value="3.852">
            <text:p>3.85E+000</text:p>
          </table:table-cell>
          <table:table-cell table:formula="of:=[.C981]+[.D982]*([.B982]-[.B981])+0.5*[.E982]*([.B982]-[.B981])^2" office:value-type="float" office:value="14515.4304000002">
            <text:p>14515.43</text:p>
          </table:table-cell>
          <table:table-cell table:formula="of:=[.D981]+[.E981]*([.B982]-[.B981])" office:value-type="float" office:value="9625.6">
            <text:p>962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2]+[.$C$14]" office:value-type="float" office:value="3.856">
            <text:p>3.86E+000</text:p>
          </table:table-cell>
          <table:table-cell table:formula="of:=[.C982]+[.D983]*([.B983]-[.B982])+0.5*[.E983]*([.B983]-[.B982])^2" office:value-type="float" office:value="14554.0096000002">
            <text:p>14554.01</text:p>
          </table:table-cell>
          <table:table-cell table:formula="of:=[.D982]+[.E982]*([.B983]-[.B982])" office:value-type="float" office:value="9638.4">
            <text:p>963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3]+[.$C$14]" office:value-type="float" office:value="3.86">
            <text:p>3.86E+000</text:p>
          </table:table-cell>
          <table:table-cell table:formula="of:=[.C983]+[.D984]*([.B984]-[.B983])+0.5*[.E984]*([.B984]-[.B983])^2" office:value-type="float" office:value="14592.6400000002">
            <text:p>14592.64</text:p>
          </table:table-cell>
          <table:table-cell table:formula="of:=[.D983]+[.E983]*([.B984]-[.B983])" office:value-type="float" office:value="9651.2">
            <text:p>965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4]+[.$C$14]" office:value-type="float" office:value="3.864">
            <text:p>3.86E+000</text:p>
          </table:table-cell>
          <table:table-cell table:formula="of:=[.C984]+[.D985]*([.B985]-[.B984])+0.5*[.E985]*([.B985]-[.B984])^2" office:value-type="float" office:value="14631.3216000002">
            <text:p>14631.32</text:p>
          </table:table-cell>
          <table:table-cell table:formula="of:=[.D984]+[.E984]*([.B985]-[.B984])" office:value-type="float" office:value="9664">
            <text:p>966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5]+[.$C$14]" office:value-type="float" office:value="3.868">
            <text:p>3.87E+000</text:p>
          </table:table-cell>
          <table:table-cell table:formula="of:=[.C985]+[.D986]*([.B986]-[.B985])+0.5*[.E986]*([.B986]-[.B985])^2" office:value-type="float" office:value="14670.0544000002">
            <text:p>14670.05</text:p>
          </table:table-cell>
          <table:table-cell table:formula="of:=[.D985]+[.E985]*([.B986]-[.B985])" office:value-type="float" office:value="9676.8">
            <text:p>967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6]+[.$C$14]" office:value-type="float" office:value="3.872">
            <text:p>3.87E+000</text:p>
          </table:table-cell>
          <table:table-cell table:formula="of:=[.C986]+[.D987]*([.B987]-[.B986])+0.5*[.E987]*([.B987]-[.B986])^2" office:value-type="float" office:value="14708.8384000002">
            <text:p>14708.84</text:p>
          </table:table-cell>
          <table:table-cell table:formula="of:=[.D986]+[.E986]*([.B987]-[.B986])" office:value-type="float" office:value="9689.6">
            <text:p>968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7]+[.$C$14]" office:value-type="float" office:value="3.876">
            <text:p>3.88E+000</text:p>
          </table:table-cell>
          <table:table-cell table:formula="of:=[.C987]+[.D988]*([.B988]-[.B987])+0.5*[.E988]*([.B988]-[.B987])^2" office:value-type="float" office:value="14747.6736000002">
            <text:p>14747.67</text:p>
          </table:table-cell>
          <table:table-cell table:formula="of:=[.D987]+[.E987]*([.B988]-[.B987])" office:value-type="float" office:value="9702.39999999999">
            <text:p>970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8]+[.$C$14]" office:value-type="float" office:value="3.88">
            <text:p>3.88E+000</text:p>
          </table:table-cell>
          <table:table-cell table:formula="of:=[.C988]+[.D989]*([.B989]-[.B988])+0.5*[.E989]*([.B989]-[.B988])^2" office:value-type="float" office:value="14786.5600000002">
            <text:p>14786.56</text:p>
          </table:table-cell>
          <table:table-cell table:formula="of:=[.D988]+[.E988]*([.B989]-[.B988])" office:value-type="float" office:value="9715.19999999999">
            <text:p>971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89]+[.$C$14]" office:value-type="float" office:value="3.884">
            <text:p>3.88E+000</text:p>
          </table:table-cell>
          <table:table-cell table:formula="of:=[.C989]+[.D990]*([.B990]-[.B989])+0.5*[.E990]*([.B990]-[.B989])^2" office:value-type="float" office:value="14825.4976000002">
            <text:p>14825.5</text:p>
          </table:table-cell>
          <table:table-cell table:formula="of:=[.D989]+[.E989]*([.B990]-[.B989])" office:value-type="float" office:value="9727.99999999999">
            <text:p>972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0]+[.$C$14]" office:value-type="float" office:value="3.888">
            <text:p>3.89E+000</text:p>
          </table:table-cell>
          <table:table-cell table:formula="of:=[.C990]+[.D991]*([.B991]-[.B990])+0.5*[.E991]*([.B991]-[.B990])^2" office:value-type="float" office:value="14864.4864000003">
            <text:p>14864.49</text:p>
          </table:table-cell>
          <table:table-cell table:formula="of:=[.D990]+[.E990]*([.B991]-[.B990])" office:value-type="float" office:value="9740.79999999999">
            <text:p>974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1]+[.$C$14]" office:value-type="float" office:value="3.892">
            <text:p>3.89E+000</text:p>
          </table:table-cell>
          <table:table-cell table:formula="of:=[.C991]+[.D992]*([.B992]-[.B991])+0.5*[.E992]*([.B992]-[.B991])^2" office:value-type="float" office:value="14903.5264000002">
            <text:p>14903.53</text:p>
          </table:table-cell>
          <table:table-cell table:formula="of:=[.D991]+[.E991]*([.B992]-[.B991])" office:value-type="float" office:value="9753.59999999999">
            <text:p>975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2]+[.$C$14]" office:value-type="float" office:value="3.896">
            <text:p>3.90E+000</text:p>
          </table:table-cell>
          <table:table-cell table:formula="of:=[.C992]+[.D993]*([.B993]-[.B992])+0.5*[.E993]*([.B993]-[.B992])^2" office:value-type="float" office:value="14942.6176000003">
            <text:p>14942.62</text:p>
          </table:table-cell>
          <table:table-cell table:formula="of:=[.D992]+[.E992]*([.B993]-[.B992])" office:value-type="float" office:value="9766.39999999999">
            <text:p>976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3]+[.$C$14]" office:value-type="float" office:value="3.9">
            <text:p>3.90E+000</text:p>
          </table:table-cell>
          <table:table-cell table:formula="of:=[.C993]+[.D994]*([.B994]-[.B993])+0.5*[.E994]*([.B994]-[.B993])^2" office:value-type="float" office:value="14981.7600000003">
            <text:p>14981.76</text:p>
          </table:table-cell>
          <table:table-cell table:formula="of:=[.D993]+[.E993]*([.B994]-[.B993])" office:value-type="float" office:value="9779.19999999999">
            <text:p>977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4]+[.$C$14]" office:value-type="float" office:value="3.904">
            <text:p>3.90E+000</text:p>
          </table:table-cell>
          <table:table-cell table:formula="of:=[.C994]+[.D995]*([.B995]-[.B994])+0.5*[.E995]*([.B995]-[.B994])^2" office:value-type="float" office:value="15020.9536000003">
            <text:p>15020.95</text:p>
          </table:table-cell>
          <table:table-cell table:formula="of:=[.D994]+[.E994]*([.B995]-[.B994])" office:value-type="float" office:value="9791.99999999999">
            <text:p>979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5]+[.$C$14]" office:value-type="float" office:value="3.908">
            <text:p>3.91E+000</text:p>
          </table:table-cell>
          <table:table-cell table:formula="of:=[.C995]+[.D996]*([.B996]-[.B995])+0.5*[.E996]*([.B996]-[.B995])^2" office:value-type="float" office:value="15060.1984000003">
            <text:p>15060.2</text:p>
          </table:table-cell>
          <table:table-cell table:formula="of:=[.D995]+[.E995]*([.B996]-[.B995])" office:value-type="float" office:value="9804.79999999999">
            <text:p>980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6]+[.$C$14]" office:value-type="float" office:value="3.912">
            <text:p>3.91E+000</text:p>
          </table:table-cell>
          <table:table-cell table:formula="of:=[.C996]+[.D997]*([.B997]-[.B996])+0.5*[.E997]*([.B997]-[.B996])^2" office:value-type="float" office:value="15099.4944000003">
            <text:p>15099.49</text:p>
          </table:table-cell>
          <table:table-cell table:formula="of:=[.D996]+[.E996]*([.B997]-[.B996])" office:value-type="float" office:value="9817.59999999999">
            <text:p>981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7]+[.$C$14]" office:value-type="float" office:value="3.916">
            <text:p>3.92E+000</text:p>
          </table:table-cell>
          <table:table-cell table:formula="of:=[.C997]+[.D998]*([.B998]-[.B997])+0.5*[.E998]*([.B998]-[.B997])^2" office:value-type="float" office:value="15138.8416000003">
            <text:p>15138.84</text:p>
          </table:table-cell>
          <table:table-cell table:formula="of:=[.D997]+[.E997]*([.B998]-[.B997])" office:value-type="float" office:value="9830.39999999999">
            <text:p>983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8]+[.$C$14]" office:value-type="float" office:value="3.92">
            <text:p>3.92E+000</text:p>
          </table:table-cell>
          <table:table-cell table:formula="of:=[.C998]+[.D999]*([.B999]-[.B998])+0.5*[.E999]*([.B999]-[.B998])^2" office:value-type="float" office:value="15178.2400000003">
            <text:p>15178.24</text:p>
          </table:table-cell>
          <table:table-cell table:formula="of:=[.D998]+[.E998]*([.B999]-[.B998])" office:value-type="float" office:value="9843.19999999999">
            <text:p>984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999]+[.$C$14]" office:value-type="float" office:value="3.924">
            <text:p>3.92E+000</text:p>
          </table:table-cell>
          <table:table-cell table:formula="of:=[.C999]+[.D1000]*([.B1000]-[.B999])+0.5*[.E1000]*([.B1000]-[.B999])^2" office:value-type="float" office:value="15217.6896000003">
            <text:p>15217.69</text:p>
          </table:table-cell>
          <table:table-cell table:formula="of:=[.D999]+[.E999]*([.B1000]-[.B999])" office:value-type="float" office:value="9855.99999999999">
            <text:p>985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0]+[.$C$14]" office:value-type="float" office:value="3.928">
            <text:p>3.93E+000</text:p>
          </table:table-cell>
          <table:table-cell table:formula="of:=[.C1000]+[.D1001]*([.B1001]-[.B1000])+0.5*[.E1001]*([.B1001]-[.B1000])^2" office:value-type="float" office:value="15257.1904000003">
            <text:p>15257.19</text:p>
          </table:table-cell>
          <table:table-cell table:formula="of:=[.D1000]+[.E1000]*([.B1001]-[.B1000])" office:value-type="float" office:value="9868.79999999998">
            <text:p>986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1]+[.$C$14]" office:value-type="float" office:value="3.932">
            <text:p>3.93E+000</text:p>
          </table:table-cell>
          <table:table-cell table:formula="of:=[.C1001]+[.D1002]*([.B1002]-[.B1001])+0.5*[.E1002]*([.B1002]-[.B1001])^2" office:value-type="float" office:value="15296.7424000003">
            <text:p>15296.74</text:p>
          </table:table-cell>
          <table:table-cell table:formula="of:=[.D1001]+[.E1001]*([.B1002]-[.B1001])" office:value-type="float" office:value="9881.59999999998">
            <text:p>988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2]+[.$C$14]" office:value-type="float" office:value="3.936">
            <text:p>3.94E+000</text:p>
          </table:table-cell>
          <table:table-cell table:formula="of:=[.C1002]+[.D1003]*([.B1003]-[.B1002])+0.5*[.E1003]*([.B1003]-[.B1002])^2" office:value-type="float" office:value="15336.3456000003">
            <text:p>15336.35</text:p>
          </table:table-cell>
          <table:table-cell table:formula="of:=[.D1002]+[.E1002]*([.B1003]-[.B1002])" office:value-type="float" office:value="9894.39999999998">
            <text:p>989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3]+[.$C$14]" office:value-type="float" office:value="3.94">
            <text:p>3.94E+000</text:p>
          </table:table-cell>
          <table:table-cell table:formula="of:=[.C1003]+[.D1004]*([.B1004]-[.B1003])+0.5*[.E1004]*([.B1004]-[.B1003])^2" office:value-type="float" office:value="15376.0000000003">
            <text:p>15376</text:p>
          </table:table-cell>
          <table:table-cell table:formula="of:=[.D1003]+[.E1003]*([.B1004]-[.B1003])" office:value-type="float" office:value="9907.19999999998">
            <text:p>990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4]+[.$C$14]" office:value-type="float" office:value="3.944">
            <text:p>3.94E+000</text:p>
          </table:table-cell>
          <table:table-cell table:formula="of:=[.C1004]+[.D1005]*([.B1005]-[.B1004])+0.5*[.E1005]*([.B1005]-[.B1004])^2" office:value-type="float" office:value="15415.7056000003">
            <text:p>15415.71</text:p>
          </table:table-cell>
          <table:table-cell table:formula="of:=[.D1004]+[.E1004]*([.B1005]-[.B1004])" office:value-type="float" office:value="9919.99999999998">
            <text:p>992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5]+[.$C$14]" office:value-type="float" office:value="3.948">
            <text:p>3.95E+000</text:p>
          </table:table-cell>
          <table:table-cell table:formula="of:=[.C1005]+[.D1006]*([.B1006]-[.B1005])+0.5*[.E1006]*([.B1006]-[.B1005])^2" office:value-type="float" office:value="15455.4624000003">
            <text:p>15455.46</text:p>
          </table:table-cell>
          <table:table-cell table:formula="of:=[.D1005]+[.E1005]*([.B1006]-[.B1005])" office:value-type="float" office:value="9932.79999999998">
            <text:p>993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6]+[.$C$14]" office:value-type="float" office:value="3.952">
            <text:p>3.95E+000</text:p>
          </table:table-cell>
          <table:table-cell table:formula="of:=[.C1006]+[.D1007]*([.B1007]-[.B1006])+0.5*[.E1007]*([.B1007]-[.B1006])^2" office:value-type="float" office:value="15495.2704000003">
            <text:p>15495.27</text:p>
          </table:table-cell>
          <table:table-cell table:formula="of:=[.D1006]+[.E1006]*([.B1007]-[.B1006])" office:value-type="float" office:value="9945.59999999998">
            <text:p>994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7]+[.$C$14]" office:value-type="float" office:value="3.956">
            <text:p>3.96E+000</text:p>
          </table:table-cell>
          <table:table-cell table:formula="of:=[.C1007]+[.D1008]*([.B1008]-[.B1007])+0.5*[.E1008]*([.B1008]-[.B1007])^2" office:value-type="float" office:value="15535.1296000003">
            <text:p>15535.13</text:p>
          </table:table-cell>
          <table:table-cell table:formula="of:=[.D1007]+[.E1007]*([.B1008]-[.B1007])" office:value-type="float" office:value="9958.39999999998">
            <text:p>995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8]+[.$C$14]" office:value-type="float" office:value="3.96">
            <text:p>3.96E+000</text:p>
          </table:table-cell>
          <table:table-cell table:formula="of:=[.C1008]+[.D1009]*([.B1009]-[.B1008])+0.5*[.E1009]*([.B1009]-[.B1008])^2" office:value-type="float" office:value="15575.0400000003">
            <text:p>15575.04</text:p>
          </table:table-cell>
          <table:table-cell table:formula="of:=[.D1008]+[.E1008]*([.B1009]-[.B1008])" office:value-type="float" office:value="9971.19999999998">
            <text:p>997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09]+[.$C$14]" office:value-type="float" office:value="3.964">
            <text:p>3.96E+000</text:p>
          </table:table-cell>
          <table:table-cell table:formula="of:=[.C1009]+[.D1010]*([.B1010]-[.B1009])+0.5*[.E1010]*([.B1010]-[.B1009])^2" office:value-type="float" office:value="15615.0016000003">
            <text:p>15615</text:p>
          </table:table-cell>
          <table:table-cell table:formula="of:=[.D1009]+[.E1009]*([.B1010]-[.B1009])" office:value-type="float" office:value="9983.99999999998">
            <text:p>998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0]+[.$C$14]" office:value-type="float" office:value="3.968">
            <text:p>3.97E+000</text:p>
          </table:table-cell>
          <table:table-cell table:formula="of:=[.C1010]+[.D1011]*([.B1011]-[.B1010])+0.5*[.E1011]*([.B1011]-[.B1010])^2" office:value-type="float" office:value="15655.0144000003">
            <text:p>15655.01</text:p>
          </table:table-cell>
          <table:table-cell table:formula="of:=[.D1010]+[.E1010]*([.B1011]-[.B1010])" office:value-type="float" office:value="9996.79999999998">
            <text:p>999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1]+[.$C$14]" office:value-type="float" office:value="3.972">
            <text:p>3.97E+000</text:p>
          </table:table-cell>
          <table:table-cell table:formula="of:=[.C1011]+[.D1012]*([.B1012]-[.B1011])+0.5*[.E1012]*([.B1012]-[.B1011])^2" office:value-type="float" office:value="15695.0784000003">
            <text:p>15695.08</text:p>
          </table:table-cell>
          <table:table-cell table:formula="of:=[.D1011]+[.E1011]*([.B1012]-[.B1011])" office:value-type="float" office:value="10009.6">
            <text:p>1000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2]+[.$C$14]" office:value-type="float" office:value="3.976">
            <text:p>3.98E+000</text:p>
          </table:table-cell>
          <table:table-cell table:formula="of:=[.C1012]+[.D1013]*([.B1013]-[.B1012])+0.5*[.E1013]*([.B1013]-[.B1012])^2" office:value-type="float" office:value="15735.1936000003">
            <text:p>15735.19</text:p>
          </table:table-cell>
          <table:table-cell table:formula="of:=[.D1012]+[.E1012]*([.B1013]-[.B1012])" office:value-type="float" office:value="10022.4">
            <text:p>1002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3]+[.$C$14]" office:value-type="float" office:value="3.98">
            <text:p>3.98E+000</text:p>
          </table:table-cell>
          <table:table-cell table:formula="of:=[.C1013]+[.D1014]*([.B1014]-[.B1013])+0.5*[.E1014]*([.B1014]-[.B1013])^2" office:value-type="float" office:value="15775.3600000003">
            <text:p>15775.36</text:p>
          </table:table-cell>
          <table:table-cell table:formula="of:=[.D1013]+[.E1013]*([.B1014]-[.B1013])" office:value-type="float" office:value="10035.2">
            <text:p>1003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4]+[.$C$14]" office:value-type="float" office:value="3.984">
            <text:p>3.98E+000</text:p>
          </table:table-cell>
          <table:table-cell table:formula="of:=[.C1014]+[.D1015]*([.B1015]-[.B1014])+0.5*[.E1015]*([.B1015]-[.B1014])^2" office:value-type="float" office:value="15815.5776000003">
            <text:p>15815.58</text:p>
          </table:table-cell>
          <table:table-cell table:formula="of:=[.D1014]+[.E1014]*([.B1015]-[.B1014])" office:value-type="float" office:value="10048">
            <text:p>1004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5]+[.$C$14]" office:value-type="float" office:value="3.988">
            <text:p>3.99E+000</text:p>
          </table:table-cell>
          <table:table-cell table:formula="of:=[.C1015]+[.D1016]*([.B1016]-[.B1015])+0.5*[.E1016]*([.B1016]-[.B1015])^2" office:value-type="float" office:value="15855.8464000003">
            <text:p>15855.85</text:p>
          </table:table-cell>
          <table:table-cell table:formula="of:=[.D1015]+[.E1015]*([.B1016]-[.B1015])" office:value-type="float" office:value="10060.8">
            <text:p>1006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6]+[.$C$14]" office:value-type="float" office:value="3.992">
            <text:p>3.99E+000</text:p>
          </table:table-cell>
          <table:table-cell table:formula="of:=[.C1016]+[.D1017]*([.B1017]-[.B1016])+0.5*[.E1017]*([.B1017]-[.B1016])^2" office:value-type="float" office:value="15896.1664000003">
            <text:p>15896.17</text:p>
          </table:table-cell>
          <table:table-cell table:formula="of:=[.D1016]+[.E1016]*([.B1017]-[.B1016])" office:value-type="float" office:value="10073.6">
            <text:p>1007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7]+[.$C$14]" office:value-type="float" office:value="3.996">
            <text:p>4.00E+000</text:p>
          </table:table-cell>
          <table:table-cell table:formula="of:=[.C1017]+[.D1018]*([.B1018]-[.B1017])+0.5*[.E1018]*([.B1018]-[.B1017])^2" office:value-type="float" office:value="15936.5376000003">
            <text:p>15936.54</text:p>
          </table:table-cell>
          <table:table-cell table:formula="of:=[.D1017]+[.E1017]*([.B1018]-[.B1017])" office:value-type="float" office:value="10086.4">
            <text:p>1008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8]+[.$C$14]" office:value-type="float" office:value="4">
            <text:p>4.00E+000</text:p>
          </table:table-cell>
          <table:table-cell table:formula="of:=[.C1018]+[.D1019]*([.B1019]-[.B1018])+0.5*[.E1019]*([.B1019]-[.B1018])^2" office:value-type="float" office:value="15976.9600000003">
            <text:p>15976.96</text:p>
          </table:table-cell>
          <table:table-cell table:formula="of:=[.D1018]+[.E1018]*([.B1019]-[.B1018])" office:value-type="float" office:value="10099.2">
            <text:p>1009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19]+[.$C$14]" office:value-type="float" office:value="4.004">
            <text:p>4.00E+000</text:p>
          </table:table-cell>
          <table:table-cell table:formula="of:=[.C1019]+[.D1020]*([.B1020]-[.B1019])+0.5*[.E1020]*([.B1020]-[.B1019])^2" office:value-type="float" office:value="16017.4336000003">
            <text:p>16017.43</text:p>
          </table:table-cell>
          <table:table-cell table:formula="of:=[.D1019]+[.E1019]*([.B1020]-[.B1019])" office:value-type="float" office:value="10112">
            <text:p>1011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0]+[.$C$14]" office:value-type="float" office:value="4.008">
            <text:p>4.01E+000</text:p>
          </table:table-cell>
          <table:table-cell table:formula="of:=[.C1020]+[.D1021]*([.B1021]-[.B1020])+0.5*[.E1021]*([.B1021]-[.B1020])^2" office:value-type="float" office:value="16057.9584000003">
            <text:p>16057.96</text:p>
          </table:table-cell>
          <table:table-cell table:formula="of:=[.D1020]+[.E1020]*([.B1021]-[.B1020])" office:value-type="float" office:value="10124.8">
            <text:p>1012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1]+[.$C$14]" office:value-type="float" office:value="4.012">
            <text:p>4.01E+000</text:p>
          </table:table-cell>
          <table:table-cell table:formula="of:=[.C1021]+[.D1022]*([.B1022]-[.B1021])+0.5*[.E1022]*([.B1022]-[.B1021])^2" office:value-type="float" office:value="16098.5344000003">
            <text:p>16098.53</text:p>
          </table:table-cell>
          <table:table-cell table:formula="of:=[.D1021]+[.E1021]*([.B1022]-[.B1021])" office:value-type="float" office:value="10137.6">
            <text:p>1013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2]+[.$C$14]" office:value-type="float" office:value="4.016">
            <text:p>4.02E+000</text:p>
          </table:table-cell>
          <table:table-cell table:formula="of:=[.C1022]+[.D1023]*([.B1023]-[.B1022])+0.5*[.E1023]*([.B1023]-[.B1022])^2" office:value-type="float" office:value="16139.1616000002">
            <text:p>16139.16</text:p>
          </table:table-cell>
          <table:table-cell table:formula="of:=[.D1022]+[.E1022]*([.B1023]-[.B1022])" office:value-type="float" office:value="10150.4">
            <text:p>10150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3]+[.$C$14]" office:value-type="float" office:value="4.02">
            <text:p>4.02E+000</text:p>
          </table:table-cell>
          <table:table-cell table:formula="of:=[.C1023]+[.D1024]*([.B1024]-[.B1023])+0.5*[.E1024]*([.B1024]-[.B1023])^2" office:value-type="float" office:value="16179.8400000002">
            <text:p>16179.84</text:p>
          </table:table-cell>
          <table:table-cell table:formula="of:=[.D1023]+[.E1023]*([.B1024]-[.B1023])" office:value-type="float" office:value="10163.2">
            <text:p>10163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4]+[.$C$14]" office:value-type="float" office:value="4.024">
            <text:p>4.02E+000</text:p>
          </table:table-cell>
          <table:table-cell table:formula="of:=[.C1024]+[.D1025]*([.B1025]-[.B1024])+0.5*[.E1025]*([.B1025]-[.B1024])^2" office:value-type="float" office:value="16220.5696000002">
            <text:p>16220.57</text:p>
          </table:table-cell>
          <table:table-cell table:formula="of:=[.D1024]+[.E1024]*([.B1025]-[.B1024])" office:value-type="float" office:value="10176">
            <text:p>1017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5]+[.$C$14]" office:value-type="float" office:value="4.028">
            <text:p>4.03E+000</text:p>
          </table:table-cell>
          <table:table-cell table:formula="of:=[.C1025]+[.D1026]*([.B1026]-[.B1025])+0.5*[.E1026]*([.B1026]-[.B1025])^2" office:value-type="float" office:value="16261.3504000002">
            <text:p>16261.35</text:p>
          </table:table-cell>
          <table:table-cell table:formula="of:=[.D1025]+[.E1025]*([.B1026]-[.B1025])" office:value-type="float" office:value="10188.8">
            <text:p>10188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6]+[.$C$14]" office:value-type="float" office:value="4.032">
            <text:p>4.03E+000</text:p>
          </table:table-cell>
          <table:table-cell table:formula="of:=[.C1026]+[.D1027]*([.B1027]-[.B1026])+0.5*[.E1027]*([.B1027]-[.B1026])^2" office:value-type="float" office:value="16302.1824000002">
            <text:p>16302.18</text:p>
          </table:table-cell>
          <table:table-cell table:formula="of:=[.D1026]+[.E1026]*([.B1027]-[.B1026])" office:value-type="float" office:value="10201.6">
            <text:p>10201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7]+[.$C$14]" office:value-type="float" office:value="4.036">
            <text:p>4.04E+000</text:p>
          </table:table-cell>
          <table:table-cell table:formula="of:=[.C1027]+[.D1028]*([.B1028]-[.B1027])+0.5*[.E1028]*([.B1028]-[.B1027])^2" office:value-type="float" office:value="16343.0656000002">
            <text:p>16343.07</text:p>
          </table:table-cell>
          <table:table-cell table:formula="of:=[.D1027]+[.E1027]*([.B1028]-[.B1027])" office:value-type="float" office:value="10214.4">
            <text:p>10214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8]+[.$C$14]" office:value-type="float" office:value="4.04">
            <text:p>4.04E+000</text:p>
          </table:table-cell>
          <table:table-cell table:formula="of:=[.C1028]+[.D1029]*([.B1029]-[.B1028])+0.5*[.E1029]*([.B1029]-[.B1028])^2" office:value-type="float" office:value="16384.0000000002">
            <text:p>16384</text:p>
          </table:table-cell>
          <table:table-cell table:formula="of:=[.D1028]+[.E1028]*([.B1029]-[.B1028])" office:value-type="float" office:value="10227.2">
            <text:p>10227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29]+[.$C$14]" office:value-type="float" office:value="4.044">
            <text:p>4.04E+000</text:p>
          </table:table-cell>
          <table:table-cell table:formula="of:=[.C1029]+[.D1030]*([.B1030]-[.B1029])+0.5*[.E1030]*([.B1030]-[.B1029])^2" office:value-type="float" office:value="16424.9856000002">
            <text:p>16424.99</text:p>
          </table:table-cell>
          <table:table-cell table:formula="of:=[.D1029]+[.E1029]*([.B1030]-[.B1029])" office:value-type="float" office:value="10240">
            <text:p>10240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0]+[.$C$14]" office:value-type="float" office:value="4.048">
            <text:p>4.05E+000</text:p>
          </table:table-cell>
          <table:table-cell table:formula="of:=[.C1030]+[.D1031]*([.B1031]-[.B1030])+0.5*[.E1031]*([.B1031]-[.B1030])^2" office:value-type="float" office:value="16466.0224000002">
            <text:p>16466.02</text:p>
          </table:table-cell>
          <table:table-cell table:formula="of:=[.D1030]+[.E1030]*([.B1031]-[.B1030])" office:value-type="float" office:value="10252.8">
            <text:p>10252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1]+[.$C$14]" office:value-type="float" office:value="4.052">
            <text:p>4.05E+000</text:p>
          </table:table-cell>
          <table:table-cell table:formula="of:=[.C1031]+[.D1032]*([.B1032]-[.B1031])+0.5*[.E1032]*([.B1032]-[.B1031])^2" office:value-type="float" office:value="16507.1104000002">
            <text:p>16507.11</text:p>
          </table:table-cell>
          <table:table-cell table:formula="of:=[.D1031]+[.E1031]*([.B1032]-[.B1031])" office:value-type="float" office:value="10265.6">
            <text:p>10265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2]+[.$C$14]" office:value-type="float" office:value="4.056">
            <text:p>4.06E+000</text:p>
          </table:table-cell>
          <table:table-cell table:formula="of:=[.C1032]+[.D1033]*([.B1033]-[.B1032])+0.5*[.E1033]*([.B1033]-[.B1032])^2" office:value-type="float" office:value="16548.2496000002">
            <text:p>16548.25</text:p>
          </table:table-cell>
          <table:table-cell table:formula="of:=[.D1032]+[.E1032]*([.B1033]-[.B1032])" office:value-type="float" office:value="10278.4">
            <text:p>10278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3]+[.$C$14]" office:value-type="float" office:value="4.06">
            <text:p>4.06E+000</text:p>
          </table:table-cell>
          <table:table-cell table:formula="of:=[.C1033]+[.D1034]*([.B1034]-[.B1033])+0.5*[.E1034]*([.B1034]-[.B1033])^2" office:value-type="float" office:value="16589.4400000002">
            <text:p>16589.44</text:p>
          </table:table-cell>
          <table:table-cell table:formula="of:=[.D1033]+[.E1033]*([.B1034]-[.B1033])" office:value-type="float" office:value="10291.2">
            <text:p>10291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4]+[.$C$14]" office:value-type="float" office:value="4.064">
            <text:p>4.06E+000</text:p>
          </table:table-cell>
          <table:table-cell table:formula="of:=[.C1034]+[.D1035]*([.B1035]-[.B1034])+0.5*[.E1035]*([.B1035]-[.B1034])^2" office:value-type="float" office:value="16630.6816000002">
            <text:p>16630.68</text:p>
          </table:table-cell>
          <table:table-cell table:formula="of:=[.D1034]+[.E1034]*([.B1035]-[.B1034])" office:value-type="float" office:value="10304">
            <text:p>1030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5]+[.$C$14]" office:value-type="float" office:value="4.068">
            <text:p>4.07E+000</text:p>
          </table:table-cell>
          <table:table-cell table:formula="of:=[.C1035]+[.D1036]*([.B1036]-[.B1035])+0.5*[.E1036]*([.B1036]-[.B1035])^2" office:value-type="float" office:value="16671.9744000002">
            <text:p>16671.97</text:p>
          </table:table-cell>
          <table:table-cell table:formula="of:=[.D1035]+[.E1035]*([.B1036]-[.B1035])" office:value-type="float" office:value="10316.8">
            <text:p>10316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6]+[.$C$14]" office:value-type="float" office:value="4.072">
            <text:p>4.07E+000</text:p>
          </table:table-cell>
          <table:table-cell table:formula="of:=[.C1036]+[.D1037]*([.B1037]-[.B1036])+0.5*[.E1037]*([.B1037]-[.B1036])^2" office:value-type="float" office:value="16713.3184000002">
            <text:p>16713.32</text:p>
          </table:table-cell>
          <table:table-cell table:formula="of:=[.D1036]+[.E1036]*([.B1037]-[.B1036])" office:value-type="float" office:value="10329.6">
            <text:p>10329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7]+[.$C$14]" office:value-type="float" office:value="4.07599999999999">
            <text:p>4.08E+000</text:p>
          </table:table-cell>
          <table:table-cell table:formula="of:=[.C1037]+[.D1038]*([.B1038]-[.B1037])+0.5*[.E1038]*([.B1038]-[.B1037])^2" office:value-type="float" office:value="16754.7136000002">
            <text:p>16754.71</text:p>
          </table:table-cell>
          <table:table-cell table:formula="of:=[.D1037]+[.E1037]*([.B1038]-[.B1037])" office:value-type="float" office:value="10342.4">
            <text:p>10342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8]+[.$C$14]" office:value-type="float" office:value="4.07999999999999">
            <text:p>4.08E+000</text:p>
          </table:table-cell>
          <table:table-cell table:formula="of:=[.C1038]+[.D1039]*([.B1039]-[.B1038])+0.5*[.E1039]*([.B1039]-[.B1038])^2" office:value-type="float" office:value="16796.1600000002">
            <text:p>16796.16</text:p>
          </table:table-cell>
          <table:table-cell table:formula="of:=[.D1038]+[.E1038]*([.B1039]-[.B1038])" office:value-type="float" office:value="10355.2">
            <text:p>10355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39]+[.$C$14]" office:value-type="float" office:value="4.08399999999999">
            <text:p>4.08E+000</text:p>
          </table:table-cell>
          <table:table-cell table:formula="of:=[.C1039]+[.D1040]*([.B1040]-[.B1039])+0.5*[.E1040]*([.B1040]-[.B1039])^2" office:value-type="float" office:value="16837.6576000002">
            <text:p>16837.66</text:p>
          </table:table-cell>
          <table:table-cell table:formula="of:=[.D1039]+[.E1039]*([.B1040]-[.B1039])" office:value-type="float" office:value="10368">
            <text:p>1036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0]+[.$C$14]" office:value-type="float" office:value="4.08799999999999">
            <text:p>4.09E+000</text:p>
          </table:table-cell>
          <table:table-cell table:formula="of:=[.C1040]+[.D1041]*([.B1041]-[.B1040])+0.5*[.E1041]*([.B1041]-[.B1040])^2" office:value-type="float" office:value="16879.2064000002">
            <text:p>16879.21</text:p>
          </table:table-cell>
          <table:table-cell table:formula="of:=[.D1040]+[.E1040]*([.B1041]-[.B1040])" office:value-type="float" office:value="10380.8">
            <text:p>10380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1]+[.$C$14]" office:value-type="float" office:value="4.09199999999999">
            <text:p>4.09E+000</text:p>
          </table:table-cell>
          <table:table-cell table:formula="of:=[.C1041]+[.D1042]*([.B1042]-[.B1041])+0.5*[.E1042]*([.B1042]-[.B1041])^2" office:value-type="float" office:value="16920.8064000002">
            <text:p>16920.81</text:p>
          </table:table-cell>
          <table:table-cell table:formula="of:=[.D1041]+[.E1041]*([.B1042]-[.B1041])" office:value-type="float" office:value="10393.6">
            <text:p>10393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2]+[.$C$14]" office:value-type="float" office:value="4.09599999999999">
            <text:p>4.10E+000</text:p>
          </table:table-cell>
          <table:table-cell table:formula="of:=[.C1042]+[.D1043]*([.B1043]-[.B1042])+0.5*[.E1043]*([.B1043]-[.B1042])^2" office:value-type="float" office:value="16962.4576000002">
            <text:p>16962.46</text:p>
          </table:table-cell>
          <table:table-cell table:formula="of:=[.D1042]+[.E1042]*([.B1043]-[.B1042])" office:value-type="float" office:value="10406.4">
            <text:p>10406.4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3]+[.$C$14]" office:value-type="float" office:value="4.09999999999999">
            <text:p>4.10E+000</text:p>
          </table:table-cell>
          <table:table-cell table:formula="of:=[.C1043]+[.D1044]*([.B1044]-[.B1043])+0.5*[.E1044]*([.B1044]-[.B1043])^2" office:value-type="float" office:value="17004.1600000002">
            <text:p>17004.16</text:p>
          </table:table-cell>
          <table:table-cell table:formula="of:=[.D1043]+[.E1043]*([.B1044]-[.B1043])" office:value-type="float" office:value="10419.2">
            <text:p>10419.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4]+[.$C$14]" office:value-type="float" office:value="4.10399999999999">
            <text:p>4.10E+000</text:p>
          </table:table-cell>
          <table:table-cell table:formula="of:=[.C1044]+[.D1045]*([.B1045]-[.B1044])+0.5*[.E1045]*([.B1045]-[.B1044])^2" office:value-type="float" office:value="17045.9136000002">
            <text:p>17045.91</text:p>
          </table:table-cell>
          <table:table-cell table:formula="of:=[.D1044]+[.E1044]*([.B1045]-[.B1044])" office:value-type="float" office:value="10432">
            <text:p>10432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5]+[.$C$14]" office:value-type="float" office:value="4.10799999999999">
            <text:p>4.11E+000</text:p>
          </table:table-cell>
          <table:table-cell table:formula="of:=[.C1045]+[.D1046]*([.B1046]-[.B1045])+0.5*[.E1046]*([.B1046]-[.B1045])^2" office:value-type="float" office:value="17087.7184000002">
            <text:p>17087.72</text:p>
          </table:table-cell>
          <table:table-cell table:formula="of:=[.D1045]+[.E1045]*([.B1046]-[.B1045])" office:value-type="float" office:value="10444.8">
            <text:p>10444.8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046]+[.$C$14]" office:value-type="float" office:value="4.11199999999999">
            <text:p>4.11E+000</text:p>
          </table:table-cell>
          <table:table-cell table:formula="of:=[.C1046]+[.D1047]*([.B1047]-[.B1046])+0.5*[.E1047]*([.B1047]-[.B1046])^2" office:value-type="float" office:value="17129.5744000002">
            <text:p>17129.57</text:p>
          </table:table-cell>
          <table:table-cell table:formula="of:=[.D1046]+[.E1046]*([.B1047]-[.B1046])" office:value-type="float" office:value="10457.6">
            <text:p>10457.6</text:p>
          </table:table-cell>
          <table:table-cell table:formula="of:=[.$C$3]" office:value-type="float" office:value="3200">
            <text:p>3200</text:p>
          </table:table-cell>
          <table:table-cell table:number-columns-repeated="1019"/>
        </table:table-row>
        <table:table-row table:style-name="ro1" table:number-rows-repeated="104752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17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6H45M39S</meta:editing-duration>
    <meta:editing-cycles>3</meta:editing-cycles>
    <meta:generator>OpenOffice.org/3.3$Win32 OpenOffice.org_project/330m20$Build-9567</meta:generator>
    <dc:date>2015-05-22T17:18:32.73</dc:date>
    <dc:creator>Marshall Taylor</dc:creator>
    <meta:document-statistic meta:table-count="3" meta:cell-count="8305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18.039cm" xlink:href=".." xlink:type="simple" chart:class="chart:scatter" chart:style-name="ch1">
        <chart:legend chart:legend-position="end" svg:x="13.685cm" svg:y="8.235cm" chart:style-name="ch2"/>
        <chart:plot-area chart:style-name="ch3" table:cell-range-address="RealExampleSeconds.B19:RealExampleSeconds.E23" svg:x="0.77cm" svg:y="1.575cm" svg:width="12.275cm" svg:height="15.684cm">
          <chartooo:coordinate-region svg:x="1.577cm" svg:y="1.787cm" svg:width="11.374cm" svg:height="14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alExampleSeconds.C19:RealExampleSeconds.C23" chart:class="chart:scatter">
            <chart:domain table:cell-range-address="RealExampleSeconds.B19:RealExampleSeconds.B23"/>
            <chart:data-point chart:repeated="5"/>
          </chart:series>
          <chart:series chart:style-name="ch8" chart:values-cell-range-address="RealExampleSeconds.D19:RealExampleSeconds.D23" chart:class="chart:scatter">
            <chart:data-point chart:repeated="5"/>
          </chart:series>
          <chart:series chart:style-name="ch9" chart:values-cell-range-address="RealExampleSeconds.E19:RealExampleSeconds.E2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ExampleSeconds.B19:RealExampleSeconds.B23</svg:desc>
                </draw:g>
              </table:table-cell>
              <table:table-cell office:value-type="float" office:value="0">
                <text:p>0</text:p>
                <draw:g>
                  <svg:desc>RealExampleSeconds.C19:RealExampleSeconds.C23</svg:desc>
                </draw:g>
              </table:table-cell>
              <table:table-cell office:value-type="float" office:value="0">
                <text:p>0</text:p>
                <draw:g>
                  <svg:desc>RealExampleSeconds.D19:RealExampleSeconds.D23</svg:desc>
                </draw:g>
              </table:table-cell>
              <table:table-cell office:value-type="float" office:value="9.8">
                <text:p>9.8</text:p>
                <draw:g>
                  <svg:desc>RealExampleSeconds.E19:RealExampleSeconds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7">
                <text:p>14.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.2">
                <text:p>39.2</text:p>
              </table:table-cell>
              <table:table-cell office:value-type="float" office:value="19.6">
                <text:p>19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3.5">
                <text:p>73.5</text:p>
              </table:table-cell>
              <table:table-cell office:value-type="float" office:value="29.4">
                <text:p>29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7.6">
                <text:p>117.6</text:p>
              </table:table-cell>
              <table:table-cell office:value-type="float" office:value="39.2">
                <text:p>39.2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60">
      <style:chart-properties chart:display-label="true" chart:logarithmic="false" chart:minimum="0" chart:max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18.039cm" xlink:href=".." xlink:type="simple" chart:class="chart:scatter" chart:style-name="ch1">
        <chart:legend chart:legend-position="end" svg:x="13.685cm" svg:y="8.235cm" chart:style-name="ch2"/>
        <chart:plot-area chart:style-name="ch3" table:cell-range-address="RealExampleMilliseconds.B19:RealExampleMilliseconds.E1047" svg:x="0.77cm" svg:y="1.575cm" svg:width="12.275cm" svg:height="15.684cm">
          <chartooo:coordinate-region svg:x="1.604cm" svg:y="1.787cm" svg:width="10.606cm" svg:height="14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alExampleMilliseconds.C19:RealExampleMilliseconds.C1047" chart:class="chart:scatter">
            <chart:domain table:cell-range-address="RealExampleMilliseconds.B19:RealExampleMilliseconds.B1047"/>
            <chart:data-point chart:repeated="1029"/>
          </chart:series>
          <chart:series chart:style-name="ch8" chart:values-cell-range-address="RealExampleMilliseconds.D19:RealExampleMilliseconds.D1047" chart:class="chart:scatter">
            <chart:data-point chart:repeated="1029"/>
          </chart:series>
          <chart:series chart:style-name="ch9" chart:values-cell-range-address="RealExampleMilliseconds.E19:RealExampleMilliseconds.E1047" chart:class="chart:scatter">
            <chart:data-point chart:repeated="10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ExampleMilliseconds.B19:RealExampleMilliseconds.B1047</svg:desc>
                </draw:g>
              </table:table-cell>
              <table:table-cell office:value-type="float" office:value="0">
                <text:p>0</text:p>
                <draw:g>
                  <svg:desc>RealExampleMilliseconds.C19:RealExampleMilliseconds.C1047</svg:desc>
                </draw:g>
              </table:table-cell>
              <table:table-cell office:value-type="float" office:value="0">
                <text:p>0</text:p>
                <draw:g>
                  <svg:desc>RealExampleMilliseconds.D19:RealExampleMilliseconds.D1047</svg:desc>
                </draw:g>
              </table:table-cell>
              <table:table-cell office:value-type="float" office:value="9.8">
                <text:p>9.8</text:p>
                <draw:g>
                  <svg:desc>RealExampleMilliseconds.E19:RealExampleMilliseconds.E10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0.0002352">
                <text:p>0.0002352</text:p>
              </table:table-cell>
              <table:table-cell office:value-type="float" office:value="0.0392">
                <text:p>0.03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0006272">
                <text:p>0.0006272</text:p>
              </table:table-cell>
              <table:table-cell office:value-type="float" office:value="0.0784">
                <text:p>0.07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">
                <text:p>0.012</text:p>
              </table:table-cell>
              <table:table-cell office:value-type="float" office:value="0.001176">
                <text:p>0.001176</text:p>
              </table:table-cell>
              <table:table-cell office:value-type="float" office:value="0.1176">
                <text:p>0.11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0.0018816">
                <text:p>0.0018816</text:p>
              </table:table-cell>
              <table:table-cell office:value-type="float" office:value="0.1568">
                <text:p>0.15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002744">
                <text:p>0.002744</text:p>
              </table:table-cell>
              <table:table-cell office:value-type="float" office:value="0.196">
                <text:p>0.1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">
                <text:p>0.024</text:p>
              </table:table-cell>
              <table:table-cell office:value-type="float" office:value="0.0037632">
                <text:p>0.0037632</text:p>
              </table:table-cell>
              <table:table-cell office:value-type="float" office:value="0.2352">
                <text:p>0.23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">
                <text:p>0.028</text:p>
              </table:table-cell>
              <table:table-cell office:value-type="float" office:value="0.0049392">
                <text:p>0.0049392</text:p>
              </table:table-cell>
              <table:table-cell office:value-type="float" office:value="0.2744">
                <text:p>0.27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">
                <text:p>0.032</text:p>
              </table:table-cell>
              <table:table-cell office:value-type="float" office:value="0.006272">
                <text:p>0.006272</text:p>
              </table:table-cell>
              <table:table-cell office:value-type="float" office:value="0.3136">
                <text:p>0.31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">
                <text:p>0.036</text:p>
              </table:table-cell>
              <table:table-cell office:value-type="float" office:value="0.00776160000000001">
                <text:p>0.00776160000000001</text:p>
              </table:table-cell>
              <table:table-cell office:value-type="float" office:value="0.3528">
                <text:p>0.35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0.00940800000000001">
                <text:p>0.00940800000000001</text:p>
              </table:table-cell>
              <table:table-cell office:value-type="float" office:value="0.392">
                <text:p>0.3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">
                <text:p>0.044</text:p>
              </table:table-cell>
              <table:table-cell office:value-type="float" office:value="0.0112112">
                <text:p>0.0112112</text:p>
              </table:table-cell>
              <table:table-cell office:value-type="float" office:value="0.4312">
                <text:p>0.43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8">
                <text:p>0.048</text:p>
              </table:table-cell>
              <table:table-cell office:value-type="float" office:value="0.0131712">
                <text:p>0.0131712</text:p>
              </table:table-cell>
              <table:table-cell office:value-type="float" office:value="0.4704">
                <text:p>0.47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">
                <text:p>0.052</text:p>
              </table:table-cell>
              <table:table-cell office:value-type="float" office:value="0.015288">
                <text:p>0.015288</text:p>
              </table:table-cell>
              <table:table-cell office:value-type="float" office:value="0.5096">
                <text:p>0.50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6">
                <text:p>0.056</text:p>
              </table:table-cell>
              <table:table-cell office:value-type="float" office:value="0.0175616">
                <text:p>0.0175616</text:p>
              </table:table-cell>
              <table:table-cell office:value-type="float" office:value="0.5488">
                <text:p>0.54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">
                <text:p>0.06</text:p>
              </table:table-cell>
              <table:table-cell office:value-type="float" office:value="0.019992">
                <text:p>0.019992</text:p>
              </table:table-cell>
              <table:table-cell office:value-type="float" office:value="0.588">
                <text:p>0.5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4">
                <text:p>0.064</text:p>
              </table:table-cell>
              <table:table-cell office:value-type="float" office:value="0.0225792">
                <text:p>0.0225792</text:p>
              </table:table-cell>
              <table:table-cell office:value-type="float" office:value="0.6272">
                <text:p>0.62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8">
                <text:p>0.068</text:p>
              </table:table-cell>
              <table:table-cell office:value-type="float" office:value="0.0253232">
                <text:p>0.0253232</text:p>
              </table:table-cell>
              <table:table-cell office:value-type="float" office:value="0.6664">
                <text:p>0.66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2">
                <text:p>0.072</text:p>
              </table:table-cell>
              <table:table-cell office:value-type="float" office:value="0.028224">
                <text:p>0.028224</text:p>
              </table:table-cell>
              <table:table-cell office:value-type="float" office:value="0.7056">
                <text:p>0.70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6">
                <text:p>0.076</text:p>
              </table:table-cell>
              <table:table-cell office:value-type="float" office:value="0.0312816">
                <text:p>0.0312816</text:p>
              </table:table-cell>
              <table:table-cell office:value-type="float" office:value="0.7448">
                <text:p>0.74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34496">
                <text:p>0.034496</text:p>
              </table:table-cell>
              <table:table-cell office:value-type="float" office:value="0.784">
                <text:p>0.7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4">
                <text:p>0.084</text:p>
              </table:table-cell>
              <table:table-cell office:value-type="float" office:value="0.0378672">
                <text:p>0.0378672</text:p>
              </table:table-cell>
              <table:table-cell office:value-type="float" office:value="0.8232">
                <text:p>0.82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">
                <text:p>0.088</text:p>
              </table:table-cell>
              <table:table-cell office:value-type="float" office:value="0.0413952">
                <text:p>0.0413952</text:p>
              </table:table-cell>
              <table:table-cell office:value-type="float" office:value="0.8624">
                <text:p>0.862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2">
                <text:p>0.092</text:p>
              </table:table-cell>
              <table:table-cell office:value-type="float" office:value="0.04508">
                <text:p>0.04508</text:p>
              </table:table-cell>
              <table:table-cell office:value-type="float" office:value="0.9016">
                <text:p>0.90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0.0489216">
                <text:p>0.0489216</text:p>
              </table:table-cell>
              <table:table-cell office:value-type="float" office:value="0.9408">
                <text:p>0.94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  <table:table-cell office:value-type="float" office:value="0.0529200000000001">
                <text:p>0.0529200000000001</text:p>
              </table:table-cell>
              <table:table-cell office:value-type="float" office:value="0.98">
                <text:p>0.9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4">
                <text:p>0.104</text:p>
              </table:table-cell>
              <table:table-cell office:value-type="float" office:value="0.0570752000000001">
                <text:p>0.0570752000000001</text:p>
              </table:table-cell>
              <table:table-cell office:value-type="float" office:value="1.0192">
                <text:p>1.01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8">
                <text:p>0.108</text:p>
              </table:table-cell>
              <table:table-cell office:value-type="float" office:value="0.0613872000000001">
                <text:p>0.0613872000000001</text:p>
              </table:table-cell>
              <table:table-cell office:value-type="float" office:value="1.0584">
                <text:p>1.05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2">
                <text:p>0.112</text:p>
              </table:table-cell>
              <table:table-cell office:value-type="float" office:value="0.0658560000000001">
                <text:p>0.0658560000000001</text:p>
              </table:table-cell>
              <table:table-cell office:value-type="float" office:value="1.0976">
                <text:p>1.09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">
                <text:p>0.116</text:p>
              </table:table-cell>
              <table:table-cell office:value-type="float" office:value="0.0704816000000001">
                <text:p>0.0704816000000001</text:p>
              </table:table-cell>
              <table:table-cell office:value-type="float" office:value="1.1368">
                <text:p>1.13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">
                <text:p>0.12</text:p>
              </table:table-cell>
              <table:table-cell office:value-type="float" office:value="0.0752640000000001">
                <text:p>0.0752640000000001</text:p>
              </table:table-cell>
              <table:table-cell office:value-type="float" office:value="1.176">
                <text:p>1.1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4">
                <text:p>0.124</text:p>
              </table:table-cell>
              <table:table-cell office:value-type="float" office:value="0.0802032000000001">
                <text:p>0.0802032000000001</text:p>
              </table:table-cell>
              <table:table-cell office:value-type="float" office:value="1.2152">
                <text:p>1.21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8">
                <text:p>0.128</text:p>
              </table:table-cell>
              <table:table-cell office:value-type="float" office:value="0.0852992000000001">
                <text:p>0.0852992000000001</text:p>
              </table:table-cell>
              <table:table-cell office:value-type="float" office:value="1.2544">
                <text:p>1.25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">
                <text:p>0.132</text:p>
              </table:table-cell>
              <table:table-cell office:value-type="float" office:value="0.0905520000000002">
                <text:p>0.0905520000000002</text:p>
              </table:table-cell>
              <table:table-cell office:value-type="float" office:value="1.2936">
                <text:p>1.29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6">
                <text:p>0.136</text:p>
              </table:table-cell>
              <table:table-cell office:value-type="float" office:value="0.0959616000000002">
                <text:p>0.0959616000000002</text:p>
              </table:table-cell>
              <table:table-cell office:value-type="float" office:value="1.3328">
                <text:p>1.33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">
                <text:p>0.14</text:p>
              </table:table-cell>
              <table:table-cell office:value-type="float" office:value="0.101528">
                <text:p>0.101528</text:p>
              </table:table-cell>
              <table:table-cell office:value-type="float" office:value="1.372">
                <text:p>1.3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4">
                <text:p>0.144</text:p>
              </table:table-cell>
              <table:table-cell office:value-type="float" office:value="0.1072512">
                <text:p>0.1072512</text:p>
              </table:table-cell>
              <table:table-cell office:value-type="float" office:value="1.4112">
                <text:p>1.41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8">
                <text:p>0.148</text:p>
              </table:table-cell>
              <table:table-cell office:value-type="float" office:value="0.1131312">
                <text:p>0.1131312</text:p>
              </table:table-cell>
              <table:table-cell office:value-type="float" office:value="1.4504">
                <text:p>1.45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2">
                <text:p>0.152</text:p>
              </table:table-cell>
              <table:table-cell office:value-type="float" office:value="0.119168">
                <text:p>0.119168</text:p>
              </table:table-cell>
              <table:table-cell office:value-type="float" office:value="1.4896">
                <text:p>1.48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6">
                <text:p>0.156</text:p>
              </table:table-cell>
              <table:table-cell office:value-type="float" office:value="0.1253616">
                <text:p>0.1253616</text:p>
              </table:table-cell>
              <table:table-cell office:value-type="float" office:value="1.5288">
                <text:p>1.52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">
                <text:p>0.16</text:p>
              </table:table-cell>
              <table:table-cell office:value-type="float" office:value="0.131712">
                <text:p>0.131712</text:p>
              </table:table-cell>
              <table:table-cell office:value-type="float" office:value="1.568">
                <text:p>1.5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4">
                <text:p>0.164</text:p>
              </table:table-cell>
              <table:table-cell office:value-type="float" office:value="0.1382192">
                <text:p>0.1382192</text:p>
              </table:table-cell>
              <table:table-cell office:value-type="float" office:value="1.6072">
                <text:p>1.60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8">
                <text:p>0.168</text:p>
              </table:table-cell>
              <table:table-cell office:value-type="float" office:value="0.1448832">
                <text:p>0.1448832</text:p>
              </table:table-cell>
              <table:table-cell office:value-type="float" office:value="1.6464">
                <text:p>1.64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2">
                <text:p>0.172</text:p>
              </table:table-cell>
              <table:table-cell office:value-type="float" office:value="0.151704">
                <text:p>0.151704</text:p>
              </table:table-cell>
              <table:table-cell office:value-type="float" office:value="1.6856">
                <text:p>1.68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6">
                <text:p>0.176</text:p>
              </table:table-cell>
              <table:table-cell office:value-type="float" office:value="0.1586816">
                <text:p>0.1586816</text:p>
              </table:table-cell>
              <table:table-cell office:value-type="float" office:value="1.7248">
                <text:p>1.72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">
                <text:p>0.18</text:p>
              </table:table-cell>
              <table:table-cell office:value-type="float" office:value="0.165816">
                <text:p>0.165816</text:p>
              </table:table-cell>
              <table:table-cell office:value-type="float" office:value="1.764">
                <text:p>1.7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4">
                <text:p>0.184</text:p>
              </table:table-cell>
              <table:table-cell office:value-type="float" office:value="0.1731072">
                <text:p>0.1731072</text:p>
              </table:table-cell>
              <table:table-cell office:value-type="float" office:value="1.8032">
                <text:p>1.80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8">
                <text:p>0.188</text:p>
              </table:table-cell>
              <table:table-cell office:value-type="float" office:value="0.1805552">
                <text:p>0.1805552</text:p>
              </table:table-cell>
              <table:table-cell office:value-type="float" office:value="1.8424">
                <text:p>1.842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2">
                <text:p>0.192</text:p>
              </table:table-cell>
              <table:table-cell office:value-type="float" office:value="0.18816">
                <text:p>0.18816</text:p>
              </table:table-cell>
              <table:table-cell office:value-type="float" office:value="1.8816">
                <text:p>1.88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6">
                <text:p>0.196</text:p>
              </table:table-cell>
              <table:table-cell office:value-type="float" office:value="0.1959216">
                <text:p>0.1959216</text:p>
              </table:table-cell>
              <table:table-cell office:value-type="float" office:value="1.9208">
                <text:p>1.92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">
                <text:p>0.2</text:p>
              </table:table-cell>
              <table:table-cell office:value-type="float" office:value="0.20384">
                <text:p>0.20384</text:p>
              </table:table-cell>
              <table:table-cell office:value-type="float" office:value="1.96">
                <text:p>1.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4">
                <text:p>0.204</text:p>
              </table:table-cell>
              <table:table-cell office:value-type="float" office:value="0.2119152">
                <text:p>0.2119152</text:p>
              </table:table-cell>
              <table:table-cell office:value-type="float" office:value="1.9992">
                <text:p>1.99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8">
                <text:p>0.208</text:p>
              </table:table-cell>
              <table:table-cell office:value-type="float" office:value="0.220147200000001">
                <text:p>0.220147200000001</text:p>
              </table:table-cell>
              <table:table-cell office:value-type="float" office:value="2.0384">
                <text:p>2.03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2">
                <text:p>0.212</text:p>
              </table:table-cell>
              <table:table-cell office:value-type="float" office:value="0.228536000000001">
                <text:p>0.228536000000001</text:p>
              </table:table-cell>
              <table:table-cell office:value-type="float" office:value="2.0776">
                <text:p>2.07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6">
                <text:p>0.216</text:p>
              </table:table-cell>
              <table:table-cell office:value-type="float" office:value="0.237081600000001">
                <text:p>0.237081600000001</text:p>
              </table:table-cell>
              <table:table-cell office:value-type="float" office:value="2.1168">
                <text:p>2.11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">
                <text:p>0.22</text:p>
              </table:table-cell>
              <table:table-cell office:value-type="float" office:value="0.245784000000001">
                <text:p>0.245784000000001</text:p>
              </table:table-cell>
              <table:table-cell office:value-type="float" office:value="2.156">
                <text:p>2.1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4">
                <text:p>0.224</text:p>
              </table:table-cell>
              <table:table-cell office:value-type="float" office:value="0.254643200000001">
                <text:p>0.254643200000001</text:p>
              </table:table-cell>
              <table:table-cell office:value-type="float" office:value="2.1952">
                <text:p>2.19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8">
                <text:p>0.228</text:p>
              </table:table-cell>
              <table:table-cell office:value-type="float" office:value="0.263659200000001">
                <text:p>0.263659200000001</text:p>
              </table:table-cell>
              <table:table-cell office:value-type="float" office:value="2.2344">
                <text:p>2.23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2">
                <text:p>0.232</text:p>
              </table:table-cell>
              <table:table-cell office:value-type="float" office:value="0.272832000000001">
                <text:p>0.272832000000001</text:p>
              </table:table-cell>
              <table:table-cell office:value-type="float" office:value="2.2736">
                <text:p>2.27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6">
                <text:p>0.236</text:p>
              </table:table-cell>
              <table:table-cell office:value-type="float" office:value="0.282161600000001">
                <text:p>0.282161600000001</text:p>
              </table:table-cell>
              <table:table-cell office:value-type="float" office:value="2.3128">
                <text:p>2.31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">
                <text:p>0.24</text:p>
              </table:table-cell>
              <table:table-cell office:value-type="float" office:value="0.291648000000001">
                <text:p>0.291648000000001</text:p>
              </table:table-cell>
              <table:table-cell office:value-type="float" office:value="2.352">
                <text:p>2.3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4">
                <text:p>0.244</text:p>
              </table:table-cell>
              <table:table-cell office:value-type="float" office:value="0.301291200000001">
                <text:p>0.301291200000001</text:p>
              </table:table-cell>
              <table:table-cell office:value-type="float" office:value="2.3912">
                <text:p>2.39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8">
                <text:p>0.248</text:p>
              </table:table-cell>
              <table:table-cell office:value-type="float" office:value="0.311091200000001">
                <text:p>0.311091200000001</text:p>
              </table:table-cell>
              <table:table-cell office:value-type="float" office:value="2.4304">
                <text:p>2.43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2">
                <text:p>0.252</text:p>
              </table:table-cell>
              <table:table-cell office:value-type="float" office:value="0.321048000000001">
                <text:p>0.321048000000001</text:p>
              </table:table-cell>
              <table:table-cell office:value-type="float" office:value="2.4696">
                <text:p>2.46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6">
                <text:p>0.256</text:p>
              </table:table-cell>
              <table:table-cell office:value-type="float" office:value="0.331161600000001">
                <text:p>0.331161600000001</text:p>
              </table:table-cell>
              <table:table-cell office:value-type="float" office:value="2.5088">
                <text:p>2.50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">
                <text:p>0.26</text:p>
              </table:table-cell>
              <table:table-cell office:value-type="float" office:value="0.341432000000001">
                <text:p>0.341432000000001</text:p>
              </table:table-cell>
              <table:table-cell office:value-type="float" office:value="2.548">
                <text:p>2.5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4">
                <text:p>0.264</text:p>
              </table:table-cell>
              <table:table-cell office:value-type="float" office:value="0.351859200000001">
                <text:p>0.351859200000001</text:p>
              </table:table-cell>
              <table:table-cell office:value-type="float" office:value="2.5872">
                <text:p>2.58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8">
                <text:p>0.268</text:p>
              </table:table-cell>
              <table:table-cell office:value-type="float" office:value="0.362443200000001">
                <text:p>0.362443200000001</text:p>
              </table:table-cell>
              <table:table-cell office:value-type="float" office:value="2.6264">
                <text:p>2.62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2">
                <text:p>0.272</text:p>
              </table:table-cell>
              <table:table-cell office:value-type="float" office:value="0.373184000000001">
                <text:p>0.373184000000001</text:p>
              </table:table-cell>
              <table:table-cell office:value-type="float" office:value="2.6656">
                <text:p>2.66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6">
                <text:p>0.276</text:p>
              </table:table-cell>
              <table:table-cell office:value-type="float" office:value="0.384081600000001">
                <text:p>0.384081600000001</text:p>
              </table:table-cell>
              <table:table-cell office:value-type="float" office:value="2.7048">
                <text:p>2.70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">
                <text:p>0.28</text:p>
              </table:table-cell>
              <table:table-cell office:value-type="float" office:value="0.395136000000001">
                <text:p>0.395136000000001</text:p>
              </table:table-cell>
              <table:table-cell office:value-type="float" office:value="2.744">
                <text:p>2.7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4">
                <text:p>0.284</text:p>
              </table:table-cell>
              <table:table-cell office:value-type="float" office:value="0.406347200000001">
                <text:p>0.406347200000001</text:p>
              </table:table-cell>
              <table:table-cell office:value-type="float" office:value="2.78320000000001">
                <text:p>2.783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8">
                <text:p>0.288</text:p>
              </table:table-cell>
              <table:table-cell office:value-type="float" office:value="0.417715200000001">
                <text:p>0.417715200000001</text:p>
              </table:table-cell>
              <table:table-cell office:value-type="float" office:value="2.82240000000001">
                <text:p>2.822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2">
                <text:p>0.292</text:p>
              </table:table-cell>
              <table:table-cell office:value-type="float" office:value="0.429240000000001">
                <text:p>0.429240000000001</text:p>
              </table:table-cell>
              <table:table-cell office:value-type="float" office:value="2.86160000000001">
                <text:p>2.861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6">
                <text:p>0.296</text:p>
              </table:table-cell>
              <table:table-cell office:value-type="float" office:value="0.440921600000001">
                <text:p>0.440921600000001</text:p>
              </table:table-cell>
              <table:table-cell office:value-type="float" office:value="2.90080000000001">
                <text:p>2.900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">
                <text:p>0.3</text:p>
              </table:table-cell>
              <table:table-cell office:value-type="float" office:value="0.452760000000001">
                <text:p>0.452760000000001</text:p>
              </table:table-cell>
              <table:table-cell office:value-type="float" office:value="2.94000000000001">
                <text:p>2.940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4">
                <text:p>0.304</text:p>
              </table:table-cell>
              <table:table-cell office:value-type="float" office:value="0.464755200000001">
                <text:p>0.464755200000001</text:p>
              </table:table-cell>
              <table:table-cell office:value-type="float" office:value="2.97920000000001">
                <text:p>2.979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8">
                <text:p>0.308</text:p>
              </table:table-cell>
              <table:table-cell office:value-type="float" office:value="0.476907200000001">
                <text:p>0.476907200000001</text:p>
              </table:table-cell>
              <table:table-cell office:value-type="float" office:value="3.01840000000001">
                <text:p>3.018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2">
                <text:p>0.312</text:p>
              </table:table-cell>
              <table:table-cell office:value-type="float" office:value="0.489216000000001">
                <text:p>0.489216000000001</text:p>
              </table:table-cell>
              <table:table-cell office:value-type="float" office:value="3.05760000000001">
                <text:p>3.057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6">
                <text:p>0.316</text:p>
              </table:table-cell>
              <table:table-cell office:value-type="float" office:value="0.501681600000001">
                <text:p>0.501681600000001</text:p>
              </table:table-cell>
              <table:table-cell office:value-type="float" office:value="3.09680000000001">
                <text:p>3.096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">
                <text:p>0.32</text:p>
              </table:table-cell>
              <table:table-cell office:value-type="float" office:value="0.514304000000001">
                <text:p>0.514304000000001</text:p>
              </table:table-cell>
              <table:table-cell office:value-type="float" office:value="3.13600000000001">
                <text:p>3.136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4">
                <text:p>0.324</text:p>
              </table:table-cell>
              <table:table-cell office:value-type="float" office:value="0.527083200000001">
                <text:p>0.527083200000001</text:p>
              </table:table-cell>
              <table:table-cell office:value-type="float" office:value="3.17520000000001">
                <text:p>3.175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8">
                <text:p>0.328</text:p>
              </table:table-cell>
              <table:table-cell office:value-type="float" office:value="0.540019200000001">
                <text:p>0.540019200000001</text:p>
              </table:table-cell>
              <table:table-cell office:value-type="float" office:value="3.21440000000001">
                <text:p>3.214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2">
                <text:p>0.332</text:p>
              </table:table-cell>
              <table:table-cell office:value-type="float" office:value="0.553112000000001">
                <text:p>0.553112000000001</text:p>
              </table:table-cell>
              <table:table-cell office:value-type="float" office:value="3.25360000000001">
                <text:p>3.253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36">
                <text:p>0.336</text:p>
              </table:table-cell>
              <table:table-cell office:value-type="float" office:value="0.566361600000001">
                <text:p>0.566361600000001</text:p>
              </table:table-cell>
              <table:table-cell office:value-type="float" office:value="3.29280000000001">
                <text:p>3.292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">
                <text:p>0.34</text:p>
              </table:table-cell>
              <table:table-cell office:value-type="float" office:value="0.579768000000001">
                <text:p>0.579768000000001</text:p>
              </table:table-cell>
              <table:table-cell office:value-type="float" office:value="3.33200000000001">
                <text:p>3.332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4">
                <text:p>0.344</text:p>
              </table:table-cell>
              <table:table-cell office:value-type="float" office:value="0.593331200000001">
                <text:p>0.593331200000001</text:p>
              </table:table-cell>
              <table:table-cell office:value-type="float" office:value="3.37120000000001">
                <text:p>3.371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8">
                <text:p>0.348</text:p>
              </table:table-cell>
              <table:table-cell office:value-type="float" office:value="0.607051200000001">
                <text:p>0.607051200000001</text:p>
              </table:table-cell>
              <table:table-cell office:value-type="float" office:value="3.41040000000001">
                <text:p>3.410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2">
                <text:p>0.352</text:p>
              </table:table-cell>
              <table:table-cell office:value-type="float" office:value="0.620928000000002">
                <text:p>0.620928000000002</text:p>
              </table:table-cell>
              <table:table-cell office:value-type="float" office:value="3.44960000000001">
                <text:p>3.449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6">
                <text:p>0.356</text:p>
              </table:table-cell>
              <table:table-cell office:value-type="float" office:value="0.634961600000002">
                <text:p>0.634961600000002</text:p>
              </table:table-cell>
              <table:table-cell office:value-type="float" office:value="3.48880000000001">
                <text:p>3.488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">
                <text:p>0.36</text:p>
              </table:table-cell>
              <table:table-cell office:value-type="float" office:value="0.649152000000002">
                <text:p>0.649152000000002</text:p>
              </table:table-cell>
              <table:table-cell office:value-type="float" office:value="3.52800000000001">
                <text:p>3.528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4">
                <text:p>0.364</text:p>
              </table:table-cell>
              <table:table-cell office:value-type="float" office:value="0.663499200000002">
                <text:p>0.663499200000002</text:p>
              </table:table-cell>
              <table:table-cell office:value-type="float" office:value="3.56720000000001">
                <text:p>3.567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8">
                <text:p>0.368</text:p>
              </table:table-cell>
              <table:table-cell office:value-type="float" office:value="0.678003200000002">
                <text:p>0.678003200000002</text:p>
              </table:table-cell>
              <table:table-cell office:value-type="float" office:value="3.60640000000001">
                <text:p>3.606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2">
                <text:p>0.372</text:p>
              </table:table-cell>
              <table:table-cell office:value-type="float" office:value="0.692664000000002">
                <text:p>0.692664000000002</text:p>
              </table:table-cell>
              <table:table-cell office:value-type="float" office:value="3.64560000000001">
                <text:p>3.645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6">
                <text:p>0.376</text:p>
              </table:table-cell>
              <table:table-cell office:value-type="float" office:value="0.707481600000002">
                <text:p>0.707481600000002</text:p>
              </table:table-cell>
              <table:table-cell office:value-type="float" office:value="3.68480000000001">
                <text:p>3.684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">
                <text:p>0.38</text:p>
              </table:table-cell>
              <table:table-cell office:value-type="float" office:value="0.722456000000002">
                <text:p>0.722456000000002</text:p>
              </table:table-cell>
              <table:table-cell office:value-type="float" office:value="3.72400000000001">
                <text:p>3.724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4">
                <text:p>0.384</text:p>
              </table:table-cell>
              <table:table-cell office:value-type="float" office:value="0.737587200000002">
                <text:p>0.737587200000002</text:p>
              </table:table-cell>
              <table:table-cell office:value-type="float" office:value="3.76320000000001">
                <text:p>3.763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8">
                <text:p>0.388</text:p>
              </table:table-cell>
              <table:table-cell office:value-type="float" office:value="0.752875200000002">
                <text:p>0.752875200000002</text:p>
              </table:table-cell>
              <table:table-cell office:value-type="float" office:value="3.80240000000001">
                <text:p>3.802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2">
                <text:p>0.392</text:p>
              </table:table-cell>
              <table:table-cell office:value-type="float" office:value="0.768320000000002">
                <text:p>0.768320000000002</text:p>
              </table:table-cell>
              <table:table-cell office:value-type="float" office:value="3.84160000000001">
                <text:p>3.841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6">
                <text:p>0.396</text:p>
              </table:table-cell>
              <table:table-cell office:value-type="float" office:value="0.783921600000002">
                <text:p>0.783921600000002</text:p>
              </table:table-cell>
              <table:table-cell office:value-type="float" office:value="3.88080000000001">
                <text:p>3.880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">
                <text:p>0.4</text:p>
              </table:table-cell>
              <table:table-cell office:value-type="float" office:value="0.799680000000002">
                <text:p>0.799680000000002</text:p>
              </table:table-cell>
              <table:table-cell office:value-type="float" office:value="3.92000000000001">
                <text:p>3.920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4">
                <text:p>0.404</text:p>
              </table:table-cell>
              <table:table-cell office:value-type="float" office:value="0.815595200000002">
                <text:p>0.815595200000002</text:p>
              </table:table-cell>
              <table:table-cell office:value-type="float" office:value="3.95920000000001">
                <text:p>3.959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08">
                <text:p>0.408</text:p>
              </table:table-cell>
              <table:table-cell office:value-type="float" office:value="0.831667200000003">
                <text:p>0.831667200000003</text:p>
              </table:table-cell>
              <table:table-cell office:value-type="float" office:value="3.99840000000001">
                <text:p>3.998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12">
                <text:p>0.412</text:p>
              </table:table-cell>
              <table:table-cell office:value-type="float" office:value="0.847896000000003">
                <text:p>0.847896000000003</text:p>
              </table:table-cell>
              <table:table-cell office:value-type="float" office:value="4.03760000000001">
                <text:p>4.037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16">
                <text:p>0.416</text:p>
              </table:table-cell>
              <table:table-cell office:value-type="float" office:value="0.864281600000003">
                <text:p>0.864281600000003</text:p>
              </table:table-cell>
              <table:table-cell office:value-type="float" office:value="4.07680000000001">
                <text:p>4.076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">
                <text:p>0.42</text:p>
              </table:table-cell>
              <table:table-cell office:value-type="float" office:value="0.880824000000003">
                <text:p>0.880824000000003</text:p>
              </table:table-cell>
              <table:table-cell office:value-type="float" office:value="4.11600000000001">
                <text:p>4.116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24">
                <text:p>0.424</text:p>
              </table:table-cell>
              <table:table-cell office:value-type="float" office:value="0.897523200000003">
                <text:p>0.897523200000003</text:p>
              </table:table-cell>
              <table:table-cell office:value-type="float" office:value="4.15520000000001">
                <text:p>4.155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8">
                <text:p>0.428</text:p>
              </table:table-cell>
              <table:table-cell office:value-type="float" office:value="0.914379200000003">
                <text:p>0.914379200000003</text:p>
              </table:table-cell>
              <table:table-cell office:value-type="float" office:value="4.19440000000001">
                <text:p>4.194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32">
                <text:p>0.432</text:p>
              </table:table-cell>
              <table:table-cell office:value-type="float" office:value="0.931392000000003">
                <text:p>0.931392000000003</text:p>
              </table:table-cell>
              <table:table-cell office:value-type="float" office:value="4.23360000000001">
                <text:p>4.233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6">
                <text:p>0.436</text:p>
              </table:table-cell>
              <table:table-cell office:value-type="float" office:value="0.948561600000003">
                <text:p>0.948561600000003</text:p>
              </table:table-cell>
              <table:table-cell office:value-type="float" office:value="4.27280000000001">
                <text:p>4.272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">
                <text:p>0.44</text:p>
              </table:table-cell>
              <table:table-cell office:value-type="float" office:value="0.965888000000003">
                <text:p>0.965888000000003</text:p>
              </table:table-cell>
              <table:table-cell office:value-type="float" office:value="4.31200000000001">
                <text:p>4.312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44">
                <text:p>0.444</text:p>
              </table:table-cell>
              <table:table-cell office:value-type="float" office:value="0.983371200000003">
                <text:p>0.983371200000003</text:p>
              </table:table-cell>
              <table:table-cell office:value-type="float" office:value="4.35120000000001">
                <text:p>4.351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8">
                <text:p>0.448</text:p>
              </table:table-cell>
              <table:table-cell office:value-type="float" office:value="1.0010112">
                <text:p>1.0010112</text:p>
              </table:table-cell>
              <table:table-cell office:value-type="float" office:value="4.39040000000001">
                <text:p>4.390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2">
                <text:p>0.452</text:p>
              </table:table-cell>
              <table:table-cell office:value-type="float" office:value="1.018808">
                <text:p>1.018808</text:p>
              </table:table-cell>
              <table:table-cell office:value-type="float" office:value="4.42960000000001">
                <text:p>4.429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6">
                <text:p>0.456</text:p>
              </table:table-cell>
              <table:table-cell office:value-type="float" office:value="1.0367616">
                <text:p>1.0367616</text:p>
              </table:table-cell>
              <table:table-cell office:value-type="float" office:value="4.46880000000001">
                <text:p>4.468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">
                <text:p>0.46</text:p>
              </table:table-cell>
              <table:table-cell office:value-type="float" office:value="1.054872">
                <text:p>1.054872</text:p>
              </table:table-cell>
              <table:table-cell office:value-type="float" office:value="4.50800000000001">
                <text:p>4.508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64">
                <text:p>0.464</text:p>
              </table:table-cell>
              <table:table-cell office:value-type="float" office:value="1.0731392">
                <text:p>1.0731392</text:p>
              </table:table-cell>
              <table:table-cell office:value-type="float" office:value="4.54720000000001">
                <text:p>4.547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68">
                <text:p>0.468</text:p>
              </table:table-cell>
              <table:table-cell office:value-type="float" office:value="1.0915632">
                <text:p>1.0915632</text:p>
              </table:table-cell>
              <table:table-cell office:value-type="float" office:value="4.58640000000001">
                <text:p>4.586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2">
                <text:p>0.472</text:p>
              </table:table-cell>
              <table:table-cell office:value-type="float" office:value="1.110144">
                <text:p>1.110144</text:p>
              </table:table-cell>
              <table:table-cell office:value-type="float" office:value="4.62560000000001">
                <text:p>4.625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6">
                <text:p>0.476</text:p>
              </table:table-cell>
              <table:table-cell office:value-type="float" office:value="1.1288816">
                <text:p>1.1288816</text:p>
              </table:table-cell>
              <table:table-cell office:value-type="float" office:value="4.66480000000001">
                <text:p>4.664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8">
                <text:p>0.48</text:p>
              </table:table-cell>
              <table:table-cell office:value-type="float" office:value="1.147776">
                <text:p>1.147776</text:p>
              </table:table-cell>
              <table:table-cell office:value-type="float" office:value="4.70400000000001">
                <text:p>4.704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4">
                <text:p>0.484</text:p>
              </table:table-cell>
              <table:table-cell office:value-type="float" office:value="1.1668272">
                <text:p>1.1668272</text:p>
              </table:table-cell>
              <table:table-cell office:value-type="float" office:value="4.74320000000001">
                <text:p>4.743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88">
                <text:p>0.488</text:p>
              </table:table-cell>
              <table:table-cell office:value-type="float" office:value="1.1860352">
                <text:p>1.1860352</text:p>
              </table:table-cell>
              <table:table-cell office:value-type="float" office:value="4.78240000000001">
                <text:p>4.782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92">
                <text:p>0.492</text:p>
              </table:table-cell>
              <table:table-cell office:value-type="float" office:value="1.2054">
                <text:p>1.2054</text:p>
              </table:table-cell>
              <table:table-cell office:value-type="float" office:value="4.82160000000001">
                <text:p>4.821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96">
                <text:p>0.496</text:p>
              </table:table-cell>
              <table:table-cell office:value-type="float" office:value="1.2249216">
                <text:p>1.2249216</text:p>
              </table:table-cell>
              <table:table-cell office:value-type="float" office:value="4.86080000000001">
                <text:p>4.860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  <table:table-cell office:value-type="float" office:value="1.2446">
                <text:p>1.2446</text:p>
              </table:table-cell>
              <table:table-cell office:value-type="float" office:value="4.90000000000001">
                <text:p>4.900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04">
                <text:p>0.504</text:p>
              </table:table-cell>
              <table:table-cell office:value-type="float" office:value="1.2644352">
                <text:p>1.2644352</text:p>
              </table:table-cell>
              <table:table-cell office:value-type="float" office:value="4.93920000000001">
                <text:p>4.939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08">
                <text:p>0.508</text:p>
              </table:table-cell>
              <table:table-cell office:value-type="float" office:value="1.2844272">
                <text:p>1.2844272</text:p>
              </table:table-cell>
              <table:table-cell office:value-type="float" office:value="4.97840000000001">
                <text:p>4.978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12">
                <text:p>0.512</text:p>
              </table:table-cell>
              <table:table-cell office:value-type="float" office:value="1.304576">
                <text:p>1.304576</text:p>
              </table:table-cell>
              <table:table-cell office:value-type="float" office:value="5.01760000000001">
                <text:p>5.017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16">
                <text:p>0.516</text:p>
              </table:table-cell>
              <table:table-cell office:value-type="float" office:value="1.32488160000001">
                <text:p>1.32488160000001</text:p>
              </table:table-cell>
              <table:table-cell office:value-type="float" office:value="5.05680000000001">
                <text:p>5.056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">
                <text:p>0.52</text:p>
              </table:table-cell>
              <table:table-cell office:value-type="float" office:value="1.34534400000001">
                <text:p>1.34534400000001</text:p>
              </table:table-cell>
              <table:table-cell office:value-type="float" office:value="5.09600000000001">
                <text:p>5.096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4">
                <text:p>0.524</text:p>
              </table:table-cell>
              <table:table-cell office:value-type="float" office:value="1.36596320000001">
                <text:p>1.36596320000001</text:p>
              </table:table-cell>
              <table:table-cell office:value-type="float" office:value="5.13520000000001">
                <text:p>5.135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28">
                <text:p>0.528</text:p>
              </table:table-cell>
              <table:table-cell office:value-type="float" office:value="1.38673920000001">
                <text:p>1.38673920000001</text:p>
              </table:table-cell>
              <table:table-cell office:value-type="float" office:value="5.17440000000001">
                <text:p>5.174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2">
                <text:p>0.532</text:p>
              </table:table-cell>
              <table:table-cell office:value-type="float" office:value="1.40767200000001">
                <text:p>1.40767200000001</text:p>
              </table:table-cell>
              <table:table-cell office:value-type="float" office:value="5.21360000000001">
                <text:p>5.213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6">
                <text:p>0.536</text:p>
              </table:table-cell>
              <table:table-cell office:value-type="float" office:value="1.42876160000001">
                <text:p>1.42876160000001</text:p>
              </table:table-cell>
              <table:table-cell office:value-type="float" office:value="5.25280000000001">
                <text:p>5.252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">
                <text:p>0.54</text:p>
              </table:table-cell>
              <table:table-cell office:value-type="float" office:value="1.45000800000001">
                <text:p>1.45000800000001</text:p>
              </table:table-cell>
              <table:table-cell office:value-type="float" office:value="5.29200000000001">
                <text:p>5.292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44">
                <text:p>0.544</text:p>
              </table:table-cell>
              <table:table-cell office:value-type="float" office:value="1.47141120000001">
                <text:p>1.47141120000001</text:p>
              </table:table-cell>
              <table:table-cell office:value-type="float" office:value="5.33120000000001">
                <text:p>5.331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8">
                <text:p>0.548</text:p>
              </table:table-cell>
              <table:table-cell office:value-type="float" office:value="1.49297120000001">
                <text:p>1.49297120000001</text:p>
              </table:table-cell>
              <table:table-cell office:value-type="float" office:value="5.37040000000001">
                <text:p>5.370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2">
                <text:p>0.552</text:p>
              </table:table-cell>
              <table:table-cell office:value-type="float" office:value="1.51468800000001">
                <text:p>1.51468800000001</text:p>
              </table:table-cell>
              <table:table-cell office:value-type="float" office:value="5.40960000000001">
                <text:p>5.409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6">
                <text:p>0.556</text:p>
              </table:table-cell>
              <table:table-cell office:value-type="float" office:value="1.53656160000001">
                <text:p>1.53656160000001</text:p>
              </table:table-cell>
              <table:table-cell office:value-type="float" office:value="5.44880000000001">
                <text:p>5.448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">
                <text:p>0.56</text:p>
              </table:table-cell>
              <table:table-cell office:value-type="float" office:value="1.55859200000001">
                <text:p>1.55859200000001</text:p>
              </table:table-cell>
              <table:table-cell office:value-type="float" office:value="5.48800000000001">
                <text:p>5.488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4">
                <text:p>0.564</text:p>
              </table:table-cell>
              <table:table-cell office:value-type="float" office:value="1.58077920000001">
                <text:p>1.58077920000001</text:p>
              </table:table-cell>
              <table:table-cell office:value-type="float" office:value="5.52720000000001">
                <text:p>5.527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68">
                <text:p>0.568</text:p>
              </table:table-cell>
              <table:table-cell office:value-type="float" office:value="1.60312320000001">
                <text:p>1.60312320000001</text:p>
              </table:table-cell>
              <table:table-cell office:value-type="float" office:value="5.56640000000001">
                <text:p>5.566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2">
                <text:p>0.572</text:p>
              </table:table-cell>
              <table:table-cell office:value-type="float" office:value="1.62562400000001">
                <text:p>1.62562400000001</text:p>
              </table:table-cell>
              <table:table-cell office:value-type="float" office:value="5.60560000000001">
                <text:p>5.605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6">
                <text:p>0.576</text:p>
              </table:table-cell>
              <table:table-cell office:value-type="float" office:value="1.64828160000001">
                <text:p>1.64828160000001</text:p>
              </table:table-cell>
              <table:table-cell office:value-type="float" office:value="5.64480000000001">
                <text:p>5.644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8">
                <text:p>0.58</text:p>
              </table:table-cell>
              <table:table-cell office:value-type="float" office:value="1.67109600000001">
                <text:p>1.67109600000001</text:p>
              </table:table-cell>
              <table:table-cell office:value-type="float" office:value="5.68400000000001">
                <text:p>5.684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84">
                <text:p>0.584</text:p>
              </table:table-cell>
              <table:table-cell office:value-type="float" office:value="1.69406720000001">
                <text:p>1.69406720000001</text:p>
              </table:table-cell>
              <table:table-cell office:value-type="float" office:value="5.72320000000001">
                <text:p>5.723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88">
                <text:p>0.588</text:p>
              </table:table-cell>
              <table:table-cell office:value-type="float" office:value="1.71719520000001">
                <text:p>1.71719520000001</text:p>
              </table:table-cell>
              <table:table-cell office:value-type="float" office:value="5.76240000000001">
                <text:p>5.762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2">
                <text:p>0.592</text:p>
              </table:table-cell>
              <table:table-cell office:value-type="float" office:value="1.74048000000001">
                <text:p>1.74048000000001</text:p>
              </table:table-cell>
              <table:table-cell office:value-type="float" office:value="5.80160000000001">
                <text:p>5.801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6">
                <text:p>0.596</text:p>
              </table:table-cell>
              <table:table-cell office:value-type="float" office:value="1.76392160000001">
                <text:p>1.76392160000001</text:p>
              </table:table-cell>
              <table:table-cell office:value-type="float" office:value="5.84080000000001">
                <text:p>5.840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">
                <text:p>0.6</text:p>
              </table:table-cell>
              <table:table-cell office:value-type="float" office:value="1.78752000000001">
                <text:p>1.78752000000001</text:p>
              </table:table-cell>
              <table:table-cell office:value-type="float" office:value="5.88000000000001">
                <text:p>5.880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4">
                <text:p>0.604</text:p>
              </table:table-cell>
              <table:table-cell office:value-type="float" office:value="1.81127520000001">
                <text:p>1.81127520000001</text:p>
              </table:table-cell>
              <table:table-cell office:value-type="float" office:value="5.91920000000001">
                <text:p>5.919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8">
                <text:p>0.608</text:p>
              </table:table-cell>
              <table:table-cell office:value-type="float" office:value="1.83518720000001">
                <text:p>1.83518720000001</text:p>
              </table:table-cell>
              <table:table-cell office:value-type="float" office:value="5.95840000000001">
                <text:p>5.958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12">
                <text:p>0.612</text:p>
              </table:table-cell>
              <table:table-cell office:value-type="float" office:value="1.85925600000001">
                <text:p>1.85925600000001</text:p>
              </table:table-cell>
              <table:table-cell office:value-type="float" office:value="5.99760000000001">
                <text:p>5.997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16">
                <text:p>0.616</text:p>
              </table:table-cell>
              <table:table-cell office:value-type="float" office:value="1.88348160000001">
                <text:p>1.88348160000001</text:p>
              </table:table-cell>
              <table:table-cell office:value-type="float" office:value="6.03680000000001">
                <text:p>6.036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2">
                <text:p>0.62</text:p>
              </table:table-cell>
              <table:table-cell office:value-type="float" office:value="1.90786400000001">
                <text:p>1.90786400000001</text:p>
              </table:table-cell>
              <table:table-cell office:value-type="float" office:value="6.07600000000002">
                <text:p>6.076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24">
                <text:p>0.624</text:p>
              </table:table-cell>
              <table:table-cell office:value-type="float" office:value="1.93240320000001">
                <text:p>1.93240320000001</text:p>
              </table:table-cell>
              <table:table-cell office:value-type="float" office:value="6.11520000000002">
                <text:p>6.115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28">
                <text:p>0.628</text:p>
              </table:table-cell>
              <table:table-cell office:value-type="float" office:value="1.95709920000001">
                <text:p>1.95709920000001</text:p>
              </table:table-cell>
              <table:table-cell office:value-type="float" office:value="6.15440000000002">
                <text:p>6.154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2">
                <text:p>0.632</text:p>
              </table:table-cell>
              <table:table-cell office:value-type="float" office:value="1.98195200000001">
                <text:p>1.98195200000001</text:p>
              </table:table-cell>
              <table:table-cell office:value-type="float" office:value="6.19360000000002">
                <text:p>6.193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36">
                <text:p>0.636</text:p>
              </table:table-cell>
              <table:table-cell office:value-type="float" office:value="2.00696160000001">
                <text:p>2.00696160000001</text:p>
              </table:table-cell>
              <table:table-cell office:value-type="float" office:value="6.23280000000002">
                <text:p>6.232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">
                <text:p>0.64</text:p>
              </table:table-cell>
              <table:table-cell office:value-type="float" office:value="2.03212800000001">
                <text:p>2.03212800000001</text:p>
              </table:table-cell>
              <table:table-cell office:value-type="float" office:value="6.27200000000002">
                <text:p>6.272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44">
                <text:p>0.644</text:p>
              </table:table-cell>
              <table:table-cell office:value-type="float" office:value="2.05745120000001">
                <text:p>2.05745120000001</text:p>
              </table:table-cell>
              <table:table-cell office:value-type="float" office:value="6.31120000000002">
                <text:p>6.311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48">
                <text:p>0.648</text:p>
              </table:table-cell>
              <table:table-cell office:value-type="float" office:value="2.08293120000001">
                <text:p>2.08293120000001</text:p>
              </table:table-cell>
              <table:table-cell office:value-type="float" office:value="6.35040000000002">
                <text:p>6.350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52">
                <text:p>0.652</text:p>
              </table:table-cell>
              <table:table-cell office:value-type="float" office:value="2.10856800000001">
                <text:p>2.10856800000001</text:p>
              </table:table-cell>
              <table:table-cell office:value-type="float" office:value="6.38960000000002">
                <text:p>6.389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56">
                <text:p>0.656</text:p>
              </table:table-cell>
              <table:table-cell office:value-type="float" office:value="2.13436160000001">
                <text:p>2.13436160000001</text:p>
              </table:table-cell>
              <table:table-cell office:value-type="float" office:value="6.42880000000002">
                <text:p>6.428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6">
                <text:p>0.66</text:p>
              </table:table-cell>
              <table:table-cell office:value-type="float" office:value="2.16031200000001">
                <text:p>2.16031200000001</text:p>
              </table:table-cell>
              <table:table-cell office:value-type="float" office:value="6.46800000000002">
                <text:p>6.468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4">
                <text:p>0.664</text:p>
              </table:table-cell>
              <table:table-cell office:value-type="float" office:value="2.18641920000001">
                <text:p>2.18641920000001</text:p>
              </table:table-cell>
              <table:table-cell office:value-type="float" office:value="6.50720000000002">
                <text:p>6.507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8">
                <text:p>0.668</text:p>
              </table:table-cell>
              <table:table-cell office:value-type="float" office:value="2.21268320000001">
                <text:p>2.21268320000001</text:p>
              </table:table-cell>
              <table:table-cell office:value-type="float" office:value="6.54640000000002">
                <text:p>6.546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2">
                <text:p>0.672</text:p>
              </table:table-cell>
              <table:table-cell office:value-type="float" office:value="2.23910400000001">
                <text:p>2.23910400000001</text:p>
              </table:table-cell>
              <table:table-cell office:value-type="float" office:value="6.58560000000002">
                <text:p>6.585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6">
                <text:p>0.676</text:p>
              </table:table-cell>
              <table:table-cell office:value-type="float" office:value="2.26568160000001">
                <text:p>2.26568160000001</text:p>
              </table:table-cell>
              <table:table-cell office:value-type="float" office:value="6.62480000000002">
                <text:p>6.624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8">
                <text:p>0.68</text:p>
              </table:table-cell>
              <table:table-cell office:value-type="float" office:value="2.29241600000001">
                <text:p>2.29241600000001</text:p>
              </table:table-cell>
              <table:table-cell office:value-type="float" office:value="6.66400000000002">
                <text:p>6.664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84">
                <text:p>0.684</text:p>
              </table:table-cell>
              <table:table-cell office:value-type="float" office:value="2.31930720000001">
                <text:p>2.31930720000001</text:p>
              </table:table-cell>
              <table:table-cell office:value-type="float" office:value="6.70320000000002">
                <text:p>6.703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88">
                <text:p>0.688</text:p>
              </table:table-cell>
              <table:table-cell office:value-type="float" office:value="2.34635520000001">
                <text:p>2.34635520000001</text:p>
              </table:table-cell>
              <table:table-cell office:value-type="float" office:value="6.74240000000002">
                <text:p>6.742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92">
                <text:p>0.692</text:p>
              </table:table-cell>
              <table:table-cell office:value-type="float" office:value="2.37356000000001">
                <text:p>2.37356000000001</text:p>
              </table:table-cell>
              <table:table-cell office:value-type="float" office:value="6.78160000000002">
                <text:p>6.781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96">
                <text:p>0.696</text:p>
              </table:table-cell>
              <table:table-cell office:value-type="float" office:value="2.40092160000001">
                <text:p>2.40092160000001</text:p>
              </table:table-cell>
              <table:table-cell office:value-type="float" office:value="6.82080000000002">
                <text:p>6.820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">
                <text:p>0.7</text:p>
              </table:table-cell>
              <table:table-cell office:value-type="float" office:value="2.42844000000001">
                <text:p>2.42844000000001</text:p>
              </table:table-cell>
              <table:table-cell office:value-type="float" office:value="6.86000000000002">
                <text:p>6.860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04">
                <text:p>0.704</text:p>
              </table:table-cell>
              <table:table-cell office:value-type="float" office:value="2.45611520000001">
                <text:p>2.45611520000001</text:p>
              </table:table-cell>
              <table:table-cell office:value-type="float" office:value="6.89920000000002">
                <text:p>6.899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08">
                <text:p>0.708</text:p>
              </table:table-cell>
              <table:table-cell office:value-type="float" office:value="2.48394720000001">
                <text:p>2.48394720000001</text:p>
              </table:table-cell>
              <table:table-cell office:value-type="float" office:value="6.93840000000002">
                <text:p>6.938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12">
                <text:p>0.712</text:p>
              </table:table-cell>
              <table:table-cell office:value-type="float" office:value="2.51193600000001">
                <text:p>2.51193600000001</text:p>
              </table:table-cell>
              <table:table-cell office:value-type="float" office:value="6.97760000000002">
                <text:p>6.977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6">
                <text:p>0.716</text:p>
              </table:table-cell>
              <table:table-cell office:value-type="float" office:value="2.54008160000001">
                <text:p>2.54008160000001</text:p>
              </table:table-cell>
              <table:table-cell office:value-type="float" office:value="7.01680000000002">
                <text:p>7.016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2">
                <text:p>0.72</text:p>
              </table:table-cell>
              <table:table-cell office:value-type="float" office:value="2.56838400000001">
                <text:p>2.56838400000001</text:p>
              </table:table-cell>
              <table:table-cell office:value-type="float" office:value="7.05600000000002">
                <text:p>7.056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24">
                <text:p>0.724</text:p>
              </table:table-cell>
              <table:table-cell office:value-type="float" office:value="2.59684320000001">
                <text:p>2.59684320000001</text:p>
              </table:table-cell>
              <table:table-cell office:value-type="float" office:value="7.09520000000002">
                <text:p>7.095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28000000000001">
                <text:p>0.728000000000001</text:p>
              </table:table-cell>
              <table:table-cell office:value-type="float" office:value="2.62545920000001">
                <text:p>2.62545920000001</text:p>
              </table:table-cell>
              <table:table-cell office:value-type="float" office:value="7.13440000000002">
                <text:p>7.134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2000000000001">
                <text:p>0.732000000000001</text:p>
              </table:table-cell>
              <table:table-cell office:value-type="float" office:value="2.65423200000001">
                <text:p>2.65423200000001</text:p>
              </table:table-cell>
              <table:table-cell office:value-type="float" office:value="7.17360000000002">
                <text:p>7.173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6000000000001">
                <text:p>0.736000000000001</text:p>
              </table:table-cell>
              <table:table-cell office:value-type="float" office:value="2.68316160000001">
                <text:p>2.68316160000001</text:p>
              </table:table-cell>
              <table:table-cell office:value-type="float" office:value="7.21280000000002">
                <text:p>7.212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2.71224800000001">
                <text:p>2.71224800000001</text:p>
              </table:table-cell>
              <table:table-cell office:value-type="float" office:value="7.25200000000002">
                <text:p>7.252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44000000000001">
                <text:p>0.744000000000001</text:p>
              </table:table-cell>
              <table:table-cell office:value-type="float" office:value="2.74149120000001">
                <text:p>2.74149120000001</text:p>
              </table:table-cell>
              <table:table-cell office:value-type="float" office:value="7.29120000000002">
                <text:p>7.291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8000000000001">
                <text:p>0.748000000000001</text:p>
              </table:table-cell>
              <table:table-cell office:value-type="float" office:value="2.77089120000001">
                <text:p>2.77089120000001</text:p>
              </table:table-cell>
              <table:table-cell office:value-type="float" office:value="7.33040000000002">
                <text:p>7.330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52000000000001">
                <text:p>0.752000000000001</text:p>
              </table:table-cell>
              <table:table-cell office:value-type="float" office:value="2.80044800000001">
                <text:p>2.80044800000001</text:p>
              </table:table-cell>
              <table:table-cell office:value-type="float" office:value="7.36960000000002">
                <text:p>7.369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56000000000001">
                <text:p>0.756000000000001</text:p>
              </table:table-cell>
              <table:table-cell office:value-type="float" office:value="2.83016160000001">
                <text:p>2.83016160000001</text:p>
              </table:table-cell>
              <table:table-cell office:value-type="float" office:value="7.40880000000002">
                <text:p>7.408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2.86003200000001">
                <text:p>2.86003200000001</text:p>
              </table:table-cell>
              <table:table-cell office:value-type="float" office:value="7.44800000000002">
                <text:p>7.448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64000000000001">
                <text:p>0.764000000000001</text:p>
              </table:table-cell>
              <table:table-cell office:value-type="float" office:value="2.89005920000001">
                <text:p>2.89005920000001</text:p>
              </table:table-cell>
              <table:table-cell office:value-type="float" office:value="7.48720000000002">
                <text:p>7.487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68000000000001">
                <text:p>0.768000000000001</text:p>
              </table:table-cell>
              <table:table-cell office:value-type="float" office:value="2.92024320000001">
                <text:p>2.92024320000001</text:p>
              </table:table-cell>
              <table:table-cell office:value-type="float" office:value="7.52640000000002">
                <text:p>7.526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2000000000001">
                <text:p>0.772000000000001</text:p>
              </table:table-cell>
              <table:table-cell office:value-type="float" office:value="2.95058400000001">
                <text:p>2.95058400000001</text:p>
              </table:table-cell>
              <table:table-cell office:value-type="float" office:value="7.56560000000002">
                <text:p>7.565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76000000000001">
                <text:p>0.776000000000001</text:p>
              </table:table-cell>
              <table:table-cell office:value-type="float" office:value="2.98108160000001">
                <text:p>2.98108160000001</text:p>
              </table:table-cell>
              <table:table-cell office:value-type="float" office:value="7.60480000000002">
                <text:p>7.604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3.01173600000001">
                <text:p>3.01173600000001</text:p>
              </table:table-cell>
              <table:table-cell office:value-type="float" office:value="7.64400000000002">
                <text:p>7.644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84000000000001">
                <text:p>0.784000000000001</text:p>
              </table:table-cell>
              <table:table-cell office:value-type="float" office:value="3.04254720000001">
                <text:p>3.04254720000001</text:p>
              </table:table-cell>
              <table:table-cell office:value-type="float" office:value="7.68320000000002">
                <text:p>7.683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88000000000001">
                <text:p>0.788000000000001</text:p>
              </table:table-cell>
              <table:table-cell office:value-type="float" office:value="3.07351520000001">
                <text:p>3.07351520000001</text:p>
              </table:table-cell>
              <table:table-cell office:value-type="float" office:value="7.72240000000002">
                <text:p>7.722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92000000000001">
                <text:p>0.792000000000001</text:p>
              </table:table-cell>
              <table:table-cell office:value-type="float" office:value="3.10464000000001">
                <text:p>3.10464000000001</text:p>
              </table:table-cell>
              <table:table-cell office:value-type="float" office:value="7.76160000000002">
                <text:p>7.761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96000000000001">
                <text:p>0.796000000000001</text:p>
              </table:table-cell>
              <table:table-cell office:value-type="float" office:value="3.13592160000001">
                <text:p>3.13592160000001</text:p>
              </table:table-cell>
              <table:table-cell office:value-type="float" office:value="7.80080000000002">
                <text:p>7.800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3.16736000000001">
                <text:p>3.16736000000001</text:p>
              </table:table-cell>
              <table:table-cell office:value-type="float" office:value="7.84000000000002">
                <text:p>7.840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04000000000001">
                <text:p>0.804000000000001</text:p>
              </table:table-cell>
              <table:table-cell office:value-type="float" office:value="3.19895520000001">
                <text:p>3.19895520000001</text:p>
              </table:table-cell>
              <table:table-cell office:value-type="float" office:value="7.87920000000002">
                <text:p>7.879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08000000000001">
                <text:p>0.808000000000001</text:p>
              </table:table-cell>
              <table:table-cell office:value-type="float" office:value="3.23070720000001">
                <text:p>3.23070720000001</text:p>
              </table:table-cell>
              <table:table-cell office:value-type="float" office:value="7.91840000000002">
                <text:p>7.918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12000000000001">
                <text:p>0.812000000000001</text:p>
              </table:table-cell>
              <table:table-cell office:value-type="float" office:value="3.26261600000001">
                <text:p>3.26261600000001</text:p>
              </table:table-cell>
              <table:table-cell office:value-type="float" office:value="7.95760000000002">
                <text:p>7.957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16000000000001">
                <text:p>0.816000000000001</text:p>
              </table:table-cell>
              <table:table-cell office:value-type="float" office:value="3.29468160000001">
                <text:p>3.29468160000001</text:p>
              </table:table-cell>
              <table:table-cell office:value-type="float" office:value="7.99680000000002">
                <text:p>7.996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3.32690400000001">
                <text:p>3.32690400000001</text:p>
              </table:table-cell>
              <table:table-cell office:value-type="float" office:value="8.03600000000002">
                <text:p>8.036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24000000000001">
                <text:p>0.824000000000001</text:p>
              </table:table-cell>
              <table:table-cell office:value-type="float" office:value="3.35928320000001">
                <text:p>3.35928320000001</text:p>
              </table:table-cell>
              <table:table-cell office:value-type="float" office:value="8.07520000000002">
                <text:p>8.075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28000000000001">
                <text:p>0.828000000000001</text:p>
              </table:table-cell>
              <table:table-cell office:value-type="float" office:value="3.39181920000001">
                <text:p>3.39181920000001</text:p>
              </table:table-cell>
              <table:table-cell office:value-type="float" office:value="8.11440000000002">
                <text:p>8.114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2000000000001">
                <text:p>0.832000000000001</text:p>
              </table:table-cell>
              <table:table-cell office:value-type="float" office:value="3.42451200000001">
                <text:p>3.42451200000001</text:p>
              </table:table-cell>
              <table:table-cell office:value-type="float" office:value="8.15360000000002">
                <text:p>8.153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6000000000001">
                <text:p>0.836000000000001</text:p>
              </table:table-cell>
              <table:table-cell office:value-type="float" office:value="3.45736160000001">
                <text:p>3.45736160000001</text:p>
              </table:table-cell>
              <table:table-cell office:value-type="float" office:value="8.19280000000002">
                <text:p>8.192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3.49036800000001">
                <text:p>3.49036800000001</text:p>
              </table:table-cell>
              <table:table-cell office:value-type="float" office:value="8.23200000000002">
                <text:p>8.232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44000000000001">
                <text:p>0.844000000000001</text:p>
              </table:table-cell>
              <table:table-cell office:value-type="float" office:value="3.52353120000001">
                <text:p>3.52353120000001</text:p>
              </table:table-cell>
              <table:table-cell office:value-type="float" office:value="8.27120000000002">
                <text:p>8.271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8000000000001">
                <text:p>0.848000000000001</text:p>
              </table:table-cell>
              <table:table-cell office:value-type="float" office:value="3.55685120000002">
                <text:p>3.55685120000002</text:p>
              </table:table-cell>
              <table:table-cell office:value-type="float" office:value="8.31040000000002">
                <text:p>8.310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52000000000001">
                <text:p>0.852000000000001</text:p>
              </table:table-cell>
              <table:table-cell office:value-type="float" office:value="3.59032800000002">
                <text:p>3.59032800000002</text:p>
              </table:table-cell>
              <table:table-cell office:value-type="float" office:value="8.34960000000002">
                <text:p>8.349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56000000000001">
                <text:p>0.856000000000001</text:p>
              </table:table-cell>
              <table:table-cell office:value-type="float" office:value="3.62396160000002">
                <text:p>3.62396160000002</text:p>
              </table:table-cell>
              <table:table-cell office:value-type="float" office:value="8.38880000000001">
                <text:p>8.388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3.65775200000002">
                <text:p>3.65775200000002</text:p>
              </table:table-cell>
              <table:table-cell office:value-type="float" office:value="8.42800000000001">
                <text:p>8.428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64000000000001">
                <text:p>0.864000000000001</text:p>
              </table:table-cell>
              <table:table-cell office:value-type="float" office:value="3.69169920000002">
                <text:p>3.69169920000002</text:p>
              </table:table-cell>
              <table:table-cell office:value-type="float" office:value="8.46720000000001">
                <text:p>8.467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68000000000001">
                <text:p>0.868000000000001</text:p>
              </table:table-cell>
              <table:table-cell office:value-type="float" office:value="3.72580320000002">
                <text:p>3.72580320000002</text:p>
              </table:table-cell>
              <table:table-cell office:value-type="float" office:value="8.50640000000001">
                <text:p>8.506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72000000000001">
                <text:p>0.872000000000001</text:p>
              </table:table-cell>
              <table:table-cell office:value-type="float" office:value="3.76006400000002">
                <text:p>3.76006400000002</text:p>
              </table:table-cell>
              <table:table-cell office:value-type="float" office:value="8.54560000000001">
                <text:p>8.545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76000000000001">
                <text:p>0.876000000000001</text:p>
              </table:table-cell>
              <table:table-cell office:value-type="float" office:value="3.79448160000002">
                <text:p>3.79448160000002</text:p>
              </table:table-cell>
              <table:table-cell office:value-type="float" office:value="8.58480000000001">
                <text:p>8.584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3.82905600000002">
                <text:p>3.82905600000002</text:p>
              </table:table-cell>
              <table:table-cell office:value-type="float" office:value="8.62400000000001">
                <text:p>8.624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84000000000001">
                <text:p>0.884000000000001</text:p>
              </table:table-cell>
              <table:table-cell office:value-type="float" office:value="3.86378720000002">
                <text:p>3.86378720000002</text:p>
              </table:table-cell>
              <table:table-cell office:value-type="float" office:value="8.66320000000001">
                <text:p>8.663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88000000000001">
                <text:p>0.888000000000001</text:p>
              </table:table-cell>
              <table:table-cell office:value-type="float" office:value="3.89867520000002">
                <text:p>3.89867520000002</text:p>
              </table:table-cell>
              <table:table-cell office:value-type="float" office:value="8.70240000000001">
                <text:p>8.702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92000000000001">
                <text:p>0.892000000000001</text:p>
              </table:table-cell>
              <table:table-cell office:value-type="float" office:value="3.93372000000002">
                <text:p>3.93372000000002</text:p>
              </table:table-cell>
              <table:table-cell office:value-type="float" office:value="8.74160000000001">
                <text:p>8.741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96000000000001">
                <text:p>0.896000000000001</text:p>
              </table:table-cell>
              <table:table-cell office:value-type="float" office:value="3.96892160000002">
                <text:p>3.96892160000002</text:p>
              </table:table-cell>
              <table:table-cell office:value-type="float" office:value="8.78080000000001">
                <text:p>8.780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4.00428000000002">
                <text:p>4.00428000000002</text:p>
              </table:table-cell>
              <table:table-cell office:value-type="float" office:value="8.82000000000001">
                <text:p>8.820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04000000000001">
                <text:p>0.904000000000001</text:p>
              </table:table-cell>
              <table:table-cell office:value-type="float" office:value="4.03979520000002">
                <text:p>4.03979520000002</text:p>
              </table:table-cell>
              <table:table-cell office:value-type="float" office:value="8.85920000000001">
                <text:p>8.859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08000000000001">
                <text:p>0.908000000000001</text:p>
              </table:table-cell>
              <table:table-cell office:value-type="float" office:value="4.07546720000002">
                <text:p>4.07546720000002</text:p>
              </table:table-cell>
              <table:table-cell office:value-type="float" office:value="8.8984">
                <text:p>8.89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12000000000001">
                <text:p>0.912000000000001</text:p>
              </table:table-cell>
              <table:table-cell office:value-type="float" office:value="4.11129600000002">
                <text:p>4.11129600000002</text:p>
              </table:table-cell>
              <table:table-cell office:value-type="float" office:value="8.9376">
                <text:p>8.93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16000000000001">
                <text:p>0.916000000000001</text:p>
              </table:table-cell>
              <table:table-cell office:value-type="float" office:value="4.14728160000002">
                <text:p>4.14728160000002</text:p>
              </table:table-cell>
              <table:table-cell office:value-type="float" office:value="8.9768">
                <text:p>8.97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4.18342400000002">
                <text:p>4.18342400000002</text:p>
              </table:table-cell>
              <table:table-cell office:value-type="float" office:value="9.016">
                <text:p>9.0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24000000000001">
                <text:p>0.924000000000001</text:p>
              </table:table-cell>
              <table:table-cell office:value-type="float" office:value="4.21972320000001">
                <text:p>4.21972320000001</text:p>
              </table:table-cell>
              <table:table-cell office:value-type="float" office:value="9.0552">
                <text:p>9.05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28000000000001">
                <text:p>0.928000000000001</text:p>
              </table:table-cell>
              <table:table-cell office:value-type="float" office:value="4.25617920000001">
                <text:p>4.25617920000001</text:p>
              </table:table-cell>
              <table:table-cell office:value-type="float" office:value="9.0944">
                <text:p>9.09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32000000000001">
                <text:p>0.932000000000001</text:p>
              </table:table-cell>
              <table:table-cell office:value-type="float" office:value="4.29279200000001">
                <text:p>4.29279200000001</text:p>
              </table:table-cell>
              <table:table-cell office:value-type="float" office:value="9.1336">
                <text:p>9.13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36000000000001">
                <text:p>0.936000000000001</text:p>
              </table:table-cell>
              <table:table-cell office:value-type="float" office:value="4.32956160000001">
                <text:p>4.32956160000001</text:p>
              </table:table-cell>
              <table:table-cell office:value-type="float" office:value="9.1728">
                <text:p>9.17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4.36648800000001">
                <text:p>4.36648800000001</text:p>
              </table:table-cell>
              <table:table-cell office:value-type="float" office:value="9.212">
                <text:p>9.2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44000000000001">
                <text:p>0.944000000000001</text:p>
              </table:table-cell>
              <table:table-cell office:value-type="float" office:value="4.40357120000001">
                <text:p>4.40357120000001</text:p>
              </table:table-cell>
              <table:table-cell office:value-type="float" office:value="9.2512">
                <text:p>9.25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48000000000001">
                <text:p>0.948000000000001</text:p>
              </table:table-cell>
              <table:table-cell office:value-type="float" office:value="4.44081120000001">
                <text:p>4.44081120000001</text:p>
              </table:table-cell>
              <table:table-cell office:value-type="float" office:value="9.2904">
                <text:p>9.29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52000000000001">
                <text:p>0.952000000000001</text:p>
              </table:table-cell>
              <table:table-cell office:value-type="float" office:value="4.47820800000001">
                <text:p>4.47820800000001</text:p>
              </table:table-cell>
              <table:table-cell office:value-type="float" office:value="9.3296">
                <text:p>9.32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56000000000001">
                <text:p>0.956000000000001</text:p>
              </table:table-cell>
              <table:table-cell office:value-type="float" office:value="4.51576160000001">
                <text:p>4.51576160000001</text:p>
              </table:table-cell>
              <table:table-cell office:value-type="float" office:value="9.3688">
                <text:p>9.36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4.55347200000001">
                <text:p>4.55347200000001</text:p>
              </table:table-cell>
              <table:table-cell office:value-type="float" office:value="9.40799999999999">
                <text:p>9.407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64000000000001">
                <text:p>0.964000000000001</text:p>
              </table:table-cell>
              <table:table-cell office:value-type="float" office:value="4.59133920000001">
                <text:p>4.59133920000001</text:p>
              </table:table-cell>
              <table:table-cell office:value-type="float" office:value="9.44719999999999">
                <text:p>9.447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68000000000001">
                <text:p>0.968000000000001</text:p>
              </table:table-cell>
              <table:table-cell office:value-type="float" office:value="4.62936320000001">
                <text:p>4.62936320000001</text:p>
              </table:table-cell>
              <table:table-cell office:value-type="float" office:value="9.48639999999999">
                <text:p>9.486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2000000000001">
                <text:p>0.972000000000001</text:p>
              </table:table-cell>
              <table:table-cell office:value-type="float" office:value="4.66754400000001">
                <text:p>4.66754400000001</text:p>
              </table:table-cell>
              <table:table-cell office:value-type="float" office:value="9.52559999999999">
                <text:p>9.525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6000000000001">
                <text:p>0.976000000000001</text:p>
              </table:table-cell>
              <table:table-cell office:value-type="float" office:value="4.70588160000001">
                <text:p>4.70588160000001</text:p>
              </table:table-cell>
              <table:table-cell office:value-type="float" office:value="9.56479999999999">
                <text:p>9.5647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4.74437600000001">
                <text:p>4.74437600000001</text:p>
              </table:table-cell>
              <table:table-cell office:value-type="float" office:value="9.60399999999999">
                <text:p>9.603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84000000000001">
                <text:p>0.984000000000001</text:p>
              </table:table-cell>
              <table:table-cell office:value-type="float" office:value="4.78302720000001">
                <text:p>4.78302720000001</text:p>
              </table:table-cell>
              <table:table-cell office:value-type="float" office:value="9.64319999999999">
                <text:p>9.643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88000000000001">
                <text:p>0.988000000000001</text:p>
              </table:table-cell>
              <table:table-cell office:value-type="float" office:value="4.82183520000001">
                <text:p>4.82183520000001</text:p>
              </table:table-cell>
              <table:table-cell office:value-type="float" office:value="9.68239999999999">
                <text:p>9.682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2000000000001">
                <text:p>0.992000000000001</text:p>
              </table:table-cell>
              <table:table-cell office:value-type="float" office:value="4.86080000000001">
                <text:p>4.86080000000001</text:p>
              </table:table-cell>
              <table:table-cell office:value-type="float" office:value="9.72159999999999">
                <text:p>9.721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6000000000001">
                <text:p>0.996000000000001</text:p>
              </table:table-cell>
              <table:table-cell office:value-type="float" office:value="4.89992160000001">
                <text:p>4.89992160000001</text:p>
              </table:table-cell>
              <table:table-cell office:value-type="float" office:value="9.76079999999999">
                <text:p>9.7607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4.93920000000001">
                <text:p>4.93920000000001</text:p>
              </table:table-cell>
              <table:table-cell office:value-type="float" office:value="9.79999999999999">
                <text:p>9.799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04">
                <text:p>1.004</text:p>
              </table:table-cell>
              <table:table-cell office:value-type="float" office:value="4.97863520000001">
                <text:p>4.97863520000001</text:p>
              </table:table-cell>
              <table:table-cell office:value-type="float" office:value="9.83919999999999">
                <text:p>9.839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08">
                <text:p>1.008</text:p>
              </table:table-cell>
              <table:table-cell office:value-type="float" office:value="5.0182272">
                <text:p>5.0182272</text:p>
              </table:table-cell>
              <table:table-cell office:value-type="float" office:value="9.87839999999999">
                <text:p>9.878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12">
                <text:p>1.012</text:p>
              </table:table-cell>
              <table:table-cell office:value-type="float" office:value="5.057976">
                <text:p>5.057976</text:p>
              </table:table-cell>
              <table:table-cell office:value-type="float" office:value="9.91759999999998">
                <text:p>9.9175999999999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16">
                <text:p>1.016</text:p>
              </table:table-cell>
              <table:table-cell office:value-type="float" office:value="5.0978816">
                <text:p>5.0978816</text:p>
              </table:table-cell>
              <table:table-cell office:value-type="float" office:value="9.95679999999998">
                <text:p>9.9567999999999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2">
                <text:p>1.02</text:p>
              </table:table-cell>
              <table:table-cell office:value-type="float" office:value="5.137944">
                <text:p>5.137944</text:p>
              </table:table-cell>
              <table:table-cell office:value-type="float" office:value="9.99599999999998">
                <text:p>9.9959999999999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24">
                <text:p>1.024</text:p>
              </table:table-cell>
              <table:table-cell office:value-type="float" office:value="5.1781632">
                <text:p>5.1781632</text:p>
              </table:table-cell>
              <table:table-cell office:value-type="float" office:value="10.0352">
                <text:p>10.03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28">
                <text:p>1.028</text:p>
              </table:table-cell>
              <table:table-cell office:value-type="float" office:value="5.2185392">
                <text:p>5.2185392</text:p>
              </table:table-cell>
              <table:table-cell office:value-type="float" office:value="10.0744">
                <text:p>10.07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32">
                <text:p>1.032</text:p>
              </table:table-cell>
              <table:table-cell office:value-type="float" office:value="5.259072">
                <text:p>5.259072</text:p>
              </table:table-cell>
              <table:table-cell office:value-type="float" office:value="10.1136">
                <text:p>10.11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36">
                <text:p>1.036</text:p>
              </table:table-cell>
              <table:table-cell office:value-type="float" office:value="5.2997616">
                <text:p>5.2997616</text:p>
              </table:table-cell>
              <table:table-cell office:value-type="float" office:value="10.1528">
                <text:p>10.15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4">
                <text:p>1.04</text:p>
              </table:table-cell>
              <table:table-cell office:value-type="float" office:value="5.340608">
                <text:p>5.340608</text:p>
              </table:table-cell>
              <table:table-cell office:value-type="float" office:value="10.192">
                <text:p>10.1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44">
                <text:p>1.044</text:p>
              </table:table-cell>
              <table:table-cell office:value-type="float" office:value="5.3816112">
                <text:p>5.3816112</text:p>
              </table:table-cell>
              <table:table-cell office:value-type="float" office:value="10.2312">
                <text:p>10.23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48">
                <text:p>1.048</text:p>
              </table:table-cell>
              <table:table-cell office:value-type="float" office:value="5.4227712">
                <text:p>5.4227712</text:p>
              </table:table-cell>
              <table:table-cell office:value-type="float" office:value="10.2704">
                <text:p>10.27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052">
                <text:p>1.052</text:p>
              </table:table-cell>
              <table:table-cell office:value-type="float" office:value="5.464088">
                <text:p>5.464088</text:p>
              </table:table-cell>
              <table:table-cell office:value-type="float" office:value="10.3096">
                <text:p>10.30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56">
                <text:p>1.056</text:p>
              </table:table-cell>
              <table:table-cell office:value-type="float" office:value="5.5055616">
                <text:p>5.5055616</text:p>
              </table:table-cell>
              <table:table-cell office:value-type="float" office:value="10.3488">
                <text:p>10.34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06">
                <text:p>1.06</text:p>
              </table:table-cell>
              <table:table-cell office:value-type="float" office:value="5.547192">
                <text:p>5.547192</text:p>
              </table:table-cell>
              <table:table-cell office:value-type="float" office:value="10.388">
                <text:p>10.3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64">
                <text:p>1.064</text:p>
              </table:table-cell>
              <table:table-cell office:value-type="float" office:value="5.5889792">
                <text:p>5.5889792</text:p>
              </table:table-cell>
              <table:table-cell office:value-type="float" office:value="10.4272">
                <text:p>10.42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068">
                <text:p>1.068</text:p>
              </table:table-cell>
              <table:table-cell office:value-type="float" office:value="5.6309232">
                <text:p>5.6309232</text:p>
              </table:table-cell>
              <table:table-cell office:value-type="float" office:value="10.4664">
                <text:p>10.46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72">
                <text:p>1.072</text:p>
              </table:table-cell>
              <table:table-cell office:value-type="float" office:value="5.673024">
                <text:p>5.673024</text:p>
              </table:table-cell>
              <table:table-cell office:value-type="float" office:value="10.5056">
                <text:p>10.50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076">
                <text:p>1.076</text:p>
              </table:table-cell>
              <table:table-cell office:value-type="float" office:value="5.7152816">
                <text:p>5.7152816</text:p>
              </table:table-cell>
              <table:table-cell office:value-type="float" office:value="10.5448">
                <text:p>10.54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8">
                <text:p>1.08</text:p>
              </table:table-cell>
              <table:table-cell office:value-type="float" office:value="5.757696">
                <text:p>5.757696</text:p>
              </table:table-cell>
              <table:table-cell office:value-type="float" office:value="10.584">
                <text:p>10.5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084">
                <text:p>1.084</text:p>
              </table:table-cell>
              <table:table-cell office:value-type="float" office:value="5.8002672">
                <text:p>5.8002672</text:p>
              </table:table-cell>
              <table:table-cell office:value-type="float" office:value="10.6232">
                <text:p>10.62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088">
                <text:p>1.088</text:p>
              </table:table-cell>
              <table:table-cell office:value-type="float" office:value="5.84299519999999">
                <text:p>5.84299519999999</text:p>
              </table:table-cell>
              <table:table-cell office:value-type="float" office:value="10.6624">
                <text:p>10.662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92">
                <text:p>1.092</text:p>
              </table:table-cell>
              <table:table-cell office:value-type="float" office:value="5.88587999999999">
                <text:p>5.88587999999999</text:p>
              </table:table-cell>
              <table:table-cell office:value-type="float" office:value="10.7016">
                <text:p>10.70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96">
                <text:p>1.096</text:p>
              </table:table-cell>
              <table:table-cell office:value-type="float" office:value="5.92892159999999">
                <text:p>5.92892159999999</text:p>
              </table:table-cell>
              <table:table-cell office:value-type="float" office:value="10.7408">
                <text:p>10.74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">
                <text:p>1.1</text:p>
              </table:table-cell>
              <table:table-cell office:value-type="float" office:value="5.97211999999999">
                <text:p>5.97211999999999</text:p>
              </table:table-cell>
              <table:table-cell office:value-type="float" office:value="10.78">
                <text:p>10.7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04">
                <text:p>1.104</text:p>
              </table:table-cell>
              <table:table-cell office:value-type="float" office:value="6.01547519999999">
                <text:p>6.01547519999999</text:p>
              </table:table-cell>
              <table:table-cell office:value-type="float" office:value="10.8192">
                <text:p>10.81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08">
                <text:p>1.108</text:p>
              </table:table-cell>
              <table:table-cell office:value-type="float" office:value="6.05898719999999">
                <text:p>6.05898719999999</text:p>
              </table:table-cell>
              <table:table-cell office:value-type="float" office:value="10.8584">
                <text:p>10.85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12">
                <text:p>1.112</text:p>
              </table:table-cell>
              <table:table-cell office:value-type="float" office:value="6.10265599999999">
                <text:p>6.10265599999999</text:p>
              </table:table-cell>
              <table:table-cell office:value-type="float" office:value="10.8976">
                <text:p>10.89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16">
                <text:p>1.116</text:p>
              </table:table-cell>
              <table:table-cell office:value-type="float" office:value="6.14648159999999">
                <text:p>6.14648159999999</text:p>
              </table:table-cell>
              <table:table-cell office:value-type="float" office:value="10.9368">
                <text:p>10.93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2">
                <text:p>1.12</text:p>
              </table:table-cell>
              <table:table-cell office:value-type="float" office:value="6.19046399999999">
                <text:p>6.19046399999999</text:p>
              </table:table-cell>
              <table:table-cell office:value-type="float" office:value="10.976">
                <text:p>10.9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24">
                <text:p>1.124</text:p>
              </table:table-cell>
              <table:table-cell office:value-type="float" office:value="6.23460319999999">
                <text:p>6.23460319999999</text:p>
              </table:table-cell>
              <table:table-cell office:value-type="float" office:value="11.0152">
                <text:p>11.01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128">
                <text:p>1.128</text:p>
              </table:table-cell>
              <table:table-cell office:value-type="float" office:value="6.27889919999999">
                <text:p>6.27889919999999</text:p>
              </table:table-cell>
              <table:table-cell office:value-type="float" office:value="11.0544">
                <text:p>11.05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32">
                <text:p>1.132</text:p>
              </table:table-cell>
              <table:table-cell office:value-type="float" office:value="6.32335199999999">
                <text:p>6.32335199999999</text:p>
              </table:table-cell>
              <table:table-cell office:value-type="float" office:value="11.0936">
                <text:p>11.09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36">
                <text:p>1.136</text:p>
              </table:table-cell>
              <table:table-cell office:value-type="float" office:value="6.36796159999999">
                <text:p>6.36796159999999</text:p>
              </table:table-cell>
              <table:table-cell office:value-type="float" office:value="11.1328">
                <text:p>11.13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4">
                <text:p>1.14</text:p>
              </table:table-cell>
              <table:table-cell office:value-type="float" office:value="6.41272799999999">
                <text:p>6.41272799999999</text:p>
              </table:table-cell>
              <table:table-cell office:value-type="float" office:value="11.172">
                <text:p>11.1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44">
                <text:p>1.144</text:p>
              </table:table-cell>
              <table:table-cell office:value-type="float" office:value="6.45765119999999">
                <text:p>6.45765119999999</text:p>
              </table:table-cell>
              <table:table-cell office:value-type="float" office:value="11.2112">
                <text:p>11.21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48">
                <text:p>1.148</text:p>
              </table:table-cell>
              <table:table-cell office:value-type="float" office:value="6.50273119999999">
                <text:p>6.50273119999999</text:p>
              </table:table-cell>
              <table:table-cell office:value-type="float" office:value="11.2504">
                <text:p>11.25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52">
                <text:p>1.152</text:p>
              </table:table-cell>
              <table:table-cell office:value-type="float" office:value="6.54796799999999">
                <text:p>6.54796799999999</text:p>
              </table:table-cell>
              <table:table-cell office:value-type="float" office:value="11.2896">
                <text:p>11.28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56">
                <text:p>1.156</text:p>
              </table:table-cell>
              <table:table-cell office:value-type="float" office:value="6.59336159999999">
                <text:p>6.59336159999999</text:p>
              </table:table-cell>
              <table:table-cell office:value-type="float" office:value="11.3288">
                <text:p>11.32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6">
                <text:p>1.16</text:p>
              </table:table-cell>
              <table:table-cell office:value-type="float" office:value="6.63891199999999">
                <text:p>6.63891199999999</text:p>
              </table:table-cell>
              <table:table-cell office:value-type="float" office:value="11.368">
                <text:p>11.3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64">
                <text:p>1.164</text:p>
              </table:table-cell>
              <table:table-cell office:value-type="float" office:value="6.68461919999999">
                <text:p>6.68461919999999</text:p>
              </table:table-cell>
              <table:table-cell office:value-type="float" office:value="11.4072">
                <text:p>11.40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68">
                <text:p>1.168</text:p>
              </table:table-cell>
              <table:table-cell office:value-type="float" office:value="6.73048319999999">
                <text:p>6.73048319999999</text:p>
              </table:table-cell>
              <table:table-cell office:value-type="float" office:value="11.4464">
                <text:p>11.44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72">
                <text:p>1.172</text:p>
              </table:table-cell>
              <table:table-cell office:value-type="float" office:value="6.77650399999998">
                <text:p>6.77650399999998</text:p>
              </table:table-cell>
              <table:table-cell office:value-type="float" office:value="11.4856">
                <text:p>11.48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76">
                <text:p>1.176</text:p>
              </table:table-cell>
              <table:table-cell office:value-type="float" office:value="6.82268159999998">
                <text:p>6.82268159999998</text:p>
              </table:table-cell>
              <table:table-cell office:value-type="float" office:value="11.5248">
                <text:p>11.52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8">
                <text:p>1.18</text:p>
              </table:table-cell>
              <table:table-cell office:value-type="float" office:value="6.86901599999998">
                <text:p>6.86901599999998</text:p>
              </table:table-cell>
              <table:table-cell office:value-type="float" office:value="11.564">
                <text:p>11.5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84">
                <text:p>1.184</text:p>
              </table:table-cell>
              <table:table-cell office:value-type="float" office:value="6.91550719999998">
                <text:p>6.91550719999998</text:p>
              </table:table-cell>
              <table:table-cell office:value-type="float" office:value="11.6032">
                <text:p>11.60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88">
                <text:p>1.188</text:p>
              </table:table-cell>
              <table:table-cell office:value-type="float" office:value="6.96215519999998">
                <text:p>6.96215519999998</text:p>
              </table:table-cell>
              <table:table-cell office:value-type="float" office:value="11.6424">
                <text:p>11.642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92">
                <text:p>1.192</text:p>
              </table:table-cell>
              <table:table-cell office:value-type="float" office:value="7.00895999999998">
                <text:p>7.00895999999998</text:p>
              </table:table-cell>
              <table:table-cell office:value-type="float" office:value="11.6816">
                <text:p>11.68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96">
                <text:p>1.196</text:p>
              </table:table-cell>
              <table:table-cell office:value-type="float" office:value="7.05592159999998">
                <text:p>7.05592159999998</text:p>
              </table:table-cell>
              <table:table-cell office:value-type="float" office:value="11.7208">
                <text:p>11.72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">
                <text:p>1.2</text:p>
              </table:table-cell>
              <table:table-cell office:value-type="float" office:value="7.10303999999998">
                <text:p>7.10303999999998</text:p>
              </table:table-cell>
              <table:table-cell office:value-type="float" office:value="11.7599999999999">
                <text:p>11.75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04">
                <text:p>1.204</text:p>
              </table:table-cell>
              <table:table-cell office:value-type="float" office:value="7.15031519999998">
                <text:p>7.15031519999998</text:p>
              </table:table-cell>
              <table:table-cell office:value-type="float" office:value="11.7991999999999">
                <text:p>11.799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08">
                <text:p>1.208</text:p>
              </table:table-cell>
              <table:table-cell office:value-type="float" office:value="7.19774719999998">
                <text:p>7.19774719999998</text:p>
              </table:table-cell>
              <table:table-cell office:value-type="float" office:value="11.8383999999999">
                <text:p>11.838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12">
                <text:p>1.212</text:p>
              </table:table-cell>
              <table:table-cell office:value-type="float" office:value="7.24533599999998">
                <text:p>7.24533599999998</text:p>
              </table:table-cell>
              <table:table-cell office:value-type="float" office:value="11.8775999999999">
                <text:p>11.877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16">
                <text:p>1.216</text:p>
              </table:table-cell>
              <table:table-cell office:value-type="float" office:value="7.29308159999998">
                <text:p>7.29308159999998</text:p>
              </table:table-cell>
              <table:table-cell office:value-type="float" office:value="11.9167999999999">
                <text:p>11.916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2">
                <text:p>1.22</text:p>
              </table:table-cell>
              <table:table-cell office:value-type="float" office:value="7.34098399999998">
                <text:p>7.34098399999998</text:p>
              </table:table-cell>
              <table:table-cell office:value-type="float" office:value="11.9559999999999">
                <text:p>11.95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24">
                <text:p>1.224</text:p>
              </table:table-cell>
              <table:table-cell office:value-type="float" office:value="7.38904319999998">
                <text:p>7.38904319999998</text:p>
              </table:table-cell>
              <table:table-cell office:value-type="float" office:value="11.9951999999999">
                <text:p>11.995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28">
                <text:p>1.228</text:p>
              </table:table-cell>
              <table:table-cell office:value-type="float" office:value="7.43725919999998">
                <text:p>7.43725919999998</text:p>
              </table:table-cell>
              <table:table-cell office:value-type="float" office:value="12.0343999999999">
                <text:p>12.034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32">
                <text:p>1.232</text:p>
              </table:table-cell>
              <table:table-cell office:value-type="float" office:value="7.48563199999998">
                <text:p>7.48563199999998</text:p>
              </table:table-cell>
              <table:table-cell office:value-type="float" office:value="12.0735999999999">
                <text:p>12.073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36">
                <text:p>1.236</text:p>
              </table:table-cell>
              <table:table-cell office:value-type="float" office:value="7.53416159999997">
                <text:p>7.53416159999997</text:p>
              </table:table-cell>
              <table:table-cell office:value-type="float" office:value="12.1127999999999">
                <text:p>12.112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4">
                <text:p>1.24</text:p>
              </table:table-cell>
              <table:table-cell office:value-type="float" office:value="7.58284799999997">
                <text:p>7.58284799999997</text:p>
              </table:table-cell>
              <table:table-cell office:value-type="float" office:value="12.1519999999999">
                <text:p>12.15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44">
                <text:p>1.244</text:p>
              </table:table-cell>
              <table:table-cell office:value-type="float" office:value="7.63169119999997">
                <text:p>7.63169119999997</text:p>
              </table:table-cell>
              <table:table-cell office:value-type="float" office:value="12.1911999999999">
                <text:p>12.191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48">
                <text:p>1.248</text:p>
              </table:table-cell>
              <table:table-cell office:value-type="float" office:value="7.68069119999997">
                <text:p>7.68069119999997</text:p>
              </table:table-cell>
              <table:table-cell office:value-type="float" office:value="12.2303999999999">
                <text:p>12.230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52">
                <text:p>1.252</text:p>
              </table:table-cell>
              <table:table-cell office:value-type="float" office:value="7.72984799999997">
                <text:p>7.72984799999997</text:p>
              </table:table-cell>
              <table:table-cell office:value-type="float" office:value="12.2695999999999">
                <text:p>12.269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56">
                <text:p>1.256</text:p>
              </table:table-cell>
              <table:table-cell office:value-type="float" office:value="7.77916159999997">
                <text:p>7.77916159999997</text:p>
              </table:table-cell>
              <table:table-cell office:value-type="float" office:value="12.3087999999999">
                <text:p>12.308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26">
                <text:p>1.26</text:p>
              </table:table-cell>
              <table:table-cell office:value-type="float" office:value="7.82863199999997">
                <text:p>7.82863199999997</text:p>
              </table:table-cell>
              <table:table-cell office:value-type="float" office:value="12.3479999999999">
                <text:p>12.347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264">
                <text:p>1.264</text:p>
              </table:table-cell>
              <table:table-cell office:value-type="float" office:value="7.87825919999997">
                <text:p>7.87825919999997</text:p>
              </table:table-cell>
              <table:table-cell office:value-type="float" office:value="12.3871999999999">
                <text:p>12.387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68">
                <text:p>1.268</text:p>
              </table:table-cell>
              <table:table-cell office:value-type="float" office:value="7.92804319999997">
                <text:p>7.92804319999997</text:p>
              </table:table-cell>
              <table:table-cell office:value-type="float" office:value="12.4263999999999">
                <text:p>12.426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272">
                <text:p>1.272</text:p>
              </table:table-cell>
              <table:table-cell office:value-type="float" office:value="7.97798399999997">
                <text:p>7.97798399999997</text:p>
              </table:table-cell>
              <table:table-cell office:value-type="float" office:value="12.4655999999999">
                <text:p>12.465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76">
                <text:p>1.276</text:p>
              </table:table-cell>
              <table:table-cell office:value-type="float" office:value="8.02808159999997">
                <text:p>8.02808159999997</text:p>
              </table:table-cell>
              <table:table-cell office:value-type="float" office:value="12.5047999999999">
                <text:p>12.504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8">
                <text:p>1.28</text:p>
              </table:table-cell>
              <table:table-cell office:value-type="float" office:value="8.07833599999997">
                <text:p>8.07833599999997</text:p>
              </table:table-cell>
              <table:table-cell office:value-type="float" office:value="12.5439999999999">
                <text:p>12.54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284">
                <text:p>1.284</text:p>
              </table:table-cell>
              <table:table-cell office:value-type="float" office:value="8.12874719999997">
                <text:p>8.12874719999997</text:p>
              </table:table-cell>
              <table:table-cell office:value-type="float" office:value="12.5831999999999">
                <text:p>12.583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88">
                <text:p>1.288</text:p>
              </table:table-cell>
              <table:table-cell office:value-type="float" office:value="8.17931519999997">
                <text:p>8.17931519999997</text:p>
              </table:table-cell>
              <table:table-cell office:value-type="float" office:value="12.6223999999999">
                <text:p>12.622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92">
                <text:p>1.292</text:p>
              </table:table-cell>
              <table:table-cell office:value-type="float" office:value="8.23003999999997">
                <text:p>8.23003999999997</text:p>
              </table:table-cell>
              <table:table-cell office:value-type="float" office:value="12.6615999999999">
                <text:p>12.661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96">
                <text:p>1.296</text:p>
              </table:table-cell>
              <table:table-cell office:value-type="float" office:value="8.28092159999997">
                <text:p>8.28092159999997</text:p>
              </table:table-cell>
              <table:table-cell office:value-type="float" office:value="12.7007999999999">
                <text:p>12.700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3">
                <text:p>1.3</text:p>
              </table:table-cell>
              <table:table-cell office:value-type="float" office:value="8.33195999999997">
                <text:p>8.33195999999997</text:p>
              </table:table-cell>
              <table:table-cell office:value-type="float" office:value="12.7399999999999">
                <text:p>12.73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04">
                <text:p>1.304</text:p>
              </table:table-cell>
              <table:table-cell office:value-type="float" office:value="8.38315519999996">
                <text:p>8.38315519999996</text:p>
              </table:table-cell>
              <table:table-cell office:value-type="float" office:value="12.7791999999999">
                <text:p>12.779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308">
                <text:p>1.308</text:p>
              </table:table-cell>
              <table:table-cell office:value-type="float" office:value="8.43450719999996">
                <text:p>8.43450719999996</text:p>
              </table:table-cell>
              <table:table-cell office:value-type="float" office:value="12.8183999999999">
                <text:p>12.818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312">
                <text:p>1.312</text:p>
              </table:table-cell>
              <table:table-cell office:value-type="float" office:value="8.48601599999996">
                <text:p>8.48601599999996</text:p>
              </table:table-cell>
              <table:table-cell office:value-type="float" office:value="12.8575999999999">
                <text:p>12.857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316">
                <text:p>1.316</text:p>
              </table:table-cell>
              <table:table-cell office:value-type="float" office:value="8.53768159999996">
                <text:p>8.53768159999996</text:p>
              </table:table-cell>
              <table:table-cell office:value-type="float" office:value="12.8967999999999">
                <text:p>12.896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2">
                <text:p>1.32</text:p>
              </table:table-cell>
              <table:table-cell office:value-type="float" office:value="8.58950399999996">
                <text:p>8.58950399999996</text:p>
              </table:table-cell>
              <table:table-cell office:value-type="float" office:value="12.9359999999999">
                <text:p>12.93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24">
                <text:p>1.324</text:p>
              </table:table-cell>
              <table:table-cell office:value-type="float" office:value="8.64148319999996">
                <text:p>8.64148319999996</text:p>
              </table:table-cell>
              <table:table-cell office:value-type="float" office:value="12.9751999999999">
                <text:p>12.975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328">
                <text:p>1.328</text:p>
              </table:table-cell>
              <table:table-cell office:value-type="float" office:value="8.69361919999996">
                <text:p>8.69361919999996</text:p>
              </table:table-cell>
              <table:table-cell office:value-type="float" office:value="13.0143999999999">
                <text:p>13.014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332">
                <text:p>1.332</text:p>
              </table:table-cell>
              <table:table-cell office:value-type="float" office:value="8.74591199999996">
                <text:p>8.74591199999996</text:p>
              </table:table-cell>
              <table:table-cell office:value-type="float" office:value="13.0535999999999">
                <text:p>13.053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36">
                <text:p>1.336</text:p>
              </table:table-cell>
              <table:table-cell office:value-type="float" office:value="8.79836159999996">
                <text:p>8.79836159999996</text:p>
              </table:table-cell>
              <table:table-cell office:value-type="float" office:value="13.0927999999999">
                <text:p>13.092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4">
                <text:p>1.34</text:p>
              </table:table-cell>
              <table:table-cell office:value-type="float" office:value="8.85096799999996">
                <text:p>8.85096799999996</text:p>
              </table:table-cell>
              <table:table-cell office:value-type="float" office:value="13.1319999999999">
                <text:p>13.13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44">
                <text:p>1.344</text:p>
              </table:table-cell>
              <table:table-cell office:value-type="float" office:value="8.90373119999996">
                <text:p>8.90373119999996</text:p>
              </table:table-cell>
              <table:table-cell office:value-type="float" office:value="13.1711999999999">
                <text:p>13.171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48">
                <text:p>1.348</text:p>
              </table:table-cell>
              <table:table-cell office:value-type="float" office:value="8.95665119999996">
                <text:p>8.95665119999996</text:p>
              </table:table-cell>
              <table:table-cell office:value-type="float" office:value="13.2103999999999">
                <text:p>13.210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52">
                <text:p>1.352</text:p>
              </table:table-cell>
              <table:table-cell office:value-type="float" office:value="9.00972799999996">
                <text:p>9.00972799999996</text:p>
              </table:table-cell>
              <table:table-cell office:value-type="float" office:value="13.2495999999999">
                <text:p>13.249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56">
                <text:p>1.356</text:p>
              </table:table-cell>
              <table:table-cell office:value-type="float" office:value="9.06296159999996">
                <text:p>9.06296159999996</text:p>
              </table:table-cell>
              <table:table-cell office:value-type="float" office:value="13.2887999999999">
                <text:p>13.288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6">
                <text:p>1.36</text:p>
              </table:table-cell>
              <table:table-cell office:value-type="float" office:value="9.11635199999996">
                <text:p>9.11635199999996</text:p>
              </table:table-cell>
              <table:table-cell office:value-type="float" office:value="13.3279999999999">
                <text:p>13.327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364">
                <text:p>1.364</text:p>
              </table:table-cell>
              <table:table-cell office:value-type="float" office:value="9.16989919999995">
                <text:p>9.16989919999995</text:p>
              </table:table-cell>
              <table:table-cell office:value-type="float" office:value="13.3671999999999">
                <text:p>13.367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368">
                <text:p>1.368</text:p>
              </table:table-cell>
              <table:table-cell office:value-type="float" office:value="9.22360319999995">
                <text:p>9.22360319999995</text:p>
              </table:table-cell>
              <table:table-cell office:value-type="float" office:value="13.4063999999999">
                <text:p>13.406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372">
                <text:p>1.372</text:p>
              </table:table-cell>
              <table:table-cell office:value-type="float" office:value="9.27746399999995">
                <text:p>9.27746399999995</text:p>
              </table:table-cell>
              <table:table-cell office:value-type="float" office:value="13.4455999999999">
                <text:p>13.445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76">
                <text:p>1.376</text:p>
              </table:table-cell>
              <table:table-cell office:value-type="float" office:value="9.33148159999995">
                <text:p>9.33148159999995</text:p>
              </table:table-cell>
              <table:table-cell office:value-type="float" office:value="13.4847999999999">
                <text:p>13.484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8">
                <text:p>1.38</text:p>
              </table:table-cell>
              <table:table-cell office:value-type="float" office:value="9.38565599999995">
                <text:p>9.38565599999995</text:p>
              </table:table-cell>
              <table:table-cell office:value-type="float" office:value="13.5239999999999">
                <text:p>13.52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84">
                <text:p>1.384</text:p>
              </table:table-cell>
              <table:table-cell office:value-type="float" office:value="9.43998719999995">
                <text:p>9.43998719999995</text:p>
              </table:table-cell>
              <table:table-cell office:value-type="float" office:value="13.5631999999999">
                <text:p>13.563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88">
                <text:p>1.388</text:p>
              </table:table-cell>
              <table:table-cell office:value-type="float" office:value="9.49447519999995">
                <text:p>9.49447519999995</text:p>
              </table:table-cell>
              <table:table-cell office:value-type="float" office:value="13.6023999999999">
                <text:p>13.602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392">
                <text:p>1.392</text:p>
              </table:table-cell>
              <table:table-cell office:value-type="float" office:value="9.54911999999995">
                <text:p>9.54911999999995</text:p>
              </table:table-cell>
              <table:table-cell office:value-type="float" office:value="13.6415999999999">
                <text:p>13.641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96">
                <text:p>1.396</text:p>
              </table:table-cell>
              <table:table-cell office:value-type="float" office:value="9.60392159999995">
                <text:p>9.60392159999995</text:p>
              </table:table-cell>
              <table:table-cell office:value-type="float" office:value="13.6807999999999">
                <text:p>13.680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">
                <text:p>1.4</text:p>
              </table:table-cell>
              <table:table-cell office:value-type="float" office:value="9.65887999999995">
                <text:p>9.65887999999995</text:p>
              </table:table-cell>
              <table:table-cell office:value-type="float" office:value="13.7199999999999">
                <text:p>13.71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4">
                <text:p>1.404</text:p>
              </table:table-cell>
              <table:table-cell office:value-type="float" office:value="9.71399519999995">
                <text:p>9.71399519999995</text:p>
              </table:table-cell>
              <table:table-cell office:value-type="float" office:value="13.7591999999999">
                <text:p>13.759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8">
                <text:p>1.408</text:p>
              </table:table-cell>
              <table:table-cell office:value-type="float" office:value="9.76926719999995">
                <text:p>9.76926719999995</text:p>
              </table:table-cell>
              <table:table-cell office:value-type="float" office:value="13.7983999999999">
                <text:p>13.798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12">
                <text:p>1.412</text:p>
              </table:table-cell>
              <table:table-cell office:value-type="float" office:value="9.82469599999995">
                <text:p>9.82469599999995</text:p>
              </table:table-cell>
              <table:table-cell office:value-type="float" office:value="13.8375999999999">
                <text:p>13.837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16">
                <text:p>1.416</text:p>
              </table:table-cell>
              <table:table-cell office:value-type="float" office:value="9.88028159999995">
                <text:p>9.88028159999995</text:p>
              </table:table-cell>
              <table:table-cell office:value-type="float" office:value="13.8767999999999">
                <text:p>13.876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2">
                <text:p>1.42</text:p>
              </table:table-cell>
              <table:table-cell office:value-type="float" office:value="9.93602399999995">
                <text:p>9.93602399999995</text:p>
              </table:table-cell>
              <table:table-cell office:value-type="float" office:value="13.9159999999999">
                <text:p>13.91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24">
                <text:p>1.424</text:p>
              </table:table-cell>
              <table:table-cell office:value-type="float" office:value="9.99192319999994">
                <text:p>9.99192319999994</text:p>
              </table:table-cell>
              <table:table-cell office:value-type="float" office:value="13.9551999999999">
                <text:p>13.955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28">
                <text:p>1.428</text:p>
              </table:table-cell>
              <table:table-cell office:value-type="float" office:value="10.0479791999999">
                <text:p>10.0479791999999</text:p>
              </table:table-cell>
              <table:table-cell office:value-type="float" office:value="13.9943999999999">
                <text:p>13.994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32">
                <text:p>1.432</text:p>
              </table:table-cell>
              <table:table-cell office:value-type="float" office:value="10.1041919999999">
                <text:p>10.1041919999999</text:p>
              </table:table-cell>
              <table:table-cell office:value-type="float" office:value="14.0335999999999">
                <text:p>14.033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36">
                <text:p>1.436</text:p>
              </table:table-cell>
              <table:table-cell office:value-type="float" office:value="10.1605615999999">
                <text:p>10.1605615999999</text:p>
              </table:table-cell>
              <table:table-cell office:value-type="float" office:value="14.0727999999999">
                <text:p>14.072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44">
                <text:p>1.44</text:p>
              </table:table-cell>
              <table:table-cell office:value-type="float" office:value="10.2170879999999">
                <text:p>10.2170879999999</text:p>
              </table:table-cell>
              <table:table-cell office:value-type="float" office:value="14.1119999999999">
                <text:p>14.11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444">
                <text:p>1.444</text:p>
              </table:table-cell>
              <table:table-cell office:value-type="float" office:value="10.2737711999999">
                <text:p>10.2737711999999</text:p>
              </table:table-cell>
              <table:table-cell office:value-type="float" office:value="14.1511999999999">
                <text:p>14.151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448">
                <text:p>1.448</text:p>
              </table:table-cell>
              <table:table-cell office:value-type="float" office:value="10.3306111999999">
                <text:p>10.3306111999999</text:p>
              </table:table-cell>
              <table:table-cell office:value-type="float" office:value="14.1903999999999">
                <text:p>14.190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52">
                <text:p>1.452</text:p>
              </table:table-cell>
              <table:table-cell office:value-type="float" office:value="10.3876079999999">
                <text:p>10.3876079999999</text:p>
              </table:table-cell>
              <table:table-cell office:value-type="float" office:value="14.2295999999999">
                <text:p>14.229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456">
                <text:p>1.456</text:p>
              </table:table-cell>
              <table:table-cell office:value-type="float" office:value="10.4447615999999">
                <text:p>10.4447615999999</text:p>
              </table:table-cell>
              <table:table-cell office:value-type="float" office:value="14.2687999999999">
                <text:p>14.268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46">
                <text:p>1.46</text:p>
              </table:table-cell>
              <table:table-cell office:value-type="float" office:value="10.5020719999999">
                <text:p>10.5020719999999</text:p>
              </table:table-cell>
              <table:table-cell office:value-type="float" office:value="14.3079999999999">
                <text:p>14.307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464">
                <text:p>1.464</text:p>
              </table:table-cell>
              <table:table-cell office:value-type="float" office:value="10.5595391999999">
                <text:p>10.5595391999999</text:p>
              </table:table-cell>
              <table:table-cell office:value-type="float" office:value="14.3471999999999">
                <text:p>14.347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68">
                <text:p>1.468</text:p>
              </table:table-cell>
              <table:table-cell office:value-type="float" office:value="10.6171631999999">
                <text:p>10.6171631999999</text:p>
              </table:table-cell>
              <table:table-cell office:value-type="float" office:value="14.3863999999999">
                <text:p>14.386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472">
                <text:p>1.472</text:p>
              </table:table-cell>
              <table:table-cell office:value-type="float" office:value="10.6749439999999">
                <text:p>10.6749439999999</text:p>
              </table:table-cell>
              <table:table-cell office:value-type="float" office:value="14.4255999999999">
                <text:p>14.425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476">
                <text:p>1.476</text:p>
              </table:table-cell>
              <table:table-cell office:value-type="float" office:value="10.7328815999999">
                <text:p>10.7328815999999</text:p>
              </table:table-cell>
              <table:table-cell office:value-type="float" office:value="14.4647999999999">
                <text:p>14.464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48">
                <text:p>1.48</text:p>
              </table:table-cell>
              <table:table-cell office:value-type="float" office:value="10.7909759999999">
                <text:p>10.7909759999999</text:p>
              </table:table-cell>
              <table:table-cell office:value-type="float" office:value="14.5039999999999">
                <text:p>14.50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484">
                <text:p>1.484</text:p>
              </table:table-cell>
              <table:table-cell office:value-type="float" office:value="10.8492271999999">
                <text:p>10.8492271999999</text:p>
              </table:table-cell>
              <table:table-cell office:value-type="float" office:value="14.5431999999999">
                <text:p>14.543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488">
                <text:p>1.488</text:p>
              </table:table-cell>
              <table:table-cell office:value-type="float" office:value="10.9076351999999">
                <text:p>10.9076351999999</text:p>
              </table:table-cell>
              <table:table-cell office:value-type="float" office:value="14.5823999999999">
                <text:p>14.582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92">
                <text:p>1.492</text:p>
              </table:table-cell>
              <table:table-cell office:value-type="float" office:value="10.9661999999999">
                <text:p>10.9661999999999</text:p>
              </table:table-cell>
              <table:table-cell office:value-type="float" office:value="14.6215999999999">
                <text:p>14.621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96">
                <text:p>1.496</text:p>
              </table:table-cell>
              <table:table-cell office:value-type="float" office:value="11.0249215999999">
                <text:p>11.0249215999999</text:p>
              </table:table-cell>
              <table:table-cell office:value-type="float" office:value="14.6607999999999">
                <text:p>14.660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11.0837999999999">
                <text:p>11.0837999999999</text:p>
              </table:table-cell>
              <table:table-cell office:value-type="float" office:value="14.6999999999999">
                <text:p>14.69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04">
                <text:p>1.504</text:p>
              </table:table-cell>
              <table:table-cell office:value-type="float" office:value="11.1428351999999">
                <text:p>11.1428351999999</text:p>
              </table:table-cell>
              <table:table-cell office:value-type="float" office:value="14.7391999999999">
                <text:p>14.739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08">
                <text:p>1.508</text:p>
              </table:table-cell>
              <table:table-cell office:value-type="float" office:value="11.2020271999999">
                <text:p>11.2020271999999</text:p>
              </table:table-cell>
              <table:table-cell office:value-type="float" office:value="14.7783999999999">
                <text:p>14.778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12">
                <text:p>1.512</text:p>
              </table:table-cell>
              <table:table-cell office:value-type="float" office:value="11.2613759999999">
                <text:p>11.2613759999999</text:p>
              </table:table-cell>
              <table:table-cell office:value-type="float" office:value="14.8175999999999">
                <text:p>14.817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16">
                <text:p>1.516</text:p>
              </table:table-cell>
              <table:table-cell office:value-type="float" office:value="11.3208815999999">
                <text:p>11.3208815999999</text:p>
              </table:table-cell>
              <table:table-cell office:value-type="float" office:value="14.8567999999999">
                <text:p>14.856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2">
                <text:p>1.52</text:p>
              </table:table-cell>
              <table:table-cell office:value-type="float" office:value="11.3805439999999">
                <text:p>11.3805439999999</text:p>
              </table:table-cell>
              <table:table-cell office:value-type="float" office:value="14.8959999999999">
                <text:p>14.89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24">
                <text:p>1.524</text:p>
              </table:table-cell>
              <table:table-cell office:value-type="float" office:value="11.4403631999999">
                <text:p>11.4403631999999</text:p>
              </table:table-cell>
              <table:table-cell office:value-type="float" office:value="14.9351999999999">
                <text:p>14.935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28">
                <text:p>1.528</text:p>
              </table:table-cell>
              <table:table-cell office:value-type="float" office:value="11.5003391999999">
                <text:p>11.5003391999999</text:p>
              </table:table-cell>
              <table:table-cell office:value-type="float" office:value="14.9743999999999">
                <text:p>14.974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32">
                <text:p>1.532</text:p>
              </table:table-cell>
              <table:table-cell office:value-type="float" office:value="11.5604719999999">
                <text:p>11.5604719999999</text:p>
              </table:table-cell>
              <table:table-cell office:value-type="float" office:value="15.0135999999999">
                <text:p>15.013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36">
                <text:p>1.536</text:p>
              </table:table-cell>
              <table:table-cell office:value-type="float" office:value="11.6207615999999">
                <text:p>11.6207615999999</text:p>
              </table:table-cell>
              <table:table-cell office:value-type="float" office:value="15.0527999999999">
                <text:p>15.052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4">
                <text:p>1.54</text:p>
              </table:table-cell>
              <table:table-cell office:value-type="float" office:value="11.6812079999999">
                <text:p>11.6812079999999</text:p>
              </table:table-cell>
              <table:table-cell office:value-type="float" office:value="15.0919999999999">
                <text:p>15.09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44">
                <text:p>1.544</text:p>
              </table:table-cell>
              <table:table-cell office:value-type="float" office:value="11.7418111999999">
                <text:p>11.7418111999999</text:p>
              </table:table-cell>
              <table:table-cell office:value-type="float" office:value="15.1311999999999">
                <text:p>15.131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48">
                <text:p>1.548</text:p>
              </table:table-cell>
              <table:table-cell office:value-type="float" office:value="11.8025711999999">
                <text:p>11.8025711999999</text:p>
              </table:table-cell>
              <table:table-cell office:value-type="float" office:value="15.1703999999999">
                <text:p>15.170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52">
                <text:p>1.552</text:p>
              </table:table-cell>
              <table:table-cell office:value-type="float" office:value="11.8634879999999">
                <text:p>11.8634879999999</text:p>
              </table:table-cell>
              <table:table-cell office:value-type="float" office:value="15.2095999999999">
                <text:p>15.209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56">
                <text:p>1.556</text:p>
              </table:table-cell>
              <table:table-cell office:value-type="float" office:value="11.9245615999999">
                <text:p>11.9245615999999</text:p>
              </table:table-cell>
              <table:table-cell office:value-type="float" office:value="15.2487999999999">
                <text:p>15.248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6">
                <text:p>1.56</text:p>
              </table:table-cell>
              <table:table-cell office:value-type="float" office:value="11.9857919999999">
                <text:p>11.9857919999999</text:p>
              </table:table-cell>
              <table:table-cell office:value-type="float" office:value="15.2879999999999">
                <text:p>15.287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64">
                <text:p>1.564</text:p>
              </table:table-cell>
              <table:table-cell office:value-type="float" office:value="12.0471791999999">
                <text:p>12.0471791999999</text:p>
              </table:table-cell>
              <table:table-cell office:value-type="float" office:value="15.3271999999999">
                <text:p>15.327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68">
                <text:p>1.568</text:p>
              </table:table-cell>
              <table:table-cell office:value-type="float" office:value="12.1087231999999">
                <text:p>12.1087231999999</text:p>
              </table:table-cell>
              <table:table-cell office:value-type="float" office:value="15.3663999999999">
                <text:p>15.366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72">
                <text:p>1.572</text:p>
              </table:table-cell>
              <table:table-cell office:value-type="float" office:value="12.1704239999999">
                <text:p>12.1704239999999</text:p>
              </table:table-cell>
              <table:table-cell office:value-type="float" office:value="15.4055999999999">
                <text:p>15.405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76">
                <text:p>1.576</text:p>
              </table:table-cell>
              <table:table-cell office:value-type="float" office:value="12.2322815999999">
                <text:p>12.2322815999999</text:p>
              </table:table-cell>
              <table:table-cell office:value-type="float" office:value="15.4447999999999">
                <text:p>15.444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8">
                <text:p>1.58</text:p>
              </table:table-cell>
              <table:table-cell office:value-type="float" office:value="12.2942959999999">
                <text:p>12.2942959999999</text:p>
              </table:table-cell>
              <table:table-cell office:value-type="float" office:value="15.4839999999999">
                <text:p>15.48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84">
                <text:p>1.584</text:p>
              </table:table-cell>
              <table:table-cell office:value-type="float" office:value="12.3564671999999">
                <text:p>12.3564671999999</text:p>
              </table:table-cell>
              <table:table-cell office:value-type="float" office:value="15.5231999999999">
                <text:p>15.523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88">
                <text:p>1.588</text:p>
              </table:table-cell>
              <table:table-cell office:value-type="float" office:value="12.4187951999999">
                <text:p>12.4187951999999</text:p>
              </table:table-cell>
              <table:table-cell office:value-type="float" office:value="15.5623999999999">
                <text:p>15.562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92">
                <text:p>1.592</text:p>
              </table:table-cell>
              <table:table-cell office:value-type="float" office:value="12.4812799999999">
                <text:p>12.4812799999999</text:p>
              </table:table-cell>
              <table:table-cell office:value-type="float" office:value="15.6015999999999">
                <text:p>15.601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96">
                <text:p>1.596</text:p>
              </table:table-cell>
              <table:table-cell office:value-type="float" office:value="12.5439215999999">
                <text:p>12.5439215999999</text:p>
              </table:table-cell>
              <table:table-cell office:value-type="float" office:value="15.6407999999999">
                <text:p>15.640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">
                <text:p>1.6</text:p>
              </table:table-cell>
              <table:table-cell office:value-type="float" office:value="12.6067199999999">
                <text:p>12.6067199999999</text:p>
              </table:table-cell>
              <table:table-cell office:value-type="float" office:value="15.6799999999999">
                <text:p>15.67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604">
                <text:p>1.604</text:p>
              </table:table-cell>
              <table:table-cell office:value-type="float" office:value="12.6696751999999">
                <text:p>12.6696751999999</text:p>
              </table:table-cell>
              <table:table-cell office:value-type="float" office:value="15.7191999999999">
                <text:p>15.719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608">
                <text:p>1.608</text:p>
              </table:table-cell>
              <table:table-cell office:value-type="float" office:value="12.7327871999999">
                <text:p>12.7327871999999</text:p>
              </table:table-cell>
              <table:table-cell office:value-type="float" office:value="15.7583999999999">
                <text:p>15.758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612">
                <text:p>1.612</text:p>
              </table:table-cell>
              <table:table-cell office:value-type="float" office:value="12.7960559999999">
                <text:p>12.7960559999999</text:p>
              </table:table-cell>
              <table:table-cell office:value-type="float" office:value="15.7975999999999">
                <text:p>15.797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616">
                <text:p>1.616</text:p>
              </table:table-cell>
              <table:table-cell office:value-type="float" office:value="12.8594815999999">
                <text:p>12.8594815999999</text:p>
              </table:table-cell>
              <table:table-cell office:value-type="float" office:value="15.8367999999999">
                <text:p>15.836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62">
                <text:p>1.62</text:p>
              </table:table-cell>
              <table:table-cell office:value-type="float" office:value="12.9230639999999">
                <text:p>12.9230639999999</text:p>
              </table:table-cell>
              <table:table-cell office:value-type="float" office:value="15.8759999999999">
                <text:p>15.87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624">
                <text:p>1.624</text:p>
              </table:table-cell>
              <table:table-cell office:value-type="float" office:value="12.9868031999999">
                <text:p>12.9868031999999</text:p>
              </table:table-cell>
              <table:table-cell office:value-type="float" office:value="15.9151999999999">
                <text:p>15.915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628">
                <text:p>1.628</text:p>
              </table:table-cell>
              <table:table-cell office:value-type="float" office:value="13.0506991999999">
                <text:p>13.0506991999999</text:p>
              </table:table-cell>
              <table:table-cell office:value-type="float" office:value="15.9543999999999">
                <text:p>15.954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632">
                <text:p>1.632</text:p>
              </table:table-cell>
              <table:table-cell office:value-type="float" office:value="13.1147519999999">
                <text:p>13.1147519999999</text:p>
              </table:table-cell>
              <table:table-cell office:value-type="float" office:value="15.9935999999999">
                <text:p>15.993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36">
                <text:p>1.636</text:p>
              </table:table-cell>
              <table:table-cell office:value-type="float" office:value="13.1789615999999">
                <text:p>13.1789615999999</text:p>
              </table:table-cell>
              <table:table-cell office:value-type="float" office:value="16.0327999999999">
                <text:p>16.032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64">
                <text:p>1.64</text:p>
              </table:table-cell>
              <table:table-cell office:value-type="float" office:value="13.2433279999999">
                <text:p>13.2433279999999</text:p>
              </table:table-cell>
              <table:table-cell office:value-type="float" office:value="16.0719999999999">
                <text:p>16.07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644">
                <text:p>1.644</text:p>
              </table:table-cell>
              <table:table-cell office:value-type="float" office:value="13.3078511999999">
                <text:p>13.3078511999999</text:p>
              </table:table-cell>
              <table:table-cell office:value-type="float" office:value="16.1111999999999">
                <text:p>16.111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648">
                <text:p>1.648</text:p>
              </table:table-cell>
              <table:table-cell office:value-type="float" office:value="13.3725311999999">
                <text:p>13.3725311999999</text:p>
              </table:table-cell>
              <table:table-cell office:value-type="float" office:value="16.1503999999999">
                <text:p>16.150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652">
                <text:p>1.652</text:p>
              </table:table-cell>
              <table:table-cell office:value-type="float" office:value="13.4373679999999">
                <text:p>13.4373679999999</text:p>
              </table:table-cell>
              <table:table-cell office:value-type="float" office:value="16.1895999999999">
                <text:p>16.189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656">
                <text:p>1.656</text:p>
              </table:table-cell>
              <table:table-cell office:value-type="float" office:value="13.5023615999999">
                <text:p>13.5023615999999</text:p>
              </table:table-cell>
              <table:table-cell office:value-type="float" office:value="16.2287999999999">
                <text:p>16.228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66">
                <text:p>1.66</text:p>
              </table:table-cell>
              <table:table-cell office:value-type="float" office:value="13.5675119999999">
                <text:p>13.5675119999999</text:p>
              </table:table-cell>
              <table:table-cell office:value-type="float" office:value="16.2679999999999">
                <text:p>16.267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664">
                <text:p>1.664</text:p>
              </table:table-cell>
              <table:table-cell office:value-type="float" office:value="13.6328191999999">
                <text:p>13.6328191999999</text:p>
              </table:table-cell>
              <table:table-cell office:value-type="float" office:value="16.3071999999999">
                <text:p>16.307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668">
                <text:p>1.668</text:p>
              </table:table-cell>
              <table:table-cell office:value-type="float" office:value="13.6982831999999">
                <text:p>13.6982831999999</text:p>
              </table:table-cell>
              <table:table-cell office:value-type="float" office:value="16.3463999999999">
                <text:p>16.346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672">
                <text:p>1.672</text:p>
              </table:table-cell>
              <table:table-cell office:value-type="float" office:value="13.7639039999999">
                <text:p>13.7639039999999</text:p>
              </table:table-cell>
              <table:table-cell office:value-type="float" office:value="16.3855999999999">
                <text:p>16.385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676">
                <text:p>1.676</text:p>
              </table:table-cell>
              <table:table-cell office:value-type="float" office:value="13.8296815999999">
                <text:p>13.8296815999999</text:p>
              </table:table-cell>
              <table:table-cell office:value-type="float" office:value="16.4247999999999">
                <text:p>16.424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68">
                <text:p>1.68</text:p>
              </table:table-cell>
              <table:table-cell office:value-type="float" office:value="13.8956159999999">
                <text:p>13.8956159999999</text:p>
              </table:table-cell>
              <table:table-cell office:value-type="float" office:value="16.4639999999999">
                <text:p>16.46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684">
                <text:p>1.684</text:p>
              </table:table-cell>
              <table:table-cell office:value-type="float" office:value="13.9617071999999">
                <text:p>13.9617071999999</text:p>
              </table:table-cell>
              <table:table-cell office:value-type="float" office:value="16.5031999999999">
                <text:p>16.503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688">
                <text:p>1.688</text:p>
              </table:table-cell>
              <table:table-cell office:value-type="float" office:value="14.0279551999999">
                <text:p>14.0279551999999</text:p>
              </table:table-cell>
              <table:table-cell office:value-type="float" office:value="16.5423999999999">
                <text:p>16.542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692">
                <text:p>1.692</text:p>
              </table:table-cell>
              <table:table-cell office:value-type="float" office:value="14.0943599999999">
                <text:p>14.0943599999999</text:p>
              </table:table-cell>
              <table:table-cell office:value-type="float" office:value="16.5815999999999">
                <text:p>16.581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696">
                <text:p>1.696</text:p>
              </table:table-cell>
              <table:table-cell office:value-type="float" office:value="14.1609215999999">
                <text:p>14.1609215999999</text:p>
              </table:table-cell>
              <table:table-cell office:value-type="float" office:value="16.6207999999999">
                <text:p>16.620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7">
                <text:p>1.7</text:p>
              </table:table-cell>
              <table:table-cell office:value-type="float" office:value="14.2276399999999">
                <text:p>14.2276399999999</text:p>
              </table:table-cell>
              <table:table-cell office:value-type="float" office:value="16.6599999999999">
                <text:p>16.65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704">
                <text:p>1.704</text:p>
              </table:table-cell>
              <table:table-cell office:value-type="float" office:value="14.2945151999999">
                <text:p>14.2945151999999</text:p>
              </table:table-cell>
              <table:table-cell office:value-type="float" office:value="16.6991999999999">
                <text:p>16.699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708">
                <text:p>1.708</text:p>
              </table:table-cell>
              <table:table-cell office:value-type="float" office:value="14.3615471999999">
                <text:p>14.3615471999999</text:p>
              </table:table-cell>
              <table:table-cell office:value-type="float" office:value="16.7383999999999">
                <text:p>16.738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12">
                <text:p>1.712</text:p>
              </table:table-cell>
              <table:table-cell office:value-type="float" office:value="14.4287359999999">
                <text:p>14.4287359999999</text:p>
              </table:table-cell>
              <table:table-cell office:value-type="float" office:value="16.7775999999999">
                <text:p>16.777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716">
                <text:p>1.716</text:p>
              </table:table-cell>
              <table:table-cell office:value-type="float" office:value="14.4960815999999">
                <text:p>14.4960815999999</text:p>
              </table:table-cell>
              <table:table-cell office:value-type="float" office:value="16.8167999999999">
                <text:p>16.816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72">
                <text:p>1.72</text:p>
              </table:table-cell>
              <table:table-cell office:value-type="float" office:value="14.5635839999999">
                <text:p>14.5635839999999</text:p>
              </table:table-cell>
              <table:table-cell office:value-type="float" office:value="16.8559999999999">
                <text:p>16.85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724">
                <text:p>1.724</text:p>
              </table:table-cell>
              <table:table-cell office:value-type="float" office:value="14.6312431999999">
                <text:p>14.6312431999999</text:p>
              </table:table-cell>
              <table:table-cell office:value-type="float" office:value="16.8951999999999">
                <text:p>16.895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728">
                <text:p>1.728</text:p>
              </table:table-cell>
              <table:table-cell office:value-type="float" office:value="14.6990591999999">
                <text:p>14.6990591999999</text:p>
              </table:table-cell>
              <table:table-cell office:value-type="float" office:value="16.9343999999999">
                <text:p>16.934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732">
                <text:p>1.732</text:p>
              </table:table-cell>
              <table:table-cell office:value-type="float" office:value="14.7670319999999">
                <text:p>14.7670319999999</text:p>
              </table:table-cell>
              <table:table-cell office:value-type="float" office:value="16.9735999999999">
                <text:p>16.973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736">
                <text:p>1.736</text:p>
              </table:table-cell>
              <table:table-cell office:value-type="float" office:value="14.8351615999999">
                <text:p>14.8351615999999</text:p>
              </table:table-cell>
              <table:table-cell office:value-type="float" office:value="17.0127999999999">
                <text:p>17.012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74">
                <text:p>1.74</text:p>
              </table:table-cell>
              <table:table-cell office:value-type="float" office:value="14.9034479999999">
                <text:p>14.9034479999999</text:p>
              </table:table-cell>
              <table:table-cell office:value-type="float" office:value="17.0519999999999">
                <text:p>17.05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44">
                <text:p>1.744</text:p>
              </table:table-cell>
              <table:table-cell office:value-type="float" office:value="14.9718911999999">
                <text:p>14.9718911999999</text:p>
              </table:table-cell>
              <table:table-cell office:value-type="float" office:value="17.0911999999999">
                <text:p>17.091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48">
                <text:p>1.748</text:p>
              </table:table-cell>
              <table:table-cell office:value-type="float" office:value="15.0404911999999">
                <text:p>15.0404911999999</text:p>
              </table:table-cell>
              <table:table-cell office:value-type="float" office:value="17.1303999999999">
                <text:p>17.130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752">
                <text:p>1.752</text:p>
              </table:table-cell>
              <table:table-cell office:value-type="float" office:value="15.1092479999999">
                <text:p>15.1092479999999</text:p>
              </table:table-cell>
              <table:table-cell office:value-type="float" office:value="17.1695999999999">
                <text:p>17.169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56">
                <text:p>1.756</text:p>
              </table:table-cell>
              <table:table-cell office:value-type="float" office:value="15.1781615999999">
                <text:p>15.1781615999999</text:p>
              </table:table-cell>
              <table:table-cell office:value-type="float" office:value="17.2087999999999">
                <text:p>17.208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6">
                <text:p>1.76</text:p>
              </table:table-cell>
              <table:table-cell office:value-type="float" office:value="15.2472319999999">
                <text:p>15.2472319999999</text:p>
              </table:table-cell>
              <table:table-cell office:value-type="float" office:value="17.2479999999999">
                <text:p>17.247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64">
                <text:p>1.764</text:p>
              </table:table-cell>
              <table:table-cell office:value-type="float" office:value="15.3164591999999">
                <text:p>15.3164591999999</text:p>
              </table:table-cell>
              <table:table-cell office:value-type="float" office:value="17.2871999999999">
                <text:p>17.287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68">
                <text:p>1.768</text:p>
              </table:table-cell>
              <table:table-cell office:value-type="float" office:value="15.3858431999999">
                <text:p>15.3858431999999</text:p>
              </table:table-cell>
              <table:table-cell office:value-type="float" office:value="17.3263999999999">
                <text:p>17.326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772">
                <text:p>1.772</text:p>
              </table:table-cell>
              <table:table-cell office:value-type="float" office:value="15.4553839999999">
                <text:p>15.4553839999999</text:p>
              </table:table-cell>
              <table:table-cell office:value-type="float" office:value="17.3655999999999">
                <text:p>17.365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776">
                <text:p>1.776</text:p>
              </table:table-cell>
              <table:table-cell office:value-type="float" office:value="15.5250815999999">
                <text:p>15.5250815999999</text:p>
              </table:table-cell>
              <table:table-cell office:value-type="float" office:value="17.4047999999999">
                <text:p>17.404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8">
                <text:p>1.78</text:p>
              </table:table-cell>
              <table:table-cell office:value-type="float" office:value="15.5949359999999">
                <text:p>15.5949359999999</text:p>
              </table:table-cell>
              <table:table-cell office:value-type="float" office:value="17.4439999999999">
                <text:p>17.44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84">
                <text:p>1.784</text:p>
              </table:table-cell>
              <table:table-cell office:value-type="float" office:value="15.6649471999999">
                <text:p>15.6649471999999</text:p>
              </table:table-cell>
              <table:table-cell office:value-type="float" office:value="17.4831999999999">
                <text:p>17.483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88">
                <text:p>1.788</text:p>
              </table:table-cell>
              <table:table-cell office:value-type="float" office:value="15.7351151999999">
                <text:p>15.7351151999999</text:p>
              </table:table-cell>
              <table:table-cell office:value-type="float" office:value="17.5223999999999">
                <text:p>17.522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792">
                <text:p>1.792</text:p>
              </table:table-cell>
              <table:table-cell office:value-type="float" office:value="15.8054399999999">
                <text:p>15.8054399999999</text:p>
              </table:table-cell>
              <table:table-cell office:value-type="float" office:value="17.5615999999999">
                <text:p>17.561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796">
                <text:p>1.796</text:p>
              </table:table-cell>
              <table:table-cell office:value-type="float" office:value="15.8759215999999">
                <text:p>15.8759215999999</text:p>
              </table:table-cell>
              <table:table-cell office:value-type="float" office:value="17.6007999999999">
                <text:p>17.600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8">
                <text:p>1.8</text:p>
              </table:table-cell>
              <table:table-cell office:value-type="float" office:value="15.9465599999999">
                <text:p>15.9465599999999</text:p>
              </table:table-cell>
              <table:table-cell office:value-type="float" office:value="17.6399999999999">
                <text:p>17.63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804">
                <text:p>1.804</text:p>
              </table:table-cell>
              <table:table-cell office:value-type="float" office:value="16.0173551999999">
                <text:p>16.0173551999999</text:p>
              </table:table-cell>
              <table:table-cell office:value-type="float" office:value="17.6791999999999">
                <text:p>17.679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808">
                <text:p>1.808</text:p>
              </table:table-cell>
              <table:table-cell office:value-type="float" office:value="16.0883071999999">
                <text:p>16.0883071999999</text:p>
              </table:table-cell>
              <table:table-cell office:value-type="float" office:value="17.7183999999999">
                <text:p>17.718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812">
                <text:p>1.812</text:p>
              </table:table-cell>
              <table:table-cell office:value-type="float" office:value="16.1594159999999">
                <text:p>16.1594159999999</text:p>
              </table:table-cell>
              <table:table-cell office:value-type="float" office:value="17.7575999999999">
                <text:p>17.757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816">
                <text:p>1.816</text:p>
              </table:table-cell>
              <table:table-cell office:value-type="float" office:value="16.2306815999999">
                <text:p>16.2306815999999</text:p>
              </table:table-cell>
              <table:table-cell office:value-type="float" office:value="17.7967999999999">
                <text:p>17.796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82">
                <text:p>1.82</text:p>
              </table:table-cell>
              <table:table-cell office:value-type="float" office:value="16.3021039999999">
                <text:p>16.3021039999999</text:p>
              </table:table-cell>
              <table:table-cell office:value-type="float" office:value="17.8359999999999">
                <text:p>17.83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824">
                <text:p>1.824</text:p>
              </table:table-cell>
              <table:table-cell office:value-type="float" office:value="16.3736831999999">
                <text:p>16.3736831999999</text:p>
              </table:table-cell>
              <table:table-cell office:value-type="float" office:value="17.8751999999999">
                <text:p>17.875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828">
                <text:p>1.828</text:p>
              </table:table-cell>
              <table:table-cell office:value-type="float" office:value="16.4454191999999">
                <text:p>16.4454191999999</text:p>
              </table:table-cell>
              <table:table-cell office:value-type="float" office:value="17.9143999999999">
                <text:p>17.914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832">
                <text:p>1.832</text:p>
              </table:table-cell>
              <table:table-cell office:value-type="float" office:value="16.5173119999999">
                <text:p>16.5173119999999</text:p>
              </table:table-cell>
              <table:table-cell office:value-type="float" office:value="17.9535999999999">
                <text:p>17.953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836">
                <text:p>1.836</text:p>
              </table:table-cell>
              <table:table-cell office:value-type="float" office:value="16.5893615999999">
                <text:p>16.5893615999999</text:p>
              </table:table-cell>
              <table:table-cell office:value-type="float" office:value="17.9927999999999">
                <text:p>17.992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84">
                <text:p>1.84</text:p>
              </table:table-cell>
              <table:table-cell office:value-type="float" office:value="16.6615679999999">
                <text:p>16.6615679999999</text:p>
              </table:table-cell>
              <table:table-cell office:value-type="float" office:value="18.0319999999999">
                <text:p>18.03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844">
                <text:p>1.844</text:p>
              </table:table-cell>
              <table:table-cell office:value-type="float" office:value="16.7339311999999">
                <text:p>16.7339311999999</text:p>
              </table:table-cell>
              <table:table-cell office:value-type="float" office:value="18.0711999999999">
                <text:p>18.071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48">
                <text:p>1.848</text:p>
              </table:table-cell>
              <table:table-cell office:value-type="float" office:value="16.8064511999999">
                <text:p>16.8064511999999</text:p>
              </table:table-cell>
              <table:table-cell office:value-type="float" office:value="18.1103999999999">
                <text:p>18.110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852">
                <text:p>1.852</text:p>
              </table:table-cell>
              <table:table-cell office:value-type="float" office:value="16.8791279999999">
                <text:p>16.8791279999999</text:p>
              </table:table-cell>
              <table:table-cell office:value-type="float" office:value="18.1495999999999">
                <text:p>18.149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856">
                <text:p>1.856</text:p>
              </table:table-cell>
              <table:table-cell office:value-type="float" office:value="16.9519615999999">
                <text:p>16.9519615999999</text:p>
              </table:table-cell>
              <table:table-cell office:value-type="float" office:value="18.1887999999999">
                <text:p>18.188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86">
                <text:p>1.86</text:p>
              </table:table-cell>
              <table:table-cell office:value-type="float" office:value="17.0249519999999">
                <text:p>17.0249519999999</text:p>
              </table:table-cell>
              <table:table-cell office:value-type="float" office:value="18.2279999999999">
                <text:p>18.227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864">
                <text:p>1.864</text:p>
              </table:table-cell>
              <table:table-cell office:value-type="float" office:value="17.0980991999999">
                <text:p>17.0980991999999</text:p>
              </table:table-cell>
              <table:table-cell office:value-type="float" office:value="18.2671999999999">
                <text:p>18.267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868">
                <text:p>1.868</text:p>
              </table:table-cell>
              <table:table-cell office:value-type="float" office:value="17.1714031999999">
                <text:p>17.1714031999999</text:p>
              </table:table-cell>
              <table:table-cell office:value-type="float" office:value="18.3063999999999">
                <text:p>18.306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872">
                <text:p>1.872</text:p>
              </table:table-cell>
              <table:table-cell office:value-type="float" office:value="17.2448639999999">
                <text:p>17.2448639999999</text:p>
              </table:table-cell>
              <table:table-cell office:value-type="float" office:value="18.3455999999999">
                <text:p>18.345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876">
                <text:p>1.876</text:p>
              </table:table-cell>
              <table:table-cell office:value-type="float" office:value="17.3184815999999">
                <text:p>17.3184815999999</text:p>
              </table:table-cell>
              <table:table-cell office:value-type="float" office:value="18.3847999999999">
                <text:p>18.384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88">
                <text:p>1.88</text:p>
              </table:table-cell>
              <table:table-cell office:value-type="float" office:value="17.3922559999999">
                <text:p>17.3922559999999</text:p>
              </table:table-cell>
              <table:table-cell office:value-type="float" office:value="18.4239999999999">
                <text:p>18.423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884">
                <text:p>1.884</text:p>
              </table:table-cell>
              <table:table-cell office:value-type="float" office:value="17.4661871999999">
                <text:p>17.4661871999999</text:p>
              </table:table-cell>
              <table:table-cell office:value-type="float" office:value="18.4631999999999">
                <text:p>18.463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888">
                <text:p>1.888</text:p>
              </table:table-cell>
              <table:table-cell office:value-type="float" office:value="17.5402751999999">
                <text:p>17.5402751999999</text:p>
              </table:table-cell>
              <table:table-cell office:value-type="float" office:value="18.5023999999999">
                <text:p>18.502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892">
                <text:p>1.892</text:p>
              </table:table-cell>
              <table:table-cell office:value-type="float" office:value="17.6145199999999">
                <text:p>17.6145199999999</text:p>
              </table:table-cell>
              <table:table-cell office:value-type="float" office:value="18.5415999999999">
                <text:p>18.541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896">
                <text:p>1.896</text:p>
              </table:table-cell>
              <table:table-cell office:value-type="float" office:value="17.6889215999999">
                <text:p>17.6889215999999</text:p>
              </table:table-cell>
              <table:table-cell office:value-type="float" office:value="18.5807999999999">
                <text:p>18.580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">
                <text:p>1.9</text:p>
              </table:table-cell>
              <table:table-cell office:value-type="float" office:value="17.7634799999999">
                <text:p>17.7634799999999</text:p>
              </table:table-cell>
              <table:table-cell office:value-type="float" office:value="18.6199999999999">
                <text:p>18.619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04">
                <text:p>1.904</text:p>
              </table:table-cell>
              <table:table-cell office:value-type="float" office:value="17.8381951999999">
                <text:p>17.8381951999999</text:p>
              </table:table-cell>
              <table:table-cell office:value-type="float" office:value="18.6591999999999">
                <text:p>18.659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08">
                <text:p>1.908</text:p>
              </table:table-cell>
              <table:table-cell office:value-type="float" office:value="17.9130671999999">
                <text:p>17.9130671999999</text:p>
              </table:table-cell>
              <table:table-cell office:value-type="float" office:value="18.6983999999999">
                <text:p>18.698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12">
                <text:p>1.912</text:p>
              </table:table-cell>
              <table:table-cell office:value-type="float" office:value="17.9880959999999">
                <text:p>17.9880959999999</text:p>
              </table:table-cell>
              <table:table-cell office:value-type="float" office:value="18.7375999999999">
                <text:p>18.737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16">
                <text:p>1.916</text:p>
              </table:table-cell>
              <table:table-cell office:value-type="float" office:value="18.0632815999999">
                <text:p>18.0632815999999</text:p>
              </table:table-cell>
              <table:table-cell office:value-type="float" office:value="18.7767999999999">
                <text:p>18.776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2">
                <text:p>1.92</text:p>
              </table:table-cell>
              <table:table-cell office:value-type="float" office:value="18.1386239999999">
                <text:p>18.1386239999999</text:p>
              </table:table-cell>
              <table:table-cell office:value-type="float" office:value="18.8159999999999">
                <text:p>18.815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24">
                <text:p>1.924</text:p>
              </table:table-cell>
              <table:table-cell office:value-type="float" office:value="18.2141231999999">
                <text:p>18.2141231999999</text:p>
              </table:table-cell>
              <table:table-cell office:value-type="float" office:value="18.8551999999999">
                <text:p>18.855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28">
                <text:p>1.928</text:p>
              </table:table-cell>
              <table:table-cell office:value-type="float" office:value="18.2897791999999">
                <text:p>18.2897791999999</text:p>
              </table:table-cell>
              <table:table-cell office:value-type="float" office:value="18.8943999999999">
                <text:p>18.894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32">
                <text:p>1.932</text:p>
              </table:table-cell>
              <table:table-cell office:value-type="float" office:value="18.3655919999998">
                <text:p>18.3655919999998</text:p>
              </table:table-cell>
              <table:table-cell office:value-type="float" office:value="18.9335999999999">
                <text:p>18.933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36">
                <text:p>1.936</text:p>
              </table:table-cell>
              <table:table-cell office:value-type="float" office:value="18.4415615999998">
                <text:p>18.4415615999998</text:p>
              </table:table-cell>
              <table:table-cell office:value-type="float" office:value="18.9727999999999">
                <text:p>18.972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4">
                <text:p>1.94</text:p>
              </table:table-cell>
              <table:table-cell office:value-type="float" office:value="18.5176879999998">
                <text:p>18.5176879999998</text:p>
              </table:table-cell>
              <table:table-cell office:value-type="float" office:value="19.0119999999999">
                <text:p>19.0119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44">
                <text:p>1.944</text:p>
              </table:table-cell>
              <table:table-cell office:value-type="float" office:value="18.5939711999998">
                <text:p>18.5939711999998</text:p>
              </table:table-cell>
              <table:table-cell office:value-type="float" office:value="19.0511999999999">
                <text:p>19.051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48">
                <text:p>1.948</text:p>
              </table:table-cell>
              <table:table-cell office:value-type="float" office:value="18.6704111999998">
                <text:p>18.6704111999998</text:p>
              </table:table-cell>
              <table:table-cell office:value-type="float" office:value="19.0903999999999">
                <text:p>19.0903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52">
                <text:p>1.952</text:p>
              </table:table-cell>
              <table:table-cell office:value-type="float" office:value="18.7470079999998">
                <text:p>18.7470079999998</text:p>
              </table:table-cell>
              <table:table-cell office:value-type="float" office:value="19.1295999999999">
                <text:p>19.1295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56">
                <text:p>1.956</text:p>
              </table:table-cell>
              <table:table-cell office:value-type="float" office:value="18.8237615999998">
                <text:p>18.8237615999998</text:p>
              </table:table-cell>
              <table:table-cell office:value-type="float" office:value="19.1687999999999">
                <text:p>19.1687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6">
                <text:p>1.96</text:p>
              </table:table-cell>
              <table:table-cell office:value-type="float" office:value="18.9006719999998">
                <text:p>18.9006719999998</text:p>
              </table:table-cell>
              <table:table-cell office:value-type="float" office:value="19.208">
                <text:p>19.2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64">
                <text:p>1.964</text:p>
              </table:table-cell>
              <table:table-cell office:value-type="float" office:value="18.9777391999998">
                <text:p>18.9777391999998</text:p>
              </table:table-cell>
              <table:table-cell office:value-type="float" office:value="19.2471999999999">
                <text:p>19.24719999999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68">
                <text:p>1.968</text:p>
              </table:table-cell>
              <table:table-cell office:value-type="float" office:value="19.0549631999998">
                <text:p>19.0549631999998</text:p>
              </table:table-cell>
              <table:table-cell office:value-type="float" office:value="19.2864">
                <text:p>19.28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72">
                <text:p>1.972</text:p>
              </table:table-cell>
              <table:table-cell office:value-type="float" office:value="19.1323439999998">
                <text:p>19.1323439999998</text:p>
              </table:table-cell>
              <table:table-cell office:value-type="float" office:value="19.3256">
                <text:p>19.32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76">
                <text:p>1.976</text:p>
              </table:table-cell>
              <table:table-cell office:value-type="float" office:value="19.2098815999998">
                <text:p>19.2098815999998</text:p>
              </table:table-cell>
              <table:table-cell office:value-type="float" office:value="19.3648">
                <text:p>19.36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8">
                <text:p>1.98</text:p>
              </table:table-cell>
              <table:table-cell office:value-type="float" office:value="19.2875759999998">
                <text:p>19.2875759999998</text:p>
              </table:table-cell>
              <table:table-cell office:value-type="float" office:value="19.404">
                <text:p>19.4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84">
                <text:p>1.984</text:p>
              </table:table-cell>
              <table:table-cell office:value-type="float" office:value="19.3654271999998">
                <text:p>19.3654271999998</text:p>
              </table:table-cell>
              <table:table-cell office:value-type="float" office:value="19.4432">
                <text:p>19.44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88">
                <text:p>1.988</text:p>
              </table:table-cell>
              <table:table-cell office:value-type="float" office:value="19.4434351999998">
                <text:p>19.4434351999998</text:p>
              </table:table-cell>
              <table:table-cell office:value-type="float" office:value="19.4824">
                <text:p>19.482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92">
                <text:p>1.992</text:p>
              </table:table-cell>
              <table:table-cell office:value-type="float" office:value="19.5215999999998">
                <text:p>19.5215999999998</text:p>
              </table:table-cell>
              <table:table-cell office:value-type="float" office:value="19.5216">
                <text:p>19.52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96">
                <text:p>1.996</text:p>
              </table:table-cell>
              <table:table-cell office:value-type="float" office:value="19.5999215999998">
                <text:p>19.5999215999998</text:p>
              </table:table-cell>
              <table:table-cell office:value-type="float" office:value="19.5608">
                <text:p>19.56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19.6783999999998">
                <text:p>19.6783999999998</text:p>
              </table:table-cell>
              <table:table-cell office:value-type="float" office:value="19.6">
                <text:p>19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004">
                <text:p>2.004</text:p>
              </table:table-cell>
              <table:table-cell office:value-type="float" office:value="19.7570351999998">
                <text:p>19.7570351999998</text:p>
              </table:table-cell>
              <table:table-cell office:value-type="float" office:value="19.6392">
                <text:p>19.63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008">
                <text:p>2.008</text:p>
              </table:table-cell>
              <table:table-cell office:value-type="float" office:value="19.8358271999998">
                <text:p>19.8358271999998</text:p>
              </table:table-cell>
              <table:table-cell office:value-type="float" office:value="19.6784">
                <text:p>19.67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012">
                <text:p>2.012</text:p>
              </table:table-cell>
              <table:table-cell office:value-type="float" office:value="19.9147759999998">
                <text:p>19.9147759999998</text:p>
              </table:table-cell>
              <table:table-cell office:value-type="float" office:value="19.7176">
                <text:p>19.71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016">
                <text:p>2.016</text:p>
              </table:table-cell>
              <table:table-cell office:value-type="float" office:value="19.9938815999998">
                <text:p>19.9938815999998</text:p>
              </table:table-cell>
              <table:table-cell office:value-type="float" office:value="19.7568">
                <text:p>19.75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02">
                <text:p>2.02</text:p>
              </table:table-cell>
              <table:table-cell office:value-type="float" office:value="20.0731439999998">
                <text:p>20.0731439999998</text:p>
              </table:table-cell>
              <table:table-cell office:value-type="float" office:value="19.796">
                <text:p>19.7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024">
                <text:p>2.024</text:p>
              </table:table-cell>
              <table:table-cell office:value-type="float" office:value="20.1525631999998">
                <text:p>20.1525631999998</text:p>
              </table:table-cell>
              <table:table-cell office:value-type="float" office:value="19.8352">
                <text:p>19.83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028">
                <text:p>2.028</text:p>
              </table:table-cell>
              <table:table-cell office:value-type="float" office:value="20.2321391999998">
                <text:p>20.2321391999998</text:p>
              </table:table-cell>
              <table:table-cell office:value-type="float" office:value="19.8744">
                <text:p>19.87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032">
                <text:p>2.032</text:p>
              </table:table-cell>
              <table:table-cell office:value-type="float" office:value="20.3118719999998">
                <text:p>20.3118719999998</text:p>
              </table:table-cell>
              <table:table-cell office:value-type="float" office:value="19.9136">
                <text:p>19.91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036">
                <text:p>2.036</text:p>
              </table:table-cell>
              <table:table-cell office:value-type="float" office:value="20.3917615999998">
                <text:p>20.3917615999998</text:p>
              </table:table-cell>
              <table:table-cell office:value-type="float" office:value="19.9528">
                <text:p>19.95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04">
                <text:p>2.04</text:p>
              </table:table-cell>
              <table:table-cell office:value-type="float" office:value="20.4718079999998">
                <text:p>20.4718079999998</text:p>
              </table:table-cell>
              <table:table-cell office:value-type="float" office:value="19.992">
                <text:p>19.9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044">
                <text:p>2.044</text:p>
              </table:table-cell>
              <table:table-cell office:value-type="float" office:value="20.5520111999998">
                <text:p>20.5520111999998</text:p>
              </table:table-cell>
              <table:table-cell office:value-type="float" office:value="20.0312">
                <text:p>20.03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048">
                <text:p>2.048</text:p>
              </table:table-cell>
              <table:table-cell office:value-type="float" office:value="20.6323711999998">
                <text:p>20.6323711999998</text:p>
              </table:table-cell>
              <table:table-cell office:value-type="float" office:value="20.0704">
                <text:p>20.07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052">
                <text:p>2.052</text:p>
              </table:table-cell>
              <table:table-cell office:value-type="float" office:value="20.7128879999998">
                <text:p>20.7128879999998</text:p>
              </table:table-cell>
              <table:table-cell office:value-type="float" office:value="20.1096">
                <text:p>20.10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056">
                <text:p>2.056</text:p>
              </table:table-cell>
              <table:table-cell office:value-type="float" office:value="20.7935615999998">
                <text:p>20.7935615999998</text:p>
              </table:table-cell>
              <table:table-cell office:value-type="float" office:value="20.1488">
                <text:p>20.14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06">
                <text:p>2.06</text:p>
              </table:table-cell>
              <table:table-cell office:value-type="float" office:value="20.8743919999998">
                <text:p>20.8743919999998</text:p>
              </table:table-cell>
              <table:table-cell office:value-type="float" office:value="20.188">
                <text:p>20.1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064">
                <text:p>2.064</text:p>
              </table:table-cell>
              <table:table-cell office:value-type="float" office:value="20.9553791999998">
                <text:p>20.9553791999998</text:p>
              </table:table-cell>
              <table:table-cell office:value-type="float" office:value="20.2272">
                <text:p>20.22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068">
                <text:p>2.068</text:p>
              </table:table-cell>
              <table:table-cell office:value-type="float" office:value="21.0365231999998">
                <text:p>21.0365231999998</text:p>
              </table:table-cell>
              <table:table-cell office:value-type="float" office:value="20.2664">
                <text:p>20.26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072">
                <text:p>2.072</text:p>
              </table:table-cell>
              <table:table-cell office:value-type="float" office:value="21.1178239999998">
                <text:p>21.1178239999998</text:p>
              </table:table-cell>
              <table:table-cell office:value-type="float" office:value="20.3056">
                <text:p>20.30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076">
                <text:p>2.076</text:p>
              </table:table-cell>
              <table:table-cell office:value-type="float" office:value="21.1992815999998">
                <text:p>21.1992815999998</text:p>
              </table:table-cell>
              <table:table-cell office:value-type="float" office:value="20.3448">
                <text:p>20.34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08">
                <text:p>2.08</text:p>
              </table:table-cell>
              <table:table-cell office:value-type="float" office:value="21.2808959999998">
                <text:p>21.2808959999998</text:p>
              </table:table-cell>
              <table:table-cell office:value-type="float" office:value="20.384">
                <text:p>20.3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084">
                <text:p>2.084</text:p>
              </table:table-cell>
              <table:table-cell office:value-type="float" office:value="21.3626671999998">
                <text:p>21.3626671999998</text:p>
              </table:table-cell>
              <table:table-cell office:value-type="float" office:value="20.4232">
                <text:p>20.42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088">
                <text:p>2.088</text:p>
              </table:table-cell>
              <table:table-cell office:value-type="float" office:value="21.4445951999998">
                <text:p>21.4445951999998</text:p>
              </table:table-cell>
              <table:table-cell office:value-type="float" office:value="20.4624">
                <text:p>20.462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092">
                <text:p>2.092</text:p>
              </table:table-cell>
              <table:table-cell office:value-type="float" office:value="21.5266799999998">
                <text:p>21.5266799999998</text:p>
              </table:table-cell>
              <table:table-cell office:value-type="float" office:value="20.5016">
                <text:p>20.50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096">
                <text:p>2.096</text:p>
              </table:table-cell>
              <table:table-cell office:value-type="float" office:value="21.6089215999998">
                <text:p>21.6089215999998</text:p>
              </table:table-cell>
              <table:table-cell office:value-type="float" office:value="20.5408">
                <text:p>20.54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1">
                <text:p>2.1</text:p>
              </table:table-cell>
              <table:table-cell office:value-type="float" office:value="21.6913199999998">
                <text:p>21.6913199999998</text:p>
              </table:table-cell>
              <table:table-cell office:value-type="float" office:value="20.58">
                <text:p>20.5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104">
                <text:p>2.104</text:p>
              </table:table-cell>
              <table:table-cell office:value-type="float" office:value="21.7738751999998">
                <text:p>21.7738751999998</text:p>
              </table:table-cell>
              <table:table-cell office:value-type="float" office:value="20.6192">
                <text:p>20.61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108">
                <text:p>2.108</text:p>
              </table:table-cell>
              <table:table-cell office:value-type="float" office:value="21.8565871999998">
                <text:p>21.8565871999998</text:p>
              </table:table-cell>
              <table:table-cell office:value-type="float" office:value="20.6584">
                <text:p>20.65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112">
                <text:p>2.112</text:p>
              </table:table-cell>
              <table:table-cell office:value-type="float" office:value="21.9394559999998">
                <text:p>21.9394559999998</text:p>
              </table:table-cell>
              <table:table-cell office:value-type="float" office:value="20.6976">
                <text:p>20.69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116">
                <text:p>2.116</text:p>
              </table:table-cell>
              <table:table-cell office:value-type="float" office:value="22.0224815999998">
                <text:p>22.0224815999998</text:p>
              </table:table-cell>
              <table:table-cell office:value-type="float" office:value="20.7368">
                <text:p>20.73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12">
                <text:p>2.12</text:p>
              </table:table-cell>
              <table:table-cell office:value-type="float" office:value="22.1056639999998">
                <text:p>22.1056639999998</text:p>
              </table:table-cell>
              <table:table-cell office:value-type="float" office:value="20.776">
                <text:p>20.7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124">
                <text:p>2.124</text:p>
              </table:table-cell>
              <table:table-cell office:value-type="float" office:value="22.1890031999998">
                <text:p>22.1890031999998</text:p>
              </table:table-cell>
              <table:table-cell office:value-type="float" office:value="20.8152">
                <text:p>20.81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128">
                <text:p>2.128</text:p>
              </table:table-cell>
              <table:table-cell office:value-type="float" office:value="22.2724991999998">
                <text:p>22.2724991999998</text:p>
              </table:table-cell>
              <table:table-cell office:value-type="float" office:value="20.8544">
                <text:p>20.85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32">
                <text:p>2.132</text:p>
              </table:table-cell>
              <table:table-cell office:value-type="float" office:value="22.3561519999998">
                <text:p>22.3561519999998</text:p>
              </table:table-cell>
              <table:table-cell office:value-type="float" office:value="20.8936">
                <text:p>20.89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136">
                <text:p>2.136</text:p>
              </table:table-cell>
              <table:table-cell office:value-type="float" office:value="22.4399615999998">
                <text:p>22.4399615999998</text:p>
              </table:table-cell>
              <table:table-cell office:value-type="float" office:value="20.9328">
                <text:p>20.93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14">
                <text:p>2.14</text:p>
              </table:table-cell>
              <table:table-cell office:value-type="float" office:value="22.5239279999998">
                <text:p>22.5239279999998</text:p>
              </table:table-cell>
              <table:table-cell office:value-type="float" office:value="20.972">
                <text:p>20.9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144">
                <text:p>2.144</text:p>
              </table:table-cell>
              <table:table-cell office:value-type="float" office:value="22.6080511999998">
                <text:p>22.6080511999998</text:p>
              </table:table-cell>
              <table:table-cell office:value-type="float" office:value="21.0112">
                <text:p>21.01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148">
                <text:p>2.148</text:p>
              </table:table-cell>
              <table:table-cell office:value-type="float" office:value="22.6923311999998">
                <text:p>22.6923311999998</text:p>
              </table:table-cell>
              <table:table-cell office:value-type="float" office:value="21.0504">
                <text:p>21.05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152">
                <text:p>2.152</text:p>
              </table:table-cell>
              <table:table-cell office:value-type="float" office:value="22.7767679999998">
                <text:p>22.7767679999998</text:p>
              </table:table-cell>
              <table:table-cell office:value-type="float" office:value="21.0896">
                <text:p>21.08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156">
                <text:p>2.156</text:p>
              </table:table-cell>
              <table:table-cell office:value-type="float" office:value="22.8613615999998">
                <text:p>22.8613615999998</text:p>
              </table:table-cell>
              <table:table-cell office:value-type="float" office:value="21.1288">
                <text:p>21.12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16">
                <text:p>2.16</text:p>
              </table:table-cell>
              <table:table-cell office:value-type="float" office:value="22.9461119999998">
                <text:p>22.9461119999998</text:p>
              </table:table-cell>
              <table:table-cell office:value-type="float" office:value="21.168">
                <text:p>21.1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164">
                <text:p>2.164</text:p>
              </table:table-cell>
              <table:table-cell office:value-type="float" office:value="23.0310191999998">
                <text:p>23.0310191999998</text:p>
              </table:table-cell>
              <table:table-cell office:value-type="float" office:value="21.2072">
                <text:p>21.20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168">
                <text:p>2.168</text:p>
              </table:table-cell>
              <table:table-cell office:value-type="float" office:value="23.1160831999998">
                <text:p>23.1160831999998</text:p>
              </table:table-cell>
              <table:table-cell office:value-type="float" office:value="21.2464">
                <text:p>21.24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172">
                <text:p>2.172</text:p>
              </table:table-cell>
              <table:table-cell office:value-type="float" office:value="23.2013039999998">
                <text:p>23.2013039999998</text:p>
              </table:table-cell>
              <table:table-cell office:value-type="float" office:value="21.2856">
                <text:p>21.28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76">
                <text:p>2.176</text:p>
              </table:table-cell>
              <table:table-cell office:value-type="float" office:value="23.2866815999998">
                <text:p>23.2866815999998</text:p>
              </table:table-cell>
              <table:table-cell office:value-type="float" office:value="21.3248">
                <text:p>21.32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18">
                <text:p>2.18</text:p>
              </table:table-cell>
              <table:table-cell office:value-type="float" office:value="23.3722159999998">
                <text:p>23.3722159999998</text:p>
              </table:table-cell>
              <table:table-cell office:value-type="float" office:value="21.364">
                <text:p>21.3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184">
                <text:p>2.184</text:p>
              </table:table-cell>
              <table:table-cell office:value-type="float" office:value="23.4579071999998">
                <text:p>23.4579071999998</text:p>
              </table:table-cell>
              <table:table-cell office:value-type="float" office:value="21.4032">
                <text:p>21.40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188">
                <text:p>2.188</text:p>
              </table:table-cell>
              <table:table-cell office:value-type="float" office:value="23.5437551999998">
                <text:p>23.5437551999998</text:p>
              </table:table-cell>
              <table:table-cell office:value-type="float" office:value="21.4424">
                <text:p>21.442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192">
                <text:p>2.192</text:p>
              </table:table-cell>
              <table:table-cell office:value-type="float" office:value="23.6297599999998">
                <text:p>23.6297599999998</text:p>
              </table:table-cell>
              <table:table-cell office:value-type="float" office:value="21.4816">
                <text:p>21.48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196">
                <text:p>2.196</text:p>
              </table:table-cell>
              <table:table-cell office:value-type="float" office:value="23.7159215999998">
                <text:p>23.7159215999998</text:p>
              </table:table-cell>
              <table:table-cell office:value-type="float" office:value="21.5208">
                <text:p>21.52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2">
                <text:p>2.2</text:p>
              </table:table-cell>
              <table:table-cell office:value-type="float" office:value="23.8022399999998">
                <text:p>23.8022399999998</text:p>
              </table:table-cell>
              <table:table-cell office:value-type="float" office:value="21.56">
                <text:p>21.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204">
                <text:p>2.204</text:p>
              </table:table-cell>
              <table:table-cell office:value-type="float" office:value="23.8887151999998">
                <text:p>23.8887151999998</text:p>
              </table:table-cell>
              <table:table-cell office:value-type="float" office:value="21.5992">
                <text:p>21.59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208">
                <text:p>2.208</text:p>
              </table:table-cell>
              <table:table-cell office:value-type="float" office:value="23.9753471999998">
                <text:p>23.9753471999998</text:p>
              </table:table-cell>
              <table:table-cell office:value-type="float" office:value="21.6384">
                <text:p>21.63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212">
                <text:p>2.212</text:p>
              </table:table-cell>
              <table:table-cell office:value-type="float" office:value="24.0621359999998">
                <text:p>24.0621359999998</text:p>
              </table:table-cell>
              <table:table-cell office:value-type="float" office:value="21.6776">
                <text:p>21.67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216">
                <text:p>2.216</text:p>
              </table:table-cell>
              <table:table-cell office:value-type="float" office:value="24.1490815999998">
                <text:p>24.1490815999998</text:p>
              </table:table-cell>
              <table:table-cell office:value-type="float" office:value="21.7168">
                <text:p>21.71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22">
                <text:p>2.22</text:p>
              </table:table-cell>
              <table:table-cell office:value-type="float" office:value="24.2361839999998">
                <text:p>24.2361839999998</text:p>
              </table:table-cell>
              <table:table-cell office:value-type="float" office:value="21.756">
                <text:p>21.7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224">
                <text:p>2.224</text:p>
              </table:table-cell>
              <table:table-cell office:value-type="float" office:value="24.3234431999998">
                <text:p>24.3234431999998</text:p>
              </table:table-cell>
              <table:table-cell office:value-type="float" office:value="21.7952">
                <text:p>21.79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228">
                <text:p>2.228</text:p>
              </table:table-cell>
              <table:table-cell office:value-type="float" office:value="24.4108591999998">
                <text:p>24.4108591999998</text:p>
              </table:table-cell>
              <table:table-cell office:value-type="float" office:value="21.8344">
                <text:p>21.83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232">
                <text:p>2.232</text:p>
              </table:table-cell>
              <table:table-cell office:value-type="float" office:value="24.4984319999998">
                <text:p>24.4984319999998</text:p>
              </table:table-cell>
              <table:table-cell office:value-type="float" office:value="21.8736">
                <text:p>21.87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236">
                <text:p>2.236</text:p>
              </table:table-cell>
              <table:table-cell office:value-type="float" office:value="24.5861615999998">
                <text:p>24.5861615999998</text:p>
              </table:table-cell>
              <table:table-cell office:value-type="float" office:value="21.9128">
                <text:p>21.91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24">
                <text:p>2.24</text:p>
              </table:table-cell>
              <table:table-cell office:value-type="float" office:value="24.6740479999998">
                <text:p>24.6740479999998</text:p>
              </table:table-cell>
              <table:table-cell office:value-type="float" office:value="21.952">
                <text:p>21.9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244">
                <text:p>2.244</text:p>
              </table:table-cell>
              <table:table-cell office:value-type="float" office:value="24.7620911999998">
                <text:p>24.7620911999998</text:p>
              </table:table-cell>
              <table:table-cell office:value-type="float" office:value="21.9912">
                <text:p>21.99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248">
                <text:p>2.248</text:p>
              </table:table-cell>
              <table:table-cell office:value-type="float" office:value="24.8502911999998">
                <text:p>24.8502911999998</text:p>
              </table:table-cell>
              <table:table-cell office:value-type="float" office:value="22.0304">
                <text:p>22.03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252">
                <text:p>2.252</text:p>
              </table:table-cell>
              <table:table-cell office:value-type="float" office:value="24.9386479999998">
                <text:p>24.9386479999998</text:p>
              </table:table-cell>
              <table:table-cell office:value-type="float" office:value="22.0696">
                <text:p>22.06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256">
                <text:p>2.256</text:p>
              </table:table-cell>
              <table:table-cell office:value-type="float" office:value="25.0271615999998">
                <text:p>25.0271615999998</text:p>
              </table:table-cell>
              <table:table-cell office:value-type="float" office:value="22.1088">
                <text:p>22.10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26">
                <text:p>2.26</text:p>
              </table:table-cell>
              <table:table-cell office:value-type="float" office:value="25.1158319999998">
                <text:p>25.1158319999998</text:p>
              </table:table-cell>
              <table:table-cell office:value-type="float" office:value="22.148">
                <text:p>22.1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264">
                <text:p>2.264</text:p>
              </table:table-cell>
              <table:table-cell office:value-type="float" office:value="25.2046591999998">
                <text:p>25.2046591999998</text:p>
              </table:table-cell>
              <table:table-cell office:value-type="float" office:value="22.1872">
                <text:p>22.18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268">
                <text:p>2.268</text:p>
              </table:table-cell>
              <table:table-cell office:value-type="float" office:value="25.2936431999998">
                <text:p>25.2936431999998</text:p>
              </table:table-cell>
              <table:table-cell office:value-type="float" office:value="22.2264">
                <text:p>22.22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272">
                <text:p>2.272</text:p>
              </table:table-cell>
              <table:table-cell office:value-type="float" office:value="25.3827839999998">
                <text:p>25.3827839999998</text:p>
              </table:table-cell>
              <table:table-cell office:value-type="float" office:value="22.2656">
                <text:p>22.26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276">
                <text:p>2.276</text:p>
              </table:table-cell>
              <table:table-cell office:value-type="float" office:value="25.4720815999998">
                <text:p>25.4720815999998</text:p>
              </table:table-cell>
              <table:table-cell office:value-type="float" office:value="22.3048">
                <text:p>22.304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28">
                <text:p>2.28</text:p>
              </table:table-cell>
              <table:table-cell office:value-type="float" office:value="25.5615359999998">
                <text:p>25.5615359999998</text:p>
              </table:table-cell>
              <table:table-cell office:value-type="float" office:value="22.344">
                <text:p>22.3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284">
                <text:p>2.284</text:p>
              </table:table-cell>
              <table:table-cell office:value-type="float" office:value="25.6511471999998">
                <text:p>25.6511471999998</text:p>
              </table:table-cell>
              <table:table-cell office:value-type="float" office:value="22.3832">
                <text:p>22.38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288">
                <text:p>2.288</text:p>
              </table:table-cell>
              <table:table-cell office:value-type="float" office:value="25.7409151999998">
                <text:p>25.7409151999998</text:p>
              </table:table-cell>
              <table:table-cell office:value-type="float" office:value="22.4224">
                <text:p>22.422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292">
                <text:p>2.292</text:p>
              </table:table-cell>
              <table:table-cell office:value-type="float" office:value="25.8308399999998">
                <text:p>25.8308399999998</text:p>
              </table:table-cell>
              <table:table-cell office:value-type="float" office:value="22.4616">
                <text:p>22.46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296">
                <text:p>2.296</text:p>
              </table:table-cell>
              <table:table-cell office:value-type="float" office:value="25.9209215999998">
                <text:p>25.9209215999998</text:p>
              </table:table-cell>
              <table:table-cell office:value-type="float" office:value="22.5008">
                <text:p>22.50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3">
                <text:p>2.3</text:p>
              </table:table-cell>
              <table:table-cell office:value-type="float" office:value="26.0111599999998">
                <text:p>26.0111599999998</text:p>
              </table:table-cell>
              <table:table-cell office:value-type="float" office:value="22.54">
                <text:p>22.5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304">
                <text:p>2.304</text:p>
              </table:table-cell>
              <table:table-cell office:value-type="float" office:value="26.1015551999998">
                <text:p>26.1015551999998</text:p>
              </table:table-cell>
              <table:table-cell office:value-type="float" office:value="22.5792">
                <text:p>22.57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308">
                <text:p>2.308</text:p>
              </table:table-cell>
              <table:table-cell office:value-type="float" office:value="26.1921071999998">
                <text:p>26.1921071999998</text:p>
              </table:table-cell>
              <table:table-cell office:value-type="float" office:value="22.6184">
                <text:p>22.618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312">
                <text:p>2.312</text:p>
              </table:table-cell>
              <table:table-cell office:value-type="float" office:value="26.2828159999998">
                <text:p>26.2828159999998</text:p>
              </table:table-cell>
              <table:table-cell office:value-type="float" office:value="22.6576">
                <text:p>22.657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316">
                <text:p>2.316</text:p>
              </table:table-cell>
              <table:table-cell office:value-type="float" office:value="26.3736815999998">
                <text:p>26.3736815999998</text:p>
              </table:table-cell>
              <table:table-cell office:value-type="float" office:value="22.6968">
                <text:p>22.69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32">
                <text:p>2.32</text:p>
              </table:table-cell>
              <table:table-cell office:value-type="float" office:value="26.4647039999998">
                <text:p>26.4647039999998</text:p>
              </table:table-cell>
              <table:table-cell office:value-type="float" office:value="22.736">
                <text:p>22.7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324">
                <text:p>2.324</text:p>
              </table:table-cell>
              <table:table-cell office:value-type="float" office:value="26.5558831999998">
                <text:p>26.5558831999998</text:p>
              </table:table-cell>
              <table:table-cell office:value-type="float" office:value="22.7752">
                <text:p>22.775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328">
                <text:p>2.328</text:p>
              </table:table-cell>
              <table:table-cell office:value-type="float" office:value="26.6472191999998">
                <text:p>26.6472191999998</text:p>
              </table:table-cell>
              <table:table-cell office:value-type="float" office:value="22.8144">
                <text:p>22.81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332">
                <text:p>2.332</text:p>
              </table:table-cell>
              <table:table-cell office:value-type="float" office:value="26.7387119999998">
                <text:p>26.7387119999998</text:p>
              </table:table-cell>
              <table:table-cell office:value-type="float" office:value="22.8536">
                <text:p>22.85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336">
                <text:p>2.336</text:p>
              </table:table-cell>
              <table:table-cell office:value-type="float" office:value="26.8303615999998">
                <text:p>26.8303615999998</text:p>
              </table:table-cell>
              <table:table-cell office:value-type="float" office:value="22.8928">
                <text:p>22.89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34">
                <text:p>2.34</text:p>
              </table:table-cell>
              <table:table-cell office:value-type="float" office:value="26.9221679999998">
                <text:p>26.9221679999998</text:p>
              </table:table-cell>
              <table:table-cell office:value-type="float" office:value="22.932">
                <text:p>22.9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344">
                <text:p>2.344</text:p>
              </table:table-cell>
              <table:table-cell office:value-type="float" office:value="27.0141311999998">
                <text:p>27.0141311999998</text:p>
              </table:table-cell>
              <table:table-cell office:value-type="float" office:value="22.9712">
                <text:p>22.97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348">
                <text:p>2.348</text:p>
              </table:table-cell>
              <table:table-cell office:value-type="float" office:value="27.1062511999998">
                <text:p>27.1062511999998</text:p>
              </table:table-cell>
              <table:table-cell office:value-type="float" office:value="23.0104">
                <text:p>23.01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352">
                <text:p>2.352</text:p>
              </table:table-cell>
              <table:table-cell office:value-type="float" office:value="27.1985279999998">
                <text:p>27.1985279999998</text:p>
              </table:table-cell>
              <table:table-cell office:value-type="float" office:value="23.0496">
                <text:p>23.04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356">
                <text:p>2.356</text:p>
              </table:table-cell>
              <table:table-cell office:value-type="float" office:value="27.2909615999998">
                <text:p>27.2909615999998</text:p>
              </table:table-cell>
              <table:table-cell office:value-type="float" office:value="23.0888">
                <text:p>23.08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36">
                <text:p>2.36</text:p>
              </table:table-cell>
              <table:table-cell office:value-type="float" office:value="27.3835519999998">
                <text:p>27.3835519999998</text:p>
              </table:table-cell>
              <table:table-cell office:value-type="float" office:value="23.128">
                <text:p>23.1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364">
                <text:p>2.364</text:p>
              </table:table-cell>
              <table:table-cell office:value-type="float" office:value="27.4762991999998">
                <text:p>27.4762991999998</text:p>
              </table:table-cell>
              <table:table-cell office:value-type="float" office:value="23.1672">
                <text:p>23.16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368">
                <text:p>2.368</text:p>
              </table:table-cell>
              <table:table-cell office:value-type="float" office:value="27.5692031999998">
                <text:p>27.5692031999998</text:p>
              </table:table-cell>
              <table:table-cell office:value-type="float" office:value="23.2064">
                <text:p>23.20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372">
                <text:p>2.372</text:p>
              </table:table-cell>
              <table:table-cell office:value-type="float" office:value="27.6622639999998">
                <text:p>27.6622639999998</text:p>
              </table:table-cell>
              <table:table-cell office:value-type="float" office:value="23.2456">
                <text:p>23.24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376">
                <text:p>2.376</text:p>
              </table:table-cell>
              <table:table-cell office:value-type="float" office:value="27.7554815999998">
                <text:p>27.7554815999998</text:p>
              </table:table-cell>
              <table:table-cell office:value-type="float" office:value="23.2848000000001">
                <text:p>23.284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38">
                <text:p>2.38</text:p>
              </table:table-cell>
              <table:table-cell office:value-type="float" office:value="27.8488559999998">
                <text:p>27.8488559999998</text:p>
              </table:table-cell>
              <table:table-cell office:value-type="float" office:value="23.3240000000001">
                <text:p>23.32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384">
                <text:p>2.384</text:p>
              </table:table-cell>
              <table:table-cell office:value-type="float" office:value="27.9423871999998">
                <text:p>27.9423871999998</text:p>
              </table:table-cell>
              <table:table-cell office:value-type="float" office:value="23.3632">
                <text:p>23.363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388">
                <text:p>2.388</text:p>
              </table:table-cell>
              <table:table-cell office:value-type="float" office:value="28.0360751999998">
                <text:p>28.0360751999998</text:p>
              </table:table-cell>
              <table:table-cell office:value-type="float" office:value="23.4024000000001">
                <text:p>23.402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392">
                <text:p>2.392</text:p>
              </table:table-cell>
              <table:table-cell office:value-type="float" office:value="28.1299199999998">
                <text:p>28.1299199999998</text:p>
              </table:table-cell>
              <table:table-cell office:value-type="float" office:value="23.4416000000001">
                <text:p>23.441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396">
                <text:p>2.396</text:p>
              </table:table-cell>
              <table:table-cell office:value-type="float" office:value="28.2239215999998">
                <text:p>28.2239215999998</text:p>
              </table:table-cell>
              <table:table-cell office:value-type="float" office:value="23.4808000000001">
                <text:p>23.480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4">
                <text:p>2.4</text:p>
              </table:table-cell>
              <table:table-cell office:value-type="float" office:value="28.3180799999998">
                <text:p>28.3180799999998</text:p>
              </table:table-cell>
              <table:table-cell office:value-type="float" office:value="23.5200000000001">
                <text:p>23.52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404">
                <text:p>2.404</text:p>
              </table:table-cell>
              <table:table-cell office:value-type="float" office:value="28.4123951999998">
                <text:p>28.4123951999998</text:p>
              </table:table-cell>
              <table:table-cell office:value-type="float" office:value="23.5592000000001">
                <text:p>23.559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408">
                <text:p>2.408</text:p>
              </table:table-cell>
              <table:table-cell office:value-type="float" office:value="28.5068671999998">
                <text:p>28.5068671999998</text:p>
              </table:table-cell>
              <table:table-cell office:value-type="float" office:value="23.5984000000001">
                <text:p>23.598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412">
                <text:p>2.412</text:p>
              </table:table-cell>
              <table:table-cell office:value-type="float" office:value="28.6014959999998">
                <text:p>28.6014959999998</text:p>
              </table:table-cell>
              <table:table-cell office:value-type="float" office:value="23.6376000000001">
                <text:p>23.637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416">
                <text:p>2.416</text:p>
              </table:table-cell>
              <table:table-cell office:value-type="float" office:value="28.6962815999998">
                <text:p>28.6962815999998</text:p>
              </table:table-cell>
              <table:table-cell office:value-type="float" office:value="23.6768000000001">
                <text:p>23.676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42">
                <text:p>2.42</text:p>
              </table:table-cell>
              <table:table-cell office:value-type="float" office:value="28.7912239999998">
                <text:p>28.7912239999998</text:p>
              </table:table-cell>
              <table:table-cell office:value-type="float" office:value="23.7160000000001">
                <text:p>23.71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424">
                <text:p>2.424</text:p>
              </table:table-cell>
              <table:table-cell office:value-type="float" office:value="28.8863231999998">
                <text:p>28.8863231999998</text:p>
              </table:table-cell>
              <table:table-cell office:value-type="float" office:value="23.7552000000001">
                <text:p>23.755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428">
                <text:p>2.428</text:p>
              </table:table-cell>
              <table:table-cell office:value-type="float" office:value="28.9815791999998">
                <text:p>28.9815791999998</text:p>
              </table:table-cell>
              <table:table-cell office:value-type="float" office:value="23.7944000000001">
                <text:p>23.794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432">
                <text:p>2.432</text:p>
              </table:table-cell>
              <table:table-cell office:value-type="float" office:value="29.0769919999998">
                <text:p>29.0769919999998</text:p>
              </table:table-cell>
              <table:table-cell office:value-type="float" office:value="23.8336000000001">
                <text:p>23.833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436">
                <text:p>2.436</text:p>
              </table:table-cell>
              <table:table-cell office:value-type="float" office:value="29.1725615999998">
                <text:p>29.1725615999998</text:p>
              </table:table-cell>
              <table:table-cell office:value-type="float" office:value="23.8728000000001">
                <text:p>23.872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44">
                <text:p>2.44</text:p>
              </table:table-cell>
              <table:table-cell office:value-type="float" office:value="29.2682879999998">
                <text:p>29.2682879999998</text:p>
              </table:table-cell>
              <table:table-cell office:value-type="float" office:value="23.9120000000001">
                <text:p>23.91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444">
                <text:p>2.444</text:p>
              </table:table-cell>
              <table:table-cell office:value-type="float" office:value="29.3641711999998">
                <text:p>29.3641711999998</text:p>
              </table:table-cell>
              <table:table-cell office:value-type="float" office:value="23.9512000000001">
                <text:p>23.951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448">
                <text:p>2.448</text:p>
              </table:table-cell>
              <table:table-cell office:value-type="float" office:value="29.4602111999998">
                <text:p>29.4602111999998</text:p>
              </table:table-cell>
              <table:table-cell office:value-type="float" office:value="23.9904000000001">
                <text:p>23.990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452">
                <text:p>2.452</text:p>
              </table:table-cell>
              <table:table-cell office:value-type="float" office:value="29.5564079999998">
                <text:p>29.5564079999998</text:p>
              </table:table-cell>
              <table:table-cell office:value-type="float" office:value="24.0296000000001">
                <text:p>24.029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456">
                <text:p>2.456</text:p>
              </table:table-cell>
              <table:table-cell office:value-type="float" office:value="29.6527615999998">
                <text:p>29.6527615999998</text:p>
              </table:table-cell>
              <table:table-cell office:value-type="float" office:value="24.0688000000001">
                <text:p>24.068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46">
                <text:p>2.46</text:p>
              </table:table-cell>
              <table:table-cell office:value-type="float" office:value="29.7492719999998">
                <text:p>29.7492719999998</text:p>
              </table:table-cell>
              <table:table-cell office:value-type="float" office:value="24.1080000000001">
                <text:p>24.10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464">
                <text:p>2.464</text:p>
              </table:table-cell>
              <table:table-cell office:value-type="float" office:value="29.8459391999998">
                <text:p>29.8459391999998</text:p>
              </table:table-cell>
              <table:table-cell office:value-type="float" office:value="24.1472000000001">
                <text:p>24.147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468">
                <text:p>2.468</text:p>
              </table:table-cell>
              <table:table-cell office:value-type="float" office:value="29.9427631999998">
                <text:p>29.9427631999998</text:p>
              </table:table-cell>
              <table:table-cell office:value-type="float" office:value="24.1864000000001">
                <text:p>24.186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472">
                <text:p>2.472</text:p>
              </table:table-cell>
              <table:table-cell office:value-type="float" office:value="30.0397439999998">
                <text:p>30.0397439999998</text:p>
              </table:table-cell>
              <table:table-cell office:value-type="float" office:value="24.2256000000001">
                <text:p>24.225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476">
                <text:p>2.476</text:p>
              </table:table-cell>
              <table:table-cell office:value-type="float" office:value="30.1368815999998">
                <text:p>30.1368815999998</text:p>
              </table:table-cell>
              <table:table-cell office:value-type="float" office:value="24.2648000000001">
                <text:p>24.264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48">
                <text:p>2.48</text:p>
              </table:table-cell>
              <table:table-cell office:value-type="float" office:value="30.2341759999998">
                <text:p>30.2341759999998</text:p>
              </table:table-cell>
              <table:table-cell office:value-type="float" office:value="24.3040000000001">
                <text:p>24.30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484">
                <text:p>2.484</text:p>
              </table:table-cell>
              <table:table-cell office:value-type="float" office:value="30.3316271999998">
                <text:p>30.3316271999998</text:p>
              </table:table-cell>
              <table:table-cell office:value-type="float" office:value="24.3432000000001">
                <text:p>24.343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488">
                <text:p>2.488</text:p>
              </table:table-cell>
              <table:table-cell office:value-type="float" office:value="30.4292351999998">
                <text:p>30.4292351999998</text:p>
              </table:table-cell>
              <table:table-cell office:value-type="float" office:value="24.3824000000001">
                <text:p>24.382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492">
                <text:p>2.492</text:p>
              </table:table-cell>
              <table:table-cell office:value-type="float" office:value="30.5269999999998">
                <text:p>30.5269999999998</text:p>
              </table:table-cell>
              <table:table-cell office:value-type="float" office:value="24.4216000000001">
                <text:p>24.421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496">
                <text:p>2.496</text:p>
              </table:table-cell>
              <table:table-cell office:value-type="float" office:value="30.6249215999998">
                <text:p>30.6249215999998</text:p>
              </table:table-cell>
              <table:table-cell office:value-type="float" office:value="24.4608000000001">
                <text:p>24.460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5">
                <text:p>2.5</text:p>
              </table:table-cell>
              <table:table-cell office:value-type="float" office:value="30.7229999999998">
                <text:p>30.7229999999998</text:p>
              </table:table-cell>
              <table:table-cell office:value-type="float" office:value="24.5000000000001">
                <text:p>24.50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504">
                <text:p>2.504</text:p>
              </table:table-cell>
              <table:table-cell office:value-type="float" office:value="30.8212351999998">
                <text:p>30.8212351999998</text:p>
              </table:table-cell>
              <table:table-cell office:value-type="float" office:value="24.5392000000001">
                <text:p>24.539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508">
                <text:p>2.508</text:p>
              </table:table-cell>
              <table:table-cell office:value-type="float" office:value="30.9196271999998">
                <text:p>30.9196271999998</text:p>
              </table:table-cell>
              <table:table-cell office:value-type="float" office:value="24.5784000000001">
                <text:p>24.578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512">
                <text:p>2.512</text:p>
              </table:table-cell>
              <table:table-cell office:value-type="float" office:value="31.0181759999998">
                <text:p>31.0181759999998</text:p>
              </table:table-cell>
              <table:table-cell office:value-type="float" office:value="24.6176000000001">
                <text:p>24.617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516">
                <text:p>2.516</text:p>
              </table:table-cell>
              <table:table-cell office:value-type="float" office:value="31.1168815999998">
                <text:p>31.1168815999998</text:p>
              </table:table-cell>
              <table:table-cell office:value-type="float" office:value="24.6568000000001">
                <text:p>24.656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52">
                <text:p>2.52</text:p>
              </table:table-cell>
              <table:table-cell office:value-type="float" office:value="31.2157439999998">
                <text:p>31.2157439999998</text:p>
              </table:table-cell>
              <table:table-cell office:value-type="float" office:value="24.6960000000001">
                <text:p>24.69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524">
                <text:p>2.524</text:p>
              </table:table-cell>
              <table:table-cell office:value-type="float" office:value="31.3147631999998">
                <text:p>31.3147631999998</text:p>
              </table:table-cell>
              <table:table-cell office:value-type="float" office:value="24.7352000000001">
                <text:p>24.735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528">
                <text:p>2.528</text:p>
              </table:table-cell>
              <table:table-cell office:value-type="float" office:value="31.4139391999998">
                <text:p>31.4139391999998</text:p>
              </table:table-cell>
              <table:table-cell office:value-type="float" office:value="24.7744000000001">
                <text:p>24.774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532">
                <text:p>2.532</text:p>
              </table:table-cell>
              <table:table-cell office:value-type="float" office:value="31.5132719999998">
                <text:p>31.5132719999998</text:p>
              </table:table-cell>
              <table:table-cell office:value-type="float" office:value="24.8136000000001">
                <text:p>24.813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536">
                <text:p>2.536</text:p>
              </table:table-cell>
              <table:table-cell office:value-type="float" office:value="31.6127615999998">
                <text:p>31.6127615999998</text:p>
              </table:table-cell>
              <table:table-cell office:value-type="float" office:value="24.8528000000001">
                <text:p>24.852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54">
                <text:p>2.54</text:p>
              </table:table-cell>
              <table:table-cell office:value-type="float" office:value="31.7124079999998">
                <text:p>31.7124079999998</text:p>
              </table:table-cell>
              <table:table-cell office:value-type="float" office:value="24.8920000000001">
                <text:p>24.89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544">
                <text:p>2.544</text:p>
              </table:table-cell>
              <table:table-cell office:value-type="float" office:value="31.8122111999998">
                <text:p>31.8122111999998</text:p>
              </table:table-cell>
              <table:table-cell office:value-type="float" office:value="24.9312000000001">
                <text:p>24.931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548">
                <text:p>2.548</text:p>
              </table:table-cell>
              <table:table-cell office:value-type="float" office:value="31.9121711999998">
                <text:p>31.9121711999998</text:p>
              </table:table-cell>
              <table:table-cell office:value-type="float" office:value="24.9704000000001">
                <text:p>24.970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552">
                <text:p>2.552</text:p>
              </table:table-cell>
              <table:table-cell office:value-type="float" office:value="32.0122879999998">
                <text:p>32.0122879999998</text:p>
              </table:table-cell>
              <table:table-cell office:value-type="float" office:value="25.0096000000001">
                <text:p>25.009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556">
                <text:p>2.556</text:p>
              </table:table-cell>
              <table:table-cell office:value-type="float" office:value="32.1125615999998">
                <text:p>32.1125615999998</text:p>
              </table:table-cell>
              <table:table-cell office:value-type="float" office:value="25.0488000000001">
                <text:p>25.048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56">
                <text:p>2.56</text:p>
              </table:table-cell>
              <table:table-cell office:value-type="float" office:value="32.2129919999998">
                <text:p>32.2129919999998</text:p>
              </table:table-cell>
              <table:table-cell office:value-type="float" office:value="25.0880000000001">
                <text:p>25.08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564">
                <text:p>2.564</text:p>
              </table:table-cell>
              <table:table-cell office:value-type="float" office:value="32.3135791999998">
                <text:p>32.3135791999998</text:p>
              </table:table-cell>
              <table:table-cell office:value-type="float" office:value="25.1272000000001">
                <text:p>25.127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568">
                <text:p>2.568</text:p>
              </table:table-cell>
              <table:table-cell office:value-type="float" office:value="32.4143231999998">
                <text:p>32.4143231999998</text:p>
              </table:table-cell>
              <table:table-cell office:value-type="float" office:value="25.1664000000001">
                <text:p>25.166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572">
                <text:p>2.572</text:p>
              </table:table-cell>
              <table:table-cell office:value-type="float" office:value="32.5152239999998">
                <text:p>32.5152239999998</text:p>
              </table:table-cell>
              <table:table-cell office:value-type="float" office:value="25.2056000000001">
                <text:p>25.205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576">
                <text:p>2.576</text:p>
              </table:table-cell>
              <table:table-cell office:value-type="float" office:value="32.6162815999998">
                <text:p>32.6162815999998</text:p>
              </table:table-cell>
              <table:table-cell office:value-type="float" office:value="25.2448000000001">
                <text:p>25.244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58">
                <text:p>2.58</text:p>
              </table:table-cell>
              <table:table-cell office:value-type="float" office:value="32.7174959999998">
                <text:p>32.7174959999998</text:p>
              </table:table-cell>
              <table:table-cell office:value-type="float" office:value="25.2840000000001">
                <text:p>25.28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584">
                <text:p>2.584</text:p>
              </table:table-cell>
              <table:table-cell office:value-type="float" office:value="32.8188671999998">
                <text:p>32.8188671999998</text:p>
              </table:table-cell>
              <table:table-cell office:value-type="float" office:value="25.3232000000001">
                <text:p>25.323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588">
                <text:p>2.588</text:p>
              </table:table-cell>
              <table:table-cell office:value-type="float" office:value="32.9203951999998">
                <text:p>32.9203951999998</text:p>
              </table:table-cell>
              <table:table-cell office:value-type="float" office:value="25.3624000000001">
                <text:p>25.362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592">
                <text:p>2.592</text:p>
              </table:table-cell>
              <table:table-cell office:value-type="float" office:value="33.0220799999998">
                <text:p>33.0220799999998</text:p>
              </table:table-cell>
              <table:table-cell office:value-type="float" office:value="25.4016000000001">
                <text:p>25.401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596">
                <text:p>2.596</text:p>
              </table:table-cell>
              <table:table-cell office:value-type="float" office:value="33.1239215999998">
                <text:p>33.1239215999998</text:p>
              </table:table-cell>
              <table:table-cell office:value-type="float" office:value="25.4408000000001">
                <text:p>25.440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6">
                <text:p>2.6</text:p>
              </table:table-cell>
              <table:table-cell office:value-type="float" office:value="33.2259199999998">
                <text:p>33.2259199999998</text:p>
              </table:table-cell>
              <table:table-cell office:value-type="float" office:value="25.4800000000001">
                <text:p>25.48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604">
                <text:p>2.604</text:p>
              </table:table-cell>
              <table:table-cell office:value-type="float" office:value="33.3280751999998">
                <text:p>33.3280751999998</text:p>
              </table:table-cell>
              <table:table-cell office:value-type="float" office:value="25.5192000000001">
                <text:p>25.519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608">
                <text:p>2.608</text:p>
              </table:table-cell>
              <table:table-cell office:value-type="float" office:value="33.4303871999998">
                <text:p>33.4303871999998</text:p>
              </table:table-cell>
              <table:table-cell office:value-type="float" office:value="25.5584000000001">
                <text:p>25.558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612">
                <text:p>2.612</text:p>
              </table:table-cell>
              <table:table-cell office:value-type="float" office:value="33.5328559999998">
                <text:p>33.5328559999998</text:p>
              </table:table-cell>
              <table:table-cell office:value-type="float" office:value="25.5976000000001">
                <text:p>25.597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616">
                <text:p>2.616</text:p>
              </table:table-cell>
              <table:table-cell office:value-type="float" office:value="33.6354815999998">
                <text:p>33.6354815999998</text:p>
              </table:table-cell>
              <table:table-cell office:value-type="float" office:value="25.6368000000001">
                <text:p>25.636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62">
                <text:p>2.62</text:p>
              </table:table-cell>
              <table:table-cell office:value-type="float" office:value="33.7382639999998">
                <text:p>33.7382639999998</text:p>
              </table:table-cell>
              <table:table-cell office:value-type="float" office:value="25.6760000000001">
                <text:p>25.67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624">
                <text:p>2.624</text:p>
              </table:table-cell>
              <table:table-cell office:value-type="float" office:value="33.8412031999998">
                <text:p>33.8412031999998</text:p>
              </table:table-cell>
              <table:table-cell office:value-type="float" office:value="25.7152000000001">
                <text:p>25.715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628">
                <text:p>2.628</text:p>
              </table:table-cell>
              <table:table-cell office:value-type="float" office:value="33.9442991999998">
                <text:p>33.9442991999998</text:p>
              </table:table-cell>
              <table:table-cell office:value-type="float" office:value="25.7544000000001">
                <text:p>25.754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632">
                <text:p>2.632</text:p>
              </table:table-cell>
              <table:table-cell office:value-type="float" office:value="34.0475519999998">
                <text:p>34.0475519999998</text:p>
              </table:table-cell>
              <table:table-cell office:value-type="float" office:value="25.7936000000001">
                <text:p>25.793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636">
                <text:p>2.636</text:p>
              </table:table-cell>
              <table:table-cell office:value-type="float" office:value="34.1509615999998">
                <text:p>34.1509615999998</text:p>
              </table:table-cell>
              <table:table-cell office:value-type="float" office:value="25.8328000000001">
                <text:p>25.832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64">
                <text:p>2.64</text:p>
              </table:table-cell>
              <table:table-cell office:value-type="float" office:value="34.2545279999998">
                <text:p>34.2545279999998</text:p>
              </table:table-cell>
              <table:table-cell office:value-type="float" office:value="25.8720000000001">
                <text:p>25.87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644">
                <text:p>2.644</text:p>
              </table:table-cell>
              <table:table-cell office:value-type="float" office:value="34.3582511999998">
                <text:p>34.3582511999998</text:p>
              </table:table-cell>
              <table:table-cell office:value-type="float" office:value="25.9112000000001">
                <text:p>25.911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648">
                <text:p>2.648</text:p>
              </table:table-cell>
              <table:table-cell office:value-type="float" office:value="34.4621311999998">
                <text:p>34.4621311999998</text:p>
              </table:table-cell>
              <table:table-cell office:value-type="float" office:value="25.9504000000001">
                <text:p>25.950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652">
                <text:p>2.652</text:p>
              </table:table-cell>
              <table:table-cell office:value-type="float" office:value="34.5661679999998">
                <text:p>34.5661679999998</text:p>
              </table:table-cell>
              <table:table-cell office:value-type="float" office:value="25.9896000000001">
                <text:p>25.989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656">
                <text:p>2.656</text:p>
              </table:table-cell>
              <table:table-cell office:value-type="float" office:value="34.6703615999998">
                <text:p>34.6703615999998</text:p>
              </table:table-cell>
              <table:table-cell office:value-type="float" office:value="26.0288000000001">
                <text:p>26.028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66">
                <text:p>2.66</text:p>
              </table:table-cell>
              <table:table-cell office:value-type="float" office:value="34.7747119999998">
                <text:p>34.7747119999998</text:p>
              </table:table-cell>
              <table:table-cell office:value-type="float" office:value="26.0680000000001">
                <text:p>26.06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664">
                <text:p>2.664</text:p>
              </table:table-cell>
              <table:table-cell office:value-type="float" office:value="34.8792191999998">
                <text:p>34.8792191999998</text:p>
              </table:table-cell>
              <table:table-cell office:value-type="float" office:value="26.1072000000001">
                <text:p>26.107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668">
                <text:p>2.668</text:p>
              </table:table-cell>
              <table:table-cell office:value-type="float" office:value="34.9838831999998">
                <text:p>34.9838831999998</text:p>
              </table:table-cell>
              <table:table-cell office:value-type="float" office:value="26.1464000000001">
                <text:p>26.146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672">
                <text:p>2.672</text:p>
              </table:table-cell>
              <table:table-cell office:value-type="float" office:value="35.0887039999998">
                <text:p>35.0887039999998</text:p>
              </table:table-cell>
              <table:table-cell office:value-type="float" office:value="26.1856000000001">
                <text:p>26.185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676">
                <text:p>2.676</text:p>
              </table:table-cell>
              <table:table-cell office:value-type="float" office:value="35.1936815999998">
                <text:p>35.1936815999998</text:p>
              </table:table-cell>
              <table:table-cell office:value-type="float" office:value="26.2248000000001">
                <text:p>26.224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68">
                <text:p>2.68</text:p>
              </table:table-cell>
              <table:table-cell office:value-type="float" office:value="35.2988159999998">
                <text:p>35.2988159999998</text:p>
              </table:table-cell>
              <table:table-cell office:value-type="float" office:value="26.2640000000001">
                <text:p>26.264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684">
                <text:p>2.684</text:p>
              </table:table-cell>
              <table:table-cell office:value-type="float" office:value="35.4041071999998">
                <text:p>35.4041071999998</text:p>
              </table:table-cell>
              <table:table-cell office:value-type="float" office:value="26.3032000000001">
                <text:p>26.303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688">
                <text:p>2.688</text:p>
              </table:table-cell>
              <table:table-cell office:value-type="float" office:value="35.5095551999998">
                <text:p>35.5095551999998</text:p>
              </table:table-cell>
              <table:table-cell office:value-type="float" office:value="26.3424000000001">
                <text:p>26.342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692">
                <text:p>2.692</text:p>
              </table:table-cell>
              <table:table-cell office:value-type="float" office:value="35.6151599999998">
                <text:p>35.6151599999998</text:p>
              </table:table-cell>
              <table:table-cell office:value-type="float" office:value="26.3816000000001">
                <text:p>26.381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696">
                <text:p>2.696</text:p>
              </table:table-cell>
              <table:table-cell office:value-type="float" office:value="35.7209215999998">
                <text:p>35.7209215999998</text:p>
              </table:table-cell>
              <table:table-cell office:value-type="float" office:value="26.4208000000001">
                <text:p>26.420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7">
                <text:p>2.7</text:p>
              </table:table-cell>
              <table:table-cell office:value-type="float" office:value="35.8268399999998">
                <text:p>35.8268399999998</text:p>
              </table:table-cell>
              <table:table-cell office:value-type="float" office:value="26.4600000000001">
                <text:p>26.460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704">
                <text:p>2.704</text:p>
              </table:table-cell>
              <table:table-cell office:value-type="float" office:value="35.9329151999998">
                <text:p>35.9329151999998</text:p>
              </table:table-cell>
              <table:table-cell office:value-type="float" office:value="26.4992000000001">
                <text:p>26.499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708">
                <text:p>2.708</text:p>
              </table:table-cell>
              <table:table-cell office:value-type="float" office:value="36.0391471999998">
                <text:p>36.0391471999998</text:p>
              </table:table-cell>
              <table:table-cell office:value-type="float" office:value="26.5384000000001">
                <text:p>26.538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712">
                <text:p>2.712</text:p>
              </table:table-cell>
              <table:table-cell office:value-type="float" office:value="36.1455359999998">
                <text:p>36.1455359999998</text:p>
              </table:table-cell>
              <table:table-cell office:value-type="float" office:value="26.5776000000001">
                <text:p>26.577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716">
                <text:p>2.716</text:p>
              </table:table-cell>
              <table:table-cell office:value-type="float" office:value="36.2520815999998">
                <text:p>36.2520815999998</text:p>
              </table:table-cell>
              <table:table-cell office:value-type="float" office:value="26.6168000000001">
                <text:p>26.616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72">
                <text:p>2.72</text:p>
              </table:table-cell>
              <table:table-cell office:value-type="float" office:value="36.3587839999998">
                <text:p>36.3587839999998</text:p>
              </table:table-cell>
              <table:table-cell office:value-type="float" office:value="26.6560000000001">
                <text:p>26.656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724">
                <text:p>2.724</text:p>
              </table:table-cell>
              <table:table-cell office:value-type="float" office:value="36.4656431999998">
                <text:p>36.4656431999998</text:p>
              </table:table-cell>
              <table:table-cell office:value-type="float" office:value="26.6952000000001">
                <text:p>26.695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728">
                <text:p>2.728</text:p>
              </table:table-cell>
              <table:table-cell office:value-type="float" office:value="36.5726591999998">
                <text:p>36.5726591999998</text:p>
              </table:table-cell>
              <table:table-cell office:value-type="float" office:value="26.7344000000001">
                <text:p>26.734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732">
                <text:p>2.732</text:p>
              </table:table-cell>
              <table:table-cell office:value-type="float" office:value="36.6798319999998">
                <text:p>36.6798319999998</text:p>
              </table:table-cell>
              <table:table-cell office:value-type="float" office:value="26.7736000000001">
                <text:p>26.773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736">
                <text:p>2.736</text:p>
              </table:table-cell>
              <table:table-cell office:value-type="float" office:value="36.7871615999998">
                <text:p>36.7871615999998</text:p>
              </table:table-cell>
              <table:table-cell office:value-type="float" office:value="26.8128000000001">
                <text:p>26.812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74">
                <text:p>2.74</text:p>
              </table:table-cell>
              <table:table-cell office:value-type="float" office:value="36.8946479999998">
                <text:p>36.8946479999998</text:p>
              </table:table-cell>
              <table:table-cell office:value-type="float" office:value="26.8520000000001">
                <text:p>26.852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744">
                <text:p>2.744</text:p>
              </table:table-cell>
              <table:table-cell office:value-type="float" office:value="37.0022911999998">
                <text:p>37.0022911999998</text:p>
              </table:table-cell>
              <table:table-cell office:value-type="float" office:value="26.8912000000001">
                <text:p>26.891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748">
                <text:p>2.748</text:p>
              </table:table-cell>
              <table:table-cell office:value-type="float" office:value="37.1100911999998">
                <text:p>37.1100911999998</text:p>
              </table:table-cell>
              <table:table-cell office:value-type="float" office:value="26.9304000000001">
                <text:p>26.930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752">
                <text:p>2.752</text:p>
              </table:table-cell>
              <table:table-cell office:value-type="float" office:value="37.2180479999998">
                <text:p>37.2180479999998</text:p>
              </table:table-cell>
              <table:table-cell office:value-type="float" office:value="26.9696000000001">
                <text:p>26.969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756">
                <text:p>2.756</text:p>
              </table:table-cell>
              <table:table-cell office:value-type="float" office:value="37.3261615999998">
                <text:p>37.3261615999998</text:p>
              </table:table-cell>
              <table:table-cell office:value-type="float" office:value="27.0088000000001">
                <text:p>27.0088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76">
                <text:p>2.76</text:p>
              </table:table-cell>
              <table:table-cell office:value-type="float" office:value="37.4344319999998">
                <text:p>37.4344319999998</text:p>
              </table:table-cell>
              <table:table-cell office:value-type="float" office:value="27.0480000000001">
                <text:p>27.0480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764">
                <text:p>2.764</text:p>
              </table:table-cell>
              <table:table-cell office:value-type="float" office:value="37.5428591999998">
                <text:p>37.5428591999998</text:p>
              </table:table-cell>
              <table:table-cell office:value-type="float" office:value="27.0872000000001">
                <text:p>27.0872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768">
                <text:p>2.768</text:p>
              </table:table-cell>
              <table:table-cell office:value-type="float" office:value="37.6514431999998">
                <text:p>37.6514431999998</text:p>
              </table:table-cell>
              <table:table-cell office:value-type="float" office:value="27.1264000000001">
                <text:p>27.1264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772">
                <text:p>2.772</text:p>
              </table:table-cell>
              <table:table-cell office:value-type="float" office:value="37.7601839999998">
                <text:p>37.7601839999998</text:p>
              </table:table-cell>
              <table:table-cell office:value-type="float" office:value="27.1656000000001">
                <text:p>27.165600000000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776">
                <text:p>2.776</text:p>
              </table:table-cell>
              <table:table-cell office:value-type="float" office:value="37.8690815999998">
                <text:p>37.8690815999998</text:p>
              </table:table-cell>
              <table:table-cell office:value-type="float" office:value="27.2048000000002">
                <text:p>27.204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78">
                <text:p>2.78</text:p>
              </table:table-cell>
              <table:table-cell office:value-type="float" office:value="37.9781359999998">
                <text:p>37.9781359999998</text:p>
              </table:table-cell>
              <table:table-cell office:value-type="float" office:value="27.2440000000002">
                <text:p>27.24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784">
                <text:p>2.784</text:p>
              </table:table-cell>
              <table:table-cell office:value-type="float" office:value="38.0873471999998">
                <text:p>38.0873471999998</text:p>
              </table:table-cell>
              <table:table-cell office:value-type="float" office:value="27.2832000000002">
                <text:p>27.283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788">
                <text:p>2.788</text:p>
              </table:table-cell>
              <table:table-cell office:value-type="float" office:value="38.1967151999998">
                <text:p>38.1967151999998</text:p>
              </table:table-cell>
              <table:table-cell office:value-type="float" office:value="27.3224000000002">
                <text:p>27.322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792">
                <text:p>2.792</text:p>
              </table:table-cell>
              <table:table-cell office:value-type="float" office:value="38.3062399999998">
                <text:p>38.3062399999998</text:p>
              </table:table-cell>
              <table:table-cell office:value-type="float" office:value="27.3616000000002">
                <text:p>27.361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796">
                <text:p>2.796</text:p>
              </table:table-cell>
              <table:table-cell office:value-type="float" office:value="38.4159215999998">
                <text:p>38.4159215999998</text:p>
              </table:table-cell>
              <table:table-cell office:value-type="float" office:value="27.4008000000002">
                <text:p>27.400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8">
                <text:p>2.8</text:p>
              </table:table-cell>
              <table:table-cell office:value-type="float" office:value="38.5257599999998">
                <text:p>38.5257599999998</text:p>
              </table:table-cell>
              <table:table-cell office:value-type="float" office:value="27.4400000000002">
                <text:p>27.44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804">
                <text:p>2.804</text:p>
              </table:table-cell>
              <table:table-cell office:value-type="float" office:value="38.6357551999998">
                <text:p>38.6357551999998</text:p>
              </table:table-cell>
              <table:table-cell office:value-type="float" office:value="27.4792000000002">
                <text:p>27.479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808">
                <text:p>2.808</text:p>
              </table:table-cell>
              <table:table-cell office:value-type="float" office:value="38.7459071999998">
                <text:p>38.7459071999998</text:p>
              </table:table-cell>
              <table:table-cell office:value-type="float" office:value="27.5184000000002">
                <text:p>27.518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812">
                <text:p>2.812</text:p>
              </table:table-cell>
              <table:table-cell office:value-type="float" office:value="38.8562159999998">
                <text:p>38.8562159999998</text:p>
              </table:table-cell>
              <table:table-cell office:value-type="float" office:value="27.5576000000002">
                <text:p>27.557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816">
                <text:p>2.816</text:p>
              </table:table-cell>
              <table:table-cell office:value-type="float" office:value="38.9666815999998">
                <text:p>38.9666815999998</text:p>
              </table:table-cell>
              <table:table-cell office:value-type="float" office:value="27.5968000000002">
                <text:p>27.596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82">
                <text:p>2.82</text:p>
              </table:table-cell>
              <table:table-cell office:value-type="float" office:value="39.0773039999998">
                <text:p>39.0773039999998</text:p>
              </table:table-cell>
              <table:table-cell office:value-type="float" office:value="27.6360000000002">
                <text:p>27.63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824">
                <text:p>2.824</text:p>
              </table:table-cell>
              <table:table-cell office:value-type="float" office:value="39.1880831999998">
                <text:p>39.1880831999998</text:p>
              </table:table-cell>
              <table:table-cell office:value-type="float" office:value="27.6752000000002">
                <text:p>27.675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828">
                <text:p>2.828</text:p>
              </table:table-cell>
              <table:table-cell office:value-type="float" office:value="39.2990191999998">
                <text:p>39.2990191999998</text:p>
              </table:table-cell>
              <table:table-cell office:value-type="float" office:value="27.7144000000002">
                <text:p>27.714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832">
                <text:p>2.832</text:p>
              </table:table-cell>
              <table:table-cell office:value-type="float" office:value="39.4101119999998">
                <text:p>39.4101119999998</text:p>
              </table:table-cell>
              <table:table-cell office:value-type="float" office:value="27.7536000000002">
                <text:p>27.753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836">
                <text:p>2.836</text:p>
              </table:table-cell>
              <table:table-cell office:value-type="float" office:value="39.5213615999998">
                <text:p>39.5213615999998</text:p>
              </table:table-cell>
              <table:table-cell office:value-type="float" office:value="27.7928000000002">
                <text:p>27.792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84">
                <text:p>2.84</text:p>
              </table:table-cell>
              <table:table-cell office:value-type="float" office:value="39.6327679999998">
                <text:p>39.6327679999998</text:p>
              </table:table-cell>
              <table:table-cell office:value-type="float" office:value="27.8320000000002">
                <text:p>27.83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844">
                <text:p>2.844</text:p>
              </table:table-cell>
              <table:table-cell office:value-type="float" office:value="39.7443311999998">
                <text:p>39.7443311999998</text:p>
              </table:table-cell>
              <table:table-cell office:value-type="float" office:value="27.8712000000002">
                <text:p>27.871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848">
                <text:p>2.848</text:p>
              </table:table-cell>
              <table:table-cell office:value-type="float" office:value="39.8560511999998">
                <text:p>39.8560511999998</text:p>
              </table:table-cell>
              <table:table-cell office:value-type="float" office:value="27.9104000000002">
                <text:p>27.910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852">
                <text:p>2.852</text:p>
              </table:table-cell>
              <table:table-cell office:value-type="float" office:value="39.9679279999998">
                <text:p>39.9679279999998</text:p>
              </table:table-cell>
              <table:table-cell office:value-type="float" office:value="27.9496000000002">
                <text:p>27.949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856">
                <text:p>2.856</text:p>
              </table:table-cell>
              <table:table-cell office:value-type="float" office:value="40.0799615999998">
                <text:p>40.0799615999998</text:p>
              </table:table-cell>
              <table:table-cell office:value-type="float" office:value="27.9888000000002">
                <text:p>27.988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86">
                <text:p>2.86</text:p>
              </table:table-cell>
              <table:table-cell office:value-type="float" office:value="40.1921519999998">
                <text:p>40.1921519999998</text:p>
              </table:table-cell>
              <table:table-cell office:value-type="float" office:value="28.0280000000002">
                <text:p>28.02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864">
                <text:p>2.864</text:p>
              </table:table-cell>
              <table:table-cell office:value-type="float" office:value="40.3044991999998">
                <text:p>40.3044991999998</text:p>
              </table:table-cell>
              <table:table-cell office:value-type="float" office:value="28.0672000000002">
                <text:p>28.067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868">
                <text:p>2.868</text:p>
              </table:table-cell>
              <table:table-cell office:value-type="float" office:value="40.4170031999998">
                <text:p>40.4170031999998</text:p>
              </table:table-cell>
              <table:table-cell office:value-type="float" office:value="28.1064000000002">
                <text:p>28.106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872">
                <text:p>2.872</text:p>
              </table:table-cell>
              <table:table-cell office:value-type="float" office:value="40.5296639999998">
                <text:p>40.5296639999998</text:p>
              </table:table-cell>
              <table:table-cell office:value-type="float" office:value="28.1456000000002">
                <text:p>28.145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876">
                <text:p>2.876</text:p>
              </table:table-cell>
              <table:table-cell office:value-type="float" office:value="40.6424815999998">
                <text:p>40.6424815999998</text:p>
              </table:table-cell>
              <table:table-cell office:value-type="float" office:value="28.1848000000002">
                <text:p>28.184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88">
                <text:p>2.88</text:p>
              </table:table-cell>
              <table:table-cell office:value-type="float" office:value="40.7554559999998">
                <text:p>40.7554559999998</text:p>
              </table:table-cell>
              <table:table-cell office:value-type="float" office:value="28.2240000000002">
                <text:p>28.22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884">
                <text:p>2.884</text:p>
              </table:table-cell>
              <table:table-cell office:value-type="float" office:value="40.8685871999998">
                <text:p>40.8685871999998</text:p>
              </table:table-cell>
              <table:table-cell office:value-type="float" office:value="28.2632000000002">
                <text:p>28.263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888">
                <text:p>2.888</text:p>
              </table:table-cell>
              <table:table-cell office:value-type="float" office:value="40.9818751999998">
                <text:p>40.9818751999998</text:p>
              </table:table-cell>
              <table:table-cell office:value-type="float" office:value="28.3024000000002">
                <text:p>28.302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892">
                <text:p>2.892</text:p>
              </table:table-cell>
              <table:table-cell office:value-type="float" office:value="41.0953199999998">
                <text:p>41.0953199999998</text:p>
              </table:table-cell>
              <table:table-cell office:value-type="float" office:value="28.3416000000002">
                <text:p>28.341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896">
                <text:p>2.896</text:p>
              </table:table-cell>
              <table:table-cell office:value-type="float" office:value="41.2089215999998">
                <text:p>41.2089215999998</text:p>
              </table:table-cell>
              <table:table-cell office:value-type="float" office:value="28.3808000000002">
                <text:p>28.380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9">
                <text:p>2.9</text:p>
              </table:table-cell>
              <table:table-cell office:value-type="float" office:value="41.3226799999998">
                <text:p>41.3226799999998</text:p>
              </table:table-cell>
              <table:table-cell office:value-type="float" office:value="28.4200000000002">
                <text:p>28.42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904">
                <text:p>2.904</text:p>
              </table:table-cell>
              <table:table-cell office:value-type="float" office:value="41.4365951999998">
                <text:p>41.4365951999998</text:p>
              </table:table-cell>
              <table:table-cell office:value-type="float" office:value="28.4592000000002">
                <text:p>28.459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908">
                <text:p>2.908</text:p>
              </table:table-cell>
              <table:table-cell office:value-type="float" office:value="41.5506671999998">
                <text:p>41.5506671999998</text:p>
              </table:table-cell>
              <table:table-cell office:value-type="float" office:value="28.4984000000002">
                <text:p>28.498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912">
                <text:p>2.912</text:p>
              </table:table-cell>
              <table:table-cell office:value-type="float" office:value="41.6648959999998">
                <text:p>41.6648959999998</text:p>
              </table:table-cell>
              <table:table-cell office:value-type="float" office:value="28.5376000000002">
                <text:p>28.537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916">
                <text:p>2.916</text:p>
              </table:table-cell>
              <table:table-cell office:value-type="float" office:value="41.7792815999998">
                <text:p>41.7792815999998</text:p>
              </table:table-cell>
              <table:table-cell office:value-type="float" office:value="28.5768000000002">
                <text:p>28.576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92">
                <text:p>2.92</text:p>
              </table:table-cell>
              <table:table-cell office:value-type="float" office:value="41.8938239999998">
                <text:p>41.8938239999998</text:p>
              </table:table-cell>
              <table:table-cell office:value-type="float" office:value="28.6160000000002">
                <text:p>28.61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924">
                <text:p>2.924</text:p>
              </table:table-cell>
              <table:table-cell office:value-type="float" office:value="42.0085231999998">
                <text:p>42.0085231999998</text:p>
              </table:table-cell>
              <table:table-cell office:value-type="float" office:value="28.6552000000002">
                <text:p>28.655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928">
                <text:p>2.928</text:p>
              </table:table-cell>
              <table:table-cell office:value-type="float" office:value="42.1233791999998">
                <text:p>42.1233791999998</text:p>
              </table:table-cell>
              <table:table-cell office:value-type="float" office:value="28.6944000000002">
                <text:p>28.694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932">
                <text:p>2.932</text:p>
              </table:table-cell>
              <table:table-cell office:value-type="float" office:value="42.2383919999998">
                <text:p>42.2383919999998</text:p>
              </table:table-cell>
              <table:table-cell office:value-type="float" office:value="28.7336000000002">
                <text:p>28.733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936">
                <text:p>2.936</text:p>
              </table:table-cell>
              <table:table-cell office:value-type="float" office:value="42.3535615999998">
                <text:p>42.3535615999998</text:p>
              </table:table-cell>
              <table:table-cell office:value-type="float" office:value="28.7728000000002">
                <text:p>28.772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94">
                <text:p>2.94</text:p>
              </table:table-cell>
              <table:table-cell office:value-type="float" office:value="42.4688879999998">
                <text:p>42.4688879999998</text:p>
              </table:table-cell>
              <table:table-cell office:value-type="float" office:value="28.8120000000002">
                <text:p>28.81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944">
                <text:p>2.944</text:p>
              </table:table-cell>
              <table:table-cell office:value-type="float" office:value="42.5843711999998">
                <text:p>42.5843711999998</text:p>
              </table:table-cell>
              <table:table-cell office:value-type="float" office:value="28.8512000000002">
                <text:p>28.851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948">
                <text:p>2.948</text:p>
              </table:table-cell>
              <table:table-cell office:value-type="float" office:value="42.7000111999998">
                <text:p>42.7000111999998</text:p>
              </table:table-cell>
              <table:table-cell office:value-type="float" office:value="28.8904000000002">
                <text:p>28.890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952">
                <text:p>2.952</text:p>
              </table:table-cell>
              <table:table-cell office:value-type="float" office:value="42.8158079999998">
                <text:p>42.8158079999998</text:p>
              </table:table-cell>
              <table:table-cell office:value-type="float" office:value="28.9296000000002">
                <text:p>28.929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956">
                <text:p>2.956</text:p>
              </table:table-cell>
              <table:table-cell office:value-type="float" office:value="42.9317615999998">
                <text:p>42.9317615999998</text:p>
              </table:table-cell>
              <table:table-cell office:value-type="float" office:value="28.9688000000002">
                <text:p>28.968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96">
                <text:p>2.96</text:p>
              </table:table-cell>
              <table:table-cell office:value-type="float" office:value="43.0478719999998">
                <text:p>43.0478719999998</text:p>
              </table:table-cell>
              <table:table-cell office:value-type="float" office:value="29.0080000000002">
                <text:p>29.00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964">
                <text:p>2.964</text:p>
              </table:table-cell>
              <table:table-cell office:value-type="float" office:value="43.1641391999998">
                <text:p>43.1641391999998</text:p>
              </table:table-cell>
              <table:table-cell office:value-type="float" office:value="29.0472000000002">
                <text:p>29.047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968">
                <text:p>2.968</text:p>
              </table:table-cell>
              <table:table-cell office:value-type="float" office:value="43.2805631999998">
                <text:p>43.2805631999998</text:p>
              </table:table-cell>
              <table:table-cell office:value-type="float" office:value="29.0864000000002">
                <text:p>29.086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972">
                <text:p>2.972</text:p>
              </table:table-cell>
              <table:table-cell office:value-type="float" office:value="43.3971439999998">
                <text:p>43.3971439999998</text:p>
              </table:table-cell>
              <table:table-cell office:value-type="float" office:value="29.1256000000002">
                <text:p>29.125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976">
                <text:p>2.976</text:p>
              </table:table-cell>
              <table:table-cell office:value-type="float" office:value="43.5138815999998">
                <text:p>43.5138815999998</text:p>
              </table:table-cell>
              <table:table-cell office:value-type="float" office:value="29.1648000000002">
                <text:p>29.164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98">
                <text:p>2.98</text:p>
              </table:table-cell>
              <table:table-cell office:value-type="float" office:value="43.6307759999998">
                <text:p>43.6307759999998</text:p>
              </table:table-cell>
              <table:table-cell office:value-type="float" office:value="29.2040000000002">
                <text:p>29.20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984">
                <text:p>2.984</text:p>
              </table:table-cell>
              <table:table-cell office:value-type="float" office:value="43.7478271999998">
                <text:p>43.7478271999998</text:p>
              </table:table-cell>
              <table:table-cell office:value-type="float" office:value="29.2432000000002">
                <text:p>29.243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988">
                <text:p>2.988</text:p>
              </table:table-cell>
              <table:table-cell office:value-type="float" office:value="43.8650351999998">
                <text:p>43.8650351999998</text:p>
              </table:table-cell>
              <table:table-cell office:value-type="float" office:value="29.2824000000002">
                <text:p>29.282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992">
                <text:p>2.992</text:p>
              </table:table-cell>
              <table:table-cell office:value-type="float" office:value="43.9823999999998">
                <text:p>43.9823999999998</text:p>
              </table:table-cell>
              <table:table-cell office:value-type="float" office:value="29.3216000000002">
                <text:p>29.321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996">
                <text:p>2.996</text:p>
              </table:table-cell>
              <table:table-cell office:value-type="float" office:value="44.0999215999998">
                <text:p>44.0999215999998</text:p>
              </table:table-cell>
              <table:table-cell office:value-type="float" office:value="29.3608000000002">
                <text:p>29.360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">
                <text:p>3</text:p>
              </table:table-cell>
              <table:table-cell office:value-type="float" office:value="44.2175999999998">
                <text:p>44.2175999999998</text:p>
              </table:table-cell>
              <table:table-cell office:value-type="float" office:value="29.4000000000002">
                <text:p>29.40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004">
                <text:p>3.004</text:p>
              </table:table-cell>
              <table:table-cell office:value-type="float" office:value="44.3354351999998">
                <text:p>44.3354351999998</text:p>
              </table:table-cell>
              <table:table-cell office:value-type="float" office:value="29.4392000000002">
                <text:p>29.439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008">
                <text:p>3.008</text:p>
              </table:table-cell>
              <table:table-cell office:value-type="float" office:value="44.4534271999998">
                <text:p>44.4534271999998</text:p>
              </table:table-cell>
              <table:table-cell office:value-type="float" office:value="29.4784000000002">
                <text:p>29.478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012">
                <text:p>3.012</text:p>
              </table:table-cell>
              <table:table-cell office:value-type="float" office:value="44.5715759999998">
                <text:p>44.5715759999998</text:p>
              </table:table-cell>
              <table:table-cell office:value-type="float" office:value="29.5176000000002">
                <text:p>29.517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016">
                <text:p>3.016</text:p>
              </table:table-cell>
              <table:table-cell office:value-type="float" office:value="44.6898815999998">
                <text:p>44.6898815999998</text:p>
              </table:table-cell>
              <table:table-cell office:value-type="float" office:value="29.5568000000002">
                <text:p>29.556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02">
                <text:p>3.02</text:p>
              </table:table-cell>
              <table:table-cell office:value-type="float" office:value="44.8083439999998">
                <text:p>44.8083439999998</text:p>
              </table:table-cell>
              <table:table-cell office:value-type="float" office:value="29.5960000000002">
                <text:p>29.59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024">
                <text:p>3.024</text:p>
              </table:table-cell>
              <table:table-cell office:value-type="float" office:value="44.9269631999998">
                <text:p>44.9269631999998</text:p>
              </table:table-cell>
              <table:table-cell office:value-type="float" office:value="29.6352000000002">
                <text:p>29.635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028">
                <text:p>3.028</text:p>
              </table:table-cell>
              <table:table-cell office:value-type="float" office:value="45.0457391999998">
                <text:p>45.0457391999998</text:p>
              </table:table-cell>
              <table:table-cell office:value-type="float" office:value="29.6744000000002">
                <text:p>29.674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032">
                <text:p>3.032</text:p>
              </table:table-cell>
              <table:table-cell office:value-type="float" office:value="45.1646719999998">
                <text:p>45.1646719999998</text:p>
              </table:table-cell>
              <table:table-cell office:value-type="float" office:value="29.7136000000002">
                <text:p>29.713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036">
                <text:p>3.036</text:p>
              </table:table-cell>
              <table:table-cell office:value-type="float" office:value="45.2837615999998">
                <text:p>45.2837615999998</text:p>
              </table:table-cell>
              <table:table-cell office:value-type="float" office:value="29.7528000000002">
                <text:p>29.752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04">
                <text:p>3.04</text:p>
              </table:table-cell>
              <table:table-cell office:value-type="float" office:value="45.4030079999999">
                <text:p>45.4030079999999</text:p>
              </table:table-cell>
              <table:table-cell office:value-type="float" office:value="29.7920000000002">
                <text:p>29.79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044">
                <text:p>3.044</text:p>
              </table:table-cell>
              <table:table-cell office:value-type="float" office:value="45.5224111999998">
                <text:p>45.5224111999998</text:p>
              </table:table-cell>
              <table:table-cell office:value-type="float" office:value="29.8312000000002">
                <text:p>29.831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048">
                <text:p>3.048</text:p>
              </table:table-cell>
              <table:table-cell office:value-type="float" office:value="45.6419711999998">
                <text:p>45.6419711999998</text:p>
              </table:table-cell>
              <table:table-cell office:value-type="float" office:value="29.8704000000002">
                <text:p>29.870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052">
                <text:p>3.052</text:p>
              </table:table-cell>
              <table:table-cell office:value-type="float" office:value="45.7616879999998">
                <text:p>45.7616879999998</text:p>
              </table:table-cell>
              <table:table-cell office:value-type="float" office:value="29.9096000000002">
                <text:p>29.909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056">
                <text:p>3.056</text:p>
              </table:table-cell>
              <table:table-cell office:value-type="float" office:value="45.8815615999998">
                <text:p>45.8815615999998</text:p>
              </table:table-cell>
              <table:table-cell office:value-type="float" office:value="29.9488000000002">
                <text:p>29.948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06">
                <text:p>3.06</text:p>
              </table:table-cell>
              <table:table-cell office:value-type="float" office:value="46.0015919999998">
                <text:p>46.0015919999998</text:p>
              </table:table-cell>
              <table:table-cell office:value-type="float" office:value="29.9880000000002">
                <text:p>29.98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064">
                <text:p>3.064</text:p>
              </table:table-cell>
              <table:table-cell office:value-type="float" office:value="46.1217791999998">
                <text:p>46.1217791999998</text:p>
              </table:table-cell>
              <table:table-cell office:value-type="float" office:value="30.0272000000002">
                <text:p>30.027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068">
                <text:p>3.068</text:p>
              </table:table-cell>
              <table:table-cell office:value-type="float" office:value="46.2421231999999">
                <text:p>46.2421231999999</text:p>
              </table:table-cell>
              <table:table-cell office:value-type="float" office:value="30.0664000000002">
                <text:p>30.066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072">
                <text:p>3.072</text:p>
              </table:table-cell>
              <table:table-cell office:value-type="float" office:value="46.3626239999998">
                <text:p>46.3626239999998</text:p>
              </table:table-cell>
              <table:table-cell office:value-type="float" office:value="30.1056000000002">
                <text:p>30.105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076">
                <text:p>3.076</text:p>
              </table:table-cell>
              <table:table-cell office:value-type="float" office:value="46.4832815999999">
                <text:p>46.4832815999999</text:p>
              </table:table-cell>
              <table:table-cell office:value-type="float" office:value="30.1448000000002">
                <text:p>30.144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08">
                <text:p>3.08</text:p>
              </table:table-cell>
              <table:table-cell office:value-type="float" office:value="46.6040959999999">
                <text:p>46.6040959999999</text:p>
              </table:table-cell>
              <table:table-cell office:value-type="float" office:value="30.1840000000002">
                <text:p>30.184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084">
                <text:p>3.084</text:p>
              </table:table-cell>
              <table:table-cell office:value-type="float" office:value="46.7250671999999">
                <text:p>46.7250671999999</text:p>
              </table:table-cell>
              <table:table-cell office:value-type="float" office:value="30.2232000000002">
                <text:p>30.223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088">
                <text:p>3.088</text:p>
              </table:table-cell>
              <table:table-cell office:value-type="float" office:value="46.8461951999999">
                <text:p>46.8461951999999</text:p>
              </table:table-cell>
              <table:table-cell office:value-type="float" office:value="30.2624000000002">
                <text:p>30.262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092">
                <text:p>3.092</text:p>
              </table:table-cell>
              <table:table-cell office:value-type="float" office:value="46.9674799999998">
                <text:p>46.9674799999998</text:p>
              </table:table-cell>
              <table:table-cell office:value-type="float" office:value="30.3016000000002">
                <text:p>30.301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096">
                <text:p>3.096</text:p>
              </table:table-cell>
              <table:table-cell office:value-type="float" office:value="47.0889215999998">
                <text:p>47.0889215999998</text:p>
              </table:table-cell>
              <table:table-cell office:value-type="float" office:value="30.3408000000002">
                <text:p>30.340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1">
                <text:p>3.1</text:p>
              </table:table-cell>
              <table:table-cell office:value-type="float" office:value="47.2105199999998">
                <text:p>47.2105199999998</text:p>
              </table:table-cell>
              <table:table-cell office:value-type="float" office:value="30.3800000000002">
                <text:p>30.380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104">
                <text:p>3.104</text:p>
              </table:table-cell>
              <table:table-cell office:value-type="float" office:value="47.3322751999999">
                <text:p>47.3322751999999</text:p>
              </table:table-cell>
              <table:table-cell office:value-type="float" office:value="30.4192000000002">
                <text:p>30.419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108">
                <text:p>3.108</text:p>
              </table:table-cell>
              <table:table-cell office:value-type="float" office:value="47.4541871999999">
                <text:p>47.4541871999999</text:p>
              </table:table-cell>
              <table:table-cell office:value-type="float" office:value="30.4584000000002">
                <text:p>30.458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112">
                <text:p>3.112</text:p>
              </table:table-cell>
              <table:table-cell office:value-type="float" office:value="47.5762559999999">
                <text:p>47.5762559999999</text:p>
              </table:table-cell>
              <table:table-cell office:value-type="float" office:value="30.4976000000002">
                <text:p>30.497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116">
                <text:p>3.116</text:p>
              </table:table-cell>
              <table:table-cell office:value-type="float" office:value="47.6984815999999">
                <text:p>47.6984815999999</text:p>
              </table:table-cell>
              <table:table-cell office:value-type="float" office:value="30.5368000000002">
                <text:p>30.536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12">
                <text:p>3.12</text:p>
              </table:table-cell>
              <table:table-cell office:value-type="float" office:value="47.8208639999999">
                <text:p>47.8208639999999</text:p>
              </table:table-cell>
              <table:table-cell office:value-type="float" office:value="30.5760000000002">
                <text:p>30.576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124">
                <text:p>3.124</text:p>
              </table:table-cell>
              <table:table-cell office:value-type="float" office:value="47.9434031999999">
                <text:p>47.9434031999999</text:p>
              </table:table-cell>
              <table:table-cell office:value-type="float" office:value="30.6152000000002">
                <text:p>30.615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128">
                <text:p>3.128</text:p>
              </table:table-cell>
              <table:table-cell office:value-type="float" office:value="48.0660991999998">
                <text:p>48.0660991999998</text:p>
              </table:table-cell>
              <table:table-cell office:value-type="float" office:value="30.6544000000002">
                <text:p>30.654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132">
                <text:p>3.132</text:p>
              </table:table-cell>
              <table:table-cell office:value-type="float" office:value="48.1889519999999">
                <text:p>48.1889519999999</text:p>
              </table:table-cell>
              <table:table-cell office:value-type="float" office:value="30.6936000000002">
                <text:p>30.693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136">
                <text:p>3.136</text:p>
              </table:table-cell>
              <table:table-cell office:value-type="float" office:value="48.3119615999999">
                <text:p>48.3119615999999</text:p>
              </table:table-cell>
              <table:table-cell office:value-type="float" office:value="30.7328000000002">
                <text:p>30.732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14">
                <text:p>3.14</text:p>
              </table:table-cell>
              <table:table-cell office:value-type="float" office:value="48.4351279999999">
                <text:p>48.4351279999999</text:p>
              </table:table-cell>
              <table:table-cell office:value-type="float" office:value="30.7720000000002">
                <text:p>30.772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144">
                <text:p>3.144</text:p>
              </table:table-cell>
              <table:table-cell office:value-type="float" office:value="48.5584511999999">
                <text:p>48.5584511999999</text:p>
              </table:table-cell>
              <table:table-cell office:value-type="float" office:value="30.8112000000002">
                <text:p>30.811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148">
                <text:p>3.148</text:p>
              </table:table-cell>
              <table:table-cell office:value-type="float" office:value="48.6819311999999">
                <text:p>48.6819311999999</text:p>
              </table:table-cell>
              <table:table-cell office:value-type="float" office:value="30.8504000000002">
                <text:p>30.8504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152">
                <text:p>3.152</text:p>
              </table:table-cell>
              <table:table-cell office:value-type="float" office:value="48.8055679999999">
                <text:p>48.8055679999999</text:p>
              </table:table-cell>
              <table:table-cell office:value-type="float" office:value="30.8896000000002">
                <text:p>30.889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156">
                <text:p>3.156</text:p>
              </table:table-cell>
              <table:table-cell office:value-type="float" office:value="48.9293615999999">
                <text:p>48.9293615999999</text:p>
              </table:table-cell>
              <table:table-cell office:value-type="float" office:value="30.9288000000002">
                <text:p>30.9288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16">
                <text:p>3.16</text:p>
              </table:table-cell>
              <table:table-cell office:value-type="float" office:value="49.0533119999999">
                <text:p>49.0533119999999</text:p>
              </table:table-cell>
              <table:table-cell office:value-type="float" office:value="30.9680000000002">
                <text:p>30.9680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164">
                <text:p>3.164</text:p>
              </table:table-cell>
              <table:table-cell office:value-type="float" office:value="49.1774191999999">
                <text:p>49.1774191999999</text:p>
              </table:table-cell>
              <table:table-cell office:value-type="float" office:value="31.0072000000002">
                <text:p>31.0072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168">
                <text:p>3.168</text:p>
              </table:table-cell>
              <table:table-cell office:value-type="float" office:value="49.3016831999999">
                <text:p>49.3016831999999</text:p>
              </table:table-cell>
              <table:table-cell office:value-type="float" office:value="31.0464000000003">
                <text:p>31.046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172">
                <text:p>3.172</text:p>
              </table:table-cell>
              <table:table-cell office:value-type="float" office:value="49.4261039999999">
                <text:p>49.4261039999999</text:p>
              </table:table-cell>
              <table:table-cell office:value-type="float" office:value="31.0856000000002">
                <text:p>31.08560000000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176">
                <text:p>3.176</text:p>
              </table:table-cell>
              <table:table-cell office:value-type="float" office:value="49.5506815999999">
                <text:p>49.5506815999999</text:p>
              </table:table-cell>
              <table:table-cell office:value-type="float" office:value="31.1248000000003">
                <text:p>31.124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18">
                <text:p>3.18</text:p>
              </table:table-cell>
              <table:table-cell office:value-type="float" office:value="49.6754159999999">
                <text:p>49.6754159999999</text:p>
              </table:table-cell>
              <table:table-cell office:value-type="float" office:value="31.1640000000003">
                <text:p>31.164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184">
                <text:p>3.184</text:p>
              </table:table-cell>
              <table:table-cell office:value-type="float" office:value="49.8003071999999">
                <text:p>49.8003071999999</text:p>
              </table:table-cell>
              <table:table-cell office:value-type="float" office:value="31.2032000000003">
                <text:p>31.203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188">
                <text:p>3.188</text:p>
              </table:table-cell>
              <table:table-cell office:value-type="float" office:value="49.9253551999999">
                <text:p>49.9253551999999</text:p>
              </table:table-cell>
              <table:table-cell office:value-type="float" office:value="31.2424000000003">
                <text:p>31.242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192">
                <text:p>3.192</text:p>
              </table:table-cell>
              <table:table-cell office:value-type="float" office:value="50.0505599999999">
                <text:p>50.0505599999999</text:p>
              </table:table-cell>
              <table:table-cell office:value-type="float" office:value="31.2816000000003">
                <text:p>31.281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196">
                <text:p>3.196</text:p>
              </table:table-cell>
              <table:table-cell office:value-type="float" office:value="50.1759215999999">
                <text:p>50.1759215999999</text:p>
              </table:table-cell>
              <table:table-cell office:value-type="float" office:value="31.3208000000003">
                <text:p>31.320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2">
                <text:p>3.2</text:p>
              </table:table-cell>
              <table:table-cell office:value-type="float" office:value="50.3014399999999">
                <text:p>50.3014399999999</text:p>
              </table:table-cell>
              <table:table-cell office:value-type="float" office:value="31.3600000000003">
                <text:p>31.360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204">
                <text:p>3.204</text:p>
              </table:table-cell>
              <table:table-cell office:value-type="float" office:value="50.4271151999999">
                <text:p>50.4271151999999</text:p>
              </table:table-cell>
              <table:table-cell office:value-type="float" office:value="31.3992000000003">
                <text:p>31.399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208">
                <text:p>3.208</text:p>
              </table:table-cell>
              <table:table-cell office:value-type="float" office:value="50.5529471999999">
                <text:p>50.5529471999999</text:p>
              </table:table-cell>
              <table:table-cell office:value-type="float" office:value="31.4384000000003">
                <text:p>31.438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212">
                <text:p>3.212</text:p>
              </table:table-cell>
              <table:table-cell office:value-type="float" office:value="50.6789359999999">
                <text:p>50.6789359999999</text:p>
              </table:table-cell>
              <table:table-cell office:value-type="float" office:value="31.4776000000003">
                <text:p>31.477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216">
                <text:p>3.216</text:p>
              </table:table-cell>
              <table:table-cell office:value-type="float" office:value="50.8050815999999">
                <text:p>50.8050815999999</text:p>
              </table:table-cell>
              <table:table-cell office:value-type="float" office:value="31.5168000000003">
                <text:p>31.516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22">
                <text:p>3.22</text:p>
              </table:table-cell>
              <table:table-cell office:value-type="float" office:value="50.9313839999999">
                <text:p>50.9313839999999</text:p>
              </table:table-cell>
              <table:table-cell office:value-type="float" office:value="31.5560000000003">
                <text:p>31.556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224">
                <text:p>3.224</text:p>
              </table:table-cell>
              <table:table-cell office:value-type="float" office:value="51.0578431999999">
                <text:p>51.0578431999999</text:p>
              </table:table-cell>
              <table:table-cell office:value-type="float" office:value="31.5952000000003">
                <text:p>31.595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228">
                <text:p>3.228</text:p>
              </table:table-cell>
              <table:table-cell office:value-type="float" office:value="51.1844591999999">
                <text:p>51.1844591999999</text:p>
              </table:table-cell>
              <table:table-cell office:value-type="float" office:value="31.6344000000003">
                <text:p>31.634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232">
                <text:p>3.232</text:p>
              </table:table-cell>
              <table:table-cell office:value-type="float" office:value="51.3112319999999">
                <text:p>51.3112319999999</text:p>
              </table:table-cell>
              <table:table-cell office:value-type="float" office:value="31.6736000000003">
                <text:p>31.673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236">
                <text:p>3.236</text:p>
              </table:table-cell>
              <table:table-cell office:value-type="float" office:value="51.4381615999999">
                <text:p>51.4381615999999</text:p>
              </table:table-cell>
              <table:table-cell office:value-type="float" office:value="31.7128000000003">
                <text:p>31.712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24">
                <text:p>3.24</text:p>
              </table:table-cell>
              <table:table-cell office:value-type="float" office:value="51.5652479999999">
                <text:p>51.5652479999999</text:p>
              </table:table-cell>
              <table:table-cell office:value-type="float" office:value="31.7520000000003">
                <text:p>31.752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244">
                <text:p>3.244</text:p>
              </table:table-cell>
              <table:table-cell office:value-type="float" office:value="51.6924911999999">
                <text:p>51.6924911999999</text:p>
              </table:table-cell>
              <table:table-cell office:value-type="float" office:value="31.7912000000003">
                <text:p>31.791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248">
                <text:p>3.248</text:p>
              </table:table-cell>
              <table:table-cell office:value-type="float" office:value="51.8198911999999">
                <text:p>51.8198911999999</text:p>
              </table:table-cell>
              <table:table-cell office:value-type="float" office:value="31.8304000000003">
                <text:p>31.830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252">
                <text:p>3.252</text:p>
              </table:table-cell>
              <table:table-cell office:value-type="float" office:value="51.9474479999999">
                <text:p>51.9474479999999</text:p>
              </table:table-cell>
              <table:table-cell office:value-type="float" office:value="31.8696000000003">
                <text:p>31.869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256">
                <text:p>3.256</text:p>
              </table:table-cell>
              <table:table-cell office:value-type="float" office:value="52.0751615999999">
                <text:p>52.0751615999999</text:p>
              </table:table-cell>
              <table:table-cell office:value-type="float" office:value="31.9088000000003">
                <text:p>31.908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26">
                <text:p>3.26</text:p>
              </table:table-cell>
              <table:table-cell office:value-type="float" office:value="52.2030319999999">
                <text:p>52.2030319999999</text:p>
              </table:table-cell>
              <table:table-cell office:value-type="float" office:value="31.9480000000003">
                <text:p>31.948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264">
                <text:p>3.264</text:p>
              </table:table-cell>
              <table:table-cell office:value-type="float" office:value="52.3310591999999">
                <text:p>52.3310591999999</text:p>
              </table:table-cell>
              <table:table-cell office:value-type="float" office:value="31.9872000000003">
                <text:p>31.987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268">
                <text:p>3.268</text:p>
              </table:table-cell>
              <table:table-cell office:value-type="float" office:value="52.4592431999999">
                <text:p>52.4592431999999</text:p>
              </table:table-cell>
              <table:table-cell office:value-type="float" office:value="32.0264000000003">
                <text:p>32.026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272">
                <text:p>3.272</text:p>
              </table:table-cell>
              <table:table-cell office:value-type="float" office:value="52.5875839999999">
                <text:p>52.5875839999999</text:p>
              </table:table-cell>
              <table:table-cell office:value-type="float" office:value="32.0656000000003">
                <text:p>32.065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276">
                <text:p>3.276</text:p>
              </table:table-cell>
              <table:table-cell office:value-type="float" office:value="52.7160815999999">
                <text:p>52.7160815999999</text:p>
              </table:table-cell>
              <table:table-cell office:value-type="float" office:value="32.1048000000003">
                <text:p>32.104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28">
                <text:p>3.28</text:p>
              </table:table-cell>
              <table:table-cell office:value-type="float" office:value="52.8447359999999">
                <text:p>52.8447359999999</text:p>
              </table:table-cell>
              <table:table-cell office:value-type="float" office:value="32.1440000000003">
                <text:p>32.144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284">
                <text:p>3.284</text:p>
              </table:table-cell>
              <table:table-cell office:value-type="float" office:value="52.9735471999999">
                <text:p>52.9735471999999</text:p>
              </table:table-cell>
              <table:table-cell office:value-type="float" office:value="32.1832000000003">
                <text:p>32.183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288">
                <text:p>3.288</text:p>
              </table:table-cell>
              <table:table-cell office:value-type="float" office:value="53.1025151999999">
                <text:p>53.1025151999999</text:p>
              </table:table-cell>
              <table:table-cell office:value-type="float" office:value="32.2224000000003">
                <text:p>32.222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292">
                <text:p>3.292</text:p>
              </table:table-cell>
              <table:table-cell office:value-type="float" office:value="53.2316399999999">
                <text:p>53.2316399999999</text:p>
              </table:table-cell>
              <table:table-cell office:value-type="float" office:value="32.2616000000003">
                <text:p>32.261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296">
                <text:p>3.296</text:p>
              </table:table-cell>
              <table:table-cell office:value-type="float" office:value="53.3609215999999">
                <text:p>53.3609215999999</text:p>
              </table:table-cell>
              <table:table-cell office:value-type="float" office:value="32.3008000000003">
                <text:p>32.300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3">
                <text:p>3.3</text:p>
              </table:table-cell>
              <table:table-cell office:value-type="float" office:value="53.4903599999999">
                <text:p>53.4903599999999</text:p>
              </table:table-cell>
              <table:table-cell office:value-type="float" office:value="32.3400000000003">
                <text:p>32.340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304">
                <text:p>3.304</text:p>
              </table:table-cell>
              <table:table-cell office:value-type="float" office:value="53.6199551999999">
                <text:p>53.6199551999999</text:p>
              </table:table-cell>
              <table:table-cell office:value-type="float" office:value="32.3792000000003">
                <text:p>32.379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308">
                <text:p>3.308</text:p>
              </table:table-cell>
              <table:table-cell office:value-type="float" office:value="53.7497071999999">
                <text:p>53.7497071999999</text:p>
              </table:table-cell>
              <table:table-cell office:value-type="float" office:value="32.4184000000003">
                <text:p>32.418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312">
                <text:p>3.312</text:p>
              </table:table-cell>
              <table:table-cell office:value-type="float" office:value="53.8796159999999">
                <text:p>53.8796159999999</text:p>
              </table:table-cell>
              <table:table-cell office:value-type="float" office:value="32.4576000000003">
                <text:p>32.457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316">
                <text:p>3.316</text:p>
              </table:table-cell>
              <table:table-cell office:value-type="float" office:value="54.0096815999999">
                <text:p>54.0096815999999</text:p>
              </table:table-cell>
              <table:table-cell office:value-type="float" office:value="32.4968000000003">
                <text:p>32.496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32">
                <text:p>3.32</text:p>
              </table:table-cell>
              <table:table-cell office:value-type="float" office:value="54.1399039999999">
                <text:p>54.1399039999999</text:p>
              </table:table-cell>
              <table:table-cell office:value-type="float" office:value="32.5360000000003">
                <text:p>32.536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324">
                <text:p>3.324</text:p>
              </table:table-cell>
              <table:table-cell office:value-type="float" office:value="54.2702831999999">
                <text:p>54.2702831999999</text:p>
              </table:table-cell>
              <table:table-cell office:value-type="float" office:value="32.5752000000003">
                <text:p>32.575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328">
                <text:p>3.328</text:p>
              </table:table-cell>
              <table:table-cell office:value-type="float" office:value="54.4008191999999">
                <text:p>54.4008191999999</text:p>
              </table:table-cell>
              <table:table-cell office:value-type="float" office:value="32.6144000000003">
                <text:p>32.614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332">
                <text:p>3.332</text:p>
              </table:table-cell>
              <table:table-cell office:value-type="float" office:value="54.5315119999999">
                <text:p>54.5315119999999</text:p>
              </table:table-cell>
              <table:table-cell office:value-type="float" office:value="32.6536000000003">
                <text:p>32.653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336">
                <text:p>3.336</text:p>
              </table:table-cell>
              <table:table-cell office:value-type="float" office:value="54.6623615999999">
                <text:p>54.6623615999999</text:p>
              </table:table-cell>
              <table:table-cell office:value-type="float" office:value="32.6928000000003">
                <text:p>32.692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34">
                <text:p>3.34</text:p>
              </table:table-cell>
              <table:table-cell office:value-type="float" office:value="54.7933679999999">
                <text:p>54.7933679999999</text:p>
              </table:table-cell>
              <table:table-cell office:value-type="float" office:value="32.7320000000003">
                <text:p>32.732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344">
                <text:p>3.344</text:p>
              </table:table-cell>
              <table:table-cell office:value-type="float" office:value="54.9245311999999">
                <text:p>54.9245311999999</text:p>
              </table:table-cell>
              <table:table-cell office:value-type="float" office:value="32.7712000000003">
                <text:p>32.771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348">
                <text:p>3.348</text:p>
              </table:table-cell>
              <table:table-cell office:value-type="float" office:value="55.0558511999999">
                <text:p>55.0558511999999</text:p>
              </table:table-cell>
              <table:table-cell office:value-type="float" office:value="32.8104000000003">
                <text:p>32.810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352">
                <text:p>3.352</text:p>
              </table:table-cell>
              <table:table-cell office:value-type="float" office:value="55.1873279999999">
                <text:p>55.1873279999999</text:p>
              </table:table-cell>
              <table:table-cell office:value-type="float" office:value="32.8496000000003">
                <text:p>32.849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356">
                <text:p>3.356</text:p>
              </table:table-cell>
              <table:table-cell office:value-type="float" office:value="55.3189615999999">
                <text:p>55.3189615999999</text:p>
              </table:table-cell>
              <table:table-cell office:value-type="float" office:value="32.8888000000003">
                <text:p>32.888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36">
                <text:p>3.36</text:p>
              </table:table-cell>
              <table:table-cell office:value-type="float" office:value="55.4507519999999">
                <text:p>55.4507519999999</text:p>
              </table:table-cell>
              <table:table-cell office:value-type="float" office:value="32.9280000000003">
                <text:p>32.928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364">
                <text:p>3.364</text:p>
              </table:table-cell>
              <table:table-cell office:value-type="float" office:value="55.5826991999999">
                <text:p>55.5826991999999</text:p>
              </table:table-cell>
              <table:table-cell office:value-type="float" office:value="32.9672000000003">
                <text:p>32.967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368">
                <text:p>3.368</text:p>
              </table:table-cell>
              <table:table-cell office:value-type="float" office:value="55.7148031999999">
                <text:p>55.7148031999999</text:p>
              </table:table-cell>
              <table:table-cell office:value-type="float" office:value="33.0064000000003">
                <text:p>33.006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372">
                <text:p>3.372</text:p>
              </table:table-cell>
              <table:table-cell office:value-type="float" office:value="55.8470639999999">
                <text:p>55.8470639999999</text:p>
              </table:table-cell>
              <table:table-cell office:value-type="float" office:value="33.0456000000003">
                <text:p>33.045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376">
                <text:p>3.376</text:p>
              </table:table-cell>
              <table:table-cell office:value-type="float" office:value="55.9794815999999">
                <text:p>55.9794815999999</text:p>
              </table:table-cell>
              <table:table-cell office:value-type="float" office:value="33.0848000000003">
                <text:p>33.084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38">
                <text:p>3.38</text:p>
              </table:table-cell>
              <table:table-cell office:value-type="float" office:value="56.1120559999999">
                <text:p>56.1120559999999</text:p>
              </table:table-cell>
              <table:table-cell office:value-type="float" office:value="33.1240000000003">
                <text:p>33.124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384">
                <text:p>3.384</text:p>
              </table:table-cell>
              <table:table-cell office:value-type="float" office:value="56.2447871999999">
                <text:p>56.2447871999999</text:p>
              </table:table-cell>
              <table:table-cell office:value-type="float" office:value="33.1632000000003">
                <text:p>33.163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388">
                <text:p>3.388</text:p>
              </table:table-cell>
              <table:table-cell office:value-type="float" office:value="56.3776751999999">
                <text:p>56.3776751999999</text:p>
              </table:table-cell>
              <table:table-cell office:value-type="float" office:value="33.2024000000003">
                <text:p>33.202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392">
                <text:p>3.392</text:p>
              </table:table-cell>
              <table:table-cell office:value-type="float" office:value="56.5107199999999">
                <text:p>56.5107199999999</text:p>
              </table:table-cell>
              <table:table-cell office:value-type="float" office:value="33.2416000000003">
                <text:p>33.241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396">
                <text:p>3.396</text:p>
              </table:table-cell>
              <table:table-cell office:value-type="float" office:value="56.6439215999999">
                <text:p>56.6439215999999</text:p>
              </table:table-cell>
              <table:table-cell office:value-type="float" office:value="33.2808000000003">
                <text:p>33.280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4">
                <text:p>3.4</text:p>
              </table:table-cell>
              <table:table-cell office:value-type="float" office:value="56.7772799999999">
                <text:p>56.7772799999999</text:p>
              </table:table-cell>
              <table:table-cell office:value-type="float" office:value="33.3200000000003">
                <text:p>33.320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404">
                <text:p>3.404</text:p>
              </table:table-cell>
              <table:table-cell office:value-type="float" office:value="56.9107951999999">
                <text:p>56.9107951999999</text:p>
              </table:table-cell>
              <table:table-cell office:value-type="float" office:value="33.3592000000003">
                <text:p>33.359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408">
                <text:p>3.408</text:p>
              </table:table-cell>
              <table:table-cell office:value-type="float" office:value="57.0444671999999">
                <text:p>57.0444671999999</text:p>
              </table:table-cell>
              <table:table-cell office:value-type="float" office:value="33.3984000000003">
                <text:p>33.398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412">
                <text:p>3.412</text:p>
              </table:table-cell>
              <table:table-cell office:value-type="float" office:value="57.1782959999999">
                <text:p>57.1782959999999</text:p>
              </table:table-cell>
              <table:table-cell office:value-type="float" office:value="33.4376000000003">
                <text:p>33.437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416">
                <text:p>3.416</text:p>
              </table:table-cell>
              <table:table-cell office:value-type="float" office:value="57.3122815999999">
                <text:p>57.3122815999999</text:p>
              </table:table-cell>
              <table:table-cell office:value-type="float" office:value="33.4768000000003">
                <text:p>33.476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42">
                <text:p>3.42</text:p>
              </table:table-cell>
              <table:table-cell office:value-type="float" office:value="57.4464239999999">
                <text:p>57.4464239999999</text:p>
              </table:table-cell>
              <table:table-cell office:value-type="float" office:value="33.5160000000003">
                <text:p>33.516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424">
                <text:p>3.424</text:p>
              </table:table-cell>
              <table:table-cell office:value-type="float" office:value="57.5807231999999">
                <text:p>57.5807231999999</text:p>
              </table:table-cell>
              <table:table-cell office:value-type="float" office:value="33.5552000000003">
                <text:p>33.555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428">
                <text:p>3.428</text:p>
              </table:table-cell>
              <table:table-cell office:value-type="float" office:value="57.7151791999999">
                <text:p>57.7151791999999</text:p>
              </table:table-cell>
              <table:table-cell office:value-type="float" office:value="33.5944000000003">
                <text:p>33.594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432">
                <text:p>3.432</text:p>
              </table:table-cell>
              <table:table-cell office:value-type="float" office:value="57.8497919999999">
                <text:p>57.8497919999999</text:p>
              </table:table-cell>
              <table:table-cell office:value-type="float" office:value="33.6336000000003">
                <text:p>33.633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436">
                <text:p>3.436</text:p>
              </table:table-cell>
              <table:table-cell office:value-type="float" office:value="57.9845615999999">
                <text:p>57.9845615999999</text:p>
              </table:table-cell>
              <table:table-cell office:value-type="float" office:value="33.6728000000003">
                <text:p>33.672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44">
                <text:p>3.44</text:p>
              </table:table-cell>
              <table:table-cell office:value-type="float" office:value="58.1194879999999">
                <text:p>58.1194879999999</text:p>
              </table:table-cell>
              <table:table-cell office:value-type="float" office:value="33.7120000000003">
                <text:p>33.712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444">
                <text:p>3.444</text:p>
              </table:table-cell>
              <table:table-cell office:value-type="float" office:value="58.2545711999999">
                <text:p>58.2545711999999</text:p>
              </table:table-cell>
              <table:table-cell office:value-type="float" office:value="33.7512000000003">
                <text:p>33.751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448">
                <text:p>3.448</text:p>
              </table:table-cell>
              <table:table-cell office:value-type="float" office:value="58.3898111999999">
                <text:p>58.3898111999999</text:p>
              </table:table-cell>
              <table:table-cell office:value-type="float" office:value="33.7904000000003">
                <text:p>33.790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452">
                <text:p>3.452</text:p>
              </table:table-cell>
              <table:table-cell office:value-type="float" office:value="58.5252079999999">
                <text:p>58.5252079999999</text:p>
              </table:table-cell>
              <table:table-cell office:value-type="float" office:value="33.8296000000003">
                <text:p>33.829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456">
                <text:p>3.456</text:p>
              </table:table-cell>
              <table:table-cell office:value-type="float" office:value="58.6607615999999">
                <text:p>58.6607615999999</text:p>
              </table:table-cell>
              <table:table-cell office:value-type="float" office:value="33.8688000000003">
                <text:p>33.868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46">
                <text:p>3.46</text:p>
              </table:table-cell>
              <table:table-cell office:value-type="float" office:value="58.7964719999999">
                <text:p>58.7964719999999</text:p>
              </table:table-cell>
              <table:table-cell office:value-type="float" office:value="33.9080000000003">
                <text:p>33.908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464">
                <text:p>3.464</text:p>
              </table:table-cell>
              <table:table-cell office:value-type="float" office:value="58.9323391999999">
                <text:p>58.9323391999999</text:p>
              </table:table-cell>
              <table:table-cell office:value-type="float" office:value="33.9472000000003">
                <text:p>33.947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468">
                <text:p>3.468</text:p>
              </table:table-cell>
              <table:table-cell office:value-type="float" office:value="59.0683631999999">
                <text:p>59.0683631999999</text:p>
              </table:table-cell>
              <table:table-cell office:value-type="float" office:value="33.9864000000003">
                <text:p>33.986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472">
                <text:p>3.472</text:p>
              </table:table-cell>
              <table:table-cell office:value-type="float" office:value="59.2045439999999">
                <text:p>59.2045439999999</text:p>
              </table:table-cell>
              <table:table-cell office:value-type="float" office:value="34.0256000000003">
                <text:p>34.025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476">
                <text:p>3.476</text:p>
              </table:table-cell>
              <table:table-cell office:value-type="float" office:value="59.3408815999999">
                <text:p>59.3408815999999</text:p>
              </table:table-cell>
              <table:table-cell office:value-type="float" office:value="34.0648000000003">
                <text:p>34.064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48">
                <text:p>3.48</text:p>
              </table:table-cell>
              <table:table-cell office:value-type="float" office:value="59.4773759999999">
                <text:p>59.4773759999999</text:p>
              </table:table-cell>
              <table:table-cell office:value-type="float" office:value="34.1040000000003">
                <text:p>34.104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484">
                <text:p>3.484</text:p>
              </table:table-cell>
              <table:table-cell office:value-type="float" office:value="59.6140271999999">
                <text:p>59.6140271999999</text:p>
              </table:table-cell>
              <table:table-cell office:value-type="float" office:value="34.1432000000003">
                <text:p>34.143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488">
                <text:p>3.488</text:p>
              </table:table-cell>
              <table:table-cell office:value-type="float" office:value="59.7508351999999">
                <text:p>59.7508351999999</text:p>
              </table:table-cell>
              <table:table-cell office:value-type="float" office:value="34.1824000000003">
                <text:p>34.182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492">
                <text:p>3.492</text:p>
              </table:table-cell>
              <table:table-cell office:value-type="float" office:value="59.8877999999999">
                <text:p>59.8877999999999</text:p>
              </table:table-cell>
              <table:table-cell office:value-type="float" office:value="34.2216000000003">
                <text:p>34.221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496">
                <text:p>3.496</text:p>
              </table:table-cell>
              <table:table-cell office:value-type="float" office:value="60.0249215999999">
                <text:p>60.0249215999999</text:p>
              </table:table-cell>
              <table:table-cell office:value-type="float" office:value="34.2608000000003">
                <text:p>34.260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5">
                <text:p>3.5</text:p>
              </table:table-cell>
              <table:table-cell office:value-type="float" office:value="60.1621999999999">
                <text:p>60.1621999999999</text:p>
              </table:table-cell>
              <table:table-cell office:value-type="float" office:value="34.3000000000003">
                <text:p>34.300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504">
                <text:p>3.504</text:p>
              </table:table-cell>
              <table:table-cell office:value-type="float" office:value="60.2996351999999">
                <text:p>60.2996351999999</text:p>
              </table:table-cell>
              <table:table-cell office:value-type="float" office:value="34.3392000000003">
                <text:p>34.339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508">
                <text:p>3.508</text:p>
              </table:table-cell>
              <table:table-cell office:value-type="float" office:value="60.4372271999999">
                <text:p>60.4372271999999</text:p>
              </table:table-cell>
              <table:table-cell office:value-type="float" office:value="34.3784000000003">
                <text:p>34.378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512">
                <text:p>3.512</text:p>
              </table:table-cell>
              <table:table-cell office:value-type="float" office:value="60.5749759999999">
                <text:p>60.5749759999999</text:p>
              </table:table-cell>
              <table:table-cell office:value-type="float" office:value="34.4176000000003">
                <text:p>34.417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516">
                <text:p>3.516</text:p>
              </table:table-cell>
              <table:table-cell office:value-type="float" office:value="60.7128815999999">
                <text:p>60.7128815999999</text:p>
              </table:table-cell>
              <table:table-cell office:value-type="float" office:value="34.4568000000003">
                <text:p>34.456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52">
                <text:p>3.52</text:p>
              </table:table-cell>
              <table:table-cell office:value-type="float" office:value="60.8509439999999">
                <text:p>60.8509439999999</text:p>
              </table:table-cell>
              <table:table-cell office:value-type="float" office:value="34.4960000000003">
                <text:p>34.496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524">
                <text:p>3.524</text:p>
              </table:table-cell>
              <table:table-cell office:value-type="float" office:value="60.9891631999999">
                <text:p>60.9891631999999</text:p>
              </table:table-cell>
              <table:table-cell office:value-type="float" office:value="34.5352000000003">
                <text:p>34.535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528">
                <text:p>3.528</text:p>
              </table:table-cell>
              <table:table-cell office:value-type="float" office:value="61.1275391999999">
                <text:p>61.1275391999999</text:p>
              </table:table-cell>
              <table:table-cell office:value-type="float" office:value="34.5744000000003">
                <text:p>34.574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532">
                <text:p>3.532</text:p>
              </table:table-cell>
              <table:table-cell office:value-type="float" office:value="61.2660719999999">
                <text:p>61.2660719999999</text:p>
              </table:table-cell>
              <table:table-cell office:value-type="float" office:value="34.6136000000003">
                <text:p>34.613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536">
                <text:p>3.536</text:p>
              </table:table-cell>
              <table:table-cell office:value-type="float" office:value="61.4047615999999">
                <text:p>61.4047615999999</text:p>
              </table:table-cell>
              <table:table-cell office:value-type="float" office:value="34.6528000000003">
                <text:p>34.652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54">
                <text:p>3.54</text:p>
              </table:table-cell>
              <table:table-cell office:value-type="float" office:value="61.5436079999999">
                <text:p>61.5436079999999</text:p>
              </table:table-cell>
              <table:table-cell office:value-type="float" office:value="34.6920000000003">
                <text:p>34.692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544">
                <text:p>3.544</text:p>
              </table:table-cell>
              <table:table-cell office:value-type="float" office:value="61.6826111999999">
                <text:p>61.6826111999999</text:p>
              </table:table-cell>
              <table:table-cell office:value-type="float" office:value="34.7312000000003">
                <text:p>34.731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548">
                <text:p>3.548</text:p>
              </table:table-cell>
              <table:table-cell office:value-type="float" office:value="61.8217711999999">
                <text:p>61.8217711999999</text:p>
              </table:table-cell>
              <table:table-cell office:value-type="float" office:value="34.7704000000003">
                <text:p>34.770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552">
                <text:p>3.552</text:p>
              </table:table-cell>
              <table:table-cell office:value-type="float" office:value="61.961088">
                <text:p>61.961088</text:p>
              </table:table-cell>
              <table:table-cell office:value-type="float" office:value="34.8096000000003">
                <text:p>34.809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556">
                <text:p>3.556</text:p>
              </table:table-cell>
              <table:table-cell office:value-type="float" office:value="62.1005616">
                <text:p>62.1005616</text:p>
              </table:table-cell>
              <table:table-cell office:value-type="float" office:value="34.8488000000003">
                <text:p>34.848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56">
                <text:p>3.56</text:p>
              </table:table-cell>
              <table:table-cell office:value-type="float" office:value="62.240192">
                <text:p>62.240192</text:p>
              </table:table-cell>
              <table:table-cell office:value-type="float" office:value="34.8880000000003">
                <text:p>34.888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564">
                <text:p>3.564</text:p>
              </table:table-cell>
              <table:table-cell office:value-type="float" office:value="62.3799792">
                <text:p>62.3799792</text:p>
              </table:table-cell>
              <table:table-cell office:value-type="float" office:value="34.9272000000003">
                <text:p>34.927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568">
                <text:p>3.568</text:p>
              </table:table-cell>
              <table:table-cell office:value-type="float" office:value="62.5199232">
                <text:p>62.5199232</text:p>
              </table:table-cell>
              <table:table-cell office:value-type="float" office:value="34.9664000000003">
                <text:p>34.966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572">
                <text:p>3.572</text:p>
              </table:table-cell>
              <table:table-cell office:value-type="float" office:value="62.660024">
                <text:p>62.660024</text:p>
              </table:table-cell>
              <table:table-cell office:value-type="float" office:value="35.0056000000003">
                <text:p>35.005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576">
                <text:p>3.576</text:p>
              </table:table-cell>
              <table:table-cell office:value-type="float" office:value="62.8002816">
                <text:p>62.8002816</text:p>
              </table:table-cell>
              <table:table-cell office:value-type="float" office:value="35.0448000000004">
                <text:p>35.044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58">
                <text:p>3.58</text:p>
              </table:table-cell>
              <table:table-cell office:value-type="float" office:value="62.940696">
                <text:p>62.940696</text:p>
              </table:table-cell>
              <table:table-cell office:value-type="float" office:value="35.0840000000003">
                <text:p>35.084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584">
                <text:p>3.584</text:p>
              </table:table-cell>
              <table:table-cell office:value-type="float" office:value="63.0812672">
                <text:p>63.0812672</text:p>
              </table:table-cell>
              <table:table-cell office:value-type="float" office:value="35.1232000000004">
                <text:p>35.123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588">
                <text:p>3.588</text:p>
              </table:table-cell>
              <table:table-cell office:value-type="float" office:value="63.2219952">
                <text:p>63.2219952</text:p>
              </table:table-cell>
              <table:table-cell office:value-type="float" office:value="35.1624000000004">
                <text:p>35.162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592">
                <text:p>3.592</text:p>
              </table:table-cell>
              <table:table-cell office:value-type="float" office:value="63.36288">
                <text:p>63.36288</text:p>
              </table:table-cell>
              <table:table-cell office:value-type="float" office:value="35.2016000000004">
                <text:p>35.201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596">
                <text:p>3.596</text:p>
              </table:table-cell>
              <table:table-cell office:value-type="float" office:value="63.5039216">
                <text:p>63.5039216</text:p>
              </table:table-cell>
              <table:table-cell office:value-type="float" office:value="35.2408000000004">
                <text:p>35.240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6">
                <text:p>3.6</text:p>
              </table:table-cell>
              <table:table-cell office:value-type="float" office:value="63.64512">
                <text:p>63.64512</text:p>
              </table:table-cell>
              <table:table-cell office:value-type="float" office:value="35.2800000000004">
                <text:p>35.280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604">
                <text:p>3.604</text:p>
              </table:table-cell>
              <table:table-cell office:value-type="float" office:value="63.7864752">
                <text:p>63.7864752</text:p>
              </table:table-cell>
              <table:table-cell office:value-type="float" office:value="35.3192000000004">
                <text:p>35.319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608">
                <text:p>3.608</text:p>
              </table:table-cell>
              <table:table-cell office:value-type="float" office:value="63.9279872">
                <text:p>63.9279872</text:p>
              </table:table-cell>
              <table:table-cell office:value-type="float" office:value="35.3584000000004">
                <text:p>35.358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612">
                <text:p>3.612</text:p>
              </table:table-cell>
              <table:table-cell office:value-type="float" office:value="64.069656">
                <text:p>64.069656</text:p>
              </table:table-cell>
              <table:table-cell office:value-type="float" office:value="35.3976000000004">
                <text:p>35.397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616">
                <text:p>3.616</text:p>
              </table:table-cell>
              <table:table-cell office:value-type="float" office:value="64.2114816">
                <text:p>64.2114816</text:p>
              </table:table-cell>
              <table:table-cell office:value-type="float" office:value="35.4368000000004">
                <text:p>35.436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62">
                <text:p>3.62</text:p>
              </table:table-cell>
              <table:table-cell office:value-type="float" office:value="64.353464">
                <text:p>64.353464</text:p>
              </table:table-cell>
              <table:table-cell office:value-type="float" office:value="35.4760000000004">
                <text:p>35.476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624">
                <text:p>3.624</text:p>
              </table:table-cell>
              <table:table-cell office:value-type="float" office:value="64.4956032">
                <text:p>64.4956032</text:p>
              </table:table-cell>
              <table:table-cell office:value-type="float" office:value="35.5152000000004">
                <text:p>35.515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628">
                <text:p>3.628</text:p>
              </table:table-cell>
              <table:table-cell office:value-type="float" office:value="64.6378992">
                <text:p>64.6378992</text:p>
              </table:table-cell>
              <table:table-cell office:value-type="float" office:value="35.5544000000004">
                <text:p>35.554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632">
                <text:p>3.632</text:p>
              </table:table-cell>
              <table:table-cell office:value-type="float" office:value="64.780352">
                <text:p>64.780352</text:p>
              </table:table-cell>
              <table:table-cell office:value-type="float" office:value="35.5936000000004">
                <text:p>35.593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636">
                <text:p>3.636</text:p>
              </table:table-cell>
              <table:table-cell office:value-type="float" office:value="64.9229616">
                <text:p>64.9229616</text:p>
              </table:table-cell>
              <table:table-cell office:value-type="float" office:value="35.6328000000004">
                <text:p>35.632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64">
                <text:p>3.64</text:p>
              </table:table-cell>
              <table:table-cell office:value-type="float" office:value="65.065728">
                <text:p>65.065728</text:p>
              </table:table-cell>
              <table:table-cell office:value-type="float" office:value="35.6720000000004">
                <text:p>35.672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644">
                <text:p>3.644</text:p>
              </table:table-cell>
              <table:table-cell office:value-type="float" office:value="65.2086512">
                <text:p>65.2086512</text:p>
              </table:table-cell>
              <table:table-cell office:value-type="float" office:value="35.7112000000004">
                <text:p>35.711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648">
                <text:p>3.648</text:p>
              </table:table-cell>
              <table:table-cell office:value-type="float" office:value="65.3517312000001">
                <text:p>65.3517312000001</text:p>
              </table:table-cell>
              <table:table-cell office:value-type="float" office:value="35.7504000000004">
                <text:p>35.750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652">
                <text:p>3.652</text:p>
              </table:table-cell>
              <table:table-cell office:value-type="float" office:value="65.4949680000001">
                <text:p>65.4949680000001</text:p>
              </table:table-cell>
              <table:table-cell office:value-type="float" office:value="35.7896000000004">
                <text:p>35.789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656">
                <text:p>3.656</text:p>
              </table:table-cell>
              <table:table-cell office:value-type="float" office:value="65.6383616000001">
                <text:p>65.6383616000001</text:p>
              </table:table-cell>
              <table:table-cell office:value-type="float" office:value="35.8288000000004">
                <text:p>35.828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66">
                <text:p>3.66</text:p>
              </table:table-cell>
              <table:table-cell office:value-type="float" office:value="65.7819120000001">
                <text:p>65.7819120000001</text:p>
              </table:table-cell>
              <table:table-cell office:value-type="float" office:value="35.8680000000004">
                <text:p>35.868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664">
                <text:p>3.664</text:p>
              </table:table-cell>
              <table:table-cell office:value-type="float" office:value="65.9256192000001">
                <text:p>65.9256192000001</text:p>
              </table:table-cell>
              <table:table-cell office:value-type="float" office:value="35.9072000000004">
                <text:p>35.907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668">
                <text:p>3.668</text:p>
              </table:table-cell>
              <table:table-cell office:value-type="float" office:value="66.0694832000001">
                <text:p>66.0694832000001</text:p>
              </table:table-cell>
              <table:table-cell office:value-type="float" office:value="35.9464000000004">
                <text:p>35.946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672">
                <text:p>3.672</text:p>
              </table:table-cell>
              <table:table-cell office:value-type="float" office:value="66.2135040000001">
                <text:p>66.2135040000001</text:p>
              </table:table-cell>
              <table:table-cell office:value-type="float" office:value="35.9856000000004">
                <text:p>35.985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676">
                <text:p>3.676</text:p>
              </table:table-cell>
              <table:table-cell office:value-type="float" office:value="66.3576816000001">
                <text:p>66.3576816000001</text:p>
              </table:table-cell>
              <table:table-cell office:value-type="float" office:value="36.0248000000004">
                <text:p>36.024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68">
                <text:p>3.68</text:p>
              </table:table-cell>
              <table:table-cell office:value-type="float" office:value="66.5020160000001">
                <text:p>66.5020160000001</text:p>
              </table:table-cell>
              <table:table-cell office:value-type="float" office:value="36.0640000000004">
                <text:p>36.064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684">
                <text:p>3.684</text:p>
              </table:table-cell>
              <table:table-cell office:value-type="float" office:value="66.6465072000001">
                <text:p>66.6465072000001</text:p>
              </table:table-cell>
              <table:table-cell office:value-type="float" office:value="36.1032000000004">
                <text:p>36.103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688">
                <text:p>3.688</text:p>
              </table:table-cell>
              <table:table-cell office:value-type="float" office:value="66.7911552000001">
                <text:p>66.7911552000001</text:p>
              </table:table-cell>
              <table:table-cell office:value-type="float" office:value="36.1424000000004">
                <text:p>36.142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692">
                <text:p>3.692</text:p>
              </table:table-cell>
              <table:table-cell office:value-type="float" office:value="66.9359600000001">
                <text:p>66.9359600000001</text:p>
              </table:table-cell>
              <table:table-cell office:value-type="float" office:value="36.1816000000004">
                <text:p>36.181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696">
                <text:p>3.696</text:p>
              </table:table-cell>
              <table:table-cell office:value-type="float" office:value="67.0809216000001">
                <text:p>67.0809216000001</text:p>
              </table:table-cell>
              <table:table-cell office:value-type="float" office:value="36.2208000000004">
                <text:p>36.220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7">
                <text:p>3.7</text:p>
              </table:table-cell>
              <table:table-cell office:value-type="float" office:value="67.2260400000001">
                <text:p>67.2260400000001</text:p>
              </table:table-cell>
              <table:table-cell office:value-type="float" office:value="36.2600000000004">
                <text:p>36.260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704">
                <text:p>3.704</text:p>
              </table:table-cell>
              <table:table-cell office:value-type="float" office:value="67.3713152000002">
                <text:p>67.3713152000002</text:p>
              </table:table-cell>
              <table:table-cell office:value-type="float" office:value="36.2992000000004">
                <text:p>36.299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708">
                <text:p>3.708</text:p>
              </table:table-cell>
              <table:table-cell office:value-type="float" office:value="67.5167472000002">
                <text:p>67.5167472000002</text:p>
              </table:table-cell>
              <table:table-cell office:value-type="float" office:value="36.3384000000004">
                <text:p>36.338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712">
                <text:p>3.712</text:p>
              </table:table-cell>
              <table:table-cell office:value-type="float" office:value="67.6623360000002">
                <text:p>67.6623360000002</text:p>
              </table:table-cell>
              <table:table-cell office:value-type="float" office:value="36.3776000000004">
                <text:p>36.377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716">
                <text:p>3.716</text:p>
              </table:table-cell>
              <table:table-cell office:value-type="float" office:value="67.8080816000002">
                <text:p>67.8080816000002</text:p>
              </table:table-cell>
              <table:table-cell office:value-type="float" office:value="36.4168000000004">
                <text:p>36.416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72">
                <text:p>3.72</text:p>
              </table:table-cell>
              <table:table-cell office:value-type="float" office:value="67.9539840000002">
                <text:p>67.9539840000002</text:p>
              </table:table-cell>
              <table:table-cell office:value-type="float" office:value="36.4560000000004">
                <text:p>36.456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724">
                <text:p>3.724</text:p>
              </table:table-cell>
              <table:table-cell office:value-type="float" office:value="68.1000432000002">
                <text:p>68.1000432000002</text:p>
              </table:table-cell>
              <table:table-cell office:value-type="float" office:value="36.4952000000004">
                <text:p>36.495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728">
                <text:p>3.728</text:p>
              </table:table-cell>
              <table:table-cell office:value-type="float" office:value="68.2462592000002">
                <text:p>68.2462592000002</text:p>
              </table:table-cell>
              <table:table-cell office:value-type="float" office:value="36.5344000000004">
                <text:p>36.534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732">
                <text:p>3.732</text:p>
              </table:table-cell>
              <table:table-cell office:value-type="float" office:value="68.3926320000002">
                <text:p>68.3926320000002</text:p>
              </table:table-cell>
              <table:table-cell office:value-type="float" office:value="36.5736000000004">
                <text:p>36.573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736">
                <text:p>3.736</text:p>
              </table:table-cell>
              <table:table-cell office:value-type="float" office:value="68.5391616000002">
                <text:p>68.5391616000002</text:p>
              </table:table-cell>
              <table:table-cell office:value-type="float" office:value="36.6128000000004">
                <text:p>36.612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74">
                <text:p>3.74</text:p>
              </table:table-cell>
              <table:table-cell office:value-type="float" office:value="68.6858480000003">
                <text:p>68.6858480000003</text:p>
              </table:table-cell>
              <table:table-cell office:value-type="float" office:value="36.6520000000004">
                <text:p>36.652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744">
                <text:p>3.744</text:p>
              </table:table-cell>
              <table:table-cell office:value-type="float" office:value="68.8326912000003">
                <text:p>68.8326912000003</text:p>
              </table:table-cell>
              <table:table-cell office:value-type="float" office:value="36.6912000000004">
                <text:p>36.691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748">
                <text:p>3.748</text:p>
              </table:table-cell>
              <table:table-cell office:value-type="float" office:value="68.9796912000003">
                <text:p>68.9796912000003</text:p>
              </table:table-cell>
              <table:table-cell office:value-type="float" office:value="36.7304000000004">
                <text:p>36.730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752">
                <text:p>3.752</text:p>
              </table:table-cell>
              <table:table-cell office:value-type="float" office:value="69.1268480000003">
                <text:p>69.1268480000003</text:p>
              </table:table-cell>
              <table:table-cell office:value-type="float" office:value="36.7696000000004">
                <text:p>36.769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756">
                <text:p>3.756</text:p>
              </table:table-cell>
              <table:table-cell office:value-type="float" office:value="69.2741616000003">
                <text:p>69.2741616000003</text:p>
              </table:table-cell>
              <table:table-cell office:value-type="float" office:value="36.8088000000004">
                <text:p>36.808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76">
                <text:p>3.76</text:p>
              </table:table-cell>
              <table:table-cell office:value-type="float" office:value="69.4216320000003">
                <text:p>69.4216320000003</text:p>
              </table:table-cell>
              <table:table-cell office:value-type="float" office:value="36.8480000000004">
                <text:p>36.848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764">
                <text:p>3.764</text:p>
              </table:table-cell>
              <table:table-cell office:value-type="float" office:value="69.5692592000003">
                <text:p>69.5692592000003</text:p>
              </table:table-cell>
              <table:table-cell office:value-type="float" office:value="36.8872000000004">
                <text:p>36.887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768">
                <text:p>3.768</text:p>
              </table:table-cell>
              <table:table-cell office:value-type="float" office:value="69.7170432000003">
                <text:p>69.7170432000003</text:p>
              </table:table-cell>
              <table:table-cell office:value-type="float" office:value="36.9264000000004">
                <text:p>36.926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772">
                <text:p>3.772</text:p>
              </table:table-cell>
              <table:table-cell office:value-type="float" office:value="69.8649840000003">
                <text:p>69.8649840000003</text:p>
              </table:table-cell>
              <table:table-cell office:value-type="float" office:value="36.9656000000004">
                <text:p>36.965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776">
                <text:p>3.776</text:p>
              </table:table-cell>
              <table:table-cell office:value-type="float" office:value="70.0130816000003">
                <text:p>70.0130816000003</text:p>
              </table:table-cell>
              <table:table-cell office:value-type="float" office:value="37.0048000000004">
                <text:p>37.004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78">
                <text:p>3.78</text:p>
              </table:table-cell>
              <table:table-cell office:value-type="float" office:value="70.1613360000003">
                <text:p>70.1613360000003</text:p>
              </table:table-cell>
              <table:table-cell office:value-type="float" office:value="37.0440000000004">
                <text:p>37.044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784">
                <text:p>3.784</text:p>
              </table:table-cell>
              <table:table-cell office:value-type="float" office:value="70.3097472000003">
                <text:p>70.3097472000003</text:p>
              </table:table-cell>
              <table:table-cell office:value-type="float" office:value="37.0832000000004">
                <text:p>37.083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788">
                <text:p>3.788</text:p>
              </table:table-cell>
              <table:table-cell office:value-type="float" office:value="70.4583152000003">
                <text:p>70.4583152000003</text:p>
              </table:table-cell>
              <table:table-cell office:value-type="float" office:value="37.1224000000004">
                <text:p>37.122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792">
                <text:p>3.792</text:p>
              </table:table-cell>
              <table:table-cell office:value-type="float" office:value="70.6070400000004">
                <text:p>70.6070400000004</text:p>
              </table:table-cell>
              <table:table-cell office:value-type="float" office:value="37.1616000000004">
                <text:p>37.161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796">
                <text:p>3.796</text:p>
              </table:table-cell>
              <table:table-cell office:value-type="float" office:value="70.7559216000004">
                <text:p>70.7559216000004</text:p>
              </table:table-cell>
              <table:table-cell office:value-type="float" office:value="37.2008000000004">
                <text:p>37.200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8">
                <text:p>3.8</text:p>
              </table:table-cell>
              <table:table-cell office:value-type="float" office:value="70.9049600000004">
                <text:p>70.9049600000004</text:p>
              </table:table-cell>
              <table:table-cell office:value-type="float" office:value="37.2400000000004">
                <text:p>37.240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804">
                <text:p>3.804</text:p>
              </table:table-cell>
              <table:table-cell office:value-type="float" office:value="71.0541552000004">
                <text:p>71.0541552000004</text:p>
              </table:table-cell>
              <table:table-cell office:value-type="float" office:value="37.2792000000004">
                <text:p>37.279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808">
                <text:p>3.808</text:p>
              </table:table-cell>
              <table:table-cell office:value-type="float" office:value="71.2035072000004">
                <text:p>71.2035072000004</text:p>
              </table:table-cell>
              <table:table-cell office:value-type="float" office:value="37.3184000000004">
                <text:p>37.318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812">
                <text:p>3.812</text:p>
              </table:table-cell>
              <table:table-cell office:value-type="float" office:value="71.3530160000004">
                <text:p>71.3530160000004</text:p>
              </table:table-cell>
              <table:table-cell office:value-type="float" office:value="37.3576000000004">
                <text:p>37.357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816">
                <text:p>3.816</text:p>
              </table:table-cell>
              <table:table-cell office:value-type="float" office:value="71.5026816000004">
                <text:p>71.5026816000004</text:p>
              </table:table-cell>
              <table:table-cell office:value-type="float" office:value="37.3968000000004">
                <text:p>37.396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82">
                <text:p>3.82</text:p>
              </table:table-cell>
              <table:table-cell office:value-type="float" office:value="71.6525040000004">
                <text:p>71.6525040000004</text:p>
              </table:table-cell>
              <table:table-cell office:value-type="float" office:value="37.4360000000004">
                <text:p>37.436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824">
                <text:p>3.824</text:p>
              </table:table-cell>
              <table:table-cell office:value-type="float" office:value="71.8024832000004">
                <text:p>71.8024832000004</text:p>
              </table:table-cell>
              <table:table-cell office:value-type="float" office:value="37.4752000000004">
                <text:p>37.475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828">
                <text:p>3.828</text:p>
              </table:table-cell>
              <table:table-cell office:value-type="float" office:value="71.9526192000004">
                <text:p>71.9526192000004</text:p>
              </table:table-cell>
              <table:table-cell office:value-type="float" office:value="37.5144000000004">
                <text:p>37.514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832">
                <text:p>3.832</text:p>
              </table:table-cell>
              <table:table-cell office:value-type="float" office:value="72.1029120000004">
                <text:p>72.1029120000004</text:p>
              </table:table-cell>
              <table:table-cell office:value-type="float" office:value="37.5536000000004">
                <text:p>37.553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836">
                <text:p>3.836</text:p>
              </table:table-cell>
              <table:table-cell office:value-type="float" office:value="72.2533616000004">
                <text:p>72.2533616000004</text:p>
              </table:table-cell>
              <table:table-cell office:value-type="float" office:value="37.5928000000004">
                <text:p>37.592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84">
                <text:p>3.84</text:p>
              </table:table-cell>
              <table:table-cell office:value-type="float" office:value="72.4039680000004">
                <text:p>72.4039680000004</text:p>
              </table:table-cell>
              <table:table-cell office:value-type="float" office:value="37.6320000000004">
                <text:p>37.632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844">
                <text:p>3.844</text:p>
              </table:table-cell>
              <table:table-cell office:value-type="float" office:value="72.5547312000005">
                <text:p>72.5547312000005</text:p>
              </table:table-cell>
              <table:table-cell office:value-type="float" office:value="37.6712000000004">
                <text:p>37.671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848">
                <text:p>3.848</text:p>
              </table:table-cell>
              <table:table-cell office:value-type="float" office:value="72.7056512000005">
                <text:p>72.7056512000005</text:p>
              </table:table-cell>
              <table:table-cell office:value-type="float" office:value="37.7104000000004">
                <text:p>37.710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852">
                <text:p>3.852</text:p>
              </table:table-cell>
              <table:table-cell office:value-type="float" office:value="72.8567280000005">
                <text:p>72.8567280000005</text:p>
              </table:table-cell>
              <table:table-cell office:value-type="float" office:value="37.7496000000004">
                <text:p>37.749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856">
                <text:p>3.856</text:p>
              </table:table-cell>
              <table:table-cell office:value-type="float" office:value="73.0079616000005">
                <text:p>73.0079616000005</text:p>
              </table:table-cell>
              <table:table-cell office:value-type="float" office:value="37.7888000000004">
                <text:p>37.788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86">
                <text:p>3.86</text:p>
              </table:table-cell>
              <table:table-cell office:value-type="float" office:value="73.1593520000005">
                <text:p>73.1593520000005</text:p>
              </table:table-cell>
              <table:table-cell office:value-type="float" office:value="37.8280000000004">
                <text:p>37.828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864">
                <text:p>3.864</text:p>
              </table:table-cell>
              <table:table-cell office:value-type="float" office:value="73.3108992000005">
                <text:p>73.3108992000005</text:p>
              </table:table-cell>
              <table:table-cell office:value-type="float" office:value="37.8672000000004">
                <text:p>37.867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868">
                <text:p>3.868</text:p>
              </table:table-cell>
              <table:table-cell office:value-type="float" office:value="73.4626032000005">
                <text:p>73.4626032000005</text:p>
              </table:table-cell>
              <table:table-cell office:value-type="float" office:value="37.9064000000004">
                <text:p>37.906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872">
                <text:p>3.872</text:p>
              </table:table-cell>
              <table:table-cell office:value-type="float" office:value="73.6144640000005">
                <text:p>73.6144640000005</text:p>
              </table:table-cell>
              <table:table-cell office:value-type="float" office:value="37.9456000000004">
                <text:p>37.945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876">
                <text:p>3.876</text:p>
              </table:table-cell>
              <table:table-cell office:value-type="float" office:value="73.7664816000005">
                <text:p>73.7664816000005</text:p>
              </table:table-cell>
              <table:table-cell office:value-type="float" office:value="37.9848000000004">
                <text:p>37.984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88">
                <text:p>3.88</text:p>
              </table:table-cell>
              <table:table-cell office:value-type="float" office:value="73.9186560000005">
                <text:p>73.9186560000005</text:p>
              </table:table-cell>
              <table:table-cell office:value-type="float" office:value="38.0240000000004">
                <text:p>38.024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884">
                <text:p>3.884</text:p>
              </table:table-cell>
              <table:table-cell office:value-type="float" office:value="74.0709872000005">
                <text:p>74.0709872000005</text:p>
              </table:table-cell>
              <table:table-cell office:value-type="float" office:value="38.0632000000004">
                <text:p>38.063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888">
                <text:p>3.888</text:p>
              </table:table-cell>
              <table:table-cell office:value-type="float" office:value="74.2234752000006">
                <text:p>74.2234752000006</text:p>
              </table:table-cell>
              <table:table-cell office:value-type="float" office:value="38.1024000000004">
                <text:p>38.102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892">
                <text:p>3.892</text:p>
              </table:table-cell>
              <table:table-cell office:value-type="float" office:value="74.3761200000006">
                <text:p>74.3761200000006</text:p>
              </table:table-cell>
              <table:table-cell office:value-type="float" office:value="38.1416000000004">
                <text:p>38.141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896">
                <text:p>3.896</text:p>
              </table:table-cell>
              <table:table-cell office:value-type="float" office:value="74.5289216000006">
                <text:p>74.5289216000006</text:p>
              </table:table-cell>
              <table:table-cell office:value-type="float" office:value="38.1808000000004">
                <text:p>38.180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9">
                <text:p>3.9</text:p>
              </table:table-cell>
              <table:table-cell office:value-type="float" office:value="74.6818800000006">
                <text:p>74.6818800000006</text:p>
              </table:table-cell>
              <table:table-cell office:value-type="float" office:value="38.2200000000004">
                <text:p>38.220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904">
                <text:p>3.904</text:p>
              </table:table-cell>
              <table:table-cell office:value-type="float" office:value="74.8349952000006">
                <text:p>74.8349952000006</text:p>
              </table:table-cell>
              <table:table-cell office:value-type="float" office:value="38.2592000000004">
                <text:p>38.259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908">
                <text:p>3.908</text:p>
              </table:table-cell>
              <table:table-cell office:value-type="float" office:value="74.9882672000006">
                <text:p>74.9882672000006</text:p>
              </table:table-cell>
              <table:table-cell office:value-type="float" office:value="38.2984000000004">
                <text:p>38.298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912">
                <text:p>3.912</text:p>
              </table:table-cell>
              <table:table-cell office:value-type="float" office:value="75.1416960000006">
                <text:p>75.1416960000006</text:p>
              </table:table-cell>
              <table:table-cell office:value-type="float" office:value="38.3376000000004">
                <text:p>38.337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916">
                <text:p>3.916</text:p>
              </table:table-cell>
              <table:table-cell office:value-type="float" office:value="75.2952816000006">
                <text:p>75.2952816000006</text:p>
              </table:table-cell>
              <table:table-cell office:value-type="float" office:value="38.3768000000004">
                <text:p>38.376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92">
                <text:p>3.92</text:p>
              </table:table-cell>
              <table:table-cell office:value-type="float" office:value="75.4490240000006">
                <text:p>75.4490240000006</text:p>
              </table:table-cell>
              <table:table-cell office:value-type="float" office:value="38.4160000000004">
                <text:p>38.416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924">
                <text:p>3.924</text:p>
              </table:table-cell>
              <table:table-cell office:value-type="float" office:value="75.6029232000006">
                <text:p>75.6029232000006</text:p>
              </table:table-cell>
              <table:table-cell office:value-type="float" office:value="38.4552000000004">
                <text:p>38.455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928">
                <text:p>3.928</text:p>
              </table:table-cell>
              <table:table-cell office:value-type="float" office:value="75.7569792000006">
                <text:p>75.7569792000006</text:p>
              </table:table-cell>
              <table:table-cell office:value-type="float" office:value="38.4944000000004">
                <text:p>38.494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932">
                <text:p>3.932</text:p>
              </table:table-cell>
              <table:table-cell office:value-type="float" office:value="75.9111920000007">
                <text:p>75.9111920000007</text:p>
              </table:table-cell>
              <table:table-cell office:value-type="float" office:value="38.5336000000004">
                <text:p>38.533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936">
                <text:p>3.936</text:p>
              </table:table-cell>
              <table:table-cell office:value-type="float" office:value="76.0655616000007">
                <text:p>76.0655616000007</text:p>
              </table:table-cell>
              <table:table-cell office:value-type="float" office:value="38.5728000000004">
                <text:p>38.572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94">
                <text:p>3.94</text:p>
              </table:table-cell>
              <table:table-cell office:value-type="float" office:value="76.2200880000007">
                <text:p>76.2200880000007</text:p>
              </table:table-cell>
              <table:table-cell office:value-type="float" office:value="38.6120000000004">
                <text:p>38.612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944">
                <text:p>3.944</text:p>
              </table:table-cell>
              <table:table-cell office:value-type="float" office:value="76.3747712000007">
                <text:p>76.3747712000007</text:p>
              </table:table-cell>
              <table:table-cell office:value-type="float" office:value="38.6512000000004">
                <text:p>38.651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948">
                <text:p>3.948</text:p>
              </table:table-cell>
              <table:table-cell office:value-type="float" office:value="76.5296112000007">
                <text:p>76.5296112000007</text:p>
              </table:table-cell>
              <table:table-cell office:value-type="float" office:value="38.6904000000004">
                <text:p>38.690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952">
                <text:p>3.952</text:p>
              </table:table-cell>
              <table:table-cell office:value-type="float" office:value="76.6846080000007">
                <text:p>76.6846080000007</text:p>
              </table:table-cell>
              <table:table-cell office:value-type="float" office:value="38.7296000000004">
                <text:p>38.729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956">
                <text:p>3.956</text:p>
              </table:table-cell>
              <table:table-cell office:value-type="float" office:value="76.8397616000007">
                <text:p>76.8397616000007</text:p>
              </table:table-cell>
              <table:table-cell office:value-type="float" office:value="38.7688000000004">
                <text:p>38.768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96">
                <text:p>3.96</text:p>
              </table:table-cell>
              <table:table-cell office:value-type="float" office:value="76.9950720000007">
                <text:p>76.9950720000007</text:p>
              </table:table-cell>
              <table:table-cell office:value-type="float" office:value="38.8080000000004">
                <text:p>38.808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964">
                <text:p>3.964</text:p>
              </table:table-cell>
              <table:table-cell office:value-type="float" office:value="77.1505392000007">
                <text:p>77.1505392000007</text:p>
              </table:table-cell>
              <table:table-cell office:value-type="float" office:value="38.8472000000004">
                <text:p>38.847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968">
                <text:p>3.968</text:p>
              </table:table-cell>
              <table:table-cell office:value-type="float" office:value="77.3061632000007">
                <text:p>77.3061632000007</text:p>
              </table:table-cell>
              <table:table-cell office:value-type="float" office:value="38.8864000000004">
                <text:p>38.886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972">
                <text:p>3.972</text:p>
              </table:table-cell>
              <table:table-cell office:value-type="float" office:value="77.4619440000007">
                <text:p>77.4619440000007</text:p>
              </table:table-cell>
              <table:table-cell office:value-type="float" office:value="38.9256000000004">
                <text:p>38.925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976">
                <text:p>3.976</text:p>
              </table:table-cell>
              <table:table-cell office:value-type="float" office:value="77.6178816000007">
                <text:p>77.6178816000007</text:p>
              </table:table-cell>
              <table:table-cell office:value-type="float" office:value="38.9648000000005">
                <text:p>38.964800000000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98">
                <text:p>3.98</text:p>
              </table:table-cell>
              <table:table-cell office:value-type="float" office:value="77.7739760000007">
                <text:p>77.7739760000007</text:p>
              </table:table-cell>
              <table:table-cell office:value-type="float" office:value="39.0040000000005">
                <text:p>39.004000000000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984">
                <text:p>3.984</text:p>
              </table:table-cell>
              <table:table-cell office:value-type="float" office:value="77.9302272000008">
                <text:p>77.9302272000008</text:p>
              </table:table-cell>
              <table:table-cell office:value-type="float" office:value="39.0432000000005">
                <text:p>39.043200000000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988">
                <text:p>3.988</text:p>
              </table:table-cell>
              <table:table-cell office:value-type="float" office:value="78.0866352000008">
                <text:p>78.0866352000008</text:p>
              </table:table-cell>
              <table:table-cell office:value-type="float" office:value="39.0824000000005">
                <text:p>39.082400000000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992">
                <text:p>3.992</text:p>
              </table:table-cell>
              <table:table-cell office:value-type="float" office:value="78.2432000000008">
                <text:p>78.2432000000008</text:p>
              </table:table-cell>
              <table:table-cell office:value-type="float" office:value="39.1216000000005">
                <text:p>39.121600000000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996">
                <text:p>3.996</text:p>
              </table:table-cell>
              <table:table-cell office:value-type="float" office:value="78.3999216000008">
                <text:p>78.3999216000008</text:p>
              </table:table-cell>
              <table:table-cell office:value-type="float" office:value="39.1608000000005">
                <text:p>39.160800000000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">
                <text:p>4</text:p>
              </table:table-cell>
              <table:table-cell office:value-type="float" office:value="78.5568000000008">
                <text:p>78.5568000000008</text:p>
              </table:table-cell>
              <table:table-cell office:value-type="float" office:value="39.2000000000005">
                <text:p>39.200000000000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.004">
                <text:p>4.004</text:p>
              </table:table-cell>
              <table:table-cell office:value-type="float" office:value="78.7138352000008">
                <text:p>78.7138352000008</text:p>
              </table:table-cell>
              <table:table-cell office:value-type="float" office:value="39.2392000000004">
                <text:p>39.239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.008">
                <text:p>4.008</text:p>
              </table:table-cell>
              <table:table-cell office:value-type="float" office:value="78.8710272000008">
                <text:p>78.8710272000008</text:p>
              </table:table-cell>
              <table:table-cell office:value-type="float" office:value="39.2784000000004">
                <text:p>39.278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.012">
                <text:p>4.012</text:p>
              </table:table-cell>
              <table:table-cell office:value-type="float" office:value="79.0283760000008">
                <text:p>79.0283760000008</text:p>
              </table:table-cell>
              <table:table-cell office:value-type="float" office:value="39.3176000000004">
                <text:p>39.317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.016">
                <text:p>4.016</text:p>
              </table:table-cell>
              <table:table-cell office:value-type="float" office:value="79.1858816000008">
                <text:p>79.1858816000008</text:p>
              </table:table-cell>
              <table:table-cell office:value-type="float" office:value="39.3568000000004">
                <text:p>39.356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.02">
                <text:p>4.02</text:p>
              </table:table-cell>
              <table:table-cell office:value-type="float" office:value="79.3435440000008">
                <text:p>79.3435440000008</text:p>
              </table:table-cell>
              <table:table-cell office:value-type="float" office:value="39.3960000000004">
                <text:p>39.396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.024">
                <text:p>4.024</text:p>
              </table:table-cell>
              <table:table-cell office:value-type="float" office:value="79.5013632000008">
                <text:p>79.5013632000008</text:p>
              </table:table-cell>
              <table:table-cell office:value-type="float" office:value="39.4352000000004">
                <text:p>39.435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.028">
                <text:p>4.028</text:p>
              </table:table-cell>
              <table:table-cell office:value-type="float" office:value="79.6593392000007">
                <text:p>79.6593392000007</text:p>
              </table:table-cell>
              <table:table-cell office:value-type="float" office:value="39.4744000000004">
                <text:p>39.474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032">
                <text:p>4.032</text:p>
              </table:table-cell>
              <table:table-cell office:value-type="float" office:value="79.8174720000007">
                <text:p>79.8174720000007</text:p>
              </table:table-cell>
              <table:table-cell office:value-type="float" office:value="39.5136000000004">
                <text:p>39.513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.036">
                <text:p>4.036</text:p>
              </table:table-cell>
              <table:table-cell office:value-type="float" office:value="79.9757616000007">
                <text:p>79.9757616000007</text:p>
              </table:table-cell>
              <table:table-cell office:value-type="float" office:value="39.5528000000004">
                <text:p>39.552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.04">
                <text:p>4.04</text:p>
              </table:table-cell>
              <table:table-cell office:value-type="float" office:value="80.1342080000007">
                <text:p>80.1342080000007</text:p>
              </table:table-cell>
              <table:table-cell office:value-type="float" office:value="39.5920000000004">
                <text:p>39.592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.044">
                <text:p>4.044</text:p>
              </table:table-cell>
              <table:table-cell office:value-type="float" office:value="80.2928112000007">
                <text:p>80.2928112000007</text:p>
              </table:table-cell>
              <table:table-cell office:value-type="float" office:value="39.6312000000004">
                <text:p>39.6312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048">
                <text:p>4.048</text:p>
              </table:table-cell>
              <table:table-cell office:value-type="float" office:value="80.4515712000007">
                <text:p>80.4515712000007</text:p>
              </table:table-cell>
              <table:table-cell office:value-type="float" office:value="39.6704000000004">
                <text:p>39.6704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052">
                <text:p>4.052</text:p>
              </table:table-cell>
              <table:table-cell office:value-type="float" office:value="80.6104880000007">
                <text:p>80.6104880000007</text:p>
              </table:table-cell>
              <table:table-cell office:value-type="float" office:value="39.7096000000004">
                <text:p>39.7096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056">
                <text:p>4.056</text:p>
              </table:table-cell>
              <table:table-cell office:value-type="float" office:value="80.7695616000007">
                <text:p>80.7695616000007</text:p>
              </table:table-cell>
              <table:table-cell office:value-type="float" office:value="39.7488000000004">
                <text:p>39.7488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.06">
                <text:p>4.06</text:p>
              </table:table-cell>
              <table:table-cell office:value-type="float" office:value="80.9287920000006">
                <text:p>80.9287920000006</text:p>
              </table:table-cell>
              <table:table-cell office:value-type="float" office:value="39.7880000000004">
                <text:p>39.78800000000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.064">
                <text:p>4.064</text:p>
              </table:table-cell>
              <table:table-cell office:value-type="float" office:value="81.0881792000006">
                <text:p>81.0881792000006</text:p>
              </table:table-cell>
              <table:table-cell office:value-type="float" office:value="39.8272000000003">
                <text:p>39.827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068">
                <text:p>4.068</text:p>
              </table:table-cell>
              <table:table-cell office:value-type="float" office:value="81.2477232000006">
                <text:p>81.2477232000006</text:p>
              </table:table-cell>
              <table:table-cell office:value-type="float" office:value="39.8664000000003">
                <text:p>39.866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.072">
                <text:p>4.072</text:p>
              </table:table-cell>
              <table:table-cell office:value-type="float" office:value="81.4074240000006">
                <text:p>81.4074240000006</text:p>
              </table:table-cell>
              <table:table-cell office:value-type="float" office:value="39.9056000000003">
                <text:p>39.905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.07599999999999">
                <text:p>4.07599999999999</text:p>
              </table:table-cell>
              <table:table-cell office:value-type="float" office:value="81.5672816000006">
                <text:p>81.5672816000006</text:p>
              </table:table-cell>
              <table:table-cell office:value-type="float" office:value="39.9448000000003">
                <text:p>39.944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.07999999999999">
                <text:p>4.07999999999999</text:p>
              </table:table-cell>
              <table:table-cell office:value-type="float" office:value="81.7272960000006">
                <text:p>81.7272960000006</text:p>
              </table:table-cell>
              <table:table-cell office:value-type="float" office:value="39.9840000000003">
                <text:p>39.984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.08399999999999">
                <text:p>4.08399999999999</text:p>
              </table:table-cell>
              <table:table-cell office:value-type="float" office:value="81.8874672000006">
                <text:p>81.8874672000006</text:p>
              </table:table-cell>
              <table:table-cell office:value-type="float" office:value="40.0232000000003">
                <text:p>40.023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.08799999999999">
                <text:p>4.08799999999999</text:p>
              </table:table-cell>
              <table:table-cell office:value-type="float" office:value="82.0477952000006">
                <text:p>82.0477952000006</text:p>
              </table:table-cell>
              <table:table-cell office:value-type="float" office:value="40.0624000000003">
                <text:p>40.062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09199999999999">
                <text:p>4.09199999999999</text:p>
              </table:table-cell>
              <table:table-cell office:value-type="float" office:value="82.2082800000006">
                <text:p>82.2082800000006</text:p>
              </table:table-cell>
              <table:table-cell office:value-type="float" office:value="40.1016000000003">
                <text:p>40.1016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.09599999999999">
                <text:p>4.09599999999999</text:p>
              </table:table-cell>
              <table:table-cell office:value-type="float" office:value="82.3689216000006">
                <text:p>82.3689216000006</text:p>
              </table:table-cell>
              <table:table-cell office:value-type="float" office:value="40.1408000000003">
                <text:p>40.1408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82.5297200000006">
                <text:p>82.5297200000006</text:p>
              </table:table-cell>
              <table:table-cell office:value-type="float" office:value="40.1800000000003">
                <text:p>40.1800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.10399999999999">
                <text:p>4.10399999999999</text:p>
              </table:table-cell>
              <table:table-cell office:value-type="float" office:value="82.6906752000006">
                <text:p>82.6906752000006</text:p>
              </table:table-cell>
              <table:table-cell office:value-type="float" office:value="40.2192000000003">
                <text:p>40.2192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10799999999999">
                <text:p>4.10799999999999</text:p>
              </table:table-cell>
              <table:table-cell office:value-type="float" office:value="82.8517872000006">
                <text:p>82.8517872000006</text:p>
              </table:table-cell>
              <table:table-cell office:value-type="float" office:value="40.2584000000003">
                <text:p>40.25840000000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11199999999999">
                <text:p>4.11199999999999</text:p>
              </table:table-cell>
              <table:table-cell office:value-type="float" office:value="83.0130560000005">
                <text:p>83.0130560000005</text:p>
              </table:table-cell>
              <table:table-cell office:value-type="float" office:value="40.2976000000003">
                <text:p>40.2976000000003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60">
      <style:chart-properties chart:display-label="true" chart:logarithmic="false" chart:minimum="0" chart:max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18.039cm" xlink:href=".." xlink:type="simple" chart:class="chart:scatter" chart:style-name="ch1">
        <chart:legend chart:legend-position="end" svg:x="13.685cm" svg:y="8.235cm" chart:style-name="ch2"/>
        <chart:plot-area chart:style-name="ch3" table:cell-range-address="BitExample.B19:BitExample.E1047" svg:x="0.77cm" svg:y="1.575cm" svg:width="12.275cm" svg:height="15.684cm">
          <chartooo:coordinate-region svg:x="1.604cm" svg:y="1.787cm" svg:width="10.606cm" svg:height="14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tExample.C19:BitExample.C1047" chart:class="chart:scatter">
            <chart:domain table:cell-range-address="BitExample.B19:BitExample.B1047"/>
            <chart:data-point chart:repeated="1029"/>
          </chart:series>
          <chart:series chart:style-name="ch8" chart:values-cell-range-address="BitExample.D19:BitExample.D1047" chart:class="chart:scatter">
            <chart:data-point chart:repeated="1029"/>
          </chart:series>
          <chart:series chart:style-name="ch9" chart:values-cell-range-address="BitExample.E19:BitExample.E1047" chart:class="chart:scatter">
            <chart:data-point chart:repeated="10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itExample.B19:BitExample.B1047</svg:desc>
                </draw:g>
              </table:table-cell>
              <table:table-cell office:value-type="float" office:value="0">
                <text:p>0</text:p>
                <draw:g>
                  <svg:desc>BitExample.C19:BitExample.C1047</svg:desc>
                </draw:g>
              </table:table-cell>
              <table:table-cell office:value-type="float" office:value="0">
                <text:p>0</text:p>
                <draw:g>
                  <svg:desc>BitExample.D19:BitExample.D1047</svg:desc>
                </draw:g>
              </table:table-cell>
              <table:table-cell office:value-type="float" office:value="0">
                <text:p>0</text:p>
                <draw:g>
                  <svg:desc>BitExample.E19:BitExample.E10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">
                <text:p>0.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6">
                <text:p>0.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4">
                <text:p>0.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8">
                <text:p>0.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">
                <text:p>0.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2">
                <text:p>0.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4">
                <text:p>0.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2">
                <text:p>0.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">
                <text:p>0.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4">
                <text:p>0.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8">
                <text:p>0.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6">
                <text:p>0.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2">
                <text:p>0.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4">
                <text:p>0.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2">
                <text:p>0.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6">
                <text:p>0.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4">
                <text:p>0.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8">
                <text:p>0.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8">
                <text:p>0.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2">
                <text:p>0.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4">
                <text:p>0.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2">
                <text:p>0.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6">
                <text:p>0.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4">
                <text:p>0.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8">
                <text:p>0.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6">
                <text:p>0.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8">
                <text:p>0.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2">
                <text:p>0.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4">
                <text:p>0.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2">
                <text:p>0.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6">
                <text:p>0.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4">
                <text:p>0.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8">
                <text:p>0.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2">
                <text:p>0.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6">
                <text:p>0.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4">
                <text:p>0.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8">
                <text:p>0.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2">
                <text:p>0.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36">
                <text:p>0.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4">
                <text:p>0.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8">
                <text:p>0.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2">
                <text:p>0.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6">
                <text:p>0.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4">
                <text:p>0.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8">
                <text:p>0.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2">
                <text:p>0.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6">
                <text:p>0.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4">
                <text:p>0.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8">
                <text:p>0.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2">
                <text:p>0.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6">
                <text:p>0.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08">
                <text:p>0.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12">
                <text:p>0.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16">
                <text:p>0.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24">
                <text:p>0.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8">
                <text:p>0.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32">
                <text:p>0.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6">
                <text:p>0.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44">
                <text:p>0.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8">
                <text:p>0.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2">
                <text:p>0.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64">
                <text:p>0.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68">
                <text:p>0.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2">
                <text:p>0.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6">
                <text:p>0.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4">
                <text:p>0.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88">
                <text:p>0.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92">
                <text:p>0.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96">
                <text:p>0.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04">
                <text:p>0.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08">
                <text:p>0.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12">
                <text:p>0.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16">
                <text:p>0.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4">
                <text:p>0.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28">
                <text:p>0.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2">
                <text:p>0.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6">
                <text:p>0.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44">
                <text:p>0.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8">
                <text:p>0.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2">
                <text:p>0.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4">
                <text:p>0.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68">
                <text:p>0.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2">
                <text:p>0.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84">
                <text:p>0.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88">
                <text:p>0.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2">
                <text:p>0.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6">
                <text:p>0.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4">
                <text:p>0.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8">
                <text:p>0.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12">
                <text:p>0.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16">
                <text:p>0.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24">
                <text:p>0.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28">
                <text:p>0.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2">
                <text:p>0.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36">
                <text:p>0.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44">
                <text:p>0.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48">
                <text:p>0.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52">
                <text:p>0.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56">
                <text:p>0.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4">
                <text:p>0.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8">
                <text:p>0.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2">
                <text:p>0.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6">
                <text:p>0.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84">
                <text:p>0.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88">
                <text:p>0.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92">
                <text:p>0.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96">
                <text:p>0.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04">
                <text:p>0.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08">
                <text:p>0.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12">
                <text:p>0.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6">
                <text:p>0.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24">
                <text:p>0.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28000000000001">
                <text:p>0.72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2000000000001">
                <text:p>0.732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6000000000001">
                <text:p>0.736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44000000000001">
                <text:p>0.744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8000000000001">
                <text:p>0.74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52000000000001">
                <text:p>0.752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56000000000001">
                <text:p>0.756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64000000000001">
                <text:p>0.764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68000000000001">
                <text:p>0.76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2000000000001">
                <text:p>0.772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76000000000001">
                <text:p>0.776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84000000000001">
                <text:p>0.784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88000000000001">
                <text:p>0.78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92000000000001">
                <text:p>0.792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96000000000001">
                <text:p>0.796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04000000000001">
                <text:p>0.804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08000000000001">
                <text:p>0.80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12000000000001">
                <text:p>0.812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16000000000001">
                <text:p>0.816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24000000000001">
                <text:p>0.824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28000000000001">
                <text:p>0.82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2000000000001">
                <text:p>0.832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6000000000001">
                <text:p>0.836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44000000000001">
                <text:p>0.844000000000001</text:p>
              </table:table-cell>
              <table:table-cell office:value-type="float" office:value="0.0256">
                <text:p>0.0256</text:p>
              </table:table-cell>
              <table:table-cell office:value-type="float" office:value="0">
                <text:p>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8000000000001">
                <text:p>0.848000000000001</text:p>
              </table:table-cell>
              <table:table-cell office:value-type="float" office:value="0.1024">
                <text:p>0.1024</text:p>
              </table:table-cell>
              <table:table-cell office:value-type="float" office:value="12.8">
                <text:p>1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52000000000001">
                <text:p>0.852000000000001</text:p>
              </table:table-cell>
              <table:table-cell office:value-type="float" office:value="0.2304">
                <text:p>0.2304</text:p>
              </table:table-cell>
              <table:table-cell office:value-type="float" office:value="25.6">
                <text:p>2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56000000000001">
                <text:p>0.856000000000001</text:p>
              </table:table-cell>
              <table:table-cell office:value-type="float" office:value="0.409600000000001">
                <text:p>0.409600000000001</text:p>
              </table:table-cell>
              <table:table-cell office:value-type="float" office:value="38.4">
                <text:p>3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51.2">
                <text:p>5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64000000000001">
                <text:p>0.864000000000001</text:p>
              </table:table-cell>
              <table:table-cell office:value-type="float" office:value="0.921600000000002">
                <text:p>0.921600000000002</text:p>
              </table:table-cell>
              <table:table-cell office:value-type="float" office:value="64.0000000000001">
                <text:p>64.00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68000000000001">
                <text:p>0.868000000000001</text:p>
              </table:table-cell>
              <table:table-cell office:value-type="float" office:value="1.2544">
                <text:p>1.2544</text:p>
              </table:table-cell>
              <table:table-cell office:value-type="float" office:value="76.8000000000001">
                <text:p>76.80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72000000000001">
                <text:p>0.872000000000001</text:p>
              </table:table-cell>
              <table:table-cell office:value-type="float" office:value="1.6384">
                <text:p>1.6384</text:p>
              </table:table-cell>
              <table:table-cell office:value-type="float" office:value="89.6000000000001">
                <text:p>89.60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76000000000001">
                <text:p>0.876000000000001</text:p>
              </table:table-cell>
              <table:table-cell office:value-type="float" office:value="2.0736">
                <text:p>2.0736</text:p>
              </table:table-cell>
              <table:table-cell office:value-type="float" office:value="102.4">
                <text:p>102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2.56">
                <text:p>2.56</text:p>
              </table:table-cell>
              <table:table-cell office:value-type="float" office:value="115.2">
                <text:p>115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84000000000001">
                <text:p>0.884000000000001</text:p>
              </table:table-cell>
              <table:table-cell office:value-type="float" office:value="3.09760000000001">
                <text:p>3.09760000000001</text:p>
              </table:table-cell>
              <table:table-cell office:value-type="float" office:value="128">
                <text:p>12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88000000000001">
                <text:p>0.888000000000001</text:p>
              </table:table-cell>
              <table:table-cell office:value-type="float" office:value="3.68640000000001">
                <text:p>3.68640000000001</text:p>
              </table:table-cell>
              <table:table-cell office:value-type="float" office:value="140.8">
                <text:p>140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92000000000001">
                <text:p>0.892000000000001</text:p>
              </table:table-cell>
              <table:table-cell office:value-type="float" office:value="4.32640000000001">
                <text:p>4.32640000000001</text:p>
              </table:table-cell>
              <table:table-cell office:value-type="float" office:value="153.6">
                <text:p>153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96000000000001">
                <text:p>0.896000000000001</text:p>
              </table:table-cell>
              <table:table-cell office:value-type="float" office:value="5.01760000000001">
                <text:p>5.01760000000001</text:p>
              </table:table-cell>
              <table:table-cell office:value-type="float" office:value="166.4">
                <text:p>166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5.76000000000001">
                <text:p>5.76000000000001</text:p>
              </table:table-cell>
              <table:table-cell office:value-type="float" office:value="179.2">
                <text:p>17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04000000000001">
                <text:p>0.904000000000001</text:p>
              </table:table-cell>
              <table:table-cell office:value-type="float" office:value="6.55360000000001">
                <text:p>6.55360000000001</text:p>
              </table:table-cell>
              <table:table-cell office:value-type="float" office:value="192">
                <text:p>19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08000000000001">
                <text:p>0.908000000000001</text:p>
              </table:table-cell>
              <table:table-cell office:value-type="float" office:value="7.39840000000001">
                <text:p>7.39840000000001</text:p>
              </table:table-cell>
              <table:table-cell office:value-type="float" office:value="204.8">
                <text:p>20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12000000000001">
                <text:p>0.912000000000001</text:p>
              </table:table-cell>
              <table:table-cell office:value-type="float" office:value="8.29440000000001">
                <text:p>8.29440000000001</text:p>
              </table:table-cell>
              <table:table-cell office:value-type="float" office:value="217.6">
                <text:p>217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16000000000001">
                <text:p>0.916000000000001</text:p>
              </table:table-cell>
              <table:table-cell office:value-type="float" office:value="9.24160000000002">
                <text:p>9.24160000000002</text:p>
              </table:table-cell>
              <table:table-cell office:value-type="float" office:value="230.4">
                <text:p>230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10.24">
                <text:p>10.24</text:p>
              </table:table-cell>
              <table:table-cell office:value-type="float" office:value="243.2">
                <text:p>243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24000000000001">
                <text:p>0.924000000000001</text:p>
              </table:table-cell>
              <table:table-cell office:value-type="float" office:value="11.2896">
                <text:p>11.2896</text:p>
              </table:table-cell>
              <table:table-cell office:value-type="float" office:value="256">
                <text:p>25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28000000000001">
                <text:p>0.928000000000001</text:p>
              </table:table-cell>
              <table:table-cell office:value-type="float" office:value="12.3904">
                <text:p>12.3904</text:p>
              </table:table-cell>
              <table:table-cell office:value-type="float" office:value="268.8">
                <text:p>268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32000000000001">
                <text:p>0.932000000000001</text:p>
              </table:table-cell>
              <table:table-cell office:value-type="float" office:value="13.5424">
                <text:p>13.5424</text:p>
              </table:table-cell>
              <table:table-cell office:value-type="float" office:value="281.6">
                <text:p>281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36000000000001">
                <text:p>0.936000000000001</text:p>
              </table:table-cell>
              <table:table-cell office:value-type="float" office:value="14.7456">
                <text:p>14.7456</text:p>
              </table:table-cell>
              <table:table-cell office:value-type="float" office:value="294.4">
                <text:p>294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16">
                <text:p>16</text:p>
              </table:table-cell>
              <table:table-cell office:value-type="float" office:value="307.2">
                <text:p>307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44000000000001">
                <text:p>0.944000000000001</text:p>
              </table:table-cell>
              <table:table-cell office:value-type="float" office:value="17.3056">
                <text:p>17.3056</text:p>
              </table:table-cell>
              <table:table-cell office:value-type="float" office:value="320">
                <text:p>32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48000000000001">
                <text:p>0.948000000000001</text:p>
              </table:table-cell>
              <table:table-cell office:value-type="float" office:value="18.6624">
                <text:p>18.6624</text:p>
              </table:table-cell>
              <table:table-cell office:value-type="float" office:value="332.8">
                <text:p>33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52000000000001">
                <text:p>0.952000000000001</text:p>
              </table:table-cell>
              <table:table-cell office:value-type="float" office:value="20.0704">
                <text:p>20.0704</text:p>
              </table:table-cell>
              <table:table-cell office:value-type="float" office:value="345.6">
                <text:p>34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56000000000001">
                <text:p>0.956000000000001</text:p>
              </table:table-cell>
              <table:table-cell office:value-type="float" office:value="21.5296">
                <text:p>21.5296</text:p>
              </table:table-cell>
              <table:table-cell office:value-type="float" office:value="358.4">
                <text:p>35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23.04">
                <text:p>23.04</text:p>
              </table:table-cell>
              <table:table-cell office:value-type="float" office:value="371.2">
                <text:p>37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64000000000001">
                <text:p>0.964000000000001</text:p>
              </table:table-cell>
              <table:table-cell office:value-type="float" office:value="24.6016">
                <text:p>24.6016</text:p>
              </table:table-cell>
              <table:table-cell office:value-type="float" office:value="384">
                <text:p>38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68000000000001">
                <text:p>0.968000000000001</text:p>
              </table:table-cell>
              <table:table-cell office:value-type="float" office:value="26.2144000000001">
                <text:p>26.2144000000001</text:p>
              </table:table-cell>
              <table:table-cell office:value-type="float" office:value="396.8">
                <text:p>39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2000000000001">
                <text:p>0.972000000000001</text:p>
              </table:table-cell>
              <table:table-cell office:value-type="float" office:value="27.8784000000001">
                <text:p>27.8784000000001</text:p>
              </table:table-cell>
              <table:table-cell office:value-type="float" office:value="409.6">
                <text:p>40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6000000000001">
                <text:p>0.976000000000001</text:p>
              </table:table-cell>
              <table:table-cell office:value-type="float" office:value="29.5936000000001">
                <text:p>29.5936000000001</text:p>
              </table:table-cell>
              <table:table-cell office:value-type="float" office:value="422.4">
                <text:p>422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31.3600000000001">
                <text:p>31.3600000000001</text:p>
              </table:table-cell>
              <table:table-cell office:value-type="float" office:value="435.2">
                <text:p>435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84000000000001">
                <text:p>0.984000000000001</text:p>
              </table:table-cell>
              <table:table-cell office:value-type="float" office:value="33.1776000000001">
                <text:p>33.1776000000001</text:p>
              </table:table-cell>
              <table:table-cell office:value-type="float" office:value="448">
                <text:p>44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88000000000001">
                <text:p>0.988000000000001</text:p>
              </table:table-cell>
              <table:table-cell office:value-type="float" office:value="35.0464000000001">
                <text:p>35.0464000000001</text:p>
              </table:table-cell>
              <table:table-cell office:value-type="float" office:value="460.8">
                <text:p>460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2000000000001">
                <text:p>0.992000000000001</text:p>
              </table:table-cell>
              <table:table-cell office:value-type="float" office:value="36.9664000000001">
                <text:p>36.9664000000001</text:p>
              </table:table-cell>
              <table:table-cell office:value-type="float" office:value="473.6">
                <text:p>473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6000000000001">
                <text:p>0.996000000000001</text:p>
              </table:table-cell>
              <table:table-cell office:value-type="float" office:value="38.9376000000001">
                <text:p>38.9376000000001</text:p>
              </table:table-cell>
              <table:table-cell office:value-type="float" office:value="486.4">
                <text:p>486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40.96">
                <text:p>40.96</text:p>
              </table:table-cell>
              <table:table-cell office:value-type="float" office:value="499.2">
                <text:p>49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04">
                <text:p>1.004</text:p>
              </table:table-cell>
              <table:table-cell office:value-type="float" office:value="43.0336">
                <text:p>43.0336</text:p>
              </table:table-cell>
              <table:table-cell office:value-type="float" office:value="512">
                <text:p>51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08">
                <text:p>1.008</text:p>
              </table:table-cell>
              <table:table-cell office:value-type="float" office:value="45.1584">
                <text:p>45.1584</text:p>
              </table:table-cell>
              <table:table-cell office:value-type="float" office:value="524.8">
                <text:p>52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12">
                <text:p>1.012</text:p>
              </table:table-cell>
              <table:table-cell office:value-type="float" office:value="47.3344">
                <text:p>47.3344</text:p>
              </table:table-cell>
              <table:table-cell office:value-type="float" office:value="537.6">
                <text:p>537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16">
                <text:p>1.016</text:p>
              </table:table-cell>
              <table:table-cell office:value-type="float" office:value="49.5616">
                <text:p>49.5616</text:p>
              </table:table-cell>
              <table:table-cell office:value-type="float" office:value="550.4">
                <text:p>550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2">
                <text:p>1.02</text:p>
              </table:table-cell>
              <table:table-cell office:value-type="float" office:value="51.84">
                <text:p>51.84</text:p>
              </table:table-cell>
              <table:table-cell office:value-type="float" office:value="563.2">
                <text:p>563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24">
                <text:p>1.024</text:p>
              </table:table-cell>
              <table:table-cell office:value-type="float" office:value="54.1696">
                <text:p>54.1696</text:p>
              </table:table-cell>
              <table:table-cell office:value-type="float" office:value="576">
                <text:p>57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28">
                <text:p>1.028</text:p>
              </table:table-cell>
              <table:table-cell office:value-type="float" office:value="56.5504">
                <text:p>56.5504</text:p>
              </table:table-cell>
              <table:table-cell office:value-type="float" office:value="588.8">
                <text:p>588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32">
                <text:p>1.032</text:p>
              </table:table-cell>
              <table:table-cell office:value-type="float" office:value="58.9824">
                <text:p>58.9824</text:p>
              </table:table-cell>
              <table:table-cell office:value-type="float" office:value="601.6">
                <text:p>601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36">
                <text:p>1.036</text:p>
              </table:table-cell>
              <table:table-cell office:value-type="float" office:value="61.4656">
                <text:p>61.4656</text:p>
              </table:table-cell>
              <table:table-cell office:value-type="float" office:value="614.4">
                <text:p>614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4">
                <text:p>1.04</text:p>
              </table:table-cell>
              <table:table-cell office:value-type="float" office:value="64">
                <text:p>64</text:p>
              </table:table-cell>
              <table:table-cell office:value-type="float" office:value="627.2">
                <text:p>627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44">
                <text:p>1.044</text:p>
              </table:table-cell>
              <table:table-cell office:value-type="float" office:value="66.5856">
                <text:p>66.5856</text:p>
              </table:table-cell>
              <table:table-cell office:value-type="float" office:value="640">
                <text:p>64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48">
                <text:p>1.048</text:p>
              </table:table-cell>
              <table:table-cell office:value-type="float" office:value="69.2224">
                <text:p>69.2224</text:p>
              </table:table-cell>
              <table:table-cell office:value-type="float" office:value="652.8">
                <text:p>65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052">
                <text:p>1.052</text:p>
              </table:table-cell>
              <table:table-cell office:value-type="float" office:value="71.9104">
                <text:p>71.9104</text:p>
              </table:table-cell>
              <table:table-cell office:value-type="float" office:value="665.6">
                <text:p>66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56">
                <text:p>1.056</text:p>
              </table:table-cell>
              <table:table-cell office:value-type="float" office:value="74.6496">
                <text:p>74.6496</text:p>
              </table:table-cell>
              <table:table-cell office:value-type="float" office:value="678.4">
                <text:p>67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06">
                <text:p>1.06</text:p>
              </table:table-cell>
              <table:table-cell office:value-type="float" office:value="77.44">
                <text:p>77.44</text:p>
              </table:table-cell>
              <table:table-cell office:value-type="float" office:value="691.2">
                <text:p>69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64">
                <text:p>1.064</text:p>
              </table:table-cell>
              <table:table-cell office:value-type="float" office:value="80.2816">
                <text:p>80.2816</text:p>
              </table:table-cell>
              <table:table-cell office:value-type="float" office:value="704">
                <text:p>7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068">
                <text:p>1.068</text:p>
              </table:table-cell>
              <table:table-cell office:value-type="float" office:value="83.1744">
                <text:p>83.1744</text:p>
              </table:table-cell>
              <table:table-cell office:value-type="float" office:value="716.8">
                <text:p>71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72">
                <text:p>1.072</text:p>
              </table:table-cell>
              <table:table-cell office:value-type="float" office:value="86.1184">
                <text:p>86.1184</text:p>
              </table:table-cell>
              <table:table-cell office:value-type="float" office:value="729.6">
                <text:p>72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076">
                <text:p>1.076</text:p>
              </table:table-cell>
              <table:table-cell office:value-type="float" office:value="89.1136">
                <text:p>89.1136</text:p>
              </table:table-cell>
              <table:table-cell office:value-type="float" office:value="742.399999999999">
                <text:p>742.3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8">
                <text:p>1.08</text:p>
              </table:table-cell>
              <table:table-cell office:value-type="float" office:value="92.16">
                <text:p>92.16</text:p>
              </table:table-cell>
              <table:table-cell office:value-type="float" office:value="755.199999999999">
                <text:p>755.1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084">
                <text:p>1.084</text:p>
              </table:table-cell>
              <table:table-cell office:value-type="float" office:value="95.2576">
                <text:p>95.2576</text:p>
              </table:table-cell>
              <table:table-cell office:value-type="float" office:value="767.999999999999">
                <text:p>767.9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088">
                <text:p>1.088</text:p>
              </table:table-cell>
              <table:table-cell office:value-type="float" office:value="98.4064">
                <text:p>98.4064</text:p>
              </table:table-cell>
              <table:table-cell office:value-type="float" office:value="780.799999999999">
                <text:p>780.7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92">
                <text:p>1.092</text:p>
              </table:table-cell>
              <table:table-cell office:value-type="float" office:value="101.6064">
                <text:p>101.6064</text:p>
              </table:table-cell>
              <table:table-cell office:value-type="float" office:value="793.599999999999">
                <text:p>793.5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96">
                <text:p>1.096</text:p>
              </table:table-cell>
              <table:table-cell office:value-type="float" office:value="104.8576">
                <text:p>104.8576</text:p>
              </table:table-cell>
              <table:table-cell office:value-type="float" office:value="806.399999999999">
                <text:p>806.3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">
                <text:p>1.1</text:p>
              </table:table-cell>
              <table:table-cell office:value-type="float" office:value="108.16">
                <text:p>108.16</text:p>
              </table:table-cell>
              <table:table-cell office:value-type="float" office:value="819.199999999999">
                <text:p>819.1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04">
                <text:p>1.104</text:p>
              </table:table-cell>
              <table:table-cell office:value-type="float" office:value="111.5136">
                <text:p>111.5136</text:p>
              </table:table-cell>
              <table:table-cell office:value-type="float" office:value="831.999999999999">
                <text:p>831.9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08">
                <text:p>1.108</text:p>
              </table:table-cell>
              <table:table-cell office:value-type="float" office:value="114.9184">
                <text:p>114.9184</text:p>
              </table:table-cell>
              <table:table-cell office:value-type="float" office:value="844.799999999999">
                <text:p>844.7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12">
                <text:p>1.112</text:p>
              </table:table-cell>
              <table:table-cell office:value-type="float" office:value="118.3744">
                <text:p>118.3744</text:p>
              </table:table-cell>
              <table:table-cell office:value-type="float" office:value="857.599999999999">
                <text:p>857.5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16">
                <text:p>1.116</text:p>
              </table:table-cell>
              <table:table-cell office:value-type="float" office:value="121.8816">
                <text:p>121.8816</text:p>
              </table:table-cell>
              <table:table-cell office:value-type="float" office:value="870.399999999999">
                <text:p>870.3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2">
                <text:p>1.12</text:p>
              </table:table-cell>
              <table:table-cell office:value-type="float" office:value="125.44">
                <text:p>125.44</text:p>
              </table:table-cell>
              <table:table-cell office:value-type="float" office:value="883.199999999999">
                <text:p>883.1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24">
                <text:p>1.124</text:p>
              </table:table-cell>
              <table:table-cell office:value-type="float" office:value="129.0496">
                <text:p>129.0496</text:p>
              </table:table-cell>
              <table:table-cell office:value-type="float" office:value="895.999999999999">
                <text:p>895.9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128">
                <text:p>1.128</text:p>
              </table:table-cell>
              <table:table-cell office:value-type="float" office:value="132.7104">
                <text:p>132.7104</text:p>
              </table:table-cell>
              <table:table-cell office:value-type="float" office:value="908.799999999999">
                <text:p>908.7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32">
                <text:p>1.132</text:p>
              </table:table-cell>
              <table:table-cell office:value-type="float" office:value="136.4224">
                <text:p>136.4224</text:p>
              </table:table-cell>
              <table:table-cell office:value-type="float" office:value="921.599999999999">
                <text:p>921.5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36">
                <text:p>1.136</text:p>
              </table:table-cell>
              <table:table-cell office:value-type="float" office:value="140.1856">
                <text:p>140.1856</text:p>
              </table:table-cell>
              <table:table-cell office:value-type="float" office:value="934.399999999999">
                <text:p>934.3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4">
                <text:p>1.14</text:p>
              </table:table-cell>
              <table:table-cell office:value-type="float" office:value="144">
                <text:p>144</text:p>
              </table:table-cell>
              <table:table-cell office:value-type="float" office:value="947.199999999999">
                <text:p>947.1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44">
                <text:p>1.144</text:p>
              </table:table-cell>
              <table:table-cell office:value-type="float" office:value="147.8656">
                <text:p>147.8656</text:p>
              </table:table-cell>
              <table:table-cell office:value-type="float" office:value="959.999999999999">
                <text:p>959.9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48">
                <text:p>1.148</text:p>
              </table:table-cell>
              <table:table-cell office:value-type="float" office:value="151.7824">
                <text:p>151.7824</text:p>
              </table:table-cell>
              <table:table-cell office:value-type="float" office:value="972.799999999999">
                <text:p>972.7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52">
                <text:p>1.152</text:p>
              </table:table-cell>
              <table:table-cell office:value-type="float" office:value="155.7504">
                <text:p>155.7504</text:p>
              </table:table-cell>
              <table:table-cell office:value-type="float" office:value="985.599999999999">
                <text:p>985.5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56">
                <text:p>1.156</text:p>
              </table:table-cell>
              <table:table-cell office:value-type="float" office:value="159.7696">
                <text:p>159.7696</text:p>
              </table:table-cell>
              <table:table-cell office:value-type="float" office:value="998.399999999999">
                <text:p>998.3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6">
                <text:p>1.16</text:p>
              </table:table-cell>
              <table:table-cell office:value-type="float" office:value="163.84">
                <text:p>163.84</text:p>
              </table:table-cell>
              <table:table-cell office:value-type="float" office:value="1011.2">
                <text:p>101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64">
                <text:p>1.164</text:p>
              </table:table-cell>
              <table:table-cell office:value-type="float" office:value="167.9616">
                <text:p>167.9616</text:p>
              </table:table-cell>
              <table:table-cell office:value-type="float" office:value="1024">
                <text:p>102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68">
                <text:p>1.168</text:p>
              </table:table-cell>
              <table:table-cell office:value-type="float" office:value="172.1344">
                <text:p>172.1344</text:p>
              </table:table-cell>
              <table:table-cell office:value-type="float" office:value="1036.8">
                <text:p>103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72">
                <text:p>1.172</text:p>
              </table:table-cell>
              <table:table-cell office:value-type="float" office:value="176.3584">
                <text:p>176.3584</text:p>
              </table:table-cell>
              <table:table-cell office:value-type="float" office:value="1049.6">
                <text:p>104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76">
                <text:p>1.176</text:p>
              </table:table-cell>
              <table:table-cell office:value-type="float" office:value="180.6336">
                <text:p>180.6336</text:p>
              </table:table-cell>
              <table:table-cell office:value-type="float" office:value="1062.4">
                <text:p>1062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8">
                <text:p>1.18</text:p>
              </table:table-cell>
              <table:table-cell office:value-type="float" office:value="184.96">
                <text:p>184.96</text:p>
              </table:table-cell>
              <table:table-cell office:value-type="float" office:value="1075.2">
                <text:p>1075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84">
                <text:p>1.184</text:p>
              </table:table-cell>
              <table:table-cell office:value-type="float" office:value="189.3376">
                <text:p>189.3376</text:p>
              </table:table-cell>
              <table:table-cell office:value-type="float" office:value="1088">
                <text:p>108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88">
                <text:p>1.188</text:p>
              </table:table-cell>
              <table:table-cell office:value-type="float" office:value="193.7664">
                <text:p>193.7664</text:p>
              </table:table-cell>
              <table:table-cell office:value-type="float" office:value="1100.8">
                <text:p>1100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92">
                <text:p>1.192</text:p>
              </table:table-cell>
              <table:table-cell office:value-type="float" office:value="198.2464">
                <text:p>198.2464</text:p>
              </table:table-cell>
              <table:table-cell office:value-type="float" office:value="1113.6">
                <text:p>1113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96">
                <text:p>1.196</text:p>
              </table:table-cell>
              <table:table-cell office:value-type="float" office:value="202.7776">
                <text:p>202.7776</text:p>
              </table:table-cell>
              <table:table-cell office:value-type="float" office:value="1126.4">
                <text:p>1126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">
                <text:p>1.2</text:p>
              </table:table-cell>
              <table:table-cell office:value-type="float" office:value="207.36">
                <text:p>207.36</text:p>
              </table:table-cell>
              <table:table-cell office:value-type="float" office:value="1139.2">
                <text:p>113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04">
                <text:p>1.204</text:p>
              </table:table-cell>
              <table:table-cell office:value-type="float" office:value="211.9936">
                <text:p>211.9936</text:p>
              </table:table-cell>
              <table:table-cell office:value-type="float" office:value="1152">
                <text:p>115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08">
                <text:p>1.208</text:p>
              </table:table-cell>
              <table:table-cell office:value-type="float" office:value="216.6784">
                <text:p>216.6784</text:p>
              </table:table-cell>
              <table:table-cell office:value-type="float" office:value="1164.8">
                <text:p>116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12">
                <text:p>1.212</text:p>
              </table:table-cell>
              <table:table-cell office:value-type="float" office:value="221.4144">
                <text:p>221.4144</text:p>
              </table:table-cell>
              <table:table-cell office:value-type="float" office:value="1177.6">
                <text:p>1177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16">
                <text:p>1.216</text:p>
              </table:table-cell>
              <table:table-cell office:value-type="float" office:value="226.2016">
                <text:p>226.2016</text:p>
              </table:table-cell>
              <table:table-cell office:value-type="float" office:value="1190.4">
                <text:p>1190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2">
                <text:p>1.22</text:p>
              </table:table-cell>
              <table:table-cell office:value-type="float" office:value="231.04">
                <text:p>231.04</text:p>
              </table:table-cell>
              <table:table-cell office:value-type="float" office:value="1203.2">
                <text:p>1203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24">
                <text:p>1.224</text:p>
              </table:table-cell>
              <table:table-cell office:value-type="float" office:value="235.9296">
                <text:p>235.9296</text:p>
              </table:table-cell>
              <table:table-cell office:value-type="float" office:value="1216">
                <text:p>121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28">
                <text:p>1.228</text:p>
              </table:table-cell>
              <table:table-cell office:value-type="float" office:value="240.8704">
                <text:p>240.8704</text:p>
              </table:table-cell>
              <table:table-cell office:value-type="float" office:value="1228.8">
                <text:p>1228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32">
                <text:p>1.232</text:p>
              </table:table-cell>
              <table:table-cell office:value-type="float" office:value="245.8624">
                <text:p>245.8624</text:p>
              </table:table-cell>
              <table:table-cell office:value-type="float" office:value="1241.6">
                <text:p>1241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36">
                <text:p>1.236</text:p>
              </table:table-cell>
              <table:table-cell office:value-type="float" office:value="250.9056">
                <text:p>250.9056</text:p>
              </table:table-cell>
              <table:table-cell office:value-type="float" office:value="1254.4">
                <text:p>1254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4">
                <text:p>1.24</text:p>
              </table:table-cell>
              <table:table-cell office:value-type="float" office:value="256">
                <text:p>256</text:p>
              </table:table-cell>
              <table:table-cell office:value-type="float" office:value="1267.2">
                <text:p>1267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44">
                <text:p>1.244</text:p>
              </table:table-cell>
              <table:table-cell office:value-type="float" office:value="261.1456">
                <text:p>261.1456</text:p>
              </table:table-cell>
              <table:table-cell office:value-type="float" office:value="1280">
                <text:p>128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48">
                <text:p>1.248</text:p>
              </table:table-cell>
              <table:table-cell office:value-type="float" office:value="266.3424">
                <text:p>266.3424</text:p>
              </table:table-cell>
              <table:table-cell office:value-type="float" office:value="1292.8">
                <text:p>129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52">
                <text:p>1.252</text:p>
              </table:table-cell>
              <table:table-cell office:value-type="float" office:value="271.5904">
                <text:p>271.5904</text:p>
              </table:table-cell>
              <table:table-cell office:value-type="float" office:value="1305.6">
                <text:p>130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56">
                <text:p>1.256</text:p>
              </table:table-cell>
              <table:table-cell office:value-type="float" office:value="276.8896">
                <text:p>276.8896</text:p>
              </table:table-cell>
              <table:table-cell office:value-type="float" office:value="1318.4">
                <text:p>131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26">
                <text:p>1.26</text:p>
              </table:table-cell>
              <table:table-cell office:value-type="float" office:value="282.24">
                <text:p>282.24</text:p>
              </table:table-cell>
              <table:table-cell office:value-type="float" office:value="1331.2">
                <text:p>133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264">
                <text:p>1.264</text:p>
              </table:table-cell>
              <table:table-cell office:value-type="float" office:value="287.6416">
                <text:p>287.6416</text:p>
              </table:table-cell>
              <table:table-cell office:value-type="float" office:value="1344">
                <text:p>134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68">
                <text:p>1.268</text:p>
              </table:table-cell>
              <table:table-cell office:value-type="float" office:value="293.0944">
                <text:p>293.0944</text:p>
              </table:table-cell>
              <table:table-cell office:value-type="float" office:value="1356.8">
                <text:p>135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272">
                <text:p>1.272</text:p>
              </table:table-cell>
              <table:table-cell office:value-type="float" office:value="298.5984">
                <text:p>298.5984</text:p>
              </table:table-cell>
              <table:table-cell office:value-type="float" office:value="1369.6">
                <text:p>136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76">
                <text:p>1.276</text:p>
              </table:table-cell>
              <table:table-cell office:value-type="float" office:value="304.1536">
                <text:p>304.1536</text:p>
              </table:table-cell>
              <table:table-cell office:value-type="float" office:value="1382.4">
                <text:p>1382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8">
                <text:p>1.28</text:p>
              </table:table-cell>
              <table:table-cell office:value-type="float" office:value="309.76">
                <text:p>309.76</text:p>
              </table:table-cell>
              <table:table-cell office:value-type="float" office:value="1395.2">
                <text:p>1395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284">
                <text:p>1.284</text:p>
              </table:table-cell>
              <table:table-cell office:value-type="float" office:value="315.4176">
                <text:p>315.4176</text:p>
              </table:table-cell>
              <table:table-cell office:value-type="float" office:value="1408">
                <text:p>14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88">
                <text:p>1.288</text:p>
              </table:table-cell>
              <table:table-cell office:value-type="float" office:value="321.1264">
                <text:p>321.1264</text:p>
              </table:table-cell>
              <table:table-cell office:value-type="float" office:value="1420.8">
                <text:p>1420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92">
                <text:p>1.292</text:p>
              </table:table-cell>
              <table:table-cell office:value-type="float" office:value="326.8864">
                <text:p>326.8864</text:p>
              </table:table-cell>
              <table:table-cell office:value-type="float" office:value="1433.6">
                <text:p>1433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96">
                <text:p>1.296</text:p>
              </table:table-cell>
              <table:table-cell office:value-type="float" office:value="332.6976">
                <text:p>332.6976</text:p>
              </table:table-cell>
              <table:table-cell office:value-type="float" office:value="1446.4">
                <text:p>1446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3">
                <text:p>1.3</text:p>
              </table:table-cell>
              <table:table-cell office:value-type="float" office:value="338.56">
                <text:p>338.56</text:p>
              </table:table-cell>
              <table:table-cell office:value-type="float" office:value="1459.2">
                <text:p>145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04">
                <text:p>1.304</text:p>
              </table:table-cell>
              <table:table-cell office:value-type="float" office:value="344.4736">
                <text:p>344.4736</text:p>
              </table:table-cell>
              <table:table-cell office:value-type="float" office:value="1472">
                <text:p>147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308">
                <text:p>1.308</text:p>
              </table:table-cell>
              <table:table-cell office:value-type="float" office:value="350.438399999999">
                <text:p>350.438399999999</text:p>
              </table:table-cell>
              <table:table-cell office:value-type="float" office:value="1484.8">
                <text:p>148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312">
                <text:p>1.312</text:p>
              </table:table-cell>
              <table:table-cell office:value-type="float" office:value="356.454399999999">
                <text:p>356.454399999999</text:p>
              </table:table-cell>
              <table:table-cell office:value-type="float" office:value="1497.6">
                <text:p>1497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316">
                <text:p>1.316</text:p>
              </table:table-cell>
              <table:table-cell office:value-type="float" office:value="362.521599999999">
                <text:p>362.521599999999</text:p>
              </table:table-cell>
              <table:table-cell office:value-type="float" office:value="1510.4">
                <text:p>1510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2">
                <text:p>1.32</text:p>
              </table:table-cell>
              <table:table-cell office:value-type="float" office:value="368.639999999999">
                <text:p>368.639999999999</text:p>
              </table:table-cell>
              <table:table-cell office:value-type="float" office:value="1523.2">
                <text:p>1523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24">
                <text:p>1.324</text:p>
              </table:table-cell>
              <table:table-cell office:value-type="float" office:value="374.809599999999">
                <text:p>374.809599999999</text:p>
              </table:table-cell>
              <table:table-cell office:value-type="float" office:value="1536">
                <text:p>153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328">
                <text:p>1.328</text:p>
              </table:table-cell>
              <table:table-cell office:value-type="float" office:value="381.030399999999">
                <text:p>381.030399999999</text:p>
              </table:table-cell>
              <table:table-cell office:value-type="float" office:value="1548.8">
                <text:p>1548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332">
                <text:p>1.332</text:p>
              </table:table-cell>
              <table:table-cell office:value-type="float" office:value="387.302399999999">
                <text:p>387.302399999999</text:p>
              </table:table-cell>
              <table:table-cell office:value-type="float" office:value="1561.6">
                <text:p>1561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36">
                <text:p>1.336</text:p>
              </table:table-cell>
              <table:table-cell office:value-type="float" office:value="393.625599999999">
                <text:p>393.625599999999</text:p>
              </table:table-cell>
              <table:table-cell office:value-type="float" office:value="1574.4">
                <text:p>1574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4">
                <text:p>1.34</text:p>
              </table:table-cell>
              <table:table-cell office:value-type="float" office:value="400">
                <text:p>400</text:p>
              </table:table-cell>
              <table:table-cell office:value-type="float" office:value="1587.2">
                <text:p>1587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44">
                <text:p>1.344</text:p>
              </table:table-cell>
              <table:table-cell office:value-type="float" office:value="406.425599999999">
                <text:p>406.425599999999</text:p>
              </table:table-cell>
              <table:table-cell office:value-type="float" office:value="1600">
                <text:p>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48">
                <text:p>1.348</text:p>
              </table:table-cell>
              <table:table-cell office:value-type="float" office:value="412.902399999999">
                <text:p>412.902399999999</text:p>
              </table:table-cell>
              <table:table-cell office:value-type="float" office:value="1612.8">
                <text:p>161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52">
                <text:p>1.352</text:p>
              </table:table-cell>
              <table:table-cell office:value-type="float" office:value="419.430399999999">
                <text:p>419.430399999999</text:p>
              </table:table-cell>
              <table:table-cell office:value-type="float" office:value="1625.6">
                <text:p>162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56">
                <text:p>1.356</text:p>
              </table:table-cell>
              <table:table-cell office:value-type="float" office:value="426.009599999999">
                <text:p>426.009599999999</text:p>
              </table:table-cell>
              <table:table-cell office:value-type="float" office:value="1638.4">
                <text:p>163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6">
                <text:p>1.36</text:p>
              </table:table-cell>
              <table:table-cell office:value-type="float" office:value="432.639999999999">
                <text:p>432.639999999999</text:p>
              </table:table-cell>
              <table:table-cell office:value-type="float" office:value="1651.2">
                <text:p>165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364">
                <text:p>1.364</text:p>
              </table:table-cell>
              <table:table-cell office:value-type="float" office:value="439.321599999999">
                <text:p>439.321599999999</text:p>
              </table:table-cell>
              <table:table-cell office:value-type="float" office:value="1664">
                <text:p>166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368">
                <text:p>1.368</text:p>
              </table:table-cell>
              <table:table-cell office:value-type="float" office:value="446.054399999999">
                <text:p>446.054399999999</text:p>
              </table:table-cell>
              <table:table-cell office:value-type="float" office:value="1676.8">
                <text:p>167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372">
                <text:p>1.372</text:p>
              </table:table-cell>
              <table:table-cell office:value-type="float" office:value="452.838399999999">
                <text:p>452.838399999999</text:p>
              </table:table-cell>
              <table:table-cell office:value-type="float" office:value="1689.6">
                <text:p>168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76">
                <text:p>1.376</text:p>
              </table:table-cell>
              <table:table-cell office:value-type="float" office:value="459.673599999999">
                <text:p>459.673599999999</text:p>
              </table:table-cell>
              <table:table-cell office:value-type="float" office:value="1702.4">
                <text:p>1702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8">
                <text:p>1.38</text:p>
              </table:table-cell>
              <table:table-cell office:value-type="float" office:value="466.559999999999">
                <text:p>466.559999999999</text:p>
              </table:table-cell>
              <table:table-cell office:value-type="float" office:value="1715.2">
                <text:p>1715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84">
                <text:p>1.384</text:p>
              </table:table-cell>
              <table:table-cell office:value-type="float" office:value="473.497599999999">
                <text:p>473.497599999999</text:p>
              </table:table-cell>
              <table:table-cell office:value-type="float" office:value="1728">
                <text:p>172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88">
                <text:p>1.388</text:p>
              </table:table-cell>
              <table:table-cell office:value-type="float" office:value="480.486399999999">
                <text:p>480.486399999999</text:p>
              </table:table-cell>
              <table:table-cell office:value-type="float" office:value="1740.8">
                <text:p>1740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392">
                <text:p>1.392</text:p>
              </table:table-cell>
              <table:table-cell office:value-type="float" office:value="487.526399999999">
                <text:p>487.526399999999</text:p>
              </table:table-cell>
              <table:table-cell office:value-type="float" office:value="1753.6">
                <text:p>1753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96">
                <text:p>1.396</text:p>
              </table:table-cell>
              <table:table-cell office:value-type="float" office:value="494.617599999999">
                <text:p>494.617599999999</text:p>
              </table:table-cell>
              <table:table-cell office:value-type="float" office:value="1766.4">
                <text:p>1766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">
                <text:p>1.4</text:p>
              </table:table-cell>
              <table:table-cell office:value-type="float" office:value="501.759999999999">
                <text:p>501.759999999999</text:p>
              </table:table-cell>
              <table:table-cell office:value-type="float" office:value="1779.2">
                <text:p>177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4">
                <text:p>1.404</text:p>
              </table:table-cell>
              <table:table-cell office:value-type="float" office:value="508.953599999999">
                <text:p>508.953599999999</text:p>
              </table:table-cell>
              <table:table-cell office:value-type="float" office:value="1792">
                <text:p>179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8">
                <text:p>1.408</text:p>
              </table:table-cell>
              <table:table-cell office:value-type="float" office:value="516.198399999999">
                <text:p>516.198399999999</text:p>
              </table:table-cell>
              <table:table-cell office:value-type="float" office:value="1804.8">
                <text:p>180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12">
                <text:p>1.412</text:p>
              </table:table-cell>
              <table:table-cell office:value-type="float" office:value="523.494399999999">
                <text:p>523.494399999999</text:p>
              </table:table-cell>
              <table:table-cell office:value-type="float" office:value="1817.6">
                <text:p>1817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16">
                <text:p>1.416</text:p>
              </table:table-cell>
              <table:table-cell office:value-type="float" office:value="530.841599999999">
                <text:p>530.841599999999</text:p>
              </table:table-cell>
              <table:table-cell office:value-type="float" office:value="1830.4">
                <text:p>1830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2">
                <text:p>1.42</text:p>
              </table:table-cell>
              <table:table-cell office:value-type="float" office:value="538.239999999999">
                <text:p>538.239999999999</text:p>
              </table:table-cell>
              <table:table-cell office:value-type="float" office:value="1843.2">
                <text:p>1843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24">
                <text:p>1.424</text:p>
              </table:table-cell>
              <table:table-cell office:value-type="float" office:value="545.689599999999">
                <text:p>545.689599999999</text:p>
              </table:table-cell>
              <table:table-cell office:value-type="float" office:value="1856">
                <text:p>185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28">
                <text:p>1.428</text:p>
              </table:table-cell>
              <table:table-cell office:value-type="float" office:value="553.190399999999">
                <text:p>553.190399999999</text:p>
              </table:table-cell>
              <table:table-cell office:value-type="float" office:value="1868.8">
                <text:p>1868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32">
                <text:p>1.432</text:p>
              </table:table-cell>
              <table:table-cell office:value-type="float" office:value="560.742399999999">
                <text:p>560.742399999999</text:p>
              </table:table-cell>
              <table:table-cell office:value-type="float" office:value="1881.6">
                <text:p>1881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36">
                <text:p>1.436</text:p>
              </table:table-cell>
              <table:table-cell office:value-type="float" office:value="568.345599999999">
                <text:p>568.345599999999</text:p>
              </table:table-cell>
              <table:table-cell office:value-type="float" office:value="1894.4">
                <text:p>1894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44">
                <text:p>1.44</text:p>
              </table:table-cell>
              <table:table-cell office:value-type="float" office:value="575.999999999999">
                <text:p>575.999999999999</text:p>
              </table:table-cell>
              <table:table-cell office:value-type="float" office:value="1907.2">
                <text:p>1907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444">
                <text:p>1.444</text:p>
              </table:table-cell>
              <table:table-cell office:value-type="float" office:value="583.705599999999">
                <text:p>583.705599999999</text:p>
              </table:table-cell>
              <table:table-cell office:value-type="float" office:value="1920">
                <text:p>192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448">
                <text:p>1.448</text:p>
              </table:table-cell>
              <table:table-cell office:value-type="float" office:value="591.462399999999">
                <text:p>591.462399999999</text:p>
              </table:table-cell>
              <table:table-cell office:value-type="float" office:value="1932.8">
                <text:p>193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52">
                <text:p>1.452</text:p>
              </table:table-cell>
              <table:table-cell office:value-type="float" office:value="599.270399999999">
                <text:p>599.270399999999</text:p>
              </table:table-cell>
              <table:table-cell office:value-type="float" office:value="1945.6">
                <text:p>194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456">
                <text:p>1.456</text:p>
              </table:table-cell>
              <table:table-cell office:value-type="float" office:value="607.129599999999">
                <text:p>607.129599999999</text:p>
              </table:table-cell>
              <table:table-cell office:value-type="float" office:value="1958.4">
                <text:p>195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46">
                <text:p>1.46</text:p>
              </table:table-cell>
              <table:table-cell office:value-type="float" office:value="615.04">
                <text:p>615.04</text:p>
              </table:table-cell>
              <table:table-cell office:value-type="float" office:value="1971.19999999999">
                <text:p>1971.1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464">
                <text:p>1.464</text:p>
              </table:table-cell>
              <table:table-cell office:value-type="float" office:value="623.0016">
                <text:p>623.0016</text:p>
              </table:table-cell>
              <table:table-cell office:value-type="float" office:value="1984">
                <text:p>198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68">
                <text:p>1.468</text:p>
              </table:table-cell>
              <table:table-cell office:value-type="float" office:value="631.0144">
                <text:p>631.0144</text:p>
              </table:table-cell>
              <table:table-cell office:value-type="float" office:value="1996.8">
                <text:p>199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472">
                <text:p>1.472</text:p>
              </table:table-cell>
              <table:table-cell office:value-type="float" office:value="639.0784">
                <text:p>639.0784</text:p>
              </table:table-cell>
              <table:table-cell office:value-type="float" office:value="2009.59999999999">
                <text:p>2009.5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476">
                <text:p>1.476</text:p>
              </table:table-cell>
              <table:table-cell office:value-type="float" office:value="647.1936">
                <text:p>647.1936</text:p>
              </table:table-cell>
              <table:table-cell office:value-type="float" office:value="2022.39999999999">
                <text:p>2022.3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48">
                <text:p>1.48</text:p>
              </table:table-cell>
              <table:table-cell office:value-type="float" office:value="655.36">
                <text:p>655.36</text:p>
              </table:table-cell>
              <table:table-cell office:value-type="float" office:value="2035.19999999999">
                <text:p>2035.1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484">
                <text:p>1.484</text:p>
              </table:table-cell>
              <table:table-cell office:value-type="float" office:value="663.5776">
                <text:p>663.5776</text:p>
              </table:table-cell>
              <table:table-cell office:value-type="float" office:value="2047.99999999999">
                <text:p>2047.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488">
                <text:p>1.488</text:p>
              </table:table-cell>
              <table:table-cell office:value-type="float" office:value="671.8464">
                <text:p>671.8464</text:p>
              </table:table-cell>
              <table:table-cell office:value-type="float" office:value="2060.79999999999">
                <text:p>2060.7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92">
                <text:p>1.492</text:p>
              </table:table-cell>
              <table:table-cell office:value-type="float" office:value="680.1664">
                <text:p>680.1664</text:p>
              </table:table-cell>
              <table:table-cell office:value-type="float" office:value="2073.59999999999">
                <text:p>2073.5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96">
                <text:p>1.496</text:p>
              </table:table-cell>
              <table:table-cell office:value-type="float" office:value="688.5376">
                <text:p>688.5376</text:p>
              </table:table-cell>
              <table:table-cell office:value-type="float" office:value="2086.39999999999">
                <text:p>2086.3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696.96">
                <text:p>696.96</text:p>
              </table:table-cell>
              <table:table-cell office:value-type="float" office:value="2099.2">
                <text:p>209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04">
                <text:p>1.504</text:p>
              </table:table-cell>
              <table:table-cell office:value-type="float" office:value="705.4336">
                <text:p>705.4336</text:p>
              </table:table-cell>
              <table:table-cell office:value-type="float" office:value="2112">
                <text:p>211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08">
                <text:p>1.508</text:p>
              </table:table-cell>
              <table:table-cell office:value-type="float" office:value="713.9584">
                <text:p>713.9584</text:p>
              </table:table-cell>
              <table:table-cell office:value-type="float" office:value="2124.8">
                <text:p>212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12">
                <text:p>1.512</text:p>
              </table:table-cell>
              <table:table-cell office:value-type="float" office:value="722.5344">
                <text:p>722.5344</text:p>
              </table:table-cell>
              <table:table-cell office:value-type="float" office:value="2137.6">
                <text:p>2137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16">
                <text:p>1.516</text:p>
              </table:table-cell>
              <table:table-cell office:value-type="float" office:value="731.1616">
                <text:p>731.1616</text:p>
              </table:table-cell>
              <table:table-cell office:value-type="float" office:value="2150.4">
                <text:p>2150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2">
                <text:p>1.52</text:p>
              </table:table-cell>
              <table:table-cell office:value-type="float" office:value="739.84">
                <text:p>739.84</text:p>
              </table:table-cell>
              <table:table-cell office:value-type="float" office:value="2163.2">
                <text:p>2163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24">
                <text:p>1.524</text:p>
              </table:table-cell>
              <table:table-cell office:value-type="float" office:value="748.5696">
                <text:p>748.5696</text:p>
              </table:table-cell>
              <table:table-cell office:value-type="float" office:value="2176">
                <text:p>217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28">
                <text:p>1.528</text:p>
              </table:table-cell>
              <table:table-cell office:value-type="float" office:value="757.3504">
                <text:p>757.3504</text:p>
              </table:table-cell>
              <table:table-cell office:value-type="float" office:value="2188.8">
                <text:p>2188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32">
                <text:p>1.532</text:p>
              </table:table-cell>
              <table:table-cell office:value-type="float" office:value="766.1824">
                <text:p>766.1824</text:p>
              </table:table-cell>
              <table:table-cell office:value-type="float" office:value="2201.6">
                <text:p>2201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36">
                <text:p>1.536</text:p>
              </table:table-cell>
              <table:table-cell office:value-type="float" office:value="775.0656">
                <text:p>775.0656</text:p>
              </table:table-cell>
              <table:table-cell office:value-type="float" office:value="2214.4">
                <text:p>2214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4">
                <text:p>1.54</text:p>
              </table:table-cell>
              <table:table-cell office:value-type="float" office:value="784">
                <text:p>784</text:p>
              </table:table-cell>
              <table:table-cell office:value-type="float" office:value="2227.2">
                <text:p>2227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44">
                <text:p>1.544</text:p>
              </table:table-cell>
              <table:table-cell office:value-type="float" office:value="792.985600000001">
                <text:p>792.985600000001</text:p>
              </table:table-cell>
              <table:table-cell office:value-type="float" office:value="2240">
                <text:p>224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48">
                <text:p>1.548</text:p>
              </table:table-cell>
              <table:table-cell office:value-type="float" office:value="802.022400000001">
                <text:p>802.022400000001</text:p>
              </table:table-cell>
              <table:table-cell office:value-type="float" office:value="2252.8">
                <text:p>225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52">
                <text:p>1.552</text:p>
              </table:table-cell>
              <table:table-cell office:value-type="float" office:value="811.110400000001">
                <text:p>811.110400000001</text:p>
              </table:table-cell>
              <table:table-cell office:value-type="float" office:value="2265.6">
                <text:p>226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56">
                <text:p>1.556</text:p>
              </table:table-cell>
              <table:table-cell office:value-type="float" office:value="820.249600000001">
                <text:p>820.249600000001</text:p>
              </table:table-cell>
              <table:table-cell office:value-type="float" office:value="2278.4">
                <text:p>227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6">
                <text:p>1.56</text:p>
              </table:table-cell>
              <table:table-cell office:value-type="float" office:value="829.440000000001">
                <text:p>829.440000000001</text:p>
              </table:table-cell>
              <table:table-cell office:value-type="float" office:value="2291.2">
                <text:p>229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64">
                <text:p>1.564</text:p>
              </table:table-cell>
              <table:table-cell office:value-type="float" office:value="838.681600000001">
                <text:p>838.681600000001</text:p>
              </table:table-cell>
              <table:table-cell office:value-type="float" office:value="2304">
                <text:p>23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68">
                <text:p>1.568</text:p>
              </table:table-cell>
              <table:table-cell office:value-type="float" office:value="847.974400000001">
                <text:p>847.974400000001</text:p>
              </table:table-cell>
              <table:table-cell office:value-type="float" office:value="2316.8">
                <text:p>231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72">
                <text:p>1.572</text:p>
              </table:table-cell>
              <table:table-cell office:value-type="float" office:value="857.318400000001">
                <text:p>857.318400000001</text:p>
              </table:table-cell>
              <table:table-cell office:value-type="float" office:value="2329.6">
                <text:p>232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76">
                <text:p>1.576</text:p>
              </table:table-cell>
              <table:table-cell office:value-type="float" office:value="866.713600000001">
                <text:p>866.713600000001</text:p>
              </table:table-cell>
              <table:table-cell office:value-type="float" office:value="2342.4">
                <text:p>2342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8">
                <text:p>1.58</text:p>
              </table:table-cell>
              <table:table-cell office:value-type="float" office:value="876.160000000001">
                <text:p>876.160000000001</text:p>
              </table:table-cell>
              <table:table-cell office:value-type="float" office:value="2355.2">
                <text:p>2355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84">
                <text:p>1.584</text:p>
              </table:table-cell>
              <table:table-cell office:value-type="float" office:value="885.657600000001">
                <text:p>885.657600000001</text:p>
              </table:table-cell>
              <table:table-cell office:value-type="float" office:value="2368">
                <text:p>236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88">
                <text:p>1.588</text:p>
              </table:table-cell>
              <table:table-cell office:value-type="float" office:value="895.206400000001">
                <text:p>895.206400000001</text:p>
              </table:table-cell>
              <table:table-cell office:value-type="float" office:value="2380.8">
                <text:p>2380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92">
                <text:p>1.592</text:p>
              </table:table-cell>
              <table:table-cell office:value-type="float" office:value="904.806400000001">
                <text:p>904.806400000001</text:p>
              </table:table-cell>
              <table:table-cell office:value-type="float" office:value="2393.6">
                <text:p>2393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96">
                <text:p>1.596</text:p>
              </table:table-cell>
              <table:table-cell office:value-type="float" office:value="914.457600000001">
                <text:p>914.457600000001</text:p>
              </table:table-cell>
              <table:table-cell office:value-type="float" office:value="2406.4">
                <text:p>2406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">
                <text:p>1.6</text:p>
              </table:table-cell>
              <table:table-cell office:value-type="float" office:value="924.160000000001">
                <text:p>924.160000000001</text:p>
              </table:table-cell>
              <table:table-cell office:value-type="float" office:value="2419.2">
                <text:p>241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604">
                <text:p>1.604</text:p>
              </table:table-cell>
              <table:table-cell office:value-type="float" office:value="933.913600000001">
                <text:p>933.913600000001</text:p>
              </table:table-cell>
              <table:table-cell office:value-type="float" office:value="2432">
                <text:p>243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608">
                <text:p>1.608</text:p>
              </table:table-cell>
              <table:table-cell office:value-type="float" office:value="943.718400000001">
                <text:p>943.718400000001</text:p>
              </table:table-cell>
              <table:table-cell office:value-type="float" office:value="2444.8">
                <text:p>244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612">
                <text:p>1.612</text:p>
              </table:table-cell>
              <table:table-cell office:value-type="float" office:value="953.574400000002">
                <text:p>953.574400000002</text:p>
              </table:table-cell>
              <table:table-cell office:value-type="float" office:value="2457.6">
                <text:p>2457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616">
                <text:p>1.616</text:p>
              </table:table-cell>
              <table:table-cell office:value-type="float" office:value="963.481600000002">
                <text:p>963.481600000002</text:p>
              </table:table-cell>
              <table:table-cell office:value-type="float" office:value="2470.4">
                <text:p>2470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62">
                <text:p>1.62</text:p>
              </table:table-cell>
              <table:table-cell office:value-type="float" office:value="973.440000000002">
                <text:p>973.440000000002</text:p>
              </table:table-cell>
              <table:table-cell office:value-type="float" office:value="2483.2">
                <text:p>2483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624">
                <text:p>1.624</text:p>
              </table:table-cell>
              <table:table-cell office:value-type="float" office:value="983.449600000002">
                <text:p>983.449600000002</text:p>
              </table:table-cell>
              <table:table-cell office:value-type="float" office:value="2496">
                <text:p>249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628">
                <text:p>1.628</text:p>
              </table:table-cell>
              <table:table-cell office:value-type="float" office:value="993.510400000002">
                <text:p>993.510400000002</text:p>
              </table:table-cell>
              <table:table-cell office:value-type="float" office:value="2508.8">
                <text:p>2508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632">
                <text:p>1.632</text:p>
              </table:table-cell>
              <table:table-cell office:value-type="float" office:value="1003.6224">
                <text:p>1003.6224</text:p>
              </table:table-cell>
              <table:table-cell office:value-type="float" office:value="2521.6">
                <text:p>2521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36">
                <text:p>1.636</text:p>
              </table:table-cell>
              <table:table-cell office:value-type="float" office:value="1013.7856">
                <text:p>1013.7856</text:p>
              </table:table-cell>
              <table:table-cell office:value-type="float" office:value="2534.4">
                <text:p>2534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64">
                <text:p>1.64</text:p>
              </table:table-cell>
              <table:table-cell office:value-type="float" office:value="1024">
                <text:p>1024</text:p>
              </table:table-cell>
              <table:table-cell office:value-type="float" office:value="2547.2">
                <text:p>2547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644">
                <text:p>1.644</text:p>
              </table:table-cell>
              <table:table-cell office:value-type="float" office:value="1034.2656">
                <text:p>1034.2656</text:p>
              </table:table-cell>
              <table:table-cell office:value-type="float" office:value="2560">
                <text:p>25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648">
                <text:p>1.648</text:p>
              </table:table-cell>
              <table:table-cell office:value-type="float" office:value="1044.5824">
                <text:p>1044.5824</text:p>
              </table:table-cell>
              <table:table-cell office:value-type="float" office:value="2572.8">
                <text:p>257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652">
                <text:p>1.652</text:p>
              </table:table-cell>
              <table:table-cell office:value-type="float" office:value="1054.9504">
                <text:p>1054.9504</text:p>
              </table:table-cell>
              <table:table-cell office:value-type="float" office:value="2585.6">
                <text:p>258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656">
                <text:p>1.656</text:p>
              </table:table-cell>
              <table:table-cell office:value-type="float" office:value="1065.3696">
                <text:p>1065.3696</text:p>
              </table:table-cell>
              <table:table-cell office:value-type="float" office:value="2598.4">
                <text:p>259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66">
                <text:p>1.66</text:p>
              </table:table-cell>
              <table:table-cell office:value-type="float" office:value="1075.84">
                <text:p>1075.84</text:p>
              </table:table-cell>
              <table:table-cell office:value-type="float" office:value="2611.2">
                <text:p>261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664">
                <text:p>1.664</text:p>
              </table:table-cell>
              <table:table-cell office:value-type="float" office:value="1086.3616">
                <text:p>1086.3616</text:p>
              </table:table-cell>
              <table:table-cell office:value-type="float" office:value="2624">
                <text:p>262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668">
                <text:p>1.668</text:p>
              </table:table-cell>
              <table:table-cell office:value-type="float" office:value="1096.9344">
                <text:p>1096.9344</text:p>
              </table:table-cell>
              <table:table-cell office:value-type="float" office:value="2636.8">
                <text:p>263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672">
                <text:p>1.672</text:p>
              </table:table-cell>
              <table:table-cell office:value-type="float" office:value="1107.5584">
                <text:p>1107.5584</text:p>
              </table:table-cell>
              <table:table-cell office:value-type="float" office:value="2649.6">
                <text:p>264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676">
                <text:p>1.676</text:p>
              </table:table-cell>
              <table:table-cell office:value-type="float" office:value="1118.2336">
                <text:p>1118.2336</text:p>
              </table:table-cell>
              <table:table-cell office:value-type="float" office:value="2662.4">
                <text:p>2662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68">
                <text:p>1.68</text:p>
              </table:table-cell>
              <table:table-cell office:value-type="float" office:value="1128.96">
                <text:p>1128.96</text:p>
              </table:table-cell>
              <table:table-cell office:value-type="float" office:value="2675.2">
                <text:p>2675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684">
                <text:p>1.684</text:p>
              </table:table-cell>
              <table:table-cell office:value-type="float" office:value="1139.7376">
                <text:p>1139.7376</text:p>
              </table:table-cell>
              <table:table-cell office:value-type="float" office:value="2688">
                <text:p>268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688">
                <text:p>1.688</text:p>
              </table:table-cell>
              <table:table-cell office:value-type="float" office:value="1150.5664">
                <text:p>1150.5664</text:p>
              </table:table-cell>
              <table:table-cell office:value-type="float" office:value="2700.8">
                <text:p>2700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692">
                <text:p>1.692</text:p>
              </table:table-cell>
              <table:table-cell office:value-type="float" office:value="1161.4464">
                <text:p>1161.4464</text:p>
              </table:table-cell>
              <table:table-cell office:value-type="float" office:value="2713.6">
                <text:p>2713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696">
                <text:p>1.696</text:p>
              </table:table-cell>
              <table:table-cell office:value-type="float" office:value="1172.3776">
                <text:p>1172.3776</text:p>
              </table:table-cell>
              <table:table-cell office:value-type="float" office:value="2726.4">
                <text:p>2726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7">
                <text:p>1.7</text:p>
              </table:table-cell>
              <table:table-cell office:value-type="float" office:value="1183.36">
                <text:p>1183.36</text:p>
              </table:table-cell>
              <table:table-cell office:value-type="float" office:value="2739.2">
                <text:p>273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704">
                <text:p>1.704</text:p>
              </table:table-cell>
              <table:table-cell office:value-type="float" office:value="1194.3936">
                <text:p>1194.3936</text:p>
              </table:table-cell>
              <table:table-cell office:value-type="float" office:value="2752">
                <text:p>275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708">
                <text:p>1.708</text:p>
              </table:table-cell>
              <table:table-cell office:value-type="float" office:value="1205.4784">
                <text:p>1205.4784</text:p>
              </table:table-cell>
              <table:table-cell office:value-type="float" office:value="2764.8">
                <text:p>276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12">
                <text:p>1.712</text:p>
              </table:table-cell>
              <table:table-cell office:value-type="float" office:value="1216.6144">
                <text:p>1216.6144</text:p>
              </table:table-cell>
              <table:table-cell office:value-type="float" office:value="2777.6">
                <text:p>2777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716">
                <text:p>1.716</text:p>
              </table:table-cell>
              <table:table-cell office:value-type="float" office:value="1227.8016">
                <text:p>1227.8016</text:p>
              </table:table-cell>
              <table:table-cell office:value-type="float" office:value="2790.4">
                <text:p>2790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72">
                <text:p>1.72</text:p>
              </table:table-cell>
              <table:table-cell office:value-type="float" office:value="1239.04">
                <text:p>1239.04</text:p>
              </table:table-cell>
              <table:table-cell office:value-type="float" office:value="2803.20000000001">
                <text:p>2803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724">
                <text:p>1.724</text:p>
              </table:table-cell>
              <table:table-cell office:value-type="float" office:value="1250.3296">
                <text:p>1250.3296</text:p>
              </table:table-cell>
              <table:table-cell office:value-type="float" office:value="2816.00000000001">
                <text:p>2816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728">
                <text:p>1.728</text:p>
              </table:table-cell>
              <table:table-cell office:value-type="float" office:value="1261.6704">
                <text:p>1261.6704</text:p>
              </table:table-cell>
              <table:table-cell office:value-type="float" office:value="2828.80000000001">
                <text:p>2828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732">
                <text:p>1.732</text:p>
              </table:table-cell>
              <table:table-cell office:value-type="float" office:value="1273.0624">
                <text:p>1273.0624</text:p>
              </table:table-cell>
              <table:table-cell office:value-type="float" office:value="2841.60000000001">
                <text:p>2841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736">
                <text:p>1.736</text:p>
              </table:table-cell>
              <table:table-cell office:value-type="float" office:value="1284.5056">
                <text:p>1284.5056</text:p>
              </table:table-cell>
              <table:table-cell office:value-type="float" office:value="2854.40000000001">
                <text:p>2854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74">
                <text:p>1.74</text:p>
              </table:table-cell>
              <table:table-cell office:value-type="float" office:value="1296">
                <text:p>1296</text:p>
              </table:table-cell>
              <table:table-cell office:value-type="float" office:value="2867.20000000001">
                <text:p>2867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44">
                <text:p>1.744</text:p>
              </table:table-cell>
              <table:table-cell office:value-type="float" office:value="1307.5456">
                <text:p>1307.5456</text:p>
              </table:table-cell>
              <table:table-cell office:value-type="float" office:value="2880.00000000001">
                <text:p>2880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48">
                <text:p>1.748</text:p>
              </table:table-cell>
              <table:table-cell office:value-type="float" office:value="1319.1424">
                <text:p>1319.1424</text:p>
              </table:table-cell>
              <table:table-cell office:value-type="float" office:value="2892.80000000001">
                <text:p>2892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752">
                <text:p>1.752</text:p>
              </table:table-cell>
              <table:table-cell office:value-type="float" office:value="1330.7904">
                <text:p>1330.7904</text:p>
              </table:table-cell>
              <table:table-cell office:value-type="float" office:value="2905.60000000001">
                <text:p>2905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56">
                <text:p>1.756</text:p>
              </table:table-cell>
              <table:table-cell office:value-type="float" office:value="1342.4896">
                <text:p>1342.4896</text:p>
              </table:table-cell>
              <table:table-cell office:value-type="float" office:value="2918.40000000001">
                <text:p>2918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6">
                <text:p>1.76</text:p>
              </table:table-cell>
              <table:table-cell office:value-type="float" office:value="1354.24">
                <text:p>1354.24</text:p>
              </table:table-cell>
              <table:table-cell office:value-type="float" office:value="2931.20000000001">
                <text:p>2931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64">
                <text:p>1.764</text:p>
              </table:table-cell>
              <table:table-cell office:value-type="float" office:value="1366.0416">
                <text:p>1366.0416</text:p>
              </table:table-cell>
              <table:table-cell office:value-type="float" office:value="2944.00000000001">
                <text:p>2944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68">
                <text:p>1.768</text:p>
              </table:table-cell>
              <table:table-cell office:value-type="float" office:value="1377.8944">
                <text:p>1377.8944</text:p>
              </table:table-cell>
              <table:table-cell office:value-type="float" office:value="2956.80000000001">
                <text:p>2956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772">
                <text:p>1.772</text:p>
              </table:table-cell>
              <table:table-cell office:value-type="float" office:value="1389.7984">
                <text:p>1389.7984</text:p>
              </table:table-cell>
              <table:table-cell office:value-type="float" office:value="2969.60000000001">
                <text:p>2969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776">
                <text:p>1.776</text:p>
              </table:table-cell>
              <table:table-cell office:value-type="float" office:value="1401.7536">
                <text:p>1401.7536</text:p>
              </table:table-cell>
              <table:table-cell office:value-type="float" office:value="2982.40000000001">
                <text:p>2982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8">
                <text:p>1.78</text:p>
              </table:table-cell>
              <table:table-cell office:value-type="float" office:value="1413.76">
                <text:p>1413.76</text:p>
              </table:table-cell>
              <table:table-cell office:value-type="float" office:value="2995.20000000001">
                <text:p>2995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84">
                <text:p>1.784</text:p>
              </table:table-cell>
              <table:table-cell office:value-type="float" office:value="1425.8176">
                <text:p>1425.8176</text:p>
              </table:table-cell>
              <table:table-cell office:value-type="float" office:value="3008.00000000001">
                <text:p>3008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88">
                <text:p>1.788</text:p>
              </table:table-cell>
              <table:table-cell office:value-type="float" office:value="1437.9264">
                <text:p>1437.9264</text:p>
              </table:table-cell>
              <table:table-cell office:value-type="float" office:value="3020.80000000001">
                <text:p>3020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792">
                <text:p>1.792</text:p>
              </table:table-cell>
              <table:table-cell office:value-type="float" office:value="1450.0864">
                <text:p>1450.0864</text:p>
              </table:table-cell>
              <table:table-cell office:value-type="float" office:value="3033.60000000001">
                <text:p>3033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796">
                <text:p>1.796</text:p>
              </table:table-cell>
              <table:table-cell office:value-type="float" office:value="1462.2976">
                <text:p>1462.2976</text:p>
              </table:table-cell>
              <table:table-cell office:value-type="float" office:value="3046.40000000001">
                <text:p>3046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8">
                <text:p>1.8</text:p>
              </table:table-cell>
              <table:table-cell office:value-type="float" office:value="1474.56">
                <text:p>1474.56</text:p>
              </table:table-cell>
              <table:table-cell office:value-type="float" office:value="3059.20000000001">
                <text:p>3059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804">
                <text:p>1.804</text:p>
              </table:table-cell>
              <table:table-cell office:value-type="float" office:value="1486.8736">
                <text:p>1486.8736</text:p>
              </table:table-cell>
              <table:table-cell office:value-type="float" office:value="3072.00000000001">
                <text:p>3072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808">
                <text:p>1.808</text:p>
              </table:table-cell>
              <table:table-cell office:value-type="float" office:value="1499.2384">
                <text:p>1499.2384</text:p>
              </table:table-cell>
              <table:table-cell office:value-type="float" office:value="3084.80000000001">
                <text:p>3084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812">
                <text:p>1.812</text:p>
              </table:table-cell>
              <table:table-cell office:value-type="float" office:value="1511.6544">
                <text:p>1511.6544</text:p>
              </table:table-cell>
              <table:table-cell office:value-type="float" office:value="3097.60000000001">
                <text:p>3097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816">
                <text:p>1.816</text:p>
              </table:table-cell>
              <table:table-cell office:value-type="float" office:value="1524.1216">
                <text:p>1524.1216</text:p>
              </table:table-cell>
              <table:table-cell office:value-type="float" office:value="3110.40000000001">
                <text:p>3110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82">
                <text:p>1.82</text:p>
              </table:table-cell>
              <table:table-cell office:value-type="float" office:value="1536.64">
                <text:p>1536.64</text:p>
              </table:table-cell>
              <table:table-cell office:value-type="float" office:value="3123.20000000001">
                <text:p>3123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824">
                <text:p>1.824</text:p>
              </table:table-cell>
              <table:table-cell office:value-type="float" office:value="1549.2096">
                <text:p>1549.2096</text:p>
              </table:table-cell>
              <table:table-cell office:value-type="float" office:value="3136.00000000001">
                <text:p>3136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828">
                <text:p>1.828</text:p>
              </table:table-cell>
              <table:table-cell office:value-type="float" office:value="1561.8304">
                <text:p>1561.8304</text:p>
              </table:table-cell>
              <table:table-cell office:value-type="float" office:value="3148.80000000001">
                <text:p>3148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832">
                <text:p>1.832</text:p>
              </table:table-cell>
              <table:table-cell office:value-type="float" office:value="1574.5024">
                <text:p>1574.5024</text:p>
              </table:table-cell>
              <table:table-cell office:value-type="float" office:value="3161.60000000001">
                <text:p>3161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836">
                <text:p>1.836</text:p>
              </table:table-cell>
              <table:table-cell office:value-type="float" office:value="1587.2256">
                <text:p>1587.2256</text:p>
              </table:table-cell>
              <table:table-cell office:value-type="float" office:value="3174.40000000001">
                <text:p>3174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84">
                <text:p>1.84</text:p>
              </table:table-cell>
              <table:table-cell office:value-type="float" office:value="1600">
                <text:p>1600</text:p>
              </table:table-cell>
              <table:table-cell office:value-type="float" office:value="3187.20000000001">
                <text:p>3187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844">
                <text:p>1.844</text:p>
              </table:table-cell>
              <table:table-cell office:value-type="float" office:value="1612.8256">
                <text:p>1612.8256</text:p>
              </table:table-cell>
              <table:table-cell office:value-type="float" office:value="3200.00000000001">
                <text:p>3200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48">
                <text:p>1.848</text:p>
              </table:table-cell>
              <table:table-cell office:value-type="float" office:value="1625.7024">
                <text:p>1625.7024</text:p>
              </table:table-cell>
              <table:table-cell office:value-type="float" office:value="3212.80000000001">
                <text:p>3212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852">
                <text:p>1.852</text:p>
              </table:table-cell>
              <table:table-cell office:value-type="float" office:value="1638.6304">
                <text:p>1638.6304</text:p>
              </table:table-cell>
              <table:table-cell office:value-type="float" office:value="3225.60000000001">
                <text:p>3225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856">
                <text:p>1.856</text:p>
              </table:table-cell>
              <table:table-cell office:value-type="float" office:value="1651.6096">
                <text:p>1651.6096</text:p>
              </table:table-cell>
              <table:table-cell office:value-type="float" office:value="3238.40000000001">
                <text:p>3238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86">
                <text:p>1.86</text:p>
              </table:table-cell>
              <table:table-cell office:value-type="float" office:value="1664.64">
                <text:p>1664.64</text:p>
              </table:table-cell>
              <table:table-cell office:value-type="float" office:value="3251.20000000001">
                <text:p>3251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864">
                <text:p>1.864</text:p>
              </table:table-cell>
              <table:table-cell office:value-type="float" office:value="1677.7216">
                <text:p>1677.7216</text:p>
              </table:table-cell>
              <table:table-cell office:value-type="float" office:value="3264.00000000001">
                <text:p>3264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868">
                <text:p>1.868</text:p>
              </table:table-cell>
              <table:table-cell office:value-type="float" office:value="1690.8544">
                <text:p>1690.8544</text:p>
              </table:table-cell>
              <table:table-cell office:value-type="float" office:value="3276.80000000001">
                <text:p>3276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872">
                <text:p>1.872</text:p>
              </table:table-cell>
              <table:table-cell office:value-type="float" office:value="1704.0384">
                <text:p>1704.0384</text:p>
              </table:table-cell>
              <table:table-cell office:value-type="float" office:value="3289.60000000001">
                <text:p>3289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876">
                <text:p>1.876</text:p>
              </table:table-cell>
              <table:table-cell office:value-type="float" office:value="1717.2736">
                <text:p>1717.2736</text:p>
              </table:table-cell>
              <table:table-cell office:value-type="float" office:value="3302.40000000001">
                <text:p>3302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88">
                <text:p>1.88</text:p>
              </table:table-cell>
              <table:table-cell office:value-type="float" office:value="1730.56">
                <text:p>1730.56</text:p>
              </table:table-cell>
              <table:table-cell office:value-type="float" office:value="3315.20000000001">
                <text:p>3315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884">
                <text:p>1.884</text:p>
              </table:table-cell>
              <table:table-cell office:value-type="float" office:value="1743.8976">
                <text:p>1743.8976</text:p>
              </table:table-cell>
              <table:table-cell office:value-type="float" office:value="3328.00000000001">
                <text:p>3328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888">
                <text:p>1.888</text:p>
              </table:table-cell>
              <table:table-cell office:value-type="float" office:value="1757.2864">
                <text:p>1757.2864</text:p>
              </table:table-cell>
              <table:table-cell office:value-type="float" office:value="3340.80000000001">
                <text:p>3340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892">
                <text:p>1.892</text:p>
              </table:table-cell>
              <table:table-cell office:value-type="float" office:value="1770.7264">
                <text:p>1770.7264</text:p>
              </table:table-cell>
              <table:table-cell office:value-type="float" office:value="3353.60000000001">
                <text:p>3353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896">
                <text:p>1.896</text:p>
              </table:table-cell>
              <table:table-cell office:value-type="float" office:value="1784.2176">
                <text:p>1784.2176</text:p>
              </table:table-cell>
              <table:table-cell office:value-type="float" office:value="3366.40000000001">
                <text:p>3366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">
                <text:p>1.9</text:p>
              </table:table-cell>
              <table:table-cell office:value-type="float" office:value="1797.76">
                <text:p>1797.76</text:p>
              </table:table-cell>
              <table:table-cell office:value-type="float" office:value="3379.20000000001">
                <text:p>3379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04">
                <text:p>1.904</text:p>
              </table:table-cell>
              <table:table-cell office:value-type="float" office:value="1811.3536">
                <text:p>1811.3536</text:p>
              </table:table-cell>
              <table:table-cell office:value-type="float" office:value="3392.00000000001">
                <text:p>3392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08">
                <text:p>1.908</text:p>
              </table:table-cell>
              <table:table-cell office:value-type="float" office:value="1824.9984">
                <text:p>1824.9984</text:p>
              </table:table-cell>
              <table:table-cell office:value-type="float" office:value="3404.80000000001">
                <text:p>3404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12">
                <text:p>1.912</text:p>
              </table:table-cell>
              <table:table-cell office:value-type="float" office:value="1838.6944">
                <text:p>1838.6944</text:p>
              </table:table-cell>
              <table:table-cell office:value-type="float" office:value="3417.60000000001">
                <text:p>3417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16">
                <text:p>1.916</text:p>
              </table:table-cell>
              <table:table-cell office:value-type="float" office:value="1852.4416">
                <text:p>1852.4416</text:p>
              </table:table-cell>
              <table:table-cell office:value-type="float" office:value="3430.40000000001">
                <text:p>3430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2">
                <text:p>1.92</text:p>
              </table:table-cell>
              <table:table-cell office:value-type="float" office:value="1866.24">
                <text:p>1866.24</text:p>
              </table:table-cell>
              <table:table-cell office:value-type="float" office:value="3443.20000000001">
                <text:p>3443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24">
                <text:p>1.924</text:p>
              </table:table-cell>
              <table:table-cell office:value-type="float" office:value="1880.0896">
                <text:p>1880.0896</text:p>
              </table:table-cell>
              <table:table-cell office:value-type="float" office:value="3456.00000000001">
                <text:p>3456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28">
                <text:p>1.928</text:p>
              </table:table-cell>
              <table:table-cell office:value-type="float" office:value="1893.9904">
                <text:p>1893.9904</text:p>
              </table:table-cell>
              <table:table-cell office:value-type="float" office:value="3468.80000000001">
                <text:p>3468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32">
                <text:p>1.932</text:p>
              </table:table-cell>
              <table:table-cell office:value-type="float" office:value="1907.9424">
                <text:p>1907.9424</text:p>
              </table:table-cell>
              <table:table-cell office:value-type="float" office:value="3481.60000000001">
                <text:p>3481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36">
                <text:p>1.936</text:p>
              </table:table-cell>
              <table:table-cell office:value-type="float" office:value="1921.9456">
                <text:p>1921.9456</text:p>
              </table:table-cell>
              <table:table-cell office:value-type="float" office:value="3494.40000000002">
                <text:p>3494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4">
                <text:p>1.94</text:p>
              </table:table-cell>
              <table:table-cell office:value-type="float" office:value="1936">
                <text:p>1936</text:p>
              </table:table-cell>
              <table:table-cell office:value-type="float" office:value="3507.20000000002">
                <text:p>3507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44">
                <text:p>1.944</text:p>
              </table:table-cell>
              <table:table-cell office:value-type="float" office:value="1950.1056">
                <text:p>1950.1056</text:p>
              </table:table-cell>
              <table:table-cell office:value-type="float" office:value="3520.00000000002">
                <text:p>3520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48">
                <text:p>1.948</text:p>
              </table:table-cell>
              <table:table-cell office:value-type="float" office:value="1964.2624">
                <text:p>1964.2624</text:p>
              </table:table-cell>
              <table:table-cell office:value-type="float" office:value="3532.80000000002">
                <text:p>3532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52">
                <text:p>1.952</text:p>
              </table:table-cell>
              <table:table-cell office:value-type="float" office:value="1978.4704">
                <text:p>1978.4704</text:p>
              </table:table-cell>
              <table:table-cell office:value-type="float" office:value="3545.60000000002">
                <text:p>3545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56">
                <text:p>1.956</text:p>
              </table:table-cell>
              <table:table-cell office:value-type="float" office:value="1992.7296">
                <text:p>1992.7296</text:p>
              </table:table-cell>
              <table:table-cell office:value-type="float" office:value="3558.40000000002">
                <text:p>3558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6">
                <text:p>1.96</text:p>
              </table:table-cell>
              <table:table-cell office:value-type="float" office:value="2007.04">
                <text:p>2007.04</text:p>
              </table:table-cell>
              <table:table-cell office:value-type="float" office:value="3571.20000000002">
                <text:p>3571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64">
                <text:p>1.964</text:p>
              </table:table-cell>
              <table:table-cell office:value-type="float" office:value="2021.4016">
                <text:p>2021.4016</text:p>
              </table:table-cell>
              <table:table-cell office:value-type="float" office:value="3584.00000000002">
                <text:p>3584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68">
                <text:p>1.968</text:p>
              </table:table-cell>
              <table:table-cell office:value-type="float" office:value="2035.8144">
                <text:p>2035.8144</text:p>
              </table:table-cell>
              <table:table-cell office:value-type="float" office:value="3596.80000000002">
                <text:p>3596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72">
                <text:p>1.972</text:p>
              </table:table-cell>
              <table:table-cell office:value-type="float" office:value="2050.2784">
                <text:p>2050.2784</text:p>
              </table:table-cell>
              <table:table-cell office:value-type="float" office:value="3609.60000000002">
                <text:p>3609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76">
                <text:p>1.976</text:p>
              </table:table-cell>
              <table:table-cell office:value-type="float" office:value="2064.7936">
                <text:p>2064.7936</text:p>
              </table:table-cell>
              <table:table-cell office:value-type="float" office:value="3622.40000000002">
                <text:p>3622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8">
                <text:p>1.98</text:p>
              </table:table-cell>
              <table:table-cell office:value-type="float" office:value="2079.36">
                <text:p>2079.36</text:p>
              </table:table-cell>
              <table:table-cell office:value-type="float" office:value="3635.20000000002">
                <text:p>3635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84">
                <text:p>1.984</text:p>
              </table:table-cell>
              <table:table-cell office:value-type="float" office:value="2093.9776">
                <text:p>2093.9776</text:p>
              </table:table-cell>
              <table:table-cell office:value-type="float" office:value="3648.00000000002">
                <text:p>3648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88">
                <text:p>1.988</text:p>
              </table:table-cell>
              <table:table-cell office:value-type="float" office:value="2108.6464">
                <text:p>2108.6464</text:p>
              </table:table-cell>
              <table:table-cell office:value-type="float" office:value="3660.80000000002">
                <text:p>3660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92">
                <text:p>1.992</text:p>
              </table:table-cell>
              <table:table-cell office:value-type="float" office:value="2123.3664">
                <text:p>2123.3664</text:p>
              </table:table-cell>
              <table:table-cell office:value-type="float" office:value="3673.60000000002">
                <text:p>3673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96">
                <text:p>1.996</text:p>
              </table:table-cell>
              <table:table-cell office:value-type="float" office:value="2138.1376">
                <text:p>2138.1376</text:p>
              </table:table-cell>
              <table:table-cell office:value-type="float" office:value="3686.40000000002">
                <text:p>3686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152.96">
                <text:p>2152.96</text:p>
              </table:table-cell>
              <table:table-cell office:value-type="float" office:value="3699.20000000002">
                <text:p>3699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004">
                <text:p>2.004</text:p>
              </table:table-cell>
              <table:table-cell office:value-type="float" office:value="2167.8336">
                <text:p>2167.8336</text:p>
              </table:table-cell>
              <table:table-cell office:value-type="float" office:value="3712.00000000002">
                <text:p>3712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008">
                <text:p>2.008</text:p>
              </table:table-cell>
              <table:table-cell office:value-type="float" office:value="2182.7584">
                <text:p>2182.7584</text:p>
              </table:table-cell>
              <table:table-cell office:value-type="float" office:value="3724.80000000002">
                <text:p>3724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012">
                <text:p>2.012</text:p>
              </table:table-cell>
              <table:table-cell office:value-type="float" office:value="2197.7344">
                <text:p>2197.7344</text:p>
              </table:table-cell>
              <table:table-cell office:value-type="float" office:value="3737.60000000002">
                <text:p>3737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016">
                <text:p>2.016</text:p>
              </table:table-cell>
              <table:table-cell office:value-type="float" office:value="2212.7616">
                <text:p>2212.7616</text:p>
              </table:table-cell>
              <table:table-cell office:value-type="float" office:value="3750.40000000002">
                <text:p>3750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02">
                <text:p>2.02</text:p>
              </table:table-cell>
              <table:table-cell office:value-type="float" office:value="2227.84">
                <text:p>2227.84</text:p>
              </table:table-cell>
              <table:table-cell office:value-type="float" office:value="3763.20000000002">
                <text:p>3763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024">
                <text:p>2.024</text:p>
              </table:table-cell>
              <table:table-cell office:value-type="float" office:value="2242.9696">
                <text:p>2242.9696</text:p>
              </table:table-cell>
              <table:table-cell office:value-type="float" office:value="3776.00000000002">
                <text:p>3776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028">
                <text:p>2.028</text:p>
              </table:table-cell>
              <table:table-cell office:value-type="float" office:value="2258.1504">
                <text:p>2258.1504</text:p>
              </table:table-cell>
              <table:table-cell office:value-type="float" office:value="3788.80000000002">
                <text:p>3788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032">
                <text:p>2.032</text:p>
              </table:table-cell>
              <table:table-cell office:value-type="float" office:value="2273.3824">
                <text:p>2273.3824</text:p>
              </table:table-cell>
              <table:table-cell office:value-type="float" office:value="3801.60000000002">
                <text:p>3801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036">
                <text:p>2.036</text:p>
              </table:table-cell>
              <table:table-cell office:value-type="float" office:value="2288.6656">
                <text:p>2288.6656</text:p>
              </table:table-cell>
              <table:table-cell office:value-type="float" office:value="3814.40000000002">
                <text:p>3814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04">
                <text:p>2.04</text:p>
              </table:table-cell>
              <table:table-cell office:value-type="float" office:value="2304">
                <text:p>2304</text:p>
              </table:table-cell>
              <table:table-cell office:value-type="float" office:value="3827.20000000002">
                <text:p>3827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044">
                <text:p>2.044</text:p>
              </table:table-cell>
              <table:table-cell office:value-type="float" office:value="2319.3856">
                <text:p>2319.3856</text:p>
              </table:table-cell>
              <table:table-cell office:value-type="float" office:value="3840.00000000002">
                <text:p>3840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048">
                <text:p>2.048</text:p>
              </table:table-cell>
              <table:table-cell office:value-type="float" office:value="2334.8224">
                <text:p>2334.8224</text:p>
              </table:table-cell>
              <table:table-cell office:value-type="float" office:value="3852.80000000002">
                <text:p>3852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052">
                <text:p>2.052</text:p>
              </table:table-cell>
              <table:table-cell office:value-type="float" office:value="2350.3104">
                <text:p>2350.3104</text:p>
              </table:table-cell>
              <table:table-cell office:value-type="float" office:value="3865.60000000002">
                <text:p>3865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056">
                <text:p>2.056</text:p>
              </table:table-cell>
              <table:table-cell office:value-type="float" office:value="2365.8496">
                <text:p>2365.8496</text:p>
              </table:table-cell>
              <table:table-cell office:value-type="float" office:value="3878.40000000002">
                <text:p>3878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06">
                <text:p>2.06</text:p>
              </table:table-cell>
              <table:table-cell office:value-type="float" office:value="2381.44">
                <text:p>2381.44</text:p>
              </table:table-cell>
              <table:table-cell office:value-type="float" office:value="3891.20000000002">
                <text:p>3891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064">
                <text:p>2.064</text:p>
              </table:table-cell>
              <table:table-cell office:value-type="float" office:value="2397.0816">
                <text:p>2397.0816</text:p>
              </table:table-cell>
              <table:table-cell office:value-type="float" office:value="3904.00000000002">
                <text:p>3904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068">
                <text:p>2.068</text:p>
              </table:table-cell>
              <table:table-cell office:value-type="float" office:value="2412.7744">
                <text:p>2412.7744</text:p>
              </table:table-cell>
              <table:table-cell office:value-type="float" office:value="3916.80000000002">
                <text:p>3916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072">
                <text:p>2.072</text:p>
              </table:table-cell>
              <table:table-cell office:value-type="float" office:value="2428.5184">
                <text:p>2428.5184</text:p>
              </table:table-cell>
              <table:table-cell office:value-type="float" office:value="3929.60000000002">
                <text:p>3929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076">
                <text:p>2.076</text:p>
              </table:table-cell>
              <table:table-cell office:value-type="float" office:value="2444.3136">
                <text:p>2444.3136</text:p>
              </table:table-cell>
              <table:table-cell office:value-type="float" office:value="3942.40000000002">
                <text:p>3942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08">
                <text:p>2.08</text:p>
              </table:table-cell>
              <table:table-cell office:value-type="float" office:value="2460.16">
                <text:p>2460.16</text:p>
              </table:table-cell>
              <table:table-cell office:value-type="float" office:value="3955.20000000002">
                <text:p>3955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084">
                <text:p>2.084</text:p>
              </table:table-cell>
              <table:table-cell office:value-type="float" office:value="2476.0576">
                <text:p>2476.0576</text:p>
              </table:table-cell>
              <table:table-cell office:value-type="float" office:value="3968.00000000002">
                <text:p>3968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088">
                <text:p>2.088</text:p>
              </table:table-cell>
              <table:table-cell office:value-type="float" office:value="2492.0064">
                <text:p>2492.0064</text:p>
              </table:table-cell>
              <table:table-cell office:value-type="float" office:value="3980.80000000002">
                <text:p>3980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092">
                <text:p>2.092</text:p>
              </table:table-cell>
              <table:table-cell office:value-type="float" office:value="2508.0064">
                <text:p>2508.0064</text:p>
              </table:table-cell>
              <table:table-cell office:value-type="float" office:value="3993.60000000002">
                <text:p>3993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096">
                <text:p>2.096</text:p>
              </table:table-cell>
              <table:table-cell office:value-type="float" office:value="2524.0576">
                <text:p>2524.0576</text:p>
              </table:table-cell>
              <table:table-cell office:value-type="float" office:value="4006.40000000002">
                <text:p>4006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1">
                <text:p>2.1</text:p>
              </table:table-cell>
              <table:table-cell office:value-type="float" office:value="2540.16">
                <text:p>2540.16</text:p>
              </table:table-cell>
              <table:table-cell office:value-type="float" office:value="4019.20000000002">
                <text:p>4019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104">
                <text:p>2.104</text:p>
              </table:table-cell>
              <table:table-cell office:value-type="float" office:value="2556.3136">
                <text:p>2556.3136</text:p>
              </table:table-cell>
              <table:table-cell office:value-type="float" office:value="4032.00000000002">
                <text:p>4032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108">
                <text:p>2.108</text:p>
              </table:table-cell>
              <table:table-cell office:value-type="float" office:value="2572.5184">
                <text:p>2572.5184</text:p>
              </table:table-cell>
              <table:table-cell office:value-type="float" office:value="4044.80000000002">
                <text:p>4044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112">
                <text:p>2.112</text:p>
              </table:table-cell>
              <table:table-cell office:value-type="float" office:value="2588.7744">
                <text:p>2588.7744</text:p>
              </table:table-cell>
              <table:table-cell office:value-type="float" office:value="4057.60000000002">
                <text:p>4057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116">
                <text:p>2.116</text:p>
              </table:table-cell>
              <table:table-cell office:value-type="float" office:value="2605.0816">
                <text:p>2605.0816</text:p>
              </table:table-cell>
              <table:table-cell office:value-type="float" office:value="4070.40000000002">
                <text:p>4070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12">
                <text:p>2.12</text:p>
              </table:table-cell>
              <table:table-cell office:value-type="float" office:value="2621.44">
                <text:p>2621.44</text:p>
              </table:table-cell>
              <table:table-cell office:value-type="float" office:value="4083.20000000002">
                <text:p>4083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124">
                <text:p>2.124</text:p>
              </table:table-cell>
              <table:table-cell office:value-type="float" office:value="2637.8496">
                <text:p>2637.8496</text:p>
              </table:table-cell>
              <table:table-cell office:value-type="float" office:value="4096.00000000002">
                <text:p>4096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128">
                <text:p>2.128</text:p>
              </table:table-cell>
              <table:table-cell office:value-type="float" office:value="2654.3104">
                <text:p>2654.3104</text:p>
              </table:table-cell>
              <table:table-cell office:value-type="float" office:value="4108.80000000002">
                <text:p>4108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32">
                <text:p>2.132</text:p>
              </table:table-cell>
              <table:table-cell office:value-type="float" office:value="2670.8224">
                <text:p>2670.8224</text:p>
              </table:table-cell>
              <table:table-cell office:value-type="float" office:value="4121.60000000002">
                <text:p>4121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136">
                <text:p>2.136</text:p>
              </table:table-cell>
              <table:table-cell office:value-type="float" office:value="2687.3856">
                <text:p>2687.3856</text:p>
              </table:table-cell>
              <table:table-cell office:value-type="float" office:value="4134.40000000002">
                <text:p>4134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14">
                <text:p>2.14</text:p>
              </table:table-cell>
              <table:table-cell office:value-type="float" office:value="2704">
                <text:p>2704</text:p>
              </table:table-cell>
              <table:table-cell office:value-type="float" office:value="4147.20000000002">
                <text:p>4147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144">
                <text:p>2.144</text:p>
              </table:table-cell>
              <table:table-cell office:value-type="float" office:value="2720.6656">
                <text:p>2720.6656</text:p>
              </table:table-cell>
              <table:table-cell office:value-type="float" office:value="4160.00000000002">
                <text:p>4160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148">
                <text:p>2.148</text:p>
              </table:table-cell>
              <table:table-cell office:value-type="float" office:value="2737.3824">
                <text:p>2737.3824</text:p>
              </table:table-cell>
              <table:table-cell office:value-type="float" office:value="4172.80000000002">
                <text:p>4172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152">
                <text:p>2.152</text:p>
              </table:table-cell>
              <table:table-cell office:value-type="float" office:value="2754.1504">
                <text:p>2754.1504</text:p>
              </table:table-cell>
              <table:table-cell office:value-type="float" office:value="4185.60000000002">
                <text:p>4185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156">
                <text:p>2.156</text:p>
              </table:table-cell>
              <table:table-cell office:value-type="float" office:value="2770.9696">
                <text:p>2770.9696</text:p>
              </table:table-cell>
              <table:table-cell office:value-type="float" office:value="4198.40000000002">
                <text:p>4198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16">
                <text:p>2.16</text:p>
              </table:table-cell>
              <table:table-cell office:value-type="float" office:value="2787.84">
                <text:p>2787.84</text:p>
              </table:table-cell>
              <table:table-cell office:value-type="float" office:value="4211.20000000003">
                <text:p>4211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164">
                <text:p>2.164</text:p>
              </table:table-cell>
              <table:table-cell office:value-type="float" office:value="2804.7616">
                <text:p>2804.7616</text:p>
              </table:table-cell>
              <table:table-cell office:value-type="float" office:value="4224.00000000002">
                <text:p>4224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168">
                <text:p>2.168</text:p>
              </table:table-cell>
              <table:table-cell office:value-type="float" office:value="2821.7344">
                <text:p>2821.7344</text:p>
              </table:table-cell>
              <table:table-cell office:value-type="float" office:value="4236.80000000002">
                <text:p>4236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172">
                <text:p>2.172</text:p>
              </table:table-cell>
              <table:table-cell office:value-type="float" office:value="2838.7584">
                <text:p>2838.7584</text:p>
              </table:table-cell>
              <table:table-cell office:value-type="float" office:value="4249.60000000003">
                <text:p>4249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76">
                <text:p>2.176</text:p>
              </table:table-cell>
              <table:table-cell office:value-type="float" office:value="2855.8336">
                <text:p>2855.8336</text:p>
              </table:table-cell>
              <table:table-cell office:value-type="float" office:value="4262.40000000003">
                <text:p>4262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18">
                <text:p>2.18</text:p>
              </table:table-cell>
              <table:table-cell office:value-type="float" office:value="2872.96">
                <text:p>2872.96</text:p>
              </table:table-cell>
              <table:table-cell office:value-type="float" office:value="4275.20000000003">
                <text:p>4275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184">
                <text:p>2.184</text:p>
              </table:table-cell>
              <table:table-cell office:value-type="float" office:value="2890.1376">
                <text:p>2890.1376</text:p>
              </table:table-cell>
              <table:table-cell office:value-type="float" office:value="4288.00000000003">
                <text:p>4288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188">
                <text:p>2.188</text:p>
              </table:table-cell>
              <table:table-cell office:value-type="float" office:value="2907.3664">
                <text:p>2907.3664</text:p>
              </table:table-cell>
              <table:table-cell office:value-type="float" office:value="4300.80000000003">
                <text:p>4300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192">
                <text:p>2.192</text:p>
              </table:table-cell>
              <table:table-cell office:value-type="float" office:value="2924.6464">
                <text:p>2924.6464</text:p>
              </table:table-cell>
              <table:table-cell office:value-type="float" office:value="4313.60000000003">
                <text:p>4313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196">
                <text:p>2.196</text:p>
              </table:table-cell>
              <table:table-cell office:value-type="float" office:value="2941.9776">
                <text:p>2941.9776</text:p>
              </table:table-cell>
              <table:table-cell office:value-type="float" office:value="4326.40000000003">
                <text:p>4326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2">
                <text:p>2.2</text:p>
              </table:table-cell>
              <table:table-cell office:value-type="float" office:value="2959.36">
                <text:p>2959.36</text:p>
              </table:table-cell>
              <table:table-cell office:value-type="float" office:value="4339.20000000003">
                <text:p>4339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204">
                <text:p>2.204</text:p>
              </table:table-cell>
              <table:table-cell office:value-type="float" office:value="2976.7936">
                <text:p>2976.7936</text:p>
              </table:table-cell>
              <table:table-cell office:value-type="float" office:value="4352.00000000003">
                <text:p>4352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208">
                <text:p>2.208</text:p>
              </table:table-cell>
              <table:table-cell office:value-type="float" office:value="2994.2784">
                <text:p>2994.2784</text:p>
              </table:table-cell>
              <table:table-cell office:value-type="float" office:value="4364.80000000003">
                <text:p>4364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212">
                <text:p>2.212</text:p>
              </table:table-cell>
              <table:table-cell office:value-type="float" office:value="3011.8144">
                <text:p>3011.8144</text:p>
              </table:table-cell>
              <table:table-cell office:value-type="float" office:value="4377.60000000003">
                <text:p>4377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216">
                <text:p>2.216</text:p>
              </table:table-cell>
              <table:table-cell office:value-type="float" office:value="3029.4016">
                <text:p>3029.4016</text:p>
              </table:table-cell>
              <table:table-cell office:value-type="float" office:value="4390.40000000003">
                <text:p>4390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22">
                <text:p>2.22</text:p>
              </table:table-cell>
              <table:table-cell office:value-type="float" office:value="3047.04">
                <text:p>3047.04</text:p>
              </table:table-cell>
              <table:table-cell office:value-type="float" office:value="4403.20000000003">
                <text:p>4403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224">
                <text:p>2.224</text:p>
              </table:table-cell>
              <table:table-cell office:value-type="float" office:value="3064.7296">
                <text:p>3064.7296</text:p>
              </table:table-cell>
              <table:table-cell office:value-type="float" office:value="4416.00000000003">
                <text:p>4416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228">
                <text:p>2.228</text:p>
              </table:table-cell>
              <table:table-cell office:value-type="float" office:value="3082.4704">
                <text:p>3082.4704</text:p>
              </table:table-cell>
              <table:table-cell office:value-type="float" office:value="4428.80000000003">
                <text:p>4428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232">
                <text:p>2.232</text:p>
              </table:table-cell>
              <table:table-cell office:value-type="float" office:value="3100.2624">
                <text:p>3100.2624</text:p>
              </table:table-cell>
              <table:table-cell office:value-type="float" office:value="4441.60000000003">
                <text:p>4441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236">
                <text:p>2.236</text:p>
              </table:table-cell>
              <table:table-cell office:value-type="float" office:value="3118.1056">
                <text:p>3118.1056</text:p>
              </table:table-cell>
              <table:table-cell office:value-type="float" office:value="4454.40000000003">
                <text:p>4454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24">
                <text:p>2.24</text:p>
              </table:table-cell>
              <table:table-cell office:value-type="float" office:value="3136">
                <text:p>3136</text:p>
              </table:table-cell>
              <table:table-cell office:value-type="float" office:value="4467.20000000003">
                <text:p>4467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244">
                <text:p>2.244</text:p>
              </table:table-cell>
              <table:table-cell office:value-type="float" office:value="3153.9456">
                <text:p>3153.9456</text:p>
              </table:table-cell>
              <table:table-cell office:value-type="float" office:value="4480.00000000003">
                <text:p>4480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248">
                <text:p>2.248</text:p>
              </table:table-cell>
              <table:table-cell office:value-type="float" office:value="3171.9424">
                <text:p>3171.9424</text:p>
              </table:table-cell>
              <table:table-cell office:value-type="float" office:value="4492.80000000003">
                <text:p>4492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252">
                <text:p>2.252</text:p>
              </table:table-cell>
              <table:table-cell office:value-type="float" office:value="3189.9904">
                <text:p>3189.9904</text:p>
              </table:table-cell>
              <table:table-cell office:value-type="float" office:value="4505.60000000003">
                <text:p>4505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256">
                <text:p>2.256</text:p>
              </table:table-cell>
              <table:table-cell office:value-type="float" office:value="3208.0896">
                <text:p>3208.0896</text:p>
              </table:table-cell>
              <table:table-cell office:value-type="float" office:value="4518.40000000003">
                <text:p>4518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26">
                <text:p>2.26</text:p>
              </table:table-cell>
              <table:table-cell office:value-type="float" office:value="3226.24">
                <text:p>3226.24</text:p>
              </table:table-cell>
              <table:table-cell office:value-type="float" office:value="4531.20000000003">
                <text:p>4531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264">
                <text:p>2.264</text:p>
              </table:table-cell>
              <table:table-cell office:value-type="float" office:value="3244.4416">
                <text:p>3244.4416</text:p>
              </table:table-cell>
              <table:table-cell office:value-type="float" office:value="4544.00000000003">
                <text:p>4544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268">
                <text:p>2.268</text:p>
              </table:table-cell>
              <table:table-cell office:value-type="float" office:value="3262.6944">
                <text:p>3262.6944</text:p>
              </table:table-cell>
              <table:table-cell office:value-type="float" office:value="4556.80000000003">
                <text:p>4556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272">
                <text:p>2.272</text:p>
              </table:table-cell>
              <table:table-cell office:value-type="float" office:value="3280.9984">
                <text:p>3280.9984</text:p>
              </table:table-cell>
              <table:table-cell office:value-type="float" office:value="4569.60000000003">
                <text:p>4569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276">
                <text:p>2.276</text:p>
              </table:table-cell>
              <table:table-cell office:value-type="float" office:value="3299.3536">
                <text:p>3299.3536</text:p>
              </table:table-cell>
              <table:table-cell office:value-type="float" office:value="4582.40000000003">
                <text:p>4582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28">
                <text:p>2.28</text:p>
              </table:table-cell>
              <table:table-cell office:value-type="float" office:value="3317.76">
                <text:p>3317.76</text:p>
              </table:table-cell>
              <table:table-cell office:value-type="float" office:value="4595.20000000003">
                <text:p>4595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284">
                <text:p>2.284</text:p>
              </table:table-cell>
              <table:table-cell office:value-type="float" office:value="3336.2176">
                <text:p>3336.2176</text:p>
              </table:table-cell>
              <table:table-cell office:value-type="float" office:value="4608.00000000003">
                <text:p>4608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288">
                <text:p>2.288</text:p>
              </table:table-cell>
              <table:table-cell office:value-type="float" office:value="3354.7264">
                <text:p>3354.7264</text:p>
              </table:table-cell>
              <table:table-cell office:value-type="float" office:value="4620.80000000003">
                <text:p>4620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292">
                <text:p>2.292</text:p>
              </table:table-cell>
              <table:table-cell office:value-type="float" office:value="3373.2864">
                <text:p>3373.2864</text:p>
              </table:table-cell>
              <table:table-cell office:value-type="float" office:value="4633.60000000003">
                <text:p>4633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296">
                <text:p>2.296</text:p>
              </table:table-cell>
              <table:table-cell office:value-type="float" office:value="3391.8976">
                <text:p>3391.8976</text:p>
              </table:table-cell>
              <table:table-cell office:value-type="float" office:value="4646.40000000003">
                <text:p>4646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3">
                <text:p>2.3</text:p>
              </table:table-cell>
              <table:table-cell office:value-type="float" office:value="3410.56">
                <text:p>3410.56</text:p>
              </table:table-cell>
              <table:table-cell office:value-type="float" office:value="4659.20000000003">
                <text:p>4659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304">
                <text:p>2.304</text:p>
              </table:table-cell>
              <table:table-cell office:value-type="float" office:value="3429.2736">
                <text:p>3429.2736</text:p>
              </table:table-cell>
              <table:table-cell office:value-type="float" office:value="4672.00000000003">
                <text:p>4672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308">
                <text:p>2.308</text:p>
              </table:table-cell>
              <table:table-cell office:value-type="float" office:value="3448.0384">
                <text:p>3448.0384</text:p>
              </table:table-cell>
              <table:table-cell office:value-type="float" office:value="4684.80000000003">
                <text:p>4684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312">
                <text:p>2.312</text:p>
              </table:table-cell>
              <table:table-cell office:value-type="float" office:value="3466.8544">
                <text:p>3466.8544</text:p>
              </table:table-cell>
              <table:table-cell office:value-type="float" office:value="4697.60000000003">
                <text:p>4697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316">
                <text:p>2.316</text:p>
              </table:table-cell>
              <table:table-cell office:value-type="float" office:value="3485.7216">
                <text:p>3485.7216</text:p>
              </table:table-cell>
              <table:table-cell office:value-type="float" office:value="4710.40000000003">
                <text:p>4710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32">
                <text:p>2.32</text:p>
              </table:table-cell>
              <table:table-cell office:value-type="float" office:value="3504.64">
                <text:p>3504.64</text:p>
              </table:table-cell>
              <table:table-cell office:value-type="float" office:value="4723.20000000003">
                <text:p>4723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324">
                <text:p>2.324</text:p>
              </table:table-cell>
              <table:table-cell office:value-type="float" office:value="3523.6096">
                <text:p>3523.6096</text:p>
              </table:table-cell>
              <table:table-cell office:value-type="float" office:value="4736.00000000003">
                <text:p>4736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328">
                <text:p>2.328</text:p>
              </table:table-cell>
              <table:table-cell office:value-type="float" office:value="3542.6304">
                <text:p>3542.6304</text:p>
              </table:table-cell>
              <table:table-cell office:value-type="float" office:value="4748.80000000003">
                <text:p>4748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332">
                <text:p>2.332</text:p>
              </table:table-cell>
              <table:table-cell office:value-type="float" office:value="3561.7024">
                <text:p>3561.7024</text:p>
              </table:table-cell>
              <table:table-cell office:value-type="float" office:value="4761.60000000003">
                <text:p>4761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336">
                <text:p>2.336</text:p>
              </table:table-cell>
              <table:table-cell office:value-type="float" office:value="3580.82560000001">
                <text:p>3580.82560000001</text:p>
              </table:table-cell>
              <table:table-cell office:value-type="float" office:value="4774.40000000003">
                <text:p>4774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34">
                <text:p>2.34</text:p>
              </table:table-cell>
              <table:table-cell office:value-type="float" office:value="3600">
                <text:p>3600</text:p>
              </table:table-cell>
              <table:table-cell office:value-type="float" office:value="4787.20000000003">
                <text:p>4787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344">
                <text:p>2.344</text:p>
              </table:table-cell>
              <table:table-cell office:value-type="float" office:value="3619.22560000001">
                <text:p>3619.22560000001</text:p>
              </table:table-cell>
              <table:table-cell office:value-type="float" office:value="4800.00000000003">
                <text:p>4800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348">
                <text:p>2.348</text:p>
              </table:table-cell>
              <table:table-cell office:value-type="float" office:value="3638.50240000001">
                <text:p>3638.50240000001</text:p>
              </table:table-cell>
              <table:table-cell office:value-type="float" office:value="4812.80000000003">
                <text:p>4812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352">
                <text:p>2.352</text:p>
              </table:table-cell>
              <table:table-cell office:value-type="float" office:value="3657.83040000001">
                <text:p>3657.83040000001</text:p>
              </table:table-cell>
              <table:table-cell office:value-type="float" office:value="4825.60000000003">
                <text:p>4825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356">
                <text:p>2.356</text:p>
              </table:table-cell>
              <table:table-cell office:value-type="float" office:value="3677.20960000001">
                <text:p>3677.20960000001</text:p>
              </table:table-cell>
              <table:table-cell office:value-type="float" office:value="4838.40000000003">
                <text:p>4838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36">
                <text:p>2.36</text:p>
              </table:table-cell>
              <table:table-cell office:value-type="float" office:value="3696.64000000001">
                <text:p>3696.64000000001</text:p>
              </table:table-cell>
              <table:table-cell office:value-type="float" office:value="4851.20000000003">
                <text:p>4851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364">
                <text:p>2.364</text:p>
              </table:table-cell>
              <table:table-cell office:value-type="float" office:value="3716.12160000001">
                <text:p>3716.12160000001</text:p>
              </table:table-cell>
              <table:table-cell office:value-type="float" office:value="4864.00000000003">
                <text:p>4864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368">
                <text:p>2.368</text:p>
              </table:table-cell>
              <table:table-cell office:value-type="float" office:value="3735.65440000001">
                <text:p>3735.65440000001</text:p>
              </table:table-cell>
              <table:table-cell office:value-type="float" office:value="4876.80000000003">
                <text:p>4876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372">
                <text:p>2.372</text:p>
              </table:table-cell>
              <table:table-cell office:value-type="float" office:value="3755.23840000001">
                <text:p>3755.23840000001</text:p>
              </table:table-cell>
              <table:table-cell office:value-type="float" office:value="4889.60000000003">
                <text:p>4889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376">
                <text:p>2.376</text:p>
              </table:table-cell>
              <table:table-cell office:value-type="float" office:value="3774.87360000001">
                <text:p>3774.87360000001</text:p>
              </table:table-cell>
              <table:table-cell office:value-type="float" office:value="4902.40000000003">
                <text:p>4902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38">
                <text:p>2.38</text:p>
              </table:table-cell>
              <table:table-cell office:value-type="float" office:value="3794.56000000001">
                <text:p>3794.56000000001</text:p>
              </table:table-cell>
              <table:table-cell office:value-type="float" office:value="4915.20000000003">
                <text:p>4915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384">
                <text:p>2.384</text:p>
              </table:table-cell>
              <table:table-cell office:value-type="float" office:value="3814.29760000001">
                <text:p>3814.29760000001</text:p>
              </table:table-cell>
              <table:table-cell office:value-type="float" office:value="4928.00000000003">
                <text:p>4928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388">
                <text:p>2.388</text:p>
              </table:table-cell>
              <table:table-cell office:value-type="float" office:value="3834.08640000001">
                <text:p>3834.08640000001</text:p>
              </table:table-cell>
              <table:table-cell office:value-type="float" office:value="4940.80000000004">
                <text:p>4940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392">
                <text:p>2.392</text:p>
              </table:table-cell>
              <table:table-cell office:value-type="float" office:value="3853.92640000001">
                <text:p>3853.92640000001</text:p>
              </table:table-cell>
              <table:table-cell office:value-type="float" office:value="4953.60000000004">
                <text:p>4953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396">
                <text:p>2.396</text:p>
              </table:table-cell>
              <table:table-cell office:value-type="float" office:value="3873.81760000001">
                <text:p>3873.81760000001</text:p>
              </table:table-cell>
              <table:table-cell office:value-type="float" office:value="4966.40000000004">
                <text:p>4966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4">
                <text:p>2.4</text:p>
              </table:table-cell>
              <table:table-cell office:value-type="float" office:value="3893.76000000001">
                <text:p>3893.76000000001</text:p>
              </table:table-cell>
              <table:table-cell office:value-type="float" office:value="4979.20000000004">
                <text:p>4979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404">
                <text:p>2.404</text:p>
              </table:table-cell>
              <table:table-cell office:value-type="float" office:value="3913.75360000001">
                <text:p>3913.75360000001</text:p>
              </table:table-cell>
              <table:table-cell office:value-type="float" office:value="4992.00000000004">
                <text:p>4992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408">
                <text:p>2.408</text:p>
              </table:table-cell>
              <table:table-cell office:value-type="float" office:value="3933.79840000001">
                <text:p>3933.79840000001</text:p>
              </table:table-cell>
              <table:table-cell office:value-type="float" office:value="5004.80000000004">
                <text:p>5004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412">
                <text:p>2.412</text:p>
              </table:table-cell>
              <table:table-cell office:value-type="float" office:value="3953.89440000001">
                <text:p>3953.89440000001</text:p>
              </table:table-cell>
              <table:table-cell office:value-type="float" office:value="5017.60000000004">
                <text:p>5017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416">
                <text:p>2.416</text:p>
              </table:table-cell>
              <table:table-cell office:value-type="float" office:value="3974.04160000001">
                <text:p>3974.04160000001</text:p>
              </table:table-cell>
              <table:table-cell office:value-type="float" office:value="5030.40000000004">
                <text:p>5030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42">
                <text:p>2.42</text:p>
              </table:table-cell>
              <table:table-cell office:value-type="float" office:value="3994.24000000001">
                <text:p>3994.24000000001</text:p>
              </table:table-cell>
              <table:table-cell office:value-type="float" office:value="5043.20000000004">
                <text:p>5043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424">
                <text:p>2.424</text:p>
              </table:table-cell>
              <table:table-cell office:value-type="float" office:value="4014.48960000001">
                <text:p>4014.48960000001</text:p>
              </table:table-cell>
              <table:table-cell office:value-type="float" office:value="5056.00000000004">
                <text:p>5056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428">
                <text:p>2.428</text:p>
              </table:table-cell>
              <table:table-cell office:value-type="float" office:value="4034.79040000001">
                <text:p>4034.79040000001</text:p>
              </table:table-cell>
              <table:table-cell office:value-type="float" office:value="5068.80000000004">
                <text:p>5068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432">
                <text:p>2.432</text:p>
              </table:table-cell>
              <table:table-cell office:value-type="float" office:value="4055.14240000001">
                <text:p>4055.14240000001</text:p>
              </table:table-cell>
              <table:table-cell office:value-type="float" office:value="5081.60000000004">
                <text:p>5081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436">
                <text:p>2.436</text:p>
              </table:table-cell>
              <table:table-cell office:value-type="float" office:value="4075.54560000001">
                <text:p>4075.54560000001</text:p>
              </table:table-cell>
              <table:table-cell office:value-type="float" office:value="5094.40000000004">
                <text:p>5094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44">
                <text:p>2.44</text:p>
              </table:table-cell>
              <table:table-cell office:value-type="float" office:value="4096.00000000001">
                <text:p>4096.00000000001</text:p>
              </table:table-cell>
              <table:table-cell office:value-type="float" office:value="5107.20000000004">
                <text:p>5107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444">
                <text:p>2.444</text:p>
              </table:table-cell>
              <table:table-cell office:value-type="float" office:value="4116.50560000001">
                <text:p>4116.50560000001</text:p>
              </table:table-cell>
              <table:table-cell office:value-type="float" office:value="5120.00000000004">
                <text:p>5120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448">
                <text:p>2.448</text:p>
              </table:table-cell>
              <table:table-cell office:value-type="float" office:value="4137.06240000001">
                <text:p>4137.06240000001</text:p>
              </table:table-cell>
              <table:table-cell office:value-type="float" office:value="5132.80000000004">
                <text:p>5132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452">
                <text:p>2.452</text:p>
              </table:table-cell>
              <table:table-cell office:value-type="float" office:value="4157.67040000001">
                <text:p>4157.67040000001</text:p>
              </table:table-cell>
              <table:table-cell office:value-type="float" office:value="5145.60000000004">
                <text:p>5145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456">
                <text:p>2.456</text:p>
              </table:table-cell>
              <table:table-cell office:value-type="float" office:value="4178.32960000001">
                <text:p>4178.32960000001</text:p>
              </table:table-cell>
              <table:table-cell office:value-type="float" office:value="5158.40000000004">
                <text:p>5158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46">
                <text:p>2.46</text:p>
              </table:table-cell>
              <table:table-cell office:value-type="float" office:value="4199.04000000001">
                <text:p>4199.04000000001</text:p>
              </table:table-cell>
              <table:table-cell office:value-type="float" office:value="5171.20000000004">
                <text:p>5171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464">
                <text:p>2.464</text:p>
              </table:table-cell>
              <table:table-cell office:value-type="float" office:value="4219.80160000001">
                <text:p>4219.80160000001</text:p>
              </table:table-cell>
              <table:table-cell office:value-type="float" office:value="5184.00000000004">
                <text:p>5184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468">
                <text:p>2.468</text:p>
              </table:table-cell>
              <table:table-cell office:value-type="float" office:value="4240.61440000001">
                <text:p>4240.61440000001</text:p>
              </table:table-cell>
              <table:table-cell office:value-type="float" office:value="5196.80000000004">
                <text:p>5196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472">
                <text:p>2.472</text:p>
              </table:table-cell>
              <table:table-cell office:value-type="float" office:value="4261.47840000001">
                <text:p>4261.47840000001</text:p>
              </table:table-cell>
              <table:table-cell office:value-type="float" office:value="5209.60000000004">
                <text:p>5209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476">
                <text:p>2.476</text:p>
              </table:table-cell>
              <table:table-cell office:value-type="float" office:value="4282.39360000001">
                <text:p>4282.39360000001</text:p>
              </table:table-cell>
              <table:table-cell office:value-type="float" office:value="5222.40000000004">
                <text:p>5222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48">
                <text:p>2.48</text:p>
              </table:table-cell>
              <table:table-cell office:value-type="float" office:value="4303.36000000001">
                <text:p>4303.36000000001</text:p>
              </table:table-cell>
              <table:table-cell office:value-type="float" office:value="5235.20000000004">
                <text:p>5235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484">
                <text:p>2.484</text:p>
              </table:table-cell>
              <table:table-cell office:value-type="float" office:value="4324.37760000001">
                <text:p>4324.37760000001</text:p>
              </table:table-cell>
              <table:table-cell office:value-type="float" office:value="5248.00000000004">
                <text:p>5248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488">
                <text:p>2.488</text:p>
              </table:table-cell>
              <table:table-cell office:value-type="float" office:value="4345.44640000001">
                <text:p>4345.44640000001</text:p>
              </table:table-cell>
              <table:table-cell office:value-type="float" office:value="5260.80000000004">
                <text:p>5260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492">
                <text:p>2.492</text:p>
              </table:table-cell>
              <table:table-cell office:value-type="float" office:value="4366.56640000001">
                <text:p>4366.56640000001</text:p>
              </table:table-cell>
              <table:table-cell office:value-type="float" office:value="5273.60000000004">
                <text:p>5273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496">
                <text:p>2.496</text:p>
              </table:table-cell>
              <table:table-cell office:value-type="float" office:value="4387.73760000001">
                <text:p>4387.73760000001</text:p>
              </table:table-cell>
              <table:table-cell office:value-type="float" office:value="5286.40000000004">
                <text:p>5286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5">
                <text:p>2.5</text:p>
              </table:table-cell>
              <table:table-cell office:value-type="float" office:value="4408.96000000001">
                <text:p>4408.96000000001</text:p>
              </table:table-cell>
              <table:table-cell office:value-type="float" office:value="5299.20000000004">
                <text:p>5299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504">
                <text:p>2.504</text:p>
              </table:table-cell>
              <table:table-cell office:value-type="float" office:value="4430.23360000001">
                <text:p>4430.23360000001</text:p>
              </table:table-cell>
              <table:table-cell office:value-type="float" office:value="5312.00000000004">
                <text:p>5312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508">
                <text:p>2.508</text:p>
              </table:table-cell>
              <table:table-cell office:value-type="float" office:value="4451.55840000001">
                <text:p>4451.55840000001</text:p>
              </table:table-cell>
              <table:table-cell office:value-type="float" office:value="5324.80000000004">
                <text:p>5324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512">
                <text:p>2.512</text:p>
              </table:table-cell>
              <table:table-cell office:value-type="float" office:value="4472.93440000001">
                <text:p>4472.93440000001</text:p>
              </table:table-cell>
              <table:table-cell office:value-type="float" office:value="5337.60000000004">
                <text:p>5337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516">
                <text:p>2.516</text:p>
              </table:table-cell>
              <table:table-cell office:value-type="float" office:value="4494.36160000001">
                <text:p>4494.36160000001</text:p>
              </table:table-cell>
              <table:table-cell office:value-type="float" office:value="5350.40000000004">
                <text:p>5350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52">
                <text:p>2.52</text:p>
              </table:table-cell>
              <table:table-cell office:value-type="float" office:value="4515.84000000001">
                <text:p>4515.84000000001</text:p>
              </table:table-cell>
              <table:table-cell office:value-type="float" office:value="5363.20000000004">
                <text:p>5363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524">
                <text:p>2.524</text:p>
              </table:table-cell>
              <table:table-cell office:value-type="float" office:value="4537.36960000001">
                <text:p>4537.36960000001</text:p>
              </table:table-cell>
              <table:table-cell office:value-type="float" office:value="5376.00000000004">
                <text:p>5376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528">
                <text:p>2.528</text:p>
              </table:table-cell>
              <table:table-cell office:value-type="float" office:value="4558.95040000001">
                <text:p>4558.95040000001</text:p>
              </table:table-cell>
              <table:table-cell office:value-type="float" office:value="5388.80000000004">
                <text:p>5388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532">
                <text:p>2.532</text:p>
              </table:table-cell>
              <table:table-cell office:value-type="float" office:value="4580.58240000001">
                <text:p>4580.58240000001</text:p>
              </table:table-cell>
              <table:table-cell office:value-type="float" office:value="5401.60000000004">
                <text:p>5401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536">
                <text:p>2.536</text:p>
              </table:table-cell>
              <table:table-cell office:value-type="float" office:value="4602.26560000001">
                <text:p>4602.26560000001</text:p>
              </table:table-cell>
              <table:table-cell office:value-type="float" office:value="5414.40000000004">
                <text:p>5414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54">
                <text:p>2.54</text:p>
              </table:table-cell>
              <table:table-cell office:value-type="float" office:value="4624.00000000001">
                <text:p>4624.00000000001</text:p>
              </table:table-cell>
              <table:table-cell office:value-type="float" office:value="5427.20000000004">
                <text:p>5427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544">
                <text:p>2.544</text:p>
              </table:table-cell>
              <table:table-cell office:value-type="float" office:value="4645.78560000001">
                <text:p>4645.78560000001</text:p>
              </table:table-cell>
              <table:table-cell office:value-type="float" office:value="5440.00000000004">
                <text:p>5440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548">
                <text:p>2.548</text:p>
              </table:table-cell>
              <table:table-cell office:value-type="float" office:value="4667.62240000001">
                <text:p>4667.62240000001</text:p>
              </table:table-cell>
              <table:table-cell office:value-type="float" office:value="5452.80000000004">
                <text:p>5452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552">
                <text:p>2.552</text:p>
              </table:table-cell>
              <table:table-cell office:value-type="float" office:value="4689.51040000001">
                <text:p>4689.51040000001</text:p>
              </table:table-cell>
              <table:table-cell office:value-type="float" office:value="5465.60000000004">
                <text:p>5465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556">
                <text:p>2.556</text:p>
              </table:table-cell>
              <table:table-cell office:value-type="float" office:value="4711.44960000001">
                <text:p>4711.44960000001</text:p>
              </table:table-cell>
              <table:table-cell office:value-type="float" office:value="5478.40000000004">
                <text:p>5478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56">
                <text:p>2.56</text:p>
              </table:table-cell>
              <table:table-cell office:value-type="float" office:value="4733.44000000001">
                <text:p>4733.44000000001</text:p>
              </table:table-cell>
              <table:table-cell office:value-type="float" office:value="5491.20000000004">
                <text:p>5491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564">
                <text:p>2.564</text:p>
              </table:table-cell>
              <table:table-cell office:value-type="float" office:value="4755.48160000001">
                <text:p>4755.48160000001</text:p>
              </table:table-cell>
              <table:table-cell office:value-type="float" office:value="5504.00000000004">
                <text:p>5504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568">
                <text:p>2.568</text:p>
              </table:table-cell>
              <table:table-cell office:value-type="float" office:value="4777.57440000001">
                <text:p>4777.57440000001</text:p>
              </table:table-cell>
              <table:table-cell office:value-type="float" office:value="5516.80000000004">
                <text:p>5516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572">
                <text:p>2.572</text:p>
              </table:table-cell>
              <table:table-cell office:value-type="float" office:value="4799.71840000001">
                <text:p>4799.71840000001</text:p>
              </table:table-cell>
              <table:table-cell office:value-type="float" office:value="5529.60000000004">
                <text:p>5529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576">
                <text:p>2.576</text:p>
              </table:table-cell>
              <table:table-cell office:value-type="float" office:value="4821.91360000001">
                <text:p>4821.91360000001</text:p>
              </table:table-cell>
              <table:table-cell office:value-type="float" office:value="5542.40000000004">
                <text:p>5542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58">
                <text:p>2.58</text:p>
              </table:table-cell>
              <table:table-cell office:value-type="float" office:value="4844.16000000001">
                <text:p>4844.16000000001</text:p>
              </table:table-cell>
              <table:table-cell office:value-type="float" office:value="5555.20000000004">
                <text:p>5555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584">
                <text:p>2.584</text:p>
              </table:table-cell>
              <table:table-cell office:value-type="float" office:value="4866.45760000001">
                <text:p>4866.45760000001</text:p>
              </table:table-cell>
              <table:table-cell office:value-type="float" office:value="5568.00000000004">
                <text:p>5568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588">
                <text:p>2.588</text:p>
              </table:table-cell>
              <table:table-cell office:value-type="float" office:value="4888.80640000001">
                <text:p>4888.80640000001</text:p>
              </table:table-cell>
              <table:table-cell office:value-type="float" office:value="5580.80000000004">
                <text:p>5580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592">
                <text:p>2.592</text:p>
              </table:table-cell>
              <table:table-cell office:value-type="float" office:value="4911.20640000001">
                <text:p>4911.20640000001</text:p>
              </table:table-cell>
              <table:table-cell office:value-type="float" office:value="5593.60000000004">
                <text:p>5593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596">
                <text:p>2.596</text:p>
              </table:table-cell>
              <table:table-cell office:value-type="float" office:value="4933.65760000001">
                <text:p>4933.65760000001</text:p>
              </table:table-cell>
              <table:table-cell office:value-type="float" office:value="5606.40000000004">
                <text:p>5606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6">
                <text:p>2.6</text:p>
              </table:table-cell>
              <table:table-cell office:value-type="float" office:value="4956.16000000001">
                <text:p>4956.16000000001</text:p>
              </table:table-cell>
              <table:table-cell office:value-type="float" office:value="5619.20000000004">
                <text:p>5619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604">
                <text:p>2.604</text:p>
              </table:table-cell>
              <table:table-cell office:value-type="float" office:value="4978.71360000001">
                <text:p>4978.71360000001</text:p>
              </table:table-cell>
              <table:table-cell office:value-type="float" office:value="5632.00000000005">
                <text:p>5632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608">
                <text:p>2.608</text:p>
              </table:table-cell>
              <table:table-cell office:value-type="float" office:value="5001.31840000001">
                <text:p>5001.31840000001</text:p>
              </table:table-cell>
              <table:table-cell office:value-type="float" office:value="5644.80000000004">
                <text:p>5644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612">
                <text:p>2.612</text:p>
              </table:table-cell>
              <table:table-cell office:value-type="float" office:value="5023.97440000001">
                <text:p>5023.97440000001</text:p>
              </table:table-cell>
              <table:table-cell office:value-type="float" office:value="5657.60000000005">
                <text:p>5657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616">
                <text:p>2.616</text:p>
              </table:table-cell>
              <table:table-cell office:value-type="float" office:value="5046.68160000001">
                <text:p>5046.68160000001</text:p>
              </table:table-cell>
              <table:table-cell office:value-type="float" office:value="5670.40000000005">
                <text:p>5670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62">
                <text:p>2.62</text:p>
              </table:table-cell>
              <table:table-cell office:value-type="float" office:value="5069.44000000001">
                <text:p>5069.44000000001</text:p>
              </table:table-cell>
              <table:table-cell office:value-type="float" office:value="5683.20000000005">
                <text:p>5683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624">
                <text:p>2.624</text:p>
              </table:table-cell>
              <table:table-cell office:value-type="float" office:value="5092.24960000001">
                <text:p>5092.24960000001</text:p>
              </table:table-cell>
              <table:table-cell office:value-type="float" office:value="5696.00000000005">
                <text:p>5696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628">
                <text:p>2.628</text:p>
              </table:table-cell>
              <table:table-cell office:value-type="float" office:value="5115.11040000001">
                <text:p>5115.11040000001</text:p>
              </table:table-cell>
              <table:table-cell office:value-type="float" office:value="5708.80000000005">
                <text:p>5708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632">
                <text:p>2.632</text:p>
              </table:table-cell>
              <table:table-cell office:value-type="float" office:value="5138.02240000002">
                <text:p>5138.02240000002</text:p>
              </table:table-cell>
              <table:table-cell office:value-type="float" office:value="5721.60000000005">
                <text:p>5721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636">
                <text:p>2.636</text:p>
              </table:table-cell>
              <table:table-cell office:value-type="float" office:value="5160.98560000001">
                <text:p>5160.98560000001</text:p>
              </table:table-cell>
              <table:table-cell office:value-type="float" office:value="5734.40000000005">
                <text:p>5734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64">
                <text:p>2.64</text:p>
              </table:table-cell>
              <table:table-cell office:value-type="float" office:value="5184.00000000001">
                <text:p>5184.00000000001</text:p>
              </table:table-cell>
              <table:table-cell office:value-type="float" office:value="5747.20000000005">
                <text:p>5747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644">
                <text:p>2.644</text:p>
              </table:table-cell>
              <table:table-cell office:value-type="float" office:value="5207.06560000001">
                <text:p>5207.06560000001</text:p>
              </table:table-cell>
              <table:table-cell office:value-type="float" office:value="5760.00000000005">
                <text:p>5760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648">
                <text:p>2.648</text:p>
              </table:table-cell>
              <table:table-cell office:value-type="float" office:value="5230.18240000001">
                <text:p>5230.18240000001</text:p>
              </table:table-cell>
              <table:table-cell office:value-type="float" office:value="5772.80000000005">
                <text:p>5772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652">
                <text:p>2.652</text:p>
              </table:table-cell>
              <table:table-cell office:value-type="float" office:value="5253.35040000001">
                <text:p>5253.35040000001</text:p>
              </table:table-cell>
              <table:table-cell office:value-type="float" office:value="5785.60000000005">
                <text:p>5785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656">
                <text:p>2.656</text:p>
              </table:table-cell>
              <table:table-cell office:value-type="float" office:value="5276.56960000002">
                <text:p>5276.56960000002</text:p>
              </table:table-cell>
              <table:table-cell office:value-type="float" office:value="5798.40000000005">
                <text:p>5798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66">
                <text:p>2.66</text:p>
              </table:table-cell>
              <table:table-cell office:value-type="float" office:value="5299.84000000002">
                <text:p>5299.84000000002</text:p>
              </table:table-cell>
              <table:table-cell office:value-type="float" office:value="5811.20000000005">
                <text:p>5811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664">
                <text:p>2.664</text:p>
              </table:table-cell>
              <table:table-cell office:value-type="float" office:value="5323.16160000002">
                <text:p>5323.16160000002</text:p>
              </table:table-cell>
              <table:table-cell office:value-type="float" office:value="5824.00000000005">
                <text:p>5824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668">
                <text:p>2.668</text:p>
              </table:table-cell>
              <table:table-cell office:value-type="float" office:value="5346.53440000002">
                <text:p>5346.53440000002</text:p>
              </table:table-cell>
              <table:table-cell office:value-type="float" office:value="5836.80000000005">
                <text:p>5836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672">
                <text:p>2.672</text:p>
              </table:table-cell>
              <table:table-cell office:value-type="float" office:value="5369.95840000002">
                <text:p>5369.95840000002</text:p>
              </table:table-cell>
              <table:table-cell office:value-type="float" office:value="5849.60000000005">
                <text:p>5849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676">
                <text:p>2.676</text:p>
              </table:table-cell>
              <table:table-cell office:value-type="float" office:value="5393.43360000002">
                <text:p>5393.43360000002</text:p>
              </table:table-cell>
              <table:table-cell office:value-type="float" office:value="5862.40000000005">
                <text:p>5862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68">
                <text:p>2.68</text:p>
              </table:table-cell>
              <table:table-cell office:value-type="float" office:value="5416.96000000002">
                <text:p>5416.96000000002</text:p>
              </table:table-cell>
              <table:table-cell office:value-type="float" office:value="5875.20000000005">
                <text:p>5875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684">
                <text:p>2.684</text:p>
              </table:table-cell>
              <table:table-cell office:value-type="float" office:value="5440.53760000002">
                <text:p>5440.53760000002</text:p>
              </table:table-cell>
              <table:table-cell office:value-type="float" office:value="5888.00000000005">
                <text:p>5888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688">
                <text:p>2.688</text:p>
              </table:table-cell>
              <table:table-cell office:value-type="float" office:value="5464.16640000002">
                <text:p>5464.16640000002</text:p>
              </table:table-cell>
              <table:table-cell office:value-type="float" office:value="5900.80000000005">
                <text:p>5900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692">
                <text:p>2.692</text:p>
              </table:table-cell>
              <table:table-cell office:value-type="float" office:value="5487.84640000002">
                <text:p>5487.84640000002</text:p>
              </table:table-cell>
              <table:table-cell office:value-type="float" office:value="5913.60000000005">
                <text:p>5913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696">
                <text:p>2.696</text:p>
              </table:table-cell>
              <table:table-cell office:value-type="float" office:value="5511.57760000002">
                <text:p>5511.57760000002</text:p>
              </table:table-cell>
              <table:table-cell office:value-type="float" office:value="5926.40000000005">
                <text:p>5926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7">
                <text:p>2.7</text:p>
              </table:table-cell>
              <table:table-cell office:value-type="float" office:value="5535.36000000002">
                <text:p>5535.36000000002</text:p>
              </table:table-cell>
              <table:table-cell office:value-type="float" office:value="5939.20000000005">
                <text:p>5939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704">
                <text:p>2.704</text:p>
              </table:table-cell>
              <table:table-cell office:value-type="float" office:value="5559.19360000002">
                <text:p>5559.19360000002</text:p>
              </table:table-cell>
              <table:table-cell office:value-type="float" office:value="5952.00000000005">
                <text:p>5952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708">
                <text:p>2.708</text:p>
              </table:table-cell>
              <table:table-cell office:value-type="float" office:value="5583.07840000002">
                <text:p>5583.07840000002</text:p>
              </table:table-cell>
              <table:table-cell office:value-type="float" office:value="5964.80000000005">
                <text:p>5964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712">
                <text:p>2.712</text:p>
              </table:table-cell>
              <table:table-cell office:value-type="float" office:value="5607.01440000002">
                <text:p>5607.01440000002</text:p>
              </table:table-cell>
              <table:table-cell office:value-type="float" office:value="5977.60000000005">
                <text:p>5977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716">
                <text:p>2.716</text:p>
              </table:table-cell>
              <table:table-cell office:value-type="float" office:value="5631.00160000002">
                <text:p>5631.00160000002</text:p>
              </table:table-cell>
              <table:table-cell office:value-type="float" office:value="5990.40000000005">
                <text:p>5990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72">
                <text:p>2.72</text:p>
              </table:table-cell>
              <table:table-cell office:value-type="float" office:value="5655.04000000002">
                <text:p>5655.04000000002</text:p>
              </table:table-cell>
              <table:table-cell office:value-type="float" office:value="6003.20000000005">
                <text:p>6003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724">
                <text:p>2.724</text:p>
              </table:table-cell>
              <table:table-cell office:value-type="float" office:value="5679.12960000002">
                <text:p>5679.12960000002</text:p>
              </table:table-cell>
              <table:table-cell office:value-type="float" office:value="6016.00000000005">
                <text:p>6016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728">
                <text:p>2.728</text:p>
              </table:table-cell>
              <table:table-cell office:value-type="float" office:value="5703.27040000002">
                <text:p>5703.27040000002</text:p>
              </table:table-cell>
              <table:table-cell office:value-type="float" office:value="6028.80000000005">
                <text:p>6028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732">
                <text:p>2.732</text:p>
              </table:table-cell>
              <table:table-cell office:value-type="float" office:value="5727.46240000002">
                <text:p>5727.46240000002</text:p>
              </table:table-cell>
              <table:table-cell office:value-type="float" office:value="6041.60000000005">
                <text:p>6041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736">
                <text:p>2.736</text:p>
              </table:table-cell>
              <table:table-cell office:value-type="float" office:value="5751.70560000002">
                <text:p>5751.70560000002</text:p>
              </table:table-cell>
              <table:table-cell office:value-type="float" office:value="6054.40000000005">
                <text:p>6054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74">
                <text:p>2.74</text:p>
              </table:table-cell>
              <table:table-cell office:value-type="float" office:value="5776.00000000002">
                <text:p>5776.00000000002</text:p>
              </table:table-cell>
              <table:table-cell office:value-type="float" office:value="6067.20000000005">
                <text:p>6067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744">
                <text:p>2.744</text:p>
              </table:table-cell>
              <table:table-cell office:value-type="float" office:value="5800.34560000002">
                <text:p>5800.34560000002</text:p>
              </table:table-cell>
              <table:table-cell office:value-type="float" office:value="6080.00000000005">
                <text:p>6080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748">
                <text:p>2.748</text:p>
              </table:table-cell>
              <table:table-cell office:value-type="float" office:value="5824.74240000002">
                <text:p>5824.74240000002</text:p>
              </table:table-cell>
              <table:table-cell office:value-type="float" office:value="6092.80000000005">
                <text:p>6092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752">
                <text:p>2.752</text:p>
              </table:table-cell>
              <table:table-cell office:value-type="float" office:value="5849.19040000002">
                <text:p>5849.19040000002</text:p>
              </table:table-cell>
              <table:table-cell office:value-type="float" office:value="6105.60000000005">
                <text:p>6105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756">
                <text:p>2.756</text:p>
              </table:table-cell>
              <table:table-cell office:value-type="float" office:value="5873.68960000002">
                <text:p>5873.68960000002</text:p>
              </table:table-cell>
              <table:table-cell office:value-type="float" office:value="6118.40000000005">
                <text:p>6118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76">
                <text:p>2.76</text:p>
              </table:table-cell>
              <table:table-cell office:value-type="float" office:value="5898.24000000002">
                <text:p>5898.24000000002</text:p>
              </table:table-cell>
              <table:table-cell office:value-type="float" office:value="6131.20000000005">
                <text:p>6131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764">
                <text:p>2.764</text:p>
              </table:table-cell>
              <table:table-cell office:value-type="float" office:value="5922.84160000002">
                <text:p>5922.84160000002</text:p>
              </table:table-cell>
              <table:table-cell office:value-type="float" office:value="6144.00000000005">
                <text:p>6144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768">
                <text:p>2.768</text:p>
              </table:table-cell>
              <table:table-cell office:value-type="float" office:value="5947.49440000002">
                <text:p>5947.49440000002</text:p>
              </table:table-cell>
              <table:table-cell office:value-type="float" office:value="6156.80000000005">
                <text:p>6156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772">
                <text:p>2.772</text:p>
              </table:table-cell>
              <table:table-cell office:value-type="float" office:value="5972.19840000002">
                <text:p>5972.19840000002</text:p>
              </table:table-cell>
              <table:table-cell office:value-type="float" office:value="6169.60000000005">
                <text:p>6169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776">
                <text:p>2.776</text:p>
              </table:table-cell>
              <table:table-cell office:value-type="float" office:value="5996.95360000002">
                <text:p>5996.95360000002</text:p>
              </table:table-cell>
              <table:table-cell office:value-type="float" office:value="6182.40000000005">
                <text:p>6182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78">
                <text:p>2.78</text:p>
              </table:table-cell>
              <table:table-cell office:value-type="float" office:value="6021.76000000002">
                <text:p>6021.76000000002</text:p>
              </table:table-cell>
              <table:table-cell office:value-type="float" office:value="6195.20000000005">
                <text:p>6195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784">
                <text:p>2.784</text:p>
              </table:table-cell>
              <table:table-cell office:value-type="float" office:value="6046.61760000002">
                <text:p>6046.61760000002</text:p>
              </table:table-cell>
              <table:table-cell office:value-type="float" office:value="6208.00000000005">
                <text:p>6208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788">
                <text:p>2.788</text:p>
              </table:table-cell>
              <table:table-cell office:value-type="float" office:value="6071.52640000002">
                <text:p>6071.52640000002</text:p>
              </table:table-cell>
              <table:table-cell office:value-type="float" office:value="6220.80000000005">
                <text:p>6220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792">
                <text:p>2.792</text:p>
              </table:table-cell>
              <table:table-cell office:value-type="float" office:value="6096.48640000002">
                <text:p>6096.48640000002</text:p>
              </table:table-cell>
              <table:table-cell office:value-type="float" office:value="6233.60000000005">
                <text:p>6233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796">
                <text:p>2.796</text:p>
              </table:table-cell>
              <table:table-cell office:value-type="float" office:value="6121.49760000002">
                <text:p>6121.49760000002</text:p>
              </table:table-cell>
              <table:table-cell office:value-type="float" office:value="6246.40000000005">
                <text:p>6246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8">
                <text:p>2.8</text:p>
              </table:table-cell>
              <table:table-cell office:value-type="float" office:value="6146.56000000002">
                <text:p>6146.56000000002</text:p>
              </table:table-cell>
              <table:table-cell office:value-type="float" office:value="6259.20000000005">
                <text:p>6259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804">
                <text:p>2.804</text:p>
              </table:table-cell>
              <table:table-cell office:value-type="float" office:value="6171.67360000002">
                <text:p>6171.67360000002</text:p>
              </table:table-cell>
              <table:table-cell office:value-type="float" office:value="6272.00000000005">
                <text:p>6272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808">
                <text:p>2.808</text:p>
              </table:table-cell>
              <table:table-cell office:value-type="float" office:value="6196.83840000002">
                <text:p>6196.83840000002</text:p>
              </table:table-cell>
              <table:table-cell office:value-type="float" office:value="6284.80000000005">
                <text:p>6284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812">
                <text:p>2.812</text:p>
              </table:table-cell>
              <table:table-cell office:value-type="float" office:value="6222.05440000002">
                <text:p>6222.05440000002</text:p>
              </table:table-cell>
              <table:table-cell office:value-type="float" office:value="6297.60000000005">
                <text:p>6297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816">
                <text:p>2.816</text:p>
              </table:table-cell>
              <table:table-cell office:value-type="float" office:value="6247.32160000002">
                <text:p>6247.32160000002</text:p>
              </table:table-cell>
              <table:table-cell office:value-type="float" office:value="6310.40000000005">
                <text:p>6310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82">
                <text:p>2.82</text:p>
              </table:table-cell>
              <table:table-cell office:value-type="float" office:value="6272.64000000002">
                <text:p>6272.64000000002</text:p>
              </table:table-cell>
              <table:table-cell office:value-type="float" office:value="6323.20000000005">
                <text:p>6323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824">
                <text:p>2.824</text:p>
              </table:table-cell>
              <table:table-cell office:value-type="float" office:value="6298.00960000002">
                <text:p>6298.00960000002</text:p>
              </table:table-cell>
              <table:table-cell office:value-type="float" office:value="6336.00000000005">
                <text:p>6336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828">
                <text:p>2.828</text:p>
              </table:table-cell>
              <table:table-cell office:value-type="float" office:value="6323.43040000002">
                <text:p>6323.43040000002</text:p>
              </table:table-cell>
              <table:table-cell office:value-type="float" office:value="6348.80000000006">
                <text:p>6348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832">
                <text:p>2.832</text:p>
              </table:table-cell>
              <table:table-cell office:value-type="float" office:value="6348.90240000002">
                <text:p>6348.90240000002</text:p>
              </table:table-cell>
              <table:table-cell office:value-type="float" office:value="6361.60000000006">
                <text:p>6361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836">
                <text:p>2.836</text:p>
              </table:table-cell>
              <table:table-cell office:value-type="float" office:value="6374.42560000002">
                <text:p>6374.42560000002</text:p>
              </table:table-cell>
              <table:table-cell office:value-type="float" office:value="6374.40000000006">
                <text:p>6374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84">
                <text:p>2.84</text:p>
              </table:table-cell>
              <table:table-cell office:value-type="float" office:value="6400.00000000002">
                <text:p>6400.00000000002</text:p>
              </table:table-cell>
              <table:table-cell office:value-type="float" office:value="6387.20000000006">
                <text:p>6387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844">
                <text:p>2.844</text:p>
              </table:table-cell>
              <table:table-cell office:value-type="float" office:value="6425.62560000002">
                <text:p>6425.62560000002</text:p>
              </table:table-cell>
              <table:table-cell office:value-type="float" office:value="6400.00000000006">
                <text:p>6400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848">
                <text:p>2.848</text:p>
              </table:table-cell>
              <table:table-cell office:value-type="float" office:value="6451.30240000002">
                <text:p>6451.30240000002</text:p>
              </table:table-cell>
              <table:table-cell office:value-type="float" office:value="6412.80000000006">
                <text:p>6412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852">
                <text:p>2.852</text:p>
              </table:table-cell>
              <table:table-cell office:value-type="float" office:value="6477.03040000002">
                <text:p>6477.03040000002</text:p>
              </table:table-cell>
              <table:table-cell office:value-type="float" office:value="6425.60000000006">
                <text:p>6425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856">
                <text:p>2.856</text:p>
              </table:table-cell>
              <table:table-cell office:value-type="float" office:value="6502.80960000002">
                <text:p>6502.80960000002</text:p>
              </table:table-cell>
              <table:table-cell office:value-type="float" office:value="6438.40000000006">
                <text:p>6438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86">
                <text:p>2.86</text:p>
              </table:table-cell>
              <table:table-cell office:value-type="float" office:value="6528.64000000002">
                <text:p>6528.64000000002</text:p>
              </table:table-cell>
              <table:table-cell office:value-type="float" office:value="6451.20000000006">
                <text:p>6451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864">
                <text:p>2.864</text:p>
              </table:table-cell>
              <table:table-cell office:value-type="float" office:value="6554.52160000002">
                <text:p>6554.52160000002</text:p>
              </table:table-cell>
              <table:table-cell office:value-type="float" office:value="6464.00000000006">
                <text:p>6464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868">
                <text:p>2.868</text:p>
              </table:table-cell>
              <table:table-cell office:value-type="float" office:value="6580.45440000002">
                <text:p>6580.45440000002</text:p>
              </table:table-cell>
              <table:table-cell office:value-type="float" office:value="6476.80000000006">
                <text:p>6476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872">
                <text:p>2.872</text:p>
              </table:table-cell>
              <table:table-cell office:value-type="float" office:value="6606.43840000003">
                <text:p>6606.43840000003</text:p>
              </table:table-cell>
              <table:table-cell office:value-type="float" office:value="6489.60000000006">
                <text:p>6489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876">
                <text:p>2.876</text:p>
              </table:table-cell>
              <table:table-cell office:value-type="float" office:value="6632.47360000003">
                <text:p>6632.47360000003</text:p>
              </table:table-cell>
              <table:table-cell office:value-type="float" office:value="6502.40000000006">
                <text:p>6502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88">
                <text:p>2.88</text:p>
              </table:table-cell>
              <table:table-cell office:value-type="float" office:value="6658.56000000003">
                <text:p>6658.56000000003</text:p>
              </table:table-cell>
              <table:table-cell office:value-type="float" office:value="6515.20000000006">
                <text:p>6515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884">
                <text:p>2.884</text:p>
              </table:table-cell>
              <table:table-cell office:value-type="float" office:value="6684.69760000002">
                <text:p>6684.69760000002</text:p>
              </table:table-cell>
              <table:table-cell office:value-type="float" office:value="6528.00000000006">
                <text:p>6528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888">
                <text:p>2.888</text:p>
              </table:table-cell>
              <table:table-cell office:value-type="float" office:value="6710.88640000002">
                <text:p>6710.88640000002</text:p>
              </table:table-cell>
              <table:table-cell office:value-type="float" office:value="6540.80000000006">
                <text:p>6540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892">
                <text:p>2.892</text:p>
              </table:table-cell>
              <table:table-cell office:value-type="float" office:value="6737.12640000003">
                <text:p>6737.12640000003</text:p>
              </table:table-cell>
              <table:table-cell office:value-type="float" office:value="6553.60000000006">
                <text:p>6553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896">
                <text:p>2.896</text:p>
              </table:table-cell>
              <table:table-cell office:value-type="float" office:value="6763.41760000003">
                <text:p>6763.41760000003</text:p>
              </table:table-cell>
              <table:table-cell office:value-type="float" office:value="6566.40000000006">
                <text:p>6566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9">
                <text:p>2.9</text:p>
              </table:table-cell>
              <table:table-cell office:value-type="float" office:value="6789.76000000003">
                <text:p>6789.76000000003</text:p>
              </table:table-cell>
              <table:table-cell office:value-type="float" office:value="6579.20000000006">
                <text:p>6579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904">
                <text:p>2.904</text:p>
              </table:table-cell>
              <table:table-cell office:value-type="float" office:value="6816.15360000003">
                <text:p>6816.15360000003</text:p>
              </table:table-cell>
              <table:table-cell office:value-type="float" office:value="6592.00000000006">
                <text:p>6592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908">
                <text:p>2.908</text:p>
              </table:table-cell>
              <table:table-cell office:value-type="float" office:value="6842.59840000003">
                <text:p>6842.59840000003</text:p>
              </table:table-cell>
              <table:table-cell office:value-type="float" office:value="6604.80000000006">
                <text:p>6604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912">
                <text:p>2.912</text:p>
              </table:table-cell>
              <table:table-cell office:value-type="float" office:value="6869.09440000003">
                <text:p>6869.09440000003</text:p>
              </table:table-cell>
              <table:table-cell office:value-type="float" office:value="6617.60000000006">
                <text:p>6617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916">
                <text:p>2.916</text:p>
              </table:table-cell>
              <table:table-cell office:value-type="float" office:value="6895.64160000003">
                <text:p>6895.64160000003</text:p>
              </table:table-cell>
              <table:table-cell office:value-type="float" office:value="6630.40000000006">
                <text:p>6630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92">
                <text:p>2.92</text:p>
              </table:table-cell>
              <table:table-cell office:value-type="float" office:value="6922.24000000003">
                <text:p>6922.24000000003</text:p>
              </table:table-cell>
              <table:table-cell office:value-type="float" office:value="6643.20000000006">
                <text:p>6643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924">
                <text:p>2.924</text:p>
              </table:table-cell>
              <table:table-cell office:value-type="float" office:value="6948.88960000003">
                <text:p>6948.88960000003</text:p>
              </table:table-cell>
              <table:table-cell office:value-type="float" office:value="6656.00000000006">
                <text:p>6656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928">
                <text:p>2.928</text:p>
              </table:table-cell>
              <table:table-cell office:value-type="float" office:value="6975.59040000003">
                <text:p>6975.59040000003</text:p>
              </table:table-cell>
              <table:table-cell office:value-type="float" office:value="6668.80000000006">
                <text:p>6668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932">
                <text:p>2.932</text:p>
              </table:table-cell>
              <table:table-cell office:value-type="float" office:value="7002.34240000003">
                <text:p>7002.34240000003</text:p>
              </table:table-cell>
              <table:table-cell office:value-type="float" office:value="6681.60000000006">
                <text:p>6681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936">
                <text:p>2.936</text:p>
              </table:table-cell>
              <table:table-cell office:value-type="float" office:value="7029.14560000003">
                <text:p>7029.14560000003</text:p>
              </table:table-cell>
              <table:table-cell office:value-type="float" office:value="6694.40000000006">
                <text:p>6694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94">
                <text:p>2.94</text:p>
              </table:table-cell>
              <table:table-cell office:value-type="float" office:value="7056.00000000003">
                <text:p>7056.00000000003</text:p>
              </table:table-cell>
              <table:table-cell office:value-type="float" office:value="6707.20000000006">
                <text:p>6707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944">
                <text:p>2.944</text:p>
              </table:table-cell>
              <table:table-cell office:value-type="float" office:value="7082.90560000003">
                <text:p>7082.90560000003</text:p>
              </table:table-cell>
              <table:table-cell office:value-type="float" office:value="6720.00000000006">
                <text:p>6720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948">
                <text:p>2.948</text:p>
              </table:table-cell>
              <table:table-cell office:value-type="float" office:value="7109.86240000003">
                <text:p>7109.86240000003</text:p>
              </table:table-cell>
              <table:table-cell office:value-type="float" office:value="6732.80000000006">
                <text:p>6732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952">
                <text:p>2.952</text:p>
              </table:table-cell>
              <table:table-cell office:value-type="float" office:value="7136.87040000003">
                <text:p>7136.87040000003</text:p>
              </table:table-cell>
              <table:table-cell office:value-type="float" office:value="6745.60000000006">
                <text:p>6745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956">
                <text:p>2.956</text:p>
              </table:table-cell>
              <table:table-cell office:value-type="float" office:value="7163.92960000003">
                <text:p>7163.92960000003</text:p>
              </table:table-cell>
              <table:table-cell office:value-type="float" office:value="6758.40000000006">
                <text:p>6758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96">
                <text:p>2.96</text:p>
              </table:table-cell>
              <table:table-cell office:value-type="float" office:value="7191.04000000003">
                <text:p>7191.04000000003</text:p>
              </table:table-cell>
              <table:table-cell office:value-type="float" office:value="6771.20000000006">
                <text:p>6771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964">
                <text:p>2.964</text:p>
              </table:table-cell>
              <table:table-cell office:value-type="float" office:value="7218.20160000003">
                <text:p>7218.20160000003</text:p>
              </table:table-cell>
              <table:table-cell office:value-type="float" office:value="6784.00000000006">
                <text:p>6784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968">
                <text:p>2.968</text:p>
              </table:table-cell>
              <table:table-cell office:value-type="float" office:value="7245.41440000003">
                <text:p>7245.41440000003</text:p>
              </table:table-cell>
              <table:table-cell office:value-type="float" office:value="6796.80000000006">
                <text:p>6796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972">
                <text:p>2.972</text:p>
              </table:table-cell>
              <table:table-cell office:value-type="float" office:value="7272.67840000003">
                <text:p>7272.67840000003</text:p>
              </table:table-cell>
              <table:table-cell office:value-type="float" office:value="6809.60000000006">
                <text:p>6809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976">
                <text:p>2.976</text:p>
              </table:table-cell>
              <table:table-cell office:value-type="float" office:value="7299.99360000003">
                <text:p>7299.99360000003</text:p>
              </table:table-cell>
              <table:table-cell office:value-type="float" office:value="6822.40000000006">
                <text:p>6822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98">
                <text:p>2.98</text:p>
              </table:table-cell>
              <table:table-cell office:value-type="float" office:value="7327.36000000003">
                <text:p>7327.36000000003</text:p>
              </table:table-cell>
              <table:table-cell office:value-type="float" office:value="6835.20000000006">
                <text:p>6835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984">
                <text:p>2.984</text:p>
              </table:table-cell>
              <table:table-cell office:value-type="float" office:value="7354.77760000003">
                <text:p>7354.77760000003</text:p>
              </table:table-cell>
              <table:table-cell office:value-type="float" office:value="6848.00000000006">
                <text:p>6848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988">
                <text:p>2.988</text:p>
              </table:table-cell>
              <table:table-cell office:value-type="float" office:value="7382.24640000003">
                <text:p>7382.24640000003</text:p>
              </table:table-cell>
              <table:table-cell office:value-type="float" office:value="6860.80000000006">
                <text:p>6860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992">
                <text:p>2.992</text:p>
              </table:table-cell>
              <table:table-cell office:value-type="float" office:value="7409.76640000003">
                <text:p>7409.76640000003</text:p>
              </table:table-cell>
              <table:table-cell office:value-type="float" office:value="6873.60000000006">
                <text:p>6873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996">
                <text:p>2.996</text:p>
              </table:table-cell>
              <table:table-cell office:value-type="float" office:value="7437.33760000003">
                <text:p>7437.33760000003</text:p>
              </table:table-cell>
              <table:table-cell office:value-type="float" office:value="6886.40000000006">
                <text:p>6886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">
                <text:p>3</text:p>
              </table:table-cell>
              <table:table-cell office:value-type="float" office:value="7464.96000000003">
                <text:p>7464.96000000003</text:p>
              </table:table-cell>
              <table:table-cell office:value-type="float" office:value="6899.20000000006">
                <text:p>6899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004">
                <text:p>3.004</text:p>
              </table:table-cell>
              <table:table-cell office:value-type="float" office:value="7492.63360000003">
                <text:p>7492.63360000003</text:p>
              </table:table-cell>
              <table:table-cell office:value-type="float" office:value="6912.00000000006">
                <text:p>6912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008">
                <text:p>3.008</text:p>
              </table:table-cell>
              <table:table-cell office:value-type="float" office:value="7520.35840000003">
                <text:p>7520.35840000003</text:p>
              </table:table-cell>
              <table:table-cell office:value-type="float" office:value="6924.80000000006">
                <text:p>6924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012">
                <text:p>3.012</text:p>
              </table:table-cell>
              <table:table-cell office:value-type="float" office:value="7548.13440000003">
                <text:p>7548.13440000003</text:p>
              </table:table-cell>
              <table:table-cell office:value-type="float" office:value="6937.60000000006">
                <text:p>6937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016">
                <text:p>3.016</text:p>
              </table:table-cell>
              <table:table-cell office:value-type="float" office:value="7575.96160000003">
                <text:p>7575.96160000003</text:p>
              </table:table-cell>
              <table:table-cell office:value-type="float" office:value="6950.40000000006">
                <text:p>6950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02">
                <text:p>3.02</text:p>
              </table:table-cell>
              <table:table-cell office:value-type="float" office:value="7603.84000000003">
                <text:p>7603.84000000003</text:p>
              </table:table-cell>
              <table:table-cell office:value-type="float" office:value="6963.20000000006">
                <text:p>6963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024">
                <text:p>3.024</text:p>
              </table:table-cell>
              <table:table-cell office:value-type="float" office:value="7631.76960000003">
                <text:p>7631.76960000003</text:p>
              </table:table-cell>
              <table:table-cell office:value-type="float" office:value="6976.00000000006">
                <text:p>6976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028">
                <text:p>3.028</text:p>
              </table:table-cell>
              <table:table-cell office:value-type="float" office:value="7659.75040000003">
                <text:p>7659.75040000003</text:p>
              </table:table-cell>
              <table:table-cell office:value-type="float" office:value="6988.80000000006">
                <text:p>6988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032">
                <text:p>3.032</text:p>
              </table:table-cell>
              <table:table-cell office:value-type="float" office:value="7687.78240000003">
                <text:p>7687.78240000003</text:p>
              </table:table-cell>
              <table:table-cell office:value-type="float" office:value="7001.60000000006">
                <text:p>7001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036">
                <text:p>3.036</text:p>
              </table:table-cell>
              <table:table-cell office:value-type="float" office:value="7715.86560000003">
                <text:p>7715.86560000003</text:p>
              </table:table-cell>
              <table:table-cell office:value-type="float" office:value="7014.40000000006">
                <text:p>7014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04">
                <text:p>3.04</text:p>
              </table:table-cell>
              <table:table-cell office:value-type="float" office:value="7744.00000000003">
                <text:p>7744.00000000003</text:p>
              </table:table-cell>
              <table:table-cell office:value-type="float" office:value="7027.20000000006">
                <text:p>7027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044">
                <text:p>3.044</text:p>
              </table:table-cell>
              <table:table-cell office:value-type="float" office:value="7772.18560000003">
                <text:p>7772.18560000003</text:p>
              </table:table-cell>
              <table:table-cell office:value-type="float" office:value="7040.00000000007">
                <text:p>7040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048">
                <text:p>3.048</text:p>
              </table:table-cell>
              <table:table-cell office:value-type="float" office:value="7800.42240000003">
                <text:p>7800.42240000003</text:p>
              </table:table-cell>
              <table:table-cell office:value-type="float" office:value="7052.80000000006">
                <text:p>7052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052">
                <text:p>3.052</text:p>
              </table:table-cell>
              <table:table-cell office:value-type="float" office:value="7828.71040000003">
                <text:p>7828.71040000003</text:p>
              </table:table-cell>
              <table:table-cell office:value-type="float" office:value="7065.60000000007">
                <text:p>7065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056">
                <text:p>3.056</text:p>
              </table:table-cell>
              <table:table-cell office:value-type="float" office:value="7857.04960000003">
                <text:p>7857.04960000003</text:p>
              </table:table-cell>
              <table:table-cell office:value-type="float" office:value="7078.40000000007">
                <text:p>7078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06">
                <text:p>3.06</text:p>
              </table:table-cell>
              <table:table-cell office:value-type="float" office:value="7885.44000000003">
                <text:p>7885.44000000003</text:p>
              </table:table-cell>
              <table:table-cell office:value-type="float" office:value="7091.20000000007">
                <text:p>7091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064">
                <text:p>3.064</text:p>
              </table:table-cell>
              <table:table-cell office:value-type="float" office:value="7913.88160000003">
                <text:p>7913.88160000003</text:p>
              </table:table-cell>
              <table:table-cell office:value-type="float" office:value="7104.00000000007">
                <text:p>7104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068">
                <text:p>3.068</text:p>
              </table:table-cell>
              <table:table-cell office:value-type="float" office:value="7942.37440000003">
                <text:p>7942.37440000003</text:p>
              </table:table-cell>
              <table:table-cell office:value-type="float" office:value="7116.80000000007">
                <text:p>7116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072">
                <text:p>3.072</text:p>
              </table:table-cell>
              <table:table-cell office:value-type="float" office:value="7970.91840000003">
                <text:p>7970.91840000003</text:p>
              </table:table-cell>
              <table:table-cell office:value-type="float" office:value="7129.60000000007">
                <text:p>7129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076">
                <text:p>3.076</text:p>
              </table:table-cell>
              <table:table-cell office:value-type="float" office:value="7999.51360000004">
                <text:p>7999.51360000004</text:p>
              </table:table-cell>
              <table:table-cell office:value-type="float" office:value="7142.40000000007">
                <text:p>7142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08">
                <text:p>3.08</text:p>
              </table:table-cell>
              <table:table-cell office:value-type="float" office:value="8028.16000000004">
                <text:p>8028.16000000004</text:p>
              </table:table-cell>
              <table:table-cell office:value-type="float" office:value="7155.20000000007">
                <text:p>7155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084">
                <text:p>3.084</text:p>
              </table:table-cell>
              <table:table-cell office:value-type="float" office:value="8056.85760000004">
                <text:p>8056.85760000004</text:p>
              </table:table-cell>
              <table:table-cell office:value-type="float" office:value="7168.00000000007">
                <text:p>7168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088">
                <text:p>3.088</text:p>
              </table:table-cell>
              <table:table-cell office:value-type="float" office:value="8085.60640000004">
                <text:p>8085.60640000004</text:p>
              </table:table-cell>
              <table:table-cell office:value-type="float" office:value="7180.80000000007">
                <text:p>7180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092">
                <text:p>3.092</text:p>
              </table:table-cell>
              <table:table-cell office:value-type="float" office:value="8114.40640000004">
                <text:p>8114.40640000004</text:p>
              </table:table-cell>
              <table:table-cell office:value-type="float" office:value="7193.60000000007">
                <text:p>7193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096">
                <text:p>3.096</text:p>
              </table:table-cell>
              <table:table-cell office:value-type="float" office:value="8143.25760000004">
                <text:p>8143.25760000004</text:p>
              </table:table-cell>
              <table:table-cell office:value-type="float" office:value="7206.40000000007">
                <text:p>7206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1">
                <text:p>3.1</text:p>
              </table:table-cell>
              <table:table-cell office:value-type="float" office:value="8172.16000000004">
                <text:p>8172.16000000004</text:p>
              </table:table-cell>
              <table:table-cell office:value-type="float" office:value="7219.20000000007">
                <text:p>7219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104">
                <text:p>3.104</text:p>
              </table:table-cell>
              <table:table-cell office:value-type="float" office:value="8201.11360000004">
                <text:p>8201.11360000004</text:p>
              </table:table-cell>
              <table:table-cell office:value-type="float" office:value="7232.00000000007">
                <text:p>7232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108">
                <text:p>3.108</text:p>
              </table:table-cell>
              <table:table-cell office:value-type="float" office:value="8230.11840000004">
                <text:p>8230.11840000004</text:p>
              </table:table-cell>
              <table:table-cell office:value-type="float" office:value="7244.80000000007">
                <text:p>7244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112">
                <text:p>3.112</text:p>
              </table:table-cell>
              <table:table-cell office:value-type="float" office:value="8259.17440000004">
                <text:p>8259.17440000004</text:p>
              </table:table-cell>
              <table:table-cell office:value-type="float" office:value="7257.60000000007">
                <text:p>7257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116">
                <text:p>3.116</text:p>
              </table:table-cell>
              <table:table-cell office:value-type="float" office:value="8288.28160000004">
                <text:p>8288.28160000004</text:p>
              </table:table-cell>
              <table:table-cell office:value-type="float" office:value="7270.40000000007">
                <text:p>7270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12">
                <text:p>3.12</text:p>
              </table:table-cell>
              <table:table-cell office:value-type="float" office:value="8317.44000000004">
                <text:p>8317.44000000004</text:p>
              </table:table-cell>
              <table:table-cell office:value-type="float" office:value="7283.20000000007">
                <text:p>7283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124">
                <text:p>3.124</text:p>
              </table:table-cell>
              <table:table-cell office:value-type="float" office:value="8346.64960000004">
                <text:p>8346.64960000004</text:p>
              </table:table-cell>
              <table:table-cell office:value-type="float" office:value="7296.00000000007">
                <text:p>7296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128">
                <text:p>3.128</text:p>
              </table:table-cell>
              <table:table-cell office:value-type="float" office:value="8375.91040000004">
                <text:p>8375.91040000004</text:p>
              </table:table-cell>
              <table:table-cell office:value-type="float" office:value="7308.80000000007">
                <text:p>7308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132">
                <text:p>3.132</text:p>
              </table:table-cell>
              <table:table-cell office:value-type="float" office:value="8405.22240000004">
                <text:p>8405.22240000004</text:p>
              </table:table-cell>
              <table:table-cell office:value-type="float" office:value="7321.60000000007">
                <text:p>7321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136">
                <text:p>3.136</text:p>
              </table:table-cell>
              <table:table-cell office:value-type="float" office:value="8434.58560000005">
                <text:p>8434.58560000005</text:p>
              </table:table-cell>
              <table:table-cell office:value-type="float" office:value="7334.40000000007">
                <text:p>7334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14">
                <text:p>3.14</text:p>
              </table:table-cell>
              <table:table-cell office:value-type="float" office:value="8464.00000000005">
                <text:p>8464.00000000005</text:p>
              </table:table-cell>
              <table:table-cell office:value-type="float" office:value="7347.20000000007">
                <text:p>7347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144">
                <text:p>3.144</text:p>
              </table:table-cell>
              <table:table-cell office:value-type="float" office:value="8493.46560000005">
                <text:p>8493.46560000005</text:p>
              </table:table-cell>
              <table:table-cell office:value-type="float" office:value="7360.00000000007">
                <text:p>7360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148">
                <text:p>3.148</text:p>
              </table:table-cell>
              <table:table-cell office:value-type="float" office:value="8522.98240000005">
                <text:p>8522.98240000005</text:p>
              </table:table-cell>
              <table:table-cell office:value-type="float" office:value="7372.80000000007">
                <text:p>7372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152">
                <text:p>3.152</text:p>
              </table:table-cell>
              <table:table-cell office:value-type="float" office:value="8552.55040000005">
                <text:p>8552.55040000005</text:p>
              </table:table-cell>
              <table:table-cell office:value-type="float" office:value="7385.60000000007">
                <text:p>7385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156">
                <text:p>3.156</text:p>
              </table:table-cell>
              <table:table-cell office:value-type="float" office:value="8582.16960000005">
                <text:p>8582.16960000005</text:p>
              </table:table-cell>
              <table:table-cell office:value-type="float" office:value="7398.40000000007">
                <text:p>7398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16">
                <text:p>3.16</text:p>
              </table:table-cell>
              <table:table-cell office:value-type="float" office:value="8611.84000000005">
                <text:p>8611.84000000005</text:p>
              </table:table-cell>
              <table:table-cell office:value-type="float" office:value="7411.20000000007">
                <text:p>7411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164">
                <text:p>3.164</text:p>
              </table:table-cell>
              <table:table-cell office:value-type="float" office:value="8641.56160000005">
                <text:p>8641.56160000005</text:p>
              </table:table-cell>
              <table:table-cell office:value-type="float" office:value="7424.00000000007">
                <text:p>7424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168">
                <text:p>3.168</text:p>
              </table:table-cell>
              <table:table-cell office:value-type="float" office:value="8671.33440000005">
                <text:p>8671.33440000005</text:p>
              </table:table-cell>
              <table:table-cell office:value-type="float" office:value="7436.80000000007">
                <text:p>7436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172">
                <text:p>3.172</text:p>
              </table:table-cell>
              <table:table-cell office:value-type="float" office:value="8701.15840000006">
                <text:p>8701.15840000006</text:p>
              </table:table-cell>
              <table:table-cell office:value-type="float" office:value="7449.60000000007">
                <text:p>7449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176">
                <text:p>3.176</text:p>
              </table:table-cell>
              <table:table-cell office:value-type="float" office:value="8731.03360000006">
                <text:p>8731.03360000006</text:p>
              </table:table-cell>
              <table:table-cell office:value-type="float" office:value="7462.40000000007">
                <text:p>7462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18">
                <text:p>3.18</text:p>
              </table:table-cell>
              <table:table-cell office:value-type="float" office:value="8760.96000000006">
                <text:p>8760.96000000006</text:p>
              </table:table-cell>
              <table:table-cell office:value-type="float" office:value="7475.20000000007">
                <text:p>7475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184">
                <text:p>3.184</text:p>
              </table:table-cell>
              <table:table-cell office:value-type="float" office:value="8790.93760000006">
                <text:p>8790.93760000006</text:p>
              </table:table-cell>
              <table:table-cell office:value-type="float" office:value="7488.00000000007">
                <text:p>7488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188">
                <text:p>3.188</text:p>
              </table:table-cell>
              <table:table-cell office:value-type="float" office:value="8820.96640000006">
                <text:p>8820.96640000006</text:p>
              </table:table-cell>
              <table:table-cell office:value-type="float" office:value="7500.80000000007">
                <text:p>7500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192">
                <text:p>3.192</text:p>
              </table:table-cell>
              <table:table-cell office:value-type="float" office:value="8851.04640000006">
                <text:p>8851.04640000006</text:p>
              </table:table-cell>
              <table:table-cell office:value-type="float" office:value="7513.60000000007">
                <text:p>7513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196">
                <text:p>3.196</text:p>
              </table:table-cell>
              <table:table-cell office:value-type="float" office:value="8881.17760000006">
                <text:p>8881.17760000006</text:p>
              </table:table-cell>
              <table:table-cell office:value-type="float" office:value="7526.40000000007">
                <text:p>7526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2">
                <text:p>3.2</text:p>
              </table:table-cell>
              <table:table-cell office:value-type="float" office:value="8911.36000000006">
                <text:p>8911.36000000006</text:p>
              </table:table-cell>
              <table:table-cell office:value-type="float" office:value="7539.20000000007">
                <text:p>7539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204">
                <text:p>3.204</text:p>
              </table:table-cell>
              <table:table-cell office:value-type="float" office:value="8941.59360000007">
                <text:p>8941.59360000007</text:p>
              </table:table-cell>
              <table:table-cell office:value-type="float" office:value="7552.00000000007">
                <text:p>7552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208">
                <text:p>3.208</text:p>
              </table:table-cell>
              <table:table-cell office:value-type="float" office:value="8971.87840000007">
                <text:p>8971.87840000007</text:p>
              </table:table-cell>
              <table:table-cell office:value-type="float" office:value="7564.80000000007">
                <text:p>7564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212">
                <text:p>3.212</text:p>
              </table:table-cell>
              <table:table-cell office:value-type="float" office:value="9002.21440000007">
                <text:p>9002.21440000007</text:p>
              </table:table-cell>
              <table:table-cell office:value-type="float" office:value="7577.60000000007">
                <text:p>7577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216">
                <text:p>3.216</text:p>
              </table:table-cell>
              <table:table-cell office:value-type="float" office:value="9032.60160000007">
                <text:p>9032.60160000007</text:p>
              </table:table-cell>
              <table:table-cell office:value-type="float" office:value="7590.40000000007">
                <text:p>7590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22">
                <text:p>3.22</text:p>
              </table:table-cell>
              <table:table-cell office:value-type="float" office:value="9063.04000000007">
                <text:p>9063.04000000007</text:p>
              </table:table-cell>
              <table:table-cell office:value-type="float" office:value="7603.20000000007">
                <text:p>7603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224">
                <text:p>3.224</text:p>
              </table:table-cell>
              <table:table-cell office:value-type="float" office:value="9093.52960000007">
                <text:p>9093.52960000007</text:p>
              </table:table-cell>
              <table:table-cell office:value-type="float" office:value="7616.00000000007">
                <text:p>7616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228">
                <text:p>3.228</text:p>
              </table:table-cell>
              <table:table-cell office:value-type="float" office:value="9124.07040000007">
                <text:p>9124.07040000007</text:p>
              </table:table-cell>
              <table:table-cell office:value-type="float" office:value="7628.80000000007">
                <text:p>7628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232">
                <text:p>3.232</text:p>
              </table:table-cell>
              <table:table-cell office:value-type="float" office:value="9154.66240000007">
                <text:p>9154.66240000007</text:p>
              </table:table-cell>
              <table:table-cell office:value-type="float" office:value="7641.60000000007">
                <text:p>7641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236">
                <text:p>3.236</text:p>
              </table:table-cell>
              <table:table-cell office:value-type="float" office:value="9185.30560000007">
                <text:p>9185.30560000007</text:p>
              </table:table-cell>
              <table:table-cell office:value-type="float" office:value="7654.40000000007">
                <text:p>7654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24">
                <text:p>3.24</text:p>
              </table:table-cell>
              <table:table-cell office:value-type="float" office:value="9216.00000000007">
                <text:p>9216.00000000007</text:p>
              </table:table-cell>
              <table:table-cell office:value-type="float" office:value="7667.20000000007">
                <text:p>7667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244">
                <text:p>3.244</text:p>
              </table:table-cell>
              <table:table-cell office:value-type="float" office:value="9246.74560000008">
                <text:p>9246.74560000008</text:p>
              </table:table-cell>
              <table:table-cell office:value-type="float" office:value="7680.00000000007">
                <text:p>7680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248">
                <text:p>3.248</text:p>
              </table:table-cell>
              <table:table-cell office:value-type="float" office:value="9277.54240000008">
                <text:p>9277.54240000008</text:p>
              </table:table-cell>
              <table:table-cell office:value-type="float" office:value="7692.80000000007">
                <text:p>7692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252">
                <text:p>3.252</text:p>
              </table:table-cell>
              <table:table-cell office:value-type="float" office:value="9308.39040000008">
                <text:p>9308.39040000008</text:p>
              </table:table-cell>
              <table:table-cell office:value-type="float" office:value="7705.60000000007">
                <text:p>7705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256">
                <text:p>3.256</text:p>
              </table:table-cell>
              <table:table-cell office:value-type="float" office:value="9339.28960000008">
                <text:p>9339.28960000008</text:p>
              </table:table-cell>
              <table:table-cell office:value-type="float" office:value="7718.40000000007">
                <text:p>7718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26">
                <text:p>3.26</text:p>
              </table:table-cell>
              <table:table-cell office:value-type="float" office:value="9370.24000000008">
                <text:p>9370.24000000008</text:p>
              </table:table-cell>
              <table:table-cell office:value-type="float" office:value="7731.20000000007">
                <text:p>7731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264">
                <text:p>3.264</text:p>
              </table:table-cell>
              <table:table-cell office:value-type="float" office:value="9401.24160000008">
                <text:p>9401.24160000008</text:p>
              </table:table-cell>
              <table:table-cell office:value-type="float" office:value="7744.00000000007">
                <text:p>7744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268">
                <text:p>3.268</text:p>
              </table:table-cell>
              <table:table-cell office:value-type="float" office:value="9432.29440000009">
                <text:p>9432.29440000009</text:p>
              </table:table-cell>
              <table:table-cell office:value-type="float" office:value="7756.80000000008">
                <text:p>7756.8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272">
                <text:p>3.272</text:p>
              </table:table-cell>
              <table:table-cell office:value-type="float" office:value="9463.39840000009">
                <text:p>9463.39840000009</text:p>
              </table:table-cell>
              <table:table-cell office:value-type="float" office:value="7769.60000000008">
                <text:p>7769.6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276">
                <text:p>3.276</text:p>
              </table:table-cell>
              <table:table-cell office:value-type="float" office:value="9494.55360000009">
                <text:p>9494.55360000009</text:p>
              </table:table-cell>
              <table:table-cell office:value-type="float" office:value="7782.40000000008">
                <text:p>7782.4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28">
                <text:p>3.28</text:p>
              </table:table-cell>
              <table:table-cell office:value-type="float" office:value="9525.76000000009">
                <text:p>9525.76000000009</text:p>
              </table:table-cell>
              <table:table-cell office:value-type="float" office:value="7795.20000000008">
                <text:p>7795.2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284">
                <text:p>3.284</text:p>
              </table:table-cell>
              <table:table-cell office:value-type="float" office:value="9557.01760000009">
                <text:p>9557.01760000009</text:p>
              </table:table-cell>
              <table:table-cell office:value-type="float" office:value="7808.00000000008">
                <text:p>7808.0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288">
                <text:p>3.288</text:p>
              </table:table-cell>
              <table:table-cell office:value-type="float" office:value="9588.32640000009">
                <text:p>9588.32640000009</text:p>
              </table:table-cell>
              <table:table-cell office:value-type="float" office:value="7820.80000000008">
                <text:p>7820.8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292">
                <text:p>3.292</text:p>
              </table:table-cell>
              <table:table-cell office:value-type="float" office:value="9619.68640000009">
                <text:p>9619.68640000009</text:p>
              </table:table-cell>
              <table:table-cell office:value-type="float" office:value="7833.60000000008">
                <text:p>7833.6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296">
                <text:p>3.296</text:p>
              </table:table-cell>
              <table:table-cell office:value-type="float" office:value="9651.09760000009">
                <text:p>9651.09760000009</text:p>
              </table:table-cell>
              <table:table-cell office:value-type="float" office:value="7846.40000000008">
                <text:p>7846.4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3">
                <text:p>3.3</text:p>
              </table:table-cell>
              <table:table-cell office:value-type="float" office:value="9682.56000000009">
                <text:p>9682.56000000009</text:p>
              </table:table-cell>
              <table:table-cell office:value-type="float" office:value="7859.20000000008">
                <text:p>7859.2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304">
                <text:p>3.304</text:p>
              </table:table-cell>
              <table:table-cell office:value-type="float" office:value="9714.07360000009">
                <text:p>9714.07360000009</text:p>
              </table:table-cell>
              <table:table-cell office:value-type="float" office:value="7872.00000000008">
                <text:p>7872.0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308">
                <text:p>3.308</text:p>
              </table:table-cell>
              <table:table-cell office:value-type="float" office:value="9745.6384000001">
                <text:p>9745.6384000001</text:p>
              </table:table-cell>
              <table:table-cell office:value-type="float" office:value="7884.80000000008">
                <text:p>7884.8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312">
                <text:p>3.312</text:p>
              </table:table-cell>
              <table:table-cell office:value-type="float" office:value="9777.2544000001">
                <text:p>9777.2544000001</text:p>
              </table:table-cell>
              <table:table-cell office:value-type="float" office:value="7897.60000000008">
                <text:p>7897.6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316">
                <text:p>3.316</text:p>
              </table:table-cell>
              <table:table-cell office:value-type="float" office:value="9808.9216000001">
                <text:p>9808.9216000001</text:p>
              </table:table-cell>
              <table:table-cell office:value-type="float" office:value="7910.40000000008">
                <text:p>7910.4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32">
                <text:p>3.32</text:p>
              </table:table-cell>
              <table:table-cell office:value-type="float" office:value="9840.6400000001">
                <text:p>9840.6400000001</text:p>
              </table:table-cell>
              <table:table-cell office:value-type="float" office:value="7923.20000000008">
                <text:p>7923.2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324">
                <text:p>3.324</text:p>
              </table:table-cell>
              <table:table-cell office:value-type="float" office:value="9872.4096000001">
                <text:p>9872.4096000001</text:p>
              </table:table-cell>
              <table:table-cell office:value-type="float" office:value="7936.00000000008">
                <text:p>7936.0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328">
                <text:p>3.328</text:p>
              </table:table-cell>
              <table:table-cell office:value-type="float" office:value="9904.2304000001">
                <text:p>9904.2304000001</text:p>
              </table:table-cell>
              <table:table-cell office:value-type="float" office:value="7948.80000000008">
                <text:p>7948.8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332">
                <text:p>3.332</text:p>
              </table:table-cell>
              <table:table-cell office:value-type="float" office:value="9936.1024000001">
                <text:p>9936.1024000001</text:p>
              </table:table-cell>
              <table:table-cell office:value-type="float" office:value="7961.60000000008">
                <text:p>7961.6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336">
                <text:p>3.336</text:p>
              </table:table-cell>
              <table:table-cell office:value-type="float" office:value="9968.0256000001">
                <text:p>9968.0256000001</text:p>
              </table:table-cell>
              <table:table-cell office:value-type="float" office:value="7974.40000000008">
                <text:p>7974.4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34">
                <text:p>3.34</text:p>
              </table:table-cell>
              <table:table-cell office:value-type="float" office:value="10000.0000000001">
                <text:p>10000.0000000001</text:p>
              </table:table-cell>
              <table:table-cell office:value-type="float" office:value="7987.20000000008">
                <text:p>7987.2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344">
                <text:p>3.344</text:p>
              </table:table-cell>
              <table:table-cell office:value-type="float" office:value="10032.0256000001">
                <text:p>10032.0256000001</text:p>
              </table:table-cell>
              <table:table-cell office:value-type="float" office:value="8000.00000000008">
                <text:p>8000.0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348">
                <text:p>3.348</text:p>
              </table:table-cell>
              <table:table-cell office:value-type="float" office:value="10064.1024000001">
                <text:p>10064.1024000001</text:p>
              </table:table-cell>
              <table:table-cell office:value-type="float" office:value="8012.80000000008">
                <text:p>8012.8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352">
                <text:p>3.352</text:p>
              </table:table-cell>
              <table:table-cell office:value-type="float" office:value="10096.2304000001">
                <text:p>10096.2304000001</text:p>
              </table:table-cell>
              <table:table-cell office:value-type="float" office:value="8025.60000000008">
                <text:p>8025.6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356">
                <text:p>3.356</text:p>
              </table:table-cell>
              <table:table-cell office:value-type="float" office:value="10128.4096000001">
                <text:p>10128.4096000001</text:p>
              </table:table-cell>
              <table:table-cell office:value-type="float" office:value="8038.40000000008">
                <text:p>8038.4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36">
                <text:p>3.36</text:p>
              </table:table-cell>
              <table:table-cell office:value-type="float" office:value="10160.6400000001">
                <text:p>10160.6400000001</text:p>
              </table:table-cell>
              <table:table-cell office:value-type="float" office:value="8051.20000000008">
                <text:p>8051.2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364">
                <text:p>3.364</text:p>
              </table:table-cell>
              <table:table-cell office:value-type="float" office:value="10192.9216000001">
                <text:p>10192.9216000001</text:p>
              </table:table-cell>
              <table:table-cell office:value-type="float" office:value="8064.00000000008">
                <text:p>8064.0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368">
                <text:p>3.368</text:p>
              </table:table-cell>
              <table:table-cell office:value-type="float" office:value="10225.2544000001">
                <text:p>10225.2544000001</text:p>
              </table:table-cell>
              <table:table-cell office:value-type="float" office:value="8076.80000000008">
                <text:p>8076.8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372">
                <text:p>3.372</text:p>
              </table:table-cell>
              <table:table-cell office:value-type="float" office:value="10257.6384000001">
                <text:p>10257.6384000001</text:p>
              </table:table-cell>
              <table:table-cell office:value-type="float" office:value="8089.60000000008">
                <text:p>8089.6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376">
                <text:p>3.376</text:p>
              </table:table-cell>
              <table:table-cell office:value-type="float" office:value="10290.0736000001">
                <text:p>10290.0736000001</text:p>
              </table:table-cell>
              <table:table-cell office:value-type="float" office:value="8102.40000000008">
                <text:p>8102.4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38">
                <text:p>3.38</text:p>
              </table:table-cell>
              <table:table-cell office:value-type="float" office:value="10322.5600000001">
                <text:p>10322.5600000001</text:p>
              </table:table-cell>
              <table:table-cell office:value-type="float" office:value="8115.20000000008">
                <text:p>8115.2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384">
                <text:p>3.384</text:p>
              </table:table-cell>
              <table:table-cell office:value-type="float" office:value="10355.0976000001">
                <text:p>10355.0976000001</text:p>
              </table:table-cell>
              <table:table-cell office:value-type="float" office:value="8128.00000000008">
                <text:p>8128.0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388">
                <text:p>3.388</text:p>
              </table:table-cell>
              <table:table-cell office:value-type="float" office:value="10387.6864000001">
                <text:p>10387.6864000001</text:p>
              </table:table-cell>
              <table:table-cell office:value-type="float" office:value="8140.80000000008">
                <text:p>8140.8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392">
                <text:p>3.392</text:p>
              </table:table-cell>
              <table:table-cell office:value-type="float" office:value="10420.3264000001">
                <text:p>10420.3264000001</text:p>
              </table:table-cell>
              <table:table-cell office:value-type="float" office:value="8153.60000000008">
                <text:p>8153.6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396">
                <text:p>3.396</text:p>
              </table:table-cell>
              <table:table-cell office:value-type="float" office:value="10453.0176000001">
                <text:p>10453.0176000001</text:p>
              </table:table-cell>
              <table:table-cell office:value-type="float" office:value="8166.40000000008">
                <text:p>8166.4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4">
                <text:p>3.4</text:p>
              </table:table-cell>
              <table:table-cell office:value-type="float" office:value="10485.7600000001">
                <text:p>10485.7600000001</text:p>
              </table:table-cell>
              <table:table-cell office:value-type="float" office:value="8179.20000000008">
                <text:p>8179.2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404">
                <text:p>3.404</text:p>
              </table:table-cell>
              <table:table-cell office:value-type="float" office:value="10518.5536000001">
                <text:p>10518.5536000001</text:p>
              </table:table-cell>
              <table:table-cell office:value-type="float" office:value="8192.00000000008">
                <text:p>8192.0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408">
                <text:p>3.408</text:p>
              </table:table-cell>
              <table:table-cell office:value-type="float" office:value="10551.3984000001">
                <text:p>10551.3984000001</text:p>
              </table:table-cell>
              <table:table-cell office:value-type="float" office:value="8204.80000000008">
                <text:p>8204.8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412">
                <text:p>3.412</text:p>
              </table:table-cell>
              <table:table-cell office:value-type="float" office:value="10584.2944000001">
                <text:p>10584.2944000001</text:p>
              </table:table-cell>
              <table:table-cell office:value-type="float" office:value="8217.60000000008">
                <text:p>8217.6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416">
                <text:p>3.416</text:p>
              </table:table-cell>
              <table:table-cell office:value-type="float" office:value="10617.2416000001">
                <text:p>10617.2416000001</text:p>
              </table:table-cell>
              <table:table-cell office:value-type="float" office:value="8230.40000000008">
                <text:p>8230.4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42">
                <text:p>3.42</text:p>
              </table:table-cell>
              <table:table-cell office:value-type="float" office:value="10650.2400000001">
                <text:p>10650.2400000001</text:p>
              </table:table-cell>
              <table:table-cell office:value-type="float" office:value="8243.20000000008">
                <text:p>8243.2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424">
                <text:p>3.424</text:p>
              </table:table-cell>
              <table:table-cell office:value-type="float" office:value="10683.2896000001">
                <text:p>10683.2896000001</text:p>
              </table:table-cell>
              <table:table-cell office:value-type="float" office:value="8256.00000000008">
                <text:p>8256.0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428">
                <text:p>3.428</text:p>
              </table:table-cell>
              <table:table-cell office:value-type="float" office:value="10716.3904000001">
                <text:p>10716.3904000001</text:p>
              </table:table-cell>
              <table:table-cell office:value-type="float" office:value="8268.80000000008">
                <text:p>8268.8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432">
                <text:p>3.432</text:p>
              </table:table-cell>
              <table:table-cell office:value-type="float" office:value="10749.5424000001">
                <text:p>10749.5424000001</text:p>
              </table:table-cell>
              <table:table-cell office:value-type="float" office:value="8281.60000000008">
                <text:p>8281.6000000000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436">
                <text:p>3.436</text:p>
              </table:table-cell>
              <table:table-cell office:value-type="float" office:value="10782.7456000001">
                <text:p>10782.7456000001</text:p>
              </table:table-cell>
              <table:table-cell office:value-type="float" office:value="8294.40000000007">
                <text:p>8294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44">
                <text:p>3.44</text:p>
              </table:table-cell>
              <table:table-cell office:value-type="float" office:value="10816.0000000001">
                <text:p>10816.0000000001</text:p>
              </table:table-cell>
              <table:table-cell office:value-type="float" office:value="8307.20000000007">
                <text:p>8307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444">
                <text:p>3.444</text:p>
              </table:table-cell>
              <table:table-cell office:value-type="float" office:value="10849.3056000001">
                <text:p>10849.3056000001</text:p>
              </table:table-cell>
              <table:table-cell office:value-type="float" office:value="8320.00000000007">
                <text:p>8320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448">
                <text:p>3.448</text:p>
              </table:table-cell>
              <table:table-cell office:value-type="float" office:value="10882.6624000001">
                <text:p>10882.6624000001</text:p>
              </table:table-cell>
              <table:table-cell office:value-type="float" office:value="8332.80000000007">
                <text:p>8332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452">
                <text:p>3.452</text:p>
              </table:table-cell>
              <table:table-cell office:value-type="float" office:value="10916.0704000001">
                <text:p>10916.0704000001</text:p>
              </table:table-cell>
              <table:table-cell office:value-type="float" office:value="8345.60000000007">
                <text:p>8345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456">
                <text:p>3.456</text:p>
              </table:table-cell>
              <table:table-cell office:value-type="float" office:value="10949.5296000001">
                <text:p>10949.5296000001</text:p>
              </table:table-cell>
              <table:table-cell office:value-type="float" office:value="8358.40000000007">
                <text:p>8358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46">
                <text:p>3.46</text:p>
              </table:table-cell>
              <table:table-cell office:value-type="float" office:value="10983.0400000001">
                <text:p>10983.0400000001</text:p>
              </table:table-cell>
              <table:table-cell office:value-type="float" office:value="8371.20000000007">
                <text:p>8371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464">
                <text:p>3.464</text:p>
              </table:table-cell>
              <table:table-cell office:value-type="float" office:value="11016.6016000001">
                <text:p>11016.6016000001</text:p>
              </table:table-cell>
              <table:table-cell office:value-type="float" office:value="8384.00000000007">
                <text:p>8384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468">
                <text:p>3.468</text:p>
              </table:table-cell>
              <table:table-cell office:value-type="float" office:value="11050.2144000001">
                <text:p>11050.2144000001</text:p>
              </table:table-cell>
              <table:table-cell office:value-type="float" office:value="8396.80000000007">
                <text:p>8396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472">
                <text:p>3.472</text:p>
              </table:table-cell>
              <table:table-cell office:value-type="float" office:value="11083.8784000001">
                <text:p>11083.8784000001</text:p>
              </table:table-cell>
              <table:table-cell office:value-type="float" office:value="8409.60000000007">
                <text:p>8409.6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476">
                <text:p>3.476</text:p>
              </table:table-cell>
              <table:table-cell office:value-type="float" office:value="11117.5936000001">
                <text:p>11117.5936000001</text:p>
              </table:table-cell>
              <table:table-cell office:value-type="float" office:value="8422.40000000007">
                <text:p>8422.4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48">
                <text:p>3.48</text:p>
              </table:table-cell>
              <table:table-cell office:value-type="float" office:value="11151.3600000001">
                <text:p>11151.3600000001</text:p>
              </table:table-cell>
              <table:table-cell office:value-type="float" office:value="8435.20000000007">
                <text:p>8435.2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484">
                <text:p>3.484</text:p>
              </table:table-cell>
              <table:table-cell office:value-type="float" office:value="11185.1776000001">
                <text:p>11185.1776000001</text:p>
              </table:table-cell>
              <table:table-cell office:value-type="float" office:value="8448.00000000007">
                <text:p>8448.0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488">
                <text:p>3.488</text:p>
              </table:table-cell>
              <table:table-cell office:value-type="float" office:value="11219.0464000001">
                <text:p>11219.0464000001</text:p>
              </table:table-cell>
              <table:table-cell office:value-type="float" office:value="8460.80000000007">
                <text:p>8460.8000000000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492">
                <text:p>3.492</text:p>
              </table:table-cell>
              <table:table-cell office:value-type="float" office:value="11252.9664000001">
                <text:p>11252.9664000001</text:p>
              </table:table-cell>
              <table:table-cell office:value-type="float" office:value="8473.60000000006">
                <text:p>8473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496">
                <text:p>3.496</text:p>
              </table:table-cell>
              <table:table-cell office:value-type="float" office:value="11286.9376000002">
                <text:p>11286.9376000002</text:p>
              </table:table-cell>
              <table:table-cell office:value-type="float" office:value="8486.40000000006">
                <text:p>8486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5">
                <text:p>3.5</text:p>
              </table:table-cell>
              <table:table-cell office:value-type="float" office:value="11320.9600000002">
                <text:p>11320.9600000002</text:p>
              </table:table-cell>
              <table:table-cell office:value-type="float" office:value="8499.20000000006">
                <text:p>8499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504">
                <text:p>3.504</text:p>
              </table:table-cell>
              <table:table-cell office:value-type="float" office:value="11355.0336000002">
                <text:p>11355.0336000002</text:p>
              </table:table-cell>
              <table:table-cell office:value-type="float" office:value="8512.00000000006">
                <text:p>8512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508">
                <text:p>3.508</text:p>
              </table:table-cell>
              <table:table-cell office:value-type="float" office:value="11389.1584000002">
                <text:p>11389.1584000002</text:p>
              </table:table-cell>
              <table:table-cell office:value-type="float" office:value="8524.80000000006">
                <text:p>8524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512">
                <text:p>3.512</text:p>
              </table:table-cell>
              <table:table-cell office:value-type="float" office:value="11423.3344000002">
                <text:p>11423.3344000002</text:p>
              </table:table-cell>
              <table:table-cell office:value-type="float" office:value="8537.60000000006">
                <text:p>8537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516">
                <text:p>3.516</text:p>
              </table:table-cell>
              <table:table-cell office:value-type="float" office:value="11457.5616000002">
                <text:p>11457.5616000002</text:p>
              </table:table-cell>
              <table:table-cell office:value-type="float" office:value="8550.40000000006">
                <text:p>8550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52">
                <text:p>3.52</text:p>
              </table:table-cell>
              <table:table-cell office:value-type="float" office:value="11491.8400000002">
                <text:p>11491.8400000002</text:p>
              </table:table-cell>
              <table:table-cell office:value-type="float" office:value="8563.20000000006">
                <text:p>8563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524">
                <text:p>3.524</text:p>
              </table:table-cell>
              <table:table-cell office:value-type="float" office:value="11526.1696000002">
                <text:p>11526.1696000002</text:p>
              </table:table-cell>
              <table:table-cell office:value-type="float" office:value="8576.00000000006">
                <text:p>8576.0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528">
                <text:p>3.528</text:p>
              </table:table-cell>
              <table:table-cell office:value-type="float" office:value="11560.5504000002">
                <text:p>11560.5504000002</text:p>
              </table:table-cell>
              <table:table-cell office:value-type="float" office:value="8588.80000000006">
                <text:p>8588.8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532">
                <text:p>3.532</text:p>
              </table:table-cell>
              <table:table-cell office:value-type="float" office:value="11594.9824000002">
                <text:p>11594.9824000002</text:p>
              </table:table-cell>
              <table:table-cell office:value-type="float" office:value="8601.60000000006">
                <text:p>8601.6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536">
                <text:p>3.536</text:p>
              </table:table-cell>
              <table:table-cell office:value-type="float" office:value="11629.4656000002">
                <text:p>11629.4656000002</text:p>
              </table:table-cell>
              <table:table-cell office:value-type="float" office:value="8614.40000000006">
                <text:p>8614.4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54">
                <text:p>3.54</text:p>
              </table:table-cell>
              <table:table-cell office:value-type="float" office:value="11664.0000000002">
                <text:p>11664.0000000002</text:p>
              </table:table-cell>
              <table:table-cell office:value-type="float" office:value="8627.20000000006">
                <text:p>8627.2000000000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544">
                <text:p>3.544</text:p>
              </table:table-cell>
              <table:table-cell office:value-type="float" office:value="11698.5856000002">
                <text:p>11698.5856000002</text:p>
              </table:table-cell>
              <table:table-cell office:value-type="float" office:value="8640.00000000005">
                <text:p>8640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548">
                <text:p>3.548</text:p>
              </table:table-cell>
              <table:table-cell office:value-type="float" office:value="11733.2224000002">
                <text:p>11733.2224000002</text:p>
              </table:table-cell>
              <table:table-cell office:value-type="float" office:value="8652.80000000005">
                <text:p>8652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552">
                <text:p>3.552</text:p>
              </table:table-cell>
              <table:table-cell office:value-type="float" office:value="11767.9104000002">
                <text:p>11767.9104000002</text:p>
              </table:table-cell>
              <table:table-cell office:value-type="float" office:value="8665.60000000005">
                <text:p>8665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556">
                <text:p>3.556</text:p>
              </table:table-cell>
              <table:table-cell office:value-type="float" office:value="11802.6496000002">
                <text:p>11802.6496000002</text:p>
              </table:table-cell>
              <table:table-cell office:value-type="float" office:value="8678.40000000005">
                <text:p>8678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56">
                <text:p>3.56</text:p>
              </table:table-cell>
              <table:table-cell office:value-type="float" office:value="11837.4400000002">
                <text:p>11837.4400000002</text:p>
              </table:table-cell>
              <table:table-cell office:value-type="float" office:value="8691.20000000005">
                <text:p>8691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564">
                <text:p>3.564</text:p>
              </table:table-cell>
              <table:table-cell office:value-type="float" office:value="11872.2816000002">
                <text:p>11872.2816000002</text:p>
              </table:table-cell>
              <table:table-cell office:value-type="float" office:value="8704.00000000005">
                <text:p>8704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568">
                <text:p>3.568</text:p>
              </table:table-cell>
              <table:table-cell office:value-type="float" office:value="11907.1744000002">
                <text:p>11907.1744000002</text:p>
              </table:table-cell>
              <table:table-cell office:value-type="float" office:value="8716.80000000005">
                <text:p>8716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572">
                <text:p>3.572</text:p>
              </table:table-cell>
              <table:table-cell office:value-type="float" office:value="11942.1184000002">
                <text:p>11942.1184000002</text:p>
              </table:table-cell>
              <table:table-cell office:value-type="float" office:value="8729.60000000005">
                <text:p>8729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576">
                <text:p>3.576</text:p>
              </table:table-cell>
              <table:table-cell office:value-type="float" office:value="11977.1136000002">
                <text:p>11977.1136000002</text:p>
              </table:table-cell>
              <table:table-cell office:value-type="float" office:value="8742.40000000005">
                <text:p>8742.4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58">
                <text:p>3.58</text:p>
              </table:table-cell>
              <table:table-cell office:value-type="float" office:value="12012.1600000002">
                <text:p>12012.1600000002</text:p>
              </table:table-cell>
              <table:table-cell office:value-type="float" office:value="8755.20000000005">
                <text:p>8755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584">
                <text:p>3.584</text:p>
              </table:table-cell>
              <table:table-cell office:value-type="float" office:value="12047.2576000002">
                <text:p>12047.2576000002</text:p>
              </table:table-cell>
              <table:table-cell office:value-type="float" office:value="8768.00000000005">
                <text:p>8768.0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588">
                <text:p>3.588</text:p>
              </table:table-cell>
              <table:table-cell office:value-type="float" office:value="12082.4064000002">
                <text:p>12082.4064000002</text:p>
              </table:table-cell>
              <table:table-cell office:value-type="float" office:value="8780.80000000005">
                <text:p>8780.8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592">
                <text:p>3.592</text:p>
              </table:table-cell>
              <table:table-cell office:value-type="float" office:value="12117.6064000002">
                <text:p>12117.6064000002</text:p>
              </table:table-cell>
              <table:table-cell office:value-type="float" office:value="8793.60000000005">
                <text:p>8793.6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596">
                <text:p>3.596</text:p>
              </table:table-cell>
              <table:table-cell office:value-type="float" office:value="12152.8576000002">
                <text:p>12152.8576000002</text:p>
              </table:table-cell>
              <table:table-cell office:value-type="float" office:value="8806.40000000004">
                <text:p>8806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6">
                <text:p>3.6</text:p>
              </table:table-cell>
              <table:table-cell office:value-type="float" office:value="12188.1600000002">
                <text:p>12188.1600000002</text:p>
              </table:table-cell>
              <table:table-cell office:value-type="float" office:value="8819.20000000005">
                <text:p>8819.200000000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604">
                <text:p>3.604</text:p>
              </table:table-cell>
              <table:table-cell office:value-type="float" office:value="12223.5136000002">
                <text:p>12223.5136000002</text:p>
              </table:table-cell>
              <table:table-cell office:value-type="float" office:value="8832.00000000004">
                <text:p>8832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608">
                <text:p>3.608</text:p>
              </table:table-cell>
              <table:table-cell office:value-type="float" office:value="12258.9184000002">
                <text:p>12258.9184000002</text:p>
              </table:table-cell>
              <table:table-cell office:value-type="float" office:value="8844.80000000004">
                <text:p>8844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612">
                <text:p>3.612</text:p>
              </table:table-cell>
              <table:table-cell office:value-type="float" office:value="12294.3744000002">
                <text:p>12294.3744000002</text:p>
              </table:table-cell>
              <table:table-cell office:value-type="float" office:value="8857.60000000004">
                <text:p>8857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616">
                <text:p>3.616</text:p>
              </table:table-cell>
              <table:table-cell office:value-type="float" office:value="12329.8816000002">
                <text:p>12329.8816000002</text:p>
              </table:table-cell>
              <table:table-cell office:value-type="float" office:value="8870.40000000004">
                <text:p>8870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62">
                <text:p>3.62</text:p>
              </table:table-cell>
              <table:table-cell office:value-type="float" office:value="12365.4400000002">
                <text:p>12365.4400000002</text:p>
              </table:table-cell>
              <table:table-cell office:value-type="float" office:value="8883.20000000004">
                <text:p>8883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624">
                <text:p>3.624</text:p>
              </table:table-cell>
              <table:table-cell office:value-type="float" office:value="12401.0496000002">
                <text:p>12401.0496000002</text:p>
              </table:table-cell>
              <table:table-cell office:value-type="float" office:value="8896.00000000004">
                <text:p>8896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628">
                <text:p>3.628</text:p>
              </table:table-cell>
              <table:table-cell office:value-type="float" office:value="12436.7104000002">
                <text:p>12436.7104000002</text:p>
              </table:table-cell>
              <table:table-cell office:value-type="float" office:value="8908.80000000004">
                <text:p>8908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632">
                <text:p>3.632</text:p>
              </table:table-cell>
              <table:table-cell office:value-type="float" office:value="12472.4224000002">
                <text:p>12472.4224000002</text:p>
              </table:table-cell>
              <table:table-cell office:value-type="float" office:value="8921.60000000004">
                <text:p>8921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636">
                <text:p>3.636</text:p>
              </table:table-cell>
              <table:table-cell office:value-type="float" office:value="12508.1856000002">
                <text:p>12508.1856000002</text:p>
              </table:table-cell>
              <table:table-cell office:value-type="float" office:value="8934.40000000004">
                <text:p>8934.4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64">
                <text:p>3.64</text:p>
              </table:table-cell>
              <table:table-cell office:value-type="float" office:value="12544.0000000002">
                <text:p>12544.0000000002</text:p>
              </table:table-cell>
              <table:table-cell office:value-type="float" office:value="8947.20000000004">
                <text:p>8947.2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644">
                <text:p>3.644</text:p>
              </table:table-cell>
              <table:table-cell office:value-type="float" office:value="12579.8656000002">
                <text:p>12579.8656000002</text:p>
              </table:table-cell>
              <table:table-cell office:value-type="float" office:value="8960.00000000004">
                <text:p>8960.0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648">
                <text:p>3.648</text:p>
              </table:table-cell>
              <table:table-cell office:value-type="float" office:value="12615.7824000002">
                <text:p>12615.7824000002</text:p>
              </table:table-cell>
              <table:table-cell office:value-type="float" office:value="8972.80000000004">
                <text:p>8972.8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652">
                <text:p>3.652</text:p>
              </table:table-cell>
              <table:table-cell office:value-type="float" office:value="12651.7504000002">
                <text:p>12651.7504000002</text:p>
              </table:table-cell>
              <table:table-cell office:value-type="float" office:value="8985.60000000004">
                <text:p>8985.600000000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656">
                <text:p>3.656</text:p>
              </table:table-cell>
              <table:table-cell office:value-type="float" office:value="12687.7696000002">
                <text:p>12687.7696000002</text:p>
              </table:table-cell>
              <table:table-cell office:value-type="float" office:value="8998.40000000003">
                <text:p>8998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66">
                <text:p>3.66</text:p>
              </table:table-cell>
              <table:table-cell office:value-type="float" office:value="12723.8400000002">
                <text:p>12723.8400000002</text:p>
              </table:table-cell>
              <table:table-cell office:value-type="float" office:value="9011.20000000003">
                <text:p>9011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664">
                <text:p>3.664</text:p>
              </table:table-cell>
              <table:table-cell office:value-type="float" office:value="12759.9616000002">
                <text:p>12759.9616000002</text:p>
              </table:table-cell>
              <table:table-cell office:value-type="float" office:value="9024.00000000003">
                <text:p>9024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668">
                <text:p>3.668</text:p>
              </table:table-cell>
              <table:table-cell office:value-type="float" office:value="12796.1344000002">
                <text:p>12796.1344000002</text:p>
              </table:table-cell>
              <table:table-cell office:value-type="float" office:value="9036.80000000003">
                <text:p>9036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672">
                <text:p>3.672</text:p>
              </table:table-cell>
              <table:table-cell office:value-type="float" office:value="12832.3584000002">
                <text:p>12832.3584000002</text:p>
              </table:table-cell>
              <table:table-cell office:value-type="float" office:value="9049.60000000003">
                <text:p>9049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676">
                <text:p>3.676</text:p>
              </table:table-cell>
              <table:table-cell office:value-type="float" office:value="12868.6336000002">
                <text:p>12868.6336000002</text:p>
              </table:table-cell>
              <table:table-cell office:value-type="float" office:value="9062.40000000003">
                <text:p>9062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68">
                <text:p>3.68</text:p>
              </table:table-cell>
              <table:table-cell office:value-type="float" office:value="12904.9600000002">
                <text:p>12904.9600000002</text:p>
              </table:table-cell>
              <table:table-cell office:value-type="float" office:value="9075.20000000003">
                <text:p>9075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684">
                <text:p>3.684</text:p>
              </table:table-cell>
              <table:table-cell office:value-type="float" office:value="12941.3376000002">
                <text:p>12941.3376000002</text:p>
              </table:table-cell>
              <table:table-cell office:value-type="float" office:value="9088.00000000003">
                <text:p>9088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688">
                <text:p>3.688</text:p>
              </table:table-cell>
              <table:table-cell office:value-type="float" office:value="12977.7664000002">
                <text:p>12977.7664000002</text:p>
              </table:table-cell>
              <table:table-cell office:value-type="float" office:value="9100.80000000003">
                <text:p>9100.8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692">
                <text:p>3.692</text:p>
              </table:table-cell>
              <table:table-cell office:value-type="float" office:value="13014.2464000002">
                <text:p>13014.2464000002</text:p>
              </table:table-cell>
              <table:table-cell office:value-type="float" office:value="9113.60000000003">
                <text:p>9113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696">
                <text:p>3.696</text:p>
              </table:table-cell>
              <table:table-cell office:value-type="float" office:value="13050.7776000002">
                <text:p>13050.7776000002</text:p>
              </table:table-cell>
              <table:table-cell office:value-type="float" office:value="9126.40000000003">
                <text:p>9126.4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7">
                <text:p>3.7</text:p>
              </table:table-cell>
              <table:table-cell office:value-type="float" office:value="13087.3600000002">
                <text:p>13087.3600000002</text:p>
              </table:table-cell>
              <table:table-cell office:value-type="float" office:value="9139.20000000003">
                <text:p>9139.2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704">
                <text:p>3.704</text:p>
              </table:table-cell>
              <table:table-cell office:value-type="float" office:value="13123.9936000002">
                <text:p>13123.9936000002</text:p>
              </table:table-cell>
              <table:table-cell office:value-type="float" office:value="9152.00000000003">
                <text:p>9152.0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708">
                <text:p>3.708</text:p>
              </table:table-cell>
              <table:table-cell office:value-type="float" office:value="13160.6784000002">
                <text:p>13160.6784000002</text:p>
              </table:table-cell>
              <table:table-cell office:value-type="float" office:value="9164.80000000002">
                <text:p>9164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712">
                <text:p>3.712</text:p>
              </table:table-cell>
              <table:table-cell office:value-type="float" office:value="13197.4144000002">
                <text:p>13197.4144000002</text:p>
              </table:table-cell>
              <table:table-cell office:value-type="float" office:value="9177.60000000003">
                <text:p>9177.6000000000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716">
                <text:p>3.716</text:p>
              </table:table-cell>
              <table:table-cell office:value-type="float" office:value="13234.2016000002">
                <text:p>13234.2016000002</text:p>
              </table:table-cell>
              <table:table-cell office:value-type="float" office:value="9190.40000000002">
                <text:p>9190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72">
                <text:p>3.72</text:p>
              </table:table-cell>
              <table:table-cell office:value-type="float" office:value="13271.0400000002">
                <text:p>13271.0400000002</text:p>
              </table:table-cell>
              <table:table-cell office:value-type="float" office:value="9203.20000000002">
                <text:p>9203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724">
                <text:p>3.724</text:p>
              </table:table-cell>
              <table:table-cell office:value-type="float" office:value="13307.9296000002">
                <text:p>13307.9296000002</text:p>
              </table:table-cell>
              <table:table-cell office:value-type="float" office:value="9216.00000000002">
                <text:p>9216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728">
                <text:p>3.728</text:p>
              </table:table-cell>
              <table:table-cell office:value-type="float" office:value="13344.8704000002">
                <text:p>13344.8704000002</text:p>
              </table:table-cell>
              <table:table-cell office:value-type="float" office:value="9228.80000000002">
                <text:p>9228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732">
                <text:p>3.732</text:p>
              </table:table-cell>
              <table:table-cell office:value-type="float" office:value="13381.8624000002">
                <text:p>13381.8624000002</text:p>
              </table:table-cell>
              <table:table-cell office:value-type="float" office:value="9241.60000000002">
                <text:p>9241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736">
                <text:p>3.736</text:p>
              </table:table-cell>
              <table:table-cell office:value-type="float" office:value="13418.9056000002">
                <text:p>13418.9056000002</text:p>
              </table:table-cell>
              <table:table-cell office:value-type="float" office:value="9254.40000000002">
                <text:p>9254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74">
                <text:p>3.74</text:p>
              </table:table-cell>
              <table:table-cell office:value-type="float" office:value="13456.0000000002">
                <text:p>13456.0000000002</text:p>
              </table:table-cell>
              <table:table-cell office:value-type="float" office:value="9267.20000000002">
                <text:p>9267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744">
                <text:p>3.744</text:p>
              </table:table-cell>
              <table:table-cell office:value-type="float" office:value="13493.1456000002">
                <text:p>13493.1456000002</text:p>
              </table:table-cell>
              <table:table-cell office:value-type="float" office:value="9280.00000000002">
                <text:p>9280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748">
                <text:p>3.748</text:p>
              </table:table-cell>
              <table:table-cell office:value-type="float" office:value="13530.3424000002">
                <text:p>13530.3424000002</text:p>
              </table:table-cell>
              <table:table-cell office:value-type="float" office:value="9292.80000000002">
                <text:p>9292.8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752">
                <text:p>3.752</text:p>
              </table:table-cell>
              <table:table-cell office:value-type="float" office:value="13567.5904000002">
                <text:p>13567.5904000002</text:p>
              </table:table-cell>
              <table:table-cell office:value-type="float" office:value="9305.60000000002">
                <text:p>9305.6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756">
                <text:p>3.756</text:p>
              </table:table-cell>
              <table:table-cell office:value-type="float" office:value="13604.8896000002">
                <text:p>13604.8896000002</text:p>
              </table:table-cell>
              <table:table-cell office:value-type="float" office:value="9318.40000000002">
                <text:p>9318.4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76">
                <text:p>3.76</text:p>
              </table:table-cell>
              <table:table-cell office:value-type="float" office:value="13642.2400000002">
                <text:p>13642.2400000002</text:p>
              </table:table-cell>
              <table:table-cell office:value-type="float" office:value="9331.20000000002">
                <text:p>9331.2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764">
                <text:p>3.764</text:p>
              </table:table-cell>
              <table:table-cell office:value-type="float" office:value="13679.6416000002">
                <text:p>13679.6416000002</text:p>
              </table:table-cell>
              <table:table-cell office:value-type="float" office:value="9344.00000000002">
                <text:p>9344.00000000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768">
                <text:p>3.768</text:p>
              </table:table-cell>
              <table:table-cell office:value-type="float" office:value="13717.0944000002">
                <text:p>13717.0944000002</text:p>
              </table:table-cell>
              <table:table-cell office:value-type="float" office:value="9356.80000000001">
                <text:p>9356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772">
                <text:p>3.772</text:p>
              </table:table-cell>
              <table:table-cell office:value-type="float" office:value="13754.5984000002">
                <text:p>13754.5984000002</text:p>
              </table:table-cell>
              <table:table-cell office:value-type="float" office:value="9369.60000000001">
                <text:p>9369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776">
                <text:p>3.776</text:p>
              </table:table-cell>
              <table:table-cell office:value-type="float" office:value="13792.1536000002">
                <text:p>13792.1536000002</text:p>
              </table:table-cell>
              <table:table-cell office:value-type="float" office:value="9382.40000000001">
                <text:p>9382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78">
                <text:p>3.78</text:p>
              </table:table-cell>
              <table:table-cell office:value-type="float" office:value="13829.7600000002">
                <text:p>13829.7600000002</text:p>
              </table:table-cell>
              <table:table-cell office:value-type="float" office:value="9395.20000000001">
                <text:p>9395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784">
                <text:p>3.784</text:p>
              </table:table-cell>
              <table:table-cell office:value-type="float" office:value="13867.4176000002">
                <text:p>13867.4176000002</text:p>
              </table:table-cell>
              <table:table-cell office:value-type="float" office:value="9408.00000000001">
                <text:p>9408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788">
                <text:p>3.788</text:p>
              </table:table-cell>
              <table:table-cell office:value-type="float" office:value="13905.1264000002">
                <text:p>13905.1264000002</text:p>
              </table:table-cell>
              <table:table-cell office:value-type="float" office:value="9420.80000000001">
                <text:p>9420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792">
                <text:p>3.792</text:p>
              </table:table-cell>
              <table:table-cell office:value-type="float" office:value="13942.8864000002">
                <text:p>13942.8864000002</text:p>
              </table:table-cell>
              <table:table-cell office:value-type="float" office:value="9433.60000000001">
                <text:p>9433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796">
                <text:p>3.796</text:p>
              </table:table-cell>
              <table:table-cell office:value-type="float" office:value="13980.6976000002">
                <text:p>13980.6976000002</text:p>
              </table:table-cell>
              <table:table-cell office:value-type="float" office:value="9446.40000000001">
                <text:p>9446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8">
                <text:p>3.8</text:p>
              </table:table-cell>
              <table:table-cell office:value-type="float" office:value="14018.5600000002">
                <text:p>14018.5600000002</text:p>
              </table:table-cell>
              <table:table-cell office:value-type="float" office:value="9459.20000000001">
                <text:p>9459.2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804">
                <text:p>3.804</text:p>
              </table:table-cell>
              <table:table-cell office:value-type="float" office:value="14056.4736000002">
                <text:p>14056.4736000002</text:p>
              </table:table-cell>
              <table:table-cell office:value-type="float" office:value="9472.00000000001">
                <text:p>9472.0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808">
                <text:p>3.808</text:p>
              </table:table-cell>
              <table:table-cell office:value-type="float" office:value="14094.4384000002">
                <text:p>14094.4384000002</text:p>
              </table:table-cell>
              <table:table-cell office:value-type="float" office:value="9484.80000000001">
                <text:p>9484.8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812">
                <text:p>3.812</text:p>
              </table:table-cell>
              <table:table-cell office:value-type="float" office:value="14132.4544000002">
                <text:p>14132.4544000002</text:p>
              </table:table-cell>
              <table:table-cell office:value-type="float" office:value="9497.60000000001">
                <text:p>9497.6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816">
                <text:p>3.816</text:p>
              </table:table-cell>
              <table:table-cell office:value-type="float" office:value="14170.5216000002">
                <text:p>14170.5216000002</text:p>
              </table:table-cell>
              <table:table-cell office:value-type="float" office:value="9510.40000000001">
                <text:p>9510.4000000000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82">
                <text:p>3.82</text:p>
              </table:table-cell>
              <table:table-cell office:value-type="float" office:value="14208.6400000002">
                <text:p>14208.6400000002</text:p>
              </table:table-cell>
              <table:table-cell office:value-type="float" office:value="9523.2">
                <text:p>9523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824">
                <text:p>3.824</text:p>
              </table:table-cell>
              <table:table-cell office:value-type="float" office:value="14246.8096000002">
                <text:p>14246.8096000002</text:p>
              </table:table-cell>
              <table:table-cell office:value-type="float" office:value="9536">
                <text:p>953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828">
                <text:p>3.828</text:p>
              </table:table-cell>
              <table:table-cell office:value-type="float" office:value="14285.0304000002">
                <text:p>14285.0304000002</text:p>
              </table:table-cell>
              <table:table-cell office:value-type="float" office:value="9548.8">
                <text:p>9548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832">
                <text:p>3.832</text:p>
              </table:table-cell>
              <table:table-cell office:value-type="float" office:value="14323.3024000002">
                <text:p>14323.3024000002</text:p>
              </table:table-cell>
              <table:table-cell office:value-type="float" office:value="9561.6">
                <text:p>9561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836">
                <text:p>3.836</text:p>
              </table:table-cell>
              <table:table-cell office:value-type="float" office:value="14361.6256000002">
                <text:p>14361.6256000002</text:p>
              </table:table-cell>
              <table:table-cell office:value-type="float" office:value="9574.4">
                <text:p>9574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84">
                <text:p>3.84</text:p>
              </table:table-cell>
              <table:table-cell office:value-type="float" office:value="14400.0000000002">
                <text:p>14400.0000000002</text:p>
              </table:table-cell>
              <table:table-cell office:value-type="float" office:value="9587.2">
                <text:p>9587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844">
                <text:p>3.844</text:p>
              </table:table-cell>
              <table:table-cell office:value-type="float" office:value="14438.4256000002">
                <text:p>14438.4256000002</text:p>
              </table:table-cell>
              <table:table-cell office:value-type="float" office:value="9600">
                <text:p>9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848">
                <text:p>3.848</text:p>
              </table:table-cell>
              <table:table-cell office:value-type="float" office:value="14476.9024000002">
                <text:p>14476.9024000002</text:p>
              </table:table-cell>
              <table:table-cell office:value-type="float" office:value="9612.8">
                <text:p>961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852">
                <text:p>3.852</text:p>
              </table:table-cell>
              <table:table-cell office:value-type="float" office:value="14515.4304000002">
                <text:p>14515.4304000002</text:p>
              </table:table-cell>
              <table:table-cell office:value-type="float" office:value="9625.6">
                <text:p>962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856">
                <text:p>3.856</text:p>
              </table:table-cell>
              <table:table-cell office:value-type="float" office:value="14554.0096000002">
                <text:p>14554.0096000002</text:p>
              </table:table-cell>
              <table:table-cell office:value-type="float" office:value="9638.4">
                <text:p>963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86">
                <text:p>3.86</text:p>
              </table:table-cell>
              <table:table-cell office:value-type="float" office:value="14592.6400000002">
                <text:p>14592.6400000002</text:p>
              </table:table-cell>
              <table:table-cell office:value-type="float" office:value="9651.2">
                <text:p>965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864">
                <text:p>3.864</text:p>
              </table:table-cell>
              <table:table-cell office:value-type="float" office:value="14631.3216000002">
                <text:p>14631.3216000002</text:p>
              </table:table-cell>
              <table:table-cell office:value-type="float" office:value="9664">
                <text:p>966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868">
                <text:p>3.868</text:p>
              </table:table-cell>
              <table:table-cell office:value-type="float" office:value="14670.0544000002">
                <text:p>14670.0544000002</text:p>
              </table:table-cell>
              <table:table-cell office:value-type="float" office:value="9676.8">
                <text:p>967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872">
                <text:p>3.872</text:p>
              </table:table-cell>
              <table:table-cell office:value-type="float" office:value="14708.8384000002">
                <text:p>14708.8384000002</text:p>
              </table:table-cell>
              <table:table-cell office:value-type="float" office:value="9689.6">
                <text:p>968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876">
                <text:p>3.876</text:p>
              </table:table-cell>
              <table:table-cell office:value-type="float" office:value="14747.6736000002">
                <text:p>14747.6736000002</text:p>
              </table:table-cell>
              <table:table-cell office:value-type="float" office:value="9702.39999999999">
                <text:p>9702.3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88">
                <text:p>3.88</text:p>
              </table:table-cell>
              <table:table-cell office:value-type="float" office:value="14786.5600000002">
                <text:p>14786.5600000002</text:p>
              </table:table-cell>
              <table:table-cell office:value-type="float" office:value="9715.19999999999">
                <text:p>9715.1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884">
                <text:p>3.884</text:p>
              </table:table-cell>
              <table:table-cell office:value-type="float" office:value="14825.4976000002">
                <text:p>14825.4976000002</text:p>
              </table:table-cell>
              <table:table-cell office:value-type="float" office:value="9727.99999999999">
                <text:p>9727.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888">
                <text:p>3.888</text:p>
              </table:table-cell>
              <table:table-cell office:value-type="float" office:value="14864.4864000003">
                <text:p>14864.4864000003</text:p>
              </table:table-cell>
              <table:table-cell office:value-type="float" office:value="9740.79999999999">
                <text:p>9740.7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892">
                <text:p>3.892</text:p>
              </table:table-cell>
              <table:table-cell office:value-type="float" office:value="14903.5264000002">
                <text:p>14903.5264000002</text:p>
              </table:table-cell>
              <table:table-cell office:value-type="float" office:value="9753.59999999999">
                <text:p>9753.5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896">
                <text:p>3.896</text:p>
              </table:table-cell>
              <table:table-cell office:value-type="float" office:value="14942.6176000003">
                <text:p>14942.6176000003</text:p>
              </table:table-cell>
              <table:table-cell office:value-type="float" office:value="9766.39999999999">
                <text:p>9766.3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9">
                <text:p>3.9</text:p>
              </table:table-cell>
              <table:table-cell office:value-type="float" office:value="14981.7600000003">
                <text:p>14981.7600000003</text:p>
              </table:table-cell>
              <table:table-cell office:value-type="float" office:value="9779.19999999999">
                <text:p>9779.1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904">
                <text:p>3.904</text:p>
              </table:table-cell>
              <table:table-cell office:value-type="float" office:value="15020.9536000003">
                <text:p>15020.9536000003</text:p>
              </table:table-cell>
              <table:table-cell office:value-type="float" office:value="9791.99999999999">
                <text:p>9791.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908">
                <text:p>3.908</text:p>
              </table:table-cell>
              <table:table-cell office:value-type="float" office:value="15060.1984000003">
                <text:p>15060.1984000003</text:p>
              </table:table-cell>
              <table:table-cell office:value-type="float" office:value="9804.79999999999">
                <text:p>9804.7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912">
                <text:p>3.912</text:p>
              </table:table-cell>
              <table:table-cell office:value-type="float" office:value="15099.4944000003">
                <text:p>15099.4944000003</text:p>
              </table:table-cell>
              <table:table-cell office:value-type="float" office:value="9817.59999999999">
                <text:p>9817.5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916">
                <text:p>3.916</text:p>
              </table:table-cell>
              <table:table-cell office:value-type="float" office:value="15138.8416000003">
                <text:p>15138.8416000003</text:p>
              </table:table-cell>
              <table:table-cell office:value-type="float" office:value="9830.39999999999">
                <text:p>9830.3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92">
                <text:p>3.92</text:p>
              </table:table-cell>
              <table:table-cell office:value-type="float" office:value="15178.2400000003">
                <text:p>15178.2400000003</text:p>
              </table:table-cell>
              <table:table-cell office:value-type="float" office:value="9843.19999999999">
                <text:p>9843.1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924">
                <text:p>3.924</text:p>
              </table:table-cell>
              <table:table-cell office:value-type="float" office:value="15217.6896000003">
                <text:p>15217.6896000003</text:p>
              </table:table-cell>
              <table:table-cell office:value-type="float" office:value="9855.99999999999">
                <text:p>9855.9999999999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928">
                <text:p>3.928</text:p>
              </table:table-cell>
              <table:table-cell office:value-type="float" office:value="15257.1904000003">
                <text:p>15257.1904000003</text:p>
              </table:table-cell>
              <table:table-cell office:value-type="float" office:value="9868.79999999998">
                <text:p>9868.7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932">
                <text:p>3.932</text:p>
              </table:table-cell>
              <table:table-cell office:value-type="float" office:value="15296.7424000003">
                <text:p>15296.7424000003</text:p>
              </table:table-cell>
              <table:table-cell office:value-type="float" office:value="9881.59999999998">
                <text:p>9881.5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936">
                <text:p>3.936</text:p>
              </table:table-cell>
              <table:table-cell office:value-type="float" office:value="15336.3456000003">
                <text:p>15336.3456000003</text:p>
              </table:table-cell>
              <table:table-cell office:value-type="float" office:value="9894.39999999998">
                <text:p>9894.3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94">
                <text:p>3.94</text:p>
              </table:table-cell>
              <table:table-cell office:value-type="float" office:value="15376.0000000003">
                <text:p>15376.0000000003</text:p>
              </table:table-cell>
              <table:table-cell office:value-type="float" office:value="9907.19999999998">
                <text:p>9907.1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944">
                <text:p>3.944</text:p>
              </table:table-cell>
              <table:table-cell office:value-type="float" office:value="15415.7056000003">
                <text:p>15415.7056000003</text:p>
              </table:table-cell>
              <table:table-cell office:value-type="float" office:value="9919.99999999998">
                <text:p>9919.9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948">
                <text:p>3.948</text:p>
              </table:table-cell>
              <table:table-cell office:value-type="float" office:value="15455.4624000003">
                <text:p>15455.4624000003</text:p>
              </table:table-cell>
              <table:table-cell office:value-type="float" office:value="9932.79999999998">
                <text:p>9932.7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952">
                <text:p>3.952</text:p>
              </table:table-cell>
              <table:table-cell office:value-type="float" office:value="15495.2704000003">
                <text:p>15495.2704000003</text:p>
              </table:table-cell>
              <table:table-cell office:value-type="float" office:value="9945.59999999998">
                <text:p>9945.5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956">
                <text:p>3.956</text:p>
              </table:table-cell>
              <table:table-cell office:value-type="float" office:value="15535.1296000003">
                <text:p>15535.1296000003</text:p>
              </table:table-cell>
              <table:table-cell office:value-type="float" office:value="9958.39999999998">
                <text:p>9958.3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96">
                <text:p>3.96</text:p>
              </table:table-cell>
              <table:table-cell office:value-type="float" office:value="15575.0400000003">
                <text:p>15575.0400000003</text:p>
              </table:table-cell>
              <table:table-cell office:value-type="float" office:value="9971.19999999998">
                <text:p>9971.1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964">
                <text:p>3.964</text:p>
              </table:table-cell>
              <table:table-cell office:value-type="float" office:value="15615.0016000003">
                <text:p>15615.0016000003</text:p>
              </table:table-cell>
              <table:table-cell office:value-type="float" office:value="9983.99999999998">
                <text:p>9983.9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968">
                <text:p>3.968</text:p>
              </table:table-cell>
              <table:table-cell office:value-type="float" office:value="15655.0144000003">
                <text:p>15655.0144000003</text:p>
              </table:table-cell>
              <table:table-cell office:value-type="float" office:value="9996.79999999998">
                <text:p>9996.7999999999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972">
                <text:p>3.972</text:p>
              </table:table-cell>
              <table:table-cell office:value-type="float" office:value="15695.0784000003">
                <text:p>15695.0784000003</text:p>
              </table:table-cell>
              <table:table-cell office:value-type="float" office:value="10009.6">
                <text:p>1000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976">
                <text:p>3.976</text:p>
              </table:table-cell>
              <table:table-cell office:value-type="float" office:value="15735.1936000003">
                <text:p>15735.1936000003</text:p>
              </table:table-cell>
              <table:table-cell office:value-type="float" office:value="10022.4">
                <text:p>10022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98">
                <text:p>3.98</text:p>
              </table:table-cell>
              <table:table-cell office:value-type="float" office:value="15775.3600000003">
                <text:p>15775.3600000003</text:p>
              </table:table-cell>
              <table:table-cell office:value-type="float" office:value="10035.2">
                <text:p>10035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984">
                <text:p>3.984</text:p>
              </table:table-cell>
              <table:table-cell office:value-type="float" office:value="15815.5776000003">
                <text:p>15815.5776000003</text:p>
              </table:table-cell>
              <table:table-cell office:value-type="float" office:value="10048">
                <text:p>1004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988">
                <text:p>3.988</text:p>
              </table:table-cell>
              <table:table-cell office:value-type="float" office:value="15855.8464000003">
                <text:p>15855.8464000003</text:p>
              </table:table-cell>
              <table:table-cell office:value-type="float" office:value="10060.8">
                <text:p>10060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992">
                <text:p>3.992</text:p>
              </table:table-cell>
              <table:table-cell office:value-type="float" office:value="15896.1664000003">
                <text:p>15896.1664000003</text:p>
              </table:table-cell>
              <table:table-cell office:value-type="float" office:value="10073.6">
                <text:p>10073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996">
                <text:p>3.996</text:p>
              </table:table-cell>
              <table:table-cell office:value-type="float" office:value="15936.5376000003">
                <text:p>15936.5376000003</text:p>
              </table:table-cell>
              <table:table-cell office:value-type="float" office:value="10086.4">
                <text:p>10086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">
                <text:p>4</text:p>
              </table:table-cell>
              <table:table-cell office:value-type="float" office:value="15976.9600000003">
                <text:p>15976.9600000003</text:p>
              </table:table-cell>
              <table:table-cell office:value-type="float" office:value="10099.2">
                <text:p>1009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.004">
                <text:p>4.004</text:p>
              </table:table-cell>
              <table:table-cell office:value-type="float" office:value="16017.4336000003">
                <text:p>16017.4336000003</text:p>
              </table:table-cell>
              <table:table-cell office:value-type="float" office:value="10112">
                <text:p>1011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.008">
                <text:p>4.008</text:p>
              </table:table-cell>
              <table:table-cell office:value-type="float" office:value="16057.9584000003">
                <text:p>16057.9584000003</text:p>
              </table:table-cell>
              <table:table-cell office:value-type="float" office:value="10124.8">
                <text:p>1012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.012">
                <text:p>4.012</text:p>
              </table:table-cell>
              <table:table-cell office:value-type="float" office:value="16098.5344000003">
                <text:p>16098.5344000003</text:p>
              </table:table-cell>
              <table:table-cell office:value-type="float" office:value="10137.6">
                <text:p>10137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.016">
                <text:p>4.016</text:p>
              </table:table-cell>
              <table:table-cell office:value-type="float" office:value="16139.1616000002">
                <text:p>16139.1616000002</text:p>
              </table:table-cell>
              <table:table-cell office:value-type="float" office:value="10150.4">
                <text:p>10150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.02">
                <text:p>4.02</text:p>
              </table:table-cell>
              <table:table-cell office:value-type="float" office:value="16179.8400000002">
                <text:p>16179.8400000002</text:p>
              </table:table-cell>
              <table:table-cell office:value-type="float" office:value="10163.2">
                <text:p>10163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.024">
                <text:p>4.024</text:p>
              </table:table-cell>
              <table:table-cell office:value-type="float" office:value="16220.5696000002">
                <text:p>16220.5696000002</text:p>
              </table:table-cell>
              <table:table-cell office:value-type="float" office:value="10176">
                <text:p>1017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.028">
                <text:p>4.028</text:p>
              </table:table-cell>
              <table:table-cell office:value-type="float" office:value="16261.3504000002">
                <text:p>16261.3504000002</text:p>
              </table:table-cell>
              <table:table-cell office:value-type="float" office:value="10188.8">
                <text:p>10188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032">
                <text:p>4.032</text:p>
              </table:table-cell>
              <table:table-cell office:value-type="float" office:value="16302.1824000002">
                <text:p>16302.1824000002</text:p>
              </table:table-cell>
              <table:table-cell office:value-type="float" office:value="10201.6">
                <text:p>10201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.036">
                <text:p>4.036</text:p>
              </table:table-cell>
              <table:table-cell office:value-type="float" office:value="16343.0656000002">
                <text:p>16343.0656000002</text:p>
              </table:table-cell>
              <table:table-cell office:value-type="float" office:value="10214.4">
                <text:p>10214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.04">
                <text:p>4.04</text:p>
              </table:table-cell>
              <table:table-cell office:value-type="float" office:value="16384.0000000002">
                <text:p>16384.0000000002</text:p>
              </table:table-cell>
              <table:table-cell office:value-type="float" office:value="10227.2">
                <text:p>10227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.044">
                <text:p>4.044</text:p>
              </table:table-cell>
              <table:table-cell office:value-type="float" office:value="16424.9856000002">
                <text:p>16424.9856000002</text:p>
              </table:table-cell>
              <table:table-cell office:value-type="float" office:value="10240">
                <text:p>1024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048">
                <text:p>4.048</text:p>
              </table:table-cell>
              <table:table-cell office:value-type="float" office:value="16466.0224000002">
                <text:p>16466.0224000002</text:p>
              </table:table-cell>
              <table:table-cell office:value-type="float" office:value="10252.8">
                <text:p>10252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052">
                <text:p>4.052</text:p>
              </table:table-cell>
              <table:table-cell office:value-type="float" office:value="16507.1104000002">
                <text:p>16507.1104000002</text:p>
              </table:table-cell>
              <table:table-cell office:value-type="float" office:value="10265.6">
                <text:p>10265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056">
                <text:p>4.056</text:p>
              </table:table-cell>
              <table:table-cell office:value-type="float" office:value="16548.2496000002">
                <text:p>16548.2496000002</text:p>
              </table:table-cell>
              <table:table-cell office:value-type="float" office:value="10278.4">
                <text:p>10278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.06">
                <text:p>4.06</text:p>
              </table:table-cell>
              <table:table-cell office:value-type="float" office:value="16589.4400000002">
                <text:p>16589.4400000002</text:p>
              </table:table-cell>
              <table:table-cell office:value-type="float" office:value="10291.2">
                <text:p>10291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.064">
                <text:p>4.064</text:p>
              </table:table-cell>
              <table:table-cell office:value-type="float" office:value="16630.6816000002">
                <text:p>16630.6816000002</text:p>
              </table:table-cell>
              <table:table-cell office:value-type="float" office:value="10304">
                <text:p>1030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068">
                <text:p>4.068</text:p>
              </table:table-cell>
              <table:table-cell office:value-type="float" office:value="16671.9744000002">
                <text:p>16671.9744000002</text:p>
              </table:table-cell>
              <table:table-cell office:value-type="float" office:value="10316.8">
                <text:p>10316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.072">
                <text:p>4.072</text:p>
              </table:table-cell>
              <table:table-cell office:value-type="float" office:value="16713.3184000002">
                <text:p>16713.3184000002</text:p>
              </table:table-cell>
              <table:table-cell office:value-type="float" office:value="10329.6">
                <text:p>10329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.07599999999999">
                <text:p>4.07599999999999</text:p>
              </table:table-cell>
              <table:table-cell office:value-type="float" office:value="16754.7136000002">
                <text:p>16754.7136000002</text:p>
              </table:table-cell>
              <table:table-cell office:value-type="float" office:value="10342.4">
                <text:p>10342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.07999999999999">
                <text:p>4.07999999999999</text:p>
              </table:table-cell>
              <table:table-cell office:value-type="float" office:value="16796.1600000002">
                <text:p>16796.1600000002</text:p>
              </table:table-cell>
              <table:table-cell office:value-type="float" office:value="10355.2">
                <text:p>10355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.08399999999999">
                <text:p>4.08399999999999</text:p>
              </table:table-cell>
              <table:table-cell office:value-type="float" office:value="16837.6576000002">
                <text:p>16837.6576000002</text:p>
              </table:table-cell>
              <table:table-cell office:value-type="float" office:value="10368">
                <text:p>1036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.08799999999999">
                <text:p>4.08799999999999</text:p>
              </table:table-cell>
              <table:table-cell office:value-type="float" office:value="16879.2064000002">
                <text:p>16879.2064000002</text:p>
              </table:table-cell>
              <table:table-cell office:value-type="float" office:value="10380.8">
                <text:p>10380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09199999999999">
                <text:p>4.09199999999999</text:p>
              </table:table-cell>
              <table:table-cell office:value-type="float" office:value="16920.8064000002">
                <text:p>16920.8064000002</text:p>
              </table:table-cell>
              <table:table-cell office:value-type="float" office:value="10393.6">
                <text:p>10393.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.09599999999999">
                <text:p>4.09599999999999</text:p>
              </table:table-cell>
              <table:table-cell office:value-type="float" office:value="16962.4576000002">
                <text:p>16962.4576000002</text:p>
              </table:table-cell>
              <table:table-cell office:value-type="float" office:value="10406.4">
                <text:p>10406.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17004.1600000002">
                <text:p>17004.1600000002</text:p>
              </table:table-cell>
              <table:table-cell office:value-type="float" office:value="10419.2">
                <text:p>10419.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.10399999999999">
                <text:p>4.10399999999999</text:p>
              </table:table-cell>
              <table:table-cell office:value-type="float" office:value="17045.9136000002">
                <text:p>17045.9136000002</text:p>
              </table:table-cell>
              <table:table-cell office:value-type="float" office:value="10432">
                <text:p>1043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10799999999999">
                <text:p>4.10799999999999</text:p>
              </table:table-cell>
              <table:table-cell office:value-type="float" office:value="17087.7184000002">
                <text:p>17087.7184000002</text:p>
              </table:table-cell>
              <table:table-cell office:value-type="float" office:value="10444.8">
                <text:p>10444.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11199999999999">
                <text:p>4.11199999999999</text:p>
              </table:table-cell>
              <table:table-cell office:value-type="float" office:value="17129.5744000002">
                <text:p>17129.5744000002</text:p>
              </table:table-cell>
              <table:table-cell office:value-type="float" office:value="10457.6">
                <text:p>10457.6</text:p>
              </table:table-cell>
              <table:table-cell office:value-type="float" office:value="3200">
                <text:p>3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